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ntium" svg:font-family="Gentium" style:font-family-generic="system" style:font-pitch="variable" svg:panose-1="2 0 5 3 6 0 0 2 0 4"/>
    <style:font-face style:name="Cambria" svg:font-family="Cambria" style:font-family-generic="roman" style:font-pitch="variable" svg:panose-1="2 4 5 3 5 4 6 3 2 4"/>
  </office:font-face-decls>
  <office:automatic-styles>
    <style:style style:name="TableColumn2" style:family="table-column">
      <style:table-column-properties style:column-width="2.6291in"/>
    </style:style>
    <style:style style:name="TableColumn3" style:family="table-column">
      <style:table-column-properties style:column-width="2.6416in"/>
    </style:style>
    <style:style style:name="Table1" style:family="table" style:master-page-name="MP0">
      <style:table-properties style:width="5.2708in" style:rel-width="99.9%" fo:margin-left="0in" table:align="left"/>
    </style:style>
    <style:style style:name="TableRow4" style:family="table-row">
      <style:table-row-properties style:min-row-height="4.6in"/>
    </style:style>
    <style:style style:name="TableCell5" style:family="table-cell">
      <style:table-cell-properties fo:border="none" fo:padding-top="0.0381in" fo:padding-left="0.0381in" fo:padding-bottom="0.0381in" fo:padding-right="0.0381in"/>
    </style:style>
    <style:style style:name="P6" style:parent-style-name="Standard" style:family="paragraph">
      <style:paragraph-properties fo:break-before="page"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4" style:parent-style-name="Standard" style:family="paragraph">
      <style:paragraph-properties style:text-autospace="none" fo:margin-top="0.0208in" fo:margin-right="0.0312in"/>
    </style:style>
    <style:style style:name="T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 style:parent-style-name="DefaultParagraphFont" style:family="text">
      <style:text-properties style:font-name-asian="Times New Roman" style:font-name-complex="Times New Roman" fo:color="#000000" fo:font-size="8.5pt" style:font-size-asian="8.5pt" style:font-size-complex="8.5pt"/>
    </style:style>
    <style:style style:name="T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 style:parent-style-name="DefaultParagraphFont" style:family="text">
      <style:text-properties style:font-name-asian="Times New Roman" style:font-name-complex="Times New Roman" fo:color="#000000" fo:font-size="8.5pt" style:font-size-asian="8.5pt" style:font-size-complex="8.5pt"/>
    </style:style>
    <style:style style:name="T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 style:parent-style-name="DefaultParagraphFont" style:family="text">
      <style:text-properties style:font-name-asian="Times New Roman" style:font-name-complex="Times New Roman" fo:color="#000000" fo:font-size="8.5pt" style:font-size-asian="8.5pt" style:font-size-complex="8.5pt"/>
    </style:style>
    <style:style style:name="T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 style:parent-style-name="DefaultParagraphFont" style:family="text">
      <style:text-properties style:font-name-asian="Times New Roman" style:font-name-complex="Times New Roman" fo:color="#000000" fo:font-size="8.5pt" style:font-size-asian="8.5pt" style:font-size-complex="8.5pt"/>
    </style:style>
    <style:style style:name="T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 style:parent-style-name="DefaultParagraphFont" style:family="text">
      <style:text-properties style:font-name-asian="Times New Roman" style:font-name-complex="Times New Roman" fo:color="#000000" fo:font-size="8.5pt" style:font-size-asian="8.5pt" style:font-size-complex="8.5pt"/>
    </style:style>
    <style:style style:name="T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6" style:parent-style-name="DefaultParagraphFont" style:family="text">
      <style:text-properties style:font-name-asian="Times New Roman" style:font-name-complex="Times New Roman" fo:color="#000000" fo:font-size="8.5pt" style:font-size-asian="8.5pt" style:font-size-complex="8.5pt"/>
    </style:style>
    <style:style style:name="T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 style:parent-style-name="DefaultParagraphFont" style:family="text">
      <style:text-properties style:font-name-asian="Times New Roman" style:font-name-complex="Times New Roman" fo:color="#000000" fo:font-size="8.5pt" style:font-size-asian="8.5pt" style:font-size-complex="8.5pt"/>
    </style:style>
    <style:style style:name="T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 style:parent-style-name="DefaultParagraphFont" style:family="text">
      <style:text-properties style:font-name-asian="Times New Roman" style:font-name-complex="Times New Roman" fo:color="#000000" fo:font-size="8.5pt" style:font-size-asian="8.5pt" style:font-size-complex="8.5pt"/>
    </style:style>
    <style:style style:name="T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 style:parent-style-name="DefaultParagraphFont" style:family="text">
      <style:text-properties style:font-name-asian="Times New Roman" style:font-name-complex="Times New Roman" fo:color="#000000" fo:font-size="8.5pt" style:font-size-asian="8.5pt" style:font-size-complex="8.5pt"/>
    </style:style>
    <style:style style:name="T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 style:parent-style-name="DefaultParagraphFont" style:family="text">
      <style:text-properties style:font-name-asian="Times New Roman" style:font-name-complex="Times New Roman" fo:color="#000000" fo:font-size="8.5pt" style:font-size-asian="8.5pt" style:font-size-complex="8.5pt"/>
    </style:style>
    <style:style style:name="T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 style:parent-style-name="DefaultParagraphFont" style:family="text">
      <style:text-properties style:font-name-asian="Times New Roman" style:font-name-complex="Times New Roman" fo:color="#000000" fo:font-size="8.5pt" style:font-size-asian="8.5pt" style:font-size-complex="8.5pt"/>
    </style:style>
    <style:style style:name="T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 style:parent-style-name="DefaultParagraphFont" style:family="text">
      <style:text-properties style:font-name-asian="Times New Roman" style:font-name-complex="Times New Roman" fo:color="#000000" fo:font-size="8.5pt" style:font-size-asian="8.5pt" style:font-size-complex="8.5pt"/>
    </style:style>
    <style:style style:name="T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 style:parent-style-name="DefaultParagraphFont" style:family="text">
      <style:text-properties style:font-name-asian="Times New Roman" style:font-name-complex="Times New Roman" fo:color="#000000" fo:font-size="8.5pt" style:font-size-asian="8.5pt" style:font-size-complex="8.5pt"/>
    </style:style>
    <style:style style:name="T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 style:parent-style-name="DefaultParagraphFont" style:family="text">
      <style:text-properties style:font-name-asian="Times New Roman" style:font-name-complex="Times New Roman" fo:color="#000000" fo:font-size="8.5pt" style:font-size-asian="8.5pt" style:font-size-complex="8.5pt"/>
    </style:style>
    <style:style style:name="T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 style:parent-style-name="DefaultParagraphFont" style:family="text">
      <style:text-properties style:font-name-asian="Times New Roman" style:font-name-complex="Times New Roman" fo:color="#000000" fo:font-size="8.5pt" style:font-size-asian="8.5pt" style:font-size-complex="8.5pt"/>
    </style:style>
    <style:style style:name="T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 style:parent-style-name="DefaultParagraphFont" style:family="text">
      <style:text-properties style:font-name-asian="Times New Roman" style:font-name-complex="Times New Roman" fo:color="#000000" fo:font-size="8.5pt" style:font-size-asian="8.5pt" style:font-size-complex="8.5pt"/>
    </style:style>
    <style:style style:name="T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 style:parent-style-name="DefaultParagraphFont" style:family="text">
      <style:text-properties style:font-name-asian="Times New Roman" style:font-name-complex="Times New Roman" fo:color="#000000" fo:font-size="8.5pt" style:font-size-asian="8.5pt" style:font-size-complex="8.5pt"/>
    </style:style>
    <style:style style:name="T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 style:parent-style-name="DefaultParagraphFont" style:family="text">
      <style:text-properties style:font-name-asian="Times New Roman" style:font-name-complex="Times New Roman" fo:color="#000000" fo:font-size="8.5pt" style:font-size-asian="8.5pt" style:font-size-complex="8.5pt"/>
    </style:style>
    <style:style style:name="T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 style:parent-style-name="DefaultParagraphFont" style:family="text">
      <style:text-properties style:font-name-asian="Times New Roman" style:font-name-complex="Times New Roman" fo:color="#000000" fo:font-size="8.5pt" style:font-size-asian="8.5pt" style:font-size-complex="8.5pt"/>
    </style:style>
    <style:style style:name="T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 style:parent-style-name="DefaultParagraphFont" style:family="text">
      <style:text-properties style:font-name-asian="Times New Roman" style:font-name-complex="Times New Roman" fo:color="#000000" fo:font-size="8.5pt" style:font-size-asian="8.5pt" style:font-size-complex="8.5pt"/>
    </style:style>
    <style:style style:name="T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 style:parent-style-name="DefaultParagraphFont" style:family="text">
      <style:text-properties style:font-name-asian="Times New Roman" style:font-name-complex="Times New Roman" fo:color="#000000" fo:font-size="8.5pt" style:font-size-asian="8.5pt" style:font-size-complex="8.5pt"/>
    </style:style>
    <style:style style:name="T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 style:parent-style-name="DefaultParagraphFont" style:family="text">
      <style:text-properties style:font-name-asian="Times New Roman" style:font-name-complex="Times New Roman" fo:color="#000000" fo:font-size="8.5pt" style:font-size-asian="8.5pt" style:font-size-complex="8.5pt"/>
    </style:style>
    <style:style style:name="T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 style:parent-style-name="DefaultParagraphFont" style:family="text">
      <style:text-properties style:font-name-asian="Times New Roman" style:font-name-complex="Times New Roman" fo:color="#000000" fo:font-size="8.5pt" style:font-size-asian="8.5pt" style:font-size-complex="8.5pt"/>
    </style:style>
    <style:style style:name="T8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2" style:parent-style-name="DefaultParagraphFont" style:family="text">
      <style:text-properties style:font-name-asian="Times New Roman" style:font-name-complex="Times New Roman" fo:color="#000000" fo:font-size="8.5pt" style:font-size-asian="8.5pt" style:font-size-complex="8.5pt"/>
    </style:style>
    <style:style style:name="P8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84" style:parent-style-name="Standard" style:family="paragraph">
      <style:paragraph-properties style:text-autospace="none" fo:margin-top="0.0208in" fo:margin-right="0.0312in"/>
    </style:style>
    <style:style style:name="T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 style:parent-style-name="DefaultParagraphFont" style:family="text">
      <style:text-properties style:font-name-asian="Times New Roman" style:font-name-complex="Times New Roman" fo:color="#000000" fo:font-size="8.5pt" style:font-size-asian="8.5pt" style:font-size-complex="8.5pt"/>
    </style:style>
    <style:style style:name="T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 style:parent-style-name="DefaultParagraphFont" style:family="text">
      <style:text-properties style:font-name-asian="Times New Roman" style:font-name-complex="Times New Roman" fo:color="#000000" fo:font-size="8.5pt" style:font-size-asian="8.5pt" style:font-size-complex="8.5pt"/>
    </style:style>
    <style:style style:name="T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 style:parent-style-name="DefaultParagraphFont" style:family="text">
      <style:text-properties style:font-name-asian="Times New Roman" style:font-name-complex="Times New Roman" fo:color="#000000" fo:font-size="8.5pt" style:font-size-asian="8.5pt" style:font-size-complex="8.5pt"/>
    </style:style>
    <style:style style:name="T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 style:parent-style-name="DefaultParagraphFont" style:family="text">
      <style:text-properties style:font-name-asian="Times New Roman" style:font-name-complex="Times New Roman" fo:color="#000000" fo:font-size="8.5pt" style:font-size-asian="8.5pt" style:font-size-complex="8.5pt"/>
    </style:style>
    <style:style style:name="T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 style:parent-style-name="DefaultParagraphFont" style:family="text">
      <style:text-properties style:font-name-asian="Times New Roman" style:font-name-complex="Times New Roman" fo:color="#000000" fo:font-size="8.5pt" style:font-size-asian="8.5pt" style:font-size-complex="8.5pt"/>
    </style:style>
    <style:style style:name="T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 style:parent-style-name="DefaultParagraphFont" style:family="text">
      <style:text-properties style:font-name-asian="Times New Roman" style:font-name-complex="Times New Roman" fo:color="#000000" fo:font-size="8.5pt" style:font-size-asian="8.5pt" style:font-size-complex="8.5pt"/>
    </style:style>
    <style:style style:name="T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8" style:parent-style-name="DefaultParagraphFont" style:family="text">
      <style:text-properties style:font-name-asian="Times New Roman" style:font-name-complex="Times New Roman" fo:color="#000000" fo:font-size="8.5pt" style:font-size-asian="8.5pt" style:font-size-complex="8.5pt"/>
    </style:style>
    <style:style style:name="T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 style:parent-style-name="DefaultParagraphFont" style:family="text">
      <style:text-properties style:font-name-asian="Times New Roman" style:font-name-complex="Times New Roman" fo:color="#000000" fo:font-size="8.5pt" style:font-size-asian="8.5pt" style:font-size-complex="8.5pt"/>
    </style:style>
    <style:style style:name="T1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 style:parent-style-name="DefaultParagraphFont" style:family="text">
      <style:text-properties style:font-name-asian="Times New Roman" style:font-name-complex="Times New Roman" fo:color="#000000" fo:font-size="8.5pt" style:font-size-asian="8.5pt" style:font-size-complex="8.5pt"/>
    </style:style>
    <style:style style:name="T1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 style:parent-style-name="DefaultParagraphFont" style:family="text">
      <style:text-properties style:font-name-asian="Times New Roman" style:font-name-complex="Times New Roman" fo:color="#000000" fo:font-size="8.5pt" style:font-size-asian="8.5pt" style:font-size-complex="8.5pt"/>
    </style:style>
    <style:style style:name="T1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 style:parent-style-name="DefaultParagraphFont" style:family="text">
      <style:text-properties style:font-name-asian="Times New Roman" style:font-name-complex="Times New Roman" fo:color="#000000" fo:font-size="8.5pt" style:font-size-asian="8.5pt" style:font-size-complex="8.5pt"/>
    </style:style>
    <style:style style:name="T1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 style:parent-style-name="DefaultParagraphFont" style:family="text">
      <style:text-properties style:font-name-asian="Times New Roman" style:font-name-complex="Times New Roman" fo:color="#000000" fo:font-size="8.5pt" style:font-size-asian="8.5pt" style:font-size-complex="8.5pt"/>
    </style:style>
    <style:style style:name="T1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 style:parent-style-name="DefaultParagraphFont" style:family="text">
      <style:text-properties style:font-name-asian="Times New Roman" style:font-name-complex="Times New Roman" fo:color="#000000" fo:font-size="8.5pt" style:font-size-asian="8.5pt" style:font-size-complex="8.5pt"/>
    </style:style>
    <style:style style:name="T1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 style:parent-style-name="DefaultParagraphFont" style:family="text">
      <style:text-properties style:font-name-asian="Times New Roman" style:font-name-complex="Times New Roman" fo:color="#000000" fo:font-size="8.5pt" style:font-size-asian="8.5pt" style:font-size-complex="8.5pt"/>
    </style:style>
    <style:style style:name="T1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 style:parent-style-name="DefaultParagraphFont" style:family="text">
      <style:text-properties style:font-name-asian="Times New Roman" style:font-name-complex="Times New Roman" fo:color="#000000" fo:font-size="8.5pt" style:font-size-asian="8.5pt" style:font-size-complex="8.5pt"/>
    </style:style>
    <style:style style:name="T11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6" style:parent-style-name="DefaultParagraphFont" style:family="text">
      <style:text-properties style:font-name-asian="Times New Roman" style:font-name-complex="Times New Roman" fo:color="#000000" fo:font-size="8.5pt" style:font-size-asian="8.5pt" style:font-size-complex="8.5pt"/>
    </style:style>
    <style:style style:name="T1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 style:parent-style-name="DefaultParagraphFont" style:family="text">
      <style:text-properties style:font-name-asian="Times New Roman" style:font-name-complex="Times New Roman" fo:color="#000000" fo:font-size="8.5pt" style:font-size-asian="8.5pt" style:font-size-complex="8.5pt"/>
    </style:style>
    <style:style style:name="T1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 style:parent-style-name="DefaultParagraphFont" style:family="text">
      <style:text-properties style:font-name-asian="Times New Roman" style:font-name-complex="Times New Roman" fo:color="#000000" fo:font-size="8.5pt" style:font-size-asian="8.5pt" style:font-size-complex="8.5pt"/>
    </style:style>
    <style:style style:name="T1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 style:parent-style-name="DefaultParagraphFont" style:family="text">
      <style:text-properties style:font-name-asian="Times New Roman" style:font-name-complex="Times New Roman" fo:color="#000000" fo:font-size="8.5pt" style:font-size-asian="8.5pt" style:font-size-complex="8.5pt"/>
    </style:style>
    <style:style style:name="T1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 style:parent-style-name="DefaultParagraphFont" style:family="text">
      <style:text-properties style:font-name-asian="Times New Roman" style:font-name-complex="Times New Roman" fo:color="#000000" fo:font-size="8.5pt" style:font-size-asian="8.5pt" style:font-size-complex="8.5pt"/>
    </style:style>
    <style:style style:name="T1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 style:parent-style-name="DefaultParagraphFont" style:family="text">
      <style:text-properties style:font-name-asian="Times New Roman" style:font-name-complex="Times New Roman" fo:color="#000000" fo:font-size="8.5pt" style:font-size-asian="8.5pt" style:font-size-complex="8.5pt"/>
    </style:style>
    <style:style style:name="T127" style:parent-style-name="DefaultParagraphFont" style:family="text">
      <style:text-properties style:font-name-asian="Times New Roman" style:font-name-complex="Times New Roman" fo:color="#000000" fo:font-size="8.5pt" style:font-size-asian="8.5pt" style:font-size-complex="8.5pt"/>
    </style:style>
    <style:style style:name="T1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 style:parent-style-name="DefaultParagraphFont" style:family="text">
      <style:text-properties style:font-name-asian="Times New Roman" style:font-name-complex="Times New Roman" fo:color="#000000" fo:font-size="8.5pt" style:font-size-asian="8.5pt" style:font-size-complex="8.5pt"/>
    </style:style>
    <style:style style:name="T1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 style:parent-style-name="DefaultParagraphFont" style:family="text">
      <style:text-properties style:font-name-asian="Times New Roman" style:font-name-complex="Times New Roman" fo:color="#000000" fo:font-size="8.5pt" style:font-size-asian="8.5pt" style:font-size-complex="8.5pt"/>
    </style:style>
    <style:style style:name="T1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 style:parent-style-name="DefaultParagraphFont" style:family="text">
      <style:text-properties style:font-name-asian="Times New Roman" style:font-name-complex="Times New Roman" fo:color="#000000" fo:font-size="8.5pt" style:font-size-asian="8.5pt" style:font-size-complex="8.5pt"/>
    </style:style>
    <style:style style:name="T1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 style:parent-style-name="DefaultParagraphFont" style:family="text">
      <style:text-properties style:font-name-asian="Times New Roman" style:font-name-complex="Times New Roman" fo:color="#000000" fo:font-size="8.5pt" style:font-size-asian="8.5pt" style:font-size-complex="8.5pt"/>
    </style:style>
    <style:style style:name="T1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 style:parent-style-name="DefaultParagraphFont" style:family="text">
      <style:text-properties style:font-name-asian="Times New Roman" style:font-name-complex="Times New Roman" fo:color="#000000" fo:font-size="8.5pt" style:font-size-asian="8.5pt" style:font-size-complex="8.5pt"/>
    </style:style>
    <style:style style:name="T1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 style:parent-style-name="DefaultParagraphFont" style:family="text">
      <style:text-properties style:font-name-asian="Times New Roman" style:font-name-complex="Times New Roman" fo:color="#000000" fo:font-size="8.5pt" style:font-size-asian="8.5pt" style:font-size-complex="8.5pt"/>
    </style:style>
    <style:style style:name="P140"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41" style:parent-style-name="Standard" style:family="paragraph">
      <style:paragraph-properties style:text-autospace="none" fo:margin-top="0.0208in" fo:margin-right="0.0312in"/>
    </style:style>
    <style:style style:name="T1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 style:parent-style-name="DefaultParagraphFont" style:family="text">
      <style:text-properties style:font-name-asian="Times New Roman" style:font-name-complex="Times New Roman" fo:color="#000000" fo:font-size="8.5pt" style:font-size-asian="8.5pt" style:font-size-complex="8.5pt"/>
    </style:style>
    <style:style style:name="T1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 style:parent-style-name="DefaultParagraphFont" style:family="text">
      <style:text-properties style:font-name-asian="Times New Roman" style:font-name-complex="Times New Roman" fo:color="#000000" fo:font-size="8.5pt" style:font-size-asian="8.5pt" style:font-size-complex="8.5pt"/>
    </style:style>
    <style:style style:name="T1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 style:parent-style-name="DefaultParagraphFont" style:family="text">
      <style:text-properties style:font-name-asian="Times New Roman" style:font-name-complex="Times New Roman" fo:color="#000000" fo:font-size="8.5pt" style:font-size-asian="8.5pt" style:font-size-complex="8.5pt"/>
    </style:style>
    <style:style style:name="T1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 style:parent-style-name="DefaultParagraphFont" style:family="text">
      <style:text-properties style:font-name-asian="Times New Roman" style:font-name-complex="Times New Roman" fo:color="#000000" fo:font-size="8.5pt" style:font-size-asian="8.5pt" style:font-size-complex="8.5pt"/>
    </style:style>
    <style:style style:name="T1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 style:parent-style-name="DefaultParagraphFont" style:family="text">
      <style:text-properties style:font-name-asian="Times New Roman" style:font-name-complex="Times New Roman" fo:color="#000000" fo:font-size="8.5pt" style:font-size-asian="8.5pt" style:font-size-complex="8.5pt"/>
    </style:style>
    <style:style style:name="T1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 style:parent-style-name="DefaultParagraphFont" style:family="text">
      <style:text-properties style:font-name-asian="Times New Roman" style:font-name-complex="Times New Roman" fo:color="#000000" fo:font-size="8.5pt" style:font-size-asian="8.5pt" style:font-size-complex="8.5pt"/>
    </style:style>
    <style:style style:name="T1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 style:parent-style-name="DefaultParagraphFont" style:family="text">
      <style:text-properties style:font-name-asian="Times New Roman" style:font-name-complex="Times New Roman" fo:color="#000000" fo:font-size="8.5pt" style:font-size-asian="8.5pt" style:font-size-complex="8.5pt"/>
    </style:style>
    <style:style style:name="T15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7" style:parent-style-name="DefaultParagraphFont" style:family="text">
      <style:text-properties style:font-name-asian="Times New Roman" style:font-name-complex="Times New Roman" fo:color="#000000" fo:font-size="8.5pt" style:font-size-asian="8.5pt" style:font-size-complex="8.5pt"/>
    </style:style>
    <style:style style:name="T1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 style:parent-style-name="DefaultParagraphFont" style:family="text">
      <style:text-properties style:font-name-asian="Times New Roman" style:font-name-complex="Times New Roman" fo:color="#000000" fo:font-size="8.5pt" style:font-size-asian="8.5pt" style:font-size-complex="8.5pt"/>
    </style:style>
    <style:style style:name="T1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 style:parent-style-name="DefaultParagraphFont" style:family="text">
      <style:text-properties style:font-name-asian="Times New Roman" style:font-name-complex="Times New Roman" fo:color="#000000" fo:font-size="8.5pt" style:font-size-asian="8.5pt" style:font-size-complex="8.5pt"/>
    </style:style>
    <style:style style:name="T1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 style:parent-style-name="DefaultParagraphFont" style:family="text">
      <style:text-properties style:font-name-asian="Times New Roman" style:font-name-complex="Times New Roman" fo:color="#000000" fo:font-size="8.5pt" style:font-size-asian="8.5pt" style:font-size-complex="8.5pt"/>
    </style:style>
    <style:style style:name="T1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 style:parent-style-name="DefaultParagraphFont" style:family="text">
      <style:text-properties style:font-name-asian="Times New Roman" style:font-name-complex="Times New Roman" fo:color="#000000" fo:font-size="8.5pt" style:font-size-asian="8.5pt" style:font-size-complex="8.5pt"/>
    </style:style>
    <style:style style:name="T1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 style:parent-style-name="DefaultParagraphFont" style:family="text">
      <style:text-properties style:font-name-asian="Times New Roman" style:font-name-complex="Times New Roman" fo:color="#000000" fo:font-size="8.5pt" style:font-size-asian="8.5pt" style:font-size-complex="8.5pt"/>
    </style:style>
    <style:style style:name="T168" style:parent-style-name="DefaultParagraphFont" style:family="text">
      <style:text-properties style:font-name-asian="Times New Roman" style:font-name-complex="Times New Roman" fo:color="#000000" fo:font-size="8.5pt" style:font-size-asian="8.5pt" style:font-size-complex="8.5pt"/>
    </style:style>
    <style:style style:name="T1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 style:parent-style-name="DefaultParagraphFont" style:family="text">
      <style:text-properties style:font-name-asian="Times New Roman" style:font-name-complex="Times New Roman" fo:color="#000000" fo:font-size="8.5pt" style:font-size-asian="8.5pt" style:font-size-complex="8.5pt"/>
    </style:style>
    <style:style style:name="T1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 style:parent-style-name="DefaultParagraphFont" style:family="text">
      <style:text-properties style:font-name-asian="Times New Roman" style:font-name-complex="Times New Roman" fo:color="#000000" fo:font-size="8.5pt" style:font-size-asian="8.5pt" style:font-size-complex="8.5pt"/>
    </style:style>
    <style:style style:name="T1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 style:parent-style-name="DefaultParagraphFont" style:family="text">
      <style:text-properties style:font-name-asian="Times New Roman" style:font-name-complex="Times New Roman" fo:color="#000000" fo:font-size="8.5pt" style:font-size-asian="8.5pt" style:font-size-complex="8.5pt"/>
    </style:style>
    <style:style style:name="T1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 style:parent-style-name="DefaultParagraphFont" style:family="text">
      <style:text-properties style:font-name-asian="Times New Roman" style:font-name-complex="Times New Roman" fo:color="#000000" fo:font-size="8.5pt" style:font-size-asian="8.5pt" style:font-size-complex="8.5pt"/>
    </style:style>
    <style:style style:name="T1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 style:parent-style-name="DefaultParagraphFont" style:family="text">
      <style:text-properties style:font-name-asian="Times New Roman" style:font-name-complex="Times New Roman" fo:color="#000000" fo:font-size="8.5pt" style:font-size-asian="8.5pt" style:font-size-complex="8.5pt"/>
    </style:style>
    <style:style style:name="T1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 style:parent-style-name="DefaultParagraphFont" style:family="text">
      <style:text-properties style:font-name-asian="Times New Roman" style:font-name-complex="Times New Roman" fo:color="#000000" fo:font-size="8.5pt" style:font-size-asian="8.5pt" style:font-size-complex="8.5pt"/>
    </style:style>
    <style:style style:name="T1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 style:parent-style-name="DefaultParagraphFont" style:family="text">
      <style:text-properties style:font-name-asian="Times New Roman" style:font-name-complex="Times New Roman" fo:color="#000000" fo:font-size="8.5pt" style:font-size-asian="8.5pt" style:font-size-complex="8.5pt"/>
    </style:style>
    <style:style style:name="T1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 style:parent-style-name="DefaultParagraphFont" style:family="text">
      <style:text-properties style:font-name-asian="Times New Roman" style:font-name-complex="Times New Roman" fo:color="#000000" fo:font-size="8.5pt" style:font-size-asian="8.5pt" style:font-size-complex="8.5pt"/>
    </style:style>
    <style:style style:name="T1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 style:parent-style-name="DefaultParagraphFont" style:family="text">
      <style:text-properties style:font-name-asian="Times New Roman" style:font-name-complex="Times New Roman" fo:color="#000000" fo:font-size="8.5pt" style:font-size-asian="8.5pt" style:font-size-complex="8.5pt"/>
    </style:style>
    <style:style style:name="T1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 style:parent-style-name="DefaultParagraphFont" style:family="text">
      <style:text-properties style:font-name-asian="Times New Roman" style:font-name-complex="Times New Roman" fo:color="#000000" fo:font-size="8.5pt" style:font-size-asian="8.5pt" style:font-size-complex="8.5pt"/>
    </style:style>
    <style:style style:name="T18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0" style:parent-style-name="DefaultParagraphFont" style:family="text">
      <style:text-properties style:font-name-asian="Times New Roman" style:font-name-complex="Times New Roman" fo:color="#000000" fo:font-size="8.5pt" style:font-size-asian="8.5pt" style:font-size-complex="8.5pt"/>
    </style:style>
    <style:style style:name="P191"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92" style:parent-style-name="Standard" style:family="paragraph">
      <style:paragraph-properties style:text-autospace="none" fo:margin-top="0.0208in" fo:margin-right="0.0312in"/>
    </style:style>
    <style:style style:name="T1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 style:parent-style-name="DefaultParagraphFont" style:family="text">
      <style:text-properties style:font-name-asian="Times New Roman" style:font-name-complex="Times New Roman" fo:color="#000000" fo:font-size="8.5pt" style:font-size-asian="8.5pt" style:font-size-complex="8.5pt"/>
    </style:style>
    <style:style style:name="T1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 style:parent-style-name="DefaultParagraphFont" style:family="text">
      <style:text-properties style:font-name-asian="Times New Roman" style:font-name-complex="Times New Roman" fo:color="#000000" fo:font-size="8.5pt" style:font-size-asian="8.5pt" style:font-size-complex="8.5pt"/>
    </style:style>
    <style:style style:name="T1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 style:parent-style-name="DefaultParagraphFont" style:family="text">
      <style:text-properties style:font-name-asian="Times New Roman" style:font-name-complex="Times New Roman" fo:color="#000000" fo:font-size="8.5pt" style:font-size-asian="8.5pt" style:font-size-complex="8.5pt"/>
    </style:style>
    <style:style style:name="T1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 style:parent-style-name="DefaultParagraphFont" style:family="text">
      <style:text-properties style:font-name-asian="Times New Roman" style:font-name-complex="Times New Roman" fo:color="#000000" fo:font-size="8.5pt" style:font-size-asian="8.5pt" style:font-size-complex="8.5pt"/>
    </style:style>
    <style:style style:name="T2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 style:parent-style-name="DefaultParagraphFont" style:family="text">
      <style:text-properties style:font-name-asian="Times New Roman" style:font-name-complex="Times New Roman" fo:color="#000000" fo:font-size="8.5pt" style:font-size-asian="8.5pt" style:font-size-complex="8.5pt"/>
    </style:style>
    <style:style style:name="T203" style:parent-style-name="DefaultParagraphFont" style:family="text">
      <style:text-properties style:font-name-asian="Times New Roman" style:font-name-complex="Times New Roman" fo:color="#000000" fo:font-size="8.5pt" style:font-size-asian="8.5pt" style:font-size-complex="8.5pt"/>
    </style:style>
    <style:style style:name="T2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 style:parent-style-name="DefaultParagraphFont" style:family="text">
      <style:text-properties style:font-name-asian="Times New Roman" style:font-name-complex="Times New Roman" fo:color="#000000" fo:font-size="8.5pt" style:font-size-asian="8.5pt" style:font-size-complex="8.5pt"/>
    </style:style>
    <style:style style:name="T2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 style:parent-style-name="DefaultParagraphFont" style:family="text">
      <style:text-properties style:font-name-asian="Times New Roman" style:font-name-complex="Times New Roman" fo:color="#000000" fo:font-size="8.5pt" style:font-size-asian="8.5pt" style:font-size-complex="8.5pt"/>
    </style:style>
    <style:style style:name="T2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9" style:parent-style-name="DefaultParagraphFont" style:family="text">
      <style:text-properties style:font-name-asian="Times New Roman" style:font-name-complex="Times New Roman" fo:color="#000000" fo:font-size="8.5pt" style:font-size-asian="8.5pt" style:font-size-complex="8.5pt"/>
    </style:style>
    <style:style style:name="T2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 style:parent-style-name="DefaultParagraphFont" style:family="text">
      <style:text-properties style:font-name-asian="Times New Roman" style:font-name-complex="Times New Roman" fo:color="#000000" fo:font-size="8.5pt" style:font-size-asian="8.5pt" style:font-size-complex="8.5pt"/>
    </style:style>
    <style:style style:name="T2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3" style:parent-style-name="DefaultParagraphFont" style:family="text">
      <style:text-properties style:font-name-asian="Times New Roman" style:font-name-complex="Times New Roman" fo:color="#000000" fo:font-size="8.5pt" style:font-size-asian="8.5pt" style:font-size-complex="8.5pt"/>
    </style:style>
    <style:style style:name="T2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 style:parent-style-name="DefaultParagraphFont" style:family="text">
      <style:text-properties style:font-name-asian="Times New Roman" style:font-name-complex="Times New Roman" fo:color="#000000" fo:font-size="8.5pt" style:font-size-asian="8.5pt" style:font-size-complex="8.5pt"/>
    </style:style>
    <style:style style:name="T2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 style:parent-style-name="DefaultParagraphFont" style:family="text">
      <style:text-properties style:font-name-asian="Times New Roman" style:font-name-complex="Times New Roman" fo:color="#000000" fo:font-size="8.5pt" style:font-size-asian="8.5pt" style:font-size-complex="8.5pt"/>
    </style:style>
    <style:style style:name="T2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 style:parent-style-name="DefaultParagraphFont" style:family="text">
      <style:text-properties style:font-name-asian="Times New Roman" style:font-name-complex="Times New Roman" fo:color="#000000" fo:font-size="8.5pt" style:font-size-asian="8.5pt" style:font-size-complex="8.5pt"/>
    </style:style>
    <style:style style:name="T2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 style:parent-style-name="DefaultParagraphFont" style:family="text">
      <style:text-properties style:font-name-asian="Times New Roman" style:font-name-complex="Times New Roman" fo:color="#000000" fo:font-size="8.5pt" style:font-size-asian="8.5pt" style:font-size-complex="8.5pt"/>
    </style:style>
    <style:style style:name="T2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 style:parent-style-name="DefaultParagraphFont" style:family="text">
      <style:text-properties style:font-name-asian="Times New Roman" style:font-name-complex="Times New Roman" fo:color="#000000" fo:font-size="8.5pt" style:font-size-asian="8.5pt" style:font-size-complex="8.5pt"/>
    </style:style>
    <style:style style:name="T2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5" style:parent-style-name="DefaultParagraphFont" style:family="text">
      <style:text-properties style:font-name-asian="Times New Roman" style:font-name-complex="Times New Roman" fo:color="#000000" fo:font-size="8.5pt" style:font-size-asian="8.5pt" style:font-size-complex="8.5pt"/>
    </style:style>
    <style:style style:name="T2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 style:parent-style-name="DefaultParagraphFont" style:family="text">
      <style:text-properties style:font-name-asian="Times New Roman" style:font-name-complex="Times New Roman" fo:color="#000000" fo:font-size="8.5pt" style:font-size-asian="8.5pt" style:font-size-complex="8.5pt"/>
    </style:style>
    <style:style style:name="T2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 style:parent-style-name="DefaultParagraphFont" style:family="text">
      <style:text-properties style:font-name-asian="Times New Roman" style:font-name-complex="Times New Roman" fo:color="#000000" fo:font-size="8.5pt" style:font-size-asian="8.5pt" style:font-size-complex="8.5pt"/>
    </style:style>
    <style:style style:name="T2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 style:parent-style-name="DefaultParagraphFont" style:family="text">
      <style:text-properties style:font-name-asian="Times New Roman" style:font-name-complex="Times New Roman" fo:color="#000000" fo:font-size="8.5pt" style:font-size-asian="8.5pt" style:font-size-complex="8.5pt"/>
    </style:style>
    <style:style style:name="T2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 style:parent-style-name="DefaultParagraphFont" style:family="text">
      <style:text-properties style:font-name-asian="Times New Roman" style:font-name-complex="Times New Roman" fo:color="#000000" fo:font-size="8.5pt" style:font-size-asian="8.5pt" style:font-size-complex="8.5pt"/>
    </style:style>
    <style:style style:name="T2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 style:parent-style-name="DefaultParagraphFont" style:family="text">
      <style:text-properties style:font-name-asian="Times New Roman" style:font-name-complex="Times New Roman" fo:color="#000000" fo:font-size="8.5pt" style:font-size-asian="8.5pt" style:font-size-complex="8.5pt"/>
    </style:style>
    <style:style style:name="T2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 style:parent-style-name="DefaultParagraphFont" style:family="text">
      <style:text-properties style:font-name-asian="Times New Roman" style:font-name-complex="Times New Roman" fo:color="#000000" fo:font-size="8.5pt" style:font-size-asian="8.5pt" style:font-size-complex="8.5pt"/>
    </style:style>
    <style:style style:name="T2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 style:parent-style-name="DefaultParagraphFont" style:family="text">
      <style:text-properties style:font-name-asian="Times New Roman" style:font-name-complex="Times New Roman" fo:color="#000000" fo:font-size="8.5pt" style:font-size-asian="8.5pt" style:font-size-complex="8.5pt"/>
    </style:style>
    <style:style style:name="T24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1" style:parent-style-name="DefaultParagraphFont" style:family="text">
      <style:text-properties style:font-name-asian="Times New Roman" style:font-name-complex="Times New Roman" fo:color="#000000" fo:font-size="8.5pt" style:font-size-asian="8.5pt" style:font-size-complex="8.5pt"/>
    </style:style>
    <style:style style:name="T2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 style:parent-style-name="DefaultParagraphFont" style:family="text">
      <style:text-properties style:font-name-asian="Times New Roman" style:font-name-complex="Times New Roman" fo:color="#000000" fo:font-size="8.5pt" style:font-size-asian="8.5pt" style:font-size-complex="8.5pt"/>
    </style:style>
    <style:style style:name="T244" style:parent-style-name="DefaultParagraphFont" style:family="text">
      <style:text-properties style:font-name-asian="Times New Roman" style:font-name-complex="Times New Roman" fo:color="#000000" fo:font-size="8.5pt" style:font-size-asian="8.5pt" style:font-size-complex="8.5pt"/>
    </style:style>
    <style:style style:name="T2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 style:parent-style-name="DefaultParagraphFont" style:family="text">
      <style:text-properties style:font-name-asian="Times New Roman" style:font-name-complex="Times New Roman" fo:color="#000000" fo:font-size="8.5pt" style:font-size-asian="8.5pt" style:font-size-complex="8.5pt"/>
    </style:style>
    <style:style style:name="T24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8" style:parent-style-name="DefaultParagraphFont" style:family="text">
      <style:text-properties style:font-name-asian="Times New Roman" style:font-name-complex="Times New Roman" fo:color="#000000" fo:font-size="8.5pt" style:font-size-asian="8.5pt" style:font-size-complex="8.5pt"/>
    </style:style>
    <style:style style:name="T2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 style:parent-style-name="DefaultParagraphFont" style:family="text">
      <style:text-properties style:font-name-asian="Times New Roman" style:font-name-complex="Times New Roman" fo:color="#000000" fo:font-size="8.5pt" style:font-size-asian="8.5pt" style:font-size-complex="8.5pt"/>
    </style:style>
    <style:style style:name="T2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2" style:parent-style-name="DefaultParagraphFont" style:family="text">
      <style:text-properties style:font-name-asian="Times New Roman" style:font-name-complex="Times New Roman" fo:color="#000000" fo:font-size="8.5pt" style:font-size-asian="8.5pt" style:font-size-complex="8.5pt"/>
    </style:style>
    <style:style style:name="T25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4" style:parent-style-name="DefaultParagraphFont" style:family="text">
      <style:text-properties style:font-name-asian="Times New Roman" style:font-name-complex="Times New Roman" fo:color="#000000" fo:font-size="8.5pt" style:font-size-asian="8.5pt" style:font-size-complex="8.5pt"/>
    </style:style>
    <style:style style:name="T2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 style:parent-style-name="DefaultParagraphFont" style:family="text">
      <style:text-properties style:font-name-asian="Times New Roman" style:font-name-complex="Times New Roman" fo:color="#000000" fo:font-size="8.5pt" style:font-size-asian="8.5pt" style:font-size-complex="8.5pt"/>
    </style:style>
    <style:style style:name="T2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 style:parent-style-name="DefaultParagraphFont" style:family="text">
      <style:text-properties style:font-name-asian="Times New Roman" style:font-name-complex="Times New Roman" fo:color="#000000" fo:font-size="8.5pt" style:font-size-asian="8.5pt" style:font-size-complex="8.5pt"/>
    </style:style>
    <style:style style:name="T2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 style:parent-style-name="DefaultParagraphFont" style:family="text">
      <style:text-properties style:font-name-asian="Times New Roman" style:font-name-complex="Times New Roman" fo:color="#000000" fo:font-size="8.5pt" style:font-size-asian="8.5pt" style:font-size-complex="8.5pt"/>
    </style:style>
    <style:style style:name="T2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 style:parent-style-name="DefaultParagraphFont" style:family="text">
      <style:text-properties style:font-name-asian="Times New Roman" style:font-name-complex="Times New Roman" fo:color="#000000" fo:font-size="8.5pt" style:font-size-asian="8.5pt" style:font-size-complex="8.5pt"/>
    </style:style>
    <style:style style:name="T2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 style:parent-style-name="DefaultParagraphFont" style:family="text">
      <style:text-properties style:font-name-asian="Times New Roman" style:font-name-complex="Times New Roman" fo:color="#000000" fo:font-size="8.5pt" style:font-size-asian="8.5pt" style:font-size-complex="8.5pt"/>
    </style:style>
    <style:style style:name="T2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 style:parent-style-name="DefaultParagraphFont" style:family="text">
      <style:text-properties style:font-name-asian="Times New Roman" style:font-name-complex="Times New Roman" fo:color="#000000" fo:font-size="8.5pt" style:font-size-asian="8.5pt" style:font-size-complex="8.5pt"/>
    </style:style>
    <style:style style:name="T2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 style:parent-style-name="DefaultParagraphFont" style:family="text">
      <style:text-properties style:font-name-asian="Times New Roman" style:font-name-complex="Times New Roman" fo:color="#000000" fo:font-size="8.5pt" style:font-size-asian="8.5pt" style:font-size-complex="8.5pt"/>
    </style:style>
    <style:style style:name="P269"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70" style:parent-style-name="Standard" style:family="paragraph">
      <style:paragraph-properties style:text-autospace="none" fo:margin-top="0.0208in" fo:margin-right="0.0312in"/>
    </style:style>
    <style:style style:name="T2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 style:parent-style-name="DefaultParagraphFont" style:family="text">
      <style:text-properties style:font-name-asian="Times New Roman" style:font-name-complex="Times New Roman" fo:color="#000000" fo:font-size="8.5pt" style:font-size-asian="8.5pt" style:font-size-complex="8.5pt"/>
    </style:style>
    <style:style style:name="T2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 style:parent-style-name="DefaultParagraphFont" style:family="text">
      <style:text-properties style:font-name-asian="Times New Roman" style:font-name-complex="Times New Roman" fo:color="#000000" fo:font-size="8.5pt" style:font-size-asian="8.5pt" style:font-size-complex="8.5pt"/>
    </style:style>
    <style:style style:name="T2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 style:parent-style-name="DefaultParagraphFont" style:family="text">
      <style:text-properties style:font-name-asian="Times New Roman" style:font-name-complex="Times New Roman" fo:color="#000000" fo:font-size="8.5pt" style:font-size-asian="8.5pt" style:font-size-complex="8.5pt"/>
    </style:style>
    <style:style style:name="T2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 style:parent-style-name="DefaultParagraphFont" style:family="text">
      <style:text-properties style:font-name-asian="Times New Roman" style:font-name-complex="Times New Roman" fo:color="#000000" fo:font-size="8.5pt" style:font-size-asian="8.5pt" style:font-size-complex="8.5pt"/>
    </style:style>
    <style:style style:name="T2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 style:parent-style-name="DefaultParagraphFont" style:family="text">
      <style:text-properties style:font-name-asian="Times New Roman" style:font-name-complex="Times New Roman" fo:color="#000000" fo:font-size="8.5pt" style:font-size-asian="8.5pt" style:font-size-complex="8.5pt"/>
    </style:style>
    <style:style style:name="T2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 style:parent-style-name="DefaultParagraphFont" style:family="text">
      <style:text-properties style:font-name-asian="Times New Roman" style:font-name-complex="Times New Roman" fo:color="#000000" fo:font-size="8.5pt" style:font-size-asian="8.5pt" style:font-size-complex="8.5pt"/>
    </style:style>
    <style:style style:name="T2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 style:parent-style-name="DefaultParagraphFont" style:family="text">
      <style:text-properties style:font-name-asian="Times New Roman" style:font-name-complex="Times New Roman" fo:color="#000000" fo:font-size="8.5pt" style:font-size-asian="8.5pt" style:font-size-complex="8.5pt"/>
    </style:style>
    <style:style style:name="T2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 style:parent-style-name="DefaultParagraphFont" style:family="text">
      <style:text-properties style:font-name-asian="Times New Roman" style:font-name-complex="Times New Roman" fo:color="#000000" fo:font-size="8.5pt" style:font-size-asian="8.5pt" style:font-size-complex="8.5pt"/>
    </style:style>
    <style:style style:name="T2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 style:parent-style-name="DefaultParagraphFont" style:family="text">
      <style:text-properties style:font-name-asian="Times New Roman" style:font-name-complex="Times New Roman" fo:color="#000000" fo:font-size="8.5pt" style:font-size-asian="8.5pt" style:font-size-complex="8.5pt"/>
    </style:style>
    <style:style style:name="T2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0" style:parent-style-name="DefaultParagraphFont" style:family="text">
      <style:text-properties style:font-name-asian="Times New Roman" style:font-name-complex="Times New Roman" fo:color="#000000" fo:font-size="8.5pt" style:font-size-asian="8.5pt" style:font-size-complex="8.5pt"/>
    </style:style>
    <style:style style:name="T291" style:parent-style-name="DefaultParagraphFont" style:family="text">
      <style:text-properties style:font-name-asian="Times New Roman" style:font-name-complex="Times New Roman" fo:color="#000000" fo:font-size="8.5pt" style:font-size-asian="8.5pt" style:font-size-complex="8.5pt"/>
    </style:style>
    <style:style style:name="T29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3" style:parent-style-name="DefaultParagraphFont" style:family="text">
      <style:text-properties style:font-name-asian="Times New Roman" style:font-name-complex="Times New Roman" fo:color="#000000" fo:font-size="8.5pt" style:font-size-asian="8.5pt" style:font-size-complex="8.5pt"/>
    </style:style>
    <style:style style:name="T2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5" style:parent-style-name="DefaultParagraphFont" style:family="text">
      <style:text-properties style:font-name-asian="Times New Roman" style:font-name-complex="Times New Roman" fo:color="#000000" fo:font-size="8.5pt" style:font-size-asian="8.5pt" style:font-size-complex="8.5pt"/>
    </style:style>
    <style:style style:name="T2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 style:parent-style-name="DefaultParagraphFont" style:family="text">
      <style:text-properties style:font-name-asian="Times New Roman" style:font-name-complex="Times New Roman" fo:color="#000000" fo:font-size="8.5pt" style:font-size-asian="8.5pt" style:font-size-complex="8.5pt"/>
    </style:style>
    <style:style style:name="T2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 style:parent-style-name="DefaultParagraphFont" style:family="text">
      <style:text-properties style:font-name-asian="Times New Roman" style:font-name-complex="Times New Roman" fo:color="#000000" fo:font-size="8.5pt" style:font-size-asian="8.5pt" style:font-size-complex="8.5pt"/>
    </style:style>
    <style:style style:name="T3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 style:parent-style-name="DefaultParagraphFont" style:family="text">
      <style:text-properties style:font-name-asian="Times New Roman" style:font-name-complex="Times New Roman" fo:color="#000000" fo:font-size="8.5pt" style:font-size-asian="8.5pt" style:font-size-complex="8.5pt"/>
    </style:style>
    <style:style style:name="T30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03" style:parent-style-name="DefaultParagraphFont" style:family="text">
      <style:text-properties style:font-name-asian="Times New Roman" style:font-name-complex="Times New Roman" fo:color="#000000" fo:font-size="8.5pt" style:font-size-asian="8.5pt" style:font-size-complex="8.5pt"/>
    </style:style>
    <style:style style:name="T3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05" style:parent-style-name="DefaultParagraphFont" style:family="text">
      <style:text-properties style:font-name-asian="Times New Roman" style:font-name-complex="Times New Roman" fo:color="#000000" fo:font-size="8.5pt" style:font-size-asian="8.5pt" style:font-size-complex="8.5pt"/>
    </style:style>
    <style:style style:name="T3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 style:parent-style-name="DefaultParagraphFont" style:family="text">
      <style:text-properties style:font-name-asian="Times New Roman" style:font-name-complex="Times New Roman" fo:color="#000000" fo:font-size="8.5pt" style:font-size-asian="8.5pt" style:font-size-complex="8.5pt"/>
    </style:style>
    <style:style style:name="T3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 style:parent-style-name="DefaultParagraphFont" style:family="text">
      <style:text-properties style:font-name-asian="Times New Roman" style:font-name-complex="Times New Roman" fo:color="#000000" fo:font-size="8.5pt" style:font-size-asian="8.5pt" style:font-size-complex="8.5pt"/>
    </style:style>
    <style:style style:name="T3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 style:parent-style-name="DefaultParagraphFont" style:family="text">
      <style:text-properties style:font-name-asian="Times New Roman" style:font-name-complex="Times New Roman" fo:color="#000000" fo:font-size="8.5pt" style:font-size-asian="8.5pt" style:font-size-complex="8.5pt"/>
    </style:style>
    <style:style style:name="T3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3" style:parent-style-name="DefaultParagraphFont" style:family="text">
      <style:text-properties style:font-name-asian="Times New Roman" style:font-name-complex="Times New Roman" fo:color="#000000" fo:font-size="8.5pt" style:font-size-asian="8.5pt" style:font-size-complex="8.5pt"/>
    </style:style>
    <style:style style:name="T3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 style:parent-style-name="DefaultParagraphFont" style:family="text">
      <style:text-properties style:font-name-asian="Times New Roman" style:font-name-complex="Times New Roman" fo:color="#000000" fo:font-size="8.5pt" style:font-size-asian="8.5pt" style:font-size-complex="8.5pt"/>
    </style:style>
    <style:style style:name="T3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 style:parent-style-name="DefaultParagraphFont" style:family="text">
      <style:text-properties style:font-name-asian="Times New Roman" style:font-name-complex="Times New Roman" fo:color="#000000" fo:font-size="8.5pt" style:font-size-asian="8.5pt" style:font-size-complex="8.5pt"/>
    </style:style>
    <style:style style:name="T31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9" style:parent-style-name="DefaultParagraphFont" style:family="text">
      <style:text-properties style:font-name-asian="Times New Roman" style:font-name-complex="Times New Roman" fo:color="#000000" fo:font-size="8.5pt" style:font-size-asian="8.5pt" style:font-size-complex="8.5pt"/>
    </style:style>
    <style:style style:name="T3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1" style:parent-style-name="DefaultParagraphFont" style:family="text">
      <style:text-properties style:font-name-asian="Times New Roman" style:font-name-complex="Times New Roman" fo:color="#000000" fo:font-size="8.5pt" style:font-size-asian="8.5pt" style:font-size-complex="8.5pt"/>
    </style:style>
    <style:style style:name="T3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 style:parent-style-name="DefaultParagraphFont" style:family="text">
      <style:text-properties style:font-name-asian="Times New Roman" style:font-name-complex="Times New Roman" fo:color="#000000" fo:font-size="8.5pt" style:font-size-asian="8.5pt" style:font-size-complex="8.5pt"/>
    </style:style>
    <style:style style:name="T3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 style:parent-style-name="DefaultParagraphFont" style:family="text">
      <style:text-properties style:font-name-asian="Times New Roman" style:font-name-complex="Times New Roman" fo:color="#000000" fo:font-size="8.5pt" style:font-size-asian="8.5pt" style:font-size-complex="8.5pt"/>
    </style:style>
    <style:style style:name="T3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 style:parent-style-name="DefaultParagraphFont" style:family="text">
      <style:text-properties style:font-name-asian="Times New Roman" style:font-name-complex="Times New Roman" fo:color="#000000" fo:font-size="8.5pt" style:font-size-asian="8.5pt" style:font-size-complex="8.5pt"/>
    </style:style>
    <style:style style:name="P328"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29" style:parent-style-name="Standard" style:family="paragraph">
      <style:paragraph-properties style:text-autospace="none" fo:margin-top="0.0208in" fo:margin-right="0.0312in"/>
    </style:style>
    <style:style style:name="T3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 style:parent-style-name="DefaultParagraphFont" style:family="text">
      <style:text-properties style:font-name-asian="Times New Roman" style:font-name-complex="Times New Roman" fo:color="#000000" fo:font-size="8.5pt" style:font-size-asian="8.5pt" style:font-size-complex="8.5pt"/>
    </style:style>
    <style:style style:name="T3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3" style:parent-style-name="DefaultParagraphFont" style:family="text">
      <style:text-properties style:font-name-asian="Times New Roman" style:font-name-complex="Times New Roman" fo:color="#000000" fo:font-size="8.5pt" style:font-size-asian="8.5pt" style:font-size-complex="8.5pt"/>
    </style:style>
    <style:style style:name="T33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5" style:parent-style-name="DefaultParagraphFont" style:family="text">
      <style:text-properties style:font-name-asian="Times New Roman" style:font-name-complex="Times New Roman" fo:color="#000000" fo:font-size="8.5pt" style:font-size-asian="8.5pt" style:font-size-complex="8.5pt"/>
    </style:style>
    <style:style style:name="T3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 style:parent-style-name="DefaultParagraphFont" style:family="text">
      <style:text-properties style:font-name-asian="Times New Roman" style:font-name-complex="Times New Roman" fo:color="#000000" fo:font-size="8.5pt" style:font-size-asian="8.5pt" style:font-size-complex="8.5pt"/>
    </style:style>
    <style:style style:name="T3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 style:parent-style-name="DefaultParagraphFont" style:family="text">
      <style:text-properties style:font-name-asian="Times New Roman" style:font-name-complex="Times New Roman" fo:color="#000000" fo:font-size="8.5pt" style:font-size-asian="8.5pt" style:font-size-complex="8.5pt"/>
    </style:style>
    <style:style style:name="T3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1" style:parent-style-name="DefaultParagraphFont" style:family="text">
      <style:text-properties style:font-name-asian="Times New Roman" style:font-name-complex="Times New Roman" fo:color="#000000" fo:font-size="8.5pt" style:font-size-asian="8.5pt" style:font-size-complex="8.5pt"/>
    </style:style>
    <style:style style:name="T3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 style:parent-style-name="DefaultParagraphFont" style:family="text">
      <style:text-properties style:font-name-asian="Times New Roman" style:font-name-complex="Times New Roman" fo:color="#000000" fo:font-size="8.5pt" style:font-size-asian="8.5pt" style:font-size-complex="8.5pt"/>
    </style:style>
    <style:style style:name="T3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5" style:parent-style-name="DefaultParagraphFont" style:family="text">
      <style:text-properties style:font-name-asian="Times New Roman" style:font-name-complex="Times New Roman" fo:color="#000000" fo:font-size="8.5pt" style:font-size-asian="8.5pt" style:font-size-complex="8.5pt"/>
    </style:style>
    <style:style style:name="T346" style:parent-style-name="DefaultParagraphFont" style:family="text">
      <style:text-properties style:font-name-asian="Times New Roman" style:font-name-complex="Times New Roman" fo:color="#000000" fo:font-size="8.5pt" style:font-size-asian="8.5pt" style:font-size-complex="8.5pt"/>
    </style:style>
    <style:style style:name="T3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8" style:parent-style-name="DefaultParagraphFont" style:family="text">
      <style:text-properties style:font-name-asian="Times New Roman" style:font-name-complex="Times New Roman" fo:color="#000000" fo:font-size="8.5pt" style:font-size-asian="8.5pt" style:font-size-complex="8.5pt"/>
    </style:style>
    <style:style style:name="T3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0" style:parent-style-name="DefaultParagraphFont" style:family="text">
      <style:text-properties style:font-name-asian="Times New Roman" style:font-name-complex="Times New Roman" fo:color="#000000" fo:font-size="8.5pt" style:font-size-asian="8.5pt" style:font-size-complex="8.5pt"/>
    </style:style>
    <style:style style:name="T35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2" style:parent-style-name="DefaultParagraphFont" style:family="text">
      <style:text-properties style:font-name-asian="Times New Roman" style:font-name-complex="Times New Roman" fo:color="#000000" fo:font-size="8.5pt" style:font-size-asian="8.5pt" style:font-size-complex="8.5pt"/>
    </style:style>
    <style:style style:name="T3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4" style:parent-style-name="DefaultParagraphFont" style:family="text">
      <style:text-properties style:font-name-asian="Times New Roman" style:font-name-complex="Times New Roman" fo:color="#000000" fo:font-size="8.5pt" style:font-size-asian="8.5pt" style:font-size-complex="8.5pt"/>
    </style:style>
    <style:style style:name="T3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6" style:parent-style-name="DefaultParagraphFont" style:family="text">
      <style:text-properties style:font-name-asian="Times New Roman" style:font-name-complex="Times New Roman" fo:color="#000000" fo:font-size="8.5pt" style:font-size-asian="8.5pt" style:font-size-complex="8.5pt"/>
    </style:style>
    <style:style style:name="T3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8" style:parent-style-name="DefaultParagraphFont" style:family="text">
      <style:text-properties style:font-name-asian="Times New Roman" style:font-name-complex="Times New Roman" fo:color="#000000" fo:font-size="8.5pt" style:font-size-asian="8.5pt" style:font-size-complex="8.5pt"/>
    </style:style>
    <style:style style:name="T3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 style:parent-style-name="DefaultParagraphFont" style:family="text">
      <style:text-properties style:font-name-asian="Times New Roman" style:font-name-complex="Times New Roman" fo:color="#000000" fo:font-size="8.5pt" style:font-size-asian="8.5pt" style:font-size-complex="8.5pt"/>
    </style:style>
    <style:style style:name="T3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2" style:parent-style-name="DefaultParagraphFont" style:family="text">
      <style:text-properties style:font-name-asian="Times New Roman" style:font-name-complex="Times New Roman" fo:color="#000000" fo:font-size="8.5pt" style:font-size-asian="8.5pt" style:font-size-complex="8.5pt"/>
    </style:style>
    <style:style style:name="T3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 style:parent-style-name="DefaultParagraphFont" style:family="text">
      <style:text-properties style:font-name-asian="Times New Roman" style:font-name-complex="Times New Roman" fo:color="#000000" fo:font-size="8.5pt" style:font-size-asian="8.5pt" style:font-size-complex="8.5pt"/>
    </style:style>
    <style:style style:name="T3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6" style:parent-style-name="DefaultParagraphFont" style:family="text">
      <style:text-properties style:font-name-asian="Times New Roman" style:font-name-complex="Times New Roman" fo:color="#000000" fo:font-size="8.5pt" style:font-size-asian="8.5pt" style:font-size-complex="8.5pt"/>
    </style:style>
    <style:style style:name="T3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8" style:parent-style-name="DefaultParagraphFont" style:family="text">
      <style:text-properties style:font-name-asian="Times New Roman" style:font-name-complex="Times New Roman" fo:color="#000000" fo:font-size="8.5pt" style:font-size-asian="8.5pt" style:font-size-complex="8.5pt"/>
    </style:style>
    <style:style style:name="T3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0" style:parent-style-name="DefaultParagraphFont" style:family="text">
      <style:text-properties style:font-name-asian="Times New Roman" style:font-name-complex="Times New Roman" fo:color="#000000" fo:font-size="8.5pt" style:font-size-asian="8.5pt" style:font-size-complex="8.5pt"/>
    </style:style>
    <style:style style:name="T3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2" style:parent-style-name="DefaultParagraphFont" style:family="text">
      <style:text-properties style:font-name-asian="Times New Roman" style:font-name-complex="Times New Roman" fo:color="#000000" fo:font-size="8.5pt" style:font-size-asian="8.5pt" style:font-size-complex="8.5pt"/>
    </style:style>
    <style:style style:name="T3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4" style:parent-style-name="DefaultParagraphFont" style:family="text">
      <style:text-properties style:font-name-asian="Times New Roman" style:font-name-complex="Times New Roman" fo:color="#000000" fo:font-size="8.5pt" style:font-size-asian="8.5pt" style:font-size-complex="8.5pt"/>
    </style:style>
    <style:style style:name="T3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6" style:parent-style-name="DefaultParagraphFont" style:family="text">
      <style:text-properties style:font-name-asian="Times New Roman" style:font-name-complex="Times New Roman" fo:color="#000000" fo:font-size="8.5pt" style:font-size-asian="8.5pt" style:font-size-complex="8.5pt"/>
    </style:style>
    <style:style style:name="T3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8" style:parent-style-name="DefaultParagraphFont" style:family="text">
      <style:text-properties style:font-name-asian="Times New Roman" style:font-name-complex="Times New Roman" fo:color="#000000" fo:font-size="8.5pt" style:font-size-asian="8.5pt" style:font-size-complex="8.5pt"/>
    </style:style>
    <style:style style:name="T3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0" style:parent-style-name="DefaultParagraphFont" style:family="text">
      <style:text-properties style:font-name-asian="Times New Roman" style:font-name-complex="Times New Roman" fo:color="#000000" fo:font-size="8.5pt" style:font-size-asian="8.5pt" style:font-size-complex="8.5pt"/>
    </style:style>
    <style:style style:name="T3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2" style:parent-style-name="DefaultParagraphFont" style:family="text">
      <style:text-properties style:font-name-asian="Times New Roman" style:font-name-complex="Times New Roman" fo:color="#000000" fo:font-size="8.5pt" style:font-size-asian="8.5pt" style:font-size-complex="8.5pt"/>
    </style:style>
    <style:style style:name="T3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4" style:parent-style-name="DefaultParagraphFont" style:family="text">
      <style:text-properties style:font-name-asian="Times New Roman" style:font-name-complex="Times New Roman" fo:color="#000000" fo:font-size="8.5pt" style:font-size-asian="8.5pt" style:font-size-complex="8.5pt"/>
    </style:style>
    <style:style style:name="T3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6" style:parent-style-name="DefaultParagraphFont" style:family="text">
      <style:text-properties style:font-name-asian="Times New Roman" style:font-name-complex="Times New Roman" fo:color="#000000" fo:font-size="8.5pt" style:font-size-asian="8.5pt" style:font-size-complex="8.5pt"/>
    </style:style>
    <style:style style:name="T38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88" style:parent-style-name="DefaultParagraphFont" style:family="text">
      <style:text-properties style:font-name-asian="Times New Roman" style:font-name-complex="Times New Roman" fo:color="#000000" fo:font-size="8.5pt" style:font-size-asian="8.5pt" style:font-size-complex="8.5pt"/>
    </style:style>
    <style:style style:name="T3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0" style:parent-style-name="DefaultParagraphFont" style:family="text">
      <style:text-properties style:font-name-asian="Times New Roman" style:font-name-complex="Times New Roman" fo:color="#000000" fo:font-size="8.5pt" style:font-size-asian="8.5pt" style:font-size-complex="8.5pt"/>
    </style:style>
    <style:style style:name="T391" style:parent-style-name="DefaultParagraphFont" style:family="text">
      <style:text-properties style:font-name-asian="Times New Roman" style:font-name-complex="Times New Roman" fo:color="#000000" fo:font-size="8.5pt" style:font-size-asian="8.5pt" style:font-size-complex="8.5pt"/>
    </style:style>
    <style:style style:name="T3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3" style:parent-style-name="DefaultParagraphFont" style:family="text">
      <style:text-properties style:font-name-asian="Times New Roman" style:font-name-complex="Times New Roman" fo:color="#000000" fo:font-size="8.5pt" style:font-size-asian="8.5pt" style:font-size-complex="8.5pt"/>
    </style:style>
    <style:style style:name="T3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5" style:parent-style-name="DefaultParagraphFont" style:family="text">
      <style:text-properties style:font-name-asian="Times New Roman" style:font-name-complex="Times New Roman" fo:color="#000000" fo:font-size="8.5pt" style:font-size-asian="8.5pt" style:font-size-complex="8.5pt"/>
    </style:style>
    <style:style style:name="T3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7" style:parent-style-name="DefaultParagraphFont" style:family="text">
      <style:text-properties style:font-name-asian="Times New Roman" style:font-name-complex="Times New Roman" fo:color="#000000" fo:font-size="8.5pt" style:font-size-asian="8.5pt" style:font-size-complex="8.5pt"/>
    </style:style>
    <style:style style:name="T3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9" style:parent-style-name="DefaultParagraphFont" style:family="text">
      <style:text-properties style:font-name-asian="Times New Roman" style:font-name-complex="Times New Roman" fo:color="#000000" fo:font-size="8.5pt" style:font-size-asian="8.5pt" style:font-size-complex="8.5pt"/>
    </style:style>
    <style:style style:name="P400"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401" style:parent-style-name="Standard" style:family="paragraph">
      <style:paragraph-properties style:text-autospace="none" fo:margin-top="0.0208in" fo:margin-right="0.0312in"/>
    </style:style>
    <style:style style:name="T4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3" style:parent-style-name="DefaultParagraphFont" style:family="text">
      <style:text-properties style:font-name-asian="Times New Roman" style:font-name-complex="Times New Roman" fo:color="#000000" fo:font-size="8.5pt" style:font-size-asian="8.5pt" style:font-size-complex="8.5pt"/>
    </style:style>
    <style:style style:name="T4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5" style:parent-style-name="DefaultParagraphFont" style:family="text">
      <style:text-properties style:font-name-asian="Times New Roman" style:font-name-complex="Times New Roman" fo:color="#000000" fo:font-size="8.5pt" style:font-size-asian="8.5pt" style:font-size-complex="8.5pt"/>
    </style:style>
    <style:style style:name="T4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7" style:parent-style-name="DefaultParagraphFont" style:family="text">
      <style:text-properties style:font-name-asian="Times New Roman" style:font-name-complex="Times New Roman" fo:color="#000000" fo:font-size="8.5pt" style:font-size-asian="8.5pt" style:font-size-complex="8.5pt"/>
    </style:style>
    <style:style style:name="T4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9" style:parent-style-name="DefaultParagraphFont" style:family="text">
      <style:text-properties style:font-name-asian="Times New Roman" style:font-name-complex="Times New Roman" fo:color="#000000" fo:font-size="8.5pt" style:font-size-asian="8.5pt" style:font-size-complex="8.5pt"/>
    </style:style>
    <style:style style:name="T4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1" style:parent-style-name="DefaultParagraphFont" style:family="text">
      <style:text-properties style:font-name-asian="Times New Roman" style:font-name-complex="Times New Roman" fo:color="#000000" fo:font-size="8.5pt" style:font-size-asian="8.5pt" style:font-size-complex="8.5pt"/>
    </style:style>
    <style:style style:name="T4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3" style:parent-style-name="DefaultParagraphFont" style:family="text">
      <style:text-properties style:font-name-asian="Times New Roman" style:font-name-complex="Times New Roman" fo:color="#000000" fo:font-size="8.5pt" style:font-size-asian="8.5pt" style:font-size-complex="8.5pt"/>
    </style:style>
    <style:style style:name="T4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5" style:parent-style-name="DefaultParagraphFont" style:family="text">
      <style:text-properties style:font-name-asian="Times New Roman" style:font-name-complex="Times New Roman" fo:color="#000000" fo:font-size="8.5pt" style:font-size-asian="8.5pt" style:font-size-complex="8.5pt"/>
    </style:style>
    <style:style style:name="T4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7" style:parent-style-name="DefaultParagraphFont" style:family="text">
      <style:text-properties style:font-name-asian="Times New Roman" style:font-name-complex="Times New Roman" fo:color="#000000" fo:font-size="8.5pt" style:font-size-asian="8.5pt" style:font-size-complex="8.5pt"/>
    </style:style>
    <style:style style:name="T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9" style:parent-style-name="DefaultParagraphFont" style:family="text">
      <style:text-properties style:font-name-asian="Times New Roman" style:font-name-complex="Times New Roman" fo:color="#000000" fo:font-size="8.5pt" style:font-size-asian="8.5pt" style:font-size-complex="8.5pt"/>
    </style:style>
    <style:style style:name="T4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1" style:parent-style-name="DefaultParagraphFont" style:family="text">
      <style:text-properties style:font-name-asian="Times New Roman" style:font-name-complex="Times New Roman" fo:color="#000000" fo:font-size="8.5pt" style:font-size-asian="8.5pt" style:font-size-complex="8.5pt"/>
    </style:style>
    <style:style style:name="T42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23" style:parent-style-name="DefaultParagraphFont" style:family="text">
      <style:text-properties style:font-name-asian="Times New Roman" style:font-name-complex="Times New Roman" fo:color="#000000" fo:font-size="8.5pt" style:font-size-asian="8.5pt" style:font-size-complex="8.5pt"/>
    </style:style>
    <style:style style:name="T4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5" style:parent-style-name="DefaultParagraphFont" style:family="text">
      <style:text-properties style:font-name-asian="Times New Roman" style:font-name-complex="Times New Roman" fo:color="#000000" fo:font-size="8.5pt" style:font-size-asian="8.5pt" style:font-size-complex="8.5pt"/>
    </style:style>
    <style:style style:name="T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7" style:parent-style-name="DefaultParagraphFont" style:family="text">
      <style:text-properties style:font-name-asian="Times New Roman" style:font-name-complex="Times New Roman" fo:color="#000000" fo:font-size="8.5pt" style:font-size-asian="8.5pt" style:font-size-complex="8.5pt"/>
    </style:style>
    <style:style style:name="T4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9" style:parent-style-name="DefaultParagraphFont" style:family="text">
      <style:text-properties style:font-name-asian="Times New Roman" style:font-name-complex="Times New Roman" fo:color="#000000" fo:font-size="8.5pt" style:font-size-asian="8.5pt" style:font-size-complex="8.5pt"/>
    </style:style>
    <style:style style:name="T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1" style:parent-style-name="DefaultParagraphFont" style:family="text">
      <style:text-properties style:font-name-asian="Times New Roman" style:font-name-complex="Times New Roman" fo:color="#000000" fo:font-size="8.5pt" style:font-size-asian="8.5pt" style:font-size-complex="8.5pt"/>
    </style:style>
    <style:style style:name="T4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3" style:parent-style-name="DefaultParagraphFont" style:family="text">
      <style:text-properties style:font-name-asian="Times New Roman" style:font-name-complex="Times New Roman" fo:color="#000000" fo:font-size="8.5pt" style:font-size-asian="8.5pt" style:font-size-complex="8.5pt"/>
    </style:style>
    <style:style style:name="T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5" style:parent-style-name="DefaultParagraphFont" style:family="text">
      <style:text-properties style:font-name-asian="Times New Roman" style:font-name-complex="Times New Roman" fo:color="#000000" fo:font-size="8.5pt" style:font-size-asian="8.5pt" style:font-size-complex="8.5pt"/>
    </style:style>
    <style:style style:name="T436" style:parent-style-name="DefaultParagraphFont" style:family="text">
      <style:text-properties style:font-name-asian="Times New Roman" style:font-name-complex="Times New Roman" fo:color="#000000" fo:font-size="8.5pt" style:font-size-asian="8.5pt" style:font-size-complex="8.5pt"/>
    </style:style>
    <style:style style:name="T4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8" style:parent-style-name="DefaultParagraphFont" style:family="text">
      <style:text-properties style:font-name-asian="Times New Roman" style:font-name-complex="Times New Roman" fo:color="#000000" fo:font-size="8.5pt" style:font-size-asian="8.5pt" style:font-size-complex="8.5pt"/>
    </style:style>
    <style:style style:name="T4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0" style:parent-style-name="DefaultParagraphFont" style:family="text">
      <style:text-properties style:font-name-asian="Times New Roman" style:font-name-complex="Times New Roman" fo:color="#000000" fo:font-size="8.5pt" style:font-size-asian="8.5pt" style:font-size-complex="8.5pt"/>
    </style:style>
    <style:style style:name="T4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2" style:parent-style-name="DefaultParagraphFont" style:family="text">
      <style:text-properties style:font-name-asian="Times New Roman" style:font-name-complex="Times New Roman" fo:color="#000000" fo:font-size="8.5pt" style:font-size-asian="8.5pt" style:font-size-complex="8.5pt"/>
    </style:style>
    <style:style style:name="T4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4" style:parent-style-name="DefaultParagraphFont" style:family="text">
      <style:text-properties style:font-name-asian="Times New Roman" style:font-name-complex="Times New Roman" fo:color="#000000" fo:font-size="8.5pt" style:font-size-asian="8.5pt" style:font-size-complex="8.5pt"/>
    </style:style>
    <style:style style:name="T4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46" style:parent-style-name="DefaultParagraphFont" style:family="text">
      <style:text-properties style:font-name-asian="Times New Roman" style:font-name-complex="Times New Roman" fo:color="#000000" fo:font-size="8.5pt" style:font-size-asian="8.5pt" style:font-size-complex="8.5pt"/>
    </style:style>
    <style:style style:name="T44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48" style:parent-style-name="DefaultParagraphFont" style:family="text">
      <style:text-properties style:font-name-asian="Times New Roman" style:font-name-complex="Times New Roman" fo:color="#000000" fo:font-size="8.5pt" style:font-size-asian="8.5pt" style:font-size-complex="8.5pt"/>
    </style:style>
    <style:style style:name="T4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0" style:parent-style-name="DefaultParagraphFont" style:family="text">
      <style:text-properties style:font-name-asian="Times New Roman" style:font-name-complex="Times New Roman" fo:color="#000000" fo:font-size="8.5pt" style:font-size-asian="8.5pt" style:font-size-complex="8.5pt"/>
    </style:style>
    <style:style style:name="T4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2" style:parent-style-name="DefaultParagraphFont" style:family="text">
      <style:text-properties style:font-name-asian="Times New Roman" style:font-name-complex="Times New Roman" fo:color="#000000" fo:font-size="8.5pt" style:font-size-asian="8.5pt" style:font-size-complex="8.5pt"/>
    </style:style>
    <style:style style:name="T4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4" style:parent-style-name="DefaultParagraphFont" style:family="text">
      <style:text-properties style:font-name-asian="Times New Roman" style:font-name-complex="Times New Roman" fo:color="#000000" fo:font-size="8.5pt" style:font-size-asian="8.5pt" style:font-size-complex="8.5pt"/>
    </style:style>
    <style:style style:name="T4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6" style:parent-style-name="DefaultParagraphFont" style:family="text">
      <style:text-properties style:font-name-asian="Times New Roman" style:font-name-complex="Times New Roman" fo:color="#000000" fo:font-size="8.5pt" style:font-size-asian="8.5pt" style:font-size-complex="8.5pt"/>
    </style:style>
    <style:style style:name="T4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8" style:parent-style-name="DefaultParagraphFont" style:family="text">
      <style:text-properties style:font-name-asian="Times New Roman" style:font-name-complex="Times New Roman" fo:color="#000000" fo:font-size="8.5pt" style:font-size-asian="8.5pt" style:font-size-complex="8.5pt"/>
    </style:style>
    <style:style style:name="P459"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460" style:parent-style-name="Standard" style:family="paragraph">
      <style:paragraph-properties style:text-autospace="none" fo:margin-top="0.0208in" fo:margin-right="0.0312in"/>
    </style:style>
    <style:style style:name="T4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2" style:parent-style-name="DefaultParagraphFont" style:family="text">
      <style:text-properties style:font-name-asian="Times New Roman" style:font-name-complex="Times New Roman" fo:color="#000000" fo:font-size="8.5pt" style:font-size-asian="8.5pt" style:font-size-complex="8.5pt"/>
    </style:style>
    <style:style style:name="T4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4" style:parent-style-name="DefaultParagraphFont" style:family="text">
      <style:text-properties style:font-name-asian="Times New Roman" style:font-name-complex="Times New Roman" fo:color="#000000" fo:font-size="8.5pt" style:font-size-asian="8.5pt" style:font-size-complex="8.5pt"/>
    </style:style>
    <style:style style:name="T4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6" style:parent-style-name="DefaultParagraphFont" style:family="text">
      <style:text-properties style:font-name-asian="Times New Roman" style:font-name-complex="Times New Roman" fo:color="#000000" fo:font-size="8.5pt" style:font-size-asian="8.5pt" style:font-size-complex="8.5pt"/>
    </style:style>
    <style:style style:name="T4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8" style:parent-style-name="DefaultParagraphFont" style:family="text">
      <style:text-properties style:font-name-asian="Times New Roman" style:font-name-complex="Times New Roman" fo:color="#000000" fo:font-size="8.5pt" style:font-size-asian="8.5pt" style:font-size-complex="8.5pt"/>
    </style:style>
    <style:style style:name="T4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0" style:parent-style-name="DefaultParagraphFont" style:family="text">
      <style:text-properties style:font-name-asian="Times New Roman" style:font-name-complex="Times New Roman" fo:color="#000000" fo:font-size="8.5pt" style:font-size-asian="8.5pt" style:font-size-complex="8.5pt"/>
    </style:style>
    <style:style style:name="T4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2" style:parent-style-name="DefaultParagraphFont" style:family="text">
      <style:text-properties style:font-name-asian="Times New Roman" style:font-name-complex="Times New Roman" fo:color="#000000" fo:font-size="8.5pt" style:font-size-asian="8.5pt" style:font-size-complex="8.5pt"/>
    </style:style>
    <style:style style:name="T4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4" style:parent-style-name="DefaultParagraphFont" style:family="text">
      <style:text-properties style:font-name-asian="Times New Roman" style:font-name-complex="Times New Roman" fo:color="#000000" fo:font-size="8.5pt" style:font-size-asian="8.5pt" style:font-size-complex="8.5pt"/>
    </style:style>
    <style:style style:name="T4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6" style:parent-style-name="DefaultParagraphFont" style:family="text">
      <style:text-properties style:font-name-asian="Times New Roman" style:font-name-complex="Times New Roman" fo:color="#000000" fo:font-size="8.5pt" style:font-size-asian="8.5pt" style:font-size-complex="8.5pt"/>
    </style:style>
    <style:style style:name="T477" style:parent-style-name="DefaultParagraphFont" style:family="text">
      <style:text-properties style:font-name-asian="Times New Roman" style:font-name-complex="Times New Roman" fo:color="#000000" fo:font-size="8.5pt" style:font-size-asian="8.5pt" style:font-size-complex="8.5pt"/>
    </style:style>
    <style:style style:name="T4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9" style:parent-style-name="DefaultParagraphFont" style:family="text">
      <style:text-properties style:font-name-asian="Times New Roman" style:font-name-complex="Times New Roman" fo:color="#000000" fo:font-size="8.5pt" style:font-size-asian="8.5pt" style:font-size-complex="8.5pt"/>
    </style:style>
    <style:style style:name="T4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81" style:parent-style-name="DefaultParagraphFont" style:family="text">
      <style:text-properties style:font-name-asian="Times New Roman" style:font-name-complex="Times New Roman" fo:color="#000000" fo:font-size="8.5pt" style:font-size-asian="8.5pt" style:font-size-complex="8.5pt"/>
    </style:style>
    <style:style style:name="T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3" style:parent-style-name="DefaultParagraphFont" style:family="text">
      <style:text-properties style:font-name-asian="Times New Roman" style:font-name-complex="Times New Roman" fo:color="#000000" fo:font-size="8.5pt" style:font-size-asian="8.5pt" style:font-size-complex="8.5pt"/>
    </style:style>
    <style:style style:name="T4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85" style:parent-style-name="DefaultParagraphFont" style:family="text">
      <style:text-properties style:font-name-asian="Times New Roman" style:font-name-complex="Times New Roman" fo:color="#000000" fo:font-size="8.5pt" style:font-size-asian="8.5pt" style:font-size-complex="8.5pt"/>
    </style:style>
    <style:style style:name="T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7" style:parent-style-name="DefaultParagraphFont" style:family="text">
      <style:text-properties style:font-name-asian="Times New Roman" style:font-name-complex="Times New Roman" fo:color="#000000" fo:font-size="8.5pt" style:font-size-asian="8.5pt" style:font-size-complex="8.5pt"/>
    </style:style>
    <style:style style:name="T4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9" style:parent-style-name="DefaultParagraphFont" style:family="text">
      <style:text-properties style:font-name-asian="Times New Roman" style:font-name-complex="Times New Roman" fo:color="#000000" fo:font-size="8.5pt" style:font-size-asian="8.5pt" style:font-size-complex="8.5pt"/>
    </style:style>
    <style:style style:name="T4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1" style:parent-style-name="DefaultParagraphFont" style:family="text">
      <style:text-properties style:font-name-asian="Times New Roman" style:font-name-complex="Times New Roman" fo:color="#000000" fo:font-size="8.5pt" style:font-size-asian="8.5pt" style:font-size-complex="8.5pt"/>
    </style:style>
    <style:style style:name="T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3" style:parent-style-name="DefaultParagraphFont" style:family="text">
      <style:text-properties style:font-name-asian="Times New Roman" style:font-name-complex="Times New Roman" fo:color="#000000" fo:font-size="8.5pt" style:font-size-asian="8.5pt" style:font-size-complex="8.5pt"/>
    </style:style>
    <style:style style:name="T4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5" style:parent-style-name="DefaultParagraphFont" style:family="text">
      <style:text-properties style:font-name-asian="Times New Roman" style:font-name-complex="Times New Roman" fo:color="#000000" fo:font-size="8.5pt" style:font-size-asian="8.5pt" style:font-size-complex="8.5pt"/>
    </style:style>
    <style:style style:name="T4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7" style:parent-style-name="DefaultParagraphFont" style:family="text">
      <style:text-properties style:font-name-asian="Times New Roman" style:font-name-complex="Times New Roman" fo:color="#000000" fo:font-size="8.5pt" style:font-size-asian="8.5pt" style:font-size-complex="8.5pt"/>
    </style:style>
    <style:style style:name="T4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9" style:parent-style-name="DefaultParagraphFont" style:family="text">
      <style:text-properties style:font-name-asian="Times New Roman" style:font-name-complex="Times New Roman" fo:color="#000000" fo:font-size="8.5pt" style:font-size-asian="8.5pt" style:font-size-complex="8.5pt"/>
    </style:style>
    <style:style style:name="T5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1" style:parent-style-name="DefaultParagraphFont" style:family="text">
      <style:text-properties style:font-name-asian="Times New Roman" style:font-name-complex="Times New Roman" fo:color="#000000" fo:font-size="8.5pt" style:font-size-asian="8.5pt" style:font-size-complex="8.5pt"/>
    </style:style>
    <style:style style:name="T5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3" style:parent-style-name="DefaultParagraphFont" style:family="text">
      <style:text-properties style:font-name-asian="Times New Roman" style:font-name-complex="Times New Roman" fo:color="#000000" fo:font-size="8.5pt" style:font-size-asian="8.5pt" style:font-size-complex="8.5pt"/>
    </style:style>
    <style:style style:name="T5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5" style:parent-style-name="DefaultParagraphFont" style:family="text">
      <style:text-properties style:font-name-asian="Times New Roman" style:font-name-complex="Times New Roman" fo:color="#000000" fo:font-size="8.5pt" style:font-size-asian="8.5pt" style:font-size-complex="8.5pt"/>
    </style:style>
    <style:style style:name="T5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7" style:parent-style-name="DefaultParagraphFont" style:family="text">
      <style:text-properties style:font-name-asian="Times New Roman" style:font-name-complex="Times New Roman" fo:color="#000000" fo:font-size="8.5pt" style:font-size-asian="8.5pt" style:font-size-complex="8.5pt"/>
    </style:style>
    <style:style style:name="T5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9" style:parent-style-name="DefaultParagraphFont" style:family="text">
      <style:text-properties style:font-name-asian="Times New Roman" style:font-name-complex="Times New Roman" fo:color="#000000" fo:font-size="8.5pt" style:font-size-asian="8.5pt" style:font-size-complex="8.5pt"/>
    </style:style>
    <style:style style:name="T5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1" style:parent-style-name="DefaultParagraphFont" style:family="text">
      <style:text-properties style:font-name-asian="Times New Roman" style:font-name-complex="Times New Roman" fo:color="#000000" fo:font-size="8.5pt" style:font-size-asian="8.5pt" style:font-size-complex="8.5pt"/>
    </style:style>
    <style:style style:name="T5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3" style:parent-style-name="DefaultParagraphFont" style:family="text">
      <style:text-properties style:font-name-asian="Times New Roman" style:font-name-complex="Times New Roman" fo:color="#000000" fo:font-size="8.5pt" style:font-size-asian="8.5pt" style:font-size-complex="8.5pt"/>
    </style:style>
    <style:style style:name="T514" style:parent-style-name="DefaultParagraphFont" style:family="text">
      <style:text-properties style:font-name-asian="Times New Roman" style:font-name-complex="Times New Roman" fo:color="#000000" fo:font-size="8.5pt" style:font-size-asian="8.5pt" style:font-size-complex="8.5pt"/>
    </style:style>
    <style:style style:name="T5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6" style:parent-style-name="DefaultParagraphFont" style:family="text">
      <style:text-properties style:font-name-asian="Times New Roman" style:font-name-complex="Times New Roman" fo:color="#000000" fo:font-size="8.5pt" style:font-size-asian="8.5pt" style:font-size-complex="8.5pt"/>
    </style:style>
    <style:style style:name="T5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8" style:parent-style-name="DefaultParagraphFont" style:family="text">
      <style:text-properties style:font-name-asian="Times New Roman" style:font-name-complex="Times New Roman" fo:color="#000000" fo:font-size="8.5pt" style:font-size-asian="8.5pt" style:font-size-complex="8.5pt"/>
    </style:style>
    <style:style style:name="T5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0" style:parent-style-name="DefaultParagraphFont" style:family="text">
      <style:text-properties style:font-name-asian="Times New Roman" style:font-name-complex="Times New Roman" fo:color="#000000" fo:font-size="8.5pt" style:font-size-asian="8.5pt" style:font-size-complex="8.5pt"/>
    </style:style>
    <style:style style:name="T5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2" style:parent-style-name="DefaultParagraphFont" style:family="text">
      <style:text-properties style:font-name-asian="Times New Roman" style:font-name-complex="Times New Roman" fo:color="#000000" fo:font-size="8.5pt" style:font-size-asian="8.5pt" style:font-size-complex="8.5pt"/>
    </style:style>
    <style:style style:name="T52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24" style:parent-style-name="DefaultParagraphFont" style:family="text">
      <style:text-properties style:font-name-asian="Times New Roman" style:font-name-complex="Times New Roman" fo:color="#000000" fo:font-size="8.5pt" style:font-size-asian="8.5pt" style:font-size-complex="8.5pt"/>
    </style:style>
    <style:style style:name="T5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6" style:parent-style-name="DefaultParagraphFont" style:family="text">
      <style:text-properties style:font-name-asian="Times New Roman" style:font-name-complex="Times New Roman" fo:color="#000000" fo:font-size="8.5pt" style:font-size-asian="8.5pt" style:font-size-complex="8.5pt"/>
    </style:style>
    <style:style style:name="T5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8" style:parent-style-name="DefaultParagraphFont" style:family="text">
      <style:text-properties style:font-name-asian="Times New Roman" style:font-name-complex="Times New Roman" fo:color="#000000" fo:font-size="8.5pt" style:font-size-asian="8.5pt" style:font-size-complex="8.5pt"/>
    </style:style>
    <style:style style:name="T5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0" style:parent-style-name="DefaultParagraphFont" style:family="text">
      <style:text-properties style:font-name-asian="Times New Roman" style:font-name-complex="Times New Roman" fo:color="#000000" fo:font-size="8.5pt" style:font-size-asian="8.5pt" style:font-size-complex="8.5pt"/>
    </style:style>
    <style:style style:name="T5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2" style:parent-style-name="DefaultParagraphFont" style:family="text">
      <style:text-properties style:font-name-asian="Times New Roman" style:font-name-complex="Times New Roman" fo:color="#000000" fo:font-size="8.5pt" style:font-size-asian="8.5pt" style:font-size-complex="8.5pt"/>
    </style:style>
    <style:style style:name="P53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534" style:parent-style-name="Standard" style:family="paragraph">
      <style:paragraph-properties style:text-autospace="none" fo:margin-top="0.0208in" fo:margin-right="0.0312in"/>
    </style:style>
    <style:style style:name="T5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6" style:parent-style-name="DefaultParagraphFont" style:family="text">
      <style:text-properties style:font-name-asian="Times New Roman" style:font-name-complex="Times New Roman" fo:color="#000000" fo:font-size="8.5pt" style:font-size-asian="8.5pt" style:font-size-complex="8.5pt"/>
    </style:style>
    <style:style style:name="T5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8" style:parent-style-name="DefaultParagraphFont" style:family="text">
      <style:text-properties style:font-name-asian="Times New Roman" style:font-name-complex="Times New Roman" fo:color="#000000" fo:font-size="8.5pt" style:font-size-asian="8.5pt" style:font-size-complex="8.5pt"/>
    </style:style>
    <style:style style:name="T5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0" style:parent-style-name="DefaultParagraphFont" style:family="text">
      <style:text-properties style:font-name-asian="Times New Roman" style:font-name-complex="Times New Roman" fo:color="#000000" fo:font-size="8.5pt" style:font-size-asian="8.5pt" style:font-size-complex="8.5pt"/>
    </style:style>
    <style:style style:name="T5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2" style:parent-style-name="DefaultParagraphFont" style:family="text">
      <style:text-properties style:font-name-asian="Times New Roman" style:font-name-complex="Times New Roman" fo:color="#000000" fo:font-size="8.5pt" style:font-size-asian="8.5pt" style:font-size-complex="8.5pt"/>
    </style:style>
    <style:style style:name="T5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4" style:parent-style-name="DefaultParagraphFont" style:family="text">
      <style:text-properties style:font-name-asian="Times New Roman" style:font-name-complex="Times New Roman" fo:color="#000000" fo:font-size="8.5pt" style:font-size-asian="8.5pt" style:font-size-complex="8.5pt"/>
    </style:style>
    <style:style style:name="T5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6" style:parent-style-name="DefaultParagraphFont" style:family="text">
      <style:text-properties style:font-name-asian="Times New Roman" style:font-name-complex="Times New Roman" fo:color="#000000" fo:font-size="8.5pt" style:font-size-asian="8.5pt" style:font-size-complex="8.5pt"/>
    </style:style>
    <style:style style:name="T5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8" style:parent-style-name="DefaultParagraphFont" style:family="text">
      <style:text-properties style:font-name-asian="Times New Roman" style:font-name-complex="Times New Roman" fo:color="#000000" fo:font-size="8.5pt" style:font-size-asian="8.5pt" style:font-size-complex="8.5pt"/>
    </style:style>
    <style:style style:name="T5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0" style:parent-style-name="DefaultParagraphFont" style:family="text">
      <style:text-properties style:font-name-asian="Times New Roman" style:font-name-complex="Times New Roman" fo:color="#000000" fo:font-size="8.5pt" style:font-size-asian="8.5pt" style:font-size-complex="8.5pt"/>
    </style:style>
    <style:style style:name="T5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2" style:parent-style-name="DefaultParagraphFont" style:family="text">
      <style:text-properties style:font-name-asian="Times New Roman" style:font-name-complex="Times New Roman" fo:color="#000000" fo:font-size="8.5pt" style:font-size-asian="8.5pt" style:font-size-complex="8.5pt"/>
    </style:style>
    <style:style style:name="T5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4" style:parent-style-name="DefaultParagraphFont" style:family="text">
      <style:text-properties style:font-name-asian="Times New Roman" style:font-name-complex="Times New Roman" fo:color="#000000" fo:font-size="8.5pt" style:font-size-asian="8.5pt" style:font-size-complex="8.5pt"/>
    </style:style>
    <style:style style:name="T555" style:parent-style-name="DefaultParagraphFont" style:family="text">
      <style:text-properties style:font-name-asian="Times New Roman" style:font-name-complex="Times New Roman" fo:color="#000000" fo:font-size="8.5pt" style:font-size-asian="8.5pt" style:font-size-complex="8.5pt"/>
    </style:style>
    <style:style style:name="T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7" style:parent-style-name="DefaultParagraphFont" style:family="text">
      <style:text-properties style:font-name-asian="Times New Roman" style:font-name-complex="Times New Roman" fo:color="#000000" fo:font-size="8.5pt" style:font-size-asian="8.5pt" style:font-size-complex="8.5pt"/>
    </style:style>
    <style:style style:name="T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9" style:parent-style-name="DefaultParagraphFont" style:family="text">
      <style:text-properties style:font-name-asian="Times New Roman" style:font-name-complex="Times New Roman" fo:color="#000000" fo:font-size="8.5pt" style:font-size-asian="8.5pt" style:font-size-complex="8.5pt"/>
    </style:style>
    <style:style style:name="T5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1" style:parent-style-name="DefaultParagraphFont" style:family="text">
      <style:text-properties style:font-name-asian="Times New Roman" style:font-name-complex="Times New Roman" fo:color="#000000" fo:font-size="8.5pt" style:font-size-asian="8.5pt" style:font-size-complex="8.5pt"/>
    </style:style>
    <style:style style:name="T5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3" style:parent-style-name="DefaultParagraphFont" style:family="text">
      <style:text-properties style:font-name-asian="Times New Roman" style:font-name-complex="Times New Roman" fo:color="#000000" fo:font-size="8.5pt" style:font-size-asian="8.5pt" style:font-size-complex="8.5pt"/>
    </style:style>
    <style:style style:name="T5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5" style:parent-style-name="DefaultParagraphFont" style:family="text">
      <style:text-properties style:font-name-asian="Times New Roman" style:font-name-complex="Times New Roman" fo:color="#000000" fo:font-size="8.5pt" style:font-size-asian="8.5pt" style:font-size-complex="8.5pt"/>
    </style:style>
    <style:style style:name="T5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7" style:parent-style-name="DefaultParagraphFont" style:family="text">
      <style:text-properties style:font-name-asian="Times New Roman" style:font-name-complex="Times New Roman" fo:color="#000000" fo:font-size="8.5pt" style:font-size-asian="8.5pt" style:font-size-complex="8.5pt"/>
    </style:style>
    <style:style style:name="T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9" style:parent-style-name="DefaultParagraphFont" style:family="text">
      <style:text-properties style:font-name-asian="Times New Roman" style:font-name-complex="Times New Roman" fo:color="#000000" fo:font-size="8.5pt" style:font-size-asian="8.5pt" style:font-size-complex="8.5pt"/>
    </style:style>
    <style:style style:name="T5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1" style:parent-style-name="DefaultParagraphFont" style:family="text">
      <style:text-properties style:font-name-asian="Times New Roman" style:font-name-complex="Times New Roman" fo:color="#000000" fo:font-size="8.5pt" style:font-size-asian="8.5pt" style:font-size-complex="8.5pt"/>
    </style:style>
    <style:style style:name="T5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3" style:parent-style-name="DefaultParagraphFont" style:family="text">
      <style:text-properties style:font-name-asian="Times New Roman" style:font-name-complex="Times New Roman" fo:color="#000000" fo:font-size="8.5pt" style:font-size-asian="8.5pt" style:font-size-complex="8.5pt"/>
    </style:style>
    <style:style style:name="T5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5" style:parent-style-name="DefaultParagraphFont" style:family="text">
      <style:text-properties style:font-name-asian="Times New Roman" style:font-name-complex="Times New Roman" fo:color="#000000" fo:font-size="8.5pt" style:font-size-asian="8.5pt" style:font-size-complex="8.5pt"/>
    </style:style>
    <style:style style:name="T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7" style:parent-style-name="DefaultParagraphFont" style:family="text">
      <style:text-properties style:font-name-asian="Times New Roman" style:font-name-complex="Times New Roman" fo:color="#000000" fo:font-size="8.5pt" style:font-size-asian="8.5pt" style:font-size-complex="8.5pt"/>
    </style:style>
    <style:style style:name="T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9" style:parent-style-name="DefaultParagraphFont" style:family="text">
      <style:text-properties style:font-name-asian="Times New Roman" style:font-name-complex="Times New Roman" fo:color="#000000" fo:font-size="8.5pt" style:font-size-asian="8.5pt" style:font-size-complex="8.5pt"/>
    </style:style>
    <style:style style:name="T5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1" style:parent-style-name="DefaultParagraphFont" style:family="text">
      <style:text-properties style:font-name-asian="Times New Roman" style:font-name-complex="Times New Roman" fo:color="#000000" fo:font-size="8.5pt" style:font-size-asian="8.5pt" style:font-size-complex="8.5pt"/>
    </style:style>
    <style:style style:name="T5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3" style:parent-style-name="DefaultParagraphFont" style:family="text">
      <style:text-properties style:font-name-asian="Times New Roman" style:font-name-complex="Times New Roman" fo:color="#000000" fo:font-size="8.5pt" style:font-size-asian="8.5pt" style:font-size-complex="8.5pt"/>
    </style:style>
    <style:style style:name="T5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5" style:parent-style-name="DefaultParagraphFont" style:family="text">
      <style:text-properties style:font-name-asian="Times New Roman" style:font-name-complex="Times New Roman" fo:color="#000000" fo:font-size="8.5pt" style:font-size-asian="8.5pt" style:font-size-complex="8.5pt"/>
    </style:style>
    <style:style style:name="T5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7" style:parent-style-name="DefaultParagraphFont" style:family="text">
      <style:text-properties style:font-name-asian="Times New Roman" style:font-name-complex="Times New Roman" fo:color="#000000" fo:font-size="8.5pt" style:font-size-asian="8.5pt" style:font-size-complex="8.5pt"/>
    </style:style>
    <style:style style:name="T5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9" style:parent-style-name="DefaultParagraphFont" style:family="text">
      <style:text-properties style:font-name-asian="Times New Roman" style:font-name-complex="Times New Roman" fo:color="#000000" fo:font-size="8.5pt" style:font-size-asian="8.5pt" style:font-size-complex="8.5pt"/>
    </style:style>
    <style:style style:name="T59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91" style:parent-style-name="DefaultParagraphFont" style:family="text">
      <style:text-properties style:font-name-asian="Times New Roman" style:font-name-complex="Times New Roman" fo:color="#000000" fo:font-size="8.5pt" style:font-size-asian="8.5pt" style:font-size-complex="8.5pt"/>
    </style:style>
    <style:style style:name="T5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3" style:parent-style-name="DefaultParagraphFont" style:family="text">
      <style:text-properties style:font-name-asian="Times New Roman" style:font-name-complex="Times New Roman" fo:color="#000000" fo:font-size="8.5pt" style:font-size-asian="8.5pt" style:font-size-complex="8.5pt"/>
    </style:style>
    <style:style style:name="T5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5" style:parent-style-name="DefaultParagraphFont" style:family="text">
      <style:text-properties style:font-name-asian="Times New Roman" style:font-name-complex="Times New Roman" fo:color="#000000" fo:font-size="8.5pt" style:font-size-asian="8.5pt" style:font-size-complex="8.5pt"/>
    </style:style>
    <style:style style:name="T596" style:parent-style-name="DefaultParagraphFont" style:family="text">
      <style:text-properties style:font-name-asian="Times New Roman" style:font-name-complex="Times New Roman" fo:color="#000000" fo:font-size="8.5pt" style:font-size-asian="8.5pt" style:font-size-complex="8.5pt"/>
    </style:style>
    <style:style style:name="T5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98" style:parent-style-name="DefaultParagraphFont" style:family="text">
      <style:text-properties style:font-name-asian="Times New Roman" style:font-name-complex="Times New Roman" fo:color="#000000" fo:font-size="8.5pt" style:font-size-asian="8.5pt" style:font-size-complex="8.5pt"/>
    </style:style>
    <style:style style:name="T5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0" style:parent-style-name="DefaultParagraphFont" style:family="text">
      <style:text-properties style:font-name-asian="Times New Roman" style:font-name-complex="Times New Roman" fo:color="#000000" fo:font-size="8.5pt" style:font-size-asian="8.5pt" style:font-size-complex="8.5pt"/>
    </style:style>
    <style:style style:name="T6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2" style:parent-style-name="DefaultParagraphFont" style:family="text">
      <style:text-properties style:font-name-asian="Times New Roman" style:font-name-complex="Times New Roman" fo:color="#000000" fo:font-size="8.5pt" style:font-size-asian="8.5pt" style:font-size-complex="8.5pt"/>
    </style:style>
    <style:style style:name="T6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4" style:parent-style-name="DefaultParagraphFont" style:family="text">
      <style:text-properties style:font-name-asian="Times New Roman" style:font-name-complex="Times New Roman" fo:color="#000000" fo:font-size="8.5pt" style:font-size-asian="8.5pt" style:font-size-complex="8.5pt"/>
    </style:style>
    <style:style style:name="T6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6" style:parent-style-name="DefaultParagraphFont" style:family="text">
      <style:text-properties style:font-name-asian="Times New Roman" style:font-name-complex="Times New Roman" fo:color="#000000" fo:font-size="8.5pt" style:font-size-asian="8.5pt" style:font-size-complex="8.5pt"/>
    </style:style>
    <style:style style:name="T6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8" style:parent-style-name="DefaultParagraphFont" style:family="text">
      <style:text-properties style:font-name-asian="Times New Roman" style:font-name-complex="Times New Roman" fo:color="#000000" fo:font-size="8.5pt" style:font-size-asian="8.5pt" style:font-size-complex="8.5pt"/>
    </style:style>
    <style:style style:name="T60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10" style:parent-style-name="DefaultParagraphFont" style:family="text">
      <style:text-properties style:font-name-asian="Times New Roman" style:font-name-complex="Times New Roman" fo:color="#000000" fo:font-size="8.5pt" style:font-size-asian="8.5pt" style:font-size-complex="8.5pt"/>
    </style:style>
    <style:style style:name="T6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2" style:parent-style-name="DefaultParagraphFont" style:family="text">
      <style:text-properties style:font-name-asian="Times New Roman" style:font-name-complex="Times New Roman" fo:color="#000000" fo:font-size="8.5pt" style:font-size-asian="8.5pt" style:font-size-complex="8.5pt"/>
    </style:style>
    <style:style style:name="P61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614" style:parent-style-name="Standard" style:family="paragraph">
      <style:paragraph-properties style:text-autospace="none" fo:margin-top="0.0208in" fo:margin-right="0.0312in"/>
    </style:style>
    <style:style style:name="T6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6" style:parent-style-name="DefaultParagraphFont" style:family="text">
      <style:text-properties style:font-name-asian="Times New Roman" style:font-name-complex="Times New Roman" fo:color="#000000" fo:font-size="8.5pt" style:font-size-asian="8.5pt" style:font-size-complex="8.5pt"/>
    </style:style>
    <style:style style:name="T6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8" style:parent-style-name="DefaultParagraphFont" style:family="text">
      <style:text-properties style:font-name-asian="Times New Roman" style:font-name-complex="Times New Roman" fo:color="#000000" fo:font-size="8.5pt" style:font-size-asian="8.5pt" style:font-size-complex="8.5pt"/>
    </style:style>
    <style:style style:name="T61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20" style:parent-style-name="DefaultParagraphFont" style:family="text">
      <style:text-properties style:font-name-asian="Times New Roman" style:font-name-complex="Times New Roman" fo:color="#000000" fo:font-size="8.5pt" style:font-size-asian="8.5pt" style:font-size-complex="8.5pt"/>
    </style:style>
    <style:style style:name="T6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2" style:parent-style-name="DefaultParagraphFont" style:family="text">
      <style:text-properties style:font-name-asian="Times New Roman" style:font-name-complex="Times New Roman" fo:color="#000000" fo:font-size="8.5pt" style:font-size-asian="8.5pt" style:font-size-complex="8.5pt"/>
    </style:style>
    <style:style style:name="T6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4" style:parent-style-name="DefaultParagraphFont" style:family="text">
      <style:text-properties style:font-name-asian="Times New Roman" style:font-name-complex="Times New Roman" fo:color="#000000" fo:font-size="8.5pt" style:font-size-asian="8.5pt" style:font-size-complex="8.5pt"/>
    </style:style>
    <style:style style:name="T6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6" style:parent-style-name="DefaultParagraphFont" style:family="text">
      <style:text-properties style:font-name-asian="Times New Roman" style:font-name-complex="Times New Roman" fo:color="#000000" fo:font-size="8.5pt" style:font-size-asian="8.5pt" style:font-size-complex="8.5pt"/>
    </style:style>
    <style:style style:name="T6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8" style:parent-style-name="DefaultParagraphFont" style:family="text">
      <style:text-properties style:font-name-asian="Times New Roman" style:font-name-complex="Times New Roman" fo:color="#000000" fo:font-size="8.5pt" style:font-size-asian="8.5pt" style:font-size-complex="8.5pt"/>
    </style:style>
    <style:style style:name="T6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0" style:parent-style-name="DefaultParagraphFont" style:family="text">
      <style:text-properties style:font-name-asian="Times New Roman" style:font-name-complex="Times New Roman" fo:color="#000000" fo:font-size="8.5pt" style:font-size-asian="8.5pt" style:font-size-complex="8.5pt"/>
    </style:style>
    <style:style style:name="T6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2" style:parent-style-name="DefaultParagraphFont" style:family="text">
      <style:text-properties style:font-name-asian="Times New Roman" style:font-name-complex="Times New Roman" fo:color="#000000" fo:font-size="8.5pt" style:font-size-asian="8.5pt" style:font-size-complex="8.5pt"/>
    </style:style>
    <style:style style:name="T6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4" style:parent-style-name="DefaultParagraphFont" style:family="text">
      <style:text-properties style:font-name-asian="Times New Roman" style:font-name-complex="Times New Roman" fo:color="#000000" fo:font-size="8.5pt" style:font-size-asian="8.5pt" style:font-size-complex="8.5pt"/>
    </style:style>
    <style:style style:name="T6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6" style:parent-style-name="DefaultParagraphFont" style:family="text">
      <style:text-properties style:font-name-asian="Times New Roman" style:font-name-complex="Times New Roman" fo:color="#000000" fo:font-size="8.5pt" style:font-size-asian="8.5pt" style:font-size-complex="8.5pt"/>
    </style:style>
    <style:style style:name="T63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38" style:parent-style-name="DefaultParagraphFont" style:family="text">
      <style:text-properties style:font-name-asian="Times New Roman" style:font-name-complex="Times New Roman" fo:color="#000000" fo:font-size="8.5pt" style:font-size-asian="8.5pt" style:font-size-complex="8.5pt"/>
    </style:style>
    <style:style style:name="T63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40" style:parent-style-name="DefaultParagraphFont" style:family="text">
      <style:text-properties style:font-name-asian="Times New Roman" style:font-name-complex="Times New Roman" fo:color="#000000" fo:font-size="8.5pt" style:font-size-asian="8.5pt" style:font-size-complex="8.5pt"/>
    </style:style>
    <style:style style:name="T6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3" style:parent-style-name="DefaultParagraphFont" style:family="text">
      <style:text-properties style:font-name-asian="Times New Roman" style:font-name-complex="Times New Roman" fo:color="#000000" fo:font-size="8.5pt" style:font-size-asian="8.5pt" style:font-size-complex="8.5pt"/>
    </style:style>
    <style:style style:name="T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5" style:parent-style-name="DefaultParagraphFont" style:family="text">
      <style:text-properties style:font-name-asian="Times New Roman" style:font-name-complex="Times New Roman" fo:color="#000000" fo:font-size="8.5pt" style:font-size-asian="8.5pt" style:font-size-complex="8.5pt"/>
    </style:style>
    <style:style style:name="T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7" style:parent-style-name="DefaultParagraphFont" style:family="text">
      <style:text-properties style:font-name-asian="Times New Roman" style:font-name-complex="Times New Roman" fo:color="#000000" fo:font-size="8.5pt" style:font-size-asian="8.5pt" style:font-size-complex="8.5pt"/>
    </style:style>
    <style:style style:name="T6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9" style:parent-style-name="DefaultParagraphFont" style:family="text">
      <style:text-properties style:font-name-asian="Times New Roman" style:font-name-complex="Times New Roman" fo:color="#000000" fo:font-size="8.5pt" style:font-size-asian="8.5pt" style:font-size-complex="8.5pt"/>
    </style:style>
    <style:style style:name="T6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1" style:parent-style-name="DefaultParagraphFont" style:family="text">
      <style:text-properties style:font-name-asian="Times New Roman" style:font-name-complex="Times New Roman" fo:color="#000000" fo:font-size="8.5pt" style:font-size-asian="8.5pt" style:font-size-complex="8.5pt"/>
    </style:style>
    <style:style style:name="T6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3" style:parent-style-name="DefaultParagraphFont" style:family="text">
      <style:text-properties style:font-name-asian="Times New Roman" style:font-name-complex="Times New Roman" fo:color="#000000" fo:font-size="8.5pt" style:font-size-asian="8.5pt" style:font-size-complex="8.5pt"/>
    </style:style>
    <style:style style:name="T6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5" style:parent-style-name="DefaultParagraphFont" style:family="text">
      <style:text-properties style:font-name-asian="Times New Roman" style:font-name-complex="Times New Roman" fo:color="#000000" fo:font-size="8.5pt" style:font-size-asian="8.5pt" style:font-size-complex="8.5pt"/>
    </style:style>
    <style:style style:name="T6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7" style:parent-style-name="DefaultParagraphFont" style:family="text">
      <style:text-properties style:font-name-asian="Times New Roman" style:font-name-complex="Times New Roman" fo:color="#000000" fo:font-size="8.5pt" style:font-size-asian="8.5pt" style:font-size-complex="8.5pt"/>
    </style:style>
    <style:style style:name="T6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9" style:parent-style-name="DefaultParagraphFont" style:family="text">
      <style:text-properties style:font-name-asian="Times New Roman" style:font-name-complex="Times New Roman" fo:color="#000000" fo:font-size="8.5pt" style:font-size-asian="8.5pt" style:font-size-complex="8.5pt"/>
    </style:style>
    <style:style style:name="T6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1" style:parent-style-name="DefaultParagraphFont" style:family="text">
      <style:text-properties style:font-name-asian="Times New Roman" style:font-name-complex="Times New Roman" fo:color="#000000" fo:font-size="8.5pt" style:font-size-asian="8.5pt" style:font-size-complex="8.5pt"/>
    </style:style>
    <style:style style:name="T6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3" style:parent-style-name="DefaultParagraphFont" style:family="text">
      <style:text-properties style:font-name-asian="Times New Roman" style:font-name-complex="Times New Roman" fo:color="#000000" fo:font-size="8.5pt" style:font-size-asian="8.5pt" style:font-size-complex="8.5pt"/>
    </style:style>
    <style:style style:name="T6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5" style:parent-style-name="DefaultParagraphFont" style:family="text">
      <style:text-properties style:font-name-asian="Times New Roman" style:font-name-complex="Times New Roman" fo:color="#000000" fo:font-size="8.5pt" style:font-size-asian="8.5pt" style:font-size-complex="8.5pt"/>
    </style:style>
    <style:style style:name="T6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7" style:parent-style-name="DefaultParagraphFont" style:family="text">
      <style:text-properties style:font-name-asian="Times New Roman" style:font-name-complex="Times New Roman" fo:color="#000000" fo:font-size="8.5pt" style:font-size-asian="8.5pt" style:font-size-complex="8.5pt"/>
    </style:style>
    <style:style style:name="T6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9" style:parent-style-name="DefaultParagraphFont" style:family="text">
      <style:text-properties style:font-name-asian="Times New Roman" style:font-name-complex="Times New Roman" fo:color="#000000" fo:font-size="8.5pt" style:font-size-asian="8.5pt" style:font-size-complex="8.5pt"/>
    </style:style>
    <style:style style:name="T6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1" style:parent-style-name="DefaultParagraphFont" style:family="text">
      <style:text-properties style:font-name-asian="Times New Roman" style:font-name-complex="Times New Roman" fo:color="#000000" fo:font-size="8.5pt" style:font-size-asian="8.5pt" style:font-size-complex="8.5pt"/>
    </style:style>
    <style:style style:name="T6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3" style:parent-style-name="DefaultParagraphFont" style:family="text">
      <style:text-properties style:font-name-asian="Times New Roman" style:font-name-complex="Times New Roman" fo:color="#000000" fo:font-size="8.5pt" style:font-size-asian="8.5pt" style:font-size-complex="8.5pt"/>
    </style:style>
    <style:style style:name="T6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5" style:parent-style-name="DefaultParagraphFont" style:family="text">
      <style:text-properties style:font-name-asian="Times New Roman" style:font-name-complex="Times New Roman" fo:color="#000000" fo:font-size="8.5pt" style:font-size-asian="8.5pt" style:font-size-complex="8.5pt"/>
    </style:style>
    <style:style style:name="T6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7" style:parent-style-name="DefaultParagraphFont" style:family="text">
      <style:text-properties style:font-name-asian="Times New Roman" style:font-name-complex="Times New Roman" fo:color="#000000" fo:font-size="8.5pt" style:font-size-asian="8.5pt" style:font-size-complex="8.5pt"/>
    </style:style>
    <style:style style:name="T6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9" style:parent-style-name="DefaultParagraphFont" style:family="text">
      <style:text-properties style:font-name-asian="Times New Roman" style:font-name-complex="Times New Roman" fo:color="#000000" fo:font-size="8.5pt" style:font-size-asian="8.5pt" style:font-size-complex="8.5pt"/>
    </style:style>
    <style:style style:name="T680" style:parent-style-name="DefaultParagraphFont" style:family="text">
      <style:text-properties style:font-name-asian="Times New Roman" style:font-name-complex="Times New Roman" fo:color="#000000" fo:font-size="8.5pt" style:font-size-asian="8.5pt" style:font-size-complex="8.5pt"/>
    </style:style>
    <style:style style:name="P681"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682" style:parent-style-name="Standard" style:family="paragraph">
      <style:paragraph-properties style:text-autospace="none" fo:margin-top="0.0208in" fo:margin-right="0.0312in"/>
    </style:style>
    <style:style style:name="T6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4" style:parent-style-name="DefaultParagraphFont" style:family="text">
      <style:text-properties style:font-name-asian="Times New Roman" style:font-name-complex="Times New Roman" fo:color="#000000" fo:font-size="8.5pt" style:font-size-asian="8.5pt" style:font-size-complex="8.5pt"/>
    </style:style>
    <style:style style:name="T6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6" style:parent-style-name="DefaultParagraphFont" style:family="text">
      <style:text-properties style:font-name-asian="Times New Roman" style:font-name-complex="Times New Roman" fo:color="#000000" fo:font-size="8.5pt" style:font-size-asian="8.5pt" style:font-size-complex="8.5pt"/>
    </style:style>
    <style:style style:name="T6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8" style:parent-style-name="DefaultParagraphFont" style:family="text">
      <style:text-properties style:font-name-asian="Times New Roman" style:font-name-complex="Times New Roman" fo:color="#000000" fo:font-size="8.5pt" style:font-size-asian="8.5pt" style:font-size-complex="8.5pt"/>
    </style:style>
    <style:style style:name="T6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0" style:parent-style-name="DefaultParagraphFont" style:family="text">
      <style:text-properties style:font-name-asian="Times New Roman" style:font-name-complex="Times New Roman" fo:color="#000000" fo:font-size="8.5pt" style:font-size-asian="8.5pt" style:font-size-complex="8.5pt"/>
    </style:style>
    <style:style style:name="T6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2" style:parent-style-name="DefaultParagraphFont" style:family="text">
      <style:text-properties style:font-name-asian="Times New Roman" style:font-name-complex="Times New Roman" fo:color="#000000" fo:font-size="8.5pt" style:font-size-asian="8.5pt" style:font-size-complex="8.5pt"/>
    </style:style>
    <style:style style:name="T6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4" style:parent-style-name="DefaultParagraphFont" style:family="text">
      <style:text-properties style:font-name-asian="Times New Roman" style:font-name-complex="Times New Roman" fo:color="#000000" fo:font-size="8.5pt" style:font-size-asian="8.5pt" style:font-size-complex="8.5pt"/>
    </style:style>
    <style:style style:name="T6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6" style:parent-style-name="DefaultParagraphFont" style:family="text">
      <style:text-properties style:font-name-asian="Times New Roman" style:font-name-complex="Times New Roman" fo:color="#000000" fo:font-size="8.5pt" style:font-size-asian="8.5pt" style:font-size-complex="8.5pt"/>
    </style:style>
    <style:style style:name="T6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8" style:parent-style-name="DefaultParagraphFont" style:family="text">
      <style:text-properties style:font-name-asian="Times New Roman" style:font-name-complex="Times New Roman" fo:color="#000000" fo:font-size="8.5pt" style:font-size-asian="8.5pt" style:font-size-complex="8.5pt"/>
    </style:style>
    <style:style style:name="T6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0" style:parent-style-name="DefaultParagraphFont" style:family="text">
      <style:text-properties style:font-name-asian="Times New Roman" style:font-name-complex="Times New Roman" fo:color="#000000" fo:font-size="8.5pt" style:font-size-asian="8.5pt" style:font-size-complex="8.5pt"/>
    </style:style>
    <style:style style:name="T70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02" style:parent-style-name="DefaultParagraphFont" style:family="text">
      <style:text-properties style:font-name-asian="Times New Roman" style:font-name-complex="Times New Roman" fo:color="#000000" fo:font-size="8.5pt" style:font-size-asian="8.5pt" style:font-size-complex="8.5pt"/>
    </style:style>
    <style:style style:name="T7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4" style:parent-style-name="DefaultParagraphFont" style:family="text">
      <style:text-properties style:font-name-asian="Times New Roman" style:font-name-complex="Times New Roman" fo:color="#000000" fo:font-size="8.5pt" style:font-size-asian="8.5pt" style:font-size-complex="8.5pt"/>
    </style:style>
    <style:style style:name="T70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06" style:parent-style-name="DefaultParagraphFont" style:family="text">
      <style:text-properties style:font-name-asian="Times New Roman" style:font-name-complex="Times New Roman" fo:color="#000000" fo:font-size="8.5pt" style:font-size-asian="8.5pt" style:font-size-complex="8.5pt"/>
    </style:style>
    <style:style style:name="P707"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708" style:parent-style-name="Standard" style:family="paragraph">
      <style:paragraph-properties style:text-autospace="none" fo:margin-top="0.0208in" fo:margin-right="0.0312in"/>
    </style:style>
    <style:style style:name="T7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0" style:parent-style-name="DefaultParagraphFont" style:family="text">
      <style:text-properties style:font-name-asian="Times New Roman" style:font-name-complex="Times New Roman" fo:color="#000000" fo:font-size="8.5pt" style:font-size-asian="8.5pt" style:font-size-complex="8.5pt"/>
    </style:style>
    <style:style style:name="T7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2" style:parent-style-name="DefaultParagraphFont" style:family="text">
      <style:text-properties style:font-name-asian="Times New Roman" style:font-name-complex="Times New Roman" fo:color="#000000" fo:font-size="8.5pt" style:font-size-asian="8.5pt" style:font-size-complex="8.5pt"/>
    </style:style>
    <style:style style:name="T71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14" style:parent-style-name="DefaultParagraphFont" style:family="text">
      <style:text-properties style:font-name-asian="Times New Roman" style:font-name-complex="Times New Roman" fo:color="#000000" fo:font-size="8.5pt" style:font-size-asian="8.5pt" style:font-size-complex="8.5pt"/>
    </style:style>
    <style:style style:name="T7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6" style:parent-style-name="DefaultParagraphFont" style:family="text">
      <style:text-properties style:font-name-asian="Times New Roman" style:font-name-complex="Times New Roman" fo:color="#000000" fo:font-size="8.5pt" style:font-size-asian="8.5pt" style:font-size-complex="8.5pt"/>
    </style:style>
    <style:style style:name="T7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8" style:parent-style-name="DefaultParagraphFont" style:family="text">
      <style:text-properties style:font-name-asian="Times New Roman" style:font-name-complex="Times New Roman" fo:color="#000000" fo:font-size="8.5pt" style:font-size-asian="8.5pt" style:font-size-complex="8.5pt"/>
    </style:style>
    <style:style style:name="T7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0" style:parent-style-name="DefaultParagraphFont" style:family="text">
      <style:text-properties style:font-name-asian="Times New Roman" style:font-name-complex="Times New Roman" fo:color="#000000" fo:font-size="8.5pt" style:font-size-asian="8.5pt" style:font-size-complex="8.5pt"/>
    </style:style>
    <style:style style:name="T7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2" style:parent-style-name="DefaultParagraphFont" style:family="text">
      <style:text-properties style:font-name-asian="Times New Roman" style:font-name-complex="Times New Roman" fo:color="#000000" fo:font-size="8.5pt" style:font-size-asian="8.5pt" style:font-size-complex="8.5pt"/>
    </style:style>
    <style:style style:name="T723" style:parent-style-name="DefaultParagraphFont" style:family="text">
      <style:text-properties style:font-name-asian="Times New Roman" style:font-name-complex="Times New Roman" fo:color="#000000" fo:font-size="8.5pt" style:font-size-asian="8.5pt" style:font-size-complex="8.5pt"/>
    </style:style>
    <style:style style:name="T7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5" style:parent-style-name="DefaultParagraphFont" style:family="text">
      <style:text-properties style:font-name-asian="Times New Roman" style:font-name-complex="Times New Roman" fo:color="#000000" fo:font-size="8.5pt" style:font-size-asian="8.5pt" style:font-size-complex="8.5pt"/>
    </style:style>
    <style:style style:name="T7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7" style:parent-style-name="DefaultParagraphFont" style:family="text">
      <style:text-properties style:font-name-asian="Times New Roman" style:font-name-complex="Times New Roman" fo:color="#000000" fo:font-size="8.5pt" style:font-size-asian="8.5pt" style:font-size-complex="8.5pt"/>
    </style:style>
    <style:style style:name="T7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29" style:parent-style-name="DefaultParagraphFont" style:family="text">
      <style:text-properties style:font-name-asian="Times New Roman" style:font-name-complex="Times New Roman" fo:color="#000000" fo:font-size="8.5pt" style:font-size-asian="8.5pt" style:font-size-complex="8.5pt"/>
    </style:style>
    <style:style style:name="T7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1" style:parent-style-name="DefaultParagraphFont" style:family="text">
      <style:text-properties style:font-name-asian="Times New Roman" style:font-name-complex="Times New Roman" fo:color="#000000" fo:font-size="8.5pt" style:font-size-asian="8.5pt" style:font-size-complex="8.5pt"/>
    </style:style>
    <style:style style:name="T7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3" style:parent-style-name="DefaultParagraphFont" style:family="text">
      <style:text-properties style:font-name-asian="Times New Roman" style:font-name-complex="Times New Roman" fo:color="#000000" fo:font-size="8.5pt" style:font-size-asian="8.5pt" style:font-size-complex="8.5pt"/>
    </style:style>
    <style:style style:name="T7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5" style:parent-style-name="DefaultParagraphFont" style:family="text">
      <style:text-properties style:font-name-asian="Times New Roman" style:font-name-complex="Times New Roman" fo:color="#000000" fo:font-size="8.5pt" style:font-size-asian="8.5pt" style:font-size-complex="8.5pt"/>
    </style:style>
    <style:style style:name="T7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7" style:parent-style-name="DefaultParagraphFont" style:family="text">
      <style:text-properties style:font-name-asian="Times New Roman" style:font-name-complex="Times New Roman" fo:color="#000000" fo:font-size="8.5pt" style:font-size-asian="8.5pt" style:font-size-complex="8.5pt"/>
    </style:style>
    <style:style style:name="T73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39" style:parent-style-name="DefaultParagraphFont" style:family="text">
      <style:text-properties style:font-name-asian="Times New Roman" style:font-name-complex="Times New Roman" fo:color="#000000" fo:font-size="8.5pt" style:font-size-asian="8.5pt" style:font-size-complex="8.5pt"/>
    </style:style>
    <style:style style:name="T7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1" style:parent-style-name="DefaultParagraphFont" style:family="text">
      <style:text-properties style:font-name-asian="Times New Roman" style:font-name-complex="Times New Roman" fo:color="#000000" fo:font-size="8.5pt" style:font-size-asian="8.5pt" style:font-size-complex="8.5pt"/>
    </style:style>
    <style:style style:name="T7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3" style:parent-style-name="DefaultParagraphFont" style:family="text">
      <style:text-properties style:font-name-asian="Times New Roman" style:font-name-complex="Times New Roman" fo:color="#000000" fo:font-size="8.5pt" style:font-size-asian="8.5pt" style:font-size-complex="8.5pt"/>
    </style:style>
    <style:style style:name="T7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5" style:parent-style-name="DefaultParagraphFont" style:family="text">
      <style:text-properties style:font-name-asian="Times New Roman" style:font-name-complex="Times New Roman" fo:color="#000000" fo:font-size="8.5pt" style:font-size-asian="8.5pt" style:font-size-complex="8.5pt"/>
    </style:style>
    <style:style style:name="T7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7" style:parent-style-name="DefaultParagraphFont" style:family="text">
      <style:text-properties style:font-name-asian="Times New Roman" style:font-name-complex="Times New Roman" fo:color="#000000" fo:font-size="8.5pt" style:font-size-asian="8.5pt" style:font-size-complex="8.5pt"/>
    </style:style>
    <style:style style:name="T7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49" style:parent-style-name="DefaultParagraphFont" style:family="text">
      <style:text-properties style:font-name-asian="Times New Roman" style:font-name-complex="Times New Roman" fo:color="#000000" fo:font-size="8.5pt" style:font-size-asian="8.5pt" style:font-size-complex="8.5pt"/>
    </style:style>
    <style:style style:name="T7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1" style:parent-style-name="DefaultParagraphFont" style:family="text">
      <style:text-properties style:font-name-asian="Times New Roman" style:font-name-complex="Times New Roman" fo:color="#000000" fo:font-size="8.5pt" style:font-size-asian="8.5pt" style:font-size-complex="8.5pt"/>
    </style:style>
    <style:style style:name="T7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3" style:parent-style-name="DefaultParagraphFont" style:family="text">
      <style:text-properties style:font-name-asian="Times New Roman" style:font-name-complex="Times New Roman" fo:color="#000000" fo:font-size="8.5pt" style:font-size-asian="8.5pt" style:font-size-complex="8.5pt"/>
    </style:style>
    <style:style style:name="T7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5" style:parent-style-name="DefaultParagraphFont" style:family="text">
      <style:text-properties style:font-name-asian="Times New Roman" style:font-name-complex="Times New Roman" fo:color="#000000" fo:font-size="8.5pt" style:font-size-asian="8.5pt" style:font-size-complex="8.5pt"/>
    </style:style>
    <style:style style:name="T7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7" style:parent-style-name="DefaultParagraphFont" style:family="text">
      <style:text-properties style:font-name-asian="Times New Roman" style:font-name-complex="Times New Roman" fo:color="#000000" fo:font-size="8.5pt" style:font-size-asian="8.5pt" style:font-size-complex="8.5pt"/>
    </style:style>
    <style:style style:name="T7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9" style:parent-style-name="DefaultParagraphFont" style:family="text">
      <style:text-properties style:font-name-asian="Times New Roman" style:font-name-complex="Times New Roman" fo:color="#000000" fo:font-size="8.5pt" style:font-size-asian="8.5pt" style:font-size-complex="8.5pt"/>
    </style:style>
    <style:style style:name="T7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1" style:parent-style-name="DefaultParagraphFont" style:family="text">
      <style:text-properties style:font-name-asian="Times New Roman" style:font-name-complex="Times New Roman" fo:color="#000000" fo:font-size="8.5pt" style:font-size-asian="8.5pt" style:font-size-complex="8.5pt"/>
    </style:style>
    <style:style style:name="T762" style:parent-style-name="DefaultParagraphFont" style:family="text">
      <style:text-properties style:font-name-asian="Times New Roman" style:font-name-complex="Times New Roman" fo:color="#000000" fo:font-size="8.5pt" style:font-size-asian="8.5pt" style:font-size-complex="8.5pt"/>
    </style:style>
    <style:style style:name="T7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64" style:parent-style-name="DefaultParagraphFont" style:family="text">
      <style:text-properties style:font-name-asian="Times New Roman" style:font-name-complex="Times New Roman" fo:color="#000000" fo:font-size="8.5pt" style:font-size-asian="8.5pt" style:font-size-complex="8.5pt"/>
    </style:style>
    <style:style style:name="T7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6" style:parent-style-name="DefaultParagraphFont" style:family="text">
      <style:text-properties style:font-name-asian="Times New Roman" style:font-name-complex="Times New Roman" fo:color="#000000" fo:font-size="8.5pt" style:font-size-asian="8.5pt" style:font-size-complex="8.5pt"/>
    </style:style>
    <style:style style:name="T76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68" style:parent-style-name="DefaultParagraphFont" style:family="text">
      <style:text-properties style:font-name-asian="Times New Roman" style:font-name-complex="Times New Roman" fo:color="#000000" fo:font-size="8.5pt" style:font-size-asian="8.5pt" style:font-size-complex="8.5pt"/>
    </style:style>
    <style:style style:name="T7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0" style:parent-style-name="DefaultParagraphFont" style:family="text">
      <style:text-properties style:font-name-asian="Times New Roman" style:font-name-complex="Times New Roman" fo:color="#000000" fo:font-size="8.5pt" style:font-size-asian="8.5pt" style:font-size-complex="8.5pt"/>
    </style:style>
    <style:style style:name="T7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2" style:parent-style-name="DefaultParagraphFont" style:family="text">
      <style:text-properties style:font-name-asian="Times New Roman" style:font-name-complex="Times New Roman" fo:color="#000000" fo:font-size="8.5pt" style:font-size-asian="8.5pt" style:font-size-complex="8.5pt"/>
    </style:style>
    <style:style style:name="T7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4" style:parent-style-name="DefaultParagraphFont" style:family="text">
      <style:text-properties style:font-name-asian="Times New Roman" style:font-name-complex="Times New Roman" fo:color="#000000" fo:font-size="8.5pt" style:font-size-asian="8.5pt" style:font-size-complex="8.5pt"/>
    </style:style>
    <style:style style:name="T7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6" style:parent-style-name="DefaultParagraphFont" style:family="text">
      <style:text-properties style:font-name-asian="Times New Roman" style:font-name-complex="Times New Roman" fo:color="#000000" fo:font-size="8.5pt" style:font-size-asian="8.5pt" style:font-size-complex="8.5pt"/>
    </style:style>
    <style:style style:name="T7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8" style:parent-style-name="DefaultParagraphFont" style:family="text">
      <style:text-properties style:font-name-asian="Times New Roman" style:font-name-complex="Times New Roman" fo:color="#000000" fo:font-size="8.5pt" style:font-size-asian="8.5pt" style:font-size-complex="8.5pt"/>
    </style:style>
    <style:style style:name="T7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0" style:parent-style-name="DefaultParagraphFont" style:family="text">
      <style:text-properties style:font-name-asian="Times New Roman" style:font-name-complex="Times New Roman" fo:color="#000000" fo:font-size="8.5pt" style:font-size-asian="8.5pt" style:font-size-complex="8.5pt"/>
    </style:style>
    <style:style style:name="T7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2" style:parent-style-name="DefaultParagraphFont" style:family="text">
      <style:text-properties style:font-name-asian="Times New Roman" style:font-name-complex="Times New Roman" fo:color="#000000" fo:font-size="8.5pt" style:font-size-asian="8.5pt" style:font-size-complex="8.5pt"/>
    </style:style>
    <style:style style:name="T7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4" style:parent-style-name="DefaultParagraphFont" style:family="text">
      <style:text-properties style:font-name-asian="Times New Roman" style:font-name-complex="Times New Roman" fo:color="#000000" fo:font-size="8.5pt" style:font-size-asian="8.5pt" style:font-size-complex="8.5pt"/>
    </style:style>
    <style:style style:name="T7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6" style:parent-style-name="DefaultParagraphFont" style:family="text">
      <style:text-properties style:font-name-asian="Times New Roman" style:font-name-complex="Times New Roman" fo:color="#000000" fo:font-size="8.5pt" style:font-size-asian="8.5pt" style:font-size-complex="8.5pt"/>
    </style:style>
    <style:style style:name="T7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8" style:parent-style-name="DefaultParagraphFont" style:family="text">
      <style:text-properties style:font-name-asian="Times New Roman" style:font-name-complex="Times New Roman" fo:color="#000000" fo:font-size="8.5pt" style:font-size-asian="8.5pt" style:font-size-complex="8.5pt"/>
    </style:style>
    <style:style style:name="T7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0" style:parent-style-name="DefaultParagraphFont" style:family="text">
      <style:text-properties style:font-name-asian="Times New Roman" style:font-name-complex="Times New Roman" fo:color="#000000" fo:font-size="8.5pt" style:font-size-asian="8.5pt" style:font-size-complex="8.5pt"/>
    </style:style>
    <style:style style:name="T79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92" style:parent-style-name="DefaultParagraphFont" style:family="text">
      <style:text-properties style:font-name-asian="Times New Roman" style:font-name-complex="Times New Roman" fo:color="#000000" fo:font-size="8.5pt" style:font-size-asian="8.5pt" style:font-size-complex="8.5pt"/>
    </style:style>
    <style:style style:name="T7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4" style:parent-style-name="DefaultParagraphFont" style:family="text">
      <style:text-properties style:font-name-asian="Times New Roman" style:font-name-complex="Times New Roman" fo:color="#000000" fo:font-size="8.5pt" style:font-size-asian="8.5pt" style:font-size-complex="8.5pt"/>
    </style:style>
    <style:style style:name="T7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6" style:parent-style-name="DefaultParagraphFont" style:family="text">
      <style:text-properties style:font-name-asian="Times New Roman" style:font-name-complex="Times New Roman" fo:color="#000000" fo:font-size="8.5pt" style:font-size-asian="8.5pt" style:font-size-complex="8.5pt"/>
    </style:style>
    <style:style style:name="T7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8" style:parent-style-name="DefaultParagraphFont" style:family="text">
      <style:text-properties style:font-name-asian="Times New Roman" style:font-name-complex="Times New Roman" fo:color="#000000" fo:font-size="8.5pt" style:font-size-asian="8.5pt" style:font-size-complex="8.5pt"/>
    </style:style>
    <style:style style:name="T7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00" style:parent-style-name="DefaultParagraphFont" style:family="text">
      <style:text-properties style:font-name-asian="Times New Roman" style:font-name-complex="Times New Roman" fo:color="#000000" fo:font-size="8.5pt" style:font-size-asian="8.5pt" style:font-size-complex="8.5pt"/>
    </style:style>
    <style:style style:name="T8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2" style:parent-style-name="DefaultParagraphFont" style:family="text">
      <style:text-properties style:font-name-asian="Times New Roman" style:font-name-complex="Times New Roman" fo:color="#000000" fo:font-size="8.5pt" style:font-size-asian="8.5pt" style:font-size-complex="8.5pt"/>
    </style:style>
    <style:style style:name="T8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04" style:parent-style-name="DefaultParagraphFont" style:family="text">
      <style:text-properties style:font-name-asian="Times New Roman" style:font-name-complex="Times New Roman" fo:color="#000000" fo:font-size="8.5pt" style:font-size-asian="8.5pt" style:font-size-complex="8.5pt"/>
    </style:style>
    <style:style style:name="T8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6" style:parent-style-name="DefaultParagraphFont" style:family="text">
      <style:text-properties style:font-name-asian="Times New Roman" style:font-name-complex="Times New Roman" fo:color="#000000" fo:font-size="8.5pt" style:font-size-asian="8.5pt" style:font-size-complex="8.5pt"/>
    </style:style>
    <style:style style:name="T8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8" style:parent-style-name="DefaultParagraphFont" style:family="text">
      <style:text-properties style:font-name-asian="Times New Roman" style:font-name-complex="Times New Roman" fo:color="#000000" fo:font-size="8.5pt" style:font-size-asian="8.5pt" style:font-size-complex="8.5pt"/>
    </style:style>
    <style:style style:name="T809" style:parent-style-name="DefaultParagraphFont" style:family="text">
      <style:text-properties style:font-name-asian="Times New Roman" style:font-name-complex="Times New Roman" fo:color="#000000" fo:font-size="8.5pt" style:font-size-asian="8.5pt" style:font-size-complex="8.5pt"/>
    </style:style>
    <style:style style:name="T81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11" style:parent-style-name="DefaultParagraphFont" style:family="text">
      <style:text-properties style:font-name-asian="Times New Roman" style:font-name-complex="Times New Roman" fo:color="#000000" fo:font-size="8.5pt" style:font-size-asian="8.5pt" style:font-size-complex="8.5pt"/>
    </style:style>
    <style:style style:name="T8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3" style:parent-style-name="DefaultParagraphFont" style:family="text">
      <style:text-properties style:font-name-asian="Times New Roman" style:font-name-complex="Times New Roman" fo:color="#000000" fo:font-size="8.5pt" style:font-size-asian="8.5pt" style:font-size-complex="8.5pt"/>
    </style:style>
    <style:style style:name="T8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5" style:parent-style-name="DefaultParagraphFont" style:family="text">
      <style:text-properties style:font-name-asian="Times New Roman" style:font-name-complex="Times New Roman" fo:color="#000000" fo:font-size="8.5pt" style:font-size-asian="8.5pt" style:font-size-complex="8.5pt"/>
    </style:style>
    <style:style style:name="T8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7" style:parent-style-name="DefaultParagraphFont" style:family="text">
      <style:text-properties style:font-name-asian="Times New Roman" style:font-name-complex="Times New Roman" fo:color="#000000" fo:font-size="8.5pt" style:font-size-asian="8.5pt" style:font-size-complex="8.5pt"/>
    </style:style>
    <style:style style:name="T8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9" style:parent-style-name="DefaultParagraphFont" style:family="text">
      <style:text-properties style:font-name-asian="Times New Roman" style:font-name-complex="Times New Roman" fo:color="#000000" fo:font-size="8.5pt" style:font-size-asian="8.5pt" style:font-size-complex="8.5pt"/>
    </style:style>
    <style:style style:name="T8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1" style:parent-style-name="DefaultParagraphFont" style:family="text">
      <style:text-properties style:font-name-asian="Times New Roman" style:font-name-complex="Times New Roman" fo:color="#000000" fo:font-size="8.5pt" style:font-size-asian="8.5pt" style:font-size-complex="8.5pt"/>
    </style:style>
    <style:style style:name="T8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3" style:parent-style-name="DefaultParagraphFont" style:family="text">
      <style:text-properties style:font-name-asian="Times New Roman" style:font-name-complex="Times New Roman" fo:color="#000000" fo:font-size="8.5pt" style:font-size-asian="8.5pt" style:font-size-complex="8.5pt"/>
    </style:style>
    <style:style style:name="T8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5" style:parent-style-name="DefaultParagraphFont" style:family="text">
      <style:text-properties style:font-name-asian="Times New Roman" style:font-name-complex="Times New Roman" fo:color="#000000" fo:font-size="8.5pt" style:font-size-asian="8.5pt" style:font-size-complex="8.5pt"/>
    </style:style>
    <style:style style:name="T8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7" style:parent-style-name="DefaultParagraphFont" style:family="text">
      <style:text-properties style:font-name-asian="Times New Roman" style:font-name-complex="Times New Roman" fo:color="#000000" fo:font-size="8.5pt" style:font-size-asian="8.5pt" style:font-size-complex="8.5pt"/>
    </style:style>
    <style:style style:name="T8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9" style:parent-style-name="DefaultParagraphFont" style:family="text">
      <style:text-properties style:font-name-asian="Times New Roman" style:font-name-complex="Times New Roman" fo:color="#000000" fo:font-size="8.5pt" style:font-size-asian="8.5pt" style:font-size-complex="8.5pt"/>
    </style:style>
    <style:style style:name="T8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1" style:parent-style-name="DefaultParagraphFont" style:family="text">
      <style:text-properties style:font-name-asian="Times New Roman" style:font-name-complex="Times New Roman" fo:color="#000000" fo:font-size="8.5pt" style:font-size-asian="8.5pt" style:font-size-complex="8.5pt"/>
    </style:style>
    <style:style style:name="T8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3" style:parent-style-name="DefaultParagraphFont" style:family="text">
      <style:text-properties style:font-name-asian="Times New Roman" style:font-name-complex="Times New Roman" fo:color="#000000" fo:font-size="8.5pt" style:font-size-asian="8.5pt" style:font-size-complex="8.5pt"/>
    </style:style>
    <style:style style:name="P834"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835" style:parent-style-name="Standard" style:family="paragraph">
      <style:paragraph-properties style:text-autospace="none" fo:margin-top="0.0208in" fo:margin-right="0.0312in"/>
    </style:style>
    <style:style style:name="T8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7" style:parent-style-name="DefaultParagraphFont" style:family="text">
      <style:text-properties style:font-name-asian="Times New Roman" style:font-name-complex="Times New Roman" fo:color="#000000" fo:font-size="8.5pt" style:font-size-asian="8.5pt" style:font-size-complex="8.5pt"/>
    </style:style>
    <style:style style:name="T8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9" style:parent-style-name="DefaultParagraphFont" style:family="text">
      <style:text-properties style:font-name-asian="Times New Roman" style:font-name-complex="Times New Roman" fo:color="#000000" fo:font-size="8.5pt" style:font-size-asian="8.5pt" style:font-size-complex="8.5pt"/>
    </style:style>
    <style:style style:name="T8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1" style:parent-style-name="DefaultParagraphFont" style:family="text">
      <style:text-properties style:font-name-asian="Times New Roman" style:font-name-complex="Times New Roman" fo:color="#000000" fo:font-size="8.5pt" style:font-size-asian="8.5pt" style:font-size-complex="8.5pt"/>
    </style:style>
    <style:style style:name="T8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3" style:parent-style-name="DefaultParagraphFont" style:family="text">
      <style:text-properties style:font-name-asian="Times New Roman" style:font-name-complex="Times New Roman" fo:color="#000000" fo:font-size="8.5pt" style:font-size-asian="8.5pt" style:font-size-complex="8.5pt"/>
    </style:style>
    <style:style style:name="T8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45" style:parent-style-name="DefaultParagraphFont" style:family="text">
      <style:text-properties style:font-name-asian="Times New Roman" style:font-name-complex="Times New Roman" fo:color="#000000" fo:font-size="8.5pt" style:font-size-asian="8.5pt" style:font-size-complex="8.5pt"/>
    </style:style>
    <style:style style:name="T8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7" style:parent-style-name="DefaultParagraphFont" style:family="text">
      <style:text-properties style:font-name-asian="Times New Roman" style:font-name-complex="Times New Roman" fo:color="#000000" fo:font-size="8.5pt" style:font-size-asian="8.5pt" style:font-size-complex="8.5pt"/>
    </style:style>
    <style:style style:name="T8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9" style:parent-style-name="DefaultParagraphFont" style:family="text">
      <style:text-properties style:font-name-asian="Times New Roman" style:font-name-complex="Times New Roman" fo:color="#000000" fo:font-size="8.5pt" style:font-size-asian="8.5pt" style:font-size-complex="8.5pt"/>
    </style:style>
    <style:style style:name="T8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1" style:parent-style-name="DefaultParagraphFont" style:family="text">
      <style:text-properties style:font-name-asian="Times New Roman" style:font-name-complex="Times New Roman" fo:color="#000000" fo:font-size="8.5pt" style:font-size-asian="8.5pt" style:font-size-complex="8.5pt"/>
    </style:style>
    <style:style style:name="T8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3" style:parent-style-name="DefaultParagraphFont" style:family="text">
      <style:text-properties style:font-name-asian="Times New Roman" style:font-name-complex="Times New Roman" fo:color="#000000" fo:font-size="8.5pt" style:font-size-asian="8.5pt" style:font-size-complex="8.5pt"/>
    </style:style>
    <style:style style:name="T8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5" style:parent-style-name="DefaultParagraphFont" style:family="text">
      <style:text-properties style:font-name-asian="Times New Roman" style:font-name-complex="Times New Roman" fo:color="#000000" fo:font-size="8.5pt" style:font-size-asian="8.5pt" style:font-size-complex="8.5pt"/>
    </style:style>
    <style:style style:name="T856" style:parent-style-name="DefaultParagraphFont" style:family="text">
      <style:text-properties style:font-name-asian="Times New Roman" style:font-name-complex="Times New Roman" fo:color="#000000" fo:font-size="8.5pt" style:font-size-asian="8.5pt" style:font-size-complex="8.5pt"/>
    </style:style>
    <style:style style:name="T8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8" style:parent-style-name="DefaultParagraphFont" style:family="text">
      <style:text-properties style:font-name-asian="Times New Roman" style:font-name-complex="Times New Roman" fo:color="#000000" fo:font-size="8.5pt" style:font-size-asian="8.5pt" style:font-size-complex="8.5pt"/>
    </style:style>
    <style:style style:name="T8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0" style:parent-style-name="DefaultParagraphFont" style:family="text">
      <style:text-properties style:font-name-asian="Times New Roman" style:font-name-complex="Times New Roman" fo:color="#000000" fo:font-size="8.5pt" style:font-size-asian="8.5pt" style:font-size-complex="8.5pt"/>
    </style:style>
    <style:style style:name="T8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2" style:parent-style-name="DefaultParagraphFont" style:family="text">
      <style:text-properties style:font-name-asian="Times New Roman" style:font-name-complex="Times New Roman" fo:color="#000000" fo:font-size="8.5pt" style:font-size-asian="8.5pt" style:font-size-complex="8.5pt"/>
    </style:style>
    <style:style style:name="T8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4" style:parent-style-name="DefaultParagraphFont" style:family="text">
      <style:text-properties style:font-name-asian="Times New Roman" style:font-name-complex="Times New Roman" fo:color="#000000" fo:font-size="8.5pt" style:font-size-asian="8.5pt" style:font-size-complex="8.5pt"/>
    </style:style>
    <style:style style:name="T8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6" style:parent-style-name="DefaultParagraphFont" style:family="text">
      <style:text-properties style:font-name-asian="Times New Roman" style:font-name-complex="Times New Roman" fo:color="#000000" fo:font-size="8.5pt" style:font-size-asian="8.5pt" style:font-size-complex="8.5pt"/>
    </style:style>
    <style:style style:name="T86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8" style:parent-style-name="DefaultParagraphFont" style:family="text">
      <style:text-properties style:font-name-asian="Times New Roman" style:font-name-complex="Times New Roman" fo:color="#000000" fo:font-size="8.5pt" style:font-size-asian="8.5pt" style:font-size-complex="8.5pt"/>
    </style:style>
    <style:style style:name="T8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0" style:parent-style-name="DefaultParagraphFont" style:family="text">
      <style:text-properties style:font-name-asian="Times New Roman" style:font-name-complex="Times New Roman" fo:color="#000000" fo:font-size="8.5pt" style:font-size-asian="8.5pt" style:font-size-complex="8.5pt"/>
    </style:style>
    <style:style style:name="T8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2" style:parent-style-name="DefaultParagraphFont" style:family="text">
      <style:text-properties style:font-name-asian="Times New Roman" style:font-name-complex="Times New Roman" fo:color="#000000" fo:font-size="8.5pt" style:font-size-asian="8.5pt" style:font-size-complex="8.5pt"/>
    </style:style>
    <style:style style:name="T87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74" style:parent-style-name="DefaultParagraphFont" style:family="text">
      <style:text-properties style:font-name-asian="Times New Roman" style:font-name-complex="Times New Roman" fo:color="#000000" fo:font-size="8.5pt" style:font-size-asian="8.5pt" style:font-size-complex="8.5pt"/>
    </style:style>
    <style:style style:name="T87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76" style:parent-style-name="DefaultParagraphFont" style:family="text">
      <style:text-properties style:font-name-asian="Times New Roman" style:font-name-complex="Times New Roman" fo:color="#000000" fo:font-size="8.5pt" style:font-size-asian="8.5pt" style:font-size-complex="8.5pt"/>
    </style:style>
    <style:style style:name="T8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8" style:parent-style-name="DefaultParagraphFont" style:family="text">
      <style:text-properties style:font-name-asian="Times New Roman" style:font-name-complex="Times New Roman" fo:color="#000000" fo:font-size="8.5pt" style:font-size-asian="8.5pt" style:font-size-complex="8.5pt"/>
    </style:style>
    <style:style style:name="T8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0" style:parent-style-name="DefaultParagraphFont" style:family="text">
      <style:text-properties style:font-name-asian="Times New Roman" style:font-name-complex="Times New Roman" fo:color="#000000" fo:font-size="8.5pt" style:font-size-asian="8.5pt" style:font-size-complex="8.5pt"/>
    </style:style>
    <style:style style:name="T8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2" style:parent-style-name="DefaultParagraphFont" style:family="text">
      <style:text-properties style:font-name-asian="Times New Roman" style:font-name-complex="Times New Roman" fo:color="#000000" fo:font-size="8.5pt" style:font-size-asian="8.5pt" style:font-size-complex="8.5pt"/>
    </style:style>
    <style:style style:name="T8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4" style:parent-style-name="DefaultParagraphFont" style:family="text">
      <style:text-properties style:font-name-asian="Times New Roman" style:font-name-complex="Times New Roman" fo:color="#000000" fo:font-size="8.5pt" style:font-size-asian="8.5pt" style:font-size-complex="8.5pt"/>
    </style:style>
    <style:style style:name="T8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6" style:parent-style-name="DefaultParagraphFont" style:family="text">
      <style:text-properties style:font-name-asian="Times New Roman" style:font-name-complex="Times New Roman" fo:color="#000000" fo:font-size="8.5pt" style:font-size-asian="8.5pt" style:font-size-complex="8.5pt"/>
    </style:style>
    <style:style style:name="T8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8" style:parent-style-name="DefaultParagraphFont" style:family="text">
      <style:text-properties style:font-name-asian="Times New Roman" style:font-name-complex="Times New Roman" fo:color="#000000" fo:font-size="8.5pt" style:font-size-asian="8.5pt" style:font-size-complex="8.5pt"/>
    </style:style>
    <style:style style:name="T8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0" style:parent-style-name="DefaultParagraphFont" style:family="text">
      <style:text-properties style:font-name-asian="Times New Roman" style:font-name-complex="Times New Roman" fo:color="#000000" fo:font-size="8.5pt" style:font-size-asian="8.5pt" style:font-size-complex="8.5pt"/>
    </style:style>
    <style:style style:name="P891"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892" style:parent-style-name="Standard" style:family="paragraph">
      <style:paragraph-properties style:text-autospace="none" fo:margin-top="0.0208in" fo:margin-right="0.0312in"/>
    </style:style>
    <style:style style:name="T8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4" style:parent-style-name="DefaultParagraphFont" style:family="text">
      <style:text-properties style:font-name-asian="Times New Roman" style:font-name-complex="Times New Roman" fo:color="#000000" fo:font-size="8.5pt" style:font-size-asian="8.5pt" style:font-size-complex="8.5pt"/>
    </style:style>
    <style:style style:name="T8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6" style:parent-style-name="DefaultParagraphFont" style:family="text">
      <style:text-properties style:font-name-asian="Times New Roman" style:font-name-complex="Times New Roman" fo:color="#000000" fo:font-size="8.5pt" style:font-size-asian="8.5pt" style:font-size-complex="8.5pt"/>
    </style:style>
    <style:style style:name="T8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8" style:parent-style-name="DefaultParagraphFont" style:family="text">
      <style:text-properties style:font-name-asian="Times New Roman" style:font-name-complex="Times New Roman" fo:color="#000000" fo:font-size="8.5pt" style:font-size-asian="8.5pt" style:font-size-complex="8.5pt"/>
    </style:style>
    <style:style style:name="T8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0" style:parent-style-name="DefaultParagraphFont" style:family="text">
      <style:text-properties style:font-name-asian="Times New Roman" style:font-name-complex="Times New Roman" fo:color="#000000" fo:font-size="8.5pt" style:font-size-asian="8.5pt" style:font-size-complex="8.5pt"/>
    </style:style>
    <style:style style:name="T901" style:parent-style-name="DefaultParagraphFont" style:family="text">
      <style:text-properties style:font-name-asian="Times New Roman" style:font-name-complex="Times New Roman" fo:color="#000000" fo:font-size="8.5pt" style:font-size-asian="8.5pt" style:font-size-complex="8.5pt"/>
    </style:style>
    <style:style style:name="T9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3" style:parent-style-name="DefaultParagraphFont" style:family="text">
      <style:text-properties style:font-name-asian="Times New Roman" style:font-name-complex="Times New Roman" fo:color="#000000" fo:font-size="8.5pt" style:font-size-asian="8.5pt" style:font-size-complex="8.5pt"/>
    </style:style>
    <style:style style:name="T9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5" style:parent-style-name="DefaultParagraphFont" style:family="text">
      <style:text-properties style:font-name-asian="Times New Roman" style:font-name-complex="Times New Roman" fo:color="#000000" fo:font-size="8.5pt" style:font-size-asian="8.5pt" style:font-size-complex="8.5pt"/>
    </style:style>
    <style:style style:name="T9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7" style:parent-style-name="DefaultParagraphFont" style:family="text">
      <style:text-properties style:font-name-asian="Times New Roman" style:font-name-complex="Times New Roman" fo:color="#000000" fo:font-size="8.5pt" style:font-size-asian="8.5pt" style:font-size-complex="8.5pt"/>
    </style:style>
    <style:style style:name="T9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9" style:parent-style-name="DefaultParagraphFont" style:family="text">
      <style:text-properties style:font-name-asian="Times New Roman" style:font-name-complex="Times New Roman" fo:color="#000000" fo:font-size="8.5pt" style:font-size-asian="8.5pt" style:font-size-complex="8.5pt"/>
    </style:style>
    <style:style style:name="T9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1" style:parent-style-name="DefaultParagraphFont" style:family="text">
      <style:text-properties style:font-name-asian="Times New Roman" style:font-name-complex="Times New Roman" fo:color="#000000" fo:font-size="8.5pt" style:font-size-asian="8.5pt" style:font-size-complex="8.5pt"/>
    </style:style>
    <style:style style:name="T9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13" style:parent-style-name="DefaultParagraphFont" style:family="text">
      <style:text-properties style:font-name-asian="Times New Roman" style:font-name-complex="Times New Roman" fo:color="#000000" fo:font-size="8.5pt" style:font-size-asian="8.5pt" style:font-size-complex="8.5pt"/>
    </style:style>
    <style:style style:name="T9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5" style:parent-style-name="DefaultParagraphFont" style:family="text">
      <style:text-properties style:font-name-asian="Times New Roman" style:font-name-complex="Times New Roman" fo:color="#000000" fo:font-size="8.5pt" style:font-size-asian="8.5pt" style:font-size-complex="8.5pt"/>
    </style:style>
    <style:style style:name="T9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7" style:parent-style-name="DefaultParagraphFont" style:family="text">
      <style:text-properties style:font-name-asian="Times New Roman" style:font-name-complex="Times New Roman" fo:color="#000000" fo:font-size="8.5pt" style:font-size-asian="8.5pt" style:font-size-complex="8.5pt"/>
    </style:style>
    <style:style style:name="T91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19" style:parent-style-name="DefaultParagraphFont" style:family="text">
      <style:text-properties style:font-name-asian="Times New Roman" style:font-name-complex="Times New Roman" fo:color="#000000" fo:font-size="8.5pt" style:font-size-asian="8.5pt" style:font-size-complex="8.5pt"/>
    </style:style>
    <style:style style:name="T9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1" style:parent-style-name="DefaultParagraphFont" style:family="text">
      <style:text-properties style:font-name-asian="Times New Roman" style:font-name-complex="Times New Roman" fo:color="#000000" fo:font-size="8.5pt" style:font-size-asian="8.5pt" style:font-size-complex="8.5pt"/>
    </style:style>
    <style:style style:name="T9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3" style:parent-style-name="DefaultParagraphFont" style:family="text">
      <style:text-properties style:font-name-asian="Times New Roman" style:font-name-complex="Times New Roman" fo:color="#000000" fo:font-size="8.5pt" style:font-size-asian="8.5pt" style:font-size-complex="8.5pt"/>
    </style:style>
    <style:style style:name="T9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5" style:parent-style-name="DefaultParagraphFont" style:family="text">
      <style:text-properties style:font-name-asian="Times New Roman" style:font-name-complex="Times New Roman" fo:color="#000000" fo:font-size="8.5pt" style:font-size-asian="8.5pt" style:font-size-complex="8.5pt"/>
    </style:style>
    <style:style style:name="T9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7" style:parent-style-name="DefaultParagraphFont" style:family="text">
      <style:text-properties style:font-name-asian="Times New Roman" style:font-name-complex="Times New Roman" fo:color="#000000" fo:font-size="8.5pt" style:font-size-asian="8.5pt" style:font-size-complex="8.5pt"/>
    </style:style>
    <style:style style:name="T9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9" style:parent-style-name="DefaultParagraphFont" style:family="text">
      <style:text-properties style:font-name-asian="Times New Roman" style:font-name-complex="Times New Roman" fo:color="#000000" fo:font-size="8.5pt" style:font-size-asian="8.5pt" style:font-size-complex="8.5pt"/>
    </style:style>
    <style:style style:name="T9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1" style:parent-style-name="DefaultParagraphFont" style:family="text">
      <style:text-properties style:font-name-asian="Times New Roman" style:font-name-complex="Times New Roman" fo:color="#000000" fo:font-size="8.5pt" style:font-size-asian="8.5pt" style:font-size-complex="8.5pt"/>
    </style:style>
    <style:style style:name="T9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3" style:parent-style-name="DefaultParagraphFont" style:family="text">
      <style:text-properties style:font-name-asian="Times New Roman" style:font-name-complex="Times New Roman" fo:color="#000000" fo:font-size="8.5pt" style:font-size-asian="8.5pt" style:font-size-complex="8.5pt"/>
    </style:style>
    <style:style style:name="T9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5" style:parent-style-name="DefaultParagraphFont" style:family="text">
      <style:text-properties style:font-name-asian="Times New Roman" style:font-name-complex="Times New Roman" fo:color="#000000" fo:font-size="8.5pt" style:font-size-asian="8.5pt" style:font-size-complex="8.5pt"/>
    </style:style>
    <style:style style:name="T9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7" style:parent-style-name="DefaultParagraphFont" style:family="text">
      <style:text-properties style:font-name-asian="Times New Roman" style:font-name-complex="Times New Roman" fo:color="#000000" fo:font-size="8.5pt" style:font-size-asian="8.5pt" style:font-size-complex="8.5pt"/>
    </style:style>
    <style:style style:name="T938" style:parent-style-name="DefaultParagraphFont" style:family="text">
      <style:text-properties style:font-name-asian="Times New Roman" style:font-name-complex="Times New Roman" fo:color="#000000" fo:font-size="8.5pt" style:font-size-asian="8.5pt" style:font-size-complex="8.5pt"/>
    </style:style>
    <style:style style:name="T9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0" style:parent-style-name="DefaultParagraphFont" style:family="text">
      <style:text-properties style:font-name-asian="Times New Roman" style:font-name-complex="Times New Roman" fo:color="#000000" fo:font-size="8.5pt" style:font-size-asian="8.5pt" style:font-size-complex="8.5pt"/>
    </style:style>
    <style:style style:name="T9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2" style:parent-style-name="DefaultParagraphFont" style:family="text">
      <style:text-properties style:font-name-asian="Times New Roman" style:font-name-complex="Times New Roman" fo:color="#000000" fo:font-size="8.5pt" style:font-size-asian="8.5pt" style:font-size-complex="8.5pt"/>
    </style:style>
    <style:style style:name="T9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4" style:parent-style-name="DefaultParagraphFont" style:family="text">
      <style:text-properties style:font-name-asian="Times New Roman" style:font-name-complex="Times New Roman" fo:color="#000000" fo:font-size="8.5pt" style:font-size-asian="8.5pt" style:font-size-complex="8.5pt"/>
    </style:style>
    <style:style style:name="T9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6" style:parent-style-name="DefaultParagraphFont" style:family="text">
      <style:text-properties style:font-name-asian="Times New Roman" style:font-name-complex="Times New Roman" fo:color="#000000" fo:font-size="8.5pt" style:font-size-asian="8.5pt" style:font-size-complex="8.5pt"/>
    </style:style>
    <style:style style:name="T9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8" style:parent-style-name="DefaultParagraphFont" style:family="text">
      <style:text-properties style:font-name-asian="Times New Roman" style:font-name-complex="Times New Roman" fo:color="#000000" fo:font-size="8.5pt" style:font-size-asian="8.5pt" style:font-size-complex="8.5pt"/>
    </style:style>
    <style:style style:name="T9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0" style:parent-style-name="DefaultParagraphFont" style:family="text">
      <style:text-properties style:font-name-asian="Times New Roman" style:font-name-complex="Times New Roman" fo:color="#000000" fo:font-size="8.5pt" style:font-size-asian="8.5pt" style:font-size-complex="8.5pt"/>
    </style:style>
    <style:style style:name="T95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52" style:parent-style-name="DefaultParagraphFont" style:family="text">
      <style:text-properties style:font-name-asian="Times New Roman" style:font-name-complex="Times New Roman" fo:color="#000000" fo:font-size="8.5pt" style:font-size-asian="8.5pt" style:font-size-complex="8.5pt"/>
    </style:style>
    <style:style style:name="T9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4" style:parent-style-name="DefaultParagraphFont" style:family="text">
      <style:text-properties style:font-name-asian="Times New Roman" style:font-name-complex="Times New Roman" fo:color="#000000" fo:font-size="8.5pt" style:font-size-asian="8.5pt" style:font-size-complex="8.5pt"/>
    </style:style>
    <style:style style:name="T9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6" style:parent-style-name="DefaultParagraphFont" style:family="text">
      <style:text-properties style:font-name-asian="Times New Roman" style:font-name-complex="Times New Roman" fo:color="#000000" fo:font-size="8.5pt" style:font-size-asian="8.5pt" style:font-size-complex="8.5pt"/>
    </style:style>
    <style:style style:name="T9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8" style:parent-style-name="DefaultParagraphFont" style:family="text">
      <style:text-properties style:font-name-asian="Times New Roman" style:font-name-complex="Times New Roman" fo:color="#000000" fo:font-size="8.5pt" style:font-size-asian="8.5pt" style:font-size-complex="8.5pt"/>
    </style:style>
    <style:style style:name="T9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0" style:parent-style-name="DefaultParagraphFont" style:family="text">
      <style:text-properties style:font-name-asian="Times New Roman" style:font-name-complex="Times New Roman" fo:color="#000000" fo:font-size="8.5pt" style:font-size-asian="8.5pt" style:font-size-complex="8.5pt"/>
    </style:style>
    <style:style style:name="T9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2" style:parent-style-name="DefaultParagraphFont" style:family="text">
      <style:text-properties style:font-name-asian="Times New Roman" style:font-name-complex="Times New Roman" fo:color="#000000" fo:font-size="8.5pt" style:font-size-asian="8.5pt" style:font-size-complex="8.5pt"/>
    </style:style>
    <style:style style:name="T9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64" style:parent-style-name="DefaultParagraphFont" style:family="text">
      <style:text-properties style:font-name-asian="Times New Roman" style:font-name-complex="Times New Roman" fo:color="#000000" fo:font-size="8.5pt" style:font-size-asian="8.5pt" style:font-size-complex="8.5pt"/>
    </style:style>
    <style:style style:name="P965"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966" style:parent-style-name="Standard" style:family="paragraph">
      <style:paragraph-properties style:text-autospace="none" fo:margin-top="0.0208in" fo:margin-right="0.0312in"/>
    </style:style>
    <style:style style:name="T9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8" style:parent-style-name="DefaultParagraphFont" style:family="text">
      <style:text-properties style:font-name-asian="Times New Roman" style:font-name-complex="Times New Roman" fo:color="#000000" fo:font-size="8.5pt" style:font-size-asian="8.5pt" style:font-size-complex="8.5pt"/>
    </style:style>
    <style:style style:name="T9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0" style:parent-style-name="DefaultParagraphFont" style:family="text">
      <style:text-properties style:font-name-asian="Times New Roman" style:font-name-complex="Times New Roman" fo:color="#000000" fo:font-size="8.5pt" style:font-size-asian="8.5pt" style:font-size-complex="8.5pt"/>
    </style:style>
    <style:style style:name="T9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2" style:parent-style-name="DefaultParagraphFont" style:family="text">
      <style:text-properties style:font-name-asian="Times New Roman" style:font-name-complex="Times New Roman" fo:color="#000000" fo:font-size="8.5pt" style:font-size-asian="8.5pt" style:font-size-complex="8.5pt"/>
    </style:style>
    <style:style style:name="T97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74" style:parent-style-name="DefaultParagraphFont" style:family="text">
      <style:text-properties style:font-name-asian="Times New Roman" style:font-name-complex="Times New Roman" fo:color="#000000" fo:font-size="8.5pt" style:font-size-asian="8.5pt" style:font-size-complex="8.5pt"/>
    </style:style>
    <style:style style:name="T9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6" style:parent-style-name="DefaultParagraphFont" style:family="text">
      <style:text-properties style:font-name-asian="Times New Roman" style:font-name-complex="Times New Roman" fo:color="#000000" fo:font-size="8.5pt" style:font-size-asian="8.5pt" style:font-size-complex="8.5pt"/>
    </style:style>
    <style:style style:name="T9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8" style:parent-style-name="DefaultParagraphFont" style:family="text">
      <style:text-properties style:font-name-asian="Times New Roman" style:font-name-complex="Times New Roman" fo:color="#000000" fo:font-size="8.5pt" style:font-size-asian="8.5pt" style:font-size-complex="8.5pt"/>
    </style:style>
    <style:style style:name="T9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0" style:parent-style-name="DefaultParagraphFont" style:family="text">
      <style:text-properties style:font-name-asian="Times New Roman" style:font-name-complex="Times New Roman" fo:color="#000000" fo:font-size="8.5pt" style:font-size-asian="8.5pt" style:font-size-complex="8.5pt"/>
    </style:style>
    <style:style style:name="T9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2" style:parent-style-name="DefaultParagraphFont" style:family="text">
      <style:text-properties style:font-name-asian="Times New Roman" style:font-name-complex="Times New Roman" fo:color="#000000" fo:font-size="8.5pt" style:font-size-asian="8.5pt" style:font-size-complex="8.5pt"/>
    </style:style>
    <style:style style:name="T983" style:parent-style-name="DefaultParagraphFont" style:family="text">
      <style:text-properties style:font-name-asian="Times New Roman" style:font-name-complex="Times New Roman" fo:color="#000000" fo:font-size="8.5pt" style:font-size-asian="8.5pt" style:font-size-complex="8.5pt"/>
    </style:style>
    <style:style style:name="T9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5" style:parent-style-name="DefaultParagraphFont" style:family="text">
      <style:text-properties style:font-name-asian="Times New Roman" style:font-name-complex="Times New Roman" fo:color="#000000" fo:font-size="8.5pt" style:font-size-asian="8.5pt" style:font-size-complex="8.5pt"/>
    </style:style>
    <style:style style:name="T9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7" style:parent-style-name="DefaultParagraphFont" style:family="text">
      <style:text-properties style:font-name-asian="Times New Roman" style:font-name-complex="Times New Roman" fo:color="#000000" fo:font-size="8.5pt" style:font-size-asian="8.5pt" style:font-size-complex="8.5pt"/>
    </style:style>
    <style:style style:name="T9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9" style:parent-style-name="DefaultParagraphFont" style:family="text">
      <style:text-properties style:font-name-asian="Times New Roman" style:font-name-complex="Times New Roman" fo:color="#000000" fo:font-size="8.5pt" style:font-size-asian="8.5pt" style:font-size-complex="8.5pt"/>
    </style:style>
    <style:style style:name="T9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1" style:parent-style-name="DefaultParagraphFont" style:family="text">
      <style:text-properties style:font-name-asian="Times New Roman" style:font-name-complex="Times New Roman" fo:color="#000000" fo:font-size="8.5pt" style:font-size-asian="8.5pt" style:font-size-complex="8.5pt"/>
    </style:style>
    <style:style style:name="T9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3" style:parent-style-name="DefaultParagraphFont" style:family="text">
      <style:text-properties style:font-name-asian="Times New Roman" style:font-name-complex="Times New Roman" fo:color="#000000" fo:font-size="8.5pt" style:font-size-asian="8.5pt" style:font-size-complex="8.5pt"/>
    </style:style>
    <style:style style:name="T9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5" style:parent-style-name="DefaultParagraphFont" style:family="text">
      <style:text-properties style:font-name-asian="Times New Roman" style:font-name-complex="Times New Roman" fo:color="#000000" fo:font-size="8.5pt" style:font-size-asian="8.5pt" style:font-size-complex="8.5pt"/>
    </style:style>
    <style:style style:name="T9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7" style:parent-style-name="DefaultParagraphFont" style:family="text">
      <style:text-properties style:font-name-asian="Times New Roman" style:font-name-complex="Times New Roman" fo:color="#000000" fo:font-size="8.5pt" style:font-size-asian="8.5pt" style:font-size-complex="8.5pt"/>
    </style:style>
    <style:style style:name="T9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9" style:parent-style-name="DefaultParagraphFont" style:family="text">
      <style:text-properties style:font-name-asian="Times New Roman" style:font-name-complex="Times New Roman" fo:color="#000000" fo:font-size="8.5pt" style:font-size-asian="8.5pt" style:font-size-complex="8.5pt"/>
    </style:style>
    <style:style style:name="T10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1" style:parent-style-name="DefaultParagraphFont" style:family="text">
      <style:text-properties style:font-name-asian="Times New Roman" style:font-name-complex="Times New Roman" fo:color="#000000" fo:font-size="8.5pt" style:font-size-asian="8.5pt" style:font-size-complex="8.5pt"/>
    </style:style>
    <style:style style:name="T10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3" style:parent-style-name="DefaultParagraphFont" style:family="text">
      <style:text-properties style:font-name-asian="Times New Roman" style:font-name-complex="Times New Roman" fo:color="#000000" fo:font-size="8.5pt" style:font-size-asian="8.5pt" style:font-size-complex="8.5pt"/>
    </style:style>
    <style:style style:name="T10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5" style:parent-style-name="DefaultParagraphFont" style:family="text">
      <style:text-properties style:font-name-asian="Times New Roman" style:font-name-complex="Times New Roman" fo:color="#000000" fo:font-size="8.5pt" style:font-size-asian="8.5pt" style:font-size-complex="8.5pt"/>
    </style:style>
    <style:style style:name="T10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7" style:parent-style-name="DefaultParagraphFont" style:family="text">
      <style:text-properties style:font-name-asian="Times New Roman" style:font-name-complex="Times New Roman" fo:color="#000000" fo:font-size="8.5pt" style:font-size-asian="8.5pt" style:font-size-complex="8.5pt"/>
    </style:style>
    <style:style style:name="T10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9" style:parent-style-name="DefaultParagraphFont" style:family="text">
      <style:text-properties style:font-name-asian="Times New Roman" style:font-name-complex="Times New Roman" fo:color="#000000" fo:font-size="8.5pt" style:font-size-asian="8.5pt" style:font-size-complex="8.5pt"/>
    </style:style>
    <style:style style:name="T10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1" style:parent-style-name="DefaultParagraphFont" style:family="text">
      <style:text-properties style:font-name-asian="Times New Roman" style:font-name-complex="Times New Roman" fo:color="#000000" fo:font-size="8.5pt" style:font-size-asian="8.5pt" style:font-size-complex="8.5pt"/>
    </style:style>
    <style:style style:name="T10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3" style:parent-style-name="DefaultParagraphFont" style:family="text">
      <style:text-properties style:font-name-asian="Times New Roman" style:font-name-complex="Times New Roman" fo:color="#000000" fo:font-size="8.5pt" style:font-size-asian="8.5pt" style:font-size-complex="8.5pt"/>
    </style:style>
    <style:style style:name="T10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5" style:parent-style-name="DefaultParagraphFont" style:family="text">
      <style:text-properties style:font-name-asian="Times New Roman" style:font-name-complex="Times New Roman" fo:color="#000000" fo:font-size="8.5pt" style:font-size-asian="8.5pt" style:font-size-complex="8.5pt"/>
    </style:style>
    <style:style style:name="T10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7" style:parent-style-name="DefaultParagraphFont" style:family="text">
      <style:text-properties style:font-name-asian="Times New Roman" style:font-name-complex="Times New Roman" fo:color="#000000" fo:font-size="8.5pt" style:font-size-asian="8.5pt" style:font-size-complex="8.5pt"/>
    </style:style>
    <style:style style:name="T10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9" style:parent-style-name="DefaultParagraphFont" style:family="text">
      <style:text-properties style:font-name-asian="Times New Roman" style:font-name-complex="Times New Roman" fo:color="#000000" fo:font-size="8.5pt" style:font-size-asian="8.5pt" style:font-size-complex="8.5pt"/>
    </style:style>
    <style:style style:name="T10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1" style:parent-style-name="DefaultParagraphFont" style:family="text">
      <style:text-properties style:font-name-asian="Times New Roman" style:font-name-complex="Times New Roman" fo:color="#000000" fo:font-size="8.5pt" style:font-size-asian="8.5pt" style:font-size-complex="8.5pt"/>
    </style:style>
    <style:style style:name="T1022" style:parent-style-name="DefaultParagraphFont" style:family="text">
      <style:text-properties style:font-name-asian="Times New Roman" style:font-name-complex="Times New Roman" fo:color="#000000" fo:font-size="8.5pt" style:font-size-asian="8.5pt" style:font-size-complex="8.5pt"/>
    </style:style>
    <style:style style:name="T10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4" style:parent-style-name="DefaultParagraphFont" style:family="text">
      <style:text-properties style:font-name-asian="Times New Roman" style:font-name-complex="Times New Roman" fo:color="#000000" fo:font-size="8.5pt" style:font-size-asian="8.5pt" style:font-size-complex="8.5pt"/>
    </style:style>
    <style:style style:name="P1025"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026" style:parent-style-name="Standard" style:family="paragraph">
      <style:paragraph-properties style:text-autospace="none" fo:margin-top="0.0208in" fo:margin-right="0.0312in"/>
    </style:style>
    <style:style style:name="T10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8" style:parent-style-name="DefaultParagraphFont" style:family="text">
      <style:text-properties style:font-name-asian="Times New Roman" style:font-name-complex="Times New Roman" fo:color="#000000" fo:font-size="8.5pt" style:font-size-asian="8.5pt" style:font-size-complex="8.5pt"/>
    </style:style>
    <style:style style:name="T10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0" style:parent-style-name="DefaultParagraphFont" style:family="text">
      <style:text-properties style:font-name-asian="Times New Roman" style:font-name-complex="Times New Roman" fo:color="#000000" fo:font-size="8.5pt" style:font-size-asian="8.5pt" style:font-size-complex="8.5pt"/>
    </style:style>
    <style:style style:name="T10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2" style:parent-style-name="DefaultParagraphFont" style:family="text">
      <style:text-properties style:font-name-asian="Times New Roman" style:font-name-complex="Times New Roman" fo:color="#000000" fo:font-size="8.5pt" style:font-size-asian="8.5pt" style:font-size-complex="8.5pt"/>
    </style:style>
    <style:style style:name="T10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4" style:parent-style-name="DefaultParagraphFont" style:family="text">
      <style:text-properties style:font-name-asian="Times New Roman" style:font-name-complex="Times New Roman" fo:color="#000000" fo:font-size="8.5pt" style:font-size-asian="8.5pt" style:font-size-complex="8.5pt"/>
    </style:style>
    <style:style style:name="T103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36" style:parent-style-name="DefaultParagraphFont" style:family="text">
      <style:text-properties style:font-name-asian="Times New Roman" style:font-name-complex="Times New Roman" fo:color="#000000" fo:font-size="8.5pt" style:font-size-asian="8.5pt" style:font-size-complex="8.5pt"/>
    </style:style>
    <style:style style:name="T10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8" style:parent-style-name="DefaultParagraphFont" style:family="text">
      <style:text-properties style:font-name-asian="Times New Roman" style:font-name-complex="Times New Roman" fo:color="#000000" fo:font-size="8.5pt" style:font-size-asian="8.5pt" style:font-size-complex="8.5pt"/>
    </style:style>
    <style:style style:name="T10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0" style:parent-style-name="DefaultParagraphFont" style:family="text">
      <style:text-properties style:font-name-asian="Times New Roman" style:font-name-complex="Times New Roman" fo:color="#000000" fo:font-size="8.5pt" style:font-size-asian="8.5pt" style:font-size-complex="8.5pt"/>
    </style:style>
    <style:style style:name="T10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2" style:parent-style-name="DefaultParagraphFont" style:family="text">
      <style:text-properties style:font-name-asian="Times New Roman" style:font-name-complex="Times New Roman" fo:color="#000000" fo:font-size="8.5pt" style:font-size-asian="8.5pt" style:font-size-complex="8.5pt"/>
    </style:style>
    <style:style style:name="T10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4" style:parent-style-name="DefaultParagraphFont" style:family="text">
      <style:text-properties style:font-name-asian="Times New Roman" style:font-name-complex="Times New Roman" fo:color="#000000" fo:font-size="8.5pt" style:font-size-asian="8.5pt" style:font-size-complex="8.5pt"/>
    </style:style>
    <style:style style:name="T10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46" style:parent-style-name="DefaultParagraphFont" style:family="text">
      <style:text-properties style:font-name-asian="Times New Roman" style:font-name-complex="Times New Roman" fo:color="#000000" fo:font-size="8.5pt" style:font-size-asian="8.5pt" style:font-size-complex="8.5pt"/>
    </style:style>
    <style:style style:name="T10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8" style:parent-style-name="DefaultParagraphFont" style:family="text">
      <style:text-properties style:font-name-asian="Times New Roman" style:font-name-complex="Times New Roman" fo:color="#000000" fo:font-size="8.5pt" style:font-size-asian="8.5pt" style:font-size-complex="8.5pt"/>
    </style:style>
    <style:style style:name="T10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0" style:parent-style-name="DefaultParagraphFont" style:family="text">
      <style:text-properties style:font-name-asian="Times New Roman" style:font-name-complex="Times New Roman" fo:color="#000000" fo:font-size="8.5pt" style:font-size-asian="8.5pt" style:font-size-complex="8.5pt"/>
    </style:style>
    <style:style style:name="T10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2" style:parent-style-name="DefaultParagraphFont" style:family="text">
      <style:text-properties style:font-name-asian="Times New Roman" style:font-name-complex="Times New Roman" fo:color="#000000" fo:font-size="8.5pt" style:font-size-asian="8.5pt" style:font-size-complex="8.5pt"/>
    </style:style>
    <style:style style:name="T10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4" style:parent-style-name="DefaultParagraphFont" style:family="text">
      <style:text-properties style:font-name-asian="Times New Roman" style:font-name-complex="Times New Roman" fo:color="#000000" fo:font-size="8.5pt" style:font-size-asian="8.5pt" style:font-size-complex="8.5pt"/>
    </style:style>
    <style:style style:name="T10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6" style:parent-style-name="DefaultParagraphFont" style:family="text">
      <style:text-properties style:font-name-asian="Times New Roman" style:font-name-complex="Times New Roman" fo:color="#000000" fo:font-size="8.5pt" style:font-size-asian="8.5pt" style:font-size-complex="8.5pt"/>
    </style:style>
    <style:style style:name="T10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8" style:parent-style-name="DefaultParagraphFont" style:family="text">
      <style:text-properties style:font-name-asian="Times New Roman" style:font-name-complex="Times New Roman" fo:color="#000000" fo:font-size="8.5pt" style:font-size-asian="8.5pt" style:font-size-complex="8.5pt"/>
    </style:style>
    <style:style style:name="T105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60" style:parent-style-name="DefaultParagraphFont" style:family="text">
      <style:text-properties style:font-name-asian="Times New Roman" style:font-name-complex="Times New Roman" fo:color="#000000" fo:font-size="8.5pt" style:font-size-asian="8.5pt" style:font-size-complex="8.5pt"/>
    </style:style>
    <style:style style:name="T1061" style:parent-style-name="DefaultParagraphFont" style:family="text">
      <style:text-properties style:font-name-asian="Times New Roman" style:font-name-complex="Times New Roman" fo:color="#000000" fo:font-size="8.5pt" style:font-size-asian="8.5pt" style:font-size-complex="8.5pt"/>
    </style:style>
    <style:style style:name="T10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3" style:parent-style-name="DefaultParagraphFont" style:family="text">
      <style:text-properties style:font-name-asian="Times New Roman" style:font-name-complex="Times New Roman" fo:color="#000000" fo:font-size="8.5pt" style:font-size-asian="8.5pt" style:font-size-complex="8.5pt"/>
    </style:style>
    <style:style style:name="T10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5" style:parent-style-name="DefaultParagraphFont" style:family="text">
      <style:text-properties style:font-name-asian="Times New Roman" style:font-name-complex="Times New Roman" fo:color="#000000" fo:font-size="8.5pt" style:font-size-asian="8.5pt" style:font-size-complex="8.5pt"/>
    </style:style>
    <style:style style:name="T10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67" style:parent-style-name="DefaultParagraphFont" style:family="text">
      <style:text-properties style:font-name-asian="Times New Roman" style:font-name-complex="Times New Roman" fo:color="#000000" fo:font-size="8.5pt" style:font-size-asian="8.5pt" style:font-size-complex="8.5pt"/>
    </style:style>
    <style:style style:name="T10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9" style:parent-style-name="DefaultParagraphFont" style:family="text">
      <style:text-properties style:font-name-asian="Times New Roman" style:font-name-complex="Times New Roman" fo:color="#000000" fo:font-size="8.5pt" style:font-size-asian="8.5pt" style:font-size-complex="8.5pt"/>
    </style:style>
    <style:style style:name="T10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1" style:parent-style-name="DefaultParagraphFont" style:family="text">
      <style:text-properties style:font-name-asian="Times New Roman" style:font-name-complex="Times New Roman" fo:color="#000000" fo:font-size="8.5pt" style:font-size-asian="8.5pt" style:font-size-complex="8.5pt"/>
    </style:style>
    <style:style style:name="T10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73" style:parent-style-name="DefaultParagraphFont" style:family="text">
      <style:text-properties style:font-name-asian="Times New Roman" style:font-name-complex="Times New Roman" fo:color="#000000" fo:font-size="8.5pt" style:font-size-asian="8.5pt" style:font-size-complex="8.5pt"/>
    </style:style>
    <style:style style:name="T10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5" style:parent-style-name="DefaultParagraphFont" style:family="text">
      <style:text-properties style:font-name-asian="Times New Roman" style:font-name-complex="Times New Roman" fo:color="#000000" fo:font-size="8.5pt" style:font-size-asian="8.5pt" style:font-size-complex="8.5pt"/>
    </style:style>
    <style:style style:name="T10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7" style:parent-style-name="DefaultParagraphFont" style:family="text">
      <style:text-properties style:font-name-asian="Times New Roman" style:font-name-complex="Times New Roman" fo:color="#000000" fo:font-size="8.5pt" style:font-size-asian="8.5pt" style:font-size-complex="8.5pt"/>
    </style:style>
    <style:style style:name="T10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9" style:parent-style-name="DefaultParagraphFont" style:family="text">
      <style:text-properties style:font-name-asian="Times New Roman" style:font-name-complex="Times New Roman" fo:color="#000000" fo:font-size="8.5pt" style:font-size-asian="8.5pt" style:font-size-complex="8.5pt"/>
    </style:style>
    <style:style style:name="T10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1" style:parent-style-name="DefaultParagraphFont" style:family="text">
      <style:text-properties style:font-name-asian="Times New Roman" style:font-name-complex="Times New Roman" fo:color="#000000" fo:font-size="8.5pt" style:font-size-asian="8.5pt" style:font-size-complex="8.5pt"/>
    </style:style>
    <style:style style:name="T10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83" style:parent-style-name="DefaultParagraphFont" style:family="text">
      <style:text-properties style:font-name-asian="Times New Roman" style:font-name-complex="Times New Roman" fo:color="#000000" fo:font-size="8.5pt" style:font-size-asian="8.5pt" style:font-size-complex="8.5pt"/>
    </style:style>
    <style:style style:name="T10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5" style:parent-style-name="DefaultParagraphFont" style:family="text">
      <style:text-properties style:font-name-asian="Times New Roman" style:font-name-complex="Times New Roman" fo:color="#000000" fo:font-size="8.5pt" style:font-size-asian="8.5pt" style:font-size-complex="8.5pt"/>
    </style:style>
    <style:style style:name="T108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87" style:parent-style-name="DefaultParagraphFont" style:family="text">
      <style:text-properties style:font-name-asian="Times New Roman" style:font-name-complex="Times New Roman" fo:color="#000000" fo:font-size="8.5pt" style:font-size-asian="8.5pt" style:font-size-complex="8.5pt"/>
    </style:style>
    <style:style style:name="T10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9" style:parent-style-name="DefaultParagraphFont" style:family="text">
      <style:text-properties style:font-name-asian="Times New Roman" style:font-name-complex="Times New Roman" fo:color="#000000" fo:font-size="8.5pt" style:font-size-asian="8.5pt" style:font-size-complex="8.5pt"/>
    </style:style>
    <style:style style:name="T10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1" style:parent-style-name="DefaultParagraphFont" style:family="text">
      <style:text-properties style:font-name-asian="Times New Roman" style:font-name-complex="Times New Roman" fo:color="#000000" fo:font-size="8.5pt" style:font-size-asian="8.5pt" style:font-size-complex="8.5pt"/>
    </style:style>
    <style:style style:name="T109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93" style:parent-style-name="DefaultParagraphFont" style:family="text">
      <style:text-properties style:font-name-asian="Times New Roman" style:font-name-complex="Times New Roman" fo:color="#000000" fo:font-size="8.5pt" style:font-size-asian="8.5pt" style:font-size-complex="8.5pt"/>
    </style:style>
    <style:style style:name="T109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95" style:parent-style-name="DefaultParagraphFont" style:family="text">
      <style:text-properties style:font-name-asian="Times New Roman" style:font-name-complex="Times New Roman" fo:color="#000000" fo:font-size="8.5pt" style:font-size-asian="8.5pt" style:font-size-complex="8.5pt"/>
    </style:style>
    <style:style style:name="T10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7" style:parent-style-name="DefaultParagraphFont" style:family="text">
      <style:text-properties style:font-name-asian="Times New Roman" style:font-name-complex="Times New Roman" fo:color="#000000" fo:font-size="8.5pt" style:font-size-asian="8.5pt" style:font-size-complex="8.5pt"/>
    </style:style>
    <style:style style:name="T109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99" style:parent-style-name="DefaultParagraphFont" style:family="text">
      <style:text-properties style:font-name-asian="Times New Roman" style:font-name-complex="Times New Roman" fo:color="#000000" fo:font-size="8.5pt" style:font-size-asian="8.5pt" style:font-size-complex="8.5pt"/>
    </style:style>
    <style:style style:name="T11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1" style:parent-style-name="DefaultParagraphFont" style:family="text">
      <style:text-properties style:font-name-asian="Times New Roman" style:font-name-complex="Times New Roman" fo:color="#000000" fo:font-size="8.5pt" style:font-size-asian="8.5pt" style:font-size-complex="8.5pt"/>
    </style:style>
    <style:style style:name="T110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03" style:parent-style-name="DefaultParagraphFont" style:family="text">
      <style:text-properties style:font-name-asian="Times New Roman" style:font-name-complex="Times New Roman" fo:color="#000000" fo:font-size="8.5pt" style:font-size-asian="8.5pt" style:font-size-complex="8.5pt"/>
    </style:style>
    <style:style style:name="T11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5" style:parent-style-name="DefaultParagraphFont" style:family="text">
      <style:text-properties style:font-name-asian="Times New Roman" style:font-name-complex="Times New Roman" fo:color="#000000" fo:font-size="8.5pt" style:font-size-asian="8.5pt" style:font-size-complex="8.5pt"/>
    </style:style>
    <style:style style:name="T11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7" style:parent-style-name="DefaultParagraphFont" style:family="text">
      <style:text-properties style:font-name-asian="Times New Roman" style:font-name-complex="Times New Roman" fo:color="#000000" fo:font-size="8.5pt" style:font-size-asian="8.5pt" style:font-size-complex="8.5pt"/>
    </style:style>
    <style:style style:name="T11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09" style:parent-style-name="DefaultParagraphFont" style:family="text">
      <style:text-properties style:font-name-asian="Times New Roman" style:font-name-complex="Times New Roman" fo:color="#000000" fo:font-size="8.5pt" style:font-size-asian="8.5pt" style:font-size-complex="8.5pt"/>
    </style:style>
    <style:style style:name="T11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1" style:parent-style-name="DefaultParagraphFont" style:family="text">
      <style:text-properties style:font-name-asian="Times New Roman" style:font-name-complex="Times New Roman" fo:color="#000000" fo:font-size="8.5pt" style:font-size-asian="8.5pt" style:font-size-complex="8.5pt"/>
    </style:style>
    <style:style style:name="T11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3" style:parent-style-name="DefaultParagraphFont" style:family="text">
      <style:text-properties style:font-name-asian="Times New Roman" style:font-name-complex="Times New Roman" fo:color="#000000" fo:font-size="8.5pt" style:font-size-asian="8.5pt" style:font-size-complex="8.5pt"/>
    </style:style>
    <style:style style:name="T11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5" style:parent-style-name="DefaultParagraphFont" style:family="text">
      <style:text-properties style:font-name-asian="Times New Roman" style:font-name-complex="Times New Roman" fo:color="#000000" fo:font-size="8.5pt" style:font-size-asian="8.5pt" style:font-size-complex="8.5pt"/>
    </style:style>
    <style:style style:name="T111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17" style:parent-style-name="DefaultParagraphFont" style:family="text">
      <style:text-properties style:font-name-asian="Times New Roman" style:font-name-complex="Times New Roman" fo:color="#000000" fo:font-size="8.5pt" style:font-size-asian="8.5pt" style:font-size-complex="8.5pt"/>
    </style:style>
    <style:style style:name="T11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9" style:parent-style-name="DefaultParagraphFont" style:family="text">
      <style:text-properties style:font-name-asian="Times New Roman" style:font-name-complex="Times New Roman" fo:color="#000000" fo:font-size="8.5pt" style:font-size-asian="8.5pt" style:font-size-complex="8.5pt"/>
    </style:style>
    <style:style style:name="T1120" style:parent-style-name="DefaultParagraphFont" style:family="text">
      <style:text-properties style:font-name-asian="Times New Roman" style:font-name-complex="Times New Roman" fo:color="#000000" fo:font-size="8.5pt" style:font-size-asian="8.5pt" style:font-size-complex="8.5pt"/>
    </style:style>
    <style:style style:name="T11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2" style:parent-style-name="DefaultParagraphFont" style:family="text">
      <style:text-properties style:font-name-asian="Times New Roman" style:font-name-complex="Times New Roman" fo:color="#000000" fo:font-size="8.5pt" style:font-size-asian="8.5pt" style:font-size-complex="8.5pt"/>
    </style:style>
    <style:style style:name="T11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4" style:parent-style-name="DefaultParagraphFont" style:family="text">
      <style:text-properties style:font-name-asian="Times New Roman" style:font-name-complex="Times New Roman" fo:color="#000000" fo:font-size="8.5pt" style:font-size-asian="8.5pt" style:font-size-complex="8.5pt"/>
    </style:style>
    <style:style style:name="T11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6" style:parent-style-name="DefaultParagraphFont" style:family="text">
      <style:text-properties style:font-name-asian="Times New Roman" style:font-name-complex="Times New Roman" fo:color="#000000" fo:font-size="8.5pt" style:font-size-asian="8.5pt" style:font-size-complex="8.5pt"/>
    </style:style>
    <style:style style:name="P1127"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128" style:parent-style-name="Standard" style:family="paragraph">
      <style:paragraph-properties style:text-autospace="none" fo:margin-top="0.0208in" fo:margin-right="0.0312in"/>
    </style:style>
    <style:style style:name="T11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0" style:parent-style-name="DefaultParagraphFont" style:family="text">
      <style:text-properties style:font-name-asian="Times New Roman" style:font-name-complex="Times New Roman" fo:color="#000000" fo:font-size="8.5pt" style:font-size-asian="8.5pt" style:font-size-complex="8.5pt"/>
    </style:style>
    <style:style style:name="T11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2" style:parent-style-name="DefaultParagraphFont" style:family="text">
      <style:text-properties style:font-name-asian="Times New Roman" style:font-name-complex="Times New Roman" fo:color="#000000" fo:font-size="8.5pt" style:font-size-asian="8.5pt" style:font-size-complex="8.5pt"/>
    </style:style>
    <style:style style:name="T11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4" style:parent-style-name="DefaultParagraphFont" style:family="text">
      <style:text-properties style:font-name-asian="Times New Roman" style:font-name-complex="Times New Roman" fo:color="#000000" fo:font-size="8.5pt" style:font-size-asian="8.5pt" style:font-size-complex="8.5pt"/>
    </style:style>
    <style:style style:name="T11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6" style:parent-style-name="DefaultParagraphFont" style:family="text">
      <style:text-properties style:font-name-asian="Times New Roman" style:font-name-complex="Times New Roman" fo:color="#000000" fo:font-size="8.5pt" style:font-size-asian="8.5pt" style:font-size-complex="8.5pt"/>
    </style:style>
    <style:style style:name="T11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8" style:parent-style-name="DefaultParagraphFont" style:family="text">
      <style:text-properties style:font-name-asian="Times New Roman" style:font-name-complex="Times New Roman" fo:color="#000000" fo:font-size="8.5pt" style:font-size-asian="8.5pt" style:font-size-complex="8.5pt"/>
    </style:style>
    <style:style style:name="T11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0" style:parent-style-name="DefaultParagraphFont" style:family="text">
      <style:text-properties style:font-name-asian="Times New Roman" style:font-name-complex="Times New Roman" fo:color="#000000" fo:font-size="8.5pt" style:font-size-asian="8.5pt" style:font-size-complex="8.5pt"/>
    </style:style>
    <style:style style:name="T114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42" style:parent-style-name="DefaultParagraphFont" style:family="text">
      <style:text-properties style:font-name-asian="Times New Roman" style:font-name-complex="Times New Roman" fo:color="#000000" fo:font-size="8.5pt" style:font-size-asian="8.5pt" style:font-size-complex="8.5pt"/>
    </style:style>
    <style:style style:name="T11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4" style:parent-style-name="DefaultParagraphFont" style:family="text">
      <style:text-properties style:font-name-asian="Times New Roman" style:font-name-complex="Times New Roman" fo:color="#000000" fo:font-size="8.5pt" style:font-size-asian="8.5pt" style:font-size-complex="8.5pt"/>
    </style:style>
    <style:style style:name="T11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6" style:parent-style-name="DefaultParagraphFont" style:family="text">
      <style:text-properties style:font-name-asian="Times New Roman" style:font-name-complex="Times New Roman" fo:color="#000000" fo:font-size="8.5pt" style:font-size-asian="8.5pt" style:font-size-complex="8.5pt"/>
    </style:style>
    <style:style style:name="T11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8" style:parent-style-name="DefaultParagraphFont" style:family="text">
      <style:text-properties style:font-name-asian="Times New Roman" style:font-name-complex="Times New Roman" fo:color="#000000" fo:font-size="8.5pt" style:font-size-asian="8.5pt" style:font-size-complex="8.5pt"/>
    </style:style>
    <style:style style:name="T114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50" style:parent-style-name="DefaultParagraphFont" style:family="text">
      <style:text-properties style:font-name-asian="Times New Roman" style:font-name-complex="Times New Roman" fo:color="#000000" fo:font-size="8.5pt" style:font-size-asian="8.5pt" style:font-size-complex="8.5pt"/>
    </style:style>
    <style:style style:name="T115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52" style:parent-style-name="DefaultParagraphFont" style:family="text">
      <style:text-properties style:font-name-asian="Times New Roman" style:font-name-complex="Times New Roman" fo:color="#000000" fo:font-size="8.5pt" style:font-size-asian="8.5pt" style:font-size-complex="8.5pt"/>
    </style:style>
    <style:style style:name="T11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4" style:parent-style-name="DefaultParagraphFont" style:family="text">
      <style:text-properties style:font-name-asian="Times New Roman" style:font-name-complex="Times New Roman" fo:color="#000000" fo:font-size="8.5pt" style:font-size-asian="8.5pt" style:font-size-complex="8.5pt"/>
    </style:style>
    <style:style style:name="T11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6" style:parent-style-name="DefaultParagraphFont" style:family="text">
      <style:text-properties style:font-name-asian="Times New Roman" style:font-name-complex="Times New Roman" fo:color="#000000" fo:font-size="8.5pt" style:font-size-asian="8.5pt" style:font-size-complex="8.5pt"/>
    </style:style>
    <style:style style:name="T11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8" style:parent-style-name="DefaultParagraphFont" style:family="text">
      <style:text-properties style:font-name-asian="Times New Roman" style:font-name-complex="Times New Roman" fo:color="#000000" fo:font-size="8.5pt" style:font-size-asian="8.5pt" style:font-size-complex="8.5pt"/>
    </style:style>
    <style:style style:name="T11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0" style:parent-style-name="DefaultParagraphFont" style:family="text">
      <style:text-properties style:font-name-asian="Times New Roman" style:font-name-complex="Times New Roman" fo:color="#000000" fo:font-size="8.5pt" style:font-size-asian="8.5pt" style:font-size-complex="8.5pt"/>
    </style:style>
    <style:style style:name="T11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2" style:parent-style-name="DefaultParagraphFont" style:family="text">
      <style:text-properties style:font-name-asian="Times New Roman" style:font-name-complex="Times New Roman" fo:color="#000000" fo:font-size="8.5pt" style:font-size-asian="8.5pt" style:font-size-complex="8.5pt"/>
    </style:style>
    <style:style style:name="T11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64" style:parent-style-name="DefaultParagraphFont" style:family="text">
      <style:text-properties style:font-name-asian="Times New Roman" style:font-name-complex="Times New Roman" fo:color="#000000" fo:font-size="8.5pt" style:font-size-asian="8.5pt" style:font-size-complex="8.5pt"/>
    </style:style>
    <style:style style:name="T11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6" style:parent-style-name="DefaultParagraphFont" style:family="text">
      <style:text-properties style:font-name-asian="Times New Roman" style:font-name-complex="Times New Roman" fo:color="#000000" fo:font-size="8.5pt" style:font-size-asian="8.5pt" style:font-size-complex="8.5pt"/>
    </style:style>
    <style:style style:name="T1167" style:parent-style-name="DefaultParagraphFont" style:family="text">
      <style:text-properties style:font-name-asian="Times New Roman" style:font-name-complex="Times New Roman" fo:color="#000000" fo:font-size="8.5pt" style:font-size-asian="8.5pt" style:font-size-complex="8.5pt"/>
    </style:style>
    <style:style style:name="T11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9" style:parent-style-name="DefaultParagraphFont" style:family="text">
      <style:text-properties style:font-name-asian="Times New Roman" style:font-name-complex="Times New Roman" fo:color="#000000" fo:font-size="8.5pt" style:font-size-asian="8.5pt" style:font-size-complex="8.5pt"/>
    </style:style>
    <style:style style:name="P1170"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171" style:parent-style-name="Standard" style:family="paragraph">
      <style:paragraph-properties style:text-autospace="none" fo:margin-top="0.0208in" fo:margin-right="0.0312in"/>
    </style:style>
    <style:style style:name="T11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3" style:parent-style-name="DefaultParagraphFont" style:family="text">
      <style:text-properties style:font-name-asian="Times New Roman" style:font-name-complex="Times New Roman" fo:color="#000000" fo:font-size="8.5pt" style:font-size-asian="8.5pt" style:font-size-complex="8.5pt"/>
    </style:style>
    <style:style style:name="T11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5" style:parent-style-name="DefaultParagraphFont" style:family="text">
      <style:text-properties style:font-name-asian="Times New Roman" style:font-name-complex="Times New Roman" fo:color="#000000" fo:font-size="8.5pt" style:font-size-asian="8.5pt" style:font-size-complex="8.5pt"/>
    </style:style>
    <style:style style:name="T11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7" style:parent-style-name="DefaultParagraphFont" style:family="text">
      <style:text-properties style:font-name-asian="Times New Roman" style:font-name-complex="Times New Roman" fo:color="#000000" fo:font-size="8.5pt" style:font-size-asian="8.5pt" style:font-size-complex="8.5pt"/>
    </style:style>
    <style:style style:name="T11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79" style:parent-style-name="DefaultParagraphFont" style:family="text">
      <style:text-properties style:font-name-asian="Times New Roman" style:font-name-complex="Times New Roman" fo:color="#000000" fo:font-size="8.5pt" style:font-size-asian="8.5pt" style:font-size-complex="8.5pt"/>
    </style:style>
    <style:style style:name="T11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1" style:parent-style-name="DefaultParagraphFont" style:family="text">
      <style:text-properties style:font-name-asian="Times New Roman" style:font-name-complex="Times New Roman" fo:color="#000000" fo:font-size="8.5pt" style:font-size-asian="8.5pt" style:font-size-complex="8.5pt"/>
    </style:style>
    <style:style style:name="T11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83" style:parent-style-name="DefaultParagraphFont" style:family="text">
      <style:text-properties style:font-name-asian="Times New Roman" style:font-name-complex="Times New Roman" fo:color="#000000" fo:font-size="8.5pt" style:font-size-asian="8.5pt" style:font-size-complex="8.5pt"/>
    </style:style>
    <style:style style:name="T11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5" style:parent-style-name="DefaultParagraphFont" style:family="text">
      <style:text-properties style:font-name-asian="Times New Roman" style:font-name-complex="Times New Roman" fo:color="#000000" fo:font-size="8.5pt" style:font-size-asian="8.5pt" style:font-size-complex="8.5pt"/>
    </style:style>
    <style:style style:name="T11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7" style:parent-style-name="DefaultParagraphFont" style:family="text">
      <style:text-properties style:font-name-asian="Times New Roman" style:font-name-complex="Times New Roman" fo:color="#000000" fo:font-size="8.5pt" style:font-size-asian="8.5pt" style:font-size-complex="8.5pt"/>
    </style:style>
    <style:style style:name="T11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9" style:parent-style-name="DefaultParagraphFont" style:family="text">
      <style:text-properties style:font-name-asian="Times New Roman" style:font-name-complex="Times New Roman" fo:color="#000000" fo:font-size="8.5pt" style:font-size-asian="8.5pt" style:font-size-complex="8.5pt"/>
    </style:style>
    <style:style style:name="T11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1" style:parent-style-name="DefaultParagraphFont" style:family="text">
      <style:text-properties style:font-name-asian="Times New Roman" style:font-name-complex="Times New Roman" fo:color="#000000" fo:font-size="8.5pt" style:font-size-asian="8.5pt" style:font-size-complex="8.5pt"/>
    </style:style>
    <style:style style:name="T11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3" style:parent-style-name="DefaultParagraphFont" style:family="text">
      <style:text-properties style:font-name-asian="Times New Roman" style:font-name-complex="Times New Roman" fo:color="#000000" fo:font-size="8.5pt" style:font-size-asian="8.5pt" style:font-size-complex="8.5pt"/>
    </style:style>
    <style:style style:name="T11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5" style:parent-style-name="DefaultParagraphFont" style:family="text">
      <style:text-properties style:font-name-asian="Times New Roman" style:font-name-complex="Times New Roman" fo:color="#000000" fo:font-size="8.5pt" style:font-size-asian="8.5pt" style:font-size-complex="8.5pt"/>
    </style:style>
    <style:style style:name="T11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7" style:parent-style-name="DefaultParagraphFont" style:family="text">
      <style:text-properties style:font-name-asian="Times New Roman" style:font-name-complex="Times New Roman" fo:color="#000000" fo:font-size="8.5pt" style:font-size-asian="8.5pt" style:font-size-complex="8.5pt"/>
    </style:style>
    <style:style style:name="T11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9" style:parent-style-name="DefaultParagraphFont" style:family="text">
      <style:text-properties style:font-name-asian="Times New Roman" style:font-name-complex="Times New Roman" fo:color="#000000" fo:font-size="8.5pt" style:font-size-asian="8.5pt" style:font-size-complex="8.5pt"/>
    </style:style>
    <style:style style:name="T12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1" style:parent-style-name="DefaultParagraphFont" style:family="text">
      <style:text-properties style:font-name-asian="Times New Roman" style:font-name-complex="Times New Roman" fo:color="#000000" fo:font-size="8.5pt" style:font-size-asian="8.5pt" style:font-size-complex="8.5pt"/>
    </style:style>
    <style:style style:name="T12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3" style:parent-style-name="DefaultParagraphFont" style:family="text">
      <style:text-properties style:font-name-asian="Times New Roman" style:font-name-complex="Times New Roman" fo:color="#000000" fo:font-size="8.5pt" style:font-size-asian="8.5pt" style:font-size-complex="8.5pt"/>
    </style:style>
    <style:style style:name="T12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205" style:parent-style-name="DefaultParagraphFont" style:family="text">
      <style:text-properties style:font-name-asian="Times New Roman" style:font-name-complex="Times New Roman" fo:color="#000000" fo:font-size="8.5pt" style:font-size-asian="8.5pt" style:font-size-complex="8.5pt"/>
    </style:style>
    <style:style style:name="T12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7" style:parent-style-name="DefaultParagraphFont" style:family="text">
      <style:text-properties style:font-name-asian="Times New Roman" style:font-name-complex="Times New Roman" fo:color="#000000" fo:font-size="8.5pt" style:font-size-asian="8.5pt" style:font-size-complex="8.5pt"/>
    </style:style>
    <style:style style:name="T12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9" style:parent-style-name="DefaultParagraphFont" style:family="text">
      <style:text-properties style:font-name-asian="Times New Roman" style:font-name-complex="Times New Roman" fo:color="#000000" fo:font-size="8.5pt" style:font-size-asian="8.5pt" style:font-size-complex="8.5pt"/>
    </style:style>
    <style:style style:name="T12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1" style:parent-style-name="DefaultParagraphFont" style:family="text">
      <style:text-properties style:font-name-asian="Times New Roman" style:font-name-complex="Times New Roman" fo:color="#000000" fo:font-size="8.5pt" style:font-size-asian="8.5pt" style:font-size-complex="8.5pt"/>
    </style:style>
    <style:style style:name="T12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3" style:parent-style-name="DefaultParagraphFont" style:family="text">
      <style:text-properties style:font-name-asian="Times New Roman" style:font-name-complex="Times New Roman" fo:color="#000000" fo:font-size="8.5pt" style:font-size-asian="8.5pt" style:font-size-complex="8.5pt"/>
    </style:style>
    <style:style style:name="T1214" style:parent-style-name="DefaultParagraphFont" style:family="text">
      <style:text-properties style:font-name-asian="Times New Roman" style:font-name-complex="Times New Roman" fo:color="#000000" fo:font-size="8.5pt" style:font-size-asian="8.5pt" style:font-size-complex="8.5pt"/>
    </style:style>
    <style:style style:name="T12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6" style:parent-style-name="DefaultParagraphFont" style:family="text">
      <style:text-properties style:font-name-asian="Times New Roman" style:font-name-complex="Times New Roman" fo:color="#000000" fo:font-size="8.5pt" style:font-size-asian="8.5pt" style:font-size-complex="8.5pt"/>
    </style:style>
    <style:style style:name="T12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8" style:parent-style-name="DefaultParagraphFont" style:family="text">
      <style:text-properties style:font-name-asian="Times New Roman" style:font-name-complex="Times New Roman" fo:color="#000000" fo:font-size="8.5pt" style:font-size-asian="8.5pt" style:font-size-complex="8.5pt"/>
    </style:style>
    <style:style style:name="T12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0" style:parent-style-name="DefaultParagraphFont" style:family="text">
      <style:text-properties style:font-name-asian="Times New Roman" style:font-name-complex="Times New Roman" fo:color="#000000" fo:font-size="8.5pt" style:font-size-asian="8.5pt" style:font-size-complex="8.5pt"/>
    </style:style>
    <style:style style:name="T12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2" style:parent-style-name="DefaultParagraphFont" style:family="text">
      <style:text-properties style:font-name-asian="Times New Roman" style:font-name-complex="Times New Roman" fo:color="#000000" fo:font-size="8.5pt" style:font-size-asian="8.5pt" style:font-size-complex="8.5pt"/>
    </style:style>
    <style:style style:name="T12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4" style:parent-style-name="DefaultParagraphFont" style:family="text">
      <style:text-properties style:font-name-asian="Times New Roman" style:font-name-complex="Times New Roman" fo:color="#000000" fo:font-size="8.5pt" style:font-size-asian="8.5pt" style:font-size-complex="8.5pt"/>
    </style:style>
    <style:style style:name="T12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6" style:parent-style-name="DefaultParagraphFont" style:family="text">
      <style:text-properties style:font-name-asian="Times New Roman" style:font-name-complex="Times New Roman" fo:color="#000000" fo:font-size="8.5pt" style:font-size-asian="8.5pt" style:font-size-complex="8.5pt"/>
    </style:style>
    <style:style style:name="T12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8" style:parent-style-name="DefaultParagraphFont" style:family="text">
      <style:text-properties style:font-name-asian="Times New Roman" style:font-name-complex="Times New Roman" fo:color="#000000" fo:font-size="8.5pt" style:font-size-asian="8.5pt" style:font-size-complex="8.5pt"/>
    </style:style>
    <style:style style:name="T12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0" style:parent-style-name="DefaultParagraphFont" style:family="text">
      <style:text-properties style:font-name-asian="Times New Roman" style:font-name-complex="Times New Roman" fo:color="#000000" fo:font-size="8.5pt" style:font-size-asian="8.5pt" style:font-size-complex="8.5pt"/>
    </style:style>
    <style:style style:name="T12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2" style:parent-style-name="DefaultParagraphFont" style:family="text">
      <style:text-properties style:font-name-asian="Times New Roman" style:font-name-complex="Times New Roman" fo:color="#000000" fo:font-size="8.5pt" style:font-size-asian="8.5pt" style:font-size-complex="8.5pt"/>
    </style:style>
    <style:style style:name="P123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234" style:parent-style-name="Standard" style:family="paragraph">
      <style:paragraph-properties style:text-autospace="none" fo:margin-top="0.0208in" fo:margin-right="0.0312in"/>
    </style:style>
    <style:style style:name="T12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6" style:parent-style-name="DefaultParagraphFont" style:family="text">
      <style:text-properties style:font-name-asian="Times New Roman" style:font-name-complex="Times New Roman" fo:color="#000000" fo:font-size="8.5pt" style:font-size-asian="8.5pt" style:font-size-complex="8.5pt"/>
    </style:style>
    <style:style style:name="T12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8" style:parent-style-name="DefaultParagraphFont" style:family="text">
      <style:text-properties style:font-name-asian="Times New Roman" style:font-name-complex="Times New Roman" fo:color="#000000" fo:font-size="8.5pt" style:font-size-asian="8.5pt" style:font-size-complex="8.5pt"/>
    </style:style>
    <style:style style:name="T12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0" style:parent-style-name="DefaultParagraphFont" style:family="text">
      <style:text-properties style:font-name-asian="Times New Roman" style:font-name-complex="Times New Roman" fo:color="#000000" fo:font-size="8.5pt" style:font-size-asian="8.5pt" style:font-size-complex="8.5pt"/>
    </style:style>
    <style:style style:name="T12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2" style:parent-style-name="DefaultParagraphFont" style:family="text">
      <style:text-properties style:font-name-asian="Times New Roman" style:font-name-complex="Times New Roman" fo:color="#000000" fo:font-size="8.5pt" style:font-size-asian="8.5pt" style:font-size-complex="8.5pt"/>
    </style:style>
    <style:style style:name="T12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4" style:parent-style-name="DefaultParagraphFont" style:family="text">
      <style:text-properties style:font-name-asian="Times New Roman" style:font-name-complex="Times New Roman" fo:color="#000000" fo:font-size="8.5pt" style:font-size-asian="8.5pt" style:font-size-complex="8.5pt"/>
    </style:style>
    <style:style style:name="T12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6" style:parent-style-name="DefaultParagraphFont" style:family="text">
      <style:text-properties style:font-name-asian="Times New Roman" style:font-name-complex="Times New Roman" fo:color="#000000" fo:font-size="8.5pt" style:font-size-asian="8.5pt" style:font-size-complex="8.5pt"/>
    </style:style>
    <style:style style:name="T12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8" style:parent-style-name="DefaultParagraphFont" style:family="text">
      <style:text-properties style:font-name-asian="Times New Roman" style:font-name-complex="Times New Roman" fo:color="#000000" fo:font-size="8.5pt" style:font-size-asian="8.5pt" style:font-size-complex="8.5pt"/>
    </style:style>
    <style:style style:name="T12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0" style:parent-style-name="DefaultParagraphFont" style:family="text">
      <style:text-properties style:font-name-asian="Times New Roman" style:font-name-complex="Times New Roman" fo:color="#000000" fo:font-size="8.5pt" style:font-size-asian="8.5pt" style:font-size-complex="8.5pt"/>
    </style:style>
    <style:style style:name="T12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2" style:parent-style-name="DefaultParagraphFont" style:family="text">
      <style:text-properties style:font-name-asian="Times New Roman" style:font-name-complex="Times New Roman" fo:color="#000000" fo:font-size="8.5pt" style:font-size-asian="8.5pt" style:font-size-complex="8.5pt"/>
    </style:style>
    <style:style style:name="T1253" style:parent-style-name="DefaultParagraphFont" style:family="text">
      <style:text-properties style:font-name-asian="Times New Roman" style:font-name-complex="Times New Roman" fo:color="#000000" fo:font-size="8.5pt" style:font-size-asian="8.5pt" style:font-size-complex="8.5pt"/>
    </style:style>
    <style:style style:name="T12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5" style:parent-style-name="DefaultParagraphFont" style:family="text">
      <style:text-properties style:font-name-asian="Times New Roman" style:font-name-complex="Times New Roman" fo:color="#000000" fo:font-size="8.5pt" style:font-size-asian="8.5pt" style:font-size-complex="8.5pt"/>
    </style:style>
    <style:style style:name="T12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7" style:parent-style-name="DefaultParagraphFont" style:family="text">
      <style:text-properties style:font-name-asian="Times New Roman" style:font-name-complex="Times New Roman" fo:color="#000000" fo:font-size="8.5pt" style:font-size-asian="8.5pt" style:font-size-complex="8.5pt"/>
    </style:style>
    <style:style style:name="T12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9" style:parent-style-name="DefaultParagraphFont" style:family="text">
      <style:text-properties style:font-name-asian="Times New Roman" style:font-name-complex="Times New Roman" fo:color="#000000" fo:font-size="8.5pt" style:font-size-asian="8.5pt" style:font-size-complex="8.5pt"/>
    </style:style>
    <style:style style:name="T12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1" style:parent-style-name="DefaultParagraphFont" style:family="text">
      <style:text-properties style:font-name-asian="Times New Roman" style:font-name-complex="Times New Roman" fo:color="#000000" fo:font-size="8.5pt" style:font-size-asian="8.5pt" style:font-size-complex="8.5pt"/>
    </style:style>
    <style:style style:name="T12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263" style:parent-style-name="DefaultParagraphFont" style:family="text">
      <style:text-properties style:font-name-asian="Times New Roman" style:font-name-complex="Times New Roman" fo:color="#000000" fo:font-size="8.5pt" style:font-size-asian="8.5pt" style:font-size-complex="8.5pt"/>
    </style:style>
    <style:style style:name="T12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5" style:parent-style-name="DefaultParagraphFont" style:family="text">
      <style:text-properties style:font-name-asian="Times New Roman" style:font-name-complex="Times New Roman" fo:color="#000000" fo:font-size="8.5pt" style:font-size-asian="8.5pt" style:font-size-complex="8.5pt"/>
    </style:style>
    <style:style style:name="T12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7" style:parent-style-name="DefaultParagraphFont" style:family="text">
      <style:text-properties style:font-name-asian="Times New Roman" style:font-name-complex="Times New Roman" fo:color="#000000" fo:font-size="8.5pt" style:font-size-asian="8.5pt" style:font-size-complex="8.5pt"/>
    </style:style>
    <style:style style:name="T12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9" style:parent-style-name="DefaultParagraphFont" style:family="text">
      <style:text-properties style:font-name-asian="Times New Roman" style:font-name-complex="Times New Roman" fo:color="#000000" fo:font-size="8.5pt" style:font-size-asian="8.5pt" style:font-size-complex="8.5pt"/>
    </style:style>
    <style:style style:name="T12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1" style:parent-style-name="DefaultParagraphFont" style:family="text">
      <style:text-properties style:font-name-asian="Times New Roman" style:font-name-complex="Times New Roman" fo:color="#000000" fo:font-size="8.5pt" style:font-size-asian="8.5pt" style:font-size-complex="8.5pt"/>
    </style:style>
    <style:style style:name="T12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3" style:parent-style-name="DefaultParagraphFont" style:family="text">
      <style:text-properties style:font-name-asian="Times New Roman" style:font-name-complex="Times New Roman" fo:color="#000000" fo:font-size="8.5pt" style:font-size-asian="8.5pt" style:font-size-complex="8.5pt"/>
    </style:style>
    <style:style style:name="T12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5" style:parent-style-name="DefaultParagraphFont" style:family="text">
      <style:text-properties style:font-name-asian="Times New Roman" style:font-name-complex="Times New Roman" fo:color="#000000" fo:font-size="8.5pt" style:font-size-asian="8.5pt" style:font-size-complex="8.5pt"/>
    </style:style>
    <style:style style:name="T12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7" style:parent-style-name="DefaultParagraphFont" style:family="text">
      <style:text-properties style:font-name-asian="Times New Roman" style:font-name-complex="Times New Roman" fo:color="#000000" fo:font-size="8.5pt" style:font-size-asian="8.5pt" style:font-size-complex="8.5pt"/>
    </style:style>
    <style:style style:name="T12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9" style:parent-style-name="DefaultParagraphFont" style:family="text">
      <style:text-properties style:font-name-asian="Times New Roman" style:font-name-complex="Times New Roman" fo:color="#000000" fo:font-size="8.5pt" style:font-size-asian="8.5pt" style:font-size-complex="8.5pt"/>
    </style:style>
    <style:style style:name="T12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1" style:parent-style-name="DefaultParagraphFont" style:family="text">
      <style:text-properties style:font-name-asian="Times New Roman" style:font-name-complex="Times New Roman" fo:color="#000000" fo:font-size="8.5pt" style:font-size-asian="8.5pt" style:font-size-complex="8.5pt"/>
    </style:style>
    <style:style style:name="T12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3" style:parent-style-name="DefaultParagraphFont" style:family="text">
      <style:text-properties style:font-name-asian="Times New Roman" style:font-name-complex="Times New Roman" fo:color="#000000" fo:font-size="8.5pt" style:font-size-asian="8.5pt" style:font-size-complex="8.5pt"/>
    </style:style>
    <style:style style:name="T12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5" style:parent-style-name="DefaultParagraphFont" style:family="text">
      <style:text-properties style:font-name-asian="Times New Roman" style:font-name-complex="Times New Roman" fo:color="#000000" fo:font-size="8.5pt" style:font-size-asian="8.5pt" style:font-size-complex="8.5pt"/>
    </style:style>
    <style:style style:name="T12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7" style:parent-style-name="DefaultParagraphFont" style:family="text">
      <style:text-properties style:font-name-asian="Times New Roman" style:font-name-complex="Times New Roman" fo:color="#000000" fo:font-size="8.5pt" style:font-size-asian="8.5pt" style:font-size-complex="8.5pt"/>
    </style:style>
    <style:style style:name="P1288"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289" style:parent-style-name="Standard" style:family="paragraph">
      <style:paragraph-properties style:text-autospace="none" fo:margin-top="0.0208in" fo:margin-right="0.0312in"/>
    </style:style>
    <style:style style:name="T12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1" style:parent-style-name="DefaultParagraphFont" style:family="text">
      <style:text-properties style:font-name-asian="Times New Roman" style:font-name-complex="Times New Roman" fo:color="#000000" fo:font-size="8.5pt" style:font-size-asian="8.5pt" style:font-size-complex="8.5pt"/>
    </style:style>
    <style:style style:name="T12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3" style:parent-style-name="DefaultParagraphFont" style:family="text">
      <style:text-properties style:font-name-asian="Times New Roman" style:font-name-complex="Times New Roman" fo:color="#000000" fo:font-size="8.5pt" style:font-size-asian="8.5pt" style:font-size-complex="8.5pt"/>
    </style:style>
    <style:style style:name="T1294" style:parent-style-name="DefaultParagraphFont" style:family="text">
      <style:text-properties style:font-name-asian="Times New Roman" style:font-name-complex="Times New Roman" fo:color="#000000" fo:font-size="8.5pt" style:font-size-asian="8.5pt" style:font-size-complex="8.5pt"/>
    </style:style>
    <style:style style:name="T12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6" style:parent-style-name="DefaultParagraphFont" style:family="text">
      <style:text-properties style:font-name-asian="Times New Roman" style:font-name-complex="Times New Roman" fo:color="#000000" fo:font-size="8.5pt" style:font-size-asian="8.5pt" style:font-size-complex="8.5pt"/>
    </style:style>
    <style:style style:name="T12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8" style:parent-style-name="DefaultParagraphFont" style:family="text">
      <style:text-properties style:font-name-asian="Times New Roman" style:font-name-complex="Times New Roman" fo:color="#000000" fo:font-size="8.5pt" style:font-size-asian="8.5pt" style:font-size-complex="8.5pt"/>
    </style:style>
    <style:style style:name="T12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0" style:parent-style-name="DefaultParagraphFont" style:family="text">
      <style:text-properties style:font-name-asian="Times New Roman" style:font-name-complex="Times New Roman" fo:color="#000000" fo:font-size="8.5pt" style:font-size-asian="8.5pt" style:font-size-complex="8.5pt"/>
    </style:style>
    <style:style style:name="T13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2" style:parent-style-name="DefaultParagraphFont" style:family="text">
      <style:text-properties style:font-name-asian="Times New Roman" style:font-name-complex="Times New Roman" fo:color="#000000" fo:font-size="8.5pt" style:font-size-asian="8.5pt" style:font-size-complex="8.5pt"/>
    </style:style>
    <style:style style:name="T13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04" style:parent-style-name="DefaultParagraphFont" style:family="text">
      <style:text-properties style:font-name-asian="Times New Roman" style:font-name-complex="Times New Roman" fo:color="#000000" fo:font-size="8.5pt" style:font-size-asian="8.5pt" style:font-size-complex="8.5pt"/>
    </style:style>
    <style:style style:name="T13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6" style:parent-style-name="DefaultParagraphFont" style:family="text">
      <style:text-properties style:font-name-asian="Times New Roman" style:font-name-complex="Times New Roman" fo:color="#000000" fo:font-size="8.5pt" style:font-size-asian="8.5pt" style:font-size-complex="8.5pt"/>
    </style:style>
    <style:style style:name="T13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8" style:parent-style-name="DefaultParagraphFont" style:family="text">
      <style:text-properties style:font-name-asian="Times New Roman" style:font-name-complex="Times New Roman" fo:color="#000000" fo:font-size="8.5pt" style:font-size-asian="8.5pt" style:font-size-complex="8.5pt"/>
    </style:style>
    <style:style style:name="T13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0" style:parent-style-name="DefaultParagraphFont" style:family="text">
      <style:text-properties style:font-name-asian="Times New Roman" style:font-name-complex="Times New Roman" fo:color="#000000" fo:font-size="8.5pt" style:font-size-asian="8.5pt" style:font-size-complex="8.5pt"/>
    </style:style>
    <style:style style:name="T13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2" style:parent-style-name="DefaultParagraphFont" style:family="text">
      <style:text-properties style:font-name-asian="Times New Roman" style:font-name-complex="Times New Roman" fo:color="#000000" fo:font-size="8.5pt" style:font-size-asian="8.5pt" style:font-size-complex="8.5pt"/>
    </style:style>
    <style:style style:name="T13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4" style:parent-style-name="DefaultParagraphFont" style:family="text">
      <style:text-properties style:font-name-asian="Times New Roman" style:font-name-complex="Times New Roman" fo:color="#000000" fo:font-size="8.5pt" style:font-size-asian="8.5pt" style:font-size-complex="8.5pt"/>
    </style:style>
    <style:style style:name="T13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6" style:parent-style-name="DefaultParagraphFont" style:family="text">
      <style:text-properties style:font-name-asian="Times New Roman" style:font-name-complex="Times New Roman" fo:color="#000000" fo:font-size="8.5pt" style:font-size-asian="8.5pt" style:font-size-complex="8.5pt"/>
    </style:style>
    <style:style style:name="T13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8" style:parent-style-name="DefaultParagraphFont" style:family="text">
      <style:text-properties style:font-name-asian="Times New Roman" style:font-name-complex="Times New Roman" fo:color="#000000" fo:font-size="8.5pt" style:font-size-asian="8.5pt" style:font-size-complex="8.5pt"/>
    </style:style>
    <style:style style:name="T13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0" style:parent-style-name="DefaultParagraphFont" style:family="text">
      <style:text-properties style:font-name-asian="Times New Roman" style:font-name-complex="Times New Roman" fo:color="#000000" fo:font-size="8.5pt" style:font-size-asian="8.5pt" style:font-size-complex="8.5pt"/>
    </style:style>
    <style:style style:name="T13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2" style:parent-style-name="DefaultParagraphFont" style:family="text">
      <style:text-properties style:font-name-asian="Times New Roman" style:font-name-complex="Times New Roman" fo:color="#000000" fo:font-size="8.5pt" style:font-size-asian="8.5pt" style:font-size-complex="8.5pt"/>
    </style:style>
    <style:style style:name="T13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4" style:parent-style-name="DefaultParagraphFont" style:family="text">
      <style:text-properties style:font-name-asian="Times New Roman" style:font-name-complex="Times New Roman" fo:color="#000000" fo:font-size="8.5pt" style:font-size-asian="8.5pt" style:font-size-complex="8.5pt"/>
    </style:style>
    <style:style style:name="T13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6" style:parent-style-name="DefaultParagraphFont" style:family="text">
      <style:text-properties style:font-name-asian="Times New Roman" style:font-name-complex="Times New Roman" fo:color="#000000" fo:font-size="8.5pt" style:font-size-asian="8.5pt" style:font-size-complex="8.5pt"/>
    </style:style>
    <style:style style:name="T13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8" style:parent-style-name="DefaultParagraphFont" style:family="text">
      <style:text-properties style:font-name-asian="Times New Roman" style:font-name-complex="Times New Roman" fo:color="#000000" fo:font-size="8.5pt" style:font-size-asian="8.5pt" style:font-size-complex="8.5pt"/>
    </style:style>
    <style:style style:name="T13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0" style:parent-style-name="DefaultParagraphFont" style:family="text">
      <style:text-properties style:font-name-asian="Times New Roman" style:font-name-complex="Times New Roman" fo:color="#000000" fo:font-size="8.5pt" style:font-size-asian="8.5pt" style:font-size-complex="8.5pt"/>
    </style:style>
    <style:style style:name="T13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2" style:parent-style-name="DefaultParagraphFont" style:family="text">
      <style:text-properties style:font-name-asian="Times New Roman" style:font-name-complex="Times New Roman" fo:color="#000000" fo:font-size="8.5pt" style:font-size-asian="8.5pt" style:font-size-complex="8.5pt"/>
    </style:style>
    <style:style style:name="T13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4" style:parent-style-name="DefaultParagraphFont" style:family="text">
      <style:text-properties style:font-name-asian="Times New Roman" style:font-name-complex="Times New Roman" fo:color="#000000" fo:font-size="8.5pt" style:font-size-asian="8.5pt" style:font-size-complex="8.5pt"/>
    </style:style>
    <style:style style:name="T13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6" style:parent-style-name="DefaultParagraphFont" style:family="text">
      <style:text-properties style:font-name-asian="Times New Roman" style:font-name-complex="Times New Roman" fo:color="#000000" fo:font-size="8.5pt" style:font-size-asian="8.5pt" style:font-size-complex="8.5pt"/>
    </style:style>
    <style:style style:name="T13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8" style:parent-style-name="DefaultParagraphFont" style:family="text">
      <style:text-properties style:font-name-asian="Times New Roman" style:font-name-complex="Times New Roman" fo:color="#000000" fo:font-size="8.5pt" style:font-size-asian="8.5pt" style:font-size-complex="8.5pt"/>
    </style:style>
    <style:style style:name="T13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0" style:parent-style-name="DefaultParagraphFont" style:family="text">
      <style:text-properties style:font-name-asian="Times New Roman" style:font-name-complex="Times New Roman" fo:color="#000000" fo:font-size="8.5pt" style:font-size-asian="8.5pt" style:font-size-complex="8.5pt"/>
    </style:style>
    <style:style style:name="T1341" style:parent-style-name="DefaultParagraphFont" style:family="text">
      <style:text-properties style:font-name-asian="Times New Roman" style:font-name-complex="Times New Roman" fo:color="#000000" fo:font-size="8.5pt" style:font-size-asian="8.5pt" style:font-size-complex="8.5pt"/>
    </style:style>
    <style:style style:name="T13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3" style:parent-style-name="DefaultParagraphFont" style:family="text">
      <style:text-properties style:font-name-asian="Times New Roman" style:font-name-complex="Times New Roman" fo:color="#000000" fo:font-size="8.5pt" style:font-size-asian="8.5pt" style:font-size-complex="8.5pt"/>
    </style:style>
    <style:style style:name="T13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45" style:parent-style-name="DefaultParagraphFont" style:family="text">
      <style:text-properties style:font-name-asian="Times New Roman" style:font-name-complex="Times New Roman" fo:color="#000000" fo:font-size="8.5pt" style:font-size-asian="8.5pt" style:font-size-complex="8.5pt"/>
    </style:style>
    <style:style style:name="T13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7" style:parent-style-name="DefaultParagraphFont" style:family="text">
      <style:text-properties style:font-name-asian="Times New Roman" style:font-name-complex="Times New Roman" fo:color="#000000" fo:font-size="8.5pt" style:font-size-asian="8.5pt" style:font-size-complex="8.5pt"/>
    </style:style>
    <style:style style:name="P1348"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349" style:parent-style-name="Standard" style:family="paragraph">
      <style:paragraph-properties style:text-autospace="none" fo:margin-top="0.0208in" fo:margin-right="0.0312in"/>
    </style:style>
    <style:style style:name="T13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1" style:parent-style-name="DefaultParagraphFont" style:family="text">
      <style:text-properties style:font-name-asian="Times New Roman" style:font-name-complex="Times New Roman" fo:color="#000000" fo:font-size="8.5pt" style:font-size-asian="8.5pt" style:font-size-complex="8.5pt"/>
    </style:style>
    <style:style style:name="T13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53" style:parent-style-name="DefaultParagraphFont" style:family="text">
      <style:text-properties style:font-name-asian="Times New Roman" style:font-name-complex="Times New Roman" fo:color="#000000" fo:font-size="8.5pt" style:font-size-asian="8.5pt" style:font-size-complex="8.5pt"/>
    </style:style>
    <style:style style:name="T13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5" style:parent-style-name="DefaultParagraphFont" style:family="text">
      <style:text-properties style:font-name-asian="Times New Roman" style:font-name-complex="Times New Roman" fo:color="#000000" fo:font-size="8.5pt" style:font-size-asian="8.5pt" style:font-size-complex="8.5pt"/>
    </style:style>
    <style:style style:name="T13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7" style:parent-style-name="DefaultParagraphFont" style:family="text">
      <style:text-properties style:font-name-asian="Times New Roman" style:font-name-complex="Times New Roman" fo:color="#000000" fo:font-size="8.5pt" style:font-size-asian="8.5pt" style:font-size-complex="8.5pt"/>
    </style:style>
    <style:style style:name="T13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9" style:parent-style-name="DefaultParagraphFont" style:family="text">
      <style:text-properties style:font-name-asian="Times New Roman" style:font-name-complex="Times New Roman" fo:color="#000000" fo:font-size="8.5pt" style:font-size-asian="8.5pt" style:font-size-complex="8.5pt"/>
    </style:style>
    <style:style style:name="T13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61" style:parent-style-name="DefaultParagraphFont" style:family="text">
      <style:text-properties style:font-name-asian="Times New Roman" style:font-name-complex="Times New Roman" fo:color="#000000" fo:font-size="8.5pt" style:font-size-asian="8.5pt" style:font-size-complex="8.5pt"/>
    </style:style>
    <style:style style:name="T13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3" style:parent-style-name="DefaultParagraphFont" style:family="text">
      <style:text-properties style:font-name-asian="Times New Roman" style:font-name-complex="Times New Roman" fo:color="#000000" fo:font-size="8.5pt" style:font-size-asian="8.5pt" style:font-size-complex="8.5pt"/>
    </style:style>
    <style:style style:name="T13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5" style:parent-style-name="DefaultParagraphFont" style:family="text">
      <style:text-properties style:font-name-asian="Times New Roman" style:font-name-complex="Times New Roman" fo:color="#000000" fo:font-size="8.5pt" style:font-size-asian="8.5pt" style:font-size-complex="8.5pt"/>
    </style:style>
    <style:style style:name="T13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7" style:parent-style-name="DefaultParagraphFont" style:family="text">
      <style:text-properties style:font-name-asian="Times New Roman" style:font-name-complex="Times New Roman" fo:color="#000000" fo:font-size="8.5pt" style:font-size-asian="8.5pt" style:font-size-complex="8.5pt"/>
    </style:style>
    <style:style style:name="T13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9" style:parent-style-name="DefaultParagraphFont" style:family="text">
      <style:text-properties style:font-name-asian="Times New Roman" style:font-name-complex="Times New Roman" fo:color="#000000" fo:font-size="8.5pt" style:font-size-asian="8.5pt" style:font-size-complex="8.5pt"/>
    </style:style>
    <style:style style:name="T13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1" style:parent-style-name="DefaultParagraphFont" style:family="text">
      <style:text-properties style:font-name-asian="Times New Roman" style:font-name-complex="Times New Roman" fo:color="#000000" fo:font-size="8.5pt" style:font-size-asian="8.5pt" style:font-size-complex="8.5pt"/>
    </style:style>
    <style:style style:name="T13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3" style:parent-style-name="DefaultParagraphFont" style:family="text">
      <style:text-properties style:font-name-asian="Times New Roman" style:font-name-complex="Times New Roman" fo:color="#000000" fo:font-size="8.5pt" style:font-size-asian="8.5pt" style:font-size-complex="8.5pt"/>
    </style:style>
    <style:style style:name="T13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75" style:parent-style-name="DefaultParagraphFont" style:family="text">
      <style:text-properties style:font-name-asian="Times New Roman" style:font-name-complex="Times New Roman" fo:color="#000000" fo:font-size="8.5pt" style:font-size-asian="8.5pt" style:font-size-complex="8.5pt"/>
    </style:style>
    <style:style style:name="T13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7" style:parent-style-name="DefaultParagraphFont" style:family="text">
      <style:text-properties style:font-name-asian="Times New Roman" style:font-name-complex="Times New Roman" fo:color="#000000" fo:font-size="8.5pt" style:font-size-asian="8.5pt" style:font-size-complex="8.5pt"/>
    </style:style>
    <style:style style:name="T13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9" style:parent-style-name="DefaultParagraphFont" style:family="text">
      <style:text-properties style:font-name-asian="Times New Roman" style:font-name-complex="Times New Roman" fo:color="#000000" fo:font-size="8.5pt" style:font-size-asian="8.5pt" style:font-size-complex="8.5pt"/>
    </style:style>
    <style:style style:name="T13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1" style:parent-style-name="DefaultParagraphFont" style:family="text">
      <style:text-properties style:font-name-asian="Times New Roman" style:font-name-complex="Times New Roman" fo:color="#000000" fo:font-size="8.5pt" style:font-size-asian="8.5pt" style:font-size-complex="8.5pt"/>
    </style:style>
    <style:style style:name="T13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3" style:parent-style-name="DefaultParagraphFont" style:family="text">
      <style:text-properties style:font-name-asian="Times New Roman" style:font-name-complex="Times New Roman" fo:color="#000000" fo:font-size="8.5pt" style:font-size-asian="8.5pt" style:font-size-complex="8.5pt"/>
    </style:style>
    <style:style style:name="T13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5" style:parent-style-name="DefaultParagraphFont" style:family="text">
      <style:text-properties style:font-name-asian="Times New Roman" style:font-name-complex="Times New Roman" fo:color="#000000" fo:font-size="8.5pt" style:font-size-asian="8.5pt" style:font-size-complex="8.5pt"/>
    </style:style>
    <style:style style:name="T13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7" style:parent-style-name="DefaultParagraphFont" style:family="text">
      <style:text-properties style:font-name-asian="Times New Roman" style:font-name-complex="Times New Roman" fo:color="#000000" fo:font-size="8.5pt" style:font-size-asian="8.5pt" style:font-size-complex="8.5pt"/>
    </style:style>
    <style:style style:name="T13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9" style:parent-style-name="DefaultParagraphFont" style:family="text">
      <style:text-properties style:font-name-asian="Times New Roman" style:font-name-complex="Times New Roman" fo:color="#000000" fo:font-size="8.5pt" style:font-size-asian="8.5pt" style:font-size-complex="8.5pt"/>
    </style:style>
    <style:style style:name="T13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1" style:parent-style-name="DefaultParagraphFont" style:family="text">
      <style:text-properties style:font-name-asian="Times New Roman" style:font-name-complex="Times New Roman" fo:color="#000000" fo:font-size="8.5pt" style:font-size-asian="8.5pt" style:font-size-complex="8.5pt"/>
    </style:style>
    <style:style style:name="T13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3" style:parent-style-name="DefaultParagraphFont" style:family="text">
      <style:text-properties style:font-name-asian="Times New Roman" style:font-name-complex="Times New Roman" fo:color="#000000" fo:font-size="8.5pt" style:font-size-asian="8.5pt" style:font-size-complex="8.5pt"/>
    </style:style>
    <style:style style:name="T13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5" style:parent-style-name="DefaultParagraphFont" style:family="text">
      <style:text-properties style:font-name-asian="Times New Roman" style:font-name-complex="Times New Roman" fo:color="#000000" fo:font-size="8.5pt" style:font-size-asian="8.5pt" style:font-size-complex="8.5pt"/>
    </style:style>
    <style:style style:name="T1396" style:parent-style-name="DefaultParagraphFont" style:family="text">
      <style:text-properties style:font-name-asian="Times New Roman" style:font-name-complex="Times New Roman" fo:color="#000000" fo:font-size="8.5pt" style:font-size-asian="8.5pt" style:font-size-complex="8.5pt"/>
    </style:style>
    <style:style style:name="T13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98" style:parent-style-name="DefaultParagraphFont" style:family="text">
      <style:text-properties style:font-name-asian="Times New Roman" style:font-name-complex="Times New Roman" fo:color="#000000" fo:font-size="8.5pt" style:font-size-asian="8.5pt" style:font-size-complex="8.5pt"/>
    </style:style>
    <style:style style:name="T13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0" style:parent-style-name="DefaultParagraphFont" style:family="text">
      <style:text-properties style:font-name-asian="Times New Roman" style:font-name-complex="Times New Roman" fo:color="#000000" fo:font-size="8.5pt" style:font-size-asian="8.5pt" style:font-size-complex="8.5pt"/>
    </style:style>
    <style:style style:name="T140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02" style:parent-style-name="DefaultParagraphFont" style:family="text">
      <style:text-properties style:font-name-asian="Times New Roman" style:font-name-complex="Times New Roman" fo:color="#000000" fo:font-size="8.5pt" style:font-size-asian="8.5pt" style:font-size-complex="8.5pt"/>
    </style:style>
    <style:style style:name="T14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04" style:parent-style-name="DefaultParagraphFont" style:family="text">
      <style:text-properties style:font-name-asian="Times New Roman" style:font-name-complex="Times New Roman" fo:color="#000000" fo:font-size="8.5pt" style:font-size-asian="8.5pt" style:font-size-complex="8.5pt"/>
    </style:style>
    <style:style style:name="T14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6" style:parent-style-name="DefaultParagraphFont" style:family="text">
      <style:text-properties style:font-name-asian="Times New Roman" style:font-name-complex="Times New Roman" fo:color="#000000" fo:font-size="8.5pt" style:font-size-asian="8.5pt" style:font-size-complex="8.5pt"/>
    </style:style>
    <style:style style:name="T14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8" style:parent-style-name="DefaultParagraphFont" style:family="text">
      <style:text-properties style:font-name-asian="Times New Roman" style:font-name-complex="Times New Roman" fo:color="#000000" fo:font-size="8.5pt" style:font-size-asian="8.5pt" style:font-size-complex="8.5pt"/>
    </style:style>
    <style:style style:name="T14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0" style:parent-style-name="DefaultParagraphFont" style:family="text">
      <style:text-properties style:font-name-asian="Times New Roman" style:font-name-complex="Times New Roman" fo:color="#000000" fo:font-size="8.5pt" style:font-size-asian="8.5pt" style:font-size-complex="8.5pt"/>
    </style:style>
    <style:style style:name="T14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2" style:parent-style-name="DefaultParagraphFont" style:family="text">
      <style:text-properties style:font-name-asian="Times New Roman" style:font-name-complex="Times New Roman" fo:color="#000000" fo:font-size="8.5pt" style:font-size-asian="8.5pt" style:font-size-complex="8.5pt"/>
    </style:style>
    <style:style style:name="T14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4" style:parent-style-name="DefaultParagraphFont" style:family="text">
      <style:text-properties style:font-name-asian="Times New Roman" style:font-name-complex="Times New Roman" fo:color="#000000" fo:font-size="8.5pt" style:font-size-asian="8.5pt" style:font-size-complex="8.5pt"/>
    </style:style>
    <style:style style:name="T14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6" style:parent-style-name="DefaultParagraphFont" style:family="text">
      <style:text-properties style:font-name-asian="Times New Roman" style:font-name-complex="Times New Roman" fo:color="#000000" fo:font-size="8.5pt" style:font-size-asian="8.5pt" style:font-size-complex="8.5pt"/>
    </style:style>
    <style:style style:name="T14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8" style:parent-style-name="DefaultParagraphFont" style:family="text">
      <style:text-properties style:font-name-asian="Times New Roman" style:font-name-complex="Times New Roman" fo:color="#000000" fo:font-size="8.5pt" style:font-size-asian="8.5pt" style:font-size-complex="8.5pt"/>
    </style:style>
    <style:style style:name="T14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0" style:parent-style-name="DefaultParagraphFont" style:family="text">
      <style:text-properties style:font-name-asian="Times New Roman" style:font-name-complex="Times New Roman" fo:color="#000000" fo:font-size="8.5pt" style:font-size-asian="8.5pt" style:font-size-complex="8.5pt"/>
    </style:style>
    <style:style style:name="T14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2" style:parent-style-name="DefaultParagraphFont" style:family="text">
      <style:text-properties style:font-name-asian="Times New Roman" style:font-name-complex="Times New Roman" fo:color="#000000" fo:font-size="8.5pt" style:font-size-asian="8.5pt" style:font-size-complex="8.5pt"/>
    </style:style>
    <style:style style:name="T14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4" style:parent-style-name="DefaultParagraphFont" style:family="text">
      <style:text-properties style:font-name-asian="Times New Roman" style:font-name-complex="Times New Roman" fo:color="#000000" fo:font-size="8.5pt" style:font-size-asian="8.5pt" style:font-size-complex="8.5pt"/>
    </style:style>
    <style:style style:name="T142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26" style:parent-style-name="DefaultParagraphFont" style:family="text">
      <style:text-properties style:font-name-asian="Times New Roman" style:font-name-complex="Times New Roman" fo:color="#000000" fo:font-size="8.5pt" style:font-size-asian="8.5pt" style:font-size-complex="8.5pt"/>
    </style:style>
    <style:style style:name="T14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8" style:parent-style-name="DefaultParagraphFont" style:family="text">
      <style:text-properties style:font-name-asian="Times New Roman" style:font-name-complex="Times New Roman" fo:color="#000000" fo:font-size="8.5pt" style:font-size-asian="8.5pt" style:font-size-complex="8.5pt"/>
    </style:style>
    <style:style style:name="T14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0" style:parent-style-name="DefaultParagraphFont" style:family="text">
      <style:text-properties style:font-name-asian="Times New Roman" style:font-name-complex="Times New Roman" fo:color="#000000" fo:font-size="8.5pt" style:font-size-asian="8.5pt" style:font-size-complex="8.5pt"/>
    </style:style>
    <style:style style:name="T14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2" style:parent-style-name="DefaultParagraphFont" style:family="text">
      <style:text-properties style:font-name-asian="Times New Roman" style:font-name-complex="Times New Roman" fo:color="#000000" fo:font-size="8.5pt" style:font-size-asian="8.5pt" style:font-size-complex="8.5pt"/>
    </style:style>
    <style:style style:name="T14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4" style:parent-style-name="DefaultParagraphFont" style:family="text">
      <style:text-properties style:font-name-asian="Times New Roman" style:font-name-complex="Times New Roman" fo:color="#000000" fo:font-size="8.5pt" style:font-size-asian="8.5pt" style:font-size-complex="8.5pt"/>
    </style:style>
    <style:style style:name="T14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6" style:parent-style-name="DefaultParagraphFont" style:family="text">
      <style:text-properties style:font-name-asian="Times New Roman" style:font-name-complex="Times New Roman" fo:color="#000000" fo:font-size="8.5pt" style:font-size-asian="8.5pt" style:font-size-complex="8.5pt"/>
    </style:style>
    <style:style style:name="P1437"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438" style:parent-style-name="Standard" style:family="paragraph">
      <style:paragraph-properties style:text-autospace="none" fo:margin-top="0.0208in" fo:margin-right="0.0312in"/>
    </style:style>
    <style:style style:name="T14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0" style:parent-style-name="DefaultParagraphFont" style:family="text">
      <style:text-properties style:font-name-asian="Times New Roman" style:font-name-complex="Times New Roman" fo:color="#000000" fo:font-size="8.5pt" style:font-size-asian="8.5pt" style:font-size-complex="8.5pt"/>
    </style:style>
    <style:style style:name="T14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2" style:parent-style-name="DefaultParagraphFont" style:family="text">
      <style:text-properties style:font-name-asian="Times New Roman" style:font-name-complex="Times New Roman" fo:color="#000000" fo:font-size="8.5pt" style:font-size-asian="8.5pt" style:font-size-complex="8.5pt"/>
    </style:style>
    <style:style style:name="T144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44" style:parent-style-name="DefaultParagraphFont" style:family="text">
      <style:text-properties style:font-name-asian="Times New Roman" style:font-name-complex="Times New Roman" fo:color="#000000" fo:font-size="8.5pt" style:font-size-asian="8.5pt" style:font-size-complex="8.5pt"/>
    </style:style>
    <style:style style:name="T14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6" style:parent-style-name="DefaultParagraphFont" style:family="text">
      <style:text-properties style:font-name-asian="Times New Roman" style:font-name-complex="Times New Roman" fo:color="#000000" fo:font-size="8.5pt" style:font-size-asian="8.5pt" style:font-size-complex="8.5pt"/>
    </style:style>
    <style:style style:name="T14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8" style:parent-style-name="DefaultParagraphFont" style:family="text">
      <style:text-properties style:font-name-asian="Times New Roman" style:font-name-complex="Times New Roman" fo:color="#000000" fo:font-size="8.5pt" style:font-size-asian="8.5pt" style:font-size-complex="8.5pt"/>
    </style:style>
    <style:style style:name="T1449" style:parent-style-name="DefaultParagraphFont" style:family="text">
      <style:text-properties style:font-name-asian="Times New Roman" style:font-name-complex="Times New Roman" fo:color="#000000" fo:font-size="8.5pt" style:font-size-asian="8.5pt" style:font-size-complex="8.5pt"/>
    </style:style>
    <style:style style:name="T1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1" style:parent-style-name="DefaultParagraphFont" style:family="text">
      <style:text-properties style:font-name-asian="Times New Roman" style:font-name-complex="Times New Roman" fo:color="#000000" fo:font-size="8.5pt" style:font-size-asian="8.5pt" style:font-size-complex="8.5pt"/>
    </style:style>
    <style:style style:name="T14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3" style:parent-style-name="DefaultParagraphFont" style:family="text">
      <style:text-properties style:font-name-asian="Times New Roman" style:font-name-complex="Times New Roman" fo:color="#000000" fo:font-size="8.5pt" style:font-size-asian="8.5pt" style:font-size-complex="8.5pt"/>
    </style:style>
    <style:style style:name="T1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5" style:parent-style-name="DefaultParagraphFont" style:family="text">
      <style:text-properties style:font-name-asian="Times New Roman" style:font-name-complex="Times New Roman" fo:color="#000000" fo:font-size="8.5pt" style:font-size-asian="8.5pt" style:font-size-complex="8.5pt"/>
    </style:style>
    <style:style style:name="T14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7" style:parent-style-name="DefaultParagraphFont" style:family="text">
      <style:text-properties style:font-name-asian="Times New Roman" style:font-name-complex="Times New Roman" fo:color="#000000" fo:font-size="8.5pt" style:font-size-asian="8.5pt" style:font-size-complex="8.5pt"/>
    </style:style>
    <style:style style:name="T1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9" style:parent-style-name="DefaultParagraphFont" style:family="text">
      <style:text-properties style:font-name-asian="Times New Roman" style:font-name-complex="Times New Roman" fo:color="#000000" fo:font-size="8.5pt" style:font-size-asian="8.5pt" style:font-size-complex="8.5pt"/>
    </style:style>
    <style:style style:name="T14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1" style:parent-style-name="DefaultParagraphFont" style:family="text">
      <style:text-properties style:font-name-asian="Times New Roman" style:font-name-complex="Times New Roman" fo:color="#000000" fo:font-size="8.5pt" style:font-size-asian="8.5pt" style:font-size-complex="8.5pt"/>
    </style:style>
    <style:style style:name="T14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3" style:parent-style-name="DefaultParagraphFont" style:family="text">
      <style:text-properties style:font-name-asian="Times New Roman" style:font-name-complex="Times New Roman" fo:color="#000000" fo:font-size="8.5pt" style:font-size-asian="8.5pt" style:font-size-complex="8.5pt"/>
    </style:style>
    <style:style style:name="T14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65" style:parent-style-name="DefaultParagraphFont" style:family="text">
      <style:text-properties style:font-name-asian="Times New Roman" style:font-name-complex="Times New Roman" fo:color="#000000" fo:font-size="8.5pt" style:font-size-asian="8.5pt" style:font-size-complex="8.5pt"/>
    </style:style>
    <style:style style:name="T14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7" style:parent-style-name="DefaultParagraphFont" style:family="text">
      <style:text-properties style:font-name-asian="Times New Roman" style:font-name-complex="Times New Roman" fo:color="#000000" fo:font-size="8.5pt" style:font-size-asian="8.5pt" style:font-size-complex="8.5pt"/>
    </style:style>
    <style:style style:name="T14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9" style:parent-style-name="DefaultParagraphFont" style:family="text">
      <style:text-properties style:font-name-asian="Times New Roman" style:font-name-complex="Times New Roman" fo:color="#000000" fo:font-size="8.5pt" style:font-size-asian="8.5pt" style:font-size-complex="8.5pt"/>
    </style:style>
    <style:style style:name="T147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71" style:parent-style-name="DefaultParagraphFont" style:family="text">
      <style:text-properties style:font-name-asian="Times New Roman" style:font-name-complex="Times New Roman" fo:color="#000000" fo:font-size="8.5pt" style:font-size-asian="8.5pt" style:font-size-complex="8.5pt"/>
    </style:style>
    <style:style style:name="T14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3" style:parent-style-name="DefaultParagraphFont" style:family="text">
      <style:text-properties style:font-name-asian="Times New Roman" style:font-name-complex="Times New Roman" fo:color="#000000" fo:font-size="8.5pt" style:font-size-asian="8.5pt" style:font-size-complex="8.5pt"/>
    </style:style>
    <style:style style:name="T14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75" style:parent-style-name="DefaultParagraphFont" style:family="text">
      <style:text-properties style:font-name-asian="Times New Roman" style:font-name-complex="Times New Roman" fo:color="#000000" fo:font-size="8.5pt" style:font-size-asian="8.5pt" style:font-size-complex="8.5pt"/>
    </style:style>
    <style:style style:name="T14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7" style:parent-style-name="DefaultParagraphFont" style:family="text">
      <style:text-properties style:font-name-asian="Times New Roman" style:font-name-complex="Times New Roman" fo:color="#000000" fo:font-size="8.5pt" style:font-size-asian="8.5pt" style:font-size-complex="8.5pt"/>
    </style:style>
    <style:style style:name="T14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79" style:parent-style-name="DefaultParagraphFont" style:family="text">
      <style:text-properties style:font-name-asian="Times New Roman" style:font-name-complex="Times New Roman" fo:color="#000000" fo:font-size="8.5pt" style:font-size-asian="8.5pt" style:font-size-complex="8.5pt"/>
    </style:style>
    <style:style style:name="T14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1" style:parent-style-name="DefaultParagraphFont" style:family="text">
      <style:text-properties style:font-name-asian="Times New Roman" style:font-name-complex="Times New Roman" fo:color="#000000" fo:font-size="8.5pt" style:font-size-asian="8.5pt" style:font-size-complex="8.5pt"/>
    </style:style>
    <style:style style:name="T1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3" style:parent-style-name="DefaultParagraphFont" style:family="text">
      <style:text-properties style:font-name-asian="Times New Roman" style:font-name-complex="Times New Roman" fo:color="#000000" fo:font-size="8.5pt" style:font-size-asian="8.5pt" style:font-size-complex="8.5pt"/>
    </style:style>
    <style:style style:name="T14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5" style:parent-style-name="DefaultParagraphFont" style:family="text">
      <style:text-properties style:font-name-asian="Times New Roman" style:font-name-complex="Times New Roman" fo:color="#000000" fo:font-size="8.5pt" style:font-size-asian="8.5pt" style:font-size-complex="8.5pt"/>
    </style:style>
    <style:style style:name="T1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7" style:parent-style-name="DefaultParagraphFont" style:family="text">
      <style:text-properties style:font-name-asian="Times New Roman" style:font-name-complex="Times New Roman" fo:color="#000000" fo:font-size="8.5pt" style:font-size-asian="8.5pt" style:font-size-complex="8.5pt"/>
    </style:style>
    <style:style style:name="T14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9" style:parent-style-name="DefaultParagraphFont" style:family="text">
      <style:text-properties style:font-name-asian="Times New Roman" style:font-name-complex="Times New Roman" fo:color="#000000" fo:font-size="8.5pt" style:font-size-asian="8.5pt" style:font-size-complex="8.5pt"/>
    </style:style>
    <style:style style:name="T14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1" style:parent-style-name="DefaultParagraphFont" style:family="text">
      <style:text-properties style:font-name-asian="Times New Roman" style:font-name-complex="Times New Roman" fo:color="#000000" fo:font-size="8.5pt" style:font-size-asian="8.5pt" style:font-size-complex="8.5pt"/>
    </style:style>
    <style:style style:name="T1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3" style:parent-style-name="DefaultParagraphFont" style:family="text">
      <style:text-properties style:font-name-asian="Times New Roman" style:font-name-complex="Times New Roman" fo:color="#000000" fo:font-size="8.5pt" style:font-size-asian="8.5pt" style:font-size-complex="8.5pt"/>
    </style:style>
    <style:style style:name="T14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5" style:parent-style-name="DefaultParagraphFont" style:family="text">
      <style:text-properties style:font-name-asian="Times New Roman" style:font-name-complex="Times New Roman" fo:color="#000000" fo:font-size="8.5pt" style:font-size-asian="8.5pt" style:font-size-complex="8.5pt"/>
    </style:style>
    <style:style style:name="T14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7" style:parent-style-name="DefaultParagraphFont" style:family="text">
      <style:text-properties style:font-name-asian="Times New Roman" style:font-name-complex="Times New Roman" fo:color="#000000" fo:font-size="8.5pt" style:font-size-asian="8.5pt" style:font-size-complex="8.5pt"/>
    </style:style>
    <style:style style:name="T1498" style:parent-style-name="DefaultParagraphFont" style:family="text">
      <style:text-properties style:font-name-asian="Times New Roman" style:font-name-complex="Times New Roman" fo:color="#000000" fo:font-size="8.5pt" style:font-size-asian="8.5pt" style:font-size-complex="8.5pt"/>
    </style:style>
    <style:style style:name="T14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0" style:parent-style-name="DefaultParagraphFont" style:family="text">
      <style:text-properties style:font-name-asian="Times New Roman" style:font-name-complex="Times New Roman" fo:color="#000000" fo:font-size="8.5pt" style:font-size-asian="8.5pt" style:font-size-complex="8.5pt"/>
    </style:style>
    <style:style style:name="T15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2" style:parent-style-name="DefaultParagraphFont" style:family="text">
      <style:text-properties style:font-name-asian="Times New Roman" style:font-name-complex="Times New Roman" fo:color="#000000" fo:font-size="8.5pt" style:font-size-asian="8.5pt" style:font-size-complex="8.5pt"/>
    </style:style>
    <style:style style:name="T15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4" style:parent-style-name="DefaultParagraphFont" style:family="text">
      <style:text-properties style:font-name-asian="Times New Roman" style:font-name-complex="Times New Roman" fo:color="#000000" fo:font-size="8.5pt" style:font-size-asian="8.5pt" style:font-size-complex="8.5pt"/>
    </style:style>
    <style:style style:name="T15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6" style:parent-style-name="DefaultParagraphFont" style:family="text">
      <style:text-properties style:font-name-asian="Times New Roman" style:font-name-complex="Times New Roman" fo:color="#000000" fo:font-size="8.5pt" style:font-size-asian="8.5pt" style:font-size-complex="8.5pt"/>
    </style:style>
    <style:style style:name="T15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8" style:parent-style-name="DefaultParagraphFont" style:family="text">
      <style:text-properties style:font-name-asian="Times New Roman" style:font-name-complex="Times New Roman" fo:color="#000000" fo:font-size="8.5pt" style:font-size-asian="8.5pt" style:font-size-complex="8.5pt"/>
    </style:style>
    <style:style style:name="T15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0" style:parent-style-name="DefaultParagraphFont" style:family="text">
      <style:text-properties style:font-name-asian="Times New Roman" style:font-name-complex="Times New Roman" fo:color="#000000" fo:font-size="8.5pt" style:font-size-asian="8.5pt" style:font-size-complex="8.5pt"/>
    </style:style>
    <style:style style:name="T15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2" style:parent-style-name="DefaultParagraphFont" style:family="text">
      <style:text-properties style:font-name-asian="Times New Roman" style:font-name-complex="Times New Roman" fo:color="#000000" fo:font-size="8.5pt" style:font-size-asian="8.5pt" style:font-size-complex="8.5pt"/>
    </style:style>
    <style:style style:name="P151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514" style:parent-style-name="Standard" style:family="paragraph">
      <style:paragraph-properties style:text-autospace="none" fo:margin-top="0.0208in" fo:margin-right="0.0312in"/>
    </style:style>
    <style:style style:name="T15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6" style:parent-style-name="DefaultParagraphFont" style:family="text">
      <style:text-properties style:font-name-asian="Times New Roman" style:font-name-complex="Times New Roman" fo:color="#000000" fo:font-size="8.5pt" style:font-size-asian="8.5pt" style:font-size-complex="8.5pt"/>
    </style:style>
    <style:style style:name="T151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18" style:parent-style-name="DefaultParagraphFont" style:family="text">
      <style:text-properties style:font-name-asian="Times New Roman" style:font-name-complex="Times New Roman" fo:color="#000000" fo:font-size="8.5pt" style:font-size-asian="8.5pt" style:font-size-complex="8.5pt"/>
    </style:style>
    <style:style style:name="T15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0" style:parent-style-name="DefaultParagraphFont" style:family="text">
      <style:text-properties style:font-name-asian="Times New Roman" style:font-name-complex="Times New Roman" fo:color="#000000" fo:font-size="8.5pt" style:font-size-asian="8.5pt" style:font-size-complex="8.5pt"/>
    </style:style>
    <style:style style:name="T15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2" style:parent-style-name="DefaultParagraphFont" style:family="text">
      <style:text-properties style:font-name-asian="Times New Roman" style:font-name-complex="Times New Roman" fo:color="#000000" fo:font-size="8.5pt" style:font-size-asian="8.5pt" style:font-size-complex="8.5pt"/>
    </style:style>
    <style:style style:name="T15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4" style:parent-style-name="DefaultParagraphFont" style:family="text">
      <style:text-properties style:font-name-asian="Times New Roman" style:font-name-complex="Times New Roman" fo:color="#000000" fo:font-size="8.5pt" style:font-size-asian="8.5pt" style:font-size-complex="8.5pt"/>
    </style:style>
    <style:style style:name="T15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6" style:parent-style-name="DefaultParagraphFont" style:family="text">
      <style:text-properties style:font-name-asian="Times New Roman" style:font-name-complex="Times New Roman" fo:color="#000000" fo:font-size="8.5pt" style:font-size-asian="8.5pt" style:font-size-complex="8.5pt"/>
    </style:style>
    <style:style style:name="T15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8" style:parent-style-name="DefaultParagraphFont" style:family="text">
      <style:text-properties style:font-name-asian="Times New Roman" style:font-name-complex="Times New Roman" fo:color="#000000" fo:font-size="8.5pt" style:font-size-asian="8.5pt" style:font-size-complex="8.5pt"/>
    </style:style>
    <style:style style:name="T15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0" style:parent-style-name="DefaultParagraphFont" style:family="text">
      <style:text-properties style:font-name-asian="Times New Roman" style:font-name-complex="Times New Roman" fo:color="#000000" fo:font-size="8.5pt" style:font-size-asian="8.5pt" style:font-size-complex="8.5pt"/>
    </style:style>
    <style:style style:name="T15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2" style:parent-style-name="DefaultParagraphFont" style:family="text">
      <style:text-properties style:font-name-asian="Times New Roman" style:font-name-complex="Times New Roman" fo:color="#000000" fo:font-size="8.5pt" style:font-size-asian="8.5pt" style:font-size-complex="8.5pt"/>
    </style:style>
    <style:style style:name="T15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4" style:parent-style-name="DefaultParagraphFont" style:family="text">
      <style:text-properties style:font-name-asian="Times New Roman" style:font-name-complex="Times New Roman" fo:color="#000000" fo:font-size="8.5pt" style:font-size-asian="8.5pt" style:font-size-complex="8.5pt"/>
    </style:style>
    <style:style style:name="T15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6" style:parent-style-name="DefaultParagraphFont" style:family="text">
      <style:text-properties style:font-name-asian="Times New Roman" style:font-name-complex="Times New Roman" fo:color="#000000" fo:font-size="8.5pt" style:font-size-asian="8.5pt" style:font-size-complex="8.5pt"/>
    </style:style>
    <style:style style:name="T15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8" style:parent-style-name="DefaultParagraphFont" style:family="text">
      <style:text-properties style:font-name-asian="Times New Roman" style:font-name-complex="Times New Roman" fo:color="#000000" fo:font-size="8.5pt" style:font-size-asian="8.5pt" style:font-size-complex="8.5pt"/>
    </style:style>
    <style:style style:name="T15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0" style:parent-style-name="DefaultParagraphFont" style:family="text">
      <style:text-properties style:font-name-asian="Times New Roman" style:font-name-complex="Times New Roman" fo:color="#000000" fo:font-size="8.5pt" style:font-size-asian="8.5pt" style:font-size-complex="8.5pt"/>
    </style:style>
    <style:style style:name="T15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2" style:parent-style-name="DefaultParagraphFont" style:family="text">
      <style:text-properties style:font-name-asian="Times New Roman" style:font-name-complex="Times New Roman" fo:color="#000000" fo:font-size="8.5pt" style:font-size-asian="8.5pt" style:font-size-complex="8.5pt"/>
    </style:style>
    <style:style style:name="T15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4" style:parent-style-name="DefaultParagraphFont" style:family="text">
      <style:text-properties style:font-name-asian="Times New Roman" style:font-name-complex="Times New Roman" fo:color="#000000" fo:font-size="8.5pt" style:font-size-asian="8.5pt" style:font-size-complex="8.5pt"/>
    </style:style>
    <style:style style:name="T15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6" style:parent-style-name="DefaultParagraphFont" style:family="text">
      <style:text-properties style:font-name-asian="Times New Roman" style:font-name-complex="Times New Roman" fo:color="#000000" fo:font-size="8.5pt" style:font-size-asian="8.5pt" style:font-size-complex="8.5pt"/>
    </style:style>
    <style:style style:name="T1547" style:parent-style-name="DefaultParagraphFont" style:family="text">
      <style:text-properties style:font-name-asian="Times New Roman" style:font-name-complex="Times New Roman" fo:color="#000000" fo:font-size="8.5pt" style:font-size-asian="8.5pt" style:font-size-complex="8.5pt"/>
    </style:style>
    <style:style style:name="T15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49" style:parent-style-name="DefaultParagraphFont" style:family="text">
      <style:text-properties style:font-name-asian="Times New Roman" style:font-name-complex="Times New Roman" fo:color="#000000" fo:font-size="8.5pt" style:font-size-asian="8.5pt" style:font-size-complex="8.5pt"/>
    </style:style>
    <style:style style:name="T15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1" style:parent-style-name="DefaultParagraphFont" style:family="text">
      <style:text-properties style:font-name-asian="Times New Roman" style:font-name-complex="Times New Roman" fo:color="#000000" fo:font-size="8.5pt" style:font-size-asian="8.5pt" style:font-size-complex="8.5pt"/>
    </style:style>
    <style:style style:name="T15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3" style:parent-style-name="DefaultParagraphFont" style:family="text">
      <style:text-properties style:font-name-asian="Times New Roman" style:font-name-complex="Times New Roman" fo:color="#000000" fo:font-size="8.5pt" style:font-size-asian="8.5pt" style:font-size-complex="8.5pt"/>
    </style:style>
    <style:style style:name="T15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5" style:parent-style-name="DefaultParagraphFont" style:family="text">
      <style:text-properties style:font-name-asian="Times New Roman" style:font-name-complex="Times New Roman" fo:color="#000000" fo:font-size="8.5pt" style:font-size-asian="8.5pt" style:font-size-complex="8.5pt"/>
    </style:style>
    <style:style style:name="T1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7" style:parent-style-name="DefaultParagraphFont" style:family="text">
      <style:text-properties style:font-name-asian="Times New Roman" style:font-name-complex="Times New Roman" fo:color="#000000" fo:font-size="8.5pt" style:font-size-asian="8.5pt" style:font-size-complex="8.5pt"/>
    </style:style>
    <style:style style:name="T1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9" style:parent-style-name="DefaultParagraphFont" style:family="text">
      <style:text-properties style:font-name-asian="Times New Roman" style:font-name-complex="Times New Roman" fo:color="#000000" fo:font-size="8.5pt" style:font-size-asian="8.5pt" style:font-size-complex="8.5pt"/>
    </style:style>
    <style:style style:name="T15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1" style:parent-style-name="DefaultParagraphFont" style:family="text">
      <style:text-properties style:font-name-asian="Times New Roman" style:font-name-complex="Times New Roman" fo:color="#000000" fo:font-size="8.5pt" style:font-size-asian="8.5pt" style:font-size-complex="8.5pt"/>
    </style:style>
    <style:style style:name="T15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3" style:parent-style-name="DefaultParagraphFont" style:family="text">
      <style:text-properties style:font-name-asian="Times New Roman" style:font-name-complex="Times New Roman" fo:color="#000000" fo:font-size="8.5pt" style:font-size-asian="8.5pt" style:font-size-complex="8.5pt"/>
    </style:style>
    <style:style style:name="T15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5" style:parent-style-name="DefaultParagraphFont" style:family="text">
      <style:text-properties style:font-name-asian="Times New Roman" style:font-name-complex="Times New Roman" fo:color="#000000" fo:font-size="8.5pt" style:font-size-asian="8.5pt" style:font-size-complex="8.5pt"/>
    </style:style>
    <style:style style:name="T15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7" style:parent-style-name="DefaultParagraphFont" style:family="text">
      <style:text-properties style:font-name-asian="Times New Roman" style:font-name-complex="Times New Roman" fo:color="#000000" fo:font-size="8.5pt" style:font-size-asian="8.5pt" style:font-size-complex="8.5pt"/>
    </style:style>
    <style:style style:name="T1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9" style:parent-style-name="DefaultParagraphFont" style:family="text">
      <style:text-properties style:font-name-asian="Times New Roman" style:font-name-complex="Times New Roman" fo:color="#000000" fo:font-size="8.5pt" style:font-size-asian="8.5pt" style:font-size-complex="8.5pt"/>
    </style:style>
    <style:style style:name="T15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1" style:parent-style-name="DefaultParagraphFont" style:family="text">
      <style:text-properties style:font-name-asian="Times New Roman" style:font-name-complex="Times New Roman" fo:color="#000000" fo:font-size="8.5pt" style:font-size-asian="8.5pt" style:font-size-complex="8.5pt"/>
    </style:style>
    <style:style style:name="T15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3" style:parent-style-name="DefaultParagraphFont" style:family="text">
      <style:text-properties style:font-name-asian="Times New Roman" style:font-name-complex="Times New Roman" fo:color="#000000" fo:font-size="8.5pt" style:font-size-asian="8.5pt" style:font-size-complex="8.5pt"/>
    </style:style>
    <style:style style:name="T15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5" style:parent-style-name="DefaultParagraphFont" style:family="text">
      <style:text-properties style:font-name-asian="Times New Roman" style:font-name-complex="Times New Roman" fo:color="#000000" fo:font-size="8.5pt" style:font-size-asian="8.5pt" style:font-size-complex="8.5pt"/>
    </style:style>
    <style:style style:name="T1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7" style:parent-style-name="DefaultParagraphFont" style:family="text">
      <style:text-properties style:font-name-asian="Times New Roman" style:font-name-complex="Times New Roman" fo:color="#000000" fo:font-size="8.5pt" style:font-size-asian="8.5pt" style:font-size-complex="8.5pt"/>
    </style:style>
    <style:style style:name="T1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9" style:parent-style-name="DefaultParagraphFont" style:family="text">
      <style:text-properties style:font-name-asian="Times New Roman" style:font-name-complex="Times New Roman" fo:color="#000000" fo:font-size="8.5pt" style:font-size-asian="8.5pt" style:font-size-complex="8.5pt"/>
    </style:style>
    <style:style style:name="T15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81" style:parent-style-name="DefaultParagraphFont" style:family="text">
      <style:text-properties style:font-name-asian="Times New Roman" style:font-name-complex="Times New Roman" fo:color="#000000" fo:font-size="8.5pt" style:font-size-asian="8.5pt" style:font-size-complex="8.5pt"/>
    </style:style>
    <style:style style:name="T15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3" style:parent-style-name="DefaultParagraphFont" style:family="text">
      <style:text-properties style:font-name-asian="Times New Roman" style:font-name-complex="Times New Roman" fo:color="#000000" fo:font-size="8.5pt" style:font-size-asian="8.5pt" style:font-size-complex="8.5pt"/>
    </style:style>
    <style:style style:name="T1584" style:parent-style-name="DefaultParagraphFont" style:family="text">
      <style:text-properties style:font-name-asian="Times New Roman" style:font-name-complex="Times New Roman" fo:color="#000000" fo:font-size="8.5pt" style:font-size-asian="8.5pt" style:font-size-complex="8.5pt"/>
    </style:style>
    <style:style style:name="T15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6" style:parent-style-name="DefaultParagraphFont" style:family="text">
      <style:text-properties style:font-name-asian="Times New Roman" style:font-name-complex="Times New Roman" fo:color="#000000" fo:font-size="8.5pt" style:font-size-asian="8.5pt" style:font-size-complex="8.5pt"/>
    </style:style>
    <style:style style:name="T15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8" style:parent-style-name="DefaultParagraphFont" style:family="text">
      <style:text-properties style:font-name-asian="Times New Roman" style:font-name-complex="Times New Roman" fo:color="#000000" fo:font-size="8.5pt" style:font-size-asian="8.5pt" style:font-size-complex="8.5pt"/>
    </style:style>
    <style:style style:name="P1589"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590" style:parent-style-name="Standard" style:family="paragraph">
      <style:paragraph-properties style:text-autospace="none" fo:margin-top="0.0208in" fo:margin-right="0.0312in"/>
    </style:style>
    <style:style style:name="T15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2" style:parent-style-name="DefaultParagraphFont" style:family="text">
      <style:text-properties style:font-name-asian="Times New Roman" style:font-name-complex="Times New Roman" fo:color="#000000" fo:font-size="8.5pt" style:font-size-asian="8.5pt" style:font-size-complex="8.5pt"/>
    </style:style>
    <style:style style:name="T15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4" style:parent-style-name="DefaultParagraphFont" style:family="text">
      <style:text-properties style:font-name-asian="Times New Roman" style:font-name-complex="Times New Roman" fo:color="#000000" fo:font-size="8.5pt" style:font-size-asian="8.5pt" style:font-size-complex="8.5pt"/>
    </style:style>
    <style:style style:name="T15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6" style:parent-style-name="DefaultParagraphFont" style:family="text">
      <style:text-properties style:font-name-asian="Times New Roman" style:font-name-complex="Times New Roman" fo:color="#000000" fo:font-size="8.5pt" style:font-size-asian="8.5pt" style:font-size-complex="8.5pt"/>
    </style:style>
    <style:style style:name="T15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8" style:parent-style-name="DefaultParagraphFont" style:family="text">
      <style:text-properties style:font-name-asian="Times New Roman" style:font-name-complex="Times New Roman" fo:color="#000000" fo:font-size="8.5pt" style:font-size-asian="8.5pt" style:font-size-complex="8.5pt"/>
    </style:style>
    <style:style style:name="T15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600" style:parent-style-name="DefaultParagraphFont" style:family="text">
      <style:text-properties style:font-name-asian="Times New Roman" style:font-name-complex="Times New Roman" fo:color="#000000" fo:font-size="8.5pt" style:font-size-asian="8.5pt" style:font-size-complex="8.5pt"/>
    </style:style>
    <style:style style:name="T16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2" style:parent-style-name="DefaultParagraphFont" style:family="text">
      <style:text-properties style:font-name-asian="Times New Roman" style:font-name-complex="Times New Roman" fo:color="#000000" fo:font-size="8.5pt" style:font-size-asian="8.5pt" style:font-size-complex="8.5pt"/>
    </style:style>
    <style:style style:name="T16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4" style:parent-style-name="DefaultParagraphFont" style:family="text">
      <style:text-properties style:font-name-asian="Times New Roman" style:font-name-complex="Times New Roman" fo:color="#000000" fo:font-size="8.5pt" style:font-size-asian="8.5pt" style:font-size-complex="8.5pt"/>
    </style:style>
    <style:style style:name="T16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6" style:parent-style-name="DefaultParagraphFont" style:family="text">
      <style:text-properties style:font-name-asian="Times New Roman" style:font-name-complex="Times New Roman" fo:color="#000000" fo:font-size="8.5pt" style:font-size-asian="8.5pt" style:font-size-complex="8.5pt"/>
    </style:style>
    <style:style style:name="T16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8" style:parent-style-name="DefaultParagraphFont" style:family="text">
      <style:text-properties style:font-name-asian="Times New Roman" style:font-name-complex="Times New Roman" fo:color="#000000" fo:font-size="8.5pt" style:font-size-asian="8.5pt" style:font-size-complex="8.5pt"/>
    </style:style>
    <style:style style:name="T16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0" style:parent-style-name="DefaultParagraphFont" style:family="text">
      <style:text-properties style:font-name-asian="Times New Roman" style:font-name-complex="Times New Roman" fo:color="#000000" fo:font-size="8.5pt" style:font-size-asian="8.5pt" style:font-size-complex="8.5pt"/>
    </style:style>
    <style:style style:name="T16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2" style:parent-style-name="DefaultParagraphFont" style:family="text">
      <style:text-properties style:font-name-asian="Times New Roman" style:font-name-complex="Times New Roman" fo:color="#000000" fo:font-size="8.5pt" style:font-size-asian="8.5pt" style:font-size-complex="8.5pt"/>
    </style:style>
    <style:style style:name="T16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4" style:parent-style-name="DefaultParagraphFont" style:family="text">
      <style:text-properties style:font-name-asian="Times New Roman" style:font-name-complex="Times New Roman" fo:color="#000000" fo:font-size="8.5pt" style:font-size-asian="8.5pt" style:font-size-complex="8.5pt"/>
    </style:style>
    <style:style style:name="T16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6" style:parent-style-name="DefaultParagraphFont" style:family="text">
      <style:text-properties style:font-name-asian="Times New Roman" style:font-name-complex="Times New Roman" fo:color="#000000" fo:font-size="8.5pt" style:font-size-asian="8.5pt" style:font-size-complex="8.5pt"/>
    </style:style>
    <style:style style:name="T16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8" style:parent-style-name="DefaultParagraphFont" style:family="text">
      <style:text-properties style:font-name-asian="Times New Roman" style:font-name-complex="Times New Roman" fo:color="#000000" fo:font-size="8.5pt" style:font-size-asian="8.5pt" style:font-size-complex="8.5pt"/>
    </style:style>
    <style:style style:name="T16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0" style:parent-style-name="DefaultParagraphFont" style:family="text">
      <style:text-properties style:font-name-asian="Times New Roman" style:font-name-complex="Times New Roman" fo:color="#000000" fo:font-size="8.5pt" style:font-size-asian="8.5pt" style:font-size-complex="8.5pt"/>
    </style:style>
    <style:style style:name="T16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2" style:parent-style-name="DefaultParagraphFont" style:family="text">
      <style:text-properties style:font-name-asian="Times New Roman" style:font-name-complex="Times New Roman" fo:color="#000000" fo:font-size="8.5pt" style:font-size-asian="8.5pt" style:font-size-complex="8.5pt"/>
    </style:style>
    <style:style style:name="T16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4" style:parent-style-name="DefaultParagraphFont" style:family="text">
      <style:text-properties style:font-name-asian="Times New Roman" style:font-name-complex="Times New Roman" fo:color="#000000" fo:font-size="8.5pt" style:font-size-asian="8.5pt" style:font-size-complex="8.5pt"/>
    </style:style>
    <style:style style:name="T1625" style:parent-style-name="DefaultParagraphFont" style:family="text">
      <style:text-properties style:font-name-asian="Times New Roman" style:font-name-complex="Times New Roman" fo:color="#000000" fo:font-size="8.5pt" style:font-size-asian="8.5pt" style:font-size-complex="8.5pt"/>
    </style:style>
    <style:style style:name="T16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7" style:parent-style-name="DefaultParagraphFont" style:family="text">
      <style:text-properties style:font-name-asian="Times New Roman" style:font-name-complex="Times New Roman" fo:color="#000000" fo:font-size="8.5pt" style:font-size-asian="8.5pt" style:font-size-complex="8.5pt"/>
    </style:style>
    <style:style style:name="T16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9" style:parent-style-name="DefaultParagraphFont" style:family="text">
      <style:text-properties style:font-name-asian="Times New Roman" style:font-name-complex="Times New Roman" fo:color="#000000" fo:font-size="8.5pt" style:font-size-asian="8.5pt" style:font-size-complex="8.5pt"/>
    </style:style>
    <style:style style:name="P1630"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631" style:parent-style-name="Standard" style:family="paragraph">
      <style:paragraph-properties style:text-autospace="none" fo:margin-top="0.0208in" fo:margin-right="0.0312in"/>
    </style:style>
    <style:style style:name="T16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3" style:parent-style-name="DefaultParagraphFont" style:family="text">
      <style:text-properties style:font-name-asian="Times New Roman" style:font-name-complex="Times New Roman" fo:color="#000000" fo:font-size="8.5pt" style:font-size-asian="8.5pt" style:font-size-complex="8.5pt"/>
    </style:style>
    <style:style style:name="T16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5" style:parent-style-name="DefaultParagraphFont" style:family="text">
      <style:text-properties style:font-name-asian="Times New Roman" style:font-name-complex="Times New Roman" fo:color="#000000" fo:font-size="8.5pt" style:font-size-asian="8.5pt" style:font-size-complex="8.5pt"/>
    </style:style>
    <style:style style:name="T16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7" style:parent-style-name="DefaultParagraphFont" style:family="text">
      <style:text-properties style:font-name-asian="Times New Roman" style:font-name-complex="Times New Roman" fo:color="#000000" fo:font-size="8.5pt" style:font-size-asian="8.5pt" style:font-size-complex="8.5pt"/>
    </style:style>
    <style:style style:name="T16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9" style:parent-style-name="DefaultParagraphFont" style:family="text">
      <style:text-properties style:font-name-asian="Times New Roman" style:font-name-complex="Times New Roman" fo:color="#000000" fo:font-size="8.5pt" style:font-size-asian="8.5pt" style:font-size-complex="8.5pt"/>
    </style:style>
    <style:style style:name="T16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1" style:parent-style-name="DefaultParagraphFont" style:family="text">
      <style:text-properties style:font-name-asian="Times New Roman" style:font-name-complex="Times New Roman" fo:color="#000000" fo:font-size="8.5pt" style:font-size-asian="8.5pt" style:font-size-complex="8.5pt"/>
    </style:style>
    <style:style style:name="T16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3" style:parent-style-name="DefaultParagraphFont" style:family="text">
      <style:text-properties style:font-name-asian="Times New Roman" style:font-name-complex="Times New Roman" fo:color="#000000" fo:font-size="8.5pt" style:font-size-asian="8.5pt" style:font-size-complex="8.5pt"/>
    </style:style>
    <style:style style:name="T1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5" style:parent-style-name="DefaultParagraphFont" style:family="text">
      <style:text-properties style:font-name-asian="Times New Roman" style:font-name-complex="Times New Roman" fo:color="#000000" fo:font-size="8.5pt" style:font-size-asian="8.5pt" style:font-size-complex="8.5pt"/>
    </style:style>
    <style:style style:name="T1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7" style:parent-style-name="DefaultParagraphFont" style:family="text">
      <style:text-properties style:font-name-asian="Times New Roman" style:font-name-complex="Times New Roman" fo:color="#000000" fo:font-size="8.5pt" style:font-size-asian="8.5pt" style:font-size-complex="8.5pt"/>
    </style:style>
    <style:style style:name="T16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9" style:parent-style-name="DefaultParagraphFont" style:family="text">
      <style:text-properties style:font-name-asian="Times New Roman" style:font-name-complex="Times New Roman" fo:color="#000000" fo:font-size="8.5pt" style:font-size-asian="8.5pt" style:font-size-complex="8.5pt"/>
    </style:style>
    <style:style style:name="T16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1" style:parent-style-name="DefaultParagraphFont" style:family="text">
      <style:text-properties style:font-name-asian="Times New Roman" style:font-name-complex="Times New Roman" fo:color="#000000" fo:font-size="8.5pt" style:font-size-asian="8.5pt" style:font-size-complex="8.5pt"/>
    </style:style>
    <style:style style:name="T16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3" style:parent-style-name="DefaultParagraphFont" style:family="text">
      <style:text-properties style:font-name-asian="Times New Roman" style:font-name-complex="Times New Roman" fo:color="#000000" fo:font-size="8.5pt" style:font-size-asian="8.5pt" style:font-size-complex="8.5pt"/>
    </style:style>
    <style:style style:name="T16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5" style:parent-style-name="DefaultParagraphFont" style:family="text">
      <style:text-properties style:font-name-asian="Times New Roman" style:font-name-complex="Times New Roman" fo:color="#000000" fo:font-size="8.5pt" style:font-size-asian="8.5pt" style:font-size-complex="8.5pt"/>
    </style:style>
    <style:style style:name="T16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7" style:parent-style-name="DefaultParagraphFont" style:family="text">
      <style:text-properties style:font-name-asian="Times New Roman" style:font-name-complex="Times New Roman" fo:color="#000000" fo:font-size="8.5pt" style:font-size-asian="8.5pt" style:font-size-complex="8.5pt"/>
    </style:style>
    <style:style style:name="T165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659" style:parent-style-name="DefaultParagraphFont" style:family="text">
      <style:text-properties style:font-name-asian="Times New Roman" style:font-name-complex="Times New Roman" fo:color="#000000" fo:font-size="8.5pt" style:font-size-asian="8.5pt" style:font-size-complex="8.5pt"/>
    </style:style>
    <style:style style:name="T16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1" style:parent-style-name="DefaultParagraphFont" style:family="text">
      <style:text-properties style:font-name-asian="Times New Roman" style:font-name-complex="Times New Roman" fo:color="#000000" fo:font-size="8.5pt" style:font-size-asian="8.5pt" style:font-size-complex="8.5pt"/>
    </style:style>
    <style:style style:name="T16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3" style:parent-style-name="DefaultParagraphFont" style:family="text">
      <style:text-properties style:font-name-asian="Times New Roman" style:font-name-complex="Times New Roman" fo:color="#000000" fo:font-size="8.5pt" style:font-size-asian="8.5pt" style:font-size-complex="8.5pt"/>
    </style:style>
    <style:style style:name="T16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5" style:parent-style-name="DefaultParagraphFont" style:family="text">
      <style:text-properties style:font-name-asian="Times New Roman" style:font-name-complex="Times New Roman" fo:color="#000000" fo:font-size="8.5pt" style:font-size-asian="8.5pt" style:font-size-complex="8.5pt"/>
    </style:style>
    <style:style style:name="T16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7" style:parent-style-name="DefaultParagraphFont" style:family="text">
      <style:text-properties style:font-name-asian="Times New Roman" style:font-name-complex="Times New Roman" fo:color="#000000" fo:font-size="8.5pt" style:font-size-asian="8.5pt" style:font-size-complex="8.5pt"/>
    </style:style>
    <style:style style:name="T16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9" style:parent-style-name="DefaultParagraphFont" style:family="text">
      <style:text-properties style:font-name-asian="Times New Roman" style:font-name-complex="Times New Roman" fo:color="#000000" fo:font-size="8.5pt" style:font-size-asian="8.5pt" style:font-size-complex="8.5pt"/>
    </style:style>
    <style:style style:name="T16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1" style:parent-style-name="DefaultParagraphFont" style:family="text">
      <style:text-properties style:font-name-asian="Times New Roman" style:font-name-complex="Times New Roman" fo:color="#000000" fo:font-size="8.5pt" style:font-size-asian="8.5pt" style:font-size-complex="8.5pt"/>
    </style:style>
    <style:style style:name="T16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3" style:parent-style-name="DefaultParagraphFont" style:family="text">
      <style:text-properties style:font-name-asian="Times New Roman" style:font-name-complex="Times New Roman" fo:color="#000000" fo:font-size="8.5pt" style:font-size-asian="8.5pt" style:font-size-complex="8.5pt"/>
    </style:style>
    <style:style style:name="T16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5" style:parent-style-name="DefaultParagraphFont" style:family="text">
      <style:text-properties style:font-name-asian="Times New Roman" style:font-name-complex="Times New Roman" fo:color="#000000" fo:font-size="8.5pt" style:font-size-asian="8.5pt" style:font-size-complex="8.5pt"/>
    </style:style>
    <style:style style:name="T1676" style:parent-style-name="DefaultParagraphFont" style:family="text">
      <style:text-properties style:font-name-asian="Times New Roman" style:font-name-complex="Times New Roman" fo:color="#000000" fo:font-size="8.5pt" style:font-size-asian="8.5pt" style:font-size-complex="8.5pt"/>
    </style:style>
    <style:style style:name="T16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8" style:parent-style-name="DefaultParagraphFont" style:family="text">
      <style:text-properties style:font-name-asian="Times New Roman" style:font-name-complex="Times New Roman" fo:color="#000000" fo:font-size="8.5pt" style:font-size-asian="8.5pt" style:font-size-complex="8.5pt"/>
    </style:style>
    <style:style style:name="T16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0" style:parent-style-name="DefaultParagraphFont" style:family="text">
      <style:text-properties style:font-name-asian="Times New Roman" style:font-name-complex="Times New Roman" fo:color="#000000" fo:font-size="8.5pt" style:font-size-asian="8.5pt" style:font-size-complex="8.5pt"/>
    </style:style>
    <style:style style:name="T16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2" style:parent-style-name="DefaultParagraphFont" style:family="text">
      <style:text-properties style:font-name-asian="Times New Roman" style:font-name-complex="Times New Roman" fo:color="#000000" fo:font-size="8.5pt" style:font-size-asian="8.5pt" style:font-size-complex="8.5pt"/>
    </style:style>
    <style:style style:name="T16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4" style:parent-style-name="DefaultParagraphFont" style:family="text">
      <style:text-properties style:font-name-asian="Times New Roman" style:font-name-complex="Times New Roman" fo:color="#000000" fo:font-size="8.5pt" style:font-size-asian="8.5pt" style:font-size-complex="8.5pt"/>
    </style:style>
    <style:style style:name="T16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6" style:parent-style-name="DefaultParagraphFont" style:family="text">
      <style:text-properties style:font-name-asian="Times New Roman" style:font-name-complex="Times New Roman" fo:color="#000000" fo:font-size="8.5pt" style:font-size-asian="8.5pt" style:font-size-complex="8.5pt"/>
    </style:style>
    <style:style style:name="T16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8" style:parent-style-name="DefaultParagraphFont" style:family="text">
      <style:text-properties style:font-name-asian="Times New Roman" style:font-name-complex="Times New Roman" fo:color="#000000" fo:font-size="8.5pt" style:font-size-asian="8.5pt" style:font-size-complex="8.5pt"/>
    </style:style>
    <style:style style:name="T16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0" style:parent-style-name="DefaultParagraphFont" style:family="text">
      <style:text-properties style:font-name-asian="Times New Roman" style:font-name-complex="Times New Roman" fo:color="#000000" fo:font-size="8.5pt" style:font-size-asian="8.5pt" style:font-size-complex="8.5pt"/>
    </style:style>
    <style:style style:name="T16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2" style:parent-style-name="DefaultParagraphFont" style:family="text">
      <style:text-properties style:font-name-asian="Times New Roman" style:font-name-complex="Times New Roman" fo:color="#000000" fo:font-size="8.5pt" style:font-size-asian="8.5pt" style:font-size-complex="8.5pt"/>
    </style:style>
    <style:style style:name="T16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4" style:parent-style-name="DefaultParagraphFont" style:family="text">
      <style:text-properties style:font-name-asian="Times New Roman" style:font-name-complex="Times New Roman" fo:color="#000000" fo:font-size="8.5pt" style:font-size-asian="8.5pt" style:font-size-complex="8.5pt"/>
    </style:style>
    <style:style style:name="T16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6" style:parent-style-name="DefaultParagraphFont" style:family="text">
      <style:text-properties style:font-name-asian="Times New Roman" style:font-name-complex="Times New Roman" fo:color="#000000" fo:font-size="8.5pt" style:font-size-asian="8.5pt" style:font-size-complex="8.5pt"/>
    </style:style>
    <style:style style:name="T16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8" style:parent-style-name="DefaultParagraphFont" style:family="text">
      <style:text-properties style:font-name-asian="Times New Roman" style:font-name-complex="Times New Roman" fo:color="#000000" fo:font-size="8.5pt" style:font-size-asian="8.5pt" style:font-size-complex="8.5pt"/>
    </style:style>
    <style:style style:name="T16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0" style:parent-style-name="DefaultParagraphFont" style:family="text">
      <style:text-properties style:font-name-asian="Times New Roman" style:font-name-complex="Times New Roman" fo:color="#000000" fo:font-size="8.5pt" style:font-size-asian="8.5pt" style:font-size-complex="8.5pt"/>
    </style:style>
    <style:style style:name="T17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2" style:parent-style-name="DefaultParagraphFont" style:family="text">
      <style:text-properties style:font-name-asian="Times New Roman" style:font-name-complex="Times New Roman" fo:color="#000000" fo:font-size="8.5pt" style:font-size-asian="8.5pt" style:font-size-complex="8.5pt"/>
    </style:style>
    <style:style style:name="T17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4" style:parent-style-name="DefaultParagraphFont" style:family="text">
      <style:text-properties style:font-name-asian="Times New Roman" style:font-name-complex="Times New Roman" fo:color="#000000" fo:font-size="8.5pt" style:font-size-asian="8.5pt" style:font-size-complex="8.5pt"/>
    </style:style>
    <style:style style:name="T17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6" style:parent-style-name="DefaultParagraphFont" style:family="text">
      <style:text-properties style:font-name-asian="Times New Roman" style:font-name-complex="Times New Roman" fo:color="#000000" fo:font-size="8.5pt" style:font-size-asian="8.5pt" style:font-size-complex="8.5pt"/>
    </style:style>
    <style:style style:name="T17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8" style:parent-style-name="DefaultParagraphFont" style:family="text">
      <style:text-properties style:font-name-asian="Times New Roman" style:font-name-complex="Times New Roman" fo:color="#000000" fo:font-size="8.5pt" style:font-size-asian="8.5pt" style:font-size-complex="8.5pt"/>
    </style:style>
    <style:style style:name="T170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10" style:parent-style-name="DefaultParagraphFont" style:family="text">
      <style:text-properties style:font-name-asian="Times New Roman" style:font-name-complex="Times New Roman" fo:color="#000000" fo:font-size="8.5pt" style:font-size-asian="8.5pt" style:font-size-complex="8.5pt"/>
    </style:style>
    <style:style style:name="T17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2" style:parent-style-name="DefaultParagraphFont" style:family="text">
      <style:text-properties style:font-name-asian="Times New Roman" style:font-name-complex="Times New Roman" fo:color="#000000" fo:font-size="8.5pt" style:font-size-asian="8.5pt" style:font-size-complex="8.5pt"/>
    </style:style>
    <style:style style:name="T17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4" style:parent-style-name="DefaultParagraphFont" style:family="text">
      <style:text-properties style:font-name-asian="Times New Roman" style:font-name-complex="Times New Roman" fo:color="#000000" fo:font-size="8.5pt" style:font-size-asian="8.5pt" style:font-size-complex="8.5pt"/>
    </style:style>
    <style:style style:name="T171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16" style:parent-style-name="DefaultParagraphFont" style:family="text">
      <style:text-properties style:font-name-asian="Times New Roman" style:font-name-complex="Times New Roman" fo:color="#000000" fo:font-size="8.5pt" style:font-size-asian="8.5pt" style:font-size-complex="8.5pt"/>
    </style:style>
    <style:style style:name="T17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8" style:parent-style-name="DefaultParagraphFont" style:family="text">
      <style:text-properties style:font-name-asian="Times New Roman" style:font-name-complex="Times New Roman" fo:color="#000000" fo:font-size="8.5pt" style:font-size-asian="8.5pt" style:font-size-complex="8.5pt"/>
    </style:style>
    <style:style style:name="P1719"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720" style:parent-style-name="Standard" style:family="paragraph">
      <style:paragraph-properties style:text-autospace="none" fo:margin-top="0.0208in" fo:margin-right="0.0312in"/>
    </style:style>
    <style:style style:name="T17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2" style:parent-style-name="DefaultParagraphFont" style:family="text">
      <style:text-properties style:font-name-asian="Times New Roman" style:font-name-complex="Times New Roman" fo:color="#000000" fo:font-size="8.5pt" style:font-size-asian="8.5pt" style:font-size-complex="8.5pt"/>
    </style:style>
    <style:style style:name="T172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24" style:parent-style-name="DefaultParagraphFont" style:family="text">
      <style:text-properties style:font-name-asian="Times New Roman" style:font-name-complex="Times New Roman" fo:color="#000000" fo:font-size="8.5pt" style:font-size-asian="8.5pt" style:font-size-complex="8.5pt"/>
    </style:style>
    <style:style style:name="T17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6" style:parent-style-name="DefaultParagraphFont" style:family="text">
      <style:text-properties style:font-name-asian="Times New Roman" style:font-name-complex="Times New Roman" fo:color="#000000" fo:font-size="8.5pt" style:font-size-asian="8.5pt" style:font-size-complex="8.5pt"/>
    </style:style>
    <style:style style:name="T1727" style:parent-style-name="DefaultParagraphFont" style:family="text">
      <style:text-properties style:font-name-asian="Times New Roman" style:font-name-complex="Times New Roman" fo:color="#000000" fo:font-size="8.5pt" style:font-size-asian="8.5pt" style:font-size-complex="8.5pt"/>
    </style:style>
    <style:style style:name="T17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9" style:parent-style-name="DefaultParagraphFont" style:family="text">
      <style:text-properties style:font-name-asian="Times New Roman" style:font-name-complex="Times New Roman" fo:color="#000000" fo:font-size="8.5pt" style:font-size-asian="8.5pt" style:font-size-complex="8.5pt"/>
    </style:style>
    <style:style style:name="T173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31" style:parent-style-name="DefaultParagraphFont" style:family="text">
      <style:text-properties style:font-name-asian="Times New Roman" style:font-name-complex="Times New Roman" fo:color="#000000" fo:font-size="8.5pt" style:font-size-asian="8.5pt" style:font-size-complex="8.5pt"/>
    </style:style>
    <style:style style:name="T17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3" style:parent-style-name="DefaultParagraphFont" style:family="text">
      <style:text-properties style:font-name-asian="Times New Roman" style:font-name-complex="Times New Roman" fo:color="#000000" fo:font-size="8.5pt" style:font-size-asian="8.5pt" style:font-size-complex="8.5pt"/>
    </style:style>
    <style:style style:name="T17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5" style:parent-style-name="DefaultParagraphFont" style:family="text">
      <style:text-properties style:font-name-asian="Times New Roman" style:font-name-complex="Times New Roman" fo:color="#000000" fo:font-size="8.5pt" style:font-size-asian="8.5pt" style:font-size-complex="8.5pt"/>
    </style:style>
    <style:style style:name="T17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37" style:parent-style-name="DefaultParagraphFont" style:family="text">
      <style:text-properties style:font-name-asian="Times New Roman" style:font-name-complex="Times New Roman" fo:color="#000000" fo:font-size="8.5pt" style:font-size-asian="8.5pt" style:font-size-complex="8.5pt"/>
    </style:style>
    <style:style style:name="T17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9" style:parent-style-name="DefaultParagraphFont" style:family="text">
      <style:text-properties style:font-name-asian="Times New Roman" style:font-name-complex="Times New Roman" fo:color="#000000" fo:font-size="8.5pt" style:font-size-asian="8.5pt" style:font-size-complex="8.5pt"/>
    </style:style>
    <style:style style:name="T17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1" style:parent-style-name="DefaultParagraphFont" style:family="text">
      <style:text-properties style:font-name-asian="Times New Roman" style:font-name-complex="Times New Roman" fo:color="#000000" fo:font-size="8.5pt" style:font-size-asian="8.5pt" style:font-size-complex="8.5pt"/>
    </style:style>
    <style:style style:name="T17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3" style:parent-style-name="DefaultParagraphFont" style:family="text">
      <style:text-properties style:font-name-asian="Times New Roman" style:font-name-complex="Times New Roman" fo:color="#000000" fo:font-size="8.5pt" style:font-size-asian="8.5pt" style:font-size-complex="8.5pt"/>
    </style:style>
    <style:style style:name="T17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5" style:parent-style-name="DefaultParagraphFont" style:family="text">
      <style:text-properties style:font-name-asian="Times New Roman" style:font-name-complex="Times New Roman" fo:color="#000000" fo:font-size="8.5pt" style:font-size-asian="8.5pt" style:font-size-complex="8.5pt"/>
    </style:style>
    <style:style style:name="T17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7" style:parent-style-name="DefaultParagraphFont" style:family="text">
      <style:text-properties style:font-name-asian="Times New Roman" style:font-name-complex="Times New Roman" fo:color="#000000" fo:font-size="8.5pt" style:font-size-asian="8.5pt" style:font-size-complex="8.5pt"/>
    </style:style>
    <style:style style:name="T17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9" style:parent-style-name="DefaultParagraphFont" style:family="text">
      <style:text-properties style:font-name-asian="Times New Roman" style:font-name-complex="Times New Roman" fo:color="#000000" fo:font-size="8.5pt" style:font-size-asian="8.5pt" style:font-size-complex="8.5pt"/>
    </style:style>
    <style:style style:name="T17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1" style:parent-style-name="DefaultParagraphFont" style:family="text">
      <style:text-properties style:font-name-asian="Times New Roman" style:font-name-complex="Times New Roman" fo:color="#000000" fo:font-size="8.5pt" style:font-size-asian="8.5pt" style:font-size-complex="8.5pt"/>
    </style:style>
    <style:style style:name="T17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3" style:parent-style-name="DefaultParagraphFont" style:family="text">
      <style:text-properties style:font-name-asian="Times New Roman" style:font-name-complex="Times New Roman" fo:color="#000000" fo:font-size="8.5pt" style:font-size-asian="8.5pt" style:font-size-complex="8.5pt"/>
    </style:style>
    <style:style style:name="T17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5" style:parent-style-name="DefaultParagraphFont" style:family="text">
      <style:text-properties style:font-name-asian="Times New Roman" style:font-name-complex="Times New Roman" fo:color="#000000" fo:font-size="8.5pt" style:font-size-asian="8.5pt" style:font-size-complex="8.5pt"/>
    </style:style>
    <style:style style:name="T17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7" style:parent-style-name="DefaultParagraphFont" style:family="text">
      <style:text-properties style:font-name-asian="Times New Roman" style:font-name-complex="Times New Roman" fo:color="#000000" fo:font-size="8.5pt" style:font-size-asian="8.5pt" style:font-size-complex="8.5pt"/>
    </style:style>
    <style:style style:name="T17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9" style:parent-style-name="DefaultParagraphFont" style:family="text">
      <style:text-properties style:font-name-asian="Times New Roman" style:font-name-complex="Times New Roman" fo:color="#000000" fo:font-size="8.5pt" style:font-size-asian="8.5pt" style:font-size-complex="8.5pt"/>
    </style:style>
    <style:style style:name="T17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1" style:parent-style-name="DefaultParagraphFont" style:family="text">
      <style:text-properties style:font-name-asian="Times New Roman" style:font-name-complex="Times New Roman" fo:color="#000000" fo:font-size="8.5pt" style:font-size-asian="8.5pt" style:font-size-complex="8.5pt"/>
    </style:style>
    <style:style style:name="T17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3" style:parent-style-name="DefaultParagraphFont" style:family="text">
      <style:text-properties style:font-name-asian="Times New Roman" style:font-name-complex="Times New Roman" fo:color="#000000" fo:font-size="8.5pt" style:font-size-asian="8.5pt" style:font-size-complex="8.5pt"/>
    </style:style>
    <style:style style:name="T17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5" style:parent-style-name="DefaultParagraphFont" style:family="text">
      <style:text-properties style:font-name-asian="Times New Roman" style:font-name-complex="Times New Roman" fo:color="#000000" fo:font-size="8.5pt" style:font-size-asian="8.5pt" style:font-size-complex="8.5pt"/>
    </style:style>
    <style:style style:name="T17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7" style:parent-style-name="DefaultParagraphFont" style:family="text">
      <style:text-properties style:font-name-asian="Times New Roman" style:font-name-complex="Times New Roman" fo:color="#000000" fo:font-size="8.5pt" style:font-size-asian="8.5pt" style:font-size-complex="8.5pt"/>
    </style:style>
    <style:style style:name="T17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9" style:parent-style-name="DefaultParagraphFont" style:family="text">
      <style:text-properties style:font-name-asian="Times New Roman" style:font-name-complex="Times New Roman" fo:color="#000000" fo:font-size="8.5pt" style:font-size-asian="8.5pt" style:font-size-complex="8.5pt"/>
    </style:style>
    <style:style style:name="T1770" style:parent-style-name="DefaultParagraphFont" style:family="text">
      <style:text-properties style:font-name-asian="Times New Roman" style:font-name-complex="Times New Roman" fo:color="#000000" fo:font-size="8.5pt" style:font-size-asian="8.5pt" style:font-size-complex="8.5pt"/>
    </style:style>
    <style:style style:name="T17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2" style:parent-style-name="DefaultParagraphFont" style:family="text">
      <style:text-properties style:font-name-asian="Times New Roman" style:font-name-complex="Times New Roman" fo:color="#000000" fo:font-size="8.5pt" style:font-size-asian="8.5pt" style:font-size-complex="8.5pt"/>
    </style:style>
    <style:style style:name="T177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74" style:parent-style-name="DefaultParagraphFont" style:family="text">
      <style:text-properties style:font-name-asian="Times New Roman" style:font-name-complex="Times New Roman" fo:color="#000000" fo:font-size="8.5pt" style:font-size-asian="8.5pt" style:font-size-complex="8.5pt"/>
    </style:style>
    <style:style style:name="T17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6" style:parent-style-name="DefaultParagraphFont" style:family="text">
      <style:text-properties style:font-name-asian="Times New Roman" style:font-name-complex="Times New Roman" fo:color="#000000" fo:font-size="8.5pt" style:font-size-asian="8.5pt" style:font-size-complex="8.5pt"/>
    </style:style>
    <style:style style:name="T17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8" style:parent-style-name="DefaultParagraphFont" style:family="text">
      <style:text-properties style:font-name-asian="Times New Roman" style:font-name-complex="Times New Roman" fo:color="#000000" fo:font-size="8.5pt" style:font-size-asian="8.5pt" style:font-size-complex="8.5pt"/>
    </style:style>
    <style:style style:name="T17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0" style:parent-style-name="DefaultParagraphFont" style:family="text">
      <style:text-properties style:font-name-asian="Times New Roman" style:font-name-complex="Times New Roman" fo:color="#000000" fo:font-size="8.5pt" style:font-size-asian="8.5pt" style:font-size-complex="8.5pt"/>
    </style:style>
    <style:style style:name="T17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2" style:parent-style-name="DefaultParagraphFont" style:family="text">
      <style:text-properties style:font-name-asian="Times New Roman" style:font-name-complex="Times New Roman" fo:color="#000000" fo:font-size="8.5pt" style:font-size-asian="8.5pt" style:font-size-complex="8.5pt"/>
    </style:style>
    <style:style style:name="T17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4" style:parent-style-name="DefaultParagraphFont" style:family="text">
      <style:text-properties style:font-name-asian="Times New Roman" style:font-name-complex="Times New Roman" fo:color="#000000" fo:font-size="8.5pt" style:font-size-asian="8.5pt" style:font-size-complex="8.5pt"/>
    </style:style>
    <style:style style:name="T17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6" style:parent-style-name="DefaultParagraphFont" style:family="text">
      <style:text-properties style:font-name-asian="Times New Roman" style:font-name-complex="Times New Roman" fo:color="#000000" fo:font-size="8.5pt" style:font-size-asian="8.5pt" style:font-size-complex="8.5pt"/>
    </style:style>
    <style:style style:name="T17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8" style:parent-style-name="DefaultParagraphFont" style:family="text">
      <style:text-properties style:font-name-asian="Times New Roman" style:font-name-complex="Times New Roman" fo:color="#000000" fo:font-size="8.5pt" style:font-size-asian="8.5pt" style:font-size-complex="8.5pt"/>
    </style:style>
    <style:style style:name="T17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0" style:parent-style-name="DefaultParagraphFont" style:family="text">
      <style:text-properties style:font-name-asian="Times New Roman" style:font-name-complex="Times New Roman" fo:color="#000000" fo:font-size="8.5pt" style:font-size-asian="8.5pt" style:font-size-complex="8.5pt"/>
    </style:style>
    <style:style style:name="T17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2" style:parent-style-name="DefaultParagraphFont" style:family="text">
      <style:text-properties style:font-name-asian="Times New Roman" style:font-name-complex="Times New Roman" fo:color="#000000" fo:font-size="8.5pt" style:font-size-asian="8.5pt" style:font-size-complex="8.5pt"/>
    </style:style>
    <style:style style:name="T179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94" style:parent-style-name="DefaultParagraphFont" style:family="text">
      <style:text-properties style:font-name-asian="Times New Roman" style:font-name-complex="Times New Roman" fo:color="#000000" fo:font-size="8.5pt" style:font-size-asian="8.5pt" style:font-size-complex="8.5pt"/>
    </style:style>
    <style:style style:name="T17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6" style:parent-style-name="DefaultParagraphFont" style:family="text">
      <style:text-properties style:font-name-asian="Times New Roman" style:font-name-complex="Times New Roman" fo:color="#000000" fo:font-size="8.5pt" style:font-size-asian="8.5pt" style:font-size-complex="8.5pt"/>
    </style:style>
    <style:style style:name="T17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98" style:parent-style-name="DefaultParagraphFont" style:family="text">
      <style:text-properties style:font-name-asian="Times New Roman" style:font-name-complex="Times New Roman" fo:color="#000000" fo:font-size="8.5pt" style:font-size-asian="8.5pt" style:font-size-complex="8.5pt"/>
    </style:style>
    <style:style style:name="T17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00" style:parent-style-name="DefaultParagraphFont" style:family="text">
      <style:text-properties style:font-name-asian="Times New Roman" style:font-name-complex="Times New Roman" fo:color="#000000" fo:font-size="8.5pt" style:font-size-asian="8.5pt" style:font-size-complex="8.5pt"/>
    </style:style>
    <style:style style:name="T18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2" style:parent-style-name="DefaultParagraphFont" style:family="text">
      <style:text-properties style:font-name-asian="Times New Roman" style:font-name-complex="Times New Roman" fo:color="#000000" fo:font-size="8.5pt" style:font-size-asian="8.5pt" style:font-size-complex="8.5pt"/>
    </style:style>
    <style:style style:name="T18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4" style:parent-style-name="DefaultParagraphFont" style:family="text">
      <style:text-properties style:font-name-asian="Times New Roman" style:font-name-complex="Times New Roman" fo:color="#000000" fo:font-size="8.5pt" style:font-size-asian="8.5pt" style:font-size-complex="8.5pt"/>
    </style:style>
    <style:style style:name="T18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6" style:parent-style-name="DefaultParagraphFont" style:family="text">
      <style:text-properties style:font-name-asian="Times New Roman" style:font-name-complex="Times New Roman" fo:color="#000000" fo:font-size="8.5pt" style:font-size-asian="8.5pt" style:font-size-complex="8.5pt"/>
    </style:style>
    <style:style style:name="T18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8" style:parent-style-name="DefaultParagraphFont" style:family="text">
      <style:text-properties style:font-name-asian="Times New Roman" style:font-name-complex="Times New Roman" fo:color="#000000" fo:font-size="8.5pt" style:font-size-asian="8.5pt" style:font-size-complex="8.5pt"/>
    </style:style>
    <style:style style:name="T18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0" style:parent-style-name="DefaultParagraphFont" style:family="text">
      <style:text-properties style:font-name-asian="Times New Roman" style:font-name-complex="Times New Roman" fo:color="#000000" fo:font-size="8.5pt" style:font-size-asian="8.5pt" style:font-size-complex="8.5pt"/>
    </style:style>
    <style:style style:name="P1811"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812" style:parent-style-name="Standard" style:family="paragraph">
      <style:paragraph-properties style:text-autospace="none" fo:margin-top="0.0208in" fo:margin-right="0.0312in"/>
    </style:style>
    <style:style style:name="T18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4" style:parent-style-name="DefaultParagraphFont" style:family="text">
      <style:text-properties style:font-name-asian="Times New Roman" style:font-name-complex="Times New Roman" fo:color="#000000" fo:font-size="8.5pt" style:font-size-asian="8.5pt" style:font-size-complex="8.5pt"/>
    </style:style>
    <style:style style:name="T18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6" style:parent-style-name="DefaultParagraphFont" style:family="text">
      <style:text-properties style:font-name-asian="Times New Roman" style:font-name-complex="Times New Roman" fo:color="#000000" fo:font-size="8.5pt" style:font-size-asian="8.5pt" style:font-size-complex="8.5pt"/>
    </style:style>
    <style:style style:name="T18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8" style:parent-style-name="DefaultParagraphFont" style:family="text">
      <style:text-properties style:font-name-asian="Times New Roman" style:font-name-complex="Times New Roman" fo:color="#000000" fo:font-size="8.5pt" style:font-size-asian="8.5pt" style:font-size-complex="8.5pt"/>
    </style:style>
    <style:style style:name="T18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1" style:parent-style-name="DefaultParagraphFont" style:family="text">
      <style:text-properties style:font-name-asian="Times New Roman" style:font-name-complex="Times New Roman" fo:color="#000000" fo:font-size="8.5pt" style:font-size-asian="8.5pt" style:font-size-complex="8.5pt"/>
    </style:style>
    <style:style style:name="T18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3" style:parent-style-name="DefaultParagraphFont" style:family="text">
      <style:text-properties style:font-name-asian="Times New Roman" style:font-name-complex="Times New Roman" fo:color="#000000" fo:font-size="8.5pt" style:font-size-asian="8.5pt" style:font-size-complex="8.5pt"/>
    </style:style>
    <style:style style:name="T18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5" style:parent-style-name="DefaultParagraphFont" style:family="text">
      <style:text-properties style:font-name-asian="Times New Roman" style:font-name-complex="Times New Roman" fo:color="#000000" fo:font-size="8.5pt" style:font-size-asian="8.5pt" style:font-size-complex="8.5pt"/>
    </style:style>
    <style:style style:name="T18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7" style:parent-style-name="DefaultParagraphFont" style:family="text">
      <style:text-properties style:font-name-asian="Times New Roman" style:font-name-complex="Times New Roman" fo:color="#000000" fo:font-size="8.5pt" style:font-size-asian="8.5pt" style:font-size-complex="8.5pt"/>
    </style:style>
    <style:style style:name="T18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9" style:parent-style-name="DefaultParagraphFont" style:family="text">
      <style:text-properties style:font-name-asian="Times New Roman" style:font-name-complex="Times New Roman" fo:color="#000000" fo:font-size="8.5pt" style:font-size-asian="8.5pt" style:font-size-complex="8.5pt"/>
    </style:style>
    <style:style style:name="T18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1" style:parent-style-name="DefaultParagraphFont" style:family="text">
      <style:text-properties style:font-name-asian="Times New Roman" style:font-name-complex="Times New Roman" fo:color="#000000" fo:font-size="8.5pt" style:font-size-asian="8.5pt" style:font-size-complex="8.5pt"/>
    </style:style>
    <style:style style:name="T18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3" style:parent-style-name="DefaultParagraphFont" style:family="text">
      <style:text-properties style:font-name-asian="Times New Roman" style:font-name-complex="Times New Roman" fo:color="#000000" fo:font-size="8.5pt" style:font-size-asian="8.5pt" style:font-size-complex="8.5pt"/>
    </style:style>
    <style:style style:name="T18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5" style:parent-style-name="DefaultParagraphFont" style:family="text">
      <style:text-properties style:font-name-asian="Times New Roman" style:font-name-complex="Times New Roman" fo:color="#000000" fo:font-size="8.5pt" style:font-size-asian="8.5pt" style:font-size-complex="8.5pt"/>
    </style:style>
    <style:style style:name="T18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37" style:parent-style-name="DefaultParagraphFont" style:family="text">
      <style:text-properties style:font-name-asian="Times New Roman" style:font-name-complex="Times New Roman" fo:color="#000000" fo:font-size="8.5pt" style:font-size-asian="8.5pt" style:font-size-complex="8.5pt"/>
    </style:style>
    <style:style style:name="T18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9" style:parent-style-name="DefaultParagraphFont" style:family="text">
      <style:text-properties style:font-name-asian="Times New Roman" style:font-name-complex="Times New Roman" fo:color="#000000" fo:font-size="8.5pt" style:font-size-asian="8.5pt" style:font-size-complex="8.5pt"/>
    </style:style>
    <style:style style:name="T18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1" style:parent-style-name="DefaultParagraphFont" style:family="text">
      <style:text-properties style:font-name-asian="Times New Roman" style:font-name-complex="Times New Roman" fo:color="#000000" fo:font-size="8.5pt" style:font-size-asian="8.5pt" style:font-size-complex="8.5pt"/>
    </style:style>
    <style:style style:name="T18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3" style:parent-style-name="DefaultParagraphFont" style:family="text">
      <style:text-properties style:font-name-asian="Times New Roman" style:font-name-complex="Times New Roman" fo:color="#000000" fo:font-size="8.5pt" style:font-size-asian="8.5pt" style:font-size-complex="8.5pt"/>
    </style:style>
    <style:style style:name="T18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45" style:parent-style-name="DefaultParagraphFont" style:family="text">
      <style:text-properties style:font-name-asian="Times New Roman" style:font-name-complex="Times New Roman" fo:color="#000000" fo:font-size="8.5pt" style:font-size-asian="8.5pt" style:font-size-complex="8.5pt"/>
    </style:style>
    <style:style style:name="T18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47" style:parent-style-name="DefaultParagraphFont" style:family="text">
      <style:text-properties style:font-name-asian="Times New Roman" style:font-name-complex="Times New Roman" fo:color="#000000" fo:font-size="8.5pt" style:font-size-asian="8.5pt" style:font-size-complex="8.5pt"/>
    </style:style>
    <style:style style:name="T18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9" style:parent-style-name="DefaultParagraphFont" style:family="text">
      <style:text-properties style:font-name-asian="Times New Roman" style:font-name-complex="Times New Roman" fo:color="#000000" fo:font-size="8.5pt" style:font-size-asian="8.5pt" style:font-size-complex="8.5pt"/>
    </style:style>
    <style:style style:name="T185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51" style:parent-style-name="DefaultParagraphFont" style:family="text">
      <style:text-properties style:font-name-asian="Times New Roman" style:font-name-complex="Times New Roman" fo:color="#000000" fo:font-size="8.5pt" style:font-size-asian="8.5pt" style:font-size-complex="8.5pt"/>
    </style:style>
    <style:style style:name="T18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53" style:parent-style-name="DefaultParagraphFont" style:family="text">
      <style:text-properties style:font-name-asian="Times New Roman" style:font-name-complex="Times New Roman" fo:color="#000000" fo:font-size="8.5pt" style:font-size-asian="8.5pt" style:font-size-complex="8.5pt"/>
    </style:style>
    <style:style style:name="T18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5" style:parent-style-name="DefaultParagraphFont" style:family="text">
      <style:text-properties style:font-name-asian="Times New Roman" style:font-name-complex="Times New Roman" fo:color="#000000" fo:font-size="8.5pt" style:font-size-asian="8.5pt" style:font-size-complex="8.5pt"/>
    </style:style>
    <style:style style:name="T185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57" style:parent-style-name="DefaultParagraphFont" style:family="text">
      <style:text-properties style:font-name-asian="Times New Roman" style:font-name-complex="Times New Roman" fo:color="#000000" fo:font-size="8.5pt" style:font-size-asian="8.5pt" style:font-size-complex="8.5pt"/>
    </style:style>
    <style:style style:name="T18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9" style:parent-style-name="DefaultParagraphFont" style:family="text">
      <style:text-properties style:font-name-asian="Times New Roman" style:font-name-complex="Times New Roman" fo:color="#000000" fo:font-size="8.5pt" style:font-size-asian="8.5pt" style:font-size-complex="8.5pt"/>
    </style:style>
    <style:style style:name="T18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1" style:parent-style-name="DefaultParagraphFont" style:family="text">
      <style:text-properties style:font-name-asian="Times New Roman" style:font-name-complex="Times New Roman" fo:color="#000000" fo:font-size="8.5pt" style:font-size-asian="8.5pt" style:font-size-complex="8.5pt"/>
    </style:style>
    <style:style style:name="T18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63" style:parent-style-name="DefaultParagraphFont" style:family="text">
      <style:text-properties style:font-name-asian="Times New Roman" style:font-name-complex="Times New Roman" fo:color="#000000" fo:font-size="8.5pt" style:font-size-asian="8.5pt" style:font-size-complex="8.5pt"/>
    </style:style>
    <style:style style:name="T18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65" style:parent-style-name="DefaultParagraphFont" style:family="text">
      <style:text-properties style:font-name-asian="Times New Roman" style:font-name-complex="Times New Roman" fo:color="#000000" fo:font-size="8.5pt" style:font-size-asian="8.5pt" style:font-size-complex="8.5pt"/>
    </style:style>
    <style:style style:name="T18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7" style:parent-style-name="DefaultParagraphFont" style:family="text">
      <style:text-properties style:font-name-asian="Times New Roman" style:font-name-complex="Times New Roman" fo:color="#000000" fo:font-size="8.5pt" style:font-size-asian="8.5pt" style:font-size-complex="8.5pt"/>
    </style:style>
    <style:style style:name="T186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69" style:parent-style-name="DefaultParagraphFont" style:family="text">
      <style:text-properties style:font-name-asian="Times New Roman" style:font-name-complex="Times New Roman" fo:color="#000000" fo:font-size="8.5pt" style:font-size-asian="8.5pt" style:font-size-complex="8.5pt"/>
    </style:style>
    <style:style style:name="T18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1" style:parent-style-name="DefaultParagraphFont" style:family="text">
      <style:text-properties style:font-name-asian="Times New Roman" style:font-name-complex="Times New Roman" fo:color="#000000" fo:font-size="8.5pt" style:font-size-asian="8.5pt" style:font-size-complex="8.5pt"/>
    </style:style>
    <style:style style:name="T18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3" style:parent-style-name="DefaultParagraphFont" style:family="text">
      <style:text-properties style:font-name-asian="Times New Roman" style:font-name-complex="Times New Roman" fo:color="#000000" fo:font-size="8.5pt" style:font-size-asian="8.5pt" style:font-size-complex="8.5pt"/>
    </style:style>
    <style:style style:name="T18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75" style:parent-style-name="DefaultParagraphFont" style:family="text">
      <style:text-properties style:font-name-asian="Times New Roman" style:font-name-complex="Times New Roman" fo:color="#000000" fo:font-size="8.5pt" style:font-size-asian="8.5pt" style:font-size-complex="8.5pt"/>
    </style:style>
    <style:style style:name="P187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877" style:parent-style-name="Standard" style:family="paragraph">
      <style:paragraph-properties style:text-autospace="none" fo:margin-top="0.0208in" fo:margin-right="0.0312in"/>
    </style:style>
    <style:style style:name="T18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9" style:parent-style-name="DefaultParagraphFont" style:family="text">
      <style:text-properties style:font-name-asian="Times New Roman" style:font-name-complex="Times New Roman" fo:color="#000000" fo:font-size="8.5pt" style:font-size-asian="8.5pt" style:font-size-complex="8.5pt"/>
    </style:style>
    <style:style style:name="T18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81" style:parent-style-name="DefaultParagraphFont" style:family="text">
      <style:text-properties style:font-name-asian="Times New Roman" style:font-name-complex="Times New Roman" fo:color="#000000" fo:font-size="8.5pt" style:font-size-asian="8.5pt" style:font-size-complex="8.5pt"/>
    </style:style>
    <style:style style:name="T1882" style:parent-style-name="DefaultParagraphFont" style:family="text">
      <style:text-properties style:font-name-asian="Times New Roman" style:font-name-complex="Times New Roman" fo:color="#000000" fo:font-size="8.5pt" style:font-size-asian="8.5pt" style:font-size-complex="8.5pt"/>
    </style:style>
    <style:style style:name="T18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4" style:parent-style-name="DefaultParagraphFont" style:family="text">
      <style:text-properties style:font-name-asian="Times New Roman" style:font-name-complex="Times New Roman" fo:color="#000000" fo:font-size="8.5pt" style:font-size-asian="8.5pt" style:font-size-complex="8.5pt"/>
    </style:style>
    <style:style style:name="T18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6" style:parent-style-name="DefaultParagraphFont" style:family="text">
      <style:text-properties style:font-name-asian="Times New Roman" style:font-name-complex="Times New Roman" fo:color="#000000" fo:font-size="8.5pt" style:font-size-asian="8.5pt" style:font-size-complex="8.5pt"/>
    </style:style>
    <style:style style:name="T188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88" style:parent-style-name="DefaultParagraphFont" style:family="text">
      <style:text-properties style:font-name-asian="Times New Roman" style:font-name-complex="Times New Roman" fo:color="#000000" fo:font-size="8.5pt" style:font-size-asian="8.5pt" style:font-size-complex="8.5pt"/>
    </style:style>
    <style:style style:name="T18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0" style:parent-style-name="DefaultParagraphFont" style:family="text">
      <style:text-properties style:font-name-asian="Times New Roman" style:font-name-complex="Times New Roman" fo:color="#000000" fo:font-size="8.5pt" style:font-size-asian="8.5pt" style:font-size-complex="8.5pt"/>
    </style:style>
    <style:style style:name="T18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2" style:parent-style-name="DefaultParagraphFont" style:family="text">
      <style:text-properties style:font-name-asian="Times New Roman" style:font-name-complex="Times New Roman" fo:color="#000000" fo:font-size="8.5pt" style:font-size-asian="8.5pt" style:font-size-complex="8.5pt"/>
    </style:style>
    <style:style style:name="T18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4" style:parent-style-name="DefaultParagraphFont" style:family="text">
      <style:text-properties style:font-name-asian="Times New Roman" style:font-name-complex="Times New Roman" fo:color="#000000" fo:font-size="8.5pt" style:font-size-asian="8.5pt" style:font-size-complex="8.5pt"/>
    </style:style>
    <style:style style:name="T18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6" style:parent-style-name="DefaultParagraphFont" style:family="text">
      <style:text-properties style:font-name-asian="Times New Roman" style:font-name-complex="Times New Roman" fo:color="#000000" fo:font-size="8.5pt" style:font-size-asian="8.5pt" style:font-size-complex="8.5pt"/>
    </style:style>
    <style:style style:name="T18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8" style:parent-style-name="DefaultParagraphFont" style:family="text">
      <style:text-properties style:font-name-asian="Times New Roman" style:font-name-complex="Times New Roman" fo:color="#000000" fo:font-size="8.5pt" style:font-size-asian="8.5pt" style:font-size-complex="8.5pt"/>
    </style:style>
    <style:style style:name="T18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0" style:parent-style-name="DefaultParagraphFont" style:family="text">
      <style:text-properties style:font-name-asian="Times New Roman" style:font-name-complex="Times New Roman" fo:color="#000000" fo:font-size="8.5pt" style:font-size-asian="8.5pt" style:font-size-complex="8.5pt"/>
    </style:style>
    <style:style style:name="T19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2" style:parent-style-name="DefaultParagraphFont" style:family="text">
      <style:text-properties style:font-name-asian="Times New Roman" style:font-name-complex="Times New Roman" fo:color="#000000" fo:font-size="8.5pt" style:font-size-asian="8.5pt" style:font-size-complex="8.5pt"/>
    </style:style>
    <style:style style:name="T19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05" style:parent-style-name="DefaultParagraphFont" style:family="text">
      <style:text-properties style:font-name-asian="Times New Roman" style:font-name-complex="Times New Roman" fo:color="#000000" fo:font-size="8.5pt" style:font-size-asian="8.5pt" style:font-size-complex="8.5pt"/>
    </style:style>
    <style:style style:name="T19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7" style:parent-style-name="DefaultParagraphFont" style:family="text">
      <style:text-properties style:font-name-asian="Times New Roman" style:font-name-complex="Times New Roman" fo:color="#000000" fo:font-size="8.5pt" style:font-size-asian="8.5pt" style:font-size-complex="8.5pt"/>
    </style:style>
    <style:style style:name="T19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9" style:parent-style-name="DefaultParagraphFont" style:family="text">
      <style:text-properties style:font-name-asian="Times New Roman" style:font-name-complex="Times New Roman" fo:color="#000000" fo:font-size="8.5pt" style:font-size-asian="8.5pt" style:font-size-complex="8.5pt"/>
    </style:style>
    <style:style style:name="T19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1" style:parent-style-name="DefaultParagraphFont" style:family="text">
      <style:text-properties style:font-name-asian="Times New Roman" style:font-name-complex="Times New Roman" fo:color="#000000" fo:font-size="8.5pt" style:font-size-asian="8.5pt" style:font-size-complex="8.5pt"/>
    </style:style>
    <style:style style:name="T19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3" style:parent-style-name="DefaultParagraphFont" style:family="text">
      <style:text-properties style:font-name-asian="Times New Roman" style:font-name-complex="Times New Roman" fo:color="#000000" fo:font-size="8.5pt" style:font-size-asian="8.5pt" style:font-size-complex="8.5pt"/>
    </style:style>
    <style:style style:name="T19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5" style:parent-style-name="DefaultParagraphFont" style:family="text">
      <style:text-properties style:font-name-asian="Times New Roman" style:font-name-complex="Times New Roman" fo:color="#000000" fo:font-size="8.5pt" style:font-size-asian="8.5pt" style:font-size-complex="8.5pt"/>
    </style:style>
    <style:style style:name="T19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7" style:parent-style-name="DefaultParagraphFont" style:family="text">
      <style:text-properties style:font-name-asian="Times New Roman" style:font-name-complex="Times New Roman" fo:color="#000000" fo:font-size="8.5pt" style:font-size-asian="8.5pt" style:font-size-complex="8.5pt"/>
    </style:style>
    <style:style style:name="T19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9" style:parent-style-name="DefaultParagraphFont" style:family="text">
      <style:text-properties style:font-name-asian="Times New Roman" style:font-name-complex="Times New Roman" fo:color="#000000" fo:font-size="8.5pt" style:font-size-asian="8.5pt" style:font-size-complex="8.5pt"/>
    </style:style>
    <style:style style:name="T19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1" style:parent-style-name="DefaultParagraphFont" style:family="text">
      <style:text-properties style:font-name-asian="Times New Roman" style:font-name-complex="Times New Roman" fo:color="#000000" fo:font-size="8.5pt" style:font-size-asian="8.5pt" style:font-size-complex="8.5pt"/>
    </style:style>
    <style:style style:name="T19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3" style:parent-style-name="DefaultParagraphFont" style:family="text">
      <style:text-properties style:font-name-asian="Times New Roman" style:font-name-complex="Times New Roman" fo:color="#000000" fo:font-size="8.5pt" style:font-size-asian="8.5pt" style:font-size-complex="8.5pt"/>
    </style:style>
    <style:style style:name="T19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5" style:parent-style-name="DefaultParagraphFont" style:family="text">
      <style:text-properties style:font-name-asian="Times New Roman" style:font-name-complex="Times New Roman" fo:color="#000000" fo:font-size="8.5pt" style:font-size-asian="8.5pt" style:font-size-complex="8.5pt"/>
    </style:style>
    <style:style style:name="T1926" style:parent-style-name="DefaultParagraphFont" style:family="text">
      <style:text-properties style:font-name-asian="Times New Roman" style:font-name-complex="Times New Roman" fo:color="#000000" fo:font-size="8.5pt" style:font-size-asian="8.5pt" style:font-size-complex="8.5pt"/>
    </style:style>
    <style:style style:name="T19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8" style:parent-style-name="DefaultParagraphFont" style:family="text">
      <style:text-properties style:font-name-asian="Times New Roman" style:font-name-complex="Times New Roman" fo:color="#000000" fo:font-size="8.5pt" style:font-size-asian="8.5pt" style:font-size-complex="8.5pt"/>
    </style:style>
    <style:style style:name="T19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0" style:parent-style-name="DefaultParagraphFont" style:family="text">
      <style:text-properties style:font-name-asian="Times New Roman" style:font-name-complex="Times New Roman" fo:color="#000000" fo:font-size="8.5pt" style:font-size-asian="8.5pt" style:font-size-complex="8.5pt"/>
    </style:style>
    <style:style style:name="T19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2" style:parent-style-name="DefaultParagraphFont" style:family="text">
      <style:text-properties style:font-name-asian="Times New Roman" style:font-name-complex="Times New Roman" fo:color="#000000" fo:font-size="8.5pt" style:font-size-asian="8.5pt" style:font-size-complex="8.5pt"/>
    </style:style>
    <style:style style:name="T19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4" style:parent-style-name="DefaultParagraphFont" style:family="text">
      <style:text-properties style:font-name-asian="Times New Roman" style:font-name-complex="Times New Roman" fo:color="#000000" fo:font-size="8.5pt" style:font-size-asian="8.5pt" style:font-size-complex="8.5pt"/>
    </style:style>
    <style:style style:name="T19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6" style:parent-style-name="DefaultParagraphFont" style:family="text">
      <style:text-properties style:font-name-asian="Times New Roman" style:font-name-complex="Times New Roman" fo:color="#000000" fo:font-size="8.5pt" style:font-size-asian="8.5pt" style:font-size-complex="8.5pt"/>
    </style:style>
    <style:style style:name="T19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8" style:parent-style-name="DefaultParagraphFont" style:family="text">
      <style:text-properties style:font-name-asian="Times New Roman" style:font-name-complex="Times New Roman" fo:color="#000000" fo:font-size="8.5pt" style:font-size-asian="8.5pt" style:font-size-complex="8.5pt"/>
    </style:style>
    <style:style style:name="T19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0" style:parent-style-name="DefaultParagraphFont" style:family="text">
      <style:text-properties style:font-name-asian="Times New Roman" style:font-name-complex="Times New Roman" fo:color="#000000" fo:font-size="8.5pt" style:font-size-asian="8.5pt" style:font-size-complex="8.5pt"/>
    </style:style>
    <style:style style:name="T19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2" style:parent-style-name="DefaultParagraphFont" style:family="text">
      <style:text-properties style:font-name-asian="Times New Roman" style:font-name-complex="Times New Roman" fo:color="#000000" fo:font-size="8.5pt" style:font-size-asian="8.5pt" style:font-size-complex="8.5pt"/>
    </style:style>
    <style:style style:name="T19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4" style:parent-style-name="DefaultParagraphFont" style:family="text">
      <style:text-properties style:font-name-asian="Times New Roman" style:font-name-complex="Times New Roman" fo:color="#000000" fo:font-size="8.5pt" style:font-size-asian="8.5pt" style:font-size-complex="8.5pt"/>
    </style:style>
    <style:style style:name="T19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46" style:parent-style-name="DefaultParagraphFont" style:family="text">
      <style:text-properties style:font-name-asian="Times New Roman" style:font-name-complex="Times New Roman" fo:color="#000000" fo:font-size="8.5pt" style:font-size-asian="8.5pt" style:font-size-complex="8.5pt"/>
    </style:style>
    <style:style style:name="T194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48" style:parent-style-name="DefaultParagraphFont" style:family="text">
      <style:text-properties style:font-name-asian="Times New Roman" style:font-name-complex="Times New Roman" fo:color="#000000" fo:font-size="8.5pt" style:font-size-asian="8.5pt" style:font-size-complex="8.5pt"/>
    </style:style>
    <style:style style:name="T19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0" style:parent-style-name="DefaultParagraphFont" style:family="text">
      <style:text-properties style:font-name-asian="Times New Roman" style:font-name-complex="Times New Roman" fo:color="#000000" fo:font-size="8.5pt" style:font-size-asian="8.5pt" style:font-size-complex="8.5pt"/>
    </style:style>
    <style:style style:name="T19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2" style:parent-style-name="DefaultParagraphFont" style:family="text">
      <style:text-properties style:font-name-asian="Times New Roman" style:font-name-complex="Times New Roman" fo:color="#000000" fo:font-size="8.5pt" style:font-size-asian="8.5pt" style:font-size-complex="8.5pt"/>
    </style:style>
    <style:style style:name="T19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4" style:parent-style-name="DefaultParagraphFont" style:family="text">
      <style:text-properties style:font-name-asian="Times New Roman" style:font-name-complex="Times New Roman" fo:color="#000000" fo:font-size="8.5pt" style:font-size-asian="8.5pt" style:font-size-complex="8.5pt"/>
    </style:style>
    <style:style style:name="T195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56" style:parent-style-name="DefaultParagraphFont" style:family="text">
      <style:text-properties style:font-name-asian="Times New Roman" style:font-name-complex="Times New Roman" fo:color="#000000" fo:font-size="8.5pt" style:font-size-asian="8.5pt" style:font-size-complex="8.5pt"/>
    </style:style>
    <style:style style:name="T19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8" style:parent-style-name="DefaultParagraphFont" style:family="text">
      <style:text-properties style:font-name-asian="Times New Roman" style:font-name-complex="Times New Roman" fo:color="#000000" fo:font-size="8.5pt" style:font-size-asian="8.5pt" style:font-size-complex="8.5pt"/>
    </style:style>
    <style:style style:name="T19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0" style:parent-style-name="DefaultParagraphFont" style:family="text">
      <style:text-properties style:font-name-asian="Times New Roman" style:font-name-complex="Times New Roman" fo:color="#000000" fo:font-size="8.5pt" style:font-size-asian="8.5pt" style:font-size-complex="8.5pt"/>
    </style:style>
    <style:style style:name="T1961" style:parent-style-name="DefaultParagraphFont" style:family="text">
      <style:text-properties style:font-name-asian="Times New Roman" style:font-name-complex="Times New Roman" fo:color="#000000" fo:font-size="8.5pt" style:font-size-asian="8.5pt" style:font-size-complex="8.5pt"/>
    </style:style>
    <style:style style:name="T19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3" style:parent-style-name="DefaultParagraphFont" style:family="text">
      <style:text-properties style:font-name-asian="Times New Roman" style:font-name-complex="Times New Roman" fo:color="#000000" fo:font-size="8.5pt" style:font-size-asian="8.5pt" style:font-size-complex="8.5pt"/>
    </style:style>
    <style:style style:name="T19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5" style:parent-style-name="DefaultParagraphFont" style:family="text">
      <style:text-properties style:font-name-asian="Times New Roman" style:font-name-complex="Times New Roman" fo:color="#000000" fo:font-size="8.5pt" style:font-size-asian="8.5pt" style:font-size-complex="8.5pt"/>
    </style:style>
    <style:style style:name="T19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67" style:parent-style-name="DefaultParagraphFont" style:family="text">
      <style:text-properties style:font-name-asian="Times New Roman" style:font-name-complex="Times New Roman" fo:color="#000000" fo:font-size="8.5pt" style:font-size-asian="8.5pt" style:font-size-complex="8.5pt"/>
    </style:style>
    <style:style style:name="P1968"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969" style:parent-style-name="Standard" style:family="paragraph">
      <style:paragraph-properties style:text-autospace="none" fo:margin-top="0.0208in" fo:margin-right="0.0312in"/>
    </style:style>
    <style:style style:name="T19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1" style:parent-style-name="DefaultParagraphFont" style:family="text">
      <style:text-properties style:font-name-asian="Times New Roman" style:font-name-complex="Times New Roman" fo:color="#000000" fo:font-size="8.5pt" style:font-size-asian="8.5pt" style:font-size-complex="8.5pt"/>
    </style:style>
    <style:style style:name="T19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3" style:parent-style-name="DefaultParagraphFont" style:family="text">
      <style:text-properties style:font-name-asian="Times New Roman" style:font-name-complex="Times New Roman" fo:color="#000000" fo:font-size="8.5pt" style:font-size-asian="8.5pt" style:font-size-complex="8.5pt"/>
    </style:style>
    <style:style style:name="T19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75" style:parent-style-name="DefaultParagraphFont" style:family="text">
      <style:text-properties style:font-name-asian="Times New Roman" style:font-name-complex="Times New Roman" fo:color="#000000" fo:font-size="8.5pt" style:font-size-asian="8.5pt" style:font-size-complex="8.5pt"/>
    </style:style>
    <style:style style:name="T19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7" style:parent-style-name="DefaultParagraphFont" style:family="text">
      <style:text-properties style:font-name-asian="Times New Roman" style:font-name-complex="Times New Roman" fo:color="#000000" fo:font-size="8.5pt" style:font-size-asian="8.5pt" style:font-size-complex="8.5pt"/>
    </style:style>
    <style:style style:name="T19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9" style:parent-style-name="DefaultParagraphFont" style:family="text">
      <style:text-properties style:font-name-asian="Times New Roman" style:font-name-complex="Times New Roman" fo:color="#000000" fo:font-size="8.5pt" style:font-size-asian="8.5pt" style:font-size-complex="8.5pt"/>
    </style:style>
    <style:style style:name="T19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1" style:parent-style-name="DefaultParagraphFont" style:family="text">
      <style:text-properties style:font-name-asian="Times New Roman" style:font-name-complex="Times New Roman" fo:color="#000000" fo:font-size="8.5pt" style:font-size-asian="8.5pt" style:font-size-complex="8.5pt"/>
    </style:style>
    <style:style style:name="T19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3" style:parent-style-name="DefaultParagraphFont" style:family="text">
      <style:text-properties style:font-name-asian="Times New Roman" style:font-name-complex="Times New Roman" fo:color="#000000" fo:font-size="8.5pt" style:font-size-asian="8.5pt" style:font-size-complex="8.5pt"/>
    </style:style>
    <style:style style:name="T19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85" style:parent-style-name="DefaultParagraphFont" style:family="text">
      <style:text-properties style:font-name-asian="Times New Roman" style:font-name-complex="Times New Roman" fo:color="#000000" fo:font-size="8.5pt" style:font-size-asian="8.5pt" style:font-size-complex="8.5pt"/>
    </style:style>
    <style:style style:name="T19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7" style:parent-style-name="DefaultParagraphFont" style:family="text">
      <style:text-properties style:font-name-asian="Times New Roman" style:font-name-complex="Times New Roman" fo:color="#000000" fo:font-size="8.5pt" style:font-size-asian="8.5pt" style:font-size-complex="8.5pt"/>
    </style:style>
    <style:style style:name="T19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9" style:parent-style-name="DefaultParagraphFont" style:family="text">
      <style:text-properties style:font-name-asian="Times New Roman" style:font-name-complex="Times New Roman" fo:color="#000000" fo:font-size="8.5pt" style:font-size-asian="8.5pt" style:font-size-complex="8.5pt"/>
    </style:style>
    <style:style style:name="T19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1" style:parent-style-name="DefaultParagraphFont" style:family="text">
      <style:text-properties style:font-name-asian="Times New Roman" style:font-name-complex="Times New Roman" fo:color="#000000" fo:font-size="8.5pt" style:font-size-asian="8.5pt" style:font-size-complex="8.5pt"/>
    </style:style>
    <style:style style:name="T19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3" style:parent-style-name="DefaultParagraphFont" style:family="text">
      <style:text-properties style:font-name-asian="Times New Roman" style:font-name-complex="Times New Roman" fo:color="#000000" fo:font-size="8.5pt" style:font-size-asian="8.5pt" style:font-size-complex="8.5pt"/>
    </style:style>
    <style:style style:name="T19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5" style:parent-style-name="DefaultParagraphFont" style:family="text">
      <style:text-properties style:font-name-asian="Times New Roman" style:font-name-complex="Times New Roman" fo:color="#000000" fo:font-size="8.5pt" style:font-size-asian="8.5pt" style:font-size-complex="8.5pt"/>
    </style:style>
    <style:style style:name="T19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7" style:parent-style-name="DefaultParagraphFont" style:family="text">
      <style:text-properties style:font-name-asian="Times New Roman" style:font-name-complex="Times New Roman" fo:color="#000000" fo:font-size="8.5pt" style:font-size-asian="8.5pt" style:font-size-complex="8.5pt"/>
    </style:style>
    <style:style style:name="T19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9" style:parent-style-name="DefaultParagraphFont" style:family="text">
      <style:text-properties style:font-name-asian="Times New Roman" style:font-name-complex="Times New Roman" fo:color="#000000" fo:font-size="8.5pt" style:font-size-asian="8.5pt" style:font-size-complex="8.5pt"/>
    </style:style>
    <style:style style:name="T20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1" style:parent-style-name="DefaultParagraphFont" style:family="text">
      <style:text-properties style:font-name-asian="Times New Roman" style:font-name-complex="Times New Roman" fo:color="#000000" fo:font-size="8.5pt" style:font-size-asian="8.5pt" style:font-size-complex="8.5pt"/>
    </style:style>
    <style:style style:name="T200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03" style:parent-style-name="DefaultParagraphFont" style:family="text">
      <style:text-properties style:font-name-asian="Times New Roman" style:font-name-complex="Times New Roman" fo:color="#000000" fo:font-size="8.5pt" style:font-size-asian="8.5pt" style:font-size-complex="8.5pt"/>
    </style:style>
    <style:style style:name="T20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5" style:parent-style-name="DefaultParagraphFont" style:family="text">
      <style:text-properties style:font-name-asian="Times New Roman" style:font-name-complex="Times New Roman" fo:color="#000000" fo:font-size="8.5pt" style:font-size-asian="8.5pt" style:font-size-complex="8.5pt"/>
    </style:style>
    <style:style style:name="T20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7" style:parent-style-name="DefaultParagraphFont" style:family="text">
      <style:text-properties style:font-name-asian="Times New Roman" style:font-name-complex="Times New Roman" fo:color="#000000" fo:font-size="8.5pt" style:font-size-asian="8.5pt" style:font-size-complex="8.5pt"/>
    </style:style>
    <style:style style:name="T20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9" style:parent-style-name="DefaultParagraphFont" style:family="text">
      <style:text-properties style:font-name-asian="Times New Roman" style:font-name-complex="Times New Roman" fo:color="#000000" fo:font-size="8.5pt" style:font-size-asian="8.5pt" style:font-size-complex="8.5pt"/>
    </style:style>
    <style:style style:name="T2010" style:parent-style-name="DefaultParagraphFont" style:family="text">
      <style:text-properties style:font-name-asian="Times New Roman" style:font-name-complex="Times New Roman" fo:color="#000000" fo:font-size="8.5pt" style:font-size-asian="8.5pt" style:font-size-complex="8.5pt"/>
    </style:style>
    <style:style style:name="T20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2" style:parent-style-name="DefaultParagraphFont" style:family="text">
      <style:text-properties style:font-name-asian="Times New Roman" style:font-name-complex="Times New Roman" fo:color="#000000" fo:font-size="8.5pt" style:font-size-asian="8.5pt" style:font-size-complex="8.5pt"/>
    </style:style>
    <style:style style:name="T20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4" style:parent-style-name="DefaultParagraphFont" style:family="text">
      <style:text-properties style:font-name-asian="Times New Roman" style:font-name-complex="Times New Roman" fo:color="#000000" fo:font-size="8.5pt" style:font-size-asian="8.5pt" style:font-size-complex="8.5pt"/>
    </style:style>
    <style:style style:name="T20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6" style:parent-style-name="DefaultParagraphFont" style:family="text">
      <style:text-properties style:font-name-asian="Times New Roman" style:font-name-complex="Times New Roman" fo:color="#000000" fo:font-size="8.5pt" style:font-size-asian="8.5pt" style:font-size-complex="8.5pt"/>
    </style:style>
    <style:style style:name="T20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8" style:parent-style-name="DefaultParagraphFont" style:family="text">
      <style:text-properties style:font-name-asian="Times New Roman" style:font-name-complex="Times New Roman" fo:color="#000000" fo:font-size="8.5pt" style:font-size-asian="8.5pt" style:font-size-complex="8.5pt"/>
    </style:style>
    <style:style style:name="T20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0" style:parent-style-name="DefaultParagraphFont" style:family="text">
      <style:text-properties style:font-name-asian="Times New Roman" style:font-name-complex="Times New Roman" fo:color="#000000" fo:font-size="8.5pt" style:font-size-asian="8.5pt" style:font-size-complex="8.5pt"/>
    </style:style>
    <style:style style:name="T20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2" style:parent-style-name="DefaultParagraphFont" style:family="text">
      <style:text-properties style:font-name-asian="Times New Roman" style:font-name-complex="Times New Roman" fo:color="#000000" fo:font-size="8.5pt" style:font-size-asian="8.5pt" style:font-size-complex="8.5pt"/>
    </style:style>
    <style:style style:name="T202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24" style:parent-style-name="DefaultParagraphFont" style:family="text">
      <style:text-properties style:font-name-asian="Times New Roman" style:font-name-complex="Times New Roman" fo:color="#000000" fo:font-size="8.5pt" style:font-size-asian="8.5pt" style:font-size-complex="8.5pt"/>
    </style:style>
    <style:style style:name="T20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6" style:parent-style-name="DefaultParagraphFont" style:family="text">
      <style:text-properties style:font-name-asian="Times New Roman" style:font-name-complex="Times New Roman" fo:color="#000000" fo:font-size="8.5pt" style:font-size-asian="8.5pt" style:font-size-complex="8.5pt"/>
    </style:style>
    <style:style style:name="T20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8" style:parent-style-name="DefaultParagraphFont" style:family="text">
      <style:text-properties style:font-name-asian="Times New Roman" style:font-name-complex="Times New Roman" fo:color="#000000" fo:font-size="8.5pt" style:font-size-asian="8.5pt" style:font-size-complex="8.5pt"/>
    </style:style>
    <style:style style:name="T20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0" style:parent-style-name="DefaultParagraphFont" style:family="text">
      <style:text-properties style:font-name-asian="Times New Roman" style:font-name-complex="Times New Roman" fo:color="#000000" fo:font-size="8.5pt" style:font-size-asian="8.5pt" style:font-size-complex="8.5pt"/>
    </style:style>
    <style:style style:name="T20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2" style:parent-style-name="DefaultParagraphFont" style:family="text">
      <style:text-properties style:font-name-asian="Times New Roman" style:font-name-complex="Times New Roman" fo:color="#000000" fo:font-size="8.5pt" style:font-size-asian="8.5pt" style:font-size-complex="8.5pt"/>
    </style:style>
    <style:style style:name="T20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34" style:parent-style-name="DefaultParagraphFont" style:family="text">
      <style:text-properties style:font-name-asian="Times New Roman" style:font-name-complex="Times New Roman" fo:color="#000000" fo:font-size="8.5pt" style:font-size-asian="8.5pt" style:font-size-complex="8.5pt"/>
    </style:style>
    <style:style style:name="T20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6" style:parent-style-name="DefaultParagraphFont" style:family="text">
      <style:text-properties style:font-name-asian="Times New Roman" style:font-name-complex="Times New Roman" fo:color="#000000" fo:font-size="8.5pt" style:font-size-asian="8.5pt" style:font-size-complex="8.5pt"/>
    </style:style>
    <style:style style:name="T20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8" style:parent-style-name="DefaultParagraphFont" style:family="text">
      <style:text-properties style:font-name-asian="Times New Roman" style:font-name-complex="Times New Roman" fo:color="#000000" fo:font-size="8.5pt" style:font-size-asian="8.5pt" style:font-size-complex="8.5pt"/>
    </style:style>
    <style:style style:name="T20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0" style:parent-style-name="DefaultParagraphFont" style:family="text">
      <style:text-properties style:font-name-asian="Times New Roman" style:font-name-complex="Times New Roman" fo:color="#000000" fo:font-size="8.5pt" style:font-size-asian="8.5pt" style:font-size-complex="8.5pt"/>
    </style:style>
    <style:style style:name="T20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2" style:parent-style-name="DefaultParagraphFont" style:family="text">
      <style:text-properties style:font-name-asian="Times New Roman" style:font-name-complex="Times New Roman" fo:color="#000000" fo:font-size="8.5pt" style:font-size-asian="8.5pt" style:font-size-complex="8.5pt"/>
    </style:style>
    <style:style style:name="T2043" style:parent-style-name="DefaultParagraphFont" style:family="text">
      <style:text-properties style:font-name-asian="Times New Roman" style:font-name-complex="Times New Roman" fo:color="#000000" fo:font-size="8.5pt" style:font-size-asian="8.5pt" style:font-size-complex="8.5pt"/>
    </style:style>
    <style:style style:name="T20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5" style:parent-style-name="DefaultParagraphFont" style:family="text">
      <style:text-properties style:font-name-asian="Times New Roman" style:font-name-complex="Times New Roman" fo:color="#000000" fo:font-size="8.5pt" style:font-size-asian="8.5pt" style:font-size-complex="8.5pt"/>
    </style:style>
    <style:style style:name="T20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7" style:parent-style-name="DefaultParagraphFont" style:family="text">
      <style:text-properties style:font-name-asian="Times New Roman" style:font-name-complex="Times New Roman" fo:color="#000000" fo:font-size="8.5pt" style:font-size-asian="8.5pt" style:font-size-complex="8.5pt"/>
    </style:style>
    <style:style style:name="T20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9" style:parent-style-name="DefaultParagraphFont" style:family="text">
      <style:text-properties style:font-name-asian="Times New Roman" style:font-name-complex="Times New Roman" fo:color="#000000" fo:font-size="8.5pt" style:font-size-asian="8.5pt" style:font-size-complex="8.5pt"/>
    </style:style>
    <style:style style:name="T205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51" style:parent-style-name="DefaultParagraphFont" style:family="text">
      <style:text-properties style:font-name-asian="Times New Roman" style:font-name-complex="Times New Roman" fo:color="#000000" fo:font-size="8.5pt" style:font-size-asian="8.5pt" style:font-size-complex="8.5pt"/>
    </style:style>
    <style:style style:name="T20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3" style:parent-style-name="DefaultParagraphFont" style:family="text">
      <style:text-properties style:font-name-asian="Times New Roman" style:font-name-complex="Times New Roman" fo:color="#000000" fo:font-size="8.5pt" style:font-size-asian="8.5pt" style:font-size-complex="8.5pt"/>
    </style:style>
    <style:style style:name="T20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5" style:parent-style-name="DefaultParagraphFont" style:family="text">
      <style:text-properties style:font-name-asian="Times New Roman" style:font-name-complex="Times New Roman" fo:color="#000000" fo:font-size="8.5pt" style:font-size-asian="8.5pt" style:font-size-complex="8.5pt"/>
    </style:style>
    <style:style style:name="T20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7" style:parent-style-name="DefaultParagraphFont" style:family="text">
      <style:text-properties style:font-name-asian="Times New Roman" style:font-name-complex="Times New Roman" fo:color="#000000" fo:font-size="8.5pt" style:font-size-asian="8.5pt" style:font-size-complex="8.5pt"/>
    </style:style>
    <style:style style:name="T20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9" style:parent-style-name="DefaultParagraphFont" style:family="text">
      <style:text-properties style:font-name-asian="Times New Roman" style:font-name-complex="Times New Roman" fo:color="#000000" fo:font-size="8.5pt" style:font-size-asian="8.5pt" style:font-size-complex="8.5pt"/>
    </style:style>
    <style:style style:name="T20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1" style:parent-style-name="DefaultParagraphFont" style:family="text">
      <style:text-properties style:font-name-asian="Times New Roman" style:font-name-complex="Times New Roman" fo:color="#000000" fo:font-size="8.5pt" style:font-size-asian="8.5pt" style:font-size-complex="8.5pt"/>
    </style:style>
    <style:style style:name="T20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3" style:parent-style-name="DefaultParagraphFont" style:family="text">
      <style:text-properties style:font-name-asian="Times New Roman" style:font-name-complex="Times New Roman" fo:color="#000000" fo:font-size="8.5pt" style:font-size-asian="8.5pt" style:font-size-complex="8.5pt"/>
    </style:style>
    <style:style style:name="T20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5" style:parent-style-name="DefaultParagraphFont" style:family="text">
      <style:text-properties style:font-name-asian="Times New Roman" style:font-name-complex="Times New Roman" fo:color="#000000" fo:font-size="8.5pt" style:font-size-asian="8.5pt" style:font-size-complex="8.5pt"/>
    </style:style>
    <style:style style:name="T20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7" style:parent-style-name="DefaultParagraphFont" style:family="text">
      <style:text-properties style:font-name-asian="Times New Roman" style:font-name-complex="Times New Roman" fo:color="#000000" fo:font-size="8.5pt" style:font-size-asian="8.5pt" style:font-size-complex="8.5pt"/>
    </style:style>
    <style:style style:name="T20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9" style:parent-style-name="DefaultParagraphFont" style:family="text">
      <style:text-properties style:font-name-asian="Times New Roman" style:font-name-complex="Times New Roman" fo:color="#000000" fo:font-size="8.5pt" style:font-size-asian="8.5pt" style:font-size-complex="8.5pt"/>
    </style:style>
    <style:style style:name="T20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1" style:parent-style-name="DefaultParagraphFont" style:family="text">
      <style:text-properties style:font-name-asian="Times New Roman" style:font-name-complex="Times New Roman" fo:color="#000000" fo:font-size="8.5pt" style:font-size-asian="8.5pt" style:font-size-complex="8.5pt"/>
    </style:style>
    <style:style style:name="T20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3" style:parent-style-name="DefaultParagraphFont" style:family="text">
      <style:text-properties style:font-name-asian="Times New Roman" style:font-name-complex="Times New Roman" fo:color="#000000" fo:font-size="8.5pt" style:font-size-asian="8.5pt" style:font-size-complex="8.5pt"/>
    </style:style>
    <style:style style:name="T20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5" style:parent-style-name="DefaultParagraphFont" style:family="text">
      <style:text-properties style:font-name-asian="Times New Roman" style:font-name-complex="Times New Roman" fo:color="#000000" fo:font-size="8.5pt" style:font-size-asian="8.5pt" style:font-size-complex="8.5pt"/>
    </style:style>
    <style:style style:name="P207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077" style:parent-style-name="Standard" style:family="paragraph">
      <style:paragraph-properties style:text-autospace="none" fo:margin-top="0.0208in" fo:margin-right="0.0312in"/>
    </style:style>
    <style:style style:name="T20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9" style:parent-style-name="DefaultParagraphFont" style:family="text">
      <style:text-properties style:font-name-asian="Times New Roman" style:font-name-complex="Times New Roman" fo:color="#000000" fo:font-size="8.5pt" style:font-size-asian="8.5pt" style:font-size-complex="8.5pt"/>
    </style:style>
    <style:style style:name="T20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1" style:parent-style-name="DefaultParagraphFont" style:family="text">
      <style:text-properties style:font-name-asian="Times New Roman" style:font-name-complex="Times New Roman" fo:color="#000000" fo:font-size="8.5pt" style:font-size-asian="8.5pt" style:font-size-complex="8.5pt"/>
    </style:style>
    <style:style style:name="T20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3" style:parent-style-name="DefaultParagraphFont" style:family="text">
      <style:text-properties style:font-name-asian="Times New Roman" style:font-name-complex="Times New Roman" fo:color="#000000" fo:font-size="8.5pt" style:font-size-asian="8.5pt" style:font-size-complex="8.5pt"/>
    </style:style>
    <style:style style:name="T20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5" style:parent-style-name="DefaultParagraphFont" style:family="text">
      <style:text-properties style:font-name-asian="Times New Roman" style:font-name-complex="Times New Roman" fo:color="#000000" fo:font-size="8.5pt" style:font-size-asian="8.5pt" style:font-size-complex="8.5pt"/>
    </style:style>
    <style:style style:name="T2086" style:parent-style-name="DefaultParagraphFont" style:family="text">
      <style:text-properties style:font-name-asian="Times New Roman" style:font-name-complex="Times New Roman" fo:color="#000000" fo:font-size="8.5pt" style:font-size-asian="8.5pt" style:font-size-complex="8.5pt"/>
    </style:style>
    <style:style style:name="T20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8" style:parent-style-name="DefaultParagraphFont" style:family="text">
      <style:text-properties style:font-name-asian="Times New Roman" style:font-name-complex="Times New Roman" fo:color="#000000" fo:font-size="8.5pt" style:font-size-asian="8.5pt" style:font-size-complex="8.5pt"/>
    </style:style>
    <style:style style:name="T20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0" style:parent-style-name="DefaultParagraphFont" style:family="text">
      <style:text-properties style:font-name-asian="Times New Roman" style:font-name-complex="Times New Roman" fo:color="#000000" fo:font-size="8.5pt" style:font-size-asian="8.5pt" style:font-size-complex="8.5pt"/>
    </style:style>
    <style:style style:name="T20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2" style:parent-style-name="DefaultParagraphFont" style:family="text">
      <style:text-properties style:font-name-asian="Times New Roman" style:font-name-complex="Times New Roman" fo:color="#000000" fo:font-size="8.5pt" style:font-size-asian="8.5pt" style:font-size-complex="8.5pt"/>
    </style:style>
    <style:style style:name="T20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4" style:parent-style-name="DefaultParagraphFont" style:family="text">
      <style:text-properties style:font-name-asian="Times New Roman" style:font-name-complex="Times New Roman" fo:color="#000000" fo:font-size="8.5pt" style:font-size-asian="8.5pt" style:font-size-complex="8.5pt"/>
    </style:style>
    <style:style style:name="T20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6" style:parent-style-name="DefaultParagraphFont" style:family="text">
      <style:text-properties style:font-name-asian="Times New Roman" style:font-name-complex="Times New Roman" fo:color="#000000" fo:font-size="8.5pt" style:font-size-asian="8.5pt" style:font-size-complex="8.5pt"/>
    </style:style>
    <style:style style:name="T20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98" style:parent-style-name="DefaultParagraphFont" style:family="text">
      <style:text-properties style:font-name-asian="Times New Roman" style:font-name-complex="Times New Roman" fo:color="#000000" fo:font-size="8.5pt" style:font-size-asian="8.5pt" style:font-size-complex="8.5pt"/>
    </style:style>
    <style:style style:name="T20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00" style:parent-style-name="DefaultParagraphFont" style:family="text">
      <style:text-properties style:font-name-asian="Times New Roman" style:font-name-complex="Times New Roman" fo:color="#000000" fo:font-size="8.5pt" style:font-size-asian="8.5pt" style:font-size-complex="8.5pt"/>
    </style:style>
    <style:style style:name="T21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2" style:parent-style-name="DefaultParagraphFont" style:family="text">
      <style:text-properties style:font-name-asian="Times New Roman" style:font-name-complex="Times New Roman" fo:color="#000000" fo:font-size="8.5pt" style:font-size-asian="8.5pt" style:font-size-complex="8.5pt"/>
    </style:style>
    <style:style style:name="T21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4" style:parent-style-name="DefaultParagraphFont" style:family="text">
      <style:text-properties style:font-name-asian="Times New Roman" style:font-name-complex="Times New Roman" fo:color="#000000" fo:font-size="8.5pt" style:font-size-asian="8.5pt" style:font-size-complex="8.5pt"/>
    </style:style>
    <style:style style:name="T21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6" style:parent-style-name="DefaultParagraphFont" style:family="text">
      <style:text-properties style:font-name-asian="Times New Roman" style:font-name-complex="Times New Roman" fo:color="#000000" fo:font-size="8.5pt" style:font-size-asian="8.5pt" style:font-size-complex="8.5pt"/>
    </style:style>
    <style:style style:name="T21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8" style:parent-style-name="DefaultParagraphFont" style:family="text">
      <style:text-properties style:font-name-asian="Times New Roman" style:font-name-complex="Times New Roman" fo:color="#000000" fo:font-size="8.5pt" style:font-size-asian="8.5pt" style:font-size-complex="8.5pt"/>
    </style:style>
    <style:style style:name="T210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10" style:parent-style-name="DefaultParagraphFont" style:family="text">
      <style:text-properties style:font-name-asian="Times New Roman" style:font-name-complex="Times New Roman" fo:color="#000000" fo:font-size="8.5pt" style:font-size-asian="8.5pt" style:font-size-complex="8.5pt"/>
    </style:style>
    <style:style style:name="T21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2" style:parent-style-name="DefaultParagraphFont" style:family="text">
      <style:text-properties style:font-name-asian="Times New Roman" style:font-name-complex="Times New Roman" fo:color="#000000" fo:font-size="8.5pt" style:font-size-asian="8.5pt" style:font-size-complex="8.5pt"/>
    </style:style>
    <style:style style:name="T21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4" style:parent-style-name="DefaultParagraphFont" style:family="text">
      <style:text-properties style:font-name-asian="Times New Roman" style:font-name-complex="Times New Roman" fo:color="#000000" fo:font-size="8.5pt" style:font-size-asian="8.5pt" style:font-size-complex="8.5pt"/>
    </style:style>
    <style:style style:name="T21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6" style:parent-style-name="DefaultParagraphFont" style:family="text">
      <style:text-properties style:font-name-asian="Times New Roman" style:font-name-complex="Times New Roman" fo:color="#000000" fo:font-size="8.5pt" style:font-size-asian="8.5pt" style:font-size-complex="8.5pt"/>
    </style:style>
    <style:style style:name="T21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8" style:parent-style-name="DefaultParagraphFont" style:family="text">
      <style:text-properties style:font-name-asian="Times New Roman" style:font-name-complex="Times New Roman" fo:color="#000000" fo:font-size="8.5pt" style:font-size-asian="8.5pt" style:font-size-complex="8.5pt"/>
    </style:style>
    <style:style style:name="T21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0" style:parent-style-name="DefaultParagraphFont" style:family="text">
      <style:text-properties style:font-name-asian="Times New Roman" style:font-name-complex="Times New Roman" fo:color="#000000" fo:font-size="8.5pt" style:font-size-asian="8.5pt" style:font-size-complex="8.5pt"/>
    </style:style>
    <style:style style:name="T21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2" style:parent-style-name="DefaultParagraphFont" style:family="text">
      <style:text-properties style:font-name-asian="Times New Roman" style:font-name-complex="Times New Roman" fo:color="#000000" fo:font-size="8.5pt" style:font-size-asian="8.5pt" style:font-size-complex="8.5pt"/>
    </style:style>
    <style:style style:name="T21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4" style:parent-style-name="DefaultParagraphFont" style:family="text">
      <style:text-properties style:font-name-asian="Times New Roman" style:font-name-complex="Times New Roman" fo:color="#000000" fo:font-size="8.5pt" style:font-size-asian="8.5pt" style:font-size-complex="8.5pt"/>
    </style:style>
    <style:style style:name="T21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6" style:parent-style-name="DefaultParagraphFont" style:family="text">
      <style:text-properties style:font-name-asian="Times New Roman" style:font-name-complex="Times New Roman" fo:color="#000000" fo:font-size="8.5pt" style:font-size-asian="8.5pt" style:font-size-complex="8.5pt"/>
    </style:style>
    <style:style style:name="T2127" style:parent-style-name="DefaultParagraphFont" style:family="text">
      <style:text-properties style:font-name-asian="Times New Roman" style:font-name-complex="Times New Roman" fo:color="#000000" fo:font-size="8.5pt" style:font-size-asian="8.5pt" style:font-size-complex="8.5pt"/>
    </style:style>
    <style:style style:name="T21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9" style:parent-style-name="DefaultParagraphFont" style:family="text">
      <style:text-properties style:font-name-asian="Times New Roman" style:font-name-complex="Times New Roman" fo:color="#000000" fo:font-size="8.5pt" style:font-size-asian="8.5pt" style:font-size-complex="8.5pt"/>
    </style:style>
    <style:style style:name="T21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1" style:parent-style-name="DefaultParagraphFont" style:family="text">
      <style:text-properties style:font-name-asian="Times New Roman" style:font-name-complex="Times New Roman" fo:color="#000000" fo:font-size="8.5pt" style:font-size-asian="8.5pt" style:font-size-complex="8.5pt"/>
    </style:style>
    <style:style style:name="T21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3" style:parent-style-name="DefaultParagraphFont" style:family="text">
      <style:text-properties style:font-name-asian="Times New Roman" style:font-name-complex="Times New Roman" fo:color="#000000" fo:font-size="8.5pt" style:font-size-asian="8.5pt" style:font-size-complex="8.5pt"/>
    </style:style>
    <style:style style:name="T21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5" style:parent-style-name="DefaultParagraphFont" style:family="text">
      <style:text-properties style:font-name-asian="Times New Roman" style:font-name-complex="Times New Roman" fo:color="#000000" fo:font-size="8.5pt" style:font-size-asian="8.5pt" style:font-size-complex="8.5pt"/>
    </style:style>
    <style:style style:name="T21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37" style:parent-style-name="DefaultParagraphFont" style:family="text">
      <style:text-properties style:font-name-asian="Times New Roman" style:font-name-complex="Times New Roman" fo:color="#000000" fo:font-size="8.5pt" style:font-size-asian="8.5pt" style:font-size-complex="8.5pt"/>
    </style:style>
    <style:style style:name="T21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9" style:parent-style-name="DefaultParagraphFont" style:family="text">
      <style:text-properties style:font-name-asian="Times New Roman" style:font-name-complex="Times New Roman" fo:color="#000000" fo:font-size="8.5pt" style:font-size-asian="8.5pt" style:font-size-complex="8.5pt"/>
    </style:style>
    <style:style style:name="T21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1" style:parent-style-name="DefaultParagraphFont" style:family="text">
      <style:text-properties style:font-name-asian="Times New Roman" style:font-name-complex="Times New Roman" fo:color="#000000" fo:font-size="8.5pt" style:font-size-asian="8.5pt" style:font-size-complex="8.5pt"/>
    </style:style>
    <style:style style:name="T21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3" style:parent-style-name="DefaultParagraphFont" style:family="text">
      <style:text-properties style:font-name-asian="Times New Roman" style:font-name-complex="Times New Roman" fo:color="#000000" fo:font-size="8.5pt" style:font-size-asian="8.5pt" style:font-size-complex="8.5pt"/>
    </style:style>
    <style:style style:name="T21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5" style:parent-style-name="DefaultParagraphFont" style:family="text">
      <style:text-properties style:font-name-asian="Times New Roman" style:font-name-complex="Times New Roman" fo:color="#000000" fo:font-size="8.5pt" style:font-size-asian="8.5pt" style:font-size-complex="8.5pt"/>
    </style:style>
    <style:style style:name="T21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7" style:parent-style-name="DefaultParagraphFont" style:family="text">
      <style:text-properties style:font-name-asian="Times New Roman" style:font-name-complex="Times New Roman" fo:color="#000000" fo:font-size="8.5pt" style:font-size-asian="8.5pt" style:font-size-complex="8.5pt"/>
    </style:style>
    <style:style style:name="T21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9" style:parent-style-name="DefaultParagraphFont" style:family="text">
      <style:text-properties style:font-name-asian="Times New Roman" style:font-name-complex="Times New Roman" fo:color="#000000" fo:font-size="8.5pt" style:font-size-asian="8.5pt" style:font-size-complex="8.5pt"/>
    </style:style>
    <style:style style:name="T21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1" style:parent-style-name="DefaultParagraphFont" style:family="text">
      <style:text-properties style:font-name-asian="Times New Roman" style:font-name-complex="Times New Roman" fo:color="#000000" fo:font-size="8.5pt" style:font-size-asian="8.5pt" style:font-size-complex="8.5pt"/>
    </style:style>
    <style:style style:name="T21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53" style:parent-style-name="DefaultParagraphFont" style:family="text">
      <style:text-properties style:font-name-asian="Times New Roman" style:font-name-complex="Times New Roman" fo:color="#000000" fo:font-size="8.5pt" style:font-size-asian="8.5pt" style:font-size-complex="8.5pt"/>
    </style:style>
    <style:style style:name="T21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5" style:parent-style-name="DefaultParagraphFont" style:family="text">
      <style:text-properties style:font-name-asian="Times New Roman" style:font-name-complex="Times New Roman" fo:color="#000000" fo:font-size="8.5pt" style:font-size-asian="8.5pt" style:font-size-complex="8.5pt"/>
    </style:style>
    <style:style style:name="T21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7" style:parent-style-name="DefaultParagraphFont" style:family="text">
      <style:text-properties style:font-name-asian="Times New Roman" style:font-name-complex="Times New Roman" fo:color="#000000" fo:font-size="8.5pt" style:font-size-asian="8.5pt" style:font-size-complex="8.5pt"/>
    </style:style>
    <style:style style:name="T21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9" style:parent-style-name="DefaultParagraphFont" style:family="text">
      <style:text-properties style:font-name-asian="Times New Roman" style:font-name-complex="Times New Roman" fo:color="#000000" fo:font-size="8.5pt" style:font-size-asian="8.5pt" style:font-size-complex="8.5pt"/>
    </style:style>
    <style:style style:name="T21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1" style:parent-style-name="DefaultParagraphFont" style:family="text">
      <style:text-properties style:font-name-asian="Times New Roman" style:font-name-complex="Times New Roman" fo:color="#000000" fo:font-size="8.5pt" style:font-size-asian="8.5pt" style:font-size-complex="8.5pt"/>
    </style:style>
    <style:style style:name="T21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3" style:parent-style-name="DefaultParagraphFont" style:family="text">
      <style:text-properties style:font-name-asian="Times New Roman" style:font-name-complex="Times New Roman" fo:color="#000000" fo:font-size="8.5pt" style:font-size-asian="8.5pt" style:font-size-complex="8.5pt"/>
    </style:style>
    <style:style style:name="T21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5" style:parent-style-name="DefaultParagraphFont" style:family="text">
      <style:text-properties style:font-name-asian="Times New Roman" style:font-name-complex="Times New Roman" fo:color="#000000" fo:font-size="8.5pt" style:font-size-asian="8.5pt" style:font-size-complex="8.5pt"/>
    </style:style>
    <style:style style:name="P216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167" style:parent-style-name="Standard" style:family="paragraph">
      <style:paragraph-properties style:text-autospace="none" fo:margin-top="0.0208in" fo:margin-right="0.0312in"/>
    </style:style>
    <style:style style:name="T21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9" style:parent-style-name="DefaultParagraphFont" style:family="text">
      <style:text-properties style:font-name-asian="Times New Roman" style:font-name-complex="Times New Roman" fo:color="#000000" fo:font-size="8.5pt" style:font-size-asian="8.5pt" style:font-size-complex="8.5pt"/>
    </style:style>
    <style:style style:name="T21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1" style:parent-style-name="DefaultParagraphFont" style:family="text">
      <style:text-properties style:font-name-asian="Times New Roman" style:font-name-complex="Times New Roman" fo:color="#000000" fo:font-size="8.5pt" style:font-size-asian="8.5pt" style:font-size-complex="8.5pt"/>
    </style:style>
    <style:style style:name="T21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3" style:parent-style-name="DefaultParagraphFont" style:family="text">
      <style:text-properties style:font-name-asian="Times New Roman" style:font-name-complex="Times New Roman" fo:color="#000000" fo:font-size="8.5pt" style:font-size-asian="8.5pt" style:font-size-complex="8.5pt"/>
    </style:style>
    <style:style style:name="T21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75" style:parent-style-name="DefaultParagraphFont" style:family="text">
      <style:text-properties style:font-name-asian="Times New Roman" style:font-name-complex="Times New Roman" fo:color="#000000" fo:font-size="8.5pt" style:font-size-asian="8.5pt" style:font-size-complex="8.5pt"/>
    </style:style>
    <style:style style:name="T21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7" style:parent-style-name="DefaultParagraphFont" style:family="text">
      <style:text-properties style:font-name-asian="Times New Roman" style:font-name-complex="Times New Roman" fo:color="#000000" fo:font-size="8.5pt" style:font-size-asian="8.5pt" style:font-size-complex="8.5pt"/>
    </style:style>
    <style:style style:name="T21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9" style:parent-style-name="DefaultParagraphFont" style:family="text">
      <style:text-properties style:font-name-asian="Times New Roman" style:font-name-complex="Times New Roman" fo:color="#000000" fo:font-size="8.5pt" style:font-size-asian="8.5pt" style:font-size-complex="8.5pt"/>
    </style:style>
    <style:style style:name="T21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1" style:parent-style-name="DefaultParagraphFont" style:family="text">
      <style:text-properties style:font-name-asian="Times New Roman" style:font-name-complex="Times New Roman" fo:color="#000000" fo:font-size="8.5pt" style:font-size-asian="8.5pt" style:font-size-complex="8.5pt"/>
    </style:style>
    <style:style style:name="T21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83" style:parent-style-name="DefaultParagraphFont" style:family="text">
      <style:text-properties style:font-name-asian="Times New Roman" style:font-name-complex="Times New Roman" fo:color="#000000" fo:font-size="8.5pt" style:font-size-asian="8.5pt" style:font-size-complex="8.5pt"/>
    </style:style>
    <style:style style:name="T2184" style:parent-style-name="DefaultParagraphFont" style:family="text">
      <style:text-properties style:font-name-asian="Times New Roman" style:font-name-complex="Times New Roman" fo:color="#000000" fo:font-size="8.5pt" style:font-size-asian="8.5pt" style:font-size-complex="8.5pt"/>
    </style:style>
    <style:style style:name="T21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6" style:parent-style-name="DefaultParagraphFont" style:family="text">
      <style:text-properties style:font-name-asian="Times New Roman" style:font-name-complex="Times New Roman" fo:color="#000000" fo:font-size="8.5pt" style:font-size-asian="8.5pt" style:font-size-complex="8.5pt"/>
    </style:style>
    <style:style style:name="T21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8" style:parent-style-name="DefaultParagraphFont" style:family="text">
      <style:text-properties style:font-name-asian="Times New Roman" style:font-name-complex="Times New Roman" fo:color="#000000" fo:font-size="8.5pt" style:font-size-asian="8.5pt" style:font-size-complex="8.5pt"/>
    </style:style>
    <style:style style:name="T21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0" style:parent-style-name="DefaultParagraphFont" style:family="text">
      <style:text-properties style:font-name-asian="Times New Roman" style:font-name-complex="Times New Roman" fo:color="#000000" fo:font-size="8.5pt" style:font-size-asian="8.5pt" style:font-size-complex="8.5pt"/>
    </style:style>
    <style:style style:name="T21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2" style:parent-style-name="DefaultParagraphFont" style:family="text">
      <style:text-properties style:font-name-asian="Times New Roman" style:font-name-complex="Times New Roman" fo:color="#000000" fo:font-size="8.5pt" style:font-size-asian="8.5pt" style:font-size-complex="8.5pt"/>
    </style:style>
    <style:style style:name="T21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4" style:parent-style-name="DefaultParagraphFont" style:family="text">
      <style:text-properties style:font-name-asian="Times New Roman" style:font-name-complex="Times New Roman" fo:color="#000000" fo:font-size="8.5pt" style:font-size-asian="8.5pt" style:font-size-complex="8.5pt"/>
    </style:style>
    <style:style style:name="T21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6" style:parent-style-name="DefaultParagraphFont" style:family="text">
      <style:text-properties style:font-name-asian="Times New Roman" style:font-name-complex="Times New Roman" fo:color="#000000" fo:font-size="8.5pt" style:font-size-asian="8.5pt" style:font-size-complex="8.5pt"/>
    </style:style>
    <style:style style:name="T21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8" style:parent-style-name="DefaultParagraphFont" style:family="text">
      <style:text-properties style:font-name-asian="Times New Roman" style:font-name-complex="Times New Roman" fo:color="#000000" fo:font-size="8.5pt" style:font-size-asian="8.5pt" style:font-size-complex="8.5pt"/>
    </style:style>
    <style:style style:name="T21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00" style:parent-style-name="DefaultParagraphFont" style:family="text">
      <style:text-properties style:font-name-asian="Times New Roman" style:font-name-complex="Times New Roman" fo:color="#000000" fo:font-size="8.5pt" style:font-size-asian="8.5pt" style:font-size-complex="8.5pt"/>
    </style:style>
    <style:style style:name="T22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2" style:parent-style-name="DefaultParagraphFont" style:family="text">
      <style:text-properties style:font-name-asian="Times New Roman" style:font-name-complex="Times New Roman" fo:color="#000000" fo:font-size="8.5pt" style:font-size-asian="8.5pt" style:font-size-complex="8.5pt"/>
    </style:style>
    <style:style style:name="T22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4" style:parent-style-name="DefaultParagraphFont" style:family="text">
      <style:text-properties style:font-name-asian="Times New Roman" style:font-name-complex="Times New Roman" fo:color="#000000" fo:font-size="8.5pt" style:font-size-asian="8.5pt" style:font-size-complex="8.5pt"/>
    </style:style>
    <style:style style:name="T22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6" style:parent-style-name="DefaultParagraphFont" style:family="text">
      <style:text-properties style:font-name-asian="Times New Roman" style:font-name-complex="Times New Roman" fo:color="#000000" fo:font-size="8.5pt" style:font-size-asian="8.5pt" style:font-size-complex="8.5pt"/>
    </style:style>
    <style:style style:name="T22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8" style:parent-style-name="DefaultParagraphFont" style:family="text">
      <style:text-properties style:font-name-asian="Times New Roman" style:font-name-complex="Times New Roman" fo:color="#000000" fo:font-size="8.5pt" style:font-size-asian="8.5pt" style:font-size-complex="8.5pt"/>
    </style:style>
    <style:style style:name="T22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0" style:parent-style-name="DefaultParagraphFont" style:family="text">
      <style:text-properties style:font-name-asian="Times New Roman" style:font-name-complex="Times New Roman" fo:color="#000000" fo:font-size="8.5pt" style:font-size-asian="8.5pt" style:font-size-complex="8.5pt"/>
    </style:style>
    <style:style style:name="T221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12" style:parent-style-name="DefaultParagraphFont" style:family="text">
      <style:text-properties style:font-name-asian="Times New Roman" style:font-name-complex="Times New Roman" fo:color="#000000" fo:font-size="8.5pt" style:font-size-asian="8.5pt" style:font-size-complex="8.5pt"/>
    </style:style>
    <style:style style:name="P221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214" style:parent-style-name="Standard" style:family="paragraph">
      <style:paragraph-properties style:text-autospace="none" fo:margin-top="0.0208in" fo:margin-right="0.0312in"/>
    </style:style>
    <style:style style:name="T22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6" style:parent-style-name="DefaultParagraphFont" style:family="text">
      <style:text-properties style:font-name-asian="Times New Roman" style:font-name-complex="Times New Roman" fo:color="#000000" fo:font-size="8.5pt" style:font-size-asian="8.5pt" style:font-size-complex="8.5pt"/>
    </style:style>
    <style:style style:name="T22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8" style:parent-style-name="DefaultParagraphFont" style:family="text">
      <style:text-properties style:font-name-asian="Times New Roman" style:font-name-complex="Times New Roman" fo:color="#000000" fo:font-size="8.5pt" style:font-size-asian="8.5pt" style:font-size-complex="8.5pt"/>
    </style:style>
    <style:style style:name="T22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0" style:parent-style-name="DefaultParagraphFont" style:family="text">
      <style:text-properties style:font-name-asian="Times New Roman" style:font-name-complex="Times New Roman" fo:color="#000000" fo:font-size="8.5pt" style:font-size-asian="8.5pt" style:font-size-complex="8.5pt"/>
    </style:style>
    <style:style style:name="T22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2" style:parent-style-name="DefaultParagraphFont" style:family="text">
      <style:text-properties style:font-name-asian="Times New Roman" style:font-name-complex="Times New Roman" fo:color="#000000" fo:font-size="8.5pt" style:font-size-asian="8.5pt" style:font-size-complex="8.5pt"/>
    </style:style>
    <style:style style:name="T222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24" style:parent-style-name="DefaultParagraphFont" style:family="text">
      <style:text-properties style:font-name-asian="Times New Roman" style:font-name-complex="Times New Roman" fo:color="#000000" fo:font-size="8.5pt" style:font-size-asian="8.5pt" style:font-size-complex="8.5pt"/>
    </style:style>
    <style:style style:name="T22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6" style:parent-style-name="DefaultParagraphFont" style:family="text">
      <style:text-properties style:font-name-asian="Times New Roman" style:font-name-complex="Times New Roman" fo:color="#000000" fo:font-size="8.5pt" style:font-size-asian="8.5pt" style:font-size-complex="8.5pt"/>
    </style:style>
    <style:style style:name="T222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28" style:parent-style-name="DefaultParagraphFont" style:family="text">
      <style:text-properties style:font-name-asian="Times New Roman" style:font-name-complex="Times New Roman" fo:color="#000000" fo:font-size="8.5pt" style:font-size-asian="8.5pt" style:font-size-complex="8.5pt"/>
    </style:style>
    <style:style style:name="T22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0" style:parent-style-name="DefaultParagraphFont" style:family="text">
      <style:text-properties style:font-name-asian="Times New Roman" style:font-name-complex="Times New Roman" fo:color="#000000" fo:font-size="8.5pt" style:font-size-asian="8.5pt" style:font-size-complex="8.5pt"/>
    </style:style>
    <style:style style:name="T2231" style:parent-style-name="DefaultParagraphFont" style:family="text">
      <style:text-properties style:font-name-asian="Times New Roman" style:font-name-complex="Times New Roman" fo:color="#000000" fo:font-size="8.5pt" style:font-size-asian="8.5pt" style:font-size-complex="8.5pt"/>
    </style:style>
    <style:style style:name="T22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3" style:parent-style-name="DefaultParagraphFont" style:family="text">
      <style:text-properties style:font-name-asian="Times New Roman" style:font-name-complex="Times New Roman" fo:color="#000000" fo:font-size="8.5pt" style:font-size-asian="8.5pt" style:font-size-complex="8.5pt"/>
    </style:style>
    <style:style style:name="T22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5" style:parent-style-name="DefaultParagraphFont" style:family="text">
      <style:text-properties style:font-name-asian="Times New Roman" style:font-name-complex="Times New Roman" fo:color="#000000" fo:font-size="8.5pt" style:font-size-asian="8.5pt" style:font-size-complex="8.5pt"/>
    </style:style>
    <style:style style:name="T22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7" style:parent-style-name="DefaultParagraphFont" style:family="text">
      <style:text-properties style:font-name-asian="Times New Roman" style:font-name-complex="Times New Roman" fo:color="#000000" fo:font-size="8.5pt" style:font-size-asian="8.5pt" style:font-size-complex="8.5pt"/>
    </style:style>
    <style:style style:name="T22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9" style:parent-style-name="DefaultParagraphFont" style:family="text">
      <style:text-properties style:font-name-asian="Times New Roman" style:font-name-complex="Times New Roman" fo:color="#000000" fo:font-size="8.5pt" style:font-size-asian="8.5pt" style:font-size-complex="8.5pt"/>
    </style:style>
    <style:style style:name="T22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42" style:parent-style-name="DefaultParagraphFont" style:family="text">
      <style:text-properties style:font-name-asian="Times New Roman" style:font-name-complex="Times New Roman" fo:color="#000000" fo:font-size="8.5pt" style:font-size-asian="8.5pt" style:font-size-complex="8.5pt"/>
    </style:style>
    <style:style style:name="T22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4" style:parent-style-name="DefaultParagraphFont" style:family="text">
      <style:text-properties style:font-name-asian="Times New Roman" style:font-name-complex="Times New Roman" fo:color="#000000" fo:font-size="8.5pt" style:font-size-asian="8.5pt" style:font-size-complex="8.5pt"/>
    </style:style>
    <style:style style:name="T22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6" style:parent-style-name="DefaultParagraphFont" style:family="text">
      <style:text-properties style:font-name-asian="Times New Roman" style:font-name-complex="Times New Roman" fo:color="#000000" fo:font-size="8.5pt" style:font-size-asian="8.5pt" style:font-size-complex="8.5pt"/>
    </style:style>
    <style:style style:name="T22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8" style:parent-style-name="DefaultParagraphFont" style:family="text">
      <style:text-properties style:font-name-asian="Times New Roman" style:font-name-complex="Times New Roman" fo:color="#000000" fo:font-size="8.5pt" style:font-size-asian="8.5pt" style:font-size-complex="8.5pt"/>
    </style:style>
    <style:style style:name="T22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0" style:parent-style-name="DefaultParagraphFont" style:family="text">
      <style:text-properties style:font-name-asian="Times New Roman" style:font-name-complex="Times New Roman" fo:color="#000000" fo:font-size="8.5pt" style:font-size-asian="8.5pt" style:font-size-complex="8.5pt"/>
    </style:style>
    <style:style style:name="T22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2" style:parent-style-name="DefaultParagraphFont" style:family="text">
      <style:text-properties style:font-name-asian="Times New Roman" style:font-name-complex="Times New Roman" fo:color="#000000" fo:font-size="8.5pt" style:font-size-asian="8.5pt" style:font-size-complex="8.5pt"/>
    </style:style>
    <style:style style:name="T22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4" style:parent-style-name="DefaultParagraphFont" style:family="text">
      <style:text-properties style:font-name-asian="Times New Roman" style:font-name-complex="Times New Roman" fo:color="#000000" fo:font-size="8.5pt" style:font-size-asian="8.5pt" style:font-size-complex="8.5pt"/>
    </style:style>
    <style:style style:name="T225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56" style:parent-style-name="DefaultParagraphFont" style:family="text">
      <style:text-properties style:font-name-asian="Times New Roman" style:font-name-complex="Times New Roman" fo:color="#000000" fo:font-size="8.5pt" style:font-size-asian="8.5pt" style:font-size-complex="8.5pt"/>
    </style:style>
    <style:style style:name="T225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58" style:parent-style-name="DefaultParagraphFont" style:family="text">
      <style:text-properties style:font-name-asian="Times New Roman" style:font-name-complex="Times New Roman" fo:color="#000000" fo:font-size="8.5pt" style:font-size-asian="8.5pt" style:font-size-complex="8.5pt"/>
    </style:style>
    <style:style style:name="T225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60" style:parent-style-name="DefaultParagraphFont" style:family="text">
      <style:text-properties style:font-name-asian="Times New Roman" style:font-name-complex="Times New Roman" fo:color="#000000" fo:font-size="8.5pt" style:font-size-asian="8.5pt" style:font-size-complex="8.5pt"/>
    </style:style>
    <style:style style:name="T22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2" style:parent-style-name="DefaultParagraphFont" style:family="text">
      <style:text-properties style:font-name-asian="Times New Roman" style:font-name-complex="Times New Roman" fo:color="#000000" fo:font-size="8.5pt" style:font-size-asian="8.5pt" style:font-size-complex="8.5pt"/>
    </style:style>
    <style:style style:name="T22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4" style:parent-style-name="DefaultParagraphFont" style:family="text">
      <style:text-properties style:font-name-asian="Times New Roman" style:font-name-complex="Times New Roman" fo:color="#000000" fo:font-size="8.5pt" style:font-size-asian="8.5pt" style:font-size-complex="8.5pt"/>
    </style:style>
    <style:style style:name="T22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6" style:parent-style-name="DefaultParagraphFont" style:family="text">
      <style:text-properties style:font-name-asian="Times New Roman" style:font-name-complex="Times New Roman" fo:color="#000000" fo:font-size="8.5pt" style:font-size-asian="8.5pt" style:font-size-complex="8.5pt"/>
    </style:style>
    <style:style style:name="T22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8" style:parent-style-name="DefaultParagraphFont" style:family="text">
      <style:text-properties style:font-name-asian="Times New Roman" style:font-name-complex="Times New Roman" fo:color="#000000" fo:font-size="8.5pt" style:font-size-asian="8.5pt" style:font-size-complex="8.5pt"/>
    </style:style>
    <style:style style:name="T226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70" style:parent-style-name="DefaultParagraphFont" style:family="text">
      <style:text-properties style:font-name-asian="Times New Roman" style:font-name-complex="Times New Roman" fo:color="#000000" fo:font-size="8.5pt" style:font-size-asian="8.5pt" style:font-size-complex="8.5pt"/>
    </style:style>
    <style:style style:name="T22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2" style:parent-style-name="DefaultParagraphFont" style:family="text">
      <style:text-properties style:font-name-asian="Times New Roman" style:font-name-complex="Times New Roman" fo:color="#000000" fo:font-size="8.5pt" style:font-size-asian="8.5pt" style:font-size-complex="8.5pt"/>
    </style:style>
    <style:style style:name="T22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4" style:parent-style-name="DefaultParagraphFont" style:family="text">
      <style:text-properties style:font-name-asian="Times New Roman" style:font-name-complex="Times New Roman" fo:color="#000000" fo:font-size="8.5pt" style:font-size-asian="8.5pt" style:font-size-complex="8.5pt"/>
    </style:style>
    <style:style style:name="T2275" style:parent-style-name="DefaultParagraphFont" style:family="text">
      <style:text-properties style:font-name-asian="Times New Roman" style:font-name-complex="Times New Roman" fo:color="#000000" fo:font-size="8.5pt" style:font-size-asian="8.5pt" style:font-size-complex="8.5pt"/>
    </style:style>
    <style:style style:name="T22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7" style:parent-style-name="DefaultParagraphFont" style:family="text">
      <style:text-properties style:font-name-asian="Times New Roman" style:font-name-complex="Times New Roman" fo:color="#000000" fo:font-size="8.5pt" style:font-size-asian="8.5pt" style:font-size-complex="8.5pt"/>
    </style:style>
    <style:style style:name="T22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79" style:parent-style-name="DefaultParagraphFont" style:family="text">
      <style:text-properties style:font-name-asian="Times New Roman" style:font-name-complex="Times New Roman" fo:color="#000000" fo:font-size="8.5pt" style:font-size-asian="8.5pt" style:font-size-complex="8.5pt"/>
    </style:style>
    <style:style style:name="T22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81" style:parent-style-name="DefaultParagraphFont" style:family="text">
      <style:text-properties style:font-name-asian="Times New Roman" style:font-name-complex="Times New Roman" fo:color="#000000" fo:font-size="8.5pt" style:font-size-asian="8.5pt" style:font-size-complex="8.5pt"/>
    </style:style>
    <style:style style:name="T22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3" style:parent-style-name="DefaultParagraphFont" style:family="text">
      <style:text-properties style:font-name-asian="Times New Roman" style:font-name-complex="Times New Roman" fo:color="#000000" fo:font-size="8.5pt" style:font-size-asian="8.5pt" style:font-size-complex="8.5pt"/>
    </style:style>
    <style:style style:name="T22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5" style:parent-style-name="DefaultParagraphFont" style:family="text">
      <style:text-properties style:font-name-asian="Times New Roman" style:font-name-complex="Times New Roman" fo:color="#000000" fo:font-size="8.5pt" style:font-size-asian="8.5pt" style:font-size-complex="8.5pt"/>
    </style:style>
    <style:style style:name="T22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7" style:parent-style-name="DefaultParagraphFont" style:family="text">
      <style:text-properties style:font-name-asian="Times New Roman" style:font-name-complex="Times New Roman" fo:color="#000000" fo:font-size="8.5pt" style:font-size-asian="8.5pt" style:font-size-complex="8.5pt"/>
    </style:style>
    <style:style style:name="T228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89" style:parent-style-name="DefaultParagraphFont" style:family="text">
      <style:text-properties style:font-name-asian="Times New Roman" style:font-name-complex="Times New Roman" fo:color="#000000" fo:font-size="8.5pt" style:font-size-asian="8.5pt" style:font-size-complex="8.5pt"/>
    </style:style>
    <style:style style:name="T22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1" style:parent-style-name="DefaultParagraphFont" style:family="text">
      <style:text-properties style:font-name-asian="Times New Roman" style:font-name-complex="Times New Roman" fo:color="#000000" fo:font-size="8.5pt" style:font-size-asian="8.5pt" style:font-size-complex="8.5pt"/>
    </style:style>
    <style:style style:name="T22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3" style:parent-style-name="DefaultParagraphFont" style:family="text">
      <style:text-properties style:font-name-asian="Times New Roman" style:font-name-complex="Times New Roman" fo:color="#000000" fo:font-size="8.5pt" style:font-size-asian="8.5pt" style:font-size-complex="8.5pt"/>
    </style:style>
    <style:style style:name="T229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95" style:parent-style-name="DefaultParagraphFont" style:family="text">
      <style:text-properties style:font-name-asian="Times New Roman" style:font-name-complex="Times New Roman" fo:color="#000000" fo:font-size="8.5pt" style:font-size-asian="8.5pt" style:font-size-complex="8.5pt"/>
    </style:style>
    <style:style style:name="T22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7" style:parent-style-name="DefaultParagraphFont" style:family="text">
      <style:text-properties style:font-name-asian="Times New Roman" style:font-name-complex="Times New Roman" fo:color="#000000" fo:font-size="8.5pt" style:font-size-asian="8.5pt" style:font-size-complex="8.5pt"/>
    </style:style>
    <style:style style:name="T22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9" style:parent-style-name="DefaultParagraphFont" style:family="text">
      <style:text-properties style:font-name-asian="Times New Roman" style:font-name-complex="Times New Roman" fo:color="#000000" fo:font-size="8.5pt" style:font-size-asian="8.5pt" style:font-size-complex="8.5pt"/>
    </style:style>
    <style:style style:name="T230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01" style:parent-style-name="DefaultParagraphFont" style:family="text">
      <style:text-properties style:font-name-asian="Times New Roman" style:font-name-complex="Times New Roman" fo:color="#000000" fo:font-size="8.5pt" style:font-size-asian="8.5pt" style:font-size-complex="8.5pt"/>
    </style:style>
    <style:style style:name="T23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3" style:parent-style-name="DefaultParagraphFont" style:family="text">
      <style:text-properties style:font-name-asian="Times New Roman" style:font-name-complex="Times New Roman" fo:color="#000000" fo:font-size="8.5pt" style:font-size-asian="8.5pt" style:font-size-complex="8.5pt"/>
    </style:style>
    <style:style style:name="T23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5" style:parent-style-name="DefaultParagraphFont" style:family="text">
      <style:text-properties style:font-name-asian="Times New Roman" style:font-name-complex="Times New Roman" fo:color="#000000" fo:font-size="8.5pt" style:font-size-asian="8.5pt" style:font-size-complex="8.5pt"/>
    </style:style>
    <style:style style:name="T23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7" style:parent-style-name="DefaultParagraphFont" style:family="text">
      <style:text-properties style:font-name-asian="Times New Roman" style:font-name-complex="Times New Roman" fo:color="#000000" fo:font-size="8.5pt" style:font-size-asian="8.5pt" style:font-size-complex="8.5pt"/>
    </style:style>
    <style:style style:name="P2308"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309" style:parent-style-name="Standard" style:family="paragraph">
      <style:paragraph-properties style:text-autospace="none" fo:margin-top="0.0208in" fo:margin-right="0.0312in"/>
    </style:style>
    <style:style style:name="T23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1" style:parent-style-name="DefaultParagraphFont" style:family="text">
      <style:text-properties style:font-name-asian="Times New Roman" style:font-name-complex="Times New Roman" fo:color="#000000" fo:font-size="8.5pt" style:font-size-asian="8.5pt" style:font-size-complex="8.5pt"/>
    </style:style>
    <style:style style:name="T23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3" style:parent-style-name="DefaultParagraphFont" style:family="text">
      <style:text-properties style:font-name-asian="Times New Roman" style:font-name-complex="Times New Roman" fo:color="#000000" fo:font-size="8.5pt" style:font-size-asian="8.5pt" style:font-size-complex="8.5pt"/>
    </style:style>
    <style:style style:name="T23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5" style:parent-style-name="DefaultParagraphFont" style:family="text">
      <style:text-properties style:font-name-asian="Times New Roman" style:font-name-complex="Times New Roman" fo:color="#000000" fo:font-size="8.5pt" style:font-size-asian="8.5pt" style:font-size-complex="8.5pt"/>
    </style:style>
    <style:style style:name="T23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7" style:parent-style-name="DefaultParagraphFont" style:family="text">
      <style:text-properties style:font-name-asian="Times New Roman" style:font-name-complex="Times New Roman" fo:color="#000000" fo:font-size="8.5pt" style:font-size-asian="8.5pt" style:font-size-complex="8.5pt"/>
    </style:style>
    <style:style style:name="T23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9" style:parent-style-name="DefaultParagraphFont" style:family="text">
      <style:text-properties style:font-name-asian="Times New Roman" style:font-name-complex="Times New Roman" fo:color="#000000" fo:font-size="8.5pt" style:font-size-asian="8.5pt" style:font-size-complex="8.5pt"/>
    </style:style>
    <style:style style:name="T23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21" style:parent-style-name="DefaultParagraphFont" style:family="text">
      <style:text-properties style:font-name-asian="Times New Roman" style:font-name-complex="Times New Roman" fo:color="#000000" fo:font-size="8.5pt" style:font-size-asian="8.5pt" style:font-size-complex="8.5pt"/>
    </style:style>
    <style:style style:name="T23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3" style:parent-style-name="DefaultParagraphFont" style:family="text">
      <style:text-properties style:font-name-asian="Times New Roman" style:font-name-complex="Times New Roman" fo:color="#000000" fo:font-size="8.5pt" style:font-size-asian="8.5pt" style:font-size-complex="8.5pt"/>
    </style:style>
    <style:style style:name="T2324" style:parent-style-name="DefaultParagraphFont" style:family="text">
      <style:text-properties style:font-name-asian="Times New Roman" style:font-name-complex="Times New Roman" fo:color="#000000" fo:font-size="8.5pt" style:font-size-asian="8.5pt" style:font-size-complex="8.5pt"/>
    </style:style>
    <style:style style:name="T23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6" style:parent-style-name="DefaultParagraphFont" style:family="text">
      <style:text-properties style:font-name-asian="Times New Roman" style:font-name-complex="Times New Roman" fo:color="#000000" fo:font-size="8.5pt" style:font-size-asian="8.5pt" style:font-size-complex="8.5pt"/>
    </style:style>
    <style:style style:name="T232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28" style:parent-style-name="DefaultParagraphFont" style:family="text">
      <style:text-properties style:font-name-asian="Times New Roman" style:font-name-complex="Times New Roman" fo:color="#000000" fo:font-size="8.5pt" style:font-size-asian="8.5pt" style:font-size-complex="8.5pt"/>
    </style:style>
    <style:style style:name="T23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0" style:parent-style-name="DefaultParagraphFont" style:family="text">
      <style:text-properties style:font-name-asian="Times New Roman" style:font-name-complex="Times New Roman" fo:color="#000000" fo:font-size="8.5pt" style:font-size-asian="8.5pt" style:font-size-complex="8.5pt"/>
    </style:style>
    <style:style style:name="T23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2" style:parent-style-name="DefaultParagraphFont" style:family="text">
      <style:text-properties style:font-name-asian="Times New Roman" style:font-name-complex="Times New Roman" fo:color="#000000" fo:font-size="8.5pt" style:font-size-asian="8.5pt" style:font-size-complex="8.5pt"/>
    </style:style>
    <style:style style:name="T23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34" style:parent-style-name="DefaultParagraphFont" style:family="text">
      <style:text-properties style:font-name-asian="Times New Roman" style:font-name-complex="Times New Roman" fo:color="#000000" fo:font-size="8.5pt" style:font-size-asian="8.5pt" style:font-size-complex="8.5pt"/>
    </style:style>
    <style:style style:name="T23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6" style:parent-style-name="DefaultParagraphFont" style:family="text">
      <style:text-properties style:font-name-asian="Times New Roman" style:font-name-complex="Times New Roman" fo:color="#000000" fo:font-size="8.5pt" style:font-size-asian="8.5pt" style:font-size-complex="8.5pt"/>
    </style:style>
    <style:style style:name="T23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8" style:parent-style-name="DefaultParagraphFont" style:family="text">
      <style:text-properties style:font-name-asian="Times New Roman" style:font-name-complex="Times New Roman" fo:color="#000000" fo:font-size="8.5pt" style:font-size-asian="8.5pt" style:font-size-complex="8.5pt"/>
    </style:style>
    <style:style style:name="T23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0" style:parent-style-name="DefaultParagraphFont" style:family="text">
      <style:text-properties style:font-name-asian="Times New Roman" style:font-name-complex="Times New Roman" fo:color="#000000" fo:font-size="8.5pt" style:font-size-asian="8.5pt" style:font-size-complex="8.5pt"/>
    </style:style>
    <style:style style:name="T23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2" style:parent-style-name="DefaultParagraphFont" style:family="text">
      <style:text-properties style:font-name-asian="Times New Roman" style:font-name-complex="Times New Roman" fo:color="#000000" fo:font-size="8.5pt" style:font-size-asian="8.5pt" style:font-size-complex="8.5pt"/>
    </style:style>
    <style:style style:name="T234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44" style:parent-style-name="DefaultParagraphFont" style:family="text">
      <style:text-properties style:font-name-asian="Times New Roman" style:font-name-complex="Times New Roman" fo:color="#000000" fo:font-size="8.5pt" style:font-size-asian="8.5pt" style:font-size-complex="8.5pt"/>
    </style:style>
    <style:style style:name="T23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6" style:parent-style-name="DefaultParagraphFont" style:family="text">
      <style:text-properties style:font-name-asian="Times New Roman" style:font-name-complex="Times New Roman" fo:color="#000000" fo:font-size="8.5pt" style:font-size-asian="8.5pt" style:font-size-complex="8.5pt"/>
    </style:style>
    <style:style style:name="T23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8" style:parent-style-name="DefaultParagraphFont" style:family="text">
      <style:text-properties style:font-name-asian="Times New Roman" style:font-name-complex="Times New Roman" fo:color="#000000" fo:font-size="8.5pt" style:font-size-asian="8.5pt" style:font-size-complex="8.5pt"/>
    </style:style>
    <style:style style:name="T23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0" style:parent-style-name="DefaultParagraphFont" style:family="text">
      <style:text-properties style:font-name-asian="Times New Roman" style:font-name-complex="Times New Roman" fo:color="#000000" fo:font-size="8.5pt" style:font-size-asian="8.5pt" style:font-size-complex="8.5pt"/>
    </style:style>
    <style:style style:name="T23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2" style:parent-style-name="DefaultParagraphFont" style:family="text">
      <style:text-properties style:font-name-asian="Times New Roman" style:font-name-complex="Times New Roman" fo:color="#000000" fo:font-size="8.5pt" style:font-size-asian="8.5pt" style:font-size-complex="8.5pt"/>
    </style:style>
    <style:style style:name="T23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4" style:parent-style-name="DefaultParagraphFont" style:family="text">
      <style:text-properties style:font-name-asian="Times New Roman" style:font-name-complex="Times New Roman" fo:color="#000000" fo:font-size="8.5pt" style:font-size-asian="8.5pt" style:font-size-complex="8.5pt"/>
    </style:style>
    <style:style style:name="T235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56" style:parent-style-name="DefaultParagraphFont" style:family="text">
      <style:text-properties style:font-name-asian="Times New Roman" style:font-name-complex="Times New Roman" fo:color="#000000" fo:font-size="8.5pt" style:font-size-asian="8.5pt" style:font-size-complex="8.5pt"/>
    </style:style>
    <style:style style:name="T23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8" style:parent-style-name="DefaultParagraphFont" style:family="text">
      <style:text-properties style:font-name-asian="Times New Roman" style:font-name-complex="Times New Roman" fo:color="#000000" fo:font-size="8.5pt" style:font-size-asian="8.5pt" style:font-size-complex="8.5pt"/>
    </style:style>
    <style:style style:name="T235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60" style:parent-style-name="DefaultParagraphFont" style:family="text">
      <style:text-properties style:font-name-asian="Times New Roman" style:font-name-complex="Times New Roman" fo:color="#000000" fo:font-size="8.5pt" style:font-size-asian="8.5pt" style:font-size-complex="8.5pt"/>
    </style:style>
    <style:style style:name="T23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2" style:parent-style-name="DefaultParagraphFont" style:family="text">
      <style:text-properties style:font-name-asian="Times New Roman" style:font-name-complex="Times New Roman" fo:color="#000000" fo:font-size="8.5pt" style:font-size-asian="8.5pt" style:font-size-complex="8.5pt"/>
    </style:style>
    <style:style style:name="T23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64" style:parent-style-name="DefaultParagraphFont" style:family="text">
      <style:text-properties style:font-name-asian="Times New Roman" style:font-name-complex="Times New Roman" fo:color="#000000" fo:font-size="8.5pt" style:font-size-asian="8.5pt" style:font-size-complex="8.5pt"/>
    </style:style>
    <style:style style:name="T23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6" style:parent-style-name="DefaultParagraphFont" style:family="text">
      <style:text-properties style:font-name-asian="Times New Roman" style:font-name-complex="Times New Roman" fo:color="#000000" fo:font-size="8.5pt" style:font-size-asian="8.5pt" style:font-size-complex="8.5pt"/>
    </style:style>
    <style:style style:name="T236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68" style:parent-style-name="DefaultParagraphFont" style:family="text">
      <style:text-properties style:font-name-asian="Times New Roman" style:font-name-complex="Times New Roman" fo:color="#000000" fo:font-size="8.5pt" style:font-size-asian="8.5pt" style:font-size-complex="8.5pt"/>
    </style:style>
    <style:style style:name="T23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0" style:parent-style-name="DefaultParagraphFont" style:family="text">
      <style:text-properties style:font-name-asian="Times New Roman" style:font-name-complex="Times New Roman" fo:color="#000000" fo:font-size="8.5pt" style:font-size-asian="8.5pt" style:font-size-complex="8.5pt"/>
    </style:style>
    <style:style style:name="T23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2" style:parent-style-name="DefaultParagraphFont" style:family="text">
      <style:text-properties style:font-name-asian="Times New Roman" style:font-name-complex="Times New Roman" fo:color="#000000" fo:font-size="8.5pt" style:font-size-asian="8.5pt" style:font-size-complex="8.5pt"/>
    </style:style>
    <style:style style:name="P2373"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374" style:parent-style-name="Standard" style:family="paragraph">
      <style:paragraph-properties style:text-autospace="none" fo:margin-top="0.0208in" fo:margin-right="0.0312in"/>
    </style:style>
    <style:style style:name="T23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6" style:parent-style-name="DefaultParagraphFont" style:family="text">
      <style:text-properties style:font-name-asian="Times New Roman" style:font-name-complex="Times New Roman" fo:color="#000000" fo:font-size="8.5pt" style:font-size-asian="8.5pt" style:font-size-complex="8.5pt"/>
    </style:style>
    <style:style style:name="T23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8" style:parent-style-name="DefaultParagraphFont" style:family="text">
      <style:text-properties style:font-name-asian="Times New Roman" style:font-name-complex="Times New Roman" fo:color="#000000" fo:font-size="8.5pt" style:font-size-asian="8.5pt" style:font-size-complex="8.5pt"/>
    </style:style>
    <style:style style:name="T23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0" style:parent-style-name="DefaultParagraphFont" style:family="text">
      <style:text-properties style:font-name-asian="Times New Roman" style:font-name-complex="Times New Roman" fo:color="#000000" fo:font-size="8.5pt" style:font-size-asian="8.5pt" style:font-size-complex="8.5pt"/>
    </style:style>
    <style:style style:name="T23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2" style:parent-style-name="DefaultParagraphFont" style:family="text">
      <style:text-properties style:font-name-asian="Times New Roman" style:font-name-complex="Times New Roman" fo:color="#000000" fo:font-size="8.5pt" style:font-size-asian="8.5pt" style:font-size-complex="8.5pt"/>
    </style:style>
    <style:style style:name="T238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84" style:parent-style-name="DefaultParagraphFont" style:family="text">
      <style:text-properties style:font-name-asian="Times New Roman" style:font-name-complex="Times New Roman" fo:color="#000000" fo:font-size="8.5pt" style:font-size-asian="8.5pt" style:font-size-complex="8.5pt"/>
    </style:style>
    <style:style style:name="T23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6" style:parent-style-name="DefaultParagraphFont" style:family="text">
      <style:text-properties style:font-name-asian="Times New Roman" style:font-name-complex="Times New Roman" fo:color="#000000" fo:font-size="8.5pt" style:font-size-asian="8.5pt" style:font-size-complex="8.5pt"/>
    </style:style>
    <style:style style:name="T23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8" style:parent-style-name="DefaultParagraphFont" style:family="text">
      <style:text-properties style:font-name-asian="Times New Roman" style:font-name-complex="Times New Roman" fo:color="#000000" fo:font-size="8.5pt" style:font-size-asian="8.5pt" style:font-size-complex="8.5pt"/>
    </style:style>
    <style:style style:name="T23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0" style:parent-style-name="DefaultParagraphFont" style:family="text">
      <style:text-properties style:font-name-asian="Times New Roman" style:font-name-complex="Times New Roman" fo:color="#000000" fo:font-size="8.5pt" style:font-size-asian="8.5pt" style:font-size-complex="8.5pt"/>
    </style:style>
    <style:style style:name="T23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2" style:parent-style-name="DefaultParagraphFont" style:family="text">
      <style:text-properties style:font-name-asian="Times New Roman" style:font-name-complex="Times New Roman" fo:color="#000000" fo:font-size="8.5pt" style:font-size-asian="8.5pt" style:font-size-complex="8.5pt"/>
    </style:style>
    <style:style style:name="T23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4" style:parent-style-name="DefaultParagraphFont" style:family="text">
      <style:text-properties style:font-name-asian="Times New Roman" style:font-name-complex="Times New Roman" fo:color="#000000" fo:font-size="8.5pt" style:font-size-asian="8.5pt" style:font-size-complex="8.5pt"/>
    </style:style>
    <style:style style:name="T23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6" style:parent-style-name="DefaultParagraphFont" style:family="text">
      <style:text-properties style:font-name-asian="Times New Roman" style:font-name-complex="Times New Roman" fo:color="#000000" fo:font-size="8.5pt" style:font-size-asian="8.5pt" style:font-size-complex="8.5pt"/>
    </style:style>
    <style:style style:name="T23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8" style:parent-style-name="DefaultParagraphFont" style:family="text">
      <style:text-properties style:font-name-asian="Times New Roman" style:font-name-complex="Times New Roman" fo:color="#000000" fo:font-size="8.5pt" style:font-size-asian="8.5pt" style:font-size-complex="8.5pt"/>
    </style:style>
    <style:style style:name="T23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0" style:parent-style-name="DefaultParagraphFont" style:family="text">
      <style:text-properties style:font-name-asian="Times New Roman" style:font-name-complex="Times New Roman" fo:color="#000000" fo:font-size="8.5pt" style:font-size-asian="8.5pt" style:font-size-complex="8.5pt"/>
    </style:style>
    <style:style style:name="T24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2" style:parent-style-name="DefaultParagraphFont" style:family="text">
      <style:text-properties style:font-name-asian="Times New Roman" style:font-name-complex="Times New Roman" fo:color="#000000" fo:font-size="8.5pt" style:font-size-asian="8.5pt" style:font-size-complex="8.5pt"/>
    </style:style>
    <style:style style:name="T24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4" style:parent-style-name="DefaultParagraphFont" style:family="text">
      <style:text-properties style:font-name-asian="Times New Roman" style:font-name-complex="Times New Roman" fo:color="#000000" fo:font-size="8.5pt" style:font-size-asian="8.5pt" style:font-size-complex="8.5pt"/>
    </style:style>
    <style:style style:name="T24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6" style:parent-style-name="DefaultParagraphFont" style:family="text">
      <style:text-properties style:font-name-asian="Times New Roman" style:font-name-complex="Times New Roman" fo:color="#000000" fo:font-size="8.5pt" style:font-size-asian="8.5pt" style:font-size-complex="8.5pt"/>
    </style:style>
    <style:style style:name="T24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8" style:parent-style-name="DefaultParagraphFont" style:family="text">
      <style:text-properties style:font-name-asian="Times New Roman" style:font-name-complex="Times New Roman" fo:color="#000000" fo:font-size="8.5pt" style:font-size-asian="8.5pt" style:font-size-complex="8.5pt"/>
    </style:style>
    <style:style style:name="T2409" style:parent-style-name="DefaultParagraphFont" style:family="text">
      <style:text-properties style:font-name-asian="Times New Roman" style:font-name-complex="Times New Roman" fo:color="#000000" fo:font-size="8.5pt" style:font-size-asian="8.5pt" style:font-size-complex="8.5pt"/>
    </style:style>
    <style:style style:name="T24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1" style:parent-style-name="DefaultParagraphFont" style:family="text">
      <style:text-properties style:font-name-asian="Times New Roman" style:font-name-complex="Times New Roman" fo:color="#000000" fo:font-size="8.5pt" style:font-size-asian="8.5pt" style:font-size-complex="8.5pt"/>
    </style:style>
    <style:style style:name="T24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3" style:parent-style-name="DefaultParagraphFont" style:family="text">
      <style:text-properties style:font-name-asian="Times New Roman" style:font-name-complex="Times New Roman" fo:color="#000000" fo:font-size="8.5pt" style:font-size-asian="8.5pt" style:font-size-complex="8.5pt"/>
    </style:style>
    <style:style style:name="T241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15" style:parent-style-name="DefaultParagraphFont" style:family="text">
      <style:text-properties style:font-name-asian="Times New Roman" style:font-name-complex="Times New Roman" fo:color="#000000" fo:font-size="8.5pt" style:font-size-asian="8.5pt" style:font-size-complex="8.5pt"/>
    </style:style>
    <style:style style:name="T241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17" style:parent-style-name="DefaultParagraphFont" style:family="text">
      <style:text-properties style:font-name-asian="Times New Roman" style:font-name-complex="Times New Roman" fo:color="#000000" fo:font-size="8.5pt" style:font-size-asian="8.5pt" style:font-size-complex="8.5pt"/>
    </style:style>
    <style:style style:name="T2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9" style:parent-style-name="DefaultParagraphFont" style:family="text">
      <style:text-properties style:font-name-asian="Times New Roman" style:font-name-complex="Times New Roman" fo:color="#000000" fo:font-size="8.5pt" style:font-size-asian="8.5pt" style:font-size-complex="8.5pt"/>
    </style:style>
    <style:style style:name="T24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21" style:parent-style-name="DefaultParagraphFont" style:family="text">
      <style:text-properties style:font-name-asian="Times New Roman" style:font-name-complex="Times New Roman" fo:color="#000000" fo:font-size="8.5pt" style:font-size-asian="8.5pt" style:font-size-complex="8.5pt"/>
    </style:style>
    <style:style style:name="T242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23" style:parent-style-name="DefaultParagraphFont" style:family="text">
      <style:text-properties style:font-name-asian="Times New Roman" style:font-name-complex="Times New Roman" fo:color="#000000" fo:font-size="8.5pt" style:font-size-asian="8.5pt" style:font-size-complex="8.5pt"/>
    </style:style>
    <style:style style:name="T24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5" style:parent-style-name="DefaultParagraphFont" style:family="text">
      <style:text-properties style:font-name-asian="Times New Roman" style:font-name-complex="Times New Roman" fo:color="#000000" fo:font-size="8.5pt" style:font-size-asian="8.5pt" style:font-size-complex="8.5pt"/>
    </style:style>
    <style:style style:name="T2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7" style:parent-style-name="DefaultParagraphFont" style:family="text">
      <style:text-properties style:font-name-asian="Times New Roman" style:font-name-complex="Times New Roman" fo:color="#000000" fo:font-size="8.5pt" style:font-size-asian="8.5pt" style:font-size-complex="8.5pt"/>
    </style:style>
    <style:style style:name="T24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29" style:parent-style-name="DefaultParagraphFont" style:family="text">
      <style:text-properties style:font-name-asian="Times New Roman" style:font-name-complex="Times New Roman" fo:color="#000000" fo:font-size="8.5pt" style:font-size-asian="8.5pt" style:font-size-complex="8.5pt"/>
    </style:style>
    <style:style style:name="T2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1" style:parent-style-name="DefaultParagraphFont" style:family="text">
      <style:text-properties style:font-name-asian="Times New Roman" style:font-name-complex="Times New Roman" fo:color="#000000" fo:font-size="8.5pt" style:font-size-asian="8.5pt" style:font-size-complex="8.5pt"/>
    </style:style>
    <style:style style:name="T24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3" style:parent-style-name="DefaultParagraphFont" style:family="text">
      <style:text-properties style:font-name-asian="Times New Roman" style:font-name-complex="Times New Roman" fo:color="#000000" fo:font-size="8.5pt" style:font-size-asian="8.5pt" style:font-size-complex="8.5pt"/>
    </style:style>
    <style:style style:name="T2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5" style:parent-style-name="DefaultParagraphFont" style:family="text">
      <style:text-properties style:font-name-asian="Times New Roman" style:font-name-complex="Times New Roman" fo:color="#000000" fo:font-size="8.5pt" style:font-size-asian="8.5pt" style:font-size-complex="8.5pt"/>
    </style:style>
    <style:style style:name="T24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7" style:parent-style-name="DefaultParagraphFont" style:family="text">
      <style:text-properties style:font-name-asian="Times New Roman" style:font-name-complex="Times New Roman" fo:color="#000000" fo:font-size="8.5pt" style:font-size-asian="8.5pt" style:font-size-complex="8.5pt"/>
    </style:style>
    <style:style style:name="T24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9" style:parent-style-name="DefaultParagraphFont" style:family="text">
      <style:text-properties style:font-name-asian="Times New Roman" style:font-name-complex="Times New Roman" fo:color="#000000" fo:font-size="8.5pt" style:font-size-asian="8.5pt" style:font-size-complex="8.5pt"/>
    </style:style>
    <style:style style:name="T24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1" style:parent-style-name="DefaultParagraphFont" style:family="text">
      <style:text-properties style:font-name-asian="Times New Roman" style:font-name-complex="Times New Roman" fo:color="#000000" fo:font-size="8.5pt" style:font-size-asian="8.5pt" style:font-size-complex="8.5pt"/>
    </style:style>
    <style:style style:name="T24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3" style:parent-style-name="DefaultParagraphFont" style:family="text">
      <style:text-properties style:font-name-asian="Times New Roman" style:font-name-complex="Times New Roman" fo:color="#000000" fo:font-size="8.5pt" style:font-size-asian="8.5pt" style:font-size-complex="8.5pt"/>
    </style:style>
    <style:style style:name="T24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5" style:parent-style-name="DefaultParagraphFont" style:family="text">
      <style:text-properties style:font-name-asian="Times New Roman" style:font-name-complex="Times New Roman" fo:color="#000000" fo:font-size="8.5pt" style:font-size-asian="8.5pt" style:font-size-complex="8.5pt"/>
    </style:style>
    <style:style style:name="T24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47" style:parent-style-name="DefaultParagraphFont" style:family="text">
      <style:text-properties style:font-name-asian="Times New Roman" style:font-name-complex="Times New Roman" fo:color="#000000" fo:font-size="8.5pt" style:font-size-asian="8.5pt" style:font-size-complex="8.5pt"/>
    </style:style>
    <style:style style:name="T24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9" style:parent-style-name="DefaultParagraphFont" style:family="text">
      <style:text-properties style:font-name-asian="Times New Roman" style:font-name-complex="Times New Roman" fo:color="#000000" fo:font-size="8.5pt" style:font-size-asian="8.5pt" style:font-size-complex="8.5pt"/>
    </style:style>
    <style:style style:name="T2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1" style:parent-style-name="DefaultParagraphFont" style:family="text">
      <style:text-properties style:font-name-asian="Times New Roman" style:font-name-complex="Times New Roman" fo:color="#000000" fo:font-size="8.5pt" style:font-size-asian="8.5pt" style:font-size-complex="8.5pt"/>
    </style:style>
    <style:style style:name="T24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3" style:parent-style-name="DefaultParagraphFont" style:family="text">
      <style:text-properties style:font-name-asian="Times New Roman" style:font-name-complex="Times New Roman" fo:color="#000000" fo:font-size="8.5pt" style:font-size-asian="8.5pt" style:font-size-complex="8.5pt"/>
    </style:style>
    <style:style style:name="T2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5" style:parent-style-name="DefaultParagraphFont" style:family="text">
      <style:text-properties style:font-name-asian="Times New Roman" style:font-name-complex="Times New Roman" fo:color="#000000" fo:font-size="8.5pt" style:font-size-asian="8.5pt" style:font-size-complex="8.5pt"/>
    </style:style>
    <style:style style:name="T24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7" style:parent-style-name="DefaultParagraphFont" style:family="text">
      <style:text-properties style:font-name-asian="Times New Roman" style:font-name-complex="Times New Roman" fo:color="#000000" fo:font-size="8.5pt" style:font-size-asian="8.5pt" style:font-size-complex="8.5pt"/>
    </style:style>
    <style:style style:name="T2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9" style:parent-style-name="DefaultParagraphFont" style:family="text">
      <style:text-properties style:font-name-asian="Times New Roman" style:font-name-complex="Times New Roman" fo:color="#000000" fo:font-size="8.5pt" style:font-size-asian="8.5pt" style:font-size-complex="8.5pt"/>
    </style:style>
    <style:style style:name="T2460" style:parent-style-name="DefaultParagraphFont" style:family="text">
      <style:text-properties style:font-name-asian="Times New Roman" style:font-name-complex="Times New Roman" fo:color="#000000" fo:font-size="8.5pt" style:font-size-asian="8.5pt" style:font-size-complex="8.5pt"/>
    </style:style>
    <style:style style:name="P2461"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462" style:parent-style-name="Standard" style:family="paragraph">
      <style:paragraph-properties style:text-autospace="none" fo:margin-top="0.0208in" fo:margin-right="0.0312in"/>
    </style:style>
    <style:style style:name="T24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4" style:parent-style-name="DefaultParagraphFont" style:family="text">
      <style:text-properties style:font-name-asian="Times New Roman" style:font-name-complex="Times New Roman" fo:color="#000000" fo:font-size="8.5pt" style:font-size-asian="8.5pt" style:font-size-complex="8.5pt"/>
    </style:style>
    <style:style style:name="T246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66" style:parent-style-name="DefaultParagraphFont" style:family="text">
      <style:text-properties style:font-name-asian="Times New Roman" style:font-name-complex="Times New Roman" fo:color="#000000" fo:font-size="8.5pt" style:font-size-asian="8.5pt" style:font-size-complex="8.5pt"/>
    </style:style>
    <style:style style:name="T24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8" style:parent-style-name="DefaultParagraphFont" style:family="text">
      <style:text-properties style:font-name-asian="Times New Roman" style:font-name-complex="Times New Roman" fo:color="#000000" fo:font-size="8.5pt" style:font-size-asian="8.5pt" style:font-size-complex="8.5pt"/>
    </style:style>
    <style:style style:name="T246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0" style:parent-style-name="DefaultParagraphFont" style:family="text">
      <style:text-properties style:font-name-asian="Times New Roman" style:font-name-complex="Times New Roman" fo:color="#000000" fo:font-size="8.5pt" style:font-size-asian="8.5pt" style:font-size-complex="8.5pt"/>
    </style:style>
    <style:style style:name="T24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72" style:parent-style-name="DefaultParagraphFont" style:family="text">
      <style:text-properties style:font-name-asian="Times New Roman" style:font-name-complex="Times New Roman" fo:color="#000000" fo:font-size="8.5pt" style:font-size-asian="8.5pt" style:font-size-complex="8.5pt"/>
    </style:style>
    <style:style style:name="T247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4" style:parent-style-name="DefaultParagraphFont" style:family="text">
      <style:text-properties style:font-name-asian="Times New Roman" style:font-name-complex="Times New Roman" fo:color="#000000" fo:font-size="8.5pt" style:font-size-asian="8.5pt" style:font-size-complex="8.5pt"/>
    </style:style>
    <style:style style:name="T24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76" style:parent-style-name="DefaultParagraphFont" style:family="text">
      <style:text-properties style:font-name-asian="Times New Roman" style:font-name-complex="Times New Roman" fo:color="#000000" fo:font-size="8.5pt" style:font-size-asian="8.5pt" style:font-size-complex="8.5pt"/>
    </style:style>
    <style:style style:name="T247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8" style:parent-style-name="DefaultParagraphFont" style:family="text">
      <style:text-properties style:font-name-asian="Times New Roman" style:font-name-complex="Times New Roman" fo:color="#000000" fo:font-size="8.5pt" style:font-size-asian="8.5pt" style:font-size-complex="8.5pt"/>
    </style:style>
    <style:style style:name="T24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0" style:parent-style-name="DefaultParagraphFont" style:family="text">
      <style:text-properties style:font-name-asian="Times New Roman" style:font-name-complex="Times New Roman" fo:color="#000000" fo:font-size="8.5pt" style:font-size-asian="8.5pt" style:font-size-complex="8.5pt"/>
    </style:style>
    <style:style style:name="T24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2" style:parent-style-name="DefaultParagraphFont" style:family="text">
      <style:text-properties style:font-name-asian="Times New Roman" style:font-name-complex="Times New Roman" fo:color="#000000" fo:font-size="8.5pt" style:font-size-asian="8.5pt" style:font-size-complex="8.5pt"/>
    </style:style>
    <style:style style:name="T24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4" style:parent-style-name="DefaultParagraphFont" style:family="text">
      <style:text-properties style:font-name-asian="Times New Roman" style:font-name-complex="Times New Roman" fo:color="#000000" fo:font-size="8.5pt" style:font-size-asian="8.5pt" style:font-size-complex="8.5pt"/>
    </style:style>
    <style:style style:name="T248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86" style:parent-style-name="DefaultParagraphFont" style:family="text">
      <style:text-properties style:font-name-asian="Times New Roman" style:font-name-complex="Times New Roman" fo:color="#000000" fo:font-size="8.5pt" style:font-size-asian="8.5pt" style:font-size-complex="8.5pt"/>
    </style:style>
    <style:style style:name="T24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8" style:parent-style-name="DefaultParagraphFont" style:family="text">
      <style:text-properties style:font-name-asian="Times New Roman" style:font-name-complex="Times New Roman" fo:color="#000000" fo:font-size="8.5pt" style:font-size-asian="8.5pt" style:font-size-complex="8.5pt"/>
    </style:style>
    <style:style style:name="T24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0" style:parent-style-name="DefaultParagraphFont" style:family="text">
      <style:text-properties style:font-name-asian="Times New Roman" style:font-name-complex="Times New Roman" fo:color="#000000" fo:font-size="8.5pt" style:font-size-asian="8.5pt" style:font-size-complex="8.5pt"/>
    </style:style>
    <style:style style:name="T24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2" style:parent-style-name="DefaultParagraphFont" style:family="text">
      <style:text-properties style:font-name-asian="Times New Roman" style:font-name-complex="Times New Roman" fo:color="#000000" fo:font-size="8.5pt" style:font-size-asian="8.5pt" style:font-size-complex="8.5pt"/>
    </style:style>
    <style:style style:name="T24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4" style:parent-style-name="DefaultParagraphFont" style:family="text">
      <style:text-properties style:font-name-asian="Times New Roman" style:font-name-complex="Times New Roman" fo:color="#000000" fo:font-size="8.5pt" style:font-size-asian="8.5pt" style:font-size-complex="8.5pt"/>
    </style:style>
    <style:style style:name="T24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6" style:parent-style-name="DefaultParagraphFont" style:family="text">
      <style:text-properties style:font-name-asian="Times New Roman" style:font-name-complex="Times New Roman" fo:color="#000000" fo:font-size="8.5pt" style:font-size-asian="8.5pt" style:font-size-complex="8.5pt"/>
    </style:style>
    <style:style style:name="T24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8" style:parent-style-name="DefaultParagraphFont" style:family="text">
      <style:text-properties style:font-name-asian="Times New Roman" style:font-name-complex="Times New Roman" fo:color="#000000" fo:font-size="8.5pt" style:font-size-asian="8.5pt" style:font-size-complex="8.5pt"/>
    </style:style>
    <style:style style:name="T24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0" style:parent-style-name="DefaultParagraphFont" style:family="text">
      <style:text-properties style:font-name-asian="Times New Roman" style:font-name-complex="Times New Roman" fo:color="#000000" fo:font-size="8.5pt" style:font-size-asian="8.5pt" style:font-size-complex="8.5pt"/>
    </style:style>
    <style:style style:name="T25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2" style:parent-style-name="DefaultParagraphFont" style:family="text">
      <style:text-properties style:font-name-asian="Times New Roman" style:font-name-complex="Times New Roman" fo:color="#000000" fo:font-size="8.5pt" style:font-size-asian="8.5pt" style:font-size-complex="8.5pt"/>
    </style:style>
    <style:style style:name="T25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4" style:parent-style-name="DefaultParagraphFont" style:family="text">
      <style:text-properties style:font-name-asian="Times New Roman" style:font-name-complex="Times New Roman" fo:color="#000000" fo:font-size="8.5pt" style:font-size-asian="8.5pt" style:font-size-complex="8.5pt"/>
    </style:style>
    <style:style style:name="T25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6" style:parent-style-name="DefaultParagraphFont" style:family="text">
      <style:text-properties style:font-name-asian="Times New Roman" style:font-name-complex="Times New Roman" fo:color="#000000" fo:font-size="8.5pt" style:font-size-asian="8.5pt" style:font-size-complex="8.5pt"/>
    </style:style>
    <style:style style:name="T25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8" style:parent-style-name="DefaultParagraphFont" style:family="text">
      <style:text-properties style:font-name-asian="Times New Roman" style:font-name-complex="Times New Roman" fo:color="#000000" fo:font-size="8.5pt" style:font-size-asian="8.5pt" style:font-size-complex="8.5pt"/>
    </style:style>
    <style:style style:name="T25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0" style:parent-style-name="DefaultParagraphFont" style:family="text">
      <style:text-properties style:font-name-asian="Times New Roman" style:font-name-complex="Times New Roman" fo:color="#000000" fo:font-size="8.5pt" style:font-size-asian="8.5pt" style:font-size-complex="8.5pt"/>
    </style:style>
    <style:style style:name="T25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2" style:parent-style-name="DefaultParagraphFont" style:family="text">
      <style:text-properties style:font-name-asian="Times New Roman" style:font-name-complex="Times New Roman" fo:color="#000000" fo:font-size="8.5pt" style:font-size-asian="8.5pt" style:font-size-complex="8.5pt"/>
    </style:style>
    <style:style style:name="T251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14" style:parent-style-name="DefaultParagraphFont" style:family="text">
      <style:text-properties style:font-name-asian="Times New Roman" style:font-name-complex="Times New Roman" fo:color="#000000" fo:font-size="8.5pt" style:font-size-asian="8.5pt" style:font-size-complex="8.5pt"/>
    </style:style>
    <style:style style:name="T25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6" style:parent-style-name="DefaultParagraphFont" style:family="text">
      <style:text-properties style:font-name-asian="Times New Roman" style:font-name-complex="Times New Roman" fo:color="#000000" fo:font-size="8.5pt" style:font-size-asian="8.5pt" style:font-size-complex="8.5pt"/>
    </style:style>
    <style:style style:name="T251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18" style:parent-style-name="DefaultParagraphFont" style:family="text">
      <style:text-properties style:font-name-asian="Times New Roman" style:font-name-complex="Times New Roman" fo:color="#000000" fo:font-size="8.5pt" style:font-size-asian="8.5pt" style:font-size-complex="8.5pt"/>
    </style:style>
    <style:style style:name="T25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20" style:parent-style-name="DefaultParagraphFont" style:family="text">
      <style:text-properties style:font-name-asian="Times New Roman" style:font-name-complex="Times New Roman" fo:color="#000000" fo:font-size="8.5pt" style:font-size-asian="8.5pt" style:font-size-complex="8.5pt"/>
    </style:style>
    <style:style style:name="T2521" style:parent-style-name="DefaultParagraphFont" style:family="text">
      <style:text-properties style:font-name-asian="Times New Roman" style:font-name-complex="Times New Roman" fo:color="#000000" fo:font-size="8.5pt" style:font-size-asian="8.5pt" style:font-size-complex="8.5pt"/>
    </style:style>
    <style:style style:name="T252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3" style:parent-style-name="DefaultParagraphFont" style:family="text">
      <style:text-properties style:font-name-asian="Times New Roman" style:font-name-complex="Times New Roman" fo:color="#000000" fo:font-size="8.5pt" style:font-size-asian="8.5pt" style:font-size-complex="8.5pt"/>
    </style:style>
    <style:style style:name="T25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5" style:parent-style-name="DefaultParagraphFont" style:family="text">
      <style:text-properties style:font-name-asian="Times New Roman" style:font-name-complex="Times New Roman" fo:color="#000000" fo:font-size="8.5pt" style:font-size-asian="8.5pt" style:font-size-complex="8.5pt"/>
    </style:style>
    <style:style style:name="T25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27" style:parent-style-name="DefaultParagraphFont" style:family="text">
      <style:text-properties style:font-name-asian="Times New Roman" style:font-name-complex="Times New Roman" fo:color="#000000" fo:font-size="8.5pt" style:font-size-asian="8.5pt" style:font-size-complex="8.5pt"/>
    </style:style>
    <style:style style:name="T25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9" style:parent-style-name="DefaultParagraphFont" style:family="text">
      <style:text-properties style:font-name-asian="Times New Roman" style:font-name-complex="Times New Roman" fo:color="#000000" fo:font-size="8.5pt" style:font-size-asian="8.5pt" style:font-size-complex="8.5pt"/>
    </style:style>
    <style:style style:name="T25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1" style:parent-style-name="DefaultParagraphFont" style:family="text">
      <style:text-properties style:font-name-asian="Times New Roman" style:font-name-complex="Times New Roman" fo:color="#000000" fo:font-size="8.5pt" style:font-size-asian="8.5pt" style:font-size-complex="8.5pt"/>
    </style:style>
    <style:style style:name="T25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3" style:parent-style-name="DefaultParagraphFont" style:family="text">
      <style:text-properties style:font-name-asian="Times New Roman" style:font-name-complex="Times New Roman" fo:color="#000000" fo:font-size="8.5pt" style:font-size-asian="8.5pt" style:font-size-complex="8.5pt"/>
    </style:style>
    <style:style style:name="T25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5" style:parent-style-name="DefaultParagraphFont" style:family="text">
      <style:text-properties style:font-name-asian="Times New Roman" style:font-name-complex="Times New Roman" fo:color="#000000" fo:font-size="8.5pt" style:font-size-asian="8.5pt" style:font-size-complex="8.5pt"/>
    </style:style>
    <style:style style:name="T25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7" style:parent-style-name="DefaultParagraphFont" style:family="text">
      <style:text-properties style:font-name-asian="Times New Roman" style:font-name-complex="Times New Roman" fo:color="#000000" fo:font-size="8.5pt" style:font-size-asian="8.5pt" style:font-size-complex="8.5pt"/>
    </style:style>
    <style:style style:name="T253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39" style:parent-style-name="DefaultParagraphFont" style:family="text">
      <style:text-properties style:font-name-asian="Times New Roman" style:font-name-complex="Times New Roman" fo:color="#000000" fo:font-size="8.5pt" style:font-size-asian="8.5pt" style:font-size-complex="8.5pt"/>
    </style:style>
    <style:style style:name="T25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1" style:parent-style-name="DefaultParagraphFont" style:family="text">
      <style:text-properties style:font-name-asian="Times New Roman" style:font-name-complex="Times New Roman" fo:color="#000000" fo:font-size="8.5pt" style:font-size-asian="8.5pt" style:font-size-complex="8.5pt"/>
    </style:style>
    <style:style style:name="T254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43" style:parent-style-name="DefaultParagraphFont" style:family="text">
      <style:text-properties style:font-name-asian="Times New Roman" style:font-name-complex="Times New Roman" fo:color="#000000" fo:font-size="8.5pt" style:font-size-asian="8.5pt" style:font-size-complex="8.5pt"/>
    </style:style>
    <style:style style:name="T25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45" style:parent-style-name="DefaultParagraphFont" style:family="text">
      <style:text-properties style:font-name-asian="Times New Roman" style:font-name-complex="Times New Roman" fo:color="#000000" fo:font-size="8.5pt" style:font-size-asian="8.5pt" style:font-size-complex="8.5pt"/>
    </style:style>
    <style:style style:name="T25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7" style:parent-style-name="DefaultParagraphFont" style:family="text">
      <style:text-properties style:font-name-asian="Times New Roman" style:font-name-complex="Times New Roman" fo:color="#000000" fo:font-size="8.5pt" style:font-size-asian="8.5pt" style:font-size-complex="8.5pt"/>
    </style:style>
    <style:style style:name="T25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9" style:parent-style-name="DefaultParagraphFont" style:family="text">
      <style:text-properties style:font-name-asian="Times New Roman" style:font-name-complex="Times New Roman" fo:color="#000000" fo:font-size="8.5pt" style:font-size-asian="8.5pt" style:font-size-complex="8.5pt"/>
    </style:style>
    <style:style style:name="T25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1" style:parent-style-name="DefaultParagraphFont" style:family="text">
      <style:text-properties style:font-name-asian="Times New Roman" style:font-name-complex="Times New Roman" fo:color="#000000" fo:font-size="8.5pt" style:font-size-asian="8.5pt" style:font-size-complex="8.5pt"/>
    </style:style>
    <style:style style:name="T25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3" style:parent-style-name="DefaultParagraphFont" style:family="text">
      <style:text-properties style:font-name-asian="Times New Roman" style:font-name-complex="Times New Roman" fo:color="#000000" fo:font-size="8.5pt" style:font-size-asian="8.5pt" style:font-size-complex="8.5pt"/>
    </style:style>
    <style:style style:name="T25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55" style:parent-style-name="DefaultParagraphFont" style:family="text">
      <style:text-properties style:font-name-asian="Times New Roman" style:font-name-complex="Times New Roman" fo:color="#000000" fo:font-size="8.5pt" style:font-size-asian="8.5pt" style:font-size-complex="8.5pt"/>
    </style:style>
    <style:style style:name="T255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57" style:parent-style-name="DefaultParagraphFont" style:family="text">
      <style:text-properties style:font-name-asian="Times New Roman" style:font-name-complex="Times New Roman" fo:color="#000000" fo:font-size="8.5pt" style:font-size-asian="8.5pt" style:font-size-complex="8.5pt"/>
    </style:style>
    <style:style style:name="T2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9" style:parent-style-name="DefaultParagraphFont" style:family="text">
      <style:text-properties style:font-name-asian="Times New Roman" style:font-name-complex="Times New Roman" fo:color="#000000" fo:font-size="8.5pt" style:font-size-asian="8.5pt" style:font-size-complex="8.5pt"/>
    </style:style>
    <style:style style:name="T25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61" style:parent-style-name="DefaultParagraphFont" style:family="text">
      <style:text-properties style:font-name-asian="Times New Roman" style:font-name-complex="Times New Roman" fo:color="#000000" fo:font-size="8.5pt" style:font-size-asian="8.5pt" style:font-size-complex="8.5pt"/>
    </style:style>
    <style:style style:name="T25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63" style:parent-style-name="DefaultParagraphFont" style:family="text">
      <style:text-properties style:font-name-asian="Times New Roman" style:font-name-complex="Times New Roman" fo:color="#000000" fo:font-size="8.5pt" style:font-size-asian="8.5pt" style:font-size-complex="8.5pt"/>
    </style:style>
    <style:style style:name="T25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65" style:parent-style-name="DefaultParagraphFont" style:family="text">
      <style:text-properties style:font-name-asian="Times New Roman" style:font-name-complex="Times New Roman" fo:color="#000000" fo:font-size="8.5pt" style:font-size-asian="8.5pt" style:font-size-complex="8.5pt"/>
    </style:style>
    <style:style style:name="P256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567" style:parent-style-name="Standard" style:family="paragraph">
      <style:paragraph-properties style:text-autospace="none" fo:margin-top="0.0208in" fo:margin-right="0.0312in"/>
    </style:style>
    <style:style style:name="T2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9" style:parent-style-name="DefaultParagraphFont" style:family="text">
      <style:text-properties style:font-name-asian="Times New Roman" style:font-name-complex="Times New Roman" fo:color="#000000" fo:font-size="8.5pt" style:font-size-asian="8.5pt" style:font-size-complex="8.5pt"/>
    </style:style>
    <style:style style:name="T25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1" style:parent-style-name="DefaultParagraphFont" style:family="text">
      <style:text-properties style:font-name-asian="Times New Roman" style:font-name-complex="Times New Roman" fo:color="#000000" fo:font-size="8.5pt" style:font-size-asian="8.5pt" style:font-size-complex="8.5pt"/>
    </style:style>
    <style:style style:name="T25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73" style:parent-style-name="DefaultParagraphFont" style:family="text">
      <style:text-properties style:font-name-asian="Times New Roman" style:font-name-complex="Times New Roman" fo:color="#000000" fo:font-size="8.5pt" style:font-size-asian="8.5pt" style:font-size-complex="8.5pt"/>
    </style:style>
    <style:style style:name="T25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5" style:parent-style-name="DefaultParagraphFont" style:family="text">
      <style:text-properties style:font-name-asian="Times New Roman" style:font-name-complex="Times New Roman" fo:color="#000000" fo:font-size="8.5pt" style:font-size-asian="8.5pt" style:font-size-complex="8.5pt"/>
    </style:style>
    <style:style style:name="T2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7" style:parent-style-name="DefaultParagraphFont" style:family="text">
      <style:text-properties style:font-name-asian="Times New Roman" style:font-name-complex="Times New Roman" fo:color="#000000" fo:font-size="8.5pt" style:font-size-asian="8.5pt" style:font-size-complex="8.5pt"/>
    </style:style>
    <style:style style:name="T2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9" style:parent-style-name="DefaultParagraphFont" style:family="text">
      <style:text-properties style:font-name-asian="Times New Roman" style:font-name-complex="Times New Roman" fo:color="#000000" fo:font-size="8.5pt" style:font-size-asian="8.5pt" style:font-size-complex="8.5pt"/>
    </style:style>
    <style:style style:name="T25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81" style:parent-style-name="DefaultParagraphFont" style:family="text">
      <style:text-properties style:font-name-asian="Times New Roman" style:font-name-complex="Times New Roman" fo:color="#000000" fo:font-size="8.5pt" style:font-size-asian="8.5pt" style:font-size-complex="8.5pt"/>
    </style:style>
    <style:style style:name="T25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83" style:parent-style-name="DefaultParagraphFont" style:family="text">
      <style:text-properties style:font-name-asian="Times New Roman" style:font-name-complex="Times New Roman" fo:color="#000000" fo:font-size="8.5pt" style:font-size-asian="8.5pt" style:font-size-complex="8.5pt"/>
    </style:style>
    <style:style style:name="T25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5" style:parent-style-name="DefaultParagraphFont" style:family="text">
      <style:text-properties style:font-name-asian="Times New Roman" style:font-name-complex="Times New Roman" fo:color="#000000" fo:font-size="8.5pt" style:font-size-asian="8.5pt" style:font-size-complex="8.5pt"/>
    </style:style>
    <style:style style:name="T2586" style:parent-style-name="DefaultParagraphFont" style:family="text">
      <style:text-properties style:font-name-asian="Times New Roman" style:font-name-complex="Times New Roman" fo:color="#000000" fo:font-size="8.5pt" style:font-size-asian="8.5pt" style:font-size-complex="8.5pt"/>
    </style:style>
    <style:style style:name="T25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8" style:parent-style-name="DefaultParagraphFont" style:family="text">
      <style:text-properties style:font-name-asian="Times New Roman" style:font-name-complex="Times New Roman" fo:color="#000000" fo:font-size="8.5pt" style:font-size-asian="8.5pt" style:font-size-complex="8.5pt"/>
    </style:style>
    <style:style style:name="T25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0" style:parent-style-name="DefaultParagraphFont" style:family="text">
      <style:text-properties style:font-name-asian="Times New Roman" style:font-name-complex="Times New Roman" fo:color="#000000" fo:font-size="8.5pt" style:font-size-asian="8.5pt" style:font-size-complex="8.5pt"/>
    </style:style>
    <style:style style:name="T25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2" style:parent-style-name="DefaultParagraphFont" style:family="text">
      <style:text-properties style:font-name-asian="Times New Roman" style:font-name-complex="Times New Roman" fo:color="#000000" fo:font-size="8.5pt" style:font-size-asian="8.5pt" style:font-size-complex="8.5pt"/>
    </style:style>
    <style:style style:name="T259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94" style:parent-style-name="DefaultParagraphFont" style:family="text">
      <style:text-properties style:font-name-asian="Times New Roman" style:font-name-complex="Times New Roman" fo:color="#000000" fo:font-size="8.5pt" style:font-size-asian="8.5pt" style:font-size-complex="8.5pt"/>
    </style:style>
    <style:style style:name="T25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6" style:parent-style-name="DefaultParagraphFont" style:family="text">
      <style:text-properties style:font-name-asian="Times New Roman" style:font-name-complex="Times New Roman" fo:color="#000000" fo:font-size="8.5pt" style:font-size-asian="8.5pt" style:font-size-complex="8.5pt"/>
    </style:style>
    <style:style style:name="T25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98" style:parent-style-name="DefaultParagraphFont" style:family="text">
      <style:text-properties style:font-name-asian="Times New Roman" style:font-name-complex="Times New Roman" fo:color="#000000" fo:font-size="8.5pt" style:font-size-asian="8.5pt" style:font-size-complex="8.5pt"/>
    </style:style>
    <style:style style:name="T25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0" style:parent-style-name="DefaultParagraphFont" style:family="text">
      <style:text-properties style:font-name-asian="Times New Roman" style:font-name-complex="Times New Roman" fo:color="#000000" fo:font-size="8.5pt" style:font-size-asian="8.5pt" style:font-size-complex="8.5pt"/>
    </style:style>
    <style:style style:name="T26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2" style:parent-style-name="DefaultParagraphFont" style:family="text">
      <style:text-properties style:font-name-asian="Times New Roman" style:font-name-complex="Times New Roman" fo:color="#000000" fo:font-size="8.5pt" style:font-size-asian="8.5pt" style:font-size-complex="8.5pt"/>
    </style:style>
    <style:style style:name="T26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04" style:parent-style-name="DefaultParagraphFont" style:family="text">
      <style:text-properties style:font-name-asian="Times New Roman" style:font-name-complex="Times New Roman" fo:color="#000000" fo:font-size="8.5pt" style:font-size-asian="8.5pt" style:font-size-complex="8.5pt"/>
    </style:style>
    <style:style style:name="T26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6" style:parent-style-name="DefaultParagraphFont" style:family="text">
      <style:text-properties style:font-name-asian="Times New Roman" style:font-name-complex="Times New Roman" fo:color="#000000" fo:font-size="8.5pt" style:font-size-asian="8.5pt" style:font-size-complex="8.5pt"/>
    </style:style>
    <style:style style:name="T26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8" style:parent-style-name="DefaultParagraphFont" style:family="text">
      <style:text-properties style:font-name-asian="Times New Roman" style:font-name-complex="Times New Roman" fo:color="#000000" fo:font-size="8.5pt" style:font-size-asian="8.5pt" style:font-size-complex="8.5pt"/>
    </style:style>
    <style:style style:name="P2609"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610" style:parent-style-name="Standard" style:family="paragraph">
      <style:paragraph-properties style:text-autospace="none" fo:margin-top="0.0208in" fo:margin-right="0.0312in"/>
    </style:style>
    <style:style style:name="T26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2" style:parent-style-name="DefaultParagraphFont" style:family="text">
      <style:text-properties style:font-name-asian="Times New Roman" style:font-name-complex="Times New Roman" fo:color="#000000" fo:font-size="8.5pt" style:font-size-asian="8.5pt" style:font-size-complex="8.5pt"/>
    </style:style>
    <style:style style:name="T26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4" style:parent-style-name="DefaultParagraphFont" style:family="text">
      <style:text-properties style:font-name-asian="Times New Roman" style:font-name-complex="Times New Roman" fo:color="#000000" fo:font-size="8.5pt" style:font-size-asian="8.5pt" style:font-size-complex="8.5pt"/>
    </style:style>
    <style:style style:name="T26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6" style:parent-style-name="DefaultParagraphFont" style:family="text">
      <style:text-properties style:font-name-asian="Times New Roman" style:font-name-complex="Times New Roman" fo:color="#000000" fo:font-size="8.5pt" style:font-size-asian="8.5pt" style:font-size-complex="8.5pt"/>
    </style:style>
    <style:style style:name="T26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8" style:parent-style-name="DefaultParagraphFont" style:family="text">
      <style:text-properties style:font-name-asian="Times New Roman" style:font-name-complex="Times New Roman" fo:color="#000000" fo:font-size="8.5pt" style:font-size-asian="8.5pt" style:font-size-complex="8.5pt"/>
    </style:style>
    <style:style style:name="T261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20" style:parent-style-name="DefaultParagraphFont" style:family="text">
      <style:text-properties style:font-name-asian="Times New Roman" style:font-name-complex="Times New Roman" fo:color="#000000" fo:font-size="8.5pt" style:font-size-asian="8.5pt" style:font-size-complex="8.5pt"/>
    </style:style>
    <style:style style:name="T26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2" style:parent-style-name="DefaultParagraphFont" style:family="text">
      <style:text-properties style:font-name-asian="Times New Roman" style:font-name-complex="Times New Roman" fo:color="#000000" fo:font-size="8.5pt" style:font-size-asian="8.5pt" style:font-size-complex="8.5pt"/>
    </style:style>
    <style:style style:name="T26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4" style:parent-style-name="DefaultParagraphFont" style:family="text">
      <style:text-properties style:font-name-asian="Times New Roman" style:font-name-complex="Times New Roman" fo:color="#000000" fo:font-size="8.5pt" style:font-size-asian="8.5pt" style:font-size-complex="8.5pt"/>
    </style:style>
    <style:style style:name="T26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6" style:parent-style-name="DefaultParagraphFont" style:family="text">
      <style:text-properties style:font-name-asian="Times New Roman" style:font-name-complex="Times New Roman" fo:color="#000000" fo:font-size="8.5pt" style:font-size-asian="8.5pt" style:font-size-complex="8.5pt"/>
    </style:style>
    <style:style style:name="T26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8" style:parent-style-name="DefaultParagraphFont" style:family="text">
      <style:text-properties style:font-name-asian="Times New Roman" style:font-name-complex="Times New Roman" fo:color="#000000" fo:font-size="8.5pt" style:font-size-asian="8.5pt" style:font-size-complex="8.5pt"/>
    </style:style>
    <style:style style:name="T26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0" style:parent-style-name="DefaultParagraphFont" style:family="text">
      <style:text-properties style:font-name-asian="Times New Roman" style:font-name-complex="Times New Roman" fo:color="#000000" fo:font-size="8.5pt" style:font-size-asian="8.5pt" style:font-size-complex="8.5pt"/>
    </style:style>
    <style:style style:name="T26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2" style:parent-style-name="DefaultParagraphFont" style:family="text">
      <style:text-properties style:font-name-asian="Times New Roman" style:font-name-complex="Times New Roman" fo:color="#000000" fo:font-size="8.5pt" style:font-size-asian="8.5pt" style:font-size-complex="8.5pt"/>
    </style:style>
    <style:style style:name="T26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34" style:parent-style-name="DefaultParagraphFont" style:family="text">
      <style:text-properties style:font-name-asian="Times New Roman" style:font-name-complex="Times New Roman" fo:color="#000000" fo:font-size="8.5pt" style:font-size-asian="8.5pt" style:font-size-complex="8.5pt"/>
    </style:style>
    <style:style style:name="T26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6" style:parent-style-name="DefaultParagraphFont" style:family="text">
      <style:text-properties style:font-name-asian="Times New Roman" style:font-name-complex="Times New Roman" fo:color="#000000" fo:font-size="8.5pt" style:font-size-asian="8.5pt" style:font-size-complex="8.5pt"/>
    </style:style>
    <style:style style:name="T26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8" style:parent-style-name="DefaultParagraphFont" style:family="text">
      <style:text-properties style:font-name-asian="Times New Roman" style:font-name-complex="Times New Roman" fo:color="#000000" fo:font-size="8.5pt" style:font-size-asian="8.5pt" style:font-size-complex="8.5pt"/>
    </style:style>
    <style:style style:name="T26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0" style:parent-style-name="DefaultParagraphFont" style:family="text">
      <style:text-properties style:font-name-asian="Times New Roman" style:font-name-complex="Times New Roman" fo:color="#000000" fo:font-size="8.5pt" style:font-size-asian="8.5pt" style:font-size-complex="8.5pt"/>
    </style:style>
    <style:style style:name="T26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2" style:parent-style-name="DefaultParagraphFont" style:family="text">
      <style:text-properties style:font-name-asian="Times New Roman" style:font-name-complex="Times New Roman" fo:color="#000000" fo:font-size="8.5pt" style:font-size-asian="8.5pt" style:font-size-complex="8.5pt"/>
    </style:style>
    <style:style style:name="T2643" style:parent-style-name="DefaultParagraphFont" style:family="text">
      <style:text-properties style:font-name-asian="Times New Roman" style:font-name-complex="Times New Roman" fo:color="#000000" fo:font-size="8.5pt" style:font-size-asian="8.5pt" style:font-size-complex="8.5pt"/>
    </style:style>
    <style:style style:name="T2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5" style:parent-style-name="DefaultParagraphFont" style:family="text">
      <style:text-properties style:font-name-asian="Times New Roman" style:font-name-complex="Times New Roman" fo:color="#000000" fo:font-size="8.5pt" style:font-size-asian="8.5pt" style:font-size-complex="8.5pt"/>
    </style:style>
    <style:style style:name="T2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7" style:parent-style-name="DefaultParagraphFont" style:family="text">
      <style:text-properties style:font-name-asian="Times New Roman" style:font-name-complex="Times New Roman" fo:color="#000000" fo:font-size="8.5pt" style:font-size-asian="8.5pt" style:font-size-complex="8.5pt"/>
    </style:style>
    <style:style style:name="T26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49" style:parent-style-name="DefaultParagraphFont" style:family="text">
      <style:text-properties style:font-name-asian="Times New Roman" style:font-name-complex="Times New Roman" fo:color="#000000" fo:font-size="8.5pt" style:font-size-asian="8.5pt" style:font-size-complex="8.5pt"/>
    </style:style>
    <style:style style:name="T265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51" style:parent-style-name="DefaultParagraphFont" style:family="text">
      <style:text-properties style:font-name-asian="Times New Roman" style:font-name-complex="Times New Roman" fo:color="#000000" fo:font-size="8.5pt" style:font-size-asian="8.5pt" style:font-size-complex="8.5pt"/>
    </style:style>
    <style:style style:name="T26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3" style:parent-style-name="DefaultParagraphFont" style:family="text">
      <style:text-properties style:font-name-asian="Times New Roman" style:font-name-complex="Times New Roman" fo:color="#000000" fo:font-size="8.5pt" style:font-size-asian="8.5pt" style:font-size-complex="8.5pt"/>
    </style:style>
    <style:style style:name="T26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5" style:parent-style-name="DefaultParagraphFont" style:family="text">
      <style:text-properties style:font-name-asian="Times New Roman" style:font-name-complex="Times New Roman" fo:color="#000000" fo:font-size="8.5pt" style:font-size-asian="8.5pt" style:font-size-complex="8.5pt"/>
    </style:style>
    <style:style style:name="P265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657" style:parent-style-name="Standard" style:family="paragraph">
      <style:paragraph-properties style:text-autospace="none" fo:margin-top="0.0208in" fo:margin-right="0.0312in"/>
    </style:style>
    <style:style style:name="T26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9" style:parent-style-name="DefaultParagraphFont" style:family="text">
      <style:text-properties style:font-name-asian="Times New Roman" style:font-name-complex="Times New Roman" fo:color="#000000" fo:font-size="8.5pt" style:font-size-asian="8.5pt" style:font-size-complex="8.5pt"/>
    </style:style>
    <style:style style:name="T26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1" style:parent-style-name="DefaultParagraphFont" style:family="text">
      <style:text-properties style:font-name-asian="Times New Roman" style:font-name-complex="Times New Roman" fo:color="#000000" fo:font-size="8.5pt" style:font-size-asian="8.5pt" style:font-size-complex="8.5pt"/>
    </style:style>
    <style:style style:name="T26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3" style:parent-style-name="DefaultParagraphFont" style:family="text">
      <style:text-properties style:font-name-asian="Times New Roman" style:font-name-complex="Times New Roman" fo:color="#000000" fo:font-size="8.5pt" style:font-size-asian="8.5pt" style:font-size-complex="8.5pt"/>
    </style:style>
    <style:style style:name="T26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65" style:parent-style-name="DefaultParagraphFont" style:family="text">
      <style:text-properties style:font-name-asian="Times New Roman" style:font-name-complex="Times New Roman" fo:color="#000000" fo:font-size="8.5pt" style:font-size-asian="8.5pt" style:font-size-complex="8.5pt"/>
    </style:style>
    <style:style style:name="T26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7" style:parent-style-name="DefaultParagraphFont" style:family="text">
      <style:text-properties style:font-name-asian="Times New Roman" style:font-name-complex="Times New Roman" fo:color="#000000" fo:font-size="8.5pt" style:font-size-asian="8.5pt" style:font-size-complex="8.5pt"/>
    </style:style>
    <style:style style:name="T26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9" style:parent-style-name="DefaultParagraphFont" style:family="text">
      <style:text-properties style:font-name-asian="Times New Roman" style:font-name-complex="Times New Roman" fo:color="#000000" fo:font-size="8.5pt" style:font-size-asian="8.5pt" style:font-size-complex="8.5pt"/>
    </style:style>
    <style:style style:name="T267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71" style:parent-style-name="DefaultParagraphFont" style:family="text">
      <style:text-properties style:font-name-asian="Times New Roman" style:font-name-complex="Times New Roman" fo:color="#000000" fo:font-size="8.5pt" style:font-size-asian="8.5pt" style:font-size-complex="8.5pt"/>
    </style:style>
    <style:style style:name="T26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3" style:parent-style-name="DefaultParagraphFont" style:family="text">
      <style:text-properties style:font-name-asian="Times New Roman" style:font-name-complex="Times New Roman" fo:color="#000000" fo:font-size="8.5pt" style:font-size-asian="8.5pt" style:font-size-complex="8.5pt"/>
    </style:style>
    <style:style style:name="T26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5" style:parent-style-name="DefaultParagraphFont" style:family="text">
      <style:text-properties style:font-name-asian="Times New Roman" style:font-name-complex="Times New Roman" fo:color="#000000" fo:font-size="8.5pt" style:font-size-asian="8.5pt" style:font-size-complex="8.5pt"/>
    </style:style>
    <style:style style:name="T26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7" style:parent-style-name="DefaultParagraphFont" style:family="text">
      <style:text-properties style:font-name-asian="Times New Roman" style:font-name-complex="Times New Roman" fo:color="#000000" fo:font-size="8.5pt" style:font-size-asian="8.5pt" style:font-size-complex="8.5pt"/>
    </style:style>
    <style:style style:name="T26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9" style:parent-style-name="DefaultParagraphFont" style:family="text">
      <style:text-properties style:font-name-asian="Times New Roman" style:font-name-complex="Times New Roman" fo:color="#000000" fo:font-size="8.5pt" style:font-size-asian="8.5pt" style:font-size-complex="8.5pt"/>
    </style:style>
    <style:style style:name="T26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1" style:parent-style-name="DefaultParagraphFont" style:family="text">
      <style:text-properties style:font-name-asian="Times New Roman" style:font-name-complex="Times New Roman" fo:color="#000000" fo:font-size="8.5pt" style:font-size-asian="8.5pt" style:font-size-complex="8.5pt"/>
    </style:style>
    <style:style style:name="T26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3" style:parent-style-name="DefaultParagraphFont" style:family="text">
      <style:text-properties style:font-name-asian="Times New Roman" style:font-name-complex="Times New Roman" fo:color="#000000" fo:font-size="8.5pt" style:font-size-asian="8.5pt" style:font-size-complex="8.5pt"/>
    </style:style>
    <style:style style:name="T26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5" style:parent-style-name="DefaultParagraphFont" style:family="text">
      <style:text-properties style:font-name-asian="Times New Roman" style:font-name-complex="Times New Roman" fo:color="#000000" fo:font-size="8.5pt" style:font-size-asian="8.5pt" style:font-size-complex="8.5pt"/>
    </style:style>
    <style:style style:name="T26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7" style:parent-style-name="DefaultParagraphFont" style:family="text">
      <style:text-properties style:font-name-asian="Times New Roman" style:font-name-complex="Times New Roman" fo:color="#000000" fo:font-size="8.5pt" style:font-size-asian="8.5pt" style:font-size-complex="8.5pt"/>
    </style:style>
    <style:style style:name="T26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9" style:parent-style-name="DefaultParagraphFont" style:family="text">
      <style:text-properties style:font-name-asian="Times New Roman" style:font-name-complex="Times New Roman" fo:color="#000000" fo:font-size="8.5pt" style:font-size-asian="8.5pt" style:font-size-complex="8.5pt"/>
    </style:style>
    <style:style style:name="T26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1" style:parent-style-name="DefaultParagraphFont" style:family="text">
      <style:text-properties style:font-name-asian="Times New Roman" style:font-name-complex="Times New Roman" fo:color="#000000" fo:font-size="8.5pt" style:font-size-asian="8.5pt" style:font-size-complex="8.5pt"/>
    </style:style>
    <style:style style:name="T2692" style:parent-style-name="DefaultParagraphFont" style:family="text">
      <style:text-properties style:font-name-asian="Times New Roman" style:font-name-complex="Times New Roman" fo:color="#000000" fo:font-size="8.5pt" style:font-size-asian="8.5pt" style:font-size-complex="8.5pt"/>
    </style:style>
    <style:style style:name="T26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4" style:parent-style-name="DefaultParagraphFont" style:family="text">
      <style:text-properties style:font-name-asian="Times New Roman" style:font-name-complex="Times New Roman" fo:color="#000000" fo:font-size="8.5pt" style:font-size-asian="8.5pt" style:font-size-complex="8.5pt"/>
    </style:style>
    <style:style style:name="T269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96" style:parent-style-name="DefaultParagraphFont" style:family="text">
      <style:text-properties style:font-name-asian="Times New Roman" style:font-name-complex="Times New Roman" fo:color="#000000" fo:font-size="8.5pt" style:font-size-asian="8.5pt" style:font-size-complex="8.5pt"/>
    </style:style>
    <style:style style:name="T26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8" style:parent-style-name="DefaultParagraphFont" style:family="text">
      <style:text-properties style:font-name-asian="Times New Roman" style:font-name-complex="Times New Roman" fo:color="#000000" fo:font-size="8.5pt" style:font-size-asian="8.5pt" style:font-size-complex="8.5pt"/>
    </style:style>
    <style:style style:name="T26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0" style:parent-style-name="DefaultParagraphFont" style:family="text">
      <style:text-properties style:font-name-asian="Times New Roman" style:font-name-complex="Times New Roman" fo:color="#000000" fo:font-size="8.5pt" style:font-size-asian="8.5pt" style:font-size-complex="8.5pt"/>
    </style:style>
    <style:style style:name="T27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2" style:parent-style-name="DefaultParagraphFont" style:family="text">
      <style:text-properties style:font-name-asian="Times New Roman" style:font-name-complex="Times New Roman" fo:color="#000000" fo:font-size="8.5pt" style:font-size-asian="8.5pt" style:font-size-complex="8.5pt"/>
    </style:style>
    <style:style style:name="T27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04" style:parent-style-name="DefaultParagraphFont" style:family="text">
      <style:text-properties style:font-name-asian="Times New Roman" style:font-name-complex="Times New Roman" fo:color="#000000" fo:font-size="8.5pt" style:font-size-asian="8.5pt" style:font-size-complex="8.5pt"/>
    </style:style>
    <style:style style:name="T27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6" style:parent-style-name="DefaultParagraphFont" style:family="text">
      <style:text-properties style:font-name-asian="Times New Roman" style:font-name-complex="Times New Roman" fo:color="#000000" fo:font-size="8.5pt" style:font-size-asian="8.5pt" style:font-size-complex="8.5pt"/>
    </style:style>
    <style:style style:name="T27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8" style:parent-style-name="DefaultParagraphFont" style:family="text">
      <style:text-properties style:font-name-asian="Times New Roman" style:font-name-complex="Times New Roman" fo:color="#000000" fo:font-size="8.5pt" style:font-size-asian="8.5pt" style:font-size-complex="8.5pt"/>
    </style:style>
    <style:style style:name="T27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0" style:parent-style-name="DefaultParagraphFont" style:family="text">
      <style:text-properties style:font-name-asian="Times New Roman" style:font-name-complex="Times New Roman" fo:color="#000000" fo:font-size="8.5pt" style:font-size-asian="8.5pt" style:font-size-complex="8.5pt"/>
    </style:style>
    <style:style style:name="T271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12" style:parent-style-name="DefaultParagraphFont" style:family="text">
      <style:text-properties style:font-name-asian="Times New Roman" style:font-name-complex="Times New Roman" fo:color="#000000" fo:font-size="8.5pt" style:font-size-asian="8.5pt" style:font-size-complex="8.5pt"/>
    </style:style>
    <style:style style:name="T27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4" style:parent-style-name="DefaultParagraphFont" style:family="text">
      <style:text-properties style:font-name-asian="Times New Roman" style:font-name-complex="Times New Roman" fo:color="#000000" fo:font-size="8.5pt" style:font-size-asian="8.5pt" style:font-size-complex="8.5pt"/>
    </style:style>
    <style:style style:name="T27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6" style:parent-style-name="DefaultParagraphFont" style:family="text">
      <style:text-properties style:font-name-asian="Times New Roman" style:font-name-complex="Times New Roman" fo:color="#000000" fo:font-size="8.5pt" style:font-size-asian="8.5pt" style:font-size-complex="8.5pt"/>
    </style:style>
    <style:style style:name="T27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8" style:parent-style-name="DefaultParagraphFont" style:family="text">
      <style:text-properties style:font-name-asian="Times New Roman" style:font-name-complex="Times New Roman" fo:color="#000000" fo:font-size="8.5pt" style:font-size-asian="8.5pt" style:font-size-complex="8.5pt"/>
    </style:style>
    <style:style style:name="T27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0" style:parent-style-name="DefaultParagraphFont" style:family="text">
      <style:text-properties style:font-name-asian="Times New Roman" style:font-name-complex="Times New Roman" fo:color="#000000" fo:font-size="8.5pt" style:font-size-asian="8.5pt" style:font-size-complex="8.5pt"/>
    </style:style>
    <style:style style:name="T272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22" style:parent-style-name="DefaultParagraphFont" style:family="text">
      <style:text-properties style:font-name-asian="Times New Roman" style:font-name-complex="Times New Roman" fo:color="#000000" fo:font-size="8.5pt" style:font-size-asian="8.5pt" style:font-size-complex="8.5pt"/>
    </style:style>
    <style:style style:name="T27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4" style:parent-style-name="DefaultParagraphFont" style:family="text">
      <style:text-properties style:font-name-asian="Times New Roman" style:font-name-complex="Times New Roman" fo:color="#000000" fo:font-size="8.5pt" style:font-size-asian="8.5pt" style:font-size-complex="8.5pt"/>
    </style:style>
    <style:style style:name="P2725"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726" style:parent-style-name="Standard" style:family="paragraph">
      <style:paragraph-properties style:text-autospace="none" fo:margin-top="0.0208in" fo:margin-right="0.0312in"/>
    </style:style>
    <style:style style:name="T27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8" style:parent-style-name="DefaultParagraphFont" style:family="text">
      <style:text-properties style:font-name-asian="Times New Roman" style:font-name-complex="Times New Roman" fo:color="#000000" fo:font-size="8.5pt" style:font-size-asian="8.5pt" style:font-size-complex="8.5pt"/>
    </style:style>
    <style:style style:name="T27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0" style:parent-style-name="DefaultParagraphFont" style:family="text">
      <style:text-properties style:font-name-asian="Times New Roman" style:font-name-complex="Times New Roman" fo:color="#000000" fo:font-size="8.5pt" style:font-size-asian="8.5pt" style:font-size-complex="8.5pt"/>
    </style:style>
    <style:style style:name="T27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2" style:parent-style-name="DefaultParagraphFont" style:family="text">
      <style:text-properties style:font-name-asian="Times New Roman" style:font-name-complex="Times New Roman" fo:color="#000000" fo:font-size="8.5pt" style:font-size-asian="8.5pt" style:font-size-complex="8.5pt"/>
    </style:style>
    <style:style style:name="T27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4" style:parent-style-name="DefaultParagraphFont" style:family="text">
      <style:text-properties style:font-name-asian="Times New Roman" style:font-name-complex="Times New Roman" fo:color="#000000" fo:font-size="8.5pt" style:font-size-asian="8.5pt" style:font-size-complex="8.5pt"/>
    </style:style>
    <style:style style:name="T2735" style:parent-style-name="DefaultParagraphFont" style:family="text">
      <style:text-properties style:font-name-asian="Times New Roman" style:font-name-complex="Times New Roman" fo:color="#000000" fo:font-size="8.5pt" style:font-size-asian="8.5pt" style:font-size-complex="8.5pt"/>
    </style:style>
    <style:style style:name="T27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7" style:parent-style-name="DefaultParagraphFont" style:family="text">
      <style:text-properties style:font-name-asian="Times New Roman" style:font-name-complex="Times New Roman" fo:color="#000000" fo:font-size="8.5pt" style:font-size-asian="8.5pt" style:font-size-complex="8.5pt"/>
    </style:style>
    <style:style style:name="T27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9" style:parent-style-name="DefaultParagraphFont" style:family="text">
      <style:text-properties style:font-name-asian="Times New Roman" style:font-name-complex="Times New Roman" fo:color="#000000" fo:font-size="8.5pt" style:font-size-asian="8.5pt" style:font-size-complex="8.5pt"/>
    </style:style>
    <style:style style:name="T27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1" style:parent-style-name="DefaultParagraphFont" style:family="text">
      <style:text-properties style:font-name-asian="Times New Roman" style:font-name-complex="Times New Roman" fo:color="#000000" fo:font-size="8.5pt" style:font-size-asian="8.5pt" style:font-size-complex="8.5pt"/>
    </style:style>
    <style:style style:name="T274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43" style:parent-style-name="DefaultParagraphFont" style:family="text">
      <style:text-properties style:font-name-asian="Times New Roman" style:font-name-complex="Times New Roman" fo:color="#000000" fo:font-size="8.5pt" style:font-size-asian="8.5pt" style:font-size-complex="8.5pt"/>
    </style:style>
    <style:style style:name="T27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5" style:parent-style-name="DefaultParagraphFont" style:family="text">
      <style:text-properties style:font-name-asian="Times New Roman" style:font-name-complex="Times New Roman" fo:color="#000000" fo:font-size="8.5pt" style:font-size-asian="8.5pt" style:font-size-complex="8.5pt"/>
    </style:style>
    <style:style style:name="T27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7" style:parent-style-name="DefaultParagraphFont" style:family="text">
      <style:text-properties style:font-name-asian="Times New Roman" style:font-name-complex="Times New Roman" fo:color="#000000" fo:font-size="8.5pt" style:font-size-asian="8.5pt" style:font-size-complex="8.5pt"/>
    </style:style>
    <style:style style:name="T27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49" style:parent-style-name="DefaultParagraphFont" style:family="text">
      <style:text-properties style:font-name-asian="Times New Roman" style:font-name-complex="Times New Roman" fo:color="#000000" fo:font-size="8.5pt" style:font-size-asian="8.5pt" style:font-size-complex="8.5pt"/>
    </style:style>
    <style:style style:name="T27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1" style:parent-style-name="DefaultParagraphFont" style:family="text">
      <style:text-properties style:font-name-asian="Times New Roman" style:font-name-complex="Times New Roman" fo:color="#000000" fo:font-size="8.5pt" style:font-size-asian="8.5pt" style:font-size-complex="8.5pt"/>
    </style:style>
    <style:style style:name="T27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3" style:parent-style-name="DefaultParagraphFont" style:family="text">
      <style:text-properties style:font-name-asian="Times New Roman" style:font-name-complex="Times New Roman" fo:color="#000000" fo:font-size="8.5pt" style:font-size-asian="8.5pt" style:font-size-complex="8.5pt"/>
    </style:style>
    <style:style style:name="T27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5" style:parent-style-name="DefaultParagraphFont" style:family="text">
      <style:text-properties style:font-name-asian="Times New Roman" style:font-name-complex="Times New Roman" fo:color="#000000" fo:font-size="8.5pt" style:font-size-asian="8.5pt" style:font-size-complex="8.5pt"/>
    </style:style>
    <style:style style:name="T27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7" style:parent-style-name="DefaultParagraphFont" style:family="text">
      <style:text-properties style:font-name-asian="Times New Roman" style:font-name-complex="Times New Roman" fo:color="#000000" fo:font-size="8.5pt" style:font-size-asian="8.5pt" style:font-size-complex="8.5pt"/>
    </style:style>
    <style:style style:name="T27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9" style:parent-style-name="DefaultParagraphFont" style:family="text">
      <style:text-properties style:font-name-asian="Times New Roman" style:font-name-complex="Times New Roman" fo:color="#000000" fo:font-size="8.5pt" style:font-size-asian="8.5pt" style:font-size-complex="8.5pt"/>
    </style:style>
    <style:style style:name="T27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1" style:parent-style-name="DefaultParagraphFont" style:family="text">
      <style:text-properties style:font-name-asian="Times New Roman" style:font-name-complex="Times New Roman" fo:color="#000000" fo:font-size="8.5pt" style:font-size-asian="8.5pt" style:font-size-complex="8.5pt"/>
    </style:style>
    <style:style style:name="T27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3" style:parent-style-name="DefaultParagraphFont" style:family="text">
      <style:text-properties style:font-name-asian="Times New Roman" style:font-name-complex="Times New Roman" fo:color="#000000" fo:font-size="8.5pt" style:font-size-asian="8.5pt" style:font-size-complex="8.5pt"/>
    </style:style>
    <style:style style:name="T27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65" style:parent-style-name="DefaultParagraphFont" style:family="text">
      <style:text-properties style:font-name-asian="Times New Roman" style:font-name-complex="Times New Roman" fo:color="#000000" fo:font-size="8.5pt" style:font-size-asian="8.5pt" style:font-size-complex="8.5pt"/>
    </style:style>
    <style:style style:name="T27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7" style:parent-style-name="DefaultParagraphFont" style:family="text">
      <style:text-properties style:font-name-asian="Times New Roman" style:font-name-complex="Times New Roman" fo:color="#000000" fo:font-size="8.5pt" style:font-size-asian="8.5pt" style:font-size-complex="8.5pt"/>
    </style:style>
    <style:style style:name="T27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9" style:parent-style-name="DefaultParagraphFont" style:family="text">
      <style:text-properties style:font-name-asian="Times New Roman" style:font-name-complex="Times New Roman" fo:color="#000000" fo:font-size="8.5pt" style:font-size-asian="8.5pt" style:font-size-complex="8.5pt"/>
    </style:style>
    <style:style style:name="T277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71" style:parent-style-name="DefaultParagraphFont" style:family="text">
      <style:text-properties style:font-name-asian="Times New Roman" style:font-name-complex="Times New Roman" fo:color="#000000" fo:font-size="8.5pt" style:font-size-asian="8.5pt" style:font-size-complex="8.5pt"/>
    </style:style>
    <style:style style:name="T27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3" style:parent-style-name="DefaultParagraphFont" style:family="text">
      <style:text-properties style:font-name-asian="Times New Roman" style:font-name-complex="Times New Roman" fo:color="#000000" fo:font-size="8.5pt" style:font-size-asian="8.5pt" style:font-size-complex="8.5pt"/>
    </style:style>
    <style:style style:name="T27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5" style:parent-style-name="DefaultParagraphFont" style:family="text">
      <style:text-properties style:font-name-asian="Times New Roman" style:font-name-complex="Times New Roman" fo:color="#000000" fo:font-size="8.5pt" style:font-size-asian="8.5pt" style:font-size-complex="8.5pt"/>
    </style:style>
    <style:style style:name="T27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7" style:parent-style-name="DefaultParagraphFont" style:family="text">
      <style:text-properties style:font-name-asian="Times New Roman" style:font-name-complex="Times New Roman" fo:color="#000000" fo:font-size="8.5pt" style:font-size-asian="8.5pt" style:font-size-complex="8.5pt"/>
    </style:style>
    <style:style style:name="T27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79" style:parent-style-name="DefaultParagraphFont" style:family="text">
      <style:text-properties style:font-name-asian="Times New Roman" style:font-name-complex="Times New Roman" fo:color="#000000" fo:font-size="8.5pt" style:font-size-asian="8.5pt" style:font-size-complex="8.5pt"/>
    </style:style>
    <style:style style:name="T27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1" style:parent-style-name="DefaultParagraphFont" style:family="text">
      <style:text-properties style:font-name-asian="Times New Roman" style:font-name-complex="Times New Roman" fo:color="#000000" fo:font-size="8.5pt" style:font-size-asian="8.5pt" style:font-size-complex="8.5pt"/>
    </style:style>
    <style:style style:name="T27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3" style:parent-style-name="DefaultParagraphFont" style:family="text">
      <style:text-properties style:font-name-asian="Times New Roman" style:font-name-complex="Times New Roman" fo:color="#000000" fo:font-size="8.5pt" style:font-size-asian="8.5pt" style:font-size-complex="8.5pt"/>
    </style:style>
    <style:style style:name="T2784" style:parent-style-name="DefaultParagraphFont" style:family="text">
      <style:text-properties style:font-name-asian="Times New Roman" style:font-name-complex="Times New Roman" fo:color="#000000" fo:font-size="8.5pt" style:font-size-asian="8.5pt" style:font-size-complex="8.5pt"/>
    </style:style>
    <style:style style:name="T27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6" style:parent-style-name="DefaultParagraphFont" style:family="text">
      <style:text-properties style:font-name-asian="Times New Roman" style:font-name-complex="Times New Roman" fo:color="#000000" fo:font-size="8.5pt" style:font-size-asian="8.5pt" style:font-size-complex="8.5pt"/>
    </style:style>
    <style:style style:name="T27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8" style:parent-style-name="DefaultParagraphFont" style:family="text">
      <style:text-properties style:font-name-asian="Times New Roman" style:font-name-complex="Times New Roman" fo:color="#000000" fo:font-size="8.5pt" style:font-size-asian="8.5pt" style:font-size-complex="8.5pt"/>
    </style:style>
    <style:style style:name="T27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0" style:parent-style-name="DefaultParagraphFont" style:family="text">
      <style:text-properties style:font-name-asian="Times New Roman" style:font-name-complex="Times New Roman" fo:color="#000000" fo:font-size="8.5pt" style:font-size-asian="8.5pt" style:font-size-complex="8.5pt"/>
    </style:style>
    <style:style style:name="T27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2" style:parent-style-name="DefaultParagraphFont" style:family="text">
      <style:text-properties style:font-name-asian="Times New Roman" style:font-name-complex="Times New Roman" fo:color="#000000" fo:font-size="8.5pt" style:font-size-asian="8.5pt" style:font-size-complex="8.5pt"/>
    </style:style>
    <style:style style:name="T27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4" style:parent-style-name="DefaultParagraphFont" style:family="text">
      <style:text-properties style:font-name-asian="Times New Roman" style:font-name-complex="Times New Roman" fo:color="#000000" fo:font-size="8.5pt" style:font-size-asian="8.5pt" style:font-size-complex="8.5pt"/>
    </style:style>
    <style:style style:name="T27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6" style:parent-style-name="DefaultParagraphFont" style:family="text">
      <style:text-properties style:font-name-asian="Times New Roman" style:font-name-complex="Times New Roman" fo:color="#000000" fo:font-size="8.5pt" style:font-size-asian="8.5pt" style:font-size-complex="8.5pt"/>
    </style:style>
    <style:style style:name="T27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8" style:parent-style-name="DefaultParagraphFont" style:family="text">
      <style:text-properties style:font-name-asian="Times New Roman" style:font-name-complex="Times New Roman" fo:color="#000000" fo:font-size="8.5pt" style:font-size-asian="8.5pt" style:font-size-complex="8.5pt"/>
    </style:style>
    <style:style style:name="T27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00" style:parent-style-name="DefaultParagraphFont" style:family="text">
      <style:text-properties style:font-name-asian="Times New Roman" style:font-name-complex="Times New Roman" fo:color="#000000" fo:font-size="8.5pt" style:font-size-asian="8.5pt" style:font-size-complex="8.5pt"/>
    </style:style>
    <style:style style:name="T28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2" style:parent-style-name="DefaultParagraphFont" style:family="text">
      <style:text-properties style:font-name-asian="Times New Roman" style:font-name-complex="Times New Roman" fo:color="#000000" fo:font-size="8.5pt" style:font-size-asian="8.5pt" style:font-size-complex="8.5pt"/>
    </style:style>
    <style:style style:name="T28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4" style:parent-style-name="DefaultParagraphFont" style:family="text">
      <style:text-properties style:font-name-asian="Times New Roman" style:font-name-complex="Times New Roman" fo:color="#000000" fo:font-size="8.5pt" style:font-size-asian="8.5pt" style:font-size-complex="8.5pt"/>
    </style:style>
    <style:style style:name="T280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06" style:parent-style-name="DefaultParagraphFont" style:family="text">
      <style:text-properties style:font-name-asian="Times New Roman" style:font-name-complex="Times New Roman" fo:color="#000000" fo:font-size="8.5pt" style:font-size-asian="8.5pt" style:font-size-complex="8.5pt"/>
    </style:style>
    <style:style style:name="T28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8" style:parent-style-name="DefaultParagraphFont" style:family="text">
      <style:text-properties style:font-name-asian="Times New Roman" style:font-name-complex="Times New Roman" fo:color="#000000" fo:font-size="8.5pt" style:font-size-asian="8.5pt" style:font-size-complex="8.5pt"/>
    </style:style>
    <style:style style:name="T28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0" style:parent-style-name="DefaultParagraphFont" style:family="text">
      <style:text-properties style:font-name-asian="Times New Roman" style:font-name-complex="Times New Roman" fo:color="#000000" fo:font-size="8.5pt" style:font-size-asian="8.5pt" style:font-size-complex="8.5pt"/>
    </style:style>
    <style:style style:name="T28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2" style:parent-style-name="DefaultParagraphFont" style:family="text">
      <style:text-properties style:font-name-asian="Times New Roman" style:font-name-complex="Times New Roman" fo:color="#000000" fo:font-size="8.5pt" style:font-size-asian="8.5pt" style:font-size-complex="8.5pt"/>
    </style:style>
    <style:style style:name="T28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4" style:parent-style-name="DefaultParagraphFont" style:family="text">
      <style:text-properties style:font-name-asian="Times New Roman" style:font-name-complex="Times New Roman" fo:color="#000000" fo:font-size="8.5pt" style:font-size-asian="8.5pt" style:font-size-complex="8.5pt"/>
    </style:style>
    <style:style style:name="T28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6" style:parent-style-name="DefaultParagraphFont" style:family="text">
      <style:text-properties style:font-name-asian="Times New Roman" style:font-name-complex="Times New Roman" fo:color="#000000" fo:font-size="8.5pt" style:font-size-asian="8.5pt" style:font-size-complex="8.5pt"/>
    </style:style>
    <style:style style:name="T28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8" style:parent-style-name="DefaultParagraphFont" style:family="text">
      <style:text-properties style:font-name-asian="Times New Roman" style:font-name-complex="Times New Roman" fo:color="#000000" fo:font-size="8.5pt" style:font-size-asian="8.5pt" style:font-size-complex="8.5pt"/>
    </style:style>
    <style:style style:name="T28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0" style:parent-style-name="DefaultParagraphFont" style:family="text">
      <style:text-properties style:font-name-asian="Times New Roman" style:font-name-complex="Times New Roman" fo:color="#000000" fo:font-size="8.5pt" style:font-size-asian="8.5pt" style:font-size-complex="8.5pt"/>
    </style:style>
    <style:style style:name="T28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2" style:parent-style-name="DefaultParagraphFont" style:family="text">
      <style:text-properties style:font-name-asian="Times New Roman" style:font-name-complex="Times New Roman" fo:color="#000000" fo:font-size="8.5pt" style:font-size-asian="8.5pt" style:font-size-complex="8.5pt"/>
    </style:style>
    <style:style style:name="T28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4" style:parent-style-name="DefaultParagraphFont" style:family="text">
      <style:text-properties style:font-name-asian="Times New Roman" style:font-name-complex="Times New Roman" fo:color="#000000" fo:font-size="8.5pt" style:font-size-asian="8.5pt" style:font-size-complex="8.5pt"/>
    </style:style>
    <style:style style:name="P2825"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826" style:parent-style-name="Standard" style:family="paragraph">
      <style:paragraph-properties style:text-autospace="none" fo:margin-top="0.0208in" fo:margin-right="0.0312in"/>
    </style:style>
    <style:style style:name="T28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8" style:parent-style-name="DefaultParagraphFont" style:family="text">
      <style:text-properties style:font-name-asian="Times New Roman" style:font-name-complex="Times New Roman" fo:color="#000000" fo:font-size="8.5pt" style:font-size-asian="8.5pt" style:font-size-complex="8.5pt"/>
    </style:style>
    <style:style style:name="T28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0" style:parent-style-name="DefaultParagraphFont" style:family="text">
      <style:text-properties style:font-name-asian="Times New Roman" style:font-name-complex="Times New Roman" fo:color="#000000" fo:font-size="8.5pt" style:font-size-asian="8.5pt" style:font-size-complex="8.5pt"/>
    </style:style>
    <style:style style:name="T28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2" style:parent-style-name="DefaultParagraphFont" style:family="text">
      <style:text-properties style:font-name-asian="Times New Roman" style:font-name-complex="Times New Roman" fo:color="#000000" fo:font-size="8.5pt" style:font-size-asian="8.5pt" style:font-size-complex="8.5pt"/>
    </style:style>
    <style:style style:name="T28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34" style:parent-style-name="DefaultParagraphFont" style:family="text">
      <style:text-properties style:font-name-asian="Times New Roman" style:font-name-complex="Times New Roman" fo:color="#000000" fo:font-size="8.5pt" style:font-size-asian="8.5pt" style:font-size-complex="8.5pt"/>
    </style:style>
    <style:style style:name="T28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6" style:parent-style-name="DefaultParagraphFont" style:family="text">
      <style:text-properties style:font-name-asian="Times New Roman" style:font-name-complex="Times New Roman" fo:color="#000000" fo:font-size="8.5pt" style:font-size-asian="8.5pt" style:font-size-complex="8.5pt"/>
    </style:style>
    <style:style style:name="T28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8" style:parent-style-name="DefaultParagraphFont" style:family="text">
      <style:text-properties style:font-name-asian="Times New Roman" style:font-name-complex="Times New Roman" fo:color="#000000" fo:font-size="8.5pt" style:font-size-asian="8.5pt" style:font-size-complex="8.5pt"/>
    </style:style>
    <style:style style:name="T28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0" style:parent-style-name="DefaultParagraphFont" style:family="text">
      <style:text-properties style:font-name-asian="Times New Roman" style:font-name-complex="Times New Roman" fo:color="#000000" fo:font-size="8.5pt" style:font-size-asian="8.5pt" style:font-size-complex="8.5pt"/>
    </style:style>
    <style:style style:name="T28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2" style:parent-style-name="DefaultParagraphFont" style:family="text">
      <style:text-properties style:font-name-asian="Times New Roman" style:font-name-complex="Times New Roman" fo:color="#000000" fo:font-size="8.5pt" style:font-size-asian="8.5pt" style:font-size-complex="8.5pt"/>
    </style:style>
    <style:style style:name="T28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4" style:parent-style-name="DefaultParagraphFont" style:family="text">
      <style:text-properties style:font-name-asian="Times New Roman" style:font-name-complex="Times New Roman" fo:color="#000000" fo:font-size="8.5pt" style:font-size-asian="8.5pt" style:font-size-complex="8.5pt"/>
    </style:style>
    <style:style style:name="T28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6" style:parent-style-name="DefaultParagraphFont" style:family="text">
      <style:text-properties style:font-name-asian="Times New Roman" style:font-name-complex="Times New Roman" fo:color="#000000" fo:font-size="8.5pt" style:font-size-asian="8.5pt" style:font-size-complex="8.5pt"/>
    </style:style>
    <style:style style:name="T28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8" style:parent-style-name="DefaultParagraphFont" style:family="text">
      <style:text-properties style:font-name-asian="Times New Roman" style:font-name-complex="Times New Roman" fo:color="#000000" fo:font-size="8.5pt" style:font-size-asian="8.5pt" style:font-size-complex="8.5pt"/>
    </style:style>
    <style:style style:name="T28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0" style:parent-style-name="DefaultParagraphFont" style:family="text">
      <style:text-properties style:font-name-asian="Times New Roman" style:font-name-complex="Times New Roman" fo:color="#000000" fo:font-size="8.5pt" style:font-size-asian="8.5pt" style:font-size-complex="8.5pt"/>
    </style:style>
    <style:style style:name="T28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2" style:parent-style-name="DefaultParagraphFont" style:family="text">
      <style:text-properties style:font-name-asian="Times New Roman" style:font-name-complex="Times New Roman" fo:color="#000000" fo:font-size="8.5pt" style:font-size-asian="8.5pt" style:font-size-complex="8.5pt"/>
    </style:style>
    <style:style style:name="T28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4" style:parent-style-name="DefaultParagraphFont" style:family="text">
      <style:text-properties style:font-name-asian="Times New Roman" style:font-name-complex="Times New Roman" fo:color="#000000" fo:font-size="8.5pt" style:font-size-asian="8.5pt" style:font-size-complex="8.5pt"/>
    </style:style>
    <style:style style:name="T28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6" style:parent-style-name="DefaultParagraphFont" style:family="text">
      <style:text-properties style:font-name-asian="Times New Roman" style:font-name-complex="Times New Roman" fo:color="#000000" fo:font-size="8.5pt" style:font-size-asian="8.5pt" style:font-size-complex="8.5pt"/>
    </style:style>
    <style:style style:name="T28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8" style:parent-style-name="DefaultParagraphFont" style:family="text">
      <style:text-properties style:font-name-asian="Times New Roman" style:font-name-complex="Times New Roman" fo:color="#000000" fo:font-size="8.5pt" style:font-size-asian="8.5pt" style:font-size-complex="8.5pt"/>
    </style:style>
    <style:style style:name="T28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0" style:parent-style-name="DefaultParagraphFont" style:family="text">
      <style:text-properties style:font-name-asian="Times New Roman" style:font-name-complex="Times New Roman" fo:color="#000000" fo:font-size="8.5pt" style:font-size-asian="8.5pt" style:font-size-complex="8.5pt"/>
    </style:style>
    <style:style style:name="T28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2" style:parent-style-name="DefaultParagraphFont" style:family="text">
      <style:text-properties style:font-name-asian="Times New Roman" style:font-name-complex="Times New Roman" fo:color="#000000" fo:font-size="8.5pt" style:font-size-asian="8.5pt" style:font-size-complex="8.5pt"/>
    </style:style>
    <style:style style:name="T28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4" style:parent-style-name="DefaultParagraphFont" style:family="text">
      <style:text-properties style:font-name-asian="Times New Roman" style:font-name-complex="Times New Roman" fo:color="#000000" fo:font-size="8.5pt" style:font-size-asian="8.5pt" style:font-size-complex="8.5pt"/>
    </style:style>
    <style:style style:name="T286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66" style:parent-style-name="DefaultParagraphFont" style:family="text">
      <style:text-properties style:font-name-asian="Times New Roman" style:font-name-complex="Times New Roman" fo:color="#000000" fo:font-size="8.5pt" style:font-size-asian="8.5pt" style:font-size-complex="8.5pt"/>
    </style:style>
    <style:style style:name="T28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8" style:parent-style-name="DefaultParagraphFont" style:family="text">
      <style:text-properties style:font-name-asian="Times New Roman" style:font-name-complex="Times New Roman" fo:color="#000000" fo:font-size="8.5pt" style:font-size-asian="8.5pt" style:font-size-complex="8.5pt"/>
    </style:style>
    <style:style style:name="T28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0" style:parent-style-name="DefaultParagraphFont" style:family="text">
      <style:text-properties style:font-name-asian="Times New Roman" style:font-name-complex="Times New Roman" fo:color="#000000" fo:font-size="8.5pt" style:font-size-asian="8.5pt" style:font-size-complex="8.5pt"/>
    </style:style>
    <style:style style:name="T28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2" style:parent-style-name="DefaultParagraphFont" style:family="text">
      <style:text-properties style:font-name-asian="Times New Roman" style:font-name-complex="Times New Roman" fo:color="#000000" fo:font-size="8.5pt" style:font-size-asian="8.5pt" style:font-size-complex="8.5pt"/>
    </style:style>
    <style:style style:name="T28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4" style:parent-style-name="DefaultParagraphFont" style:family="text">
      <style:text-properties style:font-name-asian="Times New Roman" style:font-name-complex="Times New Roman" fo:color="#000000" fo:font-size="8.5pt" style:font-size-asian="8.5pt" style:font-size-complex="8.5pt"/>
    </style:style>
    <style:style style:name="T2875" style:parent-style-name="DefaultParagraphFont" style:family="text">
      <style:text-properties style:font-name-asian="Times New Roman" style:font-name-complex="Times New Roman" fo:color="#000000" fo:font-size="8.5pt" style:font-size-asian="8.5pt" style:font-size-complex="8.5pt"/>
    </style:style>
    <style:style style:name="T28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7" style:parent-style-name="DefaultParagraphFont" style:family="text">
      <style:text-properties style:font-name-asian="Times New Roman" style:font-name-complex="Times New Roman" fo:color="#000000" fo:font-size="8.5pt" style:font-size-asian="8.5pt" style:font-size-complex="8.5pt"/>
    </style:style>
    <style:style style:name="T28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9" style:parent-style-name="DefaultParagraphFont" style:family="text">
      <style:text-properties style:font-name-asian="Times New Roman" style:font-name-complex="Times New Roman" fo:color="#000000" fo:font-size="8.5pt" style:font-size-asian="8.5pt" style:font-size-complex="8.5pt"/>
    </style:style>
    <style:style style:name="T28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1" style:parent-style-name="DefaultParagraphFont" style:family="text">
      <style:text-properties style:font-name-asian="Times New Roman" style:font-name-complex="Times New Roman" fo:color="#000000" fo:font-size="8.5pt" style:font-size-asian="8.5pt" style:font-size-complex="8.5pt"/>
    </style:style>
    <style:style style:name="T28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3" style:parent-style-name="DefaultParagraphFont" style:family="text">
      <style:text-properties style:font-name-asian="Times New Roman" style:font-name-complex="Times New Roman" fo:color="#000000" fo:font-size="8.5pt" style:font-size-asian="8.5pt" style:font-size-complex="8.5pt"/>
    </style:style>
    <style:style style:name="T28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5" style:parent-style-name="DefaultParagraphFont" style:family="text">
      <style:text-properties style:font-name-asian="Times New Roman" style:font-name-complex="Times New Roman" fo:color="#000000" fo:font-size="8.5pt" style:font-size-asian="8.5pt" style:font-size-complex="8.5pt"/>
    </style:style>
    <style:style style:name="T28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7" style:parent-style-name="DefaultParagraphFont" style:family="text">
      <style:text-properties style:font-name-asian="Times New Roman" style:font-name-complex="Times New Roman" fo:color="#000000" fo:font-size="8.5pt" style:font-size-asian="8.5pt" style:font-size-complex="8.5pt"/>
    </style:style>
    <style:style style:name="T28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9" style:parent-style-name="DefaultParagraphFont" style:family="text">
      <style:text-properties style:font-name-asian="Times New Roman" style:font-name-complex="Times New Roman" fo:color="#000000" fo:font-size="8.5pt" style:font-size-asian="8.5pt" style:font-size-complex="8.5pt"/>
    </style:style>
    <style:style style:name="T28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1" style:parent-style-name="DefaultParagraphFont" style:family="text">
      <style:text-properties style:font-name-asian="Times New Roman" style:font-name-complex="Times New Roman" fo:color="#000000" fo:font-size="8.5pt" style:font-size-asian="8.5pt" style:font-size-complex="8.5pt"/>
    </style:style>
    <style:style style:name="T28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3" style:parent-style-name="DefaultParagraphFont" style:family="text">
      <style:text-properties style:font-name-asian="Times New Roman" style:font-name-complex="Times New Roman" fo:color="#000000" fo:font-size="8.5pt" style:font-size-asian="8.5pt" style:font-size-complex="8.5pt"/>
    </style:style>
    <style:style style:name="T28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5" style:parent-style-name="DefaultParagraphFont" style:family="text">
      <style:text-properties style:font-name-asian="Times New Roman" style:font-name-complex="Times New Roman" fo:color="#000000" fo:font-size="8.5pt" style:font-size-asian="8.5pt" style:font-size-complex="8.5pt"/>
    </style:style>
    <style:style style:name="P2896" style:parent-style-name="Standard"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TableCell2897" style:family="table-cell">
      <style:table-cell-properties fo:border="none" fo:padding-top="0.0381in" fo:padding-left="0.0381in" fo:padding-bottom="0.0381in" fo:padding-right="0.0381in"/>
    </style:style>
    <style:style style:name="P289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2899" style:parent-style-name="Standard" style:family="paragraph">
      <style:paragraph-properties style:text-autospace="none" fo:margin-top="0.0208in" fo:margin-right="0.0312in"/>
    </style:style>
    <style:style style:name="T29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01" style:parent-style-name="DefaultParagraphFont" style:family="text">
      <style:text-properties style:font-name="Gentium" style:font-name-asian="Gentium" style:font-name-complex="Gentium" fo:color="#000000" fo:font-size="8.5pt" style:font-size-asian="8.5pt" style:font-size-complex="8.5pt"/>
    </style:style>
    <style:style style:name="T29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03" style:parent-style-name="DefaultParagraphFont" style:family="text">
      <style:text-properties style:font-name="Gentium" style:font-name-asian="Gentium" style:font-name-complex="Gentium" fo:color="#000000" fo:font-size="8.5pt" style:font-size-asian="8.5pt" style:font-size-complex="8.5pt"/>
    </style:style>
    <style:style style:name="T29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05" style:parent-style-name="DefaultParagraphFont" style:family="text">
      <style:text-properties style:font-name="Gentium" style:font-name-asian="Gentium" style:font-name-complex="Gentium" fo:color="#000000" fo:font-size="8.5pt" style:font-size-asian="8.5pt" style:font-size-complex="8.5pt"/>
    </style:style>
    <style:style style:name="T2906" style:parent-style-name="DefaultParagraphFont" style:family="text">
      <style:text-properties style:font-name="Gentium" style:font-name-asian="Gentium" style:font-name-complex="Times New Roman" fo:color="#000000" fo:font-size="8.5pt" style:font-size-asian="8.5pt" style:font-size-complex="8.5pt"/>
    </style:style>
    <style:style style:name="T2907" style:parent-style-name="DefaultParagraphFont" style:family="text">
      <style:text-properties style:font-name="Gentium" style:font-name-asian="Gentium" style:font-name-complex="Gentium" fo:color="#000000" fo:font-size="8.5pt" style:font-size-asian="8.5pt" style:font-size-complex="8.5pt"/>
    </style:style>
    <style:style style:name="T29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09" style:parent-style-name="DefaultParagraphFont" style:family="text">
      <style:text-properties style:font-name="Gentium" style:font-name-asian="Gentium" style:font-name-complex="Gentium" fo:color="#000000" fo:font-size="8.5pt" style:font-size-asian="8.5pt" style:font-size-complex="8.5pt"/>
    </style:style>
    <style:style style:name="T2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11" style:parent-style-name="DefaultParagraphFont" style:family="text">
      <style:text-properties style:font-name="Gentium" style:font-name-asian="Gentium" style:font-name-complex="Gentium" fo:color="#000000" fo:font-size="8.5pt" style:font-size-asian="8.5pt" style:font-size-complex="8.5pt"/>
    </style:style>
    <style:style style:name="T2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13" style:parent-style-name="DefaultParagraphFont" style:family="text">
      <style:text-properties style:font-name="Gentium" style:font-name-asian="Gentium" style:font-name-complex="Gentium" fo:color="#000000" fo:font-size="8.5pt" style:font-size-asian="8.5pt" style:font-size-complex="8.5pt"/>
    </style:style>
    <style:style style:name="T2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15" style:parent-style-name="DefaultParagraphFont" style:family="text">
      <style:text-properties style:font-name="Gentium" style:font-name-asian="Gentium" style:font-name-complex="Gentium" fo:color="#000000" fo:font-size="8.5pt" style:font-size-asian="8.5pt" style:font-size-complex="8.5pt"/>
    </style:style>
    <style:style style:name="T2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17" style:parent-style-name="DefaultParagraphFont" style:family="text">
      <style:text-properties style:font-name="Gentium" style:font-name-asian="Gentium" style:font-name-complex="Gentium" fo:color="#000000" fo:font-size="8.5pt" style:font-size-asian="8.5pt" style:font-size-complex="8.5pt"/>
    </style:style>
    <style:style style:name="T2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19" style:parent-style-name="DefaultParagraphFont" style:family="text">
      <style:text-properties style:font-name="Gentium" style:font-name-asian="Gentium" style:font-name-complex="Gentium" fo:color="#000000" fo:font-size="8.5pt" style:font-size-asian="8.5pt" style:font-size-complex="8.5pt"/>
    </style:style>
    <style:style style:name="T2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21" style:parent-style-name="DefaultParagraphFont" style:family="text">
      <style:text-properties style:font-name="Gentium" style:font-name-asian="Gentium" style:font-name-complex="Gentium" fo:color="#000000" fo:font-size="8.5pt" style:font-size-asian="8.5pt" style:font-size-complex="8.5pt"/>
    </style:style>
    <style:style style:name="T2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23" style:parent-style-name="DefaultParagraphFont" style:family="text">
      <style:text-properties style:font-name="Gentium" style:font-name-asian="Gentium" style:font-name-complex="Gentium" fo:color="#000000" fo:font-size="8.5pt" style:font-size-asian="8.5pt" style:font-size-complex="8.5pt"/>
    </style:style>
    <style:style style:name="T2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25" style:parent-style-name="DefaultParagraphFont" style:family="text">
      <style:text-properties style:font-name="Gentium" style:font-name-asian="Gentium" style:font-name-complex="Gentium" fo:color="#000000" fo:font-size="8.5pt" style:font-size-asian="8.5pt" style:font-size-complex="8.5pt"/>
    </style:style>
    <style:style style:name="T2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27" style:parent-style-name="DefaultParagraphFont" style:family="text">
      <style:text-properties style:font-name="Gentium" style:font-name-asian="Gentium" style:font-name-complex="Gentium" fo:color="#000000" fo:font-size="8.5pt" style:font-size-asian="8.5pt" style:font-size-complex="8.5pt"/>
    </style:style>
    <style:style style:name="T2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29" style:parent-style-name="DefaultParagraphFont" style:family="text">
      <style:text-properties style:font-name="Gentium" style:font-name-asian="Gentium" style:font-name-complex="Gentium" fo:color="#000000" fo:font-size="8.5pt" style:font-size-asian="8.5pt" style:font-size-complex="8.5pt"/>
    </style:style>
    <style:style style:name="T29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31" style:parent-style-name="DefaultParagraphFont" style:family="text">
      <style:text-properties style:font-name="Gentium" style:font-name-asian="Gentium" style:font-name-complex="Gentium" fo:color="#000000" fo:font-size="8.5pt" style:font-size-asian="8.5pt" style:font-size-complex="8.5pt"/>
    </style:style>
    <style:style style:name="T2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33" style:parent-style-name="DefaultParagraphFont" style:family="text">
      <style:text-properties style:font-name="Gentium" style:font-name-asian="Gentium" style:font-name-complex="Gentium" fo:color="#000000" fo:font-size="8.5pt" style:font-size-asian="8.5pt" style:font-size-complex="8.5pt"/>
    </style:style>
    <style:style style:name="T29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35" style:parent-style-name="DefaultParagraphFont" style:family="text">
      <style:text-properties style:font-name="Gentium" style:font-name-asian="Gentium" style:font-name-complex="Gentium" fo:color="#000000" fo:font-size="8.5pt" style:font-size-asian="8.5pt" style:font-size-complex="8.5pt"/>
    </style:style>
    <style:style style:name="T29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37" style:parent-style-name="DefaultParagraphFont" style:family="text">
      <style:text-properties style:font-name="Gentium" style:font-name-asian="Gentium" style:font-name-complex="Gentium" fo:color="#000000" fo:font-size="8.5pt" style:font-size-asian="8.5pt" style:font-size-complex="8.5pt"/>
    </style:style>
    <style:style style:name="T29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39" style:parent-style-name="DefaultParagraphFont" style:family="text">
      <style:text-properties style:font-name="Gentium" style:font-name-asian="Gentium" style:font-name-complex="Gentium" fo:color="#000000" fo:font-size="8.5pt" style:font-size-asian="8.5pt" style:font-size-complex="8.5pt"/>
    </style:style>
    <style:style style:name="T29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41" style:parent-style-name="DefaultParagraphFont" style:family="text">
      <style:text-properties style:font-name="Gentium" style:font-name-asian="Gentium" style:font-name-complex="Gentium" fo:color="#000000" fo:font-size="8.5pt" style:font-size-asian="8.5pt" style:font-size-complex="8.5pt"/>
    </style:style>
    <style:style style:name="T29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43" style:parent-style-name="DefaultParagraphFont" style:family="text">
      <style:text-properties style:font-name="Gentium" style:font-name-asian="Gentium" style:font-name-complex="Gentium" fo:color="#000000" fo:font-size="8.5pt" style:font-size-asian="8.5pt" style:font-size-complex="8.5pt"/>
    </style:style>
    <style:style style:name="T29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45" style:parent-style-name="DefaultParagraphFont" style:family="text">
      <style:text-properties style:font-name="Gentium" style:font-name-asian="Gentium" style:font-name-complex="Gentium" fo:color="#000000" fo:font-size="8.5pt" style:font-size-asian="8.5pt" style:font-size-complex="8.5pt"/>
    </style:style>
    <style:style style:name="P2946"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2947" style:parent-style-name="Standard" style:family="paragraph">
      <style:paragraph-properties style:text-autospace="none" fo:margin-top="0.0208in" fo:margin-right="0.0312in"/>
    </style:style>
    <style:style style:name="T29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49" style:parent-style-name="DefaultParagraphFont" style:family="text">
      <style:text-properties style:font-name="Gentium" style:font-name-asian="Gentium" style:font-name-complex="Gentium" fo:color="#000000" fo:font-size="8.5pt" style:font-size-asian="8.5pt" style:font-size-complex="8.5pt"/>
    </style:style>
    <style:style style:name="T29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51" style:parent-style-name="DefaultParagraphFont" style:family="text">
      <style:text-properties style:font-name="Gentium" style:font-name-asian="Gentium" style:font-name-complex="Gentium" fo:color="#000000" fo:font-size="8.5pt" style:font-size-asian="8.5pt" style:font-size-complex="8.5pt"/>
    </style:style>
    <style:style style:name="T29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53" style:parent-style-name="DefaultParagraphFont" style:family="text">
      <style:text-properties style:font-name="Gentium" style:font-name-asian="Gentium" style:font-name-complex="Gentium" fo:color="#000000" fo:font-size="8.5pt" style:font-size-asian="8.5pt" style:font-size-complex="8.5pt"/>
    </style:style>
    <style:style style:name="T29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55" style:parent-style-name="DefaultParagraphFont" style:family="text">
      <style:text-properties style:font-name="Gentium" style:font-name-asian="Gentium" style:font-name-complex="Gentium" fo:color="#000000" fo:font-size="8.5pt" style:font-size-asian="8.5pt" style:font-size-complex="8.5pt"/>
    </style:style>
    <style:style style:name="T29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57" style:parent-style-name="DefaultParagraphFont" style:family="text">
      <style:text-properties style:font-name="Gentium" style:font-name-asian="Gentium" style:font-name-complex="Gentium" fo:color="#000000" fo:font-size="8.5pt" style:font-size-asian="8.5pt" style:font-size-complex="8.5pt"/>
    </style:style>
    <style:style style:name="T29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59" style:parent-style-name="DefaultParagraphFont" style:family="text">
      <style:text-properties style:font-name="Gentium" style:font-name-asian="Gentium" style:font-name-complex="Gentium" fo:color="#000000" fo:font-size="8.5pt" style:font-size-asian="8.5pt" style:font-size-complex="8.5pt"/>
    </style:style>
    <style:style style:name="T29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61" style:parent-style-name="DefaultParagraphFont" style:family="text">
      <style:text-properties style:font-name="Gentium" style:font-name-asian="Gentium" style:font-name-complex="Gentium" fo:color="#000000" fo:font-size="8.5pt" style:font-size-asian="8.5pt" style:font-size-complex="8.5pt"/>
    </style:style>
    <style:style style:name="T29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63" style:parent-style-name="DefaultParagraphFont" style:family="text">
      <style:text-properties style:font-name="Gentium" style:font-name-asian="Gentium" style:font-name-complex="Gentium" fo:color="#000000" fo:font-size="8.5pt" style:font-size-asian="8.5pt" style:font-size-complex="8.5pt"/>
    </style:style>
    <style:style style:name="T29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65" style:parent-style-name="DefaultParagraphFont" style:family="text">
      <style:text-properties style:font-name="Gentium" style:font-name-asian="Gentium" style:font-name-complex="Gentium" fo:color="#000000" fo:font-size="8.5pt" style:font-size-asian="8.5pt" style:font-size-complex="8.5pt"/>
    </style:style>
    <style:style style:name="T29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67" style:parent-style-name="DefaultParagraphFont" style:family="text">
      <style:text-properties style:font-name="Gentium" style:font-name-asian="Gentium" style:font-name-complex="Gentium" fo:color="#000000" fo:font-size="8.5pt" style:font-size-asian="8.5pt" style:font-size-complex="8.5pt"/>
    </style:style>
    <style:style style:name="T29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69" style:parent-style-name="DefaultParagraphFont" style:family="text">
      <style:text-properties style:font-name="Gentium" style:font-name-asian="Gentium" style:font-name-complex="Gentium" fo:color="#000000" fo:font-size="8.5pt" style:font-size-asian="8.5pt" style:font-size-complex="8.5pt"/>
    </style:style>
    <style:style style:name="T29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71" style:parent-style-name="DefaultParagraphFont" style:family="text">
      <style:text-properties style:font-name="Gentium" style:font-name-asian="Gentium" style:font-name-complex="Gentium" fo:color="#000000" fo:font-size="8.5pt" style:font-size-asian="8.5pt" style:font-size-complex="8.5pt"/>
    </style:style>
    <style:style style:name="T29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73" style:parent-style-name="DefaultParagraphFont" style:family="text">
      <style:text-properties style:font-name="Gentium" style:font-name-asian="Gentium" style:font-name-complex="Gentium" fo:color="#000000" fo:font-size="8.5pt" style:font-size-asian="8.5pt" style:font-size-complex="8.5pt"/>
    </style:style>
    <style:style style:name="T29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75" style:parent-style-name="DefaultParagraphFont" style:family="text">
      <style:text-properties style:font-name="Gentium" style:font-name-asian="Gentium" style:font-name-complex="Gentium" fo:color="#000000" fo:font-size="8.5pt" style:font-size-asian="8.5pt" style:font-size-complex="8.5pt"/>
    </style:style>
    <style:style style:name="T29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77" style:parent-style-name="DefaultParagraphFont" style:family="text">
      <style:text-properties style:font-name="Gentium" style:font-name-asian="Gentium" style:font-name-complex="Gentium" fo:color="#000000" fo:font-size="8.5pt" style:font-size-asian="8.5pt" style:font-size-complex="8.5pt"/>
    </style:style>
    <style:style style:name="T29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79" style:parent-style-name="DefaultParagraphFont" style:family="text">
      <style:text-properties style:font-name="Gentium" style:font-name-asian="Gentium" style:font-name-complex="Gentium" fo:color="#000000" fo:font-size="8.5pt" style:font-size-asian="8.5pt" style:font-size-complex="8.5pt"/>
    </style:style>
    <style:style style:name="T29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81" style:parent-style-name="DefaultParagraphFont" style:family="text">
      <style:text-properties style:font-name="Gentium" style:font-name-asian="Gentium" style:font-name-complex="Gentium" fo:color="#000000" fo:font-size="8.5pt" style:font-size-asian="8.5pt" style:font-size-complex="8.5pt"/>
    </style:style>
    <style:style style:name="T29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84" style:parent-style-name="DefaultParagraphFont" style:family="text">
      <style:text-properties style:font-name="Gentium" style:font-name-asian="Gentium" style:font-name-complex="Gentium" fo:color="#000000" fo:font-size="8.5pt" style:font-size-asian="8.5pt" style:font-size-complex="8.5pt"/>
    </style:style>
    <style:style style:name="T29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86" style:parent-style-name="DefaultParagraphFont" style:family="text">
      <style:text-properties style:font-name="Gentium" style:font-name-asian="Gentium" style:font-name-complex="Gentium" fo:color="#000000" fo:font-size="8.5pt" style:font-size-asian="8.5pt" style:font-size-complex="8.5pt"/>
    </style:style>
    <style:style style:name="T29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88" style:parent-style-name="DefaultParagraphFont" style:family="text">
      <style:text-properties style:font-name="Gentium" style:font-name-asian="Gentium" style:font-name-complex="Gentium" fo:color="#000000" fo:font-size="8.5pt" style:font-size-asian="8.5pt" style:font-size-complex="8.5pt"/>
    </style:style>
    <style:style style:name="T29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90" style:parent-style-name="DefaultParagraphFont" style:family="text">
      <style:text-properties style:font-name="Gentium" style:font-name-asian="Gentium" style:font-name-complex="Gentium" fo:color="#000000" fo:font-size="8.5pt" style:font-size-asian="8.5pt" style:font-size-complex="8.5pt"/>
    </style:style>
    <style:style style:name="T29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92" style:parent-style-name="DefaultParagraphFont" style:family="text">
      <style:text-properties style:font-name="Gentium" style:font-name-asian="Gentium" style:font-name-complex="Gentium" fo:color="#000000" fo:font-size="8.5pt" style:font-size-asian="8.5pt" style:font-size-complex="8.5pt"/>
    </style:style>
    <style:style style:name="T29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94" style:parent-style-name="DefaultParagraphFont" style:family="text">
      <style:text-properties style:font-name="Gentium" style:font-name-asian="Gentium" style:font-name-complex="Gentium" fo:color="#000000" fo:font-size="8.5pt" style:font-size-asian="8.5pt" style:font-size-complex="8.5pt"/>
    </style:style>
    <style:style style:name="T29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96" style:parent-style-name="DefaultParagraphFont" style:family="text">
      <style:text-properties style:font-name="Gentium" style:font-name-asian="Gentium" style:font-name-complex="Gentium" fo:color="#000000" fo:font-size="8.5pt" style:font-size-asian="8.5pt" style:font-size-complex="8.5pt"/>
    </style:style>
    <style:style style:name="T29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2998" style:parent-style-name="DefaultParagraphFont" style:family="text">
      <style:text-properties style:font-name="Gentium" style:font-name-asian="Gentium" style:font-name-complex="Gentium" fo:color="#000000" fo:font-size="8.5pt" style:font-size-asian="8.5pt" style:font-size-complex="8.5pt"/>
    </style:style>
    <style:style style:name="P2999"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000" style:parent-style-name="Standard" style:family="paragraph">
      <style:paragraph-properties style:text-autospace="none" fo:margin-top="0.0208in" fo:margin-right="0.0312in"/>
    </style:style>
    <style:style style:name="T30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02" style:parent-style-name="DefaultParagraphFont" style:family="text">
      <style:text-properties style:font-name="Gentium" style:font-name-asian="Gentium" style:font-name-complex="Gentium" fo:color="#000000" fo:font-size="8.5pt" style:font-size-asian="8.5pt" style:font-size-complex="8.5pt"/>
    </style:style>
    <style:style style:name="T30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04" style:parent-style-name="DefaultParagraphFont" style:family="text">
      <style:text-properties style:font-name="Gentium" style:font-name-asian="Gentium" style:font-name-complex="Gentium" fo:color="#000000" fo:font-size="8.5pt" style:font-size-asian="8.5pt" style:font-size-complex="8.5pt"/>
    </style:style>
    <style:style style:name="T30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06" style:parent-style-name="DefaultParagraphFont" style:family="text">
      <style:text-properties style:font-name="Gentium" style:font-name-asian="Gentium" style:font-name-complex="Gentium" fo:color="#000000" fo:font-size="8.5pt" style:font-size-asian="8.5pt" style:font-size-complex="8.5pt"/>
    </style:style>
    <style:style style:name="T30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08" style:parent-style-name="DefaultParagraphFont" style:family="text">
      <style:text-properties style:font-name="Gentium" style:font-name-asian="Gentium" style:font-name-complex="Gentium" fo:color="#000000" fo:font-size="8.5pt" style:font-size-asian="8.5pt" style:font-size-complex="8.5pt"/>
    </style:style>
    <style:style style:name="T30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10" style:parent-style-name="DefaultParagraphFont" style:family="text">
      <style:text-properties style:font-name="Gentium" style:font-name-asian="Gentium" style:font-name-complex="Gentium" fo:color="#000000" fo:font-size="8.5pt" style:font-size-asian="8.5pt" style:font-size-complex="8.5pt"/>
    </style:style>
    <style:style style:name="T30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12" style:parent-style-name="DefaultParagraphFont" style:family="text">
      <style:text-properties style:font-name="Gentium" style:font-name-asian="Gentium" style:font-name-complex="Gentium" fo:color="#000000" fo:font-size="8.5pt" style:font-size-asian="8.5pt" style:font-size-complex="8.5pt"/>
    </style:style>
    <style:style style:name="T30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14" style:parent-style-name="DefaultParagraphFont" style:family="text">
      <style:text-properties style:font-name="Gentium" style:font-name-asian="Gentium" style:font-name-complex="Gentium" fo:color="#000000" fo:font-size="8.5pt" style:font-size-asian="8.5pt" style:font-size-complex="8.5pt"/>
    </style:style>
    <style:style style:name="T30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16" style:parent-style-name="DefaultParagraphFont" style:family="text">
      <style:text-properties style:font-name="Gentium" style:font-name-asian="Gentium" style:font-name-complex="Gentium" fo:color="#000000" fo:font-size="8.5pt" style:font-size-asian="8.5pt" style:font-size-complex="8.5pt"/>
    </style:style>
    <style:style style:name="T30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18" style:parent-style-name="DefaultParagraphFont" style:family="text">
      <style:text-properties style:font-name="Gentium" style:font-name-asian="Gentium" style:font-name-complex="Gentium" fo:color="#000000" fo:font-size="8.5pt" style:font-size-asian="8.5pt" style:font-size-complex="8.5pt"/>
    </style:style>
    <style:style style:name="T30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20" style:parent-style-name="DefaultParagraphFont" style:family="text">
      <style:text-properties style:font-name="Gentium" style:font-name-asian="Gentium" style:font-name-complex="Gentium" fo:color="#000000" fo:font-size="8.5pt" style:font-size-asian="8.5pt" style:font-size-complex="8.5pt"/>
    </style:style>
    <style:style style:name="T30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22" style:parent-style-name="DefaultParagraphFont" style:family="text">
      <style:text-properties style:font-name="Gentium" style:font-name-asian="Gentium" style:font-name-complex="Gentium" fo:color="#000000" fo:font-size="8.5pt" style:font-size-asian="8.5pt" style:font-size-complex="8.5pt"/>
    </style:style>
    <style:style style:name="T3023" style:parent-style-name="DefaultParagraphFont" style:family="text">
      <style:text-properties style:font-name="Gentium" style:font-name-asian="Gentium" style:font-name-complex="Gentium" fo:color="#000000" fo:font-size="8.5pt" style:font-size-asian="8.5pt" style:font-size-complex="8.5pt"/>
    </style:style>
    <style:style style:name="T30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25" style:parent-style-name="DefaultParagraphFont" style:family="text">
      <style:text-properties style:font-name="Gentium" style:font-name-asian="Gentium" style:font-name-complex="Gentium" fo:color="#000000" fo:font-size="8.5pt" style:font-size-asian="8.5pt" style:font-size-complex="8.5pt"/>
    </style:style>
    <style:style style:name="T30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27" style:parent-style-name="DefaultParagraphFont" style:family="text">
      <style:text-properties style:font-name="Gentium" style:font-name-asian="Gentium" style:font-name-complex="Gentium" fo:color="#000000" fo:font-size="8.5pt" style:font-size-asian="8.5pt" style:font-size-complex="8.5pt"/>
    </style:style>
    <style:style style:name="T30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29" style:parent-style-name="DefaultParagraphFont" style:family="text">
      <style:text-properties style:font-name="Gentium" style:font-name-asian="Gentium" style:font-name-complex="Gentium" fo:color="#000000" fo:font-size="8.5pt" style:font-size-asian="8.5pt" style:font-size-complex="8.5pt"/>
    </style:style>
    <style:style style:name="T30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31" style:parent-style-name="DefaultParagraphFont" style:family="text">
      <style:text-properties style:font-name="Gentium" style:font-name-asian="Gentium" style:font-name-complex="Gentium" fo:color="#000000" fo:font-size="8.5pt" style:font-size-asian="8.5pt" style:font-size-complex="8.5pt"/>
    </style:style>
    <style:style style:name="T30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33" style:parent-style-name="DefaultParagraphFont" style:family="text">
      <style:text-properties style:font-name="Gentium" style:font-name-asian="Gentium" style:font-name-complex="Gentium" fo:color="#000000" fo:font-size="8.5pt" style:font-size-asian="8.5pt" style:font-size-complex="8.5pt"/>
    </style:style>
    <style:style style:name="T30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35" style:parent-style-name="DefaultParagraphFont" style:family="text">
      <style:text-properties style:font-name="Gentium" style:font-name-asian="Gentium" style:font-name-complex="Gentium" fo:color="#000000" fo:font-size="8.5pt" style:font-size-asian="8.5pt" style:font-size-complex="8.5pt"/>
    </style:style>
    <style:style style:name="T30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37" style:parent-style-name="DefaultParagraphFont" style:family="text">
      <style:text-properties style:font-name="Gentium" style:font-name-asian="Gentium" style:font-name-complex="Gentium" fo:color="#000000" fo:font-size="8.5pt" style:font-size-asian="8.5pt" style:font-size-complex="8.5pt"/>
    </style:style>
    <style:style style:name="T30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39" style:parent-style-name="DefaultParagraphFont" style:family="text">
      <style:text-properties style:font-name="Gentium" style:font-name-asian="Gentium" style:font-name-complex="Gentium" fo:color="#000000" fo:font-size="8.5pt" style:font-size-asian="8.5pt" style:font-size-complex="8.5pt"/>
    </style:style>
    <style:style style:name="T30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41" style:parent-style-name="DefaultParagraphFont" style:family="text">
      <style:text-properties style:font-name="Gentium" style:font-name-asian="Gentium" style:font-name-complex="Gentium" fo:color="#000000" fo:font-size="8.5pt" style:font-size-asian="8.5pt" style:font-size-complex="8.5pt"/>
    </style:style>
    <style:style style:name="T30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43" style:parent-style-name="DefaultParagraphFont" style:family="text">
      <style:text-properties style:font-name="Gentium" style:font-name-asian="Gentium" style:font-name-complex="Gentium" fo:color="#000000" fo:font-size="8.5pt" style:font-size-asian="8.5pt" style:font-size-complex="8.5pt"/>
    </style:style>
    <style:style style:name="T30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45" style:parent-style-name="DefaultParagraphFont" style:family="text">
      <style:text-properties style:font-name="Gentium" style:font-name-asian="Gentium" style:font-name-complex="Gentium" fo:color="#000000" fo:font-size="8.5pt" style:font-size-asian="8.5pt" style:font-size-complex="8.5pt"/>
    </style:style>
    <style:style style:name="P3046"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047" style:parent-style-name="Standard" style:family="paragraph">
      <style:paragraph-properties style:text-autospace="none" fo:margin-top="0.0208in" fo:margin-right="0.0312in"/>
    </style:style>
    <style:style style:name="T30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49" style:parent-style-name="DefaultParagraphFont" style:family="text">
      <style:text-properties style:font-name="Gentium" style:font-name-asian="Gentium" style:font-name-complex="Gentium" fo:color="#000000" fo:font-size="8.5pt" style:font-size-asian="8.5pt" style:font-size-complex="8.5pt"/>
    </style:style>
    <style:style style:name="T30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51" style:parent-style-name="DefaultParagraphFont" style:family="text">
      <style:text-properties style:font-name="Gentium" style:font-name-asian="Gentium" style:font-name-complex="Gentium" fo:color="#000000" fo:font-size="8.5pt" style:font-size-asian="8.5pt" style:font-size-complex="8.5pt"/>
    </style:style>
    <style:style style:name="T30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53" style:parent-style-name="DefaultParagraphFont" style:family="text">
      <style:text-properties style:font-name="Gentium" style:font-name-asian="Gentium" style:font-name-complex="Gentium" fo:color="#000000" fo:font-size="8.5pt" style:font-size-asian="8.5pt" style:font-size-complex="8.5pt"/>
    </style:style>
    <style:style style:name="T30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55" style:parent-style-name="DefaultParagraphFont" style:family="text">
      <style:text-properties style:font-name="Gentium" style:font-name-asian="Gentium" style:font-name-complex="Gentium" fo:color="#000000" fo:font-size="8.5pt" style:font-size-asian="8.5pt" style:font-size-complex="8.5pt"/>
    </style:style>
    <style:style style:name="T3056" style:parent-style-name="DefaultParagraphFont" style:family="text">
      <style:text-properties style:font-name="Gentium" style:font-name-asian="Gentium" style:font-name-complex="Gentium" fo:color="#000000" fo:font-size="8.5pt" style:font-size-asian="8.5pt" style:font-size-complex="8.5pt"/>
    </style:style>
    <style:style style:name="T30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58" style:parent-style-name="DefaultParagraphFont" style:family="text">
      <style:text-properties style:font-name="Gentium" style:font-name-asian="Gentium" style:font-name-complex="Gentium" fo:color="#000000" fo:font-size="8.5pt" style:font-size-asian="8.5pt" style:font-size-complex="8.5pt"/>
    </style:style>
    <style:style style:name="T30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60" style:parent-style-name="DefaultParagraphFont" style:family="text">
      <style:text-properties style:font-name="Gentium" style:font-name-asian="Gentium" style:font-name-complex="Gentium" fo:color="#000000" fo:font-size="8.5pt" style:font-size-asian="8.5pt" style:font-size-complex="8.5pt"/>
    </style:style>
    <style:style style:name="T30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62" style:parent-style-name="DefaultParagraphFont" style:family="text">
      <style:text-properties style:font-name="Gentium" style:font-name-asian="Gentium" style:font-name-complex="Gentium" fo:color="#000000" fo:font-size="8.5pt" style:font-size-asian="8.5pt" style:font-size-complex="8.5pt"/>
    </style:style>
    <style:style style:name="T30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64" style:parent-style-name="DefaultParagraphFont" style:family="text">
      <style:text-properties style:font-name="Gentium" style:font-name-asian="Gentium" style:font-name-complex="Gentium" fo:color="#000000" fo:font-size="8.5pt" style:font-size-asian="8.5pt" style:font-size-complex="8.5pt"/>
    </style:style>
    <style:style style:name="T30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66" style:parent-style-name="DefaultParagraphFont" style:family="text">
      <style:text-properties style:font-name="Gentium" style:font-name-asian="Gentium" style:font-name-complex="Gentium" fo:color="#000000" fo:font-size="8.5pt" style:font-size-asian="8.5pt" style:font-size-complex="8.5pt"/>
    </style:style>
    <style:style style:name="T30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68" style:parent-style-name="DefaultParagraphFont" style:family="text">
      <style:text-properties style:font-name="Gentium" style:font-name-asian="Gentium" style:font-name-complex="Gentium" fo:color="#000000" fo:font-size="8.5pt" style:font-size-asian="8.5pt" style:font-size-complex="8.5pt"/>
    </style:style>
    <style:style style:name="T30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70" style:parent-style-name="DefaultParagraphFont" style:family="text">
      <style:text-properties style:font-name="Gentium" style:font-name-asian="Gentium" style:font-name-complex="Gentium" fo:color="#000000" fo:font-size="8.5pt" style:font-size-asian="8.5pt" style:font-size-complex="8.5pt"/>
    </style:style>
    <style:style style:name="T30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72" style:parent-style-name="DefaultParagraphFont" style:family="text">
      <style:text-properties style:font-name="Gentium" style:font-name-asian="Gentium" style:font-name-complex="Gentium" fo:color="#000000" fo:font-size="8.5pt" style:font-size-asian="8.5pt" style:font-size-complex="8.5pt"/>
    </style:style>
    <style:style style:name="T30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74" style:parent-style-name="DefaultParagraphFont" style:family="text">
      <style:text-properties style:font-name="Gentium" style:font-name-asian="Gentium" style:font-name-complex="Gentium" fo:color="#000000" fo:font-size="8.5pt" style:font-size-asian="8.5pt" style:font-size-complex="8.5pt"/>
    </style:style>
    <style:style style:name="T30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76" style:parent-style-name="DefaultParagraphFont" style:family="text">
      <style:text-properties style:font-name="Gentium" style:font-name-asian="Gentium" style:font-name-complex="Gentium" fo:color="#000000" fo:font-size="8.5pt" style:font-size-asian="8.5pt" style:font-size-complex="8.5pt"/>
    </style:style>
    <style:style style:name="T30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78" style:parent-style-name="DefaultParagraphFont" style:family="text">
      <style:text-properties style:font-name="Gentium" style:font-name-asian="Gentium" style:font-name-complex="Gentium" fo:color="#000000" fo:font-size="8.5pt" style:font-size-asian="8.5pt" style:font-size-complex="8.5pt"/>
    </style:style>
    <style:style style:name="T30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80" style:parent-style-name="DefaultParagraphFont" style:family="text">
      <style:text-properties style:font-name="Gentium" style:font-name-asian="Gentium" style:font-name-complex="Gentium" fo:color="#000000" fo:font-size="8.5pt" style:font-size-asian="8.5pt" style:font-size-complex="8.5pt"/>
    </style:style>
    <style:style style:name="T30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82" style:parent-style-name="DefaultParagraphFont" style:family="text">
      <style:text-properties style:font-name="Gentium" style:font-name-asian="Gentium" style:font-name-complex="Gentium" fo:color="#000000" fo:font-size="8.5pt" style:font-size-asian="8.5pt" style:font-size-complex="8.5pt"/>
    </style:style>
    <style:style style:name="T30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84" style:parent-style-name="DefaultParagraphFont" style:family="text">
      <style:text-properties style:font-name="Gentium" style:font-name-asian="Gentium" style:font-name-complex="Gentium" fo:color="#000000" fo:font-size="8.5pt" style:font-size-asian="8.5pt" style:font-size-complex="8.5pt"/>
    </style:style>
    <style:style style:name="T30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86" style:parent-style-name="DefaultParagraphFont" style:family="text">
      <style:text-properties style:font-name="Gentium" style:font-name-asian="Gentium" style:font-name-complex="Gentium" fo:color="#000000" fo:font-size="8.5pt" style:font-size-asian="8.5pt" style:font-size-complex="8.5pt"/>
    </style:style>
    <style:style style:name="T30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88" style:parent-style-name="DefaultParagraphFont" style:family="text">
      <style:text-properties style:font-name="Gentium" style:font-name-asian="Gentium" style:font-name-complex="Gentium" fo:color="#000000" fo:font-size="8.5pt" style:font-size-asian="8.5pt" style:font-size-complex="8.5pt"/>
    </style:style>
    <style:style style:name="T30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90" style:parent-style-name="DefaultParagraphFont" style:family="text">
      <style:text-properties style:font-name="Gentium" style:font-name-asian="Gentium" style:font-name-complex="Gentium" fo:color="#000000" fo:font-size="8.5pt" style:font-size-asian="8.5pt" style:font-size-complex="8.5pt"/>
    </style:style>
    <style:style style:name="T3091" style:parent-style-name="DefaultParagraphFont" style:family="text">
      <style:text-properties style:font-name="Gentium" style:font-name-asian="Gentium" style:font-name-complex="Gentium" fo:color="#000000" fo:font-size="8.5pt" style:font-size-asian="8.5pt" style:font-size-complex="8.5pt"/>
    </style:style>
    <style:style style:name="T3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93" style:parent-style-name="DefaultParagraphFont" style:family="text">
      <style:text-properties style:font-name="Gentium" style:font-name-asian="Gentium" style:font-name-complex="Gentium" fo:color="#000000" fo:font-size="8.5pt" style:font-size-asian="8.5pt" style:font-size-complex="8.5pt"/>
    </style:style>
    <style:style style:name="T3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95" style:parent-style-name="DefaultParagraphFont" style:family="text">
      <style:text-properties style:font-name="Gentium" style:font-name-asian="Gentium" style:font-name-complex="Gentium" fo:color="#000000" fo:font-size="8.5pt" style:font-size-asian="8.5pt" style:font-size-complex="8.5pt"/>
    </style:style>
    <style:style style:name="T3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97" style:parent-style-name="DefaultParagraphFont" style:family="text">
      <style:text-properties style:font-name="Gentium" style:font-name-asian="Gentium" style:font-name-complex="Gentium" fo:color="#000000" fo:font-size="8.5pt" style:font-size-asian="8.5pt" style:font-size-complex="8.5pt"/>
    </style:style>
    <style:style style:name="T3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099" style:parent-style-name="DefaultParagraphFont" style:family="text">
      <style:text-properties style:font-name="Gentium" style:font-name-asian="Gentium" style:font-name-complex="Gentium" fo:color="#000000" fo:font-size="8.5pt" style:font-size-asian="8.5pt" style:font-size-complex="8.5pt"/>
    </style:style>
    <style:style style:name="T3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01" style:parent-style-name="DefaultParagraphFont" style:family="text">
      <style:text-properties style:font-name="Gentium" style:font-name-asian="Gentium" style:font-name-complex="Gentium" fo:color="#000000" fo:font-size="8.5pt" style:font-size-asian="8.5pt" style:font-size-complex="8.5pt"/>
    </style:style>
    <style:style style:name="T3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03" style:parent-style-name="DefaultParagraphFont" style:family="text">
      <style:text-properties style:font-name="Gentium" style:font-name-asian="Gentium" style:font-name-complex="Gentium" fo:color="#000000" fo:font-size="8.5pt" style:font-size-asian="8.5pt" style:font-size-complex="8.5pt"/>
    </style:style>
    <style:style style:name="T31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05" style:parent-style-name="DefaultParagraphFont" style:family="text">
      <style:text-properties style:font-name="Gentium" style:font-name-asian="Gentium" style:font-name-complex="Gentium" fo:color="#000000" fo:font-size="8.5pt" style:font-size-asian="8.5pt" style:font-size-complex="8.5pt"/>
    </style:style>
    <style:style style:name="T31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07" style:parent-style-name="DefaultParagraphFont" style:family="text">
      <style:text-properties style:font-name="Gentium" style:font-name-asian="Gentium" style:font-name-complex="Gentium" fo:color="#000000" fo:font-size="8.5pt" style:font-size-asian="8.5pt" style:font-size-complex="8.5pt"/>
    </style:style>
    <style:style style:name="T31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09" style:parent-style-name="DefaultParagraphFont" style:family="text">
      <style:text-properties style:font-name="Gentium" style:font-name-asian="Gentium" style:font-name-complex="Gentium" fo:color="#000000" fo:font-size="8.5pt" style:font-size-asian="8.5pt" style:font-size-complex="8.5pt"/>
    </style:style>
    <style:style style:name="T31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11" style:parent-style-name="DefaultParagraphFont" style:family="text">
      <style:text-properties style:font-name="Gentium" style:font-name-asian="Gentium" style:font-name-complex="Gentium" fo:color="#000000" fo:font-size="8.5pt" style:font-size-asian="8.5pt" style:font-size-complex="8.5pt"/>
    </style:style>
    <style:style style:name="P311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113" style:parent-style-name="Standard" style:family="paragraph">
      <style:paragraph-properties style:text-autospace="none" fo:margin-top="0.0208in" fo:margin-right="0.0312in"/>
    </style:style>
    <style:style style:name="T31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15" style:parent-style-name="DefaultParagraphFont" style:family="text">
      <style:text-properties style:font-name="Gentium" style:font-name-asian="Gentium" style:font-name-complex="Gentium" fo:color="#000000" fo:font-size="8.5pt" style:font-size-asian="8.5pt" style:font-size-complex="8.5pt"/>
    </style:style>
    <style:style style:name="T31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17" style:parent-style-name="DefaultParagraphFont" style:family="text">
      <style:text-properties style:font-name="Gentium" style:font-name-asian="Gentium" style:font-name-complex="Gentium" fo:color="#000000" fo:font-size="8.5pt" style:font-size-asian="8.5pt" style:font-size-complex="8.5pt"/>
    </style:style>
    <style:style style:name="T31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19" style:parent-style-name="DefaultParagraphFont" style:family="text">
      <style:text-properties style:font-name="Gentium" style:font-name-asian="Gentium" style:font-name-complex="Gentium" fo:color="#000000" fo:font-size="8.5pt" style:font-size-asian="8.5pt" style:font-size-complex="8.5pt"/>
    </style:style>
    <style:style style:name="T31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21" style:parent-style-name="DefaultParagraphFont" style:family="text">
      <style:text-properties style:font-name="Gentium" style:font-name-asian="Gentium" style:font-name-complex="Gentium" fo:color="#000000" fo:font-size="8.5pt" style:font-size-asian="8.5pt" style:font-size-complex="8.5pt"/>
    </style:style>
    <style:style style:name="T31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23" style:parent-style-name="DefaultParagraphFont" style:family="text">
      <style:text-properties style:font-name="Gentium" style:font-name-asian="Gentium" style:font-name-complex="Gentium" fo:color="#000000" fo:font-size="8.5pt" style:font-size-asian="8.5pt" style:font-size-complex="8.5pt"/>
    </style:style>
    <style:style style:name="T31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25" style:parent-style-name="DefaultParagraphFont" style:family="text">
      <style:text-properties style:font-name="Gentium" style:font-name-asian="Gentium" style:font-name-complex="Gentium" fo:color="#000000" fo:font-size="8.5pt" style:font-size-asian="8.5pt" style:font-size-complex="8.5pt"/>
    </style:style>
    <style:style style:name="T31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27" style:parent-style-name="DefaultParagraphFont" style:family="text">
      <style:text-properties style:font-name="Gentium" style:font-name-asian="Gentium" style:font-name-complex="Gentium" fo:color="#000000" fo:font-size="8.5pt" style:font-size-asian="8.5pt" style:font-size-complex="8.5pt"/>
    </style:style>
    <style:style style:name="T31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29" style:parent-style-name="DefaultParagraphFont" style:family="text">
      <style:text-properties style:font-name="Gentium" style:font-name-asian="Gentium" style:font-name-complex="Gentium" fo:color="#000000" fo:font-size="8.5pt" style:font-size-asian="8.5pt" style:font-size-complex="8.5pt"/>
    </style:style>
    <style:style style:name="T3130" style:parent-style-name="DefaultParagraphFont" style:family="text">
      <style:text-properties style:font-name="Gentium" style:font-name-asian="Gentium" style:font-name-complex="Gentium" fo:color="#000000" fo:font-size="8.5pt" style:font-size-asian="8.5pt" style:font-size-complex="8.5pt"/>
    </style:style>
    <style:style style:name="T31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32" style:parent-style-name="DefaultParagraphFont" style:family="text">
      <style:text-properties style:font-name="Gentium" style:font-name-asian="Gentium" style:font-name-complex="Gentium" fo:color="#000000" fo:font-size="8.5pt" style:font-size-asian="8.5pt" style:font-size-complex="8.5pt"/>
    </style:style>
    <style:style style:name="T31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34" style:parent-style-name="DefaultParagraphFont" style:family="text">
      <style:text-properties style:font-name="Gentium" style:font-name-asian="Gentium" style:font-name-complex="Gentium" fo:color="#000000" fo:font-size="8.5pt" style:font-size-asian="8.5pt" style:font-size-complex="8.5pt"/>
    </style:style>
    <style:style style:name="T31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36" style:parent-style-name="DefaultParagraphFont" style:family="text">
      <style:text-properties style:font-name="Gentium" style:font-name-asian="Gentium" style:font-name-complex="Gentium" fo:color="#000000" fo:font-size="8.5pt" style:font-size-asian="8.5pt" style:font-size-complex="8.5pt"/>
    </style:style>
    <style:style style:name="T31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38" style:parent-style-name="DefaultParagraphFont" style:family="text">
      <style:text-properties style:font-name="Gentium" style:font-name-asian="Gentium" style:font-name-complex="Gentium" fo:color="#000000" fo:font-size="8.5pt" style:font-size-asian="8.5pt" style:font-size-complex="8.5pt"/>
    </style:style>
    <style:style style:name="T31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40" style:parent-style-name="DefaultParagraphFont" style:family="text">
      <style:text-properties style:font-name="Gentium" style:font-name-asian="Gentium" style:font-name-complex="Gentium" fo:color="#000000" fo:font-size="8.5pt" style:font-size-asian="8.5pt" style:font-size-complex="8.5pt"/>
    </style:style>
    <style:style style:name="T31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42" style:parent-style-name="DefaultParagraphFont" style:family="text">
      <style:text-properties style:font-name="Gentium" style:font-name-asian="Gentium" style:font-name-complex="Gentium" fo:color="#000000" fo:font-size="8.5pt" style:font-size-asian="8.5pt" style:font-size-complex="8.5pt"/>
    </style:style>
    <style:style style:name="T31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44" style:parent-style-name="DefaultParagraphFont" style:family="text">
      <style:text-properties style:font-name="Gentium" style:font-name-asian="Gentium" style:font-name-complex="Gentium" fo:color="#000000" fo:font-size="8.5pt" style:font-size-asian="8.5pt" style:font-size-complex="8.5pt"/>
    </style:style>
    <style:style style:name="T31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46" style:parent-style-name="DefaultParagraphFont" style:family="text">
      <style:text-properties style:font-name="Gentium" style:font-name-asian="Gentium" style:font-name-complex="Gentium" fo:color="#000000" fo:font-size="8.5pt" style:font-size-asian="8.5pt" style:font-size-complex="8.5pt"/>
    </style:style>
    <style:style style:name="T31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48" style:parent-style-name="DefaultParagraphFont" style:family="text">
      <style:text-properties style:font-name="Gentium" style:font-name-asian="Gentium" style:font-name-complex="Gentium" fo:color="#000000" fo:font-size="8.5pt" style:font-size-asian="8.5pt" style:font-size-complex="8.5pt"/>
    </style:style>
    <style:style style:name="T31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50" style:parent-style-name="DefaultParagraphFont" style:family="text">
      <style:text-properties style:font-name="Gentium" style:font-name-asian="Gentium" style:font-name-complex="Gentium" fo:color="#000000" fo:font-size="8.5pt" style:font-size-asian="8.5pt" style:font-size-complex="8.5pt"/>
    </style:style>
    <style:style style:name="T31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52" style:parent-style-name="DefaultParagraphFont" style:family="text">
      <style:text-properties style:font-name="Gentium" style:font-name-asian="Gentium" style:font-name-complex="Gentium" fo:color="#000000" fo:font-size="8.5pt" style:font-size-asian="8.5pt" style:font-size-complex="8.5pt"/>
    </style:style>
    <style:style style:name="T31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54" style:parent-style-name="DefaultParagraphFont" style:family="text">
      <style:text-properties style:font-name="Gentium" style:font-name-asian="Gentium" style:font-name-complex="Gentium" fo:color="#000000" fo:font-size="8.5pt" style:font-size-asian="8.5pt" style:font-size-complex="8.5pt"/>
    </style:style>
    <style:style style:name="T31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56" style:parent-style-name="DefaultParagraphFont" style:family="text">
      <style:text-properties style:font-name="Gentium" style:font-name-asian="Gentium" style:font-name-complex="Gentium" fo:color="#000000" fo:font-size="8.5pt" style:font-size-asian="8.5pt" style:font-size-complex="8.5pt"/>
    </style:style>
    <style:style style:name="T31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58" style:parent-style-name="DefaultParagraphFont" style:family="text">
      <style:text-properties style:font-name="Gentium" style:font-name-asian="Gentium" style:font-name-complex="Gentium" fo:color="#000000" fo:font-size="8.5pt" style:font-size-asian="8.5pt" style:font-size-complex="8.5pt"/>
    </style:style>
    <style:style style:name="T31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60" style:parent-style-name="DefaultParagraphFont" style:family="text">
      <style:text-properties style:font-name="Gentium" style:font-name-asian="Gentium" style:font-name-complex="Gentium" fo:color="#000000" fo:font-size="8.5pt" style:font-size-asian="8.5pt" style:font-size-complex="8.5pt"/>
    </style:style>
    <style:style style:name="P3161"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162" style:parent-style-name="Standard" style:family="paragraph">
      <style:paragraph-properties style:text-autospace="none" fo:margin-top="0.0208in" fo:margin-right="0.0312in"/>
    </style:style>
    <style:style style:name="T31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64" style:parent-style-name="DefaultParagraphFont" style:family="text">
      <style:text-properties style:font-name="Gentium" style:font-name-asian="Gentium" style:font-name-complex="Gentium" fo:color="#000000" fo:font-size="8.5pt" style:font-size-asian="8.5pt" style:font-size-complex="8.5pt"/>
    </style:style>
    <style:style style:name="T31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66" style:parent-style-name="DefaultParagraphFont" style:family="text">
      <style:text-properties style:font-name="Gentium" style:font-name-asian="Gentium" style:font-name-complex="Gentium" fo:color="#000000" fo:font-size="8.5pt" style:font-size-asian="8.5pt" style:font-size-complex="8.5pt"/>
    </style:style>
    <style:style style:name="T31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68" style:parent-style-name="DefaultParagraphFont" style:family="text">
      <style:text-properties style:font-name="Gentium" style:font-name-asian="Gentium" style:font-name-complex="Gentium" fo:color="#000000" fo:font-size="8.5pt" style:font-size-asian="8.5pt" style:font-size-complex="8.5pt"/>
    </style:style>
    <style:style style:name="T31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70" style:parent-style-name="DefaultParagraphFont" style:family="text">
      <style:text-properties style:font-name="Gentium" style:font-name-asian="Gentium" style:font-name-complex="Gentium" fo:color="#000000" fo:font-size="8.5pt" style:font-size-asian="8.5pt" style:font-size-complex="8.5pt"/>
    </style:style>
    <style:style style:name="T3171" style:parent-style-name="DefaultParagraphFont" style:family="text">
      <style:text-properties style:font-name="Gentium" style:font-name-asian="Gentium" style:font-name-complex="Gentium" fo:color="#000000" fo:font-size="8.5pt" style:font-size-asian="8.5pt" style:font-size-complex="8.5pt"/>
    </style:style>
    <style:style style:name="T31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73" style:parent-style-name="DefaultParagraphFont" style:family="text">
      <style:text-properties style:font-name="Gentium" style:font-name-asian="Gentium" style:font-name-complex="Gentium" fo:color="#000000" fo:font-size="8.5pt" style:font-size-asian="8.5pt" style:font-size-complex="8.5pt"/>
    </style:style>
    <style:style style:name="T31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75" style:parent-style-name="DefaultParagraphFont" style:family="text">
      <style:text-properties style:font-name="Gentium" style:font-name-asian="Gentium" style:font-name-complex="Gentium" fo:color="#000000" fo:font-size="8.5pt" style:font-size-asian="8.5pt" style:font-size-complex="8.5pt"/>
    </style:style>
    <style:style style:name="T31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77" style:parent-style-name="DefaultParagraphFont" style:family="text">
      <style:text-properties style:font-name="Gentium" style:font-name-asian="Gentium" style:font-name-complex="Gentium" fo:color="#000000" fo:font-size="8.5pt" style:font-size-asian="8.5pt" style:font-size-complex="8.5pt"/>
    </style:style>
    <style:style style:name="T31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79" style:parent-style-name="DefaultParagraphFont" style:family="text">
      <style:text-properties style:font-name="Gentium" style:font-name-asian="Gentium" style:font-name-complex="Gentium" fo:color="#000000" fo:font-size="8.5pt" style:font-size-asian="8.5pt" style:font-size-complex="8.5pt"/>
    </style:style>
    <style:style style:name="T31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81" style:parent-style-name="DefaultParagraphFont" style:family="text">
      <style:text-properties style:font-name="Gentium" style:font-name-asian="Gentium" style:font-name-complex="Gentium" fo:color="#000000" fo:font-size="8.5pt" style:font-size-asian="8.5pt" style:font-size-complex="8.5pt"/>
    </style:style>
    <style:style style:name="T31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83" style:parent-style-name="DefaultParagraphFont" style:family="text">
      <style:text-properties style:font-name="Gentium" style:font-name-asian="Gentium" style:font-name-complex="Gentium" fo:color="#000000" fo:font-size="8.5pt" style:font-size-asian="8.5pt" style:font-size-complex="8.5pt"/>
    </style:style>
    <style:style style:name="T31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85" style:parent-style-name="DefaultParagraphFont" style:family="text">
      <style:text-properties style:font-name="Gentium" style:font-name-asian="Gentium" style:font-name-complex="Gentium" fo:color="#000000" fo:font-size="8.5pt" style:font-size-asian="8.5pt" style:font-size-complex="8.5pt"/>
    </style:style>
    <style:style style:name="T31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87" style:parent-style-name="DefaultParagraphFont" style:family="text">
      <style:text-properties style:font-name="Gentium" style:font-name-asian="Gentium" style:font-name-complex="Gentium" fo:color="#000000" fo:font-size="8.5pt" style:font-size-asian="8.5pt" style:font-size-complex="8.5pt"/>
    </style:style>
    <style:style style:name="T31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89" style:parent-style-name="DefaultParagraphFont" style:family="text">
      <style:text-properties style:font-name="Gentium" style:font-name-asian="Gentium" style:font-name-complex="Gentium" fo:color="#000000" fo:font-size="8.5pt" style:font-size-asian="8.5pt" style:font-size-complex="8.5pt"/>
    </style:style>
    <style:style style:name="T31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91" style:parent-style-name="DefaultParagraphFont" style:family="text">
      <style:text-properties style:font-name="Gentium" style:font-name-asian="Gentium" style:font-name-complex="Gentium" fo:color="#000000" fo:font-size="8.5pt" style:font-size-asian="8.5pt" style:font-size-complex="8.5pt"/>
    </style:style>
    <style:style style:name="T31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93" style:parent-style-name="DefaultParagraphFont" style:family="text">
      <style:text-properties style:font-name="Gentium" style:font-name-asian="Gentium" style:font-name-complex="Gentium" fo:color="#000000" fo:font-size="8.5pt" style:font-size-asian="8.5pt" style:font-size-complex="8.5pt"/>
    </style:style>
    <style:style style:name="T31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95" style:parent-style-name="DefaultParagraphFont" style:family="text">
      <style:text-properties style:font-name="Gentium" style:font-name-asian="Gentium" style:font-name-complex="Gentium" fo:color="#000000" fo:font-size="8.5pt" style:font-size-asian="8.5pt" style:font-size-complex="8.5pt"/>
    </style:style>
    <style:style style:name="T31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97" style:parent-style-name="DefaultParagraphFont" style:family="text">
      <style:text-properties style:font-name="Gentium" style:font-name-asian="Gentium" style:font-name-complex="Gentium" fo:color="#000000" fo:font-size="8.5pt" style:font-size-asian="8.5pt" style:font-size-complex="8.5pt"/>
    </style:style>
    <style:style style:name="T31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199" style:parent-style-name="DefaultParagraphFont" style:family="text">
      <style:text-properties style:font-name="Gentium" style:font-name-asian="Gentium" style:font-name-complex="Gentium" fo:color="#000000" fo:font-size="8.5pt" style:font-size-asian="8.5pt" style:font-size-complex="8.5pt"/>
    </style:style>
    <style:style style:name="T32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01" style:parent-style-name="DefaultParagraphFont" style:family="text">
      <style:text-properties style:font-name="Gentium" style:font-name-asian="Gentium" style:font-name-complex="Gentium" fo:color="#000000" fo:font-size="8.5pt" style:font-size-asian="8.5pt" style:font-size-complex="8.5pt"/>
    </style:style>
    <style:style style:name="T32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03" style:parent-style-name="DefaultParagraphFont" style:family="text">
      <style:text-properties style:font-name="Gentium" style:font-name-asian="Gentium" style:font-name-complex="Gentium" fo:color="#000000" fo:font-size="8.5pt" style:font-size-asian="8.5pt" style:font-size-complex="8.5pt"/>
    </style:style>
    <style:style style:name="T32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05" style:parent-style-name="DefaultParagraphFont" style:family="text">
      <style:text-properties style:font-name="Gentium" style:font-name-asian="Gentium" style:font-name-complex="Gentium" fo:color="#000000" fo:font-size="8.5pt" style:font-size-asian="8.5pt" style:font-size-complex="8.5pt"/>
    </style:style>
    <style:style style:name="T32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07" style:parent-style-name="DefaultParagraphFont" style:family="text">
      <style:text-properties style:font-name="Gentium" style:font-name-asian="Gentium" style:font-name-complex="Gentium" fo:color="#000000" fo:font-size="8.5pt" style:font-size-asian="8.5pt" style:font-size-complex="8.5pt"/>
    </style:style>
    <style:style style:name="T32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09" style:parent-style-name="DefaultParagraphFont" style:family="text">
      <style:text-properties style:font-name="Gentium" style:font-name-asian="Gentium" style:font-name-complex="Gentium" fo:color="#000000" fo:font-size="8.5pt" style:font-size-asian="8.5pt" style:font-size-complex="8.5pt"/>
    </style:style>
    <style:style style:name="T32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11" style:parent-style-name="DefaultParagraphFont" style:family="text">
      <style:text-properties style:font-name="Gentium" style:font-name-asian="Gentium" style:font-name-complex="Gentium" fo:color="#000000" fo:font-size="8.5pt" style:font-size-asian="8.5pt" style:font-size-complex="8.5pt"/>
    </style:style>
    <style:style style:name="T32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13" style:parent-style-name="DefaultParagraphFont" style:family="text">
      <style:text-properties style:font-name="Gentium" style:font-name-asian="Gentium" style:font-name-complex="Gentium" fo:color="#000000" fo:font-size="8.5pt" style:font-size-asian="8.5pt" style:font-size-complex="8.5pt"/>
    </style:style>
    <style:style style:name="T3214" style:parent-style-name="DefaultParagraphFont" style:family="text">
      <style:text-properties style:font-name="Gentium" style:font-name-asian="Gentium" style:font-name-complex="Gentium" fo:color="#000000" fo:font-size="8.5pt" style:font-size-asian="8.5pt" style:font-size-complex="8.5pt"/>
    </style:style>
    <style:style style:name="T32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16" style:parent-style-name="DefaultParagraphFont" style:family="text">
      <style:text-properties style:font-name="Gentium" style:font-name-asian="Gentium" style:font-name-complex="Gentium" fo:color="#000000" fo:font-size="8.5pt" style:font-size-asian="8.5pt" style:font-size-complex="8.5pt"/>
    </style:style>
    <style:style style:name="T32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18" style:parent-style-name="DefaultParagraphFont" style:family="text">
      <style:text-properties style:font-name="Gentium" style:font-name-asian="Gentium" style:font-name-complex="Gentium" fo:color="#000000" fo:font-size="8.5pt" style:font-size-asian="8.5pt" style:font-size-complex="8.5pt"/>
    </style:style>
    <style:style style:name="T32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20" style:parent-style-name="DefaultParagraphFont" style:family="text">
      <style:text-properties style:font-name="Gentium" style:font-name-asian="Gentium" style:font-name-complex="Gentium" fo:color="#000000" fo:font-size="8.5pt" style:font-size-asian="8.5pt" style:font-size-complex="8.5pt"/>
    </style:style>
    <style:style style:name="T32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22" style:parent-style-name="DefaultParagraphFont" style:family="text">
      <style:text-properties style:font-name="Gentium" style:font-name-asian="Gentium" style:font-name-complex="Gentium" fo:color="#000000" fo:font-size="8.5pt" style:font-size-asian="8.5pt" style:font-size-complex="8.5pt"/>
    </style:style>
    <style:style style:name="T32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24" style:parent-style-name="DefaultParagraphFont" style:family="text">
      <style:text-properties style:font-name="Gentium" style:font-name-asian="Gentium" style:font-name-complex="Gentium" fo:color="#000000" fo:font-size="8.5pt" style:font-size-asian="8.5pt" style:font-size-complex="8.5pt"/>
    </style:style>
    <style:style style:name="P3225"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226" style:parent-style-name="Standard" style:family="paragraph">
      <style:paragraph-properties style:text-autospace="none" fo:margin-top="0.0208in" fo:margin-right="0.0312in"/>
    </style:style>
    <style:style style:name="T32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28" style:parent-style-name="DefaultParagraphFont" style:family="text">
      <style:text-properties style:font-name="Gentium" style:font-name-asian="Gentium" style:font-name-complex="Gentium" fo:color="#000000" fo:font-size="8.5pt" style:font-size-asian="8.5pt" style:font-size-complex="8.5pt"/>
    </style:style>
    <style:style style:name="T32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30" style:parent-style-name="DefaultParagraphFont" style:family="text">
      <style:text-properties style:font-name="Gentium" style:font-name-asian="Gentium" style:font-name-complex="Gentium" fo:color="#000000" fo:font-size="8.5pt" style:font-size-asian="8.5pt" style:font-size-complex="8.5pt"/>
    </style:style>
    <style:style style:name="T32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32" style:parent-style-name="DefaultParagraphFont" style:family="text">
      <style:text-properties style:font-name="Gentium" style:font-name-asian="Gentium" style:font-name-complex="Gentium" fo:color="#000000" fo:font-size="8.5pt" style:font-size-asian="8.5pt" style:font-size-complex="8.5pt"/>
    </style:style>
    <style:style style:name="T32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34" style:parent-style-name="DefaultParagraphFont" style:family="text">
      <style:text-properties style:font-name="Gentium" style:font-name-asian="Gentium" style:font-name-complex="Gentium" fo:color="#000000" fo:font-size="8.5pt" style:font-size-asian="8.5pt" style:font-size-complex="8.5pt"/>
    </style:style>
    <style:style style:name="T32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36" style:parent-style-name="DefaultParagraphFont" style:family="text">
      <style:text-properties style:font-name="Gentium" style:font-name-asian="Gentium" style:font-name-complex="Gentium" fo:color="#000000" fo:font-size="8.5pt" style:font-size-asian="8.5pt" style:font-size-complex="8.5pt"/>
    </style:style>
    <style:style style:name="T32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38" style:parent-style-name="DefaultParagraphFont" style:family="text">
      <style:text-properties style:font-name="Gentium" style:font-name-asian="Gentium" style:font-name-complex="Gentium" fo:color="#000000" fo:font-size="8.5pt" style:font-size-asian="8.5pt" style:font-size-complex="8.5pt"/>
    </style:style>
    <style:style style:name="T32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40" style:parent-style-name="DefaultParagraphFont" style:family="text">
      <style:text-properties style:font-name="Gentium" style:font-name-asian="Gentium" style:font-name-complex="Gentium" fo:color="#000000" fo:font-size="8.5pt" style:font-size-asian="8.5pt" style:font-size-complex="8.5pt"/>
    </style:style>
    <style:style style:name="T32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42" style:parent-style-name="DefaultParagraphFont" style:family="text">
      <style:text-properties style:font-name="Gentium" style:font-name-asian="Gentium" style:font-name-complex="Gentium" fo:color="#000000" fo:font-size="8.5pt" style:font-size-asian="8.5pt" style:font-size-complex="8.5pt"/>
    </style:style>
    <style:style style:name="T32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44" style:parent-style-name="DefaultParagraphFont" style:family="text">
      <style:text-properties style:font-name="Gentium" style:font-name-asian="Gentium" style:font-name-complex="Gentium" fo:color="#000000" fo:font-size="8.5pt" style:font-size-asian="8.5pt" style:font-size-complex="8.5pt"/>
    </style:style>
    <style:style style:name="T32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46" style:parent-style-name="DefaultParagraphFont" style:family="text">
      <style:text-properties style:font-name="Gentium" style:font-name-asian="Gentium" style:font-name-complex="Gentium" fo:color="#000000" fo:font-size="8.5pt" style:font-size-asian="8.5pt" style:font-size-complex="8.5pt"/>
    </style:style>
    <style:style style:name="T32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48" style:parent-style-name="DefaultParagraphFont" style:family="text">
      <style:text-properties style:font-name="Gentium" style:font-name-asian="Gentium" style:font-name-complex="Gentium" fo:color="#000000" fo:font-size="8.5pt" style:font-size-asian="8.5pt" style:font-size-complex="8.5pt"/>
    </style:style>
    <style:style style:name="T32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50" style:parent-style-name="DefaultParagraphFont" style:family="text">
      <style:text-properties style:font-name="Gentium" style:font-name-asian="Gentium" style:font-name-complex="Gentium" fo:color="#000000" fo:font-size="8.5pt" style:font-size-asian="8.5pt" style:font-size-complex="8.5pt"/>
    </style:style>
    <style:style style:name="T32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52" style:parent-style-name="DefaultParagraphFont" style:family="text">
      <style:text-properties style:font-name="Gentium" style:font-name-asian="Gentium" style:font-name-complex="Gentium" fo:color="#000000" fo:font-size="8.5pt" style:font-size-asian="8.5pt" style:font-size-complex="8.5pt"/>
    </style:style>
    <style:style style:name="T32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54" style:parent-style-name="DefaultParagraphFont" style:family="text">
      <style:text-properties style:font-name="Gentium" style:font-name-asian="Gentium" style:font-name-complex="Gentium" fo:color="#000000" fo:font-size="8.5pt" style:font-size-asian="8.5pt" style:font-size-complex="8.5pt"/>
    </style:style>
    <style:style style:name="T32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56" style:parent-style-name="DefaultParagraphFont" style:family="text">
      <style:text-properties style:font-name="Gentium" style:font-name-asian="Gentium" style:font-name-complex="Gentium" fo:color="#000000" fo:font-size="8.5pt" style:font-size-asian="8.5pt" style:font-size-complex="8.5pt"/>
    </style:style>
    <style:style style:name="T3257" style:parent-style-name="DefaultParagraphFont" style:family="text">
      <style:text-properties style:font-name="Gentium" style:font-name-asian="Gentium" style:font-name-complex="Gentium" fo:color="#000000" fo:font-size="8.5pt" style:font-size-asian="8.5pt" style:font-size-complex="8.5pt"/>
    </style:style>
    <style:style style:name="T3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59" style:parent-style-name="DefaultParagraphFont" style:family="text">
      <style:text-properties style:font-name="Gentium" style:font-name-asian="Gentium" style:font-name-complex="Gentium" fo:color="#000000" fo:font-size="8.5pt" style:font-size-asian="8.5pt" style:font-size-complex="8.5pt"/>
    </style:style>
    <style:style style:name="T3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61" style:parent-style-name="DefaultParagraphFont" style:family="text">
      <style:text-properties style:font-name="Gentium" style:font-name-asian="Gentium" style:font-name-complex="Gentium" fo:color="#000000" fo:font-size="8.5pt" style:font-size-asian="8.5pt" style:font-size-complex="8.5pt"/>
    </style:style>
    <style:style style:name="T3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63" style:parent-style-name="DefaultParagraphFont" style:family="text">
      <style:text-properties style:font-name="Gentium" style:font-name-asian="Gentium" style:font-name-complex="Gentium" fo:color="#000000" fo:font-size="8.5pt" style:font-size-asian="8.5pt" style:font-size-complex="8.5pt"/>
    </style:style>
    <style:style style:name="T3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65" style:parent-style-name="DefaultParagraphFont" style:family="text">
      <style:text-properties style:font-name="Gentium" style:font-name-asian="Gentium" style:font-name-complex="Gentium" fo:color="#000000" fo:font-size="8.5pt" style:font-size-asian="8.5pt" style:font-size-complex="8.5pt"/>
    </style:style>
    <style:style style:name="T3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67" style:parent-style-name="DefaultParagraphFont" style:family="text">
      <style:text-properties style:font-name="Gentium" style:font-name-asian="Gentium" style:font-name-complex="Gentium" fo:color="#000000" fo:font-size="8.5pt" style:font-size-asian="8.5pt" style:font-size-complex="8.5pt"/>
    </style:style>
    <style:style style:name="T32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69" style:parent-style-name="DefaultParagraphFont" style:family="text">
      <style:text-properties style:font-name="Gentium" style:font-name-asian="Gentium" style:font-name-complex="Gentium" fo:color="#000000" fo:font-size="8.5pt" style:font-size-asian="8.5pt" style:font-size-complex="8.5pt"/>
    </style:style>
    <style:style style:name="T3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71" style:parent-style-name="DefaultParagraphFont" style:family="text">
      <style:text-properties style:font-name="Gentium" style:font-name-asian="Gentium" style:font-name-complex="Gentium" fo:color="#000000" fo:font-size="8.5pt" style:font-size-asian="8.5pt" style:font-size-complex="8.5pt"/>
    </style:style>
    <style:style style:name="T32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73" style:parent-style-name="DefaultParagraphFont" style:family="text">
      <style:text-properties style:font-name="Gentium" style:font-name-asian="Gentium" style:font-name-complex="Gentium" fo:color="#000000" fo:font-size="8.5pt" style:font-size-asian="8.5pt" style:font-size-complex="8.5pt"/>
    </style:style>
    <style:style style:name="T32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75" style:parent-style-name="DefaultParagraphFont" style:family="text">
      <style:text-properties style:font-name="Gentium" style:font-name-asian="Gentium" style:font-name-complex="Gentium" fo:color="#000000" fo:font-size="8.5pt" style:font-size-asian="8.5pt" style:font-size-complex="8.5pt"/>
    </style:style>
    <style:style style:name="T32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77" style:parent-style-name="DefaultParagraphFont" style:family="text">
      <style:text-properties style:font-name="Gentium" style:font-name-asian="Gentium" style:font-name-complex="Gentium" fo:color="#000000" fo:font-size="8.5pt" style:font-size-asian="8.5pt" style:font-size-complex="8.5pt"/>
    </style:style>
    <style:style style:name="P327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279" style:parent-style-name="Standard" style:family="paragraph">
      <style:paragraph-properties style:text-autospace="none" fo:margin-top="0.0208in" fo:margin-right="0.0312in"/>
    </style:style>
    <style:style style:name="T32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81" style:parent-style-name="DefaultParagraphFont" style:family="text">
      <style:text-properties style:font-name="Gentium" style:font-name-asian="Gentium" style:font-name-complex="Gentium" fo:color="#000000" fo:font-size="8.5pt" style:font-size-asian="8.5pt" style:font-size-complex="8.5pt"/>
    </style:style>
    <style:style style:name="T32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83" style:parent-style-name="DefaultParagraphFont" style:family="text">
      <style:text-properties style:font-name="Gentium" style:font-name-asian="Gentium" style:font-name-complex="Gentium" fo:color="#000000" fo:font-size="8.5pt" style:font-size-asian="8.5pt" style:font-size-complex="8.5pt"/>
    </style:style>
    <style:style style:name="T32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85" style:parent-style-name="DefaultParagraphFont" style:family="text">
      <style:text-properties style:font-name="Gentium" style:font-name-asian="Gentium" style:font-name-complex="Gentium" fo:color="#000000" fo:font-size="8.5pt" style:font-size-asian="8.5pt" style:font-size-complex="8.5pt"/>
    </style:style>
    <style:style style:name="T32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87" style:parent-style-name="DefaultParagraphFont" style:family="text">
      <style:text-properties style:font-name="Gentium" style:font-name-asian="Gentium" style:font-name-complex="Gentium" fo:color="#000000" fo:font-size="8.5pt" style:font-size-asian="8.5pt" style:font-size-complex="8.5pt"/>
    </style:style>
    <style:style style:name="T32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89" style:parent-style-name="DefaultParagraphFont" style:family="text">
      <style:text-properties style:font-name="Gentium" style:font-name-asian="Gentium" style:font-name-complex="Gentium" fo:color="#000000" fo:font-size="8.5pt" style:font-size-asian="8.5pt" style:font-size-complex="8.5pt"/>
    </style:style>
    <style:style style:name="T32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91" style:parent-style-name="DefaultParagraphFont" style:family="text">
      <style:text-properties style:font-name="Gentium" style:font-name-asian="Gentium" style:font-name-complex="Gentium" fo:color="#000000" fo:font-size="8.5pt" style:font-size-asian="8.5pt" style:font-size-complex="8.5pt"/>
    </style:style>
    <style:style style:name="T3292" style:parent-style-name="DefaultParagraphFont" style:family="text">
      <style:text-properties style:font-name="Gentium" style:font-name-asian="Gentium" style:font-name-complex="Gentium" fo:color="#000000" fo:font-size="8.5pt" style:font-size-asian="8.5pt" style:font-size-complex="8.5pt"/>
    </style:style>
    <style:style style:name="T32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94" style:parent-style-name="DefaultParagraphFont" style:family="text">
      <style:text-properties style:font-name="Gentium" style:font-name-asian="Gentium" style:font-name-complex="Gentium" fo:color="#000000" fo:font-size="8.5pt" style:font-size-asian="8.5pt" style:font-size-complex="8.5pt"/>
    </style:style>
    <style:style style:name="T32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96" style:parent-style-name="DefaultParagraphFont" style:family="text">
      <style:text-properties style:font-name="Gentium" style:font-name-asian="Gentium" style:font-name-complex="Gentium" fo:color="#000000" fo:font-size="8.5pt" style:font-size-asian="8.5pt" style:font-size-complex="8.5pt"/>
    </style:style>
    <style:style style:name="T32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298" style:parent-style-name="DefaultParagraphFont" style:family="text">
      <style:text-properties style:font-name="Gentium" style:font-name-asian="Gentium" style:font-name-complex="Gentium" fo:color="#000000" fo:font-size="8.5pt" style:font-size-asian="8.5pt" style:font-size-complex="8.5pt"/>
    </style:style>
    <style:style style:name="T329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00" style:parent-style-name="DefaultParagraphFont" style:family="text">
      <style:text-properties style:font-name="Gentium" style:font-name-asian="Gentium" style:font-name-complex="Gentium" fo:color="#000000" fo:font-size="8.5pt" style:font-size-asian="8.5pt" style:font-size-complex="8.5pt"/>
    </style:style>
    <style:style style:name="T33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02" style:parent-style-name="DefaultParagraphFont" style:family="text">
      <style:text-properties style:font-name="Gentium" style:font-name-asian="Gentium" style:font-name-complex="Gentium" fo:color="#000000" fo:font-size="8.5pt" style:font-size-asian="8.5pt" style:font-size-complex="8.5pt"/>
    </style:style>
    <style:style style:name="T33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04" style:parent-style-name="DefaultParagraphFont" style:family="text">
      <style:text-properties style:font-name="Gentium" style:font-name-asian="Gentium" style:font-name-complex="Gentium" fo:color="#000000" fo:font-size="8.5pt" style:font-size-asian="8.5pt" style:font-size-complex="8.5pt"/>
    </style:style>
    <style:style style:name="T33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06" style:parent-style-name="DefaultParagraphFont" style:family="text">
      <style:text-properties style:font-name="Gentium" style:font-name-asian="Gentium" style:font-name-complex="Gentium" fo:color="#000000" fo:font-size="8.5pt" style:font-size-asian="8.5pt" style:font-size-complex="8.5pt"/>
    </style:style>
    <style:style style:name="T33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08" style:parent-style-name="DefaultParagraphFont" style:family="text">
      <style:text-properties style:font-name="Gentium" style:font-name-asian="Gentium" style:font-name-complex="Gentium" fo:color="#000000" fo:font-size="8.5pt" style:font-size-asian="8.5pt" style:font-size-complex="8.5pt"/>
    </style:style>
    <style:style style:name="T33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10" style:parent-style-name="DefaultParagraphFont" style:family="text">
      <style:text-properties style:font-name="Gentium" style:font-name-asian="Gentium" style:font-name-complex="Gentium" fo:color="#000000" fo:font-size="8.5pt" style:font-size-asian="8.5pt" style:font-size-complex="8.5pt"/>
    </style:style>
    <style:style style:name="T33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12" style:parent-style-name="DefaultParagraphFont" style:family="text">
      <style:text-properties style:font-name="Gentium" style:font-name-asian="Gentium" style:font-name-complex="Gentium" fo:color="#000000" fo:font-size="8.5pt" style:font-size-asian="8.5pt" style:font-size-complex="8.5pt"/>
    </style:style>
    <style:style style:name="T33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14" style:parent-style-name="DefaultParagraphFont" style:family="text">
      <style:text-properties style:font-name="Gentium" style:font-name-asian="Gentium" style:font-name-complex="Gentium" fo:color="#000000" fo:font-size="8.5pt" style:font-size-asian="8.5pt" style:font-size-complex="8.5pt"/>
    </style:style>
    <style:style style:name="T33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16" style:parent-style-name="DefaultParagraphFont" style:family="text">
      <style:text-properties style:font-name="Gentium" style:font-name-asian="Gentium" style:font-name-complex="Gentium" fo:color="#000000" fo:font-size="8.5pt" style:font-size-asian="8.5pt" style:font-size-complex="8.5pt"/>
    </style:style>
    <style:style style:name="T33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18" style:parent-style-name="DefaultParagraphFont" style:family="text">
      <style:text-properties style:font-name="Gentium" style:font-name-asian="Gentium" style:font-name-complex="Gentium" fo:color="#000000" fo:font-size="8.5pt" style:font-size-asian="8.5pt" style:font-size-complex="8.5pt"/>
    </style:style>
    <style:style style:name="T33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20" style:parent-style-name="DefaultParagraphFont" style:family="text">
      <style:text-properties style:font-name="Gentium" style:font-name-asian="Gentium" style:font-name-complex="Gentium" fo:color="#000000" fo:font-size="8.5pt" style:font-size-asian="8.5pt" style:font-size-complex="8.5pt"/>
    </style:style>
    <style:style style:name="T33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22" style:parent-style-name="DefaultParagraphFont" style:family="text">
      <style:text-properties style:font-name="Gentium" style:font-name-asian="Gentium" style:font-name-complex="Gentium" fo:color="#000000" fo:font-size="8.5pt" style:font-size-asian="8.5pt" style:font-size-complex="8.5pt"/>
    </style:style>
    <style:style style:name="T33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24" style:parent-style-name="DefaultParagraphFont" style:family="text">
      <style:text-properties style:font-name="Gentium" style:font-name-asian="Gentium" style:font-name-complex="Gentium" fo:color="#000000" fo:font-size="8.5pt" style:font-size-asian="8.5pt" style:font-size-complex="8.5pt"/>
    </style:style>
    <style:style style:name="T3325" style:parent-style-name="DefaultParagraphFont" style:family="text">
      <style:text-properties style:font-name="Gentium" style:font-name-asian="Gentium" style:font-name-complex="Gentium" fo:color="#000000" fo:font-size="8.5pt" style:font-size-asian="8.5pt" style:font-size-complex="8.5pt"/>
    </style:style>
    <style:style style:name="T3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27" style:parent-style-name="DefaultParagraphFont" style:family="text">
      <style:text-properties style:font-name="Gentium" style:font-name-asian="Gentium" style:font-name-complex="Gentium" fo:color="#000000" fo:font-size="8.5pt" style:font-size-asian="8.5pt" style:font-size-complex="8.5pt"/>
    </style:style>
    <style:style style:name="T3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29" style:parent-style-name="DefaultParagraphFont" style:family="text">
      <style:text-properties style:font-name="Gentium" style:font-name-asian="Gentium" style:font-name-complex="Gentium" fo:color="#000000" fo:font-size="8.5pt" style:font-size-asian="8.5pt" style:font-size-complex="8.5pt"/>
    </style:style>
    <style:style style:name="T3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31" style:parent-style-name="DefaultParagraphFont" style:family="text">
      <style:text-properties style:font-name="Gentium" style:font-name-asian="Gentium" style:font-name-complex="Gentium" fo:color="#000000" fo:font-size="8.5pt" style:font-size-asian="8.5pt" style:font-size-complex="8.5pt"/>
    </style:style>
    <style:style style:name="T3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33" style:parent-style-name="DefaultParagraphFont" style:family="text">
      <style:text-properties style:font-name="Gentium" style:font-name-asian="Gentium" style:font-name-complex="Gentium" fo:color="#000000" fo:font-size="8.5pt" style:font-size-asian="8.5pt" style:font-size-complex="8.5pt"/>
    </style:style>
    <style:style style:name="T3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35" style:parent-style-name="DefaultParagraphFont" style:family="text">
      <style:text-properties style:font-name="Gentium" style:font-name-asian="Gentium" style:font-name-complex="Gentium" fo:color="#000000" fo:font-size="8.5pt" style:font-size-asian="8.5pt" style:font-size-complex="8.5pt"/>
    </style:style>
    <style:style style:name="T3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37" style:parent-style-name="DefaultParagraphFont" style:family="text">
      <style:text-properties style:font-name="Gentium" style:font-name-asian="Gentium" style:font-name-complex="Gentium" fo:color="#000000" fo:font-size="8.5pt" style:font-size-asian="8.5pt" style:font-size-complex="8.5pt"/>
    </style:style>
    <style:style style:name="T3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39" style:parent-style-name="DefaultParagraphFont" style:family="text">
      <style:text-properties style:font-name="Gentium" style:font-name-asian="Gentium" style:font-name-complex="Gentium" fo:color="#000000" fo:font-size="8.5pt" style:font-size-asian="8.5pt" style:font-size-complex="8.5pt"/>
    </style:style>
    <style:style style:name="T3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41" style:parent-style-name="DefaultParagraphFont" style:family="text">
      <style:text-properties style:font-name="Gentium" style:font-name-asian="Gentium" style:font-name-complex="Gentium" fo:color="#000000" fo:font-size="8.5pt" style:font-size-asian="8.5pt" style:font-size-complex="8.5pt"/>
    </style:style>
    <style:style style:name="T3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43" style:parent-style-name="DefaultParagraphFont" style:family="text">
      <style:text-properties style:font-name="Gentium" style:font-name-asian="Gentium" style:font-name-complex="Gentium" fo:color="#000000" fo:font-size="8.5pt" style:font-size-asian="8.5pt" style:font-size-complex="8.5pt"/>
    </style:style>
    <style:style style:name="T33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45" style:parent-style-name="DefaultParagraphFont" style:family="text">
      <style:text-properties style:font-name="Gentium" style:font-name-asian="Gentium" style:font-name-complex="Gentium" fo:color="#000000" fo:font-size="8.5pt" style:font-size-asian="8.5pt" style:font-size-complex="8.5pt"/>
    </style:style>
    <style:style style:name="P3346"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347" style:parent-style-name="Standard" style:family="paragraph">
      <style:paragraph-properties style:text-autospace="none" fo:margin-top="0.0208in" fo:margin-right="0.0312in"/>
    </style:style>
    <style:style style:name="T33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49" style:parent-style-name="DefaultParagraphFont" style:family="text">
      <style:text-properties style:font-name="Gentium" style:font-name-asian="Gentium" style:font-name-complex="Gentium" fo:color="#000000" fo:font-size="8.5pt" style:font-size-asian="8.5pt" style:font-size-complex="8.5pt"/>
    </style:style>
    <style:style style:name="T33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51" style:parent-style-name="DefaultParagraphFont" style:family="text">
      <style:text-properties style:font-name="Gentium" style:font-name-asian="Gentium" style:font-name-complex="Gentium" fo:color="#000000" fo:font-size="8.5pt" style:font-size-asian="8.5pt" style:font-size-complex="8.5pt"/>
    </style:style>
    <style:style style:name="T33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53" style:parent-style-name="DefaultParagraphFont" style:family="text">
      <style:text-properties style:font-name="Gentium" style:font-name-asian="Gentium" style:font-name-complex="Gentium" fo:color="#000000" fo:font-size="8.5pt" style:font-size-asian="8.5pt" style:font-size-complex="8.5pt"/>
    </style:style>
    <style:style style:name="T33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55" style:parent-style-name="DefaultParagraphFont" style:family="text">
      <style:text-properties style:font-name="Gentium" style:font-name-asian="Gentium" style:font-name-complex="Gentium" fo:color="#000000" fo:font-size="8.5pt" style:font-size-asian="8.5pt" style:font-size-complex="8.5pt"/>
    </style:style>
    <style:style style:name="T33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57" style:parent-style-name="DefaultParagraphFont" style:family="text">
      <style:text-properties style:font-name="Gentium" style:font-name-asian="Gentium" style:font-name-complex="Gentium" fo:color="#000000" fo:font-size="8.5pt" style:font-size-asian="8.5pt" style:font-size-complex="8.5pt"/>
    </style:style>
    <style:style style:name="T33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59" style:parent-style-name="DefaultParagraphFont" style:family="text">
      <style:text-properties style:font-name="Gentium" style:font-name-asian="Gentium" style:font-name-complex="Gentium" fo:color="#000000" fo:font-size="8.5pt" style:font-size-asian="8.5pt" style:font-size-complex="8.5pt"/>
    </style:style>
    <style:style style:name="T33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61" style:parent-style-name="DefaultParagraphFont" style:family="text">
      <style:text-properties style:font-name="Gentium" style:font-name-asian="Gentium" style:font-name-complex="Gentium" fo:color="#000000" fo:font-size="8.5pt" style:font-size-asian="8.5pt" style:font-size-complex="8.5pt"/>
    </style:style>
    <style:style style:name="T3362" style:parent-style-name="DefaultParagraphFont" style:family="text">
      <style:text-properties style:font-name="Gentium" style:font-name-asian="Gentium" style:font-name-complex="Gentium" fo:color="#000000" fo:font-size="8.5pt" style:font-size-asian="8.5pt" style:font-size-complex="8.5pt"/>
    </style:style>
    <style:style style:name="T33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64" style:parent-style-name="DefaultParagraphFont" style:family="text">
      <style:text-properties style:font-name="Gentium" style:font-name-asian="Gentium" style:font-name-complex="Gentium" fo:color="#000000" fo:font-size="8.5pt" style:font-size-asian="8.5pt" style:font-size-complex="8.5pt"/>
    </style:style>
    <style:style style:name="T33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66" style:parent-style-name="DefaultParagraphFont" style:family="text">
      <style:text-properties style:font-name="Gentium" style:font-name-asian="Gentium" style:font-name-complex="Gentium" fo:color="#000000" fo:font-size="8.5pt" style:font-size-asian="8.5pt" style:font-size-complex="8.5pt"/>
    </style:style>
    <style:style style:name="T33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68" style:parent-style-name="DefaultParagraphFont" style:family="text">
      <style:text-properties style:font-name="Gentium" style:font-name-asian="Gentium" style:font-name-complex="Gentium" fo:color="#000000" fo:font-size="8.5pt" style:font-size-asian="8.5pt" style:font-size-complex="8.5pt"/>
    </style:style>
    <style:style style:name="T33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70" style:parent-style-name="DefaultParagraphFont" style:family="text">
      <style:text-properties style:font-name="Gentium" style:font-name-asian="Gentium" style:font-name-complex="Gentium" fo:color="#000000" fo:font-size="8.5pt" style:font-size-asian="8.5pt" style:font-size-complex="8.5pt"/>
    </style:style>
    <style:style style:name="T33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72" style:parent-style-name="DefaultParagraphFont" style:family="text">
      <style:text-properties style:font-name="Gentium" style:font-name-asian="Gentium" style:font-name-complex="Gentium" fo:color="#000000" fo:font-size="8.5pt" style:font-size-asian="8.5pt" style:font-size-complex="8.5pt"/>
    </style:style>
    <style:style style:name="T33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74" style:parent-style-name="DefaultParagraphFont" style:family="text">
      <style:text-properties style:font-name="Gentium" style:font-name-asian="Gentium" style:font-name-complex="Gentium" fo:color="#000000" fo:font-size="8.5pt" style:font-size-asian="8.5pt" style:font-size-complex="8.5pt"/>
    </style:style>
    <style:style style:name="T33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76" style:parent-style-name="DefaultParagraphFont" style:family="text">
      <style:text-properties style:font-name="Gentium" style:font-name-asian="Gentium" style:font-name-complex="Gentium" fo:color="#000000" fo:font-size="8.5pt" style:font-size-asian="8.5pt" style:font-size-complex="8.5pt"/>
    </style:style>
    <style:style style:name="T33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78" style:parent-style-name="DefaultParagraphFont" style:family="text">
      <style:text-properties style:font-name="Gentium" style:font-name-asian="Gentium" style:font-name-complex="Gentium" fo:color="#000000" fo:font-size="8.5pt" style:font-size-asian="8.5pt" style:font-size-complex="8.5pt"/>
    </style:style>
    <style:style style:name="T33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80" style:parent-style-name="DefaultParagraphFont" style:family="text">
      <style:text-properties style:font-name="Gentium" style:font-name-asian="Gentium" style:font-name-complex="Gentium" fo:color="#000000" fo:font-size="8.5pt" style:font-size-asian="8.5pt" style:font-size-complex="8.5pt"/>
    </style:style>
    <style:style style:name="T33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82" style:parent-style-name="DefaultParagraphFont" style:family="text">
      <style:text-properties style:font-name="Gentium" style:font-name-asian="Gentium" style:font-name-complex="Gentium" fo:color="#000000" fo:font-size="8.5pt" style:font-size-asian="8.5pt" style:font-size-complex="8.5pt"/>
    </style:style>
    <style:style style:name="T33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84" style:parent-style-name="DefaultParagraphFont" style:family="text">
      <style:text-properties style:font-name="Gentium" style:font-name-asian="Gentium" style:font-name-complex="Gentium" fo:color="#000000" fo:font-size="8.5pt" style:font-size-asian="8.5pt" style:font-size-complex="8.5pt"/>
    </style:style>
    <style:style style:name="T33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86" style:parent-style-name="DefaultParagraphFont" style:family="text">
      <style:text-properties style:font-name="Gentium" style:font-name-asian="Gentium" style:font-name-complex="Gentium" fo:color="#000000" fo:font-size="8.5pt" style:font-size-asian="8.5pt" style:font-size-complex="8.5pt"/>
    </style:style>
    <style:style style:name="T33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88" style:parent-style-name="DefaultParagraphFont" style:family="text">
      <style:text-properties style:font-name="Gentium" style:font-name-asian="Gentium" style:font-name-complex="Gentium" fo:color="#000000" fo:font-size="8.5pt" style:font-size-asian="8.5pt" style:font-size-complex="8.5pt"/>
    </style:style>
    <style:style style:name="T33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90" style:parent-style-name="DefaultParagraphFont" style:family="text">
      <style:text-properties style:font-name="Gentium" style:font-name-asian="Gentium" style:font-name-complex="Gentium" fo:color="#000000" fo:font-size="8.5pt" style:font-size-asian="8.5pt" style:font-size-complex="8.5pt"/>
    </style:style>
    <style:style style:name="T33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92" style:parent-style-name="DefaultParagraphFont" style:family="text">
      <style:text-properties style:font-name="Gentium" style:font-name-asian="Gentium" style:font-name-complex="Gentium" fo:color="#000000" fo:font-size="8.5pt" style:font-size-asian="8.5pt" style:font-size-complex="8.5pt"/>
    </style:style>
    <style:style style:name="T33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94" style:parent-style-name="DefaultParagraphFont" style:family="text">
      <style:text-properties style:font-name="Gentium" style:font-name-asian="Gentium" style:font-name-complex="Gentium" fo:color="#000000" fo:font-size="8.5pt" style:font-size-asian="8.5pt" style:font-size-complex="8.5pt"/>
    </style:style>
    <style:style style:name="T33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96" style:parent-style-name="DefaultParagraphFont" style:family="text">
      <style:text-properties style:font-name="Gentium" style:font-name-asian="Gentium" style:font-name-complex="Gentium" fo:color="#000000" fo:font-size="8.5pt" style:font-size-asian="8.5pt" style:font-size-complex="8.5pt"/>
    </style:style>
    <style:style style:name="T33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398" style:parent-style-name="DefaultParagraphFont" style:family="text">
      <style:text-properties style:font-name="Gentium" style:font-name-asian="Gentium" style:font-name-complex="Gentium" fo:color="#000000" fo:font-size="8.5pt" style:font-size-asian="8.5pt" style:font-size-complex="8.5pt"/>
    </style:style>
    <style:style style:name="T3399" style:parent-style-name="DefaultParagraphFont" style:family="text">
      <style:text-properties style:font-name="Gentium" style:font-name-asian="Gentium" style:font-name-complex="Gentium" fo:color="#000000" fo:font-size="8.5pt" style:font-size-asian="8.5pt" style:font-size-complex="8.5pt"/>
    </style:style>
    <style:style style:name="T34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01" style:parent-style-name="DefaultParagraphFont" style:family="text">
      <style:text-properties style:font-name="Gentium" style:font-name-asian="Gentium" style:font-name-complex="Gentium" fo:color="#000000" fo:font-size="8.5pt" style:font-size-asian="8.5pt" style:font-size-complex="8.5pt"/>
    </style:style>
    <style:style style:name="T34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03" style:parent-style-name="DefaultParagraphFont" style:family="text">
      <style:text-properties style:font-name="Gentium" style:font-name-asian="Gentium" style:font-name-complex="Gentium" fo:color="#000000" fo:font-size="8.5pt" style:font-size-asian="8.5pt" style:font-size-complex="8.5pt"/>
    </style:style>
    <style:style style:name="T34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05" style:parent-style-name="DefaultParagraphFont" style:family="text">
      <style:text-properties style:font-name="Gentium" style:font-name-asian="Gentium" style:font-name-complex="Gentium" fo:color="#000000" fo:font-size="8.5pt" style:font-size-asian="8.5pt" style:font-size-complex="8.5pt"/>
    </style:style>
    <style:style style:name="T34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07" style:parent-style-name="DefaultParagraphFont" style:family="text">
      <style:text-properties style:font-name="Gentium" style:font-name-asian="Gentium" style:font-name-complex="Gentium" fo:color="#000000" fo:font-size="8.5pt" style:font-size-asian="8.5pt" style:font-size-complex="8.5pt"/>
    </style:style>
    <style:style style:name="T34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09" style:parent-style-name="DefaultParagraphFont" style:family="text">
      <style:text-properties style:font-name="Gentium" style:font-name-asian="Gentium" style:font-name-complex="Gentium" fo:color="#000000" fo:font-size="8.5pt" style:font-size-asian="8.5pt" style:font-size-complex="8.5pt"/>
    </style:style>
    <style:style style:name="T34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11" style:parent-style-name="DefaultParagraphFont" style:family="text">
      <style:text-properties style:font-name="Gentium" style:font-name-asian="Gentium" style:font-name-complex="Gentium" fo:color="#000000" fo:font-size="8.5pt" style:font-size-asian="8.5pt" style:font-size-complex="8.5pt"/>
    </style:style>
    <style:style style:name="T34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13" style:parent-style-name="DefaultParagraphFont" style:family="text">
      <style:text-properties style:font-name="Gentium" style:font-name-asian="Gentium" style:font-name-complex="Gentium" fo:color="#000000" fo:font-size="8.5pt" style:font-size-asian="8.5pt" style:font-size-complex="8.5pt"/>
    </style:style>
    <style:style style:name="T34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15" style:parent-style-name="DefaultParagraphFont" style:family="text">
      <style:text-properties style:font-name="Gentium" style:font-name-asian="Gentium" style:font-name-complex="Gentium" fo:color="#000000" fo:font-size="8.5pt" style:font-size-asian="8.5pt" style:font-size-complex="8.5pt"/>
    </style:style>
    <style:style style:name="T34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17" style:parent-style-name="DefaultParagraphFont" style:family="text">
      <style:text-properties style:font-name="Gentium" style:font-name-asian="Gentium" style:font-name-complex="Gentium" fo:color="#000000" fo:font-size="8.5pt" style:font-size-asian="8.5pt" style:font-size-complex="8.5pt"/>
    </style:style>
    <style:style style:name="T34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19" style:parent-style-name="DefaultParagraphFont" style:family="text">
      <style:text-properties style:font-name="Gentium" style:font-name-asian="Gentium" style:font-name-complex="Gentium" fo:color="#000000" fo:font-size="8.5pt" style:font-size-asian="8.5pt" style:font-size-complex="8.5pt"/>
    </style:style>
    <style:style style:name="P3420"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421" style:parent-style-name="Standard" style:family="paragraph">
      <style:paragraph-properties style:text-autospace="none" fo:margin-top="0.0208in" fo:margin-right="0.0312in"/>
    </style:style>
    <style:style style:name="T34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23" style:parent-style-name="DefaultParagraphFont" style:family="text">
      <style:text-properties style:font-name="Gentium" style:font-name-asian="Gentium" style:font-name-complex="Gentium" fo:color="#000000" fo:font-size="8.5pt" style:font-size-asian="8.5pt" style:font-size-complex="8.5pt"/>
    </style:style>
    <style:style style:name="T34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25" style:parent-style-name="DefaultParagraphFont" style:family="text">
      <style:text-properties style:font-name="Gentium" style:font-name-asian="Gentium" style:font-name-complex="Gentium" fo:color="#000000" fo:font-size="8.5pt" style:font-size-asian="8.5pt" style:font-size-complex="8.5pt"/>
    </style:style>
    <style:style style:name="T34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27" style:parent-style-name="DefaultParagraphFont" style:family="text">
      <style:text-properties style:font-name="Gentium" style:font-name-asian="Gentium" style:font-name-complex="Gentium" fo:color="#000000" fo:font-size="8.5pt" style:font-size-asian="8.5pt" style:font-size-complex="8.5pt"/>
    </style:style>
    <style:style style:name="T34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29" style:parent-style-name="DefaultParagraphFont" style:family="text">
      <style:text-properties style:font-name="Gentium" style:font-name-asian="Gentium" style:font-name-complex="Gentium" fo:color="#000000" fo:font-size="8.5pt" style:font-size-asian="8.5pt" style:font-size-complex="8.5pt"/>
    </style:style>
    <style:style style:name="T34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31" style:parent-style-name="DefaultParagraphFont" style:family="text">
      <style:text-properties style:font-name="Gentium" style:font-name-asian="Gentium" style:font-name-complex="Gentium" fo:color="#000000" fo:font-size="8.5pt" style:font-size-asian="8.5pt" style:font-size-complex="8.5pt"/>
    </style:style>
    <style:style style:name="T34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33" style:parent-style-name="DefaultParagraphFont" style:family="text">
      <style:text-properties style:font-name="Gentium" style:font-name-asian="Gentium" style:font-name-complex="Gentium" fo:color="#000000" fo:font-size="8.5pt" style:font-size-asian="8.5pt" style:font-size-complex="8.5pt"/>
    </style:style>
    <style:style style:name="T34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35" style:parent-style-name="DefaultParagraphFont" style:family="text">
      <style:text-properties style:font-name="Gentium" style:font-name-asian="Gentium" style:font-name-complex="Gentium" fo:color="#000000" fo:font-size="8.5pt" style:font-size-asian="8.5pt" style:font-size-complex="8.5pt"/>
    </style:style>
    <style:style style:name="T3436" style:parent-style-name="DefaultParagraphFont" style:family="text">
      <style:text-properties style:font-name="Gentium" style:font-name-asian="Gentium" style:font-name-complex="Gentium" fo:color="#000000" fo:font-size="8.5pt" style:font-size-asian="8.5pt" style:font-size-complex="8.5pt"/>
    </style:style>
    <style:style style:name="T34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38" style:parent-style-name="DefaultParagraphFont" style:family="text">
      <style:text-properties style:font-name="Gentium" style:font-name-asian="Gentium" style:font-name-complex="Gentium" fo:color="#000000" fo:font-size="8.5pt" style:font-size-asian="8.5pt" style:font-size-complex="8.5pt"/>
    </style:style>
    <style:style style:name="T34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40" style:parent-style-name="DefaultParagraphFont" style:family="text">
      <style:text-properties style:font-name="Gentium" style:font-name-asian="Gentium" style:font-name-complex="Gentium" fo:color="#000000" fo:font-size="8.5pt" style:font-size-asian="8.5pt" style:font-size-complex="8.5pt"/>
    </style:style>
    <style:style style:name="T34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42" style:parent-style-name="DefaultParagraphFont" style:family="text">
      <style:text-properties style:font-name="Gentium" style:font-name-asian="Gentium" style:font-name-complex="Gentium" fo:color="#000000" fo:font-size="8.5pt" style:font-size-asian="8.5pt" style:font-size-complex="8.5pt"/>
    </style:style>
    <style:style style:name="T34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44" style:parent-style-name="DefaultParagraphFont" style:family="text">
      <style:text-properties style:font-name="Gentium" style:font-name-asian="Gentium" style:font-name-complex="Gentium" fo:color="#000000" fo:font-size="8.5pt" style:font-size-asian="8.5pt" style:font-size-complex="8.5pt"/>
    </style:style>
    <style:style style:name="T34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46" style:parent-style-name="DefaultParagraphFont" style:family="text">
      <style:text-properties style:font-name="Gentium" style:font-name-asian="Gentium" style:font-name-complex="Gentium" fo:color="#000000" fo:font-size="8.5pt" style:font-size-asian="8.5pt" style:font-size-complex="8.5pt"/>
    </style:style>
    <style:style style:name="T34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48" style:parent-style-name="DefaultParagraphFont" style:family="text">
      <style:text-properties style:font-name="Gentium" style:font-name-asian="Gentium" style:font-name-complex="Gentium" fo:color="#000000" fo:font-size="8.5pt" style:font-size-asian="8.5pt" style:font-size-complex="8.5pt"/>
    </style:style>
    <style:style style:name="T34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50" style:parent-style-name="DefaultParagraphFont" style:family="text">
      <style:text-properties style:font-name="Gentium" style:font-name-asian="Gentium" style:font-name-complex="Gentium" fo:color="#000000" fo:font-size="8.5pt" style:font-size-asian="8.5pt" style:font-size-complex="8.5pt"/>
    </style:style>
    <style:style style:name="T34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52" style:parent-style-name="DefaultParagraphFont" style:family="text">
      <style:text-properties style:font-name="Gentium" style:font-name-asian="Gentium" style:font-name-complex="Gentium" fo:color="#000000" fo:font-size="8.5pt" style:font-size-asian="8.5pt" style:font-size-complex="8.5pt"/>
    </style:style>
    <style:style style:name="T34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54" style:parent-style-name="DefaultParagraphFont" style:family="text">
      <style:text-properties style:font-name="Gentium" style:font-name-asian="Gentium" style:font-name-complex="Gentium" fo:color="#000000" fo:font-size="8.5pt" style:font-size-asian="8.5pt" style:font-size-complex="8.5pt"/>
    </style:style>
    <style:style style:name="T34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56" style:parent-style-name="DefaultParagraphFont" style:family="text">
      <style:text-properties style:font-name="Gentium" style:font-name-asian="Gentium" style:font-name-complex="Gentium" fo:color="#000000" fo:font-size="8.5pt" style:font-size-asian="8.5pt" style:font-size-complex="8.5pt"/>
    </style:style>
    <style:style style:name="T34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58" style:parent-style-name="DefaultParagraphFont" style:family="text">
      <style:text-properties style:font-name="Gentium" style:font-name-asian="Gentium" style:font-name-complex="Gentium" fo:color="#000000" fo:font-size="8.5pt" style:font-size-asian="8.5pt" style:font-size-complex="8.5pt"/>
    </style:style>
    <style:style style:name="T34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60" style:parent-style-name="DefaultParagraphFont" style:family="text">
      <style:text-properties style:font-name="Gentium" style:font-name-asian="Gentium" style:font-name-complex="Gentium" fo:color="#000000" fo:font-size="8.5pt" style:font-size-asian="8.5pt" style:font-size-complex="8.5pt"/>
    </style:style>
    <style:style style:name="T34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62" style:parent-style-name="DefaultParagraphFont" style:family="text">
      <style:text-properties style:font-name="Gentium" style:font-name-asian="Gentium" style:font-name-complex="Gentium" fo:color="#000000" fo:font-size="8.5pt" style:font-size-asian="8.5pt" style:font-size-complex="8.5pt"/>
    </style:style>
    <style:style style:name="T34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64" style:parent-style-name="DefaultParagraphFont" style:family="text">
      <style:text-properties style:font-name="Gentium" style:font-name-asian="Gentium" style:font-name-complex="Gentium" fo:color="#000000" fo:font-size="8.5pt" style:font-size-asian="8.5pt" style:font-size-complex="8.5pt"/>
    </style:style>
    <style:style style:name="T34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66" style:parent-style-name="DefaultParagraphFont" style:family="text">
      <style:text-properties style:font-name="Gentium" style:font-name-asian="Gentium" style:font-name-complex="Gentium" fo:color="#000000" fo:font-size="8.5pt" style:font-size-asian="8.5pt" style:font-size-complex="8.5pt"/>
    </style:style>
    <style:style style:name="T34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68" style:parent-style-name="DefaultParagraphFont" style:family="text">
      <style:text-properties style:font-name="Gentium" style:font-name-asian="Gentium" style:font-name-complex="Gentium" fo:color="#000000" fo:font-size="8.5pt" style:font-size-asian="8.5pt" style:font-size-complex="8.5pt"/>
    </style:style>
    <style:style style:name="T34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70" style:parent-style-name="DefaultParagraphFont" style:family="text">
      <style:text-properties style:font-name="Gentium" style:font-name-asian="Gentium" style:font-name-complex="Gentium" fo:color="#000000" fo:font-size="8.5pt" style:font-size-asian="8.5pt" style:font-size-complex="8.5pt"/>
    </style:style>
    <style:style style:name="T3471" style:parent-style-name="DefaultParagraphFont" style:family="text">
      <style:text-properties style:font-name="Gentium" style:font-name-asian="Gentium" style:font-name-complex="Gentium" fo:color="#000000" fo:font-size="8.5pt" style:font-size-asian="8.5pt" style:font-size-complex="8.5pt"/>
    </style:style>
    <style:style style:name="T34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73" style:parent-style-name="DefaultParagraphFont" style:family="text">
      <style:text-properties style:font-name="Gentium" style:font-name-asian="Gentium" style:font-name-complex="Gentium" fo:color="#000000" fo:font-size="8.5pt" style:font-size-asian="8.5pt" style:font-size-complex="8.5pt"/>
    </style:style>
    <style:style style:name="T34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75" style:parent-style-name="DefaultParagraphFont" style:family="text">
      <style:text-properties style:font-name="Gentium" style:font-name-asian="Gentium" style:font-name-complex="Gentium" fo:color="#000000" fo:font-size="8.5pt" style:font-size-asian="8.5pt" style:font-size-complex="8.5pt"/>
    </style:style>
    <style:style style:name="T34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77" style:parent-style-name="DefaultParagraphFont" style:family="text">
      <style:text-properties style:font-name="Gentium" style:font-name-asian="Gentium" style:font-name-complex="Gentium" fo:color="#000000" fo:font-size="8.5pt" style:font-size-asian="8.5pt" style:font-size-complex="8.5pt"/>
    </style:style>
    <style:style style:name="T34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79" style:parent-style-name="DefaultParagraphFont" style:family="text">
      <style:text-properties style:font-name="Gentium" style:font-name-asian="Gentium" style:font-name-complex="Gentium" fo:color="#000000" fo:font-size="8.5pt" style:font-size-asian="8.5pt" style:font-size-complex="8.5pt"/>
    </style:style>
    <style:style style:name="T34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81" style:parent-style-name="DefaultParagraphFont" style:family="text">
      <style:text-properties style:font-name="Gentium" style:font-name-asian="Gentium" style:font-name-complex="Gentium" fo:color="#000000" fo:font-size="8.5pt" style:font-size-asian="8.5pt" style:font-size-complex="8.5pt"/>
    </style:style>
    <style:style style:name="P348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483" style:parent-style-name="Standard" style:family="paragraph">
      <style:paragraph-properties style:text-autospace="none" fo:margin-top="0.0208in" fo:margin-right="0.0312in"/>
    </style:style>
    <style:style style:name="T34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85" style:parent-style-name="DefaultParagraphFont" style:family="text">
      <style:text-properties style:font-name="Gentium" style:font-name-asian="Gentium" style:font-name-complex="Gentium" fo:color="#000000" fo:font-size="8.5pt" style:font-size-asian="8.5pt" style:font-size-complex="8.5pt"/>
    </style:style>
    <style:style style:name="T34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87" style:parent-style-name="DefaultParagraphFont" style:family="text">
      <style:text-properties style:font-name="Gentium" style:font-name-asian="Gentium" style:font-name-complex="Gentium" fo:color="#000000" fo:font-size="8.5pt" style:font-size-asian="8.5pt" style:font-size-complex="8.5pt"/>
    </style:style>
    <style:style style:name="T34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89" style:parent-style-name="DefaultParagraphFont" style:family="text">
      <style:text-properties style:font-name="Gentium" style:font-name-asian="Gentium" style:font-name-complex="Gentium" fo:color="#000000" fo:font-size="8.5pt" style:font-size-asian="8.5pt" style:font-size-complex="8.5pt"/>
    </style:style>
    <style:style style:name="T34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91" style:parent-style-name="DefaultParagraphFont" style:family="text">
      <style:text-properties style:font-name="Gentium" style:font-name-asian="Gentium" style:font-name-complex="Gentium" fo:color="#000000" fo:font-size="8.5pt" style:font-size-asian="8.5pt" style:font-size-complex="8.5pt"/>
    </style:style>
    <style:style style:name="T34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93" style:parent-style-name="DefaultParagraphFont" style:family="text">
      <style:text-properties style:font-name="Gentium" style:font-name-asian="Gentium" style:font-name-complex="Gentium" fo:color="#000000" fo:font-size="8.5pt" style:font-size-asian="8.5pt" style:font-size-complex="8.5pt"/>
    </style:style>
    <style:style style:name="T34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95" style:parent-style-name="DefaultParagraphFont" style:family="text">
      <style:text-properties style:font-name="Gentium" style:font-name-asian="Gentium" style:font-name-complex="Gentium" fo:color="#000000" fo:font-size="8.5pt" style:font-size-asian="8.5pt" style:font-size-complex="8.5pt"/>
    </style:style>
    <style:style style:name="T34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97" style:parent-style-name="DefaultParagraphFont" style:family="text">
      <style:text-properties style:font-name="Gentium" style:font-name-asian="Gentium" style:font-name-complex="Gentium" fo:color="#000000" fo:font-size="8.5pt" style:font-size-asian="8.5pt" style:font-size-complex="8.5pt"/>
    </style:style>
    <style:style style:name="T34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499" style:parent-style-name="DefaultParagraphFont" style:family="text">
      <style:text-properties style:font-name="Gentium" style:font-name-asian="Gentium" style:font-name-complex="Gentium" fo:color="#000000" fo:font-size="8.5pt" style:font-size-asian="8.5pt" style:font-size-complex="8.5pt"/>
    </style:style>
    <style:style style:name="T35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01" style:parent-style-name="DefaultParagraphFont" style:family="text">
      <style:text-properties style:font-name="Gentium" style:font-name-asian="Gentium" style:font-name-complex="Gentium" fo:color="#000000" fo:font-size="8.5pt" style:font-size-asian="8.5pt" style:font-size-complex="8.5pt"/>
    </style:style>
    <style:style style:name="T35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03" style:parent-style-name="DefaultParagraphFont" style:family="text">
      <style:text-properties style:font-name="Gentium" style:font-name-asian="Gentium" style:font-name-complex="Gentium" fo:color="#000000" fo:font-size="8.5pt" style:font-size-asian="8.5pt" style:font-size-complex="8.5pt"/>
    </style:style>
    <style:style style:name="P3504"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505" style:parent-style-name="Standard" style:family="paragraph">
      <style:paragraph-properties style:text-autospace="none" fo:margin-top="0.0208in" fo:margin-right="0.0312in"/>
    </style:style>
    <style:style style:name="T35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07" style:parent-style-name="DefaultParagraphFont" style:family="text">
      <style:text-properties style:font-name="Gentium" style:font-name-asian="Gentium" style:font-name-complex="Gentium" fo:color="#000000" fo:font-size="8.5pt" style:font-size-asian="8.5pt" style:font-size-complex="8.5pt"/>
    </style:style>
    <style:style style:name="T35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09" style:parent-style-name="DefaultParagraphFont" style:family="text">
      <style:text-properties style:font-name="Gentium" style:font-name-asian="Gentium" style:font-name-complex="Gentium" fo:color="#000000" fo:font-size="8.5pt" style:font-size-asian="8.5pt" style:font-size-complex="8.5pt"/>
    </style:style>
    <style:style style:name="T35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12" style:parent-style-name="DefaultParagraphFont" style:family="text">
      <style:text-properties style:font-name="Gentium" style:font-name-asian="Gentium" style:font-name-complex="Gentium" fo:color="#000000" fo:font-size="8.5pt" style:font-size-asian="8.5pt" style:font-size-complex="8.5pt"/>
    </style:style>
    <style:style style:name="T35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14" style:parent-style-name="DefaultParagraphFont" style:family="text">
      <style:text-properties style:font-name="Gentium" style:font-name-asian="Gentium" style:font-name-complex="Gentium" fo:color="#000000" fo:font-size="8.5pt" style:font-size-asian="8.5pt" style:font-size-complex="8.5pt"/>
    </style:style>
    <style:style style:name="T35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16" style:parent-style-name="DefaultParagraphFont" style:family="text">
      <style:text-properties style:font-name="Gentium" style:font-name-asian="Gentium" style:font-name-complex="Gentium" fo:color="#000000" fo:font-size="8.5pt" style:font-size-asian="8.5pt" style:font-size-complex="8.5pt"/>
    </style:style>
    <style:style style:name="T35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18" style:parent-style-name="DefaultParagraphFont" style:family="text">
      <style:text-properties style:font-name="Gentium" style:font-name-asian="Gentium" style:font-name-complex="Gentium" fo:color="#000000" fo:font-size="8.5pt" style:font-size-asian="8.5pt" style:font-size-complex="8.5pt"/>
    </style:style>
    <style:style style:name="T35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20" style:parent-style-name="DefaultParagraphFont" style:family="text">
      <style:text-properties style:font-name="Gentium" style:font-name-asian="Gentium" style:font-name-complex="Gentium" fo:color="#000000" fo:font-size="8.5pt" style:font-size-asian="8.5pt" style:font-size-complex="8.5pt"/>
    </style:style>
    <style:style style:name="T35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22" style:parent-style-name="DefaultParagraphFont" style:family="text">
      <style:text-properties style:font-name="Gentium" style:font-name-asian="Gentium" style:font-name-complex="Gentium" fo:color="#000000" fo:font-size="8.5pt" style:font-size-asian="8.5pt" style:font-size-complex="8.5pt"/>
    </style:style>
    <style:style style:name="T35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24" style:parent-style-name="DefaultParagraphFont" style:family="text">
      <style:text-properties style:font-name="Gentium" style:font-name-asian="Gentium" style:font-name-complex="Gentium" fo:color="#000000" fo:font-size="8.5pt" style:font-size-asian="8.5pt" style:font-size-complex="8.5pt"/>
    </style:style>
    <style:style style:name="T35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26" style:parent-style-name="DefaultParagraphFont" style:family="text">
      <style:text-properties style:font-name="Gentium" style:font-name-asian="Gentium" style:font-name-complex="Gentium" fo:color="#000000" fo:font-size="8.5pt" style:font-size-asian="8.5pt" style:font-size-complex="8.5pt"/>
    </style:style>
    <style:style style:name="T35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28" style:parent-style-name="DefaultParagraphFont" style:family="text">
      <style:text-properties style:font-name="Gentium" style:font-name-asian="Gentium" style:font-name-complex="Gentium" fo:color="#000000" fo:font-size="8.5pt" style:font-size-asian="8.5pt" style:font-size-complex="8.5pt"/>
    </style:style>
    <style:style style:name="T35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30" style:parent-style-name="DefaultParagraphFont" style:family="text">
      <style:text-properties style:font-name="Gentium" style:font-name-asian="Gentium" style:font-name-complex="Gentium" fo:color="#000000" fo:font-size="8.5pt" style:font-size-asian="8.5pt" style:font-size-complex="8.5pt"/>
    </style:style>
    <style:style style:name="T35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32" style:parent-style-name="DefaultParagraphFont" style:family="text">
      <style:text-properties style:font-name="Gentium" style:font-name-asian="Gentium" style:font-name-complex="Gentium" fo:color="#000000" fo:font-size="8.5pt" style:font-size-asian="8.5pt" style:font-size-complex="8.5pt"/>
    </style:style>
    <style:style style:name="T35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34" style:parent-style-name="DefaultParagraphFont" style:family="text">
      <style:text-properties style:font-name="Gentium" style:font-name-asian="Gentium" style:font-name-complex="Gentium" fo:color="#000000" fo:font-size="8.5pt" style:font-size-asian="8.5pt" style:font-size-complex="8.5pt"/>
    </style:style>
    <style:style style:name="T35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36" style:parent-style-name="DefaultParagraphFont" style:family="text">
      <style:text-properties style:font-name="Gentium" style:font-name-asian="Gentium" style:font-name-complex="Gentium" fo:color="#000000" fo:font-size="8.5pt" style:font-size-asian="8.5pt" style:font-size-complex="8.5pt"/>
    </style:style>
    <style:style style:name="T35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38" style:parent-style-name="DefaultParagraphFont" style:family="text">
      <style:text-properties style:font-name="Gentium" style:font-name-asian="Gentium" style:font-name-complex="Gentium" fo:color="#000000" fo:font-size="8.5pt" style:font-size-asian="8.5pt" style:font-size-complex="8.5pt"/>
    </style:style>
    <style:style style:name="T35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40" style:parent-style-name="DefaultParagraphFont" style:family="text">
      <style:text-properties style:font-name="Gentium" style:font-name-asian="Gentium" style:font-name-complex="Gentium" fo:color="#000000" fo:font-size="8.5pt" style:font-size-asian="8.5pt" style:font-size-complex="8.5pt"/>
    </style:style>
    <style:style style:name="T35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42" style:parent-style-name="DefaultParagraphFont" style:family="text">
      <style:text-properties style:font-name="Gentium" style:font-name-asian="Gentium" style:font-name-complex="Gentium" fo:color="#000000" fo:font-size="8.5pt" style:font-size-asian="8.5pt" style:font-size-complex="8.5pt"/>
    </style:style>
    <style:style style:name="T35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44" style:parent-style-name="DefaultParagraphFont" style:family="text">
      <style:text-properties style:font-name="Gentium" style:font-name-asian="Gentium" style:font-name-complex="Gentium" fo:color="#000000" fo:font-size="8.5pt" style:font-size-asian="8.5pt" style:font-size-complex="8.5pt"/>
    </style:style>
    <style:style style:name="T3545" style:parent-style-name="DefaultParagraphFont" style:family="text">
      <style:text-properties style:font-name="Gentium" style:font-name-asian="Gentium" style:font-name-complex="Gentium" fo:color="#000000" fo:font-size="8.5pt" style:font-size-asian="8.5pt" style:font-size-complex="8.5pt"/>
    </style:style>
    <style:style style:name="T35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47" style:parent-style-name="DefaultParagraphFont" style:family="text">
      <style:text-properties style:font-name="Gentium" style:font-name-asian="Gentium" style:font-name-complex="Gentium" fo:color="#000000" fo:font-size="8.5pt" style:font-size-asian="8.5pt" style:font-size-complex="8.5pt"/>
    </style:style>
    <style:style style:name="T35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49" style:parent-style-name="DefaultParagraphFont" style:family="text">
      <style:text-properties style:font-name="Gentium" style:font-name-asian="Gentium" style:font-name-complex="Gentium" fo:color="#000000" fo:font-size="8.5pt" style:font-size-asian="8.5pt" style:font-size-complex="8.5pt"/>
    </style:style>
    <style:style style:name="T35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51" style:parent-style-name="DefaultParagraphFont" style:family="text">
      <style:text-properties style:font-name="Gentium" style:font-name-asian="Gentium" style:font-name-complex="Gentium" fo:color="#000000" fo:font-size="8.5pt" style:font-size-asian="8.5pt" style:font-size-complex="8.5pt"/>
    </style:style>
    <style:style style:name="T35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53" style:parent-style-name="DefaultParagraphFont" style:family="text">
      <style:text-properties style:font-name="Gentium" style:font-name-asian="Gentium" style:font-name-complex="Gentium" fo:color="#000000" fo:font-size="8.5pt" style:font-size-asian="8.5pt" style:font-size-complex="8.5pt"/>
    </style:style>
    <style:style style:name="T35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55" style:parent-style-name="DefaultParagraphFont" style:family="text">
      <style:text-properties style:font-name="Gentium" style:font-name-asian="Gentium" style:font-name-complex="Gentium" fo:color="#000000" fo:font-size="8.5pt" style:font-size-asian="8.5pt" style:font-size-complex="8.5pt"/>
    </style:style>
    <style:style style:name="T35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57" style:parent-style-name="DefaultParagraphFont" style:family="text">
      <style:text-properties style:font-name="Gentium" style:font-name-asian="Gentium" style:font-name-complex="Gentium" fo:color="#000000" fo:font-size="8.5pt" style:font-size-asian="8.5pt" style:font-size-complex="8.5pt"/>
    </style:style>
    <style:style style:name="T35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59" style:parent-style-name="DefaultParagraphFont" style:family="text">
      <style:text-properties style:font-name="Gentium" style:font-name-asian="Gentium" style:font-name-complex="Gentium" fo:color="#000000" fo:font-size="8.5pt" style:font-size-asian="8.5pt" style:font-size-complex="8.5pt"/>
    </style:style>
    <style:style style:name="T35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61" style:parent-style-name="DefaultParagraphFont" style:family="text">
      <style:text-properties style:font-name="Gentium" style:font-name-asian="Gentium" style:font-name-complex="Gentium" fo:color="#000000" fo:font-size="8.5pt" style:font-size-asian="8.5pt" style:font-size-complex="8.5pt"/>
    </style:style>
    <style:style style:name="T35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63" style:parent-style-name="DefaultParagraphFont" style:family="text">
      <style:text-properties style:font-name="Gentium" style:font-name-asian="Gentium" style:font-name-complex="Gentium" fo:color="#000000" fo:font-size="8.5pt" style:font-size-asian="8.5pt" style:font-size-complex="8.5pt"/>
    </style:style>
    <style:style style:name="T35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65" style:parent-style-name="DefaultParagraphFont" style:family="text">
      <style:text-properties style:font-name="Gentium" style:font-name-asian="Gentium" style:font-name-complex="Gentium" fo:color="#000000" fo:font-size="8.5pt" style:font-size-asian="8.5pt" style:font-size-complex="8.5pt"/>
    </style:style>
    <style:style style:name="T35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67" style:parent-style-name="DefaultParagraphFont" style:family="text">
      <style:text-properties style:font-name="Gentium" style:font-name-asian="Gentium" style:font-name-complex="Gentium" fo:color="#000000" fo:font-size="8.5pt" style:font-size-asian="8.5pt" style:font-size-complex="8.5pt"/>
    </style:style>
    <style:style style:name="T35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69" style:parent-style-name="DefaultParagraphFont" style:family="text">
      <style:text-properties style:font-name="Gentium" style:font-name-asian="Gentium" style:font-name-complex="Gentium" fo:color="#000000" fo:font-size="8.5pt" style:font-size-asian="8.5pt" style:font-size-complex="8.5pt"/>
    </style:style>
    <style:style style:name="T35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71" style:parent-style-name="DefaultParagraphFont" style:family="text">
      <style:text-properties style:font-name="Gentium" style:font-name-asian="Gentium" style:font-name-complex="Gentium" fo:color="#000000" fo:font-size="8.5pt" style:font-size-asian="8.5pt" style:font-size-complex="8.5pt"/>
    </style:style>
    <style:style style:name="T35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73" style:parent-style-name="DefaultParagraphFont" style:family="text">
      <style:text-properties style:font-name="Gentium" style:font-name-asian="Gentium" style:font-name-complex="Gentium" fo:color="#000000" fo:font-size="8.5pt" style:font-size-asian="8.5pt" style:font-size-complex="8.5pt"/>
    </style:style>
    <style:style style:name="T35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75" style:parent-style-name="DefaultParagraphFont" style:family="text">
      <style:text-properties style:font-name="Gentium" style:font-name-asian="Gentium" style:font-name-complex="Gentium" fo:color="#000000" fo:font-size="8.5pt" style:font-size-asian="8.5pt" style:font-size-complex="8.5pt"/>
    </style:style>
    <style:style style:name="T35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77" style:parent-style-name="DefaultParagraphFont" style:family="text">
      <style:text-properties style:font-name="Gentium" style:font-name-asian="Gentium" style:font-name-complex="Gentium" fo:color="#000000" fo:font-size="8.5pt" style:font-size-asian="8.5pt" style:font-size-complex="8.5pt"/>
    </style:style>
    <style:style style:name="T35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79" style:parent-style-name="DefaultParagraphFont" style:family="text">
      <style:text-properties style:font-name="Gentium" style:font-name-asian="Gentium" style:font-name-complex="Gentium" fo:color="#000000" fo:font-size="8.5pt" style:font-size-asian="8.5pt" style:font-size-complex="8.5pt"/>
    </style:style>
    <style:style style:name="T3580" style:parent-style-name="DefaultParagraphFont" style:family="text">
      <style:text-properties style:font-name="Gentium" style:font-name-asian="Gentium" style:font-name-complex="Gentium" fo:color="#000000" fo:font-size="8.5pt" style:font-size-asian="8.5pt" style:font-size-complex="8.5pt"/>
    </style:style>
    <style:style style:name="T35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82" style:parent-style-name="DefaultParagraphFont" style:family="text">
      <style:text-properties style:font-name="Gentium" style:font-name-asian="Gentium" style:font-name-complex="Gentium" fo:color="#000000" fo:font-size="8.5pt" style:font-size-asian="8.5pt" style:font-size-complex="8.5pt"/>
    </style:style>
    <style:style style:name="T35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84" style:parent-style-name="DefaultParagraphFont" style:family="text">
      <style:text-properties style:font-name="Gentium" style:font-name-asian="Gentium" style:font-name-complex="Gentium" fo:color="#000000" fo:font-size="8.5pt" style:font-size-asian="8.5pt" style:font-size-complex="8.5pt"/>
    </style:style>
    <style:style style:name="T35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86" style:parent-style-name="DefaultParagraphFont" style:family="text">
      <style:text-properties style:font-name="Gentium" style:font-name-asian="Gentium" style:font-name-complex="Gentium" fo:color="#000000" fo:font-size="8.5pt" style:font-size-asian="8.5pt" style:font-size-complex="8.5pt"/>
    </style:style>
    <style:style style:name="T35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88" style:parent-style-name="DefaultParagraphFont" style:family="text">
      <style:text-properties style:font-name="Gentium" style:font-name-asian="Gentium" style:font-name-complex="Gentium" fo:color="#000000" fo:font-size="8.5pt" style:font-size-asian="8.5pt" style:font-size-complex="8.5pt"/>
    </style:style>
    <style:style style:name="T35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90" style:parent-style-name="DefaultParagraphFont" style:family="text">
      <style:text-properties style:font-name="Gentium" style:font-name-asian="Gentium" style:font-name-complex="Gentium" fo:color="#000000" fo:font-size="8.5pt" style:font-size-asian="8.5pt" style:font-size-complex="8.5pt"/>
    </style:style>
    <style:style style:name="T35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92" style:parent-style-name="DefaultParagraphFont" style:family="text">
      <style:text-properties style:font-name="Gentium" style:font-name-asian="Gentium" style:font-name-complex="Gentium" fo:color="#000000" fo:font-size="8.5pt" style:font-size-asian="8.5pt" style:font-size-complex="8.5pt"/>
    </style:style>
    <style:style style:name="T35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94" style:parent-style-name="DefaultParagraphFont" style:family="text">
      <style:text-properties style:font-name="Gentium" style:font-name-asian="Gentium" style:font-name-complex="Gentium" fo:color="#000000" fo:font-size="8.5pt" style:font-size-asian="8.5pt" style:font-size-complex="8.5pt"/>
    </style:style>
    <style:style style:name="T35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96" style:parent-style-name="DefaultParagraphFont" style:family="text">
      <style:text-properties style:font-name="Gentium" style:font-name-asian="Gentium" style:font-name-complex="Gentium" fo:color="#000000" fo:font-size="8.5pt" style:font-size-asian="8.5pt" style:font-size-complex="8.5pt"/>
    </style:style>
    <style:style style:name="T35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598" style:parent-style-name="DefaultParagraphFont" style:family="text">
      <style:text-properties style:font-name="Gentium" style:font-name-asian="Gentium" style:font-name-complex="Gentium" fo:color="#000000" fo:font-size="8.5pt" style:font-size-asian="8.5pt" style:font-size-complex="8.5pt"/>
    </style:style>
    <style:style style:name="T359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00" style:parent-style-name="DefaultParagraphFont" style:family="text">
      <style:text-properties style:font-name="Gentium" style:font-name-asian="Gentium" style:font-name-complex="Gentium" fo:color="#000000" fo:font-size="8.5pt" style:font-size-asian="8.5pt" style:font-size-complex="8.5pt"/>
    </style:style>
    <style:style style:name="T36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02" style:parent-style-name="DefaultParagraphFont" style:family="text">
      <style:text-properties style:font-name="Gentium" style:font-name-asian="Gentium" style:font-name-complex="Gentium" fo:color="#000000" fo:font-size="8.5pt" style:font-size-asian="8.5pt" style:font-size-complex="8.5pt"/>
    </style:style>
    <style:style style:name="T36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04" style:parent-style-name="DefaultParagraphFont" style:family="text">
      <style:text-properties style:font-name="Gentium" style:font-name-asian="Gentium" style:font-name-complex="Gentium" fo:color="#000000" fo:font-size="8.5pt" style:font-size-asian="8.5pt" style:font-size-complex="8.5pt"/>
    </style:style>
    <style:style style:name="T36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06" style:parent-style-name="DefaultParagraphFont" style:family="text">
      <style:text-properties style:font-name="Gentium" style:font-name-asian="Gentium" style:font-name-complex="Gentium" fo:color="#000000" fo:font-size="8.5pt" style:font-size-asian="8.5pt" style:font-size-complex="8.5pt"/>
    </style:style>
    <style:style style:name="T36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08" style:parent-style-name="DefaultParagraphFont" style:family="text">
      <style:text-properties style:font-name="Gentium" style:font-name-asian="Gentium" style:font-name-complex="Gentium" fo:color="#000000" fo:font-size="8.5pt" style:font-size-asian="8.5pt" style:font-size-complex="8.5pt"/>
    </style:style>
    <style:style style:name="T36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10" style:parent-style-name="DefaultParagraphFont" style:family="text">
      <style:text-properties style:font-name="Gentium" style:font-name-asian="Gentium" style:font-name-complex="Gentium" fo:color="#000000" fo:font-size="8.5pt" style:font-size-asian="8.5pt" style:font-size-complex="8.5pt"/>
    </style:style>
    <style:style style:name="P3611"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612" style:parent-style-name="Standard" style:family="paragraph">
      <style:paragraph-properties style:text-autospace="none" fo:margin-top="0.0208in" fo:margin-right="0.0312in"/>
    </style:style>
    <style:style style:name="T36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14" style:parent-style-name="DefaultParagraphFont" style:family="text">
      <style:text-properties style:font-name="Gentium" style:font-name-asian="Gentium" style:font-name-complex="Gentium" fo:color="#000000" fo:font-size="8.5pt" style:font-size-asian="8.5pt" style:font-size-complex="8.5pt"/>
    </style:style>
    <style:style style:name="T36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16" style:parent-style-name="DefaultParagraphFont" style:family="text">
      <style:text-properties style:font-name="Gentium" style:font-name-asian="Gentium" style:font-name-complex="Gentium" fo:color="#000000" fo:font-size="8.5pt" style:font-size-asian="8.5pt" style:font-size-complex="8.5pt"/>
    </style:style>
    <style:style style:name="T36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18" style:parent-style-name="DefaultParagraphFont" style:family="text">
      <style:text-properties style:font-name="Gentium" style:font-name-asian="Gentium" style:font-name-complex="Gentium" fo:color="#000000" fo:font-size="8.5pt" style:font-size-asian="8.5pt" style:font-size-complex="8.5pt"/>
    </style:style>
    <style:style style:name="T36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20" style:parent-style-name="DefaultParagraphFont" style:family="text">
      <style:text-properties style:font-name="Gentium" style:font-name-asian="Gentium" style:font-name-complex="Gentium" fo:color="#000000" fo:font-size="8.5pt" style:font-size-asian="8.5pt" style:font-size-complex="8.5pt"/>
    </style:style>
    <style:style style:name="T36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22" style:parent-style-name="DefaultParagraphFont" style:family="text">
      <style:text-properties style:font-name="Gentium" style:font-name-asian="Gentium" style:font-name-complex="Gentium" fo:color="#000000" fo:font-size="8.5pt" style:font-size-asian="8.5pt" style:font-size-complex="8.5pt"/>
    </style:style>
    <style:style style:name="T36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24" style:parent-style-name="DefaultParagraphFont" style:family="text">
      <style:text-properties style:font-name="Gentium" style:font-name-asian="Gentium" style:font-name-complex="Gentium" fo:color="#000000" fo:font-size="8.5pt" style:font-size-asian="8.5pt" style:font-size-complex="8.5pt"/>
    </style:style>
    <style:style style:name="T36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26" style:parent-style-name="DefaultParagraphFont" style:family="text">
      <style:text-properties style:font-name="Gentium" style:font-name-asian="Gentium" style:font-name-complex="Gentium" fo:color="#000000" fo:font-size="8.5pt" style:font-size-asian="8.5pt" style:font-size-complex="8.5pt"/>
    </style:style>
    <style:style style:name="T3627" style:parent-style-name="DefaultParagraphFont" style:family="text">
      <style:text-properties style:font-name="Gentium" style:font-name-asian="Gentium" style:font-name-complex="Gentium" fo:color="#000000" fo:font-size="8.5pt" style:font-size-asian="8.5pt" style:font-size-complex="8.5pt"/>
    </style:style>
    <style:style style:name="T36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29" style:parent-style-name="DefaultParagraphFont" style:family="text">
      <style:text-properties style:font-name="Gentium" style:font-name-asian="Gentium" style:font-name-complex="Gentium" fo:color="#000000" fo:font-size="8.5pt" style:font-size-asian="8.5pt" style:font-size-complex="8.5pt"/>
    </style:style>
    <style:style style:name="T36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31" style:parent-style-name="DefaultParagraphFont" style:family="text">
      <style:text-properties style:font-name="Gentium" style:font-name-asian="Gentium" style:font-name-complex="Gentium" fo:color="#000000" fo:font-size="8.5pt" style:font-size-asian="8.5pt" style:font-size-complex="8.5pt"/>
    </style:style>
    <style:style style:name="T36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33" style:parent-style-name="DefaultParagraphFont" style:family="text">
      <style:text-properties style:font-name="Gentium" style:font-name-asian="Gentium" style:font-name-complex="Gentium" fo:color="#000000" fo:font-size="8.5pt" style:font-size-asian="8.5pt" style:font-size-complex="8.5pt"/>
    </style:style>
    <style:style style:name="T36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35" style:parent-style-name="DefaultParagraphFont" style:family="text">
      <style:text-properties style:font-name="Gentium" style:font-name-asian="Gentium" style:font-name-complex="Gentium" fo:color="#000000" fo:font-size="8.5pt" style:font-size-asian="8.5pt" style:font-size-complex="8.5pt"/>
    </style:style>
    <style:style style:name="T36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37" style:parent-style-name="DefaultParagraphFont" style:family="text">
      <style:text-properties style:font-name="Gentium" style:font-name-asian="Gentium" style:font-name-complex="Gentium" fo:color="#000000" fo:font-size="8.5pt" style:font-size-asian="8.5pt" style:font-size-complex="8.5pt"/>
    </style:style>
    <style:style style:name="T36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39" style:parent-style-name="DefaultParagraphFont" style:family="text">
      <style:text-properties style:font-name="Gentium" style:font-name-asian="Gentium" style:font-name-complex="Gentium" fo:color="#000000" fo:font-size="8.5pt" style:font-size-asian="8.5pt" style:font-size-complex="8.5pt"/>
    </style:style>
    <style:style style:name="T36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41" style:parent-style-name="DefaultParagraphFont" style:family="text">
      <style:text-properties style:font-name="Gentium" style:font-name-asian="Gentium" style:font-name-complex="Gentium" fo:color="#000000" fo:font-size="8.5pt" style:font-size-asian="8.5pt" style:font-size-complex="8.5pt"/>
    </style:style>
    <style:style style:name="T36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43" style:parent-style-name="DefaultParagraphFont" style:family="text">
      <style:text-properties style:font-name="Gentium" style:font-name-asian="Gentium" style:font-name-complex="Gentium" fo:color="#000000" fo:font-size="8.5pt" style:font-size-asian="8.5pt" style:font-size-complex="8.5pt"/>
    </style:style>
    <style:style style:name="T36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45" style:parent-style-name="DefaultParagraphFont" style:family="text">
      <style:text-properties style:font-name="Gentium" style:font-name-asian="Gentium" style:font-name-complex="Gentium" fo:color="#000000" fo:font-size="8.5pt" style:font-size-asian="8.5pt" style:font-size-complex="8.5pt"/>
    </style:style>
    <style:style style:name="T36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47" style:parent-style-name="DefaultParagraphFont" style:family="text">
      <style:text-properties style:font-name="Gentium" style:font-name-asian="Gentium" style:font-name-complex="Gentium" fo:color="#000000" fo:font-size="8.5pt" style:font-size-asian="8.5pt" style:font-size-complex="8.5pt"/>
    </style:style>
    <style:style style:name="T36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49" style:parent-style-name="DefaultParagraphFont" style:family="text">
      <style:text-properties style:font-name="Gentium" style:font-name-asian="Gentium" style:font-name-complex="Gentium" fo:color="#000000" fo:font-size="8.5pt" style:font-size-asian="8.5pt" style:font-size-complex="8.5pt"/>
    </style:style>
    <style:style style:name="T36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1" style:parent-style-name="DefaultParagraphFont" style:family="text">
      <style:text-properties style:font-name="Gentium" style:font-name-asian="Gentium" style:font-name-complex="Gentium" fo:color="#000000" fo:font-size="8.5pt" style:font-size-asian="8.5pt" style:font-size-complex="8.5pt"/>
    </style:style>
    <style:style style:name="T36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3" style:parent-style-name="DefaultParagraphFont" style:family="text">
      <style:text-properties style:font-name="Gentium" style:font-name-asian="Gentium" style:font-name-complex="Gentium" fo:color="#000000" fo:font-size="8.5pt" style:font-size-asian="8.5pt" style:font-size-complex="8.5pt"/>
    </style:style>
    <style:style style:name="T36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5" style:parent-style-name="DefaultParagraphFont" style:family="text">
      <style:text-properties style:font-name="Gentium" style:font-name-asian="Gentium" style:font-name-complex="Gentium" fo:color="#000000" fo:font-size="8.5pt" style:font-size-asian="8.5pt" style:font-size-complex="8.5pt"/>
    </style:style>
    <style:style style:name="T36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7" style:parent-style-name="DefaultParagraphFont" style:family="text">
      <style:text-properties style:font-name="Gentium" style:font-name-asian="Gentium" style:font-name-complex="Gentium" fo:color="#000000" fo:font-size="8.5pt" style:font-size-asian="8.5pt" style:font-size-complex="8.5pt"/>
    </style:style>
    <style:style style:name="P365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659" style:parent-style-name="Standard" style:family="paragraph">
      <style:paragraph-properties style:text-autospace="none" fo:margin-top="0.0208in" fo:margin-right="0.0312in"/>
    </style:style>
    <style:style style:name="T36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1" style:parent-style-name="DefaultParagraphFont" style:family="text">
      <style:text-properties style:font-name="Gentium" style:font-name-asian="Gentium" style:font-name-complex="Gentium" fo:color="#000000" fo:font-size="8.5pt" style:font-size-asian="8.5pt" style:font-size-complex="8.5pt"/>
    </style:style>
    <style:style style:name="T36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3" style:parent-style-name="DefaultParagraphFont" style:family="text">
      <style:text-properties style:font-name="Gentium" style:font-name-asian="Gentium" style:font-name-complex="Gentium" fo:color="#000000" fo:font-size="8.5pt" style:font-size-asian="8.5pt" style:font-size-complex="8.5pt"/>
    </style:style>
    <style:style style:name="T36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5" style:parent-style-name="DefaultParagraphFont" style:family="text">
      <style:text-properties style:font-name="Gentium" style:font-name-asian="Gentium" style:font-name-complex="Gentium" fo:color="#000000" fo:font-size="8.5pt" style:font-size-asian="8.5pt" style:font-size-complex="8.5pt"/>
    </style:style>
    <style:style style:name="T3666" style:parent-style-name="DefaultParagraphFont" style:family="text">
      <style:text-properties style:font-name="Gentium" style:font-name-asian="Gentium" style:font-name-complex="Gentium" fo:color="#000000" fo:font-size="8.5pt" style:font-size-asian="8.5pt" style:font-size-complex="8.5pt"/>
    </style:style>
    <style:style style:name="T36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8" style:parent-style-name="DefaultParagraphFont" style:family="text">
      <style:text-properties style:font-name="Gentium" style:font-name-asian="Gentium" style:font-name-complex="Gentium" fo:color="#000000" fo:font-size="8.5pt" style:font-size-asian="8.5pt" style:font-size-complex="8.5pt"/>
    </style:style>
    <style:style style:name="T36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0" style:parent-style-name="DefaultParagraphFont" style:family="text">
      <style:text-properties style:font-name="Gentium" style:font-name-asian="Gentium" style:font-name-complex="Gentium" fo:color="#000000" fo:font-size="8.5pt" style:font-size-asian="8.5pt" style:font-size-complex="8.5pt"/>
    </style:style>
    <style:style style:name="T36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2" style:parent-style-name="DefaultParagraphFont" style:family="text">
      <style:text-properties style:font-name="Gentium" style:font-name-asian="Gentium" style:font-name-complex="Gentium" fo:color="#000000" fo:font-size="8.5pt" style:font-size-asian="8.5pt" style:font-size-complex="8.5pt"/>
    </style:style>
    <style:style style:name="T36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4" style:parent-style-name="DefaultParagraphFont" style:family="text">
      <style:text-properties style:font-name="Gentium" style:font-name-asian="Gentium" style:font-name-complex="Gentium" fo:color="#000000" fo:font-size="8.5pt" style:font-size-asian="8.5pt" style:font-size-complex="8.5pt"/>
    </style:style>
    <style:style style:name="T36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6" style:parent-style-name="DefaultParagraphFont" style:family="text">
      <style:text-properties style:font-name="Gentium" style:font-name-asian="Gentium" style:font-name-complex="Gentium" fo:color="#000000" fo:font-size="8.5pt" style:font-size-asian="8.5pt" style:font-size-complex="8.5pt"/>
    </style:style>
    <style:style style:name="T36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8" style:parent-style-name="DefaultParagraphFont" style:family="text">
      <style:text-properties style:font-name="Gentium" style:font-name-asian="Gentium" style:font-name-complex="Gentium" fo:color="#000000" fo:font-size="8.5pt" style:font-size-asian="8.5pt" style:font-size-complex="8.5pt"/>
    </style:style>
    <style:style style:name="T36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0" style:parent-style-name="DefaultParagraphFont" style:family="text">
      <style:text-properties style:font-name="Gentium" style:font-name-asian="Gentium" style:font-name-complex="Gentium" fo:color="#000000" fo:font-size="8.5pt" style:font-size-asian="8.5pt" style:font-size-complex="8.5pt"/>
    </style:style>
    <style:style style:name="T36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2" style:parent-style-name="DefaultParagraphFont" style:family="text">
      <style:text-properties style:font-name="Gentium" style:font-name-asian="Gentium" style:font-name-complex="Gentium" fo:color="#000000" fo:font-size="8.5pt" style:font-size-asian="8.5pt" style:font-size-complex="8.5pt"/>
    </style:style>
    <style:style style:name="T36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4" style:parent-style-name="DefaultParagraphFont" style:family="text">
      <style:text-properties style:font-name="Gentium" style:font-name-asian="Gentium" style:font-name-complex="Gentium" fo:color="#000000" fo:font-size="8.5pt" style:font-size-asian="8.5pt" style:font-size-complex="8.5pt"/>
    </style:style>
    <style:style style:name="T36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6" style:parent-style-name="DefaultParagraphFont" style:family="text">
      <style:text-properties style:font-name="Gentium" style:font-name-asian="Gentium" style:font-name-complex="Gentium" fo:color="#000000" fo:font-size="8.5pt" style:font-size-asian="8.5pt" style:font-size-complex="8.5pt"/>
    </style:style>
    <style:style style:name="T36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8" style:parent-style-name="DefaultParagraphFont" style:family="text">
      <style:text-properties style:font-name="Gentium" style:font-name-asian="Gentium" style:font-name-complex="Gentium" fo:color="#000000" fo:font-size="8.5pt" style:font-size-asian="8.5pt" style:font-size-complex="8.5pt"/>
    </style:style>
    <style:style style:name="T36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0" style:parent-style-name="DefaultParagraphFont" style:family="text">
      <style:text-properties style:font-name="Gentium" style:font-name-asian="Gentium" style:font-name-complex="Gentium" fo:color="#000000" fo:font-size="8.5pt" style:font-size-asian="8.5pt" style:font-size-complex="8.5pt"/>
    </style:style>
    <style:style style:name="T36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2" style:parent-style-name="DefaultParagraphFont" style:family="text">
      <style:text-properties style:font-name="Gentium" style:font-name-asian="Gentium" style:font-name-complex="Gentium" fo:color="#000000" fo:font-size="8.5pt" style:font-size-asian="8.5pt" style:font-size-complex="8.5pt"/>
    </style:style>
    <style:style style:name="T36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4" style:parent-style-name="DefaultParagraphFont" style:family="text">
      <style:text-properties style:font-name="Gentium" style:font-name-asian="Gentium" style:font-name-complex="Gentium" fo:color="#000000" fo:font-size="8.5pt" style:font-size-asian="8.5pt" style:font-size-complex="8.5pt"/>
    </style:style>
    <style:style style:name="T36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6" style:parent-style-name="DefaultParagraphFont" style:family="text">
      <style:text-properties style:font-name="Gentium" style:font-name-asian="Gentium" style:font-name-complex="Gentium" fo:color="#000000" fo:font-size="8.5pt" style:font-size-asian="8.5pt" style:font-size-complex="8.5pt"/>
    </style:style>
    <style:style style:name="T36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8" style:parent-style-name="DefaultParagraphFont" style:family="text">
      <style:text-properties style:font-name="Gentium" style:font-name-asian="Gentium" style:font-name-complex="Gentium" fo:color="#000000" fo:font-size="8.5pt" style:font-size-asian="8.5pt" style:font-size-complex="8.5pt"/>
    </style:style>
    <style:style style:name="T3699" style:parent-style-name="DefaultParagraphFont" style:family="text">
      <style:text-properties style:font-name="Gentium" style:font-name-asian="Gentium" style:font-name-complex="Gentium" fo:color="#000000" fo:font-size="8.5pt" style:font-size-asian="8.5pt" style:font-size-complex="8.5pt"/>
    </style:style>
    <style:style style:name="T3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1" style:parent-style-name="DefaultParagraphFont" style:family="text">
      <style:text-properties style:font-name="Gentium" style:font-name-asian="Gentium" style:font-name-complex="Gentium" fo:color="#000000" fo:font-size="8.5pt" style:font-size-asian="8.5pt" style:font-size-complex="8.5pt"/>
    </style:style>
    <style:style style:name="T3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3" style:parent-style-name="DefaultParagraphFont" style:family="text">
      <style:text-properties style:font-name="Gentium" style:font-name-asian="Gentium" style:font-name-complex="Gentium" fo:color="#000000" fo:font-size="8.5pt" style:font-size-asian="8.5pt" style:font-size-complex="8.5pt"/>
    </style:style>
    <style:style style:name="T3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5" style:parent-style-name="DefaultParagraphFont" style:family="text">
      <style:text-properties style:font-name="Gentium" style:font-name-asian="Gentium" style:font-name-complex="Gentium" fo:color="#000000" fo:font-size="8.5pt" style:font-size-asian="8.5pt" style:font-size-complex="8.5pt"/>
    </style:style>
    <style:style style:name="T3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7" style:parent-style-name="DefaultParagraphFont" style:family="text">
      <style:text-properties style:font-name="Gentium" style:font-name-asian="Gentium" style:font-name-complex="Gentium" fo:color="#000000" fo:font-size="8.5pt" style:font-size-asian="8.5pt" style:font-size-complex="8.5pt"/>
    </style:style>
    <style:style style:name="T3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9" style:parent-style-name="DefaultParagraphFont" style:family="text">
      <style:text-properties style:font-name="Gentium" style:font-name-asian="Gentium" style:font-name-complex="Gentium" fo:color="#000000" fo:font-size="8.5pt" style:font-size-asian="8.5pt" style:font-size-complex="8.5pt"/>
    </style:style>
    <style:style style:name="T37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1" style:parent-style-name="DefaultParagraphFont" style:family="text">
      <style:text-properties style:font-name="Gentium" style:font-name-asian="Gentium" style:font-name-complex="Gentium" fo:color="#000000" fo:font-size="8.5pt" style:font-size-asian="8.5pt" style:font-size-complex="8.5pt"/>
    </style:style>
    <style:style style:name="T37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3" style:parent-style-name="DefaultParagraphFont" style:family="text">
      <style:text-properties style:font-name="Gentium" style:font-name-asian="Gentium" style:font-name-complex="Gentium" fo:color="#000000" fo:font-size="8.5pt" style:font-size-asian="8.5pt" style:font-size-complex="8.5pt"/>
    </style:style>
    <style:style style:name="T37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5" style:parent-style-name="DefaultParagraphFont" style:family="text">
      <style:text-properties style:font-name="Gentium" style:font-name-asian="Gentium" style:font-name-complex="Gentium" fo:color="#000000" fo:font-size="8.5pt" style:font-size-asian="8.5pt" style:font-size-complex="8.5pt"/>
    </style:style>
    <style:style style:name="T37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7" style:parent-style-name="DefaultParagraphFont" style:family="text">
      <style:text-properties style:font-name="Gentium" style:font-name-asian="Gentium" style:font-name-complex="Gentium" fo:color="#000000" fo:font-size="8.5pt" style:font-size-asian="8.5pt" style:font-size-complex="8.5pt"/>
    </style:style>
    <style:style style:name="T37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9" style:parent-style-name="DefaultParagraphFont" style:family="text">
      <style:text-properties style:font-name="Gentium" style:font-name-asian="Gentium" style:font-name-complex="Gentium" fo:color="#000000" fo:font-size="8.5pt" style:font-size-asian="8.5pt" style:font-size-complex="8.5pt"/>
    </style:style>
    <style:style style:name="T37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1" style:parent-style-name="DefaultParagraphFont" style:family="text">
      <style:text-properties style:font-name="Gentium" style:font-name-asian="Gentium" style:font-name-complex="Gentium" fo:color="#000000" fo:font-size="8.5pt" style:font-size-asian="8.5pt" style:font-size-complex="8.5pt"/>
    </style:style>
    <style:style style:name="T37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3" style:parent-style-name="DefaultParagraphFont" style:family="text">
      <style:text-properties style:font-name="Gentium" style:font-name-asian="Gentium" style:font-name-complex="Gentium" fo:color="#000000" fo:font-size="8.5pt" style:font-size-asian="8.5pt" style:font-size-complex="8.5pt"/>
    </style:style>
    <style:style style:name="P3724"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725" style:parent-style-name="Standard" style:family="paragraph">
      <style:paragraph-properties style:text-autospace="none" fo:margin-top="0.0208in" fo:margin-right="0.0312in"/>
    </style:style>
    <style:style style:name="T37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7" style:parent-style-name="DefaultParagraphFont" style:family="text">
      <style:text-properties style:font-name="Gentium" style:font-name-asian="Gentium" style:font-name-complex="Gentium" fo:color="#000000" fo:font-size="8.5pt" style:font-size-asian="8.5pt" style:font-size-complex="8.5pt"/>
    </style:style>
    <style:style style:name="T37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9" style:parent-style-name="DefaultParagraphFont" style:family="text">
      <style:text-properties style:font-name="Gentium" style:font-name-asian="Gentium" style:font-name-complex="Gentium" fo:color="#000000" fo:font-size="8.5pt" style:font-size-asian="8.5pt" style:font-size-complex="8.5pt"/>
    </style:style>
    <style:style style:name="T37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1" style:parent-style-name="DefaultParagraphFont" style:family="text">
      <style:text-properties style:font-name="Gentium" style:font-name-asian="Gentium" style:font-name-complex="Gentium" fo:color="#000000" fo:font-size="8.5pt" style:font-size-asian="8.5pt" style:font-size-complex="8.5pt"/>
    </style:style>
    <style:style style:name="T37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3" style:parent-style-name="DefaultParagraphFont" style:family="text">
      <style:text-properties style:font-name="Gentium" style:font-name-asian="Gentium" style:font-name-complex="Gentium" fo:color="#000000" fo:font-size="8.5pt" style:font-size-asian="8.5pt" style:font-size-complex="8.5pt"/>
    </style:style>
    <style:style style:name="T3734" style:parent-style-name="DefaultParagraphFont" style:family="text">
      <style:text-properties style:font-name="Gentium" style:font-name-asian="Gentium" style:font-name-complex="Gentium" fo:color="#000000" fo:font-size="8.5pt" style:font-size-asian="8.5pt" style:font-size-complex="8.5pt"/>
    </style:style>
    <style:style style:name="T37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6" style:parent-style-name="DefaultParagraphFont" style:family="text">
      <style:text-properties style:font-name="Gentium" style:font-name-asian="Gentium" style:font-name-complex="Gentium" fo:color="#000000" fo:font-size="8.5pt" style:font-size-asian="8.5pt" style:font-size-complex="8.5pt"/>
    </style:style>
    <style:style style:name="T37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8" style:parent-style-name="DefaultParagraphFont" style:family="text">
      <style:text-properties style:font-name="Gentium" style:font-name-asian="Gentium" style:font-name-complex="Gentium" fo:color="#000000" fo:font-size="8.5pt" style:font-size-asian="8.5pt" style:font-size-complex="8.5pt"/>
    </style:style>
    <style:style style:name="T37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0" style:parent-style-name="DefaultParagraphFont" style:family="text">
      <style:text-properties style:font-name="Gentium" style:font-name-asian="Gentium" style:font-name-complex="Gentium" fo:color="#000000" fo:font-size="8.5pt" style:font-size-asian="8.5pt" style:font-size-complex="8.5pt"/>
    </style:style>
    <style:style style:name="T37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2" style:parent-style-name="DefaultParagraphFont" style:family="text">
      <style:text-properties style:font-name="Gentium" style:font-name-asian="Gentium" style:font-name-complex="Gentium" fo:color="#000000" fo:font-size="8.5pt" style:font-size-asian="8.5pt" style:font-size-complex="8.5pt"/>
    </style:style>
    <style:style style:name="T37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4" style:parent-style-name="DefaultParagraphFont" style:family="text">
      <style:text-properties style:font-name="Gentium" style:font-name-asian="Gentium" style:font-name-complex="Gentium" fo:color="#000000" fo:font-size="8.5pt" style:font-size-asian="8.5pt" style:font-size-complex="8.5pt"/>
    </style:style>
    <style:style style:name="T37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6" style:parent-style-name="DefaultParagraphFont" style:family="text">
      <style:text-properties style:font-name="Gentium" style:font-name-asian="Gentium" style:font-name-complex="Gentium" fo:color="#000000" fo:font-size="8.5pt" style:font-size-asian="8.5pt" style:font-size-complex="8.5pt"/>
    </style:style>
    <style:style style:name="T37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8" style:parent-style-name="DefaultParagraphFont" style:family="text">
      <style:text-properties style:font-name="Gentium" style:font-name-asian="Gentium" style:font-name-complex="Gentium" fo:color="#000000" fo:font-size="8.5pt" style:font-size-asian="8.5pt" style:font-size-complex="8.5pt"/>
    </style:style>
    <style:style style:name="T37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0" style:parent-style-name="DefaultParagraphFont" style:family="text">
      <style:text-properties style:font-name="Gentium" style:font-name-asian="Gentium" style:font-name-complex="Gentium" fo:color="#000000" fo:font-size="8.5pt" style:font-size-asian="8.5pt" style:font-size-complex="8.5pt"/>
    </style:style>
    <style:style style:name="T37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2" style:parent-style-name="DefaultParagraphFont" style:family="text">
      <style:text-properties style:font-name="Gentium" style:font-name-asian="Gentium" style:font-name-complex="Gentium" fo:color="#000000" fo:font-size="8.5pt" style:font-size-asian="8.5pt" style:font-size-complex="8.5pt"/>
    </style:style>
    <style:style style:name="T37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4" style:parent-style-name="DefaultParagraphFont" style:family="text">
      <style:text-properties style:font-name="Gentium" style:font-name-asian="Gentium" style:font-name-complex="Gentium" fo:color="#000000" fo:font-size="8.5pt" style:font-size-asian="8.5pt" style:font-size-complex="8.5pt"/>
    </style:style>
    <style:style style:name="T37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6" style:parent-style-name="DefaultParagraphFont" style:family="text">
      <style:text-properties style:font-name="Gentium" style:font-name-asian="Gentium" style:font-name-complex="Gentium" fo:color="#000000" fo:font-size="8.5pt" style:font-size-asian="8.5pt" style:font-size-complex="8.5pt"/>
    </style:style>
    <style:style style:name="T37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8" style:parent-style-name="DefaultParagraphFont" style:family="text">
      <style:text-properties style:font-name="Gentium" style:font-name-asian="Gentium" style:font-name-complex="Gentium" fo:color="#000000" fo:font-size="8.5pt" style:font-size-asian="8.5pt" style:font-size-complex="8.5pt"/>
    </style:style>
    <style:style style:name="T37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0" style:parent-style-name="DefaultParagraphFont" style:family="text">
      <style:text-properties style:font-name="Gentium" style:font-name-asian="Gentium" style:font-name-complex="Gentium" fo:color="#000000" fo:font-size="8.5pt" style:font-size-asian="8.5pt" style:font-size-complex="8.5pt"/>
    </style:style>
    <style:style style:name="T37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2" style:parent-style-name="DefaultParagraphFont" style:family="text">
      <style:text-properties style:font-name="Gentium" style:font-name-asian="Gentium" style:font-name-complex="Gentium" fo:color="#000000" fo:font-size="8.5pt" style:font-size-asian="8.5pt" style:font-size-complex="8.5pt"/>
    </style:style>
    <style:style style:name="T37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4" style:parent-style-name="DefaultParagraphFont" style:family="text">
      <style:text-properties style:font-name="Gentium" style:font-name-asian="Gentium" style:font-name-complex="Gentium" fo:color="#000000" fo:font-size="8.5pt" style:font-size-asian="8.5pt" style:font-size-complex="8.5pt"/>
    </style:style>
    <style:style style:name="T37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6" style:parent-style-name="DefaultParagraphFont" style:family="text">
      <style:text-properties style:font-name="Gentium" style:font-name-asian="Gentium" style:font-name-complex="Gentium" fo:color="#000000" fo:font-size="8.5pt" style:font-size-asian="8.5pt" style:font-size-complex="8.5pt"/>
    </style:style>
    <style:style style:name="T37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8" style:parent-style-name="DefaultParagraphFont" style:family="text">
      <style:text-properties style:font-name="Gentium" style:font-name-asian="Gentium" style:font-name-complex="Gentium" fo:color="#000000" fo:font-size="8.5pt" style:font-size-asian="8.5pt" style:font-size-complex="8.5pt"/>
    </style:style>
    <style:style style:name="T37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0" style:parent-style-name="DefaultParagraphFont" style:family="text">
      <style:text-properties style:font-name="Gentium" style:font-name-asian="Gentium" style:font-name-complex="Gentium" fo:color="#000000" fo:font-size="8.5pt" style:font-size-asian="8.5pt" style:font-size-complex="8.5pt"/>
    </style:style>
    <style:style style:name="T37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2" style:parent-style-name="DefaultParagraphFont" style:family="text">
      <style:text-properties style:font-name="Gentium" style:font-name-asian="Gentium" style:font-name-complex="Gentium" fo:color="#000000" fo:font-size="8.5pt" style:font-size-asian="8.5pt" style:font-size-complex="8.5pt"/>
    </style:style>
    <style:style style:name="T37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4" style:parent-style-name="DefaultParagraphFont" style:family="text">
      <style:text-properties style:font-name="Gentium" style:font-name-asian="Gentium" style:font-name-complex="Gentium" fo:color="#000000" fo:font-size="8.5pt" style:font-size-asian="8.5pt" style:font-size-complex="8.5pt"/>
    </style:style>
    <style:style style:name="T37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6" style:parent-style-name="DefaultParagraphFont" style:family="text">
      <style:text-properties style:font-name="Gentium" style:font-name-asian="Gentium" style:font-name-complex="Gentium" fo:color="#000000" fo:font-size="8.5pt" style:font-size-asian="8.5pt" style:font-size-complex="8.5pt"/>
    </style:style>
    <style:style style:name="T37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8" style:parent-style-name="DefaultParagraphFont" style:family="text">
      <style:text-properties style:font-name="Gentium" style:font-name-asian="Gentium" style:font-name-complex="Gentium" fo:color="#000000" fo:font-size="8.5pt" style:font-size-asian="8.5pt" style:font-size-complex="8.5pt"/>
    </style:style>
    <style:style style:name="T3779" style:parent-style-name="DefaultParagraphFont" style:family="text">
      <style:text-properties style:font-name="Gentium" style:font-name-asian="Gentium" style:font-name-complex="Gentium" fo:color="#000000" fo:font-size="8.5pt" style:font-size-asian="8.5pt" style:font-size-complex="8.5pt"/>
    </style:style>
    <style:style style:name="T3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1" style:parent-style-name="DefaultParagraphFont" style:family="text">
      <style:text-properties style:font-name="Gentium" style:font-name-asian="Gentium" style:font-name-complex="Gentium" fo:color="#000000" fo:font-size="8.5pt" style:font-size-asian="8.5pt" style:font-size-complex="8.5pt"/>
    </style:style>
    <style:style style:name="P378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783" style:parent-style-name="Standard" style:family="paragraph">
      <style:paragraph-properties style:text-autospace="none" fo:margin-top="0.0208in" fo:margin-right="0.0312in"/>
    </style:style>
    <style:style style:name="T3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5" style:parent-style-name="DefaultParagraphFont" style:family="text">
      <style:text-properties style:font-name="Gentium" style:font-name-asian="Gentium" style:font-name-complex="Gentium" fo:color="#000000" fo:font-size="8.5pt" style:font-size-asian="8.5pt" style:font-size-complex="8.5pt"/>
    </style:style>
    <style:style style:name="T3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7" style:parent-style-name="DefaultParagraphFont" style:family="text">
      <style:text-properties style:font-name="Gentium" style:font-name-asian="Gentium" style:font-name-complex="Gentium" fo:color="#000000" fo:font-size="8.5pt" style:font-size-asian="8.5pt" style:font-size-complex="8.5pt"/>
    </style:style>
    <style:style style:name="T3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9" style:parent-style-name="DefaultParagraphFont" style:family="text">
      <style:text-properties style:font-name="Gentium" style:font-name-asian="Gentium" style:font-name-complex="Gentium" fo:color="#000000" fo:font-size="8.5pt" style:font-size-asian="8.5pt" style:font-size-complex="8.5pt"/>
    </style:style>
    <style:style style:name="T3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1" style:parent-style-name="DefaultParagraphFont" style:family="text">
      <style:text-properties style:font-name="Gentium" style:font-name-asian="Gentium" style:font-name-complex="Gentium" fo:color="#000000" fo:font-size="8.5pt" style:font-size-asian="8.5pt" style:font-size-complex="8.5pt"/>
    </style:style>
    <style:style style:name="T37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3" style:parent-style-name="DefaultParagraphFont" style:family="text">
      <style:text-properties style:font-name="Gentium" style:font-name-asian="Gentium" style:font-name-complex="Gentium" fo:color="#000000" fo:font-size="8.5pt" style:font-size-asian="8.5pt" style:font-size-complex="8.5pt"/>
    </style:style>
    <style:style style:name="T3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5" style:parent-style-name="DefaultParagraphFont" style:family="text">
      <style:text-properties style:font-name="Gentium" style:font-name-asian="Gentium" style:font-name-complex="Gentium" fo:color="#000000" fo:font-size="8.5pt" style:font-size-asian="8.5pt" style:font-size-complex="8.5pt"/>
    </style:style>
    <style:style style:name="T3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7" style:parent-style-name="DefaultParagraphFont" style:family="text">
      <style:text-properties style:font-name="Gentium" style:font-name-asian="Gentium" style:font-name-complex="Gentium" fo:color="#000000" fo:font-size="8.5pt" style:font-size-asian="8.5pt" style:font-size-complex="8.5pt"/>
    </style:style>
    <style:style style:name="T3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9" style:parent-style-name="DefaultParagraphFont" style:family="text">
      <style:text-properties style:font-name="Gentium" style:font-name-asian="Gentium" style:font-name-complex="Gentium" fo:color="#000000" fo:font-size="8.5pt" style:font-size-asian="8.5pt" style:font-size-complex="8.5pt"/>
    </style:style>
    <style:style style:name="T38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1" style:parent-style-name="DefaultParagraphFont" style:family="text">
      <style:text-properties style:font-name="Gentium" style:font-name-asian="Gentium" style:font-name-complex="Gentium" fo:color="#000000" fo:font-size="8.5pt" style:font-size-asian="8.5pt" style:font-size-complex="8.5pt"/>
    </style:style>
    <style:style style:name="T38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3" style:parent-style-name="DefaultParagraphFont" style:family="text">
      <style:text-properties style:font-name="Gentium" style:font-name-asian="Gentium" style:font-name-complex="Gentium" fo:color="#000000" fo:font-size="8.5pt" style:font-size-asian="8.5pt" style:font-size-complex="8.5pt"/>
    </style:style>
    <style:style style:name="T38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5" style:parent-style-name="DefaultParagraphFont" style:family="text">
      <style:text-properties style:font-name="Gentium" style:font-name-asian="Gentium" style:font-name-complex="Gentium" fo:color="#000000" fo:font-size="8.5pt" style:font-size-asian="8.5pt" style:font-size-complex="8.5pt"/>
    </style:style>
    <style:style style:name="T38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7" style:parent-style-name="DefaultParagraphFont" style:family="text">
      <style:text-properties style:font-name="Gentium" style:font-name-asian="Gentium" style:font-name-complex="Gentium" fo:color="#000000" fo:font-size="8.5pt" style:font-size-asian="8.5pt" style:font-size-complex="8.5pt"/>
    </style:style>
    <style:style style:name="T38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9" style:parent-style-name="DefaultParagraphFont" style:family="text">
      <style:text-properties style:font-name="Gentium" style:font-name-asian="Gentium" style:font-name-complex="Gentium" fo:color="#000000" fo:font-size="8.5pt" style:font-size-asian="8.5pt" style:font-size-complex="8.5pt"/>
    </style:style>
    <style:style style:name="T38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1" style:parent-style-name="DefaultParagraphFont" style:family="text">
      <style:text-properties style:font-name="Gentium" style:font-name-asian="Gentium" style:font-name-complex="Gentium" fo:color="#000000" fo:font-size="8.5pt" style:font-size-asian="8.5pt" style:font-size-complex="8.5pt"/>
    </style:style>
    <style:style style:name="T38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3" style:parent-style-name="DefaultParagraphFont" style:family="text">
      <style:text-properties style:font-name="Gentium" style:font-name-asian="Gentium" style:font-name-complex="Gentium" fo:color="#000000" fo:font-size="8.5pt" style:font-size-asian="8.5pt" style:font-size-complex="8.5pt"/>
    </style:style>
    <style:style style:name="T3814" style:parent-style-name="DefaultParagraphFont" style:family="text">
      <style:text-properties style:font-name="Gentium" style:font-name-asian="Gentium" style:font-name-complex="Gentium" fo:color="#000000" fo:font-size="8.5pt" style:font-size-asian="8.5pt" style:font-size-complex="8.5pt"/>
    </style:style>
    <style:style style:name="T38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6" style:parent-style-name="DefaultParagraphFont" style:family="text">
      <style:text-properties style:font-name="Gentium" style:font-name-asian="Gentium" style:font-name-complex="Gentium" fo:color="#000000" fo:font-size="8.5pt" style:font-size-asian="8.5pt" style:font-size-complex="8.5pt"/>
    </style:style>
    <style:style style:name="T38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8" style:parent-style-name="DefaultParagraphFont" style:family="text">
      <style:text-properties style:font-name="Gentium" style:font-name-asian="Gentium" style:font-name-complex="Gentium" fo:color="#000000" fo:font-size="8.5pt" style:font-size-asian="8.5pt" style:font-size-complex="8.5pt"/>
    </style:style>
    <style:style style:name="T38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0" style:parent-style-name="DefaultParagraphFont" style:family="text">
      <style:text-properties style:font-name="Gentium" style:font-name-asian="Gentium" style:font-name-complex="Gentium" fo:color="#000000" fo:font-size="8.5pt" style:font-size-asian="8.5pt" style:font-size-complex="8.5pt"/>
    </style:style>
    <style:style style:name="T38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2" style:parent-style-name="DefaultParagraphFont" style:family="text">
      <style:text-properties style:font-name="Gentium" style:font-name-asian="Gentium" style:font-name-complex="Gentium" fo:color="#000000" fo:font-size="8.5pt" style:font-size-asian="8.5pt" style:font-size-complex="8.5pt"/>
    </style:style>
    <style:style style:name="T38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4" style:parent-style-name="DefaultParagraphFont" style:family="text">
      <style:text-properties style:font-name="Gentium" style:font-name-asian="Gentium" style:font-name-complex="Gentium" fo:color="#000000" fo:font-size="8.5pt" style:font-size-asian="8.5pt" style:font-size-complex="8.5pt"/>
    </style:style>
    <style:style style:name="T38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6" style:parent-style-name="DefaultParagraphFont" style:family="text">
      <style:text-properties style:font-name="Gentium" style:font-name-asian="Gentium" style:font-name-complex="Gentium" fo:color="#000000" fo:font-size="8.5pt" style:font-size-asian="8.5pt" style:font-size-complex="8.5pt"/>
    </style:style>
    <style:style style:name="T38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8" style:parent-style-name="DefaultParagraphFont" style:family="text">
      <style:text-properties style:font-name="Gentium" style:font-name-asian="Gentium" style:font-name-complex="Gentium" fo:color="#000000" fo:font-size="8.5pt" style:font-size-asian="8.5pt" style:font-size-complex="8.5pt"/>
    </style:style>
    <style:style style:name="T38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0" style:parent-style-name="DefaultParagraphFont" style:family="text">
      <style:text-properties style:font-name="Gentium" style:font-name-asian="Gentium" style:font-name-complex="Gentium" fo:color="#000000" fo:font-size="8.5pt" style:font-size-asian="8.5pt" style:font-size-complex="8.5pt"/>
    </style:style>
    <style:style style:name="T38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2" style:parent-style-name="DefaultParagraphFont" style:family="text">
      <style:text-properties style:font-name="Gentium" style:font-name-asian="Gentium" style:font-name-complex="Gentium" fo:color="#000000" fo:font-size="8.5pt" style:font-size-asian="8.5pt" style:font-size-complex="8.5pt"/>
    </style:style>
    <style:style style:name="T38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4" style:parent-style-name="DefaultParagraphFont" style:family="text">
      <style:text-properties style:font-name="Gentium" style:font-name-asian="Gentium" style:font-name-complex="Gentium" fo:color="#000000" fo:font-size="8.5pt" style:font-size-asian="8.5pt" style:font-size-complex="8.5pt"/>
    </style:style>
    <style:style style:name="T38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6" style:parent-style-name="DefaultParagraphFont" style:family="text">
      <style:text-properties style:font-name="Gentium" style:font-name-asian="Gentium" style:font-name-complex="Gentium" fo:color="#000000" fo:font-size="8.5pt" style:font-size-asian="8.5pt" style:font-size-complex="8.5pt"/>
    </style:style>
    <style:style style:name="T38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8" style:parent-style-name="DefaultParagraphFont" style:family="text">
      <style:text-properties style:font-name="Gentium" style:font-name-asian="Gentium" style:font-name-complex="Gentium" fo:color="#000000" fo:font-size="8.5pt" style:font-size-asian="8.5pt" style:font-size-complex="8.5pt"/>
    </style:style>
    <style:style style:name="T38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0" style:parent-style-name="DefaultParagraphFont" style:family="text">
      <style:text-properties style:font-name="Gentium" style:font-name-asian="Gentium" style:font-name-complex="Gentium" fo:color="#000000" fo:font-size="8.5pt" style:font-size-asian="8.5pt" style:font-size-complex="8.5pt"/>
    </style:style>
    <style:style style:name="T38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2" style:parent-style-name="DefaultParagraphFont" style:family="text">
      <style:text-properties style:font-name="Gentium" style:font-name-asian="Gentium" style:font-name-complex="Gentium" fo:color="#000000" fo:font-size="8.5pt" style:font-size-asian="8.5pt" style:font-size-complex="8.5pt"/>
    </style:style>
    <style:style style:name="T38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4" style:parent-style-name="DefaultParagraphFont" style:family="text">
      <style:text-properties style:font-name="Gentium" style:font-name-asian="Gentium" style:font-name-complex="Gentium" fo:color="#000000" fo:font-size="8.5pt" style:font-size-asian="8.5pt" style:font-size-complex="8.5pt"/>
    </style:style>
    <style:style style:name="T38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6" style:parent-style-name="DefaultParagraphFont" style:family="text">
      <style:text-properties style:font-name="Gentium" style:font-name-asian="Gentium" style:font-name-complex="Gentium" fo:color="#000000" fo:font-size="8.5pt" style:font-size-asian="8.5pt" style:font-size-complex="8.5pt"/>
    </style:style>
    <style:style style:name="T38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8" style:parent-style-name="DefaultParagraphFont" style:family="text">
      <style:text-properties style:font-name="Gentium" style:font-name-asian="Gentium" style:font-name-complex="Gentium" fo:color="#000000" fo:font-size="8.5pt" style:font-size-asian="8.5pt" style:font-size-complex="8.5pt"/>
    </style:style>
    <style:style style:name="T38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0" style:parent-style-name="DefaultParagraphFont" style:family="text">
      <style:text-properties style:font-name="Gentium" style:font-name-asian="Gentium" style:font-name-complex="Gentium" fo:color="#000000" fo:font-size="8.5pt" style:font-size-asian="8.5pt" style:font-size-complex="8.5pt"/>
    </style:style>
    <style:style style:name="T38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2" style:parent-style-name="DefaultParagraphFont" style:family="text">
      <style:text-properties style:font-name="Gentium" style:font-name-asian="Gentium" style:font-name-complex="Gentium" fo:color="#000000" fo:font-size="8.5pt" style:font-size-asian="8.5pt" style:font-size-complex="8.5pt"/>
    </style:style>
    <style:style style:name="T38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4" style:parent-style-name="DefaultParagraphFont" style:family="text">
      <style:text-properties style:font-name="Gentium" style:font-name-asian="Gentium" style:font-name-complex="Gentium" fo:color="#000000" fo:font-size="8.5pt" style:font-size-asian="8.5pt" style:font-size-complex="8.5pt"/>
    </style:style>
    <style:style style:name="T3855" style:parent-style-name="DefaultParagraphFont" style:family="text">
      <style:text-properties style:font-name="Gentium" style:font-name-asian="Gentium" style:font-name-complex="Gentium" fo:color="#000000" fo:font-size="8.5pt" style:font-size-asian="8.5pt" style:font-size-complex="8.5pt"/>
    </style:style>
    <style:style style:name="T38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7" style:parent-style-name="DefaultParagraphFont" style:family="text">
      <style:text-properties style:font-name="Gentium" style:font-name-asian="Gentium" style:font-name-complex="Gentium" fo:color="#000000" fo:font-size="8.5pt" style:font-size-asian="8.5pt" style:font-size-complex="8.5pt"/>
    </style:style>
    <style:style style:name="P385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859" style:parent-style-name="Standard" style:family="paragraph">
      <style:paragraph-properties style:text-autospace="none" fo:margin-top="0.0208in" fo:margin-right="0.0312in"/>
    </style:style>
    <style:style style:name="T38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1" style:parent-style-name="DefaultParagraphFont" style:family="text">
      <style:text-properties style:font-name="Gentium" style:font-name-asian="Gentium" style:font-name-complex="Gentium" fo:color="#000000" fo:font-size="8.5pt" style:font-size-asian="8.5pt" style:font-size-complex="8.5pt"/>
    </style:style>
    <style:style style:name="T38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3" style:parent-style-name="DefaultParagraphFont" style:family="text">
      <style:text-properties style:font-name="Gentium" style:font-name-asian="Gentium" style:font-name-complex="Gentium" fo:color="#000000" fo:font-size="8.5pt" style:font-size-asian="8.5pt" style:font-size-complex="8.5pt"/>
    </style:style>
    <style:style style:name="T38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5" style:parent-style-name="DefaultParagraphFont" style:family="text">
      <style:text-properties style:font-name="Gentium" style:font-name-asian="Gentium" style:font-name-complex="Gentium" fo:color="#000000" fo:font-size="8.5pt" style:font-size-asian="8.5pt" style:font-size-complex="8.5pt"/>
    </style:style>
    <style:style style:name="T38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7" style:parent-style-name="DefaultParagraphFont" style:family="text">
      <style:text-properties style:font-name="Gentium" style:font-name-asian="Gentium" style:font-name-complex="Gentium" fo:color="#000000" fo:font-size="8.5pt" style:font-size-asian="8.5pt" style:font-size-complex="8.5pt"/>
    </style:style>
    <style:style style:name="T38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9" style:parent-style-name="DefaultParagraphFont" style:family="text">
      <style:text-properties style:font-name="Gentium" style:font-name-asian="Gentium" style:font-name-complex="Gentium" fo:color="#000000" fo:font-size="8.5pt" style:font-size-asian="8.5pt" style:font-size-complex="8.5pt"/>
    </style:style>
    <style:style style:name="T38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1" style:parent-style-name="DefaultParagraphFont" style:family="text">
      <style:text-properties style:font-name="Gentium" style:font-name-asian="Gentium" style:font-name-complex="Gentium" fo:color="#000000" fo:font-size="8.5pt" style:font-size-asian="8.5pt" style:font-size-complex="8.5pt"/>
    </style:style>
    <style:style style:name="T38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3" style:parent-style-name="DefaultParagraphFont" style:family="text">
      <style:text-properties style:font-name="Gentium" style:font-name-asian="Gentium" style:font-name-complex="Gentium" fo:color="#000000" fo:font-size="8.5pt" style:font-size-asian="8.5pt" style:font-size-complex="8.5pt"/>
    </style:style>
    <style:style style:name="T38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5" style:parent-style-name="DefaultParagraphFont" style:family="text">
      <style:text-properties style:font-name="Gentium" style:font-name-asian="Gentium" style:font-name-complex="Gentium" fo:color="#000000" fo:font-size="8.5pt" style:font-size-asian="8.5pt" style:font-size-complex="8.5pt"/>
    </style:style>
    <style:style style:name="T38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7" style:parent-style-name="DefaultParagraphFont" style:family="text">
      <style:text-properties style:font-name="Gentium" style:font-name-asian="Gentium" style:font-name-complex="Gentium" fo:color="#000000" fo:font-size="8.5pt" style:font-size-asian="8.5pt" style:font-size-complex="8.5pt"/>
    </style:style>
    <style:style style:name="T38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9" style:parent-style-name="DefaultParagraphFont" style:family="text">
      <style:text-properties style:font-name="Gentium" style:font-name-asian="Gentium" style:font-name-complex="Gentium" fo:color="#000000" fo:font-size="8.5pt" style:font-size-asian="8.5pt" style:font-size-complex="8.5pt"/>
    </style:style>
    <style:style style:name="T38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1" style:parent-style-name="DefaultParagraphFont" style:family="text">
      <style:text-properties style:font-name="Gentium" style:font-name-asian="Gentium" style:font-name-complex="Gentium" fo:color="#000000" fo:font-size="8.5pt" style:font-size-asian="8.5pt" style:font-size-complex="8.5pt"/>
    </style:style>
    <style:style style:name="T38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3" style:parent-style-name="DefaultParagraphFont" style:family="text">
      <style:text-properties style:font-name="Gentium" style:font-name-asian="Gentium" style:font-name-complex="Gentium" fo:color="#000000" fo:font-size="8.5pt" style:font-size-asian="8.5pt" style:font-size-complex="8.5pt"/>
    </style:style>
    <style:style style:name="T38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5" style:parent-style-name="DefaultParagraphFont" style:family="text">
      <style:text-properties style:font-name="Gentium" style:font-name-asian="Gentium" style:font-name-complex="Gentium" fo:color="#000000" fo:font-size="8.5pt" style:font-size-asian="8.5pt" style:font-size-complex="8.5pt"/>
    </style:style>
    <style:style style:name="T38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7" style:parent-style-name="DefaultParagraphFont" style:family="text">
      <style:text-properties style:font-name="Gentium" style:font-name-asian="Gentium" style:font-name-complex="Gentium" fo:color="#000000" fo:font-size="8.5pt" style:font-size-asian="8.5pt" style:font-size-complex="8.5pt"/>
    </style:style>
    <style:style style:name="T38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9" style:parent-style-name="DefaultParagraphFont" style:family="text">
      <style:text-properties style:font-name="Gentium" style:font-name-asian="Gentium" style:font-name-complex="Gentium" fo:color="#000000" fo:font-size="8.5pt" style:font-size-asian="8.5pt" style:font-size-complex="8.5pt"/>
    </style:style>
    <style:style style:name="T38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1" style:parent-style-name="DefaultParagraphFont" style:family="text">
      <style:text-properties style:font-name="Gentium" style:font-name-asian="Gentium" style:font-name-complex="Gentium" fo:color="#000000" fo:font-size="8.5pt" style:font-size-asian="8.5pt" style:font-size-complex="8.5pt"/>
    </style:style>
    <style:style style:name="P389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893" style:parent-style-name="Standard" style:family="paragraph">
      <style:paragraph-properties style:text-autospace="none" fo:margin-top="0.0208in" fo:margin-right="0.0312in"/>
    </style:style>
    <style:style style:name="T38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5" style:parent-style-name="DefaultParagraphFont" style:family="text">
      <style:text-properties style:font-name="Gentium" style:font-name-asian="Gentium" style:font-name-complex="Gentium" fo:color="#000000" fo:font-size="8.5pt" style:font-size-asian="8.5pt" style:font-size-complex="8.5pt"/>
    </style:style>
    <style:style style:name="T38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7" style:parent-style-name="DefaultParagraphFont" style:family="text">
      <style:text-properties style:font-name="Gentium" style:font-name-asian="Gentium" style:font-name-complex="Gentium" fo:color="#000000" fo:font-size="8.5pt" style:font-size-asian="8.5pt" style:font-size-complex="8.5pt"/>
    </style:style>
    <style:style style:name="T38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9" style:parent-style-name="DefaultParagraphFont" style:family="text">
      <style:text-properties style:font-name="Gentium" style:font-name-asian="Gentium" style:font-name-complex="Gentium" fo:color="#000000" fo:font-size="8.5pt" style:font-size-asian="8.5pt" style:font-size-complex="8.5pt"/>
    </style:style>
    <style:style style:name="T39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1" style:parent-style-name="DefaultParagraphFont" style:family="text">
      <style:text-properties style:font-name="Gentium" style:font-name-asian="Gentium" style:font-name-complex="Gentium" fo:color="#000000" fo:font-size="8.5pt" style:font-size-asian="8.5pt" style:font-size-complex="8.5pt"/>
    </style:style>
    <style:style style:name="T39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3" style:parent-style-name="DefaultParagraphFont" style:family="text">
      <style:text-properties style:font-name="Gentium" style:font-name-asian="Gentium" style:font-name-complex="Gentium" fo:color="#000000" fo:font-size="8.5pt" style:font-size-asian="8.5pt" style:font-size-complex="8.5pt"/>
    </style:style>
    <style:style style:name="T39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5" style:parent-style-name="DefaultParagraphFont" style:family="text">
      <style:text-properties style:font-name="Gentium" style:font-name-asian="Gentium" style:font-name-complex="Gentium" fo:color="#000000" fo:font-size="8.5pt" style:font-size-asian="8.5pt" style:font-size-complex="8.5pt"/>
    </style:style>
    <style:style style:name="T39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7" style:parent-style-name="DefaultParagraphFont" style:family="text">
      <style:text-properties style:font-name="Gentium" style:font-name-asian="Gentium" style:font-name-complex="Gentium" fo:color="#000000" fo:font-size="8.5pt" style:font-size-asian="8.5pt" style:font-size-complex="8.5pt"/>
    </style:style>
    <style:style style:name="T39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9" style:parent-style-name="DefaultParagraphFont" style:family="text">
      <style:text-properties style:font-name="Gentium" style:font-name-asian="Gentium" style:font-name-complex="Gentium" fo:color="#000000" fo:font-size="8.5pt" style:font-size-asian="8.5pt" style:font-size-complex="8.5pt"/>
    </style:style>
    <style:style style:name="T3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1" style:parent-style-name="DefaultParagraphFont" style:family="text">
      <style:text-properties style:font-name="Gentium" style:font-name-asian="Gentium" style:font-name-complex="Gentium" fo:color="#000000" fo:font-size="8.5pt" style:font-size-asian="8.5pt" style:font-size-complex="8.5pt"/>
    </style:style>
    <style:style style:name="T3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3" style:parent-style-name="DefaultParagraphFont" style:family="text">
      <style:text-properties style:font-name="Gentium" style:font-name-asian="Gentium" style:font-name-complex="Gentium" fo:color="#000000" fo:font-size="8.5pt" style:font-size-asian="8.5pt" style:font-size-complex="8.5pt"/>
    </style:style>
    <style:style style:name="T3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5" style:parent-style-name="DefaultParagraphFont" style:family="text">
      <style:text-properties style:font-name="Gentium" style:font-name-asian="Gentium" style:font-name-complex="Gentium" fo:color="#000000" fo:font-size="8.5pt" style:font-size-asian="8.5pt" style:font-size-complex="8.5pt"/>
    </style:style>
    <style:style style:name="T3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7" style:parent-style-name="DefaultParagraphFont" style:family="text">
      <style:text-properties style:font-name="Gentium" style:font-name-asian="Gentium" style:font-name-complex="Gentium" fo:color="#000000" fo:font-size="8.5pt" style:font-size-asian="8.5pt" style:font-size-complex="8.5pt"/>
    </style:style>
    <style:style style:name="T3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9" style:parent-style-name="DefaultParagraphFont" style:family="text">
      <style:text-properties style:font-name="Gentium" style:font-name-asian="Gentium" style:font-name-complex="Gentium" fo:color="#000000" fo:font-size="8.5pt" style:font-size-asian="8.5pt" style:font-size-complex="8.5pt"/>
    </style:style>
    <style:style style:name="T3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1" style:parent-style-name="DefaultParagraphFont" style:family="text">
      <style:text-properties style:font-name="Gentium" style:font-name-asian="Gentium" style:font-name-complex="Gentium" fo:color="#000000" fo:font-size="8.5pt" style:font-size-asian="8.5pt" style:font-size-complex="8.5pt"/>
    </style:style>
    <style:style style:name="T3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3" style:parent-style-name="DefaultParagraphFont" style:family="text">
      <style:text-properties style:font-name="Gentium" style:font-name-asian="Gentium" style:font-name-complex="Gentium" fo:color="#000000" fo:font-size="8.5pt" style:font-size-asian="8.5pt" style:font-size-complex="8.5pt"/>
    </style:style>
    <style:style style:name="T3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5" style:parent-style-name="DefaultParagraphFont" style:family="text">
      <style:text-properties style:font-name="Gentium" style:font-name-asian="Gentium" style:font-name-complex="Gentium" fo:color="#000000" fo:font-size="8.5pt" style:font-size-asian="8.5pt" style:font-size-complex="8.5pt"/>
    </style:style>
    <style:style style:name="T3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7" style:parent-style-name="DefaultParagraphFont" style:family="text">
      <style:text-properties style:font-name="Gentium" style:font-name-asian="Gentium" style:font-name-complex="Gentium" fo:color="#000000" fo:font-size="8.5pt" style:font-size-asian="8.5pt" style:font-size-complex="8.5pt"/>
    </style:style>
    <style:style style:name="T3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9" style:parent-style-name="DefaultParagraphFont" style:family="text">
      <style:text-properties style:font-name="Gentium" style:font-name-asian="Gentium" style:font-name-complex="Gentium" fo:color="#000000" fo:font-size="8.5pt" style:font-size-asian="8.5pt" style:font-size-complex="8.5pt"/>
    </style:style>
    <style:style style:name="T39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1" style:parent-style-name="DefaultParagraphFont" style:family="text">
      <style:text-properties style:font-name="Gentium" style:font-name-asian="Gentium" style:font-name-complex="Gentium" fo:color="#000000" fo:font-size="8.5pt" style:font-size-asian="8.5pt" style:font-size-complex="8.5pt"/>
    </style:style>
    <style:style style:name="T3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3" style:parent-style-name="DefaultParagraphFont" style:family="text">
      <style:text-properties style:font-name="Gentium" style:font-name-asian="Gentium" style:font-name-complex="Gentium" fo:color="#000000" fo:font-size="8.5pt" style:font-size-asian="8.5pt" style:font-size-complex="8.5pt"/>
    </style:style>
    <style:style style:name="T3934" style:parent-style-name="DefaultParagraphFont" style:family="text">
      <style:text-properties style:font-name="Gentium" style:font-name-asian="Gentium" style:font-name-complex="Gentium" fo:color="#000000" fo:font-size="8.5pt" style:font-size-asian="8.5pt" style:font-size-complex="8.5pt"/>
    </style:style>
    <style:style style:name="T39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6" style:parent-style-name="DefaultParagraphFont" style:family="text">
      <style:text-properties style:font-name="Gentium" style:font-name-asian="Gentium" style:font-name-complex="Gentium" fo:color="#000000" fo:font-size="8.5pt" style:font-size-asian="8.5pt" style:font-size-complex="8.5pt"/>
    </style:style>
    <style:style style:name="T39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8" style:parent-style-name="DefaultParagraphFont" style:family="text">
      <style:text-properties style:font-name="Gentium" style:font-name-asian="Gentium" style:font-name-complex="Gentium" fo:color="#000000" fo:font-size="8.5pt" style:font-size-asian="8.5pt" style:font-size-complex="8.5pt"/>
    </style:style>
    <style:style style:name="T39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0" style:parent-style-name="DefaultParagraphFont" style:family="text">
      <style:text-properties style:font-name="Gentium" style:font-name-asian="Gentium" style:font-name-complex="Gentium" fo:color="#000000" fo:font-size="8.5pt" style:font-size-asian="8.5pt" style:font-size-complex="8.5pt"/>
    </style:style>
    <style:style style:name="T39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2" style:parent-style-name="DefaultParagraphFont" style:family="text">
      <style:text-properties style:font-name="Gentium" style:font-name-asian="Gentium" style:font-name-complex="Gentium" fo:color="#000000" fo:font-size="8.5pt" style:font-size-asian="8.5pt" style:font-size-complex="8.5pt"/>
    </style:style>
    <style:style style:name="T39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4" style:parent-style-name="DefaultParagraphFont" style:family="text">
      <style:text-properties style:font-name="Gentium" style:font-name-asian="Gentium" style:font-name-complex="Gentium" fo:color="#000000" fo:font-size="8.5pt" style:font-size-asian="8.5pt" style:font-size-complex="8.5pt"/>
    </style:style>
    <style:style style:name="T39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6" style:parent-style-name="DefaultParagraphFont" style:family="text">
      <style:text-properties style:font-name="Gentium" style:font-name-asian="Gentium" style:font-name-complex="Gentium" fo:color="#000000" fo:font-size="8.5pt" style:font-size-asian="8.5pt" style:font-size-complex="8.5pt"/>
    </style:style>
    <style:style style:name="T39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8" style:parent-style-name="DefaultParagraphFont" style:family="text">
      <style:text-properties style:font-name="Gentium" style:font-name-asian="Gentium" style:font-name-complex="Gentium" fo:color="#000000" fo:font-size="8.5pt" style:font-size-asian="8.5pt" style:font-size-complex="8.5pt"/>
    </style:style>
    <style:style style:name="P3949"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950" style:parent-style-name="Standard" style:family="paragraph">
      <style:paragraph-properties style:text-autospace="none" fo:margin-top="0.0208in" fo:margin-right="0.0312in"/>
    </style:style>
    <style:style style:name="T39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2" style:parent-style-name="DefaultParagraphFont" style:family="text">
      <style:text-properties style:font-name="Gentium" style:font-name-asian="Gentium" style:font-name-complex="Gentium" fo:color="#000000" fo:font-size="8.5pt" style:font-size-asian="8.5pt" style:font-size-complex="8.5pt"/>
    </style:style>
    <style:style style:name="T39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4" style:parent-style-name="DefaultParagraphFont" style:family="text">
      <style:text-properties style:font-name="Gentium" style:font-name-asian="Gentium" style:font-name-complex="Gentium" fo:color="#000000" fo:font-size="8.5pt" style:font-size-asian="8.5pt" style:font-size-complex="8.5pt"/>
    </style:style>
    <style:style style:name="T39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6" style:parent-style-name="DefaultParagraphFont" style:family="text">
      <style:text-properties style:font-name="Gentium" style:font-name-asian="Gentium" style:font-name-complex="Gentium" fo:color="#000000" fo:font-size="8.5pt" style:font-size-asian="8.5pt" style:font-size-complex="8.5pt"/>
    </style:style>
    <style:style style:name="T39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8" style:parent-style-name="DefaultParagraphFont" style:family="text">
      <style:text-properties style:font-name="Gentium" style:font-name-asian="Gentium" style:font-name-complex="Gentium" fo:color="#000000" fo:font-size="8.5pt" style:font-size-asian="8.5pt" style:font-size-complex="8.5pt"/>
    </style:style>
    <style:style style:name="T39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0" style:parent-style-name="DefaultParagraphFont" style:family="text">
      <style:text-properties style:font-name="Gentium" style:font-name-asian="Gentium" style:font-name-complex="Gentium" fo:color="#000000" fo:font-size="8.5pt" style:font-size-asian="8.5pt" style:font-size-complex="8.5pt"/>
    </style:style>
    <style:style style:name="T39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2" style:parent-style-name="DefaultParagraphFont" style:family="text">
      <style:text-properties style:font-name="Gentium" style:font-name-asian="Gentium" style:font-name-complex="Gentium" fo:color="#000000" fo:font-size="8.5pt" style:font-size-asian="8.5pt" style:font-size-complex="8.5pt"/>
    </style:style>
    <style:style style:name="T39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4" style:parent-style-name="DefaultParagraphFont" style:family="text">
      <style:text-properties style:font-name="Gentium" style:font-name-asian="Gentium" style:font-name-complex="Gentium" fo:color="#000000" fo:font-size="8.5pt" style:font-size-asian="8.5pt" style:font-size-complex="8.5pt"/>
    </style:style>
    <style:style style:name="T39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6" style:parent-style-name="DefaultParagraphFont" style:family="text">
      <style:text-properties style:font-name="Gentium" style:font-name-asian="Gentium" style:font-name-complex="Gentium" fo:color="#000000" fo:font-size="8.5pt" style:font-size-asian="8.5pt" style:font-size-complex="8.5pt"/>
    </style:style>
    <style:style style:name="T39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8" style:parent-style-name="DefaultParagraphFont" style:family="text">
      <style:text-properties style:font-name="Gentium" style:font-name-asian="Gentium" style:font-name-complex="Gentium" fo:color="#000000" fo:font-size="8.5pt" style:font-size-asian="8.5pt" style:font-size-complex="8.5pt"/>
    </style:style>
    <style:style style:name="T39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0" style:parent-style-name="DefaultParagraphFont" style:family="text">
      <style:text-properties style:font-name="Gentium" style:font-name-asian="Gentium" style:font-name-complex="Gentium" fo:color="#000000" fo:font-size="8.5pt" style:font-size-asian="8.5pt" style:font-size-complex="8.5pt"/>
    </style:style>
    <style:style style:name="T3971" style:parent-style-name="DefaultParagraphFont" style:family="text">
      <style:text-properties style:font-name="Gentium" style:font-name-asian="Gentium" style:font-name-complex="Gentium" fo:color="#000000" fo:font-size="8.5pt" style:font-size-asian="8.5pt" style:font-size-complex="8.5pt"/>
    </style:style>
    <style:style style:name="T39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3" style:parent-style-name="DefaultParagraphFont" style:family="text">
      <style:text-properties style:font-name="Gentium" style:font-name-asian="Gentium" style:font-name-complex="Gentium" fo:color="#000000" fo:font-size="8.5pt" style:font-size-asian="8.5pt" style:font-size-complex="8.5pt"/>
    </style:style>
    <style:style style:name="T39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5" style:parent-style-name="DefaultParagraphFont" style:family="text">
      <style:text-properties style:font-name="Gentium" style:font-name-asian="Gentium" style:font-name-complex="Gentium" fo:color="#000000" fo:font-size="8.5pt" style:font-size-asian="8.5pt" style:font-size-complex="8.5pt"/>
    </style:style>
    <style:style style:name="T39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7" style:parent-style-name="DefaultParagraphFont" style:family="text">
      <style:text-properties style:font-name="Gentium" style:font-name-asian="Gentium" style:font-name-complex="Gentium" fo:color="#000000" fo:font-size="8.5pt" style:font-size-asian="8.5pt" style:font-size-complex="8.5pt"/>
    </style:style>
    <style:style style:name="T39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9" style:parent-style-name="DefaultParagraphFont" style:family="text">
      <style:text-properties style:font-name="Gentium" style:font-name-asian="Gentium" style:font-name-complex="Gentium" fo:color="#000000" fo:font-size="8.5pt" style:font-size-asian="8.5pt" style:font-size-complex="8.5pt"/>
    </style:style>
    <style:style style:name="T39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1" style:parent-style-name="DefaultParagraphFont" style:family="text">
      <style:text-properties style:font-name="Gentium" style:font-name-asian="Gentium" style:font-name-complex="Gentium" fo:color="#000000" fo:font-size="8.5pt" style:font-size-asian="8.5pt" style:font-size-complex="8.5pt"/>
    </style:style>
    <style:style style:name="T39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3" style:parent-style-name="DefaultParagraphFont" style:family="text">
      <style:text-properties style:font-name="Gentium" style:font-name-asian="Gentium" style:font-name-complex="Gentium" fo:color="#000000" fo:font-size="8.5pt" style:font-size-asian="8.5pt" style:font-size-complex="8.5pt"/>
    </style:style>
    <style:style style:name="T39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5" style:parent-style-name="DefaultParagraphFont" style:family="text">
      <style:text-properties style:font-name="Gentium" style:font-name-asian="Gentium" style:font-name-complex="Gentium" fo:color="#000000" fo:font-size="8.5pt" style:font-size-asian="8.5pt" style:font-size-complex="8.5pt"/>
    </style:style>
    <style:style style:name="T39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7" style:parent-style-name="DefaultParagraphFont" style:family="text">
      <style:text-properties style:font-name="Gentium" style:font-name-asian="Gentium" style:font-name-complex="Gentium" fo:color="#000000" fo:font-size="8.5pt" style:font-size-asian="8.5pt" style:font-size-complex="8.5pt"/>
    </style:style>
    <style:style style:name="T39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9" style:parent-style-name="DefaultParagraphFont" style:family="text">
      <style:text-properties style:font-name="Gentium" style:font-name-asian="Gentium" style:font-name-complex="Gentium" fo:color="#000000" fo:font-size="8.5pt" style:font-size-asian="8.5pt" style:font-size-complex="8.5pt"/>
    </style:style>
    <style:style style:name="T39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1" style:parent-style-name="DefaultParagraphFont" style:family="text">
      <style:text-properties style:font-name="Gentium" style:font-name-asian="Gentium" style:font-name-complex="Gentium" fo:color="#000000" fo:font-size="8.5pt" style:font-size-asian="8.5pt" style:font-size-complex="8.5pt"/>
    </style:style>
    <style:style style:name="T39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3" style:parent-style-name="DefaultParagraphFont" style:family="text">
      <style:text-properties style:font-name="Gentium" style:font-name-asian="Gentium" style:font-name-complex="Gentium" fo:color="#000000" fo:font-size="8.5pt" style:font-size-asian="8.5pt" style:font-size-complex="8.5pt"/>
    </style:style>
    <style:style style:name="T39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5" style:parent-style-name="DefaultParagraphFont" style:family="text">
      <style:text-properties style:font-name="Gentium" style:font-name-asian="Gentium" style:font-name-complex="Gentium" fo:color="#000000" fo:font-size="8.5pt" style:font-size-asian="8.5pt" style:font-size-complex="8.5pt"/>
    </style:style>
    <style:style style:name="T39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7" style:parent-style-name="DefaultParagraphFont" style:family="text">
      <style:text-properties style:font-name="Gentium" style:font-name-asian="Gentium" style:font-name-complex="Gentium" fo:color="#000000" fo:font-size="8.5pt" style:font-size-asian="8.5pt" style:font-size-complex="8.5pt"/>
    </style:style>
    <style:style style:name="T39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9" style:parent-style-name="DefaultParagraphFont" style:family="text">
      <style:text-properties style:font-name="Gentium" style:font-name-asian="Gentium" style:font-name-complex="Gentium" fo:color="#000000" fo:font-size="8.5pt" style:font-size-asian="8.5pt" style:font-size-complex="8.5pt"/>
    </style:style>
    <style:style style:name="T40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1" style:parent-style-name="DefaultParagraphFont" style:family="text">
      <style:text-properties style:font-name="Gentium" style:font-name-asian="Gentium" style:font-name-complex="Gentium" fo:color="#000000" fo:font-size="8.5pt" style:font-size-asian="8.5pt" style:font-size-complex="8.5pt"/>
    </style:style>
    <style:style style:name="P400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003" style:parent-style-name="Standard" style:family="paragraph">
      <style:paragraph-properties style:text-autospace="none" fo:margin-top="0.0208in" fo:margin-right="0.0312in"/>
    </style:style>
    <style:style style:name="T40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5" style:parent-style-name="DefaultParagraphFont" style:family="text">
      <style:text-properties style:font-name="Gentium" style:font-name-asian="Gentium" style:font-name-complex="Gentium" fo:color="#000000" fo:font-size="8.5pt" style:font-size-asian="8.5pt" style:font-size-complex="8.5pt"/>
    </style:style>
    <style:style style:name="T40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7" style:parent-style-name="DefaultParagraphFont" style:family="text">
      <style:text-properties style:font-name="Gentium" style:font-name-asian="Gentium" style:font-name-complex="Gentium" fo:color="#000000" fo:font-size="8.5pt" style:font-size-asian="8.5pt" style:font-size-complex="8.5pt"/>
    </style:style>
    <style:style style:name="T40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9" style:parent-style-name="DefaultParagraphFont" style:family="text">
      <style:text-properties style:font-name="Gentium" style:font-name-asian="Gentium" style:font-name-complex="Gentium" fo:color="#000000" fo:font-size="8.5pt" style:font-size-asian="8.5pt" style:font-size-complex="8.5pt"/>
    </style:style>
    <style:style style:name="T40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1" style:parent-style-name="DefaultParagraphFont" style:family="text">
      <style:text-properties style:font-name="Gentium" style:font-name-asian="Gentium" style:font-name-complex="Gentium" fo:color="#000000" fo:font-size="8.5pt" style:font-size-asian="8.5pt" style:font-size-complex="8.5pt"/>
    </style:style>
    <style:style style:name="T40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3" style:parent-style-name="DefaultParagraphFont" style:family="text">
      <style:text-properties style:font-name="Gentium" style:font-name-asian="Gentium" style:font-name-complex="Gentium" fo:color="#000000" fo:font-size="8.5pt" style:font-size-asian="8.5pt" style:font-size-complex="8.5pt"/>
    </style:style>
    <style:style style:name="T4014" style:parent-style-name="DefaultParagraphFont" style:family="text">
      <style:text-properties style:font-name="Gentium" style:font-name-asian="Gentium" style:font-name-complex="Gentium" fo:color="#000000" fo:font-size="8.5pt" style:font-size-asian="8.5pt" style:font-size-complex="8.5pt"/>
    </style:style>
    <style:style style:name="T40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6" style:parent-style-name="DefaultParagraphFont" style:family="text">
      <style:text-properties style:font-name="Gentium" style:font-name-asian="Gentium" style:font-name-complex="Gentium" fo:color="#000000" fo:font-size="8.5pt" style:font-size-asian="8.5pt" style:font-size-complex="8.5pt"/>
    </style:style>
    <style:style style:name="T40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8" style:parent-style-name="DefaultParagraphFont" style:family="text">
      <style:text-properties style:font-name="Gentium" style:font-name-asian="Gentium" style:font-name-complex="Gentium" fo:color="#000000" fo:font-size="8.5pt" style:font-size-asian="8.5pt" style:font-size-complex="8.5pt"/>
    </style:style>
    <style:style style:name="T40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0" style:parent-style-name="DefaultParagraphFont" style:family="text">
      <style:text-properties style:font-name="Gentium" style:font-name-asian="Gentium" style:font-name-complex="Gentium" fo:color="#000000" fo:font-size="8.5pt" style:font-size-asian="8.5pt" style:font-size-complex="8.5pt"/>
    </style:style>
    <style:style style:name="T40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2" style:parent-style-name="DefaultParagraphFont" style:family="text">
      <style:text-properties style:font-name="Gentium" style:font-name-asian="Gentium" style:font-name-complex="Gentium" fo:color="#000000" fo:font-size="8.5pt" style:font-size-asian="8.5pt" style:font-size-complex="8.5pt"/>
    </style:style>
    <style:style style:name="T40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4" style:parent-style-name="DefaultParagraphFont" style:family="text">
      <style:text-properties style:font-name="Gentium" style:font-name-asian="Gentium" style:font-name-complex="Gentium" fo:color="#000000" fo:font-size="8.5pt" style:font-size-asian="8.5pt" style:font-size-complex="8.5pt"/>
    </style:style>
    <style:style style:name="T40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6" style:parent-style-name="DefaultParagraphFont" style:family="text">
      <style:text-properties style:font-name="Gentium" style:font-name-asian="Gentium" style:font-name-complex="Gentium" fo:color="#000000" fo:font-size="8.5pt" style:font-size-asian="8.5pt" style:font-size-complex="8.5pt"/>
    </style:style>
    <style:style style:name="T40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8" style:parent-style-name="DefaultParagraphFont" style:family="text">
      <style:text-properties style:font-name="Gentium" style:font-name-asian="Gentium" style:font-name-complex="Gentium" fo:color="#000000" fo:font-size="8.5pt" style:font-size-asian="8.5pt" style:font-size-complex="8.5pt"/>
    </style:style>
    <style:style style:name="T40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0" style:parent-style-name="DefaultParagraphFont" style:family="text">
      <style:text-properties style:font-name="Gentium" style:font-name-asian="Gentium" style:font-name-complex="Gentium" fo:color="#000000" fo:font-size="8.5pt" style:font-size-asian="8.5pt" style:font-size-complex="8.5pt"/>
    </style:style>
    <style:style style:name="T40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2" style:parent-style-name="DefaultParagraphFont" style:family="text">
      <style:text-properties style:font-name="Gentium" style:font-name-asian="Gentium" style:font-name-complex="Gentium" fo:color="#000000" fo:font-size="8.5pt" style:font-size-asian="8.5pt" style:font-size-complex="8.5pt"/>
    </style:style>
    <style:style style:name="T40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4" style:parent-style-name="DefaultParagraphFont" style:family="text">
      <style:text-properties style:font-name="Gentium" style:font-name-asian="Gentium" style:font-name-complex="Gentium" fo:color="#000000" fo:font-size="8.5pt" style:font-size-asian="8.5pt" style:font-size-complex="8.5pt"/>
    </style:style>
    <style:style style:name="T40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6" style:parent-style-name="DefaultParagraphFont" style:family="text">
      <style:text-properties style:font-name="Gentium" style:font-name-asian="Gentium" style:font-name-complex="Gentium" fo:color="#000000" fo:font-size="8.5pt" style:font-size-asian="8.5pt" style:font-size-complex="8.5pt"/>
    </style:style>
    <style:style style:name="T40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8" style:parent-style-name="DefaultParagraphFont" style:family="text">
      <style:text-properties style:font-name="Gentium" style:font-name-asian="Gentium" style:font-name-complex="Gentium" fo:color="#000000" fo:font-size="8.5pt" style:font-size-asian="8.5pt" style:font-size-complex="8.5pt"/>
    </style:style>
    <style:style style:name="T40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0" style:parent-style-name="DefaultParagraphFont" style:family="text">
      <style:text-properties style:font-name="Gentium" style:font-name-asian="Gentium" style:font-name-complex="Gentium" fo:color="#000000" fo:font-size="8.5pt" style:font-size-asian="8.5pt" style:font-size-complex="8.5pt"/>
    </style:style>
    <style:style style:name="T40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2" style:parent-style-name="DefaultParagraphFont" style:family="text">
      <style:text-properties style:font-name="Gentium" style:font-name-asian="Gentium" style:font-name-complex="Gentium" fo:color="#000000" fo:font-size="8.5pt" style:font-size-asian="8.5pt" style:font-size-complex="8.5pt"/>
    </style:style>
    <style:style style:name="T40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4" style:parent-style-name="DefaultParagraphFont" style:family="text">
      <style:text-properties style:font-name="Gentium" style:font-name-asian="Gentium" style:font-name-complex="Gentium" fo:color="#000000" fo:font-size="8.5pt" style:font-size-asian="8.5pt" style:font-size-complex="8.5pt"/>
    </style:style>
    <style:style style:name="T40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6" style:parent-style-name="DefaultParagraphFont" style:family="text">
      <style:text-properties style:font-name="Gentium" style:font-name-asian="Gentium" style:font-name-complex="Gentium" fo:color="#000000" fo:font-size="8.5pt" style:font-size-asian="8.5pt" style:font-size-complex="8.5pt"/>
    </style:style>
    <style:style style:name="T40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8" style:parent-style-name="DefaultParagraphFont" style:family="text">
      <style:text-properties style:font-name="Gentium" style:font-name-asian="Gentium" style:font-name-complex="Gentium" fo:color="#000000" fo:font-size="8.5pt" style:font-size-asian="8.5pt" style:font-size-complex="8.5pt"/>
    </style:style>
    <style:style style:name="T40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0" style:parent-style-name="DefaultParagraphFont" style:family="text">
      <style:text-properties style:font-name="Gentium" style:font-name-asian="Gentium" style:font-name-complex="Gentium" fo:color="#000000" fo:font-size="8.5pt" style:font-size-asian="8.5pt" style:font-size-complex="8.5pt"/>
    </style:style>
    <style:style style:name="T40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2" style:parent-style-name="DefaultParagraphFont" style:family="text">
      <style:text-properties style:font-name="Gentium" style:font-name-asian="Gentium" style:font-name-complex="Gentium" fo:color="#000000" fo:font-size="8.5pt" style:font-size-asian="8.5pt" style:font-size-complex="8.5pt"/>
    </style:style>
    <style:style style:name="T40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4" style:parent-style-name="DefaultParagraphFont" style:family="text">
      <style:text-properties style:font-name="Gentium" style:font-name-asian="Gentium" style:font-name-complex="Gentium" fo:color="#000000" fo:font-size="8.5pt" style:font-size-asian="8.5pt" style:font-size-complex="8.5pt"/>
    </style:style>
    <style:style style:name="T40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6" style:parent-style-name="DefaultParagraphFont" style:family="text">
      <style:text-properties style:font-name="Gentium" style:font-name-asian="Gentium" style:font-name-complex="Gentium" fo:color="#000000" fo:font-size="8.5pt" style:font-size-asian="8.5pt" style:font-size-complex="8.5pt"/>
    </style:style>
    <style:style style:name="T4057" style:parent-style-name="DefaultParagraphFont" style:family="text">
      <style:text-properties style:font-name="Gentium" style:font-name-asian="Gentium" style:font-name-complex="Gentium" fo:color="#000000" fo:font-size="8.5pt" style:font-size-asian="8.5pt" style:font-size-complex="8.5pt"/>
    </style:style>
    <style:style style:name="P405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059" style:parent-style-name="Standard" style:family="paragraph">
      <style:paragraph-properties style:text-autospace="none" fo:margin-top="0.0208in" fo:margin-right="0.0312in"/>
    </style:style>
    <style:style style:name="T40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1" style:parent-style-name="DefaultParagraphFont" style:family="text">
      <style:text-properties style:font-name="Gentium" style:font-name-asian="Gentium" style:font-name-complex="Gentium" fo:color="#000000" fo:font-size="8.5pt" style:font-size-asian="8.5pt" style:font-size-complex="8.5pt"/>
    </style:style>
    <style:style style:name="T40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3" style:parent-style-name="DefaultParagraphFont" style:family="text">
      <style:text-properties style:font-name="Gentium" style:font-name-asian="Gentium" style:font-name-complex="Gentium" fo:color="#000000" fo:font-size="8.5pt" style:font-size-asian="8.5pt" style:font-size-complex="8.5pt"/>
    </style:style>
    <style:style style:name="T40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5" style:parent-style-name="DefaultParagraphFont" style:family="text">
      <style:text-properties style:font-name="Gentium" style:font-name-asian="Gentium" style:font-name-complex="Gentium" fo:color="#000000" fo:font-size="8.5pt" style:font-size-asian="8.5pt" style:font-size-complex="8.5pt"/>
    </style:style>
    <style:style style:name="T40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7" style:parent-style-name="DefaultParagraphFont" style:family="text">
      <style:text-properties style:font-name="Gentium" style:font-name-asian="Gentium" style:font-name-complex="Gentium" fo:color="#000000" fo:font-size="8.5pt" style:font-size-asian="8.5pt" style:font-size-complex="8.5pt"/>
    </style:style>
    <style:style style:name="T40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9" style:parent-style-name="DefaultParagraphFont" style:family="text">
      <style:text-properties style:font-name="Gentium" style:font-name-asian="Gentium" style:font-name-complex="Gentium" fo:color="#000000" fo:font-size="8.5pt" style:font-size-asian="8.5pt" style:font-size-complex="8.5pt"/>
    </style:style>
    <style:style style:name="T40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1" style:parent-style-name="DefaultParagraphFont" style:family="text">
      <style:text-properties style:font-name="Gentium" style:font-name-asian="Gentium" style:font-name-complex="Gentium" fo:color="#000000" fo:font-size="8.5pt" style:font-size-asian="8.5pt" style:font-size-complex="8.5pt"/>
    </style:style>
    <style:style style:name="T40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3" style:parent-style-name="DefaultParagraphFont" style:family="text">
      <style:text-properties style:font-name="Gentium" style:font-name-asian="Gentium" style:font-name-complex="Gentium" fo:color="#000000" fo:font-size="8.5pt" style:font-size-asian="8.5pt" style:font-size-complex="8.5pt"/>
    </style:style>
    <style:style style:name="T40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5" style:parent-style-name="DefaultParagraphFont" style:family="text">
      <style:text-properties style:font-name="Gentium" style:font-name-asian="Gentium" style:font-name-complex="Gentium" fo:color="#000000" fo:font-size="8.5pt" style:font-size-asian="8.5pt" style:font-size-complex="8.5pt"/>
    </style:style>
    <style:style style:name="T40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7" style:parent-style-name="DefaultParagraphFont" style:family="text">
      <style:text-properties style:font-name="Gentium" style:font-name-asian="Gentium" style:font-name-complex="Gentium" fo:color="#000000" fo:font-size="8.5pt" style:font-size-asian="8.5pt" style:font-size-complex="8.5pt"/>
    </style:style>
    <style:style style:name="T40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9" style:parent-style-name="DefaultParagraphFont" style:family="text">
      <style:text-properties style:font-name="Gentium" style:font-name-asian="Gentium" style:font-name-complex="Gentium" fo:color="#000000" fo:font-size="8.5pt" style:font-size-asian="8.5pt" style:font-size-complex="8.5pt"/>
    </style:style>
    <style:style style:name="T40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1" style:parent-style-name="DefaultParagraphFont" style:family="text">
      <style:text-properties style:font-name="Gentium" style:font-name-asian="Gentium" style:font-name-complex="Gentium" fo:color="#000000" fo:font-size="8.5pt" style:font-size-asian="8.5pt" style:font-size-complex="8.5pt"/>
    </style:style>
    <style:style style:name="T40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3" style:parent-style-name="DefaultParagraphFont" style:family="text">
      <style:text-properties style:font-name="Gentium" style:font-name-asian="Gentium" style:font-name-complex="Gentium" fo:color="#000000" fo:font-size="8.5pt" style:font-size-asian="8.5pt" style:font-size-complex="8.5pt"/>
    </style:style>
    <style:style style:name="T40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5" style:parent-style-name="DefaultParagraphFont" style:family="text">
      <style:text-properties style:font-name="Gentium" style:font-name-asian="Gentium" style:font-name-complex="Gentium" fo:color="#000000" fo:font-size="8.5pt" style:font-size-asian="8.5pt" style:font-size-complex="8.5pt"/>
    </style:style>
    <style:style style:name="T40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7" style:parent-style-name="DefaultParagraphFont" style:family="text">
      <style:text-properties style:font-name="Gentium" style:font-name-asian="Gentium" style:font-name-complex="Gentium" fo:color="#000000" fo:font-size="8.5pt" style:font-size-asian="8.5pt" style:font-size-complex="8.5pt"/>
    </style:style>
    <style:style style:name="T40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9" style:parent-style-name="DefaultParagraphFont" style:family="text">
      <style:text-properties style:font-name="Gentium" style:font-name-asian="Gentium" style:font-name-complex="Gentium" fo:color="#000000" fo:font-size="8.5pt" style:font-size-asian="8.5pt" style:font-size-complex="8.5pt"/>
    </style:style>
    <style:style style:name="T40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1" style:parent-style-name="DefaultParagraphFont" style:family="text">
      <style:text-properties style:font-name="Gentium" style:font-name-asian="Gentium" style:font-name-complex="Gentium" fo:color="#000000" fo:font-size="8.5pt" style:font-size-asian="8.5pt" style:font-size-complex="8.5pt"/>
    </style:style>
    <style:style style:name="T4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3" style:parent-style-name="DefaultParagraphFont" style:family="text">
      <style:text-properties style:font-name="Gentium" style:font-name-asian="Gentium" style:font-name-complex="Gentium" fo:color="#000000" fo:font-size="8.5pt" style:font-size-asian="8.5pt" style:font-size-complex="8.5pt"/>
    </style:style>
    <style:style style:name="T4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5" style:parent-style-name="DefaultParagraphFont" style:family="text">
      <style:text-properties style:font-name="Gentium" style:font-name-asian="Gentium" style:font-name-complex="Gentium" fo:color="#000000" fo:font-size="8.5pt" style:font-size-asian="8.5pt" style:font-size-complex="8.5pt"/>
    </style:style>
    <style:style style:name="T4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7" style:parent-style-name="DefaultParagraphFont" style:family="text">
      <style:text-properties style:font-name="Gentium" style:font-name-asian="Gentium" style:font-name-complex="Gentium" fo:color="#000000" fo:font-size="8.5pt" style:font-size-asian="8.5pt" style:font-size-complex="8.5pt"/>
    </style:style>
    <style:style style:name="T4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9" style:parent-style-name="DefaultParagraphFont" style:family="text">
      <style:text-properties style:font-name="Gentium" style:font-name-asian="Gentium" style:font-name-complex="Gentium" fo:color="#000000" fo:font-size="8.5pt" style:font-size-asian="8.5pt" style:font-size-complex="8.5pt"/>
    </style:style>
    <style:style style:name="T4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1" style:parent-style-name="DefaultParagraphFont" style:family="text">
      <style:text-properties style:font-name="Gentium" style:font-name-asian="Gentium" style:font-name-complex="Gentium" fo:color="#000000" fo:font-size="8.5pt" style:font-size-asian="8.5pt" style:font-size-complex="8.5pt"/>
    </style:style>
    <style:style style:name="T4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3" style:parent-style-name="DefaultParagraphFont" style:family="text">
      <style:text-properties style:font-name="Gentium" style:font-name-asian="Gentium" style:font-name-complex="Gentium" fo:color="#000000" fo:font-size="8.5pt" style:font-size-asian="8.5pt" style:font-size-complex="8.5pt"/>
    </style:style>
    <style:style style:name="T4104" style:parent-style-name="DefaultParagraphFont" style:family="text">
      <style:text-properties style:font-name="Gentium" style:font-name-asian="Gentium" style:font-name-complex="Gentium" fo:color="#000000" fo:font-size="8.5pt" style:font-size-asian="8.5pt" style:font-size-complex="8.5pt"/>
    </style:style>
    <style:style style:name="T41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6" style:parent-style-name="DefaultParagraphFont" style:family="text">
      <style:text-properties style:font-name="Gentium" style:font-name-asian="Gentium" style:font-name-complex="Gentium" fo:color="#000000" fo:font-size="8.5pt" style:font-size-asian="8.5pt" style:font-size-complex="8.5pt"/>
    </style:style>
    <style:style style:name="T41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8" style:parent-style-name="DefaultParagraphFont" style:family="text">
      <style:text-properties style:font-name="Gentium" style:font-name-asian="Gentium" style:font-name-complex="Gentium" fo:color="#000000" fo:font-size="8.5pt" style:font-size-asian="8.5pt" style:font-size-complex="8.5pt"/>
    </style:style>
    <style:style style:name="T41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0" style:parent-style-name="DefaultParagraphFont" style:family="text">
      <style:text-properties style:font-name="Gentium" style:font-name-asian="Gentium" style:font-name-complex="Gentium" fo:color="#000000" fo:font-size="8.5pt" style:font-size-asian="8.5pt" style:font-size-complex="8.5pt"/>
    </style:style>
    <style:style style:name="T41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2" style:parent-style-name="DefaultParagraphFont" style:family="text">
      <style:text-properties style:font-name="Gentium" style:font-name-asian="Gentium" style:font-name-complex="Gentium" fo:color="#000000" fo:font-size="8.5pt" style:font-size-asian="8.5pt" style:font-size-complex="8.5pt"/>
    </style:style>
    <style:style style:name="T41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4" style:parent-style-name="DefaultParagraphFont" style:family="text">
      <style:text-properties style:font-name="Gentium" style:font-name-asian="Gentium" style:font-name-complex="Gentium" fo:color="#000000" fo:font-size="8.5pt" style:font-size-asian="8.5pt" style:font-size-complex="8.5pt"/>
    </style:style>
    <style:style style:name="T41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6" style:parent-style-name="DefaultParagraphFont" style:family="text">
      <style:text-properties style:font-name="Gentium" style:font-name-asian="Gentium" style:font-name-complex="Gentium" fo:color="#000000" fo:font-size="8.5pt" style:font-size-asian="8.5pt" style:font-size-complex="8.5pt"/>
    </style:style>
    <style:style style:name="T41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8" style:parent-style-name="DefaultParagraphFont" style:family="text">
      <style:text-properties style:font-name="Gentium" style:font-name-asian="Gentium" style:font-name-complex="Gentium" fo:color="#000000" fo:font-size="8.5pt" style:font-size-asian="8.5pt" style:font-size-complex="8.5pt"/>
    </style:style>
    <style:style style:name="T41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0" style:parent-style-name="DefaultParagraphFont" style:family="text">
      <style:text-properties style:font-name="Gentium" style:font-name-asian="Gentium" style:font-name-complex="Gentium" fo:color="#000000" fo:font-size="8.5pt" style:font-size-asian="8.5pt" style:font-size-complex="8.5pt"/>
    </style:style>
    <style:style style:name="T41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2" style:parent-style-name="DefaultParagraphFont" style:family="text">
      <style:text-properties style:font-name="Gentium" style:font-name-asian="Gentium" style:font-name-complex="Gentium" fo:color="#000000" fo:font-size="8.5pt" style:font-size-asian="8.5pt" style:font-size-complex="8.5pt"/>
    </style:style>
    <style:style style:name="T41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4" style:parent-style-name="DefaultParagraphFont" style:family="text">
      <style:text-properties style:font-name="Gentium" style:font-name-asian="Gentium" style:font-name-complex="Gentium" fo:color="#000000" fo:font-size="8.5pt" style:font-size-asian="8.5pt" style:font-size-complex="8.5pt"/>
    </style:style>
    <style:style style:name="T41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6" style:parent-style-name="DefaultParagraphFont" style:family="text">
      <style:text-properties style:font-name="Gentium" style:font-name-asian="Gentium" style:font-name-complex="Gentium" fo:color="#000000" fo:font-size="8.5pt" style:font-size-asian="8.5pt" style:font-size-complex="8.5pt"/>
    </style:style>
    <style:style style:name="T41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8" style:parent-style-name="DefaultParagraphFont" style:family="text">
      <style:text-properties style:font-name="Gentium" style:font-name-asian="Gentium" style:font-name-complex="Gentium" fo:color="#000000" fo:font-size="8.5pt" style:font-size-asian="8.5pt" style:font-size-complex="8.5pt"/>
    </style:style>
    <style:style style:name="T41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0" style:parent-style-name="DefaultParagraphFont" style:family="text">
      <style:text-properties style:font-name="Gentium" style:font-name-asian="Gentium" style:font-name-complex="Gentium" fo:color="#000000" fo:font-size="8.5pt" style:font-size-asian="8.5pt" style:font-size-complex="8.5pt"/>
    </style:style>
    <style:style style:name="T41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2" style:parent-style-name="DefaultParagraphFont" style:family="text">
      <style:text-properties style:font-name="Gentium" style:font-name-asian="Gentium" style:font-name-complex="Gentium" fo:color="#000000" fo:font-size="8.5pt" style:font-size-asian="8.5pt" style:font-size-complex="8.5pt"/>
    </style:style>
    <style:style style:name="P4133"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134" style:parent-style-name="Standard" style:family="paragraph">
      <style:paragraph-properties style:text-autospace="none" fo:margin-top="0.0208in" fo:margin-right="0.0312in"/>
    </style:style>
    <style:style style:name="T41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6" style:parent-style-name="DefaultParagraphFont" style:family="text">
      <style:text-properties style:font-name="Gentium" style:font-name-asian="Gentium" style:font-name-complex="Gentium" fo:color="#000000" fo:font-size="8.5pt" style:font-size-asian="8.5pt" style:font-size-complex="8.5pt"/>
    </style:style>
    <style:style style:name="T41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8" style:parent-style-name="DefaultParagraphFont" style:family="text">
      <style:text-properties style:font-name="Gentium" style:font-name-asian="Gentium" style:font-name-complex="Gentium" fo:color="#000000" fo:font-size="8.5pt" style:font-size-asian="8.5pt" style:font-size-complex="8.5pt"/>
    </style:style>
    <style:style style:name="T41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0" style:parent-style-name="DefaultParagraphFont" style:family="text">
      <style:text-properties style:font-name="Gentium" style:font-name-asian="Gentium" style:font-name-complex="Gentium" fo:color="#000000" fo:font-size="8.5pt" style:font-size-asian="8.5pt" style:font-size-complex="8.5pt"/>
    </style:style>
    <style:style style:name="T41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2" style:parent-style-name="DefaultParagraphFont" style:family="text">
      <style:text-properties style:font-name="Gentium" style:font-name-asian="Gentium" style:font-name-complex="Gentium" fo:color="#000000" fo:font-size="8.5pt" style:font-size-asian="8.5pt" style:font-size-complex="8.5pt"/>
    </style:style>
    <style:style style:name="T41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4" style:parent-style-name="DefaultParagraphFont" style:family="text">
      <style:text-properties style:font-name="Gentium" style:font-name-asian="Gentium" style:font-name-complex="Gentium" fo:color="#000000" fo:font-size="8.5pt" style:font-size-asian="8.5pt" style:font-size-complex="8.5pt"/>
    </style:style>
    <style:style style:name="T4145" style:parent-style-name="DefaultParagraphFont" style:family="text">
      <style:text-properties style:font-name="Gentium" style:font-name-asian="Gentium" style:font-name-complex="Gentium" fo:color="#000000" fo:font-size="8.5pt" style:font-size-asian="8.5pt" style:font-size-complex="8.5pt"/>
    </style:style>
    <style:style style:name="T41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7" style:parent-style-name="DefaultParagraphFont" style:family="text">
      <style:text-properties style:font-name="Gentium" style:font-name-asian="Gentium" style:font-name-complex="Gentium" fo:color="#000000" fo:font-size="8.5pt" style:font-size-asian="8.5pt" style:font-size-complex="8.5pt"/>
    </style:style>
    <style:style style:name="T41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9" style:parent-style-name="DefaultParagraphFont" style:family="text">
      <style:text-properties style:font-name="Gentium" style:font-name-asian="Gentium" style:font-name-complex="Gentium" fo:color="#000000" fo:font-size="8.5pt" style:font-size-asian="8.5pt" style:font-size-complex="8.5pt"/>
    </style:style>
    <style:style style:name="T41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1" style:parent-style-name="DefaultParagraphFont" style:family="text">
      <style:text-properties style:font-name="Gentium" style:font-name-asian="Gentium" style:font-name-complex="Gentium" fo:color="#000000" fo:font-size="8.5pt" style:font-size-asian="8.5pt" style:font-size-complex="8.5pt"/>
    </style:style>
    <style:style style:name="T41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3" style:parent-style-name="DefaultParagraphFont" style:family="text">
      <style:text-properties style:font-name="Gentium" style:font-name-asian="Gentium" style:font-name-complex="Gentium" fo:color="#000000" fo:font-size="8.5pt" style:font-size-asian="8.5pt" style:font-size-complex="8.5pt"/>
    </style:style>
    <style:style style:name="T41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5" style:parent-style-name="DefaultParagraphFont" style:family="text">
      <style:text-properties style:font-name="Gentium" style:font-name-asian="Gentium" style:font-name-complex="Gentium" fo:color="#000000" fo:font-size="8.5pt" style:font-size-asian="8.5pt" style:font-size-complex="8.5pt"/>
    </style:style>
    <style:style style:name="T41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7" style:parent-style-name="DefaultParagraphFont" style:family="text">
      <style:text-properties style:font-name="Gentium" style:font-name-asian="Gentium" style:font-name-complex="Gentium" fo:color="#000000" fo:font-size="8.5pt" style:font-size-asian="8.5pt" style:font-size-complex="8.5pt"/>
    </style:style>
    <style:style style:name="T41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9" style:parent-style-name="DefaultParagraphFont" style:family="text">
      <style:text-properties style:font-name="Gentium" style:font-name-asian="Gentium" style:font-name-complex="Gentium" fo:color="#000000" fo:font-size="8.5pt" style:font-size-asian="8.5pt" style:font-size-complex="8.5pt"/>
    </style:style>
    <style:style style:name="T41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1" style:parent-style-name="DefaultParagraphFont" style:family="text">
      <style:text-properties style:font-name="Gentium" style:font-name-asian="Gentium" style:font-name-complex="Gentium" fo:color="#000000" fo:font-size="8.5pt" style:font-size-asian="8.5pt" style:font-size-complex="8.5pt"/>
    </style:style>
    <style:style style:name="T41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3" style:parent-style-name="DefaultParagraphFont" style:family="text">
      <style:text-properties style:font-name="Gentium" style:font-name-asian="Gentium" style:font-name-complex="Gentium" fo:color="#000000" fo:font-size="8.5pt" style:font-size-asian="8.5pt" style:font-size-complex="8.5pt"/>
    </style:style>
    <style:style style:name="T41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5" style:parent-style-name="DefaultParagraphFont" style:family="text">
      <style:text-properties style:font-name="Gentium" style:font-name-asian="Gentium" style:font-name-complex="Gentium" fo:color="#000000" fo:font-size="8.5pt" style:font-size-asian="8.5pt" style:font-size-complex="8.5pt"/>
    </style:style>
    <style:style style:name="T41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7" style:parent-style-name="DefaultParagraphFont" style:family="text">
      <style:text-properties style:font-name="Gentium" style:font-name-asian="Gentium" style:font-name-complex="Gentium" fo:color="#000000" fo:font-size="8.5pt" style:font-size-asian="8.5pt" style:font-size-complex="8.5pt"/>
    </style:style>
    <style:style style:name="T41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9" style:parent-style-name="DefaultParagraphFont" style:family="text">
      <style:text-properties style:font-name="Gentium" style:font-name-asian="Gentium" style:font-name-complex="Gentium" fo:color="#000000" fo:font-size="8.5pt" style:font-size-asian="8.5pt" style:font-size-complex="8.5pt"/>
    </style:style>
    <style:style style:name="T41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1" style:parent-style-name="DefaultParagraphFont" style:family="text">
      <style:text-properties style:font-name="Gentium" style:font-name-asian="Gentium" style:font-name-complex="Gentium" fo:color="#000000" fo:font-size="8.5pt" style:font-size-asian="8.5pt" style:font-size-complex="8.5pt"/>
    </style:style>
    <style:style style:name="T41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3" style:parent-style-name="DefaultParagraphFont" style:family="text">
      <style:text-properties style:font-name="Gentium" style:font-name-asian="Gentium" style:font-name-complex="Gentium" fo:color="#000000" fo:font-size="8.5pt" style:font-size-asian="8.5pt" style:font-size-complex="8.5pt"/>
    </style:style>
    <style:style style:name="T41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5" style:parent-style-name="DefaultParagraphFont" style:family="text">
      <style:text-properties style:font-name="Gentium" style:font-name-asian="Gentium" style:font-name-complex="Gentium" fo:color="#000000" fo:font-size="8.5pt" style:font-size-asian="8.5pt" style:font-size-complex="8.5pt"/>
    </style:style>
    <style:style style:name="T41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7" style:parent-style-name="DefaultParagraphFont" style:family="text">
      <style:text-properties style:font-name="Gentium" style:font-name-asian="Gentium" style:font-name-complex="Gentium" fo:color="#000000" fo:font-size="8.5pt" style:font-size-asian="8.5pt" style:font-size-complex="8.5pt"/>
    </style:style>
    <style:style style:name="T41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9" style:parent-style-name="DefaultParagraphFont" style:family="text">
      <style:text-properties style:font-name="Gentium" style:font-name-asian="Gentium" style:font-name-complex="Gentium" fo:color="#000000" fo:font-size="8.5pt" style:font-size-asian="8.5pt" style:font-size-complex="8.5pt"/>
    </style:style>
    <style:style style:name="T41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1" style:parent-style-name="DefaultParagraphFont" style:family="text">
      <style:text-properties style:font-name="Gentium" style:font-name-asian="Gentium" style:font-name-complex="Gentium" fo:color="#000000" fo:font-size="8.5pt" style:font-size-asian="8.5pt" style:font-size-complex="8.5pt"/>
    </style:style>
    <style:style style:name="T41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3" style:parent-style-name="DefaultParagraphFont" style:family="text">
      <style:text-properties style:font-name="Gentium" style:font-name-asian="Gentium" style:font-name-complex="Gentium" fo:color="#000000" fo:font-size="8.5pt" style:font-size-asian="8.5pt" style:font-size-complex="8.5pt"/>
    </style:style>
    <style:style style:name="T41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5" style:parent-style-name="DefaultParagraphFont" style:family="text">
      <style:text-properties style:font-name="Gentium" style:font-name-asian="Gentium" style:font-name-complex="Gentium" fo:color="#000000" fo:font-size="8.5pt" style:font-size-asian="8.5pt" style:font-size-complex="8.5pt"/>
    </style:style>
    <style:style style:name="T41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7" style:parent-style-name="DefaultParagraphFont" style:family="text">
      <style:text-properties style:font-name="Gentium" style:font-name-asian="Gentium" style:font-name-complex="Gentium" fo:color="#000000" fo:font-size="8.5pt" style:font-size-asian="8.5pt" style:font-size-complex="8.5pt"/>
    </style:style>
    <style:style style:name="T41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9" style:parent-style-name="DefaultParagraphFont" style:family="text">
      <style:text-properties style:font-name="Gentium" style:font-name-asian="Gentium" style:font-name-complex="Gentium" fo:color="#000000" fo:font-size="8.5pt" style:font-size-asian="8.5pt" style:font-size-complex="8.5pt"/>
    </style:style>
    <style:style style:name="T4190" style:parent-style-name="DefaultParagraphFont" style:family="text">
      <style:text-properties style:font-name="Gentium" style:font-name-asian="Gentium" style:font-name-complex="Gentium" fo:color="#000000" fo:font-size="8.5pt" style:font-size-asian="8.5pt" style:font-size-complex="8.5pt"/>
    </style:style>
    <style:style style:name="T41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2" style:parent-style-name="DefaultParagraphFont" style:family="text">
      <style:text-properties style:font-name="Gentium" style:font-name-asian="Gentium" style:font-name-complex="Gentium" fo:color="#000000" fo:font-size="8.5pt" style:font-size-asian="8.5pt" style:font-size-complex="8.5pt"/>
    </style:style>
    <style:style style:name="T41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4" style:parent-style-name="DefaultParagraphFont" style:family="text">
      <style:text-properties style:font-name="Gentium" style:font-name-asian="Gentium" style:font-name-complex="Gentium" fo:color="#000000" fo:font-size="8.5pt" style:font-size-asian="8.5pt" style:font-size-complex="8.5pt"/>
    </style:style>
    <style:style style:name="T41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6" style:parent-style-name="DefaultParagraphFont" style:family="text">
      <style:text-properties style:font-name="Gentium" style:font-name-asian="Gentium" style:font-name-complex="Gentium" fo:color="#000000" fo:font-size="8.5pt" style:font-size-asian="8.5pt" style:font-size-complex="8.5pt"/>
    </style:style>
    <style:style style:name="T41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8" style:parent-style-name="DefaultParagraphFont" style:family="text">
      <style:text-properties style:font-name="Gentium" style:font-name-asian="Gentium" style:font-name-complex="Gentium" fo:color="#000000" fo:font-size="8.5pt" style:font-size-asian="8.5pt" style:font-size-complex="8.5pt"/>
    </style:style>
    <style:style style:name="P4199"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200" style:parent-style-name="Standard" style:family="paragraph">
      <style:paragraph-properties style:text-autospace="none" fo:margin-top="0.0208in" fo:margin-right="0.0312in"/>
    </style:style>
    <style:style style:name="T42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2" style:parent-style-name="DefaultParagraphFont" style:family="text">
      <style:text-properties style:font-name="Gentium" style:font-name-asian="Gentium" style:font-name-complex="Gentium" fo:color="#000000" fo:font-size="8.5pt" style:font-size-asian="8.5pt" style:font-size-complex="8.5pt"/>
    </style:style>
    <style:style style:name="T42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4" style:parent-style-name="DefaultParagraphFont" style:family="text">
      <style:text-properties style:font-name="Gentium" style:font-name-asian="Gentium" style:font-name-complex="Gentium" fo:color="#000000" fo:font-size="8.5pt" style:font-size-asian="8.5pt" style:font-size-complex="8.5pt"/>
    </style:style>
    <style:style style:name="T42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6" style:parent-style-name="DefaultParagraphFont" style:family="text">
      <style:text-properties style:font-name="Gentium" style:font-name-asian="Gentium" style:font-name-complex="Gentium" fo:color="#000000" fo:font-size="8.5pt" style:font-size-asian="8.5pt" style:font-size-complex="8.5pt"/>
    </style:style>
    <style:style style:name="T42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8" style:parent-style-name="DefaultParagraphFont" style:family="text">
      <style:text-properties style:font-name="Gentium" style:font-name-asian="Gentium" style:font-name-complex="Gentium" fo:color="#000000" fo:font-size="8.5pt" style:font-size-asian="8.5pt" style:font-size-complex="8.5pt"/>
    </style:style>
    <style:style style:name="T42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0" style:parent-style-name="DefaultParagraphFont" style:family="text">
      <style:text-properties style:font-name="Gentium" style:font-name-asian="Gentium" style:font-name-complex="Gentium" fo:color="#000000" fo:font-size="8.5pt" style:font-size-asian="8.5pt" style:font-size-complex="8.5pt"/>
    </style:style>
    <style:style style:name="T42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2" style:parent-style-name="DefaultParagraphFont" style:family="text">
      <style:text-properties style:font-name="Gentium" style:font-name-asian="Gentium" style:font-name-complex="Gentium" fo:color="#000000" fo:font-size="8.5pt" style:font-size-asian="8.5pt" style:font-size-complex="8.5pt"/>
    </style:style>
    <style:style style:name="T42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4" style:parent-style-name="DefaultParagraphFont" style:family="text">
      <style:text-properties style:font-name="Gentium" style:font-name-asian="Gentium" style:font-name-complex="Gentium" fo:color="#000000" fo:font-size="8.5pt" style:font-size-asian="8.5pt" style:font-size-complex="8.5pt"/>
    </style:style>
    <style:style style:name="T42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6" style:parent-style-name="DefaultParagraphFont" style:family="text">
      <style:text-properties style:font-name="Gentium" style:font-name-asian="Gentium" style:font-name-complex="Gentium" fo:color="#000000" fo:font-size="8.5pt" style:font-size-asian="8.5pt" style:font-size-complex="8.5pt"/>
    </style:style>
    <style:style style:name="T42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8" style:parent-style-name="DefaultParagraphFont" style:family="text">
      <style:text-properties style:font-name="Gentium" style:font-name-asian="Gentium" style:font-name-complex="Gentium" fo:color="#000000" fo:font-size="8.5pt" style:font-size-asian="8.5pt" style:font-size-complex="8.5pt"/>
    </style:style>
    <style:style style:name="T42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0" style:parent-style-name="DefaultParagraphFont" style:family="text">
      <style:text-properties style:font-name="Gentium" style:font-name-asian="Gentium" style:font-name-complex="Gentium" fo:color="#000000" fo:font-size="8.5pt" style:font-size-asian="8.5pt" style:font-size-complex="8.5pt"/>
    </style:style>
    <style:style style:name="T42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2" style:parent-style-name="DefaultParagraphFont" style:family="text">
      <style:text-properties style:font-name="Gentium" style:font-name-asian="Gentium" style:font-name-complex="Gentium" fo:color="#000000" fo:font-size="8.5pt" style:font-size-asian="8.5pt" style:font-size-complex="8.5pt"/>
    </style:style>
    <style:style style:name="T42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4" style:parent-style-name="DefaultParagraphFont" style:family="text">
      <style:text-properties style:font-name="Gentium" style:font-name-asian="Gentium" style:font-name-complex="Gentium" fo:color="#000000" fo:font-size="8.5pt" style:font-size-asian="8.5pt" style:font-size-complex="8.5pt"/>
    </style:style>
    <style:style style:name="T42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6" style:parent-style-name="DefaultParagraphFont" style:family="text">
      <style:text-properties style:font-name="Gentium" style:font-name-asian="Gentium" style:font-name-complex="Gentium" fo:color="#000000" fo:font-size="8.5pt" style:font-size-asian="8.5pt" style:font-size-complex="8.5pt"/>
    </style:style>
    <style:style style:name="T42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8" style:parent-style-name="DefaultParagraphFont" style:family="text">
      <style:text-properties style:font-name="Gentium" style:font-name-asian="Gentium" style:font-name-complex="Gentium" fo:color="#000000" fo:font-size="8.5pt" style:font-size-asian="8.5pt" style:font-size-complex="8.5pt"/>
    </style:style>
    <style:style style:name="T42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0" style:parent-style-name="DefaultParagraphFont" style:family="text">
      <style:text-properties style:font-name="Gentium" style:font-name-asian="Gentium" style:font-name-complex="Gentium" fo:color="#000000" fo:font-size="8.5pt" style:font-size-asian="8.5pt" style:font-size-complex="8.5pt"/>
    </style:style>
    <style:style style:name="T42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2" style:parent-style-name="DefaultParagraphFont" style:family="text">
      <style:text-properties style:font-name="Gentium" style:font-name-asian="Gentium" style:font-name-complex="Gentium" fo:color="#000000" fo:font-size="8.5pt" style:font-size-asian="8.5pt" style:font-size-complex="8.5pt"/>
    </style:style>
    <style:style style:name="T42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4" style:parent-style-name="DefaultParagraphFont" style:family="text">
      <style:text-properties style:font-name="Gentium" style:font-name-asian="Gentium" style:font-name-complex="Gentium" fo:color="#000000" fo:font-size="8.5pt" style:font-size-asian="8.5pt" style:font-size-complex="8.5pt"/>
    </style:style>
    <style:style style:name="T42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6" style:parent-style-name="DefaultParagraphFont" style:family="text">
      <style:text-properties style:font-name="Gentium" style:font-name-asian="Gentium" style:font-name-complex="Gentium" fo:color="#000000" fo:font-size="8.5pt" style:font-size-asian="8.5pt" style:font-size-complex="8.5pt"/>
    </style:style>
    <style:style style:name="T4237" style:parent-style-name="DefaultParagraphFont" style:family="text">
      <style:text-properties style:font-name="Gentium" style:font-name-asian="Gentium" style:font-name-complex="Gentium" fo:color="#000000" fo:font-size="8.5pt" style:font-size-asian="8.5pt" style:font-size-complex="8.5pt"/>
    </style:style>
    <style:style style:name="T42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9" style:parent-style-name="DefaultParagraphFont" style:family="text">
      <style:text-properties style:font-name="Gentium" style:font-name-asian="Gentium" style:font-name-complex="Gentium" fo:color="#000000" fo:font-size="8.5pt" style:font-size-asian="8.5pt" style:font-size-complex="8.5pt"/>
    </style:style>
    <style:style style:name="T42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1" style:parent-style-name="DefaultParagraphFont" style:family="text">
      <style:text-properties style:font-name="Gentium" style:font-name-asian="Gentium" style:font-name-complex="Gentium" fo:color="#000000" fo:font-size="8.5pt" style:font-size-asian="8.5pt" style:font-size-complex="8.5pt"/>
    </style:style>
    <style:style style:name="T42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3" style:parent-style-name="DefaultParagraphFont" style:family="text">
      <style:text-properties style:font-name="Gentium" style:font-name-asian="Gentium" style:font-name-complex="Gentium" fo:color="#000000" fo:font-size="8.5pt" style:font-size-asian="8.5pt" style:font-size-complex="8.5pt"/>
    </style:style>
    <style:style style:name="T42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5" style:parent-style-name="DefaultParagraphFont" style:family="text">
      <style:text-properties style:font-name="Gentium" style:font-name-asian="Gentium" style:font-name-complex="Gentium" fo:color="#000000" fo:font-size="8.5pt" style:font-size-asian="8.5pt" style:font-size-complex="8.5pt"/>
    </style:style>
    <style:style style:name="T42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7" style:parent-style-name="DefaultParagraphFont" style:family="text">
      <style:text-properties style:font-name="Gentium" style:font-name-asian="Gentium" style:font-name-complex="Gentium" fo:color="#000000" fo:font-size="8.5pt" style:font-size-asian="8.5pt" style:font-size-complex="8.5pt"/>
    </style:style>
    <style:style style:name="T42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9" style:parent-style-name="DefaultParagraphFont" style:family="text">
      <style:text-properties style:font-name="Gentium" style:font-name-asian="Gentium" style:font-name-complex="Gentium" fo:color="#000000" fo:font-size="8.5pt" style:font-size-asian="8.5pt" style:font-size-complex="8.5pt"/>
    </style:style>
    <style:style style:name="T42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1" style:parent-style-name="DefaultParagraphFont" style:family="text">
      <style:text-properties style:font-name="Gentium" style:font-name-asian="Gentium" style:font-name-complex="Gentium" fo:color="#000000" fo:font-size="8.5pt" style:font-size-asian="8.5pt" style:font-size-complex="8.5pt"/>
    </style:style>
    <style:style style:name="T42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3" style:parent-style-name="DefaultParagraphFont" style:family="text">
      <style:text-properties style:font-name="Gentium" style:font-name-asian="Gentium" style:font-name-complex="Gentium" fo:color="#000000" fo:font-size="8.5pt" style:font-size-asian="8.5pt" style:font-size-complex="8.5pt"/>
    </style:style>
    <style:style style:name="T42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5" style:parent-style-name="DefaultParagraphFont" style:family="text">
      <style:text-properties style:font-name="Gentium" style:font-name-asian="Gentium" style:font-name-complex="Gentium" fo:color="#000000" fo:font-size="8.5pt" style:font-size-asian="8.5pt" style:font-size-complex="8.5pt"/>
    </style:style>
    <style:style style:name="T42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7" style:parent-style-name="DefaultParagraphFont" style:family="text">
      <style:text-properties style:font-name="Gentium" style:font-name-asian="Gentium" style:font-name-complex="Gentium" fo:color="#000000" fo:font-size="8.5pt" style:font-size-asian="8.5pt" style:font-size-complex="8.5pt"/>
    </style:style>
    <style:style style:name="T4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9" style:parent-style-name="DefaultParagraphFont" style:family="text">
      <style:text-properties style:font-name="Gentium" style:font-name-asian="Gentium" style:font-name-complex="Gentium" fo:color="#000000" fo:font-size="8.5pt" style:font-size-asian="8.5pt" style:font-size-complex="8.5pt"/>
    </style:style>
    <style:style style:name="T4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1" style:parent-style-name="DefaultParagraphFont" style:family="text">
      <style:text-properties style:font-name="Gentium" style:font-name-asian="Gentium" style:font-name-complex="Gentium" fo:color="#000000" fo:font-size="8.5pt" style:font-size-asian="8.5pt" style:font-size-complex="8.5pt"/>
    </style:style>
    <style:style style:name="T4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3" style:parent-style-name="DefaultParagraphFont" style:family="text">
      <style:text-properties style:font-name="Gentium" style:font-name-asian="Gentium" style:font-name-complex="Gentium" fo:color="#000000" fo:font-size="8.5pt" style:font-size-asian="8.5pt" style:font-size-complex="8.5pt"/>
    </style:style>
    <style:style style:name="T4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5" style:parent-style-name="DefaultParagraphFont" style:family="text">
      <style:text-properties style:font-name="Gentium" style:font-name-asian="Gentium" style:font-name-complex="Gentium" fo:color="#000000" fo:font-size="8.5pt" style:font-size-asian="8.5pt" style:font-size-complex="8.5pt"/>
    </style:style>
    <style:style style:name="T4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7" style:parent-style-name="DefaultParagraphFont" style:family="text">
      <style:text-properties style:font-name="Gentium" style:font-name-asian="Gentium" style:font-name-complex="Gentium" fo:color="#000000" fo:font-size="8.5pt" style:font-size-asian="8.5pt" style:font-size-complex="8.5pt"/>
    </style:style>
    <style:style style:name="P426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269" style:parent-style-name="Standard" style:family="paragraph">
      <style:paragraph-properties style:text-autospace="none" fo:margin-top="0.0208in" fo:margin-right="0.0312in"/>
    </style:style>
    <style:style style:name="T4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1" style:parent-style-name="DefaultParagraphFont" style:family="text">
      <style:text-properties style:font-name="Gentium" style:font-name-asian="Gentium" style:font-name-complex="Gentium" fo:color="#000000" fo:font-size="8.5pt" style:font-size-asian="8.5pt" style:font-size-complex="8.5pt"/>
    </style:style>
    <style:style style:name="T4272" style:parent-style-name="DefaultParagraphFont" style:family="text">
      <style:text-properties style:font-name="Gentium" style:font-name-asian="Gentium" style:font-name-complex="Gentium" fo:color="#000000" fo:font-size="8.5pt" style:font-size-asian="8.5pt" style:font-size-complex="8.5pt"/>
    </style:style>
    <style:style style:name="T42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4" style:parent-style-name="DefaultParagraphFont" style:family="text">
      <style:text-properties style:font-name="Gentium" style:font-name-asian="Gentium" style:font-name-complex="Gentium" fo:color="#000000" fo:font-size="8.5pt" style:font-size-asian="8.5pt" style:font-size-complex="8.5pt"/>
    </style:style>
    <style:style style:name="T42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6" style:parent-style-name="DefaultParagraphFont" style:family="text">
      <style:text-properties style:font-name="Gentium" style:font-name-asian="Gentium" style:font-name-complex="Gentium" fo:color="#000000" fo:font-size="8.5pt" style:font-size-asian="8.5pt" style:font-size-complex="8.5pt"/>
    </style:style>
    <style:style style:name="T42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8" style:parent-style-name="DefaultParagraphFont" style:family="text">
      <style:text-properties style:font-name="Gentium" style:font-name-asian="Gentium" style:font-name-complex="Gentium" fo:color="#000000" fo:font-size="8.5pt" style:font-size-asian="8.5pt" style:font-size-complex="8.5pt"/>
    </style:style>
    <style:style style:name="T42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0" style:parent-style-name="DefaultParagraphFont" style:family="text">
      <style:text-properties style:font-name="Gentium" style:font-name-asian="Gentium" style:font-name-complex="Gentium" fo:color="#000000" fo:font-size="8.5pt" style:font-size-asian="8.5pt" style:font-size-complex="8.5pt"/>
    </style:style>
    <style:style style:name="T42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2" style:parent-style-name="DefaultParagraphFont" style:family="text">
      <style:text-properties style:font-name="Gentium" style:font-name-asian="Gentium" style:font-name-complex="Gentium" fo:color="#000000" fo:font-size="8.5pt" style:font-size-asian="8.5pt" style:font-size-complex="8.5pt"/>
    </style:style>
    <style:style style:name="T42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4" style:parent-style-name="DefaultParagraphFont" style:family="text">
      <style:text-properties style:font-name="Gentium" style:font-name-asian="Gentium" style:font-name-complex="Gentium" fo:color="#000000" fo:font-size="8.5pt" style:font-size-asian="8.5pt" style:font-size-complex="8.5pt"/>
    </style:style>
    <style:style style:name="T42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6" style:parent-style-name="DefaultParagraphFont" style:family="text">
      <style:text-properties style:font-name="Gentium" style:font-name-asian="Gentium" style:font-name-complex="Gentium" fo:color="#000000" fo:font-size="8.5pt" style:font-size-asian="8.5pt" style:font-size-complex="8.5pt"/>
    </style:style>
    <style:style style:name="T42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8" style:parent-style-name="DefaultParagraphFont" style:family="text">
      <style:text-properties style:font-name="Gentium" style:font-name-asian="Gentium" style:font-name-complex="Gentium" fo:color="#000000" fo:font-size="8.5pt" style:font-size-asian="8.5pt" style:font-size-complex="8.5pt"/>
    </style:style>
    <style:style style:name="T42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0" style:parent-style-name="DefaultParagraphFont" style:family="text">
      <style:text-properties style:font-name="Gentium" style:font-name-asian="Gentium" style:font-name-complex="Gentium" fo:color="#000000" fo:font-size="8.5pt" style:font-size-asian="8.5pt" style:font-size-complex="8.5pt"/>
    </style:style>
    <style:style style:name="T42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2" style:parent-style-name="DefaultParagraphFont" style:family="text">
      <style:text-properties style:font-name="Gentium" style:font-name-asian="Gentium" style:font-name-complex="Gentium" fo:color="#000000" fo:font-size="8.5pt" style:font-size-asian="8.5pt" style:font-size-complex="8.5pt"/>
    </style:style>
    <style:style style:name="T42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4" style:parent-style-name="DefaultParagraphFont" style:family="text">
      <style:text-properties style:font-name="Gentium" style:font-name-asian="Gentium" style:font-name-complex="Gentium" fo:color="#000000" fo:font-size="8.5pt" style:font-size-asian="8.5pt" style:font-size-complex="8.5pt"/>
    </style:style>
    <style:style style:name="T42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6" style:parent-style-name="DefaultParagraphFont" style:family="text">
      <style:text-properties style:font-name="Gentium" style:font-name-asian="Gentium" style:font-name-complex="Gentium" fo:color="#000000" fo:font-size="8.5pt" style:font-size-asian="8.5pt" style:font-size-complex="8.5pt"/>
    </style:style>
    <style:style style:name="T42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8" style:parent-style-name="DefaultParagraphFont" style:family="text">
      <style:text-properties style:font-name="Gentium" style:font-name-asian="Gentium" style:font-name-complex="Gentium" fo:color="#000000" fo:font-size="8.5pt" style:font-size-asian="8.5pt" style:font-size-complex="8.5pt"/>
    </style:style>
    <style:style style:name="T429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0" style:parent-style-name="DefaultParagraphFont" style:family="text">
      <style:text-properties style:font-name="Gentium" style:font-name-asian="Gentium" style:font-name-complex="Gentium" fo:color="#000000" fo:font-size="8.5pt" style:font-size-asian="8.5pt" style:font-size-complex="8.5pt"/>
    </style:style>
    <style:style style:name="T43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2" style:parent-style-name="DefaultParagraphFont" style:family="text">
      <style:text-properties style:font-name="Gentium" style:font-name-asian="Gentium" style:font-name-complex="Gentium" fo:color="#000000" fo:font-size="8.5pt" style:font-size-asian="8.5pt" style:font-size-complex="8.5pt"/>
    </style:style>
    <style:style style:name="T43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4" style:parent-style-name="DefaultParagraphFont" style:family="text">
      <style:text-properties style:font-name="Gentium" style:font-name-asian="Gentium" style:font-name-complex="Gentium" fo:color="#000000" fo:font-size="8.5pt" style:font-size-asian="8.5pt" style:font-size-complex="8.5pt"/>
    </style:style>
    <style:style style:name="T43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6" style:parent-style-name="DefaultParagraphFont" style:family="text">
      <style:text-properties style:font-name="Gentium" style:font-name-asian="Gentium" style:font-name-complex="Gentium" fo:color="#000000" fo:font-size="8.5pt" style:font-size-asian="8.5pt" style:font-size-complex="8.5pt"/>
    </style:style>
    <style:style style:name="P4307"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308" style:parent-style-name="Standard" style:family="paragraph">
      <style:paragraph-properties style:text-autospace="none" fo:margin-top="0.0208in" fo:margin-right="0.0312in"/>
    </style:style>
    <style:style style:name="T43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0" style:parent-style-name="DefaultParagraphFont" style:family="text">
      <style:text-properties style:font-name="Gentium" style:font-name-asian="Gentium" style:font-name-complex="Gentium" fo:color="#000000" fo:font-size="8.5pt" style:font-size-asian="8.5pt" style:font-size-complex="8.5pt"/>
    </style:style>
    <style:style style:name="T43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2" style:parent-style-name="DefaultParagraphFont" style:family="text">
      <style:text-properties style:font-name="Gentium" style:font-name-asian="Gentium" style:font-name-complex="Gentium" fo:color="#000000" fo:font-size="8.5pt" style:font-size-asian="8.5pt" style:font-size-complex="8.5pt"/>
    </style:style>
    <style:style style:name="T43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5" style:parent-style-name="DefaultParagraphFont" style:family="text">
      <style:text-properties style:font-name="Gentium" style:font-name-asian="Gentium" style:font-name-complex="Gentium" fo:color="#000000" fo:font-size="8.5pt" style:font-size-asian="8.5pt" style:font-size-complex="8.5pt"/>
    </style:style>
    <style:style style:name="T43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7" style:parent-style-name="DefaultParagraphFont" style:family="text">
      <style:text-properties style:font-name="Gentium" style:font-name-asian="Gentium" style:font-name-complex="Gentium" fo:color="#000000" fo:font-size="8.5pt" style:font-size-asian="8.5pt" style:font-size-complex="8.5pt"/>
    </style:style>
    <style:style style:name="T43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9" style:parent-style-name="DefaultParagraphFont" style:family="text">
      <style:text-properties style:font-name="Gentium" style:font-name-asian="Gentium" style:font-name-complex="Gentium" fo:color="#000000" fo:font-size="8.5pt" style:font-size-asian="8.5pt" style:font-size-complex="8.5pt"/>
    </style:style>
    <style:style style:name="T43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1" style:parent-style-name="DefaultParagraphFont" style:family="text">
      <style:text-properties style:font-name="Gentium" style:font-name-asian="Gentium" style:font-name-complex="Gentium" fo:color="#000000" fo:font-size="8.5pt" style:font-size-asian="8.5pt" style:font-size-complex="8.5pt"/>
    </style:style>
    <style:style style:name="T43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3" style:parent-style-name="DefaultParagraphFont" style:family="text">
      <style:text-properties style:font-name="Gentium" style:font-name-asian="Gentium" style:font-name-complex="Gentium" fo:color="#000000" fo:font-size="8.5pt" style:font-size-asian="8.5pt" style:font-size-complex="8.5pt"/>
    </style:style>
    <style:style style:name="T43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5" style:parent-style-name="DefaultParagraphFont" style:family="text">
      <style:text-properties style:font-name="Gentium" style:font-name-asian="Gentium" style:font-name-complex="Gentium" fo:color="#000000" fo:font-size="8.5pt" style:font-size-asian="8.5pt" style:font-size-complex="8.5pt"/>
    </style:style>
    <style:style style:name="T4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7" style:parent-style-name="DefaultParagraphFont" style:family="text">
      <style:text-properties style:font-name="Gentium" style:font-name-asian="Gentium" style:font-name-complex="Gentium" fo:color="#000000" fo:font-size="8.5pt" style:font-size-asian="8.5pt" style:font-size-complex="8.5pt"/>
    </style:style>
    <style:style style:name="T4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9" style:parent-style-name="DefaultParagraphFont" style:family="text">
      <style:text-properties style:font-name="Gentium" style:font-name-asian="Gentium" style:font-name-complex="Gentium" fo:color="#000000" fo:font-size="8.5pt" style:font-size-asian="8.5pt" style:font-size-complex="8.5pt"/>
    </style:style>
    <style:style style:name="T4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1" style:parent-style-name="DefaultParagraphFont" style:family="text">
      <style:text-properties style:font-name="Gentium" style:font-name-asian="Gentium" style:font-name-complex="Gentium" fo:color="#000000" fo:font-size="8.5pt" style:font-size-asian="8.5pt" style:font-size-complex="8.5pt"/>
    </style:style>
    <style:style style:name="T4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3" style:parent-style-name="DefaultParagraphFont" style:family="text">
      <style:text-properties style:font-name="Gentium" style:font-name-asian="Gentium" style:font-name-complex="Gentium" fo:color="#000000" fo:font-size="8.5pt" style:font-size-asian="8.5pt" style:font-size-complex="8.5pt"/>
    </style:style>
    <style:style style:name="T4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5" style:parent-style-name="DefaultParagraphFont" style:family="text">
      <style:text-properties style:font-name="Gentium" style:font-name-asian="Gentium" style:font-name-complex="Gentium" fo:color="#000000" fo:font-size="8.5pt" style:font-size-asian="8.5pt" style:font-size-complex="8.5pt"/>
    </style:style>
    <style:style style:name="T4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7" style:parent-style-name="DefaultParagraphFont" style:family="text">
      <style:text-properties style:font-name="Gentium" style:font-name-asian="Gentium" style:font-name-complex="Gentium" fo:color="#000000" fo:font-size="8.5pt" style:font-size-asian="8.5pt" style:font-size-complex="8.5pt"/>
    </style:style>
    <style:style style:name="T4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9" style:parent-style-name="DefaultParagraphFont" style:family="text">
      <style:text-properties style:font-name="Gentium" style:font-name-asian="Gentium" style:font-name-complex="Gentium" fo:color="#000000" fo:font-size="8.5pt" style:font-size-asian="8.5pt" style:font-size-complex="8.5pt"/>
    </style:style>
    <style:style style:name="T4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1" style:parent-style-name="DefaultParagraphFont" style:family="text">
      <style:text-properties style:font-name="Gentium" style:font-name-asian="Gentium" style:font-name-complex="Gentium" fo:color="#000000" fo:font-size="8.5pt" style:font-size-asian="8.5pt" style:font-size-complex="8.5pt"/>
    </style:style>
    <style:style style:name="T4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3" style:parent-style-name="DefaultParagraphFont" style:family="text">
      <style:text-properties style:font-name="Gentium" style:font-name-asian="Gentium" style:font-name-complex="Gentium" fo:color="#000000" fo:font-size="8.5pt" style:font-size-asian="8.5pt" style:font-size-complex="8.5pt"/>
    </style:style>
    <style:style style:name="T43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5" style:parent-style-name="DefaultParagraphFont" style:family="text">
      <style:text-properties style:font-name="Gentium" style:font-name-asian="Gentium" style:font-name-complex="Gentium" fo:color="#000000" fo:font-size="8.5pt" style:font-size-asian="8.5pt" style:font-size-complex="8.5pt"/>
    </style:style>
    <style:style style:name="T43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7" style:parent-style-name="DefaultParagraphFont" style:family="text">
      <style:text-properties style:font-name="Gentium" style:font-name-asian="Gentium" style:font-name-complex="Gentium" fo:color="#000000" fo:font-size="8.5pt" style:font-size-asian="8.5pt" style:font-size-complex="8.5pt"/>
    </style:style>
    <style:style style:name="T43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9" style:parent-style-name="DefaultParagraphFont" style:family="text">
      <style:text-properties style:font-name="Gentium" style:font-name-asian="Gentium" style:font-name-complex="Gentium" fo:color="#000000" fo:font-size="8.5pt" style:font-size-asian="8.5pt" style:font-size-complex="8.5pt"/>
    </style:style>
    <style:style style:name="T43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1" style:parent-style-name="DefaultParagraphFont" style:family="text">
      <style:text-properties style:font-name="Gentium" style:font-name-asian="Gentium" style:font-name-complex="Gentium" fo:color="#000000" fo:font-size="8.5pt" style:font-size-asian="8.5pt" style:font-size-complex="8.5pt"/>
    </style:style>
    <style:style style:name="T43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3" style:parent-style-name="DefaultParagraphFont" style:family="text">
      <style:text-properties style:font-name="Gentium" style:font-name-asian="Gentium" style:font-name-complex="Gentium" fo:color="#000000" fo:font-size="8.5pt" style:font-size-asian="8.5pt" style:font-size-complex="8.5pt"/>
    </style:style>
    <style:style style:name="T43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5" style:parent-style-name="DefaultParagraphFont" style:family="text">
      <style:text-properties style:font-name="Gentium" style:font-name-asian="Gentium" style:font-name-complex="Gentium" fo:color="#000000" fo:font-size="8.5pt" style:font-size-asian="8.5pt" style:font-size-complex="8.5pt"/>
    </style:style>
    <style:style style:name="T43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7" style:parent-style-name="DefaultParagraphFont" style:family="text">
      <style:text-properties style:font-name="Gentium" style:font-name-asian="Gentium" style:font-name-complex="Gentium" fo:color="#000000" fo:font-size="8.5pt" style:font-size-asian="8.5pt" style:font-size-complex="8.5pt"/>
    </style:style>
    <style:style style:name="T43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9" style:parent-style-name="DefaultParagraphFont" style:family="text">
      <style:text-properties style:font-name="Gentium" style:font-name-asian="Gentium" style:font-name-complex="Gentium" fo:color="#000000" fo:font-size="8.5pt" style:font-size-asian="8.5pt" style:font-size-complex="8.5pt"/>
    </style:style>
    <style:style style:name="T4360" style:parent-style-name="DefaultParagraphFont" style:family="text">
      <style:text-properties style:font-name="Gentium" style:font-name-asian="Gentium" style:font-name-complex="Gentium" fo:color="#000000" fo:font-size="8.5pt" style:font-size-asian="8.5pt" style:font-size-complex="8.5pt"/>
    </style:style>
    <style:style style:name="T43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2" style:parent-style-name="DefaultParagraphFont" style:family="text">
      <style:text-properties style:font-name="Gentium" style:font-name-asian="Gentium" style:font-name-complex="Gentium" fo:color="#000000" fo:font-size="8.5pt" style:font-size-asian="8.5pt" style:font-size-complex="8.5pt"/>
    </style:style>
    <style:style style:name="T43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4" style:parent-style-name="DefaultParagraphFont" style:family="text">
      <style:text-properties style:font-name="Gentium" style:font-name-asian="Gentium" style:font-name-complex="Gentium" fo:color="#000000" fo:font-size="8.5pt" style:font-size-asian="8.5pt" style:font-size-complex="8.5pt"/>
    </style:style>
    <style:style style:name="T43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6" style:parent-style-name="DefaultParagraphFont" style:family="text">
      <style:text-properties style:font-name="Gentium" style:font-name-asian="Gentium" style:font-name-complex="Gentium" fo:color="#000000" fo:font-size="8.5pt" style:font-size-asian="8.5pt" style:font-size-complex="8.5pt"/>
    </style:style>
    <style:style style:name="T43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8" style:parent-style-name="DefaultParagraphFont" style:family="text">
      <style:text-properties style:font-name="Gentium" style:font-name-asian="Gentium" style:font-name-complex="Gentium" fo:color="#000000" fo:font-size="8.5pt" style:font-size-asian="8.5pt" style:font-size-complex="8.5pt"/>
    </style:style>
    <style:style style:name="T43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0" style:parent-style-name="DefaultParagraphFont" style:family="text">
      <style:text-properties style:font-name="Gentium" style:font-name-asian="Gentium" style:font-name-complex="Gentium" fo:color="#000000" fo:font-size="8.5pt" style:font-size-asian="8.5pt" style:font-size-complex="8.5pt"/>
    </style:style>
    <style:style style:name="T43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2" style:parent-style-name="DefaultParagraphFont" style:family="text">
      <style:text-properties style:font-name="Gentium" style:font-name-asian="Gentium" style:font-name-complex="Gentium" fo:color="#000000" fo:font-size="8.5pt" style:font-size-asian="8.5pt" style:font-size-complex="8.5pt"/>
    </style:style>
    <style:style style:name="T43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4" style:parent-style-name="DefaultParagraphFont" style:family="text">
      <style:text-properties style:font-name="Gentium" style:font-name-asian="Gentium" style:font-name-complex="Gentium" fo:color="#000000" fo:font-size="8.5pt" style:font-size-asian="8.5pt" style:font-size-complex="8.5pt"/>
    </style:style>
    <style:style style:name="T43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6" style:parent-style-name="DefaultParagraphFont" style:family="text">
      <style:text-properties style:font-name="Gentium" style:font-name-asian="Gentium" style:font-name-complex="Gentium" fo:color="#000000" fo:font-size="8.5pt" style:font-size-asian="8.5pt" style:font-size-complex="8.5pt"/>
    </style:style>
    <style:style style:name="T43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8" style:parent-style-name="DefaultParagraphFont" style:family="text">
      <style:text-properties style:font-name="Gentium" style:font-name-asian="Gentium" style:font-name-complex="Gentium" fo:color="#000000" fo:font-size="8.5pt" style:font-size-asian="8.5pt" style:font-size-complex="8.5pt"/>
    </style:style>
    <style:style style:name="T43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0" style:parent-style-name="DefaultParagraphFont" style:family="text">
      <style:text-properties style:font-name="Gentium" style:font-name-asian="Gentium" style:font-name-complex="Gentium" fo:color="#000000" fo:font-size="8.5pt" style:font-size-asian="8.5pt" style:font-size-complex="8.5pt"/>
    </style:style>
    <style:style style:name="T43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2" style:parent-style-name="DefaultParagraphFont" style:family="text">
      <style:text-properties style:font-name="Gentium" style:font-name-asian="Gentium" style:font-name-complex="Gentium" fo:color="#000000" fo:font-size="8.5pt" style:font-size-asian="8.5pt" style:font-size-complex="8.5pt"/>
    </style:style>
    <style:style style:name="T43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4" style:parent-style-name="DefaultParagraphFont" style:family="text">
      <style:text-properties style:font-name="Gentium" style:font-name-asian="Gentium" style:font-name-complex="Gentium" fo:color="#000000" fo:font-size="8.5pt" style:font-size-asian="8.5pt" style:font-size-complex="8.5pt"/>
    </style:style>
    <style:style style:name="T43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6" style:parent-style-name="DefaultParagraphFont" style:family="text">
      <style:text-properties style:font-name="Gentium" style:font-name-asian="Gentium" style:font-name-complex="Gentium" fo:color="#000000" fo:font-size="8.5pt" style:font-size-asian="8.5pt" style:font-size-complex="8.5pt"/>
    </style:style>
    <style:style style:name="T43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8" style:parent-style-name="DefaultParagraphFont" style:family="text">
      <style:text-properties style:font-name="Gentium" style:font-name-asian="Gentium" style:font-name-complex="Gentium" fo:color="#000000" fo:font-size="8.5pt" style:font-size-asian="8.5pt" style:font-size-complex="8.5pt"/>
    </style:style>
    <style:style style:name="T43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0" style:parent-style-name="DefaultParagraphFont" style:family="text">
      <style:text-properties style:font-name="Gentium" style:font-name-asian="Gentium" style:font-name-complex="Gentium" fo:color="#000000" fo:font-size="8.5pt" style:font-size-asian="8.5pt" style:font-size-complex="8.5pt"/>
    </style:style>
    <style:style style:name="P4391"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392" style:parent-style-name="Standard" style:family="paragraph">
      <style:paragraph-properties style:text-autospace="none" fo:margin-top="0.0208in" fo:margin-right="0.0312in"/>
    </style:style>
    <style:style style:name="T43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4" style:parent-style-name="DefaultParagraphFont" style:family="text">
      <style:text-properties style:font-name="Gentium" style:font-name-asian="Gentium" style:font-name-complex="Gentium" fo:color="#000000" fo:font-size="8.5pt" style:font-size-asian="8.5pt" style:font-size-complex="8.5pt"/>
    </style:style>
    <style:style style:name="T43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6" style:parent-style-name="DefaultParagraphFont" style:family="text">
      <style:text-properties style:font-name="Gentium" style:font-name-asian="Gentium" style:font-name-complex="Gentium" fo:color="#000000" fo:font-size="8.5pt" style:font-size-asian="8.5pt" style:font-size-complex="8.5pt"/>
    </style:style>
    <style:style style:name="T43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8" style:parent-style-name="DefaultParagraphFont" style:family="text">
      <style:text-properties style:font-name="Gentium" style:font-name-asian="Gentium" style:font-name-complex="Gentium" fo:color="#000000" fo:font-size="8.5pt" style:font-size-asian="8.5pt" style:font-size-complex="8.5pt"/>
    </style:style>
    <style:style style:name="T439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0" style:parent-style-name="DefaultParagraphFont" style:family="text">
      <style:text-properties style:font-name="Gentium" style:font-name-asian="Gentium" style:font-name-complex="Gentium" fo:color="#000000" fo:font-size="8.5pt" style:font-size-asian="8.5pt" style:font-size-complex="8.5pt"/>
    </style:style>
    <style:style style:name="T44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3" style:parent-style-name="DefaultParagraphFont" style:family="text">
      <style:text-properties style:font-name="Gentium" style:font-name-asian="Gentium" style:font-name-complex="Gentium" fo:color="#000000" fo:font-size="8.5pt" style:font-size-asian="8.5pt" style:font-size-complex="8.5pt"/>
    </style:style>
    <style:style style:name="T44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5" style:parent-style-name="DefaultParagraphFont" style:family="text">
      <style:text-properties style:font-name="Gentium" style:font-name-asian="Gentium" style:font-name-complex="Gentium" fo:color="#000000" fo:font-size="8.5pt" style:font-size-asian="8.5pt" style:font-size-complex="8.5pt"/>
    </style:style>
    <style:style style:name="T44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7" style:parent-style-name="DefaultParagraphFont" style:family="text">
      <style:text-properties style:font-name="Gentium" style:font-name-asian="Gentium" style:font-name-complex="Gentium" fo:color="#000000" fo:font-size="8.5pt" style:font-size-asian="8.5pt" style:font-size-complex="8.5pt"/>
    </style:style>
    <style:style style:name="T44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9" style:parent-style-name="DefaultParagraphFont" style:family="text">
      <style:text-properties style:font-name="Gentium" style:font-name-asian="Gentium" style:font-name-complex="Gentium" fo:color="#000000" fo:font-size="8.5pt" style:font-size-asian="8.5pt" style:font-size-complex="8.5pt"/>
    </style:style>
    <style:style style:name="T44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1" style:parent-style-name="DefaultParagraphFont" style:family="text">
      <style:text-properties style:font-name="Gentium" style:font-name-asian="Gentium" style:font-name-complex="Gentium" fo:color="#000000" fo:font-size="8.5pt" style:font-size-asian="8.5pt" style:font-size-complex="8.5pt"/>
    </style:style>
    <style:style style:name="T44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3" style:parent-style-name="DefaultParagraphFont" style:family="text">
      <style:text-properties style:font-name="Gentium" style:font-name-asian="Gentium" style:font-name-complex="Gentium" fo:color="#000000" fo:font-size="8.5pt" style:font-size-asian="8.5pt" style:font-size-complex="8.5pt"/>
    </style:style>
    <style:style style:name="T44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5" style:parent-style-name="DefaultParagraphFont" style:family="text">
      <style:text-properties style:font-name="Gentium" style:font-name-asian="Gentium" style:font-name-complex="Gentium" fo:color="#000000" fo:font-size="8.5pt" style:font-size-asian="8.5pt" style:font-size-complex="8.5pt"/>
    </style:style>
    <style:style style:name="T44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7" style:parent-style-name="DefaultParagraphFont" style:family="text">
      <style:text-properties style:font-name="Gentium" style:font-name-asian="Gentium" style:font-name-complex="Gentium" fo:color="#000000" fo:font-size="8.5pt" style:font-size-asian="8.5pt" style:font-size-complex="8.5pt"/>
    </style:style>
    <style:style style:name="T44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9" style:parent-style-name="DefaultParagraphFont" style:family="text">
      <style:text-properties style:font-name="Gentium" style:font-name-asian="Gentium" style:font-name-complex="Gentium" fo:color="#000000" fo:font-size="8.5pt" style:font-size-asian="8.5pt" style:font-size-complex="8.5pt"/>
    </style:style>
    <style:style style:name="T44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1" style:parent-style-name="DefaultParagraphFont" style:family="text">
      <style:text-properties style:font-name="Gentium" style:font-name-asian="Gentium" style:font-name-complex="Gentium" fo:color="#000000" fo:font-size="8.5pt" style:font-size-asian="8.5pt" style:font-size-complex="8.5pt"/>
    </style:style>
    <style:style style:name="T44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3" style:parent-style-name="DefaultParagraphFont" style:family="text">
      <style:text-properties style:font-name="Gentium" style:font-name-asian="Gentium" style:font-name-complex="Gentium" fo:color="#000000" fo:font-size="8.5pt" style:font-size-asian="8.5pt" style:font-size-complex="8.5pt"/>
    </style:style>
    <style:style style:name="T44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5" style:parent-style-name="DefaultParagraphFont" style:family="text">
      <style:text-properties style:font-name="Gentium" style:font-name-asian="Gentium" style:font-name-complex="Gentium" fo:color="#000000" fo:font-size="8.5pt" style:font-size-asian="8.5pt" style:font-size-complex="8.5pt"/>
    </style:style>
    <style:style style:name="T44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7" style:parent-style-name="DefaultParagraphFont" style:family="text">
      <style:text-properties style:font-name="Gentium" style:font-name-asian="Gentium" style:font-name-complex="Gentium" fo:color="#000000" fo:font-size="8.5pt" style:font-size-asian="8.5pt" style:font-size-complex="8.5pt"/>
    </style:style>
    <style:style style:name="T44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9" style:parent-style-name="DefaultParagraphFont" style:family="text">
      <style:text-properties style:font-name="Gentium" style:font-name-asian="Gentium" style:font-name-complex="Gentium" fo:color="#000000" fo:font-size="8.5pt" style:font-size-asian="8.5pt" style:font-size-complex="8.5pt"/>
    </style:style>
    <style:style style:name="T44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1" style:parent-style-name="DefaultParagraphFont" style:family="text">
      <style:text-properties style:font-name="Gentium" style:font-name-asian="Gentium" style:font-name-complex="Gentium" fo:color="#000000" fo:font-size="8.5pt" style:font-size-asian="8.5pt" style:font-size-complex="8.5pt"/>
    </style:style>
    <style:style style:name="T44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3" style:parent-style-name="DefaultParagraphFont" style:family="text">
      <style:text-properties style:font-name="Gentium" style:font-name-asian="Gentium" style:font-name-complex="Gentium" fo:color="#000000" fo:font-size="8.5pt" style:font-size-asian="8.5pt" style:font-size-complex="8.5pt"/>
    </style:style>
    <style:style style:name="T44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5" style:parent-style-name="DefaultParagraphFont" style:family="text">
      <style:text-properties style:font-name="Gentium" style:font-name-asian="Gentium" style:font-name-complex="Gentium" fo:color="#000000" fo:font-size="8.5pt" style:font-size-asian="8.5pt" style:font-size-complex="8.5pt"/>
    </style:style>
    <style:style style:name="T44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7" style:parent-style-name="DefaultParagraphFont" style:family="text">
      <style:text-properties style:font-name="Gentium" style:font-name-asian="Gentium" style:font-name-complex="Gentium" fo:color="#000000" fo:font-size="8.5pt" style:font-size-asian="8.5pt" style:font-size-complex="8.5pt"/>
    </style:style>
    <style:style style:name="T44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9" style:parent-style-name="DefaultParagraphFont" style:family="text">
      <style:text-properties style:font-name="Gentium" style:font-name-asian="Gentium" style:font-name-complex="Gentium" fo:color="#000000" fo:font-size="8.5pt" style:font-size-asian="8.5pt" style:font-size-complex="8.5pt"/>
    </style:style>
    <style:style style:name="T44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1" style:parent-style-name="DefaultParagraphFont" style:family="text">
      <style:text-properties style:font-name="Gentium" style:font-name-asian="Gentium" style:font-name-complex="Gentium" fo:color="#000000" fo:font-size="8.5pt" style:font-size-asian="8.5pt" style:font-size-complex="8.5pt"/>
    </style:style>
    <style:style style:name="T4442" style:parent-style-name="DefaultParagraphFont" style:family="text">
      <style:text-properties style:font-name="Gentium" style:font-name-asian="Gentium" style:font-name-complex="Gentium" fo:color="#000000" fo:font-size="8.5pt" style:font-size-asian="8.5pt" style:font-size-complex="8.5pt"/>
    </style:style>
    <style:style style:name="T44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4" style:parent-style-name="DefaultParagraphFont" style:family="text">
      <style:text-properties style:font-name="Gentium" style:font-name-asian="Gentium" style:font-name-complex="Gentium" fo:color="#000000" fo:font-size="8.5pt" style:font-size-asian="8.5pt" style:font-size-complex="8.5pt"/>
    </style:style>
    <style:style style:name="T44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6" style:parent-style-name="DefaultParagraphFont" style:family="text">
      <style:text-properties style:font-name="Gentium" style:font-name-asian="Gentium" style:font-name-complex="Gentium" fo:color="#000000" fo:font-size="8.5pt" style:font-size-asian="8.5pt" style:font-size-complex="8.5pt"/>
    </style:style>
    <style:style style:name="T44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8" style:parent-style-name="DefaultParagraphFont" style:family="text">
      <style:text-properties style:font-name="Gentium" style:font-name-asian="Gentium" style:font-name-complex="Gentium" fo:color="#000000" fo:font-size="8.5pt" style:font-size-asian="8.5pt" style:font-size-complex="8.5pt"/>
    </style:style>
    <style:style style:name="T44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0" style:parent-style-name="DefaultParagraphFont" style:family="text">
      <style:text-properties style:font-name="Gentium" style:font-name-asian="Gentium" style:font-name-complex="Gentium" fo:color="#000000" fo:font-size="8.5pt" style:font-size-asian="8.5pt" style:font-size-complex="8.5pt"/>
    </style:style>
    <style:style style:name="T44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2" style:parent-style-name="DefaultParagraphFont" style:family="text">
      <style:text-properties style:font-name="Gentium" style:font-name-asian="Gentium" style:font-name-complex="Gentium" fo:color="#000000" fo:font-size="8.5pt" style:font-size-asian="8.5pt" style:font-size-complex="8.5pt"/>
    </style:style>
    <style:style style:name="T44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4" style:parent-style-name="DefaultParagraphFont" style:family="text">
      <style:text-properties style:font-name="Gentium" style:font-name-asian="Gentium" style:font-name-complex="Gentium" fo:color="#000000" fo:font-size="8.5pt" style:font-size-asian="8.5pt" style:font-size-complex="8.5pt"/>
    </style:style>
    <style:style style:name="T44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6" style:parent-style-name="DefaultParagraphFont" style:family="text">
      <style:text-properties style:font-name="Gentium" style:font-name-asian="Gentium" style:font-name-complex="Gentium" fo:color="#000000" fo:font-size="8.5pt" style:font-size-asian="8.5pt" style:font-size-complex="8.5pt"/>
    </style:style>
    <style:style style:name="T44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8" style:parent-style-name="DefaultParagraphFont" style:family="text">
      <style:text-properties style:font-name="Gentium" style:font-name-asian="Gentium" style:font-name-complex="Gentium" fo:color="#000000" fo:font-size="8.5pt" style:font-size-asian="8.5pt" style:font-size-complex="8.5pt"/>
    </style:style>
    <style:style style:name="T44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0" style:parent-style-name="DefaultParagraphFont" style:family="text">
      <style:text-properties style:font-name="Gentium" style:font-name-asian="Gentium" style:font-name-complex="Gentium" fo:color="#000000" fo:font-size="8.5pt" style:font-size-asian="8.5pt" style:font-size-complex="8.5pt"/>
    </style:style>
    <style:style style:name="T44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2" style:parent-style-name="DefaultParagraphFont" style:family="text">
      <style:text-properties style:font-name="Gentium" style:font-name-asian="Gentium" style:font-name-complex="Gentium" fo:color="#000000" fo:font-size="8.5pt" style:font-size-asian="8.5pt" style:font-size-complex="8.5pt"/>
    </style:style>
    <style:style style:name="T44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4" style:parent-style-name="DefaultParagraphFont" style:family="text">
      <style:text-properties style:font-name="Gentium" style:font-name-asian="Gentium" style:font-name-complex="Gentium" fo:color="#000000" fo:font-size="8.5pt" style:font-size-asian="8.5pt" style:font-size-complex="8.5pt"/>
    </style:style>
    <style:style style:name="T44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6" style:parent-style-name="DefaultParagraphFont" style:family="text">
      <style:text-properties style:font-name="Gentium" style:font-name-asian="Gentium" style:font-name-complex="Gentium" fo:color="#000000" fo:font-size="8.5pt" style:font-size-asian="8.5pt" style:font-size-complex="8.5pt"/>
    </style:style>
    <style:style style:name="T44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8" style:parent-style-name="DefaultParagraphFont" style:family="text">
      <style:text-properties style:font-name="Gentium" style:font-name-asian="Gentium" style:font-name-complex="Gentium" fo:color="#000000" fo:font-size="8.5pt" style:font-size-asian="8.5pt" style:font-size-complex="8.5pt"/>
    </style:style>
    <style:style style:name="P4469"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470" style:parent-style-name="Standard" style:family="paragraph">
      <style:paragraph-properties style:text-autospace="none" fo:margin-top="0.0208in" fo:margin-right="0.0312in"/>
    </style:style>
    <style:style style:name="T44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2" style:parent-style-name="DefaultParagraphFont" style:family="text">
      <style:text-properties style:font-name="Gentium" style:font-name-asian="Gentium" style:font-name-complex="Gentium" fo:color="#000000" fo:font-size="8.5pt" style:font-size-asian="8.5pt" style:font-size-complex="8.5pt"/>
    </style:style>
    <style:style style:name="T44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4" style:parent-style-name="DefaultParagraphFont" style:family="text">
      <style:text-properties style:font-name="Gentium" style:font-name-asian="Gentium" style:font-name-complex="Gentium" fo:color="#000000" fo:font-size="8.5pt" style:font-size-asian="8.5pt" style:font-size-complex="8.5pt"/>
    </style:style>
    <style:style style:name="T44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6" style:parent-style-name="DefaultParagraphFont" style:family="text">
      <style:text-properties style:font-name="Gentium" style:font-name-asian="Gentium" style:font-name-complex="Gentium" fo:color="#000000" fo:font-size="8.5pt" style:font-size-asian="8.5pt" style:font-size-complex="8.5pt"/>
    </style:style>
    <style:style style:name="T44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8" style:parent-style-name="DefaultParagraphFont" style:family="text">
      <style:text-properties style:font-name="Gentium" style:font-name-asian="Gentium" style:font-name-complex="Gentium" fo:color="#000000" fo:font-size="8.5pt" style:font-size-asian="8.5pt" style:font-size-complex="8.5pt"/>
    </style:style>
    <style:style style:name="T44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0" style:parent-style-name="DefaultParagraphFont" style:family="text">
      <style:text-properties style:font-name="Gentium" style:font-name-asian="Gentium" style:font-name-complex="Gentium" fo:color="#000000" fo:font-size="8.5pt" style:font-size-asian="8.5pt" style:font-size-complex="8.5pt"/>
    </style:style>
    <style:style style:name="T4481" style:parent-style-name="DefaultParagraphFont" style:family="text">
      <style:text-properties style:font-name="Gentium" style:font-name-asian="Gentium" style:font-name-complex="Gentium" fo:color="#000000" fo:font-size="8.5pt" style:font-size-asian="8.5pt" style:font-size-complex="8.5pt"/>
    </style:style>
    <style:style style:name="T44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3" style:parent-style-name="DefaultParagraphFont" style:family="text">
      <style:text-properties style:font-name="Gentium" style:font-name-asian="Gentium" style:font-name-complex="Gentium" fo:color="#000000" fo:font-size="8.5pt" style:font-size-asian="8.5pt" style:font-size-complex="8.5pt"/>
    </style:style>
    <style:style style:name="T44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5" style:parent-style-name="DefaultParagraphFont" style:family="text">
      <style:text-properties style:font-name="Gentium" style:font-name-asian="Gentium" style:font-name-complex="Gentium" fo:color="#000000" fo:font-size="8.5pt" style:font-size-asian="8.5pt" style:font-size-complex="8.5pt"/>
    </style:style>
    <style:style style:name="T44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7" style:parent-style-name="DefaultParagraphFont" style:family="text">
      <style:text-properties style:font-name="Gentium" style:font-name-asian="Gentium" style:font-name-complex="Gentium" fo:color="#000000" fo:font-size="8.5pt" style:font-size-asian="8.5pt" style:font-size-complex="8.5pt"/>
    </style:style>
    <style:style style:name="T44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9" style:parent-style-name="DefaultParagraphFont" style:family="text">
      <style:text-properties style:font-name="Gentium" style:font-name-asian="Gentium" style:font-name-complex="Gentium" fo:color="#000000" fo:font-size="8.5pt" style:font-size-asian="8.5pt" style:font-size-complex="8.5pt"/>
    </style:style>
    <style:style style:name="T44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1" style:parent-style-name="DefaultParagraphFont" style:family="text">
      <style:text-properties style:font-name="Gentium" style:font-name-asian="Gentium" style:font-name-complex="Gentium" fo:color="#000000" fo:font-size="8.5pt" style:font-size-asian="8.5pt" style:font-size-complex="8.5pt"/>
    </style:style>
    <style:style style:name="T44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3" style:parent-style-name="DefaultParagraphFont" style:family="text">
      <style:text-properties style:font-name="Gentium" style:font-name-asian="Gentium" style:font-name-complex="Gentium" fo:color="#000000" fo:font-size="8.5pt" style:font-size-asian="8.5pt" style:font-size-complex="8.5pt"/>
    </style:style>
    <style:style style:name="T44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5" style:parent-style-name="DefaultParagraphFont" style:family="text">
      <style:text-properties style:font-name="Gentium" style:font-name-asian="Gentium" style:font-name-complex="Gentium" fo:color="#000000" fo:font-size="8.5pt" style:font-size-asian="8.5pt" style:font-size-complex="8.5pt"/>
    </style:style>
    <style:style style:name="T44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7" style:parent-style-name="DefaultParagraphFont" style:family="text">
      <style:text-properties style:font-name="Gentium" style:font-name-asian="Gentium" style:font-name-complex="Gentium" fo:color="#000000" fo:font-size="8.5pt" style:font-size-asian="8.5pt" style:font-size-complex="8.5pt"/>
    </style:style>
    <style:style style:name="T44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9" style:parent-style-name="DefaultParagraphFont" style:family="text">
      <style:text-properties style:font-name="Gentium" style:font-name-asian="Gentium" style:font-name-complex="Gentium" fo:color="#000000" fo:font-size="8.5pt" style:font-size-asian="8.5pt" style:font-size-complex="8.5pt"/>
    </style:style>
    <style:style style:name="T45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1" style:parent-style-name="DefaultParagraphFont" style:family="text">
      <style:text-properties style:font-name="Gentium" style:font-name-asian="Gentium" style:font-name-complex="Gentium" fo:color="#000000" fo:font-size="8.5pt" style:font-size-asian="8.5pt" style:font-size-complex="8.5pt"/>
    </style:style>
    <style:style style:name="T45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3" style:parent-style-name="DefaultParagraphFont" style:family="text">
      <style:text-properties style:font-name="Gentium" style:font-name-asian="Gentium" style:font-name-complex="Gentium" fo:color="#000000" fo:font-size="8.5pt" style:font-size-asian="8.5pt" style:font-size-complex="8.5pt"/>
    </style:style>
    <style:style style:name="T45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5" style:parent-style-name="DefaultParagraphFont" style:family="text">
      <style:text-properties style:font-name="Gentium" style:font-name-asian="Gentium" style:font-name-complex="Gentium" fo:color="#000000" fo:font-size="8.5pt" style:font-size-asian="8.5pt" style:font-size-complex="8.5pt"/>
    </style:style>
    <style:style style:name="T45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7" style:parent-style-name="DefaultParagraphFont" style:family="text">
      <style:text-properties style:font-name="Gentium" style:font-name-asian="Gentium" style:font-name-complex="Gentium" fo:color="#000000" fo:font-size="8.5pt" style:font-size-asian="8.5pt" style:font-size-complex="8.5pt"/>
    </style:style>
    <style:style style:name="T45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9" style:parent-style-name="DefaultParagraphFont" style:family="text">
      <style:text-properties style:font-name="Gentium" style:font-name-asian="Gentium" style:font-name-complex="Gentium" fo:color="#000000" fo:font-size="8.5pt" style:font-size-asian="8.5pt" style:font-size-complex="8.5pt"/>
    </style:style>
    <style:style style:name="T45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1" style:parent-style-name="DefaultParagraphFont" style:family="text">
      <style:text-properties style:font-name="Gentium" style:font-name-asian="Gentium" style:font-name-complex="Gentium" fo:color="#000000" fo:font-size="8.5pt" style:font-size-asian="8.5pt" style:font-size-complex="8.5pt"/>
    </style:style>
    <style:style style:name="T45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3" style:parent-style-name="DefaultParagraphFont" style:family="text">
      <style:text-properties style:font-name="Gentium" style:font-name-asian="Gentium" style:font-name-complex="Gentium" fo:color="#000000" fo:font-size="8.5pt" style:font-size-asian="8.5pt" style:font-size-complex="8.5pt"/>
    </style:style>
    <style:style style:name="P4514"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515" style:parent-style-name="Standard" style:family="paragraph">
      <style:paragraph-properties style:text-autospace="none" fo:margin-top="0.0208in" fo:margin-right="0.0312in"/>
    </style:style>
    <style:style style:name="T45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7" style:parent-style-name="DefaultParagraphFont" style:family="text">
      <style:text-properties style:font-name="Gentium" style:font-name-asian="Gentium" style:font-name-complex="Gentium" fo:color="#000000" fo:font-size="8.5pt" style:font-size-asian="8.5pt" style:font-size-complex="8.5pt"/>
    </style:style>
    <style:style style:name="T45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9" style:parent-style-name="DefaultParagraphFont" style:family="text">
      <style:text-properties style:font-name="Gentium" style:font-name-asian="Gentium" style:font-name-complex="Gentium" fo:color="#000000" fo:font-size="8.5pt" style:font-size-asian="8.5pt" style:font-size-complex="8.5pt"/>
    </style:style>
    <style:style style:name="T45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1" style:parent-style-name="DefaultParagraphFont" style:family="text">
      <style:text-properties style:font-name="Gentium" style:font-name-asian="Gentium" style:font-name-complex="Gentium" fo:color="#000000" fo:font-size="8.5pt" style:font-size-asian="8.5pt" style:font-size-complex="8.5pt"/>
    </style:style>
    <style:style style:name="T4522" style:parent-style-name="DefaultParagraphFont" style:family="text">
      <style:text-properties style:font-name="Gentium" style:font-name-asian="Gentium" style:font-name-complex="Gentium" fo:color="#000000" fo:font-size="8.5pt" style:font-size-asian="8.5pt" style:font-size-complex="8.5pt"/>
    </style:style>
    <style:style style:name="T45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4" style:parent-style-name="DefaultParagraphFont" style:family="text">
      <style:text-properties style:font-name="Gentium" style:font-name-asian="Gentium" style:font-name-complex="Gentium" fo:color="#000000" fo:font-size="8.5pt" style:font-size-asian="8.5pt" style:font-size-complex="8.5pt"/>
    </style:style>
    <style:style style:name="T45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6" style:parent-style-name="DefaultParagraphFont" style:family="text">
      <style:text-properties style:font-name="Gentium" style:font-name-asian="Gentium" style:font-name-complex="Gentium" fo:color="#000000" fo:font-size="8.5pt" style:font-size-asian="8.5pt" style:font-size-complex="8.5pt"/>
    </style:style>
    <style:style style:name="T45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8" style:parent-style-name="DefaultParagraphFont" style:family="text">
      <style:text-properties style:font-name="Gentium" style:font-name-asian="Gentium" style:font-name-complex="Gentium" fo:color="#000000" fo:font-size="8.5pt" style:font-size-asian="8.5pt" style:font-size-complex="8.5pt"/>
    </style:style>
    <style:style style:name="T45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0" style:parent-style-name="DefaultParagraphFont" style:family="text">
      <style:text-properties style:font-name="Gentium" style:font-name-asian="Gentium" style:font-name-complex="Gentium" fo:color="#000000" fo:font-size="8.5pt" style:font-size-asian="8.5pt" style:font-size-complex="8.5pt"/>
    </style:style>
    <style:style style:name="T45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2" style:parent-style-name="DefaultParagraphFont" style:family="text">
      <style:text-properties style:font-name="Gentium" style:font-name-asian="Gentium" style:font-name-complex="Gentium" fo:color="#000000" fo:font-size="8.5pt" style:font-size-asian="8.5pt" style:font-size-complex="8.5pt"/>
    </style:style>
    <style:style style:name="T45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4" style:parent-style-name="DefaultParagraphFont" style:family="text">
      <style:text-properties style:font-name="Gentium" style:font-name-asian="Gentium" style:font-name-complex="Gentium" fo:color="#000000" fo:font-size="8.5pt" style:font-size-asian="8.5pt" style:font-size-complex="8.5pt"/>
    </style:style>
    <style:style style:name="T45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6" style:parent-style-name="DefaultParagraphFont" style:family="text">
      <style:text-properties style:font-name="Gentium" style:font-name-asian="Gentium" style:font-name-complex="Gentium" fo:color="#000000" fo:font-size="8.5pt" style:font-size-asian="8.5pt" style:font-size-complex="8.5pt"/>
    </style:style>
    <style:style style:name="T45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8" style:parent-style-name="DefaultParagraphFont" style:family="text">
      <style:text-properties style:font-name="Gentium" style:font-name-asian="Gentium" style:font-name-complex="Gentium" fo:color="#000000" fo:font-size="8.5pt" style:font-size-asian="8.5pt" style:font-size-complex="8.5pt"/>
    </style:style>
    <style:style style:name="T45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0" style:parent-style-name="DefaultParagraphFont" style:family="text">
      <style:text-properties style:font-name="Gentium" style:font-name-asian="Gentium" style:font-name-complex="Gentium" fo:color="#000000" fo:font-size="8.5pt" style:font-size-asian="8.5pt" style:font-size-complex="8.5pt"/>
    </style:style>
    <style:style style:name="T45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2" style:parent-style-name="DefaultParagraphFont" style:family="text">
      <style:text-properties style:font-name="Gentium" style:font-name-asian="Gentium" style:font-name-complex="Gentium" fo:color="#000000" fo:font-size="8.5pt" style:font-size-asian="8.5pt" style:font-size-complex="8.5pt"/>
    </style:style>
    <style:style style:name="T45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4" style:parent-style-name="DefaultParagraphFont" style:family="text">
      <style:text-properties style:font-name="Gentium" style:font-name-asian="Gentium" style:font-name-complex="Gentium" fo:color="#000000" fo:font-size="8.5pt" style:font-size-asian="8.5pt" style:font-size-complex="8.5pt"/>
    </style:style>
    <style:style style:name="T45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6" style:parent-style-name="DefaultParagraphFont" style:family="text">
      <style:text-properties style:font-name="Gentium" style:font-name-asian="Gentium" style:font-name-complex="Gentium" fo:color="#000000" fo:font-size="8.5pt" style:font-size-asian="8.5pt" style:font-size-complex="8.5pt"/>
    </style:style>
    <style:style style:name="T45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8" style:parent-style-name="DefaultParagraphFont" style:family="text">
      <style:text-properties style:font-name="Gentium" style:font-name-asian="Gentium" style:font-name-complex="Gentium" fo:color="#000000" fo:font-size="8.5pt" style:font-size-asian="8.5pt" style:font-size-complex="8.5pt"/>
    </style:style>
    <style:style style:name="T45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0" style:parent-style-name="DefaultParagraphFont" style:family="text">
      <style:text-properties style:font-name="Gentium" style:font-name-asian="Gentium" style:font-name-complex="Gentium" fo:color="#000000" fo:font-size="8.5pt" style:font-size-asian="8.5pt" style:font-size-complex="8.5pt"/>
    </style:style>
    <style:style style:name="T45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2" style:parent-style-name="DefaultParagraphFont" style:family="text">
      <style:text-properties style:font-name="Gentium" style:font-name-asian="Gentium" style:font-name-complex="Gentium" fo:color="#000000" fo:font-size="8.5pt" style:font-size-asian="8.5pt" style:font-size-complex="8.5pt"/>
    </style:style>
    <style:style style:name="T45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4" style:parent-style-name="DefaultParagraphFont" style:family="text">
      <style:text-properties style:font-name="Gentium" style:font-name-asian="Gentium" style:font-name-complex="Gentium" fo:color="#000000" fo:font-size="8.5pt" style:font-size-asian="8.5pt" style:font-size-complex="8.5pt"/>
    </style:style>
    <style:style style:name="T45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6" style:parent-style-name="DefaultParagraphFont" style:family="text">
      <style:text-properties style:font-name="Gentium" style:font-name-asian="Gentium" style:font-name-complex="Gentium" fo:color="#000000" fo:font-size="8.5pt" style:font-size-asian="8.5pt" style:font-size-complex="8.5pt"/>
    </style:style>
    <style:style style:name="T45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8" style:parent-style-name="DefaultParagraphFont" style:family="text">
      <style:text-properties style:font-name="Gentium" style:font-name-asian="Gentium" style:font-name-complex="Gentium" fo:color="#000000" fo:font-size="8.5pt" style:font-size-asian="8.5pt" style:font-size-complex="8.5pt"/>
    </style:style>
    <style:style style:name="T45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0" style:parent-style-name="DefaultParagraphFont" style:family="text">
      <style:text-properties style:font-name="Gentium" style:font-name-asian="Gentium" style:font-name-complex="Gentium" fo:color="#000000" fo:font-size="8.5pt" style:font-size-asian="8.5pt" style:font-size-complex="8.5pt"/>
    </style:style>
    <style:style style:name="T4561" style:parent-style-name="DefaultParagraphFont" style:family="text">
      <style:text-properties style:font-name="Gentium" style:font-name-asian="Gentium" style:font-name-complex="Gentium" fo:color="#000000" fo:font-size="8.5pt" style:font-size-asian="8.5pt" style:font-size-complex="8.5pt"/>
    </style:style>
    <style:style style:name="T45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3" style:parent-style-name="DefaultParagraphFont" style:family="text">
      <style:text-properties style:font-name="Gentium" style:font-name-asian="Gentium" style:font-name-complex="Gentium" fo:color="#000000" fo:font-size="8.5pt" style:font-size-asian="8.5pt" style:font-size-complex="8.5pt"/>
    </style:style>
    <style:style style:name="T45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5" style:parent-style-name="DefaultParagraphFont" style:family="text">
      <style:text-properties style:font-name="Gentium" style:font-name-asian="Gentium" style:font-name-complex="Gentium" fo:color="#000000" fo:font-size="8.5pt" style:font-size-asian="8.5pt" style:font-size-complex="8.5pt"/>
    </style:style>
    <style:style style:name="T45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7" style:parent-style-name="DefaultParagraphFont" style:family="text">
      <style:text-properties style:font-name="Gentium" style:font-name-asian="Gentium" style:font-name-complex="Gentium" fo:color="#000000" fo:font-size="8.5pt" style:font-size-asian="8.5pt" style:font-size-complex="8.5pt"/>
    </style:style>
    <style:style style:name="T45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9" style:parent-style-name="DefaultParagraphFont" style:family="text">
      <style:text-properties style:font-name="Gentium" style:font-name-asian="Gentium" style:font-name-complex="Gentium" fo:color="#000000" fo:font-size="8.5pt" style:font-size-asian="8.5pt" style:font-size-complex="8.5pt"/>
    </style:style>
    <style:style style:name="T45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1" style:parent-style-name="DefaultParagraphFont" style:family="text">
      <style:text-properties style:font-name="Gentium" style:font-name-asian="Gentium" style:font-name-complex="Gentium" fo:color="#000000" fo:font-size="8.5pt" style:font-size-asian="8.5pt" style:font-size-complex="8.5pt"/>
    </style:style>
    <style:style style:name="T45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3" style:parent-style-name="DefaultParagraphFont" style:family="text">
      <style:text-properties style:font-name="Gentium" style:font-name-asian="Gentium" style:font-name-complex="Gentium" fo:color="#000000" fo:font-size="8.5pt" style:font-size-asian="8.5pt" style:font-size-complex="8.5pt"/>
    </style:style>
    <style:style style:name="T45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5" style:parent-style-name="DefaultParagraphFont" style:family="text">
      <style:text-properties style:font-name="Gentium" style:font-name-asian="Gentium" style:font-name-complex="Gentium" fo:color="#000000" fo:font-size="8.5pt" style:font-size-asian="8.5pt" style:font-size-complex="8.5pt"/>
    </style:style>
    <style:style style:name="T45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7" style:parent-style-name="DefaultParagraphFont" style:family="text">
      <style:text-properties style:font-name="Gentium" style:font-name-asian="Gentium" style:font-name-complex="Gentium" fo:color="#000000" fo:font-size="8.5pt" style:font-size-asian="8.5pt" style:font-size-complex="8.5pt"/>
    </style:style>
    <style:style style:name="T45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9" style:parent-style-name="DefaultParagraphFont" style:family="text">
      <style:text-properties style:font-name="Gentium" style:font-name-asian="Gentium" style:font-name-complex="Gentium" fo:color="#000000" fo:font-size="8.5pt" style:font-size-asian="8.5pt" style:font-size-complex="8.5pt"/>
    </style:style>
    <style:style style:name="T45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1" style:parent-style-name="DefaultParagraphFont" style:family="text">
      <style:text-properties style:font-name="Gentium" style:font-name-asian="Gentium" style:font-name-complex="Gentium" fo:color="#000000" fo:font-size="8.5pt" style:font-size-asian="8.5pt" style:font-size-complex="8.5pt"/>
    </style:style>
    <style:style style:name="T45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3" style:parent-style-name="DefaultParagraphFont" style:family="text">
      <style:text-properties style:font-name="Gentium" style:font-name-asian="Gentium" style:font-name-complex="Gentium" fo:color="#000000" fo:font-size="8.5pt" style:font-size-asian="8.5pt" style:font-size-complex="8.5pt"/>
    </style:style>
    <style:style style:name="T45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5" style:parent-style-name="DefaultParagraphFont" style:family="text">
      <style:text-properties style:font-name="Gentium" style:font-name-asian="Gentium" style:font-name-complex="Gentium" fo:color="#000000" fo:font-size="8.5pt" style:font-size-asian="8.5pt" style:font-size-complex="8.5pt"/>
    </style:style>
    <style:style style:name="T45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7" style:parent-style-name="DefaultParagraphFont" style:family="text">
      <style:text-properties style:font-name="Gentium" style:font-name-asian="Gentium" style:font-name-complex="Gentium" fo:color="#000000" fo:font-size="8.5pt" style:font-size-asian="8.5pt" style:font-size-complex="8.5pt"/>
    </style:style>
    <style:style style:name="T45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9" style:parent-style-name="DefaultParagraphFont" style:family="text">
      <style:text-properties style:font-name="Gentium" style:font-name-asian="Gentium" style:font-name-complex="Gentium" fo:color="#000000" fo:font-size="8.5pt" style:font-size-asian="8.5pt" style:font-size-complex="8.5pt"/>
    </style:style>
    <style:style style:name="T45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1" style:parent-style-name="DefaultParagraphFont" style:family="text">
      <style:text-properties style:font-name="Gentium" style:font-name-asian="Gentium" style:font-name-complex="Gentium" fo:color="#000000" fo:font-size="8.5pt" style:font-size-asian="8.5pt" style:font-size-complex="8.5pt"/>
    </style:style>
    <style:style style:name="P4592"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593" style:parent-style-name="Standard" style:family="paragraph">
      <style:paragraph-properties style:text-autospace="none" fo:margin-top="0.0208in" fo:margin-right="0.0312in"/>
    </style:style>
    <style:style style:name="T45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5" style:parent-style-name="DefaultParagraphFont" style:family="text">
      <style:text-properties style:font-name="Gentium" style:font-name-asian="Gentium" style:font-name-complex="Gentium" fo:color="#000000" fo:font-size="8.5pt" style:font-size-asian="8.5pt" style:font-size-complex="8.5pt"/>
    </style:style>
    <style:style style:name="T45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7" style:parent-style-name="DefaultParagraphFont" style:family="text">
      <style:text-properties style:font-name="Gentium" style:font-name-asian="Gentium" style:font-name-complex="Gentium" fo:color="#000000" fo:font-size="8.5pt" style:font-size-asian="8.5pt" style:font-size-complex="8.5pt"/>
    </style:style>
    <style:style style:name="T45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9" style:parent-style-name="DefaultParagraphFont" style:family="text">
      <style:text-properties style:font-name="Gentium" style:font-name-asian="Gentium" style:font-name-complex="Gentium" fo:color="#000000" fo:font-size="8.5pt" style:font-size-asian="8.5pt" style:font-size-complex="8.5pt"/>
    </style:style>
    <style:style style:name="T46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1" style:parent-style-name="DefaultParagraphFont" style:family="text">
      <style:text-properties style:font-name="Gentium" style:font-name-asian="Gentium" style:font-name-complex="Gentium" fo:color="#000000" fo:font-size="8.5pt" style:font-size-asian="8.5pt" style:font-size-complex="8.5pt"/>
    </style:style>
    <style:style style:name="T46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3" style:parent-style-name="DefaultParagraphFont" style:family="text">
      <style:text-properties style:font-name="Gentium" style:font-name-asian="Gentium" style:font-name-complex="Gentium" fo:color="#000000" fo:font-size="8.5pt" style:font-size-asian="8.5pt" style:font-size-complex="8.5pt"/>
    </style:style>
    <style:style style:name="T46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5" style:parent-style-name="DefaultParagraphFont" style:family="text">
      <style:text-properties style:font-name="Gentium" style:font-name-asian="Gentium" style:font-name-complex="Gentium" fo:color="#000000" fo:font-size="8.5pt" style:font-size-asian="8.5pt" style:font-size-complex="8.5pt"/>
    </style:style>
    <style:style style:name="T46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7" style:parent-style-name="DefaultParagraphFont" style:family="text">
      <style:text-properties style:font-name="Gentium" style:font-name-asian="Gentium" style:font-name-complex="Gentium" fo:color="#000000" fo:font-size="8.5pt" style:font-size-asian="8.5pt" style:font-size-complex="8.5pt"/>
    </style:style>
    <style:style style:name="T46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9" style:parent-style-name="DefaultParagraphFont" style:family="text">
      <style:text-properties style:font-name="Gentium" style:font-name-asian="Gentium" style:font-name-complex="Gentium" fo:color="#000000" fo:font-size="8.5pt" style:font-size-asian="8.5pt" style:font-size-complex="8.5pt"/>
    </style:style>
    <style:style style:name="T46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1" style:parent-style-name="DefaultParagraphFont" style:family="text">
      <style:text-properties style:font-name="Gentium" style:font-name-asian="Gentium" style:font-name-complex="Gentium" fo:color="#000000" fo:font-size="8.5pt" style:font-size-asian="8.5pt" style:font-size-complex="8.5pt"/>
    </style:style>
    <style:style style:name="T46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3" style:parent-style-name="DefaultParagraphFont" style:family="text">
      <style:text-properties style:font-name="Gentium" style:font-name-asian="Gentium" style:font-name-complex="Gentium" fo:color="#000000" fo:font-size="8.5pt" style:font-size-asian="8.5pt" style:font-size-complex="8.5pt"/>
    </style:style>
    <style:style style:name="T46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5" style:parent-style-name="DefaultParagraphFont" style:family="text">
      <style:text-properties style:font-name="Gentium" style:font-name-asian="Gentium" style:font-name-complex="Gentium" fo:color="#000000" fo:font-size="8.5pt" style:font-size-asian="8.5pt" style:font-size-complex="8.5pt"/>
    </style:style>
    <style:style style:name="T46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7" style:parent-style-name="DefaultParagraphFont" style:family="text">
      <style:text-properties style:font-name="Gentium" style:font-name-asian="Gentium" style:font-name-complex="Gentium" fo:color="#000000" fo:font-size="8.5pt" style:font-size-asian="8.5pt" style:font-size-complex="8.5pt"/>
    </style:style>
    <style:style style:name="T46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9" style:parent-style-name="DefaultParagraphFont" style:family="text">
      <style:text-properties style:font-name="Gentium" style:font-name-asian="Gentium" style:font-name-complex="Gentium" fo:color="#000000" fo:font-size="8.5pt" style:font-size-asian="8.5pt" style:font-size-complex="8.5pt"/>
    </style:style>
    <style:style style:name="T46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1" style:parent-style-name="DefaultParagraphFont" style:family="text">
      <style:text-properties style:font-name="Gentium" style:font-name-asian="Gentium" style:font-name-complex="Gentium" fo:color="#000000" fo:font-size="8.5pt" style:font-size-asian="8.5pt" style:font-size-complex="8.5pt"/>
    </style:style>
    <style:style style:name="T46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3" style:parent-style-name="DefaultParagraphFont" style:family="text">
      <style:text-properties style:font-name="Gentium" style:font-name-asian="Gentium" style:font-name-complex="Gentium" fo:color="#000000" fo:font-size="8.5pt" style:font-size-asian="8.5pt" style:font-size-complex="8.5pt"/>
    </style:style>
    <style:style style:name="T46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5" style:parent-style-name="DefaultParagraphFont" style:family="text">
      <style:text-properties style:font-name="Gentium" style:font-name-asian="Gentium" style:font-name-complex="Gentium" fo:color="#000000" fo:font-size="8.5pt" style:font-size-asian="8.5pt" style:font-size-complex="8.5pt"/>
    </style:style>
    <style:style style:name="T46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7" style:parent-style-name="DefaultParagraphFont" style:family="text">
      <style:text-properties style:font-name="Gentium" style:font-name-asian="Gentium" style:font-name-complex="Gentium" fo:color="#000000" fo:font-size="8.5pt" style:font-size-asian="8.5pt" style:font-size-complex="8.5pt"/>
    </style:style>
    <style:style style:name="T46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9" style:parent-style-name="DefaultParagraphFont" style:family="text">
      <style:text-properties style:font-name="Gentium" style:font-name-asian="Gentium" style:font-name-complex="Gentium" fo:color="#000000" fo:font-size="8.5pt" style:font-size-asian="8.5pt" style:font-size-complex="8.5pt"/>
    </style:style>
    <style:style style:name="T46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1" style:parent-style-name="DefaultParagraphFont" style:family="text">
      <style:text-properties style:font-name="Gentium" style:font-name-asian="Gentium" style:font-name-complex="Gentium" fo:color="#000000" fo:font-size="8.5pt" style:font-size-asian="8.5pt" style:font-size-complex="8.5pt"/>
    </style:style>
    <style:style style:name="T46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3" style:parent-style-name="DefaultParagraphFont" style:family="text">
      <style:text-properties style:font-name="Gentium" style:font-name-asian="Gentium" style:font-name-complex="Gentium" fo:color="#000000" fo:font-size="8.5pt" style:font-size-asian="8.5pt" style:font-size-complex="8.5pt"/>
    </style:style>
    <style:style style:name="T4634" style:parent-style-name="DefaultParagraphFont" style:family="text">
      <style:text-properties style:font-name="Gentium" style:font-name-asian="Gentium" style:font-name-complex="Gentium" fo:color="#000000" fo:font-size="8.5pt" style:font-size-asian="8.5pt" style:font-size-complex="8.5pt"/>
    </style:style>
    <style:style style:name="T46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6" style:parent-style-name="DefaultParagraphFont" style:family="text">
      <style:text-properties style:font-name="Gentium" style:font-name-asian="Gentium" style:font-name-complex="Gentium" fo:color="#000000" fo:font-size="8.5pt" style:font-size-asian="8.5pt" style:font-size-complex="8.5pt"/>
    </style:style>
    <style:style style:name="T46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8" style:parent-style-name="DefaultParagraphFont" style:family="text">
      <style:text-properties style:font-name="Gentium" style:font-name-asian="Gentium" style:font-name-complex="Gentium" fo:color="#000000" fo:font-size="8.5pt" style:font-size-asian="8.5pt" style:font-size-complex="8.5pt"/>
    </style:style>
    <style:style style:name="T46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0" style:parent-style-name="DefaultParagraphFont" style:family="text">
      <style:text-properties style:font-name="Gentium" style:font-name-asian="Gentium" style:font-name-complex="Gentium" fo:color="#000000" fo:font-size="8.5pt" style:font-size-asian="8.5pt" style:font-size-complex="8.5pt"/>
    </style:style>
    <style:style style:name="T46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2" style:parent-style-name="DefaultParagraphFont" style:family="text">
      <style:text-properties style:font-name="Gentium" style:font-name-asian="Gentium" style:font-name-complex="Gentium" fo:color="#000000" fo:font-size="8.5pt" style:font-size-asian="8.5pt" style:font-size-complex="8.5pt"/>
    </style:style>
    <style:style style:name="T46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4" style:parent-style-name="DefaultParagraphFont" style:family="text">
      <style:text-properties style:font-name="Gentium" style:font-name-asian="Gentium" style:font-name-complex="Gentium" fo:color="#000000" fo:font-size="8.5pt" style:font-size-asian="8.5pt" style:font-size-complex="8.5pt"/>
    </style:style>
    <style:style style:name="T46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6" style:parent-style-name="DefaultParagraphFont" style:family="text">
      <style:text-properties style:font-name="Gentium" style:font-name-asian="Gentium" style:font-name-complex="Gentium" fo:color="#000000" fo:font-size="8.5pt" style:font-size-asian="8.5pt" style:font-size-complex="8.5pt"/>
    </style:style>
    <style:style style:name="T46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8" style:parent-style-name="DefaultParagraphFont" style:family="text">
      <style:text-properties style:font-name="Gentium" style:font-name-asian="Gentium" style:font-name-complex="Gentium" fo:color="#000000" fo:font-size="8.5pt" style:font-size-asian="8.5pt" style:font-size-complex="8.5pt"/>
    </style:style>
    <style:style style:name="T46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0" style:parent-style-name="DefaultParagraphFont" style:family="text">
      <style:text-properties style:font-name="Gentium" style:font-name-asian="Gentium" style:font-name-complex="Gentium" fo:color="#000000" fo:font-size="8.5pt" style:font-size-asian="8.5pt" style:font-size-complex="8.5pt"/>
    </style:style>
    <style:style style:name="T46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2" style:parent-style-name="DefaultParagraphFont" style:family="text">
      <style:text-properties style:font-name="Gentium" style:font-name-asian="Gentium" style:font-name-complex="Gentium" fo:color="#000000" fo:font-size="8.5pt" style:font-size-asian="8.5pt" style:font-size-complex="8.5pt"/>
    </style:style>
    <style:style style:name="T46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4" style:parent-style-name="DefaultParagraphFont" style:family="text">
      <style:text-properties style:font-name="Gentium" style:font-name-asian="Gentium" style:font-name-complex="Gentium" fo:color="#000000" fo:font-size="8.5pt" style:font-size-asian="8.5pt" style:font-size-complex="8.5pt"/>
    </style:style>
    <style:style style:name="T46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6" style:parent-style-name="DefaultParagraphFont" style:family="text">
      <style:text-properties style:font-name="Gentium" style:font-name-asian="Gentium" style:font-name-complex="Gentium" fo:color="#000000" fo:font-size="8.5pt" style:font-size-asian="8.5pt" style:font-size-complex="8.5pt"/>
    </style:style>
    <style:style style:name="T46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8" style:parent-style-name="DefaultParagraphFont" style:family="text">
      <style:text-properties style:font-name="Gentium" style:font-name-asian="Gentium" style:font-name-complex="Gentium" fo:color="#000000" fo:font-size="8.5pt" style:font-size-asian="8.5pt" style:font-size-complex="8.5pt"/>
    </style:style>
    <style:style style:name="T46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0" style:parent-style-name="DefaultParagraphFont" style:family="text">
      <style:text-properties style:font-name="Gentium" style:font-name-asian="Gentium" style:font-name-complex="Gentium" fo:color="#000000" fo:font-size="8.5pt" style:font-size-asian="8.5pt" style:font-size-complex="8.5pt"/>
    </style:style>
    <style:style style:name="T46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2" style:parent-style-name="DefaultParagraphFont" style:family="text">
      <style:text-properties style:font-name="Gentium" style:font-name-asian="Gentium" style:font-name-complex="Gentium" fo:color="#000000" fo:font-size="8.5pt" style:font-size-asian="8.5pt" style:font-size-complex="8.5pt"/>
    </style:style>
    <style:style style:name="T46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4" style:parent-style-name="DefaultParagraphFont" style:family="text">
      <style:text-properties style:font-name="Gentium" style:font-name-asian="Gentium" style:font-name-complex="Gentium" fo:color="#000000" fo:font-size="8.5pt" style:font-size-asian="8.5pt" style:font-size-complex="8.5pt"/>
    </style:style>
    <style:style style:name="T46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6" style:parent-style-name="DefaultParagraphFont" style:family="text">
      <style:text-properties style:font-name="Gentium" style:font-name-asian="Gentium" style:font-name-complex="Gentium" fo:color="#000000" fo:font-size="8.5pt" style:font-size-asian="8.5pt" style:font-size-complex="8.5pt"/>
    </style:style>
    <style:style style:name="T4667" style:parent-style-name="DefaultParagraphFont" style:family="text">
      <style:text-properties style:font-name="Gentium" style:font-name-asian="Gentium" style:font-name-complex="Gentium" fo:color="#000000" fo:font-size="8.5pt" style:font-size-asian="8.5pt" style:font-size-complex="8.5pt"/>
    </style:style>
    <style:style style:name="T46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9" style:parent-style-name="DefaultParagraphFont" style:family="text">
      <style:text-properties style:font-name="Gentium" style:font-name-asian="Gentium" style:font-name-complex="Gentium" fo:color="#000000" fo:font-size="8.5pt" style:font-size-asian="8.5pt" style:font-size-complex="8.5pt"/>
    </style:style>
    <style:style style:name="T46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1" style:parent-style-name="DefaultParagraphFont" style:family="text">
      <style:text-properties style:font-name="Gentium" style:font-name-asian="Gentium" style:font-name-complex="Gentium" fo:color="#000000" fo:font-size="8.5pt" style:font-size-asian="8.5pt" style:font-size-complex="8.5pt"/>
    </style:style>
    <style:style style:name="T46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3" style:parent-style-name="DefaultParagraphFont" style:family="text">
      <style:text-properties style:font-name="Gentium" style:font-name-asian="Gentium" style:font-name-complex="Gentium" fo:color="#000000" fo:font-size="8.5pt" style:font-size-asian="8.5pt" style:font-size-complex="8.5pt"/>
    </style:style>
    <style:style style:name="T46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5" style:parent-style-name="DefaultParagraphFont" style:family="text">
      <style:text-properties style:font-name="Gentium" style:font-name-asian="Gentium" style:font-name-complex="Gentium" fo:color="#000000" fo:font-size="8.5pt" style:font-size-asian="8.5pt" style:font-size-complex="8.5pt"/>
    </style:style>
    <style:style style:name="T46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7" style:parent-style-name="DefaultParagraphFont" style:family="text">
      <style:text-properties style:font-name="Gentium" style:font-name-asian="Gentium" style:font-name-complex="Gentium" fo:color="#000000" fo:font-size="8.5pt" style:font-size-asian="8.5pt" style:font-size-complex="8.5pt"/>
    </style:style>
    <style:style style:name="T46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9" style:parent-style-name="DefaultParagraphFont" style:family="text">
      <style:text-properties style:font-name="Gentium" style:font-name-asian="Gentium" style:font-name-complex="Gentium" fo:color="#000000" fo:font-size="8.5pt" style:font-size-asian="8.5pt" style:font-size-complex="8.5pt"/>
    </style:style>
    <style:style style:name="T46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1" style:parent-style-name="DefaultParagraphFont" style:family="text">
      <style:text-properties style:font-name="Gentium" style:font-name-asian="Gentium" style:font-name-complex="Gentium" fo:color="#000000" fo:font-size="8.5pt" style:font-size-asian="8.5pt" style:font-size-complex="8.5pt"/>
    </style:style>
    <style:style style:name="T46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3" style:parent-style-name="DefaultParagraphFont" style:family="text">
      <style:text-properties style:font-name="Gentium" style:font-name-asian="Gentium" style:font-name-complex="Gentium" fo:color="#000000" fo:font-size="8.5pt" style:font-size-asian="8.5pt" style:font-size-complex="8.5pt"/>
    </style:style>
    <style:style style:name="T46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5" style:parent-style-name="DefaultParagraphFont" style:family="text">
      <style:text-properties style:font-name="Gentium" style:font-name-asian="Gentium" style:font-name-complex="Gentium" fo:color="#000000" fo:font-size="8.5pt" style:font-size-asian="8.5pt" style:font-size-complex="8.5pt"/>
    </style:style>
    <style:style style:name="T46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7" style:parent-style-name="DefaultParagraphFont" style:family="text">
      <style:text-properties style:font-name="Gentium" style:font-name-asian="Gentium" style:font-name-complex="Gentium" fo:color="#000000" fo:font-size="8.5pt" style:font-size-asian="8.5pt" style:font-size-complex="8.5pt"/>
    </style:style>
    <style:style style:name="P468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689" style:parent-style-name="Standard" style:family="paragraph">
      <style:paragraph-properties style:text-autospace="none" fo:margin-top="0.0208in" fo:margin-right="0.0312in"/>
    </style:style>
    <style:style style:name="T46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1" style:parent-style-name="DefaultParagraphFont" style:family="text">
      <style:text-properties style:font-name="Gentium" style:font-name-asian="Gentium" style:font-name-complex="Gentium" fo:color="#000000" fo:font-size="8.5pt" style:font-size-asian="8.5pt" style:font-size-complex="8.5pt"/>
    </style:style>
    <style:style style:name="T46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3" style:parent-style-name="DefaultParagraphFont" style:family="text">
      <style:text-properties style:font-name="Gentium" style:font-name-asian="Gentium" style:font-name-complex="Gentium" fo:color="#000000" fo:font-size="8.5pt" style:font-size-asian="8.5pt" style:font-size-complex="8.5pt"/>
    </style:style>
    <style:style style:name="T46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5" style:parent-style-name="DefaultParagraphFont" style:family="text">
      <style:text-properties style:font-name="Gentium" style:font-name-asian="Gentium" style:font-name-complex="Gentium" fo:color="#000000" fo:font-size="8.5pt" style:font-size-asian="8.5pt" style:font-size-complex="8.5pt"/>
    </style:style>
    <style:style style:name="T46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7" style:parent-style-name="DefaultParagraphFont" style:family="text">
      <style:text-properties style:font-name="Gentium" style:font-name-asian="Gentium" style:font-name-complex="Gentium" fo:color="#000000" fo:font-size="8.5pt" style:font-size-asian="8.5pt" style:font-size-complex="8.5pt"/>
    </style:style>
    <style:style style:name="T46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9" style:parent-style-name="DefaultParagraphFont" style:family="text">
      <style:text-properties style:font-name="Gentium" style:font-name-asian="Gentium" style:font-name-complex="Gentium" fo:color="#000000" fo:font-size="8.5pt" style:font-size-asian="8.5pt" style:font-size-complex="8.5pt"/>
    </style:style>
    <style:style style:name="T4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1" style:parent-style-name="DefaultParagraphFont" style:family="text">
      <style:text-properties style:font-name="Gentium" style:font-name-asian="Gentium" style:font-name-complex="Gentium" fo:color="#000000" fo:font-size="8.5pt" style:font-size-asian="8.5pt" style:font-size-complex="8.5pt"/>
    </style:style>
    <style:style style:name="T4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3" style:parent-style-name="DefaultParagraphFont" style:family="text">
      <style:text-properties style:font-name="Gentium" style:font-name-asian="Gentium" style:font-name-complex="Gentium" fo:color="#000000" fo:font-size="8.5pt" style:font-size-asian="8.5pt" style:font-size-complex="8.5pt"/>
    </style:style>
    <style:style style:name="T4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5" style:parent-style-name="DefaultParagraphFont" style:family="text">
      <style:text-properties style:font-name="Gentium" style:font-name-asian="Gentium" style:font-name-complex="Gentium" fo:color="#000000" fo:font-size="8.5pt" style:font-size-asian="8.5pt" style:font-size-complex="8.5pt"/>
    </style:style>
    <style:style style:name="T4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7" style:parent-style-name="DefaultParagraphFont" style:family="text">
      <style:text-properties style:font-name="Gentium" style:font-name-asian="Gentium" style:font-name-complex="Gentium" fo:color="#000000" fo:font-size="8.5pt" style:font-size-asian="8.5pt" style:font-size-complex="8.5pt"/>
    </style:style>
    <style:style style:name="T4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9" style:parent-style-name="DefaultParagraphFont" style:family="text">
      <style:text-properties style:font-name="Gentium" style:font-name-asian="Gentium" style:font-name-complex="Gentium" fo:color="#000000" fo:font-size="8.5pt" style:font-size-asian="8.5pt" style:font-size-complex="8.5pt"/>
    </style:style>
    <style:style style:name="T4710" style:parent-style-name="DefaultParagraphFont" style:family="text">
      <style:text-properties style:font-name="Gentium" style:font-name-asian="Gentium" style:font-name-complex="Gentium" fo:color="#000000" fo:font-size="8.5pt" style:font-size-asian="8.5pt" style:font-size-complex="8.5pt"/>
    </style:style>
    <style:style style:name="T47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2" style:parent-style-name="DefaultParagraphFont" style:family="text">
      <style:text-properties style:font-name="Gentium" style:font-name-asian="Gentium" style:font-name-complex="Gentium" fo:color="#000000" fo:font-size="8.5pt" style:font-size-asian="8.5pt" style:font-size-complex="8.5pt"/>
    </style:style>
    <style:style style:name="T47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4" style:parent-style-name="DefaultParagraphFont" style:family="text">
      <style:text-properties style:font-name="Gentium" style:font-name-asian="Gentium" style:font-name-complex="Gentium" fo:color="#000000" fo:font-size="8.5pt" style:font-size-asian="8.5pt" style:font-size-complex="8.5pt"/>
    </style:style>
    <style:style style:name="T47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6" style:parent-style-name="DefaultParagraphFont" style:family="text">
      <style:text-properties style:font-name="Gentium" style:font-name-asian="Gentium" style:font-name-complex="Gentium" fo:color="#000000" fo:font-size="8.5pt" style:font-size-asian="8.5pt" style:font-size-complex="8.5pt"/>
    </style:style>
    <style:style style:name="T47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8" style:parent-style-name="DefaultParagraphFont" style:family="text">
      <style:text-properties style:font-name="Gentium" style:font-name-asian="Gentium" style:font-name-complex="Gentium" fo:color="#000000" fo:font-size="8.5pt" style:font-size-asian="8.5pt" style:font-size-complex="8.5pt"/>
    </style:style>
    <style:style style:name="T47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0" style:parent-style-name="DefaultParagraphFont" style:family="text">
      <style:text-properties style:font-name="Gentium" style:font-name-asian="Gentium" style:font-name-complex="Gentium" fo:color="#000000" fo:font-size="8.5pt" style:font-size-asian="8.5pt" style:font-size-complex="8.5pt"/>
    </style:style>
    <style:style style:name="T47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2" style:parent-style-name="DefaultParagraphFont" style:family="text">
      <style:text-properties style:font-name="Gentium" style:font-name-asian="Gentium" style:font-name-complex="Gentium" fo:color="#000000" fo:font-size="8.5pt" style:font-size-asian="8.5pt" style:font-size-complex="8.5pt"/>
    </style:style>
    <style:style style:name="T47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4" style:parent-style-name="DefaultParagraphFont" style:family="text">
      <style:text-properties style:font-name="Gentium" style:font-name-asian="Gentium" style:font-name-complex="Gentium" fo:color="#000000" fo:font-size="8.5pt" style:font-size-asian="8.5pt" style:font-size-complex="8.5pt"/>
    </style:style>
    <style:style style:name="T47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6" style:parent-style-name="DefaultParagraphFont" style:family="text">
      <style:text-properties style:font-name="Gentium" style:font-name-asian="Gentium" style:font-name-complex="Gentium" fo:color="#000000" fo:font-size="8.5pt" style:font-size-asian="8.5pt" style:font-size-complex="8.5pt"/>
    </style:style>
    <style:style style:name="T47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8" style:parent-style-name="DefaultParagraphFont" style:family="text">
      <style:text-properties style:font-name="Gentium" style:font-name-asian="Gentium" style:font-name-complex="Gentium" fo:color="#000000" fo:font-size="8.5pt" style:font-size-asian="8.5pt" style:font-size-complex="8.5pt"/>
    </style:style>
    <style:style style:name="T47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0" style:parent-style-name="DefaultParagraphFont" style:family="text">
      <style:text-properties style:font-name="Gentium" style:font-name-asian="Gentium" style:font-name-complex="Gentium" fo:color="#000000" fo:font-size="8.5pt" style:font-size-asian="8.5pt" style:font-size-complex="8.5pt"/>
    </style:style>
    <style:style style:name="T47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2" style:parent-style-name="DefaultParagraphFont" style:family="text">
      <style:text-properties style:font-name="Gentium" style:font-name-asian="Gentium" style:font-name-complex="Gentium" fo:color="#000000" fo:font-size="8.5pt" style:font-size-asian="8.5pt" style:font-size-complex="8.5pt"/>
    </style:style>
    <style:style style:name="T47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4" style:parent-style-name="DefaultParagraphFont" style:family="text">
      <style:text-properties style:font-name="Gentium" style:font-name-asian="Gentium" style:font-name-complex="Gentium" fo:color="#000000" fo:font-size="8.5pt" style:font-size-asian="8.5pt" style:font-size-complex="8.5pt"/>
    </style:style>
    <style:style style:name="T47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6" style:parent-style-name="DefaultParagraphFont" style:family="text">
      <style:text-properties style:font-name="Gentium" style:font-name-asian="Gentium" style:font-name-complex="Gentium" fo:color="#000000" fo:font-size="8.5pt" style:font-size-asian="8.5pt" style:font-size-complex="8.5pt"/>
    </style:style>
    <style:style style:name="T47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8" style:parent-style-name="DefaultParagraphFont" style:family="text">
      <style:text-properties style:font-name="Gentium" style:font-name-asian="Gentium" style:font-name-complex="Gentium" fo:color="#000000" fo:font-size="8.5pt" style:font-size-asian="8.5pt" style:font-size-complex="8.5pt"/>
    </style:style>
    <style:style style:name="T47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0" style:parent-style-name="DefaultParagraphFont" style:family="text">
      <style:text-properties style:font-name="Gentium" style:font-name-asian="Gentium" style:font-name-complex="Gentium" fo:color="#000000" fo:font-size="8.5pt" style:font-size-asian="8.5pt" style:font-size-complex="8.5pt"/>
    </style:style>
    <style:style style:name="T47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2" style:parent-style-name="DefaultParagraphFont" style:family="text">
      <style:text-properties style:font-name="Gentium" style:font-name-asian="Gentium" style:font-name-complex="Gentium" fo:color="#000000" fo:font-size="8.5pt" style:font-size-asian="8.5pt" style:font-size-complex="8.5pt"/>
    </style:style>
    <style:style style:name="T47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4" style:parent-style-name="DefaultParagraphFont" style:family="text">
      <style:text-properties style:font-name="Gentium" style:font-name-asian="Gentium" style:font-name-complex="Gentium" fo:color="#000000" fo:font-size="8.5pt" style:font-size-asian="8.5pt" style:font-size-complex="8.5pt"/>
    </style:style>
    <style:style style:name="T47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6" style:parent-style-name="DefaultParagraphFont" style:family="text">
      <style:text-properties style:font-name="Gentium" style:font-name-asian="Gentium" style:font-name-complex="Gentium" fo:color="#000000" fo:font-size="8.5pt" style:font-size-asian="8.5pt" style:font-size-complex="8.5pt"/>
    </style:style>
    <style:style style:name="T47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8" style:parent-style-name="DefaultParagraphFont" style:family="text">
      <style:text-properties style:font-name="Gentium" style:font-name-asian="Gentium" style:font-name-complex="Gentium" fo:color="#000000" fo:font-size="8.5pt" style:font-size-asian="8.5pt" style:font-size-complex="8.5pt"/>
    </style:style>
    <style:style style:name="T47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0" style:parent-style-name="DefaultParagraphFont" style:family="text">
      <style:text-properties style:font-name="Gentium" style:font-name-asian="Gentium" style:font-name-complex="Gentium" fo:color="#000000" fo:font-size="8.5pt" style:font-size-asian="8.5pt" style:font-size-complex="8.5pt"/>
    </style:style>
    <style:style style:name="T4751" style:parent-style-name="DefaultParagraphFont" style:family="text">
      <style:text-properties style:font-name="Gentium" style:font-name-asian="Gentium" style:font-name-complex="Gentium" fo:color="#000000" fo:font-size="8.5pt" style:font-size-asian="8.5pt" style:font-size-complex="8.5pt"/>
    </style:style>
    <style:style style:name="T47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3" style:parent-style-name="DefaultParagraphFont" style:family="text">
      <style:text-properties style:font-name="Gentium" style:font-name-asian="Gentium" style:font-name-complex="Gentium" fo:color="#000000" fo:font-size="8.5pt" style:font-size-asian="8.5pt" style:font-size-complex="8.5pt"/>
    </style:style>
    <style:style style:name="T47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5" style:parent-style-name="DefaultParagraphFont" style:family="text">
      <style:text-properties style:font-name="Gentium" style:font-name-asian="Gentium" style:font-name-complex="Gentium" fo:color="#000000" fo:font-size="8.5pt" style:font-size-asian="8.5pt" style:font-size-complex="8.5pt"/>
    </style:style>
    <style:style style:name="T47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7" style:parent-style-name="DefaultParagraphFont" style:family="text">
      <style:text-properties style:font-name="Gentium" style:font-name-asian="Gentium" style:font-name-complex="Gentium" fo:color="#000000" fo:font-size="8.5pt" style:font-size-asian="8.5pt" style:font-size-complex="8.5pt"/>
    </style:style>
    <style:style style:name="T47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9" style:parent-style-name="DefaultParagraphFont" style:family="text">
      <style:text-properties style:font-name="Gentium" style:font-name-asian="Gentium" style:font-name-complex="Gentium" fo:color="#000000" fo:font-size="8.5pt" style:font-size-asian="8.5pt" style:font-size-complex="8.5pt"/>
    </style:style>
    <style:style style:name="T47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1" style:parent-style-name="DefaultParagraphFont" style:family="text">
      <style:text-properties style:font-name="Gentium" style:font-name-asian="Gentium" style:font-name-complex="Gentium" fo:color="#000000" fo:font-size="8.5pt" style:font-size-asian="8.5pt" style:font-size-complex="8.5pt"/>
    </style:style>
    <style:style style:name="T47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3" style:parent-style-name="DefaultParagraphFont" style:family="text">
      <style:text-properties style:font-name="Gentium" style:font-name-asian="Gentium" style:font-name-complex="Gentium" fo:color="#000000" fo:font-size="8.5pt" style:font-size-asian="8.5pt" style:font-size-complex="8.5pt"/>
    </style:style>
    <style:style style:name="T47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5" style:parent-style-name="DefaultParagraphFont" style:family="text">
      <style:text-properties style:font-name="Gentium" style:font-name-asian="Gentium" style:font-name-complex="Gentium" fo:color="#000000" fo:font-size="8.5pt" style:font-size-asian="8.5pt" style:font-size-complex="8.5pt"/>
    </style:style>
    <style:style style:name="T47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7" style:parent-style-name="DefaultParagraphFont" style:family="text">
      <style:text-properties style:font-name="Gentium" style:font-name-asian="Gentium" style:font-name-complex="Gentium" fo:color="#000000" fo:font-size="8.5pt" style:font-size-asian="8.5pt" style:font-size-complex="8.5pt"/>
    </style:style>
    <style:style style:name="P476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769" style:parent-style-name="Standard" style:family="paragraph">
      <style:paragraph-properties style:text-autospace="none" fo:margin-top="0.0208in" fo:margin-right="0.0312in"/>
    </style:style>
    <style:style style:name="T47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1" style:parent-style-name="DefaultParagraphFont" style:family="text">
      <style:text-properties style:font-name="Gentium" style:font-name-asian="Gentium" style:font-name-complex="Gentium" fo:color="#000000" fo:font-size="8.5pt" style:font-size-asian="8.5pt" style:font-size-complex="8.5pt"/>
    </style:style>
    <style:style style:name="T47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3" style:parent-style-name="DefaultParagraphFont" style:family="text">
      <style:text-properties style:font-name="Gentium" style:font-name-asian="Gentium" style:font-name-complex="Gentium" fo:color="#000000" fo:font-size="8.5pt" style:font-size-asian="8.5pt" style:font-size-complex="8.5pt"/>
    </style:style>
    <style:style style:name="T47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5" style:parent-style-name="DefaultParagraphFont" style:family="text">
      <style:text-properties style:font-name="Gentium" style:font-name-asian="Gentium" style:font-name-complex="Gentium" fo:color="#000000" fo:font-size="8.5pt" style:font-size-asian="8.5pt" style:font-size-complex="8.5pt"/>
    </style:style>
    <style:style style:name="T47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7" style:parent-style-name="DefaultParagraphFont" style:family="text">
      <style:text-properties style:font-name="Gentium" style:font-name-asian="Gentium" style:font-name-complex="Gentium" fo:color="#000000" fo:font-size="8.5pt" style:font-size-asian="8.5pt" style:font-size-complex="8.5pt"/>
    </style:style>
    <style:style style:name="T47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9" style:parent-style-name="DefaultParagraphFont" style:family="text">
      <style:text-properties style:font-name="Gentium" style:font-name-asian="Gentium" style:font-name-complex="Gentium" fo:color="#000000" fo:font-size="8.5pt" style:font-size-asian="8.5pt" style:font-size-complex="8.5pt"/>
    </style:style>
    <style:style style:name="T4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1" style:parent-style-name="DefaultParagraphFont" style:family="text">
      <style:text-properties style:font-name="Gentium" style:font-name-asian="Gentium" style:font-name-complex="Gentium" fo:color="#000000" fo:font-size="8.5pt" style:font-size-asian="8.5pt" style:font-size-complex="8.5pt"/>
    </style:style>
    <style:style style:name="T47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3" style:parent-style-name="DefaultParagraphFont" style:family="text">
      <style:text-properties style:font-name="Gentium" style:font-name-asian="Gentium" style:font-name-complex="Gentium" fo:color="#000000" fo:font-size="8.5pt" style:font-size-asian="8.5pt" style:font-size-complex="8.5pt"/>
    </style:style>
    <style:style style:name="T4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5" style:parent-style-name="DefaultParagraphFont" style:family="text">
      <style:text-properties style:font-name="Gentium" style:font-name-asian="Gentium" style:font-name-complex="Gentium" fo:color="#000000" fo:font-size="8.5pt" style:font-size-asian="8.5pt" style:font-size-complex="8.5pt"/>
    </style:style>
    <style:style style:name="T4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7" style:parent-style-name="DefaultParagraphFont" style:family="text">
      <style:text-properties style:font-name="Gentium" style:font-name-asian="Gentium" style:font-name-complex="Gentium" fo:color="#000000" fo:font-size="8.5pt" style:font-size-asian="8.5pt" style:font-size-complex="8.5pt"/>
    </style:style>
    <style:style style:name="T4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9" style:parent-style-name="DefaultParagraphFont" style:family="text">
      <style:text-properties style:font-name="Gentium" style:font-name-asian="Gentium" style:font-name-complex="Gentium" fo:color="#000000" fo:font-size="8.5pt" style:font-size-asian="8.5pt" style:font-size-complex="8.5pt"/>
    </style:style>
    <style:style style:name="T4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1" style:parent-style-name="DefaultParagraphFont" style:family="text">
      <style:text-properties style:font-name="Gentium" style:font-name-asian="Gentium" style:font-name-complex="Gentium" fo:color="#000000" fo:font-size="8.5pt" style:font-size-asian="8.5pt" style:font-size-complex="8.5pt"/>
    </style:style>
    <style:style style:name="T47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3" style:parent-style-name="DefaultParagraphFont" style:family="text">
      <style:text-properties style:font-name="Gentium" style:font-name-asian="Gentium" style:font-name-complex="Gentium" fo:color="#000000" fo:font-size="8.5pt" style:font-size-asian="8.5pt" style:font-size-complex="8.5pt"/>
    </style:style>
    <style:style style:name="T4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5" style:parent-style-name="DefaultParagraphFont" style:family="text">
      <style:text-properties style:font-name="Gentium" style:font-name-asian="Gentium" style:font-name-complex="Gentium" fo:color="#000000" fo:font-size="8.5pt" style:font-size-asian="8.5pt" style:font-size-complex="8.5pt"/>
    </style:style>
    <style:style style:name="T4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7" style:parent-style-name="DefaultParagraphFont" style:family="text">
      <style:text-properties style:font-name="Gentium" style:font-name-asian="Gentium" style:font-name-complex="Gentium" fo:color="#000000" fo:font-size="8.5pt" style:font-size-asian="8.5pt" style:font-size-complex="8.5pt"/>
    </style:style>
    <style:style style:name="T4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9" style:parent-style-name="DefaultParagraphFont" style:family="text">
      <style:text-properties style:font-name="Gentium" style:font-name-asian="Gentium" style:font-name-complex="Gentium" fo:color="#000000" fo:font-size="8.5pt" style:font-size-asian="8.5pt" style:font-size-complex="8.5pt"/>
    </style:style>
    <style:style style:name="T4800" style:parent-style-name="DefaultParagraphFont" style:family="text">
      <style:text-properties style:font-name="Gentium" style:font-name-asian="Gentium" style:font-name-complex="Gentium" fo:color="#000000" fo:font-size="8.5pt" style:font-size-asian="8.5pt" style:font-size-complex="8.5pt"/>
    </style:style>
    <style:style style:name="T48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2" style:parent-style-name="DefaultParagraphFont" style:family="text">
      <style:text-properties style:font-name="Gentium" style:font-name-asian="Gentium" style:font-name-complex="Gentium" fo:color="#000000" fo:font-size="8.5pt" style:font-size-asian="8.5pt" style:font-size-complex="8.5pt"/>
    </style:style>
    <style:style style:name="T48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4" style:parent-style-name="DefaultParagraphFont" style:family="text">
      <style:text-properties style:font-name="Gentium" style:font-name-asian="Gentium" style:font-name-complex="Gentium" fo:color="#000000" fo:font-size="8.5pt" style:font-size-asian="8.5pt" style:font-size-complex="8.5pt"/>
    </style:style>
    <style:style style:name="T48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6" style:parent-style-name="DefaultParagraphFont" style:family="text">
      <style:text-properties style:font-name="Gentium" style:font-name-asian="Gentium" style:font-name-complex="Gentium" fo:color="#000000" fo:font-size="8.5pt" style:font-size-asian="8.5pt" style:font-size-complex="8.5pt"/>
    </style:style>
    <style:style style:name="P4807"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808" style:parent-style-name="Standard" style:family="paragraph">
      <style:paragraph-properties style:text-autospace="none" fo:margin-top="0.0208in" fo:margin-right="0.0312in"/>
    </style:style>
    <style:style style:name="T480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0" style:parent-style-name="DefaultParagraphFont" style:family="text">
      <style:text-properties style:font-name="Gentium" style:font-name-asian="Gentium" style:font-name-complex="Gentium" fo:color="#000000" fo:font-size="8.5pt" style:font-size-asian="8.5pt" style:font-size-complex="8.5pt"/>
    </style:style>
    <style:style style:name="T481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2" style:parent-style-name="DefaultParagraphFont" style:family="text">
      <style:text-properties style:font-name="Gentium" style:font-name-asian="Gentium" style:font-name-complex="Gentium" fo:color="#000000" fo:font-size="8.5pt" style:font-size-asian="8.5pt" style:font-size-complex="8.5pt"/>
    </style:style>
    <style:style style:name="T481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4" style:parent-style-name="DefaultParagraphFont" style:family="text">
      <style:text-properties style:font-name="Gentium" style:font-name-asian="Gentium" style:font-name-complex="Gentium" fo:color="#000000" fo:font-size="8.5pt" style:font-size-asian="8.5pt" style:font-size-complex="8.5pt"/>
    </style:style>
    <style:style style:name="T481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6" style:parent-style-name="DefaultParagraphFont" style:family="text">
      <style:text-properties style:font-name="Gentium" style:font-name-asian="Gentium" style:font-name-complex="Gentium" fo:color="#000000" fo:font-size="8.5pt" style:font-size-asian="8.5pt" style:font-size-complex="8.5pt"/>
    </style:style>
    <style:style style:name="T481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8" style:parent-style-name="DefaultParagraphFont" style:family="text">
      <style:text-properties style:font-name="Gentium" style:font-name-asian="Gentium" style:font-name-complex="Gentium" fo:color="#000000" fo:font-size="8.5pt" style:font-size-asian="8.5pt" style:font-size-complex="8.5pt"/>
    </style:style>
    <style:style style:name="T481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0" style:parent-style-name="DefaultParagraphFont" style:family="text">
      <style:text-properties style:font-name="Gentium" style:font-name-asian="Gentium" style:font-name-complex="Gentium" fo:color="#000000" fo:font-size="8.5pt" style:font-size-asian="8.5pt" style:font-size-complex="8.5pt"/>
    </style:style>
    <style:style style:name="T482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2" style:parent-style-name="DefaultParagraphFont" style:family="text">
      <style:text-properties style:font-name="Gentium" style:font-name-asian="Gentium" style:font-name-complex="Gentium" fo:color="#000000" fo:font-size="8.5pt" style:font-size-asian="8.5pt" style:font-size-complex="8.5pt"/>
    </style:style>
    <style:style style:name="T48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4" style:parent-style-name="DefaultParagraphFont" style:family="text">
      <style:text-properties style:font-name="Gentium" style:font-name-asian="Gentium" style:font-name-complex="Gentium" fo:color="#000000" fo:font-size="8.5pt" style:font-size-asian="8.5pt" style:font-size-complex="8.5pt"/>
    </style:style>
    <style:style style:name="T48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6" style:parent-style-name="DefaultParagraphFont" style:family="text">
      <style:text-properties style:font-name="Gentium" style:font-name-asian="Gentium" style:font-name-complex="Gentium" fo:color="#000000" fo:font-size="8.5pt" style:font-size-asian="8.5pt" style:font-size-complex="8.5pt"/>
    </style:style>
    <style:style style:name="T48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8" style:parent-style-name="DefaultParagraphFont" style:family="text">
      <style:text-properties style:font-name="Gentium" style:font-name-asian="Gentium" style:font-name-complex="Gentium" fo:color="#000000" fo:font-size="8.5pt" style:font-size-asian="8.5pt" style:font-size-complex="8.5pt"/>
    </style:style>
    <style:style style:name="T48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0" style:parent-style-name="DefaultParagraphFont" style:family="text">
      <style:text-properties style:font-name="Gentium" style:font-name-asian="Gentium" style:font-name-complex="Gentium" fo:color="#000000" fo:font-size="8.5pt" style:font-size-asian="8.5pt" style:font-size-complex="8.5pt"/>
    </style:style>
    <style:style style:name="T48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2" style:parent-style-name="DefaultParagraphFont" style:family="text">
      <style:text-properties style:font-name="Gentium" style:font-name-asian="Gentium" style:font-name-complex="Gentium" fo:color="#000000" fo:font-size="8.5pt" style:font-size-asian="8.5pt" style:font-size-complex="8.5pt"/>
    </style:style>
    <style:style style:name="T48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4" style:parent-style-name="DefaultParagraphFont" style:family="text">
      <style:text-properties style:font-name="Gentium" style:font-name-asian="Gentium" style:font-name-complex="Gentium" fo:color="#000000" fo:font-size="8.5pt" style:font-size-asian="8.5pt" style:font-size-complex="8.5pt"/>
    </style:style>
    <style:style style:name="T4835" style:parent-style-name="DefaultParagraphFont" style:family="text">
      <style:text-properties style:font-name="Gentium" style:font-name-asian="Gentium" style:font-name-complex="Gentium" fo:color="#000000" fo:font-size="8.5pt" style:font-size-asian="8.5pt" style:font-size-complex="8.5pt"/>
    </style:style>
    <style:style style:name="T48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7" style:parent-style-name="DefaultParagraphFont" style:family="text">
      <style:text-properties style:font-name="Gentium" style:font-name-asian="Gentium" style:font-name-complex="Gentium" fo:color="#000000" fo:font-size="8.5pt" style:font-size-asian="8.5pt" style:font-size-complex="8.5pt"/>
    </style:style>
    <style:style style:name="T48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9" style:parent-style-name="DefaultParagraphFont" style:family="text">
      <style:text-properties style:font-name="Gentium" style:font-name-asian="Gentium" style:font-name-complex="Gentium" fo:color="#000000" fo:font-size="8.5pt" style:font-size-asian="8.5pt" style:font-size-complex="8.5pt"/>
    </style:style>
    <style:style style:name="T48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1" style:parent-style-name="DefaultParagraphFont" style:family="text">
      <style:text-properties style:font-name="Gentium" style:font-name-asian="Gentium" style:font-name-complex="Gentium" fo:color="#000000" fo:font-size="8.5pt" style:font-size-asian="8.5pt" style:font-size-complex="8.5pt"/>
    </style:style>
    <style:style style:name="T48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3" style:parent-style-name="DefaultParagraphFont" style:family="text">
      <style:text-properties style:font-name="Gentium" style:font-name-asian="Gentium" style:font-name-complex="Gentium" fo:color="#000000" fo:font-size="8.5pt" style:font-size-asian="8.5pt" style:font-size-complex="8.5pt"/>
    </style:style>
    <style:style style:name="T48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5" style:parent-style-name="DefaultParagraphFont" style:family="text">
      <style:text-properties style:font-name="Gentium" style:font-name-asian="Gentium" style:font-name-complex="Gentium" fo:color="#000000" fo:font-size="8.5pt" style:font-size-asian="8.5pt" style:font-size-complex="8.5pt"/>
    </style:style>
    <style:style style:name="T48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7" style:parent-style-name="DefaultParagraphFont" style:family="text">
      <style:text-properties style:font-name="Gentium" style:font-name-asian="Gentium" style:font-name-complex="Gentium" fo:color="#000000" fo:font-size="8.5pt" style:font-size-asian="8.5pt" style:font-size-complex="8.5pt"/>
    </style:style>
    <style:style style:name="T48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9" style:parent-style-name="DefaultParagraphFont" style:family="text">
      <style:text-properties style:font-name="Gentium" style:font-name-asian="Gentium" style:font-name-complex="Gentium" fo:color="#000000" fo:font-size="8.5pt" style:font-size-asian="8.5pt" style:font-size-complex="8.5pt"/>
    </style:style>
    <style:style style:name="T48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1" style:parent-style-name="DefaultParagraphFont" style:family="text">
      <style:text-properties style:font-name="Gentium" style:font-name-asian="Gentium" style:font-name-complex="Gentium" fo:color="#000000" fo:font-size="8.5pt" style:font-size-asian="8.5pt" style:font-size-complex="8.5pt"/>
    </style:style>
    <style:style style:name="T48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3" style:parent-style-name="DefaultParagraphFont" style:family="text">
      <style:text-properties style:font-name="Gentium" style:font-name-asian="Gentium" style:font-name-complex="Gentium" fo:color="#000000" fo:font-size="8.5pt" style:font-size-asian="8.5pt" style:font-size-complex="8.5pt"/>
    </style:style>
    <style:style style:name="T48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5" style:parent-style-name="DefaultParagraphFont" style:family="text">
      <style:text-properties style:font-name="Gentium" style:font-name-asian="Gentium" style:font-name-complex="Gentium" fo:color="#000000" fo:font-size="8.5pt" style:font-size-asian="8.5pt" style:font-size-complex="8.5pt"/>
    </style:style>
    <style:style style:name="T48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7" style:parent-style-name="DefaultParagraphFont" style:family="text">
      <style:text-properties style:font-name="Gentium" style:font-name-asian="Gentium" style:font-name-complex="Gentium" fo:color="#000000" fo:font-size="8.5pt" style:font-size-asian="8.5pt" style:font-size-complex="8.5pt"/>
    </style:style>
    <style:style style:name="T48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9" style:parent-style-name="DefaultParagraphFont" style:family="text">
      <style:text-properties style:font-name="Gentium" style:font-name-asian="Gentium" style:font-name-complex="Gentium" fo:color="#000000" fo:font-size="8.5pt" style:font-size-asian="8.5pt" style:font-size-complex="8.5pt"/>
    </style:style>
    <style:style style:name="T48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1" style:parent-style-name="DefaultParagraphFont" style:family="text">
      <style:text-properties style:font-name="Gentium" style:font-name-asian="Gentium" style:font-name-complex="Gentium" fo:color="#000000" fo:font-size="8.5pt" style:font-size-asian="8.5pt" style:font-size-complex="8.5pt"/>
    </style:style>
    <style:style style:name="T48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3" style:parent-style-name="DefaultParagraphFont" style:family="text">
      <style:text-properties style:font-name="Gentium" style:font-name-asian="Gentium" style:font-name-complex="Gentium" fo:color="#000000" fo:font-size="8.5pt" style:font-size-asian="8.5pt" style:font-size-complex="8.5pt"/>
    </style:style>
    <style:style style:name="T48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5" style:parent-style-name="DefaultParagraphFont" style:family="text">
      <style:text-properties style:font-name="Gentium" style:font-name-asian="Gentium" style:font-name-complex="Gentium" fo:color="#000000" fo:font-size="8.5pt" style:font-size-asian="8.5pt" style:font-size-complex="8.5pt"/>
    </style:style>
    <style:style style:name="T48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7" style:parent-style-name="DefaultParagraphFont" style:family="text">
      <style:text-properties style:font-name="Gentium" style:font-name-asian="Gentium" style:font-name-complex="Gentium" fo:color="#000000" fo:font-size="8.5pt" style:font-size-asian="8.5pt" style:font-size-complex="8.5pt"/>
    </style:style>
    <style:style style:name="T48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9" style:parent-style-name="DefaultParagraphFont" style:family="text">
      <style:text-properties style:font-name="Gentium" style:font-name-asian="Gentium" style:font-name-complex="Gentium" fo:color="#000000" fo:font-size="8.5pt" style:font-size-asian="8.5pt" style:font-size-complex="8.5pt"/>
    </style:style>
    <style:style style:name="T48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1" style:parent-style-name="DefaultParagraphFont" style:family="text">
      <style:text-properties style:font-name="Gentium" style:font-name-asian="Gentium" style:font-name-complex="Gentium" fo:color="#000000" fo:font-size="8.5pt" style:font-size-asian="8.5pt" style:font-size-complex="8.5pt"/>
    </style:style>
    <style:style style:name="T48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3" style:parent-style-name="DefaultParagraphFont" style:family="text">
      <style:text-properties style:font-name="Gentium" style:font-name-asian="Gentium" style:font-name-complex="Gentium" fo:color="#000000" fo:font-size="8.5pt" style:font-size-asian="8.5pt" style:font-size-complex="8.5pt"/>
    </style:style>
    <style:style style:name="T4874" style:parent-style-name="DefaultParagraphFont" style:family="text">
      <style:text-properties style:font-name="Gentium" style:font-name-asian="Gentium" style:font-name-complex="Gentium" fo:color="#000000" fo:font-size="8.5pt" style:font-size-asian="8.5pt" style:font-size-complex="8.5pt"/>
    </style:style>
    <style:style style:name="T48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6" style:parent-style-name="DefaultParagraphFont" style:family="text">
      <style:text-properties style:font-name="Gentium" style:font-name-asian="Gentium" style:font-name-complex="Gentium" fo:color="#000000" fo:font-size="8.5pt" style:font-size-asian="8.5pt" style:font-size-complex="8.5pt"/>
    </style:style>
    <style:style style:name="T48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8" style:parent-style-name="DefaultParagraphFont" style:family="text">
      <style:text-properties style:font-name="Gentium" style:font-name-asian="Gentium" style:font-name-complex="Gentium" fo:color="#000000" fo:font-size="8.5pt" style:font-size-asian="8.5pt" style:font-size-complex="8.5pt"/>
    </style:style>
    <style:style style:name="T48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0" style:parent-style-name="DefaultParagraphFont" style:family="text">
      <style:text-properties style:font-name="Gentium" style:font-name-asian="Gentium" style:font-name-complex="Gentium" fo:color="#000000" fo:font-size="8.5pt" style:font-size-asian="8.5pt" style:font-size-complex="8.5pt"/>
    </style:style>
    <style:style style:name="P4881"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882" style:parent-style-name="Standard" style:family="paragraph">
      <style:paragraph-properties style:text-autospace="none" fo:margin-top="0.0208in" fo:margin-right="0.0312in"/>
    </style:style>
    <style:style style:name="T48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4" style:parent-style-name="DefaultParagraphFont" style:family="text">
      <style:text-properties style:font-name="Gentium" style:font-name-asian="Gentium" style:font-name-complex="Gentium" fo:color="#000000" fo:font-size="8.5pt" style:font-size-asian="8.5pt" style:font-size-complex="8.5pt"/>
    </style:style>
    <style:style style:name="T48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6" style:parent-style-name="DefaultParagraphFont" style:family="text">
      <style:text-properties style:font-name="Gentium" style:font-name-asian="Gentium" style:font-name-complex="Gentium" fo:color="#000000" fo:font-size="8.5pt" style:font-size-asian="8.5pt" style:font-size-complex="8.5pt"/>
    </style:style>
    <style:style style:name="T48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8" style:parent-style-name="DefaultParagraphFont" style:family="text">
      <style:text-properties style:font-name="Gentium" style:font-name-asian="Gentium" style:font-name-complex="Gentium" fo:color="#000000" fo:font-size="8.5pt" style:font-size-asian="8.5pt" style:font-size-complex="8.5pt"/>
    </style:style>
    <style:style style:name="T48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0" style:parent-style-name="DefaultParagraphFont" style:family="text">
      <style:text-properties style:font-name="Gentium" style:font-name-asian="Gentium" style:font-name-complex="Gentium" fo:color="#000000" fo:font-size="8.5pt" style:font-size-asian="8.5pt" style:font-size-complex="8.5pt"/>
    </style:style>
    <style:style style:name="T48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2" style:parent-style-name="DefaultParagraphFont" style:family="text">
      <style:text-properties style:font-name="Gentium" style:font-name-asian="Gentium" style:font-name-complex="Gentium" fo:color="#000000" fo:font-size="8.5pt" style:font-size-asian="8.5pt" style:font-size-complex="8.5pt"/>
    </style:style>
    <style:style style:name="T489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4" style:parent-style-name="DefaultParagraphFont" style:family="text">
      <style:text-properties style:font-name="Gentium" style:font-name-asian="Gentium" style:font-name-complex="Gentium" fo:color="#000000" fo:font-size="8.5pt" style:font-size-asian="8.5pt" style:font-size-complex="8.5pt"/>
    </style:style>
    <style:style style:name="T489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6" style:parent-style-name="DefaultParagraphFont" style:family="text">
      <style:text-properties style:font-name="Gentium" style:font-name-asian="Gentium" style:font-name-complex="Gentium" fo:color="#000000" fo:font-size="8.5pt" style:font-size-asian="8.5pt" style:font-size-complex="8.5pt"/>
    </style:style>
    <style:style style:name="T489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8" style:parent-style-name="DefaultParagraphFont" style:family="text">
      <style:text-properties style:font-name="Gentium" style:font-name-asian="Gentium" style:font-name-complex="Gentium" fo:color="#000000" fo:font-size="8.5pt" style:font-size-asian="8.5pt" style:font-size-complex="8.5pt"/>
    </style:style>
    <style:style style:name="T489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0" style:parent-style-name="DefaultParagraphFont" style:family="text">
      <style:text-properties style:font-name="Gentium" style:font-name-asian="Gentium" style:font-name-complex="Gentium" fo:color="#000000" fo:font-size="8.5pt" style:font-size-asian="8.5pt" style:font-size-complex="8.5pt"/>
    </style:style>
    <style:style style:name="T490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2" style:parent-style-name="DefaultParagraphFont" style:family="text">
      <style:text-properties style:font-name="Gentium" style:font-name-asian="Gentium" style:font-name-complex="Gentium" fo:color="#000000" fo:font-size="8.5pt" style:font-size-asian="8.5pt" style:font-size-complex="8.5pt"/>
    </style:style>
    <style:style style:name="T490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4" style:parent-style-name="DefaultParagraphFont" style:family="text">
      <style:text-properties style:font-name="Gentium" style:font-name-asian="Gentium" style:font-name-complex="Gentium" fo:color="#000000" fo:font-size="8.5pt" style:font-size-asian="8.5pt" style:font-size-complex="8.5pt"/>
    </style:style>
    <style:style style:name="T490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6" style:parent-style-name="DefaultParagraphFont" style:family="text">
      <style:text-properties style:font-name="Gentium" style:font-name-asian="Gentium" style:font-name-complex="Gentium" fo:color="#000000" fo:font-size="8.5pt" style:font-size-asian="8.5pt" style:font-size-complex="8.5pt"/>
    </style:style>
    <style:style style:name="T490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8" style:parent-style-name="DefaultParagraphFont" style:family="text">
      <style:text-properties style:font-name="Gentium" style:font-name-asian="Gentium" style:font-name-complex="Gentium" fo:color="#000000" fo:font-size="8.5pt" style:font-size-asian="8.5pt" style:font-size-complex="8.5pt"/>
    </style:style>
    <style:style style:name="T4909" style:parent-style-name="DefaultParagraphFont" style:family="text">
      <style:text-properties style:font-name="Gentium" style:font-name-asian="Gentium" style:font-name-complex="Gentium" fo:color="#000000" fo:font-size="8.5pt" style:font-size-asian="8.5pt" style:font-size-complex="8.5pt"/>
    </style:style>
    <style:style style:name="T4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1" style:parent-style-name="DefaultParagraphFont" style:family="text">
      <style:text-properties style:font-name="Gentium" style:font-name-asian="Gentium" style:font-name-complex="Gentium" fo:color="#000000" fo:font-size="8.5pt" style:font-size-asian="8.5pt" style:font-size-complex="8.5pt"/>
    </style:style>
    <style:style style:name="T4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3" style:parent-style-name="DefaultParagraphFont" style:family="text">
      <style:text-properties style:font-name="Gentium" style:font-name-asian="Gentium" style:font-name-complex="Gentium" fo:color="#000000" fo:font-size="8.5pt" style:font-size-asian="8.5pt" style:font-size-complex="8.5pt"/>
    </style:style>
    <style:style style:name="T4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5" style:parent-style-name="DefaultParagraphFont" style:family="text">
      <style:text-properties style:font-name="Gentium" style:font-name-asian="Gentium" style:font-name-complex="Gentium" fo:color="#000000" fo:font-size="8.5pt" style:font-size-asian="8.5pt" style:font-size-complex="8.5pt"/>
    </style:style>
    <style:style style:name="T4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7" style:parent-style-name="DefaultParagraphFont" style:family="text">
      <style:text-properties style:font-name="Gentium" style:font-name-asian="Gentium" style:font-name-complex="Gentium" fo:color="#000000" fo:font-size="8.5pt" style:font-size-asian="8.5pt" style:font-size-complex="8.5pt"/>
    </style:style>
    <style:style style:name="T4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9" style:parent-style-name="DefaultParagraphFont" style:family="text">
      <style:text-properties style:font-name="Gentium" style:font-name-asian="Gentium" style:font-name-complex="Gentium" fo:color="#000000" fo:font-size="8.5pt" style:font-size-asian="8.5pt" style:font-size-complex="8.5pt"/>
    </style:style>
    <style:style style:name="T4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1" style:parent-style-name="DefaultParagraphFont" style:family="text">
      <style:text-properties style:font-name="Gentium" style:font-name-asian="Gentium" style:font-name-complex="Gentium" fo:color="#000000" fo:font-size="8.5pt" style:font-size-asian="8.5pt" style:font-size-complex="8.5pt"/>
    </style:style>
    <style:style style:name="T4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3" style:parent-style-name="DefaultParagraphFont" style:family="text">
      <style:text-properties style:font-name="Gentium" style:font-name-asian="Gentium" style:font-name-complex="Gentium" fo:color="#000000" fo:font-size="8.5pt" style:font-size-asian="8.5pt" style:font-size-complex="8.5pt"/>
    </style:style>
    <style:style style:name="T4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5" style:parent-style-name="DefaultParagraphFont" style:family="text">
      <style:text-properties style:font-name="Gentium" style:font-name-asian="Gentium" style:font-name-complex="Gentium" fo:color="#000000" fo:font-size="8.5pt" style:font-size-asian="8.5pt" style:font-size-complex="8.5pt"/>
    </style:style>
    <style:style style:name="T4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7" style:parent-style-name="DefaultParagraphFont" style:family="text">
      <style:text-properties style:font-name="Gentium" style:font-name-asian="Gentium" style:font-name-complex="Gentium" fo:color="#000000" fo:font-size="8.5pt" style:font-size-asian="8.5pt" style:font-size-complex="8.5pt"/>
    </style:style>
    <style:style style:name="T4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9" style:parent-style-name="DefaultParagraphFont" style:family="text">
      <style:text-properties style:font-name="Gentium" style:font-name-asian="Gentium" style:font-name-complex="Gentium" fo:color="#000000" fo:font-size="8.5pt" style:font-size-asian="8.5pt" style:font-size-complex="8.5pt"/>
    </style:style>
    <style:style style:name="P4930"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931" style:parent-style-name="Standard" style:family="paragraph">
      <style:paragraph-properties style:text-autospace="none" fo:margin-top="0.0208in" fo:margin-right="0.0312in"/>
    </style:style>
    <style:style style:name="T4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3" style:parent-style-name="DefaultParagraphFont" style:family="text">
      <style:text-properties style:font-name="Gentium" style:font-name-asian="Gentium" style:font-name-complex="Gentium" fo:color="#000000" fo:font-size="8.5pt" style:font-size-asian="8.5pt" style:font-size-complex="8.5pt"/>
    </style:style>
    <style:style style:name="T49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5" style:parent-style-name="DefaultParagraphFont" style:family="text">
      <style:text-properties style:font-name="Gentium" style:font-name-asian="Gentium" style:font-name-complex="Gentium" fo:color="#000000" fo:font-size="8.5pt" style:font-size-asian="8.5pt" style:font-size-complex="8.5pt"/>
    </style:style>
    <style:style style:name="T49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7" style:parent-style-name="DefaultParagraphFont" style:family="text">
      <style:text-properties style:font-name="Gentium" style:font-name-asian="Gentium" style:font-name-complex="Gentium" fo:color="#000000" fo:font-size="8.5pt" style:font-size-asian="8.5pt" style:font-size-complex="8.5pt"/>
    </style:style>
    <style:style style:name="T49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9" style:parent-style-name="DefaultParagraphFont" style:family="text">
      <style:text-properties style:font-name="Gentium" style:font-name-asian="Gentium" style:font-name-complex="Gentium" fo:color="#000000" fo:font-size="8.5pt" style:font-size-asian="8.5pt" style:font-size-complex="8.5pt"/>
    </style:style>
    <style:style style:name="T49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1" style:parent-style-name="DefaultParagraphFont" style:family="text">
      <style:text-properties style:font-name="Gentium" style:font-name-asian="Gentium" style:font-name-complex="Gentium" fo:color="#000000" fo:font-size="8.5pt" style:font-size-asian="8.5pt" style:font-size-complex="8.5pt"/>
    </style:style>
    <style:style style:name="T49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3" style:parent-style-name="DefaultParagraphFont" style:family="text">
      <style:text-properties style:font-name="Gentium" style:font-name-asian="Gentium" style:font-name-complex="Gentium" fo:color="#000000" fo:font-size="8.5pt" style:font-size-asian="8.5pt" style:font-size-complex="8.5pt"/>
    </style:style>
    <style:style style:name="T49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5" style:parent-style-name="DefaultParagraphFont" style:family="text">
      <style:text-properties style:font-name="Gentium" style:font-name-asian="Gentium" style:font-name-complex="Gentium" fo:color="#000000" fo:font-size="8.5pt" style:font-size-asian="8.5pt" style:font-size-complex="8.5pt"/>
    </style:style>
    <style:style style:name="T49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7" style:parent-style-name="DefaultParagraphFont" style:family="text">
      <style:text-properties style:font-name="Gentium" style:font-name-asian="Gentium" style:font-name-complex="Gentium" fo:color="#000000" fo:font-size="8.5pt" style:font-size-asian="8.5pt" style:font-size-complex="8.5pt"/>
    </style:style>
    <style:style style:name="T49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9" style:parent-style-name="DefaultParagraphFont" style:family="text">
      <style:text-properties style:font-name="Gentium" style:font-name-asian="Gentium" style:font-name-complex="Gentium" fo:color="#000000" fo:font-size="8.5pt" style:font-size-asian="8.5pt" style:font-size-complex="8.5pt"/>
    </style:style>
    <style:style style:name="T49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1" style:parent-style-name="DefaultParagraphFont" style:family="text">
      <style:text-properties style:font-name="Gentium" style:font-name-asian="Gentium" style:font-name-complex="Gentium" fo:color="#000000" fo:font-size="8.5pt" style:font-size-asian="8.5pt" style:font-size-complex="8.5pt"/>
    </style:style>
    <style:style style:name="T4952" style:parent-style-name="DefaultParagraphFont" style:family="text">
      <style:text-properties style:font-name="Gentium" style:font-name-asian="Gentium" style:font-name-complex="Gentium" fo:color="#000000" fo:font-size="8.5pt" style:font-size-asian="8.5pt" style:font-size-complex="8.5pt"/>
    </style:style>
    <style:style style:name="T49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4" style:parent-style-name="DefaultParagraphFont" style:family="text">
      <style:text-properties style:font-name="Gentium" style:font-name-asian="Gentium" style:font-name-complex="Gentium" fo:color="#000000" fo:font-size="8.5pt" style:font-size-asian="8.5pt" style:font-size-complex="8.5pt"/>
    </style:style>
    <style:style style:name="T49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6" style:parent-style-name="DefaultParagraphFont" style:family="text">
      <style:text-properties style:font-name="Gentium" style:font-name-asian="Gentium" style:font-name-complex="Gentium" fo:color="#000000" fo:font-size="8.5pt" style:font-size-asian="8.5pt" style:font-size-complex="8.5pt"/>
    </style:style>
    <style:style style:name="T49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8" style:parent-style-name="DefaultParagraphFont" style:family="text">
      <style:text-properties style:font-name="Gentium" style:font-name-asian="Gentium" style:font-name-complex="Gentium" fo:color="#000000" fo:font-size="8.5pt" style:font-size-asian="8.5pt" style:font-size-complex="8.5pt"/>
    </style:style>
    <style:style style:name="T49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0" style:parent-style-name="DefaultParagraphFont" style:family="text">
      <style:text-properties style:font-name="Gentium" style:font-name-asian="Gentium" style:font-name-complex="Gentium" fo:color="#000000" fo:font-size="8.5pt" style:font-size-asian="8.5pt" style:font-size-complex="8.5pt"/>
    </style:style>
    <style:style style:name="T49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2" style:parent-style-name="DefaultParagraphFont" style:family="text">
      <style:text-properties style:font-name="Gentium" style:font-name-asian="Gentium" style:font-name-complex="Gentium" fo:color="#000000" fo:font-size="8.5pt" style:font-size-asian="8.5pt" style:font-size-complex="8.5pt"/>
    </style:style>
    <style:style style:name="T49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4" style:parent-style-name="DefaultParagraphFont" style:family="text">
      <style:text-properties style:font-name="Gentium" style:font-name-asian="Gentium" style:font-name-complex="Gentium" fo:color="#000000" fo:font-size="8.5pt" style:font-size-asian="8.5pt" style:font-size-complex="8.5pt"/>
    </style:style>
    <style:style style:name="T49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6" style:parent-style-name="DefaultParagraphFont" style:family="text">
      <style:text-properties style:font-name="Gentium" style:font-name-asian="Gentium" style:font-name-complex="Gentium" fo:color="#000000" fo:font-size="8.5pt" style:font-size-asian="8.5pt" style:font-size-complex="8.5pt"/>
    </style:style>
    <style:style style:name="T49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8" style:parent-style-name="DefaultParagraphFont" style:family="text">
      <style:text-properties style:font-name="Gentium" style:font-name-asian="Gentium" style:font-name-complex="Gentium" fo:color="#000000" fo:font-size="8.5pt" style:font-size-asian="8.5pt" style:font-size-complex="8.5pt"/>
    </style:style>
    <style:style style:name="T49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0" style:parent-style-name="DefaultParagraphFont" style:family="text">
      <style:text-properties style:font-name="Gentium" style:font-name-asian="Gentium" style:font-name-complex="Gentium" fo:color="#000000" fo:font-size="8.5pt" style:font-size-asian="8.5pt" style:font-size-complex="8.5pt"/>
    </style:style>
    <style:style style:name="T49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2" style:parent-style-name="DefaultParagraphFont" style:family="text">
      <style:text-properties style:font-name="Gentium" style:font-name-asian="Gentium" style:font-name-complex="Gentium" fo:color="#000000" fo:font-size="8.5pt" style:font-size-asian="8.5pt" style:font-size-complex="8.5pt"/>
    </style:style>
    <style:style style:name="T49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4" style:parent-style-name="DefaultParagraphFont" style:family="text">
      <style:text-properties style:font-name="Gentium" style:font-name-asian="Gentium" style:font-name-complex="Gentium" fo:color="#000000" fo:font-size="8.5pt" style:font-size-asian="8.5pt" style:font-size-complex="8.5pt"/>
    </style:style>
    <style:style style:name="T49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6" style:parent-style-name="DefaultParagraphFont" style:family="text">
      <style:text-properties style:font-name="Gentium" style:font-name-asian="Gentium" style:font-name-complex="Gentium" fo:color="#000000" fo:font-size="8.5pt" style:font-size-asian="8.5pt" style:font-size-complex="8.5pt"/>
    </style:style>
    <style:style style:name="T49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8" style:parent-style-name="DefaultParagraphFont" style:family="text">
      <style:text-properties style:font-name="Gentium" style:font-name-asian="Gentium" style:font-name-complex="Gentium" fo:color="#000000" fo:font-size="8.5pt" style:font-size-asian="8.5pt" style:font-size-complex="8.5pt"/>
    </style:style>
    <style:style style:name="T49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0" style:parent-style-name="DefaultParagraphFont" style:family="text">
      <style:text-properties style:font-name="Gentium" style:font-name-asian="Gentium" style:font-name-complex="Gentium" fo:color="#000000" fo:font-size="8.5pt" style:font-size-asian="8.5pt" style:font-size-complex="8.5pt"/>
    </style:style>
    <style:style style:name="T49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2" style:parent-style-name="DefaultParagraphFont" style:family="text">
      <style:text-properties style:font-name="Gentium" style:font-name-asian="Gentium" style:font-name-complex="Gentium" fo:color="#000000" fo:font-size="8.5pt" style:font-size-asian="8.5pt" style:font-size-complex="8.5pt"/>
    </style:style>
    <style:style style:name="T49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4" style:parent-style-name="DefaultParagraphFont" style:family="text">
      <style:text-properties style:font-name="Gentium" style:font-name-asian="Gentium" style:font-name-complex="Gentium" fo:color="#000000" fo:font-size="8.5pt" style:font-size-asian="8.5pt" style:font-size-complex="8.5pt"/>
    </style:style>
    <style:style style:name="T49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6" style:parent-style-name="DefaultParagraphFont" style:family="text">
      <style:text-properties style:font-name="Gentium" style:font-name-asian="Gentium" style:font-name-complex="Gentium" fo:color="#000000" fo:font-size="8.5pt" style:font-size-asian="8.5pt" style:font-size-complex="8.5pt"/>
    </style:style>
    <style:style style:name="T49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8" style:parent-style-name="DefaultParagraphFont" style:family="text">
      <style:text-properties style:font-name="Gentium" style:font-name-asian="Gentium" style:font-name-complex="Gentium" fo:color="#000000" fo:font-size="8.5pt" style:font-size-asian="8.5pt" style:font-size-complex="8.5pt"/>
    </style:style>
    <style:style style:name="T4989" style:parent-style-name="DefaultParagraphFont" style:family="text">
      <style:text-properties style:font-name="Gentium" style:font-name-asian="Gentium" style:font-name-complex="Gentium" fo:color="#000000" fo:font-size="8.5pt" style:font-size-asian="8.5pt" style:font-size-complex="8.5pt"/>
    </style:style>
    <style:style style:name="T49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1" style:parent-style-name="DefaultParagraphFont" style:family="text">
      <style:text-properties style:font-name="Gentium" style:font-name-asian="Gentium" style:font-name-complex="Gentium" fo:color="#000000" fo:font-size="8.5pt" style:font-size-asian="8.5pt" style:font-size-complex="8.5pt"/>
    </style:style>
    <style:style style:name="T49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3" style:parent-style-name="DefaultParagraphFont" style:family="text">
      <style:text-properties style:font-name="Gentium" style:font-name-asian="Gentium" style:font-name-complex="Gentium" fo:color="#000000" fo:font-size="8.5pt" style:font-size-asian="8.5pt" style:font-size-complex="8.5pt"/>
    </style:style>
    <style:style style:name="T49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5" style:parent-style-name="DefaultParagraphFont" style:family="text">
      <style:text-properties style:font-name="Gentium" style:font-name-asian="Gentium" style:font-name-complex="Gentium" fo:color="#000000" fo:font-size="8.5pt" style:font-size-asian="8.5pt" style:font-size-complex="8.5pt"/>
    </style:style>
    <style:style style:name="T49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7" style:parent-style-name="DefaultParagraphFont" style:family="text">
      <style:text-properties style:font-name="Gentium" style:font-name-asian="Gentium" style:font-name-complex="Gentium" fo:color="#000000" fo:font-size="8.5pt" style:font-size-asian="8.5pt" style:font-size-complex="8.5pt"/>
    </style:style>
    <style:style style:name="T49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9" style:parent-style-name="DefaultParagraphFont" style:family="text">
      <style:text-properties style:font-name="Gentium" style:font-name-asian="Gentium" style:font-name-complex="Gentium" fo:color="#000000" fo:font-size="8.5pt" style:font-size-asian="8.5pt" style:font-size-complex="8.5pt"/>
    </style:style>
    <style:style style:name="T50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1" style:parent-style-name="DefaultParagraphFont" style:family="text">
      <style:text-properties style:font-name="Gentium" style:font-name-asian="Gentium" style:font-name-complex="Gentium" fo:color="#000000" fo:font-size="8.5pt" style:font-size-asian="8.5pt" style:font-size-complex="8.5pt"/>
    </style:style>
    <style:style style:name="T50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3" style:parent-style-name="DefaultParagraphFont" style:family="text">
      <style:text-properties style:font-name="Gentium" style:font-name-asian="Gentium" style:font-name-complex="Gentium" fo:color="#000000" fo:font-size="8.5pt" style:font-size-asian="8.5pt" style:font-size-complex="8.5pt"/>
    </style:style>
    <style:style style:name="P5004"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005" style:parent-style-name="Standard" style:family="paragraph">
      <style:paragraph-properties style:text-autospace="none" fo:margin-top="0.0208in" fo:margin-right="0.0312in"/>
    </style:style>
    <style:style style:name="T50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7" style:parent-style-name="DefaultParagraphFont" style:family="text">
      <style:text-properties style:font-name="Gentium" style:font-name-asian="Gentium" style:font-name-complex="Gentium" fo:color="#000000" fo:font-size="8.5pt" style:font-size-asian="8.5pt" style:font-size-complex="8.5pt"/>
    </style:style>
    <style:style style:name="T50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9" style:parent-style-name="DefaultParagraphFont" style:family="text">
      <style:text-properties style:font-name="Gentium" style:font-name-asian="Gentium" style:font-name-complex="Gentium" fo:color="#000000" fo:font-size="8.5pt" style:font-size-asian="8.5pt" style:font-size-complex="8.5pt"/>
    </style:style>
    <style:style style:name="T50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1" style:parent-style-name="DefaultParagraphFont" style:family="text">
      <style:text-properties style:font-name="Gentium" style:font-name-asian="Gentium" style:font-name-complex="Gentium" fo:color="#000000" fo:font-size="8.5pt" style:font-size-asian="8.5pt" style:font-size-complex="8.5pt"/>
    </style:style>
    <style:style style:name="T50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3" style:parent-style-name="DefaultParagraphFont" style:family="text">
      <style:text-properties style:font-name="Gentium" style:font-name-asian="Gentium" style:font-name-complex="Gentium" fo:color="#000000" fo:font-size="8.5pt" style:font-size-asian="8.5pt" style:font-size-complex="8.5pt"/>
    </style:style>
    <style:style style:name="T50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5" style:parent-style-name="DefaultParagraphFont" style:family="text">
      <style:text-properties style:font-name="Gentium" style:font-name-asian="Gentium" style:font-name-complex="Gentium" fo:color="#000000" fo:font-size="8.5pt" style:font-size-asian="8.5pt" style:font-size-complex="8.5pt"/>
    </style:style>
    <style:style style:name="T50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7" style:parent-style-name="DefaultParagraphFont" style:family="text">
      <style:text-properties style:font-name="Gentium" style:font-name-asian="Gentium" style:font-name-complex="Gentium" fo:color="#000000" fo:font-size="8.5pt" style:font-size-asian="8.5pt" style:font-size-complex="8.5pt"/>
    </style:style>
    <style:style style:name="T50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9" style:parent-style-name="DefaultParagraphFont" style:family="text">
      <style:text-properties style:font-name="Gentium" style:font-name-asian="Gentium" style:font-name-complex="Gentium" fo:color="#000000" fo:font-size="8.5pt" style:font-size-asian="8.5pt" style:font-size-complex="8.5pt"/>
    </style:style>
    <style:style style:name="T50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1" style:parent-style-name="DefaultParagraphFont" style:family="text">
      <style:text-properties style:font-name="Gentium" style:font-name-asian="Gentium" style:font-name-complex="Gentium" fo:color="#000000" fo:font-size="8.5pt" style:font-size-asian="8.5pt" style:font-size-complex="8.5pt"/>
    </style:style>
    <style:style style:name="T50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3" style:parent-style-name="DefaultParagraphFont" style:family="text">
      <style:text-properties style:font-name="Gentium" style:font-name-asian="Gentium" style:font-name-complex="Gentium" fo:color="#000000" fo:font-size="8.5pt" style:font-size-asian="8.5pt" style:font-size-complex="8.5pt"/>
    </style:style>
    <style:style style:name="T50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5" style:parent-style-name="DefaultParagraphFont" style:family="text">
      <style:text-properties style:font-name="Gentium" style:font-name-asian="Gentium" style:font-name-complex="Gentium" fo:color="#000000" fo:font-size="8.5pt" style:font-size-asian="8.5pt" style:font-size-complex="8.5pt"/>
    </style:style>
    <style:style style:name="T50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7" style:parent-style-name="DefaultParagraphFont" style:family="text">
      <style:text-properties style:font-name="Gentium" style:font-name-asian="Gentium" style:font-name-complex="Gentium" fo:color="#000000" fo:font-size="8.5pt" style:font-size-asian="8.5pt" style:font-size-complex="8.5pt"/>
    </style:style>
    <style:style style:name="T50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9" style:parent-style-name="DefaultParagraphFont" style:family="text">
      <style:text-properties style:font-name="Gentium" style:font-name-asian="Gentium" style:font-name-complex="Gentium" fo:color="#000000" fo:font-size="8.5pt" style:font-size-asian="8.5pt" style:font-size-complex="8.5pt"/>
    </style:style>
    <style:style style:name="T50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1" style:parent-style-name="DefaultParagraphFont" style:family="text">
      <style:text-properties style:font-name="Gentium" style:font-name-asian="Gentium" style:font-name-complex="Gentium" fo:color="#000000" fo:font-size="8.5pt" style:font-size-asian="8.5pt" style:font-size-complex="8.5pt"/>
    </style:style>
    <style:style style:name="T50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3" style:parent-style-name="DefaultParagraphFont" style:family="text">
      <style:text-properties style:font-name="Gentium" style:font-name-asian="Gentium" style:font-name-complex="Gentium" fo:color="#000000" fo:font-size="8.5pt" style:font-size-asian="8.5pt" style:font-size-complex="8.5pt"/>
    </style:style>
    <style:style style:name="T50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5" style:parent-style-name="DefaultParagraphFont" style:family="text">
      <style:text-properties style:font-name="Gentium" style:font-name-asian="Gentium" style:font-name-complex="Gentium" fo:color="#000000" fo:font-size="8.5pt" style:font-size-asian="8.5pt" style:font-size-complex="8.5pt"/>
    </style:style>
    <style:style style:name="T5036" style:parent-style-name="DefaultParagraphFont" style:family="text">
      <style:text-properties style:font-name="Gentium" style:font-name-asian="Gentium" style:font-name-complex="Gentium" fo:color="#000000" fo:font-size="8.5pt" style:font-size-asian="8.5pt" style:font-size-complex="8.5pt"/>
    </style:style>
    <style:style style:name="T50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8" style:parent-style-name="DefaultParagraphFont" style:family="text">
      <style:text-properties style:font-name="Gentium" style:font-name-asian="Gentium" style:font-name-complex="Gentium" fo:color="#000000" fo:font-size="8.5pt" style:font-size-asian="8.5pt" style:font-size-complex="8.5pt"/>
    </style:style>
    <style:style style:name="T50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0" style:parent-style-name="DefaultParagraphFont" style:family="text">
      <style:text-properties style:font-name="Gentium" style:font-name-asian="Gentium" style:font-name-complex="Gentium" fo:color="#000000" fo:font-size="8.5pt" style:font-size-asian="8.5pt" style:font-size-complex="8.5pt"/>
    </style:style>
    <style:style style:name="T50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2" style:parent-style-name="DefaultParagraphFont" style:family="text">
      <style:text-properties style:font-name="Gentium" style:font-name-asian="Gentium" style:font-name-complex="Gentium" fo:color="#000000" fo:font-size="8.5pt" style:font-size-asian="8.5pt" style:font-size-complex="8.5pt"/>
    </style:style>
    <style:style style:name="T50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4" style:parent-style-name="DefaultParagraphFont" style:family="text">
      <style:text-properties style:font-name="Gentium" style:font-name-asian="Gentium" style:font-name-complex="Gentium" fo:color="#000000" fo:font-size="8.5pt" style:font-size-asian="8.5pt" style:font-size-complex="8.5pt"/>
    </style:style>
    <style:style style:name="T50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6" style:parent-style-name="DefaultParagraphFont" style:family="text">
      <style:text-properties style:font-name="Gentium" style:font-name-asian="Gentium" style:font-name-complex="Gentium" fo:color="#000000" fo:font-size="8.5pt" style:font-size-asian="8.5pt" style:font-size-complex="8.5pt"/>
    </style:style>
    <style:style style:name="T50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8" style:parent-style-name="DefaultParagraphFont" style:family="text">
      <style:text-properties style:font-name="Gentium" style:font-name-asian="Gentium" style:font-name-complex="Gentium" fo:color="#000000" fo:font-size="8.5pt" style:font-size-asian="8.5pt" style:font-size-complex="8.5pt"/>
    </style:style>
    <style:style style:name="T50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0" style:parent-style-name="DefaultParagraphFont" style:family="text">
      <style:text-properties style:font-name="Gentium" style:font-name-asian="Gentium" style:font-name-complex="Gentium" fo:color="#000000" fo:font-size="8.5pt" style:font-size-asian="8.5pt" style:font-size-complex="8.5pt"/>
    </style:style>
    <style:style style:name="T50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2" style:parent-style-name="DefaultParagraphFont" style:family="text">
      <style:text-properties style:font-name="Gentium" style:font-name-asian="Gentium" style:font-name-complex="Gentium" fo:color="#000000" fo:font-size="8.5pt" style:font-size-asian="8.5pt" style:font-size-complex="8.5pt"/>
    </style:style>
    <style:style style:name="T50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4" style:parent-style-name="DefaultParagraphFont" style:family="text">
      <style:text-properties style:font-name="Gentium" style:font-name-asian="Gentium" style:font-name-complex="Gentium" fo:color="#000000" fo:font-size="8.5pt" style:font-size-asian="8.5pt" style:font-size-complex="8.5pt"/>
    </style:style>
    <style:style style:name="T50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6" style:parent-style-name="DefaultParagraphFont" style:family="text">
      <style:text-properties style:font-name="Gentium" style:font-name-asian="Gentium" style:font-name-complex="Gentium" fo:color="#000000" fo:font-size="8.5pt" style:font-size-asian="8.5pt" style:font-size-complex="8.5pt"/>
    </style:style>
    <style:style style:name="T50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8" style:parent-style-name="DefaultParagraphFont" style:family="text">
      <style:text-properties style:font-name="Gentium" style:font-name-asian="Gentium" style:font-name-complex="Gentium" fo:color="#000000" fo:font-size="8.5pt" style:font-size-asian="8.5pt" style:font-size-complex="8.5pt"/>
    </style:style>
    <style:style style:name="T50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0" style:parent-style-name="DefaultParagraphFont" style:family="text">
      <style:text-properties style:font-name="Gentium" style:font-name-asian="Gentium" style:font-name-complex="Gentium" fo:color="#000000" fo:font-size="8.5pt" style:font-size-asian="8.5pt" style:font-size-complex="8.5pt"/>
    </style:style>
    <style:style style:name="T50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2" style:parent-style-name="DefaultParagraphFont" style:family="text">
      <style:text-properties style:font-name="Gentium" style:font-name-asian="Gentium" style:font-name-complex="Gentium" fo:color="#000000" fo:font-size="8.5pt" style:font-size-asian="8.5pt" style:font-size-complex="8.5pt"/>
    </style:style>
    <style:style style:name="T50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4" style:parent-style-name="DefaultParagraphFont" style:family="text">
      <style:text-properties style:font-name="Gentium" style:font-name-asian="Gentium" style:font-name-complex="Gentium" fo:color="#000000" fo:font-size="8.5pt" style:font-size-asian="8.5pt" style:font-size-complex="8.5pt"/>
    </style:style>
    <style:style style:name="T50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6" style:parent-style-name="DefaultParagraphFont" style:family="text">
      <style:text-properties style:font-name="Gentium" style:font-name-asian="Gentium" style:font-name-complex="Gentium" fo:color="#000000" fo:font-size="8.5pt" style:font-size-asian="8.5pt" style:font-size-complex="8.5pt"/>
    </style:style>
    <style:style style:name="T50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8" style:parent-style-name="DefaultParagraphFont" style:family="text">
      <style:text-properties style:font-name="Gentium" style:font-name-asian="Gentium" style:font-name-complex="Gentium" fo:color="#000000" fo:font-size="8.5pt" style:font-size-asian="8.5pt" style:font-size-complex="8.5pt"/>
    </style:style>
    <style:style style:name="T50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0" style:parent-style-name="DefaultParagraphFont" style:family="text">
      <style:text-properties style:font-name="Gentium" style:font-name-asian="Gentium" style:font-name-complex="Gentium" fo:color="#000000" fo:font-size="8.5pt" style:font-size-asian="8.5pt" style:font-size-complex="8.5pt"/>
    </style:style>
    <style:style style:name="T50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2" style:parent-style-name="DefaultParagraphFont" style:family="text">
      <style:text-properties style:font-name="Gentium" style:font-name-asian="Gentium" style:font-name-complex="Gentium" fo:color="#000000" fo:font-size="8.5pt" style:font-size-asian="8.5pt" style:font-size-complex="8.5pt"/>
    </style:style>
    <style:style style:name="T50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4" style:parent-style-name="DefaultParagraphFont" style:family="text">
      <style:text-properties style:font-name="Gentium" style:font-name-asian="Gentium" style:font-name-complex="Gentium" fo:color="#000000" fo:font-size="8.5pt" style:font-size-asian="8.5pt" style:font-size-complex="8.5pt"/>
    </style:style>
    <style:style style:name="T50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6" style:parent-style-name="DefaultParagraphFont" style:family="text">
      <style:text-properties style:font-name="Gentium" style:font-name-asian="Gentium" style:font-name-complex="Gentium" fo:color="#000000" fo:font-size="8.5pt" style:font-size-asian="8.5pt" style:font-size-complex="8.5pt"/>
    </style:style>
    <style:style style:name="P5077"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078" style:parent-style-name="Standard" style:family="paragraph">
      <style:paragraph-properties style:text-autospace="none" fo:margin-top="0.0208in" fo:margin-right="0.0312in"/>
    </style:style>
    <style:style style:name="T50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0" style:parent-style-name="DefaultParagraphFont" style:family="text">
      <style:text-properties style:font-name="Gentium" style:font-name-asian="Gentium" style:font-name-complex="Gentium" fo:color="#000000" fo:font-size="8.5pt" style:font-size-asian="8.5pt" style:font-size-complex="8.5pt"/>
    </style:style>
    <style:style style:name="T5081" style:parent-style-name="DefaultParagraphFont" style:family="text">
      <style:text-properties style:font-name="Gentium" style:font-name-asian="Gentium" style:font-name-complex="Gentium" fo:color="#000000" fo:font-size="8.5pt" style:font-size-asian="8.5pt" style:font-size-complex="8.5pt"/>
    </style:style>
    <style:style style:name="T50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3" style:parent-style-name="DefaultParagraphFont" style:family="text">
      <style:text-properties style:font-name="Gentium" style:font-name-asian="Gentium" style:font-name-complex="Gentium" fo:color="#000000" fo:font-size="8.5pt" style:font-size-asian="8.5pt" style:font-size-complex="8.5pt"/>
    </style:style>
    <style:style style:name="T50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5" style:parent-style-name="DefaultParagraphFont" style:family="text">
      <style:text-properties style:font-name="Gentium" style:font-name-asian="Gentium" style:font-name-complex="Gentium" fo:color="#000000" fo:font-size="8.5pt" style:font-size-asian="8.5pt" style:font-size-complex="8.5pt"/>
    </style:style>
    <style:style style:name="T50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7" style:parent-style-name="DefaultParagraphFont" style:family="text">
      <style:text-properties style:font-name="Gentium" style:font-name-asian="Gentium" style:font-name-complex="Gentium" fo:color="#000000" fo:font-size="8.5pt" style:font-size-asian="8.5pt" style:font-size-complex="8.5pt"/>
    </style:style>
    <style:style style:name="T50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9" style:parent-style-name="DefaultParagraphFont" style:family="text">
      <style:text-properties style:font-name="Gentium" style:font-name-asian="Gentium" style:font-name-complex="Gentium" fo:color="#000000" fo:font-size="8.5pt" style:font-size-asian="8.5pt" style:font-size-complex="8.5pt"/>
    </style:style>
    <style:style style:name="T50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1" style:parent-style-name="DefaultParagraphFont" style:family="text">
      <style:text-properties style:font-name="Gentium" style:font-name-asian="Gentium" style:font-name-complex="Gentium" fo:color="#000000" fo:font-size="8.5pt" style:font-size-asian="8.5pt" style:font-size-complex="8.5pt"/>
    </style:style>
    <style:style style:name="T5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3" style:parent-style-name="DefaultParagraphFont" style:family="text">
      <style:text-properties style:font-name="Gentium" style:font-name-asian="Gentium" style:font-name-complex="Gentium" fo:color="#000000" fo:font-size="8.5pt" style:font-size-asian="8.5pt" style:font-size-complex="8.5pt"/>
    </style:style>
    <style:style style:name="T5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5" style:parent-style-name="DefaultParagraphFont" style:family="text">
      <style:text-properties style:font-name="Gentium" style:font-name-asian="Gentium" style:font-name-complex="Gentium" fo:color="#000000" fo:font-size="8.5pt" style:font-size-asian="8.5pt" style:font-size-complex="8.5pt"/>
    </style:style>
    <style:style style:name="T5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7" style:parent-style-name="DefaultParagraphFont" style:family="text">
      <style:text-properties style:font-name="Gentium" style:font-name-asian="Gentium" style:font-name-complex="Gentium" fo:color="#000000" fo:font-size="8.5pt" style:font-size-asian="8.5pt" style:font-size-complex="8.5pt"/>
    </style:style>
    <style:style style:name="T5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9" style:parent-style-name="DefaultParagraphFont" style:family="text">
      <style:text-properties style:font-name="Gentium" style:font-name-asian="Gentium" style:font-name-complex="Gentium" fo:color="#000000" fo:font-size="8.5pt" style:font-size-asian="8.5pt" style:font-size-complex="8.5pt"/>
    </style:style>
    <style:style style:name="T5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1" style:parent-style-name="DefaultParagraphFont" style:family="text">
      <style:text-properties style:font-name="Gentium" style:font-name-asian="Gentium" style:font-name-complex="Gentium" fo:color="#000000" fo:font-size="8.5pt" style:font-size-asian="8.5pt" style:font-size-complex="8.5pt"/>
    </style:style>
    <style:style style:name="T5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3" style:parent-style-name="DefaultParagraphFont" style:family="text">
      <style:text-properties style:font-name="Gentium" style:font-name-asian="Gentium" style:font-name-complex="Gentium" fo:color="#000000" fo:font-size="8.5pt" style:font-size-asian="8.5pt" style:font-size-complex="8.5pt"/>
    </style:style>
    <style:style style:name="T51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5" style:parent-style-name="DefaultParagraphFont" style:family="text">
      <style:text-properties style:font-name="Gentium" style:font-name-asian="Gentium" style:font-name-complex="Gentium" fo:color="#000000" fo:font-size="8.5pt" style:font-size-asian="8.5pt" style:font-size-complex="8.5pt"/>
    </style:style>
    <style:style style:name="T51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7" style:parent-style-name="DefaultParagraphFont" style:family="text">
      <style:text-properties style:font-name="Gentium" style:font-name-asian="Gentium" style:font-name-complex="Gentium" fo:color="#000000" fo:font-size="8.5pt" style:font-size-asian="8.5pt" style:font-size-complex="8.5pt"/>
    </style:style>
    <style:style style:name="P5108"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109" style:parent-style-name="Standard" style:family="paragraph">
      <style:paragraph-properties style:text-autospace="none" fo:margin-top="0.0208in" fo:margin-right="0.0312in"/>
    </style:style>
    <style:style style:name="T51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1" style:parent-style-name="DefaultParagraphFont" style:family="text">
      <style:text-properties style:font-name="Gentium" style:font-name-asian="Gentium" style:font-name-complex="Gentium" fo:color="#000000" fo:font-size="8.5pt" style:font-size-asian="8.5pt" style:font-size-complex="8.5pt"/>
    </style:style>
    <style:style style:name="T51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3" style:parent-style-name="DefaultParagraphFont" style:family="text">
      <style:text-properties style:font-name="Gentium" style:font-name-asian="Gentium" style:font-name-complex="Gentium" fo:color="#000000" fo:font-size="8.5pt" style:font-size-asian="8.5pt" style:font-size-complex="8.5pt"/>
    </style:style>
    <style:style style:name="T51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5" style:parent-style-name="DefaultParagraphFont" style:family="text">
      <style:text-properties style:font-name="Gentium" style:font-name-asian="Gentium" style:font-name-complex="Gentium" fo:color="#000000" fo:font-size="8.5pt" style:font-size-asian="8.5pt" style:font-size-complex="8.5pt"/>
    </style:style>
    <style:style style:name="T51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7" style:parent-style-name="DefaultParagraphFont" style:family="text">
      <style:text-properties style:font-name="Gentium" style:font-name-asian="Gentium" style:font-name-complex="Gentium" fo:color="#000000" fo:font-size="8.5pt" style:font-size-asian="8.5pt" style:font-size-complex="8.5pt"/>
    </style:style>
    <style:style style:name="T51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9" style:parent-style-name="DefaultParagraphFont" style:family="text">
      <style:text-properties style:font-name="Gentium" style:font-name-asian="Gentium" style:font-name-complex="Gentium" fo:color="#000000" fo:font-size="8.5pt" style:font-size-asian="8.5pt" style:font-size-complex="8.5pt"/>
    </style:style>
    <style:style style:name="T51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1" style:parent-style-name="DefaultParagraphFont" style:family="text">
      <style:text-properties style:font-name="Gentium" style:font-name-asian="Gentium" style:font-name-complex="Gentium" fo:color="#000000" fo:font-size="8.5pt" style:font-size-asian="8.5pt" style:font-size-complex="8.5pt"/>
    </style:style>
    <style:style style:name="T51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3" style:parent-style-name="DefaultParagraphFont" style:family="text">
      <style:text-properties style:font-name="Gentium" style:font-name-asian="Gentium" style:font-name-complex="Gentium" fo:color="#000000" fo:font-size="8.5pt" style:font-size-asian="8.5pt" style:font-size-complex="8.5pt"/>
    </style:style>
    <style:style style:name="T51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5" style:parent-style-name="DefaultParagraphFont" style:family="text">
      <style:text-properties style:font-name="Gentium" style:font-name-asian="Gentium" style:font-name-complex="Gentium" fo:color="#000000" fo:font-size="8.5pt" style:font-size-asian="8.5pt" style:font-size-complex="8.5pt"/>
    </style:style>
    <style:style style:name="T51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7" style:parent-style-name="DefaultParagraphFont" style:family="text">
      <style:text-properties style:font-name="Gentium" style:font-name-asian="Gentium" style:font-name-complex="Gentium" fo:color="#000000" fo:font-size="8.5pt" style:font-size-asian="8.5pt" style:font-size-complex="8.5pt"/>
    </style:style>
    <style:style style:name="T51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9" style:parent-style-name="DefaultParagraphFont" style:family="text">
      <style:text-properties style:font-name="Gentium" style:font-name-asian="Gentium" style:font-name-complex="Gentium" fo:color="#000000" fo:font-size="8.5pt" style:font-size-asian="8.5pt" style:font-size-complex="8.5pt"/>
    </style:style>
    <style:style style:name="T51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1" style:parent-style-name="DefaultParagraphFont" style:family="text">
      <style:text-properties style:font-name="Gentium" style:font-name-asian="Gentium" style:font-name-complex="Gentium" fo:color="#000000" fo:font-size="8.5pt" style:font-size-asian="8.5pt" style:font-size-complex="8.5pt"/>
    </style:style>
    <style:style style:name="T51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3" style:parent-style-name="DefaultParagraphFont" style:family="text">
      <style:text-properties style:font-name="Gentium" style:font-name-asian="Gentium" style:font-name-complex="Gentium" fo:color="#000000" fo:font-size="8.5pt" style:font-size-asian="8.5pt" style:font-size-complex="8.5pt"/>
    </style:style>
    <style:style style:name="T51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5" style:parent-style-name="DefaultParagraphFont" style:family="text">
      <style:text-properties style:font-name="Gentium" style:font-name-asian="Gentium" style:font-name-complex="Gentium" fo:color="#000000" fo:font-size="8.5pt" style:font-size-asian="8.5pt" style:font-size-complex="8.5pt"/>
    </style:style>
    <style:style style:name="T51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7" style:parent-style-name="DefaultParagraphFont" style:family="text">
      <style:text-properties style:font-name="Gentium" style:font-name-asian="Gentium" style:font-name-complex="Gentium" fo:color="#000000" fo:font-size="8.5pt" style:font-size-asian="8.5pt" style:font-size-complex="8.5pt"/>
    </style:style>
    <style:style style:name="T51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9" style:parent-style-name="DefaultParagraphFont" style:family="text">
      <style:text-properties style:font-name="Gentium" style:font-name-asian="Gentium" style:font-name-complex="Gentium" fo:color="#000000" fo:font-size="8.5pt" style:font-size-asian="8.5pt" style:font-size-complex="8.5pt"/>
    </style:style>
    <style:style style:name="T51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1" style:parent-style-name="DefaultParagraphFont" style:family="text">
      <style:text-properties style:font-name="Gentium" style:font-name-asian="Gentium" style:font-name-complex="Gentium" fo:color="#000000" fo:font-size="8.5pt" style:font-size-asian="8.5pt" style:font-size-complex="8.5pt"/>
    </style:style>
    <style:style style:name="T51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3" style:parent-style-name="DefaultParagraphFont" style:family="text">
      <style:text-properties style:font-name="Gentium" style:font-name-asian="Gentium" style:font-name-complex="Gentium" fo:color="#000000" fo:font-size="8.5pt" style:font-size-asian="8.5pt" style:font-size-complex="8.5pt"/>
    </style:style>
    <style:style style:name="T51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5" style:parent-style-name="DefaultParagraphFont" style:family="text">
      <style:text-properties style:font-name="Gentium" style:font-name-asian="Gentium" style:font-name-complex="Gentium" fo:color="#000000" fo:font-size="8.5pt" style:font-size-asian="8.5pt" style:font-size-complex="8.5pt"/>
    </style:style>
    <style:style style:name="P5146"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147" style:parent-style-name="Standard" style:family="paragraph">
      <style:paragraph-properties style:text-autospace="none" fo:margin-top="0.0208in" fo:margin-right="0.0312in"/>
    </style:style>
    <style:style style:name="T51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9" style:parent-style-name="DefaultParagraphFont" style:family="text">
      <style:text-properties style:font-name="Gentium" style:font-name-asian="Gentium" style:font-name-complex="Gentium" fo:color="#000000" fo:font-size="8.5pt" style:font-size-asian="8.5pt" style:font-size-complex="8.5pt"/>
    </style:style>
    <style:style style:name="T51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1" style:parent-style-name="DefaultParagraphFont" style:family="text">
      <style:text-properties style:font-name="Gentium" style:font-name-asian="Gentium" style:font-name-complex="Gentium" fo:color="#000000" fo:font-size="8.5pt" style:font-size-asian="8.5pt" style:font-size-complex="8.5pt"/>
    </style:style>
    <style:style style:name="T51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3" style:parent-style-name="DefaultParagraphFont" style:family="text">
      <style:text-properties style:font-name="Gentium" style:font-name-asian="Gentium" style:font-name-complex="Gentium" fo:color="#000000" fo:font-size="8.5pt" style:font-size-asian="8.5pt" style:font-size-complex="8.5pt"/>
    </style:style>
    <style:style style:name="T5154" style:parent-style-name="DefaultParagraphFont" style:family="text">
      <style:text-properties style:font-name="Gentium" style:font-name-asian="Gentium" style:font-name-complex="Gentium" fo:color="#000000" fo:font-size="8.5pt" style:font-size-asian="8.5pt" style:font-size-complex="8.5pt"/>
    </style:style>
    <style:style style:name="T51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6" style:parent-style-name="DefaultParagraphFont" style:family="text">
      <style:text-properties style:font-name="Gentium" style:font-name-asian="Gentium" style:font-name-complex="Gentium" fo:color="#000000" fo:font-size="8.5pt" style:font-size-asian="8.5pt" style:font-size-complex="8.5pt"/>
    </style:style>
    <style:style style:name="T51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8" style:parent-style-name="DefaultParagraphFont" style:family="text">
      <style:text-properties style:font-name="Gentium" style:font-name-asian="Gentium" style:font-name-complex="Gentium" fo:color="#000000" fo:font-size="8.5pt" style:font-size-asian="8.5pt" style:font-size-complex="8.5pt"/>
    </style:style>
    <style:style style:name="T51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0" style:parent-style-name="DefaultParagraphFont" style:family="text">
      <style:text-properties style:font-name="Gentium" style:font-name-asian="Gentium" style:font-name-complex="Gentium" fo:color="#000000" fo:font-size="8.5pt" style:font-size-asian="8.5pt" style:font-size-complex="8.5pt"/>
    </style:style>
    <style:style style:name="T51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2" style:parent-style-name="DefaultParagraphFont" style:family="text">
      <style:text-properties style:font-name="Gentium" style:font-name-asian="Gentium" style:font-name-complex="Gentium" fo:color="#000000" fo:font-size="8.5pt" style:font-size-asian="8.5pt" style:font-size-complex="8.5pt"/>
    </style:style>
    <style:style style:name="T51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4" style:parent-style-name="DefaultParagraphFont" style:family="text">
      <style:text-properties style:font-name="Gentium" style:font-name-asian="Gentium" style:font-name-complex="Gentium" fo:color="#000000" fo:font-size="8.5pt" style:font-size-asian="8.5pt" style:font-size-complex="8.5pt"/>
    </style:style>
    <style:style style:name="T51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6" style:parent-style-name="DefaultParagraphFont" style:family="text">
      <style:text-properties style:font-name="Gentium" style:font-name-asian="Gentium" style:font-name-complex="Gentium" fo:color="#000000" fo:font-size="8.5pt" style:font-size-asian="8.5pt" style:font-size-complex="8.5pt"/>
    </style:style>
    <style:style style:name="T51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8" style:parent-style-name="DefaultParagraphFont" style:family="text">
      <style:text-properties style:font-name="Gentium" style:font-name-asian="Gentium" style:font-name-complex="Gentium" fo:color="#000000" fo:font-size="8.5pt" style:font-size-asian="8.5pt" style:font-size-complex="8.5pt"/>
    </style:style>
    <style:style style:name="T51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0" style:parent-style-name="DefaultParagraphFont" style:family="text">
      <style:text-properties style:font-name="Gentium" style:font-name-asian="Gentium" style:font-name-complex="Gentium" fo:color="#000000" fo:font-size="8.5pt" style:font-size-asian="8.5pt" style:font-size-complex="8.5pt"/>
    </style:style>
    <style:style style:name="T51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2" style:parent-style-name="DefaultParagraphFont" style:family="text">
      <style:text-properties style:font-name="Gentium" style:font-name-asian="Gentium" style:font-name-complex="Gentium" fo:color="#000000" fo:font-size="8.5pt" style:font-size-asian="8.5pt" style:font-size-complex="8.5pt"/>
    </style:style>
    <style:style style:name="T51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4" style:parent-style-name="DefaultParagraphFont" style:family="text">
      <style:text-properties style:font-name="Gentium" style:font-name-asian="Gentium" style:font-name-complex="Gentium" fo:color="#000000" fo:font-size="8.5pt" style:font-size-asian="8.5pt" style:font-size-complex="8.5pt"/>
    </style:style>
    <style:style style:name="T51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6" style:parent-style-name="DefaultParagraphFont" style:family="text">
      <style:text-properties style:font-name="Gentium" style:font-name-asian="Gentium" style:font-name-complex="Gentium" fo:color="#000000" fo:font-size="8.5pt" style:font-size-asian="8.5pt" style:font-size-complex="8.5pt"/>
    </style:style>
    <style:style style:name="T51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8" style:parent-style-name="DefaultParagraphFont" style:family="text">
      <style:text-properties style:font-name="Gentium" style:font-name-asian="Gentium" style:font-name-complex="Gentium" fo:color="#000000" fo:font-size="8.5pt" style:font-size-asian="8.5pt" style:font-size-complex="8.5pt"/>
    </style:style>
    <style:style style:name="T51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0" style:parent-style-name="DefaultParagraphFont" style:family="text">
      <style:text-properties style:font-name="Gentium" style:font-name-asian="Gentium" style:font-name-complex="Gentium" fo:color="#000000" fo:font-size="8.5pt" style:font-size-asian="8.5pt" style:font-size-complex="8.5pt"/>
    </style:style>
    <style:style style:name="T51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2" style:parent-style-name="DefaultParagraphFont" style:family="text">
      <style:text-properties style:font-name="Gentium" style:font-name-asian="Gentium" style:font-name-complex="Gentium" fo:color="#000000" fo:font-size="8.5pt" style:font-size-asian="8.5pt" style:font-size-complex="8.5pt"/>
    </style:style>
    <style:style style:name="T51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4" style:parent-style-name="DefaultParagraphFont" style:family="text">
      <style:text-properties style:font-name="Gentium" style:font-name-asian="Gentium" style:font-name-complex="Gentium" fo:color="#000000" fo:font-size="8.5pt" style:font-size-asian="8.5pt" style:font-size-complex="8.5pt"/>
    </style:style>
    <style:style style:name="T51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6" style:parent-style-name="DefaultParagraphFont" style:family="text">
      <style:text-properties style:font-name="Gentium" style:font-name-asian="Gentium" style:font-name-complex="Gentium" fo:color="#000000" fo:font-size="8.5pt" style:font-size-asian="8.5pt" style:font-size-complex="8.5pt"/>
    </style:style>
    <style:style style:name="T51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8" style:parent-style-name="DefaultParagraphFont" style:family="text">
      <style:text-properties style:font-name="Gentium" style:font-name-asian="Gentium" style:font-name-complex="Gentium" fo:color="#000000" fo:font-size="8.5pt" style:font-size-asian="8.5pt" style:font-size-complex="8.5pt"/>
    </style:style>
    <style:style style:name="T5189" style:parent-style-name="DefaultParagraphFont" style:family="text">
      <style:text-properties style:font-name="Gentium" style:font-name-asian="Gentium" style:font-name-complex="Gentium" fo:color="#000000" fo:font-size="8.5pt" style:font-size-asian="8.5pt" style:font-size-complex="8.5pt"/>
    </style:style>
    <style:style style:name="T51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1" style:parent-style-name="DefaultParagraphFont" style:family="text">
      <style:text-properties style:font-name="Gentium" style:font-name-asian="Gentium" style:font-name-complex="Gentium" fo:color="#000000" fo:font-size="8.5pt" style:font-size-asian="8.5pt" style:font-size-complex="8.5pt"/>
    </style:style>
    <style:style style:name="T51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3" style:parent-style-name="DefaultParagraphFont" style:family="text">
      <style:text-properties style:font-name="Gentium" style:font-name-asian="Gentium" style:font-name-complex="Gentium" fo:color="#000000" fo:font-size="8.5pt" style:font-size-asian="8.5pt" style:font-size-complex="8.5pt"/>
    </style:style>
    <style:style style:name="T51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5" style:parent-style-name="DefaultParagraphFont" style:family="text">
      <style:text-properties style:font-name="Gentium" style:font-name-asian="Gentium" style:font-name-complex="Gentium" fo:color="#000000" fo:font-size="8.5pt" style:font-size-asian="8.5pt" style:font-size-complex="8.5pt"/>
    </style:style>
    <style:style style:name="T51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7" style:parent-style-name="DefaultParagraphFont" style:family="text">
      <style:text-properties style:font-name="Gentium" style:font-name-asian="Gentium" style:font-name-complex="Gentium" fo:color="#000000" fo:font-size="8.5pt" style:font-size-asian="8.5pt" style:font-size-complex="8.5pt"/>
    </style:style>
    <style:style style:name="T51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9" style:parent-style-name="DefaultParagraphFont" style:family="text">
      <style:text-properties style:font-name="Gentium" style:font-name-asian="Gentium" style:font-name-complex="Gentium" fo:color="#000000" fo:font-size="8.5pt" style:font-size-asian="8.5pt" style:font-size-complex="8.5pt"/>
    </style:style>
    <style:style style:name="T52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1" style:parent-style-name="DefaultParagraphFont" style:family="text">
      <style:text-properties style:font-name="Gentium" style:font-name-asian="Gentium" style:font-name-complex="Gentium" fo:color="#000000" fo:font-size="8.5pt" style:font-size-asian="8.5pt" style:font-size-complex="8.5pt"/>
    </style:style>
    <style:style style:name="T52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3" style:parent-style-name="DefaultParagraphFont" style:family="text">
      <style:text-properties style:font-name="Gentium" style:font-name-asian="Gentium" style:font-name-complex="Gentium" fo:color="#000000" fo:font-size="8.5pt" style:font-size-asian="8.5pt" style:font-size-complex="8.5pt"/>
    </style:style>
    <style:style style:name="P5204"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205" style:parent-style-name="Standard" style:family="paragraph">
      <style:paragraph-properties style:text-autospace="none" fo:margin-top="0.0208in" fo:margin-right="0.0312in"/>
    </style:style>
    <style:style style:name="T52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7" style:parent-style-name="DefaultParagraphFont" style:family="text">
      <style:text-properties style:font-name="Gentium" style:font-name-asian="Gentium" style:font-name-complex="Gentium" fo:color="#000000" fo:font-size="8.5pt" style:font-size-asian="8.5pt" style:font-size-complex="8.5pt"/>
    </style:style>
    <style:style style:name="T52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9" style:parent-style-name="DefaultParagraphFont" style:family="text">
      <style:text-properties style:font-name="Gentium" style:font-name-asian="Gentium" style:font-name-complex="Gentium" fo:color="#000000" fo:font-size="8.5pt" style:font-size-asian="8.5pt" style:font-size-complex="8.5pt"/>
    </style:style>
    <style:style style:name="T52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1" style:parent-style-name="DefaultParagraphFont" style:family="text">
      <style:text-properties style:font-name="Gentium" style:font-name-asian="Gentium" style:font-name-complex="Gentium" fo:color="#000000" fo:font-size="8.5pt" style:font-size-asian="8.5pt" style:font-size-complex="8.5pt"/>
    </style:style>
    <style:style style:name="T52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3" style:parent-style-name="DefaultParagraphFont" style:family="text">
      <style:text-properties style:font-name="Gentium" style:font-name-asian="Gentium" style:font-name-complex="Gentium" fo:color="#000000" fo:font-size="8.5pt" style:font-size-asian="8.5pt" style:font-size-complex="8.5pt"/>
    </style:style>
    <style:style style:name="T52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5" style:parent-style-name="DefaultParagraphFont" style:family="text">
      <style:text-properties style:font-name="Gentium" style:font-name-asian="Gentium" style:font-name-complex="Gentium" fo:color="#000000" fo:font-size="8.5pt" style:font-size-asian="8.5pt" style:font-size-complex="8.5pt"/>
    </style:style>
    <style:style style:name="T52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7" style:parent-style-name="DefaultParagraphFont" style:family="text">
      <style:text-properties style:font-name="Gentium" style:font-name-asian="Gentium" style:font-name-complex="Gentium" fo:color="#000000" fo:font-size="8.5pt" style:font-size-asian="8.5pt" style:font-size-complex="8.5pt"/>
    </style:style>
    <style:style style:name="T52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9" style:parent-style-name="DefaultParagraphFont" style:family="text">
      <style:text-properties style:font-name="Gentium" style:font-name-asian="Gentium" style:font-name-complex="Gentium" fo:color="#000000" fo:font-size="8.5pt" style:font-size-asian="8.5pt" style:font-size-complex="8.5pt"/>
    </style:style>
    <style:style style:name="T52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1" style:parent-style-name="DefaultParagraphFont" style:family="text">
      <style:text-properties style:font-name="Gentium" style:font-name-asian="Gentium" style:font-name-complex="Gentium" fo:color="#000000" fo:font-size="8.5pt" style:font-size-asian="8.5pt" style:font-size-complex="8.5pt"/>
    </style:style>
    <style:style style:name="T5222" style:parent-style-name="DefaultParagraphFont" style:family="text">
      <style:text-properties style:font-name="Gentium" style:font-name-asian="Gentium" style:font-name-complex="Gentium" fo:color="#000000" fo:font-size="8.5pt" style:font-size-asian="8.5pt" style:font-size-complex="8.5pt"/>
    </style:style>
    <style:style style:name="T522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4" style:parent-style-name="DefaultParagraphFont" style:family="text">
      <style:text-properties style:font-name="Gentium" style:font-name-asian="Gentium" style:font-name-complex="Gentium" fo:color="#000000" fo:font-size="8.5pt" style:font-size-asian="8.5pt" style:font-size-complex="8.5pt"/>
    </style:style>
    <style:style style:name="T522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6" style:parent-style-name="DefaultParagraphFont" style:family="text">
      <style:text-properties style:font-name="Gentium" style:font-name-asian="Gentium" style:font-name-complex="Gentium" fo:color="#000000" fo:font-size="8.5pt" style:font-size-asian="8.5pt" style:font-size-complex="8.5pt"/>
    </style:style>
    <style:style style:name="T522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8" style:parent-style-name="DefaultParagraphFont" style:family="text">
      <style:text-properties style:font-name="Gentium" style:font-name-asian="Gentium" style:font-name-complex="Gentium" fo:color="#000000" fo:font-size="8.5pt" style:font-size-asian="8.5pt" style:font-size-complex="8.5pt"/>
    </style:style>
    <style:style style:name="T522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0" style:parent-style-name="DefaultParagraphFont" style:family="text">
      <style:text-properties style:font-name="Gentium" style:font-name-asian="Gentium" style:font-name-complex="Gentium" fo:color="#000000" fo:font-size="8.5pt" style:font-size-asian="8.5pt" style:font-size-complex="8.5pt"/>
    </style:style>
    <style:style style:name="T52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2" style:parent-style-name="DefaultParagraphFont" style:family="text">
      <style:text-properties style:font-name="Gentium" style:font-name-asian="Gentium" style:font-name-complex="Gentium" fo:color="#000000" fo:font-size="8.5pt" style:font-size-asian="8.5pt" style:font-size-complex="8.5pt"/>
    </style:style>
    <style:style style:name="T52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4" style:parent-style-name="DefaultParagraphFont" style:family="text">
      <style:text-properties style:font-name="Gentium" style:font-name-asian="Gentium" style:font-name-complex="Gentium" fo:color="#000000" fo:font-size="8.5pt" style:font-size-asian="8.5pt" style:font-size-complex="8.5pt"/>
    </style:style>
    <style:style style:name="T52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6" style:parent-style-name="DefaultParagraphFont" style:family="text">
      <style:text-properties style:font-name="Gentium" style:font-name-asian="Gentium" style:font-name-complex="Gentium" fo:color="#000000" fo:font-size="8.5pt" style:font-size-asian="8.5pt" style:font-size-complex="8.5pt"/>
    </style:style>
    <style:style style:name="T52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8" style:parent-style-name="DefaultParagraphFont" style:family="text">
      <style:text-properties style:font-name="Gentium" style:font-name-asian="Gentium" style:font-name-complex="Gentium" fo:color="#000000" fo:font-size="8.5pt" style:font-size-asian="8.5pt" style:font-size-complex="8.5pt"/>
    </style:style>
    <style:style style:name="T52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0" style:parent-style-name="DefaultParagraphFont" style:family="text">
      <style:text-properties style:font-name="Gentium" style:font-name-asian="Gentium" style:font-name-complex="Gentium" fo:color="#000000" fo:font-size="8.5pt" style:font-size-asian="8.5pt" style:font-size-complex="8.5pt"/>
    </style:style>
    <style:style style:name="T52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2" style:parent-style-name="DefaultParagraphFont" style:family="text">
      <style:text-properties style:font-name="Gentium" style:font-name-asian="Gentium" style:font-name-complex="Gentium" fo:color="#000000" fo:font-size="8.5pt" style:font-size-asian="8.5pt" style:font-size-complex="8.5pt"/>
    </style:style>
    <style:style style:name="T52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4" style:parent-style-name="DefaultParagraphFont" style:family="text">
      <style:text-properties style:font-name="Gentium" style:font-name-asian="Gentium" style:font-name-complex="Gentium" fo:color="#000000" fo:font-size="8.5pt" style:font-size-asian="8.5pt" style:font-size-complex="8.5pt"/>
    </style:style>
    <style:style style:name="T52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6" style:parent-style-name="DefaultParagraphFont" style:family="text">
      <style:text-properties style:font-name="Gentium" style:font-name-asian="Gentium" style:font-name-complex="Gentium" fo:color="#000000" fo:font-size="8.5pt" style:font-size-asian="8.5pt" style:font-size-complex="8.5pt"/>
    </style:style>
    <style:style style:name="T52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8" style:parent-style-name="DefaultParagraphFont" style:family="text">
      <style:text-properties style:font-name="Gentium" style:font-name-asian="Gentium" style:font-name-complex="Gentium" fo:color="#000000" fo:font-size="8.5pt" style:font-size-asian="8.5pt" style:font-size-complex="8.5pt"/>
    </style:style>
    <style:style style:name="T52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0" style:parent-style-name="DefaultParagraphFont" style:family="text">
      <style:text-properties style:font-name="Gentium" style:font-name-asian="Gentium" style:font-name-complex="Gentium" fo:color="#000000" fo:font-size="8.5pt" style:font-size-asian="8.5pt" style:font-size-complex="8.5pt"/>
    </style:style>
    <style:style style:name="T52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2" style:parent-style-name="DefaultParagraphFont" style:family="text">
      <style:text-properties style:font-name="Gentium" style:font-name-asian="Gentium" style:font-name-complex="Gentium" fo:color="#000000" fo:font-size="8.5pt" style:font-size-asian="8.5pt" style:font-size-complex="8.5pt"/>
    </style:style>
    <style:style style:name="T52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4" style:parent-style-name="DefaultParagraphFont" style:family="text">
      <style:text-properties style:font-name="Gentium" style:font-name-asian="Gentium" style:font-name-complex="Gentium" fo:color="#000000" fo:font-size="8.5pt" style:font-size-asian="8.5pt" style:font-size-complex="8.5pt"/>
    </style:style>
    <style:style style:name="T52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6" style:parent-style-name="DefaultParagraphFont" style:family="text">
      <style:text-properties style:font-name="Gentium" style:font-name-asian="Gentium" style:font-name-complex="Gentium" fo:color="#000000" fo:font-size="8.5pt" style:font-size-asian="8.5pt" style:font-size-complex="8.5pt"/>
    </style:style>
    <style:style style:name="T5257" style:parent-style-name="DefaultParagraphFont" style:family="text">
      <style:text-properties style:font-name="Gentium" style:font-name-asian="Gentium" style:font-name-complex="Gentium" fo:color="#000000" fo:font-size="8.5pt" style:font-size-asian="8.5pt" style:font-size-complex="8.5pt"/>
    </style:style>
    <style:style style:name="T5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9" style:parent-style-name="DefaultParagraphFont" style:family="text">
      <style:text-properties style:font-name="Gentium" style:font-name-asian="Gentium" style:font-name-complex="Gentium" fo:color="#000000" fo:font-size="8.5pt" style:font-size-asian="8.5pt" style:font-size-complex="8.5pt"/>
    </style:style>
    <style:style style:name="T5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1" style:parent-style-name="DefaultParagraphFont" style:family="text">
      <style:text-properties style:font-name="Gentium" style:font-name-asian="Gentium" style:font-name-complex="Gentium" fo:color="#000000" fo:font-size="8.5pt" style:font-size-asian="8.5pt" style:font-size-complex="8.5pt"/>
    </style:style>
    <style:style style:name="T5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3" style:parent-style-name="DefaultParagraphFont" style:family="text">
      <style:text-properties style:font-name="Gentium" style:font-name-asian="Gentium" style:font-name-complex="Gentium" fo:color="#000000" fo:font-size="8.5pt" style:font-size-asian="8.5pt" style:font-size-complex="8.5pt"/>
    </style:style>
    <style:style style:name="T5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5" style:parent-style-name="DefaultParagraphFont" style:family="text">
      <style:text-properties style:font-name="Gentium" style:font-name-asian="Gentium" style:font-name-complex="Gentium" fo:color="#000000" fo:font-size="8.5pt" style:font-size-asian="8.5pt" style:font-size-complex="8.5pt"/>
    </style:style>
    <style:style style:name="T5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7" style:parent-style-name="DefaultParagraphFont" style:family="text">
      <style:text-properties style:font-name="Gentium" style:font-name-asian="Gentium" style:font-name-complex="Gentium" fo:color="#000000" fo:font-size="8.5pt" style:font-size-asian="8.5pt" style:font-size-complex="8.5pt"/>
    </style:style>
    <style:style style:name="T52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9" style:parent-style-name="DefaultParagraphFont" style:family="text">
      <style:text-properties style:font-name="Gentium" style:font-name-asian="Gentium" style:font-name-complex="Gentium" fo:color="#000000" fo:font-size="8.5pt" style:font-size-asian="8.5pt" style:font-size-complex="8.5pt"/>
    </style:style>
    <style:style style:name="T5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1" style:parent-style-name="DefaultParagraphFont" style:family="text">
      <style:text-properties style:font-name="Gentium" style:font-name-asian="Gentium" style:font-name-complex="Gentium" fo:color="#000000" fo:font-size="8.5pt" style:font-size-asian="8.5pt" style:font-size-complex="8.5pt"/>
    </style:style>
    <style:style style:name="T52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3" style:parent-style-name="DefaultParagraphFont" style:family="text">
      <style:text-properties style:font-name="Gentium" style:font-name-asian="Gentium" style:font-name-complex="Gentium" fo:color="#000000" fo:font-size="8.5pt" style:font-size-asian="8.5pt" style:font-size-complex="8.5pt"/>
    </style:style>
    <style:style style:name="T52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5" style:parent-style-name="DefaultParagraphFont" style:family="text">
      <style:text-properties style:font-name="Gentium" style:font-name-asian="Gentium" style:font-name-complex="Gentium" fo:color="#000000" fo:font-size="8.5pt" style:font-size-asian="8.5pt" style:font-size-complex="8.5pt"/>
    </style:style>
    <style:style style:name="T52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7" style:parent-style-name="DefaultParagraphFont" style:family="text">
      <style:text-properties style:font-name="Gentium" style:font-name-asian="Gentium" style:font-name-complex="Gentium" fo:color="#000000" fo:font-size="8.5pt" style:font-size-asian="8.5pt" style:font-size-complex="8.5pt"/>
    </style:style>
    <style:style style:name="T52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9" style:parent-style-name="DefaultParagraphFont" style:family="text">
      <style:text-properties style:font-name="Gentium" style:font-name-asian="Gentium" style:font-name-complex="Gentium" fo:color="#000000" fo:font-size="8.5pt" style:font-size-asian="8.5pt" style:font-size-complex="8.5pt"/>
    </style:style>
    <style:style style:name="T52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1" style:parent-style-name="DefaultParagraphFont" style:family="text">
      <style:text-properties style:font-name="Gentium" style:font-name-asian="Gentium" style:font-name-complex="Gentium" fo:color="#000000" fo:font-size="8.5pt" style:font-size-asian="8.5pt" style:font-size-complex="8.5pt"/>
    </style:style>
    <style:style style:name="T52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3" style:parent-style-name="DefaultParagraphFont" style:family="text">
      <style:text-properties style:font-name="Gentium" style:font-name-asian="Gentium" style:font-name-complex="Gentium" fo:color="#000000" fo:font-size="8.5pt" style:font-size-asian="8.5pt" style:font-size-complex="8.5pt"/>
    </style:style>
    <style:style style:name="T52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5" style:parent-style-name="DefaultParagraphFont" style:family="text">
      <style:text-properties style:font-name="Gentium" style:font-name-asian="Gentium" style:font-name-complex="Gentium" fo:color="#000000" fo:font-size="8.5pt" style:font-size-asian="8.5pt" style:font-size-complex="8.5pt"/>
    </style:style>
    <style:style style:name="T52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7" style:parent-style-name="DefaultParagraphFont" style:family="text">
      <style:text-properties style:font-name="Gentium" style:font-name-asian="Gentium" style:font-name-complex="Gentium" fo:color="#000000" fo:font-size="8.5pt" style:font-size-asian="8.5pt" style:font-size-complex="8.5pt"/>
    </style:style>
    <style:style style:name="T52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9" style:parent-style-name="DefaultParagraphFont" style:family="text">
      <style:text-properties style:font-name="Gentium" style:font-name-asian="Gentium" style:font-name-complex="Gentium" fo:color="#000000" fo:font-size="8.5pt" style:font-size-asian="8.5pt" style:font-size-complex="8.5pt"/>
    </style:style>
    <style:style style:name="P5290" style:parent-style-name="Standard"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291" style:parent-style-name="Standard" style:family="paragraph">
      <style:paragraph-properties style:text-autospace="none" fo:margin-top="0.0208in" fo:margin-bottom="0.0208in" fo:margin-right="0.0312in"/>
    </style:style>
    <style:style style:name="T52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3" style:parent-style-name="DefaultParagraphFont" style:family="text">
      <style:text-properties style:font-name="Gentium" style:font-name-asian="Gentium" style:font-name-complex="Gentium" fo:color="#000000" fo:font-size="8.5pt" style:font-size-asian="8.5pt" style:font-size-complex="8.5pt"/>
    </style:style>
    <style:style style:name="T52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5" style:parent-style-name="DefaultParagraphFont" style:family="text">
      <style:text-properties style:font-name="Gentium" style:font-name-asian="Gentium" style:font-name-complex="Gentium" fo:color="#000000" fo:font-size="8.5pt" style:font-size-asian="8.5pt" style:font-size-complex="8.5pt"/>
    </style:style>
    <style:style style:name="T52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7" style:parent-style-name="DefaultParagraphFont" style:family="text">
      <style:text-properties style:font-name="Gentium" style:font-name-asian="Gentium" style:font-name-complex="Gentium" fo:color="#000000" fo:font-size="8.5pt" style:font-size-asian="8.5pt" style:font-size-complex="8.5pt"/>
    </style:style>
    <style:style style:name="T52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9" style:parent-style-name="DefaultParagraphFont" style:family="text">
      <style:text-properties style:font-name="Gentium" style:font-name-asian="Gentium" style:font-name-complex="Gentium" fo:color="#000000" fo:font-size="8.5pt" style:font-size-asian="8.5pt" style:font-size-complex="8.5pt"/>
    </style:style>
    <style:style style:name="T53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1" style:parent-style-name="DefaultParagraphFont" style:family="text">
      <style:text-properties style:font-name="Gentium" style:font-name-asian="Gentium" style:font-name-complex="Gentium" fo:color="#000000" fo:font-size="8.5pt" style:font-size-asian="8.5pt" style:font-size-complex="8.5pt"/>
    </style:style>
    <style:style style:name="T53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3" style:parent-style-name="DefaultParagraphFont" style:family="text">
      <style:text-properties style:font-name="Gentium" style:font-name-asian="Gentium" style:font-name-complex="Gentium" fo:color="#000000" fo:font-size="8.5pt" style:font-size-asian="8.5pt" style:font-size-complex="8.5pt"/>
    </style:style>
    <style:style style:name="T53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5" style:parent-style-name="DefaultParagraphFont" style:family="text">
      <style:text-properties style:font-name="Gentium" style:font-name-asian="Gentium" style:font-name-complex="Gentium" fo:color="#000000" fo:font-size="8.5pt" style:font-size-asian="8.5pt" style:font-size-complex="8.5pt"/>
    </style:style>
    <style:style style:name="T53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7" style:parent-style-name="DefaultParagraphFont" style:family="text">
      <style:text-properties style:font-name="Gentium" style:font-name-asian="Gentium" style:font-name-complex="Gentium" fo:color="#000000" fo:font-size="8.5pt" style:font-size-asian="8.5pt" style:font-size-complex="8.5pt"/>
    </style:style>
    <style:style style:name="T53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9" style:parent-style-name="DefaultParagraphFont" style:family="text">
      <style:text-properties style:font-name="Gentium" style:font-name-asian="Gentium" style:font-name-complex="Gentium" fo:color="#000000" fo:font-size="8.5pt" style:font-size-asian="8.5pt" style:font-size-complex="8.5pt"/>
    </style:style>
    <style:style style:name="T53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1" style:parent-style-name="DefaultParagraphFont" style:family="text">
      <style:text-properties style:font-name="Gentium" style:font-name-asian="Gentium" style:font-name-complex="Gentium" fo:color="#000000" fo:font-size="8.5pt" style:font-size-asian="8.5pt" style:font-size-complex="8.5pt"/>
    </style:style>
    <style:style style:name="T53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3" style:parent-style-name="DefaultParagraphFont" style:family="text">
      <style:text-properties style:font-name="Gentium" style:font-name-asian="Gentium" style:font-name-complex="Gentium" fo:color="#000000" fo:font-size="8.5pt" style:font-size-asian="8.5pt" style:font-size-complex="8.5pt"/>
    </style:style>
    <style:style style:name="T53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5" style:parent-style-name="DefaultParagraphFont" style:family="text">
      <style:text-properties style:font-name="Gentium" style:font-name-asian="Gentium" style:font-name-complex="Gentium" fo:color="#000000" fo:font-size="8.5pt" style:font-size-asian="8.5pt" style:font-size-complex="8.5pt"/>
    </style:style>
    <style:style style:name="T53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7" style:parent-style-name="DefaultParagraphFont" style:family="text">
      <style:text-properties style:font-name="Gentium" style:font-name-asian="Gentium" style:font-name-complex="Gentium" fo:color="#000000" fo:font-size="8.5pt" style:font-size-asian="8.5pt" style:font-size-complex="8.5pt"/>
    </style:style>
    <style:style style:name="T53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9" style:parent-style-name="DefaultParagraphFont" style:family="text">
      <style:text-properties style:font-name="Gentium" style:font-name-asian="Gentium" style:font-name-complex="Gentium" fo:color="#000000" fo:font-size="8.5pt" style:font-size-asian="8.5pt" style:font-size-complex="8.5pt"/>
    </style:style>
    <style:style style:name="T53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1" style:parent-style-name="DefaultParagraphFont" style:family="text">
      <style:text-properties style:font-name="Gentium" style:font-name-asian="Gentium" style:font-name-complex="Gentium" fo:color="#000000" fo:font-size="8.5pt" style:font-size-asian="8.5pt" style:font-size-complex="8.5pt"/>
    </style:style>
    <style:style style:name="T53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3" style:parent-style-name="DefaultParagraphFont" style:family="text">
      <style:text-properties style:font-name="Gentium" style:font-name-asian="Gentium" style:font-name-complex="Gentium" fo:color="#000000" fo:font-size="8.5pt" style:font-size-asian="8.5pt" style:font-size-complex="8.5pt"/>
    </style:style>
    <style:style style:name="T53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5" style:parent-style-name="DefaultParagraphFont" style:family="text">
      <style:text-properties style:font-name="Gentium" style:font-name-asian="Gentium" style:font-name-complex="Gentium" fo:color="#000000" fo:font-size="8.5pt" style:font-size-asian="8.5pt" style:font-size-complex="8.5pt"/>
    </style:style>
    <style:style style:name="T5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7" style:parent-style-name="DefaultParagraphFont" style:family="text">
      <style:text-properties style:font-name="Gentium" style:font-name-asian="Gentium" style:font-name-complex="Gentium" fo:color="#000000" fo:font-size="8.5pt" style:font-size-asian="8.5pt" style:font-size-complex="8.5pt"/>
    </style:style>
    <style:style style:name="T5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9" style:parent-style-name="DefaultParagraphFont" style:family="text">
      <style:text-properties style:font-name="Gentium" style:font-name-asian="Gentium" style:font-name-complex="Gentium" fo:color="#000000" fo:font-size="8.5pt" style:font-size-asian="8.5pt" style:font-size-complex="8.5pt"/>
    </style:style>
    <style:style style:name="T5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1" style:parent-style-name="DefaultParagraphFont" style:family="text">
      <style:text-properties style:font-name="Gentium" style:font-name-asian="Gentium" style:font-name-complex="Gentium" fo:color="#000000" fo:font-size="8.5pt" style:font-size-asian="8.5pt" style:font-size-complex="8.5pt"/>
    </style:style>
    <style:style style:name="T5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3" style:parent-style-name="DefaultParagraphFont" style:family="text">
      <style:text-properties style:font-name="Gentium" style:font-name-asian="Gentium" style:font-name-complex="Gentium" fo:color="#000000" fo:font-size="8.5pt" style:font-size-asian="8.5pt" style:font-size-complex="8.5pt"/>
    </style:style>
    <style:style style:name="T5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5" style:parent-style-name="DefaultParagraphFont" style:family="text">
      <style:text-properties style:font-name="Gentium" style:font-name-asian="Gentium" style:font-name-complex="Gentium" fo:color="#000000" fo:font-size="8.5pt" style:font-size-asian="8.5pt" style:font-size-complex="8.5pt"/>
    </style:style>
    <style:style style:name="T5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7" style:parent-style-name="DefaultParagraphFont" style:family="text">
      <style:text-properties style:font-name="Gentium" style:font-name-asian="Gentium" style:font-name-complex="Gentium" fo:color="#000000" fo:font-size="8.5pt" style:font-size-asian="8.5pt" style:font-size-complex="8.5pt"/>
    </style:style>
    <style:style style:name="T5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9" style:parent-style-name="DefaultParagraphFont" style:family="text">
      <style:text-properties style:font-name="Gentium" style:font-name-asian="Gentium" style:font-name-complex="Gentium" fo:color="#000000" fo:font-size="8.5pt" style:font-size-asian="8.5pt" style:font-size-complex="8.5pt"/>
    </style:style>
    <style:style style:name="T5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1" style:parent-style-name="DefaultParagraphFont" style:family="text">
      <style:text-properties style:font-name="Gentium" style:font-name-asian="Gentium" style:font-name-complex="Gentium" fo:color="#000000" fo:font-size="8.5pt" style:font-size-asian="8.5pt" style:font-size-complex="8.5pt"/>
    </style:style>
    <style:style style:name="T5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3" style:parent-style-name="DefaultParagraphFont" style:family="text">
      <style:text-properties style:font-name="Gentium" style:font-name-asian="Gentium" style:font-name-complex="Gentium" fo:color="#000000" fo:font-size="8.5pt" style:font-size-asian="8.5pt" style:font-size-complex="8.5pt"/>
    </style:style>
    <style:style style:name="T5344" style:parent-style-name="DefaultParagraphFont" style:family="text">
      <style:text-properties style:font-name="Gentium" style:font-name-asian="Gentium" style:font-name-complex="Gentium" fo:color="#000000" fo:font-size="8.5pt" style:font-size-asian="8.5pt" style:font-size-complex="8.5pt"/>
    </style:style>
    <style:style style:name="T53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6" style:parent-style-name="DefaultParagraphFont" style:family="text">
      <style:text-properties style:font-name="Gentium" style:font-name-asian="Gentium" style:font-name-complex="Gentium" fo:color="#000000" fo:font-size="8.5pt" style:font-size-asian="8.5pt" style:font-size-complex="8.5pt"/>
    </style:style>
    <style:style style:name="T53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8" style:parent-style-name="DefaultParagraphFont" style:family="text">
      <style:text-properties style:font-name="Gentium" style:font-name-asian="Gentium" style:font-name-complex="Gentium" fo:color="#000000" fo:font-size="8.5pt" style:font-size-asian="8.5pt" style:font-size-complex="8.5pt"/>
    </style:style>
    <style:style style:name="T53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0" style:parent-style-name="DefaultParagraphFont" style:family="text">
      <style:text-properties style:font-name="Gentium" style:font-name-asian="Gentium" style:font-name-complex="Gentium" fo:color="#000000" fo:font-size="8.5pt" style:font-size-asian="8.5pt" style:font-size-complex="8.5pt"/>
    </style:style>
    <style:style style:name="T53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2" style:parent-style-name="DefaultParagraphFont" style:family="text">
      <style:text-properties style:font-name="Gentium" style:font-name-asian="Gentium" style:font-name-complex="Gentium" fo:color="#000000" fo:font-size="8.5pt" style:font-size-asian="8.5pt" style:font-size-complex="8.5pt"/>
    </style:style>
    <style:style style:name="T53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4" style:parent-style-name="DefaultParagraphFont" style:family="text">
      <style:text-properties style:font-name="Gentium" style:font-name-asian="Gentium" style:font-name-complex="Gentium" fo:color="#000000" fo:font-size="8.5pt" style:font-size-asian="8.5pt" style:font-size-complex="8.5pt"/>
    </style:style>
    <style:style style:name="T53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6" style:parent-style-name="DefaultParagraphFont" style:family="text">
      <style:text-properties style:font-name="Gentium" style:font-name-asian="Gentium" style:font-name-complex="Gentium" fo:color="#000000" fo:font-size="8.5pt" style:font-size-asian="8.5pt" style:font-size-complex="8.5pt"/>
    </style:style>
    <style:style style:name="T53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8" style:parent-style-name="DefaultParagraphFont" style:family="text">
      <style:text-properties style:font-name="Gentium" style:font-name-asian="Gentium" style:font-name-complex="Gentium" fo:color="#000000" fo:font-size="8.5pt" style:font-size-asian="8.5pt" style:font-size-complex="8.5pt"/>
    </style:style>
    <style:style style:name="T53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0" style:parent-style-name="DefaultParagraphFont" style:family="text">
      <style:text-properties style:font-name="Gentium" style:font-name-asian="Gentium" style:font-name-complex="Gentium" fo:color="#000000" fo:font-size="8.5pt" style:font-size-asian="8.5pt" style:font-size-complex="8.5pt"/>
    </style:style>
    <style:style style:name="T53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2" style:parent-style-name="DefaultParagraphFont" style:family="text">
      <style:text-properties style:font-name="Gentium" style:font-name-asian="Gentium" style:font-name-complex="Gentium" fo:color="#000000" fo:font-size="8.5pt" style:font-size-asian="8.5pt" style:font-size-complex="8.5pt"/>
    </style:style>
    <style:style style:name="T53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4" style:parent-style-name="DefaultParagraphFont" style:family="text">
      <style:text-properties style:font-name="Gentium" style:font-name-asian="Gentium" style:font-name-complex="Gentium" fo:color="#000000" fo:font-size="8.5pt" style:font-size-asian="8.5pt" style:font-size-complex="8.5pt"/>
    </style:style>
    <style:style style:name="T53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6" style:parent-style-name="DefaultParagraphFont" style:family="text">
      <style:text-properties style:font-name="Gentium" style:font-name-asian="Gentium" style:font-name-complex="Gentium" fo:color="#000000" fo:font-size="8.5pt" style:font-size-asian="8.5pt" style:font-size-complex="8.5pt"/>
    </style:style>
    <style:style style:name="T53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8" style:parent-style-name="DefaultParagraphFont" style:family="text">
      <style:text-properties style:font-name="Gentium" style:font-name-asian="Gentium" style:font-name-complex="Gentium" fo:color="#000000" fo:font-size="8.5pt" style:font-size-asian="8.5pt" style:font-size-complex="8.5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Exodus 1</text:p>
            <text:p text:style-name="P34"><text:span text:style-name="T35">1<text:s/></text:span><text:span text:style-name="T36">These are the names of the sons of Israel that came into Egypt together with Jacob their father; they came in each with their whole family.</text:span><text:span text:style-name="T37"><text:s/>2<text:s/></text:span><text:span text:style-name="T38">Ruben, Simeon, Levi, Judas,</text:span><text:span text:style-name="T39"><text:s/>3<text:s/></text:span><text:span text:style-name="T40">Issachar, Zabulon, Benjamin,</text:span><text:span text:style-name="T41"><text:s/>4<text:s/></text:span><text:span text:style-name="T42">Dan and Nephthalim, Gad and Aser.</text:span><text:span text:style-name="T43"><text:s/>5<text:s/></text:span><text:span text:style-name="T44">But Joseph was in Egypt. And all the souls<text:s/></text:span><text:span text:style-name="T45">born</text:span><text:span text:style-name="T46"><text:s/>of Jacob were seventy-five.</text:span><text:span text:style-name="T47"><text:s/>6<text:s/></text:span><text:span text:style-name="T48">And Joseph died, and all his brethren, and all that generation.</text:span><text:span text:style-name="T49"><text:s/>7<text:s/></text:span><text:span text:style-name="T50">And the children of Israel increased and multiplied, and became numerous and grew exceedingly strong, and the land multiplied them.</text:span><text:span text:style-name="T51"><text:s/>8<text:s/></text:span><text:span text:style-name="T52">And there arose up another king over Egypt, who knew not Joseph.</text:span><text:span text:style-name="T53"><text:s/>9<text:s/></text:span><text:span text:style-name="T54">And he said to his nation, Behold, the race of the children of Israel is a great multitude, and is stronger than we:</text:span><text:span text:style-name="T55"><text:s/>10<text:s/></text:span><text:span text:style-name="T56">come then, let us deal craftily with them, lest at any time they be increased, and whensoever war shall happen to us, these also shall be added to our enemies, and having prevailed against us in war, they will depart out of the land.</text:span><text:span text:style-name="T57"><text:s/>11<text:s/></text:span><text:span text:style-name="T58">And he set over them task-masters, who should afflict them in their works; and they built strong cities for Pharao, both Pitho, and Ramesses, and On, which is Heliopolis.</text:span><text:span text:style-name="T59"><text:s/>12<text:s/></text:span><text:span text:style-name="T60">But as they humbled them, by so much they multiplied, and grew exceedingly strong; and the Egyptians greatly abhorred the children of Israel.</text:span><text:span text:style-name="T61"><text:s/>13<text:s/></text:span><text:span text:style-name="T62">And the Egyptians tyrannised over the children of Israel by force.</text:span><text:span text:style-name="T63"><text:s/>14<text:s/></text:span><text:span text:style-name="T64">And they embittered their life by hard labours, in the clay and in brick-making, and all the works in the plains, according to all the works, wherein they caused them to serve with violence.</text:span><text:span text:style-name="T65"><text:s/>15<text:s/></text:span><text:span text:style-name="T66">And the king of the Egyptians spoke to the midwives of the Hebrews; the name of the one was, Sepphora; and the name of the second, Phua.</text:span><text:span text:style-name="T67"><text:s/>16<text:s/></text:span><text:span text:style-name="T68">And he said, When ye do the office of midwives to the Hebrew women, and they are about to be delivered, if it be a male, kill it; but if a female, save it.</text:span><text:span text:style-name="T69"><text:s/>17<text:s/></text:span><text:span text:style-name="T70">But the midwives feared Gd, and did not as the king of Egypt appointed them; and they saved the male children alive.</text:span><text:span text:style-name="T71"><text:s/>18<text:s/></text:span><text:span text:style-name="T72">And the king of Egypt called the midwives, and said to them, Why is it that ye have done this thing, and saved the male children alive?</text:span><text:span text:style-name="T73"><text:s/>19<text:s/></text:span><text:span text:style-name="T74">And the midwives said to Pharao, The Hebrew women are not as the women of Egypt, for they are delivered before the midwives go in to them. So they bore children.</text:span><text:span text:style-name="T75"><text:s/>20<text:s/></text:span><text:span text:style-name="T76">And Gd did well to the midwives, and the people multiplied, and grew very strong.</text:span><text:span text:style-name="T77"><text:s/>21<text:s/></text:span><text:span text:style-name="T78">And as the midwives feared Gd, they established for themselves families.</text:span><text:span text:style-name="T79"><text:s/>22<text:s/></text:span><text:span text:style-name="T80">And Pharao charged all his people, saying, Whatever male<text:s/></text:span><text:span text:style-name="T81">child</text:span><text:span text:style-name="T82"><text:s/>shall be born to the Hebrews, cast into the river; and every female, save it alive.</text:span></text:p>
            <text:p text:style-name="P83">Exodus 2</text:p>
            <text:soft-page-break/>
            <text:p text:style-name="P84"><text:span text:style-name="T85">1<text:s/></text:span><text:span text:style-name="T86">And there was a certain man of the tribe of Levi, who took to wife one of the daughters of Levi.</text:span><text:span text:style-name="T87"><text:s/>2<text:s/></text:span><text:span text:style-name="T88">And she conceived, and bore a male child; and having seen that he was fair, they hid him three months.</text:span><text:span text:style-name="T89"><text:s/>3<text:s/></text:span><text:span text:style-name="T90">And when they could no longer hide him, his mother took for him an ark, and besmeared it with bitumen, and cast the child into it, and put it in the ooze by the river.</text:span><text:span text:style-name="T91"><text:s/>4<text:s/></text:span><text:span text:style-name="T92">And his sister was watching from a distance, to learn what would happen to him.</text:span><text:span text:style-name="T93"><text:s/>5<text:s/></text:span><text:span text:style-name="T94">And the daughter of Pharao came down to the river to bathe; and her maids walked by the river's side, and having seen the ark in the ooze, she sent her maid, and took it up.</text:span><text:span text:style-name="T95"><text:s/>6<text:s/></text:span><text:span text:style-name="T96">And having opened it, she sees the babe weeping in the ark: and the daughter of Pharao had compassion on it, and said, This<text:s/></text:span><text:span text:style-name="T97">is one</text:span><text:span text:style-name="T98"><text:s/>of the Hebrew's children.</text:span><text:span text:style-name="T99"><text:s/>7<text:s/></text:span><text:span text:style-name="T100">And his sister said to the daughter of Pharao, Wilt thou that I call to thee a nurse of the Hebrews, and shall she suckle the child for thee?</text:span><text:span text:style-name="T101"><text:s/>8<text:s/></text:span><text:span text:style-name="T102">And the daughter of Pharao said, Go: and the young woman went, and called the mother of the child.</text:span><text:span text:style-name="T103"><text:s/>9<text:s/></text:span><text:span text:style-name="T104">And the daughter of Pharao said to her, Take care of this child, and suckled it for me, and I will give thee the wages; and the woman took the child, and suckled it.</text:span><text:span text:style-name="T105"><text:s/>10<text:s/></text:span><text:span text:style-name="T106">And when the boy was grown, she brought him to the daughter of Pharao, and he became her son; and she called his name, Moses, saying, I took him out of the water.</text:span><text:span text:style-name="T107"><text:s/>11<text:s/></text:span><text:span text:style-name="T108">And it came to pass in that length of time, that Moses having grown, went out to his brethren the sons of Israel: and having noticed their distress, he sees an Egyptian smiting a certain Hebrew of his brethren the children of Israel.</text:span><text:span text:style-name="T109"><text:s/>12<text:s/></text:span><text:span text:style-name="T110">And having looked round this way and that way, he sees no one; and he smote the Egyptian, and hid him in the sand.</text:span><text:span text:style-name="T111"><text:s/>13<text:s/></text:span><text:span text:style-name="T112">And having gone out the second day he sees two Hebrew men fighting; and he says to the injurer, Wherefore smitest thou thy neighbour?</text:span><text:span text:style-name="T113"><text:s/>14<text:s/></text:span><text:span text:style-name="T114">And he said, Who made thee a ruler and a judge over us? wilt thou slay me as thou yesterday slewest the Egyptian? Then Moses was alarmed, and said, If<text:s/></text:span><text:span text:style-name="T115">it be</text:span><text:span text:style-name="T116"><text:s/>thus, this matter has become known.</text:span><text:span text:style-name="T117"><text:s/>15<text:s/></text:span><text:span text:style-name="T118">And Pharao heard this matter, and sought to slay Moses; and Moses departed from the presence of Pharao, and dwelt in the land of Madiam; and having come into the land of Madiam, he sat on the well.</text:span><text:span text:style-name="T119"><text:s/>16<text:s/></text:span><text:span text:style-name="T120">And the priest of Madiam had seven daughters, feeding the flock of their father Jothor; and they came and drew water until they filled their pitchers, to water the flock of their father Jothor.</text:span><text:span text:style-name="T121"><text:s/>17<text:s/></text:span><text:span text:style-name="T122">And the shepherds came, and were driving them away; and Moses rose up and rescued them, and drew water for them, and watered their sheep.</text:span><text:span text:style-name="T123"><text:s/>18<text:s/></text:span><text:span text:style-name="T124">And they came to Raguel their father; and he said to them, Why have ye come so quickly to-day?</text:span><text:span text:style-name="T125"><text:s/>19<text:s/></text:span><text:span text:style-name="T126">And<text:s/></text:span><text:soft-page-break/><text:span text:style-name="T127">they said, An Egyptian delivered us from the shepherds, and drew water for us and watered our sheep.</text:span><text:span text:style-name="T128"><text:s/>20<text:s/></text:span><text:span text:style-name="T129">And he said to his daughters, And where is he? and why have ye left the man? call him therefore, that he may eat bread.</text:span><text:span text:style-name="T130"><text:s/>21<text:s/></text:span><text:span text:style-name="T131">And Moses was established with the man, and he gave Sepphora his daughter to Moses to wife.</text:span><text:span text:style-name="T132"><text:s/>22<text:s/></text:span><text:span text:style-name="T133">And the woman conceived and bore a son, and Moses called his name Gersam, saying, I am a sojourner in a strange land.</text:span><text:span text:style-name="T134"><text:s/>23<text:s/></text:span><text:span text:style-name="T135">And in those days after a length of time, the king of Egypt died; and the children of Israel groaned because of their tasks, and cried, and their cry because of their tasks went up to Gd.</text:span><text:span text:style-name="T136"><text:s/>24<text:s/></text:span><text:span text:style-name="T137">And Gd heard their groanings, and Gd remembered his covenant made with Abraam and Isaac and Jacob.</text:span><text:span text:style-name="T138"><text:s/>25<text:s/></text:span><text:span text:style-name="T139">And Gd looked upon the children of Israel, and was made known to them.</text:span></text:p>
            <text:p text:style-name="P140">Exodus 3</text:p>
            <text:p text:style-name="P141"><text:span text:style-name="T142">1<text:s/></text:span><text:span text:style-name="T143">And Moses was feeding the flock of Jothor his father-in-law, the priest of Madiam; and he brought the sheep nigh to the wilderness, and came to the mount of Choreb.</text:span><text:span text:style-name="T144"><text:s/>2<text:s/></text:span><text:span text:style-name="T145">And an angel of the Ld appeared to him in flaming fire out of the bush, and he sees that the bush burns with fire, - but the bush was not consumed.</text:span><text:span text:style-name="T146"><text:s/>3<text:s/></text:span><text:span text:style-name="T147">And Moses said, I will go near and see this great sight, why the bush is not consumed.</text:span><text:span text:style-name="T148"><text:s/>4<text:s/></text:span><text:span text:style-name="T149">And when the Ld saw that he drew nigh to see, the Ld called him out of the bush, saying, Moses, Moses; and he said, What is it?</text:span><text:span text:style-name="T150"><text:s/>5<text:s/></text:span><text:span text:style-name="T151">And he said, Draw not nigh hither: loose thy sandals from off thy feet, for the place whereon thou standest is holy ground.</text:span><text:span text:style-name="T152"><text:s/>6<text:s/></text:span><text:span text:style-name="T153">And he said, I am the Gd of thy father, the Gd of Abraam, and the Gd of Isaac, and the Gd of Jacob; and Moses turned away his face, for he was afraid to gaze at Gd.</text:span><text:span text:style-name="T154"><text:s/>7<text:s/></text:span><text:span text:style-name="T155">And the Ld said to Moses, I have surely seen the affliction of my people that is in Egypt, and I have heard their cry<text:s/></text:span><text:span text:style-name="T156">caused</text:span><text:span text:style-name="T157"><text:s/>by their task-masters; for I know their affliction.</text:span><text:span text:style-name="T158"><text:s/>8<text:s/></text:span><text:span text:style-name="T159">And I have come down to deliver them out of the hand of the Egyptians, and to bring them out of that land, and to bring them into a good and wide land, into a land flowing with milk and honey, into the place of the Chananites, and the Chettites, and Amorites, and Pherezites, and Gergesites, and Evites, and Jebusites.</text:span><text:span text:style-name="T160"><text:s/>9<text:s/></text:span><text:span text:style-name="T161">And now, behold, the cry of the children of Israel is come to me, and I have seen the affliction with which the Egyptians afflict them.</text:span><text:span text:style-name="T162"><text:s/>10<text:s/></text:span><text:span text:style-name="T163">And now come, I will send thee to Pharao king of Egypt, and thou shalt bring out my people the children of Israel from the land of Egypt.</text:span><text:span text:style-name="T164"><text:s/>11<text:s/></text:span><text:span text:style-name="T165">And Moses said to Gd, Who am I, that I should go to Pharao king of Egypt, and that I should bring out the children of Israel from the land of Egypt?</text:span><text:span text:style-name="T166"><text:s/>12<text:s/></text:span><text:span text:style-name="T167">And Gd spoke to Moses, saying, I<text:s/></text:span><text:soft-page-break/><text:span text:style-name="T168">will be with thee, and this shall be the sign to thee that I shall send thee forth, - when thou bringest out my people out of Egypt, then ye shall serve Gd in this mountain.</text:span><text:span text:style-name="T169"><text:s/>13<text:s/></text:span><text:span text:style-name="T170">And Moses said to Gd, Behold, I shall go forth to the children of Israel, and shall say to them, The Gd of our fathers has sent me to you; and they will ask me, What is his name? What shall I say to them?</text:span><text:span text:style-name="T171"><text:s/>14<text:s/></text:span><text:span text:style-name="T172">And Gd spoke to Moses, saying, I am THE BEING; and he said, Thus shall ye say to the children of Israel, THE BEING has sent me to you.</text:span><text:span text:style-name="T173"><text:s/>15<text:s/></text:span><text:span text:style-name="T174">And Gd said again to Moses, Thus shalt thou say to the sons of Israel, The Ld Gd of our fathers, the Gd of Abraam, and Gd of Isaac, and Gd of Jacob, has sent me to you: this is my name for ever, and my memorial to generations of generations.</text:span><text:span text:style-name="T175"><text:s/>16<text:s/></text:span><text:span text:style-name="T176">Go then and gather the elders of the children of Israel, and thou shalt say to them, The Ld Gd of our fathers has appeared to me, the Gd of Abraam, and Gd of Isaac, and Gd of Jacob, saying, I have surely looked upon you, and upon all the things which have happened to you in Egypt.</text:span><text:span text:style-name="T177"><text:s/>17<text:s/></text:span><text:span text:style-name="T178">And he said, I will bring you up out of the affliction of the Egyptians to the land of the Chananites and the Chettites, and Amorites and Pherezites, and Gergesites, and Evites, and Jebusites, to a land flowing with milk and honey.</text:span><text:span text:style-name="T179"><text:s/>18<text:s/></text:span><text:span text:style-name="T180">And they shall hearken to thy voice, and thou and the elders of Israel shall go in to Pharao king of Egypt, and thou shalt say to him, The Gd of the Hebrews has called us; we will go then a journey of three days into the wilderness, that we may sacrifice to our Gd.</text:span><text:span text:style-name="T181"><text:s/>19<text:s/></text:span><text:span text:style-name="T182">But I know that Pharao king of Egypt will not let you go, save with a mighty hand;</text:span><text:span text:style-name="T183"><text:s/>20<text:s/></text:span><text:span text:style-name="T184">and I will stretch out my hand, and smite the Egyptians with all my wonders, which I shall work among them, and after that he will send you forth.</text:span><text:span text:style-name="T185"><text:s/>21<text:s/></text:span><text:span text:style-name="T186">And I will give this people favour in the sight of the Egyptians, and whenever ye shall escape, ye shall not depart empty.</text:span><text:span text:style-name="T187"><text:s/>22<text:s/></text:span><text:span text:style-name="T188">But<text:s/></text:span><text:span text:style-name="T189">every</text:span><text:span text:style-name="T190"><text:s/>woman shall ask of her neighbour and fellow lodger, articles of gold and silver, and apparel; and ye shall put them upon your sons and upon your daughters, - and spoil ye the Egyptians.</text:span></text:p>
            <text:p text:style-name="P191">Exodus 4</text:p>
            <text:p text:style-name="P192"><text:span text:style-name="T193">1<text:s/></text:span><text:span text:style-name="T194">And Moses answered and said, If they believe me not, and do not hearken to my voice (for they will say, Gd has not appeared to thee), what shall I say to them?</text:span><text:span text:style-name="T195"><text:s/>2<text:s/></text:span><text:span text:style-name="T196">And the Ld said to him, What is this thing that is in thine hand? and he said, A rod.</text:span><text:span text:style-name="T197"><text:s/>3<text:s/></text:span><text:span text:style-name="T198">And he said, Cast it on the ground: and he cast it on the ground, and it became a serpent, and Moses fled from it.</text:span><text:span text:style-name="T199"><text:s/>4<text:s/></text:span><text:span text:style-name="T200">And the Ld said to Moses, Stretch forth thine hand, and take hold of its tail: so he stretched forth his hand and took hold of the tail,</text:span><text:span text:style-name="T201"><text:s/>5<text:s/></text:span><text:span text:style-name="T202">and it became a rod in his hand, - that they may believe<text:s/></text:span><text:soft-page-break/><text:span text:style-name="T203">thee, that the Gd of thy fathers has appeared to thee, the Gd of Abraam, and Gd of Isaac, and Gd of Jacob.</text:span><text:span text:style-name="T204"><text:s/>6<text:s/></text:span><text:span text:style-name="T205">And the Ld said again to him, Put thine hand into thy bosom; and he put his hand into his bosom, and brought his hand out of his bosom, and his hand became as snow.</text:span><text:span text:style-name="T206"><text:s/>7<text:s/></text:span><text:span text:style-name="T207">And he said again, Put thy hand into thy bosom; and he put his hand into his bosom, and brought his hand out of his bosom, and it was again restored to the complexion of his<text:s/></text:span><text:span text:style-name="T208">other</text:span><text:span text:style-name="T209"><text:s/>flesh.</text:span><text:span text:style-name="T210"><text:s/>8<text:s/></text:span><text:span text:style-name="T211">And if they will not believe thee, nor hearken to the voice of the first sign, they will believe thee<text:s/></text:span><text:span text:style-name="T212">because</text:span><text:span text:style-name="T213"><text:s/>of the voice of the second sign.</text:span><text:span text:style-name="T214"><text:s/>9<text:s/></text:span><text:span text:style-name="T215">And it shall come to pass if they will not believe thee for these two signs, and will not hearken to thy voice, that thou shalt take of the water of the river and pour it upon the dry land, and the water which thou shalt take from the river shall be blood upon the dry land.</text:span><text:span text:style-name="T216"><text:s/>10<text:s/></text:span><text:span text:style-name="T217">And Moses said to the Ld, I pray, Ld, I have not been sufficient in former times, neither from the time that thou hast begun to speak to thy servant: I am weak in speech, and slow-tongued.</text:span><text:span text:style-name="T218"><text:s/>11<text:s/></text:span><text:span text:style-name="T219">And the Ld said to Moses, Who has given a mouth to man, and who has made the very hard of hearing, and the deaf, the seeing and the blind? have not I, Gd?</text:span><text:span text:style-name="T220"><text:s/>12<text:s/></text:span><text:span text:style-name="T221">And now go and I will open thy mouth, and will instruct thee in what thou shalt say.</text:span><text:span text:style-name="T222"><text:s/>13<text:s/></text:span><text:span text:style-name="T223">And Moses said, I pray thee, Ld, appoint another able<text:s/></text:span><text:span text:style-name="T224">person</text:span><text:span text:style-name="T225"><text:s/>whom thou shalt send.</text:span><text:span text:style-name="T226"><text:s/>14<text:s/></text:span><text:span text:style-name="T227">And the Ld was greatly angered against Moses, and said, Lo! is not Aaron the Levite thy brother? I know that he will surely speak to thee; and, behold, he will come forth to meet thee, and beholding thee he will rejoice within himself.</text:span><text:span text:style-name="T228"><text:s/>15<text:s/></text:span><text:span text:style-name="T229">And thou shalt speak to him; and thou shalt put my words into his mouth, and I will open thy mouth and his mouth, and I will instruct you in what ye shall do.</text:span><text:span text:style-name="T230"><text:s/>16<text:s/></text:span><text:span text:style-name="T231">And he shall speak for thee to the people, and he shall be thy mouth, and thou shalt be for him in things pertaining to Gd.</text:span><text:span text:style-name="T232"><text:s/>17<text:s/></text:span><text:span text:style-name="T233">And this rod that was turned into a serpent thou shalt take in thine hand, wherewith thou shalt work miracles.</text:span><text:span text:style-name="T234"><text:s/>18<text:s/></text:span><text:span text:style-name="T235">And Moses went and returned to Jothor his father-in-law, and says, I will go and return to my brethren in Egypt, and will see if they are yet living. And Jothor said to Moses, Go in health. And in those days after some time, the king of Egypt died.</text:span><text:span text:style-name="T236"><text:s/>19<text:s/></text:span><text:span text:style-name="T237">And the Ld said to Moses in Madiam, Go, depart into Egypt, for all that sought thy life are dead.</text:span><text:span text:style-name="T238"><text:s/>20<text:s/></text:span><text:span text:style-name="T239">And Moses took his wife and his children, and mounted them on the beasts, and returned to Egypt; and Moses took the rod<text:s/></text:span><text:span text:style-name="T240">which he had</text:span><text:span text:style-name="T241"><text:s/>from Gd in his hand.</text:span><text:span text:style-name="T242"><text:s/>21<text:s/></text:span><text:span text:style-name="T243">And the Ld said to Moses, When thou goest and returnest to Egypt, see - all the miracles I have charged thee with, thou shalt work before Pharao: and I will harden his heart, and<text:s/></text:span><text:soft-page-break/><text:span text:style-name="T244">he shall certainly not send away the people.</text:span><text:span text:style-name="T245"><text:s/>22<text:s/></text:span><text:span text:style-name="T246">And thou shalt say to Pharao, These things saith the Ld, Israel<text:s/></text:span><text:span text:style-name="T247">is</text:span><text:span text:style-name="T248"><text:s/>my first-born.</text:span><text:span text:style-name="T249"><text:s/>23<text:s/></text:span><text:span text:style-name="T250">And I said to thee, Send away my people, that they may serve me: now if thou wilt not send them away, see, I will slay thy fir-born son.</text:span><text:span text:style-name="T251"><text:s/>24<text:s/></text:span><text:span text:style-name="T252">And it came to pass<text:s/></text:span><text:span text:style-name="T253">that</text:span><text:span text:style-name="T254"><text:s/>the angel of the Ld met him by the way in the inn, and sought to slay him.</text:span><text:span text:style-name="T255"><text:s/>25<text:s/></text:span><text:span text:style-name="T256">and Sepphora having taken a stone cut off the foreskin of her son, and fell at his feet and said, The blood of the circumcision of my son is staunched:</text:span><text:span text:style-name="T257"><text:s/>26<text:s/></text:span><text:span text:style-name="T258">and he departed from him, because she said, The blood of the circumcision of my son is staunched.</text:span><text:span text:style-name="T259"><text:s/>27<text:s/></text:span><text:span text:style-name="T260">And the Ld said to Aaron, Go into the wilderness to meet Moses; and he went and met him in the mount of Gd, and they kissed each other.</text:span><text:span text:style-name="T261"><text:s/>28<text:s/></text:span><text:span text:style-name="T262">And Moses reported to Aaron all the words of the Ld, which he sent, and all the things which he charged him.</text:span><text:span text:style-name="T263"><text:s/>29<text:s/></text:span><text:span text:style-name="T264">And Moses and Aaron went and gathered the elders of the children of Israel.</text:span><text:span text:style-name="T265"><text:s/>30<text:s/></text:span><text:span text:style-name="T266">And Aaron spoke all these words, which Gd spoke to Moses, and wrought the miracles before the people.</text:span><text:span text:style-name="T267"><text:s/>31<text:s/></text:span><text:span text:style-name="T268">and the people believed and rejoiced, because Gd visited the children of Israel, and because he saw their affliction: and the people bowed and worshipped.</text:span></text:p>
            <text:p text:style-name="P269">Exodus 5</text:p>
            <text:p text:style-name="P270"><text:span text:style-name="T271">1<text:s/></text:span><text:span text:style-name="T272">And after this went in Moses and Aaron to Pharao, and they said to him, These things says the Ld Gd of Israel, Send my people away, that they may keep a feast to me in the wilderness.</text:span><text:span text:style-name="T273"><text:s/>2<text:s/></text:span><text:span text:style-name="T274">And Pharao said, Who is he that I should hearken to his voice, so that I should send away the children of Israel? I do not know the Ld, and I will not let Israel go.</text:span><text:span text:style-name="T275"><text:s/>3<text:s/></text:span><text:span text:style-name="T276">And they say to him, The Gd of the Hebrews has called us to him: we will go therefore a three days' journey into the wilderness, that we may sacrifice to the Ld our Gd, lest at any time death or slaughter happen to us.</text:span><text:span text:style-name="T277"><text:s/>4<text:s/></text:span><text:span text:style-name="T278">And the king of Egypt said to them, Why do ye, Moses and Aaron, turn the people from their works? depart each of you to your works.</text:span><text:span text:style-name="T279"><text:s/>5<text:s/></text:span><text:span text:style-name="T280">And Pharao said, Behold now, the people is very numerous; let us not then give them rest from their work.</text:span><text:span text:style-name="T281"><text:s/>6<text:s/></text:span><text:span text:style-name="T282">And Pharao gave orders to the task-masters of the people and the accountants, saying,</text:span><text:span text:style-name="T283"><text:s/>7<text:s/></text:span><text:span text:style-name="T284">Ye shall no longer give straw to the people for brick-making as yesterday and the third day; but let them go themselves, and collect straw for themselves.</text:span><text:span text:style-name="T285"><text:s/>8<text:s/></text:span><text:span text:style-name="T286">And thou shalt impose on them daily the rate of brick-making which they perform: thou shalt not abate anything, for they are idle; therefore have they cried, saying, Let us arise and do sacrifice to our Gd.</text:span><text:span text:style-name="T287"><text:s/>9<text:s/></text:span><text:span text:style-name="T288">Let the works of these men be made grievous, and let them care for these things, and not care for vain words.</text:span><text:span text:style-name="T289"><text:s/>10<text:s/></text:span><text:span text:style-name="T290">And the<text:s/></text:span><text:soft-page-break/><text:span text:style-name="T291">taskmasters and the accountants hastened them, and they spoke to the people, saying, thus says Pharao, I<text:s/></text:span><text:span text:style-name="T292">will</text:span><text:span text:style-name="T293"><text:s/>give you straw no longer.</text:span><text:span text:style-name="T294"><text:s/>11<text:s/></text:span><text:span text:style-name="T295">Go ye, yourselves, get for yourselves straw whencesoever ye can find it, for nothing is diminished from your rate.</text:span><text:span text:style-name="T296"><text:s/>12<text:s/></text:span><text:span text:style-name="T297">So the people were dispersed in all the land of Egypt, to gather stubble for straw.</text:span><text:span text:style-name="T298"><text:s/>13<text:s/></text:span><text:span text:style-name="T299">and the taskmasters hastened them, saying, Fulfil your regular daily tasks, even as when straw was given you.</text:span><text:span text:style-name="T300"><text:s/>14<text:s/></text:span><text:span text:style-name="T301">And the accountants of the race of the children of Israel, who were set over them by the masters of Pharao, were scourged,<text:s/></text:span><text:span text:style-name="T302">and questioned,</text:span><text:span text:style-name="T303"><text:s/></text:span><text:span text:style-name="T304">men</text:span><text:span text:style-name="T305"><text:s/>saying, Why have ye not fulfilled your rates of brick-work as yesterday and the third day, to-day also?</text:span><text:span text:style-name="T306"><text:s/>15<text:s/></text:span><text:span text:style-name="T307">And the accountants of the children of Israel went in and cried to Pharao, saying, Why dost thou act thus to thy servants?</text:span><text:span text:style-name="T308"><text:s/>16<text:s/></text:span><text:span text:style-name="T309">Straw is not given to thy servants, and they tell us to make brick; and behold thy servants have been scourged: thou wilt therefore injure thy people.</text:span><text:span text:style-name="T310"><text:s/>17<text:s/></text:span><text:span text:style-name="T311">And he said to them, Ye are idle, ye are idlers: therefore ye say, Let us go<text:s/></text:span><text:span text:style-name="T312">and</text:span><text:span text:style-name="T313"><text:s/>do sacrifice to our Gd.</text:span><text:span text:style-name="T314"><text:s/>18<text:s/></text:span><text:span text:style-name="T315">Now then go and work, for straw shall not be given to you, yet ye shall return the rate of bricks.</text:span><text:span text:style-name="T316"><text:s/>19<text:s/></text:span><text:span text:style-name="T317">And the accountants of the children of Israel saw themselves in an evil plight,<text:s/></text:span><text:span text:style-name="T318">men</text:span><text:span text:style-name="T319"><text:s/>saying, Ye shall not fail to deliver the daily rate of the brick-making.</text:span><text:span text:style-name="T320"><text:s/>20<text:s/></text:span><text:span text:style-name="T321">And they met Moses and Aaron coming forth to meet them, as they came forth from Pharao.</text:span><text:span text:style-name="T322"><text:s/>21<text:s/></text:span><text:span text:style-name="T323">And they said to them, The Ld look upon you and judge you, for ye have made our savour abominable before Pharao, and before his servants, to put a sword into his hands to slay us.</text:span><text:span text:style-name="T324"><text:s/>22<text:s/></text:span><text:span text:style-name="T325">And Moses turned to the Ld, and said, I pray, Ld, why hast thou afflicted this people? and wherefore hast thou sent me?</text:span><text:span text:style-name="T326"><text:s/>23<text:s/></text:span><text:span text:style-name="T327">For from the time that I went to Pharao to speak in thy name, he has afflicted this people, and thou hast not delivered thy people.</text:span></text:p>
            <text:p text:style-name="P328">Exodus 6</text:p>
            <text:p text:style-name="P329"><text:span text:style-name="T330">1<text:s/></text:span><text:span text:style-name="T331">And the Ld said to Moses, Now thou shalt see what I will do to Pharao; for he shall send them forth with a mighty hand, and with a high arm shall he cast them out of his land.</text:span><text:span text:style-name="T332"><text:s/>2<text:s/></text:span><text:span text:style-name="T333">And Gd spoke to Moses and said to him, I<text:s/></text:span><text:span text:style-name="T334">am</text:span><text:span text:style-name="T335"><text:s/>the Ld.</text:span><text:span text:style-name="T336"><text:s/>3<text:s/></text:span><text:span text:style-name="T337">And I appeared to Abraam and Isaac and Jacob, being their Gd, but I did not manifest to them my name Ld.</text:span><text:span text:style-name="T338"><text:s/>4<text:s/></text:span><text:span text:style-name="T339">And I established my covenant with them, to give them the land of the Chananites, the land wherein they sojourned, in which also they dwelt as strangers.</text:span><text:span text:style-name="T340"><text:s/>5<text:s/></text:span><text:span text:style-name="T341">And I hearkened to the groaning of the children of Israel (the affliction with which the Egyptians enslave them) and I remembered the covenant with you.</text:span><text:span text:style-name="T342"><text:s/>6<text:s/></text:span><text:span text:style-name="T343">Go, speak to the children of Israel, saying, I<text:s/></text:span><text:span text:style-name="T344">am</text:span><text:span text:style-name="T345"><text:s/>the Ld; and I will lead you forth from the tyranny<text:s/></text:span><text:soft-page-break/><text:span text:style-name="T346">of the Egyptians, and I will deliver you from bondage, and I will ransom you with a high arm, and great judgment.</text:span><text:span text:style-name="T347"><text:s/>7<text:s/></text:span><text:span text:style-name="T348">And I will take you to me a people for myself, and will be your Gd; and ye shall know that I am the Ld your Gd, who brought you out from the tyranny of the Egyptians.</text:span><text:span text:style-name="T349"><text:s/>8<text:s/></text:span><text:span text:style-name="T350">And I will bring you into the land concerning which I stretched out my hand to give it to Abraam and Isaac and Jacob, and I will give it you for an inheritance: I<text:s/></text:span><text:span text:style-name="T351">am</text:span><text:span text:style-name="T352"><text:s/>the Ld.</text:span><text:span text:style-name="T353"><text:s/>9<text:s/></text:span><text:span text:style-name="T354">And Moses spoke thus to the sons of Israel, and they hearkened not to Moses for faint-heartedness, and for their hard tasks.</text:span><text:span text:style-name="T355"><text:s/>10<text:s/></text:span><text:span text:style-name="T356">And the Ld spoke to Moses, saying,</text:span><text:span text:style-name="T357"><text:s/>11<text:s/></text:span><text:span text:style-name="T358">Go in, speak to Pharao king of Egypt, that he send forth the children of Israel out of his land.</text:span><text:span text:style-name="T359"><text:s/>12<text:s/></text:span><text:span text:style-name="T360">And Moses spoke before the Ld, saying, Behold, the children of Israel hearkened not to me, and how shall Pharao hearken to me? and I am not eloquent.</text:span><text:span text:style-name="T361"><text:s/>13<text:s/></text:span><text:span text:style-name="T362">And the Ld spoke to Moses and Aaron, and gave them a charge to Pharao king of Egypt, that he should send forth the children of Israel out of the land of Egypt.</text:span><text:span text:style-name="T363"><text:s/>14<text:s/></text:span><text:span text:style-name="T364">And these are the heads of the houses of their families: the sons of Ruben the first-born of Israel; Enoch and Phallus, Asron, and Charmi, this is the kindred of Ruben.</text:span><text:span text:style-name="T365"><text:s/>15<text:s/></text:span><text:span text:style-name="T366">And the sons of Symeon, Jemuel and Jamin, and Aod, and Jachin and Saar, and Saul the son of a Phoenician woman, these are the families of the sons of Symeon.</text:span><text:span text:style-name="T367"><text:s/>16<text:s/></text:span><text:span text:style-name="T368">And these are the names of the sons of Levi according to their kindreds, Gedson, Caath, and Merari; and the years of the life of Levi were a hundred and thirty-seven.</text:span><text:span text:style-name="T369"><text:s/>17<text:s/></text:span><text:span text:style-name="T370">And these are the sons of Gedson, Lobeni and Semei, the houses of their family. And the sons of Caath,</text:span><text:span text:style-name="T371"><text:s/>18<text:s/></text:span><text:span text:style-name="T372">Ambram and Issaar, Chebron, and Oziel; and the years of the life of Caath were a hundred and thirty-three years.</text:span><text:span text:style-name="T373"><text:s/>19<text:s/></text:span><text:span text:style-name="T374">And the sons of Merari, Mooli, and Omusi, these are the houses of the families of Levi, according to their kindreds.</text:span><text:span text:style-name="T375"><text:s/>20<text:s/></text:span><text:span text:style-name="T376">And Ambram took to wife Jochabed the daughter of his father's brother, and she bore to him both Aaron and Moses, and Mariam their sister: and the years of the life of Ambram were a hundred and thirty-two years.</text:span><text:span text:style-name="T377"><text:s/>21<text:s/></text:span><text:span text:style-name="T378">And the sons of Issaar, Core, and Naphec, and Zechri.</text:span><text:span text:style-name="T379"><text:s/>22<text:s/></text:span><text:span text:style-name="T380">And the sons of Oziel, Misael, and Elisaphan, and Segri.</text:span><text:span text:style-name="T381"><text:s/>23<text:s/></text:span><text:span text:style-name="T382">And Aaron took to himself to wife Elisabeth daughter of Aminadab sister of Naasson, and she bore to him both Nadab and Abiud, and Eleazar and Ithamar.</text:span><text:span text:style-name="T383"><text:s/>24<text:s/></text:span><text:span text:style-name="T384">And the sons of Core, Asir, and Elkana, and Abiasar, these are the generations of Core.</text:span><text:span text:style-name="T385"><text:s/>25<text:s/></text:span><text:span text:style-name="T386">And Eleazar the son of Aaron took to himself for a wife<text:s/></text:span><text:span text:style-name="T387">one</text:span><text:span text:style-name="T388"><text:s/>of the daughters of Phutiel, and she bore to him Phinees. These are the heads of the family of the Levites, according to their generations.</text:span><text:span text:style-name="T389"><text:s/>26<text:s/></text:span><text:span text:style-name="T390">This is Aaron and Moses,<text:s/></text:span><text:soft-page-break/><text:span text:style-name="T391">whom Gd told to bring out the children of Israel out of the land of Egypt with their forces.</text:span><text:span text:style-name="T392"><text:s/>27<text:s/></text:span><text:span text:style-name="T393">These are they that spoke with Pharao king of Egypt, and Aaron himself and Moses brought out the children of Israel from the land of Egypt,</text:span><text:span text:style-name="T394"><text:s/>28<text:s/></text:span><text:span text:style-name="T395">in the day in which the Ld spoke to Moses in the land of Egypt;</text:span><text:span text:style-name="T396"><text:s/>29<text:s/></text:span><text:span text:style-name="T397">then the Ld spoke to Moses, saying, I am the Ld: speak to Pharao king of Egypt whatsoever I say to thee.</text:span><text:span text:style-name="T398"><text:s/>30<text:s/></text:span><text:span text:style-name="T399">And Moses said before the Ld, Behold, I am not able in speech, and how shall Pharao hearken to me?</text:span></text:p>
            <text:p text:style-name="P400">Exodus 7</text:p>
            <text:p text:style-name="P401"><text:span text:style-name="T402">1<text:s/></text:span><text:span text:style-name="T403">And the Ld spoke to Moses, saying, Behold, I have made thee a god to Pharao, and Aaron thy brother shall be thy prophet.</text:span><text:span text:style-name="T404"><text:s/>2<text:s/></text:span><text:span text:style-name="T405">And thou shalt say to him all things that I charge thee, and Aaron thy brother shall speak to Pharao, that he should send forth the children of Israel out of his land.</text:span><text:span text:style-name="T406"><text:s/>3<text:s/></text:span><text:span text:style-name="T407">And I will harden the heart of Pharao, and I will multiply my signs and wonders in the land of Egypt.</text:span><text:span text:style-name="T408"><text:s/>4<text:s/></text:span><text:span text:style-name="T409">And Pharao will not hearken to you, and I will lay my hand upon Egypt; and will bring out my people the children of Israel with my power out of the land of Egypt with great vengeance.</text:span><text:span text:style-name="T410"><text:s/>5<text:s/></text:span><text:span text:style-name="T411">And all the Egyptians shall know that I am the Ld, stretching out my hand upon Egypt, and I will bring out the children of Israel out of the midst of them.</text:span><text:span text:style-name="T412"><text:s/>6<text:s/></text:span><text:span text:style-name="T413">And Moses and Aaron did as the Ld commanded them, so did they.</text:span><text:span text:style-name="T414"><text:s/>7<text:s/></text:span><text:span text:style-name="T415">And Moses was eighty years old, and Aaron his brother was eighty-three years old, when he spoke to Pharao.</text:span><text:span text:style-name="T416"><text:s/>8<text:s/></text:span><text:span text:style-name="T417">And the Ld spoke to Moses and Aaron, saying,</text:span><text:span text:style-name="T418"><text:s/>9<text:s/></text:span><text:span text:style-name="T419">Now if Pharao should speak to you, saying, Give us a sign or a wonder, then shalt thou say to thy brother Aaron, Take thy rod and cast it upon the ground before Pharao, and before his servants, and it shall become a serpent.</text:span><text:span text:style-name="T420"><text:s/>10<text:s/></text:span><text:span text:style-name="T421">And Moses and Aaron went in before Pharao, and<text:s/></text:span><text:span text:style-name="T422">before</text:span><text:span text:style-name="T423"><text:s/>his servants, and they did so, as the Ld commanded them; and Aaron cast down his rod before Pharao, and before his servants, and it became a serpent.</text:span><text:span text:style-name="T424"><text:s/>11<text:s/></text:span><text:span text:style-name="T425">But Pharao called together the wise men of Egypt, and the sorcerers, and the charmers also of the Egyptians did likewise with their sorceries.</text:span><text:span text:style-name="T426"><text:s/>12<text:s/></text:span><text:span text:style-name="T427">And they cast down each his rod, and they became serpents, but the rod of Aaron swallowed up their rods.</text:span><text:span text:style-name="T428"><text:s/>13<text:s/></text:span><text:span text:style-name="T429">and the heart of Pharao was hardened, and he hearkened not to them, as the Ld charged them.</text:span><text:span text:style-name="T430"><text:s/>14<text:s/></text:span><text:span text:style-name="T431">and the Ld said to Moses, The heart of Pharao is made hard, so that he should not let the people go.</text:span><text:span text:style-name="T432"><text:s/>15<text:s/></text:span><text:span text:style-name="T433">Go to Pharao early in the morning: behold, he goes forth to the water; and thou shalt meet him on the bank of the river, and thou shalt take in thine hand the rod that was turned into a serpent.</text:span><text:span text:style-name="T434"><text:s/>16<text:s/></text:span><text:span text:style-name="T435">And thou shalt say to him, The Ld Gd of the Hebrews has sent me to thee, saying, Send my<text:s/></text:span><text:soft-page-break/><text:span text:style-name="T436">people away, that they may serve me in the wilderness, and, behold, hitherto thou hast not hearkened.</text:span><text:span text:style-name="T437"><text:s/>17<text:s/></text:span><text:span text:style-name="T438">These things saith the Ld: Hereby shalt thou know that I am the Ld: behold, I strike with the rod that is in my hand on the water which is in the river, and it shall change it into blood.</text:span><text:span text:style-name="T439"><text:s/>18<text:s/></text:span><text:span text:style-name="T440">And the fish that are in the river shall die, and the river shall stink thereupon, and the Egyptians shall not be able to drink water from the river.</text:span><text:span text:style-name="T441"><text:s/>19<text:s/></text:span><text:span text:style-name="T442">And the Ld said to Moses, Say to thy brother Aaron, Take thy rod in thy hand, and stretch forth thy hand over the waters of Egypt, and over their rivers, and over their canals, and over their ponds, and over all their standing water, and it shall become blood: and there was blood in all the land of Egypt, both in vessels of wood and of stone.</text:span><text:span text:style-name="T443"><text:s/>20<text:s/></text:span><text:span text:style-name="T444">and Moses and Aaron did so, as the Ld commanded them; and<text:s/></text:span><text:span text:style-name="T445">Aaron</text:span><text:span text:style-name="T446"><text:s/>having lifted up<text:s/></text:span><text:span text:style-name="T447">his hand</text:span><text:span text:style-name="T448"><text:s/>with his rod, smote the water in the river before Pharao, and before his servants, and changed all the water in the river into blood.</text:span><text:span text:style-name="T449"><text:s/>21<text:s/></text:span><text:span text:style-name="T450">And the fish in the river died, and the river stank thereupon; and the Egyptians could not drink water from the river, and the blood was in all the land of Egypt.</text:span><text:span text:style-name="T451"><text:s/>22<text:s/></text:span><text:span text:style-name="T452">And the charmers also of the Egyptians did so with their sorceries; and the heart of Pharao was hardened, and he did not hearken to them, even as the Ld said.</text:span><text:span text:style-name="T453"><text:s/>23<text:s/></text:span><text:span text:style-name="T454">And Pharao turned and entered into his house, nor did he fix his attention even on this thing.</text:span><text:span text:style-name="T455"><text:s/>24<text:s/></text:span><text:span text:style-name="T456">And all the Egyptians dug round about the river, so as to drink water, for they could not drink water from the river.</text:span><text:span text:style-name="T457"><text:s/>25<text:s/></text:span><text:span text:style-name="T458">and seven days were fulfilled after the Ld has smitten the river.</text:span></text:p>
            <text:p text:style-name="P459">Exodus 8</text:p>
            <text:p text:style-name="P460"><text:span text:style-name="T461">1<text:s/></text:span><text:span text:style-name="T462">And the Ld said to Moses, Go in to Pharao, and thou shalt say to him, These things says the Ld: send forth my people, that they may serve me.</text:span><text:span text:style-name="T463"><text:s/>2<text:s/></text:span><text:span text:style-name="T464">And if thou wilt not send them forth, behold, I afflict all thy borders with frogs:</text:span><text:span text:style-name="T465"><text:s/>3<text:s/></text:span><text:span text:style-name="T466">and the river shall teem with frogs, and they shall go up and enter into thy houses, and into thy bed-chambers, and upon thy beds, and upon the houses of thy servants, and of thy people and on thy dough, and on thine ovens.</text:span><text:span text:style-name="T467"><text:s/>4<text:s/></text:span><text:span text:style-name="T468">And upon thee, and upon thy servants, and upon thy people, shall the frogs come up.</text:span><text:span text:style-name="T469"><text:s/>5<text:s/></text:span><text:span text:style-name="T470">And the Ld said to Moses, Say to Aaron thy brother, Stretch forth with the hand thy rod over the rivers, and over the canals, and over the pools, and bring up the frogs.</text:span><text:span text:style-name="T471"><text:s/>6<text:s/></text:span><text:span text:style-name="T472">And Aaron stretched forth his hand over the waters of Egypt, and brought up the frogs: and the frog was brought up, and covered the land of Egypt.</text:span><text:span text:style-name="T473"><text:s/>7<text:s/></text:span><text:span text:style-name="T474">And the charmers of the Egyptians also did likewise with their sorceries, and brought up the frogs on the land of Egypt.</text:span><text:span text:style-name="T475"><text:s/>8<text:s/></text:span><text:span text:style-name="T476">And Pharao called Moses and Aaron, and<text:s/></text:span><text:soft-page-break/><text:span text:style-name="T477">said, Pray for me to the Ld, and let him take away the frogs from me and from my people; and I will send them away, and they shall sacrifice to the Ld.</text:span><text:span text:style-name="T478"><text:s/>9<text:s/></text:span><text:span text:style-name="T479">And Moses said to Pharao, Appoint me<text:s/></text:span><text:span text:style-name="T480">a time</text:span><text:span text:style-name="T481"><text:s/>when I shall pray for thee, and for thy servants, and for thy people, to cause the frogs to disappear from thee, and from thy people, and from your houses, only in the river shall they be left behind.</text:span><text:span text:style-name="T482"><text:s/>10<text:s/></text:span><text:span text:style-name="T483">And he said, On the morrow: he said therefore, As thou has said; that thou mayest know, that there is no other<text:s/></text:span><text:span text:style-name="T484">Gd</text:span><text:span text:style-name="T485"><text:s/>but the Ld.</text:span><text:span text:style-name="T486"><text:s/>11<text:s/></text:span><text:span text:style-name="T487">And the frogs shall be removed away from thee, and from your houses and from the villages, and from thy servants, and from thy people, only in the river they shall be left.</text:span><text:span text:style-name="T488"><text:s/>12<text:s/></text:span><text:span text:style-name="T489">And Moses and Aaron went forth from Pharao, and Moses cried to the Ld concerning the restriction of the frogs, as Pharao appointed him.</text:span><text:span text:style-name="T490"><text:s/>13<text:s/></text:span><text:span text:style-name="T491">And the Ld did as Moses said, and the frogs died out of the houses, and out of the villages, and out of the fields.</text:span><text:span text:style-name="T492"><text:s/>14<text:s/></text:span><text:span text:style-name="T493">And they gathered them together in heaps, and the land stank.</text:span><text:span text:style-name="T494"><text:s/>15<text:s/></text:span><text:span text:style-name="T495">And when Pharao saw that there was relief, his heart was hardened, and he did not hearken to them, as the Ld spoke.</text:span><text:span text:style-name="T496"><text:s/>16<text:s/></text:span><text:span text:style-name="T497">And the Ld said to Moses, Say to Aaron, Stretch forth thy rod with thy hand and smite the dust of the earth; and there shall be lice both upon man, and upon quadrupeds, and in all the land of Egypt.</text:span><text:span text:style-name="T498"><text:s/>17<text:s/></text:span><text:span text:style-name="T499">So Aaron stretched out his rod with his hand, and smote the dust of the earth; and the lice were on men and on quadrupeds, and in all the dust of the earth there were lice.</text:span><text:span text:style-name="T500"><text:s/>18<text:s/></text:span><text:span text:style-name="T501">And the charmers also did so with their sorceries, to bring forth the louse, and they could not. And the lice were both on the men and on the quadrupeds.</text:span><text:span text:style-name="T502"><text:s/>19<text:s/></text:span><text:span text:style-name="T503">So the charmers said to Pharao, This is the finger of Gd. But the heart of Pharao was hardened, and he hearkened not to them, as the Ld said.</text:span><text:span text:style-name="T504"><text:s/>20<text:s/></text:span><text:span text:style-name="T505">And the Ld said to Moses, Rise up early in the morning, and stand before Pharao: and behold, he will go forth to the water, and thou shalt say to him, These things says the Ld: Send away my people, that they may serve me in the wilderness.</text:span><text:span text:style-name="T506"><text:s/>21<text:s/></text:span><text:span text:style-name="T507">And if thou wilt not let my people go, behold, I send upon thee, and upon thy servants, and upon thy people, and upon your houses, the dog-fly; and the houses of the Egyptians shall be filled with the dog-fly, even throughout the land upon which they are.</text:span><text:span text:style-name="T508"><text:s/>22<text:s/></text:span><text:span text:style-name="T509">and I will distinguish marvellously in that day the land of Gesem, on which my people dwell, in which the dog-fly shall not be: that thou mayest know that I am the Ld the Gd of all the earth.</text:span><text:span text:style-name="T510"><text:s/>23<text:s/></text:span><text:span text:style-name="T511">And I will put a difference between my people and thy people, and on the morrow shall this be on the land. And the Ld did thus.</text:span><text:span text:style-name="T512"><text:s/>24<text:s/></text:span><text:span text:style-name="T513">And the dog-fly came in abundance into the houses of Pharao, and<text:s/></text:span><text:soft-page-break/><text:span text:style-name="T514">into the houses of his servants, and into all the land of Egypt; and the land was destroyed by the dog-fly.</text:span><text:span text:style-name="T515"><text:s/>25<text:s/></text:span><text:span text:style-name="T516">And Pharao called Moses and Aaron, saying, Go and sacrifice to the Ld your Gd in the land.</text:span><text:span text:style-name="T517"><text:s/>26<text:s/></text:span><text:span text:style-name="T518">And Moses said, It cannot be so, for we shall sacrifice to the Ld our Gd the abominations of the Egyptians; for if we sacrifice the abominations of the Egyptians before them, we shall be stoned.</text:span><text:span text:style-name="T519"><text:s/>27<text:s/></text:span><text:span text:style-name="T520">We will go a journey of three days into the wilderness, and we will sacrifice to the Ld our Gd, as the Ld said to us.</text:span><text:span text:style-name="T521"><text:s/>28<text:s/></text:span><text:span text:style-name="T522">And Pharao said, I<text:s/></text:span><text:span text:style-name="T523">will</text:span><text:span text:style-name="T524"><text:s/>let you go, and do ye sacrifice to your Gd in the wilderness, but do not go very far away: pray then for me to the Ld.</text:span><text:span text:style-name="T525"><text:s/>29<text:s/></text:span><text:span text:style-name="T526">And Moses said, I then will go forth from thee and pray to Gd, and the dog-fly shall depart both from thy servants, and from thy people to-morrow. Do not thou, Pharao, deceive again, so as not to send the people away to do sacrifice to the Ld.</text:span><text:span text:style-name="T527"><text:s/>30<text:s/></text:span><text:span text:style-name="T528">And Moses went out from Pharao, and prayed to Gd.</text:span><text:span text:style-name="T529"><text:s/>31<text:s/></text:span><text:span text:style-name="T530">And the Ld did as Moses said, and removed the dog-fly from Pharao, and from his servants, and from his people, and there was not one left.</text:span><text:span text:style-name="T531"><text:s/>32<text:s/></text:span><text:span text:style-name="T532">And Pharao hardened his heart, even on this occasion, and he would not send the people away.</text:span></text:p>
            <text:p text:style-name="P533">Exodus 9</text:p>
            <text:p text:style-name="P534"><text:span text:style-name="T535">1<text:s/></text:span><text:span text:style-name="T536">And the Ld said to Moses, Go in to Pharao, and thou shalt say to him, These things saith the Ld Gd of the Hebrews; Send my people away that they may serve me.</text:span><text:span text:style-name="T537"><text:s/>2<text:s/></text:span><text:span text:style-name="T538">If however thou wilt not send my people away, but yet detainest them:</text:span><text:span text:style-name="T539"><text:s/>3<text:s/></text:span><text:span text:style-name="T540">behold, the hand of the Ld shall be upon thy cattle in the fields, both on the horses, and on the asses, and on the camels and oxen and sheep, a very great mortality.</text:span><text:span text:style-name="T541"><text:s/>4<text:s/></text:span><text:span text:style-name="T542">And I will make a marvellous distinction in that time between the cattle of the Egyptians, and the cattle of the children of Israel: nothing shall die of all that is of the children's of Israel.</text:span><text:span text:style-name="T543"><text:s/>5<text:s/></text:span><text:span text:style-name="T544">And Gd fixed a limit, saying, To-morrow the Ld will do this thing on the land.</text:span><text:span text:style-name="T545"><text:s/>6<text:s/></text:span><text:span text:style-name="T546">And the Ld did this thing on the next day, and all the cattle of the Egyptians died, but of the cattle of the children of Israel there died not one.</text:span><text:span text:style-name="T547"><text:s/>7<text:s/></text:span><text:span text:style-name="T548">And when Pharao saw, that of all the cattle of the children of Israel there died not one, the heart of Pharao was hardened, and he did not let the people go.</text:span><text:span text:style-name="T549"><text:s/>8<text:s/></text:span><text:span text:style-name="T550">And the Ld spoke to Moses and Aaron, saying, Take you handfuls of ashes of the furnace, and let Moses scatter it toward heaven before Pharao, and before his servants.</text:span><text:span text:style-name="T551"><text:s/>9<text:s/></text:span><text:span text:style-name="T552">And let it become dust over all the land of Egypt, and there shall be upon men and upon beasts sore blains breaking forth both on men and on beasts, in all the land of Egypt.</text:span><text:span text:style-name="T553"><text:s/>10<text:s/></text:span><text:span text:style-name="T554">So he took of the ashes of the furnace before Pharao, and Moses scattered it toward heaven, and it became sore blains<text:s/></text:span><text:soft-page-break/><text:span text:style-name="T555">breaking forth both on men and on beasts.</text:span><text:span text:style-name="T556"><text:s/>11<text:s/></text:span><text:span text:style-name="T557">And the sorcerers could not stand before Moses because of the sores, for the sores were on the sorcerers, and in all the land of Egypt.</text:span><text:span text:style-name="T558"><text:s/>12<text:s/></text:span><text:span text:style-name="T559">And the Ld hardened Pharao's heart, and he hearkened not to them, as the Ld appointed.</text:span><text:span text:style-name="T560"><text:s/>13<text:s/></text:span><text:span text:style-name="T561">And the Ld said to Moses, Rise up early in the morning, and stand before Pharao; and thou shalt say to him, These things saith the Ld Gd of the Hebrews, Send away my people that they may serve me.</text:span><text:span text:style-name="T562"><text:s/>14<text:s/></text:span><text:span text:style-name="T563">For at this present time do I send forth all my plagues into thine heart, and the heart of thy servants and of thy people; that thou mayest know that there is not another such as I in all the earth.</text:span><text:span text:style-name="T564"><text:s/>15<text:s/></text:span><text:span text:style-name="T565">For now I will stretch forth my hand and smite thee and kill thy people, and thou shalt be consumed from off the earth.</text:span><text:span text:style-name="T566"><text:s/>16<text:s/></text:span><text:span text:style-name="T567">And for this purpose hast thou been preserved, that I might display in thee my strength, and that my name might be published in all the earth.</text:span><text:span text:style-name="T568"><text:s/>17<text:s/></text:span><text:span text:style-name="T569">Dost thou then yet exert thyself to hinder my people, so as not to let them go?</text:span><text:span text:style-name="T570"><text:s/>18<text:s/></text:span><text:span text:style-name="T571">Behold, to-morrow at this hour I will rain a very great hail, such as has not been in Egypt, from the time it was created until this day.</text:span><text:span text:style-name="T572"><text:s/>19<text:s/></text:span><text:span text:style-name="T573">Now then hasten to gather thy cattle, and all that thou hast in the fields; for all the men and cattle as many as shall be found in the fields, and shall not enter into a house, (but the hail shall fall upon them,) shall die.</text:span><text:span text:style-name="T574"><text:s/>20<text:s/></text:span><text:span text:style-name="T575">He of the servants of Pharao that feared the word of the Ld, gathered his cattle into the houses.</text:span><text:span text:style-name="T576"><text:s/>21<text:s/></text:span><text:span text:style-name="T577">And he that did not attend in his mind to the word of the Ld, left the cattle in the fields.</text:span><text:span text:style-name="T578"><text:s/>22<text:s/></text:span><text:span text:style-name="T579">And the Ld said to Moses, Stretch out thine hand to heaven, and there shall be hail on all the land of Egypt, both on the men and on the cattle, and on all the herbage on the land.</text:span><text:span text:style-name="T580"><text:s/>23<text:s/></text:span><text:span text:style-name="T581">And Moses stretched forth his hand to heaven, and the Ld sent thunderings and hail; and the fire ran along upon the ground, and the Ld rained hail on all the land of Egypt.</text:span><text:span text:style-name="T582"><text:s/>24<text:s/></text:span><text:span text:style-name="T583">So there was hail and flaming fire mingled with hail; and the hail was very great, such as was not in Egypt, from the time there was a nation upon it.</text:span><text:span text:style-name="T584"><text:s/>25<text:s/></text:span><text:span text:style-name="T585">And the hail smote in all the land of Egypt both man and beast, and the hail smote all the grass in the field, and the hail broke in pieces all the trees in the field.</text:span><text:span text:style-name="T586"><text:s/>26<text:s/></text:span><text:span text:style-name="T587">Only in the land of Gesem where the children of Israel were, the hail was not.</text:span><text:span text:style-name="T588"><text:s/>27<text:s/></text:span><text:span text:style-name="T589">And Pharao sent and called Moses and Aaron, and said to them, I have sinned this time: the Ld<text:s/></text:span><text:span text:style-name="T590">is</text:span><text:span text:style-name="T591"><text:s/>righteous, and I and my people are wicked.</text:span><text:span text:style-name="T592"><text:s/>28<text:s/></text:span><text:span text:style-name="T593">Pray then for me to the Ld, and let him cause the thunderings of Gd to cease, and the hail and the fire, and I will send you forth and ye shall remain no longer.</text:span><text:span text:style-name="T594"><text:s/>29<text:s/></text:span><text:span text:style-name="T595">And Moses said to him, When I shall have departed from the city, I will stretch out my hands to the Ld, and the<text:s/></text:span><text:soft-page-break/><text:span text:style-name="T596">thunderings shall cease, and the hail and the rain shall be no longer, that thou mayest know that the earth<text:s/></text:span><text:span text:style-name="T597">is</text:span><text:span text:style-name="T598"><text:s/>the Ld's.</text:span><text:span text:style-name="T599"><text:s/>30<text:s/></text:span><text:span text:style-name="T600">But as for thee and thy servants, I know that ye have not yet feared the Ld.</text:span><text:span text:style-name="T601"><text:s/>31<text:s/></text:span><text:span text:style-name="T602">And the flax and the barley were smitten, for the barley was advanced, and the flax was seeding.</text:span><text:span text:style-name="T603"><text:s/>32<text:s/></text:span><text:span text:style-name="T604">But the wheat and the rye were not smitten, for they were late.</text:span><text:span text:style-name="T605"><text:s/>33<text:s/></text:span><text:span text:style-name="T606">And Moses went forth from Pharao out of the city, and stretched out his hands to the Ld, and the thunders ceased and the hail, and the rain did not drop on the earth.</text:span><text:span text:style-name="T607"><text:s/>34<text:s/></text:span><text:span text:style-name="T608">And when Pharao saw that the rain and the hail and the thunders ceased, he continued to sin; and<text:s/></text:span><text:span text:style-name="T609">he</text:span><text:span text:style-name="T610"><text:s/>hardened his heart, and the heart of his servants.</text:span><text:span text:style-name="T611"><text:s/>35<text:s/></text:span><text:span text:style-name="T612">And the heart of Pharao was hardened, and he did not send forth the children of Israel, as the Ld said to Moses.</text:span></text:p>
            <text:p text:style-name="P613">Exodus 10</text:p>
            <text:p text:style-name="P614"><text:span text:style-name="T615">1<text:s/></text:span><text:span text:style-name="T616">And the Ld spoke to Moses, saying, Go in to Pharao: for I have hardened his heart and the heart of his servants, that these signs may come upon them; in order</text:span><text:span text:style-name="T617"><text:s/>2<text:s/></text:span><text:span text:style-name="T618">that ye may relate in the ears of your children, and to your children's children, in how many things I have mocked the Egyptians, and my wonders which I wrought among them; and ye shall know that I<text:s/></text:span><text:span text:style-name="T619">am</text:span><text:span text:style-name="T620"><text:s/>the Ld.</text:span><text:span text:style-name="T621"><text:s/>3<text:s/></text:span><text:span text:style-name="T622">And Moses and Aaron went in before Pharao, and they said to him, These things saith the Ld Gd of the Hebrews, How long dost thou refuse to reverence me? Send my people away, that they may serve me.</text:span><text:span text:style-name="T623"><text:s/>4<text:s/></text:span><text:span text:style-name="T624">But if thou wilt not send my people away, behold, at this hour to-morrow I will bring an abundance of locusts upon all thy coasts.</text:span><text:span text:style-name="T625"><text:s/>5<text:s/></text:span><text:span text:style-name="T626">And they shall cover the face of the earth, and thou shalt not be able to see the earth; and they shall devour all that is left of the abundance of the earth, which the hail has left you, and shall devour every tree that grows for you on the land.</text:span><text:span text:style-name="T627"><text:s/>6<text:s/></text:span><text:span text:style-name="T628">And thy houses shall be filled, and the houses of thy servants, and all the houses in all the land of the Egyptians; things which thy fathers have never seen, nor their forefathers, from the day that they were upon the earth until this day. And Moses turned away and departed from Pharao.</text:span><text:span text:style-name="T629"><text:s/>7<text:s/></text:span><text:span text:style-name="T630">And the servants of Pharao say to him, How long shall this be a snare to us? send away the men, that they may serve their Gd; wilt thou know that Egypt is destroyed?</text:span><text:span text:style-name="T631"><text:s/>8<text:s/></text:span><text:span text:style-name="T632">And they brought back both Moses and Aaron to Pharao; and he said to them, Go and serve the Ld your Gd; but who are they that are going with you?</text:span><text:span text:style-name="T633"><text:s/>9<text:s/></text:span><text:span text:style-name="T634">And Moses said, We will go with the young and the old, with our sons, and daughters, and sheep, and oxen, for it is a feast of the Ld.</text:span><text:span text:style-name="T635"><text:s/>10<text:s/></text:span><text:span text:style-name="T636">And he said to them, So let the Ld be with you: as I<text:s/></text:span><text:span text:style-name="T637">will</text:span><text:span text:style-name="T638"><text:s/>send you away,<text:s/></text:span><text:span text:style-name="T639">must I send away</text:span><text:span text:style-name="T640"><text:s/>you store also? see that evil is attached to you.</text:span><text:span text:style-name="T641"><text:s/></text:span><text:soft-page-break/><text:span text:style-name="T642">11<text:s/></text:span><text:span text:style-name="T643">Not so, but let the men go and serve Gd, for this ye yourselves seek; and they cast them out from the presence of Pharao.</text:span><text:span text:style-name="T644"><text:s/>12<text:s/></text:span><text:span text:style-name="T645">And the Ld said to Moses, Stretch out thine hand over the land of Egypt, and let the locust come up on the land, and it shall devour every herb of the land, and all the fruit of the trees, which the hail left.</text:span><text:span text:style-name="T646"><text:s/>13<text:s/></text:span><text:span text:style-name="T647">And Moses lifted up his rod towards heaven, and the Ld brought a south wind upon the earth, all that day and all that night: the morning dawned, and the south wind brought up the locusts,</text:span><text:span text:style-name="T648"><text:s/>14<text:s/></text:span><text:span text:style-name="T649">and brought them up over all the land of Egypt. And they rested in very great abundance over all the borders of Egypt. Before them there were not such locusts, neither after them shall there be.</text:span><text:span text:style-name="T650"><text:s/>15<text:s/></text:span><text:span text:style-name="T651">And they covered the face of the earth, and the land was wasted, and they devoured all the herbage of the land, and all the fruit of the trees, which was left by the hail: there was no green thing left on the trees, nor on all the herbage of the field, in all the land of Egypt.</text:span><text:span text:style-name="T652"><text:s/>16<text:s/></text:span><text:span text:style-name="T653">And Pharao hasted to call Moses and Aaron, saying, I have sinned before the Ld your Gd, and against you;</text:span><text:span text:style-name="T654"><text:s/>17<text:s/></text:span><text:span text:style-name="T655">pardon therefore my sin yet this time, and pray to the Ld your Gd, and let him take away from me this death.</text:span><text:span text:style-name="T656"><text:s/>18<text:s/></text:span><text:span text:style-name="T657">And Moses went forth from Pharao, and prayed to Gd.</text:span><text:span text:style-name="T658"><text:s/>19<text:s/></text:span><text:span text:style-name="T659">And the Ld brought in the opposite direction a strong wind from the sea, and took up the locusts and cast them into the Red Sea, and there was not one locust left in all the land of Egypt.</text:span><text:span text:style-name="T660"><text:s/>20<text:s/></text:span><text:span text:style-name="T661">And the Ld hardened the heart of Pharao, and he did not send away the children of Israel.</text:span><text:span text:style-name="T662"><text:s/>21<text:s/></text:span><text:span text:style-name="T663">And the Ld said to Moses, Stretch out thy hand to heaven, and let there be darkness over the land of Egypt - darkness that may be felt.</text:span><text:span text:style-name="T664"><text:s/>22<text:s/></text:span><text:span text:style-name="T665">And Moses stretched out his hand to heaven, and there was darkness very black, even a storm over all the land of Egypt three days.</text:span><text:span text:style-name="T666"><text:s/>23<text:s/></text:span><text:span text:style-name="T667">And for three days no man saw his brother, and no man rose up from his bed for three days: but all the children of Israel had light in all the places where they were.</text:span><text:span text:style-name="T668"><text:s/>24<text:s/></text:span><text:span text:style-name="T669">And Pharao called Moses and Aaron, saying, Go, serve the Ld your Gd, only leave your sheep and your oxen, and let your store depart with you.</text:span><text:span text:style-name="T670"><text:s/>25<text:s/></text:span><text:span text:style-name="T671">And Moses said, Nay, but thou shalt give to us whole burnt-offerings and sacrifices, which we will sacrifice to the Ld our Gd.</text:span><text:span text:style-name="T672"><text:s/>26<text:s/></text:span><text:span text:style-name="T673">And our cattle shall go with us, and we will not leave a hoof behind, for of them we will take to serve the Ld our Gd: but we know not in what manner we shall serve the Ld our Gd, until we arrive there.</text:span><text:span text:style-name="T674"><text:s/>27<text:s/></text:span><text:span text:style-name="T675">But the Ld hardened the heart of Pharao, and he would not let them go.</text:span><text:span text:style-name="T676"><text:s/>28<text:s/></text:span><text:span text:style-name="T677">And Pharao says, Depart from me, beware of seeing my face again, for in what day thou shalt appear before me, thou shalt die.</text:span><text:span text:style-name="T678"><text:s/>29<text:s/></text:span><text:span text:style-name="T679">And Moses says, Thou<text:s/></text:span><text:soft-page-break/><text:span text:style-name="T680">hast said, I will not appear in thy presence again.</text:span></text:p>
            <text:p text:style-name="P681">Exodus 11</text:p>
            <text:p text:style-name="P682"><text:span text:style-name="T683">1<text:s/></text:span><text:span text:style-name="T684">And the Ld said to Moses, I will yet bring one plague upon Pharao and upon Egypt, and after that he will send you forth thence; and whenever he sends you forth with every thing, he will indeed drive you out.</text:span><text:span text:style-name="T685"><text:s/>2<text:s/></text:span><text:span text:style-name="T686">Speak therefore secretly in the ears of the people, and let every one ask of his neighbour jewels of silver and gold, and raiment.</text:span><text:span text:style-name="T687"><text:s/>3<text:s/></text:span><text:span text:style-name="T688">And the Ld gave his people favour in the sight of the Egyptians, and they lent to them; and the man Moses was very great before the Egyptians, and before Pharao, and before his servants.</text:span><text:span text:style-name="T689"><text:s/>4<text:s/></text:span><text:span text:style-name="T690">And Moses said, These things saith the Ld, About midnight I go forth into the midst of Egypt.</text:span><text:span text:style-name="T691"><text:s/>5<text:s/></text:span><text:span text:style-name="T692">And every first-born in the land of Egypt shall die, from the first-born of Pharao that sits on the throne, even to the first-born of the woman-servant that is by the mill, and to the first-born of all cattle.</text:span><text:span text:style-name="T693"><text:s/>6<text:s/></text:span><text:span text:style-name="T694">And there shall be a great cry through all the land of Egypt, such as has not been, and such shall not be repeated any more.</text:span><text:span text:style-name="T695"><text:s/>7<text:s/></text:span><text:span text:style-name="T696">But among all the children of Israel shall not a dog snarl with his tongue, either at man or beast; that thou mayest know how wide a distinction the Ld will make between the Egyptians and Israel.</text:span><text:span text:style-name="T697"><text:s/>8<text:s/></text:span><text:span text:style-name="T698">And all these thy servants shall come down to me, and do me reverence, saying, Go forth, thou and all the people over whom thou presidest, and afterwards I will go forth.</text:span><text:span text:style-name="T699"><text:s/>9<text:s/></text:span><text:span text:style-name="T700">And Moses went forth from Pharao with wrath. And the Ld said to Moses, Pharao will not hearken to you, that I may greatly multiply my signs and wonders in the land<text:s/></text:span><text:span text:style-name="T701">of</text:span><text:span text:style-name="T702"><text:s/>Egypt.</text:span><text:span text:style-name="T703"><text:s/>10<text:s/></text:span><text:span text:style-name="T704">And Moses and Aaron wrought all these signs and wonders in the land<text:s/></text:span><text:span text:style-name="T705">of</text:span><text:span text:style-name="T706"><text:s/>Egypt before Pharao; and the Ld hardened the heart of Pharao, and he did not hearken to send forth the children of Israel out of the land of Egypt.</text:span></text:p>
            <text:p text:style-name="P707">Exodus 12</text:p>
            <text:p text:style-name="P708"><text:span text:style-name="T709">1<text:s/></text:span><text:span text:style-name="T710">And the Ld spoke to Moses and Aaron in the land of Egypt, saying,</text:span><text:span text:style-name="T711"><text:s/>2<text:s/></text:span><text:span text:style-name="T712">This month<text:s/></text:span><text:span text:style-name="T713">shall be</text:span><text:span text:style-name="T714"><text:s/>to you the beginning of months: it is the first to you among the months of the year.</text:span><text:span text:style-name="T715"><text:s/>3<text:s/></text:span><text:span text:style-name="T716">Speak to all the congregation of the children of Israel, saying, On the tenth of this month let them take each man a lamb according to the houses of their families, every man a lamb for his household.</text:span><text:span text:style-name="T717"><text:s/>4<text:s/></text:span><text:span text:style-name="T718">And if they be few in a household, so that there are not enough for the lamb, he shall take with himself his neighbour that lives near to him, - as to the number of souls, every one according to that which suffices him shall make a reckoning for the lamb.</text:span><text:span text:style-name="T719"><text:s/>5<text:s/></text:span><text:span text:style-name="T720">It shall be to you a lamb unblemished, a male of a year old: ye shall take it of the lambs and the kids.</text:span><text:span text:style-name="T721"><text:s/>6<text:s/></text:span><text:span text:style-name="T722">And it shall be kept by you till the fourteenth of this month, and all the multitude of the<text:s/></text:span><text:soft-page-break/><text:span text:style-name="T723">congregation of the children of Israel shall kill it toward evening.</text:span><text:span text:style-name="T724"><text:s/>7<text:s/></text:span><text:span text:style-name="T725">And they shall take of the blood, and shall put it on the two door-posts, and on the lintel, in the houses in which soever they shall eat them.</text:span><text:span text:style-name="T726"><text:s/>8<text:s/></text:span><text:span text:style-name="T727">And they shall eat the flesh in this night roast with fire, and they shall eat unleavened<text:s/></text:span><text:span text:style-name="T728">bread</text:span><text:span text:style-name="T729"><text:s/>with bitter herbs.</text:span><text:span text:style-name="T730"><text:s/>9<text:s/></text:span><text:span text:style-name="T731">Ye shall not eat of it raw nor sodden in water, but only roast with fire, the head with the feet and the appurtenances.</text:span><text:span text:style-name="T732"><text:s/>10<text:s/></text:span><text:span text:style-name="T733">Nothing shall be left of it till the morning, and a bone of it ye shall not break; but that which is left of it till the morning ye shall burn with fire.</text:span><text:span text:style-name="T734"><text:s/>11<text:s/></text:span><text:span text:style-name="T735">And thus shall ye eat it: your loins girded, and your sandals on your feet, and your staves in your hands, and ye shall eat it in haste. It is a passover to the Ld.</text:span><text:span text:style-name="T736"><text:s/>12<text:s/></text:span><text:span text:style-name="T737">and I will go throughout the land of Egypt in that night, and will smite every first-born in the land of Egypt both man and beast, and on all the gods of Egypt will I execute vengeance: I<text:s/></text:span><text:span text:style-name="T738">am</text:span><text:span text:style-name="T739"><text:s/>the Ld.</text:span><text:span text:style-name="T740"><text:s/>13<text:s/></text:span><text:span text:style-name="T741">And the blood shall be for a sign to you on the houses in which ye are, and I will see the blood, and will protect you, and there shall not be on you the plague of destruction, when I smite in the land of Egypt.</text:span><text:span text:style-name="T742"><text:s/>14<text:s/></text:span><text:span text:style-name="T743">And this day shall be to you a memorial, and ye shall keep it a feast to the Ld through all your generations; ye shall keep it a feast for a perpetual ordinance.</text:span><text:span text:style-name="T744"><text:s/>15<text:s/></text:span><text:span text:style-name="T745">Seven days ye shall eat unleavened bread, and from the first day ye shall utterly remove leaven from your houses: whoever shall eat leaven, that soul shall be utterly destroyed from Israel, from the first day until the seventh day.</text:span><text:span text:style-name="T746"><text:s/>16<text:s/></text:span><text:span text:style-name="T747">And the first day shall be called holy, and the seventh day shall be a holy convocation to you: ye shall do no servile work on them, only as many things as will<text:s/></text:span><text:span text:style-name="T748">necessarily</text:span><text:span text:style-name="T749"><text:s/>be done by every soul, this only shall be done by you.</text:span><text:span text:style-name="T750"><text:s/>17<text:s/></text:span><text:span text:style-name="T751">And ye shall keep this commandment, for on this day will I bring out your force out of the land of Egypt; and ye shall make this day a perpetual ordinance for you throughout your generations.</text:span><text:span text:style-name="T752"><text:s/>18<text:s/></text:span><text:span text:style-name="T753">Beginning the fourteenth day of the first month, ye shall eat unleavened bread from evening, till the twenty-first day of the month, till evening.</text:span><text:span text:style-name="T754"><text:s/>19<text:s/></text:span><text:span text:style-name="T755">Seven days leaven shall not be found in your houses; whosoever shall eat anything leavened, that soul shall be cut off from the congregation of Israel, both among the occupiers of the land and the original inhabitants.</text:span><text:span text:style-name="T756"><text:s/>20<text:s/></text:span><text:span text:style-name="T757">Ye shall eat nothing leavened, but in every habitation of your ye shall eat unleavened bread.</text:span><text:span text:style-name="T758"><text:s/>21<text:s/></text:span><text:span text:style-name="T759">And Moses called all the elders of the children of Israel, and said to them, Go away and take to yourselves a lamb according to your kindreds, and slay the passover.</text:span><text:span text:style-name="T760"><text:s/>22<text:s/></text:span><text:span text:style-name="T761">And ye shall take a bunch of hyssop, and having dipped it into some of the blood that is by the door,<text:s/></text:span><text:soft-page-break/><text:span text:style-name="T762">ye shall touch the lintel, and<text:s/></text:span><text:span text:style-name="T763">shall put it</text:span><text:span text:style-name="T764"><text:s/>upon both door-posts, even of the blood which is by the door; but ye shall not go out every one from the door of his house till the morning.</text:span><text:span text:style-name="T765"><text:s/>23<text:s/></text:span><text:span text:style-name="T766">And the Ld shall pass by to smite the Egyptians, and shall see the blood upon the lintel, and upon both the door-posts; and the Ld shall pass by the door, and shall not suffer the destroyer to enter into your houses to smite<text:s/></text:span><text:span text:style-name="T767">you</text:span><text:span text:style-name="T768">.</text:span><text:span text:style-name="T769"><text:s/>24<text:s/></text:span><text:span text:style-name="T770">And keep ye this thing as an ordinance for thyself and for thy children for ever.</text:span><text:span text:style-name="T771"><text:s/>25<text:s/></text:span><text:span text:style-name="T772">And if ye should enter into the land, which the Ld shall give you, as he has spoken, keep this service.</text:span><text:span text:style-name="T773"><text:s/>26<text:s/></text:span><text:span text:style-name="T774">And it shall come to pass, if your sons say to you, What is this service?</text:span><text:span text:style-name="T775"><text:s/>27<text:s/></text:span><text:span text:style-name="T776">that ye shall say to them, This passover is a sacrifice to the Ld, as he defended the houses of the children of Israel in Egypt, when he smote the Egyptians, but delivered our houses.</text:span><text:span text:style-name="T777"><text:s/>28<text:s/></text:span><text:span text:style-name="T778">And the people bowed and worshipped. And the children of Israel departed and did as the Ld commanded Moses and Aaron, so did they.</text:span><text:span text:style-name="T779"><text:s/>29<text:s/></text:span><text:span text:style-name="T780">And it came to pass at midnight that the Ld smote all the first-born in the land of Egypt, from the first-born of Pharao that sat on the throne, to the first-born of the captive-maid in the dungeon, and the first-born of all cattle.</text:span><text:span text:style-name="T781"><text:s/>30<text:s/></text:span><text:span text:style-name="T782">And Pharao rose up by night, and his servants, and all the Egyptians; and there was a great cry in all the land of Egypt, for there was not a house in which there was not one dead.</text:span><text:span text:style-name="T783"><text:s/>31<text:s/></text:span><text:span text:style-name="T784">And Pharao called Moses and Aaron by night, and said to them, Rise and depart from my people, both ye and the children of Israel. Go and serve the Ld your Gd, even as ye say.</text:span><text:span text:style-name="T785"><text:s/>32<text:s/></text:span><text:span text:style-name="T786">And take with you your sheep, and your oxen: bless me also, I pray you.</text:span><text:span text:style-name="T787"><text:s/>33<text:s/></text:span><text:span text:style-name="T788">And the Egyptians constrained the people, so that they cast them out of the land with haste, for they said, We all shall die.</text:span><text:span text:style-name="T789"><text:s/>34<text:s/></text:span><text:span text:style-name="T790">And the people took their dough before their meal was leavened, bound up<text:s/></text:span><text:span text:style-name="T791">as it was</text:span><text:span text:style-name="T792"><text:s/>in their garments, on their shoulders.</text:span><text:span text:style-name="T793"><text:s/>35<text:s/></text:span><text:span text:style-name="T794">And the children of Israel did as Moses commanded them, and they asked of the Egyptians articles of silver and gold and apparel.</text:span><text:span text:style-name="T795"><text:s/>36<text:s/></text:span><text:span text:style-name="T796">And the Ld gave his people favour in the sight of the Egyptians, and they lent to them; and they spoiled the Egyptians.</text:span><text:span text:style-name="T797"><text:s/>37<text:s/></text:span><text:span text:style-name="T798">And the children Israel departed from Ramesses to Socchoth, to<text:s/></text:span><text:span text:style-name="T799">the full number of</text:span><text:span text:style-name="T800"><text:s/>six hundred thousand footmen, even men, besides the baggage.</text:span><text:span text:style-name="T801"><text:s/>38<text:s/></text:span><text:span text:style-name="T802">And a great mixed<text:s/></text:span><text:span text:style-name="T803">company</text:span><text:span text:style-name="T804"><text:s/>went up with them, and sheep and oxen and very much cattle.</text:span><text:span text:style-name="T805"><text:s/>39<text:s/></text:span><text:span text:style-name="T806">And they baked the dough which they brought out of Egypt, unleavened cakes, for it had not been leavened; for the Egyptians cast them out, and they could not remain, neither did they prepare provision for themselves for the journey.</text:span><text:span text:style-name="T807"><text:s/>40<text:s/></text:span><text:span text:style-name="T808">And the sojourning of the children of Israel, while they<text:s/></text:span><text:soft-page-break/><text:span text:style-name="T809">sojourned in the land of Egypt and the land of Chanaan,<text:s/></text:span><text:span text:style-name="T810">was</text:span><text:span text:style-name="T811"><text:s/>four hundred and thirty years.</text:span><text:span text:style-name="T812"><text:s/>41<text:s/></text:span><text:span text:style-name="T813">And it came to pass after the four hundred and thirty years, all the forces of the Ld came forth out of the land of Egypt by night.</text:span><text:span text:style-name="T814"><text:s/>42<text:s/></text:span><text:span text:style-name="T815">It is a watch kept to the Ld, so that he should bring them out of the land of Egypt; that very night is a watch kept to the Ld, so that it should be to all the children of Israel to their generations.</text:span><text:span text:style-name="T816"><text:s/>43<text:s/></text:span><text:span text:style-name="T817">And the Ld said to Moses and Aaron, This is the law of the passover: no stranger shall eat of it.</text:span><text:span text:style-name="T818"><text:s/>44<text:s/></text:span><text:span text:style-name="T819">And every slave or servant bought with money - him thou shalt circumcise, and then shall he eat of it.</text:span><text:span text:style-name="T820"><text:s/>45<text:s/></text:span><text:span text:style-name="T821">A sojourner or hireling shall not eat of it.</text:span><text:span text:style-name="T822"><text:s/>46<text:s/></text:span><text:span text:style-name="T823">In one house shall it be eaten, and ye shall not carry of the flesh out from the house; and a bone of it ye shall not break.</text:span><text:span text:style-name="T824"><text:s/>47<text:s/></text:span><text:span text:style-name="T825">All the congregation of the children of Israel shall keep it.</text:span><text:span text:style-name="T826"><text:s/>48<text:s/></text:span><text:span text:style-name="T827">And if any proselyte shall come to you to keep the passover to the Ld, thou shalt circumcise every male of him, and then shall he approach to sacrifice it, and he shall be even as the original inhabitant of the land; no uncircumcised person shall eat of it.</text:span><text:span text:style-name="T828"><text:s/>49<text:s/></text:span><text:span text:style-name="T829">There shall be one law to the native, and to the proselyte coming among you.</text:span><text:span text:style-name="T830"><text:s/>50<text:s/></text:span><text:span text:style-name="T831">And the children of Israel did as the Ld commanded Moses and Aaron for them, so they did.</text:span><text:span text:style-name="T832"><text:s/>51<text:s/></text:span><text:span text:style-name="T833">And it came to pass in that day that the Ld brought out the children of Israel from the land of Egypt with their forces.</text:span></text:p>
            <text:p text:style-name="P834">Exodus 13</text:p>
            <text:p text:style-name="P835"><text:span text:style-name="T836">1<text:s/></text:span><text:span text:style-name="T837">And the Ld spoke to Moses, saying,</text:span><text:span text:style-name="T838"><text:s/>2<text:s/></text:span><text:span text:style-name="T839">Sanctify to me every first-born, first produced, opening every womb among the children of Israel both of man and beast: it is mine.</text:span><text:span text:style-name="T840"><text:s/>3<text:s/></text:span><text:span text:style-name="T841">And Moses said to the people, Remember this day, in which ye came forth out of the land of Egypt, out of the house of bondage, for with a strong hand the Ld brought you forth thence; and leaven shall not be eaten.</text:span><text:span text:style-name="T842"><text:s/>4<text:s/></text:span><text:span text:style-name="T843">For on this day ye go forth in the month of new<text:s/></text:span><text:span text:style-name="T844">corn</text:span><text:span text:style-name="T845">.</text:span><text:span text:style-name="T846"><text:s/>5<text:s/></text:span><text:span text:style-name="T847">And it shall come to pass when the Ld thy Gd shall have brought thee into the land of the Chananites, and the Chettites, and Amorites, and Evites, and Jebusites, and Gergesites, and Pherezites, which he sware to thy fathers to give thee, a land flowing with milk and honey, that thou shalt perform this service in this month.</text:span><text:span text:style-name="T848"><text:s/>6<text:s/></text:span><text:span text:style-name="T849">Six days ye shall eat unleavened bread, and on the seventh day is a feast to the Ld.</text:span><text:span text:style-name="T850"><text:s/>7<text:s/></text:span><text:span text:style-name="T851">Seven days shall ye eat unleavened bread; nothing leavened shall be seen with thee, neither shalt thou have leaven in all thy borders.</text:span><text:span text:style-name="T852"><text:s/>8<text:s/></text:span><text:span text:style-name="T853">And thou shalt tell thy son in that day, saying, Therefore the Ld dealt thus with me, as I was going out of Egypt.</text:span><text:span text:style-name="T854"><text:s/>9<text:s/></text:span><text:span text:style-name="T855">And it shall be to thee a sign upon thy hand and a memorial before thine eyes, that the law of the Ld may be in thy mouth, for<text:s/></text:span><text:soft-page-break/><text:span text:style-name="T856">with a strong hand the Ld Gd brought thee out of Egypt.</text:span><text:span text:style-name="T857"><text:s/>10<text:s/></text:span><text:span text:style-name="T858">And preserve ye this law according to the times of the seasons, from year to year.</text:span><text:span text:style-name="T859"><text:s/>11<text:s/></text:span><text:span text:style-name="T860">And it shall come to pass when the Ld thy Gd shall bring thee into the land of the Chananites, as he sware to thy fathers, and shall give it thee,</text:span><text:span text:style-name="T861"><text:s/>12<text:s/></text:span><text:span text:style-name="T862">that thou shalt set apart every<text:s/></text:span><text:span text:style-name="T863">offspring</text:span><text:span text:style-name="T864"><text:s/>opening the womb, the males to the Ld, every one that opens the womb out of the herds or among thy cattle, as many as thou shalt have: thou shalt sanctify the males to the Ld.</text:span><text:span text:style-name="T865"><text:s/>13<text:s/></text:span><text:span text:style-name="T866">Every<text:s/></text:span><text:span text:style-name="T867">offspring</text:span><text:span text:style-name="T868"><text:s/>opening the womb of the ass thou shalt change for a sheep; and if thou wilt not change it, thou shalt redeem it: every first-born of man of thy sons shalt thou redeem.</text:span><text:span text:style-name="T869"><text:s/>14<text:s/></text:span><text:span text:style-name="T870">And if thy son should ask thee hereafter, saying, What is this? then thou shalt say to him, With a strong hand the Ld brought us out of Egypt, out of the house of bondage.</text:span><text:span text:style-name="T871"><text:s/>15<text:s/></text:span><text:span text:style-name="T872">And when Pharao hardened<text:s/></text:span><text:span text:style-name="T873">his heart so as not</text:span><text:span text:style-name="T874"><text:s/>to send us away, he slew every first-born in the land of Egypt, both the first-born of man and the first-born of beast; therefore do I sacrifice every<text:s/></text:span><text:span text:style-name="T875">offspring</text:span><text:span text:style-name="T876"><text:s/>that opens the womb, the males to the Ld, and every first-born of my sons I will redeem.</text:span><text:span text:style-name="T877"><text:s/>16<text:s/></text:span><text:span text:style-name="T878">And it shall be for a sign upon thy hand, and immovable before thine eyes, for with a strong hand the Ld brought thee out of Egypt.</text:span><text:span text:style-name="T879"><text:s/>17<text:s/></text:span><text:span text:style-name="T880">And when Pharao sent forth the people, Gd led them not by the way of the land of the Phylistines, because it was near; for Gd said, Lest at any time the people repent when they see war, and return to Egypt.</text:span><text:span text:style-name="T881"><text:s/>18<text:s/></text:span><text:span text:style-name="T882">And Gd led the people round by the way to the wilderness, to the Red Sea: and in the fifth generation the children of Israel went up out of the land of Egypt.</text:span><text:span text:style-name="T883"><text:s/>19<text:s/></text:span><text:span text:style-name="T884">And Moses took the bones of Joseph with him, for he had solemnly adjured the children of Israel, saying, Gd will surely visit you, and ye shall carry up my bones hence with you.</text:span><text:span text:style-name="T885"><text:s/>20<text:s/></text:span><text:span text:style-name="T886">And the children of Israel departed from Socchoth, and encamped in Othom by the wilderness.</text:span><text:span text:style-name="T887"><text:s/>21<text:s/></text:span><text:span text:style-name="T888">And Gd led them, in the day by a pillar of cloud, to show them the way, and in the night by a pillar of fire.</text:span><text:span text:style-name="T889"><text:s/>22<text:s/></text:span><text:span text:style-name="T890">And the pillar of cloud failed not by day, nor the pillar of fire by night, before all the people.</text:span></text:p>
            <text:p text:style-name="P891">Exodus 14</text:p>
            <text:p text:style-name="P892"><text:span text:style-name="T893">1<text:s/></text:span><text:span text:style-name="T894">And the Ld spoke to Moses, saying,</text:span><text:span text:style-name="T895"><text:s/>2<text:s/></text:span><text:span text:style-name="T896">Speak to the children of Israel, and let them turn and encamp before the village, between Magdol and the sea, opposite Beel-sepphon: before them shalt thou encamp by the sea.</text:span><text:span text:style-name="T897"><text:s/>3<text:s/></text:span><text:span text:style-name="T898">And Pharao will say to his people, As for these children of Israel, they are wandering in the land, for the wilderness has shut them in.</text:span><text:span text:style-name="T899"><text:s/>4<text:s/></text:span><text:span text:style-name="T900">And I will harden the heart of Pharao, and he shall pursue after them; and I will be glorified in Pharao, and in all his host, and all the Egyptians<text:s/></text:span><text:soft-page-break/><text:span text:style-name="T901">shall know that I am the Ld. And they did so.</text:span><text:span text:style-name="T902"><text:s/>5<text:s/></text:span><text:span text:style-name="T903">And it was reported to the king of the Egyptians that the people had fled: and the heart of Pharao was turned, and that of his servants against the people; and they said, What is this that we have done, to let the children of Israel go, so that they should not serve us?</text:span><text:span text:style-name="T904"><text:s/>6<text:s/></text:span><text:span text:style-name="T905">So Pharao yoked his chariots, and led off all his people with himself:</text:span><text:span text:style-name="T906"><text:s/>7<text:s/></text:span><text:span text:style-name="T907">having also taken six hundred chosen chariots, and all the cavalry of the Egyptians, and rulers over all.</text:span><text:span text:style-name="T908"><text:s/>8<text:s/></text:span><text:span text:style-name="T909">And the Ld hardened the heart of Pharao king of Egypt, and of his servants, and he pursued after the children of Israel; and the children of Israel went forth with a high hand.</text:span><text:span text:style-name="T910"><text:s/>9<text:s/></text:span><text:span text:style-name="T911">And the Egyptians pursued after them, and found them encamped by the sea; and all the cavalry and the chariots of Pharao, and the horsemen, and his host<text:s/></text:span><text:span text:style-name="T912">were</text:span><text:span text:style-name="T913"><text:s/>before the village, over against Beel-sepphon.</text:span><text:span text:style-name="T914"><text:s/>10<text:s/></text:span><text:span text:style-name="T915">And Pharao approached, and the children of Israel having looked up, beheld, and the Egyptians encamped behind them: and they were very greatly terrified, and the children of Israel cried to the Ld;</text:span><text:span text:style-name="T916"><text:s/>11<text:s/></text:span><text:span text:style-name="T917">and said to Moses, Because there were no graves in the land of Egypt, hast thou brought us forth to slay<text:s/></text:span><text:span text:style-name="T918">us</text:span><text:span text:style-name="T919"><text:s/>in the wilderness? What is this that thou hast done to us, having brought us out of Egypt?</text:span><text:span text:style-name="T920"><text:s/>12<text:s/></text:span><text:span text:style-name="T921">Is not this the word which we spoke to thee in Egypt, saying, Let us alone that we may serve the Egyptians? for it is better for us to serve the Egyptians than to die in this wilderness.</text:span><text:span text:style-name="T922"><text:s/>13<text:s/></text:span><text:span text:style-name="T923">And Moses said to the people, Be of good courage: stand and see the salvation which is from the Ld, which he will work for us this day; for as ye have seen the Egyptians to-day, ye shall see them again no more for ever.</text:span><text:span text:style-name="T924"><text:s/>14<text:s/></text:span><text:span text:style-name="T925">The Ld shall fight for you, and ye shall hold your peace.</text:span><text:span text:style-name="T926"><text:s/>15<text:s/></text:span><text:span text:style-name="T927">and the Ld said to Moses, Why criest thou to me? speak to the children of Israel, and let them proceed.</text:span><text:span text:style-name="T928"><text:s/>16<text:s/></text:span><text:span text:style-name="T929">And do thou lift up thy rod, and stretch forth thy hand over the sea, and divide it, and let the children of Israel enter into the midst of the sea on the dry land.</text:span><text:span text:style-name="T930"><text:s/>17<text:s/></text:span><text:span text:style-name="T931">And lo! I will harden the heart of Pharao and of all the Egyptians, and they shall go in after them; and I will be glorified upon Pharao, and on all his host, and on his chariots and his horses.</text:span><text:span text:style-name="T932"><text:s/>18<text:s/></text:span><text:span text:style-name="T933">And all the Egyptians shall know that I am the Ld, when I am glorified upon Pharao and upon his chariots and his horses.</text:span><text:span text:style-name="T934"><text:s/>19<text:s/></text:span><text:span text:style-name="T935">And the angel of Gd that went before the camp of the children of Israel removed and went behind, and the pillar of the cloud also removed from before them and stood behind them.</text:span><text:span text:style-name="T936"><text:s/>20<text:s/></text:span><text:span text:style-name="T937">And it went between the camp of the Egyptians and the camp of Israel, and stood; and there was darkness and blackness; and the night passed, and they came not near to one another during<text:s/></text:span><text:soft-page-break/><text:span text:style-name="T938">the whole night.</text:span><text:span text:style-name="T939"><text:s/>21<text:s/></text:span><text:span text:style-name="T940">And Moses stretched forth his hand over the sea, and the Ld carried back the sea with a strong south wind all the night, and made the sea dry, and the water was divided.</text:span><text:span text:style-name="T941"><text:s/>22<text:s/></text:span><text:span text:style-name="T942">And the children of Israel went into the midst of the sea on the dry land, and the water of it was a wall on the right hand and a wall on the left.</text:span><text:span text:style-name="T943"><text:s/>23<text:s/></text:span><text:span text:style-name="T944">And the Egyptians pursued them and went in after them, and every horse of Pharao, and his chariots, and his horsemen, into the midst of the sea.</text:span><text:span text:style-name="T945"><text:s/>24<text:s/></text:span><text:span text:style-name="T946">And it came to pass in the morning watch that the Ld looked forth on the camp of the Egyptians through the pillar of fire and cloud, and troubled the camp of the Egyptians,</text:span><text:span text:style-name="T947"><text:s/>25<text:s/></text:span><text:span text:style-name="T948">and bound the axle-trees of their chariots, and caused them to go with difficulty; and the Egyptians said, Let us flee from the face of Israel, for the Ld fights for them against the Egyptians.</text:span><text:span text:style-name="T949"><text:s/>26<text:s/></text:span><text:span text:style-name="T950">And the Ld said to Moses, Stretch forth tine hand over the sea, and let the water be turned back to its place, and let it cover the Egyptians<text:s/></text:span><text:span text:style-name="T951">coming</text:span><text:span text:style-name="T952"><text:s/>both upon the chariots and the riders.</text:span><text:span text:style-name="T953"><text:s/>27<text:s/></text:span><text:span text:style-name="T954">And Moses stretched forth his hand over the sea, and the water returned to its place toward day; and the Egyptians fled from the water, and the Ld shook off the Egyptians in the midst of the sea.</text:span><text:span text:style-name="T955"><text:s/>28<text:s/></text:span><text:span text:style-name="T956">and the water returned and covered the chariots and the riders, and all the forces of Pharao, who entered after them into the sea: and there was not left of them even one.</text:span><text:span text:style-name="T957"><text:s/>29<text:s/></text:span><text:span text:style-name="T958">But the children of Israel went along dry land in the midst of the sea, and the water was to them a wall on the right hand, and a wall on the left.</text:span><text:span text:style-name="T959"><text:s/>30<text:s/></text:span><text:span text:style-name="T960">So the Ld delivered Israel in that day from the hand of the Egyptians, and Israel saw the Egyptians dead by the shore of the sea.</text:span><text:span text:style-name="T961"><text:s/>31<text:s/></text:span><text:span text:style-name="T962">And Israel saw the mighty hand, the<text:s/></text:span><text:span text:style-name="T963">things</text:span><text:span text:style-name="T964"><text:s/>which the Ld did to the Egyptians; and the people feared the Ld, and they believed Gd and Moses his servant.</text:span></text:p>
            <text:p text:style-name="P965">Exodus 15</text:p>
            <text:p text:style-name="P966"><text:span text:style-name="T967">1<text:s/></text:span><text:span text:style-name="T968">Then sang Moses and the children of Israel this song to Gd, and spoke, saying, Let us sing to the Ld, for he is very greatly glorified: horse and rider he has thrown into the sea.</text:span><text:span text:style-name="T969"><text:s/>2<text:s/></text:span><text:span text:style-name="T970">He was to me a helper and protector for salvation: this is my Gd and I will glorify him; my father's Gd, and I will exalt him.</text:span><text:span text:style-name="T971"><text:s/>3<text:s/></text:span><text:span text:style-name="T972">The Ld bringing wars to nought, the Ld<text:s/></text:span><text:span text:style-name="T973">is</text:span><text:span text:style-name="T974"><text:s/>his name.</text:span><text:span text:style-name="T975"><text:s/>4<text:s/></text:span><text:span text:style-name="T976">He has cast the chariots of Pharao and his host into the sea, the chosen mounted captains: they were swallowed up in the Red Sea.</text:span><text:span text:style-name="T977"><text:s/>5<text:s/></text:span><text:span text:style-name="T978">He covered them with the sea: they sank to the depth like a stone.</text:span><text:span text:style-name="T979"><text:s/>6<text:s/></text:span><text:span text:style-name="T980">Thy right hand, O Gd, has been glorified in strength; thy right hand, O Gd, has broken the enemies.</text:span><text:span text:style-name="T981"><text:s/>7<text:s/></text:span><text:span text:style-name="T982">And in the abundance of thy glory thou hast broken the adversaries to pieces: thou sentest forth thy wrath, it<text:s/></text:span><text:soft-page-break/><text:span text:style-name="T983">devoured them as stubble.</text:span><text:span text:style-name="T984"><text:s/>8<text:s/></text:span><text:span text:style-name="T985">And by the breath of thine anger the water parted asunder; the waters were congealed as a wall, the waves were congealed in the midst of the sea.</text:span><text:span text:style-name="T986"><text:s/>9<text:s/></text:span><text:span text:style-name="T987">The enemy said, I will pursue, I will overtake, I will divide the spoils; I will satisfy my soul, I will destroy with my sword, my hand shall have dominion.</text:span><text:span text:style-name="T988"><text:s/>10<text:s/></text:span><text:span text:style-name="T989">Thou sentest forth thy wind, the sea covered them; they sank like lead in the mighty water.</text:span><text:span text:style-name="T990"><text:s/>11<text:s/></text:span><text:span text:style-name="T991">Who is like to thee among the gods, O Ld? who is like to thee? glorified in holiness, marvellous in glories, doing wonders.</text:span><text:span text:style-name="T992"><text:s/>12<text:s/></text:span><text:span text:style-name="T993">Thou stretchedst forth thy right hand, the earth swallowed them up.</text:span><text:span text:style-name="T994"><text:s/>13<text:s/></text:span><text:span text:style-name="T995">Thou hast guided in thy righteousness this thy people whom thou hast redeemed, by thy strength thou hast called them into thy holy resting-place.</text:span><text:span text:style-name="T996"><text:s/>14<text:s/></text:span><text:span text:style-name="T997">The nations heard and were angry, pangs have seized on the dwellers among the Phylistines.</text:span><text:span text:style-name="T998"><text:s/>15<text:s/></text:span><text:span text:style-name="T999">Then the princes of Edom, and the chiefs of the Moabites hasted; trembling took hold upon them, all the inhabitants of Chanaan melted away.</text:span><text:span text:style-name="T1000"><text:s/>16<text:s/></text:span><text:span text:style-name="T1001">Let trembling and fear fall upon them; by the greatness of thine arm, let them become as stone; till thy people pass over, O Ld, till this thy people pass over, whom thou hast purchased.</text:span><text:span text:style-name="T1002"><text:s/>17<text:s/></text:span><text:span text:style-name="T1003">Bring them in and plant them in the mountain of their inheritance, in thy prepared habitation, which thou, O Ld, hast prepared; the sanctuary, O Ld, which thine hands have made ready.</text:span><text:span text:style-name="T1004"><text:s/>18<text:s/></text:span><text:span text:style-name="T1005">The Ld reigns for ever and ever and ever.</text:span><text:span text:style-name="T1006"><text:s/>19<text:s/></text:span><text:span text:style-name="T1007">For the horse of Pharao went in with the chariots and horsemen into the sea, and the Ld brought upon them the water of the sea, but the children of Israel walked through dry land in the midst of the sea.</text:span><text:span text:style-name="T1008"><text:s/>20<text:s/></text:span><text:span text:style-name="T1009">And Mariam the prophetess, the sister of Aaron, having taken a timbrel in her hand - then there went forth all the women after her with timbrels and dances.</text:span><text:span text:style-name="T1010"><text:s/>21<text:s/></text:span><text:span text:style-name="T1011">And Mariam led them, saying, Let us sing to the Ld, for he has been very greatly glorified: the horse and rider has he cast into the sea.</text:span><text:span text:style-name="T1012"><text:s/>22<text:s/></text:span><text:span text:style-name="T1013">So Moses brought up the children of Israel from the Red Sea, and brought them into the wilderness of Sur; and they went three days in the wilderness, and found no water to drink.</text:span><text:span text:style-name="T1014"><text:s/>23<text:s/></text:span><text:span text:style-name="T1015">and they came to Merrha, and could not drink of Merrha, for it was bitter; therefore he named the name of that place, Bitterness.</text:span><text:span text:style-name="T1016"><text:s/>24<text:s/></text:span><text:span text:style-name="T1017">And the people murmured against Moses, saying, What shall we drink?</text:span><text:span text:style-name="T1018"><text:s/>25<text:s/></text:span><text:span text:style-name="T1019">And Moses cried to the Ld, and the Ld shewed him a tree, and he cast it into the water, and the water was sweetened: there he established to him ordinances and judgments, and there he proved him,</text:span><text:span text:style-name="T1020"><text:s/>26<text:s/></text:span><text:span text:style-name="T1021">and said, If thou wilt indeed hear the voice of the Ld thy Gd, and do things pleasing before him, and wilt hearken to his commands, and keep all his<text:s/></text:span><text:soft-page-break/><text:span text:style-name="T1022">ordinances, no disease which I have brought upon the Egyptians will I bring upon thee, for I am the Ld thy Gd that heals thee.</text:span><text:span text:style-name="T1023"><text:s/>27<text:s/></text:span><text:span text:style-name="T1024">And they came to Aelim, and there were there twelve fountains of water, and seventy stems of palm-trees; and they encamped there by the waters.</text:span></text:p>
            <text:p text:style-name="P1025">Exodus 16</text:p>
            <text:p text:style-name="P1026"><text:span text:style-name="T1027">1<text:s/></text:span><text:span text:style-name="T1028">And they departed from Aelim, and all the congregation of the children of Israel came to the wilderness of Sin, which is between Aelim and Sina; and on the fifteenth day, in the second month after their departure from the land of Egypt,</text:span><text:span text:style-name="T1029"><text:s/>2<text:s/></text:span><text:span text:style-name="T1030">all the congregation of the children of Israel murmured against Moses and Aaron.</text:span><text:span text:style-name="T1031"><text:s/>3<text:s/></text:span><text:span text:style-name="T1032">And the children of Israel said to them, Would we had died smitten by the Ld in the land of Egypt, when we sat by the flesh-pots, and ate bread to satiety! for ye have brought us out into this wilderness, to slay all this congregation with hunger.</text:span><text:span text:style-name="T1033"><text:s/>4<text:s/></text:span><text:span text:style-name="T1034">And the Ld said to Moses, Behold, I<text:s/></text:span><text:span text:style-name="T1035">will</text:span><text:span text:style-name="T1036"><text:s/>rain bread upon you out of heaven: and the people shall go forth, and they shall gather their daily portion for the day, that I may try them whether they will walk in my law or not.</text:span><text:span text:style-name="T1037"><text:s/>5<text:s/></text:span><text:span text:style-name="T1038">And it shall come to pass on the sixth day that they shall prepare whatsoever they have brought in, and it shall be double of what they shall have gathered for the day, daily.</text:span><text:span text:style-name="T1039"><text:s/>6<text:s/></text:span><text:span text:style-name="T1040">And Moses and Aaron said to all the congregation of the children of Israel, At even ye shall know that the Ld has brought you out of the land of Egypt;</text:span><text:span text:style-name="T1041"><text:s/>7<text:s/></text:span><text:span text:style-name="T1042">and in the morning ye shall see the glory of the Ld, inasmuch as he hears your murmuring against Gd; and who are we, that ye continue to murmur against us?</text:span><text:span text:style-name="T1043"><text:s/>8<text:s/></text:span><text:span text:style-name="T1044">And Moses said,<text:s/></text:span><text:span text:style-name="T1045">This shall be</text:span><text:span text:style-name="T1046"><text:s/>when the Ld gives you in the evening flesh to eat, and bread in the morning to satiety, because the Ld has heard your murmuring, which ye murmur against us: and what are we? for your murmuring is not against us, but against Gd.</text:span><text:span text:style-name="T1047"><text:s/>9<text:s/></text:span><text:span text:style-name="T1048">And Moses said to Aaron, Say to all the congregation of the children of Israel, Come near before Gd; for he has heard your murmuring.</text:span><text:span text:style-name="T1049"><text:s/>10<text:s/></text:span><text:span text:style-name="T1050">And when Aaron spoke to all the congregation of the children of Israel, and they turned toward the wilderness, then the glory of the Ld appeared in a cloud.</text:span><text:span text:style-name="T1051"><text:s/>11<text:s/></text:span><text:span text:style-name="T1052">And the Ld spoke to Moses, saying,</text:span><text:span text:style-name="T1053"><text:s/>12<text:s/></text:span><text:span text:style-name="T1054">I have heard the murmuring of the children of Israel: speak to them, saying, Towards evening ye shall eat flesh, and in the morning ye shall be satisfied with bread; and ye shall know that I am the Ld your Gd.</text:span><text:span text:style-name="T1055"><text:s/>13<text:s/></text:span><text:span text:style-name="T1056">And it was evening, and quails came up and covered the camp:</text:span><text:span text:style-name="T1057"><text:s/>14<text:s/></text:span><text:span text:style-name="T1058">in the morning it came to pass as the dew ceased round about the camp, that, behold, on the face of the wilderness<text:s/></text:span><text:span text:style-name="T1059">was</text:span><text:span text:style-name="T1060"><text:s/>a small thing like white coriander<text:s/></text:span><text:soft-page-break/><text:span text:style-name="T1061">seed, as frost upon the earth.</text:span><text:span text:style-name="T1062"><text:s/>15<text:s/></text:span><text:span text:style-name="T1063">And when the children of Israel saw it, they said one to another, What is this? for they knew not what it was; and Moses said to them,</text:span><text:span text:style-name="T1064"><text:s/>16<text:s/></text:span><text:span text:style-name="T1065">This<text:s/></text:span><text:span text:style-name="T1066">is</text:span><text:span text:style-name="T1067"><text:s/>the bread which the Ld has given you to eat. This is that which the Ld has appointed: gather of it each man for his family, a homer for each person, according to the number of your souls, gather each of you with his fellow-lodgers.</text:span><text:span text:style-name="T1068"><text:s/>17<text:s/></text:span><text:span text:style-name="T1069">And the children of Israel did so, and gathered some much and some less.</text:span><text:span text:style-name="T1070"><text:s/>18<text:s/></text:span><text:span text:style-name="T1071">And having measured the homer<text:s/></text:span><text:span text:style-name="T1072">full</text:span><text:span text:style-name="T1073">, he that gathered much had nothing over, and he that had gathered less had no lack; each gathered according to the need of those who belonged to him.</text:span><text:span text:style-name="T1074"><text:s/>19<text:s/></text:span><text:span text:style-name="T1075">And Moses said to them, Let no man leave of it till the morning.</text:span><text:span text:style-name="T1076"><text:s/>20<text:s/></text:span><text:span text:style-name="T1077">But they did not hearken to Moses, but some left of it till the morning; and it bred worms and stank: and Moses was irritated with them.</text:span><text:span text:style-name="T1078"><text:s/>21<text:s/></text:span><text:span text:style-name="T1079">And they gathered it every morning, each man what he needed, and when the sun waxed hot it melted.</text:span><text:span text:style-name="T1080"><text:s/>22<text:s/></text:span><text:span text:style-name="T1081">And it came to pass on the sixth day, they gathered double what was needed, two homers for one<text:s/></text:span><text:span text:style-name="T1082">man</text:span><text:span text:style-name="T1083">; and all the chiefs of the synagogue went in and reported it to Moses.</text:span><text:span text:style-name="T1084"><text:s/>23<text:s/></text:span><text:span text:style-name="T1085">And Moses said to them, Is not this the word which the Ld spoke? To-morrow<text:s/></text:span><text:span text:style-name="T1086">is</text:span><text:span text:style-name="T1087"><text:s/>the sabbath, a holy rest to the Ld: bake that ye will bake, and seethe that ye will seethe, and all that is over leave to be laid by for the morrow.</text:span><text:span text:style-name="T1088"><text:s/>24<text:s/></text:span><text:span text:style-name="T1089">And they left of it till the morning, as Moses commanded them; and it stank not, neither was there a worm in it.</text:span><text:span text:style-name="T1090"><text:s/>25<text:s/></text:span><text:span text:style-name="T1091">And Moses said, Eat<text:s/></text:span><text:span text:style-name="T1092">that</text:span><text:span text:style-name="T1093"><text:s/>to-day, for to-day is a sabbath to the Ld:<text:s/></text:span><text:span text:style-name="T1094">it</text:span><text:span text:style-name="T1095"><text:s/>shall not be found in the plain.</text:span><text:span text:style-name="T1096"><text:s/>26<text:s/></text:span><text:span text:style-name="T1097">Six days ye shall gather it, and on the seventh day is a sabbath, for there shall be none on that<text:s/></text:span><text:span text:style-name="T1098">day</text:span><text:span text:style-name="T1099">.</text:span><text:span text:style-name="T1100"><text:s/>27<text:s/></text:span><text:span text:style-name="T1101">And it came to pass on the seventh day<text:s/></text:span><text:span text:style-name="T1102">that</text:span><text:span text:style-name="T1103"><text:s/>some of the people went forth to gather, and found none.</text:span><text:span text:style-name="T1104"><text:s/>28<text:s/></text:span><text:span text:style-name="T1105">And the Ld said to Moses, How long are ye unwilling to hearken to my commands and my law?</text:span><text:span text:style-name="T1106"><text:s/>29<text:s/></text:span><text:span text:style-name="T1107">See, for the Ld has given you this day<text:s/></text:span><text:span text:style-name="T1108">as</text:span><text:span text:style-name="T1109"><text:s/>the sabbath, therefore he has given you on the sixth day the bread of two days: ye shall sit each of you in your houses; let no one go forth from his place on the seventh day.</text:span><text:span text:style-name="T1110"><text:s/>30<text:s/></text:span><text:span text:style-name="T1111">And the people kept sabbath on the seventh day.</text:span><text:span text:style-name="T1112"><text:s/>31<text:s/></text:span><text:span text:style-name="T1113">And the children of Israel called the name of it Man; and it was as white coriander seed, and the taste of it as a wafer with honey.</text:span><text:span text:style-name="T1114"><text:s/>32<text:s/></text:span><text:span text:style-name="T1115">And Moses said, This<text:s/></text:span><text:span text:style-name="T1116">is</text:span><text:span text:style-name="T1117"><text:s/>the thing which the Ld hath commanded, Fill an homer with manna, to be laid up for your generations; that they may see the bread which ye ate in the wilderness, when the Ld led you forth out of the land of Egypt.</text:span><text:span text:style-name="T1118"><text:s/>33<text:s/></text:span><text:span text:style-name="T1119">And Moses said to Aaron, Take a golden pot, and cast into it one full homer of manna; and thou shalt lay it up before Gd, to be kept for your<text:s/></text:span><text:soft-page-break/><text:span text:style-name="T1120">generations,</text:span><text:span text:style-name="T1121"><text:s/>34<text:s/></text:span><text:span text:style-name="T1122">as the Ld commanded Moses: and Aaron laid it up before the testimony to be kept.</text:span><text:span text:style-name="T1123"><text:s/>35<text:s/></text:span><text:span text:style-name="T1124">And the children of Israel ate manna forty years, until they came to the land they ate the manna, until they came to the region of Phoenicia.</text:span><text:span text:style-name="T1125"><text:s/>36<text:s/></text:span><text:span text:style-name="T1126">Now the homer was the tenth part of three measures.</text:span></text:p>
            <text:p text:style-name="P1127">Exodus 17</text:p>
            <text:p text:style-name="P1128"><text:span text:style-name="T1129">1<text:s/></text:span><text:span text:style-name="T1130">And all the congregation of the children of Israel departed from the wilderness of Sin, according to their encampments, by the word of the Ld; and they encamped in Raphidin: and there was no water for the people to drink.</text:span><text:span text:style-name="T1131"><text:s/>2<text:s/></text:span><text:span text:style-name="T1132">And the people reviled Moses, saying, Give us water, that we may drink; and Moses said to them, Why do ye revile me, and why tempt ye the Ld?</text:span><text:span text:style-name="T1133"><text:s/>3<text:s/></text:span><text:span text:style-name="T1134">And the people thirsted there for water, and there the people murmured against Moses, saying, Why is this? hast thou brought us up out of Egypt to slay us and our children and our cattle with thirst?</text:span><text:span text:style-name="T1135"><text:s/>4<text:s/></text:span><text:span text:style-name="T1136">And Moses cried to the Ld, saying, What shall I do to this people? yet a little while and they will stone me.</text:span><text:span text:style-name="T1137"><text:s/>5<text:s/></text:span><text:span text:style-name="T1138">And the Ld said to Moses, Go before this people, and take to thyself of the elders of the people; and the rod with which thou smotest the river, take in thine hand, and thou shalt go.</text:span><text:span text:style-name="T1139"><text:s/>6<text:s/></text:span><text:span text:style-name="T1140">Behold, I stand there before thou<text:s/></text:span><text:span text:style-name="T1141">come</text:span><text:span text:style-name="T1142">, on the rock in Choreb, and thou shalt smite the rock, and water shall come out from it, and the people shall drink. And Moses did so before the sons of Israel.</text:span><text:span text:style-name="T1143"><text:s/>7<text:s/></text:span><text:span text:style-name="T1144">And he called the name of that place, Temptation, and Reviling, because of the reviling of the children of Israel, and because they tempted the Ld, saying, Is the Ld among us or not?</text:span><text:span text:style-name="T1145"><text:s/>8<text:s/></text:span><text:span text:style-name="T1146">And Amalec came and fought with Israel in Raphidin.</text:span><text:span text:style-name="T1147"><text:s/>9<text:s/></text:span><text:span text:style-name="T1148">And Moses said to Joshua, Choose out for thyself mighty men, and go forth and set the army in array against Amalec to-morrow; and, behold, I<text:s/></text:span><text:span text:style-name="T1149">shall</text:span><text:span text:style-name="T1150"><text:s/>stand on the top of the hill, and the rod of Gd<text:s/></text:span><text:span text:style-name="T1151">will be</text:span><text:span text:style-name="T1152"><text:s/>in my hand.</text:span><text:span text:style-name="T1153"><text:s/>10<text:s/></text:span><text:span text:style-name="T1154">And Joshua did as Moses said to him, and he went out and set the army in array against Amalec, and Moses and Aaron and Or went up to the top of the hill.</text:span><text:span text:style-name="T1155"><text:s/>11<text:s/></text:span><text:span text:style-name="T1156">And it came to pass, when Moses lifted up his hands, Israel prevailed; and when he let down his hands, Amalec prevailed.</text:span><text:span text:style-name="T1157"><text:s/>12<text:s/></text:span><text:span text:style-name="T1158">But the hands of Moses were heavy, and they took a stone and put it under him, and he sat upon it; and Aaron and Or supported his hands one on this side and the other on that, and the hands of Moses were supported till the going down of the sun.</text:span><text:span text:style-name="T1159"><text:s/>13<text:s/></text:span><text:span text:style-name="T1160">And Joshua routed Amalec and all his people with the slaughter of the sword.</text:span><text:span text:style-name="T1161"><text:s/>14<text:s/></text:span><text:span text:style-name="T1162">And the Ld said to Moses, Write this for a memorial in a book, and speak<text:s/></text:span><text:span text:style-name="T1163">this</text:span><text:span text:style-name="T1164"><text:s/>in the ears of Joshua; for I will utterly blot out the memorial of Amalec from under heaven.</text:span><text:span text:style-name="T1165"><text:s/>15<text:s/></text:span><text:span text:style-name="T1166">And Moses built an altar to the Ld, and<text:s/></text:span><text:soft-page-break/><text:span text:style-name="T1167">called the name of it, The Ld my Refuge.</text:span><text:span text:style-name="T1168"><text:s/>16<text:s/></text:span><text:span text:style-name="T1169">For with a secret hand the Ld wages war upon Amalec to all generations.</text:span></text:p>
            <text:p text:style-name="P1170">Exodus 18</text:p>
            <text:p text:style-name="P1171"><text:span text:style-name="T1172">1<text:s/></text:span><text:span text:style-name="T1173">And Jothor the priest of Madiam, the father-in-law of Moses, heard of all that the Ld did to his people Israel; for the Ld brought Israel out of Egypt.</text:span><text:span text:style-name="T1174"><text:s/>2<text:s/></text:span><text:span text:style-name="T1175">And Jothor the father-in-law of Moses, took Sepphora the wife of Moses after she had been sent away,</text:span><text:span text:style-name="T1176"><text:s/>3<text:s/></text:span><text:span text:style-name="T1177">and her two sons: the name of the one was Gersam,<text:s/></text:span><text:span text:style-name="T1178">his father</text:span><text:span text:style-name="T1179"><text:s/>saying, I was a sojourner in a strange land; -</text:span><text:span text:style-name="T1180"><text:s/>4<text:s/></text:span><text:span text:style-name="T1181">and the name of the second Eliezer, saying, For the Gd of my father<text:s/></text:span><text:span text:style-name="T1182">is</text:span><text:span text:style-name="T1183"><text:s/>my helper, and he has rescued me out of the hand of Pharao.</text:span><text:span text:style-name="T1184"><text:s/>5<text:s/></text:span><text:span text:style-name="T1185">And Jothor the father-in-law of Moses, and his sons and his wife, went forth to Moses into the wilderness, where he encamped on the mount of Gd.</text:span><text:span text:style-name="T1186"><text:s/>6<text:s/></text:span><text:span text:style-name="T1187">And it was told Moses, saying, Behold, thy father-in-law Jothor is coming to thee, and thy wife and two sons with him.</text:span><text:span text:style-name="T1188"><text:s/>7<text:s/></text:span><text:span text:style-name="T1189">And Moses went forth to meet his father-in-law, and did him reverence, and kissed him, and they embraced each other, and he brought them into the tent.</text:span><text:span text:style-name="T1190"><text:s/>8<text:s/></text:span><text:span text:style-name="T1191">And Moses related to his father-in-law all things that the Ld did to Pharao and all the Egyptians for Israel's sake, and all the labour that had befallen them in the way, and that the Ld had rescued them out of the hand of Pharao, and out of the hand of the Egyptians.</text:span><text:span text:style-name="T1192"><text:s/>9<text:s/></text:span><text:span text:style-name="T1193">And Jothor was amazed at all the good things which the Ld did to them, forasmuch as he rescued them out of the hand of the Egyptians and out of the hand of Pharao.</text:span><text:span text:style-name="T1194"><text:s/>10<text:s/></text:span><text:span text:style-name="T1195">And Jothor said, Blessed be the Ld, because he has rescued them out of the hand of the Egyptians and out of the hand of Pharao.</text:span><text:span text:style-name="T1196"><text:s/>11<text:s/></text:span><text:span text:style-name="T1197">Now know I that the Ld is great above all gods, because of this, wherein they attacked them.</text:span><text:span text:style-name="T1198"><text:s/>12<text:s/></text:span><text:span text:style-name="T1199">And Jothor the father-in-law of Moses took whole burnt-offerings and sacrifices for Gd, for Aaron and all the elders of Israel came to eat bread with the father-in-law of Moses before Gd.</text:span><text:span text:style-name="T1200"><text:s/>13<text:s/></text:span><text:span text:style-name="T1201">And it came to pass after the morrow that Moses sat to judge the people, and all the people stood by Moses from morning till evening.</text:span><text:span text:style-name="T1202"><text:s/>14<text:s/></text:span><text:span text:style-name="T1203">And Jothor having seen all that<text:s/></text:span><text:span text:style-name="T1204">Moses</text:span><text:span text:style-name="T1205"><text:s/>did to the people, says, What is this that thou doest to the people? wherefore sittest thou alone, and all the people stand by thee from morning till evening?</text:span><text:span text:style-name="T1206"><text:s/>15<text:s/></text:span><text:span text:style-name="T1207">And Moses says to his father-in-law, Because the people come to me to seek judgment from Gd.</text:span><text:span text:style-name="T1208"><text:s/>16<text:s/></text:span><text:span text:style-name="T1209">For whenever there is a dispute among them, and they come to me, I give judgment upon each, and I teach them the ordinances of Gd and his law.</text:span><text:span text:style-name="T1210"><text:s/>17<text:s/></text:span><text:span text:style-name="T1211">And the father-in-law of Moses said to him, Thou dost not this thing rightly,</text:span><text:span text:style-name="T1212"><text:s/>18<text:s/></text:span><text:span text:style-name="T1213">thou wilt wear away with intolerable weariness, both those and all this people<text:s/></text:span><text:soft-page-break/><text:span text:style-name="T1214">which is with thee: this thing is hard, thou wilt not be able to endure it thyself alone.</text:span><text:span text:style-name="T1215"><text:s/>19<text:s/></text:span><text:span text:style-name="T1216">Now then hearken to me, and I will advise thee, and Gd shall be with thee: be thou to the people in the things pertaining to Gd, and thou shalt bring their matters to Gd.</text:span><text:span text:style-name="T1217"><text:s/>20<text:s/></text:span><text:span text:style-name="T1218">And thou shalt testify to them the ordinances of Gd and his law, and thou shalt shew to them the ways in which they shall walk, and the works which they shall do.</text:span><text:span text:style-name="T1219"><text:s/>21<text:s/></text:span><text:span text:style-name="T1220">And do thou look out for thyself out of all the people able men, fearing Gd, righteous men, hating pride, and thou shalt set over the people captains of thousands and captains of hundreds, and captains of fifties, and captains of tens.</text:span><text:span text:style-name="T1221"><text:s/>22<text:s/></text:span><text:span text:style-name="T1222">And they shall judge the people at all times, and the too burdensome matter they shall bring to thee, but they shall judge the smaller cases; so they shall relieve thee and help thee.</text:span><text:span text:style-name="T1223"><text:s/>23<text:s/></text:span><text:span text:style-name="T1224">If thou wilt do this thing, Gd shall strengthen thee, and thou shalt be able to attend, and all this people shall come with peace into their own place.</text:span><text:span text:style-name="T1225"><text:s/>24<text:s/></text:span><text:span text:style-name="T1226">And Moses hearkened to the voice of his father-in-law, and did whatsoever he said to him.</text:span><text:span text:style-name="T1227"><text:s/>25<text:s/></text:span><text:span text:style-name="T1228">And Moses chose out able men out of all Israel, and he made them captains of thousands and captains of hundreds, and captains of fifties and captains of tens over the people.</text:span><text:span text:style-name="T1229"><text:s/>26<text:s/></text:span><text:span text:style-name="T1230">And they judged the people at all times; and every too burdensome matter they brought to Moses, but every light matter they judged themselves.</text:span><text:span text:style-name="T1231"><text:s/>27<text:s/></text:span><text:span text:style-name="T1232">And Moses dismissed his father-in-law, and he returned to his own land.</text:span></text:p>
            <text:p text:style-name="P1233">Exodus 19</text:p>
            <text:p text:style-name="P1234"><text:span text:style-name="T1235">1<text:s/></text:span><text:span text:style-name="T1236">And in the third month of the departure of the children of Israel out of the land of Egypt, on the same day, they came into the wilderness of Sina.</text:span><text:span text:style-name="T1237"><text:s/>2<text:s/></text:span><text:span text:style-name="T1238">And they departed from Raphidin, and came into the wilderness of Sina, and there Israel encamped before the mountain.</text:span><text:span text:style-name="T1239"><text:s/>3<text:s/></text:span><text:span text:style-name="T1240">And Moses went up to the mount of Gd, and Gd called him out of the mountain, saying, These things shalt thou say to the house of Jacob, and thou shalt report them to the children of Israel.</text:span><text:span text:style-name="T1241"><text:s/>4<text:s/></text:span><text:span text:style-name="T1242">Ye have seen all that I have done to the Egyptians, and I took you up as upon eagles' wings, and I brought you near to myself.</text:span><text:span text:style-name="T1243"><text:s/>5<text:s/></text:span><text:span text:style-name="T1244">And now if ye will indeed hear my voice, and keep my covenant, ye shall be to me a peculiar people above all nations; for the whole earth is mine.</text:span><text:span text:style-name="T1245"><text:s/>6<text:s/></text:span><text:span text:style-name="T1246">And ye shall be to me a royal priesthood and a holy nation: these words shalt thou speak to the children of Israel.</text:span><text:span text:style-name="T1247"><text:s/>7<text:s/></text:span><text:span text:style-name="T1248">And Moses came and called the elders of the people, and he set before them all these words, which Gd appointed them.</text:span><text:span text:style-name="T1249"><text:s/>8<text:s/></text:span><text:span text:style-name="T1250">And all the people answered with one accord, and said, All things that Gd has spoken, we will do and hearken to: and Moses reported these words to Gd.</text:span><text:span text:style-name="T1251"><text:s/>9<text:s/></text:span><text:span text:style-name="T1252">And the Ld said to Moses, Lo! I<text:s/></text:span><text:soft-page-break/><text:span text:style-name="T1253">come to thee in a pillar of a cloud, that the people may hear me speaking to thee, and may believe thee for ever: and Moses reported the words of the people to the Ld.</text:span><text:span text:style-name="T1254"><text:s/>10<text:s/></text:span><text:span text:style-name="T1255">And the Ld said to Moses, Go down and solemnly charge the people, and sanctify them to-day and to-morrow, and let them wash their garments.</text:span><text:span text:style-name="T1256"><text:s/>11<text:s/></text:span><text:span text:style-name="T1257">And let them be ready against the third day, for on the third day the Ld will descend upon mount Sina before all the people.</text:span><text:span text:style-name="T1258"><text:s/>12<text:s/></text:span><text:span text:style-name="T1259">And thou shalt separate the people round about, saying, Take heed to yourselves that ye go not up into the mountain, nor touch any part of it: every one that touches the mountain shall surely die.</text:span><text:span text:style-name="T1260"><text:s/>13<text:s/></text:span><text:span text:style-name="T1261">A hand shall not touch it, for<text:s/></text:span><text:span text:style-name="T1262">every one that touches</text:span><text:span text:style-name="T1263"><text:s/>shall be stoned with stones or shot through with a dart, whether beast or whether man, it shall not live: when the voices and trumpets and cloud depart from off the mountain, they shall come up on the mountain.</text:span><text:span text:style-name="T1264"><text:s/>14<text:s/></text:span><text:span text:style-name="T1265">And Moses went down from the mountain to the people, and sanctified them, and they washed their clothes.</text:span><text:span text:style-name="T1266"><text:s/>15<text:s/></text:span><text:span text:style-name="T1267">And he said to the people, Be ready: for three days come not near to a woman.</text:span><text:span text:style-name="T1268"><text:s/>16<text:s/></text:span><text:span text:style-name="T1269">And it came to pass on the third day, as the morning drew nigh, there were voices and lightnings and a dark cloud on mount Sina: the voice of the trumpet sounded loud, and all the people in the camp trembled.</text:span><text:span text:style-name="T1270"><text:s/>17<text:s/></text:span><text:span text:style-name="T1271">And Moses led the people forth out of the camp to meet Gd, and they stood by under the camp.</text:span><text:span text:style-name="T1272"><text:s/>18<text:s/></text:span><text:span text:style-name="T1273">The mount of Sina was altogether on a smoke, because Gd had descended upon it in fire; and the smoke went up as the smoke of a furnace, and the people were exceedingly amazed.</text:span><text:span text:style-name="T1274"><text:s/>19<text:s/></text:span><text:span text:style-name="T1275">And the sounds of the trumpet were waxing very much louder. Moses spoke, and Gd answered him with a voice.</text:span><text:span text:style-name="T1276"><text:s/>20<text:s/></text:span><text:span text:style-name="T1277">And the Ld came down upon mount Sina on the top of the mountain; and the Ld called Moses to the top of the mountain, and Moses went up.</text:span><text:span text:style-name="T1278"><text:s/>21<text:s/></text:span><text:span text:style-name="T1279">And Gd spoke to Moses, saying, Go down, and solemnly charge the people, lest at any time they draw nigh to Gd to gaze, and a multitude of them fall.</text:span><text:span text:style-name="T1280"><text:s/>22<text:s/></text:span><text:span text:style-name="T1281">And let the priests that draw nigh to the Ld Gd sanctify themselves, lest he destroy some of them.</text:span><text:span text:style-name="T1282"><text:s/>23<text:s/></text:span><text:span text:style-name="T1283">And Moses said to Gd, The people will not be able to approach to the mount of Sina, for thou hast solemnly charged us, saying, Set bounds to the mountain and sanctify it.</text:span><text:span text:style-name="T1284"><text:s/>24<text:s/></text:span><text:span text:style-name="T1285">And the Ld said to him, Go, descend, and come up thou and Aaron with thee; but let not the priests and the people force their way to come up to Gd, lest the Ld destroy some of them.</text:span><text:span text:style-name="T1286"><text:s/>25<text:s/></text:span><text:span text:style-name="T1287">And Moses went down to the people, and spoke to them.</text:span></text:p>
            <text:p text:style-name="P1288">Exodus 20</text:p>
            <text:p text:style-name="P1289"><text:span text:style-name="T1290">1<text:s/></text:span><text:span text:style-name="T1291">And the Ld spoke all these words, saying:</text:span><text:span text:style-name="T1292"><text:s/>2<text:s/></text:span><text:span text:style-name="T1293">I am the Ld thy Gd, who brought thee out of the land of<text:s/></text:span><text:soft-page-break/><text:span text:style-name="T1294">Egypt, out of the house of bondage.</text:span><text:span text:style-name="T1295"><text:s/>3<text:s/></text:span><text:span text:style-name="T1296">Thou shalt have no other gods beside me.</text:span><text:span text:style-name="T1297"><text:s/>4<text:s/></text:span><text:span text:style-name="T1298">Thou shalt not make to thyself an idol, nor likeness of anything, whatever things are in the heaven above, and whatever are in the earth beneath, and whatever are in the waters under the earth.</text:span><text:span text:style-name="T1299"><text:s/>5<text:s/></text:span><text:span text:style-name="T1300">Thou shalt not bow down to them, nor serve them; for I am the Ld thy Gd, a jealous Gd, recompensing the sins of the fathers upon the children, to the third and fourth generation to them that hate me,</text:span><text:span text:style-name="T1301"><text:s/>6<text:s/></text:span><text:span text:style-name="T1302">and bestowing mercy on them that love me to thousands<text:s/></text:span><text:span text:style-name="T1303">of them</text:span><text:span text:style-name="T1304">, and on them that keep my commandments.</text:span><text:span text:style-name="T1305"><text:s/>7<text:s/></text:span><text:span text:style-name="T1306">Thou shalt not take the name of the Ld thy Gd in vain; for the Ld thy Gd will not acquit him that takes his name in vain.</text:span><text:span text:style-name="T1307"><text:s/>8<text:s/></text:span><text:span text:style-name="T1308">Remember the sabbath day to keep it holy.</text:span><text:span text:style-name="T1309"><text:s/>9<text:s/></text:span><text:span text:style-name="T1310">Six days thou shalt labour, and shalt perform all thy work.</text:span><text:span text:style-name="T1311"><text:s/>10<text:s/></text:span><text:span text:style-name="T1312">But on the seventh day is the sabbath of the Ld thy Gd; on it thou shalt do no work, thou, nor thy son, nor thy daughter, thy servant nor thy maidservant, thine ox nor thine ass, nor any cattle of thine, nor the stranger that sojourns with thee.</text:span><text:span text:style-name="T1313"><text:s/>11<text:s/></text:span><text:span text:style-name="T1314">For in six days the Ld made the heaven and the earth, and the sea and all things in them, and rested on the seventh day; therefore the Ld blessed the seventh day, and hallowed it.</text:span><text:span text:style-name="T1315"><text:s/>12<text:s/></text:span><text:span text:style-name="T1316">Honour thy father and thy mother, that it may be well with thee, and that thou mayest live long on the good land, which the Ld thy Gd gives to thee.</text:span><text:span text:style-name="T1317"><text:s/>13<text:s/></text:span><text:span text:style-name="T1318">(20:15) Thou shalt not kill.</text:span><text:span text:style-name="T1319"><text:s/>14<text:s/></text:span><text:span text:style-name="T1320">(20:13) Thou shalt not commit adultery.</text:span><text:span text:style-name="T1321"><text:s/>15<text:s/></text:span><text:span text:style-name="T1322">(20:14) Thou shalt not steal.</text:span><text:span text:style-name="T1323"><text:s/>16<text:s/></text:span><text:span text:style-name="T1324">Thou shalt not bear false witness against thy neighbour.</text:span><text:span text:style-name="T1325"><text:s/>17<text:s/></text:span><text:span text:style-name="T1326">Thou shalt not covet thy neighbour's wife; thou shalt not covet thy neighbour's house; nor his field, nor his servant, nor his maid, nor his ox, nor his ass, nor any of his cattle, nor whatever belongs to thy neighbour.</text:span><text:span text:style-name="T1327"><text:s/>18<text:s/></text:span><text:span text:style-name="T1328">And all the people perceived the thundering, and the flashes, and the voice of the trumpet, and the mountain smoking; and all the people feared and stood afar off,</text:span><text:span text:style-name="T1329"><text:s/>19<text:s/></text:span><text:span text:style-name="T1330">and said to Moses, Speak thou to us, and let not Gd speak to us, lest we die.</text:span><text:span text:style-name="T1331"><text:s/>20<text:s/></text:span><text:span text:style-name="T1332">And Moses says to them, Be of good courage, for Gd is come to you to try you, that his fear may be among you, that ye sin not.</text:span><text:span text:style-name="T1333"><text:s/>21<text:s/></text:span><text:span text:style-name="T1334">And the people stood afar off, and Moses went into the darkness where Gd was.</text:span><text:span text:style-name="T1335"><text:s/>22<text:s/></text:span><text:span text:style-name="T1336">And the Ld said to Moses, Thus shalt thou say to the house of Jacob, and thou shalt report it to the children of Israel, Ye have seen that I have spoken to you from heaven.</text:span><text:span text:style-name="T1337"><text:s/>23<text:s/></text:span><text:span text:style-name="T1338">Ye shall not make to yourselves gods of silver, and gods of gold ye shall not make to yourselves.</text:span><text:span text:style-name="T1339"><text:s/>24<text:s/></text:span><text:span text:style-name="T1340">Ye shall make to me an altar of earth; and upon it ye shall sacrifice your whole burnt-offerings, and your peace-offerings, and your sheep and your calves in every place, where I shall record<text:s/></text:span><text:soft-page-break/><text:span text:style-name="T1341">my name; and I will come to thee and bless thee.</text:span><text:span text:style-name="T1342"><text:s/>25<text:s/></text:span><text:span text:style-name="T1343">And if thou wilt make to me an altar of stones, thou shalt not build them hewn<text:s/></text:span><text:span text:style-name="T1344">stones</text:span><text:span text:style-name="T1345">; for thou hast lifted up thy tool upon them, and they are defiled.</text:span><text:span text:style-name="T1346"><text:s/>26<text:s/></text:span><text:span text:style-name="T1347">Thou shalt not go up to my altar by steps, that thou mayest not uncover thy nakedness upon it.</text:span></text:p>
            <text:p text:style-name="P1348">Exodus 21</text:p>
            <text:p text:style-name="P1349"><text:span text:style-name="T1350">1<text:s/></text:span><text:span text:style-name="T1351">And these<text:s/></text:span><text:span text:style-name="T1352">are</text:span><text:span text:style-name="T1353"><text:s/>the ordinances which thou shalt set before them.</text:span><text:span text:style-name="T1354"><text:s/>2<text:s/></text:span><text:span text:style-name="T1355">If thou buy a Hebrew servant, six years shall he serve thee, and in the seventh year he shall go forth free for nothing.</text:span><text:span text:style-name="T1356"><text:s/>3<text:s/></text:span><text:span text:style-name="T1357">If he should have come in alone, he shall also go forth alone; and if his wife should have gone in together with him, his wife also shall go out.</text:span><text:span text:style-name="T1358"><text:s/>4<text:s/></text:span><text:span text:style-name="T1359">Moreover, if his master give him a wife, and she have<text:s/></text:span><text:span text:style-name="T1360">born</text:span><text:span text:style-name="T1361"><text:s/>him sons or daughters, the wife and the children shall be his master's; and he shall go forth alone.</text:span><text:span text:style-name="T1362"><text:s/>5<text:s/></text:span><text:span text:style-name="T1363">And if the servant should answer and say, I love my master and wife and children, I will not go away free;</text:span><text:span text:style-name="T1364"><text:s/>6<text:s/></text:span><text:span text:style-name="T1365">his master shall bring him to the judgment-seat of Gd, and then shall he bring him to the door, - to the door-post, and his master shall bore his ear through with an awl, and he shall serve him for ever.</text:span><text:span text:style-name="T1366"><text:s/>7<text:s/></text:span><text:span text:style-name="T1367">And if any one sell his daughter as a domestic, she shall not depart as the maid-servants depart.</text:span><text:span text:style-name="T1368"><text:s/>8<text:s/></text:span><text:span text:style-name="T1369">If she be not pleasing to her master, after she has betrothed herself to him, he shall let her go free; but he is not at liberty to sell her to a foreign nation, because he has trifled with her.</text:span><text:span text:style-name="T1370"><text:s/>9<text:s/></text:span><text:span text:style-name="T1371">And if he should have betrothed her to his son, he shall do to her according to the right of daughters.</text:span><text:span text:style-name="T1372"><text:s/>10<text:s/></text:span><text:span text:style-name="T1373">And if he take another to himself, he shall not deprive her of necessaries and her apparel, and her companionship<text:s/></text:span><text:span text:style-name="T1374">with him</text:span><text:span text:style-name="T1375">.</text:span><text:span text:style-name="T1376"><text:s/>11<text:s/></text:span><text:span text:style-name="T1377">And if he will not do these three things to her, she shall go out free without money.</text:span><text:span text:style-name="T1378"><text:s/>12<text:s/></text:span><text:span text:style-name="T1379">And if any man smite another and he die, let him be certainly put to death.</text:span><text:span text:style-name="T1380"><text:s/>13<text:s/></text:span><text:span text:style-name="T1381">But as for him that did it not willingly, but Gd delivered him into his hands, I will give thee a place whither the slayer may flee.</text:span><text:span text:style-name="T1382"><text:s/>14<text:s/></text:span><text:span text:style-name="T1383">And if any one lie in wait for his neighbour to slay him by craft, and he go for refuge, thou shalt take him from my altar to put him to death.</text:span><text:span text:style-name="T1384"><text:s/>15<text:s/></text:span><text:span text:style-name="T1385">Whoever smites his father or his mother, let him be certainly put to death.</text:span><text:span text:style-name="T1386"><text:s/>16<text:s/></text:span><text:span text:style-name="T1387">(21:17) Whosoever shall steal one of the children of Israel, and prevail over him and sell him, and he be found with him, let him certainly die.</text:span><text:span text:style-name="T1388"><text:s/>17<text:s/></text:span><text:span text:style-name="T1389">(21:16) He that reviles his father or his mother shall surely die.</text:span><text:span text:style-name="T1390"><text:s/>18<text:s/></text:span><text:span text:style-name="T1391">And if two men revile each other and smite the one the other with a stone or his fist, and he die not, but be laid upon his bed;</text:span><text:span text:style-name="T1392"><text:s/>19<text:s/></text:span><text:span text:style-name="T1393">if the man arise and walk abroad on his staff, he that smote him shall be clear; only he shall pay for his loss of time, and for his healing.</text:span><text:span text:style-name="T1394"><text:s/>20<text:s/></text:span><text:span text:style-name="T1395">And if a man smite his man-servant or<text:s/></text:span><text:soft-page-break/><text:span text:style-name="T1396">his maid-servant, with a rod, and<text:s/></text:span><text:span text:style-name="T1397">the party</text:span><text:span text:style-name="T1398"><text:s/>die under his hands, he shall be surely punished.</text:span><text:span text:style-name="T1399"><text:s/>21<text:s/></text:span><text:span text:style-name="T1400">But if<text:s/></text:span><text:span text:style-name="T1401">the servant</text:span><text:span text:style-name="T1402"><text:s/>continue to live a day or two, let not<text:s/></text:span><text:span text:style-name="T1403">the master</text:span><text:span text:style-name="T1404"><text:s/>be punished; for he is his money.</text:span><text:span text:style-name="T1405"><text:s/>22<text:s/></text:span><text:span text:style-name="T1406">And if two men strive and smite a woman with child, and her child be born imperfectly formed, he shall be forced to pay a penalty: as the woman's husband may lay upon him, he shall pay with a valuation.</text:span><text:span text:style-name="T1407"><text:s/>23<text:s/></text:span><text:span text:style-name="T1408">But if it be perfectly formed, he shall give life for life,</text:span><text:span text:style-name="T1409"><text:s/>24<text:s/></text:span><text:span text:style-name="T1410">eye for eye, tooth for tooth, hand for hand, foot for foot,</text:span><text:span text:style-name="T1411"><text:s/>25<text:s/></text:span><text:span text:style-name="T1412">burning for burning, wound for wound, stripe for stripe.</text:span><text:span text:style-name="T1413"><text:s/>26<text:s/></text:span><text:span text:style-name="T1414">And if one smite the eye of his man-servant, or the eye of his maid-servant, and put it out, he shall let them go free for their eye's sake.</text:span><text:span text:style-name="T1415"><text:s/>27<text:s/></text:span><text:span text:style-name="T1416">And if he should smite out the tooth of his man-servant, or the tooth of his maid-servant, he shall send them away free for their tooth's sake.</text:span><text:span text:style-name="T1417"><text:s/>28<text:s/></text:span><text:span text:style-name="T1418">And if a bull gore a man or woman and they die, the bull shall be stoned with stones, and his flesh shall not be eaten; but the owner of the bull shall be clear.</text:span><text:span text:style-name="T1419"><text:s/>29<text:s/></text:span><text:span text:style-name="T1420">But if the bull should have been given to goring in former time, and men should have told his owner, and he have not removed him, but he should have slain a man or woman, the bull shall be stoned, and his owner shall die also.</text:span><text:span text:style-name="T1421"><text:s/>30<text:s/></text:span><text:span text:style-name="T1422">And if a ransom should be imposed on him, he shall pay for the ransom of his soul as much as they shall lay upon him.</text:span><text:span text:style-name="T1423"><text:s/>31<text:s/></text:span><text:span text:style-name="T1424">And if<text:s/></text:span><text:span text:style-name="T1425">the bull</text:span><text:span text:style-name="T1426"><text:s/>gore a son or daughter, let them do to him according to this ordinance.</text:span><text:span text:style-name="T1427"><text:s/>32<text:s/></text:span><text:span text:style-name="T1428">And if the bull gore a man-servant or maid-servant, he shall pay to their master thirty silver didrachms, and the bull shall be stoned.</text:span><text:span text:style-name="T1429"><text:s/>33<text:s/></text:span><text:span text:style-name="T1430">And if any one open a pit or dig a cavity in stone, and cover it not, and an ox or an ass fall in there,</text:span><text:span text:style-name="T1431"><text:s/>34<text:s/></text:span><text:span text:style-name="T1432">the owner of the pit shall make compensation; he shall give money to their owner, and the dead shall be his own.</text:span><text:span text:style-name="T1433"><text:s/>35<text:s/></text:span><text:span text:style-name="T1434">And if any man's bull gore the bull of his neighbour, and it die, they shall sell the living bull and divide the money, and they shall divide the dead bull.</text:span><text:span text:style-name="T1435"><text:s/>36<text:s/></text:span><text:span text:style-name="T1436">But if the bull be known to have been given to goring in time past, and they have testified to his owner, and he have not removed him, he shall repay bull for bull, but the dead shall be his own.</text:span></text:p>
            <text:p text:style-name="P1437">Exodus 22</text:p>
            <text:p text:style-name="P1438"><text:span text:style-name="T1439">1<text:s/></text:span><text:span text:style-name="T1440">And if one steal an ox or a sheep, and kill it or sell it, he shall pay five calves for a calf, and four sheep for a sheep.</text:span><text:span text:style-name="T1441"><text:s/>2<text:s/></text:span><text:span text:style-name="T1442">And if the thief be found in the breach<text:s/></text:span><text:span text:style-name="T1443">made by himself</text:span><text:span text:style-name="T1444"><text:s/>and be smitten and die, there shall not be blood shed for him.</text:span><text:span text:style-name="T1445"><text:s/>3<text:s/></text:span><text:span text:style-name="T1446">But if the sun be risen upon him, he is guilty, he shall die instead; and if a thief have nothing, let him be sold in compensation for what he has stolen.</text:span><text:span text:style-name="T1447"><text:s/>4<text:s/></text:span><text:span text:style-name="T1448">And if the thing stolen be left and be in his hand alive, whether ox or sheep, he<text:s/></text:span><text:soft-page-break/><text:span text:style-name="T1449">shall restore them two-fold.</text:span><text:span text:style-name="T1450"><text:s/>5<text:s/></text:span><text:span text:style-name="T1451">And if any one should feed down a field or a vineyard, and should send in his beast to feed down another field, he shall make compensation of his own field according to his produce; and if he shall have fed down the whole field, he shall pay for compensation the best of his own field and the best of his vineyard.</text:span><text:span text:style-name="T1452"><text:s/>6<text:s/></text:span><text:span text:style-name="T1453">And if fire have gone forth and caught thorns, and should also set on fire threshing-floors or ears of corn or a field, he that kindled the fire shall make compensation.</text:span><text:span text:style-name="T1454"><text:s/>7<text:s/></text:span><text:span text:style-name="T1455">And if any one give to his neighbour money r goods to keep, and they be stolen out of the man's house, if the thief be found he shall repay double.</text:span><text:span text:style-name="T1456"><text:s/>8<text:s/></text:span><text:span text:style-name="T1457">But if the thief be not found, the master of the house shall come forward before Gd, and shall swear that surely he has not wrought wickedly in regard of any part of his neighbour's deposit,</text:span><text:span text:style-name="T1458"><text:s/>9<text:s/></text:span><text:span text:style-name="T1459">according to every injury alleged, both concerning a calf, and an ass, and a sheep, and a garment, and every alleged loss, whatsoever in fact it may be, - the judgment of both shall proceed before Gd, and he that is convicted by Gd shall repay to his neighbour double.</text:span><text:span text:style-name="T1460"><text:s/>10<text:s/></text:span><text:span text:style-name="T1461">And if any one give to his neighbour to keep a calf or sheep or any beast, and it be wounded or die or be taken, and no one know,</text:span><text:span text:style-name="T1462"><text:s/>11<text:s/></text:span><text:span text:style-name="T1463">an oath of Gd shall be between both,<text:s/></text:span><text:span text:style-name="T1464">each swearing</text:span><text:span text:style-name="T1465"><text:s/>that he has surely not at all been guilty in the matter of his neighbour's deposit; and so his master shall hold him guiltless, and he shall not make compensation.</text:span><text:span text:style-name="T1466"><text:s/>12<text:s/></text:span><text:span text:style-name="T1467">And if it be stolen from him, he shall make compensation to the owner.</text:span><text:span text:style-name="T1468"><text:s/>13<text:s/></text:span><text:span text:style-name="T1469">And if it be seized of beasts, he shall bring him to<text:s/></text:span><text:span text:style-name="T1470">witness</text:span><text:span text:style-name="T1471"><text:s/>the prey, and he shall not make compensation.</text:span><text:span text:style-name="T1472"><text:s/>14<text:s/></text:span><text:span text:style-name="T1473">And if any one borrow<text:s/></text:span><text:span text:style-name="T1474">ought</text:span><text:span text:style-name="T1475"><text:s/>of his neighbour, and it be wounded or die or be carried away, and the owner of it be not with it, he shall make compensation.</text:span><text:span text:style-name="T1476"><text:s/>15<text:s/></text:span><text:span text:style-name="T1477">But if the owner be with it, he shall not make compensation: but if it be a hired thing, there shall be<text:s/></text:span><text:span text:style-name="T1478">a compensation</text:span><text:span text:style-name="T1479"><text:s/>to him instead of his hire.</text:span><text:span text:style-name="T1480"><text:s/>16<text:s/></text:span><text:span text:style-name="T1481">And if any one deceive a virgin that is not betrothed, and lie with her, he shall surely endow her for a wife to himself.</text:span><text:span text:style-name="T1482"><text:s/>17<text:s/></text:span><text:span text:style-name="T1483">And if her father positively refuse, and will not consent to give her to him for a wife, he shall pay compensation to her father according to the amount of the dowry of virgins.</text:span><text:span text:style-name="T1484"><text:s/>18<text:s/></text:span><text:span text:style-name="T1485">Ye shall not save the lives of sorcerers.</text:span><text:span text:style-name="T1486"><text:s/>19<text:s/></text:span><text:span text:style-name="T1487">Every one that lies with a beast ye shall surely put to death.</text:span><text:span text:style-name="T1488"><text:s/>20<text:s/></text:span><text:span text:style-name="T1489">He that sacrifices to any gods but to the Ld alone, shall be destroyed by death.</text:span><text:span text:style-name="T1490"><text:s/>21<text:s/></text:span><text:span text:style-name="T1491">And ye shall not hurt a stranger, nor afflict him; for ye were strangers in the land of Egypt.</text:span><text:span text:style-name="T1492"><text:s/>22<text:s/></text:span><text:span text:style-name="T1493">Ye shall hurt no widow or orphan.</text:span><text:span text:style-name="T1494"><text:s/>23<text:s/></text:span><text:span text:style-name="T1495">And if ye should afflict them by ill-treatment, and they should cry aloud to me, I will surely hear their voice.</text:span><text:span text:style-name="T1496"><text:s/>24<text:s/></text:span><text:span text:style-name="T1497">And I will be very angry, and will slay you<text:s/></text:span><text:soft-page-break/><text:span text:style-name="T1498">with the sword, and your wives shall be widows and your children orphans.</text:span><text:span text:style-name="T1499"><text:s/>25<text:s/></text:span><text:span text:style-name="T1500">And if thou shouldest lend money to thy poor brother who is by thee, thou shalt not be hard upon him thou shalt not exact usury of him.</text:span><text:span text:style-name="T1501"><text:s/>26<text:s/></text:span><text:span text:style-name="T1502">And if thou take thy neighbour's garment for a pledge, thou shalt restore it to him before sunset.</text:span><text:span text:style-name="T1503"><text:s/>27<text:s/></text:span><text:span text:style-name="T1504">For this is his clothing, this is the only covering of his nakedness; wherein shall he sleep? If then he shall cry to me, I will hearken to him, for I am merciful.</text:span><text:span text:style-name="T1505"><text:s/>28<text:s/></text:span><text:span text:style-name="T1506">Thou shalt not revile the gods, nor speak ill of the ruler of thy people.</text:span><text:span text:style-name="T1507"><text:s/>29<text:s/></text:span><text:span text:style-name="T1508">Thou shalt not keep back the first-fruits of thy threshing floor and press. The first-born of thy sons thou shalt give to me.</text:span><text:span text:style-name="T1509"><text:s/>30<text:s/></text:span><text:span text:style-name="T1510">So shalt thou do with thy calf and thy sheep and thine ass; seven days shall it be under the mother, and the eighth day thou shalt give it to me.</text:span><text:span text:style-name="T1511"><text:s/>31<text:s/></text:span><text:span text:style-name="T1512">And ye shall be holy men to me; and ye shall not eat flesh taken of beasts, ye shall cast it to the dog.</text:span></text:p>
            <text:p text:style-name="P1513">Exodus 23</text:p>
            <text:p text:style-name="P1514"><text:span text:style-name="T1515">1<text:s/></text:span><text:span text:style-name="T1516">Thou shalt not receive a vain report: thou shalt not agree with the unjust<text:s/></text:span><text:span text:style-name="T1517">man</text:span><text:span text:style-name="T1518"><text:s/>to become an unjust witness.</text:span><text:span text:style-name="T1519"><text:s/>2<text:s/></text:span><text:span text:style-name="T1520">Thou shalt not associate with the multitude for evil; thou shalt not join thyself with a multitude to turn aside with the majority so as to shut out judgment.</text:span><text:span text:style-name="T1521"><text:s/>3<text:s/></text:span><text:span text:style-name="T1522">And thou shalt not spare a poor man in judgment.</text:span><text:span text:style-name="T1523"><text:s/>4<text:s/></text:span><text:span text:style-name="T1524">And if thou meet thine enemy's ox or his ass going astray, thou shalt turn them back and restore them to him.</text:span><text:span text:style-name="T1525"><text:s/>5<text:s/></text:span><text:span text:style-name="T1526">And if thou see thine enemy's ass fallen under its burden, thou shalt not pass by it, but shalt help to raise it with him.</text:span><text:span text:style-name="T1527"><text:s/>6<text:s/></text:span><text:span text:style-name="T1528">Thou shalt not wrest the sentence of the poor in his judgment.</text:span><text:span text:style-name="T1529"><text:s/>7<text:s/></text:span><text:span text:style-name="T1530">Thou shalt abstain from every unjust thing: thou shalt not slay the innocent and just, and thou shalt not justify the wicked for gifts.</text:span><text:span text:style-name="T1531"><text:s/>8<text:s/></text:span><text:span text:style-name="T1532">And thou shalt not receive gifts; for gifts blind the eyes of the seeing, and corrupt just words.</text:span><text:span text:style-name="T1533"><text:s/>9<text:s/></text:span><text:span text:style-name="T1534">And ye shall not afflict a stranger, for ye know the heart of a stranger; for ye were yourselves strangers in the land of Egypt.</text:span><text:span text:style-name="T1535"><text:s/>10<text:s/></text:span><text:span text:style-name="T1536">Six years thou shalt sow thy land, and gather in the fruits of it.</text:span><text:span text:style-name="T1537"><text:s/>11<text:s/></text:span><text:span text:style-name="T1538">But in the seventh year thou shalt let it rest, and leave it, and the poor of thy nation shall feed; and the wild beasts of the field shall eat that which remains: thus shalt thou do to thy vineyard and to thine oliveyard.</text:span><text:span text:style-name="T1539"><text:s/>12<text:s/></text:span><text:span text:style-name="T1540">Six days shalt thou do thy works, and on the seventh day there shall be rest, that thine ox and thine ass may rest, and that the son of thy maid-servant and the stranger may be refreshed.</text:span><text:span text:style-name="T1541"><text:s/>13<text:s/></text:span><text:span text:style-name="T1542">Observe all things whatsoever I have commanded you; and ye shall make no mention of the name of other gods, neither shall they be heard out of your mouth.</text:span><text:span text:style-name="T1543"><text:s/>14<text:s/></text:span><text:span text:style-name="T1544">Keep ye a feast to me three times in the year.</text:span><text:span text:style-name="T1545"><text:s/>15<text:s/></text:span><text:span text:style-name="T1546">Take heed to keep the feast of unleavened bread: seven days ye shall eat<text:s/></text:span><text:soft-page-break/><text:span text:style-name="T1547">unleavened bread, as I charged thee at the season of the month of new<text:s/></text:span><text:span text:style-name="T1548">corn</text:span><text:span text:style-name="T1549">, for in it thou camest out of Egypt: thou shalt not appear before me empty.</text:span><text:span text:style-name="T1550"><text:s/>16<text:s/></text:span><text:span text:style-name="T1551">And thou shalt keep the feast of the harvest of first-fruits of thy labours, whatsoever thou shalt have sown in thy field, and the feast of completion at the end of the year in the gathering in of thy fruits out of thy field.</text:span><text:span text:style-name="T1552"><text:s/>17<text:s/></text:span><text:span text:style-name="T1553">Three times in the year shall all thy males appear before the Ld thy Gd.</text:span><text:span text:style-name="T1554"><text:s/>18<text:s/></text:span><text:span text:style-name="T1555">For when I shall have cast out the nations from before thee, and shall have widened thy borders, thou shalt not offer the blood of my sacrifice with leaven, neither must the fat of my feast abide till the morning.</text:span><text:span text:style-name="T1556"><text:s/>19<text:s/></text:span><text:span text:style-name="T1557">Thou shalt bring the first-offerings of the first-fruits of thy land into the house of the Ld thy Gd. Thou shalt not seethe a lamb in its mother's milk.</text:span><text:span text:style-name="T1558"><text:s/>20<text:s/></text:span><text:span text:style-name="T1559">And, behold, I send my angel before thy face, that he may keep thee in the way, that he may bring thee into the land which I have prepared for thee.</text:span><text:span text:style-name="T1560"><text:s/>21<text:s/></text:span><text:span text:style-name="T1561">Take heed to thyself and hearken to him, and disobey him not; for he will not give way to thee, for my name is on him.</text:span><text:span text:style-name="T1562"><text:s/>22<text:s/></text:span><text:span text:style-name="T1563">If ye will indeed hear my voice, and if thou wilt do all the things I shall charge thee with, and keep my covenant, ye shall be to me a peculiar people above all nations, for the whole earth is mine; and ye shall be to me a royal priesthood, and a holy nation: these words shall ye speak to the children of Israel, If ye shall indeed hear my voice, and do all the things I shall tell thee, I will be an enemy to thine enemies, and an adversary to thine adversaries.</text:span><text:span text:style-name="T1564"><text:s/>23<text:s/></text:span><text:span text:style-name="T1565">For my angel shall go as thy leader, and shall bring thee to the Amorite, and Chettite, and Pherezite, and Chananite, and Gergesite, and Evite, and Jebusite, and I will destroy them.</text:span><text:span text:style-name="T1566"><text:s/>24<text:s/></text:span><text:span text:style-name="T1567">Thou shalt not worship their gods, nor serve them: thou shalt not do according to their works, but shalt utterly destroy them, and break to pieces their pillars.</text:span><text:span text:style-name="T1568"><text:s/>25<text:s/></text:span><text:span text:style-name="T1569">And thou shalt serve the Ld thy Gd, and I will bless thy bread and thy wine and thy water, and I will turn away sickness from you.</text:span><text:span text:style-name="T1570"><text:s/>26<text:s/></text:span><text:span text:style-name="T1571">There shall not be on thy land one that is impotent or barren. I will surely fulfil the number of thy days.</text:span><text:span text:style-name="T1572"><text:s/>27<text:s/></text:span><text:span text:style-name="T1573">And I will send terror before thee, and I will strike with amazement all the nations to which thou shalt come, and I will make all thine enemies to flee.</text:span><text:span text:style-name="T1574"><text:s/>28<text:s/></text:span><text:span text:style-name="T1575">And I will send hornets before thee, and thou shalt cast out the Amorites and the Evites, and the Chananites and the Chettites from thee.</text:span><text:span text:style-name="T1576"><text:s/>29<text:s/></text:span><text:span text:style-name="T1577">I will not cast them out in one year, lest the land become desolate, and the beasts of the field multiply against thee.</text:span><text:span text:style-name="T1578"><text:s/>30<text:s/></text:span><text:span text:style-name="T1579">By little<text:s/></text:span><text:span text:style-name="T1580">and little</text:span><text:span text:style-name="T1581"><text:s/>I will cast them out from before thee, until thou shalt be increased and inherit the earth.</text:span><text:span text:style-name="T1582"><text:s/>31<text:s/></text:span><text:span text:style-name="T1583">And I will set thy borders from the Red Sea, to the sea of the<text:s/></text:span><text:soft-page-break/><text:span text:style-name="T1584">Phylistines, and from the wilderness to the great river Euphrates; and I will give into your hand those that dwell in the land, and will cast them out from thee.</text:span><text:span text:style-name="T1585"><text:s/>32<text:s/></text:span><text:span text:style-name="T1586">Thou shalt make no covenant with them and their gods.</text:span><text:span text:style-name="T1587"><text:s/>33<text:s/></text:span><text:span text:style-name="T1588">And they shall not dwell in thy land, lest they cause thee to sin against me; for if thou shouldest serve their gods, these will be an offence to thee.</text:span></text:p>
            <text:p text:style-name="P1589">Exodus 24</text:p>
            <text:p text:style-name="P1590"><text:span text:style-name="T1591">1<text:s/></text:span><text:span text:style-name="T1592">And to Moses he said, Go up to the Ld, thou and Aaron and Nadab and Abiud, and seventy of the elders of Israel: and they shall worship the Ld from a distance.</text:span><text:span text:style-name="T1593"><text:s/>2<text:s/></text:span><text:span text:style-name="T1594">And Moses alone shall draw nigh to Gd; and they shall not draw nigh, and the people shall not come up with them.</text:span><text:span text:style-name="T1595"><text:s/>3<text:s/></text:span><text:span text:style-name="T1596">And Moses went in and related to the people all the words of Gd and the ordinances; and all the people answered with one voice, saying, All the words which the Ld has spoken, we will do and be obedient.</text:span><text:span text:style-name="T1597"><text:s/>4<text:s/></text:span><text:span text:style-name="T1598">And Moses wrote all the words of the Ld; and Moses rose up early in the morning, and built an altar under the mountain, and<text:s/></text:span><text:span text:style-name="T1599">set up</text:span><text:span text:style-name="T1600"><text:s/>twelve stones for the twelve tribes of Israel.</text:span><text:span text:style-name="T1601"><text:s/>5<text:s/></text:span><text:span text:style-name="T1602">And he sent forth the young men of the children of Israel, and they offered whole burnt-offerings, and they sacrificed young calves as a peace-offering to Gd.</text:span><text:span text:style-name="T1603"><text:s/>6<text:s/></text:span><text:span text:style-name="T1604">And Moses took half the blood and poured it into bowls, and half the blood he poured out upon the altar.</text:span><text:span text:style-name="T1605"><text:s/>7<text:s/></text:span><text:span text:style-name="T1606">And he took the book of the covenant and read it in the ears of the people, and they said, All things whatsoever the Ld has spoken we will do and hearken therein.</text:span><text:span text:style-name="T1607"><text:s/>8<text:s/></text:span><text:span text:style-name="T1608">And Moses took the blood and sprinkled it upon the people, and said, Behold the blood of the covenant, which the Ld has made with you concerning all these words.</text:span><text:span text:style-name="T1609"><text:s/>9<text:s/></text:span><text:span text:style-name="T1610">And Moses went up, and Aaron, and Nadab and Abiud, and seventy of the elders of Israel.</text:span><text:span text:style-name="T1611"><text:s/>10<text:s/></text:span><text:span text:style-name="T1612">And they saw the place where the Gd of Israel stood; and under his feet was as it were a work of sapphire slabs, and as it were the appearance of the firmament of heaven in its purity.</text:span><text:span text:style-name="T1613"><text:s/>11<text:s/></text:span><text:span text:style-name="T1614">And of the chosen ones of Israel there was not even one missing, and they appeared in the place of Gd, and did eat and drink.</text:span><text:span text:style-name="T1615"><text:s/>12<text:s/></text:span><text:span text:style-name="T1616">And the Ld said to Moses, Come up to me into the mountain, and be there; and I will give thee the tables of stone, the law and the commandments, which I have written to give them laws.</text:span><text:span text:style-name="T1617"><text:s/>13<text:s/></text:span><text:span text:style-name="T1618">And Moses rose up and Joshua his attendant, and they went up into the mount of Gd.</text:span><text:span text:style-name="T1619"><text:s/>14<text:s/></text:span><text:span text:style-name="T1620">And to the elders they said, Rest there till we return to you; and behold, Aaron and Or are with you: if any man have a cause to be tried, let them go to them.</text:span><text:span text:style-name="T1621"><text:s/>15<text:s/></text:span><text:span text:style-name="T1622">And Moses and Joshua went up to the mountain, and the cloud covered the mountain.</text:span><text:span text:style-name="T1623"><text:s/>16<text:s/></text:span><text:span text:style-name="T1624">And the glory of Gd came down upon the mount<text:s/></text:span><text:soft-page-break/><text:span text:style-name="T1625">Sina, and the cloud covered it six days; and the Ld called Moses on the seventh day out of the midst of the cloud.</text:span><text:span text:style-name="T1626"><text:s/>17<text:s/></text:span><text:span text:style-name="T1627">And the appearance of the glory of the Ld was as burning fire on the top of the mountain, before the children of Israel.</text:span><text:span text:style-name="T1628"><text:s/>18<text:s/></text:span><text:span text:style-name="T1629">And Moses went into the midst of the cloud, and went up to the mountain, and was there in the mountain forty days and forty nights.</text:span></text:p>
            <text:p text:style-name="P1630">Exodus 25</text:p>
            <text:p text:style-name="P1631"><text:span text:style-name="T1632">1<text:s/></text:span><text:span text:style-name="T1633">And the Ld spoke to Moses, saying,</text:span><text:span text:style-name="T1634"><text:s/>2<text:s/></text:span><text:span text:style-name="T1635">Speak to the children of Israel, and take first-fruits of all, who may be disposed in their heart to give; and ye shall take my first-fruits.</text:span><text:span text:style-name="T1636"><text:s/>3<text:s/></text:span><text:span text:style-name="T1637">And this is the offering which ye shall take of them; gold and silver and brass,</text:span><text:span text:style-name="T1638"><text:s/>4<text:s/></text:span><text:span text:style-name="T1639">and blue, and purple, and double scarlet, and fine spun linen, and goats' hair,</text:span><text:span text:style-name="T1640"><text:s/>5<text:s/></text:span><text:span text:style-name="T1641">and rams' skins dyed red, and blue skins, and incorruptible wood,</text:span><text:span text:style-name="T1642"><text:s/>6<text:s/></text:span><text:span text:style-name="T1643">and oil for the light, incense for anointing oil, and for the composition of incense,</text:span><text:span text:style-name="T1644"><text:s/>7<text:s/></text:span><text:span text:style-name="T1645">and sardius stones, and stones for the carved work of the breast-plate, and the full-length robe.</text:span><text:span text:style-name="T1646"><text:s/>8<text:s/></text:span><text:span text:style-name="T1647">And thou shalt make me a sanctuary, and I will appear among you.</text:span><text:span text:style-name="T1648"><text:s/>9<text:s/></text:span><text:span text:style-name="T1649">And thou shalt make for me according to all things which I shew thee in the mountain; even the pattern of the tabernacle, and the pattern of all its furniture: so shalt thou make it.</text:span><text:span text:style-name="T1650"><text:s/>10<text:s/></text:span><text:span text:style-name="T1651">And thou shalt make the ark of testimony of incorruptible wood; the length of two cubits and a half, and the breadth of a cubit and a half, and the height of a cubit and a half.</text:span><text:span text:style-name="T1652"><text:s/>11<text:s/></text:span><text:span text:style-name="T1653">And thou shalt gild it with pure gold, thou shalt gild it within and without; and thou shalt make for it golden wreaths twisted round about.</text:span><text:span text:style-name="T1654"><text:s/>12<text:s/></text:span><text:span text:style-name="T1655">And thou shalt cast for it four golden rings, and shalt put them on the four sides; two rings on the one side, and two rings on the other side.</text:span><text:span text:style-name="T1656"><text:s/>13<text:s/></text:span><text:span text:style-name="T1657">And thou shalt make staves<text:s/></text:span><text:span text:style-name="T1658">of</text:span><text:span text:style-name="T1659"><text:s/>incorruptible wood, and shalt gild them with gold.</text:span><text:span text:style-name="T1660"><text:s/>14<text:s/></text:span><text:span text:style-name="T1661">And thou shalt put the staves into the rings on the sides of the ark, to bear the ark with them.</text:span><text:span text:style-name="T1662"><text:s/>15<text:s/></text:span><text:span text:style-name="T1663">The staves shall remain fixed in the rings of the ark.</text:span><text:span text:style-name="T1664"><text:s/>16<text:s/></text:span><text:span text:style-name="T1665">And thou shalt put into the ark the testimonies which I shall give thee.</text:span><text:span text:style-name="T1666"><text:s/>17<text:s/></text:span><text:span text:style-name="T1667">And thou shalt make a propitiatory, a lid of pure gold; the length of two cubits and a half, and the breadth of a cubit and a half.</text:span><text:span text:style-name="T1668"><text:s/>18<text:s/></text:span><text:span text:style-name="T1669">And thou shalt make two cherubs graven in gold, and thou shalt put them on both sides of the propitiatory.</text:span><text:span text:style-name="T1670"><text:s/>19<text:s/></text:span><text:span text:style-name="T1671">They shall be made, one cherub on this side, and another cherub on the other side of the propitiatory; and thou shalt make the two cherubs on the two sides.</text:span><text:span text:style-name="T1672"><text:s/>20<text:s/></text:span><text:span text:style-name="T1673">The cherubs shall stretch forth their wings above, overshadowing the propitiatory with their wings; and their faces shall be toward each other, the faces of the cherubs shall be toward the propitiatory.</text:span><text:span text:style-name="T1674"><text:s/>21<text:s/></text:span><text:span text:style-name="T1675">And thou shalt set the propitiatory on<text:s/></text:span><text:soft-page-break/><text:span text:style-name="T1676">the ark above, and thou shalt put into the ark the testimonies which I shall give thee.</text:span><text:span text:style-name="T1677"><text:s/>22<text:s/></text:span><text:span text:style-name="T1678">And I will make myself known to thee from thence, and I will speak to thee above the propitiatory between the two cherubs, which are upon the ark of testimony, even in all things which I shall charge thee concerning the children of Israel.</text:span><text:span text:style-name="T1679"><text:s/>23<text:s/></text:span><text:span text:style-name="T1680">And thou shalt make a golden table of pure gold, in length two cubits, and in breadth a cubit, and in height a cubit and a half.</text:span><text:span text:style-name="T1681"><text:s/>24<text:s/></text:span><text:span text:style-name="T1682">And thou shalt make for it golden wreaths twisted round about, and thou shalt make for it a crown of an hand-breadth round about.</text:span><text:span text:style-name="T1683"><text:s/>25<text:s/></text:span><text:span text:style-name="T1684">And thou shalt make a twisted wreath for the crown round about.</text:span><text:span text:style-name="T1685"><text:s/>26<text:s/></text:span><text:span text:style-name="T1686">And thou shalt make four golden rings; and thou shalt put the four rings upon the four parts of its feet under the crown.</text:span><text:span text:style-name="T1687"><text:s/>27<text:s/></text:span><text:span text:style-name="T1688">And the rings shall be for bearings for the staves, that they may bear the table with them.</text:span><text:span text:style-name="T1689"><text:s/>28<text:s/></text:span><text:span text:style-name="T1690">And thou shalt make the staves of incorruptible wood, and thou shalt gild them with pure gold; and the table shall be borne with them.</text:span><text:span text:style-name="T1691"><text:s/>29<text:s/></text:span><text:span text:style-name="T1692">And thou shalt make its dishes and its censers, and its bowls, and its cups, with which thou shalt offer drink-offerings: of pure gold shalt thou make them.</text:span><text:span text:style-name="T1693"><text:s/>30<text:s/></text:span><text:span text:style-name="T1694">And thou shalt set upon the table shewbread before me continually.</text:span><text:span text:style-name="T1695"><text:s/>31<text:s/></text:span><text:span text:style-name="T1696">And thou shalt make a candlestick of pure gold; thou shalt make the candlestick of graven work: its stem and its branches, and its bowls and its knops and its lilies shall be of one piece.</text:span><text:span text:style-name="T1697"><text:s/>32<text:s/></text:span><text:span text:style-name="T1698">And six branches proceeding sideways, three branches of the candlestick from one side of it, and three branches of the candlestick from the other side.</text:span><text:span text:style-name="T1699"><text:s/>33<text:s/></text:span><text:span text:style-name="T1700">And three bowls fashioned like almonds, on each branch a knop and a lily; so to the six branches proceeding from the candlestick,</text:span><text:span text:style-name="T1701"><text:s/>34<text:s/></text:span><text:span text:style-name="T1702">and in the candlestick four bowls fashioned like almonds, in each branch knops and the flowers of the same.</text:span><text:span text:style-name="T1703"><text:s/>35<text:s/></text:span><text:span text:style-name="T1704">A knop under two branches out of it, and a knop under four branches out of it; so to the six branches proceeding from the candlestick; and in the candlestick four bowls fashioned like almonds.</text:span><text:span text:style-name="T1705"><text:s/>36<text:s/></text:span><text:span text:style-name="T1706">Let the knops and the branches be of one piece, altogether graven of one piece of pure gold.</text:span><text:span text:style-name="T1707"><text:s/>37<text:s/></text:span><text:span text:style-name="T1708">And thou shalt make its seven lamps: and thou shalt set on<text:s/></text:span><text:span text:style-name="T1709">it</text:span><text:span text:style-name="T1710"><text:s/>the lamps, and they shall shine from one front.</text:span><text:span text:style-name="T1711"><text:s/>38<text:s/></text:span><text:span text:style-name="T1712">And thou shalt make its funnel and its snuff-dishes of pure gold.</text:span><text:span text:style-name="T1713"><text:s/>39<text:s/></text:span><text:span text:style-name="T1714">All these articles<text:s/></text:span><text:span text:style-name="T1715">shall be</text:span><text:span text:style-name="T1716"><text:s/>a talent of pure gold.</text:span><text:span text:style-name="T1717"><text:s/>40<text:s/></text:span><text:span text:style-name="T1718">See, thou shalt make them according to the pattern shewed thee in the mount.</text:span></text:p>
            <text:p text:style-name="P1719">Exodus 26</text:p>
            <text:p text:style-name="P1720"><text:span text:style-name="T1721">1<text:s/></text:span><text:span text:style-name="T1722">And thou shalt make the tabernacle, ten curtains of fine linen spun, and blue and purple, and scarlet spun<text:s/></text:span><text:span text:style-name="T1723">with</text:span><text:span text:style-name="T1724"><text:s/>cherubs; thou shalt make them with work of a weaver.</text:span><text:span text:style-name="T1725"><text:s/>2<text:s/></text:span><text:span text:style-name="T1726">The length of one curtain shall be eight<text:s/></text:span><text:soft-page-break/><text:span text:style-name="T1727">and twenty cubits, and one curtain shall be the breadth of four cubits: there shall be the same measure to all the curtains.</text:span><text:span text:style-name="T1728"><text:s/>3<text:s/></text:span><text:span text:style-name="T1729">And the five curtains shall be joined one to another, and<text:s/></text:span><text:span text:style-name="T1730">the other</text:span><text:span text:style-name="T1731"><text:s/>five curtains shall be closely connected the one with the other.</text:span><text:span text:style-name="T1732"><text:s/>4<text:s/></text:span><text:span text:style-name="T1733">And thou shalt make for them loops of blue on the edge of one curtain, on one side for the coupling, and so shalt thou make on the edge of the outer curtain for the second coupling.</text:span><text:span text:style-name="T1734"><text:s/>5<text:s/></text:span><text:span text:style-name="T1735">Fifty loops shalt thou make for one curtain, and fifty loops shalt thou make on the part of the curtain answering to the coupling of the second, opposite<text:s/></text:span><text:span text:style-name="T1736">each other</text:span><text:span text:style-name="T1737">, corresponding to each other at each point.</text:span><text:span text:style-name="T1738"><text:s/>6<text:s/></text:span><text:span text:style-name="T1739">And thou shalt make fifty golden rings; and thou shalt join the curtains to each other with the rings, and it shall be one tabernacle.</text:span><text:span text:style-name="T1740"><text:s/>7<text:s/></text:span><text:span text:style-name="T1741">And thou shalt make for a covering of the tabernacle skins with the hair on, thou shalt make them eleven skins.</text:span><text:span text:style-name="T1742"><text:s/>8<text:s/></text:span><text:span text:style-name="T1743">The length of one skin thirty cubits, and the breadth of one skin four cubits: there shall be the same measure to the eleven skins.</text:span><text:span text:style-name="T1744"><text:s/>9<text:s/></text:span><text:span text:style-name="T1745">And thou shalt join the five skins together, and the six skins together; and thou shalt double the sixth skin in front of the tabernacle.</text:span><text:span text:style-name="T1746"><text:s/>10<text:s/></text:span><text:span text:style-name="T1747">And thou shalt make fifty loops on the border of one skin, which is in the midst for the joinings; and thou shalt make fifty loops on the edge of the second skin that joins it.</text:span><text:span text:style-name="T1748"><text:s/>11<text:s/></text:span><text:span text:style-name="T1749">And thou shalt make fifty brazen rings; and thou shalt join the rings by the loops, and thou shalt join the skins, and they shall be one.</text:span><text:span text:style-name="T1750"><text:s/>12<text:s/></text:span><text:span text:style-name="T1751">And thou shalt fix at the end that which is over in the skins of the tabernacle; the half of the skin that is left shalt thou fold over, according to the overplus of the skins of the tabernacle; thou shalt fold it over behind the tabernacle.</text:span><text:span text:style-name="T1752"><text:s/>13<text:s/></text:span><text:span text:style-name="T1753">A cubit an this side, and a cubit on that side of that which remains of the skins, of the length of the skins of the tabernacle: it shall be folding over the sides of the tabernacle on this side and that side, that it may cover it.</text:span><text:span text:style-name="T1754"><text:s/>14<text:s/></text:span><text:span text:style-name="T1755">And thou shalt make for a covering of the tabernacle rams' skins dyed red, and blue skins as coverings above.</text:span><text:span text:style-name="T1756"><text:s/>15<text:s/></text:span><text:span text:style-name="T1757">And thou shalt make the posts of the tabernacle of incorruptible wood.</text:span><text:span text:style-name="T1758"><text:s/>16<text:s/></text:span><text:span text:style-name="T1759">Of ten cubits shalt thou make one post, and the breadth of one post of a cubit and a half.</text:span><text:span text:style-name="T1760"><text:s/>17<text:s/></text:span><text:span text:style-name="T1761">Two joints shalt thou make in one post, answering the one to the other: so shalt thou do to all the posts of the tabernacle.</text:span><text:span text:style-name="T1762"><text:s/>18<text:s/></text:span><text:span text:style-name="T1763">And thou shalt make posts to the tabernacle, twenty posts on the north side.</text:span><text:span text:style-name="T1764"><text:s/>19<text:s/></text:span><text:span text:style-name="T1765">And thou shalt make to the twenty posts forty silver sockets; two sockets to one post on both its sides, and two sockets to the other post on both its sides.</text:span><text:span text:style-name="T1766"><text:s/>20<text:s/></text:span><text:span text:style-name="T1767">And for the next side, toward the south, twenty posts,</text:span><text:span text:style-name="T1768"><text:s/>21<text:s/></text:span><text:span text:style-name="T1769">and their forty silver sockets: two sockets to one post on both its sides, and two sockets<text:s/></text:span><text:soft-page-break/><text:span text:style-name="T1770">to the other post on both its sides.</text:span><text:span text:style-name="T1771"><text:s/>22<text:s/></text:span><text:span text:style-name="T1772">And on the back of the tabernacle at the part which is toward the<text:s/></text:span><text:span text:style-name="T1773">west</text:span><text:span text:style-name="T1774"><text:s/>thou shalt make six posts.</text:span><text:span text:style-name="T1775"><text:s/>23<text:s/></text:span><text:span text:style-name="T1776">And thou shalt make two posts on the corners of the tabernacle behind.</text:span><text:span text:style-name="T1777"><text:s/>24<text:s/></text:span><text:span text:style-name="T1778">And it shall be equal below, they shall be equal toward the same part from the heads to one joining; so shalt thou make to both the two corners, let them be equal.</text:span><text:span text:style-name="T1779"><text:s/>25<text:s/></text:span><text:span text:style-name="T1780">And there shall be eight posts, and their sixteen silver sockets; two sockets to one post on both its sides, and two sockets to the other post.</text:span><text:span text:style-name="T1781"><text:s/>26<text:s/></text:span><text:span text:style-name="T1782">And thou shalt make bars of incorruptible wood; five to one post on one side of the tabernacle,</text:span><text:span text:style-name="T1783"><text:s/>27<text:s/></text:span><text:span text:style-name="T1784">and five bars to one post on the second side of the tabernacle, and five bars to the hinder posts, on the side of the tabernacle toward the sea.</text:span><text:span text:style-name="T1785"><text:s/>28<text:s/></text:span><text:span text:style-name="T1786">And let the bar in the middle between the posts go through from the one side to the other side.</text:span><text:span text:style-name="T1787"><text:s/>29<text:s/></text:span><text:span text:style-name="T1788">And thou shalt gild the posts with gold; and thou shalt make golden rings, into which thou shalt introduce the bars, and thou shalt gild the bars with gold.</text:span><text:span text:style-name="T1789"><text:s/>30<text:s/></text:span><text:span text:style-name="T1790">And thou shalt set up the tabernacle according to the pattern shewed thee in the mount.</text:span><text:span text:style-name="T1791"><text:s/>31<text:s/></text:span><text:span text:style-name="T1792">And thou shalt make a veil of blue and purple and scarlet woven, and fine linen spun: thou shalt make it cherubs<text:s/></text:span><text:span text:style-name="T1793">in</text:span><text:span text:style-name="T1794"><text:s/>woven work.</text:span><text:span text:style-name="T1795"><text:s/>32<text:s/></text:span><text:span text:style-name="T1796">And thou shalt set it upon four posts of incorruptible wood overlaid with gold; and their tops<text:s/></text:span><text:span text:style-name="T1797">shall be</text:span><text:span text:style-name="T1798"><text:s/>gold, and their four sockets<text:s/></text:span><text:span text:style-name="T1799">shall be</text:span><text:span text:style-name="T1800"><text:s/>of silver.</text:span><text:span text:style-name="T1801"><text:s/>33<text:s/></text:span><text:span text:style-name="T1802">And thou shalt put the veil on the posts, and thou shalt carry in thither within the veil the ark of the testimony; and the veil shall make a separation for you between the holy and the holy of holies.</text:span><text:span text:style-name="T1803"><text:s/>34<text:s/></text:span><text:span text:style-name="T1804">And thou shalt screen with the veil the ark of the testimony in the holy of holies.</text:span><text:span text:style-name="T1805"><text:s/>35<text:s/></text:span><text:span text:style-name="T1806">And thou shalt set the table outside the veil, and the candlestick opposite the table on the south side of the tabernacle; and thou shalt put the table on the north side of the tabernacle.</text:span><text:span text:style-name="T1807"><text:s/>36<text:s/></text:span><text:span text:style-name="T1808">And thou shalt make a screen for the door of the tabernacle of blue, and purple, and spun scarlet and fine linen spun, the work of the embroiderer.</text:span><text:span text:style-name="T1809"><text:s/>37<text:s/></text:span><text:span text:style-name="T1810">And thou shalt make for the veil five posts, and thou shalt gild them with gold; and their chapiters shall be gold; and thou shalt cast for them five brazen sockets.</text:span></text:p>
            <text:p text:style-name="P1811">Exodus 27</text:p>
            <text:p text:style-name="P1812"><text:span text:style-name="T1813">1<text:s/></text:span><text:span text:style-name="T1814">And thou shalt make an altar of incorruptible wood, of five cubits in the length, and five cubits in the breadth; the altar shall be square, and the height of it shall be of three cubits.</text:span><text:span text:style-name="T1815"><text:s/>2<text:s/></text:span><text:span text:style-name="T1816">And thou shalt make the horns on the four corners; the horns shall be of the same piece, and thou shalt overlay them with brass.</text:span><text:span text:style-name="T1817"><text:s/>3<text:s/></text:span><text:span text:style-name="T1818">And thou shalt make a rim for the altar; and its covering and its cups, and its flesh-hooks, and its fire-pan, and all its vessels shalt thou make of brass.</text:span><text:span text:style-name="T1819"><text:s/></text:span><text:soft-page-break/><text:span text:style-name="T1820">4<text:s/></text:span><text:span text:style-name="T1821">And thou shalt make for it a brazen grate with net-work; and thou shalt make for the grate four brazen rings under the four sides.</text:span><text:span text:style-name="T1822"><text:s/>5<text:s/></text:span><text:span text:style-name="T1823">And thou shalt put them below under the grate of the altar, and the grate shall extend to the middle of the altar.</text:span><text:span text:style-name="T1824"><text:s/>6<text:s/></text:span><text:span text:style-name="T1825">And thou shalt make for the altar staves of incorruptible wood, and thou shalt overlay them with brass.</text:span><text:span text:style-name="T1826"><text:s/>7<text:s/></text:span><text:span text:style-name="T1827">And thou shalt put the staves into the rings; and let the staves be on the sides of the altar to carry it.</text:span><text:span text:style-name="T1828"><text:s/>8<text:s/></text:span><text:span text:style-name="T1829">Thou shalt make it hollow with boards: according to what was shewed thee in the mount, so thou shalt make it.</text:span><text:span text:style-name="T1830"><text:s/>9<text:s/></text:span><text:span text:style-name="T1831">And thou shalt make a court for the tabernacle, curtains of the court of fine linen spun on the south side, the length of a hundred cubits for one side.</text:span><text:span text:style-name="T1832"><text:s/>10<text:s/></text:span><text:span text:style-name="T1833">And their pillars twenty, and twenty brazen sockets for them, and their rings and their clasps of silver.</text:span><text:span text:style-name="T1834"><text:s/>11<text:s/></text:span><text:span text:style-name="T1835">Thus<text:s/></text:span><text:span text:style-name="T1836">shall there be</text:span><text:span text:style-name="T1837"><text:s/>to the side toward the north curtains of a hundred cubits in length; and their pillars twenty, and their sockets twenty of brass, and the rings and the clasps of the pillars, and their sockets overlaid with silver.</text:span><text:span text:style-name="T1838"><text:s/>12<text:s/></text:span><text:span text:style-name="T1839">And in the breadth of the tabernacle toward the west curtains of fifty cubits, their pillars ten and their sockets ten.</text:span><text:span text:style-name="T1840"><text:s/>13<text:s/></text:span><text:span text:style-name="T1841">And in the breadth of the tabernacle toward the south, curtains of fifty cubits; their pillars ten, and their sockets ten.</text:span><text:span text:style-name="T1842"><text:s/>14<text:s/></text:span><text:span text:style-name="T1843">And the height of the curtains<text:s/></text:span><text:span text:style-name="T1844">shall be</text:span><text:span text:style-name="T1845"><text:s/>of fifty cubits for the one side<text:s/></text:span><text:span text:style-name="T1846">of the gate</text:span><text:span text:style-name="T1847">; their pillars three, and their sockets three.</text:span><text:span text:style-name="T1848"><text:s/>15<text:s/></text:span><text:span text:style-name="T1849">And<text:s/></text:span><text:span text:style-name="T1850">for</text:span><text:span text:style-name="T1851"><text:s/>the second side the height of the curtains<text:s/></text:span><text:span text:style-name="T1852">shall be</text:span><text:span text:style-name="T1853"><text:s/>of fifteen cubits; their pillars three, and their sockets three.</text:span><text:span text:style-name="T1854"><text:s/>16<text:s/></text:span><text:span text:style-name="T1855">And a veil for the door of the court, the height<text:s/></text:span><text:span text:style-name="T1856">of it</text:span><text:span text:style-name="T1857"><text:s/>of twenty cubits of blue linen, and of purple, and spun scarlet, and of fine linen spun with the art of the embroiderer; their pillars four, and their sockets four.</text:span><text:span text:style-name="T1858"><text:s/>17<text:s/></text:span><text:span text:style-name="T1859">All the pillars of the court round about overlaid with silver, and their chapiters silver and their brass sockets.</text:span><text:span text:style-name="T1860"><text:s/>18<text:s/></text:span><text:span text:style-name="T1861">And the length of the court<text:s/></text:span><text:span text:style-name="T1862">shall be</text:span><text:span text:style-name="T1863"><text:s/>a hundred<text:s/></text:span><text:span text:style-name="T1864">cubits</text:span><text:span text:style-name="T1865"><text:s/>on each side, and the breadth fifty on each side, and the height five cubits of fine linen spun, and their sockets of brass.</text:span><text:span text:style-name="T1866"><text:s/>19<text:s/></text:span><text:span text:style-name="T1867">And all the furniture and all the instruments and the pins of the court<text:s/></text:span><text:span text:style-name="T1868">shall be</text:span><text:span text:style-name="T1869"><text:s/>of brass.</text:span><text:span text:style-name="T1870"><text:s/>20<text:s/></text:span><text:span text:style-name="T1871">And do thou charge the children of Israel, and let them take for thee refined pure olive-oil beaten to burn for light, that a lamp may burn continually</text:span><text:span text:style-name="T1872"><text:s/>21<text:s/></text:span><text:span text:style-name="T1873">in the tabernacle of the testimony, without the veil that is before the<text:s/></text:span><text:span text:style-name="T1874">ark of the</text:span><text:span text:style-name="T1875"><text:s/>covenant, shall Aaron and his sons burn it from evening until morning, before the Ld: it is a perpetual ordinance throughout your generations of the children of Israel.</text:span></text:p>
            <text:p text:style-name="P1876">Exodus 28</text:p>
            <text:p text:style-name="P1877"><text:span text:style-name="T1878">1<text:s/></text:span><text:span text:style-name="T1879">And do thou take to thyself both Aaron thy brother, and his sons, even<text:s/></text:span><text:span text:style-name="T1880">them</text:span><text:span text:style-name="T1881"><text:s/>of the children of Israel; so<text:s/></text:span><text:soft-page-break/><text:span text:style-name="T1882">that Aaron, and Nadab and Abiud, and Eleazar and Ithamar, sons of Aaron, may minister to me.</text:span><text:span text:style-name="T1883"><text:s/>2<text:s/></text:span><text:span text:style-name="T1884">And thou shalt make holy apparel for Aaron thy brother, for honour and glory.</text:span><text:span text:style-name="T1885"><text:s/>3<text:s/></text:span><text:span text:style-name="T1886">And speak thou to all those who are wise in understanding, whom I have filled with the spirit of wisdom and perception; and they shall make the holy apparel of Aaron for the sanctuary, in which<text:s/></text:span><text:span text:style-name="T1887">apparel</text:span><text:span text:style-name="T1888"><text:s/>he shall minister to me as priest.</text:span><text:span text:style-name="T1889"><text:s/>4<text:s/></text:span><text:span text:style-name="T1890">And these are the garments which they shall make: the breast-plate, and the shoulder-piece, and the full-length robe, and the tunic with a fringe, and the tire, and the girdle; and they shall make holy garments for Aaron and his sons to minister to me as priests.</text:span><text:span text:style-name="T1891"><text:s/>5<text:s/></text:span><text:span text:style-name="T1892">And they shall take the gold, and the blue, and the purple, and the scarlet, and the fine linen.</text:span><text:span text:style-name="T1893"><text:s/>6<text:s/></text:span><text:span text:style-name="T1894">And they shall make the shoulder-piece of fine linen spun, the woven work of the embroiderer.</text:span><text:span text:style-name="T1895"><text:s/>7<text:s/></text:span><text:span text:style-name="T1896">It shall have two shoulder-pieces joined together, fastened on the two sides.</text:span><text:span text:style-name="T1897"><text:s/>8<text:s/></text:span><text:span text:style-name="T1898">And the woven work of the shoulder-pieces which is upon it, shall be of one piece according to the work, of pure gold and blue and purple, and spun scarlet and fine twined linen.</text:span><text:span text:style-name="T1899"><text:s/>9<text:s/></text:span><text:span text:style-name="T1900">And thou shalt take the two stones, the stones of emerald, and thou shalt grave on them the names of the children of Israel.</text:span><text:span text:style-name="T1901"><text:s/>10<text:s/></text:span><text:span text:style-name="T1902">Six names on the first stone, and the other six names on the second stone, according to their births.</text:span><text:span text:style-name="T1903"><text:s/>11<text:s/></text:span><text:span text:style-name="T1904">It shall be</text:span><text:span text:style-name="T1905"><text:s/>the work of the stone-engraver's art; as the graving of a seal thou shalt engrave the two stones with the names of the children of Israel.</text:span><text:span text:style-name="T1906"><text:s/>12<text:s/></text:span><text:span text:style-name="T1907">And thou shalt put the two stones on the shoulders of the shoulder-piece: they are memorial-stones for the children of Israel: and Aaron shall bear the names of the children of Israel before the Ld on his two shoulders, a memorial for them.</text:span><text:span text:style-name="T1908"><text:s/>13<text:s/></text:span><text:span text:style-name="T1909">And thou shalt make circlets of pure gold;</text:span><text:span text:style-name="T1910"><text:s/>14<text:s/></text:span><text:span text:style-name="T1911">and thou shalt make two fringes of pure gold, variegated with flowers wreathen work; and thou shalt put the wreathen fringes on the circlets, fastening them on their shoulder-pieces in front.</text:span><text:span text:style-name="T1912"><text:s/>15<text:s/></text:span><text:span text:style-name="T1913">And thou shalt make the oracle of judgment, the work of the embroiderer: in keeping with the ephod, thou shalt make it of gold, and blue and purple, and spun scarlet, and fine linen spun.</text:span><text:span text:style-name="T1914"><text:s/>16<text:s/></text:span><text:span text:style-name="T1915">Thou shalt make it square: it shall be double; of a span the length of it, and of a span the breadth.</text:span><text:span text:style-name="T1916"><text:s/>17<text:s/></text:span><text:span text:style-name="T1917">And thou shalt interweave with it a texture of four rows of stone; there shall be a row of stones, a sardius, a topaz, and emerald, the first row.</text:span><text:span text:style-name="T1918"><text:s/>18<text:s/></text:span><text:span text:style-name="T1919">And the second row, a carbuncle, a sapphire, and a jasper.</text:span><text:span text:style-name="T1920"><text:s/>19<text:s/></text:span><text:span text:style-name="T1921">And the third row, a ligure, an agate, an amethyst:</text:span><text:span text:style-name="T1922"><text:s/>20<text:s/></text:span><text:span text:style-name="T1923">and the fourth row, a chrysolite, and a beryl, and an onyx stone, set round with gold, bound together with gold: let them be according to their row.</text:span><text:span text:style-name="T1924"><text:s/>21<text:s/></text:span><text:span text:style-name="T1925">And let the<text:s/></text:span><text:soft-page-break/><text:span text:style-name="T1926">stones of the names of the children of Israel be twelve according to their names, engravings as of seals: let them be for the twelve tribes each according to the name.</text:span><text:span text:style-name="T1927"><text:s/>22<text:s/></text:span><text:span text:style-name="T1928">And thou shalt make on the oracle woven fringes, a chain-work of pure gold.</text:span><text:span text:style-name="T1929"><text:s/>23 24 25 26 27 28 29<text:s/></text:span><text:span text:style-name="T1930">(28:23) And Aaron shall take the names of the children of Israel, on the oracle of judgment on his breast; a memorial before Gd for him as he goes into the sanctuary. (28:24) And thou shalt put the fringes on the oracle of judgment; thou shalt put the wreaths on both sides of the oracle, (28:25) and thou shalt put the two circlets on both the shoulders of the ephod in front.</text:span><text:span text:style-name="T1931"><text:s/>30<text:s/></text:span><text:span text:style-name="T1932">(28:26) And thou shalt put the Manifestation and the Truth on the oracle of judgment; and it shall be on the breast of Aaron, when he goes into the holy place before the Ld; and Aaron shall bear the judgments of the children of Israel on his breast before the Ld continually.</text:span><text:span text:style-name="T1933"><text:s/>31<text:s/></text:span><text:span text:style-name="T1934">(28:27) And thou shalt make the full-length tunic all of blue.</text:span><text:span text:style-name="T1935"><text:s/>32<text:s/></text:span><text:span text:style-name="T1936">(28:28) And the opening of it shall be in the middle having a fringe round about the opening, the work of the weaver, woven together in the joining of the same piece that it might not be rent.</text:span><text:span text:style-name="T1937"><text:s/>33<text:s/></text:span><text:span text:style-name="T1938">(28:29) And under the fringe of the robe below thou shalt make as it were pomegranates of a flowering pomegranate tree, of blue, and purple, and spun scarlet, and fine linen spun, under the fringe of the robe round about: golden pomegranates of the same shape, and bells round about between these.</text:span><text:span text:style-name="T1939"><text:s/>34<text:s/></text:span><text:span text:style-name="T1940">(28:30) A bell by the side of a golden pomegranate, and flower-work on the fringe of the robe round about.</text:span><text:span text:style-name="T1941"><text:s/>35<text:s/></text:span><text:span text:style-name="T1942">(28:31) And the sound of Aaron shall be audible when he ministers, as he goes into the sanctuary before the Ld, and has he goes out, that he die not.</text:span><text:span text:style-name="T1943"><text:s/>36<text:s/></text:span><text:span text:style-name="T1944">(28:32) And thou shalt make a plate<text:s/></text:span><text:span text:style-name="T1945">of</text:span><text:span text:style-name="T1946"><text:s/>pure gold, and thou shalt grave on it<text:s/></text:span><text:span text:style-name="T1947">as</text:span><text:span text:style-name="T1948"><text:s/>the graving of a signet, Holiness of the Ld.</text:span><text:span text:style-name="T1949"><text:s/>37<text:s/></text:span><text:span text:style-name="T1950">(28:33) And thou shalt put it on the spun blue cloth, and it shall be on the mitre: it shall be in the front of the mitre.</text:span><text:span text:style-name="T1951"><text:s/>38<text:s/></text:span><text:span text:style-name="T1952">(28:34) And it shall be on the forehead of Aaron; and Aaron shall bear away the sins of their holy things, all that the children of Israel shall sanctify of every gift of their holy things, and it shall be on the forehead of Aaron continually acceptable for them before the Ld.</text:span><text:span text:style-name="T1953"><text:s/>39<text:s/></text:span><text:span text:style-name="T1954">(28:35) And the fringes of the garments<text:s/></text:span><text:span text:style-name="T1955">shall be</text:span><text:span text:style-name="T1956"><text:s/>of fine linen; and thou shalt make a tire of fine linen, and thou shalt make a girdle, the work of the embroiderer.</text:span><text:span text:style-name="T1957"><text:s/>40<text:s/></text:span><text:span text:style-name="T1958">(28:36) And for the sons of Aaron thou shalt make tunics and girdles, and thou shalt make for them tires for honour and glory.</text:span><text:span text:style-name="T1959"><text:s/>41<text:s/></text:span><text:span text:style-name="T1960">(28:37) And thou shalt put them on Aaron thy brother, and his sons with him, and thou shalt anoint them and fill their hands: and thou shalt sanctify<text:s/></text:span><text:soft-page-break/><text:span text:style-name="T1961">them, that they may minister to me in the priest's office.</text:span><text:span text:style-name="T1962"><text:s/>42<text:s/></text:span><text:span text:style-name="T1963">(28:38) And thou shalt make for them linen drawers to cover the nakedness of their flesh; they shall reach from the loins to the thighs.</text:span><text:span text:style-name="T1964"><text:s/>43<text:s/></text:span><text:span text:style-name="T1965">(28:39) And Aaron shall have them, and his sons, whenever they enter into the tabernacle of witness, or when they shall advance to the altar of the sanctuary to minister, so they shall not bring sin upon themselves, lest they die:<text:s/></text:span><text:span text:style-name="T1966">it is</text:span><text:span text:style-name="T1967"><text:s/>a perpetual statute for him, and for his seed after him.</text:span></text:p>
            <text:p text:style-name="P1968">Exodus 29</text:p>
            <text:p text:style-name="P1969"><text:span text:style-name="T1970">1<text:s/></text:span><text:span text:style-name="T1971">And these are the things which thou shalt do to them: thou shalt sanctify them, so that they shall serve me in the priesthood; and thou shalt take one young calf from the herd, and two unblemished rams;</text:span><text:span text:style-name="T1972"><text:s/>2<text:s/></text:span><text:span text:style-name="T1973">and unleavened loaves kneaded with oil, and unleavened cakes anointed with oil: thou shalt make them<text:s/></text:span><text:span text:style-name="T1974">of</text:span><text:span text:style-name="T1975"><text:s/>fine flour of wheat.</text:span><text:span text:style-name="T1976"><text:s/>3<text:s/></text:span><text:span text:style-name="T1977">And thou shalt put them on one basket, and thou shalt offer them on the basket, and the young calf and the two rams.</text:span><text:span text:style-name="T1978"><text:s/>4<text:s/></text:span><text:span text:style-name="T1979">And thou shalt bring Aaron and his sons to the doors of the tabernacle of testimony, and thou shalt wash them with water.</text:span><text:span text:style-name="T1980"><text:s/>5<text:s/></text:span><text:span text:style-name="T1981">And having taken the garments, thou shalt put on Aaron thy brother both the full-length robe and the ephod and the oracle; and thou shalt join for him the oracle to the ephod.</text:span><text:span text:style-name="T1982"><text:s/>6<text:s/></text:span><text:span text:style-name="T1983">And thou shalt put the mitre on his head; and thou shalt put the plate,<text:s/></text:span><text:span text:style-name="T1984">even</text:span><text:span text:style-name="T1985"><text:s/>the Holiness, on the mitre.</text:span><text:span text:style-name="T1986"><text:s/>7<text:s/></text:span><text:span text:style-name="T1987">And thou shalt take of the anointing oil, and thou shalt pour it on his head, and shalt anoint him,</text:span><text:span text:style-name="T1988"><text:s/>8<text:s/></text:span><text:span text:style-name="T1989">and thou shalt bring his sons, and put garments on them.</text:span><text:span text:style-name="T1990"><text:s/>9<text:s/></text:span><text:span text:style-name="T1991">And thou shalt gird them with the girdles, and put the tires upon them, and they shall have a priestly office to me for ever; and thou shalt fill the hands of Aaron and the hands of his sons.</text:span><text:span text:style-name="T1992"><text:s/>10<text:s/></text:span><text:span text:style-name="T1993">And thou shalt bring the calf to the door of the tabernacle of witness; and Aaron and his sons shall lay their hands on the head of the calf, before the Ld, by the doors of the tabernacle of witness.</text:span><text:span text:style-name="T1994"><text:s/>11<text:s/></text:span><text:span text:style-name="T1995">And thou shalt slay the calf before the Ld, by the doors of the tabernacle of witness.</text:span><text:span text:style-name="T1996"><text:s/>12<text:s/></text:span><text:span text:style-name="T1997">And thou shalt take of the blood of the calf, and put it on the horns of the altar with thy finger, but all the rest of the blood thou shalt pour out at the foot of the altar.</text:span><text:span text:style-name="T1998"><text:s/>13<text:s/></text:span><text:span text:style-name="T1999">And thou shalt take all the fat that is on the belly, and the lobe of the liver, and the two kidneys, and the fat that is upon them, and shalt put them upon the altar.</text:span><text:span text:style-name="T2000"><text:s/>14<text:s/></text:span><text:span text:style-name="T2001">But the flesh of the calf, and his skin, and his dung, shalt thou burn with fire without the camp; for it is an<text:s/></text:span><text:span text:style-name="T2002">offering on account</text:span><text:span text:style-name="T2003"><text:s/>of sin.</text:span><text:span text:style-name="T2004"><text:s/>15<text:s/></text:span><text:span text:style-name="T2005">And thou shalt take one ram, and Aaron and his sons shall lay their hands on the head of the ram.</text:span><text:span text:style-name="T2006"><text:s/>16<text:s/></text:span><text:span text:style-name="T2007">And thou shalt kill it, and take the blood and pour it on the altar round about.</text:span><text:span text:style-name="T2008"><text:s/>17<text:s/></text:span><text:span text:style-name="T2009">And<text:s/></text:span><text:soft-page-break/><text:span text:style-name="T2010">thou shalt divide the ram by his several limbs, and thou shalt wash the inward parts and the feet with water, and thou shalt put them on the divided parts with the head.</text:span><text:span text:style-name="T2011"><text:s/>18<text:s/></text:span><text:span text:style-name="T2012">And thou shalt offer the whole ram on the altar, a whole burnt-offering to the Ld for a sweet-smelling savour: it is an offering of incense to the Ld.</text:span><text:span text:style-name="T2013"><text:s/>19<text:s/></text:span><text:span text:style-name="T2014">And thou shalt take the second ram, and Aaron and his sons shall lay their hands on the head of the ram.</text:span><text:span text:style-name="T2015"><text:s/>20<text:s/></text:span><text:span text:style-name="T2016">And thou shalt kill it, and take of the blood of it, and put it on the tip of Aaron's right ear, and on the thumb of his right hand, and on the great toe of his right foot, and on the tips of the right ears of his sons, and on the thumbs of their right hands, and on the great toes of their right feet.</text:span><text:span text:style-name="T2017"><text:s/>21<text:s/></text:span><text:span text:style-name="T2018">And thou shalt take of the blood from the altar, and of the anointing oil; and thou shalt sprinkle it upon Aaron and on his garments, and on his sons and on his sons' garments with him; and he shall be sanctified and his apparel, and his sons and his sons' apparel with him: but the blood of the ram thou shalt pour round about upon the altar.</text:span><text:span text:style-name="T2019"><text:s/>22<text:s/></text:span><text:span text:style-name="T2020">And thou shalt take from the ram its fat, both the fat that covers the belly, and the lobe of the liver, and the two kidneys, and the fat that is upon them, and the right shoulder, for this is a consecration.</text:span><text:span text:style-name="T2021"><text:s/>23<text:s/></text:span><text:span text:style-name="T2022">And one cake<text:s/></text:span><text:span text:style-name="T2023">made</text:span><text:span text:style-name="T2024"><text:s/>with oil, and one cake from the basket of unleavened bread set forth before the Ld.</text:span><text:span text:style-name="T2025"><text:s/>24<text:s/></text:span><text:span text:style-name="T2026">And thou shalt put them all on the hands of Aaron, and on the hands of his sons, and thou shalt separate them as a separate offering before the Ld.</text:span><text:span text:style-name="T2027"><text:s/>25<text:s/></text:span><text:span text:style-name="T2028">And thou shalt take them from their hands, and shalt offer them up on the altar of whole burnt-offering for a sweet-smelling savour before the Ld: it is an offering to the Ld.</text:span><text:span text:style-name="T2029"><text:s/>26<text:s/></text:span><text:span text:style-name="T2030">And thou shalt take the breast from the ram of consecration which is Aaron's, and thou shalt separate it as a separate offering before the Ld, and it shall be to thee for a portion.</text:span><text:span text:style-name="T2031"><text:s/>27<text:s/></text:span><text:span text:style-name="T2032">And thou shalt sanctify the separated breast and the shoulder of removal which has been separated, and which has been removed from the ram of consecration, of the portion of Aaron and of<text:s/></text:span><text:span text:style-name="T2033">that of</text:span><text:span text:style-name="T2034"><text:s/>his sons.</text:span><text:span text:style-name="T2035"><text:s/>28<text:s/></text:span><text:span text:style-name="T2036">And it shall be a perpetual statute of the children of Israel to Aaron and his sons, for this is a separate offering; and it shall be a special offering from the children of Israel, from the peace-offerings of the children of Israel, a special offering to the Ld.</text:span><text:span text:style-name="T2037"><text:s/>29<text:s/></text:span><text:span text:style-name="T2038">And the apparel of the sanctuary which is Aaron's shall be his son's after him, for them to be anointed in them, and to fill their hands.</text:span><text:span text:style-name="T2039"><text:s/>30<text:s/></text:span><text:span text:style-name="T2040">The priest his successor from among his sons who shall go into the tabernacle of witness to minister in the holies, shall put them on seven days.</text:span><text:span text:style-name="T2041"><text:s/>31<text:s/></text:span><text:span text:style-name="T2042">And thou shalt take the ram of consecration, and thou shalt boil the flesh in the holy<text:s/></text:span><text:soft-page-break/><text:span text:style-name="T2043">place.</text:span><text:span text:style-name="T2044"><text:s/>32<text:s/></text:span><text:span text:style-name="T2045">And Aaron and his sons shall eat the flesh of the ram, and the loaves in the basket, by the doors of the tabernacle of witness.</text:span><text:span text:style-name="T2046"><text:s/>33<text:s/></text:span><text:span text:style-name="T2047">They shall eat the offerings with which they were sanctified to fill their hands, to sanctify them; and a stranger shall not eat of them, for they are holy.</text:span><text:span text:style-name="T2048"><text:s/>34<text:s/></text:span><text:span text:style-name="T2049">And if<text:s/></text:span><text:span text:style-name="T2050">aught</text:span><text:span text:style-name="T2051"><text:s/>be left of the flesh of the sacrifice of consecration and of the loaves until the morning, thou shalt burn the remainder with fire: it shall not be eaten, for it is a holy thing.</text:span><text:span text:style-name="T2052"><text:s/>35<text:s/></text:span><text:span text:style-name="T2053">And thus shalt thou do for Aaron and for his sons according to all things that I have commanded thee; seven days shalt thou fill their hands.</text:span><text:span text:style-name="T2054"><text:s/>36<text:s/></text:span><text:span text:style-name="T2055">And thou shalt sacrifice the calf of the sin-offering on the day of purification, and thou shalt purify the altar when thou dost perform consecration upon it, and thou shalt anoint it so as to sanctify it.</text:span><text:span text:style-name="T2056"><text:s/>37<text:s/></text:span><text:span text:style-name="T2057">Seven days shalt thou purify the altar and sanctify it; and the altar shall be most holy, every one that touches the altar shall be hallowed.</text:span><text:span text:style-name="T2058"><text:s/>38<text:s/></text:span><text:span text:style-name="T2059">And these are the offerings which thou shalt offer upon the altar; two unblemished lambs of a year old daily on the altar continually, a constant offering.</text:span><text:span text:style-name="T2060"><text:s/>39<text:s/></text:span><text:span text:style-name="T2061">One lamb thou shalt offer in the morning, and the second lamb thou shalt offer in the evening.</text:span><text:span text:style-name="T2062"><text:s/>40<text:s/></text:span><text:span text:style-name="T2063">And a tenth measure of fine flour mingled with the fourth part of an hin of beaten oil, and a drink-offering the fourth part of a hin of wine for one lamb.</text:span><text:span text:style-name="T2064"><text:s/>41<text:s/></text:span><text:span text:style-name="T2065">And thou shalt offer the second lamb in the evening, after the manner of the morning-offering, and according to the drink-offering of the morning lamb; thou shalt offer it an offering to the Ld for a sweet-smelling savour,</text:span><text:span text:style-name="T2066"><text:s/>42<text:s/></text:span><text:span text:style-name="T2067">a perpetual sacrifice throughout your generations, at the door of the tabernacle of witness before the Ld; wherein I will be known to thee from thence, so as to speak to thee.</text:span><text:span text:style-name="T2068"><text:s/>43<text:s/></text:span><text:span text:style-name="T2069">And I will there give orders to the children of Israel, and I will be sanctified in my glory.</text:span><text:span text:style-name="T2070"><text:s/>44<text:s/></text:span><text:span text:style-name="T2071">And I will sanctify the tabernacle of testimony and the altar, and I will sanctify Aaron and his sons, to minister as priests to me.</text:span><text:span text:style-name="T2072"><text:s/>45<text:s/></text:span><text:span text:style-name="T2073">And I will be called upon among the children of Israel, and will be their Gd.</text:span><text:span text:style-name="T2074"><text:s/>46<text:s/></text:span><text:span text:style-name="T2075">And they shall know that I am the Ld their Gd, who brought them forth out of the land of Egypt, to be called upon by them, and to be their Gd.</text:span></text:p>
            <text:p text:style-name="P2076">Exodus 30</text:p>
            <text:p text:style-name="P2077"><text:span text:style-name="T2078">1<text:s/></text:span><text:span text:style-name="T2079">And thou shalt make the altar of incense of incorruptible wood.</text:span><text:span text:style-name="T2080"><text:s/>2<text:s/></text:span><text:span text:style-name="T2081">And thou shalt make it a cubit in length, and a cubit in breadth: it shall be square; and the height of it shall be of two cubits, its horns shall be of the same piece.</text:span><text:span text:style-name="T2082"><text:s/>3<text:s/></text:span><text:span text:style-name="T2083">And thou shalt gild its grate with pure gold, and its sides round about, and its horns; and thou shalt make for it a wreathen border of gold round-about.</text:span><text:span text:style-name="T2084"><text:s/>4<text:s/></text:span><text:span text:style-name="T2085">And thou shalt make<text:s/></text:span><text:soft-page-break/><text:span text:style-name="T2086">under its wreathen border two rings of pure gold; thou shalt make it to the two corners on the two sides, and they shall be bearings for the staves, so as to bear it with them.</text:span><text:span text:style-name="T2087"><text:s/>5<text:s/></text:span><text:span text:style-name="T2088">And thou shalt make the staves of incorruptible wood, and shalt gild them with gold.</text:span><text:span text:style-name="T2089"><text:s/>6<text:s/></text:span><text:span text:style-name="T2090">And thou shalt set it before the veil that is over the ark of the testimonies, wherein I will make myself known to thee from thence.</text:span><text:span text:style-name="T2091"><text:s/>7<text:s/></text:span><text:span text:style-name="T2092">And Aaron shall burn upon it fine compound incense every morning; whensoever he trims the lamps he shall burn incense upon it.</text:span><text:span text:style-name="T2093"><text:s/>8<text:s/></text:span><text:span text:style-name="T2094">And when Aaron lights the lamps in the evening, he shall burn incense upon it; a constant incense-offering always before the Ld for their generations.</text:span><text:span text:style-name="T2095"><text:s/>9<text:s/></text:span><text:span text:style-name="T2096">And thou shalt not offer strange incense upon it,<text:s/></text:span><text:span text:style-name="T2097">nor</text:span><text:span text:style-name="T2098"><text:s/>and offering made by fire,<text:s/></text:span><text:span text:style-name="T2099">nor</text:span><text:span text:style-name="T2100"><text:s/>a sacrifice; and thou shalt not pour a drink-offering upon it.</text:span><text:span text:style-name="T2101"><text:s/>10<text:s/></text:span><text:span text:style-name="T2102">And once in the year Aaron shall make atonement on its horns, he shall purge it with the blood of purification for their generations: it is most holy to the Ld.</text:span><text:span text:style-name="T2103"><text:s/>11<text:s/></text:span><text:span text:style-name="T2104">And the Ld spoke to Moses, saying,</text:span><text:span text:style-name="T2105"><text:s/>12<text:s/></text:span><text:span text:style-name="T2106">If thou take account of the children of Israel in the surveying of them, and they shall give every one a ransom for his soul to the Ld, then there shall not be among them a destruction in the visiting of them.</text:span><text:span text:style-name="T2107"><text:s/>13<text:s/></text:span><text:span text:style-name="T2108">And this is what they shall give, as many as pass the survey, half a didrachm which is according to the didrachm of the sanctuary: twenty oboli<text:s/></text:span><text:span text:style-name="T2109">go to</text:span><text:span text:style-name="T2110"><text:s/>the didrachm, but the half of the didrachm is the offering to the Ld.</text:span><text:span text:style-name="T2111"><text:s/>14<text:s/></text:span><text:span text:style-name="T2112">Every one that passes the survey from twenty years old and upwards shall give the offering to the Ld.</text:span><text:span text:style-name="T2113"><text:s/>15<text:s/></text:span><text:span text:style-name="T2114">The rich shall not give more, and the poor shall not give less than the half didrachm in giving the offering to the Ld, to make atonement for your souls.</text:span><text:span text:style-name="T2115"><text:s/>16<text:s/></text:span><text:span text:style-name="T2116">And thou shalt take the money of the offering from the children of Israel, and shalt give it for the service of the tabernacle of testimony; and it shall be to the children of Israel a memorial before the Ld, to make atonement for your souls.</text:span><text:span text:style-name="T2117"><text:s/>17<text:s/></text:span><text:span text:style-name="T2118">And the Ld spoke to Moses, saying,</text:span><text:span text:style-name="T2119"><text:s/>18<text:s/></text:span><text:span text:style-name="T2120">Make a brazen laver, and a brazen base for it, for washing; and thou shalt put it between the tabernacle of witness and the altar, and thou shalt pour forth water into it.</text:span><text:span text:style-name="T2121"><text:s/>19<text:s/></text:span><text:span text:style-name="T2122">And Aaron and his sons shall wash their hands and their feet with water from it.</text:span><text:span text:style-name="T2123"><text:s/>20<text:s/></text:span><text:span text:style-name="T2124">Whensoever they shall go into the tabernacle of witness, they shall wash themselves with water, so they shall not die, whensoever they advance to the altar to do service and to offer the whole burnt-offerings to the Ld.</text:span><text:span text:style-name="T2125"><text:s/>21<text:s/></text:span><text:span text:style-name="T2126">They shall wash their hands and feet with water, whensoever they shall go into the tabernacle of witness; they shall wash themselves with water, that they die not; and it shall be for them a perpetual statute, for him and his posterity after<text:s/></text:span><text:soft-page-break/><text:span text:style-name="T2127">him.</text:span><text:span text:style-name="T2128"><text:s/>22<text:s/></text:span><text:span text:style-name="T2129">And the Ld spoke to Moses, saying,</text:span><text:span text:style-name="T2130"><text:s/>23<text:s/></text:span><text:span text:style-name="T2131">Do thou also take sweet herbs, the flower of choice myrrh five hundred shekels, and the half of this two hundred and fifty shekels of sweet-smelling cinnamon, and two hundred and fifty shekels of sweet-smelling calamus,</text:span><text:span text:style-name="T2132"><text:s/>24<text:s/></text:span><text:span text:style-name="T2133">and of cassia five hundred shekels of the sanctuary, and a hin of olive oil.</text:span><text:span text:style-name="T2134"><text:s/>25<text:s/></text:span><text:span text:style-name="T2135">And thou shalt make it a holy anointing oil, a perfumed ointment<text:s/></text:span><text:span text:style-name="T2136">tempered</text:span><text:span text:style-name="T2137"><text:s/>by the art of the perfumer: it shall be a holy anointing oil.</text:span><text:span text:style-name="T2138"><text:s/>26<text:s/></text:span><text:span text:style-name="T2139">And thou shalt anoint with it the tabernacle of witness, and the ark of the tabernacle of witness,</text:span><text:span text:style-name="T2140"><text:s/>27<text:s/></text:span><text:span text:style-name="T2141">and all its furniture, and the candlestick and all its furniture, and the altar of incense,</text:span><text:span text:style-name="T2142"><text:s/>28<text:s/></text:span><text:span text:style-name="T2143">and the altar of whole burnt-offerings and all its furniture, and the table and all its furniture, and the laver.</text:span><text:span text:style-name="T2144"><text:s/>29<text:s/></text:span><text:span text:style-name="T2145">And thou shalt sanctify them, and they shall be most holy: every one that touches them shall be hallowed.</text:span><text:span text:style-name="T2146"><text:s/>30<text:s/></text:span><text:span text:style-name="T2147">And thou shalt anoint Aaron and his sons, and sanctify them that they may minister to me as priests.</text:span><text:span text:style-name="T2148"><text:s/>31<text:s/></text:span><text:span text:style-name="T2149">And thou shalt speak to the children of Israel, saying, This shall be to you a holy anointing oil throughout your generations.</text:span><text:span text:style-name="T2150"><text:s/>32<text:s/></text:span><text:span text:style-name="T2151">On man's flesh it shall not be poured, and ye shall not make<text:s/></text:span><text:span text:style-name="T2152">any</text:span><text:span text:style-name="T2153"><text:s/>for yourselves according to this composition: it is holy, and shall be holiness to you.</text:span><text:span text:style-name="T2154"><text:s/>33<text:s/></text:span><text:span text:style-name="T2155">Whosoever shall make it in like manner, and whosoever shall give of it to a stranger, shall be destroyed from among his people.</text:span><text:span text:style-name="T2156"><text:s/>34<text:s/></text:span><text:span text:style-name="T2157">And the Ld said to Moses, Take for thyself sweet herbs, stacte, onycha, sweet galbanum, and transparent frankincense; there shall be and equal weight of each.</text:span><text:span text:style-name="T2158"><text:s/>35<text:s/></text:span><text:span text:style-name="T2159">And they shall make with it perfumed incense, tempered with the art of a perfumer, a pure holy work.</text:span><text:span text:style-name="T2160"><text:s/>36<text:s/></text:span><text:span text:style-name="T2161">And of these thou shalt beat some small, and thou shalt put it before the testimonies in the tabernacle of testimony, whence I will make myself known to thee: it shall be to you a most holy incense.</text:span><text:span text:style-name="T2162"><text:s/>37<text:s/></text:span><text:span text:style-name="T2163">Ye shall not make any for yourselves according to this composition; it shall be to you a holy thing for the Ld.</text:span><text:span text:style-name="T2164"><text:s/>38<text:s/></text:span><text:span text:style-name="T2165">Whosoever shall make any in like manner, so as to smell it, shall perish from his people.</text:span></text:p>
            <text:p text:style-name="P2166">Exodus 31</text:p>
            <text:p text:style-name="P2167"><text:span text:style-name="T2168">1<text:s/></text:span><text:span text:style-name="T2169">And the Ld spoke to Moses, saying,</text:span><text:span text:style-name="T2170"><text:s/>2<text:s/></text:span><text:span text:style-name="T2171">Behold, I have called by name Beseleel the son of Urias the son of Or, of the tribe of Juda.</text:span><text:span text:style-name="T2172"><text:s/>3<text:s/></text:span><text:span text:style-name="T2173">And I have filled him<text:s/></text:span><text:span text:style-name="T2174">with</text:span><text:span text:style-name="T2175"><text:s/>a divine spirit of wisdom, and understanding, and knowledge, to invent in every work,</text:span><text:span text:style-name="T2176"><text:s/>4<text:s/></text:span><text:span text:style-name="T2177">and to frame works, to labour in gold, and silver, and brass, and blue, and purple, and spun scarlet,</text:span><text:span text:style-name="T2178"><text:s/>5<text:s/></text:span><text:span text:style-name="T2179">and works in stone, and for artificers' work in wood, to work at all works.</text:span><text:span text:style-name="T2180"><text:s/>6<text:s/></text:span><text:span text:style-name="T2181">And I have appointed him and Eliab the<text:s/></text:span><text:span text:style-name="T2182">son</text:span><text:span text:style-name="T2183"><text:s/>of Achisamach of<text:s/></text:span><text:soft-page-break/><text:span text:style-name="T2184">the tribe of Dan, and to every one understanding in heart I have given understanding; and they shall make all things as many as I have appointed thee, -</text:span><text:span text:style-name="T2185"><text:s/>7<text:s/></text:span><text:span text:style-name="T2186">the tabernacle of witness, and the ark of the covenant, and the propitiatory that is upon it, and the furniture of the tabernacle,</text:span><text:span text:style-name="T2187"><text:s/>8<text:s/></text:span><text:span text:style-name="T2188">and the altars, and the table and all its furniture,</text:span><text:span text:style-name="T2189"><text:s/>9<text:s/></text:span><text:span text:style-name="T2190">and the pure candlestick and all its furniture, and the laver and its base,</text:span><text:span text:style-name="T2191"><text:s/>10<text:s/></text:span><text:span text:style-name="T2192">and Aaron's robes of ministry, and the robes of his sons to minister to me as priests,</text:span><text:span text:style-name="T2193"><text:s/>11<text:s/></text:span><text:span text:style-name="T2194">and the anointing oil and the compound incense of the sanctuary; according to all that I have commanded thee shall they make them.</text:span><text:span text:style-name="T2195"><text:s/>12<text:s/></text:span><text:span text:style-name="T2196">And the Ld spoke to Moses, saying,</text:span><text:span text:style-name="T2197"><text:s/>13<text:s/></text:span><text:span text:style-name="T2198">Do thou also charge the children of Israel, saying, Take heed and keep my sabbaths;<text:s/></text:span><text:span text:style-name="T2199">for</text:span><text:span text:style-name="T2200"><text:s/>they are a sign with me and among you throughout your generations, that ye may know that I am the Ld that sanctifies you.</text:span><text:span text:style-name="T2201"><text:s/>14<text:s/></text:span><text:span text:style-name="T2202">And ye shall keep the sabbaths, because this is holy to the Ld for you; he that profanes it shall surely be put to death: every one who shall do a work on it, that soul shall be destroyed from the midst of his people.</text:span><text:span text:style-name="T2203"><text:s/>15<text:s/></text:span><text:span text:style-name="T2204">Six days thou shalt do works, but the seventh day is the sabbath, a holy rest to the Ld; every one who shall do a work on the seventh day shall be put to death.</text:span><text:span text:style-name="T2205"><text:s/>16<text:s/></text:span><text:span text:style-name="T2206">And the children of Israel shall keep the sabbaths, to observe them throughout their generations.</text:span><text:span text:style-name="T2207"><text:s/>17<text:s/></text:span><text:span text:style-name="T2208">It is a perpetual covenant with me and the children of Israel, it is a perpetual sign with me; for in six days the Ld made the heaven and the earth, and on the seventh day he ceased, and rested.</text:span><text:span text:style-name="T2209"><text:s/>18<text:s/></text:span><text:span text:style-name="T2210">And he gave to Moses when he left off speaking to him in mount Sina the two tables of testimony, tables of stone written<text:s/></text:span><text:span text:style-name="T2211">upon</text:span><text:span text:style-name="T2212"><text:s/>with the finger of Gd.</text:span></text:p>
            <text:p text:style-name="P2213">Exodus 32</text:p>
            <text:p text:style-name="P2214"><text:span text:style-name="T2215">1<text:s/></text:span><text:span text:style-name="T2216">And when the people saw that Moses delayed to come down from the mountain, the people combined against Aaron, and said to him, Arise and make us gods who shall go before us; for this Moses, the man who brought us forth out of the land of Egypt - we do not know what is become of him.</text:span><text:span text:style-name="T2217"><text:s/>2<text:s/></text:span><text:span text:style-name="T2218">And Aaron says to them, Take off the golden ear-rings which are in the ears of your wives and daughters, and bring them to me.</text:span><text:span text:style-name="T2219"><text:s/>3<text:s/></text:span><text:span text:style-name="T2220">And all the people took off the golden ear-rings that were in their ears, and brought them to Aaron.</text:span><text:span text:style-name="T2221"><text:s/>4<text:s/></text:span><text:span text:style-name="T2222">And he received them at their hands, and formed them with a graving tool; and he made them a molten calf, and said, These<text:s/></text:span><text:span text:style-name="T2223">are</text:span><text:span text:style-name="T2224"><text:s/>thy gods, O Israel, which have brought thee up out of the land of Egypt.</text:span><text:span text:style-name="T2225"><text:s/>5<text:s/></text:span><text:span text:style-name="T2226">And Aaron having seen it built an altar before it, and Aaron made proclamation saying, To-morrow<text:s/></text:span><text:span text:style-name="T2227">is</text:span><text:span text:style-name="T2228"><text:s/>a feast of the Ld.</text:span><text:span text:style-name="T2229"><text:s/>6<text:s/></text:span><text:span text:style-name="T2230">And having risen early on the morrow, he offered whole burnt-offerings, and<text:s/></text:span><text:soft-page-break/><text:span text:style-name="T2231">offered a peace-offering; and the people sat down to eat and drink, and rose up to play.</text:span><text:span text:style-name="T2232"><text:s/>7<text:s/></text:span><text:span text:style-name="T2233">And the Ld spoke to Moses, saying, Go quickly, descend hence, for thy people whom thou broughtest out of the land of Egypt have transgressed;</text:span><text:span text:style-name="T2234"><text:s/>8<text:s/></text:span><text:span text:style-name="T2235">they have quickly gone out of the way which thou commandedst; they have made for themselves a calf, and worshipped it, and sacrificed to it, and said, (32:9) These are thy gods, O Israel, who brought thee up out of the land of Egypt.</text:span><text:span text:style-name="T2236"><text:s/>9 10<text:s/></text:span><text:span text:style-name="T2237">And now let me alone, and I will be very angry with them and consume them, and I will make thee a great nation.</text:span><text:span text:style-name="T2238"><text:s/>11<text:s/></text:span><text:span text:style-name="T2239">And Moses prayed before the Ld Gd, and said, Wherefore, O Ld, art thou very angry with thy people, whom thou broughtest out of the land of Egypt with great strength, and with thy high arm?</text:span><text:span text:style-name="T2240"><text:s/>12<text:s/></text:span><text:span text:style-name="T2241">Take heed</text:span><text:span text:style-name="T2242"><text:s/>lest at any time the Egyptians speak, saying, With evil intent he brought them out to slay them in the mountains, and to consume them from off the earth; cease from thy wrathful anger, and be merciful to the sin of thy people,</text:span><text:span text:style-name="T2243"><text:s/>13<text:s/></text:span><text:span text:style-name="T2244">remembering Abraam and Isaac and Jacob thy servants, to whom thou hast sworn by thyself, and hast spoken to them, saying, I will greatly multiply your seed as the stars of heaven for multitude, and all this land which thou spokest of to give to them, so that they shall possess it for ever.</text:span><text:span text:style-name="T2245"><text:s/>14<text:s/></text:span><text:span text:style-name="T2246">And the Ld was prevailed upon to preserve his people.</text:span><text:span text:style-name="T2247"><text:s/>15<text:s/></text:span><text:span text:style-name="T2248">And Moses turned and went down from the mountain, and the two tables of testimony were in his hands, tables of stone written on both their sides: they were written within and without.</text:span><text:span text:style-name="T2249"><text:s/>16<text:s/></text:span><text:span text:style-name="T2250">And the tables were the work of Gd, and the writing the writing of Gd written on the tables.</text:span><text:span text:style-name="T2251"><text:s/>17<text:s/></text:span><text:span text:style-name="T2252">And Joshua having heard the voice of the people crying, says to Moses, There is a noise of war in the camp.</text:span><text:span text:style-name="T2253"><text:s/>18<text:s/></text:span><text:span text:style-name="T2254">And<text:s/></text:span><text:span text:style-name="T2255">Moses</text:span><text:span text:style-name="T2256"><text:s/>says, It is not the voice of them that begin the battle, nor the voice of them that begin<text:s/></text:span><text:span text:style-name="T2257">the cry</text:span><text:span text:style-name="T2258"><text:s/>of defeat, but the voice of them that begin<text:s/></text:span><text:span text:style-name="T2259">the banquet</text:span><text:span text:style-name="T2260"><text:s/>of wine do I hear.</text:span><text:span text:style-name="T2261"><text:s/>19<text:s/></text:span><text:span text:style-name="T2262">And when he drew nigh to the camp, he sees the calf and the dances; and Moses being very angry cast the two tables out of his hands, and broke them to pieces under the mountain.</text:span><text:span text:style-name="T2263"><text:s/>20<text:s/></text:span><text:span text:style-name="T2264">And having taken the calf which they made, he consumed it with fire, and ground it very small, and scattered it on the water, and made the children of Israel to drink it.</text:span><text:span text:style-name="T2265"><text:s/>21<text:s/></text:span><text:span text:style-name="T2266">And Moses said to Aaron, What has this people done to thee, that thou hast brought upon them a great sin?</text:span><text:span text:style-name="T2267"><text:s/>22<text:s/></text:span><text:span text:style-name="T2268">And Aaron said to Moses, Be not angry,<text:s/></text:span><text:span text:style-name="T2269">my</text:span><text:span text:style-name="T2270"><text:s/>lord, for thou knowest the impetuosity of this people.</text:span><text:span text:style-name="T2271"><text:s/>23<text:s/></text:span><text:span text:style-name="T2272">For they say to me, Make us gods, which shall go before us; for as for this man Moses, who brought us out of Egypt, we do not know what is become of him.</text:span><text:span text:style-name="T2273"><text:s/>24<text:s/></text:span><text:span text:style-name="T2274">And I said to<text:s/></text:span><text:soft-page-break/><text:span text:style-name="T2275">them, If any one has golden ornaments, take them off; and they gave them me, and I cast them into the fire, and there came out this calf.</text:span><text:span text:style-name="T2276"><text:s/>25<text:s/></text:span><text:span text:style-name="T2277">And when Moses saw that the people was scattered, - for Aaron<text:s/></text:span><text:span text:style-name="T2278">had</text:span><text:span text:style-name="T2279"><text:s/>scattered them<text:s/></text:span><text:span text:style-name="T2280">so as to be</text:span><text:span text:style-name="T2281"><text:s/>a rejoicing to their enemies, -</text:span><text:span text:style-name="T2282"><text:s/>26<text:s/></text:span><text:span text:style-name="T2283">then stood Moses at the gate of the camp, and said, Who is on the Ld's side? let him come to me. Then all the sons of Levi came to him.</text:span><text:span text:style-name="T2284"><text:s/>27<text:s/></text:span><text:span text:style-name="T2285">And he says to them, Thus saith the Ld Gd of Israel, Put every one his sword on his thigh, and go through and return from gate to gate through the camp, and slay every one his brother, and every one his neighbour, and every one him that is nearest to him.</text:span><text:span text:style-name="T2286"><text:s/>28<text:s/></text:span><text:span text:style-name="T2287">And the sons of Levi did as Moses spoke to them, and there fell of the people in that day to the<text:s/></text:span><text:span text:style-name="T2288">number of</text:span><text:span text:style-name="T2289"><text:s/>three thousand men.</text:span><text:span text:style-name="T2290"><text:s/>29<text:s/></text:span><text:span text:style-name="T2291">And Moses said to them, Ye have filled your hands this day to the Ld each one on his son or on his brother, so that blessing should be given to you.</text:span><text:span text:style-name="T2292"><text:s/>30<text:s/></text:span><text:span text:style-name="T2293">And it came to pass after the morrow<text:s/></text:span><text:span text:style-name="T2294">had begun</text:span><text:span text:style-name="T2295">, that Moses said to the people, Ye have sinned a great sin; and now I will go up to Gd, that I may make atonement for your sin.</text:span><text:span text:style-name="T2296"><text:s/>31<text:s/></text:span><text:span text:style-name="T2297">And Moses returned to the Ld and said, I pray, O Ld, this people has sinned a great sin, and they have made for themselves golden gods.</text:span><text:span text:style-name="T2298"><text:s/>32<text:s/></text:span><text:span text:style-name="T2299">And now if thou wilt forgive their sin, forgive<text:s/></text:span><text:span text:style-name="T2300">it</text:span><text:span text:style-name="T2301">; and if not, blot me out of thy book, which thou hast written.</text:span><text:span text:style-name="T2302"><text:s/>33<text:s/></text:span><text:span text:style-name="T2303">And the Ld said to Moses, If any one has sinned against me, I will blot them out of my book.</text:span><text:span text:style-name="T2304"><text:s/>34<text:s/></text:span><text:span text:style-name="T2305">And now go, descend, and lead this people into the place of which I spoke to thee: behold, my angel shall go before thy face; and in the day when I shall visit I will bring upon them their sin.</text:span><text:span text:style-name="T2306"><text:s/>35<text:s/></text:span><text:span text:style-name="T2307">And the Ld smote the people for the making the calf, which Aaron made.</text:span></text:p>
            <text:p text:style-name="P2308">Exodus 33</text:p>
            <text:p text:style-name="P2309"><text:span text:style-name="T2310">1<text:s/></text:span><text:span text:style-name="T2311">And the Ld said to Moses, Go forward, go up hence, thou and thy people, whom thou broughtest out of the land of Egypt, into the land which I swore to Abraam, and Isaac, and Jacob, saying, I will give it to your seed.</text:span><text:span text:style-name="T2312"><text:s/>2<text:s/></text:span><text:span text:style-name="T2313">And I will send at the same time my angel before thy face, and he shall cast out the Amorite and the Chettite, and the Pherezite and Gergesite, and Evite, and Jebusite, and Chananite.</text:span><text:span text:style-name="T2314"><text:s/>3<text:s/></text:span><text:span text:style-name="T2315">And I will bring thee into a land flowing with milk and honey; for I will not go up with thee, because thou art a stiff-necked people, lest I consume thee by the way.</text:span><text:span text:style-name="T2316"><text:s/>4<text:s/></text:span><text:span text:style-name="T2317">And the people having heard this grievous saying, mourned in mourning apparel.</text:span><text:span text:style-name="T2318"><text:s/>5<text:s/></text:span><text:span text:style-name="T2319">For the Ld said to the children of Israel, Ye are a stiff-necked people; take heed lest I bring on you another plague, and destroy you: now then put off your glorious apparel, and<text:s/></text:span><text:span text:style-name="T2320">your</text:span><text:span text:style-name="T2321"><text:s/>ornaments, and I will shew thee what I will do to thee.</text:span><text:span text:style-name="T2322"><text:s/>6<text:s/></text:span><text:span text:style-name="T2323">So the sons of Israel took off<text:s/></text:span><text:soft-page-break/><text:span text:style-name="T2324">their ornaments and their array at the mount of Choreb.</text:span><text:span text:style-name="T2325"><text:s/>7<text:s/></text:span><text:span text:style-name="T2326">And Moses took his tabernacle and pitched it without the camp, at a distance from the camp; and it was called the Tabernacle of Testimony: and it came to pass<text:s/></text:span><text:span text:style-name="T2327">that</text:span><text:span text:style-name="T2328"><text:s/>every one that sought the Ld went forth to the tabernacle which was without the camp.</text:span><text:span text:style-name="T2329"><text:s/>8<text:s/></text:span><text:span text:style-name="T2330">And whenever Moses went into the tabernacle without the camp, all the people stood every one watching by the doors of his tent; and when Moses departed, they took notice until he entered into the tabernacle.</text:span><text:span text:style-name="T2331"><text:s/>9<text:s/></text:span><text:span text:style-name="T2332">And when Moses entered into the tabernacle, the pillar of the cloud descended, and stood at the door of the tabernacle, and<text:s/></text:span><text:span text:style-name="T2333">Gd</text:span><text:span text:style-name="T2334"><text:s/>talked to Moses.</text:span><text:span text:style-name="T2335"><text:s/>10<text:s/></text:span><text:span text:style-name="T2336">And all the people saw the pillar of the cloud standing by the door of the tabernacle, and all the people stood and worshipped every one at the door of his tent.</text:span><text:span text:style-name="T2337"><text:s/>11<text:s/></text:span><text:span text:style-name="T2338">And the Ld spoke to Moses face to face, as if one should speak to his friend; and he retired into the camp: but his servant Joshua the son of Naue, a young man, departed not forth from the tabernacle.</text:span><text:span text:style-name="T2339"><text:s/>12<text:s/></text:span><text:span text:style-name="T2340">And Moses said to the Ld, Lo! thou sayest to me, Lead on this people; but thou hast not shewed me whom thou wilt send with me, but thou hast said to me, I know thee above all, and thou hast favour with me.</text:span><text:span text:style-name="T2341"><text:s/>13<text:s/></text:span><text:span text:style-name="T2342">If then I have found favour in thy sight, reveal thyself to me, that I may evidently see thee; that I may find favour in thy sight, and that I may know that this great nation<text:s/></text:span><text:span text:style-name="T2343">is</text:span><text:span text:style-name="T2344"><text:s/>thy people.</text:span><text:span text:style-name="T2345"><text:s/>14<text:s/></text:span><text:span text:style-name="T2346">And he says, I myself will go before thee, and give thee rest.</text:span><text:span text:style-name="T2347"><text:s/>15<text:s/></text:span><text:span text:style-name="T2348">And he says to him, If thou go not up with us thyself, bring me not up hence.</text:span><text:span text:style-name="T2349"><text:s/>16<text:s/></text:span><text:span text:style-name="T2350">And how shall it be surely known, that both I and this people have found favour with thee, except only if thou go with us? So both I and thy people shall be glorified beyond all the nations, as many as are upon the earth.</text:span><text:span text:style-name="T2351"><text:s/>17<text:s/></text:span><text:span text:style-name="T2352">And the Ld said to Moses, I will also do for thee this thing, which thou hast spoken; for thou hast found grace before me, and I know thee above all.</text:span><text:span text:style-name="T2353"><text:s/>18<text:s/></text:span><text:span text:style-name="T2354">And<text:s/></text:span><text:span text:style-name="T2355">Moses</text:span><text:span text:style-name="T2356"><text:s/>says, Manifest thyself to me.</text:span><text:span text:style-name="T2357"><text:s/>19<text:s/></text:span><text:span text:style-name="T2358">And<text:s/></text:span><text:span text:style-name="T2359">Gd</text:span><text:span text:style-name="T2360"><text:s/>said, I will pass by before thee with my glory, and I will call by my name, the Ld, before thee; and I will have mercy on whom I will have mercy, and will have pity on whom I will have pity.</text:span><text:span text:style-name="T2361"><text:s/>20<text:s/></text:span><text:span text:style-name="T2362">And<text:s/></text:span><text:span text:style-name="T2363">Gd</text:span><text:span text:style-name="T2364"><text:s/>said, Thou shalt not be able to see my face; for no man shall see my face, and live.</text:span><text:span text:style-name="T2365"><text:s/>21<text:s/></text:span><text:span text:style-name="T2366">And the Ld said, Behold,<text:s/></text:span><text:span text:style-name="T2367">there is</text:span><text:span text:style-name="T2368"><text:s/>a place by me: thou shalt stand upon the rock;</text:span><text:span text:style-name="T2369"><text:s/>22<text:s/></text:span><text:span text:style-name="T2370">and when my glory shall pass by, then I will put thee into a hole of the rock; and I will cover thee over with my hand, until I shall have passed by.</text:span><text:span text:style-name="T2371"><text:s/>23<text:s/></text:span><text:span text:style-name="T2372">And I will remove my hand, and then shalt thou see my back parts; but my face shall not appear to thee.</text:span></text:p>
            <text:p text:style-name="P2373">Exodus 34</text:p>
            <text:soft-page-break/>
            <text:p text:style-name="P2374"><text:span text:style-name="T2375">1<text:s/></text:span><text:span text:style-name="T2376">And the Ld said to Moses, Hew for thyself two tables of stone, as also the first were, and come up to me to the mountain; and I will write upon the tables the words, which were on the first tables, which thou brokest.</text:span><text:span text:style-name="T2377"><text:s/>2<text:s/></text:span><text:span text:style-name="T2378">And be ready by the morning, and thou shalt go up to the mount Sina, and shalt stand there for me on the top of the mountain.</text:span><text:span text:style-name="T2379"><text:s/>3<text:s/></text:span><text:span text:style-name="T2380">And let no one go up with thee, nor be seen in all the mountain; and let not the sheep and oxen feed near that mountain.</text:span><text:span text:style-name="T2381"><text:s/>4<text:s/></text:span><text:span text:style-name="T2382">And<text:s/></text:span><text:span text:style-name="T2383">Moses</text:span><text:span text:style-name="T2384"><text:s/>hewed two tables of stone, as also the first were; and Moses having arisen early, went up to the mount Sina, as the Ld appointed him; and Moses took the two tables of stone.</text:span><text:span text:style-name="T2385"><text:s/>5<text:s/></text:span><text:span text:style-name="T2386">And the Ld descended in a cloud, and stood near him there, and called by the name of the Ld.</text:span><text:span text:style-name="T2387"><text:s/>6<text:s/></text:span><text:span text:style-name="T2388">And the Ld passed by before his face, and proclaimed, The Ld Gd, pitiful and merciful, longsuffering and very compassionate, and true,</text:span><text:span text:style-name="T2389"><text:s/>7<text:s/></text:span><text:span text:style-name="T2390">and keeping justice and mercy for thousands, taking away iniquity, and unrighteousness, and sins; and he will not clear the guilty; bringing the iniquity of the fathers upon the children, and to the children's children, to the third and fourth generation.</text:span><text:span text:style-name="T2391"><text:s/>8<text:s/></text:span><text:span text:style-name="T2392">And Moses hasted, and bowed to the earth and worshipped;</text:span><text:span text:style-name="T2393"><text:s/>9<text:s/></text:span><text:span text:style-name="T2394">and said, If I have found grace before thee, let my Ld go with us; for the people is stiff-necked: and thou shalt take away our sins and our iniquities, and we will be thine.</text:span><text:span text:style-name="T2395"><text:s/>10<text:s/></text:span><text:span text:style-name="T2396">And the Ld said to Moses, Behold, I establish a covenant for thee in the presence of all thy people; I will do glorious things, which have not been done in all the earth, or in any nation; and all the people among whom thou art shall see the works of the Ld, that they are wonderful, which I will do for thee.</text:span><text:span text:style-name="T2397"><text:s/>11<text:s/></text:span><text:span text:style-name="T2398">Do thou take heed to all things whatsoever I command thee: behold, I cast out before your face the Amorite and the Chananite and the Pherezite, and the Chettite, and Evite, and Gergesite and Jebusite:</text:span><text:span text:style-name="T2399"><text:s/>12<text:s/></text:span><text:span text:style-name="T2400">take heed to thyself, lest at any time thou make a covenant with the dwellers on the land, into which thou art entering, lest it be to thee a stumbling-block among you.</text:span><text:span text:style-name="T2401"><text:s/>13<text:s/></text:span><text:span text:style-name="T2402">Ye shall destroy their altars, and break in pieces their pillars, and ye shall cut down their groves, and the graven images of their gods ye shall burn with fire.</text:span><text:span text:style-name="T2403"><text:s/>14<text:s/></text:span><text:span text:style-name="T2404">For ye shall not worship strange gods, for the Ld Gd, a jealous name, is a jealous Gd;</text:span><text:span text:style-name="T2405"><text:s/>15<text:s/></text:span><text:span text:style-name="T2406">lest at any time thou make a covenant with the dwellers on the land, and they go a whoring after their gods, and sacrifice to their gods, and they call thee, and thou shouldest eat of their feasts,</text:span><text:span text:style-name="T2407"><text:s/>16<text:s/></text:span><text:span text:style-name="T2408">and thou shouldest take of their daughters to thy sons, and thou shouldest give of thy daughters to their sons; and thy daughters should go a whoring after their gods, and thy sons should go a whoring after<text:s/></text:span><text:soft-page-break/><text:span text:style-name="T2409">their gods.</text:span><text:span text:style-name="T2410"><text:s/>17<text:s/></text:span><text:span text:style-name="T2411">And thou shalt not make to thyself molten gods.</text:span><text:span text:style-name="T2412"><text:s/>18<text:s/></text:span><text:span text:style-name="T2413">And thou shalt keep the feast of unleavened bread: seven days shalt thou eat unleavened bread, as I have charged thee, at the season in the month of new<text:s/></text:span><text:span text:style-name="T2414">corn</text:span><text:span text:style-name="T2415">; for in the month of new<text:s/></text:span><text:span text:style-name="T2416">corn</text:span><text:span text:style-name="T2417"><text:s/>thou camest out from Egypt.</text:span><text:span text:style-name="T2418"><text:s/>19<text:s/></text:span><text:span text:style-name="T2419">The males<text:s/></text:span><text:span text:style-name="T2420">are</text:span><text:span text:style-name="T2421"><text:s/>mine, everything that opens the womb; every first-born of oxen, and<text:s/></text:span><text:span text:style-name="T2422">every</text:span><text:span text:style-name="T2423"><text:s/>first-born of sheep.</text:span><text:span text:style-name="T2424"><text:s/>20<text:s/></text:span><text:span text:style-name="T2425">And the first-born of an ass thou shalt redeem with a sheep, and if thou wilt not redeem it thou shalt pay a price: every first-born of thy sons shalt thou redeem: thou shalt not appear before me empty.</text:span><text:span text:style-name="T2426"><text:s/>21<text:s/></text:span><text:span text:style-name="T2427">Six days thou shalt work, but on the seventh day thou shalt rest:<text:s/></text:span><text:span text:style-name="T2428">there shall be</text:span><text:span text:style-name="T2429"><text:s/>rest in seed-time and harvest.</text:span><text:span text:style-name="T2430"><text:s/>22<text:s/></text:span><text:span text:style-name="T2431">And thou shalt keep to me the feast of weeks, the beginning of wheat-harvest; and the feast of ingathering in the middle of the year.</text:span><text:span text:style-name="T2432"><text:s/>23<text:s/></text:span><text:span text:style-name="T2433">Three times in the year shall every male of thine appear before the Ld the Gd of Israel.</text:span><text:span text:style-name="T2434"><text:s/>24<text:s/></text:span><text:span text:style-name="T2435">For when I shall have cast out the nations before thy face, and shall have enlarged thy coasts, no one shall desire thy land, whenever thou mayest go up to appear before the Ld thy Gd, three times in the year.</text:span><text:span text:style-name="T2436"><text:s/>25<text:s/></text:span><text:span text:style-name="T2437">Thou shalt not offer the blood of my sacrifices with leaven, neither shall the sacrifices of the feast of the passover remain till the morning.</text:span><text:span text:style-name="T2438"><text:s/>26<text:s/></text:span><text:span text:style-name="T2439">The first-fruits of thy land shalt thou put into the house of the Ld thy Gd: thou shalt not boil a lamb in his mother's milk.</text:span><text:span text:style-name="T2440"><text:s/>27<text:s/></text:span><text:span text:style-name="T2441">And the Ld said to Moses, Write these words for thyself, for on these words I have established a covenant with thee and with Israel.</text:span><text:span text:style-name="T2442"><text:s/>28<text:s/></text:span><text:span text:style-name="T2443">And Moses was there before the Ld forty days, and forty nights; he did not eat bread, and he did not drink water; and he wrote upon the tables these words of the covenant, the ten sayings.</text:span><text:span text:style-name="T2444"><text:s/>29<text:s/></text:span><text:span text:style-name="T2445">And when Moses went down from the mountain,<text:s/></text:span><text:span text:style-name="T2446">there were</text:span><text:span text:style-name="T2447"><text:s/>the two tables in the hands of Moses, - as then he went down from the mountain, Moses knew not that the appearance of the skin of his face was glorified, when Gd spoke to him.</text:span><text:span text:style-name="T2448"><text:s/>30<text:s/></text:span><text:span text:style-name="T2449">And Aaron and all the elders of Israel saw Moses, and the appearance of the skin of his face was made glorious, and they feared to approach him.</text:span><text:span text:style-name="T2450"><text:s/>31<text:s/></text:span><text:span text:style-name="T2451">And Moses called them, and Aaron and all the rulers of the synagogue turned towards him, and Moses spoke to them.</text:span><text:span text:style-name="T2452"><text:s/>32<text:s/></text:span><text:span text:style-name="T2453">And afterwards all the children of Israel came to him, and he commanded them all things, whatsoever the Ld had commanded him in the mount of Sina.</text:span><text:span text:style-name="T2454"><text:s/>33<text:s/></text:span><text:span text:style-name="T2455">And when he ceased speaking to them, he put a veil on his face.</text:span><text:span text:style-name="T2456"><text:s/>34<text:s/></text:span><text:span text:style-name="T2457">And whenever Moses went in before the Ld to speak to him, he took off the veil till he went out, and he went forth and spoke to all the children of Israel whatsoever the Ld commanded him.</text:span><text:span text:style-name="T2458"><text:s/>35<text:s/></text:span><text:span text:style-name="T2459">And the<text:s/></text:span><text:soft-page-break/><text:span text:style-name="T2460">children of Israel saw the face of Moses, that it was glorified; and Moses put the veil over his face, till he went in to speak with him.</text:span></text:p>
            <text:p text:style-name="P2461">Exodus 35</text:p>
            <text:p text:style-name="P2462"><text:span text:style-name="T2463">1<text:s/></text:span><text:span text:style-name="T2464">And Moses gathered all the congregation of the children of Israel together, and said, These are the words which the Ld has spoken for<text:s/></text:span><text:span text:style-name="T2465">you</text:span><text:span text:style-name="T2466"><text:s/>to do them.</text:span><text:span text:style-name="T2467"><text:s/>2<text:s/></text:span><text:span text:style-name="T2468">Six days shalt thou perform works, but on the seventh day<text:s/></text:span><text:span text:style-name="T2469">shall be</text:span><text:span text:style-name="T2470"><text:s/>rest - a holy sabbath - a rest for the Ld: every one that does work on it, let him die.</text:span><text:span text:style-name="T2471"><text:s/>3<text:s/></text:span><text:span text:style-name="T2472">Ye shall not burn a fire in any of your dwellings on the sabbath-day; I<text:s/></text:span><text:span text:style-name="T2473">am</text:span><text:span text:style-name="T2474"><text:s/>the Ld.</text:span><text:span text:style-name="T2475"><text:s/>4<text:s/></text:span><text:span text:style-name="T2476">And Moses spoke to all the congregation of the children of Israel, saying, This<text:s/></text:span><text:span text:style-name="T2477">is</text:span><text:span text:style-name="T2478"><text:s/>the thing which the Ld has appointed you, saying,</text:span><text:span text:style-name="T2479"><text:s/>5<text:s/></text:span><text:span text:style-name="T2480">Take of yourselves an offering for the Ld: every one that engages in his heart shall bring the first-fruits to the Ld; gold, silver, brass,</text:span><text:span text:style-name="T2481"><text:s/>6<text:s/></text:span><text:span text:style-name="T2482">blue, purple, double scarlet spun, and fine linen spun, and goats' hair,</text:span><text:span text:style-name="T2483"><text:s/>7<text:s/></text:span><text:span text:style-name="T2484">and rams' skins dyed red, and skins<text:s/></text:span><text:span text:style-name="T2485">dyed</text:span><text:span text:style-name="T2486"><text:s/>blue, and incorruptible wood,</text:span><text:span text:style-name="T2487"><text:s/>8 9<text:s/></text:span><text:span text:style-name="T2488">(35:8) and sardine stones, and stones for engraving for the shoulder-piece and full-length robe.</text:span><text:span text:style-name="T2489"><text:s/>10<text:s/></text:span><text:span text:style-name="T2490">(35:9) And every man that is wise in heart among you, let him come and work all things whatsoever the Ld has commanded.</text:span><text:span text:style-name="T2491"><text:s/>11<text:s/></text:span><text:span text:style-name="T2492">(35:10) The tabernacle, and the cords, and the coverings, and the rings, and the bars, and the posts,</text:span><text:span text:style-name="T2493"><text:s/>12<text:s/></text:span><text:span text:style-name="T2494">(35:11) and the ark of the testimony, and its staves, and its propitiatory, and the veil,</text:span><text:span text:style-name="T2495"><text:s/>13<text:s/></text:span><text:span text:style-name="T2496">(35:15) and the table and all its furniture,</text:span><text:span text:style-name="T2497"><text:s/>14<text:s/></text:span><text:span text:style-name="T2498">(35:16) and the candle-stick for the light and all its furniture,</text:span><text:span text:style-name="T2499"><text:s/>15<text:s/></text:span><text:span text:style-name="T2500">(35:14) and the incense, and the anointing oil,</text:span><text:span text:style-name="T2501"><text:s/>16<text:s/></text:span><text:span text:style-name="T2502">(35:17) and the altar and all its furniture;</text:span><text:span text:style-name="T2503"><text:s/>17<text:s/></text:span><text:span text:style-name="T2504">(35:12) and the curtains of the court, and its posts, (35:13) and the emerald stones,</text:span><text:span text:style-name="T2505"><text:s/>18 19<text:s/></text:span><text:span text:style-name="T2506">(35:18) and the holy garments of Aaron the priest, and the garments in which they shall do service; (35:19) and the garments of priesthood for the sons of Aaron and the anointing oil, and the compound incense.</text:span><text:span text:style-name="T2507"><text:s/>20<text:s/></text:span><text:span text:style-name="T2508">And all the congregation of the children of Israel went out from Moses. And they brought, they whose heart prompted them, and they to whomsoever it seemed good in their mind, each and offering:</text:span><text:span text:style-name="T2509"><text:s/>21<text:s/></text:span><text:span text:style-name="T2510">and they brought an offering to the Ld for all the works of the tabernacle of witness, and all its services, and for all the robes of the sanctuary.</text:span><text:span text:style-name="T2511"><text:s/>22<text:s/></text:span><text:span text:style-name="T2512">And the men, even every one to whom it seemed good in his heart, brought from the women,<text:s/></text:span><text:span text:style-name="T2513">even</text:span><text:span text:style-name="T2514"><text:s/>brought seals and ear-rings, and finger-rings, and necklaces, and bracelets, every article of gold.</text:span><text:span text:style-name="T2515"><text:s/>23<text:s/></text:span><text:span text:style-name="T2516">And all as many as brought ornaments of gold to the Ld, and with whomsoever fine linen was found; and they brought skins<text:s/></text:span><text:span text:style-name="T2517">dyed</text:span><text:span text:style-name="T2518"><text:s/>blue, and rams' skins dyed red.</text:span><text:span text:style-name="T2519"><text:s/>24<text:s/></text:span><text:span text:style-name="T2520">And every one that offered an offering<text:s/></text:span><text:soft-page-break/><text:span text:style-name="T2521">brought silver and brass, the offerings to the Ld; and<text:s/></text:span><text:span text:style-name="T2522">they</text:span><text:span text:style-name="T2523"><text:s/>with whom was found incorruptible wood; and they brought<text:s/></text:span><text:span text:style-name="T2524">offerings</text:span><text:span text:style-name="T2525"><text:s/>for all the works of the preparation.</text:span><text:span text:style-name="T2526"><text:s/>25<text:s/></text:span><text:span text:style-name="T2527">And every woman skilled in her heart to spin with her hands, brought spun<text:s/></text:span><text:span text:style-name="T2528">articles</text:span><text:span text:style-name="T2529">, the blue, and purple, and scarlet and fine linen.</text:span><text:span text:style-name="T2530"><text:s/>26<text:s/></text:span><text:span text:style-name="T2531">And all the women to whom it seemed good in their heart in their wisdom, spun the goats' hair.</text:span><text:span text:style-name="T2532"><text:s/>27<text:s/></text:span><text:span text:style-name="T2533">And the rulers brought the emerald stones, and the stones for setting in the ephod, and the oracle,</text:span><text:span text:style-name="T2534"><text:s/>28<text:s/></text:span><text:span text:style-name="T2535">and the compounds both for the anointing oil, and the composition of the incense.</text:span><text:span text:style-name="T2536"><text:s/>29<text:s/></text:span><text:span text:style-name="T2537">And every man and woman whose mind inclined them to come in and do all the works as many as the Ld appointed them to do by Moses -<text:s/></text:span><text:span text:style-name="T2538">they</text:span><text:span text:style-name="T2539"><text:s/>the children of Israel brought an offering to the Ld.</text:span><text:span text:style-name="T2540"><text:s/>30<text:s/></text:span><text:span text:style-name="T2541">And Moses said to the children of Israel, Behold, Gd has called by name Beseleel the<text:s/></text:span><text:span text:style-name="T2542">son</text:span><text:span text:style-name="T2543"><text:s/>of Urias the<text:s/></text:span><text:span text:style-name="T2544">son of</text:span><text:span text:style-name="T2545"><text:s/>Or, of the tribe of Juda,</text:span><text:span text:style-name="T2546"><text:s/>31<text:s/></text:span><text:span text:style-name="T2547">and has filled him with a divine spirit of wisdom and understanding, and knowledge of all things,</text:span><text:span text:style-name="T2548"><text:s/>32<text:s/></text:span><text:span text:style-name="T2549">to labour skillfully in all works of cunning workmanship, to form the gold and the silver and the brass,</text:span><text:span text:style-name="T2550"><text:s/>33<text:s/></text:span><text:span text:style-name="T2551">and to work in stone, and to fashion the wood, and to work in every work of wisdom.</text:span><text:span text:style-name="T2552"><text:s/>34<text:s/></text:span><text:span text:style-name="T2553">And<text:s/></text:span><text:span text:style-name="T2554">Gd</text:span><text:span text:style-name="T2555"><text:s/>gave improvement in understanding both to him, and to Eliab the<text:s/></text:span><text:span text:style-name="T2556">son</text:span><text:span text:style-name="T2557"><text:s/>of Achisamach of the tribe of Dan.</text:span><text:span text:style-name="T2558"><text:s/>35<text:s/></text:span><text:span text:style-name="T2559">And<text:s/></text:span><text:span text:style-name="T2560">Gd</text:span><text:span text:style-name="T2561"><text:s/>filled them with wisdom, understanding<text:s/></text:span><text:span text:style-name="T2562">and</text:span><text:span text:style-name="T2563"><text:s/>perception, to understand to work all the works of the sanctuary, and to weave the woven and embroidered work with scarlet and fine linen, to do all work of curious workmanship<text:s/></text:span><text:span text:style-name="T2564">and</text:span><text:span text:style-name="T2565"><text:s/>embroidery.</text:span></text:p>
            <text:p text:style-name="P2566">Exodus 36</text:p>
            <text:p text:style-name="P2567"><text:span text:style-name="T2568">1<text:s/></text:span><text:span text:style-name="T2569">And Beseleel wrought, and Eliab and every one wise in understanding, to whom was given wisdom and knowledge, to understand to do all the works according to the holy offices, according to all things which the Ld appointed.</text:span><text:span text:style-name="T2570"><text:s/>2<text:s/></text:span><text:span text:style-name="T2571">And Moses called Beseleel and Eliab, and all that had wisdom, to whom Gd gave knowledge in<text:s/></text:span><text:span text:style-name="T2572">their</text:span><text:span text:style-name="T2573"><text:s/>heart, and all who were freely willing to come forward to the works, to perform them.</text:span><text:span text:style-name="T2574"><text:s/>3<text:s/></text:span><text:span text:style-name="T2575">And they received from Moses all the offerings, which the children of Israel brought for all the works of the sanctuary to do them; and they continued to receive the gifts brought, from those who brought them in the morning.</text:span><text:span text:style-name="T2576"><text:s/>4<text:s/></text:span><text:span text:style-name="T2577">And there came all the wise men who wrought the works of the sanctuary, each according to his own work, which they wrought.</text:span><text:span text:style-name="T2578"><text:s/>5<text:s/></text:span><text:span text:style-name="T2579">And one said to Moses, The people bring an abundance<text:s/></text:span><text:span text:style-name="T2580">too great</text:span><text:span text:style-name="T2581"><text:s/>in proportion to all the works which the Ld has appointed<text:s/></text:span><text:span text:style-name="T2582">them</text:span><text:span text:style-name="T2583"><text:s/>to do.</text:span><text:span text:style-name="T2584"><text:s/>6<text:s/></text:span><text:span text:style-name="T2585">And Moses commanded, and proclaimed in the camp, saying, Let neither man nor woman any longer<text:s/></text:span><text:soft-page-break/><text:span text:style-name="T2586">labour for the offerings of the sanctuary; and the people were restrained from bringing any more.</text:span><text:span text:style-name="T2587"><text:s/>7<text:s/></text:span><text:span text:style-name="T2588">And they had materials sufficient for making the furniture, and they left some besides.</text:span><text:span text:style-name="T2589"><text:s/>8<text:s/></text:span><text:span text:style-name="T2590">(37:1) And they made ten curtains for the tabernacle;</text:span><text:span text:style-name="T2591"><text:s/>9<text:s/></text:span><text:span text:style-name="T2592">(37:2) of eight and twenty cubits the length of one curtain: the same<text:s/></text:span><text:span text:style-name="T2593">measure</text:span><text:span text:style-name="T2594"><text:s/>was to all, and the breadth of one curtain was of four cubits.</text:span><text:span text:style-name="T2595"><text:s/>10 11 12 13 14 15 16 17 18 19 20 21 22 23 24 25 26 27 28 29 30 31 32 33 34<text:s/></text:span><text:span text:style-name="T2596">(38:18) He overlaid the posts<text:s/></text:span><text:span text:style-name="T2597">with silver</text:span><text:span text:style-name="T2598">, and cast for each post golden rings, and gilded the bars with gold; and he gilded the posts of the veil with gold, and made the hooks of gold. (38:19) He made also the rings of the tabernacle of gold; and the rings of the court, and the rings for drawing out the veil above of brass. (38:20) He cast the silver chapiters of the tabernacle, and the brazen chapiters of the door of the tabernacle, and the gate of the court; and he made silver hooks for the posts, he overlaid them with silver on the posts.</text:span><text:span text:style-name="T2599"><text:s/>35<text:s/></text:span><text:span text:style-name="T2600">(37:3) And they made the veil of blue, and purple, and spun scarlet, and fine linen twined, the woven work with cherubs.</text:span><text:span text:style-name="T2601"><text:s/>36<text:s/></text:span><text:span text:style-name="T2602">(37:4) And they put it on four posts of incorruptible<text:s/></text:span><text:span text:style-name="T2603">wood</text:span><text:span text:style-name="T2604"><text:s/>overlaid with gold; and their chapiters were gold, and their four sockets were silver.</text:span><text:span text:style-name="T2605"><text:s/>37<text:s/></text:span><text:span text:style-name="T2606">(37:5) And they made the veil of the door of the tabernacle of witness of blue, and purple, and spun scarlet, and fine linen twined, woven work with cherubs,</text:span><text:span text:style-name="T2607"><text:s/>38<text:s/></text:span><text:span text:style-name="T2608">(37:6) and their posts five, and the rings; and they gilded their chapiters and their clasps with gold, and they had five sockets of brass.</text:span></text:p>
            <text:p text:style-name="P2609">Exodus 37</text:p>
            <text:p text:style-name="P2610"><text:span text:style-name="T2611">1<text:s/></text:span><text:span text:style-name="T2612">(38:1) And Beseleel made the ark,</text:span><text:span text:style-name="T2613"><text:s/>2<text:s/></text:span><text:span text:style-name="T2614">(38:2) and overlaid it with pure gold within and without;</text:span><text:span text:style-name="T2615"><text:s/>3<text:s/></text:span><text:span text:style-name="T2616">(38:3) and he cast for it four golden rings, two on the one side, and two on the other,</text:span><text:span text:style-name="T2617"><text:s/>4 5<text:s/></text:span><text:span text:style-name="T2618">(38:4) wide<text:s/></text:span><text:span text:style-name="T2619">enough</text:span><text:span text:style-name="T2620"><text:s/>for the staves, so that men should bear the ark with them.</text:span><text:span text:style-name="T2621"><text:s/>6<text:s/></text:span><text:span text:style-name="T2622">(38:5) And he made the propitiatory over the ark of pure gold,</text:span><text:span text:style-name="T2623"><text:s/>7<text:s/></text:span><text:span text:style-name="T2624">(38:6) and the two cherubs of gold;</text:span><text:span text:style-name="T2625"><text:s/>8<text:s/></text:span><text:span text:style-name="T2626">(38:7) one cherub on the one end of the propitiatory, and another cherub on the other end of the propitiatory,</text:span><text:span text:style-name="T2627"><text:s/>9<text:s/></text:span><text:span text:style-name="T2628">(38:8) overshadowing the propitiatory with their wings.</text:span><text:span text:style-name="T2629"><text:s/>10<text:s/></text:span><text:span text:style-name="T2630">(38:9) And he made the set table of pure gold,</text:span><text:span text:style-name="T2631"><text:s/>11 12 13<text:s/></text:span><text:span text:style-name="T2632">(38:10) and cast for it four rings: two on the one side and two on the other side, broad, so that<text:s/></text:span><text:span text:style-name="T2633">men</text:span><text:span text:style-name="T2634"><text:s/>should lift it with the staves in them.</text:span><text:span text:style-name="T2635"><text:s/>14 15<text:s/></text:span><text:span text:style-name="T2636">(38:11) And he made the staves of the ark and of the table, and gilded them with gold.</text:span><text:span text:style-name="T2637"><text:s/>16<text:s/></text:span><text:span text:style-name="T2638">(38:12) And he made the furniture of the table, both the dishes, and the censers, and the cups, and the bowls with which he should offer drink-offerings, of gold.</text:span><text:span text:style-name="T2639"><text:s/>17<text:s/></text:span><text:span text:style-name="T2640">(38:13) And he made the candlestick which gives light, of gold;</text:span><text:span text:style-name="T2641"><text:s/>18<text:s/></text:span><text:span text:style-name="T2642">(38:14) the<text:s/></text:span><text:soft-page-break/><text:span text:style-name="T2643">stem solid, and the branches from both its sides;</text:span><text:span text:style-name="T2644"><text:s/>19<text:s/></text:span><text:span text:style-name="T2645">(38:15) and blossoms proceeding from its branches, three on this side, and three on the other, made equal to each other.</text:span><text:span text:style-name="T2646"><text:s/>20 21<text:s/></text:span><text:span text:style-name="T2647">(38:16) And<text:s/></text:span><text:span text:style-name="T2648">as to</text:span><text:span text:style-name="T2649"><text:s/>their lamps, which are on the ends, knops<text:s/></text:span><text:span text:style-name="T2650">proceeded</text:span><text:span text:style-name="T2651"><text:s/>from them; and sockets proceeding from them, that the lamps might be upon them; and the seventh socket, on the top of the candlestick, on the summit above, entirely of solid gold.</text:span><text:span text:style-name="T2652"><text:s/>22 23<text:s/></text:span><text:span text:style-name="T2653">(38:17) And on the candlestick seven golden lamps, and its snuffers gold, and its funnels gold.</text:span><text:span text:style-name="T2654"><text:s/>24 25 26 27 28 29<text:s/></text:span><text:span text:style-name="T2655">(38:25) He made the holy anointing oil and the composition of the incense, the pure work of the perfumer.</text:span></text:p>
            <text:p text:style-name="P2656">Exodus 38</text:p>
            <text:p text:style-name="P2657"><text:span text:style-name="T2658">1<text:s/></text:span><text:span text:style-name="T2659">(38:22) He made the brazen altar of the brazen censers, which belonged to the men engaged in sedition with the gathering of Core.</text:span><text:span text:style-name="T2660"><text:s/>2 3<text:s/></text:span><text:span text:style-name="T2661">(38:23) He made all the vessels of the altar and its grate, and its base, and its bowls, and the brazen flesh-hooks.</text:span><text:span text:style-name="T2662"><text:s/>4<text:s/></text:span><text:span text:style-name="T2663">(38:24) He made an appendage for the altar of network under the grate, beneath it as far as the middle of it; and he fastened to it four brazen rings on the four parts of the appendage of the altar, wide<text:s/></text:span><text:span text:style-name="T2664">enough</text:span><text:span text:style-name="T2665"><text:s/>for the bars, so as to bear the altar with them.</text:span><text:span text:style-name="T2666"><text:s/>5 6 7 8<text:s/></text:span><text:span text:style-name="T2667">(38:26) He made the brazen laver, and the brazen base of it of the mirrors of the women that fasted, who fasted by the doors of the tabernacle of witness, in the day in which he set it up.</text:span><text:span text:style-name="T2668"><text:s/>9<text:s/></text:span><text:span text:style-name="T2669">(37:7) And they made the court toward the south; the curtains of the court of fine linen twined, a hundred<text:s/></text:span><text:span text:style-name="T2670">cubits</text:span><text:span text:style-name="T2671"><text:s/>every way,</text:span><text:span text:style-name="T2672"><text:s/>10<text:s/></text:span><text:span text:style-name="T2673">(37:8) and their posts twenty, and their sockets twenty;</text:span><text:span text:style-name="T2674"><text:s/>11<text:s/></text:span><text:span text:style-name="T2675">(37:9) and on the north side a hundred every way, and on the south side a hundred every way, and their posts twenty and their sockets twenty.</text:span><text:span text:style-name="T2676"><text:s/>12<text:s/></text:span><text:span text:style-name="T2677">(37:10) And on the west side curtains of fifty cubits, their posts ten and their sockets ten.</text:span><text:span text:style-name="T2678"><text:s/>13<text:s/></text:span><text:span text:style-name="T2679">(37:11) And on the east side curtains of fifty cubits of fifteen cubits behind,</text:span><text:span text:style-name="T2680"><text:s/>14<text:s/></text:span><text:span text:style-name="T2681">(37:12) and their pillars three, and their sockets three.</text:span><text:span text:style-name="T2682"><text:s/>15<text:s/></text:span><text:span text:style-name="T2683">(37:13) And at the second back on this side and on that by the gate of the court, curtains of fifteen cubits, their pillars three and their sockets three;</text:span><text:span text:style-name="T2684"><text:s/>16<text:s/></text:span><text:span text:style-name="T2685">(37:14) all the curtains of the tabernacle of fine linen twined.</text:span><text:span text:style-name="T2686"><text:s/>17<text:s/></text:span><text:span text:style-name="T2687">(37:15) And the sockets of their pillars of brass, and their hooks of silver, and their chapiters overlaid with silver, and all the posts of the court overlaid with silver:</text:span><text:span text:style-name="T2688"><text:s/>18<text:s/></text:span><text:span text:style-name="T2689">(37:16) and the veil of the gate of the court, the work of an embroiderer of blue, and purple, and spun scarlet, and fine linen twined; the length of twenty cubits, and the height and the breadth of five cubits, made equal to the curtains of the court;</text:span><text:span text:style-name="T2690"><text:s/>19<text:s/></text:span><text:span text:style-name="T2691">(37:17) and their pillars four, and their sockets four of brass, and their hooks of silver, and<text:s/></text:span><text:soft-page-break/><text:span text:style-name="T2692">their chapiters overlaid with silver.</text:span><text:span text:style-name="T2693"><text:s/>20<text:s/></text:span><text:span text:style-name="T2694">(38:21) He made the pins of the tabernacle and the pins of the court of brass. (37:18) And all the pins of the court round about of brass, and they<text:s/></text:span><text:span text:style-name="T2695">were</text:span><text:span text:style-name="T2696"><text:s/>overlaid with silver.</text:span><text:span text:style-name="T2697"><text:s/>21<text:s/></text:span><text:span text:style-name="T2698">(37:19) And this was the construction of the tabernacle of witness, accordingly as it was appointed to Moses; so that the public service should belong to the Levites, through Ithamar the son of Aaron the priest.</text:span><text:span text:style-name="T2699"><text:s/>22<text:s/></text:span><text:span text:style-name="T2700">(37:20) And Beseleel the son of Urias of the tribe of Juda, did as the Ld commanded Moses.</text:span><text:span text:style-name="T2701"><text:s/>23<text:s/></text:span><text:span text:style-name="T2702">(37:21) And Eliab the son of Achisamach of the tribe of Dan<text:s/></text:span><text:span text:style-name="T2703">was there</text:span><text:span text:style-name="T2704">, who was chief artificer in the woven works and needle-works and embroideries, in weaving with the scarlet and fine linen.</text:span><text:span text:style-name="T2705"><text:s/>24<text:s/></text:span><text:span text:style-name="T2706">(39:1) All the gold that was employed for the works according to all the fabrication of the holy things, was of the gold of the offerings, twenty-nine talents, and seven hundred and twenty shekels according to the holy shekel.</text:span><text:span text:style-name="T2707"><text:s/>25<text:s/></text:span><text:span text:style-name="T2708">(39:2) And the offering of silver from the men that were numbered of the congregation a hundred talents, and a thousand seven hundred and seventy-five shekels, one drachm apiece, even the half shekel, according to the holy shekel.</text:span><text:span text:style-name="T2709"><text:s/>26<text:s/></text:span><text:span text:style-name="T2710">(39:3) Every one that passed the survey from twenty years old and upwards to the<text:s/></text:span><text:span text:style-name="T2711">number of</text:span><text:span text:style-name="T2712"><text:s/>six hundred thousand, and three thousand five hundred and fifty.</text:span><text:span text:style-name="T2713"><text:s/>27<text:s/></text:span><text:span text:style-name="T2714">(39:4) And the hundred talents of silver went to the casting of the hundred chapiters of the tabernacle, and to the chapiters of the veil;</text:span><text:span text:style-name="T2715"><text:s/>28<text:s/></text:span><text:span text:style-name="T2716">(39:5) a hundred chapiters to the hundred talents, a talent to a chapiter.</text:span><text:span text:style-name="T2717"><text:s/>29<text:s/></text:span><text:span text:style-name="T2718">(39:6) And the thousand seven hundred and seventy-five shekels he formed into hooks for the pillars, and he gilt their chapiters and adorned them.</text:span><text:span text:style-name="T2719"><text:s/>30<text:s/></text:span><text:span text:style-name="T2720">(39:7) And the brass of the offering<text:s/></text:span><text:span text:style-name="T2721">was</text:span><text:span text:style-name="T2722"><text:s/>seventy talents, and a thousand five hundred shekels;</text:span><text:span text:style-name="T2723"><text:s/>31<text:s/></text:span><text:span text:style-name="T2724">(39:8) and they made of it the bases of the door of the tabernacle of witness, (39:9) and the bases of the court round about, and the bases of the gate of the court, and the pins of the tabernacle, and the pins of the court round about; (39:10) and the brazen appendage of the altar, and all the vessels of the altar, and all the instruments of the tabernacle of witness.</text:span></text:p>
            <text:p text:style-name="P2725">Exodus 39</text:p>
            <text:p text:style-name="P2726"><text:span text:style-name="T2727">1<text:s/></text:span><text:span text:style-name="T2728">(36:8) And every wise one among those that wrought made the robes of the holy places, which belong to Aaron the priest, as the Ld commanded Moses.</text:span><text:span text:style-name="T2729"><text:s/>2<text:s/></text:span><text:span text:style-name="T2730">(36:9) And he made the ephod of gold, and blue, and purple, and spun scarlet, and fine linen twined.</text:span><text:span text:style-name="T2731"><text:s/>3<text:s/></text:span><text:span text:style-name="T2732">(36:10) And the plates were divided, the threads of gold, so as to interweave with the blue and purple, and with the spun scarlet, and the fine linen twined, they made it a woven work;</text:span><text:span text:style-name="T2733"><text:s/>4<text:s/></text:span><text:span text:style-name="T2734">(36:11)<text:s/></text:span><text:soft-page-break/><text:span text:style-name="T2735">shoulder-pieces joined from both sides, a work woven by mutual twisting of the parts into one another.</text:span><text:span text:style-name="T2736"><text:s/>5<text:s/></text:span><text:span text:style-name="T2737">(36:12) They made it of the same material according to the making of it, of gold, and blue, and purple, and spun scarlet, and fine linen twined, as the Ld commanded Moses;</text:span><text:span text:style-name="T2738"><text:s/>6<text:s/></text:span><text:span text:style-name="T2739">(36:13) and they made the two emerald stones clasped together and set in gold, graven and cut after the cutting of a seal with the names of the children of Israel;</text:span><text:span text:style-name="T2740"><text:s/>7<text:s/></text:span><text:span text:style-name="T2741">(36:14) and he put them on the shoulder-pieces of the ephod,<text:s/></text:span><text:span text:style-name="T2742">as</text:span><text:span text:style-name="T2743"><text:s/>stones of memorial of the children of Israel, as the Ld appointed Moses.</text:span><text:span text:style-name="T2744"><text:s/>8<text:s/></text:span><text:span text:style-name="T2745">(36:15) And they made the oracle, a work woven with embroidery, according to the work of the ephod, of gold, and blue, and purple, and spun scarlet, and fine linen twined.</text:span><text:span text:style-name="T2746"><text:s/>9<text:s/></text:span><text:span text:style-name="T2747">(36:16) They made the oracle square<text:s/></text:span><text:span text:style-name="T2748">and</text:span><text:span text:style-name="T2749"><text:s/>double, the length of a span, and the breadth of a span, - double.</text:span><text:span text:style-name="T2750"><text:s/>10<text:s/></text:span><text:span text:style-name="T2751">(36:17) And there was interwoven with it a woven work of four rows of stones, a series of stones, the first row, a sardius and topaz and emerald;</text:span><text:span text:style-name="T2752"><text:s/>11<text:s/></text:span><text:span text:style-name="T2753">(36:18) and the second row, a carbuncle and sapphire and jasper;</text:span><text:span text:style-name="T2754"><text:s/>12<text:s/></text:span><text:span text:style-name="T2755">(36:19) and the third row, a ligure and agate and amethyst;</text:span><text:span text:style-name="T2756"><text:s/>13<text:s/></text:span><text:span text:style-name="T2757">(36:20) and the fourth row a chrysolite and beryl and onyx set round about with gold, and fastened with gold.</text:span><text:span text:style-name="T2758"><text:s/>14<text:s/></text:span><text:span text:style-name="T2759">(36:21) And the stones were twelve according to the names of the children of Israel, graven according to their names like seals, each according to his own name for the twelve tribes.</text:span><text:span text:style-name="T2760"><text:s/>15<text:s/></text:span><text:span text:style-name="T2761">(36:22) And they made on the oracle turned wreaths, wreathen work, of pure gold,</text:span><text:span text:style-name="T2762"><text:s/>16<text:s/></text:span><text:span text:style-name="T2763">(36:23) and they made two golden circlets and two golden rings. (36:24) And they put the two golden rings on both the<text:s/></text:span><text:span text:style-name="T2764">upper</text:span><text:span text:style-name="T2765"><text:s/>corners of the oracle;</text:span><text:span text:style-name="T2766"><text:s/>17<text:s/></text:span><text:span text:style-name="T2767">(36:25) and they put the golden wreaths on the rings on both sides of the oracle, and the two wreaths into the two couplings.</text:span><text:span text:style-name="T2768"><text:s/>18<text:s/></text:span><text:span text:style-name="T2769">(36:26) And they put them on the two circlets, and they put them on the shoulders of the ephod opposite<text:s/></text:span><text:span text:style-name="T2770">each other</text:span><text:span text:style-name="T2771"><text:s/>in front.</text:span><text:span text:style-name="T2772"><text:s/>19<text:s/></text:span><text:span text:style-name="T2773">(36:27) And they made two golden rings, and put them on the two projections on the top of the oracle, and on the top of the hinder part of the ephod within.</text:span><text:span text:style-name="T2774"><text:s/>20<text:s/></text:span><text:span text:style-name="T2775">(36:28) And they made two golden rings, and put them on both the shoulders of the ephod under it, in front by the coupling above the connexion of the ephod.</text:span><text:span text:style-name="T2776"><text:s/>21<text:s/></text:span><text:span text:style-name="T2777">(36:29) And he fastened the oracle by the rings that were on it to the rings of the ephod, which were fastened with<text:s/></text:span><text:span text:style-name="T2778">a string</text:span><text:span text:style-name="T2779"><text:s/>of blue, joined together with the woven work of the ephod; that the oracle should not be loosed from the ephod, as the Ld commanded Moses.</text:span><text:span text:style-name="T2780"><text:s/>22<text:s/></text:span><text:span text:style-name="T2781">(36:30) And they made the tunic under the ephod, woven work, all of blue.</text:span><text:span text:style-name="T2782"><text:s/>23<text:s/></text:span><text:span text:style-name="T2783">(36:31) And the opening of the tunic in the midst woven closely together, the opening having a fringe<text:s/></text:span><text:soft-page-break/><text:span text:style-name="T2784">round about, that it might not be rent.</text:span><text:span text:style-name="T2785"><text:s/>24<text:s/></text:span><text:span text:style-name="T2786">(36:32) And they made on the border of the tunic below pomegranates as of a flowering pomegranate tree, of blue, and purple, and spun scarlet, and fine linen twined.</text:span><text:span text:style-name="T2787"><text:s/>25<text:s/></text:span><text:span text:style-name="T2788">(36:33) And they made golden bells, and put the bells on the border of the tunic round about between the pomegranates:</text:span><text:span text:style-name="T2789"><text:s/>26<text:s/></text:span><text:span text:style-name="T2790">(36:34) a golden bell and a pomegranate on the border of the tunic round about, for the ministration, as the Ld commanded Moses.</text:span><text:span text:style-name="T2791"><text:s/>27<text:s/></text:span><text:span text:style-name="T2792">(36:35) And they made vestments of fine linen, a woven work, for Aaron and his sons,</text:span><text:span text:style-name="T2793"><text:s/>28<text:s/></text:span><text:span text:style-name="T2794">(36:36) and the tires of fine linen, and the mitre of fine linen, and the drawers of fine linen twined;</text:span><text:span text:style-name="T2795"><text:s/>29<text:s/></text:span><text:span text:style-name="T2796">(36:37) and their girdles of fine linen, and blue, and purple, and scarlet spun, the work of an embroiderer, according as the Ld commanded Moses.</text:span><text:span text:style-name="T2797"><text:s/>30<text:s/></text:span><text:span text:style-name="T2798">(36:38) And they made the golden plate, a dedicated thing of the sanctuary, of pure gold; (36:39) and he wrote upon it graven letters<text:s/></text:span><text:span text:style-name="T2799">as</text:span><text:span text:style-name="T2800"><text:s/>of a seal, Holiness to the Ld.</text:span><text:span text:style-name="T2801"><text:s/>31<text:s/></text:span><text:span text:style-name="T2802">(36:40) And they put it on the border of blue, so that it should be on the mitre above, as the Ld commanded Moses.</text:span><text:span text:style-name="T2803"><text:s/>32<text:s/></text:span><text:span text:style-name="T2804">(39:11) And the children of Israel did as the Ld commanded Moses, so did they. (39:12) And of the gold that remained of the offering they made vessels to minister with before the Ld. (39:13) And the blue that was left, and the purple, and the scarlet they made<text:s/></text:span><text:span text:style-name="T2805">into</text:span><text:span text:style-name="T2806"><text:s/>garments of ministry for Aaron, so that he should minister with them in the sanctuary;</text:span><text:span text:style-name="T2807"><text:s/>33<text:s/></text:span><text:span text:style-name="T2808">(39:14) and they brought the garments to Moses, and the tabernacle, and its furniture, its bases and its bars and the posts;</text:span><text:span text:style-name="T2809"><text:s/>34 35<text:s/></text:span><text:span text:style-name="T2810">(39:15) and the ark of the covenant, and its bearers, and the altar and all its furniture.</text:span><text:span text:style-name="T2811"><text:s/>36<text:s/></text:span><text:span text:style-name="T2812">(39:18) and the table of shewbread, and all its furniture, and the shewbread upon it,</text:span><text:span text:style-name="T2813"><text:s/>37<text:s/></text:span><text:span text:style-name="T2814">(39:17) and its lamps, lamps for burning, and oil for the light,</text:span><text:span text:style-name="T2815"><text:s/>38<text:s/></text:span><text:span text:style-name="T2816">(39:16) And they made the anointing oil, and the incense of composition, and the pure candlestick,</text:span><text:span text:style-name="T2817"><text:s/>39 40<text:s/></text:span><text:span text:style-name="T2818">(39:20) and the curtains of the court, and the posts, and the veil of the door of the tabernacle, and the gate of the court, (39:21) and all the vessels of the tabernacle and all its instruments: and the skins, even rams' skins dyed red, and the blue coverings, and the coverings of the other things, and the pins, and all the instruments for the works of the tabernacle of witness.</text:span><text:span text:style-name="T2819"><text:s/>41<text:s/></text:span><text:span text:style-name="T2820">(39:19) and the garments of the sanctuary which belong to Aaron, and the garments of his sons, for the priestly ministry;</text:span><text:span text:style-name="T2821"><text:s/>42<text:s/></text:span><text:span text:style-name="T2822">(39:22) Whatsoever things the Ld appointed Moses, so did the children of Israel make all the furniture.</text:span><text:span text:style-name="T2823"><text:s/>43<text:s/></text:span><text:span text:style-name="T2824">(39:23) And Moses saw all the works; and they had done them all as the Ld commanded Moses, so had they made them; and Moses blessed them.</text:span></text:p>
            <text:soft-page-break/>
            <text:p text:style-name="P2825">Exodus 40</text:p>
            <text:p text:style-name="P2826"><text:span text:style-name="T2827">1<text:s/></text:span><text:span text:style-name="T2828">And the Ld spoke to Moses, saying,</text:span><text:span text:style-name="T2829"><text:s/>2<text:s/></text:span><text:span text:style-name="T2830">On the first day of the first month, at the new moon, thou shalt set up the tabernacle of witness,</text:span><text:span text:style-name="T2831"><text:s/>3<text:s/></text:span><text:span text:style-name="T2832">and thou shalt place<text:s/></text:span><text:span text:style-name="T2833">in it</text:span><text:span text:style-name="T2834"><text:s/>the ark of the testimony, and shalt cover the ark with the veil,</text:span><text:span text:style-name="T2835"><text:s/>4<text:s/></text:span><text:span text:style-name="T2836">and thou shalt bring in the table and shalt set forth that which is to be set forth on it; and thou shalt bring in the candlestick and place its lamps on it.</text:span><text:span text:style-name="T2837"><text:s/>5<text:s/></text:span><text:span text:style-name="T2838">And thou shalt place the golden altar, to burn incense before the ark; and thou shalt put a covering of a veil on the door of the tabernacle of witness.</text:span><text:span text:style-name="T2839"><text:s/>6<text:s/></text:span><text:span text:style-name="T2840">And thou shalt put the altar of burnt-offerings by the doors of the tabernacle of witness, and thou shalt set up the tabernacle round about, and thou shalt hallow all that belongs to it round about.</text:span><text:span text:style-name="T2841"><text:s/>7 8 9<text:s/></text:span><text:span text:style-name="T2842">And thou shalt take the anointing oil, and shalt anoint the tabernacle, and all things in it; and shalt sanctify it, and all its furniture, and it shall be holy.</text:span><text:span text:style-name="T2843"><text:s/>10<text:s/></text:span><text:span text:style-name="T2844">And thou shalt anoint the altar of burnt-offerings, and all its furniture; and thou shalt hallow the altar, and the altar shall be most holy.</text:span><text:span text:style-name="T2845"><text:s/>11 12<text:s/></text:span><text:span text:style-name="T2846">And thou shalt bring Aaron and his sons to the doors of the tabernacle of witness, and thou shalt wash them with water.</text:span><text:span text:style-name="T2847"><text:s/>13<text:s/></text:span><text:span text:style-name="T2848">And thou shalt put on Aaron the holy garments, and thou shalt anoint him, and thou shalt sanctify him, and he shall minister to me as priest.</text:span><text:span text:style-name="T2849"><text:s/>14<text:s/></text:span><text:span text:style-name="T2850">And thou shalt bring up his sons, and shalt put garments on them.</text:span><text:span text:style-name="T2851"><text:s/>15<text:s/></text:span><text:span text:style-name="T2852">And thou shalt anoint them as thou didst anoint their father, and they shall minister to me as priests; and it shall be that they shall have an everlasting anointing of priesthood, throughout their generations.</text:span><text:span text:style-name="T2853"><text:s/>16<text:s/></text:span><text:span text:style-name="T2854">And Moses did all things whatsoever the Ld commanded him, so did he.</text:span><text:span text:style-name="T2855"><text:s/>17<text:s/></text:span><text:span text:style-name="T2856">And it came to pass in the first month, in the second year after their going forth out of Egypt, at the new moon, that the tabernacle was set up.</text:span><text:span text:style-name="T2857"><text:s/>18<text:s/></text:span><text:span text:style-name="T2858">And Moses set up the tabernacle, and put on the chapiters, and put the bars into their places, and set up the posts.</text:span><text:span text:style-name="T2859"><text:s/>19<text:s/></text:span><text:span text:style-name="T2860">And he stretched out the curtains over the tabernacle, and put the veil of the tabernacle on it above as the Ld commanded Moses.</text:span><text:span text:style-name="T2861"><text:s/>20<text:s/></text:span><text:span text:style-name="T2862">And he took the testimonies, and put them into the ark; and he put the staves by the sides of the ark.</text:span><text:span text:style-name="T2863"><text:s/>21<text:s/></text:span><text:span text:style-name="T2864">And he brought the ark into the tabernacle, and put on<text:s/></text:span><text:span text:style-name="T2865">it</text:span><text:span text:style-name="T2866"><text:s/>the covering of the veil, and covered the ark of the testimony, as the Ld commanded Moses.</text:span><text:span text:style-name="T2867"><text:s/>22<text:s/></text:span><text:span text:style-name="T2868">And he put the table in the tabernacle of witness, on the north side without the veil of the tabernacle.</text:span><text:span text:style-name="T2869"><text:s/>23<text:s/></text:span><text:span text:style-name="T2870">And he put on it the shewbread before the Ld, as the Ld commanded Moses.</text:span><text:span text:style-name="T2871"><text:s/>24<text:s/></text:span><text:span text:style-name="T2872">And he put the candlestick into the tabernacle of witness, on the side of the tabernacle toward the south.</text:span><text:span text:style-name="T2873"><text:s/>25<text:s/></text:span><text:span text:style-name="T2874">And he put on it its lamps before the Ld, as the Ld had commanded<text:s/></text:span><text:soft-page-break/><text:span text:style-name="T2875">Moses.</text:span><text:span text:style-name="T2876"><text:s/>26<text:s/></text:span><text:span text:style-name="T2877">And he put the golden altar in the tabernacle of witness before the veil;</text:span><text:span text:style-name="T2878"><text:s/>27<text:s/></text:span><text:span text:style-name="T2879">and he burnt on it incense of composition, as the Ld commanded Moses.</text:span><text:span text:style-name="T2880"><text:s/>28 29<text:s/></text:span><text:span text:style-name="T2881">And he put the altar of the burnt-offerings by the doors of the tabernacle.</text:span><text:span text:style-name="T2882"><text:s/>30<text:s/></text:span><text:span text:style-name="T2883">(38:27) And he made the laver, that at it Moses and Aaron and his sons might wash their hands and their feet: when they went into the tabernacle of witness, or whensoever they should advance to the altar to do service, they washed at it, as the Ld commanded Moses.</text:span><text:span text:style-name="T2884"><text:s/>31 32 33<text:s/></text:span><text:span text:style-name="T2885">And he set up the court round about the tabernacle and the altar; and Moses accomplished all the works.</text:span><text:span text:style-name="T2886"><text:s/>34<text:s/></text:span><text:span text:style-name="T2887">And the cloud covered the tabernacle of witness, and the tabernacle was filled with the glory of the Ld.</text:span><text:span text:style-name="T2888"><text:s/>35<text:s/></text:span><text:span text:style-name="T2889">And Moses was not able to enter into the tabernacle of testimony, because the cloud overshadowed it, and the tabernacle was filled with the glory of the Ld.</text:span><text:span text:style-name="T2890"><text:s/>36<text:s/></text:span><text:span text:style-name="T2891">And when the cloud went up from the tabernacle, the children of Israel prepared to depart with their baggage.</text:span><text:span text:style-name="T2892"><text:s/>37<text:s/></text:span><text:span text:style-name="T2893">And if the cloud went not up, they did not prepare to depart, till the day when the cloud went up.</text:span><text:span text:style-name="T2894"><text:s/>38<text:s/></text:span><text:span text:style-name="T2895">For a cloud was on the tabernacle by day, and fire was on it by night before all Israel, in all their journeyings.</text:span></text:p>
            <text:p text:style-name="P2896"/>
          </table:table-cell>
          <table:table-cell table:style-name="TableCell2897">
            <text:p text:style-name="P2898">Exodus 1</text:p>
            <text:p text:style-name="P2899"><text:span text:style-name="T2900">1</text:span><text:span text:style-name="T2901"> ΤΑΥΤΑ τὰ ὀνόματα τῶν υἱῶν Ἰσραὴλ τῶν εἰσπεπορευμένων εἰς Αἴγυπτον ἅμα Ἰακὼβ τῷ πατρὶ αὐτῶν, ἕκαστος πανοικὶ αὐτῶν εἰσήλθοσαν.</text:span><text:span text:style-name="T2902"><text:s/>2</text:span><text:span text:style-name="T2903"> Ρουβήν, Συμεὼν, Λευὶ, Ἰούδας,</text:span><text:span text:style-name="T2904"><text:s/>3</text:span><text:span text:style-name="T2905"> Ἰσσάχαρ,<text:s/></text:span><text:span text:style-name="T2906">Ζαβουλὼν</text:span><text:span text:style-name="T2907">, Βενιαμίν,</text:span><text:span text:style-name="T2908"><text:s/>4</text:span><text:span text:style-name="T2909"> Δὰν, καὶ Νεφθαλὶ, Γὰδ, καὶ Ἀσήρ.</text:span><text:span text:style-name="T2910"><text:s/>5</text:span><text:span text:style-name="T2911"> Ἰωσὴφ δὲ ἦν ἐν Αἰγύπτῳ· ἦσαν δὲ πᾶσαι ψυχαὶ ἐξ Ἰακὼβ, πέντε καὶ ἑβδομήκοντα.</text:span><text:span text:style-name="T2912"><text:s/>6</text:span><text:span text:style-name="T2913"> Ἐτελεύτησε δὲ Ἰωσὴφ, καὶ πάντες οἱ ἀδελφοὶ αὐτοῦ, καὶ πᾶσα ἡ γενεὰ ἐκείνη.</text:span><text:span text:style-name="T2914"><text:s/>7</text:span><text:span text:style-name="T2915"> Οἱ δὲ υἱοὶ Ἰσραὴλ ηὐξήθησαν, καὶ ἐπληθύνθησαν, καὶ χυδαῖοι ἐγένοντο, καὶ κατίσχυον σφόδρα σφόδρα· ἐπλήθυνε δὲ ἡ γῆ αὐτούς.</text:span><text:span text:style-name="T2916"><text:s/>8</text:span><text:span text:style-name="T2917"> Ἀνέστη δὲ βασιλεὺς ἕτερος ἐπ’ Αἴγυπτον, ὃς οὐκ ᾔδει τὸν Ἰωσήφ.</text:span><text:span text:style-name="T2918"><text:s/>9</text:span><text:span text:style-name="T2919"> Εἶπε δὲ τῷ ἔθνει αὐτοῦ, ἰδοὺ τὸ γένος τῶν υἱῶν Ἰσραὴλ μέγα πλῆθος, καὶ ἰσχύει ὑπὲρ ἡμᾶς.</text:span><text:span text:style-name="T2920"><text:s/>10</text:span><text:span text:style-name="T2921"> Δεῦτε οὖν κατασοφισώμεθα αὐτούς, μήποτε πληθυνθῇ, καὶ ἡνίκα ἂν συμβῇ ἡμῖν πόλεμος, προστεθήσονται καὶ οὗτοι πρὸς τοὺς ὑπεναντίους, καὶ ἐκπολεμήσαντες ἡμᾶς, ἐξελεύσονται ἐκ τῆς γῆς.</text:span><text:span text:style-name="T2922"><text:s/>11</text:span><text:span text:style-name="T2923"> Καὶ ἐπέστησεν αὐτοῖς ἐπιστάτας τῶν ἔργων, ἵνα κακώσωσιν αὐτοὺς ἐν τοῖς ἔργοις. Καὶ ᾠκοδόμησαν πόλεις ὀχυρὰς τῷ Φαραώ, τήν τε Πειθὼ, καὶ Ῥαμεσσῆ, καὶ Ὤν, ἥ ἐστιν Ἡλιούπολις.</text:span><text:span text:style-name="T2924"><text:s/>12</text:span><text:span text:style-name="T2925"> Καθότι δὲ αὐτοὺς ἐταπείνουν, τοσούτῳ πλείους ἐγίγνοντο, καὶ ἴσχυον σφόδρα σφόδρα· καὶ ἐβδελύσσοντο οἱ Αἰγύπτιοι ἀπὸ τῶν υἱῶν Ἰσραήλ.</text:span><text:span text:style-name="T2926"><text:s/>13</text:span><text:span text:style-name="T2927"> Καὶ κατεδυνάστευον οἱ Αἰγύπτιοι τοὺς υἱοὺς Ἰσραὴλ βίᾳ</text:span><text:span text:style-name="T2928"><text:s/>14</text:span><text:span text:style-name="T2929"> καὶ κατωδύνων αὐτῶν τὴν ζωὴν ἐν τοῖς ἔργοις τοῖς σκληροῖς, τῷ πηλῷ καὶ τῇ πλινθείᾳ, καὶ πᾶσι τοῖς ἔργοις τοῖς ἐν τοῖς πεδίοις, κατὰ πάντα τὰ ἔργα, ὧν κατεδουλοῦντο αὐτοὺς μετὰ βίας.</text:span><text:span text:style-name="T2930"><text:s/>15</text:span><text:span text:style-name="T2931"> Καὶ εἶπεν ὁ βασιλεὺς τῶν Αἰγυπτίων ταῖς μαίαις τῶν Ἑβραίων, τῇ μιᾷ αὐτῶν ὄνομα Σεπφώρα, καὶ τὸ ὄνομα τῆς δευτέρας Φουά·</text:span><text:span text:style-name="T2932"><text:s/>16</text:span><text:span text:style-name="T2933"> καὶ εἶπεν, ὅταν μαιοῦσθε τὰς Ἑβραίας, καὶ ὦσι πρὸς τῷ τίκτειν, ἐὰν μὲν ἄρσεν ᾖ, ἀποκτείνατε αὐτό· ἐὰν δὲ θῆλυ, περιποιεῖσθε αὐτό.</text:span><text:span text:style-name="T2934"><text:s/>17</text:span><text:span text:style-name="T2935"> Ἐφοβήθησαν δὲ αἱ μαῖαι τὸν Θν, καὶ οὐκ ἐποίησαν καθότι συνέταξεν αὐταῖς ὁ βασιλεὺς Αἰγύπτου, καὶ ἐζωογόνουν τὰ ἄρσενα.</text:span><text:span text:style-name="T2936"><text:s/>18</text:span><text:span text:style-name="T2937"> Ἐκάλεσε δὲ ὁ βασιλεὺς Αἰγύπτου τὰς μαίας, καὶ εἶπεν αὐταῖς, τί ὅτι ἐποιήσατε τὸ πρᾶγμα τοῦτο, καὶ ἐζωογονεῖτε τὰ ἄρσενα;</text:span><text:span text:style-name="T2938"><text:s/>19</text:span><text:span text:style-name="T2939"> Εἶπαν δὲ αἱ μαῖαι τῷ Φαραῷ, οὐχ ὡς γυναῖκες Αἰγύπτου αἱ Ἑβραῖαι· τίκτουσι γὰρ πρὶν ἢ εἰσελθεῖν πρὸς αὐτὰς τὰς μαίας· καὶ ἔτικτον.</text:span><text:span text:style-name="T2940"><text:s/>20</text:span><text:span text:style-name="T2941"> Εὖ δὲ ἐποίει ὁ Θς τὰς μαίας· καὶ ἐπλήθυνεν ὁ λαὸς, καὶ ἴσχυε σφόδρα.</text:span><text:span text:style-name="T2942"><text:s/>21</text:span><text:span text:style-name="T2943"> Ἐπεὶ δὲ ἐφοβοῦντο αἱ μαῖαι τὸν Θν, ἐποίησαν ἑαυταῖς οἰκίας.</text:span><text:span text:style-name="T2944"><text:s/>22</text:span><text:span text:style-name="T2945"> Συνέταξε δὲ Φαραὼ παντὶ τῷ λαῷ αὐτοῦ, λέγων, πᾶν ἄρσεν, ὃ ἐὰν τεχθῇ τοῖς Ἑβραίοις, εἰς τὸν ποταμὸν ῥίψατε, καὶ πᾶν θῆλυ, ζωογονεῖτε αὐτό.</text:span></text:p>
            <text:p text:style-name="P2946">Exodus 2</text:p>
            <text:soft-page-break/>
            <text:p text:style-name="P2947"><text:span text:style-name="T2948">1</text:span><text:span text:style-name="T2949"> Ἦν δέ τις ἐκ τῆς φυλῆς Λευὶ, ὃς ἔλαβεν τῶν θυγατέρων Λευί.</text:span><text:span text:style-name="T2950"><text:s/>2</text:span><text:span text:style-name="T2951"> Καὶ ἐν γαστρὶ ἔλαβε, καὶ ἔτεκεν ἄρσεν· ἰδόντες δὲ αὐτὸ ἀστεῖον, ἐσκέπασαν αὐτὸ μῆνας τρεῖς.</text:span><text:span text:style-name="T2952"><text:s/>3</text:span><text:span text:style-name="T2953"> Ἐπεὶ δὲ οὐκ ἠδύναντο αὐτὸ ἔτι κρύπτειν, ἔλαβεν αὐτῷ ἡ μήτηρ αὐτοῦ θῖβιν, καὶ κατέχρισεν αὐτὴν ἀσφαλτοπίσσῃ, καὶ ἐνέβαλε τὸ παιδίον εἰς αὐτὴν, καὶ ἔθηκεν αὐτὴν εἰς τὸ ἕλος παρὰ τὸν ποταμόν.</text:span><text:span text:style-name="T2954"><text:s/>4</text:span><text:span text:style-name="T2955"> Καὶ κατεσκόπευεν ἡ ἀδελφὴ αὐτοῦ μακρόθεν, μαθεῖν τί τὸ ἀποβησόμενον αὐτῷ. ​</text:span><text:span text:style-name="T2956"><text:s/>5</text:span><text:span text:style-name="T2957"> Κατέβη δὲ ἡ θυγάτηρ Φαραὼ λούσασθαι ἐπὶ τὸν ποταμόν, καὶ αἱ ἅβραι αὐτῆς παρεπορεύοντο παρὰ τὸν ποταμόν· καὶ ἰδοῦσα τὴν θῖβιν ἐν τῷ ἕλει, ἀποστείλασα τὴν ἅβραν, ἀνείλατο αὐτήν.</text:span><text:span text:style-name="T2958"><text:s/>6</text:span><text:span text:style-name="T2959"> Ἀνοίξασα δὲ ὁρᾷ παιδίον κλαῖον ἐν τῇ θίβει· καὶ ἐφείσατο αὐτοῦ ἡ θυγάτηρ Φαραὼ, καὶ ἔφη, ἀπὸ τῶν παιδίων τῶν Ἑβραίων τοῦτο.</text:span><text:span text:style-name="T2960"><text:s/>7</text:span><text:span text:style-name="T2961"> Καὶ εἶπεν ἡ ἀδελφὴ αὐτοῦ τῇ θυγατρὶ Φαραὼ, θέλεις καλέσω σοι γυναῖκα τροφεύουσαν ἐκ τῶν Ἑβραίων, καὶ θηλάσει σοι τὸ παιδίον;</text:span><text:span text:style-name="T2962"><text:s/>8</text:span><text:span text:style-name="T2963"> Ἡ δὲ εἶπεν ἡ θυγάτηρ Φαραὼ, πορεύου· ἐλθοῦσα δὲ ἡ νεᾶνις ἐκάλεσε τὴν μητέρα τοῦ παιδίου.</text:span><text:span text:style-name="T2964"><text:s/>9</text:span><text:span text:style-name="T2965"> Εἶπε δὲ πρὸς αὐτὴν ἡ θυγάτηρ Φαραὼ, διατήρησόν μοι τὸ παιδίον τοῦτο, καὶ θήλασόν μοι αὐτὸ, ἐγὼ δὲ δώσω σοι τὸν μισθόν· ἔλαβε δὲ ἡ γυνὴ τὸ παιδίον, καὶ ἐθήλαζεν αὐτό.</text:span><text:span text:style-name="T2966"><text:s/>10</text:span><text:span text:style-name="T2967"> Ἀδρυνθέντος δὲ τοῦ παιδίου, εἰσήγαγεν αὐτὸ πρὸς τὴν θυγατέρα Φαραὼ, καὶ ἐγενήθη αὐτῇ εἰς υἱόν· ἐπωνόμασε δὲ τὸ ὄνομα αὐτοῦ Μωυσῆν, λέγουσα, ἐκ τοῦ ὕδατος αὐτὸν ἀνειλόμην.</text:span><text:span text:style-name="T2968"><text:s/>11</text:span><text:span text:style-name="T2969"> Ἐγένετο δὲ ἐν ταῖς ἡμέραις ταῖς πολλαῖς ἐκείναις μέγας γενόμενος Μωυσῆς, ἐξῆλθε πρὸς τοὺς ἀδελφοὺς αὐτοῦ τοὺς υἱοὺς Ἰσραήλ· κατανοήσας δὲ τὸν πόνον αὐτῶν, ὁρᾷ ἄνθρωπον Αἰγύπτιον τύπτοντά τινὰ Ἑβραῖον, τῶν ἑαυτοῦ ἀδελφῶν τῶν υἱῶν Ἰσραήλ.</text:span><text:span text:style-name="T2970"><text:s/>12</text:span><text:span text:style-name="T2971"> Περιβλεψάμενος δὲ ὧδε καὶ ὧδε οὐχ ὁρᾷ οὐδένα, καὶ πατάξας τὸν Αἰγύπτιον, ἔκρυψεν αὐτὸν ἐν τῇ ἄμμῳ.</text:span><text:span text:style-name="T2972"><text:s/>13</text:span><text:span text:style-name="T2973"> Ἐξελθὼν δὲ τῇ ἡμέρᾳ τῇ δευτέρᾳ, ὁρᾷ δύο ἄνδρας Ἑβραίους διαπληκτιζομένους· καὶ λέγει τῷ ἀδικοῦντι, διὰ τί σὺ τύπτεις τὸν πλησίον;</text:span><text:span text:style-name="T2974"><text:s/>14</text:span><text:span text:style-name="T2975"> Ὁ δὲ εἶπε, τίς σε κατέστησεν ἄρχοντα καὶ δικαστὴν ἐφ’ ἡμῶν; μὴ ἀνελεῖν με σὺ θέλεις, ὃν τρόπον ἀνεῖλες χθὲς τὸν Αἰγύπτιον; ἐφοβήθη δὲ Μωυσῆς, καὶ εἶπεν, εἰ οὕτως ἐμφανὲς γέγονε τὸ ῥῆμα τοῦτο.</text:span><text:span text:style-name="T2976"><text:s/>15</text:span><text:span text:style-name="T2977"> Ἤκουσε δὲ Φαραὼ τὸ ῥῆμα τοῦτο, καὶ ἐζήτει ἀνελεῖν Μωυσῆν. Ἀνεχώρησε δὲ Μωυσῆς ἀπὸ προσώπου Φαραὼ, καὶ ᾤκησεν ἐν γῇ Μαδιάμ· ἐλθὼν δὲ εἰς γῆν Μαδιὰμ, ἐκάθισεν ἐπὶ τοῦ φρέατος.</text:span><text:span text:style-name="T2978"><text:s/>16</text:span><text:span text:style-name="T2979"> Τῷ δὲ ἱερεῖ Μαδιὰμ ἦσαν ἑπτὰ θυγατέρες, ποιμαίνουσαι τὰ πρόβατα τοῦ πατρὸς αὐτῶν Ἰοθόρ· παραγενόμεναι δὲ ἤντλουν, ἕως ἔπλησαν τὰς δεξαμενὰς, ποτίσαι τὰ πρόβατα τοῦ πατρὸς αὐτῶν Ἰοθόρ.</text:span><text:span text:style-name="T2980"><text:s/>17</text:span><text:span text:style-name="T2981"> Παραγενόμενοι δὲ οἱ ποιμένες ἐξέβαλλον αὐτάς· ἀναστὰς δὲ Μωυσῆς ἐῤῥύσατο αὐτὰς, καὶ ἤντλησεν αὐταῖς, καὶ ἐπότισε τὰ πρόβατα αὐτῶν.</text:span><text:span text:style-name="T2982"><text:s/></text:span><text:soft-page-break/><text:span text:style-name="T2983">18</text:span><text:span text:style-name="T2984"> Παρεγένοντο δὲ πρὸς Ῥαγουὴλ τὸν πατέρα αὐτῶν· ὁ δὲ εἶπεν αὐταῖς, διατί ἐταχύνατε τοῦ παραγενέσθαι σήμερον;</text:span><text:span text:style-name="T2985"><text:s/>19</text:span><text:span text:style-name="T2986"> Αἱ δὲ εἶπαν, ἄνθρωπος Αἰγύπτιος ἐῤῥύσατο ἡμᾶς ἀπὸ τῶν ποιμένων, καὶ ἤντλησεν ἡμῖν, καὶ ἐπότισε τὰ πρόβατα ἡμῶν.</text:span><text:span text:style-name="T2987"><text:s/>20</text:span><text:span text:style-name="T2988"> Ὁ δὲ εἶπε ταῖς θυγατράσιν αὐτοῦ, καὶ ποῦ ἐστιν; καὶ ἱνατί καταλελοίπατε τὸν ἄνθρωπον; καλέσατε οὖν αὐτόν, ὅπως φάγῃ ἄρτον.</text:span><text:span text:style-name="T2989"><text:s/>21</text:span><text:span text:style-name="T2990"> Κατῳκίσθη δὲ Μωυσῆς παρὰ τῷ ἀνθρώπῳ· καὶ ἐξέδοτο Σεπφώραν τὴν θυγατέρα αὐτοῦ Μωυσῇ γυναῖκα.</text:span><text:span text:style-name="T2991"><text:s/>22</text:span><text:span text:style-name="T2992"> Ἐν γαστρὶ δὲ λαβοῦσα ἡ γυνὴ ἔτεκεν υἱόν· καὶ ἐπωνόμασε Μωυσῆς τὸ ὄνομα αὐτοῦ Γηρσὰμ, λέγων, ὅτι πάροικός εἰμι ἐν γῇ ἀλλοτρίᾳ.</text:span><text:span text:style-name="T2993"><text:s/>23</text:span><text:span text:style-name="T2994"> Μετὰ δὲ τὰς ἡμέρας τὰς πολλὰς ἐκείνας, ἐτελεύτησεν ὁ βασιλεὺς Αἰγύπτου, καὶ κατεστέναξαν οἱ υἱοὶ Ἰσραὴλ ἀπὸ τῶν ἔργων, καὶ ἀνεβόησαν· καὶ ἀνέβη ἡ βοὴ αὐτῶν πρὸς τὸν Θν ἀπὸ τῶν ἔργων.</text:span><text:span text:style-name="T2995"><text:s/>24</text:span><text:span text:style-name="T2996"> Καὶ εἰσήκουσεν ὁ Θς τὸν στεναγμὸν αὐτῶν· καὶ ἐμνήσθη ὁ Θς τῆς διαθήκης αὐτοῦ τῆς πρὸς Ἁβραὰμ, καὶ Ἰσαὰκ, καὶ Ἰακώβ.</text:span><text:span text:style-name="T2997"><text:s/>25</text:span><text:span text:style-name="T2998"> Καὶ ἐπεῖδεν ὁ Θς τοὺς υἱοὺς Ἰσραὴλ, καὶ ἐγνώσθη αὐτοῖς.</text:span></text:p>
            <text:p text:style-name="P2999">Exodus 3</text:p>
            <text:p text:style-name="P3000"><text:span text:style-name="T3001">1</text:span><text:span text:style-name="T3002"> Καὶ Μωυσῆς ἦν ποιμαίνων τὰ πρόβατα Ἰοθὸρ τοῦ γαμβροῦ αὐτοῦ, τοῦ ἱερέως Μαδιὰμ, καὶ ἤγαγε τὰ πρόβατα ὑπὸ τὴν ἔρημον, καὶ ἦλθεν εἰς τὸ ὄρος Χωρήβ.</text:span><text:span text:style-name="T3003"><text:s/>2</text:span><text:span text:style-name="T3004"> Ὤφθη δὲ αὐτῷ ἄγγελος Κυ ἐν πυρὶ φλογὸς ἐκ τοῦ βάτου· καὶ ὁρᾷ ὅτι ὁ βάτος καίεται πυρί, ὁ δὲ βάτος οὐ κατεκαίετο.</text:span><text:span text:style-name="T3005"><text:s/>3</text:span><text:span text:style-name="T3006"> Εἶπε δὲ Μωυσῆς, παρελθὼν ὄψομαι τὸ ὅραμα τὸ μέγα τοῦτο, ὅτι οὐ κατακαίεται ὁ βάτος.</text:span><text:span text:style-name="T3007"><text:s/>4</text:span><text:span text:style-name="T3008"> Ὡς δὲ εἶδε Κς ὅτι προσάγει ἰδεῖν, ἐκάλεσεν αὐτὸν Κς ἐκ τοῦ βάτου, λέγων, Μωυσῆ, Μωυσῆ· ὁ δὲ εἶπε, τί ἐστι;</text:span><text:span text:style-name="T3009"><text:s/>5</text:span><text:span text:style-name="T3010"> Ὁ δὲ εἶπε, μή ἐγγίσῃς ὧδε· λῦσαι τὸ ὑπόδημα ἐκ τῶν ποδῶν σου, ὁ γὰρ τόπος, ἐν ᾧ σὺ ἕστηκας, γῆ ἁγία ἐστί.</text:span><text:span text:style-name="T3011"><text:s/>6</text:span><text:span text:style-name="T3012"> Καὶ εἶπεν, ἐγώ εἰμι ὁ Θς τοῦ πατρός σου, Θς Ἁβραὰμ, καὶ Θς Ἰσαὰκ, καὶ Θς Ἰακώβ· ἀπέστρεψε δὲ Μωυσῆς τὸ πρόσωπον αὐτοῦ, εὐλαβεῖτο γὰρ κατεμβλέψαι ἐνώπιον τοῦ Θυ.</text:span><text:span text:style-name="T3013"><text:s/>7</text:span><text:span text:style-name="T3014"> Εἶπε δὲ Κς πρὸς Μωυσῆν, ἰδὼν εἶδον τὴν κάκωσιν τοῦ λαοῦ μου τοῦ ἐν Αἰγύπτῳ, καὶ τῆς κραυγῆς αὐτῶν ἀκήκοα ἀπὸ τῶν ἐργοδιωκτῶν· οἶδα γὰρ τὴν ὀδύνην αὐτῶν,</text:span><text:span text:style-name="T3015"><text:s/>8</text:span><text:span text:style-name="T3016"> καὶ κατέβην ἐξελέσθαι αὐτοὺς ἐκ χειρὸς τῶν Αἰγυπτίων, καὶ ἐξαγαγεῖν αὐτοὺς ἐκ τῆς γῆς ἐκείνης, καὶ εἰσαγαγεῖν αὐτοὺς εἰς γῆν ἀγαθὴν καὶ πολλήν, εἰς γῆν ῥέουσαν γάλα καὶ μέλι, εἰς τὸν τόπον τῶν Χαναναίων, καὶ Χετταίων, καὶ Ἀμοῤῥαίων, καὶ Φερεζαίων, καὶ Γεργεσαίων, καὶ Εὐαίων, καὶ Ἰεβουσαίων.</text:span><text:span text:style-name="T3017"><text:s/>9</text:span><text:span text:style-name="T3018"> Καὶ νῦν ἰδοὺ κραυγὴ τῶν υἱῶν Ἰσραὴλ ἥκει πρός με· κἀγὼ ἑώρακα τὸν θλιμμόν, ὃν οἱ Αἰγύπτιοι θλίβουσιν αὐτούς.</text:span><text:span text:style-name="T3019"><text:s/>10</text:span><text:span text:style-name="T3020"> Καὶ νῦν δεῦρο, ἀποστείλω σε πρὸς Φαραὼ βασιλέα Αἰγύπτου, καὶ ἐξάξεις τὸν λαόν μου τοὺς υἱοὺς Ἰσραὴλ ἐκ γῆς Αἰγύπτου. ​</text:span><text:span text:style-name="T3021"><text:s/>11</text:span><text:span text:style-name="T3022"> Καὶ εἶπε Μωυσῆς πρὸς τὸν Θν, τίς εἰμι ἐγώ, ὅτι πορεύσομαι πρὸς Φαραὼ<text:s/></text:span><text:soft-page-break/><text:span text:style-name="T3023">βασιλέα Αἰγύπτου, καὶ ὅτι ἐξάξω τοὺς υἱοὺς Ἰσραὴλ ἐκ γῆς Αἰγύπτου;</text:span><text:span text:style-name="T3024"><text:s/>12</text:span><text:span text:style-name="T3025"> Εἶπε δὲ ὁ Θς Μωυσῇ, λέγων, ὅτι ἔσομαι μετὰ σοῦ· καὶ τοῦτό σοι τὸ σημεῖον ὅτι ἐγώ σε ἐξαποστέλω, ἐν τῷ ἐξαγαγεῖν σε τὸν λαόν μου ἐξ Αἰγύπτου, καὶ λατρεύσετε τῷ Θω ἐν τῷ ὄρει τούτῳ.</text:span><text:span text:style-name="T3026"><text:s/>13</text:span><text:span text:style-name="T3027"> Καὶ εἶπε Μωυσῆς πρὸς τὸν Θν, ἰδοὺ ἐγὼ ἐξελεύσομαι πρὸς τοὺς υἱοὺς Ἰσραήλ, καὶ ἐρῶ πρὸς αὐτούς, ὁ Θς τῶν πατέρων ἡμῶν ἀπέσταλκέ με πρὸς ὑμᾶς· ἐρωτήσουσί με, τί ὄνομα αὐτῷ; τί ἐρῶ πρὸς αὐτούς;</text:span><text:span text:style-name="T3028"><text:s/>14</text:span><text:span text:style-name="T3029"> Καὶ εἶπεν ὁ Θς πρὸς Μωυσῆν, λέγων, ἐγώ εἰμι ὁ Ὤν· καὶ εἶπεν, οὕτως ἐρεῖς τοῖς υἱοῖς Ἰσραήλ, ὁ Ὢν ἀπέσταλκέ με πρὸς ὑμᾶς.</text:span><text:span text:style-name="T3030"><text:s/>15</text:span><text:span text:style-name="T3031"> Καὶ εἶπεν ὁ Θς πάλιν πρὸς Μωυσῆν, οὕτως ἐρεῖς τοῖς υἱοῖς Ἰσραὴλ, Κς ὁ Θς τῶν πατέρων ἡμῶν, Θς Ἁβραὰμ, καὶ Θς Ἰσαὰκ, καὶ Θς Ἰακὼβ, ἀπέσταλκέ με πρὸς ὑμᾶς· τοῦτό μού ἐστιν ὄνομα αἰώνιον, καὶ μνημόσυνον γενεῶν γενεαῖς.</text:span><text:span text:style-name="T3032"><text:s/>16</text:span><text:span text:style-name="T3033"> Ἐλθὼν οὖν συνάγαγε τὴν γερουσίαν τῶν υἱῶν Ἰσραὴλ, καὶ ἐρεῖς πρὸς αὐτούς, Κς ὁ Θς τῶν πατέρων ἡμῶν ὦπταί μοι, Θς Ἀβραὰμ, καὶ Θς Ἰσαὰκ, καὶ Θς Ἰακώβ, λέγων, ἐπισκοπῇ ἐπέσκεμμαι ὑμᾶς, καὶ ὅσα συμβέβηκεν ὑμῖν ἐν Αἰγύπτῳ.</text:span><text:span text:style-name="T3034"><text:s/>17</text:span><text:span text:style-name="T3035"> Καὶ εἶπεν, ἀναβιβάσω ὑμᾶς ἐκ τῆς κακώσεως τῶν Αἰγυπτίων, εἰς τὴν γῆν τῶν Χαναναίων, καὶ Χετταίων, καὶ Ἀμοῤῥαίων, καὶ Φερεζαίων, καὶ Γεργεσαίων, καὶ Εὐαίων, καὶ Ἰεβουσαίων, εἰς γῆν ῥέουσαν γάλα καὶ μέλι.</text:span><text:span text:style-name="T3036"><text:s/>18</text:span><text:span text:style-name="T3037"> Καὶ εἰσακούσονταί σου τῆς φωνῆς· καὶ εἰσελεύσῃ σὺ, καὶ ἡ γερουσία Ἰσραὴλ, πρὸς Φαραὼ βασιλέα Αἰγύπτου, καὶ ἐρεῖς πρὸς αὐτόν, ὁ Θς τῶν Ἑβραίων προσκέκληται ἡμᾶς· πορευσόμεθα οὖν ὁδὸν τριῶν ἡμερῶν εἰς τὴν ἔρημον, ἵνα θύσωμεν τῷ Θω ἡμῶν.</text:span><text:span text:style-name="T3038"><text:s/>19</text:span><text:span text:style-name="T3039"> Ἐγὼ δὲ οἶδα ὅτι οὐ προήσεται ὑμᾶς Φαραὼ βασιλεὺς Αἰγύπτου πορευθῆναι, ἐὰν μὴ μετὰ χειρὸς κραταιᾶς.</text:span><text:span text:style-name="T3040"><text:s/>20</text:span><text:span text:style-name="T3041"> Καὶ ἐκτείνας τὴν χεῖρα, πατάξω τοὺς Αἰγυπτίους ἐν πᾶσι τοῖς θαυμασίοις μου, οἷς ποιήσω ἐν αὐτοῖς· καὶ μετὰ ταῦτα ἐξαποστελεῖ ὑμᾶς.</text:span><text:span text:style-name="T3042"><text:s/>21</text:span><text:span text:style-name="T3043"> Καὶ δώσω χάριν τῷ λαῷ τούτῳ ἐναντίον τῶν Αἰγυπτίων· ὅταν δὲ ἀποτρέχητε, οὐκ ἀπελεύσεσθε κενοί.</text:span><text:span text:style-name="T3044"><text:s/>22</text:span><text:span text:style-name="T3045"> Ἀλλὰ αἰτήσει γυνὴ παρὰ γείτονος καὶ συσκήνου αὐτῆς σκεύη ἀργυρᾶ, καὶ χρυσᾶ, καὶ ἱματισμόν· καὶ ἐπιθήσετε ἐπὶ τοὺς υἱοὺς ὑμῶν, καὶ ἐπὶ τὰς θυγατέρας ὑμῶν, καὶ σκυλεύσετε τούς Αἰγυπτίους.</text:span></text:p>
            <text:p text:style-name="P3046">Exodus 4</text:p>
            <text:p text:style-name="P3047"><text:span text:style-name="T3048">1</text:span><text:span text:style-name="T3049"> Ἀπεκρίθη δὲ Μωυσῆς, καὶ εἶπεν, ἐὰν μὴ πιστεύσωσί μοι, μηδὲ εἰσακούσωσι τῆς φωνῆς μου, ἐροῦσι γὰρ, ὅτι οὐκ ὦπταί σοι ὁ Θς, τί ἐρῶ πρὸς αὐτούς;</text:span><text:span text:style-name="T3050"><text:s/>2</text:span><text:span text:style-name="T3051"> Εἶπε δὲ αὐτῷ Κς, τί τοῦτό ἐστι τὸ ἐν τῇ χειρί σου; ὁ δὲ εἶπε· ῥάβδος.</text:span><text:span text:style-name="T3052"><text:s/>3</text:span><text:span text:style-name="T3053"> Καὶ εἶπεν, ῥίψον αὐτὴν ἐπὶ τὴν γῆν· καὶ ἔῤῥιψεν αὐτὴν ἐπὶ τὴν γῆν, καὶ ἐγένετο ὄφις· καὶ ἔφυγε Μωυσῆς ἀπ’ αὐτοῦ.</text:span><text:span text:style-name="T3054"><text:s/>4</text:span><text:span text:style-name="T3055"> Καὶ εἶπε Κς πρὸς Μωυσῆν, ἔκτεινον τὴν χεῖρα, καὶ ἐπιλαβοῦ τῆς κέρκου· ἐκτείνας οὖν τὴν χεῖρα<text:s/></text:span><text:soft-page-break/><text:span text:style-name="T3056">ἐπελάβετο τῆς κέρκου· καὶ ἐγένετο ῥάβδος ἐν τῇ χειρὶ αὐτοῦ.</text:span><text:span text:style-name="T3057"><text:s/>5</text:span><text:span text:style-name="T3058"> Ἵνα πιστεύσωσί σοι, ὅτι ὦπταί σοι ὁ Θς τῶν πατέρων αὐτῶν, Θς Ἁβραὰμ, καὶ Θς Ἰσαὰκ, καὶ Θς Ἰακώβ.</text:span><text:span text:style-name="T3059"><text:s/>6</text:span><text:span text:style-name="T3060"> Εἶπε δὲ αὐτῷ Κς πάλιν, εἰσένεγκον τὴν χεῖρά σου εἰς τὸν κόλπον σου· καὶ εἰσήνεγκε τὴν χεῖρα αὐτοῦ εἰς τὸν κόλπον αὐτοῦ· καὶ ἐξήνεγκεν τὴν χεῖρα αὐτοῦ ἐκ τοῦ κόλπου αὐτοῦ, καὶ ἐγενήθη ἡ χεὶρ αὐτοῦ ὡσεὶ χιών.</text:span><text:span text:style-name="T3061"><text:s/>7</text:span><text:span text:style-name="T3062"> Καὶ εἶπε πάλιν, εἰσένεγκον τὴν χεῖρά σου εἰς τὸν κόλπον σου· καὶ εἰσήνεγκε τὴν χεῖρα εἰς τὸν κόλπον αὐτοῦ· καὶ ἐξήνεγκεν αὐτὴν ἐκ τοῦ κόλπου αὐτοῦ, καὶ πάλιν ἀποκατέστη εἰς τὴν χρόαν τῆς σαρκὸς αὐτῆς.</text:span><text:span text:style-name="T3063"><text:s/>8</text:span><text:span text:style-name="T3064"> Ἐὰν δὲ μὴ πιστεύσωσί σοι, μηδὲ εἰσακούσωσι τῆς φωνῆς τοῦ σημείου τοῦ πρώτου, πιστεύσουσί σοι τῆς φωνῆς τοῦ σημείου τοῦ δευτέρου.</text:span><text:span text:style-name="T3065"><text:s/>9</text:span><text:span text:style-name="T3066"> Καὶ ἔσται ἐὰν μὴ πιστεύσωσί σοι τοῖς δυσὶ σημείοις τούτοις, μηδὲ εἰσακούσωσι τῆς φωνῆς σου, λήψῃ ἀπὸ τοῦ ὕδατος τοῦ ποταμοῦ, καὶ ἐκχεεῖς ἐπὶ τὸ ξηρόν· καὶ ἔσται τὸ ὕδωρ, ὃ ἐὰν λάβῃς ἀπὸ τοῦ ποταμοῦ, αἷμα ἐπὶ τοῦ ξηροῦ.</text:span><text:span text:style-name="T3067"><text:s/>10</text:span><text:span text:style-name="T3068"> Εἶπε δὲ Μωυσῆς πρὸς Κν, δέομαι, Κε· οὐχ ἱκανός εἰμι πρὸ τῆς χθὲς οὐδὲ πρὸ τῆς τρίτης ἡμέρας, οὐδὲ ἀφ’ οὗ ἤρξω λαλεῖν τῷ θεράποντί σου· ἰσχνόφωνος καὶ βραδύγλωσσος ἐγώ εἰμι.</text:span><text:span text:style-name="T3069"><text:s/>11</text:span><text:span text:style-name="T3070"> Εἶπε δὲ Κς πρὸς Μωυσῆν, τίς ἔδωκε στόμα ἀνθρώπῳ; καὶ τίς ἐποίησε δύσκωφον καὶ κωφὸν, βλέποντα καὶ τυφλόν; οὐκ ἐγὼ ὁ Θς;</text:span><text:span text:style-name="T3071"><text:s/>12</text:span><text:span text:style-name="T3072"> Καὶ νῦν πορεύου, καὶ ἐγὼ ἀνοίξω τὸ στόμα σου, καὶ συμβιβάσω σε ὃ μέλλεις λαλῆσαι.</text:span><text:span text:style-name="T3073"><text:s/>13</text:span><text:span text:style-name="T3074"> Καὶ εἶπε Μωυσῆς, δέομαι, Κε· προχείρισαι δυνάμενον ἄλλον, ὃν ἀποστελεῖς.</text:span><text:span text:style-name="T3075"><text:s/>14</text:span><text:span text:style-name="T3076"> Καὶ θυμωθεὶς ὀργῇ Κς ἐπὶ Μωυσῆν, εἶπεν, οὐκ ἰδοὺ Ἀαρὼν ὁ ἀδελφός σου ὁ Λευίτης; ἐπίσταμαι ὅτι λαλῶν λαλήσει αὐτός σοι· καὶ ἰδοὺ αὐτὸς ἐξελεύσεται εἰς συνάντησίν σοι, καὶ ἰδών σε χαρήσεται ἐν ἑαυτῷ.</text:span><text:span text:style-name="T3077"><text:s/>15</text:span><text:span text:style-name="T3078"> Καὶ ἐρεῖς πρὸς αὐτὸν, καὶ δώσεις τὰ ῥήματά μου εἰς τὸ στόμα αὐτοῦ, καὶ ἐγὼ ἀνοίξω τὸ στόμα σου καὶ τὸ στόμα αὐτοῦ, καὶ συμβιβάσω ὑμᾶς ἃ ποιήσετε.</text:span><text:span text:style-name="T3079"><text:s/>16</text:span><text:span text:style-name="T3080"> Καὶ αὐτός σοι λαλήσει πρὸς τὸν λαὸν, καὶ αὐτὸς ἔσται σου στόμα· σὺ δὲ αὐτῷ ἔσῃ τὰ πρὸς τὸν Θν.</text:span><text:span text:style-name="T3081"><text:s/>17</text:span><text:span text:style-name="T3082"> Καὶ τὴν ῥάβδον ταύτην, τὴν στραφεῖσαν εἰς ὄφιν, λήψῃ ἐν τῇ χειρί σου, ἐν ᾗ ποιήσεις ἐν αὐτῇ τὰ σημεῖα.</text:span><text:span text:style-name="T3083"><text:s/>18</text:span><text:span text:style-name="T3084"> Ἐπορεύθη δὲ Μωυσῆς, καὶ ἀπέστρεψε πρὸς Ἰοθὸρ τὸν γαμβρὸν αὐτοῦ, καὶ λέγει, πορεύσομαι καὶ ἀποστρέψω πρὸς τοὺς ἀδελφούς μου τοὺς ἐν Αἰγύπτῳ, καὶ ὄψομαι εἰ ἔτι ζῶσι· καὶ εἶπεν Ἰοθὸρ Μωυσῇ, βάδιζε ὑγιαίνων· μετὰ δὲ τὰς ἡμέρας τὰς πολλὰς ἐκείνας ἐτελεύτησεν ὁ βασιλεὺς Αἰγύπτου.</text:span><text:span text:style-name="T3085"><text:s/>19</text:span><text:span text:style-name="T3086"> Εἶπε δὲ Κς πρὸς Μωυσῆν ἐν Μαδιὰμ, βάδιζε, ἄπελθε εἰς Αἴγυπτον, τεθνήκασι γὰρ πάντες οἱ ζητοῦντές σου τὴν ψυχήν.</text:span><text:span text:style-name="T3087"><text:s/>20</text:span><text:span text:style-name="T3088"> Ἀναλαβὼν δὲ Μωυσῆς τὴν γυναῖκα καὶ τὰ παιδία ἀνεβίβασεν αὐτὰ ἐπὶ τὰ ὑποζύγια, καὶ ἐπέστρεψεν εἰς Αἴγυπτον· ἔλαβε δὲ Μωυσῆς τὴν ῥάβδον τὴν παρὰ τοῦ Θυ ἐν τῇ χειρὶ αὐτοῦ.</text:span><text:span text:style-name="T3089"><text:s/>21</text:span><text:span text:style-name="T3090"> Εἶπε δὲ Κς πρὸς Μωυσῆν, πορευομένου<text:s/></text:span><text:soft-page-break/><text:span text:style-name="T3091">σου καὶ ἀποστρέφοντος εἰς Αἴγυπτον, ὅρα πάντα τὰ τέρατα ἃ δέδωκα ἐν ταῖς χερσί σου, ποιήσεις αὐτὰ ἐναντίον Φαραώ· ἐγὼ δὲ σκληρυνῶ τὴν καρδίαν αὐτοῦ, καὶ οὐ μὴ ἐξαποστείλῃ τὸν λαόν.</text:span><text:span text:style-name="T3092"><text:s/>22</text:span><text:span text:style-name="T3093"> Σὺ δὲ ἐρεῖς τῷ Φαραώ, τάδε λέγει Κς, υἱὸς πρωτότοκός μου Ἰσραήλ.</text:span><text:span text:style-name="T3094"><text:s/>23</text:span><text:span text:style-name="T3095"> Εἶπα δέ σοι, ἐξαπόστειλον τὸν λαόν μου, ἵνα μοι λατρεύσῃ· εἰ μὲν οὖν μὴ βούλει ἐξαποστεῖλαι αὐτούς, ὅρα οὖν ἐγὼ ἀποκτενῶ τὸν υἱόν σου τὸν πρωτότοκον.</text:span><text:span text:style-name="T3096"><text:s/>24</text:span><text:span text:style-name="T3097"> Ἐγένετο δὲ ἐν τῇ ὁδῷ ἐν τῷ καταλύματι συνήντησεν αὐτῷ Ἄγγελος Κυ, καὶ ἐζήτει αὐτὸν ἀποκτεῖναι.</text:span><text:span text:style-name="T3098"><text:s/>25</text:span><text:span text:style-name="T3099"> Καὶ λαβοῦσα Σεπφώρα ψῆφον, περιέτεμε τὴν ἀκροβυστίαν τοῦ υἱοῦ αὐτῆς· καὶ προσέπεσε πρὸς τοὺς πόδας αὐτοῦ, καὶ εἶπεν, ἔστη τὸ αἷμα τῆς περιτομῆς τοῦ παιδίου μου.</text:span><text:span text:style-name="T3100"><text:s/>26</text:span><text:span text:style-name="T3101"> Καὶ ἀπῆλθεν ἀπ’ αὐτοῦ, διότι εἶπεν, ἔστη τὸ αἷμα τῆς περιτομῆς τοῦ παιδίου μου.</text:span><text:span text:style-name="T3102"><text:s/>27</text:span><text:span text:style-name="T3103"> Εἶπε δὲ Κς πρὸς Ἀαρὼν, πορεύθητι εἰς συνάντησιν Μωυσῆ εἰς τὴν ἔρημον· καὶ ἐπορεύθη, καὶ συνήντησεν αὐτῷ ἐν τῷ ὄρει τοῦ Θυ, καὶ κατεφίλησαν ἀλλήλους.</text:span><text:span text:style-name="T3104"><text:s/>28</text:span><text:span text:style-name="T3105"> Καὶ ἀνήγγειλε Μωυσῆς τῷ Ἀαρὼν πάντας τοὺς λόγους Κυ, οὓς ἀπέστειλε, καὶ πάντα τὰ σημεῖα, ἃ ἐνετείλατο αὐτῷ.</text:span><text:span text:style-name="T3106"><text:s/>29</text:span><text:span text:style-name="T3107"> Ἐπορεύθη δὲ Μωυσῆς καὶ Ἀαρὼν, καὶ συνήγαγον τὴν γερουσίαν τῶν υἱῶν Ἰσραήλ.</text:span><text:span text:style-name="T3108"><text:s/>30</text:span><text:span text:style-name="T3109"> Καὶ ἐλάλησεν Ἀαρὼν πάντα τὰ ῥήματα ταῦτα, ἃ ἐλάλησεν ὁ Θς πρὸς Μωυσῆν, καὶ ἐποίησε τὰ σημεῖα ἐναντίον τοῦ λαοῦ.</text:span><text:span text:style-name="T3110"><text:s/>31</text:span><text:span text:style-name="T3111"> Καὶ ἐπίστευσεν ὁ λαὸς καὶ ἐχάρη, ὅτι ἐπεσκέψατο ὁ Θς τοὺς υἱοὺς Ἰσραὴλ, καὶ ὅτι εἶδεν αὐτῶν τὴν θλίψιν· κύψας δὲ ὁ λαὸς προσεκύνησε.</text:span></text:p>
            <text:p text:style-name="P3112">Exodus 5</text:p>
            <text:p text:style-name="P3113"><text:span text:style-name="T3114">1</text:span><text:span text:style-name="T3115"> Καὶ μετὰ ταῦτα εἰσῆλθε Μωυσῆς καὶ Ἀαρὼν πρὸς Φαραὼ, καὶ εἶπαν αὐτῷ, τάδε λέγει Κς ὁ Θς Ἰσραὴλ, ἐξαπόστειλον τὸν λαόν μου, ἵνα μοι ἑορτάσωσιν ἐν τῇ ἐρήμῳ.</text:span><text:span text:style-name="T3116"><text:s/>2</text:span><text:span text:style-name="T3117"> Καὶ εἶπε Φαραὼ, τίς ἐστιν οὗ εἰσακούσομαι τῆς φωνῆς αὐτοῦ, ὥστε ἐξαποστεῖλαι τοὺς υἱοὺς Ἰσραήλ; οὐκ οἶδα τὸν Κν, καὶ τὸν Ἰσραὴλ οὐκ ἐξαποστέλλω.</text:span><text:span text:style-name="T3118"><text:s/>3</text:span><text:span text:style-name="T3119"> Καὶ λέγουσιν αὐτῷ, ὁ Θς τῶν Ἑβραίων προσκέκληται ἡμᾶς· πορευσόμεθα οὖν ὁδὸν τριῶν ἡμερῶν εἰς τὴν ἔρημον, ὅπως θύσωμεν Κω τῷ Θω ἡμῶν, μή ποτε συναντήσῃ ἡμῖν θάνατος ἢ φόνος.</text:span><text:span text:style-name="T3120"><text:s/>4</text:span><text:span text:style-name="T3121"> Καὶ εἶπεν αὐτοῖς ὁ βασιλεὺς Αἰγύπτου, ἱνατί Μωυσῆς καὶ Ἀαρὼν διαστρέφετε τὸν λαὸν ἀπὸ τῶν ἔργων; ἀπέλθατε ἕκαστος ὑμῶν πρὸς τὰ ἔργα αὐτοῦ.</text:span><text:span text:style-name="T3122"><text:s/>5</text:span><text:span text:style-name="T3123"> Καὶ εἶπε Φαραὼ, ἰδοὺ νῦν πολυπληθεῖ ὁ λαὸς, μὴ οὖν καταπαύσωμεν αὐτοὺς ἀπὸ τῶν ἔργων.</text:span><text:span text:style-name="T3124"><text:s/>6</text:span><text:span text:style-name="T3125"> Συνέταξε δὲ Φαραὼ τοῖς ἐργοδιώκταις τοῦ λαοῦ, καὶ τοῖς γραμματεῦσι, λέγων,</text:span><text:span text:style-name="T3126"><text:s/>7</text:span><text:span text:style-name="T3127"> οὐκέτι προστεθήσεσθε διδόναι ἄχυρον τῷ λαῷ εἰς τὴν πλινθουργίαν, καθάπερ χθὲς καὶ τρίτην ἡμέραν· ἀλλ’ αὐτοὶ πορευέσθωσαν καὶ συναγαγέτωσαν ἑαυτοῖς ἄχυρα.</text:span><text:span text:style-name="T3128"><text:s/>8</text:span><text:span text:style-name="T3129"> Καὶ τὴν σύνταξιν τῆς πλινθείας, ἧς αὐτοὶ ποιοῦσι, καθ’ ἑκάστην ἡμέραν ἐπιβαλεῖς αὐτοῖς· οὐκ ἀφελεῖς οὐδέν· σχολάζουσι γάρ· διὰ<text:s/></text:span><text:soft-page-break/><text:span text:style-name="T3130">τοῦτο κεκράγασι, λέγοντες, ἐγερθῶμεν, καὶ θύσωμεν τῷ Θω ἡμῶν.</text:span><text:span text:style-name="T3131"><text:s/>9</text:span><text:span text:style-name="T3132"> Βαρυνέσθω τὰ ἔργα τῶν ἀνθρώπων τούτων, καὶ μεριμνάτωσαν ταῦτα, καὶ μὴ μεριμνάτωσαν ἐν λόγοις κενοῖς. ​</text:span><text:span text:style-name="T3133"><text:s/>10</text:span><text:span text:style-name="T3134"> Κατέσπευδεν δὲ αὐτοὺς οἱ ἐργοδιῶκται καὶ οἱ γραμματεῖς, καὶ ἔλεγον πρὸς τὸν λαὸν, λέγοντες, τάδε λέγει Φαραὼ, οὐκέτι δίδωμι ὑμῖν ἄχυρα.</text:span><text:span text:style-name="T3135"><text:s/>11</text:span><text:span text:style-name="T3136"> Αὐτοὶ ὑμεῖς πορευόμενοι συλλέγετε ἑαυτοῖς ἄχυρα, ὅθεν ἐὰν εὕρητε· οὐ γὰρ ἀφαιρεῖται ἀπὸ τῆς συντάξεως ὑμῶν οὐδέν.</text:span><text:span text:style-name="T3137"><text:s/>12</text:span><text:span text:style-name="T3138"> Καὶ διεσπάρη ὁ λαὸς ἐν ὅλῃ γῇ Αἰγύπτῳ συναγαγεῖν καλάμην εἰς ἄχυρα.</text:span><text:span text:style-name="T3139"><text:s/>13</text:span><text:span text:style-name="T3140"> Οἱ δὲ ἐργοδιῶκται κατέσπευδον αὐτοὺς, λέγοντες, συντελεῖτε τὰ ἔργα τὰ καθήκοντα καθ’ ἡμέραν, καθάπερ καὶ ὅτε τὸ ἄχυρον ἐδίδοτο ὑμῖν.</text:span><text:span text:style-name="T3141"><text:s/>14</text:span><text:span text:style-name="T3142"> Καὶ ἐμαστιγώθησαν οἱ γραμματεῖς τοῦ γένους τῶν υἱῶν Ἰσραήλ, οἱ κατασταθέντες ἐπ’ αὐτοὺς, ὑπὸ τῶν ἐπιστατῶν τοῦ Φαραὼ, λέγοντες, διατί οὐ συνετελέσατε τὰς συντάξεις ὑμῶν τῆς πλινθείας καθάπερ χθὲς καὶ τρίτην ἡμέραν, καὶ τὸ τῆς σήμερον;</text:span><text:span text:style-name="T3143"><text:s/>15</text:span><text:span text:style-name="T3144"> Εἰσελθόντες δὲ οἱ γραμματεῖς τῶν υἱῶν Ἰσραὴλ κατεβόησαν πρὸς Φαραὼ, λέγοντες, ἱνατί σὺ οὕτως ποιεῖς τοῖς σοῖς οἰκέταις;</text:span><text:span text:style-name="T3145"><text:s/>16</text:span><text:span text:style-name="T3146"> Ἄχυρον οὐ δίδοται τοῖς οἰκέταις σου, καὶ τὴν πλίνθον ἡμῖν λέγουσι ποιεῖν· καὶ ἰδοὺ οἱ παῖδές σου μεμαστίγωνται, ἀδικήσεις οὖν τὸν λαόν σου.</text:span><text:span text:style-name="T3147"><text:s/>17</text:span><text:span text:style-name="T3148"> Καὶ εἶπεν αὐτοῖς, σχολάζετε, σχολασταί ἐστε· διὰ τοῦτο λέγετε, πορευθῶμεν, θύσωμεν τῷ Θω ἡμῶν.</text:span><text:span text:style-name="T3149"><text:s/>18</text:span><text:span text:style-name="T3150"> Νῦν οὖν πορευθέντες, ἐργάζεσθε· τὸ γὰρ ἄχυρον οὐ δοθήσεται ὑμῖν, καὶ τὴν σύνταξιν τῆς πλινθείας ἀποδώσετε.</text:span><text:span text:style-name="T3151"><text:s/>19</text:span><text:span text:style-name="T3152"> Ἑώρων δὲ οἱ γραμματεῖς τῶν υἱῶν Ἰσραὴλ ἑαυτοὺς ἐν κακοῖς, λέγοντες, οὐκ ἀπολείψετε τῆς πλινθείας τὸ καθῆκον τῇ ἡμέρᾳ.</text:span><text:span text:style-name="T3153"><text:s/>20</text:span><text:span text:style-name="T3154"> Συνήντησαν δὲ Μωυσῇ καὶ Ἀαρὼν ἐρχομένοις εἰς συνάντησιν αὐτοῖς, ἐκπορευομένων αὐτῶν ἀπὸ Φαραώ.</text:span><text:span text:style-name="T3155"><text:s/>21</text:span><text:span text:style-name="T3156"> Καὶ εἶπαν αὐτοῖς, ἴδοι ὁ Θς ὑμᾶς καὶ κρίναι, ὅτι ἐβδελύξατε τὴν ὀσμὴν ἡμῶν ἐναντίον Φαραὼ, καὶ ἐναντίον τῶν θεραπόντων αὐτοῦ, δοῦναι ῥομφαίαν εἰς τὰς χεῖρας αὐτοῦ, ἀποκτεῖναι ἡμᾶς.</text:span><text:span text:style-name="T3157"><text:s/>22</text:span><text:span text:style-name="T3158"> Ἐπέστρεψε δὲ Μωυσῆς πρὸς Κν, καὶ εἶπε, δέομαι, Κε· τί ἐκάκωσας τὸν λαὸν τοῦτον; καὶ ἱνατί ἀπέσταλκάς με;</text:span><text:span text:style-name="T3159"><text:s/>23</text:span><text:span text:style-name="T3160"> Καὶ ἀφ’ οὗ πεπόρευμαι πρὸς Φαραὼ, λαλῆσαι ἐπὶ τῷ σῷ ὀνόματι, ἐκάκωσε τὸν λαὸν τοῦτον· καὶ οὐκ ἐῤῥύσω τὸν λαόν σου.</text:span></text:p>
            <text:p text:style-name="P3161">Exodus 6</text:p>
            <text:p text:style-name="P3162"><text:span text:style-name="T3163">1</text:span><text:span text:style-name="T3164"> Καὶ εἶπε Κς πρὸς Μωυσῆν, ἤδη ὄψει ἃ ποιήσω τῷ Φαραῷ· ἐν γὰρ χειρὶ κραταίᾳ ἐξαποστελεῖ αὐτοὺς, καὶ ἐν βραχίονι ὑψηλῷ ἐκβαλεῖ αὐτοὺς ἐκ τῆς γῆς αὐτοῦ.</text:span><text:span text:style-name="T3165"><text:s/>2</text:span><text:span text:style-name="T3166"> Ἐλάλησε δὲ ὁ Θς πρὸς Μωυσῆν, καὶ εἶπε πρὸς αὐτὸν, ἐγὼ Κς.</text:span><text:span text:style-name="T3167"><text:s/>3</text:span><text:span text:style-name="T3168"> Καὶ ὤφθην πρὸς Ἁβραὰμ καὶ Ἰσαὰκ καὶ Ἰακὼβ, Θς ὢν αὐτῶν· καὶ τὸ ὄνομά μου Κς οὐκ ἐδήλωσα αὐτοῖς.</text:span><text:span text:style-name="T3169"><text:s/>4</text:span><text:span text:style-name="T3170"> Καὶ ἔστησα τὴν διαθήκην μου πρὸς αὐτοὺς, ὥστε δοῦναι αὐτοῖς τὴν γῆν τῶν Χαναναίων, τὴν γῆν· ἣν παρῳκήκασιν, ἐν ᾗ καὶ<text:s/></text:span><text:soft-page-break/><text:span text:style-name="T3171">παρῴκησαν ἐπ’ αὐτῆς.</text:span><text:span text:style-name="T3172"><text:s/>5</text:span><text:span text:style-name="T3173"> Καὶ ἐγὼ εἰσήκουσα τὸν στεναγμὸν τῶν υἱῶν Ἰσραὴλ, ὃν οἱ Αἰγύπτιοι καταδουλοῦνται αὐτούς, καὶ ἐμνήσθην τῆς διαθήκης ὑμῶν.</text:span><text:span text:style-name="T3174"><text:s/>6</text:span><text:span text:style-name="T3175"> Βάδιζε, εἰπὸν τοῖς υἱοῖς Ἰσραὴλ, λέγων, ἐγὼ Κς· καὶ ἐξάξω ὑμᾶς ἀπὸ τῆς δυναστείας τῶν Αἰγυπτίων, καὶ ῥύσομαι ὑμᾶς ἐκ τῆς δουλείας, καὶ λυτρώσομαι ὑμᾶς ἐν βραχίονι ὑψηλῷ καὶ κρίσει μεγάλῃ.</text:span><text:span text:style-name="T3176"><text:s/>7</text:span><text:span text:style-name="T3177"> Καὶ λήψομαι ἐμαυτῷ ὑμᾶς λαὸν ἐμοὶ, καὶ ἔσομαι ὑμῶν Θς· καὶ γνώσεσθε ὅτι ἐγὼ Κς ὁ Θς ὑμῶν, ὁ ἐξαγαγὼν ὑμᾶς ἐκ τῆς καταδυναστείας τῶν Αἰγυπτίων.</text:span><text:span text:style-name="T3178"><text:s/>8</text:span><text:span text:style-name="T3179"> Καὶ εἰσάξω ὑμᾶς εἰς τὴν γῆν, εἰς ἣν ἐξέτεινα τὴν χεῖρά μου, δοῦναι αὐτὴν τῷ Ἁβραὰμ, καὶ Ἰσαὰκ, καὶ Ἰακὼβ, καὶ δώσω ὑμῖν αὐτὴν ἐν κλήρῳ· ἐγὼ Κς.</text:span><text:span text:style-name="T3180"><text:s/>9</text:span><text:span text:style-name="T3181"> Ἐλάλησε δὲ Μωυσῆς οὕτω τοῖς υἱοῖς Ἰσραήλ· καὶ οὐκ εἰσήκουσαν Μωυσῆ ἀπό τῆς ὀλιγοψυχίας, καὶ ἀπὸ τῶν ἔργων τῶν σκληρῶν.</text:span><text:span text:style-name="T3182"><text:s/>10</text:span><text:span text:style-name="T3183"> Εἶπε δὲ Κς πρὸς Μωυσῆν λέγων,</text:span><text:span text:style-name="T3184"><text:s/>11</text:span><text:span text:style-name="T3185"> εἴσελθε, λάλησον Φαραῷ βασιλεῖ Αἰγύπτου, ἵνα ἐξαποστείλῃ τοὺς υἱοὺς Ἰσραὴλ ἐκ τῆς γῆς αὐτοῦ.</text:span><text:span text:style-name="T3186"><text:s/>12</text:span><text:span text:style-name="T3187"> Ἐλάλησε δὲ Μωυσῆς ἔναντι Κυ, λέγων, ἰδοὺ οἱ υἱοὶ Ἰσραὴλ οὐκ εἰσήκουσάν μου, καὶ πῶς εἰσακούσεταί μου Φαραώ; ἐγὼ δὲ ἄλογός εἰμι.</text:span><text:span text:style-name="T3188"><text:s/>13</text:span><text:span text:style-name="T3189"> Εἶπε δὲ Κς πρὸς Μωυσῆν καὶ Ἀαρὼν, καὶ συνέταξεν αὐτοῖς πρὸς Φαραὼ βασιλέα Αἰγύπτου, ὥστε ἐξαποστεῖλαι τοὺς υἱοὺς Ἰσραὴλ ἐκ γῆς Αἰγύπτου.</text:span><text:span text:style-name="T3190"><text:s/>14</text:span><text:span text:style-name="T3191"> Καὶ οὗτοι ἀρχηγοὶ οἴκων πατριῶν αὐτῶν· υἱοὶ Ῥουβὴν, πρωτοτόκου Ἰσραήλ· Ἐνὼχ, καὶ Φαλλούς, Ἀσρὼν, καὶ Χαρμεί· αὕτη ἡ συγγένεια Ῥουβήν.</text:span><text:span text:style-name="T3192"><text:s/>15</text:span><text:span text:style-name="T3193"> Καὶ υἱοὶ Συμεών· Ἰεμουὴλ, καὶ Ἰαμεὶμ, καὶ Ἀὼδ, καὶ Ἰαχεὶν, καὶ Σαὰρ, καὶ Σαοὺλ ὁ ἐκ τῆς Φοινίσσης· αὗται αἱ πατριαὶ τῶν υἱῶν Συμεών.</text:span><text:span text:style-name="T3194"><text:s/>16</text:span><text:span text:style-name="T3195"> Καὶ ταῦτα τὰ ὀνόματα τῶν υἱῶν Λευὶ κατὰ συγγενείας αὐτῶν· Γεδσών, Καὰθ, καὶ Μεραρεί· καὶ τὰ ἔτη τῆς ζωῆς Λευὶ ἑκατὸν τριακοντα ἑπτά.</text:span><text:span text:style-name="T3196"><text:s/>17</text:span><text:span text:style-name="T3197"> Καὶ οὗτοι υἱοὶ Γεδσών· Λοβενεὶ, καὶ Σεμεεί· οἶκοι πατριᾶς αὐτῶν.</text:span><text:span text:style-name="T3198"><text:s/>18</text:span><text:span text:style-name="T3199"> Καὶ υἱοὶ Καάθ· Ἀμβρὰμ, καὶ Ἰσσαὰρ, Χεβρὼν, καὶ Ὀζειήλ· καὶ τὰ ἔτη τῆς ζωῆς Καὰθ ἑκατὸν τριάκοντα τρία ἔτη.</text:span><text:span text:style-name="T3200"><text:s/>19</text:span><text:span text:style-name="T3201"> Καὶ υἱοὶ Μεραρεί· Μοολεὶ, καὶ Ὁμουσεί· οὗτοι οἱ οἶκοι πατριῶν Λευὶ κατὰ συγγενείας αὐτῶν.</text:span><text:span text:style-name="T3202"><text:s/>20</text:span><text:span text:style-name="T3203"> Καὶ ἔλαβεν Ἀμβρὰμ τὴν Ἰωχαβὲδ, θυγατέρα τοῦ ἀδελφοῦ τοῦ πατρὸς αὐτοῦ, ἑαυτῷ εἰς γυναῖκα· καὶ ἐγέννησεν αὐτῷ τόν τε Ἀαρὼν καὶ τὸν Μωυσῆν, καὶ Μαριὰμ τὴν ἀδελφὴν αὐτῶν· τὰ δὲ ἔτη τῆς ζωῆς Ἀμβρὰμ, ἑκατὸν τριάκοντα δύο ἔτη.</text:span><text:span text:style-name="T3204"><text:s/>21</text:span><text:span text:style-name="T3205"> Καὶ υἱοὶ Ἰσσαάρ· Κορὲ, καὶ Ναφὲκ, καὶ Ζεχρεί.</text:span><text:span text:style-name="T3206"><text:s/>22</text:span><text:span text:style-name="T3207"> Καὶ υἱοὶ Ὀζειήλ· Μισαὴλ, καὶ Ἐλισαφὰν, καὶ Σεγρεί.</text:span><text:span text:style-name="T3208"><text:s/>23</text:span><text:span text:style-name="T3209"> Ἔλαβε δὲ Ἀαρὼν τὴν Ἐλισαβὲθ θυγατέρα Ἀμειναδὰβ, ἀδελφὴν Ναασσὼν, αὐτῷ γυναῖκα· καὶ ἔτεκεν αὐτῷ τόν τε Ναδὰβ, καὶ Ἀβιοὺδ, καὶ τὸν Ἐλεάζαρ, καὶ Ἰθάμαρ.</text:span><text:span text:style-name="T3210"><text:s/>24</text:span><text:span text:style-name="T3211"> Υἱοὶ δὲ Κορέ· Ἀσεὶρ, καὶ Ἑλκανὰ, καὶ Ἀβιασάφ· αὗται αἱ γενέσεις Κορέ.</text:span><text:span text:style-name="T3212"><text:s/>25</text:span><text:span text:style-name="T3213"> Καὶ Ἐλεάζαρ ὁ τοῦ Ἀαρὼν ἔλαβε τῶν θυγατέρων Φουτιὴλ αὐτῷ γυναῖκα· καὶ ἔτεκεν αὐτῷ τὸν Φινεές·<text:s/></text:span><text:soft-page-break/><text:span text:style-name="T3214">αὗται αἱ ἀρχαὶ πατριᾶς Λευιτῶν, κατὰ γενέσεις αὐτῶν.</text:span><text:span text:style-name="T3215"><text:s/>26</text:span><text:span text:style-name="T3216"> Οὗτος Ἀαρὼν καὶ Μωυσῆς, οἷς εἶπεν αὐτοῖς ὁ Θς ἐξαγαγεῖν τοὺς υἱοὺς Ἰσραὴλ ἐκ γῆς Αἰγύπτου σὺν δυνάμει αὐτῶν.</text:span><text:span text:style-name="T3217"><text:s/>27</text:span><text:span text:style-name="T3218"> Οὗτοί εἰσιν οἱ διαλεγόμενοι πρὸς Φαραὼ βασιλέα Αἰγύπτου· καὶ ἐξήγαγον τοὺς υἱοὺς Ἰσραὴλ ἐκ γῆς Αἰγύπτου αὐτὸς Ἀαρὼν καὶ Μωυσὴς,</text:span><text:span text:style-name="T3219"><text:s/>28</text:span><text:span text:style-name="T3220"> ᾗ ἡμέρᾳ ἐλάλησε Κς Μωυσῇ ἐν γῇ Αἰγύπτῳ.</text:span><text:span text:style-name="T3221"><text:s/>29</text:span><text:span text:style-name="T3222"> Καὶ ἐλάλησε Κς πρὸς Μωυσῆν, λέγων, ἐγὼ Κς· λάλησον πρὸς Φαραὼ βασιλέα Αἰγύπτου ὅσα ἐγὼ λέγω πρὸς σέ.</text:span><text:span text:style-name="T3223"><text:s/>30</text:span><text:span text:style-name="T3224"> Καὶ εἶπε Μωυσῆς ἐναντίον Κυ, ἰδοὺ ἐγὼ ἰσχνόφωνός εἰμι, καὶ πῶς εἰσακούσεταί μου Φαραώ; ​</text:span></text:p>
            <text:p text:style-name="P3225">Exodus 7</text:p>
            <text:p text:style-name="P3226"><text:span text:style-name="T3227">1</text:span><text:span text:style-name="T3228"> Καὶ εἶπε Κς πρὸς Μωυσῆν, λέγων, ἰδοὺ δέδωκά σε Θν Φαραὼ, καὶ Ἀαρὼν ὁ ἀδελφός σου ἔσται σου προφήτης.</text:span><text:span text:style-name="T3229"><text:s/>2</text:span><text:span text:style-name="T3230"> Σὺ δὲ λαλήσεις αὐτῷ πάντα ὅσα σοι ἐντέλλομαι· ὁ δὲ Ἀαρὼν ὁ ἀδελφός σου λαλήσει πρὸς Φαραώ, ὥστε ἐξαποστεῖλαι τοὺς υἱοὺς Ἰσραὴλ ἐκ τῆς γῆς αὐτοῦ.</text:span><text:span text:style-name="T3231"><text:s/>3</text:span><text:span text:style-name="T3232"> Ἐγὼ δὲ σκληρυνῶ τὴν καρδίαν Φαραὼ, καὶ πληθυνῶ τὰ σημεῖά μου καὶ τὰ τέρατα ἐν γῇ Αἰγύπτῳ.</text:span><text:span text:style-name="T3233"><text:s/>4</text:span><text:span text:style-name="T3234"> Καὶ οὐκ εἰσακούσεται ὑμῶν Φαραώ· καὶ ἐπιβαλῶ τὴν χεῖρά μου ἐπ’ Αἴγυπτον, καὶ ἐξάξω σὺν δυνάμει μου τὸν λαόν μου τοὺς υἱοὺς Ἰσραὴλ ἐκ γῆς Αἰγύπτου σὺν ἐκδικήσει μεγάλῃ.</text:span><text:span text:style-name="T3235"><text:s/>5</text:span><text:span text:style-name="T3236"> Καὶ γνώσονται πάντες οἱ Αἰγύπτιοι ὅτι ἐγώ εἰμι Κς, ἐκτείνων τὴν χεῖρά μου ἐπ’ Αἴγυπτον, καὶ ἐξάξω τοὺς υἱοὺς Ἰσραὴλ ἐκ μέσου αὐτῶν.</text:span><text:span text:style-name="T3237"><text:s/>6</text:span><text:span text:style-name="T3238"> Ἐποίησε δὲ Μωυσῆς καὶ Ἀαρὼν καθάπερ ἐνετείλατο αὐτοῖς Κς, οὕτως ἐποίησαν.</text:span><text:span text:style-name="T3239"><text:s/>7</text:span><text:span text:style-name="T3240"> Μωυσῆς δὲ ἦν ἐτῶν ὀγδοήκοντα, Ἀαρὼν δὲ ὁ ἀδελφὸς αὐτοῦ ἐτῶν ὀγδοηκοντατριῶν, ἡνίκα ἐλάλησε πρὸς Φαραώ.</text:span><text:span text:style-name="T3241"><text:s/>8</text:span><text:span text:style-name="T3242"> Καὶ εἶπε Κς πρὸς Μωυσῆν καὶ Ἀαρὼν, λέγων,</text:span><text:span text:style-name="T3243"><text:s/>9</text:span><text:span text:style-name="T3244"> καὶ ἐὰν λαλήσῃ πρὸς ὑμᾶς Φαραὼ, λέγων, δότε ἡμῖν σημεῖον ἢ τέρας, καὶ ἐρεῖς Ἀαρὼν τῷ ἀδελφῷ σου, λάβε τὴν ῥάβδον, καὶ ῥίψον ἐπὶ τὴν γῆν ἐναντίον Φαραὼ, καὶ ἐναντίον τῶν θεραπόντων αὐτοῦ, καὶ ἔσται δράκων.</text:span><text:span text:style-name="T3245"><text:s/>10</text:span><text:span text:style-name="T3246"> Εἰσῆλθε δὲ Μωυσῆς καὶ Ἀαρὼν ἐναντίον Φαραὼ, καὶ τῶν θεραπόντων αὐτοῦ· καὶ ἐποίησαν οὕτως, καθάπερ ἐνετείλατο αὐτοῖς Κς· καὶ ἔῤῥιψεν Ἀαρὼν τὴν ῥάβδον ἐναντίον Φαραώ, καὶ ἐναντίον τῶν θεραπόντων αὐτοῦ, καὶ ἐγένετο δράκων.</text:span><text:span text:style-name="T3247"><text:s/>11</text:span><text:span text:style-name="T3248"> Συνεκάλεσε δὲ Φαραὼ τοὺς σοφιστὰς Αἰγύπτου, καὶ τοὺς φαρμακούς· καὶ ἐποίησαν καὶ οἱ ἐπαοιδοὶ τῶν Αἰγυπτίων ταῖς φαρμακίαις αὐτῶν ὡσαύτως.</text:span><text:span text:style-name="T3249"><text:s/>12</text:span><text:span text:style-name="T3250"> Καὶ ἔῤῥιψαν ἕκαστος τὴν ῥάβδον αὐτῶν, καὶ ἐγένοντο δράκοντες· καὶ κατέπιεν ἡ ῥάβδος ἡ Ἀαρὼν τὰς ἐκείνων ῥάβδους.</text:span><text:span text:style-name="T3251"><text:s/>13</text:span><text:span text:style-name="T3252"> Καὶ κατίσχυσεν ἡ καρδία Φαραὼ, καὶ οὐκ εἰσήκουσεν αὐτῶν, καθάπερ ἐνετείλατο αὐτοῖς Κς.</text:span><text:span text:style-name="T3253"><text:s/>14</text:span><text:span text:style-name="T3254"> Εἶπε δὲ Κς πρὸς Μωυσῆν, βεβάρηται ἡ καρδία Φαραὼ, τοῦ μὴ ἐξαποστεῖλαι τὸν λαόν.</text:span><text:span text:style-name="T3255"><text:s/>15</text:span><text:span text:style-name="T3256"> Βάδισον πρὸς Φαραὼ τὸ πρωΐ· ἰδοὺ αὐτὸς ἐκπορεύεται ἐπὶ τὸ ὕδωρ, καὶ ἔσῃ συναντῶν αὐτῷ ἐπὶ τὸ χεῖλος τοῦ ποταμοῦ· καὶ τὴν ῥάβδον τὴν<text:s/></text:span><text:soft-page-break/><text:span text:style-name="T3257">στραφεῖσαν εἰς ὄφιν λήψῃ ἐν τῇ χειρί σου.</text:span><text:span text:style-name="T3258"><text:s/>16</text:span><text:span text:style-name="T3259"> Καὶ ἐρεῖς πρὸς αὐτόν, Κς ὁ Θς τῶν Ἑβραίων ἀπέσταλκέ με πρὸς σὲ, λέγων, ἐξαπόστειλον τὸν λαόν μου, ἵνα μοι λατρεύσῃ ἐν τῇ ἐρήμῳ· καὶ ἰδοὺ οὐκ εἰσήκουσας ἕως τούτου.</text:span><text:span text:style-name="T3260"><text:s/>17</text:span><text:span text:style-name="T3261"> Τάδε λέγει Κς, ἐν τούτῳ γνώσῃ ὅτι ἐγὼ Κς· ἰδοὺ ἐγὼ τύπτω τῇ ῥάβδῳ τῇ ἐν τῇ χειρί μου ἐπὶ τὸ ὕδωρ τὸ ἐν τῷ ποταμῷ, καὶ μεταβαλεῖ εἰς αἷμα.</text:span><text:span text:style-name="T3262"><text:s/>18</text:span><text:span text:style-name="T3263"> Καὶ οἱ ἰχθύες οἱ ἐν τῷ ποταμῷ τελευτήσουσι· καὶ ἐποζέσει ὁ ποταμός, καὶ οὐ δυνήσονται οἱ Αἰγύπτιοι πιεῖν ὕδωρ ἀπὸ τοῦ ποταμοῦ.</text:span><text:span text:style-name="T3264"><text:s/>19</text:span><text:span text:style-name="T3265"> Εἶπε δὲ Κς πρὸς Μωυσῆν, εἰπὸν Ἀαρὼν τῷ ἀδελφῷ σου, λάβε τὴν ῥάβδον σου ἐν τῇ χειρί σου, καὶ ἔκτεινον τὴν χεῖρά σου ἐπὶ τὰ ὕδατα Αἰγύπτου, καὶ ἐπὶ τοὺς ποταμοὺς αὐτῶν, καὶ ἐπὶ τὰς διώρυγας αὐτῶν, καὶ ἐπὶ τὰ ἕλη αὐτῶν, καὶ ἐπὶ πᾶν συνεστηκὸς ὕδωρ αὐτῶν, καὶ ἔσται αἷμα· καὶ ἐγένετο αἷμα ἐν πάσῃ γῇ Αἰγύπτου, ἔν τε τοῖς ξύλοις καὶ ἐν τοῖς λίθοις.</text:span><text:span text:style-name="T3266"><text:s/>20</text:span><text:span text:style-name="T3267"> Καὶ ἐποίησαν οὕτως Μωυσῆς καὶ Ἀαρών, καθάπερ ἐνετείλατο αὐτοῖς Κς· καὶ ἐπάρας τῇ ῥάβδῳ αὐτοῦ ἐπάταξε τὸ ὕδωρ τὸ ἐν τῷ ποταμῷ ἐναντίον Φαραὼ, καὶ ἐναντίον τῶν θεραπόντων αὐτοῦ· καὶ μετέβαλε πᾶν τὸ ὕδωρ τὸ ἐν τῷ ποταμῷ εἰς αἷμα.</text:span><text:span text:style-name="T3268"><text:s/>21</text:span><text:span text:style-name="T3269"> Καὶ οἱ ἰχθύες οἱ ἐν τῷ ποταμῷ ἐτελεύτησαν· καὶ ἐπώζεσεν ὁ ποταμός, καὶ οὐκ ἠδύναντο οἱ Αἰγύπτιοι πιεῖν ὕδωρ ἐκ τοῦ ποταμοῦ· καὶ ἦν τὸ αἷμα ἐν πάσῃ γῇ Αἰγύπτου.</text:span><text:span text:style-name="T3270"><text:s/>22</text:span><text:span text:style-name="T3271"> Ἐποίησαν δὲ ὡσαύτως καὶ οἱ ἐπαοιδοὶ τῶν Αἰγυπτίων ταῖς φαρμακείαις αὐτῶν· καὶ ἐσκληρύνθη ἡ καρδία Φαραὼ, καὶ οὐκ εἰσήκουσεν αὐτῶν, καθάπερ εἶπε Κς.</text:span><text:span text:style-name="T3272"><text:s/>23</text:span><text:span text:style-name="T3273"> Ἐπιστραφεὶς δὲ Φαραὼ εἰσῆλθεν εἰς τὸν οἶκον αὐτοῦ· καὶ οὐκ ἐπέστησε τὸν νοῦν αὐτοῦ οὐδὲ ἐπὶ τούτῳ.</text:span><text:span text:style-name="T3274"><text:s/>24</text:span><text:span text:style-name="T3275"> Ὤρυξαν δὲ πάντες οἱ Αἰγύπτιοι κύκλῳ τοῦ ποταμοῦ, ὥστε πιεῖν ὕδωρ· καὶ οὐκ ἠδύναντο πιεῖν ὕδωρ ἀπὸ τοῦ ποταμοῦ.</text:span><text:span text:style-name="T3276"><text:s/>25</text:span><text:span text:style-name="T3277"> Καὶ ἀνεπληρώθησαν ἑπτὰ ἡμέραι, μετὰ τὸ πατάξαι Κν τὸν ποταμόν.</text:span></text:p>
            <text:p text:style-name="P3278">Exodus 8</text:p>
            <text:p text:style-name="P3279"><text:span text:style-name="T3280">1</text:span><text:span text:style-name="T3281"> Εἶπε δὲ Κς πρὸς Μωυσὴν, εἴσελθε πρὸς Φαραὼ, καὶ ἐρεῖς πρὸς αὐτόν, τάδε λέγει Κς, ἐξαπόστειλον τὸν λαόν μου, ἵνα μοι λατρεύσωσιν.</text:span><text:span text:style-name="T3282"><text:s/>2</text:span><text:span text:style-name="T3283"> Εἰ δὲ μὴ βούλει σὺ ἐξαποστεῖλαι, ἰδοὺ ἐγὼ τύπτω πάντα τὰ ὅριά σου τοῖς βατράχοις.</text:span><text:span text:style-name="T3284"><text:s/>3</text:span><text:span text:style-name="T3285"> Καὶ ἐξερεύξεται ὁ ποταμὸς βατράχους· καὶ ἀναβάντες εἰσελεύσονται εἰς τοὺς οἴκους σου, καὶ εἰς τὰ ταμιεῖα τῶν κοιτώνων σου, καὶ ἐπὶ τῶν κλινῶν σου, καὶ ἐπὶ τοὺς οἴκους τῶν θεραπόντων σου, καὶ τοῦ λαοῦ σου, καὶ ἐν τοῖς φυράμασί σου, καὶ ἐν τοῖς κλιβάνοις σου.</text:span><text:span text:style-name="T3286"><text:s/>4</text:span><text:span text:style-name="T3287"> Καὶ ἐπὶ σὲ, καὶ ἐπὶ τοὺς θεράποντάς σου, καὶ ἐπὶ τὸν λαόν σου, ἀναβήσονται οἱ βάτραχοι.</text:span><text:span text:style-name="T3288"><text:s/>5</text:span><text:span text:style-name="T3289"> Εἶπε δὲ Κς πρὸς Μωυσῆν, εἰπὸν Ἀαρὼν τῷ ἀδελφῷ σου, ἔκτεινον τῇ χειρὶ τὴν ῥάβδον σου ἐπὶ τοὺς ποταμοὺς, καὶ ἐπὶ τὰς διώρυγας, καὶ ἐπὶ τὰ ἕλη, καὶ ἀνάγαγε τοὺς βατράχους.</text:span><text:span text:style-name="T3290"><text:s/>6</text:span><text:span text:style-name="T3291"> Καὶ ἐξέτεινεν Ἀαρὼν τὴν χεῖρα ἐπὶ τὰ<text:s/></text:span><text:soft-page-break/><text:span text:style-name="T3292">ὕδατα Αἰγύπτου, καὶ ἀνήγαγε τοὺς βατράχους· καὶ ἀνεβιβάσθη ὁ βάτραχος, καὶ ἐκάλυψε τὴν γῆν Αἰγύπτου.</text:span><text:span text:style-name="T3293"><text:s/>7</text:span><text:span text:style-name="T3294"> Ἐποίησαν δὲ ὡσαύτως καὶ οἱ ἐπαοιδοὶ τῶν Αἰγυπτίων ταῖς φαρμακείαις αὐτῶν, καὶ ἀνήγαγον τοὺς βατράχους ἐπὶ γῆν Αἰγύπτου.</text:span><text:span text:style-name="T3295"><text:s/>8</text:span><text:span text:style-name="T3296"> Καὶ ἐκάλεσε Φαραὼ Μωυσῆν καὶ Ἀαρὼν, καὶ εἶπεν, εὔξασθε περὶ ἐμοῦ πρὸς Κν, καὶ περιελέτω τοὺς βατράχους ἀπ’ ἐμοῦ, καὶ ἀπὸ τοῦ ἐμοῦ λαοῦ· καὶ ἐξαποστελῶ αὐτούς, καὶ θύσωσι τῷ Κω.</text:span><text:span text:style-name="T3297"><text:s/>9</text:span><text:span text:style-name="T3298"> Εἶπε δὲ Μωυσῆς πρὸς Φαραὼ, τάξαι πρός με πότε εὔξομαι περὶ σοῦ, καὶ περὶ τῶν θεραπόντων σου, καὶ τοῦ λαοῦ σου, ἀφανίσαι τοὺς βατράχους ἀπὸ σοῦ, καὶ ἀπὸ τοῦ λαοῦ σου, καὶ ἐκ τῶν οἰκιῶν ὑμῶν, πλὴν ἐν τῷ ποταμῷ ὑπολειφθήσονται.</text:span><text:span text:style-name="T3299"><text:s/>10</text:span><text:span text:style-name="T3300"> Ὁ δὲ εἶπεν, εἰς αὔριον· εἶπεν οὖν, ὡς εἴρηκας· ἵνα εἰδῇς ὅτι οὐκ ἔστιν ἄλλος πλὴν Κυ·</text:span><text:span text:style-name="T3301"><text:s/>11</text:span><text:span text:style-name="T3302"> Καὶ περιαιρεθήσονται οἱ βάτραχοι ἀπὸ σοῦ, καὶ ἀπὸ τῶν οἰκιῶν ὑμῶν, καὶ ἀπὸ τῶν ἐπαύλεων, καὶ ἀπὸ τῶν θεραπόντων σου, καὶ ἀπὸ τοῦ λαοῦ σου, πλὴν ἐν τῷ ποταμῷ ὑπολειφθήσονται.</text:span><text:span text:style-name="T3303"><text:s/>12</text:span><text:span text:style-name="T3304"> Ἐξῆλθε δὲ Μωυσῆς καὶ Ἀαρὼν ἀπὸ Φαραώ· καὶ ἐβόησε Μωυσῆς πρὸς Κν περὶ τοῦ ὁρισμοῦ τῶν βατράχων, ὡς ἐτάξατο Φαραώ.</text:span><text:span text:style-name="T3305"><text:s/>13</text:span><text:span text:style-name="T3306"> Ἐποίησε δὲ Κς καθάπερ εἶπε Μωυσῆς· καὶ ἐτελεύτησαν οἱ βάτραχοι ἐκ τῶν οἰκιῶν, καὶ ἐκ τῶν ἐπαύλεων, καὶ ἐκ τῶν ἀγρῶν.</text:span><text:span text:style-name="T3307"><text:s/>14</text:span><text:span text:style-name="T3308"> Καὶ συνήγαγον αὐτοὺς, θημωνίας θημωνίας· καὶ ὤζεσεν ἡ γῆ.</text:span><text:span text:style-name="T3309"><text:s/>15</text:span><text:span text:style-name="T3310"> Ἰδὼν δὲ Φαραὼ ὅτι γέγονεν ἀνάψυξις, ἐβαρύνθη ἡ καρδία αὐτοῦ, καὶ οὐκ εἰσήκουσεν αὐτῶν, καθάπερ ἐλάλησε Κς.</text:span><text:span text:style-name="T3311"><text:s/>16</text:span><text:span text:style-name="T3312"> Εἶπε δὲ Κς πρὸς Μωυσῆν, εἰπὸν Ἀαρὼν, ἔκτεινον τῇ χειρὶ τὴν ῥάβδον σου, καὶ πάταξον τὸ χῶμα τῆς γῆς· καὶ ἔσονται σκνῖφες ἔν τε τοῖς ἀνθρώποις, καὶ ἐν τοῖς τετράποσι καὶ ἐν πάσῃ γῇ Αἰγύπτου.</text:span><text:span text:style-name="T3313"><text:s/>17</text:span><text:span text:style-name="T3314"> Ἐξέτεινεν οὖν Ἀαρὼν τῇ χειρὶ τὴν ῥάβδον, καὶ ἐπάταξε τὸ χῶμα τῆς γῆς· καὶ ἐγένοντο οἱ σκνῖφες ἐν τοῖς ἀνθρώποις, καὶ ἐν τοῖς τετράποσι, καὶ ἐν παντὶ χώματι τῆς γῆς ἐγένοντο οἱ σκνῖφες.</text:span><text:span text:style-name="T3315"><text:s/>18</text:span><text:span text:style-name="T3316"> Ἐποίησαν δὲ ὡσαύτως καὶ οἱ ἐπαοιδοὶ ταῖς φαρμακείαις αὐτῶν, ἐξαγαγεῖν τὸν σκνῖφα, καὶ οὐκ ἠδύναντο· καὶ ἐγένοντο οἱ σκνῖφες ἔν τε τοῖς ἀνθρώποις, καὶ ἐν τοῖς τετράποσιν.</text:span><text:span text:style-name="T3317"><text:s/>19</text:span><text:span text:style-name="T3318"> Εἶπαν οὖν οἱ ἐπαοιδοὶ τῷ Φαραῷ, δάκτυλος Θυ ἐστι τοῦτο· καὶ ἐσκληρύνθη ἡ καρδία Φαραὼ, καὶ οὐκ εἰσήκουσεν αὐτῶν, καθάπερ ἐλάλησε Κς.</text:span><text:span text:style-name="T3319"><text:s/>20</text:span><text:span text:style-name="T3320"> Εἶπε δὲ Κς πρὸς Μωυσῆν, ὄρθρισον τὸ πρωῒ, καὶ στῆθι ἐναντίον Φαραώ· καὶ ἰδοὺ αὐτὸς ἐξελεύσεται ἐπὶ τὸ ὕδωρ· καὶ ἐρεῖς πρὸς αὐτόν, τάδε λέγει Κς, ἐξαπόστειλον τὸν λαόν μου, ἵνα μοι λατρεύσωσιν ἐν τῇ ἐρήμῳ.</text:span><text:span text:style-name="T3321"><text:s/>21</text:span><text:span text:style-name="T3322"> Ἐὰν δὲ μὴ βούλῃ ἐξαποστεῖλαι τὸν λαόν μου, ἰδοὺ ἐγὼ ἐξαποστέλλω ἐπὶ σὲ, καὶ ἐπὶ τοὺς θεράποντάς σου, καὶ ἐπὶ τὸν λαόν σου, καὶ ἐπὶ τοὺς οἴκους ὑμῶν, κυνόμυιαν· καὶ πλησθήσονται αἱ οἰκίαι τῶν Αἰγυπτίων τῆς κυνομυίης, καὶ εἰς τὴν γῆν ἐφ’ ἧς εἰσιν ἐπ’ αὐτῆς.</text:span><text:span text:style-name="T3323"><text:s/>22</text:span><text:span text:style-name="T3324"> Καὶ παραδοξάσω ἐν τῇ ἡμέρᾳ<text:s/></text:span><text:soft-page-break/><text:span text:style-name="T3325">ἐκείνῃ τὴν γῆν Γεσέμ, ἐφ’ ἧς ὁ λαός μου ἔπεστιν ἐπ’ αὐτῆς, ἐφ’ ἧς οὐκ ἔσται ἐκεῖ ἡ κυνόμυια· ἵνα εἰδῇς ὅτι ἐγώ εἰμι Κς ὁ Θς πάσης τῆς γῆς.</text:span><text:span text:style-name="T3326"><text:s/>23</text:span><text:span text:style-name="T3327"> Καὶ δώσω διαστολὴν ἀνὰ μέσον τοῦ ἐμοῦ λαοῦ, καὶ ἀνὰ μέσον τοῦ σοῦ λαοῦ· ἐν δὲ τῇ αὔριον ἔσται τοῦτο ἐπὶ τῆς γῆς.</text:span><text:span text:style-name="T3328"><text:s/>24</text:span><text:span text:style-name="T3329"> Ἐποίησε δὲ Κς οὕτως· καὶ παρεγένετο ἡ κυνόμυια πλῆθος εἰς τοὺς οἴκους Φαραὼ, καὶ εἰς τοὺς οἴκους τῶν θεραπόντων αὐτοῦ, καὶ εἰς πᾶσαν τὴν γῆν Αἰγύπτου· καὶ ἐξωλοθρεύθη ἡ γῆ ἀπὸ τῆς κυνομυίης. ​</text:span><text:span text:style-name="T3330"><text:s/>25</text:span><text:span text:style-name="T3331"> Ἐκάλεσε δὲ Φαραὼ Μωυσῆν καὶ Ἀαρὼν, λέγων, ἐλθόντες θύσατε Κω τῷ Θω ὑμῶν ἐν τῇ γῇ.</text:span><text:span text:style-name="T3332"><text:s/>26</text:span><text:span text:style-name="T3333"> Καὶ εἶπε Μωυσῆς, οὐ δυνατὸν γενέσθαι οὕτως· τὰ γὰρ βδελύγματα τῶν Αἰγυπτίων θύσομεν Κω τῷ Θω ἡμῶν· ἐὰν γὰρ θύσωμεν τὰ βδελύγματα τῶν Αἰγυπτίων ἐναντίον αὐτῶν, λιθοβοληθησόμεθα.</text:span><text:span text:style-name="T3334"><text:s/>27</text:span><text:span text:style-name="T3335"> Ὁδὸν τριῶν ἡμερῶν πορευσόμεθα εἰς τὴν ἔρημον· καὶ θύσομεν τῷ Θω ἡμῶν, καθάπερ εἶπεν Κς ἡμῖν.</text:span><text:span text:style-name="T3336"><text:s/>28</text:span><text:span text:style-name="T3337"> Καὶ εἶπε Φαραὼ, ἐγὼ ἀποστέλλω ὑμᾶς, καὶ θύσατε τῷ Θω ὑμῶν ἐν τῇ ἐρήμῳ· ἀλλ’ οὐ μακρὰν ἀποτενεῖτε πορευθῆναι· εὔξασθε οὖν περὶ ἐμοῦ πρὸς Κν.</text:span><text:span text:style-name="T3338"><text:s/>29</text:span><text:span text:style-name="T3339"> Εἶπε δὲ Μωυσῆς, ὁ δὲ ἐγὼ ἐξελεύσομαι ἀπὸ σοῦ, καὶ εὔξομαι πρὸς τὸν Θν, καὶ ἀπελεύσεται ἡ κυνόμυια καὶ ἀπὸ τῶν θεραπόντων σου, καὶ ἀπὸ τοῦ λαοῦ σου αὔριον· μὴ προσθῇς ἔτι Φαραὼ, ἐξαπατῆσαι, τοῦ μὴ ἐξαποστεῖλαι τὸν λαὸν θῦσαι Κω.</text:span><text:span text:style-name="T3340"><text:s/>30</text:span><text:span text:style-name="T3341"> Ἐξῆλθε δὲ Μωυσῆς ἀπὸ Φαραὼ, καὶ ηὔξατο πρὸς τὸν Θν·</text:span><text:span text:style-name="T3342"><text:s/>31</text:span><text:span text:style-name="T3343"> Ἐποίησε δὲ Κς καθάπερ εἶπε Μωυσῆς· καὶ περιεῖλε τὴν κυνόμυιαν ἀπὸ Φαραὼ, καὶ τῶν θεραπόντων αὐτοῦ, καὶ τοῦ λαοῦ αὐτοῦ, καὶ οὐ κατελείφθη οὐδεμία.</text:span><text:span text:style-name="T3344"><text:s/>32</text:span><text:span text:style-name="T3345"> Καὶ ἐβάρυνε Φαραὼ τὴν καρδίαν αὐτοῦ καὶ ἐπὶ τοῦ καιροῦ τούτου, καὶ οὐκ ἠθέλησεν ἐξαποστεῖλαι τὸν λαόν.</text:span></text:p>
            <text:p text:style-name="P3346">Exodus 9</text:p>
            <text:p text:style-name="P3347"><text:span text:style-name="T3348">1</text:span><text:span text:style-name="T3349"> Εἶπε δὲ Κς πρὸς Μωυσῆν, εἴσελθε πρὸς Φαραὼ, καὶ ἐρεῖς αὐτῷ, τάδε λέγει Κς ὁ Θς τῶν Ἑβραίων, ἐξαπόστειλον τὸν λαόν μου, ἵνα μοι λατρεύσωσιν.</text:span><text:span text:style-name="T3350"><text:s/>2</text:span><text:span text:style-name="T3351"> Εἰ μὲν οὖν μὴ βούλει ἐξαποστεῖλαι τὸν λαόν μου, ἀλλὰ ἔτι ἐγκρατεῖς αὐτοῦ,</text:span><text:span text:style-name="T3352"><text:s/>3</text:span><text:span text:style-name="T3353"> Ἰδοὺ, χεὶρ Κυ ἐπέσται ἐν τοῖς κτήνεσί σου τοῖς ἐν τοῖς πεδίοις, ἔν τε τοῖς ἵπποις, καὶ ἐν τοῖς ὑποζυγίοις, καὶ ταῖς καμήλοις, καὶ βουσὶ, καὶ προβάτοις, θάνατος μέγας σφόδρα.</text:span><text:span text:style-name="T3354"><text:s/>4</text:span><text:span text:style-name="T3355"> Καὶ παραδοξάσω ἐγὼ ἐν τῷ καιρῷ ἐκείνῳ ἀνὰ μέσον τῶν κτηνῶν τῶν Αἰγυπτίων, καὶ ἀνὰ μέσον τῶν κτηνῶν τῶν υἱῶν Ἰσραήλ· οὐ τελευτήσει ἀπὸ πάντων τῶν τοῦ Ἰσραὴλ υἱῶν ῥητόν.</text:span><text:span text:style-name="T3356"><text:s/>5</text:span><text:span text:style-name="T3357"> Καὶ ἔδωκεν ὁ Θς ὅρον, λέγων, ἐν τῇ αὔριον ποιήσει Κς τὸ ῥῆμα τοῦτο ἐπὶ τῆς γῆς.</text:span><text:span text:style-name="T3358"><text:s/>6</text:span><text:span text:style-name="T3359"> Καὶ ἐποίησε Κς τὸ ῥῆμα τοῦτο τῇ ἐπαύριον· καὶ ἐτελεύτησε πάντα τὰ κτήνη τῶν Αἰγυπτίων· ἀπὸ δὲ τῶν κτηνῶν τῶν υἱῶν Ἰσραὴλ οὐκ ἐτελεύτησεν οὐδέν.</text:span><text:span text:style-name="T3360"><text:s/>7</text:span><text:span text:style-name="T3361"> Ἰδὼν δὲ Φαραὼ ὅτι οὐκ ἐτελεύτησεν ἀπὸ πάντων τῶν κτηνῶν τῶν υἱῶν Ἰσραὴλ οὐδὲν, ἐβαρύνθη ἡ καρδία Φαραὼ, καὶ οὐκ<text:s/></text:span><text:soft-page-break/><text:span text:style-name="T3362">ἐξαπέστειλε τὸν λαόν.</text:span><text:span text:style-name="T3363"><text:s/>8</text:span><text:span text:style-name="T3364"> Εἶπε δὲ Κς πρὸς Μωυσῆν καὶ Ἀαρὼν, λέγων, λάβετε ὑμεῖς πληρεῖς τὰς χεῖρας αἰθάλης καμιναίας, καὶ πασάτω Μωυσῆς εἰς τὸν οὐρανὸν ἐναντίον Φαραὼ, καὶ ἐναντίον τῶν θεραπόντων αὐτοῦ.</text:span><text:span text:style-name="T3365"><text:s/>9</text:span><text:span text:style-name="T3366"> Καὶ γενηθήτω κονιορτὸς ἐπὶ πᾶσαν τὴν γῆν Αἰγύπτου· καὶ ἔσται ἐπὶ τούς ἀνθρώπους, καὶ ἐπὶ τὰ τετράποδα, ἕλκη, φλυκτίδες ἀναζέουσαι ἔν τε τοῖς ἀνθρώποις, καὶ ἐν τοῖς τετράποσιν ἐν πάσῃ γῇ Αἰγύπτου.</text:span><text:span text:style-name="T3367"><text:s/>10</text:span><text:span text:style-name="T3368"> Καὶ ἔλαβε τὴν αἰθάλην τῆς καμιναίας ἐναντίον Φαραὼ, καὶ ἔπασεν αὐτὴν Μωυσῆς εἰς τὸν οὐρανόν· καὶ ἐγένετο ἕλκη, φλυκτίδες ἀναζέουσαι ἔν τε τοῖς ἀνθρώποις, καὶ ἐν τοῖς τετράποσι.</text:span><text:span text:style-name="T3369"><text:s/>11</text:span><text:span text:style-name="T3370"> Καὶ οὐκ ἠδύναντο οἱ φαρμακοὶ στῆναι ἐναντίον Μωυσῆ διὰ τὰ ἕλκη· ἐγένετο γὰρ τὰ ἕλκη ἐν τοῖς φαρμακοῖς, καὶ ἐν πάσῃ γῇ Αἰγύπτῳ.</text:span><text:span text:style-name="T3371"><text:s/>12</text:span><text:span text:style-name="T3372"> Ἐσκλήρυνε δὲ Κς τὴν καρδίαν Φαραὼ, καὶ οὐκ εἰσήκουσεν αὐτῶν, καθὰ συνέταξε Κς.</text:span><text:span text:style-name="T3373"><text:s/>13</text:span><text:span text:style-name="T3374"> Εἶπε δὲ Κς πρὸς Μωυσῆν, ὄρθρισον τὸ πρωῒ, καὶ στῆθι ἐναντίον Φαραὼ, καὶ ἐρεῖς πρὸς αὐτὸν, τάδε λέγει Κς ὁ Θς τῶν Ἑβραίων, ἐξαπόστειλον τὸν λαόν μου, ἵνα λατρεύσωσί μοι.</text:span><text:span text:style-name="T3375"><text:s/>14</text:span><text:span text:style-name="T3376"> Ἐν τῷ γὰρ νῦν καιρῷ ἐγὼ ἐξαποστέλλω πάντα τὰ συναντήματά μου εἰς τὴν καρδίαν σου, καὶ τῶν θεραπόντων σου, καὶ τοῦ λαοῦ σου, ἵνα εἰδῇς ὅτι οὐκ ἔστιν, ὡς ἐγὼ, ἄλλος ἐν πάσῃ τῇ γῇ.</text:span><text:span text:style-name="T3377"><text:s/>15</text:span><text:span text:style-name="T3378"> Νῦν γὰρ ἀποστείλας τὴν χεῖρα πατάξω σε, καὶ τὸν λαόν σου θανατώσω, καὶ ἐκτριβήσῃ ἀπὸ τῆς γῆς.</text:span><text:span text:style-name="T3379"><text:s/>16</text:span><text:span text:style-name="T3380"> Καὶ ἕνεκεν τούτου διετηρήθης, ἵνα ἐνδείξωμαι ἐν σοὶ τὴν ἰσχύν μου, καὶ ὅπως διαγγελῇ τὸ ὄνομά μου ἐν πάσῃ τῇ γῇ.</text:span><text:span text:style-name="T3381"><text:s/>17</text:span><text:span text:style-name="T3382"> Ἔτι οὖν σὺ ἐμποιῇ τοῦ λαοῦ μου, τοῦ μὴ ἐξαποστεῖλαι αὐτούς;</text:span><text:span text:style-name="T3383"><text:s/>18</text:span><text:span text:style-name="T3384"> Ἰδοὺ ἐγὼ ὕω ταύτην τὴν ὥραν αὔριον χάλαζαν πολλὴν σφόδρα, ἥτις τοιαύτη οὐ γέγονεν ἐν Αἰγύπτῳ, ἀφ’ ἧς ἡμέρας ἔκτισται, ἕως τῆς ἡμέρας ταύτης.</text:span><text:span text:style-name="T3385"><text:s/>19</text:span><text:span text:style-name="T3386"> Νῦν οὖν κατάσπευσον συναγαγεῖν τὰ κτήνη σου, καὶ ὅσα σοί ἐστιν ἐν τῷ πεδίῳ· πάντες γὰρ οἱ ἄνθρωποι, καὶ τὰ κτήνη, ὅσα ἐὰν εὑρεθῇ ἐν τοῖς πεδίοις, καὶ μὴ εἰσέλθῃ εἰς οἰκίαν, πέσῃ δὲ ἐπ’ αὐτὰ ἡ χάλαζα, τελευτήσει.</text:span><text:span text:style-name="T3387"><text:s/>20</text:span><text:span text:style-name="T3388"> Ὁ φοβούμενος τὸ ῥῆμα Κυ τῶν θεραπόντων Φαραὼ, συνήγαγε τὰ κτήνη αὐτοῦ εἰς τοὺς οἴκους.</text:span><text:span text:style-name="T3389"><text:s/>21</text:span><text:span text:style-name="T3390"> Ὃς δὲ μὴ προσέσχεν τῇ διανοίᾳ εἰς τὸ ῥῆμα Κυ, ἀφῆκε τὰ κτήνη ἐν τοῖς πεδίοις. ​</text:span><text:span text:style-name="T3391"><text:s/>22</text:span><text:span text:style-name="T3392"> Εἶπε δὲ Κς πρὸς Μωυσῆν, ἔκτεινον τὴν χεῖρά σου εἰς τὸν οὐρανόν, καὶ ἔσται χάλαζα ἐπὶ πᾶσαν γῆν Αἰγύπτου, ἐπί τε τοὺς ἀνθρώπους, καὶ τὰ κτήνη, καὶ ἐπὶ πᾶσαν βοτάνην τὴν ἐπὶ τῆς γῆς.</text:span><text:span text:style-name="T3393"><text:s/>23</text:span><text:span text:style-name="T3394"> Ἐξέτεινε δὲ Μωυσῆς τὴν χεῖρα εἰς τὸν οὐρανόν, καὶ Κς ἔδωκε φωνὰς καὶ χάλαζαν· καὶ διέτρεχε τὸ πῦρ ἐπὶ τῆς γῆς· καὶ ἔβρεξε Κς χάλαζαν ἐπὶ πᾶσαν γῆν Αἰγύπτου.</text:span><text:span text:style-name="T3395"><text:s/>24</text:span><text:span text:style-name="T3396"> Ἦν δὲ ἡ χάλαζα καὶ τὸ πῦρ φλογίζον ἐν τῇ χαλάζῃ· ἡ δὲ χάλαζα πολλὴ σφόδρα, ἥτις τοιαύτη οὐ γέγονεν ἐν Αἰγύπτῳ, ἀφ’ ἧς ἡμέρας γεγένηται ἐπ’ αὐτῆς ἔθνος.</text:span><text:span text:style-name="T3397"><text:s/>25</text:span><text:span text:style-name="T3398"> Ἐπάταξε δὲ ἡ χάλαζα ἐν πάσῃ γῇ Αἰγύπτου, ἀπὸ ἀνθρώπου ἕως κτήνους· καὶ πᾶσαν βοτάνην τὴν ἐν<text:s/></text:span><text:soft-page-break/><text:span text:style-name="T3399">τῷ πεδίῳ ἐπάταξεν ἡ χάλαζα· καὶ πάντα τὰ ξύλα τὰ ἐν τοῖς πεδίοις συνέτριψεν ἡ χάλαζα.</text:span><text:span text:style-name="T3400"><text:s/>26</text:span><text:span text:style-name="T3401"> Πλὴν ἐν γῇ Γεσέμ, οὗ ἦσαν οἱ υἱοὶ Ἰσραὴλ, οὐκ ἐγένετο ἡ χάλαζα.</text:span><text:span text:style-name="T3402"><text:s/>27</text:span><text:span text:style-name="T3403"> Ἀποστείλας δὲ Φαραὼ ἐκάλεσε Μωυσῆν καὶ Ἀαρὼν, καὶ εἶπεν αὐτοῖς, ἡμάρτηκα τὸ νῦν· ὁ Κς δίκαιος, ἐγὼ δὲ καὶ ὁ λαός μου ἀσεβεῖς.</text:span><text:span text:style-name="T3404"><text:s/>28</text:span><text:span text:style-name="T3405"> Εὔξασθε οὖν περὶ ἐμοῦ πρὸς Κν, καὶ παυσάσθω τοῦ γενηθῆναι φωνὰς Θυ, καὶ χάλαζαν, καὶ πῦρ· καὶ ἐξαποστελῶ ὑμᾶς, καὶ οὐκέτι προστεθήσεσθε μένειν.</text:span><text:span text:style-name="T3406"><text:s/>29</text:span><text:span text:style-name="T3407"> Εἶπε δὲ αὐτῷ Μωυσῆς, ὡς ἂν ἐξέλθω τὴν πόλιν, ἐκπετάσω τὰς χεῖράς μου πρὸς τὸν Κν, καὶ αἱ φωναὶ παύσονται, καὶ ἡ χάλαζα καὶ ὁ ὑετὸς οὐκ ἔσται ἔτι, ἵνα γνῷς ὅτι τοῦ Κυ ἡ γῆ.</text:span><text:span text:style-name="T3408"><text:s/>30</text:span><text:span text:style-name="T3409"> Καὶ σὺ καὶ οἱ θεράποντές σου, ἐπίσταμαι ὅτι οὐδέπω πεφόβησθε τὸν Κν.</text:span><text:span text:style-name="T3410"><text:s/>31</text:span><text:span text:style-name="T3411"> Τὸ δὲ λίνον καὶ ἡ κριθὴ ἐπλήγη· ἡ γὰρ κριθὴ παρεστηκυῖα, τὸ δὲ λίνον σπερματίζον.</text:span><text:span text:style-name="T3412"><text:s/>32</text:span><text:span text:style-name="T3413"> Ὁ δὲ πυρὸς καὶ ἡ ὀλύρα οὐκ ἐπλήγησαν, ὄψιμα γὰρ ἦν.</text:span><text:span text:style-name="T3414"><text:s/>33</text:span><text:span text:style-name="T3415"> Ἐξῆλθε δὲ Μωυσῆς ἀπὸ Φαραὼ ἐκτὸς τῆς πόλεως, καὶ ἐξέτεινε τὰς χεῖρας πρὸς Κν· καὶ αἱ φωναὶ ἐπαύσαντο, καὶ ἡ χάλαζα καὶ ὁ ὑετὸς οὐκ ἔσταξεν ἔτι ἐπὶ τὴν γῆν.</text:span><text:span text:style-name="T3416"><text:s/>34</text:span><text:span text:style-name="T3417"> Ἰδὼν δὲ Φαραὼ ὅτι πέπαυται ὁ ὑετὸς καὶ ἡ χάλαζα καὶ αἱ φωναί, προσέθετο τοῦ ἁμαρτάνειν· καὶ ἐβάρυνεν αὐτοῦ τὴν καρδίαν, καὶ τῶν θεραπόντων αὐτοῦ.</text:span><text:span text:style-name="T3418"><text:s/>35</text:span><text:span text:style-name="T3419"> Καὶ ἐσκληρύνθη ἡ καρδία Φαραὼ, καὶ οὐκ ἐξαπέστειλε τοὺς υἱοὺς Ἰσραὴλ, καθάπερ ἐλάλησε Κς τῷ Μωυσῇ.</text:span></text:p>
            <text:p text:style-name="P3420">Exodus 10</text:p>
            <text:p text:style-name="P3421"><text:span text:style-name="T3422">1</text:span><text:span text:style-name="T3423"> Εἶπε δὲ Κς πρὸς Μωυσῆν, λέγων, εἴσελθε πρὸς Φαραὼ, ἐγὼ γὰρ ἐσκλήρυνα αὐτοῦ τὴν καρδίαν καὶ τῶν θεραπόντων αὐτοῦ, ἵνα ἑξῆς ἐπέλθῃ τὰ σημεῖα ταῦτα ἐπ’ αὐτούς·</text:span><text:span text:style-name="T3424"><text:s/>2</text:span><text:span text:style-name="T3425"> ὅπως διηγήσησθε εἰς τὰ ὦτα τῶν τέκνων ὑμῶν, καὶ τοῖς τέκνοις τῶν τέκνων ὑμῶν, ὅσα ἐμπέπαιχα τοῖς Αἰγυπτίοις, καὶ τὰ σημεῖά μου, ἃ ἐποίησα ἐν αὐτοῖς· καὶ γνώσεσθε ὅτι ἐγὼ Κς.</text:span><text:span text:style-name="T3426"><text:s/>3</text:span><text:span text:style-name="T3427"> Εἰσῆλθε δὲ Μωυσῆς καὶ Ἀαρὼν ἐναντίον Φαραὼ, καὶ εἶπαν αὐτῷ, τάδε λέγει Κς ὁ Θς τῶν Ἑβραίων, ἕως τίνος οὐ βούλῃ ἐντραπῆναί με; ἐξαπόστειλον τὸν λαόν μου, ἵνα λατρεύσωσί μοι.</text:span><text:span text:style-name="T3428"><text:s/>4</text:span><text:span text:style-name="T3429"> Ἐὰν δὲ μὴ θέλῃς σὺ ἐξαποστεῖλαι τὸν λαόν μου, ἰδοὺ ἐγὼ ἐπάγω ταύτην τὴν ὥραν αὔριον ἀκρίδα πολλὴν ἐπὶ πάντα τὰ ὅριά σου.</text:span><text:span text:style-name="T3430"><text:s/>5</text:span><text:span text:style-name="T3431"> Καὶ καλύψει τὴν ὄψιν τῆς γῆς, καὶ οὐ δυνήσῃ κατιδεῖν τὴν γῆν· καὶ κατέδεται πᾶν τὸ περισσὸν τῆς γῆς τὸ καταλειφθέν, ὃ κατέλιπεν ὑμῖν ἡ χάλαζα, καὶ κατέδεται πᾶν ξύλον τὸ φυόμενον ὑμῖν ἐπὶ τῆς γῆς·</text:span><text:span text:style-name="T3432"><text:s/>6</text:span><text:span text:style-name="T3433"> Καὶ πλησθήσονταί σου αἱ οἰκίαι, καὶ αἱ οἰκίαι τῶν θεραπόντων σου, καὶ πᾶσαι αἱ οἰκίαι ἐν πάσῃ γῇ τῶν Αἰγυπτίων· ἃ οὐδέποτε ἑωράκασιν οἱ πατέρες σου, οὐδ’ οἱ πρόπαπποι αὐτῶν, ἀφ’ ἧς ἡμέρας γεγόνασιν ἐπὶ τῆς γῆς, ἕως τῆς ἡμέρας ταύτης· καὶ ἐκκλίνας Μωυσῆς ἐξῆλθεν ἀπὸ Φαραώ.</text:span><text:span text:style-name="T3434"><text:s/>7</text:span><text:span text:style-name="T3435"> Καὶ λέγουσιν οἱ θεράποντες Φαραὼ πρὸς αὐτὸν, ἕως τίνος ἔσται τοῦτο ἡμῖν σκῶλον; ἐξαπόστειλον τοὺς ἀνθρώπους, ὅπως<text:s/></text:span><text:soft-page-break/><text:span text:style-name="T3436">λατρεύσωσι τῷ Θω αὐτῶν· ἢ εἰδέναι βούλῃ ὅτι ἀπόλωλεν Αἴγυπτος;</text:span><text:span text:style-name="T3437"><text:s/>8</text:span><text:span text:style-name="T3438"> Καὶ ἀπέστρεψαν τόν τε Μωυσῆν καὶ Ἀαρὼν πρὸς Φαραὼ, καὶ εἶπεν αὐτοῖς, πορεύεσθε καὶ λατρεύσατε Κω τῷ Θω ὑμῶν· τίνες δὲ καὶ τίνες εἰσὶν οἱ πορευόμενοι;</text:span><text:span text:style-name="T3439"><text:s/>9</text:span><text:span text:style-name="T3440"> Καὶ λέγει Μωυσῆς, σὺν τοῖς νεανίσκοις καὶ πρεσβυτέροις πορευσόμεθα, σὺν τοῖς υἱοῖς καὶ θυγατράσι, καὶ προβάτοις, καὶ βουσὶν ἡμῶν· ἔστι γὰρ ἑορτὴ Κυ.</text:span><text:span text:style-name="T3441"><text:s/>10</text:span><text:span text:style-name="T3442"> Καὶ εἶπε πρὸς αὐτοὺς, ἔστω οὕτω Κς μεθ’ ὑμῶν· καθότι ἀποστέλλω ὑμᾶς, μὴ καὶ τὴν ἀποσκευὴν ὑμῶν; ἴδετε ὅτι πονηρία πρόσκειται ὑμῖν.</text:span><text:span text:style-name="T3443"><text:s/>11</text:span><text:span text:style-name="T3444"> Μὴ οὕτως· πορευέσθωσαν δὲ οἱ ἄνδρες, καὶ λατρευσάτωσαν τῷ Θω· τοῦτο γὰρ αὐτοὶ ἐκζητεῖτε· ἐξέβαλον δὲ αὐτοὺς ἀπὸ προσώπου Φαραώ.</text:span><text:span text:style-name="T3445"><text:s/>12</text:span><text:span text:style-name="T3446"> Εἶπε δὲ Κς πρὸς Μωυσῆν, ἔκτεινον τὴν χεῖρα ἐπὶ γῆν Αἰγύπτου· καὶ ἀναβήτω ἀκρὶς ἐπὶ τὴν γῆν, καὶ κατέδεται πᾶσαν βοτάνην τῆς γῆς, καὶ πάντα τὸν καρπὸν τῶν ξύλων, ὃν ὑπελίπετο ἡ χάλαζα.</text:span><text:span text:style-name="T3447"><text:s/>13</text:span><text:span text:style-name="T3448"> Καὶ ἐπῇρε Μωυσῆς τὴν ῥάβδον εἰς τὸν οὐρανόν, καὶ Κς ἐπήγαγεν ἄνεμον νότον ἐπὶ τὴν γῆν, ὅλην τὴν ἡμέραν ἐκείνην, καὶ ὅλην τὴν νύκτα· τὸ πρωῒ ἐγενήθη, καὶ ὁ ἄνεμος ὁ νότος ἀνέλαβε τὴν ἀκρίδα,</text:span><text:span text:style-name="T3449"><text:s/>14</text:span><text:span text:style-name="T3450"> καὶ ἀνήγαγεν αὐτὴν ἐπὶ πᾶσαν τὴν γῆν Αἰγύπτου· καὶ κατέπαυσεν ἐπὶ πάντα τὰ ὅρια Αἰγύπτου πολλὴ σφόδρα· προτέρα αὐτῆς οὐ γέγονε τοιαύτη ἀκρὶς, καὶ μετὰ ταῦτα οὐκ ἔσται οὕτως.</text:span><text:span text:style-name="T3451"><text:s/>15</text:span><text:span text:style-name="T3452"> Καὶ ἐκάλυψε τὴν ὄψιν τῆς γῆς, καὶ ἐφθάρη ἡ γῆ· καὶ κατέφαγε πᾶσαν βοτάνην τῆς γῆς, καὶ πάντα τὸν καρπὸν τῶν ξύλων, ὃς ὑπελείφθη ἀπὸ τῆς χαλάζης· οὐχ ὑπελείφθη χλωρὸν οὐδὲν ἐν τοῖς ξύλοις, καὶ ἐν πάσῃ βοτάνῃ τοῦ πεδίου, ἐν πάσῃ γῇ Αἰγύπτου. ​</text:span><text:span text:style-name="T3453"><text:s/>16</text:span><text:span text:style-name="T3454"> Κατέσπευδε δὲ Φαραὼ καλέσαι Μωυσῆν καὶ Ἀαρὼν, λέγων, ἡμάρτηκα ἐναντίον Κυ τοῦ Θυ ὑμῶν, καὶ εἰς ὑμᾶς·</text:span><text:span text:style-name="T3455"><text:s/>17</text:span><text:span text:style-name="T3456"> Προσδέξασθε οὖν μου τὴν ἁμαρτίαν ἔτι νῦν, καὶ προσεύξασθε πρὸς Κν τὸν Θν ὑμῶν, καὶ περιελέτω ἀπ’ ἐμοῦ τὸν θάνατον τοῦτον.</text:span><text:span text:style-name="T3457"><text:s/>18</text:span><text:span text:style-name="T3458"> Ἐξῆλθε δὲ Μωυσῆς ἀπὸ Φαραὼ, καὶ ηὔξατο πρὸς τὸν Θν.</text:span><text:span text:style-name="T3459"><text:s/>19</text:span><text:span text:style-name="T3460"> Καὶ μετέβαλε Κς ἄνεμον ἀπὸ θαλάσσης σφοδρὸν, καὶ ἀνέλαβε τὸν ἀκρίδα, καὶ ἔβαλεν αὐτὴν εἰς τὴν ἐρυθρὰν θάλασσαν· καὶ οὐχ ὑπελείφθη ἀκρὶς μία ἐν πάσῃ γῇ Αἰγύπτου.</text:span><text:span text:style-name="T3461"><text:s/>20</text:span><text:span text:style-name="T3462"> Καὶ ἐσκλήρυνε Κς τὴν καρδίαν Φαραὼ, καὶ οὐκ ἐξαπέστειλε τοὺς υἱοὺς Ἰσραήλ.</text:span><text:span text:style-name="T3463"><text:s/>21</text:span><text:span text:style-name="T3464"> Εἶπε δὲ Κς πρὸς Μωυσῆν, ἔκτεινον τὴν χεῖρά σου εἰς τὸν οὐρανόν, καὶ γενηθήτω σκότος ἐπὶ γῆς Αἰγύπτου, ψηλαφητὸν σκότος.</text:span><text:span text:style-name="T3465"><text:s/>22</text:span><text:span text:style-name="T3466"> Ἐξέτεινε δὲ Μωυσῆς τὴν χεῖρα εἰς τὸν οὐρανόν· καὶ ἐγένετο σκότος γνόφος, θύελλα ἐπὶ πᾶσαν γῆν Αἰγύπτου τρεῖς ἡμέρας.</text:span><text:span text:style-name="T3467"><text:s/>23</text:span><text:span text:style-name="T3468"> Καὶ οὐκ εἶδεν οὐδεὶς τὸν ἀδελφὸν αὐτοῦ τρεῖς ἡμέρας· καὶ οὐκ ἐξανέστη οὐδεὶς ἐκ τῆς κοίτης αὐτοῦ τρεῖς ἡμέρας· πᾶσι δὲ τοῖς υἱοῖς Ἰσραὴλ φῶς ἦν ἐν πᾶσιν οἷς κατεγίνοντο.</text:span><text:span text:style-name="T3469"><text:s/>24</text:span><text:span text:style-name="T3470"> Καὶ ἐκάλεσε Φαραὼ Μωυσῆν καὶ Ἀαρὼν, λέγων, βαδίζετε, λατρεύσατε Κω τῷ Θω ὑμῶν, πλὴν τῶν προβάτων καὶ τῶν βοῶν ὑπολείπεσθε· καὶ ἡ<text:s/></text:span><text:soft-page-break/><text:span text:style-name="T3471">ἀποσκευὴ ὑμῶν ἀποτρεχέτω μεθ’ ὑμῶν.</text:span><text:span text:style-name="T3472"><text:s/>25</text:span><text:span text:style-name="T3473"> Καὶ εἶπε Μωυσῆς, ἀλλὰ καὶ σὺ δώσει ἡμῖν ὁλοκαυτώματα καὶ θυσίας, ἃ ποιήσομεν Κω τῷ Θω ἡμῶν.</text:span><text:span text:style-name="T3474"><text:s/>26</text:span><text:span text:style-name="T3475"> Καὶ τὰ κτήνη ἡμῶν πορεύσεται μεθ’ ἡμῶν, καὶ οὐχ ὑπολειψόμεθα ὁπλήν· ἀπ’ αὐτῶν γὰρ ληψόμεθα λατρεῦσαι Κω τῷ Θω ἡμῶν· ἡμεῖς δὲ οὐκ οἴδαμεν τί λατρεύσομεν Κω τῷ Θω ἡμῶν, ἕως τοῦ ἐλθεῖν ἡμᾶς ἐκεῖ.</text:span><text:span text:style-name="T3476"><text:s/>27</text:span><text:span text:style-name="T3477"> Ἐσκλήρυνε δὲ Κς τὴν καρδίαν Φαραὼ, καὶ οὐκ ἐβουλήθη ἐξαποστεῖλαι αὐτούς.</text:span><text:span text:style-name="T3478"><text:s/>28</text:span><text:span text:style-name="T3479"> Καὶ λέγει Φαραὼ, ἄπελθε ἀπ’ ἐμοῦ· πρόσεχε σεαυτῷ ἔτι προσθεῖναι ἰδεῖν μου τὸ πρόσωπον· ᾗ δ’ ἂν ἡμέρᾳ ὀφθῇς μοι, ἀποθανῇ.</text:span><text:span text:style-name="T3480"><text:s/>29</text:span><text:span text:style-name="T3481"> Λέγει δὲ Μωυσῆς, εἴρηκας· οὐκ ἔτι ὀφθήσομαί σοι εἰς πρόσωπον. ​</text:span></text:p>
            <text:p text:style-name="P3482">Exodus 11</text:p>
            <text:p text:style-name="P3483"><text:span text:style-name="T3484">1</text:span><text:span text:style-name="T3485"> Εἶπε δὲ Κς πρὸς Μωυσῆν, ἔτι μίαν πληγὴν ἐγὼ ἐπάξω ἐπὶ Φαραὼ, καὶ ἐπ’ Αἴγυπτον, καὶ μετὰ ταῦτα ἐξαποστελεῖ ὑμᾶς ἐντεῦθεν· ὅταν δὲ ἐξαποστέλλῃ ὑμᾶς σὺν παντὶ, ἐκβαλεῖ ὑμᾶς ἐκβολῇ.</text:span><text:span text:style-name="T3486"><text:s/>2</text:span><text:span text:style-name="T3487"> Λάλησον οὖν κρυφῇ εἰς τὰ ὦτα τοῦ λαοῦ, καὶ αἰτησάτω ἕκαστος παρὰ τοῦ πλησίον σκεύη ἀργυρᾶ καὶ χρυσᾶ καὶ ἱματισμόν.</text:span><text:span text:style-name="T3488"><text:s/>3</text:span><text:span text:style-name="T3489"> Κς δὲ ἔδωκε τὴν χάριν τῷ λαῷ αὐτοῦ ἐναντίον τῶν Αἰγυπτίων, καὶ ἔχρησαν αὐτοῖς· καὶ ὁ ἄνθρωπος Μωυσῆς μέγας ἐγενήθη σφόδρα ἐναντίον τῶν Αἰγυπτίων, καὶ ἐναντίον Φαραὼ, καὶ ἐναντίον τῶν θεραπόντων αὐτοῦ.</text:span><text:span text:style-name="T3490"><text:s/>4</text:span><text:span text:style-name="T3491"> Καὶ εἶπε Μωυσῆς, τάδε λέγει Κς, περὶ μέσας νύκτας ἐγὼ εἰσπορεύομαι εἰς μέσον Αἰγύπτου.</text:span><text:span text:style-name="T3492"><text:s/>5</text:span><text:span text:style-name="T3493"> Καὶ τελευτήσει πᾶν πρωτότοκον ἐν γῇ Αἰγύπτῳ, ἀπὸ πρωτοτόκου Φαραὼ, ὃς κάθηται ἐπὶ τοῦ θρόνου, καὶ ἕως πρωτοτόκου τῆς θεραπαίνης τῆς παρὰ τὸν μύλον, καὶ ἕως πρωτοτόκου παντὸς κτήνους.</text:span><text:span text:style-name="T3494"><text:s/>6</text:span><text:span text:style-name="T3495"> Καὶ ἔσται κραυγὴ μεγάλη κατὰ πᾶσαν γῆν Αἰγύπτου, ἥτις τοιαύτη οὐ γέγονε, καὶ τοιαύτη οὐκ ἔτι προστεθήσεται.</text:span><text:span text:style-name="T3496"><text:s/>7</text:span><text:span text:style-name="T3497"> Καὶ ἐν πᾶσι τοῖς υἱοῖς Ἰσραὴλ οὐ γρύξει κύων τῇ γλώσσῃ αὐτοῦ, ἀπὸ ἀνθρώπου ἕως κτήνους· ὅπως εἰδῇς ὅσα παραδοξάσει Κς ἀνὰ μέσον τῶν Αἰγυπτίων καί τοῦ Ἰσραήλ.</text:span><text:span text:style-name="T3498"><text:s/>8</text:span><text:span text:style-name="T3499"> Καὶ καταβήσονται πάντες οἱ παῖδές σου οὗτοι πρός με, καὶ προσκυνήσουσί με, λέγοντες· ἔξελθε σὺ, καὶ πᾶς ὁ λαός σου, οὗ σύ ἀφηγῇ· καὶ μετὰ ταῦτα ἐξελεύσομαι· ἐξῆλθε δὲ Μωυσῆς ἀπὸ Φαραὼ μετὰ θυμοῦ.</text:span><text:span text:style-name="T3500"><text:s/>9</text:span><text:span text:style-name="T3501"> Εἶπε δὲ Κς πρὸς Μωυσῆν, οὐκ εἰσακούσεται ὑμῶν Φαραὼ, ἵνα πληθύνων πληθυνῶ μου τὰ σημεῖα, καὶ τὰ τέρατα ἐν γῇ Αἰγύπτῳ.</text:span><text:span text:style-name="T3502"><text:s/>10</text:span><text:span text:style-name="T3503"> Μωυσῆς δὲ καὶ Ἀαρὼν ἐποίησαν πάντα τὰ σημεῖα καὶ τὰ τέρατα ταῦτα ἐν γῇ Αἰγύπτῳ ἐναντίον Φαραὼ· ἐσκλήρυνε δὲ Κς τὴν καρδίαν Φαραώ, καὶ οὐκ εἰσήκουσεν ἐξαποστεῖλαι τούς υἱοὺς Ἰσραὴλ ἐκ γῆς Αἰγύπτου.</text:span></text:p>
            <text:p text:style-name="P3504">Exodus 12</text:p>
            <text:p text:style-name="P3505"><text:span text:style-name="T3506">1</text:span><text:span text:style-name="T3507"> Εἶπε δὲ Κς πρὸς Μωυσῆν καὶ Ἀαρὼν ἐν γῇ Αἰγύπτου, λέγων,</text:span><text:span text:style-name="T3508"><text:s/>2</text:span><text:span text:style-name="T3509"> ὁ μὴν οὗτος ὑμῖν ἀρχὴ μηνῶν· πρῶτός ἐστιν ὑμῖν ἐν τοῖς μησὶ τοῦ ἐνιαυτοῦ.</text:span><text:span text:style-name="T3510"><text:s/></text:span><text:soft-page-break/><text:span text:style-name="T3511">3</text:span><text:span text:style-name="T3512"> Λάλησον πρὸς πᾶσαν συναγωγὴν υἱῶν Ἰσραὴλ, λέγων, τῇ δεκάτῃ τοῦ μηνὸς τούτου λαβέτωσαν ἕκαστος πρόβατον κατ’ οἴκους πατριῶν, ἕκαστος πρόβατον κατ’ οἰκίαν.</text:span><text:span text:style-name="T3513"><text:s/>4</text:span><text:span text:style-name="T3514"> Ἐὰν δὲ ὀλιγοστοὶ ὦσιν ἐν τῇ οἰκίᾳ, ὥστε μὴ εἶναι ἱκανοὺς εἰς πρόβατον, συλλήψεται μεθ’ ἑαυτοῦ τὸν γείτονα τὸν πλησίον αὐτοῦ κατὰ ἀριθμὸν ψυχῶν· ἕκαστος τὸ ἀρκοῦν αὐτῷ συναριθμήσεται εἰς πρόβατον.</text:span><text:span text:style-name="T3515"><text:s/>5</text:span><text:span text:style-name="T3516"> Πρόβατον τέλειον, ἄρσεν, ἐνιαύσιον ἔσται ὑμῖν· ἀπὸ τῶν ἀρνῶν καὶ τῶν ἐρίφων λήψεσθε.</text:span><text:span text:style-name="T3517"><text:s/>6</text:span><text:span text:style-name="T3518"> Καὶ ἔσται ὑμῖν διατετηρημένον ἕως τῆς τεσσαρεσκαιδεκάτης τοῦ μηνὸς τούτου· καὶ σφάξουσιν αὐτὸ πᾶν τὸ πλῆθος συναγωγῆς υἱῶν Ἰσραὴλ πρὸς ἑσπέραν.</text:span><text:span text:style-name="T3519"><text:s/>7</text:span><text:span text:style-name="T3520"> Καὶ λήψονται ἀπὸ τοῦ αἵματος, καὶ θήσουσιν ἐπὶ τῶν δύο σταθμῶν καὶ ἐπὶ τὴν φλιὰν ἐν τοῖς οἴκοις, ἐν οἷς ἐὰν φάγωσιν αὐτὰ ἐν αὐτοῖς.</text:span><text:span text:style-name="T3521"><text:s/>8</text:span><text:span text:style-name="T3522"> Καὶ φάγονται τὰ κρέα τῇ νυκτὶ ταύτῃ ὀπτὰ πυρὶ, καὶ ἄζυμα ἐπὶ πικρίδων ἔδονται.</text:span><text:span text:style-name="T3523"><text:s/>9</text:span><text:span text:style-name="T3524"> Οὐκ ἔδεσθε ἀπ’ αὐτῶν ὠμὸν, οὐδὲ ἡψημένον ἐν ὕδατι, ἀλλ’ ἢ ὀπτὰ πυρί, κεφαλὴν σὺν τοῖς ποσὶ καὶ τοῖς ἐνδοσθίοις.</text:span><text:span text:style-name="T3525"><text:s/>10</text:span><text:span text:style-name="T3526"> Οὐκ ἀπολείψετε ἀπ’ αὐτοῦ ἕως πρωΐ καὶ ὀστοῦν οὐ συντρίψετε ἀπ’ αὐτοῦ· τὰ δὲ καταλειπόμενα ἀπ’ αὐτοῦ ἕως πρωῒ ἐν πυρὶ κατακαύσετε.</text:span><text:span text:style-name="T3527"><text:s/>11</text:span><text:span text:style-name="T3528"> Οὕτω δὲ φάγεσθε αὐτό· αἱ ὀσφύες ὑμῶν περιεζωσμέναι, καὶ τὰ ὑποδήματα ἐν τοῖς ποσὶν ὑμῶν, καὶ αἱ βακτηρίαι ἐν ταῖς χερσὶν ὑμῶν· καὶ ἔδεσθε αὐτὸ μετὰ σπουδῆς· Πάσχα ἐστὶ Κω.</text:span><text:span text:style-name="T3529"><text:s/>12</text:span><text:span text:style-name="T3530"> Καί διελεύσομαι ἐν γῇ Αἰγύπτῳ ἐν τῇ νυκτὶ ταύτῃ, καὶ πατάξω πᾶν πρωτότοκον ἐν γῇ Αἰγύπτῳ ἀπὸ ἀνθρώπου ἕως κτήνους· καὶ ἐν πᾶσι τοῖς θεοῖς τῶν Αἰγυπτίων ποιήσω τὴν ἐκδίκησιν· ἐγὼ Κς.</text:span><text:span text:style-name="T3531"><text:s/>13</text:span><text:span text:style-name="T3532"> Καὶ ἔσται τὸ αἷμα ὑμῖν ἐν σημείῳ ἐπὶ τῶν οἰκιῶν, ἐν αἷς ὑμεῖς ἐστε ἐκεῖ· καὶ ὄψομαι τὸ αἷμα, καὶ σκεπάσω ὑμᾶς, καὶ οὐκ ἔσται ἐν ὑμῖν πληγὴ τοῦ ἐκτριβῆναι, ὅταν παίω ἐν γῇ Αἰγύπτῳ. ​</text:span><text:span text:style-name="T3533"><text:s/>14</text:span><text:span text:style-name="T3534"> Καὶ ἔσται ἡ ἡμέρα ὑμῖν αὕτη μνημόσυνον, καὶ ἑορτάσετε αὐτὴν ἑορτὴν Κω εἰς πάσας τὰς γενεὰς ὑμῶν· νόμιμον αἰώνιον ἑορτάσετε αὐτήν.</text:span><text:span text:style-name="T3535"><text:s/>15</text:span><text:span text:style-name="T3536"> Ἑπτὰ ἡμέρας ἄζυμα ἔδεσθε· ἀπὸ δὲ τῆς ἡμέρας τῆς πρώτης, ἀφανιεῖτε ζύμην ἐκ τῶν οἰκιῶν ὑμῶν· πᾶς ὃς ἂν φάγῃ ζύμην, ἐξολοθρευθήσεται ἡ ψυχὴ ἐκείνη ἐξ Ἰσραὴλ, ἀπὸ τῆς ἡμέρας τῆς πρώτης ἕως τῆς ἡμέρας τῆς ἑβδόμης.</text:span><text:span text:style-name="T3537"><text:s/>16</text:span><text:span text:style-name="T3538"> Καὶ ἡ ἡμέρα ἡ πρώτη, κληθήσεται ἁγία· καὶ ἡ ἡμέρα ἡ ἑβδόμη, κλητὴ ἁγία ἔσται ὑμῖν· πᾶν ἔργον λατρευτὸν οὐ ποιήσετε ἐν αὐταῖς, πλὴν ὅσα ποιηθήσεται πάσῃ ψυχῇ, τοῦτο μόνον ποιηθήσεται ὑμῖν.</text:span><text:span text:style-name="T3539"><text:s/>17</text:span><text:span text:style-name="T3540"> Καὶ φυλάξετε τὴν ἐντολὴν ταύτην· ἐν γὰρ τῇ ἡμέρᾳ ταύτῃ ἐξάξω τὴν δύναμιν ὑμῶν ἐκ γῆς Αἰγύπτου, καὶ ποιήσετε τὴν ἡμέραν ταύτην εἰς γενεὰς ὑμῶν νόμιμον αἰώνιον,</text:span><text:span text:style-name="T3541"><text:s/>18</text:span><text:span text:style-name="T3542"> ἐναρχόμενοι τῇ τεσσαρεσκαιδεκάτῃ ἡμέρᾳ τοῦ μηνὸς τοῦ πρώτου, ἀφ’ ἑσπέρας ἔδεσθε ἄζυμα, ἕως ἡμέρας μιᾶς καὶ εἰκάδος τοῦ μηνός, ἕως ἑσπέρας.</text:span><text:span text:style-name="T3543"><text:s/>19</text:span><text:span text:style-name="T3544"> Ἑπτὰ ἡμέρας ζύμη οὐχ εὑρεθήσεται ἐν ταῖς<text:s/></text:span><text:soft-page-break/><text:span text:style-name="T3545">οἰκίαις ὑμῶν· πᾶς ὃς ἂν φάγῃ ζυμωτόν, ἐξολοθρευθήσεται ἡ ψυχὴ ἐκείνη ἐκ συναγωγῆς Ἰσραήλ· ἔν τε τοῖς γειώραις, καὶ αὐτόχθοσι τῆς γῆς.</text:span><text:span text:style-name="T3546"><text:s/>20</text:span><text:span text:style-name="T3547"> Πᾶν ζυμωτὸν οὐκ ἔδεσθε, ἐν παντὶ δὲ κατοικητηρίῳ ὑμῶν ἔδεσθε ἄζυμα.</text:span><text:span text:style-name="T3548"><text:s/>21</text:span><text:span text:style-name="T3549"> Ἐκάλεσε δὲ Μωυσῆς πᾶσαν γερουσίαν υἱῶν Ἰσραὴλ, καὶ εἶπε πρὸς αὐτούς, ἀπελθόντες λάβετε ὑμῖν αὐτοῖς πρόβατον κατὰ συγγενείας ὑμῶν, καὶ θύσατε τὸ πάσχα.</text:span><text:span text:style-name="T3550"><text:s/>22</text:span><text:span text:style-name="T3551"> Λήψεσθε δὲ δέσμην ὑσσώπου, καὶ βάψαντες ἀπὸ τοῦ αἵματος τοῦ παρὰ τὴν θύραν, καθίξετε τῆς φλιᾶς, καὶ ἐπ’ ἀμφοτέρων τῶν σταθμῶν, ἀπὸ τοῦ αἵματος ὅ ἐστι παρὰ τὴν θύραν· ὑμεῖς δὲ οὐκ ἐξελεύσεσθε ἕκαστος τὴν θύραν τοῦ οἴκου αὐτοῦ ἕως πρωΐ.</text:span><text:span text:style-name="T3552"><text:s/>23</text:span><text:span text:style-name="T3553"> Καὶ παρελεύσεται Κς πατάξαι τοὺς Αἰγυπτίους, καὶ ὄψεται τὸ αἷμα ἐπὶ τῆς φλιᾶς, καὶ ἐπ’ ἀμφοτέρων τῶν σταθμῶν· καὶ παρελεύσεται Κς τὴν θύραν, καὶ οὐκ ἀφήσει τὸν ὀλοθρεύοντα εἰσελθεῖν εἰς τὰς οἰκίας ὑμῶν πατάξαι.</text:span><text:span text:style-name="T3554"><text:s/>24</text:span><text:span text:style-name="T3555"> Καὶ φυλάξασθε τὸ ῥῆμα τοῦτο νόμιμον σεαυτῷ, καὶ τοῖς υἱοῖς σου, ἕως αἰῶνος.</text:span><text:span text:style-name="T3556"><text:s/>25</text:span><text:span text:style-name="T3557"> Ἐὰν δὲ εἰσέλθητε εἰς τὴν γῆν, ἣν ἂν δῷ Κς ὑμῖν, καθότι ἐλάλησε, φυλάξασθε τὴν λατρείαν ταύτην.</text:span><text:span text:style-name="T3558"><text:s/>26</text:span><text:span text:style-name="T3559"> Καὶ ἔσται ἐὰν λέγωσι πρὸς ὑμᾶς οἱ υἱοὶ ὑμῶν, τίς ἡ λατρεία αὕτη;</text:span><text:span text:style-name="T3560"><text:s/>27</text:span><text:span text:style-name="T3561"> Καὶ ἐρεῖτε αὐτοῖς, θυσία τὸ πάσχα τοῦτο Κω, ὡς ἐσκέπασε τοὺς οἴκους τῶν υἱῶν Ἰσραὴλ ἐν Αἰγύπτῳ, ἡνίκα ἐπάταξε τοὺς Αἰγυπτίους, τοὺς δὲ οἴκους ἡμῶν ἐῤῥύσατο· καὶ κύψας ὁ λαὸς προσεκύνησε.</text:span><text:span text:style-name="T3562"><text:s/>28</text:span><text:span text:style-name="T3563"> Καὶ ἀπελθόντες ἐποίησαν οἱ υἱοὶ Ἰσραὴλ, καθὰ ἐνετείλατο Κς τῷ Μωυσῇ καὶ Ἀαρών, οὕτως ἐποίησαν.</text:span><text:span text:style-name="T3564"><text:s/>29</text:span><text:span text:style-name="T3565"> Ἐγενήθη δὲ μεσούσης τῆς νυκτὸς, καὶ Κς ἐπάταξε πᾶν πρωτότοκον ἐν γῇ Αἰγύπτῳ, ἀπὸ πρωτοτόκου Φαραὼ τοῦ καθημένου ἐπὶ τοῦ θρόνου, ἕως πρωτοτόκου τῆς αἰχμαλωτίδος τῆς ἐν τῷ λάκκῳ, καὶ ἕως πρωτοτόκου παντὸς κτήνους.</text:span><text:span text:style-name="T3566"><text:s/>30</text:span><text:span text:style-name="T3567"> Καὶ ἀναστὰς Φαραὼ νυκτὸς, καὶ οἱ θεράποντες αὐτοῦ, καὶ πάντες οἱ Αἰγύπτιοι, καὶ ἐγενήθη κραυγὴ μεγάλη ἐν πάσῃ γῇ Αἰγύπτῳ· οὐ γὰρ ἦν οἰκία, ἐν ᾗ οὐκ ἦν ἐν αὐτῇ τεθνηκώς.</text:span><text:span text:style-name="T3568"><text:s/>31</text:span><text:span text:style-name="T3569"> Καὶ ἐκάλεσε Φαραὼ Μωυσῆν καὶ Ἀαρὼν νυκτὸς, καὶ εἶπεν αὐτοῖς, ἀνάστητε, καὶ ἐξέλθετε ἐκ τοῦ λαοῦ μου, καὶ ὑμεῖς, καὶ οἱ υἱοὶ Ἰσραήλ· βαδίζετε καὶ λατρεύσατε Κω τῷ Θω ὑμῶν, καθὰ λέγετε.</text:span><text:span text:style-name="T3570"><text:s/>32</text:span><text:span text:style-name="T3571"> Καὶ τὰ πρόβατα καὶ τοὺς βόας ὑμῶν ἀναλαβόντες πορεύεσθε· εὐλογήσατε δὲ κἀμέ.</text:span><text:span text:style-name="T3572"><text:s/>33</text:span><text:span text:style-name="T3573"> Καὶ κατεβιάζοντο οἱ Αἰγύπτιοι τὸν λαὸν σπουδῇ ἐκβαλεῖν αὐτοὺς ἐκ τῆς γῆς· εἶπαν γάρ, ὅτι πάντες ἡμεῖς ἀποθνήσκομεν.</text:span><text:span text:style-name="T3574"><text:s/>34</text:span><text:span text:style-name="T3575"> Ἀνέλαβε δὲ ὁ λαὸς τὸ σταῖς αὐτῶν, πρὸ τοῦ ζυμωθῆναι τὰ φυράματα αὐτῶν, ἐνδεδεμένα ἐν τοῖς ἱματίοις αὐτῶν ἐπὶ τῶν ὤμων.</text:span><text:span text:style-name="T3576"><text:s/>35</text:span><text:span text:style-name="T3577"> Οἱ δὲ υἱοὶ Ἰσραὴλ ἐποίησαν, καθὰ συνέταξεν αὐτοῖς Μωυσῆς, καὶ ᾔτησαν παρὰ τῶν Αἰγυπτίων σκεύη ἀργυρᾶ καὶ χρυσᾶ καὶ ἱματισμόν.</text:span><text:span text:style-name="T3578"><text:s/>36</text:span><text:span text:style-name="T3579"> Καὶ ἔδωκε Κς τὴν χάριν τῷ λαῷ αὐτοῦ ἐναντίον τῶν Αἰγυπτίων, καὶ ἔχρησαν αὐτοῖς· καὶ ἐσκύλευσαν<text:s/></text:span><text:soft-page-break/><text:span text:style-name="T3580">τοὺς Αἰγυπτίους.</text:span><text:span text:style-name="T3581"><text:s/>37</text:span><text:span text:style-name="T3582"> Ἀπάραντες δὲ οἱ υἱοὶ Ἰσραὴλ ἐκ Ῥαμεσσῆ εἰς Σοκχὼθ εἰς ἑξακοσίας χιλιάδας πεζῶν, οἱ ἄνδρες, πλὴν τῆς ἀποσκευῆς.</text:span><text:span text:style-name="T3583"><text:s/>38</text:span><text:span text:style-name="T3584"> Καὶ ἐπίμικτος πολὺς συνανέβη αὐτοῖς, καὶ πρόβατα, καὶ βόες, καὶ κτήνη πολλὰ σφόδρα.</text:span><text:span text:style-name="T3585"><text:s/>39</text:span><text:span text:style-name="T3586"> Καὶ ἔπεψαν τὸ σταῖς ὃ ἐξήνεγκαν ἐξ Αἰγύπτου, ἐγκρυφίας ἀζύμους, οὐ γὰρ ἐζυμώθη· ἐξέβαλον γὰρ αὐτοὺς οἱ Αἰγύπτιοι, καὶ οὐκ ἠδυνήθησαν ἐπιμεῖναι οὐδὲ ἐπισιτισμὸν ἐποίησαν ἑαυτοῖς εἰς τὴν ὁδόν.</text:span><text:span text:style-name="T3587"><text:s/>40</text:span><text:span text:style-name="T3588"> Ἡ δὲ κατοίκησις τῶν υἱῶν Ἰσραήλ, ἣν κατῴκησαν ἐν γῇ Αἰγύπτῳ καὶ ἐν γῇ Χαναάν, ἔτη τετρακόσια τριάκοντα.</text:span><text:span text:style-name="T3589"><text:s/>41</text:span><text:span text:style-name="T3590"> Καὶ ἐγένετο μετὰ τὰ τετρακόσια τριάκοντα ἔτη, ἐξῆλθε πᾶσα ἡ δύναμις Κυ ἐκ γῆς Αἰγύπτου νυκτός.</text:span><text:span text:style-name="T3591"><text:s/>42</text:span><text:span text:style-name="T3592"> Προφυλακή ἐστι τῷ Κω, ὥστε ἐξαγαγεῖν αὐτοὺς ἐκ γῆς Αἰγύπτου· ἐκείνη ἡ νὺξ αὕτη, προφυλακὴ Κω, ὥστε πᾶσι τοῖς υἱοῖς Ἰσραὴλ εἶναι εἰς γενεὰς αὐτῶν.</text:span><text:span text:style-name="T3593"><text:s/>43</text:span><text:span text:style-name="T3594"> Εἶπε δὲ Κς πρὸς Μωυσῆν καὶ Ἀαρὼν, οὗτος ὁ νόμος τοῦ πάσχα· πᾶς ἀλλογενὴς οὐκ ἔδεται ἀπ’ αὐτοῦ·</text:span><text:span text:style-name="T3595"><text:s/>44</text:span><text:span text:style-name="T3596"> Καὶ πάντα οἰκέτην ἢ ἀργυρώνητον περιτεμεῖς αὐτόν· καὶ τότε φάγεται ἀπ’ αὐτοῦ.</text:span><text:span text:style-name="T3597"><text:s/>45</text:span><text:span text:style-name="T3598"> Πάροικος ἢ μισθωτὸς οὐκ ἔδεται ἀπ’ αὐτοῦ.</text:span><text:span text:style-name="T3599"><text:s/>46</text:span><text:span text:style-name="T3600"> Ἐν οἰκίᾳ μιᾷ βρωθήσεται, καὶ οὐκ ἐξοίσετε ἐκ τῆς οἰκίας τῶν κρεῶν ἔξω· καὶ ὀστοῦν οὐ συντρίψετε ἀπ’ αὐτοῦ.</text:span><text:span text:style-name="T3601"><text:s/>47</text:span><text:span text:style-name="T3602"> Πᾶσα συναγωγὴ υἱῶν Ἰσραὴλ ποιήσει αὐτό.</text:span><text:span text:style-name="T3603"><text:s/>48</text:span><text:span text:style-name="T3604"> Ἐὰν δέ τις προσέλθῃ πρὸς ὑμᾶς προσήλυτος ποιῆσαι τὸ πάσχα Κω, περιτεμεῖς αὐτοῦ πᾶν ἀρσενικόν, καὶ τότε προσελεύσεται ποιῆσαι αὐτό· καὶ ἔσται ὥσπερ καὶ ὁ αὐτόχθων τῆς γῆς· πᾶς ἀπερίτμητος οὐκ ἔδεται ἀπ’ αὐτοῦ.</text:span><text:span text:style-name="T3605"><text:s/>49</text:span><text:span text:style-name="T3606"> Νόμος εἷς ἔσται τῷ ἐγχωρίῳ, καὶ τῷ προσελθόντι προσηλύτῳ ἐν ὑμῖν.</text:span><text:span text:style-name="T3607"><text:s/>50</text:span><text:span text:style-name="T3608"> Καὶ ἐποίησαν οἱ υἱοὶ Ἰσραὴλ καθὰ ἐνετείλατο Κς τῷ Μωυσῇ καὶ Ἀαρὼν πρὸς αὐτοὺς, οὕτως ἐποίησαν.</text:span><text:span text:style-name="T3609"><text:s/>51</text:span><text:span text:style-name="T3610"> Καὶ ἐγένετο ἐν τῇ ἡμέρᾳ ἐκείνῃ, ἐξήγαγε Κς τοὺς υἱοὺς Ἰσραὴλ ἐκ γῆς Αἰγύπτου σὺν δυνάμει αὐτῶν.</text:span></text:p>
            <text:p text:style-name="P3611">Exodus 13</text:p>
            <text:p text:style-name="P3612"><text:span text:style-name="T3613">1</text:span><text:span text:style-name="T3614"> Εἶπε δὲ Κς πρὸς Μωυσῆν, λέγων,</text:span><text:span text:style-name="T3615"><text:s/>2</text:span><text:span text:style-name="T3616"> ἁγίασόν μοι πᾶν πρωτότοκον πρωτογενὲς διανοῖγον πᾶσαν μήτραν ἐν τοῖς υἱοῖς Ἰσραὴλ ἀπὸ ἀνθρώπου ἕως κτήνους, ἐμοί ἐστιν.</text:span><text:span text:style-name="T3617"><text:s/>3</text:span><text:span text:style-name="T3618"> Εἶπε δὲ Μωυσῆς πρὸς τὸν λαὸν, μνημονεύετε τὴν ἡμέραν ταύτην, ἐν ᾗ ἐξήλθετε ἐκ γῆς Αἰγύπτου, ἐξ οἴκου δουλείας· ἐν γὰρ χειρὶ κραταιᾷ ἐξήγαγεν ὑμᾶς Κς ἐντεῦθεν· καὶ οὐ βρωθήσεται ζύμη.</text:span><text:span text:style-name="T3619"><text:s/>4</text:span><text:span text:style-name="T3620"> Ἐν γὰρ τῇ σήμερον ὑμεῖς ἐκπορεύεσθε ἐν μηνὶ τῶν νέων.</text:span><text:span text:style-name="T3621"><text:s/>5</text:span><text:span text:style-name="T3622"> Καὶ ἔσται ἡνίκα ἐὰν εἰσαγάγῃ σε Κς ὁ Θς σου εἰς τὴν γῆν τῶν Χαναναίων, καὶ Χετταίων, καὶ Ἀμοῤῥαίων, καὶ Εὐαίων, καὶ Ἰεβουσαίων, καὶ Γεργεσαίων, καὶ Φερεζαίων, ἣν ὤμοσε τοῖς πατράσι σου, δοῦναί σοι γῆν ῥέουσαν γάλα καὶ μέλι· καὶ ποιήσεις τὴν λατρείαν ταύτην ἐν τῷ μηνὶ τούτῳ.</text:span><text:span text:style-name="T3623"><text:s/>6</text:span><text:span text:style-name="T3624"> Ἓξ ἡμέρας ἔδεσθε ἄζυμα, τῇ δὲ ἡμέρᾳ τῇ ἑβδόμῃ ἑορτὴ Κυ.</text:span><text:span text:style-name="T3625"><text:s/>7</text:span><text:span text:style-name="T3626"> Ἄζυμα ἔδεσθε ἑπτὰ ἡμέρας· οὐκ ὀφθήσεταί σοι ζυμωτόν, οὐδὲ ἔσται σοι ζύμη ἐν πᾶσι τοῖς ὁρίοις<text:s/></text:span><text:soft-page-break/><text:span text:style-name="T3627">σου.</text:span><text:span text:style-name="T3628"><text:s/>8</text:span><text:span text:style-name="T3629"> Καὶ ἀναγγελεῖς τῷ υἱῷ σου ἐν τῇ ἡμέρᾳ ἐκείνῃ, λέγων, διὰ τοῦτο ἐποίησε Κς ὁ Θς μοι, ὡς ἐξεπορευόμην ἐξ Αἰγύπτου.</text:span><text:span text:style-name="T3630"><text:s/>9</text:span><text:span text:style-name="T3631"> Καὶ ἔσται σοι σημεῖον ἐπὶ τῆς χειρός σου, καὶ μνημόσυνον πρὸ ὀφθαλμῶν σου, ὅπως ἂν γένηται ὁ νόμος Κυ ἐν τῷ στόματί σου· ἐν γὰρ χειρὶ κραταιᾷ ἐξήγαγέ σε Κς ὁ Θς ἐξ Αἰγύπτου.</text:span><text:span text:style-name="T3632"><text:s/>10</text:span><text:span text:style-name="T3633"> Καὶ φυλάξασθε τὸν νόμον τοῦτον κατὰ καιροὺς ὡρῶν, ἀφ’ ἡμερῶν εἰς ἡμέρας. ​</text:span><text:span text:style-name="T3634"><text:s/>11</text:span><text:span text:style-name="T3635"> Καὶ ἔσται ὡς ἂν εἰσαγάγῃ σε Κς ὁ Θς σου εἰς τὴν γῆν τῶν Χαναναίων, ὃν τρόπον ὤμοσε τοῖς πατράσι σου, καὶ δώσει σοι αὐτήν.</text:span><text:span text:style-name="T3636"><text:s/>12</text:span><text:span text:style-name="T3637"> Καὶ ἀφελεῖς πᾶν διανοῖγον μήτραν, τὰ ἀρσενικά, τῷ Κω· πᾶν διανοῖγον μήτραν ἐκ βουκολίων ἢ ἐν τοῖς κτήνεσί σου, ὅσα ἐὰν γένηταί σοι, τὰ ἀρσενικὰ ἁγιάσεις τῷ Κω.</text:span><text:span text:style-name="T3638"><text:s/>13</text:span><text:span text:style-name="T3639"> Πᾶν διανοῖγον μήτραν ὄνου, ἀλλάξεις προβάτῳ· ἐὰν δὲ μὴ ἀλλάξῃς, λυτρώσῃ αὐτό· πᾶν πρωτότοκον ἀνθρώπου τῶν υἱῶν σου λυτρώσῃ.</text:span><text:span text:style-name="T3640"><text:s/>14</text:span><text:span text:style-name="T3641"> Ἐὰν δὲ ἐρωτήσῃ σε ὁ υἱός σου μετὰ ταῦτα, λέγων, τί τοῦτο; καὶ ἐρεῖς αὐτῷ, ὅτι ἐν χειρὶ κραταιᾷ ἐξήγαγεν Κς ἡμᾶς ἐκ γῆς Αἰγύπτου, ἐξ οἴκου δουλείας.</text:span><text:span text:style-name="T3642"><text:s/>15</text:span><text:span text:style-name="T3643"> Ἡνίκα δὲ ἐσκλήρυνε Φαραὼ ἐξαποστεῖλαι ἡμᾶς, ἀπέκτεινε πᾶν πρωτότοκον ἐν γῇ Αἰγύπτῳ, ἀπὸ πρωτοτόκων ἀνθρώπων ἕως πρωτοτόκων κτηνῶν· διὰ τοῦτο ἐγὼ θύω πᾶν διανοῖγον μήτραν, τὰ ἀρσενικὰ τῷ Κω, καὶ πᾶν πρωτότοκον τῶν υἱῶν μου λυτρώσομαι.</text:span><text:span text:style-name="T3644"><text:s/>16</text:span><text:span text:style-name="T3645"> Καὶ ἔσται εἰς σημεῖον ἐπὶ τῆς χειρός σου, καὶ ἀσάλευτον πρὸ ὀφθαλμῶν σου· ἐν γὰρ χειρὶ κραταιᾷ ἐξήγαγέ σε Κς ἐξ Αἰγύπτου.</text:span><text:span text:style-name="T3646"><text:s/>17</text:span><text:span text:style-name="T3647"> Ὡς δὲ ἐξαπέστειλε Φαραὼ τὸν λαὸν, οὐχ ὡδήγησεν αὐτοὺς ὁ Θς ὁδὸν γῆς Φυλιστιεὶμ, ὅτι ἐγγὺς ἦν· εἶπε γὰρ ὁ Θς, μήποτε μεταμελήσῃ τῷ λαῷ ἰδόντι πόλεμον, καὶ ἀποστρέψῃ εἰς Αἴγυπτον.</text:span><text:span text:style-name="T3648"><text:s/>18</text:span><text:span text:style-name="T3649"> Καὶ ἐκύκλωσεν ὁ Θς τὸν λαὸν ὁδὸν τὴν εἰς τὴν ἔρημον, εἰς τὴν ἐρυθρὰν θάλασσαν· πέμπτῃ δὲ γενεᾷ ἀνέβησαν οἱ υἱοὶ Ἰσραὴλ ἐκ γῆς Αἰγύπτου.</text:span><text:span text:style-name="T3650"><text:s/>19</text:span><text:span text:style-name="T3651"> Καὶ ἔλαβε Μωυσῆς τὰ ὀστᾶ Ἰωσὴφ μεθ’ ἑαυτοῦ· ὅρκῳ γὰρ ὥρκισεν τοὺς υἱοὺς Ἰσραὴλ, λέγων, ἐπισκοπῇ ἐπισκέψεται ὑμᾶς Κς, καὶ συνανοίσετέ μου τὰ ὀστᾶ ἐντεῦθεν μεθ’ ὑμῶν. ​</text:span><text:span text:style-name="T3652"><text:s/>20</text:span><text:span text:style-name="T3653"> Ἐξάραντες δὲ οἱ υἱοὶ Ἰσραὴλ ἐκ Σοκχὼθ, ἐστρατοπέδευσαν ἐν Ὀθὼμ παρὰ τὴν ἔρημον.</text:span><text:span text:style-name="T3654"><text:s/>21</text:span><text:span text:style-name="T3655"> Ὁ δὲ Θς ἡγεῖτο αὐτῶν, ἡμέρας μὲν ἐν στύλῳ νεφέλης, δεῖξαι αὐτοῖς τὴν ὁδόν· τὴν δὲ νύκτα ἐν στύλῳ πυρός.</text:span><text:span text:style-name="T3656"><text:s/>22</text:span><text:span text:style-name="T3657"> Οὐκ ἐξέλιπε δὲ ὁ στῦλος τῆς νεφέλης ἡμέρας, καὶ ὁ στῦλος τοῦ πυρὸς νυκτὸς, ἐναντίον τοῦ λαοῦ παντός.</text:span></text:p>
            <text:p text:style-name="P3658">Exodus 14</text:p>
            <text:p text:style-name="P3659"><text:span text:style-name="T3660">1</text:span><text:span text:style-name="T3661"> Καὶ ἐλάλησε Κς πρὸς Μωυσῆν, λέγων,</text:span><text:span text:style-name="T3662"><text:s/>2</text:span><text:span text:style-name="T3663"> Λάλησον τοῖς υἱοῖς Ἰσραήλ, καὶ ἀποστρέψαντες στρατοπεδευσάτωσαν ἀπέναντι τῆς ἐπαύλεως, ἀνὰ μέσον Μαγδώλου καὶ ἀνὰ μέσον τῆς θαλάσσης, ἐξεναντίας Βεελσεπφῶν· ἐνώπιον αὐτῶν στρατοπεδεύσεις ἐπὶ τῆς θαλάσσης.</text:span><text:span text:style-name="T3664"><text:s/>3</text:span><text:span text:style-name="T3665"> Καὶ ἐρεῖ Φαραὼ τῷ λαῷ αὐτοῦ, οἱ υἱοὶ Ἰσραὴλ πλανῶνται<text:s/></text:span><text:soft-page-break/><text:span text:style-name="T3666">οὗτοι ἐν τῇ γῇ, συγκέκλεικε γὰρ αὐτοὺς ἡ ἔρημος.</text:span><text:span text:style-name="T3667"><text:s/>4</text:span><text:span text:style-name="T3668"> Ἐγὼ δὲ σκληρυνῶ τὴν καρδίαν Φαραὼ, καὶ καταδιώξεται ὀπίσω αὐτῶν· καὶ ἐνδοξασθήσομαι ἐν Φαραῷ, καὶ ἐν πᾶσι τῇ στρατιᾷ αὐτοῦ· καὶ γνώσονται πάντες οἱ Αἰγύπτιοι ὅτι ἐγώ εἰμι Κς· καὶ ἐποίησαν οὕτως.</text:span><text:span text:style-name="T3669"><text:s/>5</text:span><text:span text:style-name="T3670"> Καὶ ἀνηγγέλη τῷ βασιλεῖ τῶν Αἰγυπτίων ὅτι πέφευγεν ὁ λαός· καὶ μετεστράφη ἡ καρδία Φαραὼ, καὶ τῶν θεραπόντων αὐτοῦ, ἐπὶ τὸν λαὸν, καὶ εἶπαν, τί τοῦτο ἐποιήσαμεν, τοῦ ἐξαποστεῖλαι τοὺς υἱοὺς Ἰσραὴλ, τοῦ μὴ δουλεύειν ἡμῖν;</text:span><text:span text:style-name="T3671"><text:s/>6</text:span><text:span text:style-name="T3672"> Ἔζευξεν οὖν Φαραὼ τὰ ἅρματα αὐτοῦ, καὶ πάντα τὸν λαὸν αὐτοῦ συναπήγαγε μεθ’ ἑαυτοῦ,</text:span><text:span text:style-name="T3673"><text:s/>7</text:span><text:span text:style-name="T3674"> καὶ λαβὼν ἑξακόσια ἅρματα ἐκλεκτὰ, καὶ πᾶσαν τὴν ἵππον τῶν Αἰγυπτίων, καὶ τριστάτας ἐπὶ πάντων.</text:span><text:span text:style-name="T3675"><text:s/>8</text:span><text:span text:style-name="T3676"> Καὶ ἐσκλήρυνε Κς τὴν καρδίαν Φαραὼ βασιλέως Αἰγύπτου, καὶ τῶν θεραπόντων αὐτοῦ, καὶ κατεδίωξεν ὀπίσω τῶν υἱῶν Ἰσραήλ· οἱ δὲ υἱοὶ Ἰσραὴλ ἐξεπορεύοντο ἐν χειρὶ ὑψηλῇ.</text:span><text:span text:style-name="T3677"><text:s/>9</text:span><text:span text:style-name="T3678"> Καὶ κατεδίωξαν οἱ Αἰγύπτιοι ὀπίσω αὐτῶν, καὶ εὕροσαν αὐτοὺς παρεμβεβληκότας παρὰ τὴν θάλασσαν· καὶ πᾶσα ἡ ἵππος καὶ τὰ ἅρματα Φαραὼ, καὶ οἱ ἱππεῖς, καὶ ἡ στρατιὰ αὐτοῦ ἀπέναντι τῆς ἐπαύλεως, ἐξεναντίας Βεελσεπφῶν.</text:span><text:span text:style-name="T3679"><text:s/>10</text:span><text:span text:style-name="T3680"> Καὶ Φαραὼ προσῆγε· καὶ ἀναβλέψαντες οἱ υἱοὶ Ἰσραὴλ τοῖς ὀφθαλμοῖς ὁρῶσι, καὶ οἱ Αἰγύπτιοι ἐστρατοπέδευσαν ὀπίσω αὐτῶν· καὶ ἐφοβήθησαν σφόδρα· ἀνεβόησαν δὲ οἱ υἱοὶ Ἰσραὴλ πρὸς Κν.</text:span><text:span text:style-name="T3681"><text:s/>11</text:span><text:span text:style-name="T3682"> Καὶ εἶπαν πρὸς Μωυσῆν, παρὰ τὸ μὴ ὑπάρχειν μνήματα ἐν γῇ Αἰγύπτῳ, ἐξήγαγες ἡμᾶς θανατῶσαι ἐν τῇ ἐρήμῳ· τί τοῦτο ἐποίησας ἡμῖν, ἐξαγαγὼν ἐξ Αἰγύπτου;</text:span><text:span text:style-name="T3683"><text:s/>12</text:span><text:span text:style-name="T3684"> Οὐ τοῦτο ἦν τὸ ῥῆμα, ὃ ἐλαλήσαμεν πρὸς σὲ ἐν Αἰγύπτῳ, λέγοντες, πάρες ἡμᾶς, ὅπως δουλεύσωμεν τοῖς Αἰγυπτίοις; κρεῖσσον γὰρ ἡμᾶς δουλεύειν τοῖς Αἰγυπτίοις, ἢ ἀποθανεῖν ἐν τῇ ἐρήμῳ ταύτῃ. ​</text:span><text:span text:style-name="T3685"><text:s/>13</text:span><text:span text:style-name="T3686"> Εἶπε δὲ Μωυσῆς πρὸς τὸν λαόν, θαρσεῖτε, στῆτε καὶ ὁρᾶτε τὴν σωτηρίαν τὴν παρὰ τοῦ Κυ, ἣν ποιήσει ἡμῖν σήμερον· ὃν τρόπον γὰρ ἑωράκατε τοὺς Αἰγυπτίους σήμερον, οὐ προσθήσεσθε ἔτι ἰδεῖν αὐτοὺς εἰς τὸν αἰῶνα χρόνον.</text:span><text:span text:style-name="T3687"><text:s/>14</text:span><text:span text:style-name="T3688"> Κς πολεμήσει περὶ ὑμῶν, καὶ ὑμεῖς σιγήσετε.</text:span><text:span text:style-name="T3689"><text:s/>15</text:span><text:span text:style-name="T3690"> Εἶπε δὲ Κς πρὸς Μωυσῆν, τί βοᾷς πρός με; λάλησον τοῖς υἱοῖς Ἰσραὴλ, καὶ ἀναζευξάτωσαν.</text:span><text:span text:style-name="T3691"><text:s/>16</text:span><text:span text:style-name="T3692"> Καὶ σὺ ἔπαρον τῇ ῥάβδῳ σου, καὶ ἔκτεινον τὴν χεῖρά σου ἐπὶ τὴν θάλασσαν, καὶ ῥῆξον αὐτήν· καὶ εἰσελθάτωσαν οἱ υἱοὶ Ἰσραὴλ εἰς μέσον τῆς θαλάσσης κατὰ τὸ ξηρόν.</text:span><text:span text:style-name="T3693"><text:s/>17</text:span><text:span text:style-name="T3694"> Καὶ ἰδοὺ ἐγὼ σκληρυνῶ τὴν καρδίαν Φαραὼ, καὶ τῶν Αἰγυπτίων πάντων, καὶ εἰσελεύσονται ὀπίσω αὐτῶν· καὶ ἐνδοξασθήσομαιἐν Φαραῷ, καὶ ἐν πάσῃ τῇ στρατιᾷ αὐτοῦ, καὶ ἐν τοῖς ἅρμασι, καὶ ἐν τοῖς ἵπποις αὐτοῦ.</text:span><text:span text:style-name="T3695"><text:s/>18</text:span><text:span text:style-name="T3696"> Καὶ γνώσονται πάντες οἱ Αἰγύπτιοι ὅτι ἐγώ εἰμι Κς, ἐνδοξαζομένου μου ἐν Φαραῷ, καὶ ἐν τοῖς ἅρμασι, καὶ ἵπποις αὐτοῦ.</text:span><text:span text:style-name="T3697"><text:s/>19</text:span><text:span text:style-name="T3698"> Ἐξῇρε δὲ ὁ Ἄγγελος τοῦ Θυ ὁ προπορευόμενος τῆς παρεμβολῆς τῶν υἱῶν<text:s/></text:span><text:soft-page-break/><text:span text:style-name="T3699">Ἰσραὴλ, καὶ ἐπορεύθη ἐκ τῶν ὄπισθεν· ἐξῇρε δὲ καὶ ὁ στῦλος τῆς νεφέλης ἀπὸ προσώπου αὐτῶν, καὶ ἔστη ἐκ τῶν ὀπίσω αὐτῶν.</text:span><text:span text:style-name="T3700"><text:s/>20</text:span><text:span text:style-name="T3701"> Καὶ εἰσῆλθεν ἀνὰ μέσον τῆς παρεμβολῆς τῶν Αἰγυπτίων, καὶ ἀνὰ μέσον τῆς παρεμβολῆς Ἰσραὴλ, καὶ ἔστη· καὶ ἐγένετο σκότος καὶ γνόφος· καὶ διῆλθεν ἡ νύξ· καὶ οὐ συνέμιξαν ἀλλήλοις ὅλην τὴν νύκτα.</text:span><text:span text:style-name="T3702"><text:s/>21</text:span><text:span text:style-name="T3703"> Ἐξέτεινε δὲ Μωυσῆς τὴν χεῖρα ἐπὶ τὴν θάλασσαν· καὶ ὑπήγαγε Κς τὴν θάλασσαν ἐν ἀνέμῳ νότῳ βιαίῳ ὅλην τὴν νύκτα, καὶ ἐποίησε τὴν θάλασσαν ξηράν· καὶ ἐσχίσθη τὸ ὕδωρ.</text:span><text:span text:style-name="T3704"><text:s/>22</text:span><text:span text:style-name="T3705"> Καὶ εἰσῆλθον οἱ υἱοὶ Ἰσραὴλ εἰς μέσον τῆς θαλάσσης κατὰ τὸ ξηρόν· καὶ τὸ ὕδωρ αὐτῆς τεῖχος ἐκ δεξιῶν, καὶ τεῖχος ἐξ εὐωνύμων. ​</text:span><text:span text:style-name="T3706"><text:s/>23</text:span><text:span text:style-name="T3707"> Καὶ κατεδίωξαν οἱ Αἰγύπτιοι, καὶ εἰσῆλθον ὀπίσω αὐτῶν καὶ πᾶς ἵππος Φαραὼ, καὶ τὰ ἅρματα, καὶ οἱ ἀναβάται, εἰς μέσον τῆς θαλάσσης.</text:span><text:span text:style-name="T3708"><text:s/>24</text:span><text:span text:style-name="T3709"> Ἐγενήθη δὲ ἐν τῇ φυλακῇ τῇ ἑωθινῇ, καὶ ἐπέβλεψε Κς ἐπὶ τὴν παρεμβολὴν τῶν Αἰγυπτίων ἐν στύλῳ πυρὸς καὶ νεφέλης, καὶ συνετάραξε τὴν παρεμβολὴν τῶν Αἰγυπτίων,</text:span><text:span text:style-name="T3710"><text:s/>25</text:span><text:span text:style-name="T3711"> καὶ συνέδησε τοὺς ἄξονας τῶν ἁρμάτων αὐτῶν, καὶ ἤγαγεν αὐτοὺς μετὰ βίας· καὶ εἶπαν οἱ Αἰγύπτιοι, φύγωμεν ἀπὸ προσώπου Ἰσραήλ· ὁ γὰρ Κς πολεμεῖ περὶ αὐτῶν τοὺς Αἰγυπτίους.</text:span><text:span text:style-name="T3712"><text:s/>26</text:span><text:span text:style-name="T3713"> Εἶπε δὲ Κς πρὸς Μωυσῆν, ἔκτεινον τὴν χεῖρά σου ἐπὶ τὴν θάλασσαν, καὶ ἀποκαταστήτω τὸ ὕδωρ, καὶ ἐπικαλυψάτω τοὺς Αἰγυπτίους, ἐπί τε τὰ ἅρματα καὶ τοὺς ἀναβάτας.</text:span><text:span text:style-name="T3714"><text:s/>27</text:span><text:span text:style-name="T3715"> Ἐξέτεινε δὲ Μωυσῆς τὴν χεῖρα ἐπὶ τὴν θάλασσαν, καὶ ἀποκατέστη τὸ ὕδωρ πρὸς ἡμέραν ἐπὶ χώρας· οἱ δὲ Αἰγύπτιοι ἔφυγον ὑπὸ τὸ ὕδωρ· καὶ ἐξετίναξε Κς τοὺς Αἰγυπτίους μέσον τῆς θαλάσσης.</text:span><text:span text:style-name="T3716"><text:s/>28</text:span><text:span text:style-name="T3717"> Καὶ ἐπαναστραφὲν τὸ ὕδωρ ἐκάλυψε τὰ ἅρματα καὶ τοὺς ἀναβάτας, καὶ πᾶσαν τὴν δύναμιν Φαραὼ, τοὺς εἰσπορευομένους ὀπίσω αὐτῶν εἰς τὴν θάλασσαν· καὶ οὐ κατελήφθη ἐξ αὐτῶν οὐδὲ εἷς.</text:span><text:span text:style-name="T3718"><text:s/>29</text:span><text:span text:style-name="T3719"> Οἱ δὲ υἱοὶ Ἰσραὴλ ἐπορεύθησαν διὰ ξηρᾶς ἐν μέσῳ τῆς θαλάσσης· τὸ δὲ ὕδωρ αὐτῆς τεῖχος ἐκ δεξιῶν, καὶ τεῖχος ἐξ εὐωνύμων.</text:span><text:span text:style-name="T3720"><text:s/>30</text:span><text:span text:style-name="T3721"> Καὶ ἐῤῥύσατο Κς τὸν Ἰσραὴλ ἐν τῇ ἡμέρᾳ ἐκείνῃ ἐκ χειρὸς τῶν Αἰγυπτίων· καὶ εἶδεν Ἰσραὴλ τοὺς Αἰγυπτίους τεθνηκότας παρὰ τὸ χεῖλος τῆς θαλάσσης.</text:span><text:span text:style-name="T3722"><text:s/>31</text:span><text:span text:style-name="T3723"> Εἶδε δὲ Ἰσραὴλ τὴν χεῖρα τὴν μεγάλην, ἃ ἐποίησε Κς τοῖς Αἰγυπτίοις· ἐφοβήθη δὲ ὁ λαὸς τὸν Κν, καὶ ἐπίστευσαν τῷ Θω, καὶ Μωυσῇ τῷ θεράποντι αὐτοῦ.</text:span></text:p>
            <text:p text:style-name="P3724">Exodus 15</text:p>
            <text:p text:style-name="P3725"><text:span text:style-name="T3726">1</text:span><text:span text:style-name="T3727"> Τότε ᾖσε Μωυσῆς καὶ οἱ υἱοὶ Ἰσραὴλ τὴν ᾠδὴν ταύτην τῷ Θω, καὶ εἶπαν, λέγοντες, ᾄσωμεν τῷ Κω, ἐνδόξως γὰρ δεδόξασται· ἵππον καὶ ἀναβάτην ἔῤῥιψεν εἰς θάλασσαν.</text:span><text:span text:style-name="T3728"><text:s/>2</text:span><text:span text:style-name="T3729"> Βοηθὸς καὶ σκεπαστὴς ἐγένετό μοι εἰς σωτηρίαν· οὗτός μου Θς, καὶ δοξάσω αὐτόν· Θς τοῦ πατρός μου, καὶ ὑψώσω αὐτόν.</text:span><text:span text:style-name="T3730"><text:s/>3</text:span><text:span text:style-name="T3731"> Κς συντρίβων πολέμους, Κς ὄνομα αὐτῷ.</text:span><text:span text:style-name="T3732"><text:s/>4</text:span><text:span text:style-name="T3733"> Ἅρματα Φαραὼ, καὶ τὴν δύναμιν αὐτοῦ, ἔῤῥιψεν εἰς<text:s/></text:span><text:soft-page-break/><text:span text:style-name="T3734">θάλασσαν, ἐπιλέκτους ἀναβάτας τριστάτας· κατεπόντισεν ἐν ἐρυθρᾷ θαλάσσῃ.</text:span><text:span text:style-name="T3735"><text:s/>5</text:span><text:span text:style-name="T3736"> Πόντῳ ἐκάλυψεν αὐτούς· κατέδυσαν εἰς βυθὸν ὡσεὶ λίθος.</text:span><text:span text:style-name="T3737"><text:s/>6</text:span><text:span text:style-name="T3738"> Ἡ δεξιά σου, Κε, δεδόξασται ἐν ἰσχύϊ· ἡ δεξιά σου χείρ, Κε, ἔθραυσεν ἐχθρούς.</text:span><text:span text:style-name="T3739"><text:s/>7</text:span><text:span text:style-name="T3740"> Καὶ τῷ πλήθει τῆς δόξης σου συνέτριψας τοὺς ὑπεναντίους· ἀπέστειλας τὴν ὀργήν σου καὶ κατέφαγεν αὐτοὺς ὡς καλάμην.</text:span><text:span text:style-name="T3741"><text:s/>8</text:span><text:span text:style-name="T3742"> Καὶ διὰ πνεύματος τοῦ θυμοῦ σου διέστη τὸ ὕδωρ· ἐπάγη ὡσεὶ τεῖχος τὰ ὕδατα· ἐπάγη τὰ κύματα ἐν μέσῳ τῆς θαλάσσης.</text:span><text:span text:style-name="T3743"><text:s/>9</text:span><text:span text:style-name="T3744"> Εἶπεν ὁ ἐχθρός, διώξας καταλήψομαι, μεριῶ σκῦλα· ἐμπλήσω ψυχήν μου, ἀνελῶ τῇ μαχαίρᾳ μου, κυριεύσει ἡ χείρ μου.</text:span><text:span text:style-name="T3745"><text:s/>10</text:span><text:span text:style-name="T3746"> Ἀπέστειλας τὸ πνεῦμά σου· ἐκάλυψεν αὐτοὺς θάλασσα· ἔδυσαν ὡσεὶ μόλιβος ἐν ὕδατι σφοδρῷ.</text:span><text:span text:style-name="T3747"><text:s/>11</text:span><text:span text:style-name="T3748"> Τίς ὅμοιός σοι ἐν θεοῖς, Κε; τίς ὅμοιός σοι; δεδοξασμένος ἐν ἁγίοις, θαυμαστὸς ἐν δόξαις, ποιῶν τέρατα.</text:span><text:span text:style-name="T3749"><text:s/>12</text:span><text:span text:style-name="T3750"> Ἐξέτεινας τὴν δεξιάν σου· κατέπιεν αὐτοὺς γῆ.</text:span><text:span text:style-name="T3751"><text:s/>13</text:span><text:span text:style-name="T3752"> Ὡδήγησας τῇ δικαιοσύνῃ σου τὸν λαόν σου τοῦτον, ὃν ἐλυτρώσω· παρεκάλεσας τῇ ἰσχύϊ σου εἰς κατάλυμα ἅγιόν σου.</text:span><text:span text:style-name="T3753"><text:s/>14</text:span><text:span text:style-name="T3754"> Ἤκουσαν ἔθνη, καὶ ὠργίσθησαν· ὠδῖνες ἔλαβον κατοικοῦντας Φυλιστιείμ.</text:span><text:span text:style-name="T3755"><text:s/>15</text:span><text:span text:style-name="T3756"> Τότε ἔσπευσαν ἡγεμόνες Ἐδὼμ, καὶ ἄρχοντες Μωαβιτῶν· ἔλαβεν αὐτοὺς τρόμος· ἐτάκησαν πάντες οἱ κατοικοῦντες Χαναάν.</text:span><text:span text:style-name="T3757"><text:s/>16</text:span><text:span text:style-name="T3758"> Ἐπιπέσοι ἐπ’ αὐτοὺς τρόμος καὶ φόβος· μεγέθει βραχίονός σου ἀπολιθωθήτωσαν, ἕως ἂν παρέλθῃ ὁ λαός σου, Κε· ἕως ἂν παρέλθῃ ὁ λαός σου οὗτος, ὃν ἐκτήσω.</text:span><text:span text:style-name="T3759"><text:s/>17</text:span><text:span text:style-name="T3760"> Εἰσαγαγὼν καταφύτευσον αὐτοὺς εἰς ὄρος κληρονομίας σου, εἰς ἕτοιμον κατοικητήριόν σου, ὃ κατηρτίσω, Κε, ἁγίασμα, Κε, ὃ ἡτοίμασαν αἱ χεῖρές σου.</text:span><text:span text:style-name="T3761"><text:s/>18</text:span><text:span text:style-name="T3762"> Κς βασιλεύων τὸν αἰῶνα, καὶ ἐπ’ αἰῶνα, καὶ ἔτι.</text:span><text:span text:style-name="T3763"><text:s/>19</text:span><text:span text:style-name="T3764"> Ὅτι εἰσῆλθεν ἵππος Φαραὼ σὺν ἅρμασι καὶ ἀναβάταις εἰς θάλασσαν, καὶ ἐπήγαγεν ἐπ’ αὐτοὺς Κς τὸ ὕδωρ τῆς θαλάσσης· οἱ δὲ υἱοὶ Ἰσραὴλ ἐπορεύθησαν διὰ ξηρᾶς ἐν μέσῳ τῆς θαλάσσης.</text:span><text:span text:style-name="T3765"><text:s/>20</text:span><text:span text:style-name="T3766"> Λαβοῦσα δὲ Μαριὰμ ἡ προφῆτις, ἡ ἀδελφὴ Ἀαρὼν, τὸ τύμπανον ἐν τῇ χειρὶ αὐτῆς, καὶ ἐξήλθοσαν πᾶσαι αἱ γυναῖκες ὀπίσω αὐτῆς μετὰ τυμπάνων καὶ χορῶν.</text:span><text:span text:style-name="T3767"><text:s/>21</text:span><text:span text:style-name="T3768"> Ἐξῆρχε δὲ αὐτῶν Μαριὰμ, λέγουσα, ᾄσωμεν τῷ Κω, ἐνδόξως γὰρ δεδόξασται· ἵππον καὶ ἀναβάτην ἔῤῥιψεν εἰς θάλασσαν.</text:span><text:span text:style-name="T3769"><text:s/>22</text:span><text:span text:style-name="T3770"> Ἐξῇρε δὲ Μωυσῆς τοὺς υἱοὺς Ἰσραὴλ ἀπὸ θαλάσσης ἐρυθρᾶς, καὶ ἤγαγεν αὐτοὺς εἰς τὴν ἔρημον Σούρ· καὶ ἐπορεύοντο τρεῖς ἡμέρας ἐν τῇ ἐρήμῳ, καὶ οὐχ ηὕρισκον ὕδωρ, ὥστε πιεῖν.</text:span><text:span text:style-name="T3771"><text:s/>23</text:span><text:span text:style-name="T3772"> Ἦλθον δὲ εἰς Μεῤῥᾶ, καὶ οὐκ ἠδύναντο πιεῖν ἐκ Μεῤῥᾶς· πικρὸν γὰρ ἦν· διὰ τοῦτο ἐπωνόμασε τὸ ὄνομα τοῦ τόπου ἐκείνου, Πικρία.</text:span><text:span text:style-name="T3773"><text:s/>24</text:span><text:span text:style-name="T3774"> Καὶ διεγόγγυζεν ὁ λαὸς ἐπὶ Μωυσῇ, λέγοντες, τί πιόμεθα;</text:span><text:span text:style-name="T3775"><text:s/>25</text:span><text:span text:style-name="T3776"> Ἐβόησε δὲ Μωυσῆς πρὸς Κν· καὶ ἔδειξεν αὐτῷ Κς ξύλον, καὶ ἐνέβαλεν αὐτὸ εἰς τὸ ὕδωρ, καὶ ἐγλυκάνθη τὸ ὕδωρ· ἐκεῖ ἔθετο αὐτῷ δικαιώματα καὶ κρίσεις· καὶ ἐκεῖ αὐτὸν ἐπείρασε,</text:span><text:span text:style-name="T3777"><text:s/>26</text:span><text:span text:style-name="T3778"> καὶ εἶπεν, ἐὰν ἀκοῇ ἀκούσῃς τῆς φωνῆς<text:s/></text:span><text:soft-page-break/><text:span text:style-name="T3779">Κυ τοῦ Θυ σου, καὶ τὰ ἀρεστὰ ἐναντίον αὐτοῦ ποιήσῃς, καὶ ἐνωτίσῃ ταῖς ἐντολαῖς αὐτοῦ, καὶ φυλάξῃς πάντα τὰ δικαιώματα αὐτοῦ, πᾶσαν νόσον, ἣν ἐπήγαγον τοῖς Αἰγυπτίοις, οὐκ ἐπάξω ἐπὶ σέ· ἐγὼ γάρ εἰμι Κς ὁ Θς σου ὁ ἰώμενός σε.</text:span><text:span text:style-name="T3780"><text:s/>27</text:span><text:span text:style-name="T3781"> Καὶ ἤλθοσαν εἰς Αἰλείμ· καὶ ἦσαν ἐκεῖ δώδεκα πηγαὶ ὑδάτων, καὶ ἑβδομήκοντα στελέχη φοινίκων· παρενέβαλον δὲ ἐκεῖ παρὰ τὰ ὕδατα.</text:span></text:p>
            <text:p text:style-name="P3782">Exodus 16</text:p>
            <text:p text:style-name="P3783"><text:span text:style-name="T3784">1</text:span><text:span text:style-name="T3785"> Ἀπῃραν δὲ ἐξ Αἰλεὶμ, καὶ ἤλθοσαν πᾶσα συναγωγὴ υἱῶν Ἰσραὴλ εἰς τὴν ἔρημον Σὶν, ὅ ἐστιν ἀνὰ μέσον Αἰλεὶμ, καὶ ἀνὰ μέσον Σινά· τῇ δὲ πεντεκαιδεκάτῃ ἡμέρᾳ, τῷ μηνὶ τῷ δευτέρῳ ἐξεληλυθότων αὐτῶν ἐκ γῆς Αἰγύπτου,</text:span><text:span text:style-name="T3786"><text:s/>2</text:span><text:span text:style-name="T3787"> διεγόγγυζε πᾶσα συναγωγὴ υἱῶν Ἰσραὴλ ἐπὶ Μωυσῆν καὶ Ἀαρών.</text:span><text:span text:style-name="T3788"><text:s/>3</text:span><text:span text:style-name="T3789"> Καὶ εἶπαν πρὸς αὐτοὺς οἱ υἱοὶ Ἰσραὴλ, ὄφελον ἀπεθάνομεν πληγέντες ὑπὸ Κυ ἐν γῇ Αἰγύπτῳ, ὅταν ἐκαθίσαμεν ἐπὶ τῶν λεβήτων τῶν κρεῶν, καὶ ἠσθίομεν ἄρτους εἰς πλησμονήν· ὅτι ἐξήγαγετε ἡμᾶς εἰς τὴν ἔρημον ταύτην, ἀποκτεῖναι πᾶσαν τὴν συναγωγὴν ταύτην ἐν λιμῷ.</text:span><text:span text:style-name="T3790"><text:s/>4</text:span><text:span text:style-name="T3791"> Εἶπε δὲ Κς πρὸς Μωυσῆν, ἰδοὺ ἐγὼ ὕω ὑμῖν ἄρτους ἐκ τοῦ οὐρανοῦ· καὶ ἐξελεύσεται ὁ λαὸς, καὶ συλλέξουσι τὸ τῆς ἡμέρας εἰς ἡμέραν, ὅπως πειράσω αὐτοὺς εἰ πορεύσονται τῷ νόμῳ μου, ἢ οὔ.</text:span><text:span text:style-name="T3792"><text:s/>5</text:span><text:span text:style-name="T3793"> Καὶ ἔσται ἐν τῇ ἡμέρᾳ τῇ ἕκτῃ καὶ ἑτοιμάσουσιν ὃ ἂν εἰσενέγκωσι· καὶ ἔσται διπλοῦν ὃ ἐὰν συναγάγωσι τὸ καθ’ ἡμέραν εἰς ἡμέραν.</text:span><text:span text:style-name="T3794"><text:s/>6</text:span><text:span text:style-name="T3795"> Καὶ εἶπε Μωυσῆς καὶ Ἀαρὼν πρὸς πᾶσαν συναγωγὴν υἱῶν Ἰσραὴλ, ἑσπέρας γνώσεσθε, ὅτι Κς ἐξήγαγεν ὑμᾶς ἐκ γῆς Αἰγύπτου,</text:span><text:span text:style-name="T3796"><text:s/>7</text:span><text:span text:style-name="T3797"> καὶ πρωῒ ὄψεσθε τὴν δόξαν Κυ ἐν τῷ εἰσακοῦσαι τὸν γογγυσμὸν ὑμῶν ἐπὶ τῷ Θω· ἡμεῖς δὲ τί ἐσμεν, ὅτι διαγογγύζετε καθ’ ἡμῶν;</text:span><text:span text:style-name="T3798"><text:s/>8</text:span><text:span text:style-name="T3799"> Καὶ εἶπε Μωυσῆς, ἐν τῷ διδόναι Κν ὑμῖν ἑσπέρας κρέα φαγεῖν, καὶ ἄρτους τὸ πρωῒ εἰς πλησμονὴν, διὰ τὸ εἰσακοῦσαι Κν τὸν γογγυσμὸν ὑμῶν, ὃν ὑμεῖς διαγογγύζετε καθ’ ἡμῶν· ἡμεῖς δὲ τί ἐσμεν; οὐ γὰρ καθ’ ἡμῶν ἐστιν ὁ γογγυσμὸς ὑμῶν, ἀλλ’ ἢ κατὰ τοῦ Θυ. ​</text:span><text:span text:style-name="T3800"><text:s/>9</text:span><text:span text:style-name="T3801"> Εἶπε δὲ Μωυσῆς πρὸς Ἀαρὼν, εἰπὸν πάσῃ συναγωγῇ υἱῶν Ἰσραὴλ, προσέλθετε ἐναντίον τοῦ Θυ· εἰσακήκοε γὰρ τὸν γογγυσμὸν ὑμῶν.</text:span><text:span text:style-name="T3802"><text:s/>10</text:span><text:span text:style-name="T3803"> Ἡνίκα δὲ ἐλάλει Ἀαρὼν πάσῃ συναγωγῇ υἱῶν Ἰσραὴλ, καὶ ἐπεστράφησαν εἰς τὴν ἔρημον, καὶ ἡ δόξα Κυ ὤφθη ἐν νεφέλῃ.</text:span><text:span text:style-name="T3804"><text:s/>11</text:span><text:span text:style-name="T3805"> Καὶ ἐλάλησε Κς πρὸς Μωυσῆν, λέγων,</text:span><text:span text:style-name="T3806"><text:s/>12</text:span><text:span text:style-name="T3807"> εἰσακήκοα τὸν γογγυσμὸν τῶν υἱῶν Ἰσραήλ· λάλησον πρὸς αὐτοὺς λέγων, τὸ πρὸς ἑσπέραν ἔδεσθε κρέα, καὶ τὸ πρωῒ πλησθήσεσθε ἄρτων· καὶ γνώσεσθε, ὅτι ἐγὼ Κς ὁ Θς ὑμῶν.</text:span><text:span text:style-name="T3808"><text:s/>13</text:span><text:span text:style-name="T3809"> Ἐγένετο δὲ ἑσπέρα· καὶ ἀνέβη ὀρτυγομήτρα, καὶ ἐκάλυψε τὴν παρεμβολήν· τὸ πρωῒ ἐγένετο καταπαυομένης τῆς δρόσου κύκλῳ τῆς παρεμβολῆς.</text:span><text:span text:style-name="T3810"><text:s/>14</text:span><text:span text:style-name="T3811"> Καὶ ἰδοὺ ἐπὶ πρόσωπον τῆς ἐρήμου λεπτὸν ὡσεὶ κόριον λευκὸν, ὡσεὶ πάγος ἐπὶ τῆς γῆς.</text:span><text:span text:style-name="T3812"><text:s/>15</text:span><text:span text:style-name="T3813"> Ἰδόντες δὲ αὐτὸ οἱ υἱοὶ Ἰσραὴλ, εἶπαν ἕτερος τῷ ἑτέρῳ, τί ἐστι τοῦτο; οὐ γὰρ<text:s/></text:span><text:soft-page-break/><text:span text:style-name="T3814">ᾔδεισαν τί ἦν· εἶπε δὲ Μωυσῆς αὐτοῖς, οὗτος ὁ ἄρτος, ὃν ἔδωκε Κς ὑμῖν φαγεῖν.</text:span><text:span text:style-name="T3815"><text:s/>16</text:span><text:span text:style-name="T3816"> Τοῦτο τὸ ῥῆμα ὃ συνέταξε Κς· συναγάγετε ἀπ’ αὐτοῦ ἕκαστος εἰς τοὺς καθήκοντας γομὸρ, κατὰ κεφαλὴν κατὰ ἀριθμὸν ψυχῶν ὑμῶν, ἕκαστος σὺν τοῖς συσκηνίοις ὑμῶν συλλέξατε.</text:span><text:span text:style-name="T3817"><text:s/>17</text:span><text:span text:style-name="T3818"> Ἐποίησαν δὲ οὕτως οἱ υἱοὶ Ἰσραήλ· καὶ συνέλεξαν ὁ τὸ πολὺ καὶ ὁ τὸ ἔλαττον.</text:span><text:span text:style-name="T3819"><text:s/>18</text:span><text:span text:style-name="T3820"> Καὶ μετρήσαντες γομὸρ, οὐκ ἐπλεόνασεν ὁ τὸ πόλυ, καὶ ὁ τὸ ἔλαττον οὐκ ἠλαττόνησεν· ἕκαστος εἰς τοὺς καθήκοντας παρ’ ἑαυτῷ συνέλεξαν.</text:span><text:span text:style-name="T3821"><text:s/>19</text:span><text:span text:style-name="T3822"> Εἶπε δὲ Μωυσῆς πρὸς αὐτούς, μηδεὶς καταλειπέτω ἀπ’ αὐτοῦ εἰς τὸ πρωΐ. ​</text:span><text:span text:style-name="T3823"><text:s/>20</text:span><text:span text:style-name="T3824"> Καὶ οὐκ εἰσήκουσαν Μωυσῇ, ἀλλὰ κατέλιπόν τινες ἀπ’ αὐτοῦ εἰς τὸ πρωΐ· καὶ ἐξέζεσε σκώληκας, καὶ ἐπώζεσε· καὶ ἐπικράνθη ἐπ’ αὐτοῖς Μωυσῆς.</text:span><text:span text:style-name="T3825"><text:s/>21</text:span><text:span text:style-name="T3826"> Καὶ συνέλεξαν αὐτο πρωῒ πρωῒ, ἕκαστος τὸ καθῆκον, αὐτῷ· ἡνίκα δὲ διεθέρμαινεν ὁ ἥλιος, ἐτήκετο.</text:span><text:span text:style-name="T3827"><text:s/>22</text:span><text:span text:style-name="T3828"> Ἐγένετο δὲ τῇ ἡμέρᾳ τῇ ἕκτῃ, συνέλεξαν τὰ δέοντα διπλᾶ, δύο γομὸρ τῷ ἑνί· εἰσήλθοσαν δὲ πάντες οἱ ἄρχοντες τῆς συναγωγῆς, καὶ ἀνήγγειλαν Μωυσῇ.</text:span><text:span text:style-name="T3829"><text:s/>23</text:span><text:span text:style-name="T3830"> Εἶπε δὲ Μωυσῆς πρὸς αὐτούς, οὐ τοῦτο τὸ ῥῆμά ἐστιν ὃ ἐλάλησε Κς; σάββατα ἀνάπαυσις ἁγία τῷ Κω αὔριον· ὅσα ἐὰν πέσσητε, πέσσετε· καὶ ὅσα ἐὰν ἕψητε, ἕψετε· καὶ πᾶν τὸ πλεονάζον καταλείπετε αὐτὸ εἰς ἀποθήκην εἰς τὸ πρωΐ.</text:span><text:span text:style-name="T3831"><text:s/>24</text:span><text:span text:style-name="T3832"> Καὶ κατελίποσαν ἀπ’ αὐτοῦ εἰς πρωῒ, καθὼς συνέταξεν αὐτοῖς Μωυσῆς· καὶ οὐκ ἐπώζεσεν, οὐδὲ σκώληξ ἐγένετο ἐν αὐτῷ.</text:span><text:span text:style-name="T3833"><text:s/>25</text:span><text:span text:style-name="T3834"> Εἶπε δὲ Μωυσῆς, φάγετε σήμερον· ἔστι γὰρ σάββατα σήμερον τῷ Κω· οὐχ εὑρεθήσεται ἐν τῷ πεδίῳ.</text:span><text:span text:style-name="T3835"><text:s/>26</text:span><text:span text:style-name="T3836"> Ἓξ ἡμέρας συλλέξετε· τῇ δὲ ἡμέρᾳ τῇ ἑβδόμῃ σάββατα, ὅτι οὐκ ἔσται ἐν αὐτῇ.</text:span><text:span text:style-name="T3837"><text:s/>27</text:span><text:span text:style-name="T3838"> Ἐγένετο δὲ ἐν τῇ ἡμέρᾳ τῇ ἑβδόμῃ ἐξήλθοσάν τινες ἐκ τοῦ λαοῦ συλλέξαι, καὶ οὐχ εὗρον.</text:span><text:span text:style-name="T3839"><text:s/>28</text:span><text:span text:style-name="T3840"> Εἶπε δὲ Κς πρὸς Μωυσῆν, ἕως τίνος οὐ βούλεσθε εἰσακούειν τὰς ἐντολάς μου, καὶ τὸν νόμον μου;</text:span><text:span text:style-name="T3841"><text:s/>29</text:span><text:span text:style-name="T3842"> Ἴδετε, ὁ γὰρ Κς ἔδωκεν ὑμῖν σάββατα τὴν ἡμέραν ταύτην· διὰ τοῦτο αὐτὸς ἔδωκεν ὑμῖν τῇ ἡμέρᾳ τῇ ἕκτῃ ἄρτους δύο ἡμερῶν· καθήσεσθε ἕκαστος εἰς τοὺς οἴκους ὑμῶν· μηδεὶς ἐκπορευέσθω ἐκ τοῦ τόπου αὐτοῦ τῇ ἡμέρᾳ τῇ ἑβδόμῃ.</text:span><text:span text:style-name="T3843"><text:s/>30</text:span><text:span text:style-name="T3844"> Καὶ ἐσαββάτισεν ὁ λαὸς τῇ ἡμέρᾳ τῇ ἑβδόμῃ.</text:span><text:span text:style-name="T3845"><text:s/>31</text:span><text:span text:style-name="T3846"> Καὶ ἐπωνόμασαν αὐτὸ οἱ υἱοὶ Ἰσραὴλ τὸ ὄνομα αὐτοῦ, Μάν· ἦν δὲ ὡσεὶ σπέρμα κορίου λευκόν· τὸ δὲ γεῦμα αὐτοῦ ὡς ἐγκρὶς ἐν μέλιτι.</text:span><text:span text:style-name="T3847"><text:s/>32</text:span><text:span text:style-name="T3848"> Εἶπε δὲ Μωυσῆς, τοῦτο τὸ ῥῆμα, ὃ συνέταξε Κς, πλήσατε τὸ γομὸρ τοῦ μὰν, εἰς ἀποθήκην εἰς τὰς γενεὰς ὑμῶν· ἵνα ἴδωσι τὸν ἄρτον, ὃν ἐφάγετε ὑμεῖς ἐν τῇ ἐρήμῳ, ὡς ἐξήγαγεν ὑμᾶς Κς ἐκ γῆς Αἰγύπτου.</text:span><text:span text:style-name="T3849"><text:s/>33</text:span><text:span text:style-name="T3850"> Καὶ εἶπε Μωυσῆς πρὸς Ἀαρών, λάβε στάμνον χρυσοῦν ἕνα, καὶ ἔμβαλε εἰς αὐτὸν πλῆρες τὸ γομὸρ τοῦ μὰν, καὶ ἀποθήσεις αὐτὸ ἐναντίον τοῦ Θυ, εἰς διατήρησιν εἰς τὰς γενεὰς ὑμῶν,</text:span><text:span text:style-name="T3851"><text:s/>34</text:span><text:span text:style-name="T3852"> ὃν τρόπον συνέταξε Κς τῷ Μωυσῇ· καὶ ἀπέθηκεν Ἀαρὼν ἐναντίον τοῦ μαρτυρίου εἰς διατήρησιν.</text:span><text:span text:style-name="T3853"><text:s/>35</text:span><text:span text:style-name="T3854"> Οἱ δὲ υἱοὶ Ἰσραὴλ ἔφαγον τὸ μὰν ἔτη<text:s/></text:span><text:soft-page-break/><text:span text:style-name="T3855">τεσσαράκοντα, ἕως ἦλθον εἰς γῆν οἰκουμένην ἐφάγοσαν τὸ μὰν, ἕως παρεγένοντο εἰς μέρος τῆς Φοινίκης.</text:span><text:span text:style-name="T3856"><text:s/>36</text:span><text:span text:style-name="T3857"> Τὸ δὲ γομὸρ τὸ δέκατον τῶν τριῶν μέτρων ἦν.</text:span></text:p>
            <text:p text:style-name="P3858">Exodus 17</text:p>
            <text:p text:style-name="P3859"><text:span text:style-name="T3860">1</text:span><text:span text:style-name="T3861"> Καὶ ἀπῇρε πᾶσα συναγωγὴ υἱῶν Ἰσραὴλ ἐκ τῆς ἐρήμου Σὶν κατὰ παρεμβολὰς αὐτῶν, διά ῥήματος Κυ· καὶ παρενεβάλοσαν ἐν Ῥαφιδείν· οὐκ ἦν δὲ ὕδωρ τῷ λαῷ πιεῖν.</text:span><text:span text:style-name="T3862"><text:s/>2</text:span><text:span text:style-name="T3863"> Καὶ ἐλοιδορεῖτο ὁ λαὸς πρὸς Μωυσῆν, λέγοντες, δὸς ἡμῖν ὕδωρ, ἵνα πίωμεν· καὶ εἶπεν αὐτοῖς Μωυσῆς, τί λοιδορεῖσθέ μοι, καὶ τί πειράζετε Κν;</text:span><text:span text:style-name="T3864"><text:s/>3</text:span><text:span text:style-name="T3865"> Ἐδίψησε δὲ ἐκεῖ ὁ λαὸς ὕδατι· καὶ διεγόγγυζεν ἐκεῖ ὁ λαὸς πρὸς Μωυσῆν, λέγοντες, ἱνατί τοῦτο; ἀνεβίβασας ἡμᾶς ἐξ Αἰγύπτου ἀποκτεῖναι ἡμᾶς καὶ τὰ τέκνα ἡμῶν καὶ τὰ κτήνη τῷ δίψει;</text:span><text:span text:style-name="T3866"><text:s/>4</text:span><text:span text:style-name="T3867"> Ἐβόησε δὲ Μωυσῆς πρὸς Κν, λέγων, τί ποιήσω τῷ λαῷ τούτῳ; ἔτι μικρὸν, καὶ καταλιθοβολήσουσί με.</text:span><text:span text:style-name="T3868"><text:s/>5</text:span><text:span text:style-name="T3869"> Καὶ εἶπε Κς πρὸς Μωυσῆν, προπορεύου τοῦ λαοῦ τούτου· λαβὲ δὲ σεαυτῷ ἀπὸ τῶν πρεσβυτέρων τοῦ λαοῦ· καὶ τὴν ῥάβδον, ἐν ᾗ ἐπάταξας τὸν ποταμὸν, λαβὲ ἐν τῇ χειρί σου, καὶ πορεύσῃ.</text:span><text:span text:style-name="T3870"><text:s/>6</text:span><text:span text:style-name="T3871"> Ὅδε ἐγὼ ἕστηκα ἐκεῖ πρὸ τοῦ σε ἐπὶ τῆς πέτρας ἐν Χωρήβ· καὶ πατάξεις τὴν πέτραν, καὶ ἐξελεύσεται ἐξ αὐτῆς ὕδωρ, καὶ πίεται ὁ λαός. Ἐποίησε δὲ Μωυσῆς οὕτως ἐναντίον τῶν υἱῶν Ἰσραήλ.</text:span><text:span text:style-name="T3872"><text:s/>7</text:span><text:span text:style-name="T3873"> Καὶ ἐπωνόμασε τὸ ὄνομα τοῦ τόπου ἐκείνου Πειρασμὸς, καὶ Λοιδόρησις, διὰ τὴν λοιδορίαν τῶν υἱῶν Ἰσραὴλ, καὶ διὰ τὸ πειράζειν Κν, λέγοντας, εἰ ἔστι Κς ἐν ἡμῖν, ἢ οὔ;</text:span><text:span text:style-name="T3874"><text:s/>8</text:span><text:span text:style-name="T3875"> Ἦλθε δὲ Ἀμαλὴκ καὶ ἐπολέμει Ἰσραὴλ ἐν Ῥαφιδείν.</text:span><text:span text:style-name="T3876"><text:s/>9</text:span><text:span text:style-name="T3877"> Εἶπε δὲ Μωυσῆς τῷ Ἰησοῖ, ἐπίλεξον σεαυτῷ ἄνδρας δυνατοὺς, καὶ ἐξελθὼν παράταξαι τῷ Ἀμαλὴκ αὔριον· καὶ ἰδοὺ ἐγὼ ἕστηκα ἐπὶ τῆς κορυφῆς τοῦ βουνοῦ, καὶ ἡ ῥάβδος τοῦ Θυ ἐν τῇ χειρί μου.</text:span><text:span text:style-name="T3878"><text:s/>10</text:span><text:span text:style-name="T3879"> Καὶ ἐποίησεν Ἰησοῦς καθάπερ εἶπεν αὐτῷ Μωυσῆς, καὶ ἐξελθὼν παρετάξατο τῷ Ἀμαλήκ· καὶ Μωυσῆς καὶ Ἀαρὼν καὶ Ὢρ ἀνέβησαν ἐπὶ τὴν κορυφὴν τοῦ βουνοῦ.</text:span><text:span text:style-name="T3880"><text:s/>11</text:span><text:span text:style-name="T3881"> Καὶ ἐγίνετο ὅταν ἐπῇρε Μωυσῆς τὰς χεῖρας, κατίσχυεν Ἰσραήλ· ὅταν δὲ καθῆκε τὰς χεῖρας, κατίσχυεν Ἀμαλήκ.</text:span><text:span text:style-name="T3882"><text:s/>12</text:span><text:span text:style-name="T3883"> Αἱ δὲ χεῖρες Μωυσῆ βαρεῖαι· καὶ λαβόντες λίθον ὑπέθηκαν ὑπ’ αὐτὸν, καὶ ἐκάθητο ἐπ’ αὐτοῦ· καὶ Ἀαρὼν καὶ Ὢρ ἐστήριζον τὰς χεῖρας αὐτοῦ ἐντεῦθεν εἷς, καὶ ἐντεῦθεν εἷς· καὶ ἐγένοντο αἱ χεῖρες Μωυσῆ ἐστηριγμέναι ἕως δυσμῶν ἡλίου.</text:span><text:span text:style-name="T3884"><text:s/>13</text:span><text:span text:style-name="T3885"> Καὶ ἐτρέψατο Ἰησοῦς τὸν Ἀμαλὴκ, καὶ πάντα τὸν λαὸν αὐτοῦ ἐν φόνῳ μαχαίρας.</text:span><text:span text:style-name="T3886"><text:s/>14</text:span><text:span text:style-name="T3887"> Εἶπε δὲ Κς πρὸς Μωυσῆν, Κατάγραψον τοῦτο εἰς μνημόσυνονἐν βιβλίον καὶ δὸς εἰς τὰ ὦτα Ἰησοῖ· ὅτι ἀλοιφῇ ἐξαλείψω τὸ μνημόσυνον Ἀμαλὴκ ἐκ τῆς ὑπὸ τὸν οὐρανόν.</text:span><text:span text:style-name="T3888"><text:s/>15</text:span><text:span text:style-name="T3889"> Καὶ ᾠκοδόμησε Μωυσῆς θυσιαστήριον Κω· καὶ ἐπωνόμασε τὸ ὄνομα αὐτοῦ, Κς καταφυγή μου.</text:span><text:span text:style-name="T3890"><text:s/>16</text:span><text:span text:style-name="T3891"> Ὅτι ἐν χειρὶ κρυφαίᾳ πολεμεῖ Κς ἐπὶ Ἀμαλὴκ ἀπὸ γενεῶν εἰς γενεᾶς.</text:span></text:p>
            <text:soft-page-break/>
            <text:p text:style-name="P3892">Exodus 18</text:p>
            <text:p text:style-name="P3893"><text:span text:style-name="T3894">1</text:span><text:span text:style-name="T3895"> Ἤκουσε δὲ Ἰοθὸρ ἱερεὺς Μαδιὰμ ὁ γαμβρὸς Μωυσῆ πάντα ὅσα ἐποίησε Κς Ἰσραὴλ τῷ ἑαυτοῦ λαῷ· ἐξήγαγε γὰρ Κς τὸν Ἰσραὴλ ἐξ Αἰγύπτου.</text:span><text:span text:style-name="T3896"><text:s/>2</text:span><text:span text:style-name="T3897"> Ἔλαβε δὲ Ἰοθὸρ ὁ γαμβρὸς Μωυσῆ Σεπφώραν τὴν γυναῖκα Μωυσῆ μετὰ τὴν ἄφεσιν αὐτῆς,</text:span><text:span text:style-name="T3898"><text:s/>3</text:span><text:span text:style-name="T3899"> καὶ τοὺς δύο υἱοὺς αὐτῆς· ὄνομα τῷ ἑνὶ αὐτῶν Γηρσὰμ, λέγων, πάροικος ἤμην ἐν γῇ ἀλλοτρίᾳ·</text:span><text:span text:style-name="T3900"><text:s/>4</text:span><text:span text:style-name="T3901"> καὶ τὸ ὄνομα τοῦ δευτέρου Ἑλιέζερ, λέγων, ὁ γὰρ Θς τοῦ πατρός μου βοηθός μου, καὶ ἐξείλατό με ἐκ χειρὸς Φαραώ.</text:span><text:span text:style-name="T3902"><text:s/>5</text:span><text:span text:style-name="T3903"> Καὶ ἐξῆλθεν Ἰοθὸρ ὁ γαμβρὸς Μωυσῆ καὶ οἱ υἱοὶ καὶ ἡ γυνὴ πρὸς Μωυσῆν εἰς τὴν ἔρημον, οὗ παρενέβαλεν ἐπ’ ὄρους τοῦ Θυ.</text:span><text:span text:style-name="T3904"><text:s/>6</text:span><text:span text:style-name="T3905"> Ἀνηγγέλη δὲ Μωυσῇ, λέγοντες, ἰδοὺ ὁ γαμβρός σου Ἰοθὸρ παραγίνεται πρὸς σέ, καὶ ἡ γυνὴ, καὶ οἱ δύο υἱοί σου μετ’ αὐτοῦ.</text:span><text:span text:style-name="T3906"><text:s/>7</text:span><text:span text:style-name="T3907"> Ἐξῆλθε δὲ Μωυσῆς εἰς συνάντησιν τῷ γαμβρῷ, καὶ προσεκύνησεν αὐτῷ, καὶ ἐφίλησεν αὐτὸν, καὶ ἠσπάσαντο ἀλλήλους, καὶ εἰσήγαγεν αὐτοὺς εἰς τὴν σκηνήν.</text:span><text:span text:style-name="T3908"><text:s/>8</text:span><text:span text:style-name="T3909"> Καὶ διηγήσατο Μωυσῆς τῷ γαμβρῷ πάντα ὅσα ἐποίησε Κς τῷ Φαραῷ καὶ πᾶσι τοῖς Αἰγυπτίοις ἕνεκεν τοῦ Ἰσραὴλ, καὶ πάντα τὸν μόχθον τὸν γενόμενον αὐτοῖς ἐν τῇ ὁδῷ, καὶ ὅτι ἐξείλατο αὐτοὺς Κς ἐκ χειρὸς Φαραὼ, καὶ ἐκ χειρὸς τῶν Αἰγυπτίων.</text:span><text:span text:style-name="T3910"><text:s/>9</text:span><text:span text:style-name="T3911"> Ἐξέστη δὲ Ἰοθὸρ ἐπὶ πᾶσι τοῖς ἀγαθοῖς οἷς ἐποίησεν αὐτοῖς Κς, ὅτι ἐξείλατο αὐτοὺς ἐκ χειρὸς Αἰγυπτίων καὶ ἐκ χειρὸς Φαραώ.</text:span><text:span text:style-name="T3912"><text:s/>10</text:span><text:span text:style-name="T3913"> Καί εἶπεν Ἰοθὸρ, εὐλογητὸς Κς, ὅτι ἐξείλατο αὐτοὺς ἐκ χειρὸς Αἰγυπτίων καὶ ἐκ χειρὸς Φαραώ.</text:span><text:span text:style-name="T3914"><text:s/>11</text:span><text:span text:style-name="T3915"> Νῦν ἔγνων ὅτι μέγας Κς παρὰ πάντας τοὺς θεοὺς ἕνεκεν τούτου, ὅτι ἐπέθεντο αὐτοῖς.</text:span><text:span text:style-name="T3916"><text:s/>12</text:span><text:span text:style-name="T3917"> Καὶ ἔλαβεν Ἰοθὸρ ὁ γαμβρὸς Μωυσῆ ὁλοκαυτώματα καὶ θυσίας τῷ Θω· παρεγένετο δὲ Ἀαρὼν καὶ πάντες οἱ πρεσβύτεροι Ἰσραὴλ συμφαγεῖν ἄρτον μετὰ τοῦ γαμβροῦ Μωυσῆ, ἐναντίον τοῦ Θυ. ​</text:span><text:span text:style-name="T3918"><text:s/>13</text:span><text:span text:style-name="T3919"> Καὶ ἐγένετο μετὰ τὴν ἐπαύριον συνεκάθισε Μωυσῆς κρίνειν τὸν λαόν· παρειστήκει δὲ πᾶς ὁ λαὸς Μωυσῇ ἀπὸ πρωΐθεν ἕως δείλης.</text:span><text:span text:style-name="T3920"><text:s/>14</text:span><text:span text:style-name="T3921"> Καὶ ἰδὼν Ἰοθὸρ πάντα ὅσα ποιεῖ τῷ λαῷ, λέγει, τί τοῦτο ὃ σὺ ποιεῖς τῷ λαῷ; διατί σὺ κάθησαι μόνος, πᾶς δὲ ὁ λαὸς παρέστηκέ σοι ἀπὸ πρωΐθεν ἕως δείλης;</text:span><text:span text:style-name="T3922"><text:s/>15</text:span><text:span text:style-name="T3923"> Καὶ λέγει Μωυσῆς τῷ γαμβρῷ, Ὅτι παραγίνεται πρός με ὁ λαὸς ἐκζητῆσαι κρίσιν παρὰ τοῦ Θυ.</text:span><text:span text:style-name="T3924"><text:s/>16</text:span><text:span text:style-name="T3925"> Ὅταν γὰρ γένηται αὐτοῖς ἀντιλογία, καὶ ἔλθωσι πρός με, διακρίνω ἕκαστον, καὶ συμβιβάζω αὐτοὺς τὰ προστάγματα τοῦ Θυ καὶ τὸν νόμον αὐτοῦ.</text:span><text:span text:style-name="T3926"><text:s/>17</text:span><text:span text:style-name="T3927"> Εἶπε δὲ ὁ γαμβρὸς Μωυσῆ πρὸς αὐτόν, οὐκ ὀρθῶς σὺ ποιεῖς τὸ ῥῆμα τοῦτο.</text:span><text:span text:style-name="T3928"><text:s/>18</text:span><text:span text:style-name="T3929"> Φθορᾷ καταφθαρήσῃ ἀνυπομονήτῳ καὶ σὺ, καὶ πᾶς ὁ λαὸς οὗτος, ὅς ἐστι μετὰ σοῦ· βαρύ σοι τὸ ῥῆμα τοῦτο· οὐ δυνήσῃ ποιεῖν σὺ μόνος.</text:span><text:span text:style-name="T3930"><text:s/>19</text:span><text:span text:style-name="T3931"> Νῦν οὖν ἄκουσόν μου, καὶ συμβουλεύσω σοι, καὶ ἔσται ὁ Θς μετὰ σοῦ· γίνου σὺ τῷ λαῷ τὰ πρὸς τὸν Θεõν, καὶ ἀνοίσεις τοὺς λόγους αὐτῶν πρὸς τὸν Θν.</text:span><text:span text:style-name="T3932"><text:s/>20</text:span><text:span text:style-name="T3933"> Καὶ διαμαρτύρῃ αὐτοῖς τὰ προστάγματα τοῦ Θυ καὶ τὸν νόμον αὐτοῦ,<text:s/></text:span><text:soft-page-break/><text:span text:style-name="T3934">καὶ σημανεῖς αὐτοῖς τὰς ὁδούς ἐν αἷς πορεύσονται ἐν αὐταῖς, καὶ τὰ ἔργα ἃ ποιήσουσι.</text:span><text:span text:style-name="T3935"><text:s/>21</text:span><text:span text:style-name="T3936"> Καὶ σὺ σεαυτῷ σκέψαι ἀπὸ παντὸς τοῦ λαοῦ ἄνδρας δυνατούς, θεοσεβεῖς, ἄνδρας δικαίους, μισοῦντας ὑπερηφανίαν, καὶ καταστήσεις ἐπ’ αὐτῶν χιλιάρχους καὶ ἑκατοντάρχους καὶ πεντηκοντάρχους καὶ δεκαδάρχους.</text:span><text:span text:style-name="T3937"><text:s/>22</text:span><text:span text:style-name="T3938"> Καὶ κρινοῦσι τὸν λαὸν πᾶσαν ὥραν· τὸ δὲ ῥῆμα τὸ ὑπέρογκον ἀνοίσουσιν ἐπὶ σὲ· τὰ δὲ βραχέα τῶν κριμάτων κρινοῦσιν αὐτοὶ· καὶ κουφιοῦσιν ἀπὸ σοῦ, καὶ συναντιλήψονταί σοι.</text:span><text:span text:style-name="T3939"><text:s/>23</text:span><text:span text:style-name="T3940"> Ἐὰν τὸ ῥῆμα τοῦτο ποιήσῃς, κατισχύσει σε ὁ Θς, καὶ δυνήσῃ παραστῆναι, καὶ πᾶς ὁ λαὸς οὗτος εἰς τὸν ἑαυτοῦ τόπον μετ’ εἰρήνης ἥξει.</text:span><text:span text:style-name="T3941"><text:s/>24</text:span><text:span text:style-name="T3942"> Ἤκουσε δὲ Μωυσῆς τῆς φωνῆς τοῦ γαμβροῦ, καὶ ἐποίησεν ὅσα εἶπεν αὐτῷ.</text:span><text:span text:style-name="T3943"><text:s/>25</text:span><text:span text:style-name="T3944"> Καὶ ἐπέλεξε Μωυσῆς ἄνδρας δυνατοὺς ἀπὸ παντὸς Ἰσραὴλ, καὶ ἐποίησεν αὐτοὺς ἐπ’ αὐτῶν χιλιάρχους καὶ ἑκατοντάρχους καὶ πεντηκοντάρχους καὶ δεκαδάρχους.</text:span><text:span text:style-name="T3945"><text:s/>26</text:span><text:span text:style-name="T3946"> Καὶ ἐκρίνοσαν τὸν λαὸν πᾶσαν ὥραν· πᾶν δὲ ῥῆμα ὑπέρογκον ἀνεφέροσαν ἐπὶ Μωυσῆν· πᾶν δὲ ῥῆμα ἐλαφρὸν ἐκρίνοσαν αὐτοί.</text:span><text:span text:style-name="T3947"><text:s/>27</text:span><text:span text:style-name="T3948"> Ἐξαπέστειλε δὲ Μωυσῆς τὸν ἑαυτοῦ γαμβρὸν, καὶ ἀπῆλθεν εἰς τὴν γῆν αὐτοῦ.</text:span></text:p>
            <text:p text:style-name="P3949">Exodus 19</text:p>
            <text:p text:style-name="P3950"><text:span text:style-name="T3951">1</text:span><text:span text:style-name="T3952"> Τοῦ δὲ μηνὸς τοῦ τρίτου τῆς ἐξόδου τῶν υἱῶν Ἰσραὴλ ἐκ γῆς Αἰγύπτου τῇ ἡμέρᾳ ταύτῃ, ἤλθοσαν εἰς τὴν ἔρημον τοῦ Σινά.</text:span><text:span text:style-name="T3953"><text:s/>2</text:span><text:span text:style-name="T3954"> Καὶ ἀπῇραν ἐκ Ῥαφιδεὶν, καὶ ἤλθοσαν εἰς τὴν ἔρημον τοῦ Σινὰ, καὶ παρενέβαλεν ἐκεῖ Ἰσραὴλ κατέναντι τοῦ ὄρους.</text:span><text:span text:style-name="T3955"><text:s/>3</text:span><text:span text:style-name="T3956"> Καὶ Μωυσῆς ἀνέβη εἰς τὸ ὄρος τοῦ Θυ· καὶ ἐκάλεσεν αὐτὸν ὁ Θς ἐκ τοῦ ὄρους, λέγων, τάδε ἐρεῖς τῷ οἴκῳ Ἰακὼβ, καὶ ἀναγγελεῖς τοῖς υἱοῖς Ἰσραήλ.</text:span><text:span text:style-name="T3957"><text:s/>4</text:span><text:span text:style-name="T3958"> Αὐτοὶ ἑωράκατε ὅσα πεποίηκα τοῖς Αἰγυπτίοις, καὶ ἀνέλαβον ὑμᾶς ὡσεὶ ἐπὶ πτερύγων ἀετῶν, καὶ προσηγαγόμην ὑμᾶς πρὸς ἐμαυτόν.</text:span><text:span text:style-name="T3959"><text:s/>5</text:span><text:span text:style-name="T3960"> Καὶ νῦν ἐὰν ἀκοῇ ἀκούσητε τῆς ἐμῆς φωνῆς, καὶ φυλάξητε τὴν διαθήκην μου, ἔσεσθέ μοι λαὸς περιούσιος ἀπό πάντων τῶν ἐθνῶν· ἐμὴ γάρ ἐστι πᾶσα ἡ γῆ.</text:span><text:span text:style-name="T3961"><text:s/>6</text:span><text:span text:style-name="T3962"> Ὑμεῖς δὲ ἔσεσθέ μοι βασίλειον ἱεράτευμα καὶ ἔθνος ἅγιον· ταῦτα τὰ ῥήματα ἐρεῖς τοῖς υἱοῖς Ἰσραήλ.</text:span><text:span text:style-name="T3963"><text:s/>7</text:span><text:span text:style-name="T3964"> Ἦλθε δὲ Μωυσῆς, καὶ ἐκάλεσε τοὺς πρεσβυτέρους τοῦ λαοῦ· καὶ παρέθηκεν αὐτοῖς πάντας τοὺς λόγους τούτους, οὓς συνέταξεν αὐτοῖς ὁ Θς.</text:span><text:span text:style-name="T3965"><text:s/>8</text:span><text:span text:style-name="T3966"> Ἀπεκρίθη δὲ πᾶς ὁ λαὸς ὁμοθυμαδὸν, καὶ εἶπαν, πάντα ὅσα εἶπεν ὁ Θς, ποιήσομεν καὶ ἀκουσόμεθα· ἀνήνεγκε δὲ Μωυσῆς τοὺς λόγους τούτους πρὸς τὸν Θν.</text:span><text:span text:style-name="T3967"><text:s/>9</text:span><text:span text:style-name="T3968"> Εἶπε δὲ Κς πρὸς Μωυσῆν, ἰδοὺ ἐγὼ παραγίνομαι πρὸς σὲ ἐν στύλῳ νεφέλης, ἵνα ἀκούσῃ ὁ λαὸς λαλοῦντός μου πρὸς σὲ, καὶ σοὶ πιστεύσωσιν εἰς τὸν αἰῶνα· ἀνήγγειλε δὲ Μωυσῆς τὰ ῥήματα τοῦ λαοῦ πρὸς Κν.</text:span><text:span text:style-name="T3969"><text:s/>10</text:span><text:span text:style-name="T3970"> Εἶπε δὲ Κς πρὸς Μωυσῆν, Καταβὰς διαμάρτυραι τῷ λαῷ, καὶ ἅγνισον<text:s/></text:span><text:soft-page-break/><text:span text:style-name="T3971">αὐτοὺς σήμερον καὶ αὔριον, καὶ πλυνάτωσαν τὰ ἱμάτια,</text:span><text:span text:style-name="T3972"><text:s/>11</text:span><text:span text:style-name="T3973"> καὶ ἔστωσαν ἕτοιμοι εἰς τὴν ἡμέραν τὴν τρίτην· τῇ γὰρ ἡμέρᾳ τῇ τρίτῃ καταβήσεται Κς ἐπὶ τὸ ὄρος τὸ Σινὰ, ἐναντίον παντὸς τοῦ λαοῦ.</text:span><text:span text:style-name="T3974"><text:s/>12</text:span><text:span text:style-name="T3975"> Καὶ ἀφοριεῖς τὸν λαὸν κύκλῳ, λέγων, προσέχετε ἑαυτοῖς τοῦ ἀναβῆναι εἰς τὸ ὄρος, καὶ θίγειν τι αὐτοῦ· πᾶς ὁ ἁψάμενος τοῦ ὄρους, θανάτῳ τελευτήσει.</text:span><text:span text:style-name="T3976"><text:s/>13</text:span><text:span text:style-name="T3977"> Οὐχ ἅψεται αὐτοῦ χείρ· ἐν γὰρ λίθοις λιθοβοληθήσεται, ἢ βολίδι κατατοξευθήσεται· ἐάν τε κτῆνος ἐάν τε ἄνθρωπος, οὐ ζήσεται· ὅταν αἱ φωναὶ καὶ αἱ σάλπιγγες καὶ ἡ νεφέλη ἀπέλθῃ ἀπὸ τοῦ ὄρους, ἐκεῖνοι ἀναβήσονται ἐπὶ τὸ ὄρος. ​</text:span><text:span text:style-name="T3978"><text:s/>14</text:span><text:span text:style-name="T3979"> Κατέβη δὲ Μωυσῆς ἐκ τοῦ ὄρους πρὸς τὸν λαὸν, καὶ ἡγίασεν αὐτούς· καὶ ἔπλυναν τὰ ἱμάτια.</text:span><text:span text:style-name="T3980"><text:s/>15</text:span><text:span text:style-name="T3981"> Καὶ εἶπε τῷ λαῷ, γίνεσθε ἕτοιμοι, τρεῖς ἡμέρας μὴ προσέλθητε γυναικί.</text:span><text:span text:style-name="T3982"><text:s/>16</text:span><text:span text:style-name="T3983"> Ἐγένετο δὲ τῇ ἡμέρᾳ τῇ τρίτῃ γενηθέντος πρὸς ὄρθρον, καὶ ἐγίνοντο φωναὶ καὶ ἀστραπαὶ καὶ νεφέλη γνοφώδης ἐπ’ ὄρους Σινά· φωνὴ τῆς σάλπιγγος ἤχει μέγα· καὶ ἐπτοήθη πᾶς ὁ λαὸς ὁ ἐν τῇ παρεμβολῇ.</text:span><text:span text:style-name="T3984"><text:s/>17</text:span><text:span text:style-name="T3985"> Καὶ ἐξήγαγε Μωυσῆς τὸν λαὸν εἰς συνάντησιν τοῦ Θυ ἐκ τῆς παρεμβολῆς· καὶ παρέστησαν ὑπὸ τὸ ὄρος.</text:span><text:span text:style-name="T3986"><text:s/>18</text:span><text:span text:style-name="T3987"> Τὸ ὄρος τὸ Σινὰ ἐκαπνίζετο ὅλον, διὰ τὸ καταβεβηκέναι ἐπ’ αὐτὸ τὸν Θν ἐν πυρί· καὶ ἀνέβαινεν ὁ καπνὸς, ὡσεὶ καπνὸς καμίνου· καὶ ἐξέστη πᾶς ὁ λαὸς σφόδρα.</text:span><text:span text:style-name="T3988"><text:s/>19</text:span><text:span text:style-name="T3989"> Ἐγίνοντο δὲ αἱ φωναὶ τῆς σάλπιγγος προβαίνουσαι ἰσχυρότεραι σφόδρα. Μωυσῆς ἐλάλησεν, ὁ δὲ Θς ἀπεκρίνατο αὐτῷ φωνῇ.</text:span><text:span text:style-name="T3990"><text:s/>20</text:span><text:span text:style-name="T3991"> Κατέβη δὲ Κς ἐπὶ τὸ ὄρος τὸ Σινὰ ἐπὶ τὴν κορυφὴν τοῦ ὄρους· καὶ ἐκάλεσε Κς Μωυσῆν ἐπὶ τὴν κορυφὴν τοῦ ὄρους· καὶ ἀνέβη Μωυσῆς.</text:span><text:span text:style-name="T3992"><text:s/>21</text:span><text:span text:style-name="T3993"> Καὶ εἶπεν ὁ Θς πρὸς Μωυσῆν, λέγων, καταβὰς διαμάρτυραι τῷ λαῷ, μή ποτε ἐγγίσωσι πρὸς τὸν Θν κατανοῆσαι, καὶ πέσωσιν ἐξ αὐτῶν πλῆθος.</text:span><text:span text:style-name="T3994"><text:s/>22</text:span><text:span text:style-name="T3995"> Καὶ οἱ ἱερεῖς οἱ ἐγγίζοντες Κω τῷ Θω ἁγιασθήτωσαν, μήποτε ἀπαλλάξῃ ἀπ’ αὐτῶν Κς. ​</text:span><text:span text:style-name="T3996"><text:s/>23</text:span><text:span text:style-name="T3997"> Καὶ εἶπε Μωυσῆς πρὸς τὸν Θν, οὐ δυνήσεται ὁ λαὸς προσαναβῆναι πρὸς τὸ ὄρος τὸ Σινά· σὺ γὰρ διαμεμαρτύρησαι ἡμῖν, λέγων, ἀφόρισαι τὸ ὄρος, καὶ ἁγίασαι αὐτό.</text:span><text:span text:style-name="T3998"><text:s/>24</text:span><text:span text:style-name="T3999"> Εἶπε δὲ αὐτῷ Κς, βάδιζε, κατάβηθι, καὶ ἀνάβηθι σὺ καὶ Ἀαρὼν μετὰ σοῦ· οἱ δὲ ἱερεῖς καὶ ὁ λαὸς μὴ βιαζέσθωσαν ἀναβῆναι πρὸς τὸν Θν, μή ποτε ἀπολέσῃ ἀπ’ αὐτῶν Κς.</text:span><text:span text:style-name="T4000"><text:s/>25</text:span><text:span text:style-name="T4001"> Κατέβη δὲ Μωυσῆς πρὸς τὸν λαὸν, καὶ εἶπεν αὐτοῖς.</text:span></text:p>
            <text:p text:style-name="P4002">Exodus 20</text:p>
            <text:p text:style-name="P4003"><text:span text:style-name="T4004">1</text:span><text:span text:style-name="T4005"> Καὶ ἐλάλησε Κς πάντας τοὺς λόγους τούτους, λέγων,</text:span><text:span text:style-name="T4006"><text:s/>2</text:span><text:span text:style-name="T4007"> ἐγώ εἰμι Κς ὁ Θς σου, ὅστις ἐξήγαγόν σε ἐκ γῆς Αἰγύπτου, ἐξ οἴκου δουλείας.</text:span><text:span text:style-name="T4008"><text:s/>3</text:span><text:span text:style-name="T4009"> Οὐκ ἔσονταί σοι θεοὶ ἕτεροι πλὴν ἐμοῦ.</text:span><text:span text:style-name="T4010"><text:s/>4</text:span><text:span text:style-name="T4011"> Οὐ ποιήσεις σεαυτῷ εἴδωλον, οὐδὲ παντὸς ὁμοίωμα, ὅσα ἐν τῷ οὐρανῷ ἄνω, καὶ ὅσα ἐν τῇ γῇ κάτω, καὶ ὅσα ἐν τοῖς ὕδασιν ὑποκάτω τῆς γῆς.</text:span><text:span text:style-name="T4012"><text:s/>5</text:span><text:span text:style-name="T4013"> Οὐ προσκυνήσεις αὐτοῖς, οὐδὲ μὴ λατρεύσεις αὐτοῖς· ἐγὼ γάρ εἰμι Κς ὁ Θς σου, Θς<text:s/></text:span><text:soft-page-break/><text:span text:style-name="T4014">ζηλωτής, ἀποδιδοὺς ἁμαρτίας πατέρων ἐπὶ τέκνα, ἕως τρίτης καὶ τετάρτης γενεᾶς τοῖς μισοῦσί με,</text:span><text:span text:style-name="T4015"><text:s/>6</text:span><text:span text:style-name="T4016"> καὶ ποιῶν ἔλεος εἰς χιλιάδας τοῖς ἀγαπῶσί με, καὶ τοῖς φυλάσσουσι τὰ προστάγματά μου.</text:span><text:span text:style-name="T4017"><text:s/>7</text:span><text:span text:style-name="T4018"> Οὐ λήψῃ τὸ ὄνομα Κυ τοῦ Θυ σου ἐπί ματαίῳ· οὐ γὰρ μὴ καθαρίσῃ Κς ὁ Θς σου τὸν λαμβάνοντα τὸ ὄνομα αὐτοῦ ἐπὶ ματαίῳ.</text:span><text:span text:style-name="T4019"><text:s/>8</text:span><text:span text:style-name="T4020"> Μνήσθητι τὴν ἡμέραν τῶν σαββάτων ἁγιάζειν αὐτήν.</text:span><text:span text:style-name="T4021"><text:s/>9</text:span><text:span text:style-name="T4022"> Ἓξ ἡμέρας ἐργᾷ, καὶ ποιήσεις πάντα τὰ ἔργα σου.</text:span><text:span text:style-name="T4023"><text:s/>10</text:span><text:span text:style-name="T4024"> Τῇ δὲ ἡμέρᾳ τῇ ἑβδόμῃ, σάββατα Κω τῷ Θω σου· οὐ ποιήσεις ἐν αὐτῇ πᾶν ἔργον σὺ, καὶ ὁ υἱός σου, καὶ ἡ θυγάτηρ σου, ὁ παῖς σου, καὶ ἡ παιδίσκη σου, ὁ βοῦς σου, καὶ τὸ ὑποζύγιόν σου, καὶ πᾶν κτῆνός σου, καὶ ὁ προσήλυτος ὁ παροικῶν ἐν σοί.</text:span><text:span text:style-name="T4025"><text:s/>11</text:span><text:span text:style-name="T4026"> Ἐν γὰρ ἓξ ἡμέραις ἐποίησε Κς τὸν οὐρανὸν καὶ τὴν γῆν καὶ τὴν θάλασσαν καὶ πάντα τὰ ἐν αὐτοῖς, καὶ κατέπαυσε τῇ ἡμέρᾳ τῇ ἑβδόμῃ· διὰ τοῦτο εὐλόγησε Κς τὴν ἡμέραν τὴν ἑβδόμην, καὶ ἡγίασεν αὐτήν.</text:span><text:span text:style-name="T4027"><text:s/>12</text:span><text:span text:style-name="T4028"> Τίμα τὸν πατέρα σου, καὶ τὴν μητέρα σου, ἵνα εὖ σοι γένηται, καὶ ἵνα μακροχρόνιος γένῃ ἐπὶ τῆς γῆς τῆς ἀγαθῆς, ἧς Κς ὁ Θς σου δίδωσί σοι.</text:span><text:span text:style-name="T4029"><text:s/>13<text:s/></text:span><text:span text:style-name="T4030">15(13) Οὐ φονεύσεις.</text:span><text:span text:style-name="T4031"><text:s/>14<text:s/></text:span><text:span text:style-name="T4032">13(14) Οὐ μοιχεύσεις.</text:span><text:span text:style-name="T4033"><text:s/>15<text:s/></text:span><text:span text:style-name="T4034">14(15) Οὐ κλέψεις.</text:span><text:span text:style-name="T4035"><text:s/>16</text:span><text:span text:style-name="T4036"> Οὐ ψευδομαρτυρήσεις κατὰ τοῦ πλησίον σου μαρτυρίαν ψευδῆ.</text:span><text:span text:style-name="T4037"><text:s/>17</text:span><text:span text:style-name="T4038"> Οὐκ ἐπιθυμήσεις τὴν γυναῖκα τοῦ πλησίον σου· οὐκ ἐπιθυμήσεις τὴν οἰκίαν τοῦ πλησίον σου, οὔτε τὸν ἀγρὸν αὐτοῦ, οὔτε τὸν παῖδα αὐτοῦ, οὔτε τὴν παιδίσκην αὐτοῦ, οὔτε τοῦ βοὸς αὐτοῦ, οὔτε τοῦ ὑποζυγίου αὐτοῦ, οὔτε παντὸς κτήνους αὐτοῦ, οὔτε ὅσα τῷ πλησίον σου ἐστί. ​</text:span><text:span text:style-name="T4039"><text:s/>18</text:span><text:span text:style-name="T4040"> Καὶ πᾶς ὁ λαὸς ἑώρα τὴν φωνὴν, καὶ τὰς λαμπάδας, καὶ τὴν φωνὴν τῆς σάλπιγγος, καὶ τὸ ὄρος τὸ καπνίζον· φοβηθέντες δὲ πᾶς ὁ λαὸς ἔστησαν μακρόθεν.</text:span><text:span text:style-name="T4041"><text:s/>19</text:span><text:span text:style-name="T4042"> Καὶ εἶπαν πρὸς Μωυσῆν, λάλησον σὺ ἡμῖν, καὶ μὴ λαλείτω πρὸς ἡμᾶς ὁ Θς, μὴ ἀποθάνωμεν.</text:span><text:span text:style-name="T4043"><text:s/>20</text:span><text:span text:style-name="T4044"> Καὶ λέγει αὐτοῖς Μωυσῆς, θαρσεῖτε· ἕνεκεν γὰρ τοῦ πειράσαι ὑμᾶς παρεγενήθη ὁ Θς πρὸς ὑμᾶς, ὅπως ἂν γένηται ὁ φόβος αὐτοῦ ἐν ὑμῖν, ἵνα μὴ ἁμαρτάνητε.</text:span><text:span text:style-name="T4045"><text:s/>21</text:span><text:span text:style-name="T4046"> Εἱστήκει δὲ ὁ λαὸς μακρόθεν, Μωυσῆς δὲ εἰσῆλθεν εἰς τὸν γνόφον, οὗ ἦν ὁ Θς.</text:span><text:span text:style-name="T4047"><text:s/>22</text:span><text:span text:style-name="T4048"> Εἶπε δὲ Κς πρὸς Μωυσῆν, τάδε ἐρεῖς τῷ οἴκῳ Ἰακὼβ, καὶ ἀναγγελεῖς τοῖς υἱοῖς Ἰσραήλ· ὑμεῖς ἑωράκατε, ὅτι ἐκ τοῦ οὐρανοῦ λελάληκα πρὸς ὑμᾶς.</text:span><text:span text:style-name="T4049"><text:s/>23</text:span><text:span text:style-name="T4050"> Οὐ ποιήσετε ὑμῖν αὐτοῖς θεοὺς ἀργυροῦς, καὶ θεοὺς χρυσοῦς οὐ ποιήσετε ὑμῖν αὐτοῖς.</text:span><text:span text:style-name="T4051"><text:s/>24</text:span><text:span text:style-name="T4052"> Θυσιαστήριον ἐκ γῆς ποιήσετέ μοι, καὶ θύσετε ἐπ’ αὐτοῦ τὰ ὁλοκαυτώματα ὑμῶν, καὶ τὰ σωτήρια ὑμῶν, καὶ τὰ πρόβατα, καὶ τοὺς μόσχους ὑμῶν ἐν παντὶ τόπῳ, οὗ ἐὰν ἐπονομάσω τὸ ὄνομά μου ἐκεῖ, καὶ ἥξω πρὸς σὲ, καὶ εὐλογήσω σε.</text:span><text:span text:style-name="T4053"><text:s/>25</text:span><text:span text:style-name="T4054"> Ἐὰν δὲ θυσιαστήριον ἐκ λίθων ποιῇς μοι, οὐκ οἰκοδομήσεις αὐτοὺς τμητούς· τὸ γὰρ ἐγχειρίδιόν σου ἐπιβέβληκας ἐπ’ αὐτούς, καὶ μεμίανται.</text:span><text:span text:style-name="T4055"><text:s/>26</text:span><text:span text:style-name="T4056"> Οὐκ ἀναβήσῃ ἐν ἀναβαθμίσιν ἐπὶ τὸ θυσιαστήριόν μου,<text:s/></text:span><text:soft-page-break/><text:span text:style-name="T4057">ὅπως ἂν μὴ ἀποκαλύψῃς τὴν ἀσχημοσύνην σου ἐπ’ αὐτοῦ.</text:span></text:p>
            <text:p text:style-name="P4058">Exodus 21</text:p>
            <text:p text:style-name="P4059"><text:span text:style-name="T4060">1</text:span><text:span text:style-name="T4061"> Καὶ ταῦτα τὰ δικαιώματα, ἃ παραθήσῃ ἐνώπιον αὐτῶν.</text:span><text:span text:style-name="T4062"><text:s/>2</text:span><text:span text:style-name="T4063"> Ἐὰν κτήσῃ παῖδα Ἑβραῖον, ἓξ ἔτη δουλεύσει σοι· τῷ δὲ ἑβδόμῳ ἔτει ἀπελεύσεται ἐλεύθερος δωρεάν.</text:span><text:span text:style-name="T4064"><text:s/>3</text:span><text:span text:style-name="T4065"> Ἐὰν αὐτὸς μόνος εἰσέλθῃ, καὶ μόνος ἐξελεύσεται· ἐὰν δὲ γυνὴ συνεισέλθῃ μετ’ αὐτοῦ, ἐξελεύσεται καὶ ἡ γυνὴ αὐτοῦ.</text:span><text:span text:style-name="T4066"><text:s/>4</text:span><text:span text:style-name="T4067"> Καὶ ἐὰν δὲ ὁ κύριος δῷ αὐτῷ γυναῖκα, καὶ τέκῃ αὐτῷ υἱοὺς ἢ θυγατέρας, ἡ γυνὴ καὶ τὰ παιδία ἔσται τῷ κυρίῳ αὐτοῦ, αὐτὸς δὲ μόνος ἐξελεύσεται.</text:span><text:span text:style-name="T4068"><text:s/>5</text:span><text:span text:style-name="T4069"> Ἐὰν δὲ ἀποκριθεὶς εἴπῃ ὁ παῖς, ἠγάπησα τὸν κύριόν μου, καὶ τὴν γυναῖκα, καὶ τὰ παιδία, οὐκ ἀποτρέχω ἐλεύθερος·</text:span><text:span text:style-name="T4070"><text:s/>6</text:span><text:span text:style-name="T4071"> προσάξει αὐτὸν ὁ κύριος αὐτοῦ πρὸς τὸ κριτήριον τοῦ Θυ, καὶ τότε προσάξει αὐτὸν ἐπὶ τὴν θύραν ἐπὶ τὸν σταθμὸν, καὶ τρυπήσει ὁ κύριος αὐτοῦ τὸ οὖς τῷ ὀπητίῳ, καὶ δουλεύσει αὐτῷ εἰς τὸν αἰῶνα. ​</text:span><text:span text:style-name="T4072"><text:s/>7</text:span><text:span text:style-name="T4073"> Ἐὰν δέ τις ἀποδῶται τὴν ἑαυτοῦ θυγατέρα οἰκέτιν, οὐκ ἀπελεύσεται, ὥσπερ ἀποτρέχουσιν αἱ δοῦλαι.</text:span><text:span text:style-name="T4074"><text:s/>8</text:span><text:span text:style-name="T4075"> Ἐὰν μὴ εὐαρεστήσῃ τῷ κυρίῳ αὐτῆς, ἣν αὐτῷ καθωμολογήσατο, ἀπολυτρώσει αὐτήν· ἔθνει δὲ ἀλλοτρίῳ οὐ κύριός ἐστι πωλεῖν αὐτήν, ὅτι ἠθέτησεν ἐν αὐτῇ.</text:span><text:span text:style-name="T4076"><text:s/>9</text:span><text:span text:style-name="T4077"> Ἐὰν δὲ τῷ υἱῷ καθομολογήσηται αὐτὴν, κατὰ τὸ δικαίωμα τῶν θυγατέρων ποιήσει αὐτῇ.</text:span><text:span text:style-name="T4078"><text:s/>10</text:span><text:span text:style-name="T4079"> Ἐὰν δὲ ἄλλην λάβῃ ἑαυτῷ, τὰ δέοντα καὶ τὸν ἱματισμὸν καὶ τὴν ὁμιλίαν αὐτῆς οὐκ ἀποστερήσει.</text:span><text:span text:style-name="T4080"><text:s/>11</text:span><text:span text:style-name="T4081"> Ἐὰν δὲ τὰ τρία ταῦτα μὴ ποιήσῃ αὐτῇ, ἐξελεύσεται δωρεὰν ἄνευ ἀργυρίου.</text:span><text:span text:style-name="T4082"><text:s/>12</text:span><text:span text:style-name="T4083"> Ἐὰν δὲ πατάξῃ τίς τινα, καὶ ἀποθάνῃ, θανάτῳ θανατούσθω·</text:span><text:span text:style-name="T4084"><text:s/>13</text:span><text:span text:style-name="T4085"> Ὁ δὲ οὐχ ἑκών, ἀλλ’ ὁ Θς παρέδωκεν εἰς τὰς χεῖρας αὐτοῦ, δώσω σοι τόπον οὗ φεύξεται ἐκεῖ ὁ φονεύσας.</text:span><text:span text:style-name="T4086"><text:s/>14</text:span><text:span text:style-name="T4087"> Ἐὰν δέ τις ἐπιθῆται τῷ πλησίον ἀποκτεῖναι αὐτὸν δόλῳ, καὶ καταφύγῃ, ἀπὸ τοῦ θυσιαστηρίου μου λήψῃ αὐτὸν θανατῶσαι.</text:span><text:span text:style-name="T4088"><text:s/>15</text:span><text:span text:style-name="T4089"> Ὃς τύπτει πατέρα αὐτοῦ ἢ μητέρα αὐτοῦ, θανάτῳ θανατούσθω.</text:span><text:span text:style-name="T4090"><text:s/>16<text:s/></text:span><text:span text:style-name="T4091">17(16) Ὃς ἐὰν κλέψῃ τίς τινα τῶν υἱῶν Ἰσραὴλ, καὶ καταδυναστεύσας αὐτὸν ἀποδῶται, καὶ εὑρεθῇ ἐν αὐτῷ, θανάτῳ τελευτάτω.</text:span><text:span text:style-name="T4092"><text:s/>17<text:s/></text:span><text:span text:style-name="T4093">16(17) Ὁ κακολογῶν πατέρα αὐτοῦ ἢ μητέρα αὐτοῦ, τελευτήσει θανάτῳ.</text:span><text:span text:style-name="T4094"><text:s/>18</text:span><text:span text:style-name="T4095"> Ἐὰν δὲ λοιδορῶνται δύο ἄνδρες, καὶ πατάξωσι τὸν πλησίον λίθῳ ἢ πυγμῇ, καὶ μὴ ἀποθάνῃ, κατακλιθῇ δὲ ἐπὶ τὴν κοίτην,</text:span><text:span text:style-name="T4096"><text:s/>19</text:span><text:span text:style-name="T4097"> ἐὰν ἐξαναστὰς ὁ ἄνθρωπος περιπατήσῃ ἔξω ἐπὶ ῥάβδου, ἀθῷος ἔσται ὁ πατάξας· πλὴν τῆς ἀργίας αὐτοῦ ἀποτίσει, καὶ τὰ ἰατρεῖα.</text:span><text:span text:style-name="T4098"><text:s/>20</text:span><text:span text:style-name="T4099"> Ἐὰν δέ τις πατάξῃ τὸν παῖδα αὐτοῦ ἢ τὴν παιδίσκην αὐτοῦ ἐν ῥάβδῳ, καὶ ἀποθάνῃ ὑπὸ τὰς χεῖρας αὐτοῦ, δίκῃ ἐκδικηθήσεται.</text:span><text:span text:style-name="T4100"><text:s/>21</text:span><text:span text:style-name="T4101"> Ἐὰν δὲ διαβιώσῃ ἡμέραν μίαν ἢ δύο, οὐκ ἐκδικηθήσεται· τὸ γὰρ ἀργύριον αὐτοῦ ἐστιν.</text:span><text:span text:style-name="T4102"><text:s/>22</text:span><text:span text:style-name="T4103"> Ἐὰν δὲ μάχωνται δύο ἄνδρες, καὶ πατάξωσι γυναῖκα ἐν γαστρὶ ἔχουσαν. καὶ ἐξέλθῃ τὸ παιδίον αὐτῆς μὴ ἐξεικονισμένον, ἐπιζήμιον<text:s/></text:span><text:soft-page-break/><text:span text:style-name="T4104">ζημιωθήσεται· καθότι ἂν ἐπιβάλῃ ὁ ἀνὴρ τῆς γυναικὸς, δώσει μετὰ ἀξιώματος.</text:span><text:span text:style-name="T4105"><text:s/>23</text:span><text:span text:style-name="T4106"> Ἐὰν δὲ ἐξεικονισμένον ᾖ, δώσει ψυχὴν ἀντὶ ψυχῆς,</text:span><text:span text:style-name="T4107"><text:s/>24</text:span><text:span text:style-name="T4108"> Ὀφθαλμὸν ἀντὶ ὀφθαλμοῦ, ὀδόντα ἀντὶ ὀδόντος, χεῖρα ἀντὶ χειρὸς, πόδα ἀντὶ ποδὸς,</text:span><text:span text:style-name="T4109"><text:s/>25</text:span><text:span text:style-name="T4110"> κατάκαυμα ἀντὶ κατακαύματος, τραῦμα ἀντὶ τραύματος, μώλωπα ἀντὶ μώλωπος.</text:span><text:span text:style-name="T4111"><text:s/>26</text:span><text:span text:style-name="T4112"> Ἐὰν δέ τις πατάξῃ τὸν ὀφθαλμὸν τοῦ οἰκέτου αὐτοῦ, ἢ τὸν ὀφθαλμὸν τῆς θεραπαίνης αὐτοῦ, καὶ ἐκτυφλώσῃ, ἐλευθέρους ἐξαποστελεῖ αὐτοὺς ἀντὶ τοῦ ὀφθαλμοῦ αὐτῶν.</text:span><text:span text:style-name="T4113"><text:s/>27</text:span><text:span text:style-name="T4114"> Ἐὰν δὲ τὸν ὀδόντα τοῦ οἰκέτου, ἢ τὸν ὀδόντα τῆς θεραπαίνης αὐτοῦ ἐκκόψῃ, ἐλευθέρους ἐξαποστελεῖ αὐτοὺς ἀντὶ τοῦ ὀδόντος αὐτῶν.</text:span><text:span text:style-name="T4115"><text:s/>28</text:span><text:span text:style-name="T4116"> Ἐὰν δὲ κερατίσῃ ταῦρος ἄνδρα ἢ γυναῖκα καὶ ἀποθάνῃ, λίθοις λιθοβοληθήσεται ὁ ταῦρος, καὶ οὐ βρωθήσεται τὰ κρέα αὐτοῦ· ὁ δὲ κύριος τοῦ ταύρου ἀθῷος ἔσται.</text:span><text:span text:style-name="T4117"><text:s/>29</text:span><text:span text:style-name="T4118"> Ἐὰν δὲ ὁ ταῦρος κερατιστὴς ᾖ πρὸ τῆς χθὲς καὶ πρὸ τῆς τρίτης, καὶ διαμαρτύρωνται τῷ κυρίῳ αὐτοῦ, καὶ μὴ ἀφανίσῃ αὐτὸν, ἀνέλῃ δὲ ἄνδρα ἢ γυναῖκα, ὁ ταῦρος λιθοβοληθήσεται, καὶ ὁ κύριος αὐτοῦ προσαποθανεῖται.</text:span><text:span text:style-name="T4119"><text:s/>30</text:span><text:span text:style-name="T4120"> Ἐὰν δὲ λύτρα ἐπιβληθῇ αὐτῷ, δώσει λύτρα τῆς ψυχῆς αὐτοῦ ὅσα ἐὰν ἐπιβάλωσιν αὐτῷ.</text:span><text:span text:style-name="T4121"><text:s/>31</text:span><text:span text:style-name="T4122"> Ἐὰν δὲ υἱὸν ἢ θυγατέρα κερατίσῃ, κατὰ τὸ δικαίωμα τοῦτο ποιήσωσιν αὐτῷ.</text:span><text:span text:style-name="T4123"><text:s/>32</text:span><text:span text:style-name="T4124"> Ἐὰν δὲ παῖδα κερατίσῃ ὁ ταῦρος ἢ παιδίσκην, ἀργυρίου τριάκοντα δίδραχμα δώσει τῷ κυρίῳ αὐτῶν, καὶ ὁ ταῦρος λιθοβοληθήσεται.</text:span><text:span text:style-name="T4125"><text:s/>33</text:span><text:span text:style-name="T4126"> Ἐὰν δέ τις ἀνοίξῃ λάκκον ἢ λατομήσῃ λάκκον, καὶ μὴ καλύψῃ αὐτὸν, καὶ ἐμπέσῃ ἐκεῖ μόσχος ἢ ὄνος,</text:span><text:span text:style-name="T4127"><text:s/>34</text:span><text:span text:style-name="T4128"> ὁ κύριος τοῦ λάκκου ἀποτίσει, ἀργύριον δώσει τῷ κυρίῳ αὐτῶν· τὸ δὲ τετελευτηκὸς αὐτῷ ἔσται.</text:span><text:span text:style-name="T4129"><text:s/>35</text:span><text:span text:style-name="T4130"> Ἐὰν δὲ κερατίσῃ τινὸς ταῦρος τὸν ταῦρον τοῦ πλησίον, καὶ τελευτήσῃ, ἀποδώσονται τὸν ταῦρον τὸν ζῶντα, καὶ διελοῦνται τὸ ἀργύριον αὐτοῦ, καὶ τὸν ταῦρον τὸν τεθνηκότα διελοῦνται.</text:span><text:span text:style-name="T4131"><text:s/>36</text:span><text:span text:style-name="T4132"> Ἐὰν δὲ γνωρίζηται ὁ ταῦρος ὅτι κερατιστής ἐστι πρὸ τῆς χθὲς καὶ πρὸ τῆς τρίτης ἡμέρας, καὶ διαμεμαρτυρημένοι ὦσι τῷ κυρίῳ αὐτοῦ, καὶ μὴ ἀφανίσῃ αὐτὸν, ἀποτίσει ταῦρον ἀντὶ ταύρου, ὁ δὲ τετελευτηκὼς αὐτῷ ἔσται. ​</text:span></text:p>
            <text:p text:style-name="P4133">Exodus 22</text:p>
            <text:p text:style-name="P4134"><text:span text:style-name="T4135">1</text:span><text:span text:style-name="T4136"> Ἐὰν δέ τις κλέψῃ μόσχον ἢ πρόβατον, καὶ σφάξῃ ἢ ἀποδῶται, πέντε μόσχους ἀποτίσει ἀντὶ τοῦ μόσχου, καὶ τέσσαρα πρόβατα ἀντὶ τοῦ προβάτου.</text:span><text:span text:style-name="T4137"><text:s/>2</text:span><text:span text:style-name="T4138"> Ἐὰν δὲ ἐν τῷ διορύγματι εὑρεθῇ ὁ κλέπτης, καὶ πληγεὶς ἀποθάνῃ, οὐκ ἔστιν αὐτῷ φόνος.</text:span><text:span text:style-name="T4139"><text:s/>3</text:span><text:span text:style-name="T4140"> Ἐὰν δὲ ἀνατείλῃ ὁ ἥλιος ἐπ’ αὐτῷ, ἔνοχός ἐστιν, ἀνταποθανεῖται· ἐὰν δὲ μὴ ὑπάρχῃ αὐτῷ, πραθήτω ἀντὶ τοῦ κλέμματος.</text:span><text:span text:style-name="T4141"><text:s/>4</text:span><text:span text:style-name="T4142"> Ἐὰν δὲ καταληφθῇ καὶ εὑρεθῇ ἐν τῇ χειρὶ αὐτοῦ τὸ κλέμμα ἀπό τε ὄνου ἕως προβάτου ζῶντα, διπλᾶ αὐτὰ ἀποτίσει.</text:span><text:span text:style-name="T4143"><text:s/>5</text:span><text:span text:style-name="T4144"> Ἐὰν δὲ καταβοσκήσῃ τις ἀγρὸν ἢ ἀμπελῶνα, καὶ ἀφῇ τὸ κτῆνος αὐτοῦ καταβοσκῆσαι ἀγρὸν ἕτερον, ἀποτίσει ἐκ τοῦ ἀγροῦ αὐτοῦ κατὰ τὸ γέννημα αὐτοῦ· ἐὰν δὲ πάντα τὸν ἀγρὸν<text:s/></text:span><text:soft-page-break/><text:span text:style-name="T4145">καταβοσκήσῃ, τὰ βέλτιστα τοῦ ἀγροῦ αὐτοῦ καὶ τὰ βέλτιστα τοῦ ἀμπελῶνος αὐτοῦ ἀποτίσει.</text:span><text:span text:style-name="T4146"><text:s/>6</text:span><text:span text:style-name="T4147"> Ἐὰν δὲ ἐξελθὸν πῦρ εὕρῃ ἀκάνθας, καὶ προσεμπρήσῃ ἅλωνας ἢ στάχυς ἢ πεδίον, ἀποτίσει ὁ τὸ πῦρ ἐκκαύσας. ​</text:span><text:span text:style-name="T4148"><text:s/>7</text:span><text:span text:style-name="T4149"> Ἐὰν δέ τις δῷ τῷ πλησίον ἀργύριον ἢ σκεύη φυλάξαι, καὶ κλαπῇ ἐκ τῆς οἰκίας τοῦ ἀνθρώπου, ἐὰν εὑρεθῇ ὁ κλέψας, ἀποτίσει τὸ διπλοῦν.</text:span><text:span text:style-name="T4150"><text:s/>8</text:span><text:span text:style-name="T4151"> Ἐὰν δὲ μὴ εὑρεθῇ ὁ κλέψας, προσελεύσεται ὁ κύριος τῆς οἰκίας ἐνώπιον τοῦ Θυ, καὶ ὀμεῖται ἦ μὴν μὴ αὐτὸν πεπονηρεῦσθαι ἐφ’ ὅλης τῆς παρακαταθήκης τοῦ πλησίον,</text:span><text:span text:style-name="T4152"><text:s/>9</text:span><text:span text:style-name="T4153"> κατὰ πᾶν ῥητὸν ἀδίκημα, περί τε μόσχου, καὶ ὑποζυγίου, καὶ προβάτου, καὶ ἱματίου, καὶ πάσης ἀπωλείας τῆς ἐγκαλουμένης· ὅ, τι οὖν ἂν ᾖ, ἐνώπιον τοῦ Θυ ἐλεύσεται ἡ κρίσις ἀμφοτέρων, καὶ ὁ ἁλοὺς διὰ τοῦ Θυ, ἀποτίσει διπλοῦν τῷ πλησίον.</text:span><text:span text:style-name="T4154"><text:s/>10</text:span><text:span text:style-name="T4155"> Ἐὰν δέ τις δῷ τῷ πλησίον ὑποζύγιον ἢ μόσχον ἢ πρόβατον ἢ πᾶν κτῆνος φυλάξαι, καὶ συντριβῇ ἢ τελευτήσῃ ἢ αἰχμάλωτον γένηται, καὶ μηδεὶς γνῷ,</text:span><text:span text:style-name="T4156"><text:s/>11</text:span><text:span text:style-name="T4157"> ὅρκος ἔσται τοῦ Θυ ἀνὰ μέσον ἀμφοτέρων, ἦ μὴν μὴ αὐτὸν πεπονηρεῦσθαι καθόλου τῆς παρακαταθήκης τοῦ πλησίον· καὶ οὕτως προσδέξεται ὁ κύριος αὐτοῦ, καὶ οὐκ ἀποτίσει.</text:span><text:span text:style-name="T4158"><text:s/>12</text:span><text:span text:style-name="T4159"> Ἐὰν δὲ κλαπῇ παρ’ αὐτοῦ, ἀποτίσει τῷ κυρίῳ.</text:span><text:span text:style-name="T4160"><text:s/>13</text:span><text:span text:style-name="T4161"> Ἐὰν δὲ θηριάλωτον γένηται, ἄξει αὐτὸν ἐπὶ τὴν θήραν, καὶ οὐκ ἀποτίσει.</text:span><text:span text:style-name="T4162"><text:s/>14</text:span><text:span text:style-name="T4163"> Ἐὰν δὲ αἰτήσῃ τις παρὰ τοῦ πλησίον, καὶ συντριβῇ ἢ ἀποθάνῃ ἢ αἰχμάλωτον γένηται, ὁ δὲ κύριος μὴ ᾖ μετ’ αὐτοῦ, ἀποτίσει.</text:span><text:span text:style-name="T4164"><text:s/>15</text:span><text:span text:style-name="T4165"> Ἐὰν δὲ ὁ κύριος ᾖ μετ’ αὐτοῦ, οὐκ ἀποτίσει· ἐὰν δὲ μισθωτὸς ᾖ, ἔσται αὐτῷ ἀντὶ τοῦ μισθοῦ αὐτοῦ. ​</text:span><text:span text:style-name="T4166"><text:s/>16</text:span><text:span text:style-name="T4167"> Ἐὰν δὲ ἀπατήσῃ τις παρθένον ἀμνήστευτον, καὶ κοιμηθῇ μετ’ αὐτῆς, φερνῇ φερνιεῖ αὐτὴν αὐτῷ γυναῖκα.</text:span><text:span text:style-name="T4168"><text:s/>17</text:span><text:span text:style-name="T4169"> Ἐὰν δὲ ἀνανεύων ἀνανεύσῃ, καὶ μὴ βούληται ὁ πατὴρ αὐτῆς δοῦναι αὐτὴν αὐτῷ γυναῖκα, ἀργύριον ἀποτίσει τῷ πατρὶ καθ’ ὅσον ἐστὶν ἡ φερνὴ τῶν παρθένων.</text:span><text:span text:style-name="T4170"><text:s/>18</text:span><text:span text:style-name="T4171"> Φαρμακοὺς οὐ περιποιήσετε.</text:span><text:span text:style-name="T4172"><text:s/>19</text:span><text:span text:style-name="T4173"> Πᾶν κοιμώμενον μετὰ κτήνους θανάτῳ ἀποκτενεῖτε αὐτούς.</text:span><text:span text:style-name="T4174"><text:s/>20</text:span><text:span text:style-name="T4175"> Ὁ θυσιάζων θεοῖς θανάτῳ ἐξολοθρευθήσεται, πλὴν Κω μόνῳ. ​</text:span><text:span text:style-name="T4176"><text:s/>21</text:span><text:span text:style-name="T4177"> καὶ προσήλυτον οὐ κακώσετε, οὐδὲ μὴ θλίψητε αὐτόν· ἦτε γὰρ προσήλυτοι ἐν γῇ Αἰγύπτῳ.</text:span><text:span text:style-name="T4178"><text:s/>22</text:span><text:span text:style-name="T4179"> Πᾶσαν χήραν καὶ ὀρφανὸν οὐ κακώσετε.</text:span><text:span text:style-name="T4180"><text:s/>23</text:span><text:span text:style-name="T4181"> Ἐὰν δὲ κακίᾳ κακώσητε αὐτοὺς, καὶ κεκράξαντες καταβοήσωσι πρός με, ἀκοῇ εἰσακούσομαι τῆς φωνῆς αὐτῶν,</text:span><text:span text:style-name="T4182"><text:s/>24</text:span><text:span text:style-name="T4183"> καὶ ὀργισθήσομαι θυμῷ, καὶ ἀποκτενῶ ὑμᾶς μαχαίρᾳ, καὶ ἔσονται αἱ γυναῖκες ὑμῶν χῆραι, καὶ τὰ παιδία ὑμῶν ὀρφανά.</text:span><text:span text:style-name="T4184"><text:s/>25</text:span><text:span text:style-name="T4185"> Ἐὰν δὲ ἀργύριον ἐκδανείσῃς τῷ ἀδελφῷ τῷ πενιχρῷ παρὰ σοί, οὐκ ἔσῃ αὐτὸν κατεπείγων, οὐκ ἐπιθήσεις αὐτῷ τόκον.</text:span><text:span text:style-name="T4186"><text:s/>26</text:span><text:span text:style-name="T4187"> Ἐὰν δὲ ἐνεχύρασμα ἐνεχυράσῃς τὸ ἱμάτιον τοῦ πλησίον, πρὸ δυσμῶν ἡλίου ἀποδώσεις αὐτῷ.</text:span><text:span text:style-name="T4188"><text:s/>27</text:span><text:span text:style-name="T4189"> Ἔστι γὰρ τοῦτο περιβόλαιον αὐτοῦ, μόνον τοῦτο τὸ ἱμάτιον ἀσχημοσύνης αὐτοῦ· ἐν τίνι<text:s/></text:span><text:soft-page-break/><text:span text:style-name="T4190">κοιμηθήσεται; ἐὰν οὖν καταβοήσῃ πρός με, εἰσακούσομαι αὐτοῦ· ἐλεήμων γάρ εἰμι.</text:span><text:span text:style-name="T4191"><text:s/>28</text:span><text:span text:style-name="T4192"> Θεοὺς οὐ κακολογήσεις, καὶ ἄρχοντα τοῦ λαοῦ σου οὐ κακῶς ἐρεῖς.</text:span><text:span text:style-name="T4193"><text:s/>29</text:span><text:span text:style-name="T4194"> Ἀπαρχὰς ἅλωνος καὶ ληνοῦ σου οὐ καθυστερήσεις· τὰ πρωτότοκα τῶν υἱῶν σου δώσεις ἐμοί.</text:span><text:span text:style-name="T4195"><text:s/>30</text:span><text:span text:style-name="T4196"> Οὕτω ποιήσεις τὸν μόσχον σου καὶ τὸ πρόβατόν σου καὶ τὸ ὑποζύγιόν σου· ἑπτὰ ἡμέρας ἔσται ὑπὸ τὴν μητέρα, τῇ δὲ ὀγδόῃ ἡμέρᾳ ἀποδώσεις μοι αὐτό.</text:span><text:span text:style-name="T4197"><text:s/>31</text:span><text:span text:style-name="T4198"> Καὶ ἄνδρες ἅγιοι ἔσεσθέ μοι· καὶ κρέας θηριάλωτον οὐκ ἔδεσθε, τῷ κυνὶ ἀποῤῥίψατε αὐτό.</text:span></text:p>
            <text:p text:style-name="P4199">Exodus 23</text:p>
            <text:p text:style-name="P4200"><text:span text:style-name="T4201">1</text:span><text:span text:style-name="T4202"> Οὐ παραδέξῃ ἀκοὴν ματαίαν· οὐ συγκαταθήσῃ μετὰ τοῦ ἀδίκου γενέσθαι μάρτυς ἄδικος.</text:span><text:span text:style-name="T4203"><text:s/>2</text:span><text:span text:style-name="T4204"> Οὐκ ἔσῃ μετὰ πλειόνων ἐπὶ κακίᾳ· οὐ προστεθήσῃ μετὰ πλήθους ἐκκλῖναι μετὰ τῶν πλειόνων, ὥστε ἐκκλῖναι κρίσιν.</text:span><text:span text:style-name="T4205"><text:s/>3</text:span><text:span text:style-name="T4206"> Καὶ πένητα οὐκ ἐλεήσεις ἐν κρίσει.</text:span><text:span text:style-name="T4207"><text:s/>4</text:span><text:span text:style-name="T4208"> Ἐὰν δὲ συναντήσῃς τῷ βοῒ τοῦ ἐχθροῦ σου, ἢ τῷ ὑποζυγίῳ αὐτοῦ πλανωμένοις, ἀποστρέψας ἀποδώσεις αὐτῷ.</text:span><text:span text:style-name="T4209"><text:s/>5</text:span><text:span text:style-name="T4210"> Ἐὰν δὲ ἴδῃς τὸ ὑποζύγιον τοῦ ἐχθροῦ σου πεπτωκὸς ὑπὸ τὸν γόνον αὐτοῦ, οὐ παρελεύσῃ αὐτὸ, ἀλλὰ συναρεῖς αὐτὸ μετ’ αὐτοῦ. ​</text:span><text:span text:style-name="T4211"><text:s/>6</text:span><text:span text:style-name="T4212"> Οὐ διαστρέψεις κρίμα πένητος ἐν κρίσει αὐτοῦ.</text:span><text:span text:style-name="T4213"><text:s/>7</text:span><text:span text:style-name="T4214"> Ἀπὸ παντὸς ῥήματος ἀδίκου ἀποστήσῃ· ἀθῷον καὶ δίκαιον οὐκ ἀποκτενεῖς· καὶ οὐ δικαιώσεις τὸν ἀσεβῆ ἕνεκεν δώρων.</text:span><text:span text:style-name="T4215"><text:s/>8</text:span><text:span text:style-name="T4216"> Καὶ δῶρα οὐ λήψῃ· τὰ γὰρ δῶρα ἐκτυφλοῖ ὀφθαλμοὺς βλεπόντων, καὶ λυμαίνεται ῥήματα δίκαια.</text:span><text:span text:style-name="T4217"><text:s/>9</text:span><text:span text:style-name="T4218"> Καὶ προσήλυτον οὐ θλίψετε· ὑμεῖς γὰρ οἴδατε τὴν ψυχὴν τοῦ προσηλύτου· αὐτοὶ γὰρ προσήλυτοι ἦτε ἐν γῇ Αἰγύπτῳ.</text:span><text:span text:style-name="T4219"><text:s/>10</text:span><text:span text:style-name="T4220"> ῝Εξ ἔτη σπερεῖς τὴν γῆν σου, καὶ συνάξεις τὰ γεννήματα αὐτῆς.</text:span><text:span text:style-name="T4221"><text:s/>11</text:span><text:span text:style-name="T4222"> Τῷ δὲ ἑβδόμῳ ἄφεσιν ποιήσεις, καὶ ἀνήσεις αὐτὴν, καὶ ἔδονται οἱ πτωχοὶ τοῦ ἔθνους σου· τὰ δὲ ὑπολειπόμενα ἔδεται τὰ ἄγρια θηρία· οὕτω ποιήσεις τὸν ἀμπελῶνά σου, καὶ τὸν ἐλαιῶνά σου.</text:span><text:span text:style-name="T4223"><text:s/>12</text:span><text:span text:style-name="T4224"> Ἓξ ἡμέρας ποιήσεις τὰ ἔργα σου, τῇ δὲ ἡμέρᾳ τῇ ἑβδόμῃ, ἀνάπαυσις· ἵνα ἀναπαύσηται ὁ βοῦς σου, καὶ τὸ ὑποζύγιόν σου, καὶ ἵνα ἀναψύξῃ ὁ υἱὸς τῆς παιδίσκης σου καὶ ὁ προσήλυτος.</text:span><text:span text:style-name="T4225"><text:s/>13</text:span><text:span text:style-name="T4226"> Πάντα ὅσα εἴρηκα πρὸς ὑμᾶς, φυλάξασθε· καὶ ὄνομα Θεῶν ἑτέρων οὐκ ἀναμνησθήσεσθε, οὐδὲ μὴ ἀκουσθῇ ἐκ τοῦ στόματος ὑμῶν. ​</text:span><text:span text:style-name="T4227"><text:s/>14</text:span><text:span text:style-name="T4228"> Τρεῖς καιροὺς τοῦ ἐνιαυτοῦ ἑορτάσατέ μοι.</text:span><text:span text:style-name="T4229"><text:s/>15</text:span><text:span text:style-name="T4230"> Τὴν ἑορτὴν τῶν ἀζύμων φυλάξασθε ποιεῖν· ἑπτὰ ἡμέρας ἔδεσθε ἄζυμα, καθάπερ ἐνετειλάμην σοι κατὰ τὸν καιρὸν τοῦ μηνὸς τῶν νέων· ἐν γὰρ αὐτῷ ἐξῆλθες ἐξ Αἰγύπτου· οὐκ ὀφθήσῃ ἐνώπιόν μου κενός.</text:span><text:span text:style-name="T4231"><text:s/>16</text:span><text:span text:style-name="T4232"> Καὶ ἑορτὴν θερισμοῦ πρωτογεννημάτων ποιήσεις τῶν ἔργων σου, ὧν ἐὰν σπείρῃς ἐν τῷ ἀγρῷ σου, καὶ ἑορτὴν συντελείας ἐπ’ ἐξόδου τοῦ ἐνιαυτοῦ ἐν τῇ συναγωγῇ τῶν ἔργων σου τῶν ἐκ τοῦ ἀγροῦ σου.</text:span><text:span text:style-name="T4233"><text:s/>17</text:span><text:span text:style-name="T4234"> Τρεῖς καιροὺς τοῦ ἐνιαυτοῦ ὀφθήσεται πᾶν ἀρσενικόν σου ἐνώπιον Κυ τοῦ Θυ σου.</text:span><text:span text:style-name="T4235"><text:s/>18</text:span><text:span text:style-name="T4236"> Ὅταν γὰρ ἐκβάλω τὰ ἔθνη ἀπὸ προσώπου σου, καὶ ἐμπλατύνω<text:s/></text:span><text:soft-page-break/><text:span text:style-name="T4237">τὰ ὅριά σου, οὐ θύσεις ἐπὶ ζύμῃ αἷμα θυσιάσματός μου, οὐδὲ μὴ κοιμηθῇ στέαρ τῆς ἑορτῆς μου ἕως πρωΐ.</text:span><text:span text:style-name="T4238"><text:s/>19</text:span><text:span text:style-name="T4239"> Τὰς ἀπαρχὰς τῶν πρωτογεννημάτων τῆς γῆς σου εἰσοίσεις εἰς τὸν οἶκον Κυ τοῦ Θυ σου· οὐχ ἑψήσεις ἄρνα ἐν γάλακτι μητρὸς αὐτοῦ.</text:span><text:span text:style-name="T4240"><text:s/>20</text:span><text:span text:style-name="T4241"> Καὶ ἰδοὺ ἐγὼ ἀποστέλλω τὸν ἄγγελόν μου πρὸ προσώπου σου, ἵνα φυλάξῃ σε ἐν τῇ ὁδῷ, ὅπως εἰσαγάγῃ σε εἰς τὴν γῆν, ἣν ἡτοίμασά σοι.</text:span><text:span text:style-name="T4242"><text:s/>21</text:span><text:span text:style-name="T4243"> Πρόσεχε σεαυτῷ, καὶ εἰσάκουε αὐτοῦ, καὶ μὴ ἀπείθει αὐτῷ, οὐ γὰρ μὴ ὑποστείληταί σε· τὸ γὰρ ὄνομά μού ἐστιν ἐπ’ αὐτῷ.</text:span><text:span text:style-name="T4244"><text:s/>22</text:span><text:span text:style-name="T4245"> Ἐὰν ἀκοῇ ἀκούσητε τῆς ἐμῆς φωνῆς, καὶ ποιήσῃς πάντα ὅσα ἂν ἐντείλωμαί σοι, καὶ φυλάξητε τὴν διαθήκην μου, ἔσεσθέ μοι λαὸς περιούσιος ἀπὸ πάντων τῶν ἐθνῶν· ἐμὴ γάρ ἐστι πᾶσα ἡ γῆ· ὑμεῖς δὲ ἔσεσθέ μοι βασίλειον ἱεράτευμα, καὶ ἔθνος ἅγιον· ταῦτα τὰ ῥήματα ἐρεῖς τοῖς υἱοῖς Ἰσραὴλ, ἐὰν ἀκοῇ ἀκούσητε τῆς φωνῆς μου, καὶ ποιήσητε πάντα ὅσα ἂν εἴπω σοι, ἐχθρεύσω τοῖς ἐχθροῖς σου, καὶ ἀντικείσομαι τοῖς ἀντικειμένοις σοι.</text:span><text:span text:style-name="T4246"><text:s/>23</text:span><text:span text:style-name="T4247"> Πορεύσεται γὰρ ὁ ἄγγελός μου ἡγούμενός σου, καὶ εἰσάξει σε πρὸς τὸν Ἀμοῤῥαῖον, καὶ Χετταῖον, καὶ Φερεζαῖον, καὶ Χαναναῖον, καὶ Γεργεσαῖον, καὶ Εὐαῖον, καὶ Ἰεβουσαῖον, καὶ ἐκτρίψω αὐτούς.</text:span><text:span text:style-name="T4248"><text:s/>24</text:span><text:span text:style-name="T4249"> Οὐ προσκυνήσεις τοῖς θεοῖς αὐτῶν, οὐδὲ μὴ λατρεύσῃς αὐτοῖς· οὐ ποιήσεις κατὰ τὰ ἔργα αὐτῶν· ἀλλὰ καθαιρέσει καθελεῖς, καὶ συντρίβων συντρίψεις τὰς στήλας αὐτῶν.</text:span><text:span text:style-name="T4250"><text:s/>25</text:span><text:span text:style-name="T4251"> Καὶ λατρεύσεις Κω τῷ Θω σου· καὶ εὐλογήσω τὸν ἄρτον σου καὶ τὸν οἶνόν σου καὶ τὸ ὕδωρ σου, καὶ ἀποστρέψω μαλακίαν ἀφ’ ὑμῶν.</text:span><text:span text:style-name="T4252"><text:s/>26</text:span><text:span text:style-name="T4253"> Οὐκ ἔσται ἄγονος, οὐδὲ στείρα ἐπὶ τῆς γῆς σου· τὸν ἀριθμὸν τῶν ἡμερῶν σου ἀναπληρῶν ἀναπληρώσω.</text:span><text:span text:style-name="T4254"><text:s/>27</text:span><text:span text:style-name="T4255"> Καὶ τὸν φόβον ἀποστελῶ ἡγούμενόν σου, καὶ ἐκστήσω πάντα τά ἔθνη, εἰς οὓς σὺ εἰσπορεύῃ εἰς αὐτοὺς· καὶ δώσω πάντας τούς ὑπεναντίους σου φυγάδας.</text:span><text:span text:style-name="T4256"><text:s/>28</text:span><text:span text:style-name="T4257"> Καὶ ἀποστελῶ τὰς σφηκίας προτέρας σου· καὶ ἐκβαλεῖς τοὺς Ἀμοῤῥαίους, καὶ τοὺς Εὐαίους, καὶ τοὺς Χαναναίους, καὶ τοὺς Χετταίους ἀπό σοῦ.</text:span><text:span text:style-name="T4258"><text:s/>29</text:span><text:span text:style-name="T4259"> Οὐκ ἐκβαλῶ αὐτοὺς ἐν ἐνιαυτῷ ἑνί, ἵνα μὴ γένηται ἡ γῆ ἔρημος, καὶ πολλὰ γένηται ἐπὶ σὲ τὰ θηρία τῆς γῆς.</text:span><text:span text:style-name="T4260"><text:s/>30</text:span><text:span text:style-name="T4261"> Κατὰ μικρὸν ἐκβαλῶ αὐτοὺς ἀπὸ σοῦ, ἕως ἂν αὐξηθῇς καὶ κληρονομήσῃς τὴν γῆν.</text:span><text:span text:style-name="T4262"><text:s/>31</text:span><text:span text:style-name="T4263"> Καὶ θήσω τὰ ὅριά σου ἀπὸ τῆς ἐρυθρᾶς θαλάσσης, ἕως τῆς θαλάσσης τῆς Φυλιστιεὶμ· καὶ ἀπὸ τῆς ἐρήμου, ἕως τοῦ μεγάλου ποταμοῦ Εὐφράτου· καὶ παραδώσω εἰς τὰς χεῖρας ὑμῶν τοὺς ἐγκαθημένους ἐν τῇ γῇ, καὶ ἐκβαλῶ αὐτοὺς ἀπὸ σοῦ.</text:span><text:span text:style-name="T4264"><text:s/>32</text:span><text:span text:style-name="T4265"> Οὐ συγκαταθήσῃ αὐτοῖς καὶ τοῖς θεοῖς αὐτῶν διαθήκην.</text:span><text:span text:style-name="T4266"><text:s/>33</text:span><text:span text:style-name="T4267"> Καὶ οὐκ ἐγκαθήσονται ἐν τῇ γῇ σου, ἵνα μὴ ἁμαρτεῖν σε ποιήσωσι πρὸς με· ἐὰν γὰρ δουλεύσῃς τοῖς θεοῖς αὐτῶν, οὗτοι ἔσονταί σοι πρόσκομμα.</text:span></text:p>
            <text:p text:style-name="P4268">Exodus 24</text:p>
            <text:p text:style-name="P4269"><text:span text:style-name="T4270">1</text:span><text:span text:style-name="T4271"> Καὶ Μωυσῇ εἶπεν, ἀνάβηθι πρὸς τὸν Κν σὺ καὶ<text:s/></text:span><text:soft-page-break/><text:span text:style-name="T4272">Ἀαρὼν, καὶ Ναδὰβ, καὶ Ἀβιοὺδ, καὶ ἑβδημήκοντα τῶν πρεσβυτέρων Ἰσραήλ· καὶ προσκυνήσουσι μακρόθεν τῷ Κω.</text:span><text:span text:style-name="T4273"><text:s/>2</text:span><text:span text:style-name="T4274"> Καὶ ἐγγιεῖ Μωυσῆς μόνος πρὸς τὸν Θν, αὐτοὶ δὲ οὐκ ἐγγιοῦσιν, ὁ δὲ λαὸς οὐ συναναβήσεται μετ’ αὐτῶν.</text:span><text:span text:style-name="T4275"><text:s/>3</text:span><text:span text:style-name="T4276"> Εἰσῆλθε δὲ Μωυσῆς, καὶ διηγήσατο τῷ λαῷ πάντα τὰ ῥήματα τοῦ Θυ καὶ τὰ δικαιώματα· ἀπεκρίθη δὲ πᾶς ὁ λαὸς φωνῇ μιᾷ, λέγοντες, πάντας τοὺς λόγους, οὓς ἐλάλησε Κς, ποιήσομεν, καὶ ἀκουσόμεθα.</text:span><text:span text:style-name="T4277"><text:s/>4</text:span><text:span text:style-name="T4278"> Καὶ ἔγραψε Μωυσῆς πάντα τὰ ῥήματα Κυ· ὀρθρίσας δὲ Μωυσῆς τὸ πρωῒ ᾠκοδόμησε θυσιαστήριον ὑπὸ τὸ ὄρος, καὶ δώδεκα λίθους εἰς τὰς δώδεκα φυλὰς τοῦ Ἰσραήλ.</text:span><text:span text:style-name="T4279"><text:s/>5</text:span><text:span text:style-name="T4280"> Καὶ ἐξαπέστειλε τοὺς νεανίσκους τῶν υἱῶν Ἰσραὴλ, καὶ ἀνήνεγκαν ὁλοκαυτώματα· καὶ ἔθυσαν θυσίαν σωτηρίου τῷ Θω μοσχάρια.</text:span><text:span text:style-name="T4281"><text:s/>6</text:span><text:span text:style-name="T4282"> Λαβὼν δὲ Μωυσῆς τὸ ἥμισυ τοῦ αἵματος, ἐνέχεεν εἰς κρατῆρας, τὸ δὲ ἥμισυ τοῦ αἵματος προσέχεε πρὸς τὸ θυσιαστήριον.</text:span><text:span text:style-name="T4283"><text:s/>7</text:span><text:span text:style-name="T4284"> Καὶ λαβὼν τὸ βιβλίον τῆς διαθήκης, ἀνέγνω εἰς τὰ ὦτα τοῦ λαοῦ· καὶ εἶπαν, πάντα ὅσα ἐλάλησε Κς, ποιήσομεν καὶ ἀκουσόμεθα.</text:span><text:span text:style-name="T4285"><text:s/>8</text:span><text:span text:style-name="T4286"> Λαβὼν δὲ Μωυσῆς τὸ αἷμα, κατεσκέδασε τοῦ λαοῦ, καὶ εἶπεν, ἰδοὺ τὸ αἷμα τῆς διαθήκης, ἧς διέθετο Κς πρὸς ὑμᾶς περὶ πάντων τῶν λόγων τούτων. ​</text:span><text:span text:style-name="T4287"><text:s/>9</text:span><text:span text:style-name="T4288"> Καὶ ἀνέβη Μωυσῆς καὶ Ἀαρὼν, καὶ Ναδὰβ, καὶ Ἀβιοῦδ, καὶ ἑβδομήκοντα τῆς γερουσίας Ἰσραήλ.</text:span><text:span text:style-name="T4289"><text:s/>10</text:span><text:span text:style-name="T4290"> Καὶ εἶδον τὸν τόπον οὗ εἱστήκει ὁ Θς τοῦ Ἰσραήλ· καὶ τά ὑπὸ τοὺς πόδας αὐτοῦ, ὡσεὶ ἔργον πλίνθου σαπφείρου, καὶ ὥσπερ εἶδος στερεώματος τοῦ οὐρανοῦ τῇ καθαριότητι.</text:span><text:span text:style-name="T4291"><text:s/>11</text:span><text:span text:style-name="T4292"> Καὶ τῶν ἐπιλέκτων τοῦ Ἰσραὴλ οὐ διεφώνησεν οὐδὲ εἷς· καὶ ὤφθησαν ἐν τῷ τόπῳ τοῦ Θυ, καὶ ἔφαγον καὶ ἔπιον.</text:span><text:span text:style-name="T4293"><text:s/>12</text:span><text:span text:style-name="T4294"> Καὶ εἶπε Κς πρὸς Μωυσῆν, ἀνάβηθι πρός με εἰς τὸ ὄρος, καὶ ἴσθι ἐκεῖ· καὶ δώσω σοι τὰ πυξία τὰ λίθινα, τὸν νόμον καὶ τὰς ἐντολας, ἃς ἔγραψα νομοθετῆσαι αὐτοῖς.</text:span><text:span text:style-name="T4295"><text:s/>13</text:span><text:span text:style-name="T4296"> Καὶ ἀναστὰς Μωυσῆς καὶ Ἰησοῦς ὁ παρεστηκὼς αὐτῷ, ἀνέβησαν εἰς τὸ ὄρος τοῦ Θυ.</text:span><text:span text:style-name="T4297"><text:s/>14</text:span><text:span text:style-name="T4298"> Καὶ τοῖς πρεσβυτέροις εἶπαν, ἡσυχάζετε αὐτοῦ, ἕως ἀναστρέψωμεν πρὸς ὑμᾶς· καὶ ἰδοὺ Ἀαρὼν καὶ Ὢρ μεθ’ ὑμῶν· ἐάν τινι συμβῇ κρίσις, προσπορευέσθωσαν αὐτοῖς.</text:span><text:span text:style-name="T4299"><text:s/>15</text:span><text:span text:style-name="T4300"> Καὶ ἀνέβη Μωυσῆς καὶ Ἰησοῦς εἰς τό ὄρος· καί ἐκάλυψεν ἡ νεφέλη τὸ ὄρος.</text:span><text:span text:style-name="T4301"><text:s/>16</text:span><text:span text:style-name="T4302"> Καὶ κατέβη ἡ δόξα τοῦ Θυ ἐπὶ τὸ ὄρος τὸ Σινά, καὶ ἐκάλυψεν αὐτὸ ἡ νεφέλη ἓξ ἡμέρας· καὶ ἐκάλεσε Κς τὸν Μωυσῆν τῇ ἡμέρᾳ τῇ ἑβδόμῃ ἐκ μέσου τῆς νεφέλης.</text:span><text:span text:style-name="T4303"><text:s/>17</text:span><text:span text:style-name="T4304"> Τὸ δὲ εἶδος τῆς δόξης Κυ, ὡσεὶ πῦρ φλέγον ἐπὶ τῆς κορυφῆς τοῦ ὄρους, ἐναντίον τῶν υἱῶν Ἰσραήλ.</text:span><text:span text:style-name="T4305"><text:s/>18</text:span><text:span text:style-name="T4306"> Καὶ εἰσῆλθε Μωυσῆς εἰς τὸ μέσον τῆς νεφέλης, καὶ ἀνέβη εἰς τὸ ὄρος· καὶ ἦν ἐκεῖ ἐν τῷ ὄρει τεσσαράκοντα ἡμέρας καὶ τεσσαράκοντα νύκτας.</text:span></text:p>
            <text:p text:style-name="P4307">Exodus 25</text:p>
            <text:p text:style-name="P4308"><text:span text:style-name="T4309">1</text:span><text:span text:style-name="T4310"> Καὶ ἐλάλησε Κς πρὸς Μωυσῆν, λέγων,</text:span><text:span text:style-name="T4311"><text:s/>2</text:span><text:span text:style-name="T4312"> εἶπον τοῖς υἱοῖς Ἰσραὴλ, καὶ λάβετε ἀπαρχὰς παρὰ πάντων, οἷς ἂν δόξῃ τῇ καρδίᾳ, καὶ λήψεσθε τὰς ἀπαρχάς μου.</text:span><text:span text:style-name="T4313"><text:s/></text:span><text:soft-page-break/><text:span text:style-name="T4314">3</text:span><text:span text:style-name="T4315"> Καὶ αὕτη ἐστὶν ἡ ἀπαρχή, ἣν λήψεσθε παρ’ αὐτῶν· χρυσίον, καὶ ἀργύριον, καὶ χαλκὸν,</text:span><text:span text:style-name="T4316"><text:s/>4</text:span><text:span text:style-name="T4317"> καὶ ὑάκινθον, καὶ πορφύραν, καὶ κόκκινον διπλοῦν, καὶ βύσσον κεκλωσμένην, καὶ τρίχας αἰγείας,</text:span><text:span text:style-name="T4318"><text:s/>5</text:span><text:span text:style-name="T4319"> καὶ δέρματα κριῶν ἠρυθροδανωμένα, καὶ δέρματα ὑακίνθινα, καὶ ξύλα ἄσηπτα,</text:span><text:span text:style-name="T4320"><text:s/>6</text:span><text:span text:style-name="T4321"> καὶ ἔλαιον εἰς τὴν φαῦσιν, θυμιάματα εἰς τὸ ἔλαιον τῆς χρίσεως, καὶ εἰς τὴν σύνθεσιν τοῦ θυμιάματος,</text:span><text:span text:style-name="T4322"><text:s/>7</text:span><text:span text:style-name="T4323"> καὶ λίθους Σαρδίου, καὶ λίθους εἰς τὴν γλυφὴν εἰς τὴν ἐπωμίδα, καὶ τὸν ποδήρη.</text:span><text:span text:style-name="T4324"><text:s/>8</text:span><text:span text:style-name="T4325"> Καὶ ποιήσεις μοι ἁγίασμα, καὶ ὀφθήσομαι ἐν ὑμῖν·</text:span><text:span text:style-name="T4326"><text:s/>9</text:span><text:span text:style-name="T4327"> Καὶ ποιήσεις μοι κατὰ πάντα ὅσα σοι δεικνύω ἐν τῷ ὄρει, τὸ παράδειγμα τῆς σκηνῆς, καὶ τὸ παράδειγμα πάντων τῶν σκευῶν αὐτῆς· οὕτω ποιήσεις.</text:span><text:span text:style-name="T4328"><text:s/>10</text:span><text:span text:style-name="T4329"> Καὶ ποιήσεις κιβωτὸν μαρτυρίου ἐκ ξύλων ἀσήπτων, δύο πήχεων καὶ ἡμίσους τὸ μῆκος, καὶ πήχεως καὶ ἡμίσους τὸ πλάτος, καὶ πήχεως καὶ ἡμίσους τὸ ὕψος.</text:span><text:span text:style-name="T4330"><text:s/>11</text:span><text:span text:style-name="T4331"> Καὶ καταχρυσώσεις αὐτὴν χρυσίῳ καθαρῷ, ἔσωθεν καὶ ἔξωθεν χρυσώσεις αὐτήν· καὶ ποιήσεις αὐτῇ κυμάτια χρυσᾶ στρεπτὰ κύκλῳ.</text:span><text:span text:style-name="T4332"><text:s/>12</text:span><text:span text:style-name="T4333"> Καὶ ἐλάσεις αὐτῇ τέσσαρας δακτυλίους χρυσοῦς, καὶ ἐπιθήσεις ἐπὶ τὰ τέσσαρα κλίτη· δύο δακτυλίους ἐπὶ τὸ κλίτος τὸ ἓν, καὶ δύο δακτυλίους ἐπὶ τὸ κλίτος τὸ δεύτερον.</text:span><text:span text:style-name="T4334"><text:s/>13</text:span><text:span text:style-name="T4335"> Ποιήσεις δὲ ἀναφορεῖς ξύλα ἄσηπτα, καὶ καταχρυσώσεις αὐτὰ χρυσίῳ·</text:span><text:span text:style-name="T4336"><text:s/>14</text:span><text:span text:style-name="T4337"> Καὶ εἰσάξεις τοὺς ἀναφορεῖς εἰς τοὺς δακτυλίους τοὺς ἐν τοῖς κλίτεσι τῆς κιβωτοῦ, αἴρειν τὴν κιβωτὸν ἐν αὐτοῖς.</text:span><text:span text:style-name="T4338"><text:s/>15</text:span><text:span text:style-name="T4339"> Ἐν τοῖς δακτυλίοις τῆς κιβωτοῦ ἔσονται οἱ ἀναφορεῖς ἀκίνητοι.</text:span><text:span text:style-name="T4340"><text:s/>16</text:span><text:span text:style-name="T4341"> Καὶ ἐμβαλεῖς εἰς τὴν κιβωτὸν τὰ μαρτύρια, ἃ ἂν δῷ σοι.</text:span><text:span text:style-name="T4342"><text:s/>17</text:span><text:span text:style-name="T4343"> Καὶ ποιήσεις ἱλαστήριον ἐπίθεμα χρυσίου καθαροῦ, δύο πήχεων καὶ ἡμίσους τὸ μῆκος, καί πήχεως καὶ ἡμίσους τὸ πλάτος.</text:span><text:span text:style-name="T4344"><text:s/>18</text:span><text:span text:style-name="T4345"> Καὶ ποιήσεις δύο Χερουβὶμ χρυσοτορευτὰ, καὶ ἐπιθήσεις αὐτὰ ἐξ ἀμφοτέρων τῶν κλιτῶν τοῦ ἱλαστηρίου.</text:span><text:span text:style-name="T4346"><text:s/>19</text:span><text:span text:style-name="T4347"> Ποιηθήσονται Χεροὺβ εἷς ἐκ τοῦ κλίτους τούτου, καὶ Χεροὺβ εἷς ἐκ τοῦ κλίτους τοῦ δευτέρου τοῦ ἱλαστηρίου· καὶ ποιήσεις τοὺς δύο Χερουβὶμ ἐπὶ τὰ δύο κλίτη.</text:span><text:span text:style-name="T4348"><text:s/>20</text:span><text:span text:style-name="T4349"> Ἔσονται οἱ Χερουβὶμ ἐκτείνοντες τὰς πτέρυγας ἐπάνωθεν, συσκιάζοντες ἐν ταῖς πτέρυξιν αὐτῶν ἐπὶ τοῦ ἱλαστηρίου, καὶ τὰ πρόσωπα αὐτῶν εἰς ἄλληλα, εἰς τὸ ἱλαστήριον ἔσονται τὰ πρόσωπα τῶν Χερουβίμ.</text:span><text:span text:style-name="T4350"><text:s/>21</text:span><text:span text:style-name="T4351"> Καὶ ἐπιθήσεις τὸ ἱλαστήριον ἐπὶ τὴν κιβωτὸν ἄνωθεν, καὶ εἰς τὴν κιβωτὸν ἐμβαλεῖς τὰ μαρτύρια, ἃ ἂν δῷ σοι.</text:span><text:span text:style-name="T4352"><text:s/>22</text:span><text:span text:style-name="T4353"> Καὶ γνωσθήσομαί σοι ἐκεῖθεν, καὶ λαλήσω σοι ἄνωθεν τοῦ ἱλαστηρίου ἀνὰ μέσον τῶν δύο χερουβὶμ, τῶν ὄντων ἐπὶ τῆς κιβωτοῦ τοῦ μαρτυρίου, καὶ κατὰ πάντα ὅσα ἐὰν ἐντείλωμαί σοι πρὸς τοὺς υἱοὺς Ἰσραήλ.</text:span><text:span text:style-name="T4354"><text:s/>23</text:span><text:span text:style-name="T4355"> Καὶ ποιήσεις τράπεζαν χρυσῆν χρυσίου καθαροῦ, δύο πήχεων τὸ μῆκος, καὶ πήχεως τὸ εὖρος, καὶ πήχεως καὶ ἡμίσους τὸ ὕψος.</text:span><text:span text:style-name="T4356"><text:s/>24</text:span><text:span text:style-name="T4357"> Καὶ ποιήσεις αὐτῇ στρεπτὰ κυμάτια χρυσᾶ κύκλῳ· καὶ ποιήσεις αὐτῇ στεφάνην παλαιστοῦ κύκλῳ. ​</text:span><text:span text:style-name="T4358"><text:s/>25</text:span><text:span text:style-name="T4359"> Καὶ ποιήσεις στρεπτὸν<text:s/></text:span><text:soft-page-break/><text:span text:style-name="T4360">κυμάτιον τῇ στεφάνῃ κύκλῳ.</text:span><text:span text:style-name="T4361"><text:s/>26</text:span><text:span text:style-name="T4362"> Καὶ ποιήσεις τέσσαρας δακτυλίους χρυσοῦς, καὶ ἐπιθήσεις τοὺς τέσσαρας δακτυλίους ἐπὶ τὰ τέσσερα μέρη τῶν ποδῶν αὐτῆς ὑπὸ τὴν στεφάνην.</text:span><text:span text:style-name="T4363"><text:s/>27</text:span><text:span text:style-name="T4364"> Καὶ ἔσονται οἱ δακτύλιοι εἰς θήκας τοῖς ἀναφορεῦσιν, ὥστε αἴρειν ἐν αὐτοῖς τὴν τράπεζαν.</text:span><text:span text:style-name="T4365"><text:s/>28</text:span><text:span text:style-name="T4366"> Καὶ ποιήσεις τοὺς ἀναφορεῖς ἐκ ξύλων ἀσήπτων, καὶ καταχρυσώσεις αὐτούς χρυσίῳ καθαρῷ, καὶ ἀρθήσεται ἐν αὐτοῖς ἡ τράπεζα.</text:span><text:span text:style-name="T4367"><text:s/>29</text:span><text:span text:style-name="T4368"> Καὶ ποιήσεις τὰ τρυβλία αὐτῆς, καὶ τὰς θυΐσκας, καὶ τὰ σπονδεῖα, καὶ τοὺς κιάθους, ἐν οἷς σπείσεις ἐν αὐτοῖς, ἐκ χρυσίου καθαροῦ ποιήσεις αὐτά.</text:span><text:span text:style-name="T4369"><text:s/>30</text:span><text:span text:style-name="T4370"> Καὶ ἐπιθήσεις ἐπὶ τὴν τράπεζαν ἄρτους ἐνωπίους ἐναντίον μου διαπαντός. ​</text:span><text:span text:style-name="T4371"><text:s/>31</text:span><text:span text:style-name="T4372"> Καὶ ποιήσεις λυχνίαν ἐκ χρυσίου καθαροῦ, τορευτὴν ποιήσεις τὴν λυχνίαν· ὁ καυλὸς αὐτῆς, καὶ οἱ καλαμίσκοι, καὶ οἱ κρατῆρες, καὶ οἱ σφαιρωτῆρες, καὶ τὰ κρίνα ἐξ αὐτῆς ἔσται.</text:span><text:span text:style-name="T4373"><text:s/>32</text:span><text:span text:style-name="T4374"> Ἓξ δὲ καλαμίσκοι ἐκπορευόμενοι ἐκ πλαγίων, τρεῖς καλαμίσκοι τῆς λυχνίας ἐκ τοῦ κλίτους τοῦ ἑνὸς αὐτῆς, καὶ τρεῖς καλαμίσκοι τῆς λυχνίας ἐκ τοῦ κλίτους τοῦ δευτέρου.</text:span><text:span text:style-name="T4375"><text:s/>33</text:span><text:span text:style-name="T4376"> Καὶ τρεῖς κρατῆρες ἐκτετυπωμένοι καρυΐσκους· ἐν τῷ ἑνὶ καλαμίσκῳ σφαιρωτὴρ καὶ κρίνον· οὕτω τοῖς ἓξ καλαμίσκοις τοῖς ἐκπορευομένοις ἐκ τῆς λυχνίας.</text:span><text:span text:style-name="T4377"><text:s/>34</text:span><text:span text:style-name="T4378"> Καὶ ἐν τῇ λυχνίᾳ τέσσαρες κρατῆρες ἐκτετυπωμένοι καρυΐσκους· ἐν τῷ ἑνὶ καλαμίσκῳ σφαιρωτῆρες, καὶ τὰ κρίνα αὐτῆς.</text:span><text:span text:style-name="T4379"><text:s/>35</text:span><text:span text:style-name="T4380"> Ὁ σφαιρωτὴρ ὑπὸ τοὺς δύο καλαμίσκους ἐξ αὐτῆς· καὶ σφαιρωτὴρ ὑπὸ τοὺς τέσσαρας καλαμίσκους ἐξ αὐτῆς· οὕτω τοῖς ἓξ καλαμίσκοις τοῖς ἐκπορευομένοις ἐκ τῆς λυχνίας· καὶ ἐν τῇ λυχνίᾳ τέσσαρες κρατῆρες ἐκτετυπωμένοι καρυΐσκους·</text:span><text:span text:style-name="T4381"><text:s/>36</text:span><text:span text:style-name="T4382"> Οἱ σφαιρωτῆρες καὶ οἱ καλαμίσκοι ἐξ αὐτῆς ἔστωσαν· ὅλη τορευτὴ ἐξ ἑνὸς χρυσίου καθαροῦ.</text:span><text:span text:style-name="T4383"><text:s/>37</text:span><text:span text:style-name="T4384"> Καὶ ποιήσεις τοὺς λύχνους αὐτῆς ἑπτά· καὶ ἐπιθήσεις τοὺς λύχνους, καὶ φανοῦσιν ἐκ τοῦ ἑνὸς προσώπου.</text:span><text:span text:style-name="T4385"><text:s/>38</text:span><text:span text:style-name="T4386"> Καὶ τὸν ἐπαρυστῆρα αὐτῆς, καὶ τὰ ὑποθέματα αὐτῆς ἐκ χρυσίου καθαροῦ ποιήσεις.</text:span><text:span text:style-name="T4387"><text:s/>39</text:span><text:span text:style-name="T4388"> Πάντα τὰ σκεύη ταῦτα τάλαντον χρυσίου καθαροῦ.</text:span><text:span text:style-name="T4389"><text:s/>40</text:span><text:span text:style-name="T4390"> Ὅρα, ποιήσεις κατὰ τὸν τύπον τὸν δεδειγμένον σοι ἐν τῷ ὄρει.</text:span></text:p>
            <text:p text:style-name="P4391">Exodus 26</text:p>
            <text:p text:style-name="P4392"><text:span text:style-name="T4393">1</text:span><text:span text:style-name="T4394"> Καὶ τὴν σκηνὴν ποιήσεις, δέκα αὐλαίας ἐκ βύσσου κεκλωσμένης, καὶ ὑακίνθου, καὶ πορφύρας, καὶ κοκκίνου κεκλωσμένου χερουβίμ· ἐργασίᾳ ὑφάντου ποιήσεις αὐτάς.</text:span><text:span text:style-name="T4395"><text:s/>2</text:span><text:span text:style-name="T4396"> Μῆκος τῆς αὐλαίας τῆς μιᾶς ὀκτὼ καὶ εἴκοσι πήχεων, καὶ εὖρος τεσσάρων πήχεων ἡ αὐλαία ἡ μία ἔσται· μέτρον τὸ αὐτὸ ἔσται πάσαις ταῖς αὐλαίαις.</text:span><text:span text:style-name="T4397"><text:s/>3</text:span><text:span text:style-name="T4398"> Πέντε δὲ αὐλαῖαι ἔσονται ἐξ ἀλλήλων ἐχόμεναι ἡ ἑτέρα ἐκ τῆς ἑτέρας· καὶ πέντε αὐλαῖαι ἔσονται συνεχόμενοι ἑτέρα τῇ ἑτέρᾳ.</text:span><text:span text:style-name="T4399"><text:s/>4</text:span><text:span text:style-name="T4400"> Καὶ ποιήσεις αὐταῖς ἀγκύλας ὑακινθίνας ἐπὶ τοῦ χείλους τῆς αὐλαίας τῆς μιᾶς, ἐκ τοῦ ἑνὸς μέρους εἰς τὴν συμβολὴν· καὶ οὕτω ποιήσεις ἐπὶ τοῦ χείλους τῆς αὐλαίας τῆς ἐξωτέρας πρὸς τῇ συμβολῇ τῇ δευτέρᾳ.</text:span><text:span text:style-name="T4401"><text:s/></text:span><text:soft-page-break/><text:span text:style-name="T4402">5</text:span><text:span text:style-name="T4403"> Πεντήκοντα ἀγκύλας ποιήσεις τῇ αὐλαίᾳ τῇ μιᾷ, καὶ πεντήκοντα ἀγκύλας ποιήσεις ἐκ τοῦ μέρους τῆς αὐλαίας κατὰ τὴν συμβολὴν τῆς δευτέρας, ἀντιπρόσωποι ἀντιπίπτουσαι ἀλλήλαις εἰς ἑκάστην.</text:span><text:span text:style-name="T4404"><text:s/>6</text:span><text:span text:style-name="T4405"> Καὶ ποιήσεις κρίκους πεντήκοντα χρυσοῦς· καὶ συνάψεις τὰς αὐλαίας ἑτέραν τῇ ἑτέρᾳ τοῖς κρίκοις· καὶ ἔσται ἡ σκηνὴ μία.</text:span><text:span text:style-name="T4406"><text:s/>7</text:span><text:span text:style-name="T4407"> Καὶ ποιήσεις δέῤῥεις τριχίνας σκέπην ἐπὶ τῆς σκηνῆς, ἕνδεκα δέῤῥεις ποιήσεις αὐτάς.</text:span><text:span text:style-name="T4408"><text:s/>8</text:span><text:span text:style-name="T4409"> Τὸ μῆκος τῆς δέῤῥεως τῆς μιᾶς, τριάκοντα πήχεων, καὶ τεσσάρων πήχεων τὸ εὖρος τῆς δέῤῥεως τῆς μιᾶς· τὸ αὐτὸ μέτρον ἔσται ταῖς ἕνδεκα δέῤῥεσι.</text:span><text:span text:style-name="T4410"><text:s/>9</text:span><text:span text:style-name="T4411"> Καὶ συνάψεις τὰς πέντε δέῤῥεις ἐπὶ τὸ αὐτό, καὶ τὰς ἓξ δέῤῥεις ἐπὶ τὸ αὐτό· καὶ ἐπιδιπλώσεις τὴν δέῤῥιν τὴν ἕκτην κατὰ πρόσωπον τῆς σκηνῆς.</text:span><text:span text:style-name="T4412"><text:s/>10</text:span><text:span text:style-name="T4413"> Καὶ ποιήσεις ἀγκύλας πεντήκοντα ἐπὶ τοῦ χείλους τῆς δέῤῥεως τῆς μιᾶς, τῆς ἀναμέσον κατὰ συμβολήν· καὶ πεντήκοντα ἀγκύλας ποιήσεις ἐπὶ τοῦ χείλους τῆς δέῤῥεως, τῆς συναπτούσης τῆς δευτέρας. ​</text:span><text:span text:style-name="T4414"><text:s/>11</text:span><text:span text:style-name="T4415"> Καὶ ποιήσεις κρίκους χαλκοῦς πεντήκοντα· καὶ συνάψεις τοὺς κρίκους ἐκ τῶν ἀγκυλῶν, καὶ συνάψεις τὰς δέῤῥεις, καὶ ἔσται ἕν.</text:span><text:span text:style-name="T4416"><text:s/>12</text:span><text:span text:style-name="T4417"> Καὶ ὑποθήσεις τὸ πλεονάζον ἐν ταῖς δέῤῥεσι τῆς σκηνῆς· τὸ ἥμισυ τῆς δέῤῥεως τὸ ὑπολελειμμένον ὑποκαλύψεις εἰς τὸ πλεονάζον τῶν δέῤῥεων τῆς σκηνῆς, ὑποκαλύψεις ὀπίσω τῆς σκηνῆς.</text:span><text:span text:style-name="T4418"><text:s/>13</text:span><text:span text:style-name="T4419"> Πῆχυν ἐκ τούτου, καὶ πῆχυν ἐκ τούτου, ἐκ τοῦ ὑπερέχοντος τῶν δέῤῥεων, ἐκ τοῦ μήκους τῶν δέῤῥεων τῆς σκηνῆς· ἔσται συγκαλύπτον ἐπὶ τὰ πλάγια τῆς σκηνῆς ἔνθεν καὶ ἔνθεν, ἵνα καλύπτῃ.</text:span><text:span text:style-name="T4420"><text:s/>14</text:span><text:span text:style-name="T4421"> Καὶ ποιήσεις κατακάλυμμα τῇ σκηνῇ δέρματα κριῶν ἠρυθροδανωμένα, καὶ ἐπικαλύμματα δέρματα ὑακίνθινα ἐπάνωθεν. ​</text:span><text:span text:style-name="T4422"><text:s/>15</text:span><text:span text:style-name="T4423"> Καὶ ποιήσεις στύλους τῆς σκηνῆς ἐκ ξύλων ἀσήπτων.</text:span><text:span text:style-name="T4424"><text:s/>16</text:span><text:span text:style-name="T4425"> Δέκα πήχεων ποιήσεις τὸν στύλον τὸν ἕνα, καὶ πήχεως ἑνὸς καὶ ἡμίσους τὸ πλάτος τοῦ στύλου τοῦ ἑνός.</text:span><text:span text:style-name="T4426"><text:s/>17</text:span><text:span text:style-name="T4427"> Δύο ἀγκωνίσκους τῷ στύλῳ, τῷ ἑνί, ἀντιπίπτοντας ἕτερον τῷ ἑτέρῳ· οὕτω ποιήσεις πᾶσι τοῖς στύλοις τῆς σκηνῆς.</text:span><text:span text:style-name="T4428"><text:s/>18</text:span><text:span text:style-name="T4429"> Καὶ ποιήσεις στύλους τῇ σκηνῇ, εἴκοσι στύλους ἐκ τοῦ κλίτους τοῦ πρὸς βοῤῥᾶν.</text:span><text:span text:style-name="T4430"><text:s/>19</text:span><text:span text:style-name="T4431"> Καὶ τεσσαράκοντα βάσεις ἀργυρᾶς ποιήσεις τοῖς εἴκοσι στύλοις. Δύο βάσεις τῷ στύλῳ τῷ ἑνὶ εἰς ἀμφότερα τὰ μέρη αὐτοῦ· καὶ δύο βάσεις τῷ στύλῳ τῷ ἑνὶ εἰς ἀμφότερα τὰ μέρη αὐτοῦ·</text:span><text:span text:style-name="T4432"><text:s/>20</text:span><text:span text:style-name="T4433"> Καὶ τὸ κλίτος τὸ δεύτερον τὸ πρὸς Νότον, εἴκοσι στύλους,</text:span><text:span text:style-name="T4434"><text:s/>21</text:span><text:span text:style-name="T4435"> καὶ τεσσαράκοντα βάσεις αὐτῶν ἀργυρᾶς· δύο βάσεις τῷ στύλῳ τῷ ἑνὶ εἰς ἀμφότερα τὰ μέρη αὐτοῦ, καὶ δύο βάσεις τῷ στύλῳ τῷ ἑνὶ εἰς ἀμφότερα τὰ μέρη αὐτοῦ.</text:span><text:span text:style-name="T4436"><text:s/>22</text:span><text:span text:style-name="T4437"> Καὶ ἐκ τῶν ὀπίσω τῆς σκηνῆς κατὰ τὸ μέρος τὸ πρὸς θάλασσαν ποιήσεις ἓξ στύλους.</text:span><text:span text:style-name="T4438"><text:s/>23</text:span><text:span text:style-name="T4439"> Καὶ δύο στύλους ποιήσεις ἐπὶ τῶν γωνιῶν τῆς σκηνῆς ἐκ τῶν ὀπισθίων.</text:span><text:span text:style-name="T4440"><text:s/>24</text:span><text:span text:style-name="T4441"> Καὶ ἔσται ἐξ ἴσου κάτωθεν· κατὰ τὸ αὐτὸ ἔσονται ἴσοι ἐκ τῶν κεφαλῶν εἰς σύμβλησιν μίαν· οὕτω ποιήσεις ἀμφοτέραις ταῖς δυσὶ γωνίαις·<text:s/></text:span><text:soft-page-break/><text:span text:style-name="T4442">ἴσαι ἔστωσαν.</text:span><text:span text:style-name="T4443"><text:s/>25</text:span><text:span text:style-name="T4444"> Καὶ ἔσονται ὀκτὼ στύλοι, καὶ αἱ βάσεις αὐτῶν ἀργυραῖ δεκαέξ· δύο βάσεις τῷ ἑνὶ στύλῳ εἰς ἀμφότερα τὰ μέρη αὐτοῦ, καὶ δύο βάσεις τῷ στύλῳ τῷ ἑνί.</text:span><text:span text:style-name="T4445"><text:s/>26</text:span><text:span text:style-name="T4446"> Καὶ ποιήσεις μοχλοὺς ἐκ ξύλων ἀσήπτων· πέντε τῷ ἑνὶ στύλῳ ἐκ τοῦ ἑνὸς μέρους τῆς σκηνῆς,</text:span><text:span text:style-name="T4447"><text:s/>27</text:span><text:span text:style-name="T4448"> καὶ πέντε μοχλοὺς τῷ στύλῳ τῷ ἑνὶ κλίτει τῆς σκηνῆς τῷ δευτέρῳ, καὶ πέντε μοχλοὺς τῷ στύλῳ τῷ ὀπισθίῳ τῷ κλίτει τῆς σκηνῆς τῷ πρὸς θάλασσαν.</text:span><text:span text:style-name="T4449"><text:s/>28</text:span><text:span text:style-name="T4450"> Καὶ ὁ μοχλὸς ὁ μέσος ἀναμέσον τῶν στύλων διϊκνείσθω ἀπὸ τοῦ ἑνὸς κλίτους εἰς τὸ ἕτερον κλίτος.</text:span><text:span text:style-name="T4451"><text:s/>29</text:span><text:span text:style-name="T4452"> Καὶ τοὺς στύλους καταχρυσώσεις χρυσίῳ· καὶ τοὺς δακτυλίους ποιήσεις χρυσοῦς, εἰς οὓς εἰσάξεις τοὺς μοχλούς· καὶ καταχρυσώσεις τοὺς μοχλοὺς χρυσίῳ.</text:span><text:span text:style-name="T4453"><text:s/>30</text:span><text:span text:style-name="T4454"> Καὶ ἀναστήσεις τὴν σκηνὴν κατὰ τὸ εἶδος τὸ δεδειγμένον σοι ἐν τῷ ὄρει. ​</text:span><text:span text:style-name="T4455"><text:s/>31</text:span><text:span text:style-name="T4456"> Καὶ ποιήσεις καταπέτασμα ἐξ ὑακίνθου, καὶ πορφύρας, καὶ κοκκίνου κεκλωσμένου, καί βύσσου νενησμένης· ἔργον ὑφαντὸν ποιήσεις αὐτὸ χερουβίμ.</text:span><text:span text:style-name="T4457"><text:s/>32</text:span><text:span text:style-name="T4458"> Καὶ ἐπιθήσεις αὐτὸ ἐπί τεσσάρων στύλων ἀσήπτων κεχρυσωμένων χρυσίῳ· καὶ αἱ κεφαλίδες αὐτῶν χρυσαῖ, καὶ αἱ βάσεις αὐτῶν τέσσαρες ἀργυραῖ.</text:span><text:span text:style-name="T4459"><text:s/>33</text:span><text:span text:style-name="T4460"> Καὶ θήσεις τὸ καταπέτασμα ἐπὶ τῶν στύλων· καὶ εἰσοίσεις ἐκεῖ ἐσώτερον τοῦ καταπετάσματος τὴν κιβωτὸν τοῦ μαρτυρίου· καὶ διοριεῖ τό καταπέτασμα ὑμῖν ἀναμέσον τοῦ ἁγίου καὶ ἀναμέσον τοῦ ἁγίου τῶν ἁγίων.</text:span><text:span text:style-name="T4461"><text:s/>34</text:span><text:span text:style-name="T4462"> Καὶ κατακαλύψεις τῷ καταπετάσματι τὴν κιβωτὸν τοῦ μαρτυρίου ἐν τῷ ἁγίῳ τῶν ἁγίων.</text:span><text:span text:style-name="T4463"><text:s/>35</text:span><text:span text:style-name="T4464"> Καὶ ἐπιθήσεις τὴν τράπεζαν ἔξωθεν τοῦ καταπετάσματος, καὶ τὴν λυχνίαν ἀπέναντι τῆς τραπέζης ἐπὶ μέρους τῆς σκηνῆς τὸ πρὸς Νότον· καὶ τὴν τράπεζαν θήσεις ἐπὶ μέρους τῆς σκηνῆς τὸ πρὸς βοῤῥᾶν.</text:span><text:span text:style-name="T4465"><text:s/>36</text:span><text:span text:style-name="T4466"> Καὶ ποιήσεις ἐπίσπαστρον τῇ θύρᾳ τῆς σκηνῆς ἐξ ὑακίνθου, καὶ πορφύρας, καὶ κοκκίνου κεκλωσμένου, καὶ βύσσου κεκλωσμένης, ἔργον ποικιλτοῦ.</text:span><text:span text:style-name="T4467"><text:s/>37</text:span><text:span text:style-name="T4468"> Καὶ ποιήσεις τῷ καταπετάσματι πέντε στύλους, καὶ χρυσώσεις αὐτοὺς χρυσίῳ· καὶ αἱ κεφαλίδες αὐτῶν χρυσαῖ· καὶ χωνεύσεις αὐτοῖς πέντε βάσεις χαλκᾶς.</text:span></text:p>
            <text:p text:style-name="P4469">Exodus 27</text:p>
            <text:p text:style-name="P4470"><text:span text:style-name="T4471">1</text:span><text:span text:style-name="T4472"> Καὶ ποιήσεις θυσιαστήριον ἐκ ξύλων ἀσήπτων, πέντε πήχεων τὸ μῆκος, καὶ πέντε πήχεων τὸ εὖρος· τετράγωνον ἔσται τὸ θυσιαστήριον, καὶ τριῶν πήχεων τὸ ὕψος αὐτοῦ.</text:span><text:span text:style-name="T4473"><text:s/>2</text:span><text:span text:style-name="T4474"> Καὶ ποιήσεις τὰ κέρατα ἐπὶ τῶν τεσσάρων γωνιῶν· ἐξ αὐτοῦ ἔσται τὰ κέρατα, καὶ καλύψεις αὐτὰ χαλκῷ.</text:span><text:span text:style-name="T4475"><text:s/>3</text:span><text:span text:style-name="T4476"> Καὶ ποιήσεις στεφάνην τῷ θυσιαστηρίῳ· καὶ τὸν καλυπτῆρα αὐτοῦ, καὶ τὰς φιάλας αὐτοῦ, καὶ τὰς κρεάγρας αὐτοῦ, καὶ τὸ πυρεῖον αὐτοῦ, καὶ πάντα τὰ σκεύη αὐτοῦ ποιήσεις χαλκᾶ.</text:span><text:span text:style-name="T4477"><text:s/>4</text:span><text:span text:style-name="T4478"> Καὶ ποιήσεις αὐτῷ ἐσχάραν ἔργῳ δικτυωτῷ χαλκῆν· καὶ ποιήσεις τῇ ἐσχάρᾳ τέσσαρας δακτυλίους χαλκοῦς ὑπὸ τὰ τέσσαρα κλίτη.</text:span><text:span text:style-name="T4479"><text:s/>5</text:span><text:span text:style-name="T4480"> Καὶ ὑποθήσεις αὐτοὺς ὑπὸ τὴν ἐσχάραν τοῦ θυσιαστηρίου κάτωθεν· ἔσται δὲ ἡ ἐσχάρα ἕως τοῦ<text:s/></text:span><text:soft-page-break/><text:span text:style-name="T4481">ἡμίσους τοῦ θυσιαστηρίου.</text:span><text:span text:style-name="T4482"><text:s/>6</text:span><text:span text:style-name="T4483"> Καὶ ποιήσεις τῷ θυσιαστηρίῳ ἀναφορεῖς ἐκ ξύλων ἀσήπτων, καὶ περιχαλκώσεις αὐτούς χαλκῷ.</text:span><text:span text:style-name="T4484"><text:s/>7</text:span><text:span text:style-name="T4485"> Καὶ εἰσάξεις τοὺς ἀναφορεῖς εἰς τοὺς δακτυλίους· καὶ ἔστωσαν ἀναφορεῖς κατὰ πλευρὰ τοῦ θυσιαστηρίου ἐν τῷ αἴρειν αὐτό.</text:span><text:span text:style-name="T4486"><text:s/>8</text:span><text:span text:style-name="T4487"> Κοῖλον σανιδωτὸν ποιήσεις αὐτό· κατὰ τὸ παραδεχθέν σοι ἐν τῷ ὄρει, οὕτω ποιήσεις αὐτό.</text:span><text:span text:style-name="T4488"><text:s/>9</text:span><text:span text:style-name="T4489"> Καὶ ποιήσεις αὐλὴν τῇ σκηνῇ· εἰς τὸ κλίτος τό πρὸς Λίβα ἱστία τῆς αὐλῆς ἐκ βύσσου κεκλωσμένης· μῆκος ἑκατὸν πήχεων τῷ ἑνὶ κλίτει.</text:span><text:span text:style-name="T4490"><text:s/>10</text:span><text:span text:style-name="T4491"> Καὶ οἱ στῦλοι αὐτῶν εἴκοσι, καὶ αἱ βάσεις αὐτῶν εἴκοσι χαλκαῖ, καὶ οἱ κρίκοι αὐτῶν καὶ αἱ ψαλίδες ἀργυραῖ.</text:span><text:span text:style-name="T4492"><text:s/>11</text:span><text:span text:style-name="T4493"> Οὕτως τῷ κλίτει τῷ πρὸς ἀπηλιώτην ἱστία ἑκατὸν πήχεων μῆκος· καὶ οἱ στῦλοι αὐτῶν εἴκοσι, καὶ αἱ βάσεις αὐτῶν εἴκοσι χαλκαῖ· καὶ οἱ κρίκοι καὶ αἱ ψαλίδες τῶν στύλων, καὶ αἱ βάσεις αὐτῶν περιηργυρωμέναι ἀργυρίῳ.</text:span><text:span text:style-name="T4494"><text:s/>12</text:span><text:span text:style-name="T4495"> Τὸ δὲ εὖρος τῆς αὐλῆς τὸ κατὰ θάλασσαν ἱστία πεντήκοντα πήχεων· στῦλοι αὐτῶν δέκα, καὶ βάσεις αὐτῶν δέκα.</text:span><text:span text:style-name="T4496"><text:s/>13</text:span><text:span text:style-name="T4497"> Καὶ εὖρος τῆς αὐλῆς τῆς πρὸς Νότον, ἱστία πεντήκοντα πήχεων· στῦλοι αὐτῶν δέκα, καὶ βάσεις αὐτῶν δέκα.</text:span><text:span text:style-name="T4498"><text:s/>14</text:span><text:span text:style-name="T4499"> Καὶ πεντεκαίδεκα πήχεων τὸ ὕψος τῶν ἱστίων τῷ κλίτει τῷ ἑνί· στῦλοι αὐτῶν τρεῖς, καὶ αἱ βάσεις αὐτῶν τρεῖς.</text:span><text:span text:style-name="T4500"><text:s/>15</text:span><text:span text:style-name="T4501"> Καὶ τὸ κλίτος τὸ δεύτερον δεκαπέντε πήχεων τῶν ἱστίων τὸ ὕψος· στῦλοι αὐτῶν τρεῖς, καὶ αἱ βάσεις αὐτῶν τρεῖς.</text:span><text:span text:style-name="T4502"><text:s/>16</text:span><text:span text:style-name="T4503"> Καὶ τῇ πύλῃ τῆς αὐλῆς κάλυμμα· εἴκοσι πήχεων τὸ ὕψος ἐξ ὑακίνθου, καὶ πορφύρας, καὶ κοκκίνου κεκλωσμένου, καὶ βύσσου κεκλωσμένης τῇ ποικιλίᾳ τοῦ ῥαφιδευτοῦ· στῦλοι αὐτῶν τέσσαρες, καὶ αἱ βάσεις αὐτῶν τέσσαρες.</text:span><text:span text:style-name="T4504"><text:s/>17</text:span><text:span text:style-name="T4505"> Πάντες οἱ στῦλοι τῆς αὐλῆς κύκλῳ κατηργυρωμένοι ἀργυρίῳ, καὶ αἱ κεφαλίδες αὐτῶν ἀργυραῖ, καὶ αἱ βάσεις αὐτῶν χαλκαῖ.</text:span><text:span text:style-name="T4506"><text:s/>18</text:span><text:span text:style-name="T4507"> Τὸ δὲ μῆκος τῆς αὐλῆς ἑκατὸν ἐφ’ ἑκατόν· καὶ εὖρος πεντήκοντα ἐπὶ πεντήκοντα· καὶ ὕψος πέντε πήχεων ἐκ βύσσου κεκλωσμένης, καὶ αἱ βάσεις αὐτῶν χαλκαῖ.</text:span><text:span text:style-name="T4508"><text:s/>19</text:span><text:span text:style-name="T4509"> Καὶ πᾶσα ἡ κατασκευὴ καὶ πάντα τὰ ἐργαλεῖα καὶ οἱ πάσσαλοι τῆς αὐλῆς χαλκοῖ. ​</text:span><text:span text:style-name="T4510"><text:s/>20</text:span><text:span text:style-name="T4511"> Καὶ σὺ σύνταξον τοῖς υἱοῖς Ἰσραὴλ, καὶ λαβέτωσάν σοι ἔλαιον ἐξ ἐλαιῶν ἄτρυγον καθαρὸν κεκομμένον εἰς φῶς καῦσαι, ἵνα καίηται λύχνος διαπαντός</text:span><text:span text:style-name="T4512"><text:s/>21</text:span><text:span text:style-name="T4513"> ἐν τῇ σκηνῇ τοῦ μαρτυρίου· ἔξωθεν τοῦ καταπετάσματος τοῦ ἐπὶ τῆς διαθήκης καύσει αὐτὸ Ἀαρὼν καὶ οἱ υἱοὶ αὐτοῦ ἀφ’ ἑσπέρας ἕως πρωῒ, ἐναντίον Κυ, νόμιμον αἰώνιον εἰς τὰς γενεὰς ὑμῶν παρὰ τῶν υἱῶν Ἰσραήλ. ​</text:span></text:p>
            <text:p text:style-name="P4514">Exodus 28</text:p>
            <text:p text:style-name="P4515"><text:span text:style-name="T4516">1</text:span><text:span text:style-name="T4517"> Καὶ σὺ προσαγάγου πρὸς σεαυτὸν τόν τε Ἀαρὼν τὸν ἀδελφόν σου, καὶ τοὺς υἱοὺς αὐτοῦ, καὶ ἐκ τῶν υἱῶν Ἰσραὴλ, ἱερατεύειν μοι Ἀαρὼν, καὶ Ναδὰβ, καὶ Ἀβιοὺδ, καὶ Ἐλεάζαρ, καὶ Ἰθάμαρ, υἱοὺς Ἀαρών.</text:span><text:span text:style-name="T4518"><text:s/>2</text:span><text:span text:style-name="T4519"> Καὶ ποιήσεις στολὴν ἁγίαν Ἀαρὼν τῷ ἀδελφῷ σου εἰς τιμὴν καὶ δόξαν.</text:span><text:span text:style-name="T4520"><text:s/>3</text:span><text:span text:style-name="T4521"> Καὶ σὺ λάλησον πᾶσι τοῖς<text:s/></text:span><text:soft-page-break/><text:span text:style-name="T4522">σοφοῖς τῇ διανοίᾳ, οὓς ἐνέπλησαν πνεύματος σοφίας καὶ αἰσθήσεως· καὶ ποιήσουσι τὴν στολὴν τὴν ἁγίαν Ἀαρὼν εἰς τὸ ἅγιον, ἐν ᾗ ἱερατεύσει μοι.</text:span><text:span text:style-name="T4523"><text:s/>4</text:span><text:span text:style-name="T4524"> Καὶ αὗται αἱ στολαί, ἃς ποιήσουσι· τὸ περιστήθιον, καὶ τὴν ἐπωμίδα, καὶ τὸν ποδήρη, καὶ χιτῶνα κοσυμβωτὸν, καὶ κίδαριν, καὶ ζώνην· καὶ ποιήσουσι στολὰς ἁγίας Ἀαρὼν καὶ τοῖς υἱοῖς αὐτοῦ εἰς τὸ ἱερατεύειν μοι.</text:span><text:span text:style-name="T4525"><text:s/>5</text:span><text:span text:style-name="T4526"> Καὶ αὐτοὶ λήψονται τὸ χρυσίον, καὶ τὸν ὑάκινθον, καὶ τὴν πορφύραν, καὶ τὸ κόκκινον, καὶ τὴν βύσσον.</text:span><text:span text:style-name="T4527"><text:s/>6</text:span><text:span text:style-name="T4528"> Καὶ ποιήσουσι τὴν ἐπωμίδα ἐκ βύσσου κεκλωσμένης, ἔργον ὑφαντὸν ποικιλτοῦ.</text:span><text:span text:style-name="T4529"><text:s/>7</text:span><text:span text:style-name="T4530"> Δύο ἐπωμίδες συνέχουσαι ἔσονται αὐτῷ ἑτέρα τὴν ἑτέραν, ἐπὶ τοῖς δυσὶ μέρεσιν ἐξηρτημέναι.</text:span><text:span text:style-name="T4531"><text:s/>8</text:span><text:span text:style-name="T4532"> Καὶ τὸ ὕφασμα τῶν ἐπωμίδων ὅ ἐστιν ἐπ’ αὐτῷ, κατὰ τὴν ποίησιν ἐξ αὐτοῦ ἔσται ἐκ χρυσίου καθαροῦ, καὶ ὑακίνθου, καὶ πορφύρας, καὶ κοκκίνου διανενησμένου, καὶ βύσσου κεκλωσμένης.</text:span><text:span text:style-name="T4533"><text:s/>9</text:span><text:span text:style-name="T4534"> Καὶ λήψῃ τοὺς δύο λίθους, λίθους σμαράγδου, καὶ γλύψεις ἐν αὐτοῖς τὰ ὀνόματα τῶν υἱῶν Ἰσραήλ.</text:span><text:span text:style-name="T4535"><text:s/>10</text:span><text:span text:style-name="T4536"> Ἓξ ὀνόματα ἐπὶ τὸν λίθον τὸν ἕνα, καὶ τὰ ἓξ ὀνόματα τὰ λοιπὰ ἐπὶ τὸν λίθον τὸν δεύτερον κατὰ τὰς γενέσεις αὐτῶν.</text:span><text:span text:style-name="T4537"><text:s/>11</text:span><text:span text:style-name="T4538"> Ἔργον λιθουργικῆς τέχνης· γλύμμα σφραγῖδος διαγλύψεις τοὺς δύο λίθους ἐπὶ τοῖς ὀνόμασι τῶν υἱῶν Ἰσραήλ.</text:span><text:span text:style-name="T4539"><text:s/>12</text:span><text:span text:style-name="T4540"> Καὶ θήσεις τοὺς δύο λίθους ἐπὶ τῶν ὤμων τῆς ἐπωμίδος· λίθοι μνημοσύνου εἰσὶ τοῖς υἱοῖς Ἰσραήλ· καὶ ἀναλήψεται Ἀαρὼν τὰ ὀνόματα τῶν υἱῶν Ἰσραὴλ ἔναντι Κυ ἐπὶ τῶν δύο ὤμων αὐτοῦ, μνημόσυνον περὶ αὐτῶν.</text:span><text:span text:style-name="T4541"><text:s/>13</text:span><text:span text:style-name="T4542"> Καὶ ποιήσεις ἀσπιδίσκας ἐκ χρυσίου καθαροῦ.</text:span><text:span text:style-name="T4543"><text:s/>14</text:span><text:span text:style-name="T4544"> Καὶ ποιήσεις δύο κροσσωτὰ ἐκ χρυσίου καθαροῦ, καταμεμιγμένα ἐν ἄνθεσιν, ἔργον πλοκῆς· καὶ ἐπιθήσεις τὰ κροσσωτὰ τὰ πεπλεγμένα ἐπὶ τὰς ἀσπιδίσκας, κατὰ τὰς παρωμίδας αὐτῶν ἐκ τῶν ἐμπροσθίων. ​</text:span><text:span text:style-name="T4545"><text:s/>15</text:span><text:span text:style-name="T4546"> Καὶ ποιήσεις λογεῖον τῶν κρίσεων, ἔργον ποικιλτοῦ· κατὰ τὸν ῥυθμὸν τῆς ἐπωμίδος ποιήσεις αὐτό ἐκ χρυσίου, καὶ ὑακίνθου, καὶ πορφύρας, καὶ κοκκίνου κεκλωσμένου, καὶ βύσσου κεκλωσμένης.</text:span><text:span text:style-name="T4547"><text:s/>16</text:span><text:span text:style-name="T4548"> Ποιήσεις αὐτό τετράγωνον· ἔσται διπλοῦν, σπιθαμῆς τὸ μῆκος αὐτοῦ, καὶ σπιθαμῆς τὸ εὖρος.</text:span><text:span text:style-name="T4549"><text:s/>17</text:span><text:span text:style-name="T4550"> Καὶ καθυφανεῖς ἐν αὐτῷ ὕφασμα κατάλιθον τετράστιχον· στίχος λίθων ἔσται, σάρδιον, τοπάζιον, καὶ σμάραγδος, ὁ στίχος ὁ εἷς.</text:span><text:span text:style-name="T4551"><text:s/>18</text:span><text:span text:style-name="T4552"> Καὶ ὁ στίχος ὁ δεύτερος, ἄνθραξ, καὶ σάπφειρος, καὶ ἴασπις·</text:span><text:span text:style-name="T4553"><text:s/>19</text:span><text:span text:style-name="T4554"> Καὶ ὁ στίχος ὁ τρίτος, λιγύριον, ἀχάτης, ἀμέθυστος·</text:span><text:span text:style-name="T4555"><text:s/>20</text:span><text:span text:style-name="T4556"> Καὶ ὁ στίχος ὁ τέταρτος, χρυσόλιθος καὶ βηρύλλιον, καὶ ὀνύχιον, περικεκαλυμμένα χρυσίῳ, συνδεδεμένα ἐν χρυσίῳ· ἔστωσαν κατὰ στίχον αὐτῶν.</text:span><text:span text:style-name="T4557"><text:s/>21</text:span><text:span text:style-name="T4558"> Καὶ οἱ λίθοι ἔστωσαν ἐκ τῶν ὀνομάτων τῶν υἱῶν Ἰσραὴλ δεκαδύο κατὰ τὰ ὀνόματα αὐτῶν· γλυφαὶ σφραγίδων, ἕκαστος κατὰ τὸ ὄνομα ἔστωσαν εἰς δεκαδύο φυλάς.</text:span><text:span text:style-name="T4559"><text:s/>22</text:span><text:span text:style-name="T4560"> Καὶ ποιήσεις ἐπὶ τὸ λογεῖον κρωσσοὺς συμπεπλεγμένους, ἔργον ἁλυσιδωτὸν ἐκ<text:s/></text:span><text:soft-page-break/><text:span text:style-name="T4561">χρυσίου καθαροῦ.</text:span><text:span text:style-name="T4562"><text:s/>23 24 25 26 27 28 29<text:s/></text:span><text:span text:style-name="T4563">23 Καὶ λήψεται Ἀαρὼν τὰ ὀνόματα τῶν υἱῶν Ἰσραὴλ ἐπὶ τοῦ λογείου τῆς κρίσεως ἐπὶ τοῦ στήθους, εἰσιόντι εἰς τὸ ἅγιον μνημόσυνον ἐναντίον τοῦ Θυ. 24 Καὶ θήσεις ἐπὶ τὸ λογεῖον τῆς κρίσεως τοὺς κρωσσούς· τὰ ἁλυσιδωτὰ ἐπ’ ἀμφοτέρων τῶν κλιτῶν τοῦ λογείου ἐπιθήσεις. 25 Καὶ τὰς δύο ἀσπιδίσκας ἐπιθήσεις ἐπ’ ἀμφοτέρους τοὺς ὤμους τῆς ἐπωμίδος κατὰ πρόσωπον.</text:span><text:span text:style-name="T4564"><text:s/>30<text:s/></text:span><text:span text:style-name="T4565">26 Καὶ ἐπιθήσεις ἐπὶ τὸ λογεῖον τῆς κρίσεως τὴν δήλωσιν καὶ τὴν ἀλήθειαν· καὶ ἔσται ἐπὶ τοῦ στήθους Ἀαρών, ὅταν εἰσπορεύηται εἰς τὸ ἅγιον ἔναντι Κυ· καὶ οἴσει Ἀαρὼν τὰς κρίσεις τῶν υἱῶν Ἰσραὴλ ἐπὶ τοῦ στήθους ἔναντι Κυ διαπαντός.</text:span><text:span text:style-name="T4566"><text:s/>31<text:s/></text:span><text:span text:style-name="T4567">27 Καὶ ποιήσεις ὑποδύτην ποδήρη ὅλον ὑακίνθινον.</text:span><text:span text:style-name="T4568"><text:s/>32<text:s/></text:span><text:span text:style-name="T4569">28 Καὶ ἔσται τὸ περιστόμιον ἐξ αὐτοῦ μέσον, ὤαν ἔχον κύκλῳ τοῦ περιστομίου, ἔργον ὑφάντου, τὴν συμβολὴν συνυφασμένην ἐξ αὐτοῦ, ἵνα μὴ ῥαγῇ.</text:span><text:span text:style-name="T4570"><text:s/>33<text:s/></text:span><text:span text:style-name="T4571">29 Καὶ ποιήσεις ὑπὸ τὸ λῶμα τοῦ ὑποδύτου κάτωθεν, ὡσεὶ ἐξανθούσης ῥόας ῥοΐσκους ἐξ ὑακίνθου, καὶ πορφύρας, καὶ κοκκίνου διανενησμένου, καὶ βύσσου κεκλωσμένης, ὑπὸ τοῦ λώματος τοῦ ὑποδύτου κύκλῳ· τὸ αὐτὸ εἶδος ῥοΐσκους χρυσοῦς, καὶ κώδωνας ἀναμέσον τούτων περικύκλῳ·</text:span><text:span text:style-name="T4572"><text:s/>34<text:s/></text:span><text:span text:style-name="T4573">30 Παρὰ ῥοΐσκον χρυσοῦν δώδωνα, καὶ ἄνθινον ἐπὶ τοῦ λώματος τοῦ ὑποδύτου κύκλῳ.</text:span><text:span text:style-name="T4574"><text:s/>35<text:s/></text:span><text:span text:style-name="T4575">31 Καὶ ἔσται Ἀαρὼν ἐν τῷ λειτουργεῖν ἀκουστὴ ἡ φωνὴ αὐτοῦ, εἰσιόντι εἰς τὸ ἅγιον ἔναντι Κυ, καὶ ἐξιόντι, ἵνα μὴ ἀποθάνῃ.</text:span><text:span text:style-name="T4576"><text:s/>36<text:s/></text:span><text:span text:style-name="T4577">32 Καὶ ποιήσεις πέταλον χρυσοῦν καθαρὸν· καὶ ἐκτυπώσεις ἐν αὐτῷ ἐκτύπωμα σφραγῖδος, Ἁγίασμα Κυ.</text:span><text:span text:style-name="T4578"><text:s/>37<text:s/></text:span><text:span text:style-name="T4579">33 Καὶ ἐπιθήσεις αὐτὸ ἐπὶ ὑακίνθου κεκλωσμένης· καὶ ἔσται ἐπί τῆς μίτρας, κατά πρόσωπον τῆς μίτρας ἔσται.</text:span><text:span text:style-name="T4580"><text:s/>38<text:s/></text:span><text:span text:style-name="T4581">34 Καὶ ἔσται ἐπὶ τοῦ μετώπου Ἀαρών· καὶ ἐξαρεῖ Ἀαρὼν τὰ ἁμαρτήματα τῶν ἁγίων, ὅσα ἂν ἁγιάσωσιν οἱ υἱοὶ Ἰσραήλ παντὸς δόματος τῶν ἁγίων αὐτῶν· καὶ ἔσται ἐπὶ τοῦ μετώπου Ἀαρὼν διαπαντὸς, δεκτὸν αὐτοῖς ἔναντι Κυ. ​</text:span><text:span text:style-name="T4582"><text:s/>39<text:s/></text:span><text:span text:style-name="T4583">35 Καὶ οἱ κοσυμβωτοὶ τῶν χιτώνων ἐκ βύσσου· καὶ ποιήσεις κίδαριν βυσσίνην· καὶ ζώνην ποιήσεις, ἔργον ποικιλτοῦ.</text:span><text:span text:style-name="T4584"><text:s/>40<text:s/></text:span><text:span text:style-name="T4585">36 Καὶ τοῖς υἱοῖς Ἀαρὼν ποιήσεις χιτῶνας καὶ ζώνας, καὶ κιδάρεις ποιήσεις αὐτοῖς εἰς τιμὴν καὶ δόξαν.</text:span><text:span text:style-name="T4586"><text:s/>41<text:s/></text:span><text:span text:style-name="T4587">37 Καὶ ἐνδύσεις αὐτὰ Ἀαρὼν τὸν ἀδελφόν σου, καὶ τοὺς υἱοὺς αὐτοῦ μετ’ αὐτοῦ· καὶ χρίσεις αὐτοὺς, καὶ ἐμπλήσεις αὐτῶν τὰς χεῖρας· καὶ ἁγιάσεις αὐτούς, ἵνα ἱερατεύωσί μοι.</text:span><text:span text:style-name="T4588"><text:s/>42<text:s/></text:span><text:span text:style-name="T4589">38 Καὶ ποιήσεις αὐτοῖς περισκελῆ λινᾶ καλύψαι ἀσχημοσύνην χρωτὸς αὐτῶν, ἀπὸ ὀσφύος ἕως μηρῶν ἔσται.</text:span><text:span text:style-name="T4590"><text:s/>43<text:s/></text:span><text:span text:style-name="T4591">39 Καὶ ἕξει Ἀαρὼν αὐτὰ καὶ οἱ υἱοὶ αὐτοῦ, ὅταν εἰσπορεύωνται εἰς τὴν σκηνὴν τοῦ μαρτυρίου, ἢ ὅταν προσπορεύωνται λειτουργεῖν πρὸς τὸ θυσιαστήριον τοῦ ἁγίου· καὶ οὐκ ἐπάξονται πρὸς ἑαυτοὺς ἁμαρτίαν, ἵνα μὴ ἀποθάνωσι· νόμιμον αἰώνιον αὐτῷ, καὶ τῷ σπέρματι αὐτοῦ μετ’ αὐτόν. ​</text:span></text:p>
            <text:soft-page-break/>
            <text:p text:style-name="P4592">Exodus 29</text:p>
            <text:p text:style-name="P4593"><text:span text:style-name="T4594">1</text:span><text:span text:style-name="T4595"> Καὶ ταῦτά ἐστιν, ἃ ποιήσεις αὐτοῖς· ἁγιάσαι αὐτούς, ὥστε ἱερατεύειν μοι αὐτούς· λήψῃ μοσχάριον ἐκ βοῶν ἓν, καὶ κριοὺς ἀμώμους δύο,</text:span><text:span text:style-name="T4596"><text:s/>2</text:span><text:span text:style-name="T4597"> καὶ ἄρτους ἀζύμους πεφυραμένους ἐν ἐλαίῳ, καὶ λάγανα ἄζυμα κεχρισμένα ἐν ἐλαίῳ· σεμίδαλιν ἐκ πυρῶν ποιήσεις αὐτά.</text:span><text:span text:style-name="T4598"><text:s/>3</text:span><text:span text:style-name="T4599"> Καὶ ἐπιθήσεις αὐτὰ ἐπὶ κανοῦν ἓν· καὶ προσοίσεις αὐτὰ ἐπὶ τῷ κανῷ· καὶ τὸ μοσχάριον, καὶ τοὺς δύο κριούς.</text:span><text:span text:style-name="T4600"><text:s/>4</text:span><text:span text:style-name="T4601"> Καὶ Ἀαρὼν καὶ τοὺς υἱοὺς αὐτοῦ προσάξεις ἐπὶ τὰς θύρας τῆς σκηνῆς τοῦ μαρτυρίου, καὶ λούσεις αὐτοὺς ἐν ὕδατι.</text:span><text:span text:style-name="T4602"><text:s/>5</text:span><text:span text:style-name="T4603"> Καὶ λαβὼν τὰς στολάς, ἐνδύσεις Ἀαρὼν τὸν ἀδελφόν σου καὶ τὸν χιτῶνα τὸν ποδήρη, καὶ τὴν ἐπωμίδα, καὶ τὸ λογεῖον· καὶ συνάψεις αὐτῷ τὸ λογεῖον πρὸς τὴν ἐπωμίδα.</text:span><text:span text:style-name="T4604"><text:s/>6</text:span><text:span text:style-name="T4605"> Καὶ ἐπιθήσεις τὴν μίτραν ἐπὶ τὴν κεφαλὴν αὐτοῦ, καὶ ἐπιθήσεις τὸ πέταλον τὸ ἁγίασμα ἐπὶ τὴ μίτραν.</text:span><text:span text:style-name="T4606"><text:s/>7</text:span><text:span text:style-name="T4607"> Καὶ λήψῃ τοῦ ἐλαίου τοῦ χρίσματος· καὶ ἐπιχεεῖς αὐτὸ ἐπὶ τὴν κεφαλὴν αὐτοῦ, καὶ χρίσεις αὐτόν.</text:span><text:span text:style-name="T4608"><text:s/>8</text:span><text:span text:style-name="T4609"> Καὶ τοὺς υἱοὺς αὐτοῦ προσάξεις, καὶ ἐνδύσεις αὐτοὺς χιτῶνας.</text:span><text:span text:style-name="T4610"><text:s/>9</text:span><text:span text:style-name="T4611"> Καὶ ζώσεις αὐτοὺς ταῖς ζώναις, καὶ περιθήσεις αὐτοῖς τὰς κιδάρεις· καὶ ἔσται αὐτοῖς ἱερατεία μοι εἰς τὸν αἰῶνα· καὶ τελειώσεις Ἀαρὼν τὰς χεῖρας αὐτοῦ, καὶ τὰς χεῖρας τῶν υἱῶν αὐτοῦ.</text:span><text:span text:style-name="T4612"><text:s/>10</text:span><text:span text:style-name="T4613"> Καὶ προσάξεις τὸν μόσχον ἐπὶ τὰς θύρας τῆς σκηνῆς τοῦ μαρτυρίου· καὶ ἐπιθήσουσιν Ἀαρὼν καὶ οἱ υἱοὶ αὐτοῦ τὰς χεῖρας αὐτῶν ἐπὶ τὴν κεφαλὴν τοῦ μόσχου, ἔναντι Κυ, παρὰ τὰς θύρας τῆς σκηνῆς τοῦ μαρτυρίου.</text:span><text:span text:style-name="T4614"><text:s/>11</text:span><text:span text:style-name="T4615"> Καὶ σφάξεις τὸν μόσχον ἔναντι Κυ, παρὰ τὰς θύρας τῆς σκηνῆς τοῦ μαρτυρίου.</text:span><text:span text:style-name="T4616"><text:s/>12</text:span><text:span text:style-name="T4617"> Καὶ λήψῃ ἀπὸ τοῦ αἵματος τοῦ μόσχου, καὶ θήσεις ἐπὶ τῶν κεράτων τοῦ θυσιαστηρίου τῷ δακτύλῳ σου· τὸ δὲ λοιπὸν πᾶν αἷμα ἐκχεεῖς παρὰ τὴν βάσιν τοῦ θυσιαστηρίου.</text:span><text:span text:style-name="T4618"><text:s/>13</text:span><text:span text:style-name="T4619"> Καὶ λήψῃ πᾶν τὸ στέαρ τὸ ἐπὶ τῆς κοιλίας, καὶ τὸν λοβὸν τοῦ ἥπατος, καὶ τοὺς δύο νεφροὺς, καὶ τὸ στέαρ τὸ ἐπ’ αὐτῶν, καὶ ἐπιθήσεις ἐπὶ τὸ θυσιαστήριον.</text:span><text:span text:style-name="T4620"><text:s/>14</text:span><text:span text:style-name="T4621"> Τὰ δὲ κρέατα τοῦ μόσχου, καὶ τὸ δέρμα, καὶ τὴν κόπρον κατακαύσεις πυρὶ ἔξω τῆς παρεμβολῆς· ἁμαρτίας γάρ ἐστι. ​</text:span><text:span text:style-name="T4622"><text:s/>15</text:span><text:span text:style-name="T4623"> Καὶ τὸν κριὸν λήψῃ τὸν ἕνα, καὶ ἐπιθήσουσιν Ἀαρὼν καὶ οἱ υἱοὶ αὐτοῦ τὰς χεῖρας αὐτῶν ἐπὶ τὴν κεφαλὴν τοῦ κριοῦ.</text:span><text:span text:style-name="T4624"><text:s/>16</text:span><text:span text:style-name="T4625"> Καὶ σφάξεις αὐτὸν, καὶ λαβὼν τὸ αἷμα προσχεεῖς πρὸς τὸ θυσιαστήριον κύκλῳ.</text:span><text:span text:style-name="T4626"><text:s/>17</text:span><text:span text:style-name="T4627"> Καὶ τὸν κριὸν διχοτομήσεις κατὰ μέλη· καὶ πλυνεῖς τὰ ἐνδόσθια καὶ τούς πόδας ὕδατι, καὶ ἐπιθήσεις ἐπὶ τὰ διχοτομήματα σὺν τῇ κεφαλῇ.</text:span><text:span text:style-name="T4628"><text:s/>18</text:span><text:span text:style-name="T4629"> Καὶ ἀνοίσεις ὅλον τὸν κριὸν ἐπὶ τὸ θυσιαστήριον, ὁλοκαύτωμα τῷ Κω εἰς ὀσμὴν εὐωδίας· θυσίασμα Κω ἐστί.</text:span><text:span text:style-name="T4630"><text:s/>19</text:span><text:span text:style-name="T4631"> Καὶ λήψῃ τὸν κριὸν τὸν δεύτερον, καὶ ἐπιθήσει Ἀαρὼν καὶ οἱ υἱοὶ αὐτοῦ τὰς χεῖρας αὐτῶν ἐπὶ τὴν κεφαλὴν τοῦ κριοῦ.</text:span><text:span text:style-name="T4632"><text:s/>20</text:span><text:span text:style-name="T4633"> Καὶ σφάξεις αὐτόν, καὶ λήψῃ τοῦ αἵματος αὐτοῦ, καὶ ἐπιθήσεις ἐπὶ τὸν λοβὸν τοῦ ὠτὸς Ἀαρὼν τοῦ δεξιοῦ, καὶ ἐπὶ τὸ ἄκρον τῆς δεξιᾶς χειρὸς, καὶ<text:s/></text:span><text:soft-page-break/><text:span text:style-name="T4634">ἐπὶ τὸ ἄκρον τοῦ ποδὸς τοῦ δεξιοῦ, καὶ ἐπὶ τοὺς λοβοὺς τῶν ὤτων τῶν υἱῶν αὐτοῦ τῶν δεξιῶν, καὶ ἐπὶ τὰ ἄκρα τῶν χειρῶν αὐτῶν τῶν δεξιῶν, καὶ ἐπὶ τὰ ἄκρα τῶν ποδῶν αὐτῶν τῶν δεξιῶν.</text:span><text:span text:style-name="T4635"><text:s/>21</text:span><text:span text:style-name="T4636"> Καὶ λήψῃ ἀπὸ τοῦ αἵματος τοῦ ἀπὸ τοῦ θυσιαστηρίου, καὶ ἀπὸ τοῦ ἐλαίου τῆς χρίσεως, καὶ ῥανεῖς ἐπὶ Ἀαρὼν καὶ ἐπὶ τὴν στολὴν αὐτοῦ, καὶ ἐπὶ τοὺς υἱοὺς αὐτοῦ καὶ ἐπὶ τὰς στολὰς τῶν υἱῶν αὐτοῦ μετ’ αὐτοῦ· καὶ ἁγιασθήσεται αὐτὸς καὶ ἡ στολὴ αὐτοῦ, καὶ οἱ υἱοὶ αὐτοῦ καὶ αἱ στολαὶ τῶν υἱῶν αὐτοῦ μετ’ αὐτοῦ· τὸ δὲ αἷμα τοῦ κριοῦ προσχεεῖς πρὸς τὸ θυσιαστήριον κύκλῳ.</text:span><text:span text:style-name="T4637"><text:s/>22</text:span><text:span text:style-name="T4638"> Καὶ λήψῃ ἀπὸ τοῦ κριοῦ τὸ στέαρ αὐτοῦ, καὶ τὸ στέαρ τὸ κατακαλύπτον τὴν κοιλίαν, καὶ τὸν λοβὸν τοῦ ἥπατος, καὶ τοὺς δύο νεφροὺς, καὶ τὸ στέαρ τὸ ἐπ’ αὐτῶν, καὶ τὸν βραχίονα τὸν δεξιόν· ἔστι γὰρ τελείωσις αὕτη.</text:span><text:span text:style-name="T4639"><text:s/>23</text:span><text:span text:style-name="T4640"> Καὶ ἄρτον ἕνα ἐξ ἐλαίου, καὶ λάγανον ἓν ἀπὸ τοῦ κανοῦ τῶν ἀζύμων τῶν προτεθειμένων ἔναντι Κυ.</text:span><text:span text:style-name="T4641"><text:s/>24</text:span><text:span text:style-name="T4642"> καὶ ἐπιθήσεις τὰ πάντα ἐπὶ τὰς χεῖρας Ἀαρὼν, καὶ ἐπὶ τὰς χεῖρας τῶν υἱῶν αὐτοῦ· καὶ ἀφοριεῖς αὐτὰ ἀφόρισμα ἔναντι Κυ.</text:span><text:span text:style-name="T4643"><text:s/>25</text:span><text:span text:style-name="T4644"> Καὶ λήψῃ αὐτὰ ἐκ τῶν χειρῶν αὐτῶν, καὶ ἀνοίσεις ἐπὶ τὸ θυσιαστήριον τῆς ὁλοκαυτώσεως εἰς ὀσμὴν εὐωδίας ἔναντι Κυ· κάρπωμά ἐστι Κω.</text:span><text:span text:style-name="T4645"><text:s/>26</text:span><text:span text:style-name="T4646"> Καὶ λήψῃ τὸ στηθύνιον ἀπὸ τοῦ κριοῦ τῆς τελειώσεως, ὅ ἐστιν Ἀαρών· καὶ ἀφοριεῖς αὐτὸ ἀφόρισμα ἔναντι Κυ· καὶ ἔσται σοι ἐν μερίδι.</text:span><text:span text:style-name="T4647"><text:s/>27</text:span><text:span text:style-name="T4648"> Καὶ ἁγιάσεις τὸ στηθύνιον ἀφόρισμα, καὶ τὸν βραχίονα τοῦ ἀφαιρέματος, ὃς ἀφώρισται, καὶ ὃς ἀφῄρηται ἀπὸ τοῦ κριοῦ τῆς τελειώσεως ἀπὸ τοῦ Ἀαρὼν, καὶ ἀπὸ τῶν υἱῶν αὐτοῦ.</text:span><text:span text:style-name="T4649"><text:s/>28</text:span><text:span text:style-name="T4650"> Καὶ ἔσται Ἀαρὼν καὶ τοῖς υἱοῖς αὐτοῦ νόμιμον αἰώνιον παρὰ τῶν υἱῶν Ἰσραὴλ· ἔστι γὰρ ἀφαίρεμα τοῦτο· καὶ ἀφαίρεμα ἔσται παρὰ τῶν υἱῶν Ἰσραὴλ ἀπὸ τῶν θυμάτων τῶν σωτηρίων τῶν υἱῶν Ἰσραήλ, ἀφαίρεμα Κω. ​</text:span><text:span text:style-name="T4651"><text:s/>29</text:span><text:span text:style-name="T4652"> Καὶ ἡ στολὴ τοῦ ἁγίου, ἥ ἐστιν Ἀαρὼν, ἔσται τοῖς υἱοῖς αὐτοῦ μετ’ αὐτὸν, χρισθῆναι αὐτοὺς ἐν αὐτοῖς, καὶ τελειῶσαι τὰς χεῖρας αὐτῶν.</text:span><text:span text:style-name="T4653"><text:s/>30</text:span><text:span text:style-name="T4654"> Ἑπτὰ ἡμέρας ἐνδύσεται αὐτὰ ὁ ἱερεὺς ὁ ἀντ’ αὐτοῦ ἐκ τῶν υἱῶν αὐτοῦ, ὃς εἰσελεύσεται εἰς τὴν σκηνὴν τοῦ μαρτυρίου λειτουργεῖν ἐν τοῖς ἁγίοις.</text:span><text:span text:style-name="T4655"><text:s/>31</text:span><text:span text:style-name="T4656"> Καὶ τὸν κριὸν τῆς τελειώσεως λήψῃ· καὶ ἑψήσεις τὰ κρέα ἐν τόπῳ ἁγίῳ.</text:span><text:span text:style-name="T4657"><text:s/>32</text:span><text:span text:style-name="T4658"> Καὶ ἔδονται Ἀαρὼν καὶ οἱ υἱοὶ αὐτοῦ τὰ κρέα τοῦ κριοῦ, καὶ τοὺς ἄρτους τοὺς ἐν τῷ κανῷ, παρὰ τὰς θύρας τῆς σκηνῆς τοῦ μαρτυρίου·</text:span><text:span text:style-name="T4659"><text:s/>33</text:span><text:span text:style-name="T4660"> Ἔδονται αὐτά ἐν οἷς ἡγιάσθησαν ἐν αὐτοῖς τελειῶσαι τὰς χεῖρας αὐτῶν, ἁγιάσαι αὐτούς· καὶ ἀλλογενὴς οὐκ ἔδεται ἀπ’ αὐτῶν· ἔστι γὰρ ἅγια.</text:span><text:span text:style-name="T4661"><text:s/>34</text:span><text:span text:style-name="T4662"> Ἐὰν δὲ καταλειφθῇ ἀπὸ τῶν κρεῶν τῆς θυσίας τῆς τελειώσεως καὶ τῶν ἄρτων ἕως πρωῒ, κατακαύσεις τὰ λοιπὰ πυρί· οὐ βρωθήσεται· ἁγίασμα γάρ ἐστι. ​</text:span><text:span text:style-name="T4663"><text:s/>35</text:span><text:span text:style-name="T4664"> Καὶ ποιήσεις Ἀαρὼν καὶ τοῖς υἱοῖς αὐτοῦ οὕτω κατὰ πάντα ὅσα ἐνετειλάμην σοι· ἑπτὰ ἡμέρας τελειώσεις τὰς χεῖρας αὐτῶν.</text:span><text:span text:style-name="T4665"><text:s/>36</text:span><text:span text:style-name="T4666"> Καὶ τὸ<text:s/></text:span><text:soft-page-break/><text:span text:style-name="T4667">μοσχάριον τῆς ἁμαρτίας ποιήσεις τῇ ἡμέρᾳ τοῦ καθαρισμοῦ· καὶ καθαριεῖς τὸ θυσιαστήριον ἐν τῷ ἁγιάζειν σε ἐπ’ αὐτῷ· καὶ χρίσεις αὐτὸ ὥστε ἁγιάσαι αὐτό.</text:span><text:span text:style-name="T4668"><text:s/>37</text:span><text:span text:style-name="T4669"> Ἑπτὰ ἡμέρας καθαριεῖς τὸ θυσιαστήριον, καὶ ἁγιάσεις αὐτό· καὶ ἔσται τὸ θυσιαστήριον, ἅγιον τοῦ ἁγίου· πᾶς ὁ ἁπτόμενος τοῦ θυσιαστηρίου, ἁγιασθήσεται.</text:span><text:span text:style-name="T4670"><text:s/>38</text:span><text:span text:style-name="T4671"> Καὶ ταῦτά ἐστιν, ἃ ποιήσεις ἐπὶ τοῦ θυσιαστηρίου· ἀμνοὺς ἐνιαυσίους ἀμώμους δύο τὴν ἡμέραν ἐπὶ τὸ θυσιαστήριον ἐνδελεχῶς, κάρπωμα ἐνδελεχισμοῦ. ​</text:span><text:span text:style-name="T4672"><text:s/>39</text:span><text:span text:style-name="T4673"> Τὸν ἀμνὸν τὸν ἕνα ποιήσεις τὸ πρωῒ, καὶ τὸν ἀμνὸν τὸν δεύτερον ποιήσεις τὸ δειλινόν.</text:span><text:span text:style-name="T4674"><text:s/>40</text:span><text:span text:style-name="T4675"> Καὶ δέκατον σεμιδάλεως πεφυραμένης ἐν ἐλαίῳ κεκομμένῳ τῷ τετάρτῳ τοῦ εἲν· καὶ σπονδὴν τὸ τέταρτον τοῦ εἲν οἴνου τῷ ἀμνῷ τῷ ἑνί.</text:span><text:span text:style-name="T4676"><text:s/>41</text:span><text:span text:style-name="T4677"> Καὶ τὸν ἀμνὸν τὸν δεύτερον ποιήσεις τὸ δειλινόν, κατὰ τὴν θυσίαν τὴν πρωϊνὴν, καὶ κατὰ τὴν σπονδὴν αὐτοῦ· ποιήσεις εἰς ὀσμὴν εὐωδίας, κάρπωμα Κω,</text:span><text:span text:style-name="T4678"><text:s/>42</text:span><text:span text:style-name="T4679"> θυσίαν ἐνδελεχισμοῦ εἰς γενεὰς ὑμῶν, ἐπὶ θύρας τῆς σκηνῆς τοῦ μαρτυρίου ἔναντι Κυ, ἐν οἷς γνωσθήσομαί σοι ἐκεῖθεν, ὥστε λαλῆσαί σοι.</text:span><text:span text:style-name="T4680"><text:s/>43</text:span><text:span text:style-name="T4681"> Καὶ τάξομαι ἐκεῖ τοῖς υἱοῖς Ἰσραὴλ, καὶ ἁγιασθήσομαι ἐν δόξῃ μου.</text:span><text:span text:style-name="T4682"><text:s/>44</text:span><text:span text:style-name="T4683"> Καὶ ἁγιάσω τὴν σκηνὴν τοῦ μαρτυρίου, καὶ τὸ θυσιαστήριον· καὶ Ἀαρὼν καὶ τοὺς υἱοὺς αὐτοῦ ἁγιάσω, ἱερατεύειν μοι.</text:span><text:span text:style-name="T4684"><text:s/>45</text:span><text:span text:style-name="T4685"> Καὶ ἐπικληθήσομαι ἐν τοῖς υἱοῖς Ἰσραὴλ, καὶ ἔσομαι αὐτῶν Θς.</text:span><text:span text:style-name="T4686"><text:s/>46</text:span><text:span text:style-name="T4687"> Καὶ γνώσονται, ὅτι ἐγώ εἰμι Κς ὁ Θς αὐτῶν, ὁ ἐξαγαγὼν αὐτοὺς ἐκ γῆς Αἰγύπτου, ἐπικληθῆναι αὐτοῖς, καὶ εἶναι αὐτῶν Θς.</text:span></text:p>
            <text:p text:style-name="P4688">Exodus 30</text:p>
            <text:p text:style-name="P4689"><text:span text:style-name="T4690">1</text:span><text:span text:style-name="T4691"> Καὶ ποιήσεις θυσιαστήριον θυμιάματος ἐκ ξύλων ἀσήπτων.</text:span><text:span text:style-name="T4692"><text:s/>2</text:span><text:span text:style-name="T4693"> Καὶ ποιήσεις αὐτὸ πήχεως τὸ μῆκος, καὶ πήχεως τὸ εὖρος· τετράγωνον ἔσται, καὶ δύο πήχεων τὸ ὕψος· ἐξ αὐτοῦ ἔσται τὰ κέρατα αὐτοῦ.</text:span><text:span text:style-name="T4694"><text:s/>3</text:span><text:span text:style-name="T4695"> Καὶ καταχρυσώσεις χρυσίῳ καθαρῷ τὴν ἐσχάραν αὐτοῦ, καὶ τοὺς τοίχους αὐτοῦ κύκλῳ, καὶ τὰ κέρατα αὐτοῦ· καὶ ποιήσεις αὐτῷ στρεπτὴν στεφάνην χρυσῆν κύκλῳ.</text:span><text:span text:style-name="T4696"><text:s/>4</text:span><text:span text:style-name="T4697"> Καὶ δύο δακτυλίους χρυσοῦς καθαροὺς ποιήσεις ὑπὸ τὴν στρεπτὴν στεφάνην αὐτοῦ, εἰς τὰ δύο κλίτη ποιήσεις ἐν τοῖς δυσὶ πλευροῖς· καὶ ἔσονται ψαλίδες ταῖς σκυτάλαις, ὥστε αἴρειν αὐτὸ ἐν αὐταῖς.</text:span><text:span text:style-name="T4698"><text:s/>5</text:span><text:span text:style-name="T4699"> Καὶ ποιήσεις σκυτάλας ἐκ ξύλων ἀσήπτων, καὶ καταχρυσώσεις αὐτὰς χρυσίῳ.</text:span><text:span text:style-name="T4700"><text:s/>6</text:span><text:span text:style-name="T4701"> Καὶ θήσεις αὐτὸ ἀπέναντι τοῦ καταπετάσματος, τοῦ ὄντος ἐπὶ τῆς κιβωτοῦ τῶν μαρτυρίων, ἐν οἶς γνωσθήσομαί σοι ἐκεῖθεν.</text:span><text:span text:style-name="T4702"><text:s/>7</text:span><text:span text:style-name="T4703"> Καὶ θυμιάσει ἀπ’ αὐτοῦ Ἀαρὼν θυμίαμα σύνθετον λεπτόν τὸ πρωῒ πρωΐ, ὅταν ἐπισκευάζῃ τοὺς λύχνους, θυμιάσει ἐπ’ αὐτοῦ.</text:span><text:span text:style-name="T4704"><text:s/>8</text:span><text:span text:style-name="T4705"> Καὶ ὅταν ἐξάπτῃ Ἀαρὼν τοὺς λύχνους ὀψέ, θυμιάσει ἐπ’ αὐτοῦ· θυμίαμα ἐνδελεχισμοῦ διαπαντὸς ἔναντι Κυ εἰς γενεὰς αὐτῶν.</text:span><text:span text:style-name="T4706"><text:s/>9</text:span><text:span text:style-name="T4707"> Καὶ οὐκ ἀνοίσεις ἐπ’ αὐτοῦ θυμίαμα ἕτερον· κάρπωμα, θυσίαν, καὶ σπονδὴν οὐ σπείσεις ἐπ’ αὐτοῦ.</text:span><text:span text:style-name="T4708"><text:s/>10</text:span><text:span text:style-name="T4709"> Καὶ ἐξιλάσεται ἐπ’ αὐτοῦ Ἀαρὼν ἐπὶ τῶν κεράτων αὐτοῦ<text:s/></text:span><text:soft-page-break/><text:span text:style-name="T4710">ἅπαξ τοῦ ἐνιαυτοῦ· ἀπὸ τοῦ αἵματος τοῦ καθαρισμοῦ καθαριεῖ αὐτὸ εἰς γενεὰς αὐτῶν· ἅγιον τῶν ἁγίων ἐστὶ Κω. ​</text:span><text:span text:style-name="T4711"><text:s/>11</text:span><text:span text:style-name="T4712"> Καὶ ἐλάλησε Κς πρὸς Μωυσῆν, λέγων,</text:span><text:span text:style-name="T4713"><text:s/>12</text:span><text:span text:style-name="T4714"> ἐὰν λάβῃς τὸν συλλογισμὸν τῶν υἱῶν Ἰσραὴλ ἐν τῇ ἐπισκοπῇ αὐτῶν, καὶ δώσουσιν ἕκαστος λύτρα τῆς ψυχῆς αὐτοῦ Κω, καὶ οὐκ ἔσται ἐν αὐτοῖς πτῶσις ἐν τῇ ἐπισκοπῇ αὐτῶν.</text:span><text:span text:style-name="T4715"><text:s/>13</text:span><text:span text:style-name="T4716"> Καὶ τοῦτό ἐστιν ὃ δώσουσιν ὅσοι ἂν παραπορεύωνται τὴν ἐπίσκεψιν· τὸ ἥμισυ τοῦ διδράχμου ὅ ἐστιν κατὰ τὸ δίδραχμον τὸ ἅγιον, εἴκοσιν ὀβολοὶ τὸ δίδραχμον, τὸ δὲ ἥμισυ τοῦ διδράχμου εἰσφορὰ Κω.</text:span><text:span text:style-name="T4717"><text:s/>14</text:span><text:span text:style-name="T4718"> Πᾶς ὁ παραπορευόμενος εἰς τὴν ἐπίσκεψιν ἀπὸ εἰκοσαετοῦς καὶ ἐπάνω, δώσουσι τὴν εἰσφορὰν Κω.</text:span><text:span text:style-name="T4719"><text:s/>15</text:span><text:span text:style-name="T4720"> Ὁ πλουτῶν οὐ προσθήσει, καὶ ὁ πενόμενος οὐκ ἐλαττονήσει ἀπὸ τοῦ ἡμίσευς τοῦ διδράχμου ἐν τῷ διδόναι τὴν εἰσφορὰν Κω, ἐξιλάσασθαι περὶ τῶν ψυχῶν ὑμῶν.</text:span><text:span text:style-name="T4721"><text:s/>16</text:span><text:span text:style-name="T4722"> Καὶ λήψῃ τὸ ἀργύριον τῆς εἰσφορᾶς παρὰ τῶν υἱῶν Ἰσραὴλ, καὶ δώσεις αὐτὸ εἰς τὸ κάτεργον τῆς σκηνῆς τοῦ μαρτυρίου· καὶ ἔσται τοῖς υἱοῖς Ἰσραὴλ μνημόσυνον ἔναντι Κυ, ἐξιλάσασθαι περὶ τῶν ψυχῶν ὑμῶν.</text:span><text:span text:style-name="T4723"><text:s/>17</text:span><text:span text:style-name="T4724"> Καὶ ἐλάλησε Κς πρὸς Μωυσῆν, λέγων,</text:span><text:span text:style-name="T4725"><text:s/>18</text:span><text:span text:style-name="T4726"> ποίησον λουτῆρα χαλκοῦν, καὶ βάσιν αὐτῷ χαλκῆν, ὥστε νίπτεσθαι· καὶ θήσεις αὐτὸν ἀνὰ μέσον τῆς σκηνῆς τοῦ μαρτυρίου, καὶ ἀνὰ μέσον τοῦ θυσιαστηρίου· καὶ ἐκχεεῖς εἰς αὐτὸν ὕδωρ.</text:span><text:span text:style-name="T4727"><text:s/>19</text:span><text:span text:style-name="T4728"> Καὶ νίψεται Ἀαρὼν καὶ οἱ υἱοὶ αὐτοῦ ἐξ αὐτοῦ τὰς χεῖρας, καὶ τοὺς πόδας ὕδατι.</text:span><text:span text:style-name="T4729"><text:s/>20</text:span><text:span text:style-name="T4730"> Ὅταν εἰσπορεύωνται εἰς τὴν σκηνὴν τοῦ μαρτυρίου, νίψονται ὕδατι, καὶ οὐ μὴ ἀποθάνωσιν, ὅταν προσπορεύωνται πρὸς τὸ θυσιαστήριον λειτουργεῖν καὶ ἀναφέρειν τὰ ὁλοκαυτώματα Κω.</text:span><text:span text:style-name="T4731"><text:s/>21</text:span><text:span text:style-name="T4732"> Νίψονται τὰς χεῖρας καὶ τοὺς πόδας ὕδατι, ὅταν εἰσπορεύωνται εἰς τὴν σκηνὴν τοῦ μαρτυρίου, νίψονται ὕδατι, ἵνα μὴ ἀποθάνωσι· καὶ ἔσται αὐτοῖς νόμιμον αἰώνιον, αὐτῷ καὶ ταῖς γενεαῖς αὐτοῦ μετ’ αὐτόν.</text:span><text:span text:style-name="T4733"><text:s/>22</text:span><text:span text:style-name="T4734"> Καὶ ἐλάλησε Κς πρὸς Μωυσῆν, λέγων,</text:span><text:span text:style-name="T4735"><text:s/>23</text:span><text:span text:style-name="T4736"> καὶ σὺ λάβε ἡδύσματα, τὸ ἄνθος σμύρνης ἐκλεκτῆς πεντακοσίους σίκλους, καὶ κινναμώμου εὐώδους τὸ ἥμισυ τούτου διακοσίους πεντήκοντα, καὶ καλάμου εὐώδους διακοσίους πεντήκοντα,</text:span><text:span text:style-name="T4737"><text:s/>24</text:span><text:span text:style-name="T4738"> καὶ ἴρεως πεντακοσίους σίκλους τοῦ ἁγίου, καὶ ἔλαιον ἐξ ἐλαιῶν εἲν.</text:span><text:span text:style-name="T4739"><text:s/>25</text:span><text:span text:style-name="T4740"> Καὶ ποιήσεις αὐτὸ ἔλαιον χρῖσμα ἅγιον, μύρον μυρεψικὸν τέχνῃ μυρεψοῦ· ἔλαιον χρῖσμα ἅγιον ἔσται.</text:span><text:span text:style-name="T4741"><text:s/>26</text:span><text:span text:style-name="T4742"> Καὶ χρίσεις ἐξ αὐτοῦ τὴν σκηνὴν τοῦ μαρτυρίου, καὶ τὴν κιβωτὸν τῆς σκηνῆς τοῦ μαρτυρίου,</text:span><text:span text:style-name="T4743"><text:s/>27</text:span><text:span text:style-name="T4744"> καὶ πάντα τὰ σκεύη αὐτῆς, καὶ τὴν λυχνίαν καὶ πάντα τὰ σκεύη αὐτῆς, καὶ τὸ θυσιαστήριον τοῦ θυμιάματος,</text:span><text:span text:style-name="T4745"><text:s/>28</text:span><text:span text:style-name="T4746"> καὶ τὸ θυσιαστήριον τῶν ὁλοκαυτωμάτων καὶ πάντα αὐτοῦ τὰ σκεύη καὶ τὴν τράπεζαν καὶ πάντα τὰ σκεύη αὐτῆς, καὶ τὸν λουτῆρα.</text:span><text:span text:style-name="T4747"><text:s/>29</text:span><text:span text:style-name="T4748"> Καὶ ἁγιάσεις αὐτά· καὶ ἔσται ἅγια τῶν ἁγίων· πᾶς ὁ ἁπτόμενος αὐτῶν, ἁγιασθήσεται.</text:span><text:span text:style-name="T4749"><text:s/>30</text:span><text:span text:style-name="T4750"> Καὶ Ἀαρὼν καὶ τοὺς υἱοὺς αὐτοῦ<text:s/></text:span><text:soft-page-break/><text:span text:style-name="T4751">χρίσεις, καὶ ἁγιάσεις αὐτοὺς ἱερατεύειν μοι.</text:span><text:span text:style-name="T4752"><text:s/>31</text:span><text:span text:style-name="T4753"> Καὶ τοῖς υἱοῖς Ἰσραὴλ λαλήσεις, λέγων, ἔλαιον ἄλειμμα χρίσεως ἅγιον ἔσται τοῦτο ὑμῖν εἰς τὰς γενεὰς ὑμῶν.</text:span><text:span text:style-name="T4754"><text:s/>32</text:span><text:span text:style-name="T4755"> Ἐπὶ σάρκα ἀνθρώπου οὐ χρισθήσεται· καὶ κατὰ τὴν σύνθεσιν ταύτην οὐ ποιήσετε ὑμῖν ἑαυτοῖς ὡσαύτως· ἅγιόν ἐστι, καὶ ἁγίασμα ἔσται ὑμῖν.</text:span><text:span text:style-name="T4756"><text:s/>33</text:span><text:span text:style-name="T4757"> Ὃς ἂν ποιήσῃ ὡσαύτως, καὶ ὃς ἂν δῷ ἀπ’ αὐτοῦ ἀλλογενεῖ, ἐξολοθρευθήσεται ἐκ τοῦ λαοῦ αὐτοῦ. ​</text:span><text:span text:style-name="T4758"><text:s/>34</text:span><text:span text:style-name="T4759"> Καὶ εἶπε Κς πρὸς Μωυσῆν, λάβε σεαυτῷ ἡδύσματα, στακτήν, ὄνυχα, χαλβάνην ἡδυσμοῦ, καὶ λίβανον διαφανῆ· ἴσον ἴσῳ ἔσται.</text:span><text:span text:style-name="T4760"><text:s/>35</text:span><text:span text:style-name="T4761"> Καὶ ποιήσουσιν ἐν αὐτῷ θυμίαμα μυρεψικὸν ἔργον μυρεψοῦ, μεμιγμένον, καθαρόν ἔργον ἅγιον.</text:span><text:span text:style-name="T4762"><text:s/>36</text:span><text:span text:style-name="T4763"> Καὶ συγκόψεις ἐκ τούτων λεπτὸν, καὶ θήσεις ἀπέναντι τῶν μαρτυρίων ἐν τῇ σκηνῇ τοῦ μαρτυρίου, ὅθεν γνωσθήσομαί σοι ἐκεῖθεν· ἅγιον τῶν ἁγίων ἔσται ὑμῖν θυμίαμα.</text:span><text:span text:style-name="T4764"><text:s/>37</text:span><text:span text:style-name="T4765"> Κατὰ τὴν σύνθεσιν ταύτην οὐ ποιήσετε ὑμῖν ἑαυτοῖς· ἁγίασμα ἔσται ὑμῖν Κω.</text:span><text:span text:style-name="T4766"><text:s/>38</text:span><text:span text:style-name="T4767"> Ὃς ἂν ποιήσῃ ὡσαύτως, ὥστε ὀσφραίνεσθαι ἐν αὐτῷ, ἀπολεῖται ἐκ τοῦ λαοῦ αὐτοῦ. ​</text:span></text:p>
            <text:p text:style-name="P4768">Exodus 31</text:p>
            <text:p text:style-name="P4769"><text:span text:style-name="T4770">1</text:span><text:span text:style-name="T4771"> Καὶ ἐλάλησε Κς πρὸς Μωυσῆν, λέγων,</text:span><text:span text:style-name="T4772"><text:s/>2</text:span><text:span text:style-name="T4773"> ἰδοὺ ἀνακέκλημαι ἐξ ὀνόματος τὸν Βεσελεὴλ τὸν τοῦ Οὐρείου τὸν Ὤρ, ἐκ τῆς φυλῆς Ἰούδα.</text:span><text:span text:style-name="T4774"><text:s/>3</text:span><text:span text:style-name="T4775"> Καὶ ἐνέπλησα αὐτὸν πνεῦμα θεῖον σοφίας καὶ συνέσεως καὶ ἐπιστήμης, ἐν παντὶ ἔργῳ διανοεῖσθαι,</text:span><text:span text:style-name="T4776"><text:s/>4</text:span><text:span text:style-name="T4777"> καὶ ἀρχιτεκτονῆσαι, ἐργάζεσθαι τὸ χρυσίον, καὶ τὸ ἀργύριον, καὶ τὸν χαλκὸν, καὶ τὴν ὑάκινθον, καὶ τὴν πορφύραν, καὶ τὸ κόκκινον τὸ νηστὸν,</text:span><text:span text:style-name="T4778"><text:s/>5</text:span><text:span text:style-name="T4779"> καὶ τὰ λιθουργικὰ, καὶ εἰς τὰ ἔργα τὰ τεκτονικὰ τῶν ξύλων, ἐργάζεσθαι κατὰ πάντα τὰ ἔργα.</text:span><text:span text:style-name="T4780"><text:s/>6</text:span><text:span text:style-name="T4781"> Καὶ ἐγὼ ἔδωκα αὐτὸν καὶ τὸν Ἐλιὰβ τὸν τοῦ Ἀχισαμὰχ ἐκ φυλῆς Δὰν· καὶ παντὶ συνετῷ καρδίᾳ δέδωκα σύνεσιν· καὶ ποιήσουσι πάντα ὅσα συνέταξά σοι,</text:span><text:span text:style-name="T4782"><text:s/>7</text:span><text:span text:style-name="T4783"> τὴν σκηνὴν τοῦ μαρτυρίου, καὶ τὴν κιβωτὸν τῆς διαθήκης, καὶ τὸ ἱλαστήριον τὸ ἐπ’ αὐτῆς, καὶ τὴν διασκευὴν τῆς σκηνῆς,</text:span><text:span text:style-name="T4784"><text:s/>8</text:span><text:span text:style-name="T4785"> καὶ τὰ θυσιαστήρια καὶ τὴν τράπεζαν καὶ πάντα τὰ σκεύη αὐτῆς, καὶ τὴν λυχνίαν τὴν καθαρὰν καὶ πάντα τὰ σκεύη αὐτῆς,</text:span><text:span text:style-name="T4786"><text:s/>9</text:span><text:span text:style-name="T4787"> καὶ τὸν λουτῆρα καὶ τὴν βάσιν αὐτοῦ,</text:span><text:span text:style-name="T4788"><text:s/>10</text:span><text:span text:style-name="T4789"> καὶ τὰς στολάς τὰς λειτουργικὰς Ἀαρὼν, καὶ τὰς στολὰς τῶν υἱῶν αὐτοῦ ἱερατεύειν μοι,</text:span><text:span text:style-name="T4790"><text:s/>11</text:span><text:span text:style-name="T4791"> καὶ τὸ ἔλαιον τῆς χρίσεως, καὶ τὸ θυμίαμα τῆς συνθέσεως τοῦ ἁγίου· κατὰ πάντα ὅσα ἐγὼ ἐνετειλάμην σοι, ποιήσουσι. ​</text:span><text:span text:style-name="T4792"><text:s/>12</text:span><text:span text:style-name="T4793"> Καὶ ἐλάλησε Κς πρὸς Μωυσῆν, λέγων,</text:span><text:span text:style-name="T4794"><text:s/>13</text:span><text:span text:style-name="T4795"> καὶ σὺ σύνταξον τοῖς υἱοῖς Ἰσραὴλ, λέγων, ὁρᾶτε, καὶ τὰ σάββατά μου φυλάξεσθε· σημεῖόν ἐστι παρ’ ἐμοὶ καὶ ἐν ὑμῖν εἰς τὰς γενεὰς ὑμῶν, ἵνα γνῶτε ὅτι ἐγὼ Κς ὁ ἁγιάζων ὑμᾶς.</text:span><text:span text:style-name="T4796"><text:s/>14</text:span><text:span text:style-name="T4797"> Καὶ φυλάξεσθε τὰ σάββατα, ὅτι ἅγιον τοῦτό ἐστι Κω ὑμῖν· ὁ βεβηλῶν αὐτὸ, θανάτῳ θανατωθήσεται· πᾶς ὃς ποιήσει ἐν αὐτῷ ἔργον, ἐξολοθρευθήσεται ἡ ψυχὴ ἐκείνη ἐκ μέσου τοῦ λαοῦ αὐτοῦ.</text:span><text:span text:style-name="T4798"><text:s/>15</text:span><text:span text:style-name="T4799"> Ἓξ ἡμέρας ποιήσεις ἔργα, τῇ δὲ ἡμέρᾳ τῇ<text:s/></text:span><text:soft-page-break/><text:span text:style-name="T4800">ἑβδόμῃ σάββατα, ἀνάπαυσις ἁγία τῷ Κω· πᾶς ὃς ποιήσει ἔργον τῇ ἡμέρᾳ τῇ ἑβδόμῃ, θανατωθήσεται.</text:span><text:span text:style-name="T4801"><text:s/>16</text:span><text:span text:style-name="T4802"> Καὶ φυλάξουσιν οἱ υἱοὶ Ἰσραὴλ τὰ σάββατα, ποιεῖν αὐτὰ εἰς τὰς γενεὰς αὐτῶν. Διαθήκη αἰώνιος</text:span><text:span text:style-name="T4803"><text:s/>17</text:span><text:span text:style-name="T4804"> ἐν ἐμοὶ καὶ τοῖς υἱοῖς Ἰσραὴλ, σημεῖόν ἐστιν ἐν ἐμοὶ αἰώνιον· ὅτι ἓξ ἡμέραις ἐποίησε Κς τὸν οὐρανὸν καὶ τὴν γῆν, καὶ τῇ ἡμέρᾳ τῇ ἑβδόμῃ κατέπαυσε, καὶ ἐπαύσατο.</text:span><text:span text:style-name="T4805"><text:s/>18</text:span><text:span text:style-name="T4806"> Καὶ ἔδωκε Μωυσῇ ἡνίκα κατέπαυσε λαλῶν αὐτῷ ἐν τῷ ὄρει τῷ Σινά, τὰς δύο πλάκας τοῦ μαρτυρίου, πλάκας λιθίνας γεγραμμένας τῷ δακτύλῳ τοῦ Θυ.</text:span></text:p>
            <text:p text:style-name="P4807">Exodus 32</text:p>
            <text:p text:style-name="P4808"><text:span text:style-name="T4809">1</text:span><text:span text:style-name="T4810"> Καὶ ἰδὼν ὁ λαὸς, ὅτι κεχρόνικε Μωυσῆς καταβῆναι ἐκ τοῦ ὄρους, συνέστη ὁ λαὸς ἐπὶ Ἀαρὼν, καὶ λέγουσιν αὐτῷ, ἀνάστηθι, καὶ ποίησον ἡμῖν θεοὺς, οἳ προπορεύσονται ἡμῶν· ὁ γὰρ Μωυσῆς οὗτος ὁ ἄνθρωπος, ὃς ἐξήγαγεν ἡμᾶς ἐκ γῆς Αἰγύπτου, οὐκ οἴδαμεν τί γέγονεν αὐτῷ.</text:span><text:span text:style-name="T4811"><text:s/>2</text:span><text:span text:style-name="T4812"> Καὶ λέγει αὐτοῖς Ἀαρὼν, περιέλεσθε τὰ ἐνώτια τὰ χρυσὰ τὰ ἐκ τοῖς ὠσὶ τῶν γυναικῶν ὑμῶν καὶ θυγατέρων, καὶ ἐνέγκατε πρός με.</text:span><text:span text:style-name="T4813"><text:s/>3</text:span><text:span text:style-name="T4814"> Καὶ περιείλαντο πᾶς ὁ λαὸς τὰ ἐνώτια τὰ χρυσᾶ τὰ ἐν τοῖς ὠσὶν αὐτῶν, καὶ ἤνεγκαν πρὸς Ἀαρών. ​</text:span><text:span text:style-name="T4815"><text:s/>4</text:span><text:span text:style-name="T4816"> καὶ ἐδέξατο ἐκ τῶν χειρῶν αὐτῶν, καὶ ἔπλασεν αὐτὰ ἐν τῇ γραφίδι· καὶ ἐποίησεν αὐτὰ μόσχον χωνευτὸν, καὶ εἶπεν, οὗτοι οἱ θεοί σου Ἰσραὴλ, οἵτινες ἀνεβίβασάν σε ἐκ γῆς Αἰγύπτου.</text:span><text:span text:style-name="T4817"><text:s/>5</text:span><text:span text:style-name="T4818"> Καὶ ἰδὼν Ἀαρὼν ᾠκοδόμησε θυσιαστήριον κατέναντι αὐτοῦ, καὶ ἐκήρυξεν Ἀαρὼν, λέγων, ἑορτὴν τοῦ Κυ αὔριον.</text:span><text:span text:style-name="T4819"><text:s/>6</text:span><text:span text:style-name="T4820"> Καὶ ὀρθρίσας τῇ ἐπαύριον ἀνεβίβασεν ὁλοκαυτώματα, καὶ προσήνεγκε θυσίαν σωτηρίου· καὶ ἐκάθισεν ὁ λαὸς φαγεῖν καὶ πιεῖν, καὶ ἀνέστησαν παίζειν. ​</text:span><text:span text:style-name="T4821"><text:s/>7</text:span><text:span text:style-name="T4822"> Καὶ ἐλάλησε Κς πρὸς Μωυσῆν, λέγων, βάδιζε τὸ τάχος, κατάβηθι ἐντεῦθεν· ἠνόμησε γὰρ ὁ λαός σου, ὃν ἐξήγαγες ἐκ γῆς Αἰγύπτου·</text:span><text:span text:style-name="T4823"><text:s/>8</text:span><text:span text:style-name="T4824"> Παρέβησαν ταχὺ ἐκ τῆς ὁδοῦ, ἧς ἐνετείλω αὐτοῖς· ἐποίησαν ἑαυτοῖς μόσχον καὶ προσκεκυνήκασιν αὐτῷ, καὶ τεθύκασιν αὐτῷ, καὶ εἶπαν· οὗτοι οἱ θεοί σου Ἰσραήλ, οἵτινες ἀνεβίβασάν σε ἐκ γῆς Αἰγύπτου.</text:span><text:span text:style-name="T4825"><text:s/>9</text:span><text:span text:style-name="T4826"> </text:span><text:span text:style-name="T4827"><text:s/>10</text:span><text:span text:style-name="T4828"> Καὶ νῦν ἔασόν με, καὶ θυμωθεὶς ὀργῇ εἰς αὐτούς, ἐκτρίψω αὐτοὺς· καὶ ποιήσω σε εἰς ἔθνος μέγα.</text:span><text:span text:style-name="T4829"><text:s/>11</text:span><text:span text:style-name="T4830"> Καὶ ἐδεήθη Μωυσῆς ἔναντι Κυ τοῦ Θυ, καὶ εἶπεν, ἱνατί, Κε, θυμοῖ ὀργῇ εἰς τὸν λαόν σου, οὓς ἐξήγαγες ἐκ γῆς Αἰγύπτου ἐν ἰσχύϊ μεγάλῃ, καὶ ἐν τῷ βραχίονί σου τῷ ὑψηλῷ;</text:span><text:span text:style-name="T4831"><text:s/>12</text:span><text:span text:style-name="T4832"> Μή ποτε εἴπωσιν οἱ Αἰγύπτιοι, λέγοντες, μετὰ πονηρίας ἐξήγαγεν αὐτοὺς ἀποκτεῖναι ἐν τοῖς ὄρεσι, καὶ ἐξαναλῶσαι αὐτοὺς ἀπὸ τῆς γῆς· παῦσαι τῆς ὀργῆς τοῦ θυμοῦ σου, καὶ ἵλεως γενοῦ ἐπὶ τῇ κακίᾳ τοῦ λαοῦ σου,</text:span><text:span text:style-name="T4833"><text:s/>13</text:span><text:span text:style-name="T4834"> μνησθεὶς Ἁβραὰμ καὶ Ἰσαὰκ καὶ Ἰακὼβ τῶν σῶν οἰκετῶν, οἷς ὤμοσας κατὰ σεαυτοῦ, καὶ ἐλάλησας πρὸς αὐτοὺς, λέγων, πολυπληθυνῶ τὸ σπέρμα ὑμῶν ὡσεὶ τὰ ἄστρα τοῦ οὐρανοῦ τῷ πλήθει· καὶ πᾶσαν τὴν γῆν ταύτην ἣν εἶπας δοῦναι αὐτοις, καὶ<text:s/></text:span><text:soft-page-break/><text:span text:style-name="T4835">καθέξουσιν αὐτὴν εἰς τὸν αἰῶνα.</text:span><text:span text:style-name="T4836"><text:s/>14</text:span><text:span text:style-name="T4837"> Καὶ ἱλάσθη Κς ​περιποιῆσαι τὸν λαὸν αὐτοῦ. ​</text:span><text:span text:style-name="T4838"><text:s/>15</text:span><text:span text:style-name="T4839"> Καὶ ἀποστρέψας Μωυσῆς, κατέβη ἀπὸ τοῦ ὄρους· καὶ αἱ δύο πλάκες τοῦ μαρτυρίου ἐν ταῖς χερσὶν αὐτοῦ, πλάκες λίθιναι καταγεγραμμέναι ἐξ ἀμφοτέρων τῶν μερῶν αὐτῶν, ἔνθεν καὶ ἔνθεν ἦσαν γεγραμμέναι.</text:span><text:span text:style-name="T4840"><text:s/>16</text:span><text:span text:style-name="T4841"> Καὶ αἱ πλάκες ἔργον Θυ ἦσαν, καὶ ἡ γραφὴ γραφὴ Θυ κεκολαμμένη ἐν ταῖς πλαξί.</text:span><text:span text:style-name="T4842"><text:s/>17</text:span><text:span text:style-name="T4843"> Καὶ ἀκούσας Ἰησοῦς τῆς φωνῆς τοῦ λαοῦ κραζόντων, λέγει πρὸς Μωυσῆν, φωνὴ πολέμου ἐν τῇ παρεμβολῇ.</text:span><text:span text:style-name="T4844"><text:s/>18</text:span><text:span text:style-name="T4845"> Καὶ λέγει, οὐκ ἔστι φωνὴ ἐξαρχόντων κατ’ ἰσχύν, οὐδὲ φωνὴ ἐξαρχόντων τροπῆς, ἀλλὰ φωνὴν ἐξαρχόντων οἴνου ἐγὼ ἀκούω. ​</text:span><text:span text:style-name="T4846"><text:s/>19</text:span><text:span text:style-name="T4847"> Καὶ ἡνίκα ἤγγιζε τῇ παρεμβολῇ, ὁρᾷ τὸν μόσχον καὶ τοὺς χορούς· καὶ ὀργισθεὶς θυμῷ Μωυσῆς ἔῤῥιψεν ἀπὸ τῶν χειρῶν αὐτοῦ τὰς δύο πλάκας, καὶ συνέτριψεν αὐτὰς ὑπὸ τὸ ὄρος.</text:span><text:span text:style-name="T4848"><text:s/>20</text:span><text:span text:style-name="T4849"> Καὶ λαβὼν τὸν μόσχον ὃν ἐποίησαν, κατέκαυσεν αὐτὸν ἐν πυρὶ, καὶ κατήλεσεν αὐτὸν λεπτὸν, καὶ ἔσπειρεν αὐτὸν ὑπὸ τὸ ὕδωρ, καὶ ἐπότισεν αὐτὸ τοὺς υἱοὺς Ἰσραήλ.</text:span><text:span text:style-name="T4850"><text:s/>21</text:span><text:span text:style-name="T4851"> Καὶ εἶπε Μωυσῆς τῷ Ἀαρών, τί ἐποίησέ σοι ὁ λαὸς οὗτος, ὅτι ἐπήγαγες ἐπ’ αὐτοὺς ἁμαρτίαν μεγάλην;</text:span><text:span text:style-name="T4852"><text:s/>22</text:span><text:span text:style-name="T4853"> Καὶ εἶπεν Ἀαρὼν πρὸς Μωυσῆν, μὴ ὀργίζου, κύριε· σὺ γὰρ οἶδας τὸ ὅρμημα τοῦ λαοῦ τούτου.</text:span><text:span text:style-name="T4854"><text:s/>23</text:span><text:span text:style-name="T4855"> Λέγουσι γάρ μοι, ποίησον ἡμῖν θεούς, οἳ προπορεύσονται ἡμῶν· ὁ γὰρ Μωυσῆς οὗτος ὁ ἄνθρωπος, ὃς ἐξήγαγεν ἡμᾶς ἐξ Αἰγύπτου, οὐκ οἴδαμεν τί γέγονεν αὐτῷ.</text:span><text:span text:style-name="T4856"><text:s/>24</text:span><text:span text:style-name="T4857"> Καὶ εἶπα αὐτοῖς, εἴ τινι ὑπάρχει χρυσία, περιέλεσθε· καὶ ἔδωκάν μοι· καὶ ἔῤῥιψα εἰς τὸ πῦρ· καὶ ἐξῆλθεν ὁ μόσχος οὗτος.</text:span><text:span text:style-name="T4858"><text:s/>25</text:span><text:span text:style-name="T4859"> Καὶ ἰδὼν Μωυσῆς τὸν λαὸν ὅτι διεσκέδασται· (διεσκέδασε γὰρ αὐτοὺς Ἀαρὼν ἐπίχαρμα τοῖς ὑπεναντίοις αὐτῶν)</text:span><text:span text:style-name="T4860"><text:s/>26</text:span><text:span text:style-name="T4861"> ἔστη δὲ Μωυσῆς ἐπὶ τῆς πύλης τῆς παρεμβολῆς, καὶ εἶπε, τίς πρὸς Κν; ἴτω πρός με. Συνῆλθον οὖν πρὸς αὐτὸν πάντες οἱ υἱοὶ Λευί.</text:span><text:span text:style-name="T4862"><text:s/>27</text:span><text:span text:style-name="T4863"> Καὶ λέγει αὐτοῖς, τάδε λέγει Κς ὁ Θς Ἰσραήλ· θέσθε ἕκαστος τὴν ἑαυτοῦ ῥομφαίαν ἐπὶ τὸν μηρὸν καὶ διέλθατε καὶ ἀνακάμψατε ἀπὸ πύλης ἐπὶ πύλην διά τῆς παρεμβολῆς, καὶ ἀποκτείνατε ἕκαστος τὸν ἀδελφὸν αὐτοῦ, καὶ ἕκαστος τὸν πλησίον αὐτοῦ, καὶ ἕκαστος τὸ ἔγγιστα αὐτοῦ.</text:span><text:span text:style-name="T4864"><text:s/>28</text:span><text:span text:style-name="T4865"> Καὶ ἐποίησαν οἱ υἱοὶ Λευὶ καθὰ ἐλάλησεν αὐτοῖς Μωυσῆς, καὶ ἔπεσαν ἐκ τοῦ λαοῦ ἐν ἐκείνῃ τῇ ἡμέρᾳ εἰς τρισχιλίους ἄνδρας.</text:span><text:span text:style-name="T4866"><text:s/>29</text:span><text:span text:style-name="T4867"> Καὶ εἶπεν αὐτοῖς Μωυσῆς, ἐπληρώσατε τὰς χεῖρας ὑμῶν σήμερον Κω ἕκαστος ἐν τῷ υἱῷ ἢ ἐν τῷ ἀδελφῷ αὐτοῦ, δοθῆναι ἐφ’ ὑμᾶς εὐλογίαν. ​</text:span><text:span text:style-name="T4868"><text:s/>30</text:span><text:span text:style-name="T4869"> Καὶ ἐγένετο μετὰ τὴν αὔριον εἶπε Μωυσῆς πρὸς τὸν λαόν, ὑμεῖς ἡμαρτήκατε ἁμαρτίαν μεγάλην· καὶ νῦν ἀναβήσομαι πρὸς τὸν Θν, ἵνα ἐξιλάσωμαι περὶ τῆς ἁμαρτίας ὑμῶν.</text:span><text:span text:style-name="T4870"><text:s/>31</text:span><text:span text:style-name="T4871"> Ὑπέστρεψε δὲ Μωυσῆς πρὸς Κν, καὶ εἶπε, δέομαι Κε· ἡμάρτηκεν ὁ λαὸς οὗτος ἁμαρτίαν μεγάλην, καὶ ἐποίησαν ἑαυτοῖς θεοὺς χρυσοῦς.</text:span><text:span text:style-name="T4872"><text:s/>32</text:span><text:span text:style-name="T4873"> Καὶ νῦν εἰ μὲν ἀφεῖς αὐτοῖς τὴν ἁμαρτίαν αὐτῶν,<text:s/></text:span><text:soft-page-break/><text:span text:style-name="T4874">ἄφες· εἰ δὲ μή, ἐξάλειψόν με ἐκ τῆς βίβλου σου, ἧς ἔγραψας.</text:span><text:span text:style-name="T4875"><text:s/>33</text:span><text:span text:style-name="T4876"> Καὶ εἶπε Κς πρὸς Μωυσῆν, εἴ τις ἡμάρτηκεν ἐνώπιόν μου, ἐξαλείψω αὐτοὺς ἐκ τῆς βίβλου μου.</text:span><text:span text:style-name="T4877"><text:s/>34</text:span><text:span text:style-name="T4878"> Νυνὶ δὲ βάδιζε, κατάβηθι, καὶ ὁδήγησον τὸν λαὸν τοῦτον εἰς τὸν τόπον, ὃν εἶπά σοι· ἰδοὺ ὁ ἄγγελός μου προπορεύσεται πρὸ προσώπου σου· ᾗ δ’ ἂν ἡμέρᾳ ἐπισκέπτωμαι, ἐπάξω ἐπ’ αὐτοὺς τὴν ἁμαρτίαν αὐτῶν.</text:span><text:span text:style-name="T4879"><text:s/>35</text:span><text:span text:style-name="T4880"> Καὶ ἐπάταξε Κς τὸν λαὸν περὶ τῆς ποιήσεως τοῦ μόσχου, οὗ ἐποίησεν Ἀαρών.</text:span></text:p>
            <text:p text:style-name="P4881">Exodus 33</text:p>
            <text:p text:style-name="P4882"><text:span text:style-name="T4883">1</text:span><text:span text:style-name="T4884"> Καὶ εἶπε Κς πρὸς Μωυσῆν, προπορεύου, ἀνάβηθι ἐντεῦθεν σὺ καὶ ὁ λαός σου, οὓς ἐξήγαγες ἐκ γῆς Αἰγύπτου, εἰς τὴν γῆν, ἣν ὤμοσα τῷ Ἁβραὰμ, καὶ Ἰσαὰκ, καὶ Ἰακὼβ, λέγων, τῷ σπέρματι ὑμῶν δώσω αὐτήν.</text:span><text:span text:style-name="T4885"><text:s/>2</text:span><text:span text:style-name="T4886"> Καὶ συναποστελῶ τὸν ἄγγελόν μου πρὸ προσώπου σου, καὶ ἐκβαλεῖ τὸν Ἀμοῤῥαῖον, καὶ Χετταῖον, καὶ Φερεζαῖον, καὶ Γεργεσαῖον, καὶ Εὐαῖον, καὶ Ἰεβουσαῖον, καὶ Χαναναῖον.</text:span><text:span text:style-name="T4887"><text:s/>3</text:span><text:span text:style-name="T4888"> Καὶ εἰσάξω σε εἰς γῆν ῥέουσαν γάλα καὶ μέλι· οὐ γὰρ μὴ συναναβῶ μετὰ σοῦ, διὰ τὸ λαὸν σκληροτράχηλόν σε εἶναι, ἵνα μὴ ἐξαναλώσω σε ἐν τῇ ὁδῷ.</text:span><text:span text:style-name="T4889"><text:s/>4</text:span><text:span text:style-name="T4890"> Καὶ ἀκούσας ὁ λαὸς τὸ ῥῆμα τὸ πονηρὸν τοῦτο, κατεπένθησεν ἐν πενθικοῖς.</text:span><text:span text:style-name="T4891"><text:s/>5</text:span><text:span text:style-name="T4892"> Καὶ εἶπε Κς τοῖς υἱοῖς Ἰσραὴλ, ὑμεῖς λαὸς σκληροτράχηλος· ὁρᾶτε, μὴ πληγὴν ἄλλην ἐπάξω ἐγὼ ἐφ’ ὑμᾶς, καὶ ἐξαναλώσω ὑμᾶς· νῦν οὖν ἀφέλεσθε τὰς στολὰς τῶν δοξῶν ὑμῶν, καὶ τόν κόσμον, καὶ δείξω σοι ἃ ποιήσω σοι.</text:span><text:span text:style-name="T4893"><text:s/>6</text:span><text:span text:style-name="T4894"> Καὶ περιείλαντο οἱ υἱοὶ Ἰσραὴλ τὸν κόσμον αὐτῶν, καὶ τὴν περιστολὴν ἀπὸ τοῦ ὄρους τοῦ Χωρήβ.</text:span><text:span text:style-name="T4895"><text:s/>7</text:span><text:span text:style-name="T4896"> Καὶ λαβὼν Μωυσῆς τὴν σκηνὴν αὐτοῦ, ἔπηξεν ἔξω τῆς παρεμβολῆς, μακρὰν ἀπὸ τῆς παρεμβολῆς· καὶ ἐκλήθη σκηνὴ μαρτυρίου· καὶ ἐγένετο, πᾶς ὁ ζητῶν Κν ἐξεπορεύετο εἰς τὴν σκηνὴν τὴν ἔξω τῆς παρεμβολῆς.</text:span><text:span text:style-name="T4897"><text:s/>8</text:span><text:span text:style-name="T4898"> Ἡνίκα δ’ ἂν εἰσεπορεύετο Μωυσῆς εἰς τὴν σκηνὴν ἔξω τῆς παρεμβολῆς, εἱστήκει πᾶς ὁ λαὸς σκοπεύοντες ἕκαστος παρὰ τὰς θύρας τῆς σκηνῆς αὐτοῦ· καὶ κατενοοῦσαν ἀπιόντος Μωυσῆ ἕως τοῦ εἰσελθεῖν αὐτὸν εἰς τὴν σκηνήν.</text:span><text:span text:style-name="T4899"><text:s/>9</text:span><text:span text:style-name="T4900"> Ὡς δ’ ἂν εἰσῆλθε Μωυσῆς εἰς τὴν σκηνὴν, κατέβαινεν ὁ στῦλος τῆς νεφέλης, καὶ ἵστατο ἐπὶ τὴν θύραν τῆς σκηνῆς, καὶ ἐλάλει Μωυσῇ·</text:span><text:span text:style-name="T4901"><text:s/>10</text:span><text:span text:style-name="T4902"> Καὶ ἑώρα πᾶς ὁ λαὸς τὸν στύλον τῆς νεφέλης ἑστῶτα ἐπὶ τῆς θύρας τῆς σκηνῆς· καὶ στάντες πᾶς ὁ λαὸς, προσεκύνησαν ἕκαστος ἀπὸ τῆς θύρας τῆς σκηνῆς αὐτοῦ.</text:span><text:span text:style-name="T4903"><text:s/>11</text:span><text:span text:style-name="T4904"> Καὶ ἐλάλησε Κς πρὸς Μωυσῆν, ἐνώπιος ἐνωπίῳ, ὡς εἴ τις λαλήσει πρὸς τὸν ἑαυτοῦ φίλον· καὶ ἀπελύετο εἰς τὴν παρεμβολήν· ὁ δὲ θεράπων Ἰησοῦς υἱὸς Ναυῆ νέος οὐκ ἐξεπορεύετο ἐκ τῆς σκηνῆς. ​</text:span><text:span text:style-name="T4905"><text:s/>12</text:span><text:span text:style-name="T4906"> Καὶ εἶπε Μωυσῆς πρὸς Κν, ἰδοὺ σύ μοι λέγεις, ἀνάγαγε τὸν λαὸν τοῦτον, σὺ δὲ οὐκ ἐδήλωσάς μοι, ὃν συναποστελεῖς μετ’ ἐμοῦ· σὺ δέ μοι εἶπας, οἶδά σε παρὰ πάντας, καὶ χάριν ἔχεις παρ’ ἐμοί.</text:span><text:span text:style-name="T4907"><text:s/>13</text:span><text:span text:style-name="T4908"> Εἰ οὖν<text:s/></text:span><text:soft-page-break/><text:span text:style-name="T4909">εὕρηκα χάριν ἐναντίον σου, ἐμφάνισόν μοι σεαυτὸν· γνωστῶς ἵνα ἴδω σε, ὅπως ἂν ὦ εὑρηκὼς χάριν ἐναντίον σου, καὶ ἵνα γνῶ, ὅτι λαός σου τὸ ἔθνος τὸ μέγα τοῦτο.</text:span><text:span text:style-name="T4910"><text:s/>14</text:span><text:span text:style-name="T4911"> Καὶ λέγει, αὐτὸς προπορεύσομαί σου, καὶ καταπαύσω σε.</text:span><text:span text:style-name="T4912"><text:s/>15</text:span><text:span text:style-name="T4913"> Καὶ λέγει πρὸς αὐτόν, εἰ μὴ αὐτὸς σὺ συμπορεύῃ, μή με ἀναγάγῃς ἐντεῦθεν.</text:span><text:span text:style-name="T4914"><text:s/>16</text:span><text:span text:style-name="T4915"> Καὶ πῶς γνωστὸν ἔσται ἀληθῶς, ὅτι εὕρηκα χάριν παρὰ σοί ἐγώ τε καὶ ὁ λαός σου, ἀλλ’ ἢ συμπορευομένου σου μεθ’ ἡμῶν; καὶ ἐνδοξασθήσομαι ἐγώ τε καὶ ὁ λαός σου παρὰ πάντα τὰ ἔθνη, ὅσα ἐπὶ τῆς γῆς ἐστι.</text:span><text:span text:style-name="T4916"><text:s/>17</text:span><text:span text:style-name="T4917"> Καὶ εἶπε Κς πρὸς Μωυσῆν, καὶ τοῦτόν σοι τὸν λόγον, ὃν εἴρηκας, ποιήσω· εὕρηκας γὰρ χάριν ἐνώπιον ἐμοῦ, καὶ οἶδά σε παρὰ πάντας.</text:span><text:span text:style-name="T4918"><text:s/>18</text:span><text:span text:style-name="T4919"> Καὶ λέγει, ἐμφάνισόν μοι σεαυτόν.</text:span><text:span text:style-name="T4920"><text:s/>19</text:span><text:span text:style-name="T4921"> Καὶ εἶπεν, ἐγὼ παρελεύσομαι πρότερός σου τῇ δόξῃ μου, καὶ καλέσω τῷ ὀνόματί μου, Κς ἐναντίον σου· καὶ ἐλεήσω, ὃν ἂν ἐλεῶ, καὶ οἰκτειρήσω, ὃν ἂν οἰκτείρω.</text:span><text:span text:style-name="T4922"><text:s/>20</text:span><text:span text:style-name="T4923"> Καὶ εἶπεν, οὐ δυνήσῃ ἰδεῖν τὸ πρόσωπόν μου· οὐ γὰρ μὴ ἴδῃ ἄνθρωπος τὸ πρόσωπόν μου, καὶ ζήσεται.</text:span><text:span text:style-name="T4924"><text:s/>21</text:span><text:span text:style-name="T4925"> Καὶ εἶπε Κς, ἰδοὺ τόπος παρ’ ἐμοί, στήσῃ ἐπὶ τῆς πέτρας·</text:span><text:span text:style-name="T4926"><text:s/>22</text:span><text:span text:style-name="T4927"> Ἡνίκα δ’ ἂν παρέλθῃ ἡ δόξα μου, καὶ θήσω σε εἰς ὀπὴν τῆς πέτρας, καὶ σκεπάσω τῇ χειρί μου ἐπὶ σὲ, ἕως ἂν παρέλθω·</text:span><text:span text:style-name="T4928"><text:s/>23</text:span><text:span text:style-name="T4929"> Καὶ ἀφελῶ τὴν χεῖρα, καὶ τότε ὄψει τὰ ὀπίσω μου· τὸ δὲ πρόσωπόν μου οὐκ ὀφθήσεταί σοι.</text:span></text:p>
            <text:p text:style-name="P4930">Exodus 34</text:p>
            <text:p text:style-name="P4931"><text:span text:style-name="T4932">1</text:span><text:span text:style-name="T4933"> Καὶ εἶπε Κς πρὸς Μωυσῆν, λάξευσον σεαυτῷ δύο πλάκας λιθίνας, καθὼς καὶ αἱ πρῶται, καὶ ἀνάβηθι πρός με εἰς τὸ ὄρος· καὶ γράψω ἐπὶ τῶν πλακῶν τὰ ῥήματα, ἃ ἦν ἐν ταῖς πλαξὶ ταῖς πρώταις, αἷς συνέτριψας.</text:span><text:span text:style-name="T4934"><text:s/>2</text:span><text:span text:style-name="T4935"> Καὶ γίνου ἕτοιμος εἰς τὸ πρωῒ, καὶ ἀναβήσῃ ἐπὶ τὸ ὄρος τὸ Σινὰ, καὶ στήσει μοι ἐκεῖ ἐπ’ ἄκρου τοῦ ὄρους.</text:span><text:span text:style-name="T4936"><text:s/>3</text:span><text:span text:style-name="T4937"> Καὶ μηδεὶς ἀναβήτω μετὰ σοῦ, μηδὲ ὀφθήτω ἐν παντὶ τῷ ὄρει· καὶ τὰ πρόβατα καὶ βόες μὴ νεμέσθωσαν πλησίον τοῦ ὄρους ἐκείνου.</text:span><text:span text:style-name="T4938"><text:s/>4</text:span><text:span text:style-name="T4939"> Καὶ ἐλάξευσε δύο πλάκας λιθίνας, καθάπερ καὶ αἱ πρῶται· καὶ ὀρθρίσας Μωυσῆς, ἀνέβη εἰς τὸ ὄρος τὸ Σινὰ, καθότι συνέταξεν αὐτῷ Κς· καὶ ἔλαβε Μωυσῆς τὰς δύο πλάκας τὰς λιθίνας.</text:span><text:span text:style-name="T4940"><text:s/>5</text:span><text:span text:style-name="T4941"> Καὶ κατέβη Κς ἐν νεφέλῃ, καὶ παρέστη αὐτῷ ἐκεῖ, καὶ ἐκάλεσε τῷ ὀνόματι Κυ.</text:span><text:span text:style-name="T4942"><text:s/>6</text:span><text:span text:style-name="T4943"> Καὶ παρῆλθε Κς πρὸ προσώπου αὐτοῦ, καὶ ἐκάλεσε, Κς ὁ Θς οἰκτίρμων, καὶ ἐλεήμων, μακρόθυμος, καὶ πολυέλεος, καὶ ἀληθινὸς,</text:span><text:span text:style-name="T4944"><text:s/>7</text:span><text:span text:style-name="T4945"> καὶ δικαιοσύνην διατηρῶν καὶ ἔλεος εἰς χιλιάδας, ἀφαιρῶν ἀνομίας, καὶ ἀδικίας, καὶ ἁμαρτίας, καὶ οὐ καθαριεῖ τὸν ἔνοχον, ἐπάγων ἀνομίας πατέρων ἐπὶ τέκνα, καὶ ἐπὶ τέκνα τέκνων, ἐπὶ τρίτην καὶ τετάρτην γενεάν.</text:span><text:span text:style-name="T4946"><text:s/>8</text:span><text:span text:style-name="T4947"> Καὶ σπεύσας Μωυσῆς, κύψας ἐπὶ τὴν γῆν προσεκύνησε·</text:span><text:span text:style-name="T4948"><text:s/>9</text:span><text:span text:style-name="T4949"> καὶ εἶπεν, εἰ εὕρηκα χάριν ἐνώπιόν σου, συμπορευθήτω ὁ Κς μου μεθ’ ἡμῶν· ὁ λαὸς γὰρ σκληροτράχηλός ἐστι· καὶ ἀφελεῖς σὺ τὰς ἁμαρτίας ἡμῶν, καὶ τὰς ἀνομίας ἡμῶν, καὶ ἐσόμεθα σοί. ​</text:span><text:span text:style-name="T4950"><text:s/>10</text:span><text:span text:style-name="T4951"> Καὶ εἶπε Κς πρὸς Μωυσῆν, ἰδοὺ, ἐγὼ τίθημί<text:s/></text:span><text:soft-page-break/><text:span text:style-name="T4952">σοι διαθήκην ἐνώπιον παντὸς τοῦ λαοῦ σου, ποιήσω ἔνδοξα, ἃ οὐ γέγονεν ἐν πάσῃ τῇ γῇ, καὶ ἐν παντὶ ἔθνει· καὶ ὄψεται πᾶς ὁ λαός, ἐν οἷς εἶ σύ, τὰ ἔργα Κυ, ὅτι θαυμαστά ἐστιν, ἃ ἐγὼ ποιήσω σοι.</text:span><text:span text:style-name="T4953"><text:s/>11</text:span><text:span text:style-name="T4954"> Πρόσεχε σὺ πάντα ὅσα ἐγὼ ἐντέλλομαί σοι· ἰδοὺ ἐγὼ ἐκβάλλω πρὸ προσώπου ὑμῶν τὸν Ἀμοῤῥαῖον, καὶ Χαναναῖον, καὶ Φερεζαῖον, καὶ Χετταῖον, καὶ Εὐαῖον, καὶ Γεργεσαῖον, καὶ Ἰεβουσαῖον.</text:span><text:span text:style-name="T4955"><text:s/>12</text:span><text:span text:style-name="T4956"> Πρόσεχε σεαυτῷ, μή ποτε θῇς διαθήκην τοῖς ἐγκαθημένοις ἐπὶ τῆς γῆς, εἰς ἣν εἰσπορεύῃ εἰς αὐτήν, μή σοι γένηται πρόσκομμα ἐν ὑμῖν.</text:span><text:span text:style-name="T4957"><text:s/>13</text:span><text:span text:style-name="T4958"> Τούς βωμοὺς αὐτῶν καθελεῖτε, καὶ τάς στήλας αὐτῶν συντρίψετε, καὶ τὰ ἄλση αὐτῶν ἐκκόψετε, καὶ τὰ γλυπτὰ τῶν Θεῶν αὐτῶν κατακαύσετε ἐν πυρί.</text:span><text:span text:style-name="T4959"><text:s/>14</text:span><text:span text:style-name="T4960"> Οὐ γὰρ μὴ προσκυνήσητε θεοῖς ἑτέροις· ὁ γὰρ Κς ὁ Θς, ζηλωτὸν ὄνομα, Θς ζηλωτής ἐστι.</text:span><text:span text:style-name="T4961"><text:s/>15</text:span><text:span text:style-name="T4962"> Μή ποτε θῇς διαθήκην τοῖς ἐγκαθημένοις ἐπὶ τῆς γῆς, καὶ ἐκπορνεύσωσιν ὀπίσω τῶν Θεῶν αὐτῶν, καὶ θύσωσι τοῖς θεοῖς αὐτῶν, καὶ καλέσωσί σε, καὶ φάγῃς τῶν αὐτῶν,</text:span><text:span text:style-name="T4963"><text:s/>16</text:span><text:span text:style-name="T4964"> καὶ λάβῃς τῶν θυγατέρων αὐτῶν τοῖς υἱοῖς σου, καὶ τῶν θυγατέρων σου δῷς τοῖς υἱοῖς αὐτῶν, καὶ ἐκπορνεύσωσιν αἱ θυγατέρες σου ὀπίσω τῶν Θεῶν αὐτῶν, καὶ ἐκπορνεύσωσιν οἱ υἱοί σου ὀπίσω τῶν Θεῶν αὐτῶν.</text:span><text:span text:style-name="T4965"><text:s/>17</text:span><text:span text:style-name="T4966"> Καὶ θεοὺς χωνευτοὺς οὐ ποιήσεις σεαυτῷ.</text:span><text:span text:style-name="T4967"><text:s/>18</text:span><text:span text:style-name="T4968"> Καὶ τὴν ἑορτὴν τῶν ἀζύμων φυλάξῃ· ἑπτὰ ἡμέρας φαγῇ ἄζυμα, καθάπερ ἐντέταλμαί σοι, εἰς τὸν καιρὸν ἐν μηνὶ τῶν νέων· ἐν γὰρ μηνὶ τῶν νέων ἐξῆλθες ἐξ Αἰγύπτου.</text:span><text:span text:style-name="T4969"><text:s/>19</text:span><text:span text:style-name="T4970"> Πᾶν διανοῖγον μήτραν, ἐμοί τὰ ἀρσενικά, πᾶν πρωτότοκον μόσχου, καὶ πρωτότοκον προβάτου.</text:span><text:span text:style-name="T4971"><text:s/>20</text:span><text:span text:style-name="T4972"> Καὶ πρωτότοκον ὑποζυγίου λυτρώσῃ προβάτῳ· ἐὰν δὲ μὴ λυτρώσῃ αὐτὸ, τιμὴν δώσεις· πᾶν πρωτότοκον τῶν υἱῶν σου λυτρώσῃ· οὐκ ὀφθήση ἐνώπιόν μου κενός. ​</text:span><text:span text:style-name="T4973"><text:s/>21</text:span><text:span text:style-name="T4974"> Ἓξ ἡμέρας ἐργᾷ, τῇ δὲ ἑβδόμῃ καταπαύσεις· τῷ σπόρῳ καὶ τῷ ἀμήτῳ κατάπαυσις.</text:span><text:span text:style-name="T4975"><text:s/>22</text:span><text:span text:style-name="T4976"> Καὶ ἑορτὴν ἑβδομάδων ποιήσεις μοι, ἀρχὴν θερισμοῦ πυροῦ· καὶ ἑορτὴν συναγωγῆς μεσοῦντος τοῦ ἐνιαυτοῦ.</text:span><text:span text:style-name="T4977"><text:s/>23</text:span><text:span text:style-name="T4978"> Τρεῖς καιροὺς τοῦ ἐνιαυτοῦ ὀφθήσεται πᾶν ἀρσενικόν σου ἐνώπιον Κυ τοῦ Θυ Ἰσραήλ·</text:span><text:span text:style-name="T4979"><text:s/>24</text:span><text:span text:style-name="T4980"> Ὅταν γὰρ ἐκβάλω τὰ ἔθνη πρὸ προσώπου σου, καὶ πλατυνῶ τὰ ὅριά σου, οὐκ ἐπιθυμήσει οὐδεὶς τῆς γῆς σου, ἡνίκα ἂν ἀναβαίνῃς ὀφθῆναι ἐναντίον Κυ τοῦ Θυ σου, τρεῖς καιροὺς τοῦ ἐνιαυτοῦ.</text:span><text:span text:style-name="T4981"><text:s/>25</text:span><text:span text:style-name="T4982"> Οὐ σφάξεις ἐπὶ ζύμῃ αἷμα θυσιασμάτων μου, καὶ οὐ κοιμηθήσεται εἰς τὸ πρωῒ θύματα ἑορτῆς τοῦ πάσχα.</text:span><text:span text:style-name="T4983"><text:s/>26</text:span><text:span text:style-name="T4984"> Τὰ πρωτογεννήματα τῆς γῆς σου θήσεις εἰς τὸν οἶκον Κυ τοῦ Θυ σου· οὐχ ἑψήσεις ἄρνα ἐν γάλακτι μητρὸς αὐτοῦ.</text:span><text:span text:style-name="T4985"><text:s/>27</text:span><text:span text:style-name="T4986"> Καὶ εἶπε Κς πρὸς Μωυσῆν, γράψον σεαυτῷ τὰ ῥήματα ταῦτα· ἐπὶ γὰρ τῶν λόγων τούτων τέθειμαί σοι διαθήκην, καὶ τῷ Ἰσραήλ.</text:span><text:span text:style-name="T4987"><text:s/>28</text:span><text:span text:style-name="T4988"> Καὶ ἦν ἐκεῖ Μωυσῆς ἐναντίον Κυ τεσσαράκοντα ἡμέρας, καὶ τεσσαράκοντα νύκτας· ἄρτον οὐκ ἔφαγε, καὶ ὕδωρ οὐκ ἔπιε· καὶ ἔγραψεν ἐπὶ τῶν πλακῶν τὰ<text:s/></text:span><text:soft-page-break/><text:span text:style-name="T4989">ῥήματα ταῦτα τῆς διαθήκης, τοὺς δέκα λόγους. ​</text:span><text:span text:style-name="T4990"><text:s/>29</text:span><text:span text:style-name="T4991"> Ὡς δὲ κατέβαινε Μωυσῆς ἐκ τοῦ ὄρους, καὶ αἱ δύο πλάκες ἐπὶ τῶν χειρῶν Μωυσῆ· καταβαίνοντος δὲ αὐτοῦ ἐκ τοῦ ὄρους, Μωυσῆς οὐκ ᾔδει ὅτι δεδόξασται ἡ ὄψις τοῦ χρώματος τοῦ προσώπου αὐτοῦ ἐν τῷ λαλεῖν αὐτὸν αὐτῷ.</text:span><text:span text:style-name="T4992"><text:s/>30</text:span><text:span text:style-name="T4993"> Καὶ εἶδεν Ἀαρὼν καὶ πάντες οἱ πρεσβύτεροι Ἰσραὴλ τὸν Μωυσῆν, καὶ ἦν δεδοξασμένη ἡ ὄψις τοῦ χρώματος τοῦ προσώπου αὐτοῦ· καὶ ἐφοβήθησαν ἐγγίσαι αὐτῷ.</text:span><text:span text:style-name="T4994"><text:s/>31</text:span><text:span text:style-name="T4995"> Καὶ ἐκάλεσεν αὐτοὺς Μωυσῆς, καὶ ἐπεστράφησαν πρὸς αὐτὸν Ἀαρὼν καὶ πάντες οἱ ἄρχοντες τῆς συναγωγῆς· καὶ ἐλάλησεν αὐτοῖς Μωυσῆς. ​</text:span><text:span text:style-name="T4996"><text:s/>32</text:span><text:span text:style-name="T4997"> Καὶ μετὰ ταῦτα προσῆλθον πρὸς αὐτὸν πάντες οἱ υἱοὶ Ἰσραήλ· καὶ ἐνετείλατο αὐτοῖς πάντα, ὅσα ἐνετείλατο Κς πρὸς αὐτὸν ἐν τῷ ὄρει Σινά.</text:span><text:span text:style-name="T4998"><text:s/>33</text:span><text:span text:style-name="T4999"> Καὶ ἐπειδὴ κατέπαυσε λαλῶν πρὸς αὐτούς, ἐπέθηκεν ἐπὶ τὸ πρόσωπον αὐτοῦ κάλυμμα.</text:span><text:span text:style-name="T5000"><text:s/>34</text:span><text:span text:style-name="T5001"> Ἡνίκα δ’ ἂν εἰσεπορεύετο Μωυσῆς, ἔναντι Κυ λαλεῖν αὐτῷ, περιῃρεῖτο τὸ κάλυμμα ἕως τοῦ ἐκπορεύεσθαι· καὶ ἐξελθὼν ἐλάλει πᾶσι τοῖς υἱοῖς Ἰσραὴλ ὅσα ἐνετείλατο αὐτῷ Κς.</text:span><text:span text:style-name="T5002"><text:s/>35</text:span><text:span text:style-name="T5003"> Καὶ εἶδον οἱ υἱοὶ Ἰσραὴλ τὸ πρόσωπον Μωυσέως, ὅτι δεδόξασται· καὶ περιέθηκε Μωυσῆς κάλυμμα ἐπὶ τὸ πρόσωπον ἑαυτοῦ, ἕως ἂν εἰσέλθῃ συλλαλεῖν αὐτῷ.</text:span></text:p>
            <text:p text:style-name="P5004">Exodus 35</text:p>
            <text:p text:style-name="P5005"><text:span text:style-name="T5006">1</text:span><text:span text:style-name="T5007"> Καὶ συνήθροισε Μωυσῆς πᾶσαν συναγωγὴν υἱῶν Ἰσραὴλ, καὶ εἶπεν, οὗτοι οἱ λόγοι, οὓς εἶπε Κς ποιῆσαι αὐτούς.</text:span><text:span text:style-name="T5008"><text:s/>2</text:span><text:span text:style-name="T5009"> Ἓξ ἡμέρας ποιήσεις ἔργα, τῇ δὲ ἡμέρᾳ τῇ ἑβδόμῃ κατάπαυσις· ἅγια σάββατα· ἀνάπαυσις Κω· πᾶς ὁ ποιῶν ἔργον ἐν αὐτῇ, τελευτάτω.</text:span><text:span text:style-name="T5010"><text:s/>3</text:span><text:span text:style-name="T5011"> Οὐ καύσετε πῦρ ἐν πάσῃ κατοικίᾳ ὑμῶν τῇ ἡμέρᾳ τῶν σαββάτων· ἐγὼ Κς.</text:span><text:span text:style-name="T5012"><text:s/>4</text:span><text:span text:style-name="T5013"> Καὶ εἶπε Μωυσῆς πρὸς πᾶσαν συναγωγὴν υἱῶν Ἰσραὴλ, λέγων, τοῦτο τὸ ῥῆμα, ὃ συνέταξε Κς, λέγων,</text:span><text:span text:style-name="T5014"><text:s/>5</text:span><text:span text:style-name="T5015"> λάβετε παρ’ ὑμῶν αὐτῶν ἀφαίρεμα Κω· πᾶς ὁ καταδεχόμενος τῇ καρδίᾳ, οἴσουσι τὰς ἀπαρχὰς Κω, χρυσίον, ἀργύριον, χαλκόν,</text:span><text:span text:style-name="T5016"><text:s/>6</text:span><text:span text:style-name="T5017"> ὑάκινθον, πορφύραν, κόκκινον διπλοῦν διανενησμένον, καὶ βύσσον κεκλωσμένην, καὶ τρίχας αἰγείας,</text:span><text:span text:style-name="T5018"><text:s/>7</text:span><text:span text:style-name="T5019"> καὶ δέρματα κριῶν ἠρυθροδανωμένα, καὶ δέρματα ὑακίνθινα, καὶ ξύλα ἄσηπτα,</text:span><text:span text:style-name="T5020"><text:s/>8<text:s/></text:span><text:span text:style-name="T5021">(8) </text:span><text:span text:style-name="T5022"><text:s/>9<text:s/></text:span><text:span text:style-name="T5023">8(9) καὶ λίθους σαρδίου, καὶ λίθους εἰς τὴν γλυφὴν εἰς τὴν ἐπωμίδα καὶ τὸν ποδήρη.</text:span><text:span text:style-name="T5024"><text:s/>10<text:s/></text:span><text:span text:style-name="T5025">9(10) Καὶ πᾶς σοφὸς τῇ καρδίᾳ ἐν ὑμῖν, ἐλθὼν ἐργαζέσθω πάντα ὅσα συνέταξε Κς·</text:span><text:span text:style-name="T5026"><text:s/>11<text:s/></text:span><text:span text:style-name="T5027">10(11) Τὴν σκηνὴν, καὶ τὰ παραρύματα, καὶ τὰ κατακαλύμματα, καὶ τά διατόνια, καὶ τοὺς μοχλοὺς, καὶ τοὺς στύλους,</text:span><text:span text:style-name="T5028"><text:s/>12<text:s/></text:span><text:span text:style-name="T5029">11(12) καὶ τὴν κιβωτὸν τοῦ μαρτυρίου, καὶ τοὺς ἀναφορεῖς αὐτῆς, καὶ τὸ ἱλαστήριον αὐτῆς, καὶ τὸ καταπέτασμα,</text:span><text:span text:style-name="T5030"><text:s/>13<text:s/></text:span><text:span text:style-name="T5031">15(13) καὶ τὴν τράπεζαν καὶ πάντα τὰ σκεύη αὐτῆς,</text:span><text:span text:style-name="T5032"><text:s/>14<text:s/></text:span><text:span text:style-name="T5033">16(14) καὶ τὴν λυχνίαν τοῦ φωτὸς καὶ πάντα τὰ σκεύη αὐτῆς,</text:span><text:span text:style-name="T5034"><text:s/>15<text:s/></text:span><text:span text:style-name="T5035">13() καὶ τοὺς λίθους τοὺς τῆς σμαράγδου, 14(15) καὶ τὸ θυμίαμα, καὶ τὸ ἔλαιον τοῦ<text:s/></text:span><text:soft-page-break/><text:span text:style-name="T5036">χρίσματος,</text:span><text:span text:style-name="T5037"><text:s/>16<text:s/></text:span><text:span text:style-name="T5038">17(16) καὶ τὸ θυσιαστήριον καὶ πάντα τὰ σκεύη αὐτοῦ,</text:span><text:span text:style-name="T5039"><text:s/>17<text:s/></text:span><text:span text:style-name="T5040">12(17) καὶ τὰ ἱστία τῆς αὐλῆς, καὶ τοὺς στύλους αὐτῆς, ​</text:span><text:span text:style-name="T5041"><text:s/>18<text:s/></text:span><text:span text:style-name="T5042">(18) </text:span><text:span text:style-name="T5043"><text:s/>19<text:s/></text:span><text:span text:style-name="T5044">18(19) καὶ τὰς στολὰς τὰς ἁγίας Ἀαρὼν τοῦ ἱερέως, καὶ τὰς στολάς ἐν αἷς λειτουργήσουσιν ἐν αὐταῖς, 19 καὶ τοὺς χιτῶνας τοῖς υἱοῖς Ἀαρὼν τῆς ἱερατείας, καὶ τὸ ἔλαιον τοῦ χρίσματος, καὶ τὸ θυμίαμα τῆς συνθέσεως. ​</text:span><text:span text:style-name="T5045"><text:s/>20</text:span><text:span text:style-name="T5046"> Καὶ ἐξῆλθε πᾶσα συναγωγὴ υἱῶν Ἰσραὴλ ἀπὸ Μωυσῆ.</text:span><text:span text:style-name="T5047"><text:s/>21</text:span><text:span text:style-name="T5048"> Καὶ ἤνεγκαν ἕκαστος, ὧν ἔφερεν ἡ καρδία αὐτῶν, καὶ ὅσοις ἔδοξε τῇ ψυχῇ αὐτῶν, ἄφαίρεμα· καὶ ἤνεγκαν ἀφαίρεμα Κω εἰς πάντα τὰ ἔργα τῆς σκηνῆς τοῦ μαρτυρίου, καὶ εἰς πάντα τὰ κάτεργα αὐτῆς, καὶ εἰς πάσας τὰς στολὰς τοῦ ἁγίου.</text:span><text:span text:style-name="T5049"><text:s/>22</text:span><text:span text:style-name="T5050"> Καὶ ἤνεγκαν οἱ ἄνδρες παρὰ τῶν γυναικῶν, πᾶς ᾧ ἔδοξε τῇ διανοίᾳ, ἤνεγκαν σφραγῖδας, καὶ ἐνώτια, καὶ δακτυλίους, καὶ ἐμπλόκια, καὶ περιδέξια, πᾶν σκεῦος χρυσοῦν. Καὶ πάντες ὅσοι ἤνεγκαν ἀφαιρέματα χρυσίου Κω,</text:span><text:span text:style-name="T5051"><text:s/>23</text:span><text:span text:style-name="T5052"> καὶ παρ’ ᾧ εὑρέθη βύσσος· καὶ δέρματα ὑακίνθινα καὶ δέρματα κριῶν ἠρυθροδανωμένα ἤνεγκαν.</text:span><text:span text:style-name="T5053"><text:s/>24</text:span><text:span text:style-name="T5054"> Καὶ πᾶς ὁ ἀφαιρῶν ἀφαίρεμα, ἤνεγκαν ἀργύριον καὶ χαλκόν, τὰ ἀφαιρέματα Κω· καὶ παρ’ οἷς εὑρέθη ξύλα ἄσηπτα· καὶ εἰς πάντα τὰ ἔργα τῆς παρασκευῆς ἤνεγκαν.</text:span><text:span text:style-name="T5055"><text:s/>25</text:span><text:span text:style-name="T5056"> Καὶ πᾶσα γυνὴ σοφὴ τῇ διανοίᾳ ταῖς χερσὶ νήθειν, ἤνεγκαν νενησμένα, τὴν ὑάκινθον, καὶ τὴν πορφύραν, καὶ τὸ κόκκινον, καὶ τὴν βύσσον·</text:span><text:span text:style-name="T5057"><text:s/>26</text:span><text:span text:style-name="T5058"> Καὶ πᾶσαι αἱ γυναῖκες, αἷς ἔδοξε τῇ διανοίᾳ αὐτῶν ἐν σοφίᾳ, ἔνησαν τὰς τρίχας τὰς αἰγείας.</text:span><text:span text:style-name="T5059"><text:s/>27</text:span><text:span text:style-name="T5060"> Καὶ οἱ ἄρχοντες ἤνεγκαν τοὺς λίθους τῆς σμαράγδου, καὶ τοὺς λίθους τῆς πληρώσεως εἰς τὴν ἐπωμίδα, καὶ τὸ λογεῖον,</text:span><text:span text:style-name="T5061"><text:s/>28</text:span><text:span text:style-name="T5062"> καὶ τὰς συνθέσεις, καὶ εἰς τὸ ἔλαιον τῆς χρίσεως, καὶ τὴν σύνθεσιν τοῦ θυμιάματος.</text:span><text:span text:style-name="T5063"><text:s/>29</text:span><text:span text:style-name="T5064"> Καὶ πᾶς ἀνὴρ καὶ γυνή, ὧν ἔφερεν ἡ διάνοια αὐτῶν εἰσελθόντας ποιεῖν πάντα τὰ ἔργα, ὅσα συνέταξε Κς ποιῆσαι αὐτὰ διά Μωυσῆ, ἤνεγκαν οἱ υἱοὶ Ἰσραὴλ, ἀφαίρεμα Κω.</text:span><text:span text:style-name="T5065"><text:s/>30</text:span><text:span text:style-name="T5066"> Καὶ εἶπε Μωυσῆς τοῖς υἱοῖς Ἰσραήλ, ἰδοὺ ἀνακέκληκεν ὁ Θς ἐξ ὀνόματος τὸν Βεσελεὴλ τὸν τοῦ Οὐρίου τὸν Ὤρ, ἐκ τῆς φυλῆς Ἰούδα,</text:span><text:span text:style-name="T5067"><text:s/>31</text:span><text:span text:style-name="T5068"> καὶ ἐνέπλησεν αὐτὸν πνεῦμα θεῖον σοφίας καὶ συνέσεως, καὶ ἐπιστήμης πάντων,</text:span><text:span text:style-name="T5069"><text:s/>32</text:span><text:span text:style-name="T5070"> ἀρχιτεκτονεῖν κατὰ πάντα τὰ ἔργα τῆς ἀρχιτεκτονίας, ποιεῖν τὸ χρυσίον καὶ τὸ ἀργύριον καὶ τὸν χαλκὸν,</text:span><text:span text:style-name="T5071"><text:s/>33</text:span><text:span text:style-name="T5072"> καὶ λιθουργῆσαι τὸν λίθον, καὶ κατεργάζεσθαι τὰ ξύλα, καὶ ποιεῖν ἐν παντὶ ἔργῳ σοφίας.</text:span><text:span text:style-name="T5073"><text:s/>34</text:span><text:span text:style-name="T5074"> Καὶ προβιβάσαι γε ἔδωκεν ἐν τῇ διανοίᾳ αὐτῷ τε, καὶ τῷ Ἐλιὰβ τῷ τοῦ Ἀχισαμάχ, ἐκ φυλῆς Δάν.</text:span><text:span text:style-name="T5075"><text:s/>35</text:span><text:span text:style-name="T5076"> Καὶ ἐνέπλησεν αὐτοὺς σοφίας, συνέσεως, διανοίας, πάντα συνιέναι ποιῆσαι τὰ ἔργα τοῦ ἁγίου, καὶ τὰ ὑφαντὰ καὶ ποικιλτὰ ὑφᾶναι τῷ κοκκίνῳ, καὶ τῇ βύσσῳ, ποιεῖν πᾶν ἔργον ἀρχιτεκτονίας, ποικιλίας.</text:span></text:p>
            <text:p text:style-name="P5077">Exodus 36</text:p>
            <text:p text:style-name="P5078"><text:span text:style-name="T5079">1</text:span><text:span text:style-name="T5080"> Καὶ ἐποίησε Βεσελεήλ καὶ Ἐλιὰβ, καὶ πᾶς σοφὸς τῇ<text:s/></text:span><text:soft-page-break/><text:span text:style-name="T5081">διανοίᾳ, ᾧ ἐδόθη σοφία καὶ ἐπιστήμη ἐν αὐτοῖς, συνιέναι ποιεῖν πάντα τὰ ἔργα, κατὰ τὰ ἅγια καθήκοντα, κατὰ πάντα ὅσα συνέταξε Κς.</text:span><text:span text:style-name="T5082"><text:s/>2</text:span><text:span text:style-name="T5083"> Καὶ ἐκάλεσε Μωυσῆς Βεσελεὴλ καὶ Ἐλιὰβ, καὶ πάντας τοὺς ἔχοντας τὴν σοφίαν, ᾧ ἔδωκεν ὁ Θς ἐπιστήμην ἐν τῇ καρδίᾳ, καὶ πάντας τοὺς ἑκουσίως βουλομένους προσπορεύεσθαι πρὸς τὰ ἔργα, ὥστε συντελεῖν αὐτά.</text:span><text:span text:style-name="T5084"><text:s/>3</text:span><text:span text:style-name="T5085"> Καὶ ἔλαβον παρὰ Μωυσῆ πάντα τὰ ἀφαιρέματα, ἃ ἤνεγκαν οἱ υἱοὶ Ἰσραὴλ εἰς πάντα τὰ ἔργα τοῦ ἁγίου ποιεῖν αὐτά· καὶ αὐτοὶ προσεδέχοντο ἔτι τὰ προσφερόμενα παρὰ τῶν φερόντων τὸ πρωΐ.</text:span><text:span text:style-name="T5086"><text:s/>4</text:span><text:span text:style-name="T5087"> Καὶ παρεγίνοντο πάντες οἱ σοφοὶ οἱ ποιοῦντες τὰ ἔργα τοῦ ἁγίου, ἕκαστος κατὰ τὸ αὐτοῦ ἔργον, ὃ εἰργάζοντο αὐτοί.</text:span><text:span text:style-name="T5088"><text:s/>5</text:span><text:span text:style-name="T5089"> Καὶ εἶπε πρὸς Μωυσῆν, ὅτι πλῆθος φέρει ὁ λαὸς κατὰ τὰ ἔργα ὅσα συνέταξε Κς ποιῆσαι.</text:span><text:span text:style-name="T5090"><text:s/>6</text:span><text:span text:style-name="T5091"> Καὶ προσέταξε Μωυσῆς, καὶ ἐκήρυξεν ἐν τῇ παρεμβολῇ, λέγων, ἀνὴρ καὶ γυνὴ μηκέτι ἐργαζέσθωσαν εἰς τὰς ἀπαρχὰς τοῦ ἁγίου· καὶ ἐκωλύθη ὁ λαὸς ἔτι προσφέρειν.</text:span><text:span text:style-name="T5092"><text:s/>7</text:span><text:span text:style-name="T5093"> Καὶ τὰ ἔργα ἦν αὐτοῖς ἱκανὰ εἰς τὴν κατασκευὴν ποιῆσαι, καὶ προσκατέλιπον.</text:span><text:span text:style-name="T5094"><text:s/>8<text:s/></text:span><text:span text:style-name="T5095">37:1(36:8) Καὶ ἐποίησαν τῇ σκηνῇ δέκα αὐλαίας·</text:span><text:span text:style-name="T5096"><text:s/>9<text:s/></text:span><text:span text:style-name="T5097">37:2(36:9) ὀκτὼ καὶ εἴκοσι πήχεων μῆκος τῆς αὐλαίας τῆς μιᾶς· τὸ αὐτὸ ἦν πάσαις· καὶ τεσσάρων πήχεων τὸ εὖρος τῆς αὐλαίας τῆς μιᾶς.</text:span><text:span text:style-name="T5098"><text:s/>10 11 12 13 14 15 16 17 18 19 20 21 22 23 24 25 26 27 28 29 30 31 32 33 34<text:s/></text:span><text:span text:style-name="T5099">38:18(36:34a) Οὗτος περιηργύρωσε τοὺς στύλους, καὶ ἐχώνευσε τῷ στύλῳ δακτυλίους χρυσοῦς, καὶ ἐχρύσωσε τοὺς μοχλοὺς χρυσίῳ· καὶ κατεχρύσωσε τοὺς στύλους τοῦ καταπετάσματος χρυσίῳ· καὶ ἐποίησε τὰς ἀγκύλας χρυσᾶς. 38:19(36:34b) Οὗτος ἐποίησε καὶ τοὺς κρίκους τῆς σκηνῆς χρυσοῦς, καὶ τοὺς κρίκους τῆς αὐλῆς, καὶ κρίκους εἰς τὸ ἐκτείνειν τὸ κατακάλυμμα ἄνωθεν χαλκοῦς· 38:20(36:34c) Οὗτος ἐχώνευσε τὰς κεφαλίδας τὰς ἀργυρᾶς τῆς σκηνῆς, καὶ τὰς κεφαλίδας τὰς χαλκᾶς τῆς θύρας τῆς σκηνῆς, καὶ τὴν πύλην τῆς αὐλῆς· καὶ ἀγκύλας ἐποίησε τοῖς στύλοις ἀργυρᾶς, ἐπὶ τῶν στύλων οὗτος περιηργύρωσεν αὐτάς·</text:span><text:span text:style-name="T5100"><text:s/>35<text:s/></text:span><text:span text:style-name="T5101">37:3(36:35) Καὶ ἐποίησαν τὸ καταπέτασμα ἐξ ὑακίνθου, καὶ πορφύρας, καὶ κοκκίνου νενησμένου, καὶ βύσσου κεκλωσμένης, ἔργον ὑφαντὸν χερουβίμ·</text:span><text:span text:style-name="T5102"><text:s/>36<text:s/></text:span><text:span text:style-name="T5103">37:4(36:36) καὶ ἐπέθηκαν αὐτὸ ἐπὶ τέσσαρας στύλους ἀσήπτους κατακεχρυσωμένους ἐν χρυσίῳ· καὶ αἱ κεφαλίδες αὐτῶν χρυσαῖ, καὶ αἱ βάσεις αὐτῶν τέσσαρες ἀργυραῖ.</text:span><text:span text:style-name="T5104"><text:s/>37</text:span><text:span text:style-name="T5105">:5(36:37) Καὶ ἐποίησαν τὸ καταπέτασμα τῆς θύρας τῆς σκηνῆς τοῦ μαρτυρίου ἐξ ὑακίνθου, καὶ πορφύρας, καὶ κοκκίνου νενησμένου, καὶ βύσσου κεκλωσμένης, ἔργον ὑφαντὸν χερουβίμ·</text:span><text:span text:style-name="T5106"><text:s/>38<text:s/></text:span><text:span text:style-name="T5107">37:6(36:38) καὶ τοὺς στύλους αὐτοῦ πέντε, καὶ τοὺς κρίκους· καὶ τὰς κεφαλίδας αὐτῶν, καὶ τὰς ψαλίδας αὐτῶν κατεχρύσωσαν χρυσίῳ, καὶ αἱ βάσεις αὐτῶν πέντε χαλκαῖ. ​</text:span></text:p>
            <text:soft-page-break/>
            <text:p text:style-name="P5108">Exodus 37</text:p>
            <text:p text:style-name="P5109"><text:span text:style-name="T5110">1<text:s/></text:span><text:span text:style-name="T5111">38:1(37:1) Καὶ ἐποίησε Βεσελεὴλ τὴν κιβωτὸν,</text:span><text:span text:style-name="T5112"><text:s/>2<text:s/></text:span><text:span text:style-name="T5113">38:2(37:2) καὶ κατεχρύσωσεν αὐτὴν χρυσίῳ καθαρῷ ἔσωθεν καὶ ἔξωθεν·</text:span><text:span text:style-name="T5114"><text:s/>3</text:span><text:span text:style-name="T5115">8:3(37:3) καὶ ἐχώνευσεν αὐτῇ τέσσαρας δακτυλίους χρυσοῦς· δύο ἐπὶ τὸ κλίτος τὸ ἓν, καὶ δύο ἐπὶ τὸ κλίτος τὸ δεύτερον,</text:span><text:span text:style-name="T5116"><text:s/>4 5<text:s/></text:span><text:span text:style-name="T5117">38:4(37:5) εὐρεῖς τοῖς διωστῆρσιν, ὥστε αἴρειν αὐτὴν ἐν αὐτοῖς.</text:span><text:span text:style-name="T5118"><text:s/>6<text:s/></text:span><text:span text:style-name="T5119">38:5(37:6) καὶ ἐποίησε τὸ ἱλαστήριον ἐπάνωθεν τῆς κιβωτοῦ ἐκ χρυσίου καθαροῦ,</text:span><text:span text:style-name="T5120"><text:s/>7<text:s/></text:span><text:span text:style-name="T5121">38:6(37:7) καὶ τοὺς δύο Χερουβὶμ χρυσοῦς·</text:span><text:span text:style-name="T5122"><text:s/>8<text:s/></text:span><text:span text:style-name="T5123">38:(37:8) χεροὺβ ἕνα ἐπί τὸ ἄκρον τοῦ ἱλαστηρίου τὸ ἓν, καὶ Χεροὺβ ἕνα ἐπὶ τὸ ἄκρον τοῦ ἱλαστηρίου τὸ δεύτερον,</text:span><text:span text:style-name="T5124"><text:s/>9<text:s/></text:span><text:span text:style-name="T5125">38:(37:9) σκιάζοντα ταῖς πτέρυξιν αὐτῶν ἐπὶ τὸ ἱλαστήριον.</text:span><text:span text:style-name="T5126"><text:s/>10<text:s/></text:span><text:span text:style-name="T5127">38:9(37:10) Καὶ ἐποίησε τὴν τράπεζαν τὴν προκειμένην ἐκ χρυσίου καθαροῦ,</text:span><text:span text:style-name="T5128"><text:s/>11 12 13<text:s/></text:span><text:span text:style-name="T5129">38:10(37:13) καὶ ἐχώνευσεν αὐτῇ τέσσαρας δακτυλίους, δύο ἐπὶ τοῦ κλίτους τοῦ ἑνὸς, καὶ δύο ἐπὶ τοῦ κλίτους τοῦ δευτέρου, εὐρεῖς, ὥστε αἴρειν τοῖς διωστῆρσιν ἐν αὐτοῖς.</text:span><text:span text:style-name="T5130"><text:s/>14 15<text:s/></text:span><text:span text:style-name="T5131">38:11(37:15) Καὶ τοὺς διωστῆρας τῆς κιβωτοῦ καὶ τῆς τραπέζης ἐποίησε, καὶ κατεχρύσωσεν αὐτοὺς χρυσίῳ.</text:span><text:span text:style-name="T5132"><text:s/>16<text:s/></text:span><text:span text:style-name="T5133">38:12(37:16) Καὶ ἐποίησε τὰ σκεύη τῆς τραπέζης, τά τε τρυβλία, καὶ τὰς θυΐσκας, καὶ τοὺς κυάθους, καὶ τὰ σπονδεῖα, ἐν οἷς σπείσει ἐν αὐτοῖς, χρυσᾶ.</text:span><text:span text:style-name="T5134"><text:s/>17<text:s/></text:span><text:span text:style-name="T5135">38:13(37:17) Καὶ ἐποίησε τὴν λυχνίαν ἣ φωτίζει, χρυσῆν,</text:span><text:span text:style-name="T5136"><text:s/>18<text:s/></text:span><text:span text:style-name="T5137">38:14(37:18) στερεὰν τὸν καυλὸν, καὶ τοὺς καλαμίσκους ἐξ ἀμφοτέρων τῶν μερῶν αὐτῆς·</text:span><text:span text:style-name="T5138"><text:s/>19<text:s/></text:span><text:span text:style-name="T5139">38:15(37:19) ἐκ τῶν καλαμίσκων αὐτῆς οἱ βλαστοὶ ἐξέχοντες· τρεῖς ἐκ τούτου, καὶ τρεῖς ἐκ τούτου, ἐξισούμενοι ἀλλήλοις.</text:span><text:span text:style-name="T5140"><text:s/>20 21<text:s/></text:span><text:span text:style-name="T5141">38:16(37:21) Καὶ τὰ λαμπάδια αὐτῶν, ἅ ἐστιν ἐπὶ τῶν ἄκρων, καρυωτὰ ἐξ αὐτῶν· καὶ τὰ ἐνθέμια ἐξ αὐτῶν, ἵνα ὦσιν οἱ λύχνοι ἐπ᾿ αὐτῶν· καὶ τὸ ἐνθέμιον τὸ ἕβδομον, τὸ ἐπ᾿ ἄκρου τοῦ λαμπαδίου, ἐπὶ τῆς κορυφῆς ἄνωθεν, στερεὸν ὅλον χρυσοῦν.</text:span><text:span text:style-name="T5142"><text:s/>22 23<text:s/></text:span><text:span text:style-name="T5143">38:17(37:23) Καὶ ἑπτὰ λύχνους ἐπ᾿ αὐτῆς χρυσοῦς, καὶ τὰς λαβίδας αὐτῆς χρυσᾶς, καὶ τὰς ἐπαρυστρίδας αὐτῶν χρυσᾶς.</text:span><text:span text:style-name="T5144"><text:s/>24 25 26 27 28 29<text:s/></text:span><text:span text:style-name="T5145">38:25(37:29) Οὗτος ἐποίησε τὸ ἔλαιον τῆς χρίσεως τὸ ἅγιον, καὶ τὴν σύνθεσιν τοῦ θυμιάματος καθαρὸν ἔργον μυρεψοῦ·</text:span></text:p>
            <text:p text:style-name="P5146">Exodus 38</text:p>
            <text:p text:style-name="P5147"><text:span text:style-name="T5148">1<text:s/></text:span><text:span text:style-name="T5149">38:22(38:1) Οὗτος ἐποίησε τὸ θυσιαστήριον τὸ χαλκοῦν ἐκ τῶν πυρείων τῶν χαλκῶν, ἃ ἦσαν τοῖς ἀνδράσι τοῖς καταστασιάσασι μετὰ τῆς Κορὲ συναγωγῆς·</text:span><text:span text:style-name="T5150"><text:s/>2 3</text:span><text:span text:style-name="T5151">8:23(38:3) Οὗτος ἐποίησε πάντα τὰ σκεύη τοῦ θυσιαστηρίου, καὶ τὸ πυρεῖον αὐτοῦ, καὶ τὴν βάσιν, καὶ τὰς φιάλας, καὶ τὰς κρεάγρας τὰς χαλκᾶς·</text:span><text:span text:style-name="T5152"><text:s/>4<text:s/></text:span><text:span text:style-name="T5153">38:24(38:4) Οὗτος ἐποίησε θυσιαστηρίῳ παράθεμα, ἔργον δικτυωτὸν κάτωθεν τοῦ πυρείου ὑπὸ αὐτὸ ἕως τοῦ ἡμίσους αὐτοῦ· καὶ ἐπέθηκεν αὐτῷ τέσσαρας δακτυλίους ἐκ τῶν τεσσάρων μερῶν τοῦ παραθέματος τοῦ θυσιαστηρίου χαλκοῦς, εὐρεῖς<text:s/></text:span><text:soft-page-break/><text:span text:style-name="T5154">τοῖς μοχλοῖς, ὥστε αἴρεν ἐν αὐτοῖς τὸ θυσιαστήριον·</text:span><text:span text:style-name="T5155"><text:s/>5 6 7 8<text:s/></text:span><text:span text:style-name="T5156">38:26(38:8) Οὗτος ἐποίησε τὸν λουτῆρα τὸν χαλκοῦν, καὶ τὴν βάσιν αὐτοῦ χαλκῆν ἐκ τῶν κατόπτρων τῶν νηστευσασῶν, αἳ ἐνήστευσαν παρὰ τὰς θύρας τῆς σκηνῆς τοῦ μαρτυρίου, ἐν ᾗ ἡμέρᾳ ἔπηξεν αὐτήν. ​​​​</text:span><text:span text:style-name="T5157"><text:s/>9<text:s/></text:span><text:span text:style-name="T5158">37:7(38:9) Καὶ ἐποίησαν τὴν αὐλήν τὰ πρὸς λίβα, ἱστία τῆς αὐλῆς ἐκ βύσσου κεκλωσμένης ἑκατὸν ἐφ’ ἑκατόν·</text:span><text:span text:style-name="T5159"><text:s/>10<text:s/></text:span><text:span text:style-name="T5160">37:8(38:10) καὶ οἱ στῦλοι αὐτῶν εἴκοσι, καὶ αἱ βάσεις αὐτῶν εἴκοσι.</text:span><text:span text:style-name="T5161"><text:s/>11<text:s/></text:span><text:span text:style-name="T5162">37:9(38:11) Καὶ τὸ κλίτος τὸ πρὸς βοῤῥᾶν, ἑκατὸν ἐφ’ ἑκατὸν· καὶ τὸ κλίτος τὸ πρὸς Νότον, ἑκατὸν ἐφ’ ἑκατόν· καὶ οἱ στῦλοι αὐτῶν εἴκοσι, καὶ αἱ βάσεις αὐτῶν εἴκοσι·</text:span><text:span text:style-name="T5163"><text:s/>12<text:s/></text:span><text:span text:style-name="T5164">37:10(38:12) Καὶ τὸ κλίτος τὸ πρὸς θάλασσαν αὐλαῖαι πεντήκοντα πήχεων· στῦλοι αὐτῶν δέκα, καὶ αἱ βάσεις αὐτῶν δέκα·</text:span><text:span text:style-name="T5165"><text:s/>13<text:s/></text:span><text:span text:style-name="T5166">37:11(38:13) Καὶ τὸ κλίτος τὸ πρὸς ἀνατολὰς πεντήκοντα πήχεων ἱστία,</text:span><text:span text:style-name="T5167"><text:s/>14<text:s/></text:span><text:span text:style-name="T5168">37:12(38:14) πεντεκαίδεκα πήχεων τὸ κατὰ νώτου· καὶ οἱ στῦλοι αὐτῶν τρεῖς, καὶ αἱ βάσεις αὐτῶν τρεῖς·</text:span><text:span text:style-name="T5169"><text:s/>15<text:s/></text:span><text:span text:style-name="T5170">37:13(38:15) Καὶ ἐπὶ τοῦ νώτου τοῦ δευτέρου ἔνθεν καὶ ἔνθεν κατὰ τὴν πύλην τῆς αὐλῆς, αὐλαῖαι πεντεκαίδεκα πήχεων· στῦλοι αὐτῶν τρεῖς, καὶ αἱ βάσεις αὐτῶν τρεῖς·</text:span><text:span text:style-name="T5171"><text:s/>16<text:s/></text:span><text:span text:style-name="T5172">37:14(38:16) πᾶσαι αἱ αὐλαῖαι τῆς σκηνῆς ἐκ βύσσου κεκλωσμένης.</text:span><text:span text:style-name="T5173"><text:s/>17<text:s/></text:span><text:span text:style-name="T5174">37:15(38:17) Καὶ αἱ βάσεις τῶν στύλων αὐτῶν χαλκαῖ, καὶ αἱ ἀγκύλαι αὐτῶν ἀργυραῖ, καὶ αἱ κεφαλίδες αὐτῶν περιηργυρωμέναι ἀργυρίῳ, καὶ οἱ στῦλοι περιηργυρωμένοι ἀργυρίῳ πάντες οἱ στῦλοι τῆς αὐλῆς·</text:span><text:span text:style-name="T5175"><text:s/>18<text:s/></text:span><text:span text:style-name="T5176">37:16(38:18) καὶ τὸ καταπέτασμα τῆς πύλης τῆς αὐλῆς ἔργον ποικιλτοῦ ἐξ ὑακίνθου, καὶ πορφύρας, καὶ κοκκίνου νενησμένου, καὶ βύσσου κεκλωσμένης· εἴκοσι πήχεων τὸ μῆκος, καὶ τὸ ὕψος καὶ τὸ εὖρος πέντε πήχεων ἐξισούμενον τοῖς ἱστίοις τῆς αὐλῆς·</text:span><text:span text:style-name="T5177"><text:s/>19<text:s/></text:span><text:span text:style-name="T5178">37:17(38:19) Καὶ οἱ στῦλοι αὐτῶν τέσσαρες, καὶ αἱ βάσεις αὐτῶν τέσσαρες χαλκαῖ, καὶ αἱ ἀγκύλαι αὐτῶν ἀργυραῖ, καὶ αἱ κεφαλίδες αὐτῶν περιηργυρωμέναι ἀργυρίῳ.</text:span><text:span text:style-name="T5179"><text:s/>20<text:s/></text:span><text:span text:style-name="T5180">38:21(38:20a) Οὗτος ἐποίησε τοὺς πασσάλους τῆς σκηνῆς, καὶ τοὺς πασσάλους τῆς αὐλῆς χαλκοῦς· 37:18(38:20b) Καὶ πάντες οἱ πάσσαλοι τῆς αὐλῆς κύκλῳ χαλκοῖ, καὶ αὐτοὶ περιηργυρωμένοι ἀργυρίῳ.</text:span><text:span text:style-name="T5181"><text:s/>21<text:s/></text:span><text:span text:style-name="T5182">37:19(38:21) Καὶ αὕτη ἡ σύνταξις τῆς σκηνῆς τοῦ μαρτυρίου, καθὰ συνετάγη Μωυσῇ, τὴν λειτουργίαν εἶναι τῶν Λευιτῶν διὰ Ἰθάμαρ τοῦ υἱοῦ Ἀαρὼν τοῦ ἱερέως. ​</text:span><text:span text:style-name="T5183"><text:s/>22<text:s/></text:span><text:span text:style-name="T5184">37:20(38:22) Καὶ Βεσελεὴλ ὁ τοῦ Οὐρείου, ἐκ φυλῆς Ἰούδα, ἐποίησε καθὰ συνέταξε Κς τῷ Μωυσῇ,</text:span><text:span text:style-name="T5185"><text:s/>23<text:s/></text:span><text:span text:style-name="T5186">37:21(38:23) καὶ Ἐλιὰβ ὁ τοῦ Ἀχισαμάχ ἐκ φυλῆς Δὰν, ὃς ἠρχιτεκτόνησε τὰ ὑφαντὰ καὶ τὰ ῥαφιδευτὰ καὶ ποικιλτικὰ, ὑφᾶναι τῷ κοκκίνῳ καὶ τῇ βύσσῳ.</text:span><text:span text:style-name="T5187"><text:s/>24<text:s/></text:span><text:span text:style-name="T5188">39:1(38:24) Πᾶν τὸ χρυσίον, ὃ κατειργάσθη εἰς τὰ ἔργα κατὰ πᾶσαν τὴν ἐργασίαν τῶν ἁγίων, ἐγένετο χρυσίου τοῦ τῆς ἀπαρχῆς, ἐννέα καὶ εἴκοσι τάλαντα,<text:s/></text:span><text:soft-page-break/><text:span text:style-name="T5189">καὶ ἑπτακόσιοι εἴκοσι σίκλοι κατὰ τὸν σίκλον τὸν ἅγιον·</text:span><text:span text:style-name="T5190"><text:s/>25<text:s/></text:span><text:span text:style-name="T5191">39:2(38:25) Καὶ ἀργυρίου ἀφαίρεμα παρὰ τῶν ἐπεσκεμμένων ἀνδρῶν τῆς συναγωγῆς ἑκατὸν τάλαντα, καὶ χίλιοι ἑπτακόσιοι ἑβδομηκονταπέντε σίκλοι· δραχμὴ μία τῇ κεφαλῇ τὸ ἥμισυ τοῦ σίκλου, κατὰ τὸν σίκλον τὸν ἅγιον·</text:span><text:span text:style-name="T5192"><text:s/>26<text:s/></text:span><text:span text:style-name="T5193">39:3(38:26) Πᾶς ὁ παραπορευόμενος τὴν ἐπίσκεψιν ἀπὸ εἰκοσαετοῦς καὶ ἐπάνω εἰς τὰς ἑξήκοντα μυριάδας, καὶ τρισχίλιοι πεντακόσιοι καὶ πεντήκοντα.</text:span><text:span text:style-name="T5194"><text:s/>27<text:s/></text:span><text:span text:style-name="T5195">39:4(38:27a) Καὶ ἐγενήθη τὰ ἑκατὸν τάλαντα τοῦ ἀργυρίου εἰς τὴν χώνευσιν τῶν ἑκατὸν κεφαλίδων τῆς σκηνῆς, καὶ εἰς τὰς κεφαλίδας τοῦ καταπετάσματος, 39:5(38:27b) ἑκατὸν κεφαλίδες εἰς τὰ ἑκατὸν τάλαντα, τάλαντον τῇ κεφαλίδι·</text:span><text:span text:style-name="T5196"><text:s/>28<text:s/></text:span><text:span text:style-name="T5197">39:6(38:28) Καὶ τοὺς χιλίους ἑπτακοσίους ἑβδομηκονταπέντε σίκλους ἐποίησεν εἰς τὰς ἀγκύλας τοῖς στύλοις· καὶ κατεχρύσωσε τὰς κεφαλίδας αὐτῶν, καὶ κατεκόσμησεν αὐτούς. ​</text:span><text:span text:style-name="T5198"><text:s/>29<text:s/></text:span><text:span text:style-name="T5199">39:7(38:29) Καὶ ὁ χαλκὸς τοῦ ἀφαιρέματος ἑβδομήκοντα τάλαντα, καὶ χίλιοι πεντακόσιοι σίκλοι·</text:span><text:span text:style-name="T5200"><text:s/>30<text:s/></text:span><text:span text:style-name="T5201">39:8(38:30) Καὶ ἐποίησαν ἐξ αὐτοῦ τὰς βάσεις τῆς θύρας τῆς σκηνῆς τοῦ μαρτυρίου,</text:span><text:span text:style-name="T5202"><text:s/>31<text:s/></text:span><text:span text:style-name="T5203">39:9(38:31a) καὶ τὰς βάσεις τῆς αὐλῆς κύκλῳ, καὶ τὰς βάσεις τῆς πύλης τῆς αὐλῆς, καὶ τοὺς πασσάλους τῆς σκηνῆς, καὶ τοὺς πασσάλους τῆς αὐλῆς κύκλῳ, 39:10(38:31b) καὶ τὸ παράθεμα τὸ χαλκοῦν τοῦ θυσιαστηρίου, καὶ πάντα τὰ σκεύη τοῦ θυσιαστηρίου, καὶ πάντα τὰ ἐργαλεῖα τῆς σκηνῆς τοῦ μαρτυρίου·</text:span></text:p>
            <text:p text:style-name="P5204">Exodus 39</text:p>
            <text:p text:style-name="P5205"><text:span text:style-name="T5206">1<text:s/></text:span><text:span text:style-name="T5207">36:8(39:1) Καὶ ἐποίησε πᾶς σοφὸς ἐν τοῖς ἐργαζομένοις τὰς στολὰς τῶν ἁγίων, αἵ εἰσιν Ἀαρὼν τῷ ἱερεῖ, καθὰ συνέταξε Κς τῷ Μωυσῇ.</text:span><text:span text:style-name="T5208"><text:s/>2<text:s/></text:span><text:span text:style-name="T5209">36:9(39:2) Καὶ ἐποίησε τὴν ἐπωμίδα ἐκ χρυσίου, καὶ ὑακίνθου, καὶ πορφύρας, καὶ κοκκίνου νενησμένου, καὶ βύσσου κεκλωσμένης·</text:span><text:span text:style-name="T5210"><text:s/>3</text:span><text:span text:style-name="T5211">6:10(39:3) καὶ ἐτμήθη τὰ πέταλα τοῦ χρυσίου τρίχες, ὥστε συνυφᾶναι σὺν τῇ ὑακίνθῳ, καὶ τῇ πορφύρᾳ, καὶ σὺν τῷ κοκκίνῳ τῷ διανενησμένῳ, καὶ τῇ βύσσῳ τῇ κεκλωσμένῃ· ἔργον ὑφαντὸν ἐποίησαν αὐτό·</text:span><text:span text:style-name="T5212"><text:s/>4<text:s/></text:span><text:span text:style-name="T5213">36:1(39:4)1 ἐπωμίδας συνεχούσας ἐξ ἀμφοτέρων τῶν μερῶν, ἔργον ὑφαντὸν εἰς ἄλληλα συμπεπλεγμένον καθ’ ἑαυτό.</text:span><text:span text:style-name="T5214"><text:s/>5<text:s/></text:span><text:span text:style-name="T5215">36:12(39:5) Ἐξ αὐτοῦ ἐποίησαν κατὰ τὴν αὐτοῦ ποίησιν, ἐκ χρυσίου, καὶ ὑακίνθου, καὶ πορφύρας, καὶ κοκκίνου διανενησμένου, καὶ βύσσου κεκλωσμένης, καθὰ συνέταξε Κς τῷ Μωυσῇ·</text:span><text:span text:style-name="T5216"><text:s/>6<text:s/></text:span><text:span text:style-name="T5217">36:13(39:6) καὶ ἐποίησαν ἀμφοτέρους τοὺς λίθους τῆς σμαράγδου συμπεπορπημένους καὶ περισεσιαλωμένους χρυσίῳ, γεγλυμμένους καὶ ἐκκεκολαμμένους ἐγκόλαμμα σφραγῖδος ἐκ τῶν ὀνομάτων τῶν υἱῶν Ἰσραήλ·</text:span><text:span text:style-name="T5218"><text:s/>7<text:s/></text:span><text:span text:style-name="T5219">36:14(39:7) καὶ ἐπέθηκεν αὐτοὺς ἐπὶ τοὺς ὤμους τῆς ἐπωμίδος, λίθους μνημοσύνου τῶν υἱῶν Ἰσραήλ, καθὰ συνέταξε Κς τῷ Μωυσῇ. ​</text:span><text:span text:style-name="T5220"><text:s/>8<text:s/></text:span><text:span text:style-name="T5221">36:15(39:8) Καὶ ἐποίησαν<text:s/></text:span><text:soft-page-break/><text:span text:style-name="T5222">λογεῖον, ἔργον ὑφαντὸν ποικιλίᾳ κατὰ τὸ ἔργον τῆς ἐπωμίδος, ἐκ χρυσίου, καὶ ὑακίνθου, καὶ πορφύρας, καὶ κοκκίνου διανενησμένου, καὶ βύσσου κεκλωσμένης·</text:span><text:span text:style-name="T5223"><text:s/>9<text:s/></text:span><text:span text:style-name="T5224">36:16(39:9) τετράγωνον διπλοῦν ἐποίησαν τὸ λογεῖον· σπιθαμῆς τὸ μῆκος, καὶ σπιθαμῆς τὸ εὖρος διπλοῦν.</text:span><text:span text:style-name="T5225"><text:s/>10<text:s/></text:span><text:span text:style-name="T5226">36:17(39:10) Καὶ συνυφάνθη ἐν αὐτῷ ὕφασμα κατάλιθον τετράστιχον· στίχος λίθων, σάρδιον καὶ τοπάζιον καὶ σμάραγδος, ὁ στίχος ὁ εἷς·</text:span><text:span text:style-name="T5227"><text:s/>11<text:s/></text:span><text:span text:style-name="T5228">36:18(39:11) καὶ ὁ στίχος ὁ δεύτερος, ἄνθραξ καὶ σάπφειρος καὶ ἴασπις·</text:span><text:span text:style-name="T5229"><text:s/>12<text:s/></text:span><text:span text:style-name="T5230">36:19(39:12) καὶ ὁ στίχος ὁ τρίτος, λιγύριον καὶ ἀχάτης καὶ ἀμέθυστος·</text:span><text:span text:style-name="T5231"><text:s/>13<text:s/></text:span><text:span text:style-name="T5232">36:20(39:13) καὶ ὁ στίχος ὁ τέταρτος, χρυσόλιθος καὶ βηρύλλιον καὶ ὀνύχιον περικεκυκλωμένα χρυσίῳ, καὶ συνδεδεμένα χρυσίῳ.</text:span><text:span text:style-name="T5233"><text:s/>14<text:s/></text:span><text:span text:style-name="T5234">36:21(39:14) Καὶ οἱ λίθοι ἦσαν ἐκ τῶν ὀνομάτων τῶν υἱῶν Ἰσραὴλ δώδεκα, ἐκ τῶν ὀνομάτων αὐτῶν ἐγγεγλυμμένα εἰς σφραγῖδας, ἕκαστος ἐκ τοῦ ἑαυτοῦ ὀνόματος εἰς τὰς δώδεκα φυλάς.</text:span><text:span text:style-name="T5235"><text:s/>15<text:s/></text:span><text:span text:style-name="T5236">36:22(39:15) Καὶ ἐποίησαν ἐπὶ τὸ λογεῖον κρωσσοὺς συμπεπλεγμένους, ἔργον ἐμπλοκίου, ἐκ χρυσίου καθαροῦ.</text:span><text:span text:style-name="T5237"><text:s/>16<text:s/></text:span><text:span text:style-name="T5238">36:23(39:16a) Καὶ ἐποίησαν δύο ἀσπιδίσκας χρυσᾶς, καὶ δύο δακτυλίους χρυσοῦς· 36:24(39:16b) καὶ ἐπέθηκαν τοὺς δύο δακτυλίους τοὺς χρυσοῦς ἐπ’ ἀμφοτέρας τὰς ἀρχάς τοῦ λογείου.</text:span><text:span text:style-name="T5239"><text:s/>17<text:s/></text:span><text:span text:style-name="T5240">36:25(39:17) Καὶ ἐπέθηκαν τὰ ἐμπλόκια ἐκ χρυσίου ἐπὶ τοὺς δακτυλίους ἐπ’ ἀμφοτέρων τῶν μερῶν τοῦ λογείου· καὶ εἰς τὰς δύο συμβολάς τὰ δύο ἐμπλόκια.</text:span><text:span text:style-name="T5241"><text:s/>18<text:s/></text:span><text:span text:style-name="T5242">36:26(39:18) Καὶ ἐπέθηκαν ἐπὶ τὰς δύο ἀσπιδίσκας· καὶ ἐπέθηκαν ἐπὶ τοὺς ὤμους τῆς ἐπωμίδος ἐξεναντίας κατὰ πρόσωπον.</text:span><text:span text:style-name="T5243"><text:s/>19<text:s/></text:span><text:span text:style-name="T5244">36:27(39:19) Καὶ ἐποίησαν δύο δακτυλίους χρυσοῦς, καὶ ἐπέθηκαν ἐπὶ τὰ δύο πτερύγια ἐπ’ ἄκρου τοῦ λογείου, καὶ ἐπὶ τὸ ἄκρον τοῦ ὀπισθίου τῆς ἐπωμίδος ἔσωθεν·</text:span><text:span text:style-name="T5245"><text:s/>20<text:s/></text:span><text:span text:style-name="T5246">36:28(39:20) Καὶ ἐποίησαν δύο δακτυλίους χρυσοῦς, καὶ ἐπέθηκαν ἐπ’ ἀμφοτέρους τοὺς ὤμους τῆς ἐπωμίδος κάτωθεν αὐτοῦ, κατὰ πρόσωπον κατὰ τὴν συμβολὴν ἄνωθεν τῆς συνυφῆς τῆς ἐπωμίδος·</text:span><text:span text:style-name="T5247"><text:s/>21<text:s/></text:span><text:span text:style-name="T5248">36:29(39:21) καὶ συνέσφιγξε τὸ λογεῖον ἀπὸ τῶν δακτυλίων τῶν ἐπ’ αὐτοῦ εἰς τοὺς δακτυλίους τῆς ἐπωμίδος, συνεχομένους ἐκ τῆς ὑακίνθου, συμπεπλεγμένους εἰς τὸ ὕφασμα τῆς ἐπωμίδος, ἵνα μὴ χαλᾶται τὸ λογεῖον ἀπὸ τῆς ἐπωμίδος, καθὰ συνέταξε Κς τῷ Μωυσῇ.</text:span><text:span text:style-name="T5249"><text:s/>22<text:s/></text:span><text:span text:style-name="T5250">36:30(39:22) Καὶ ἐποίησαν τὸν ὑποδύτην ὑπὸ τὴν ἐπωμίδα, ἔργον ὑφαντόν, ὅλον ὑακίνθινον·</text:span><text:span text:style-name="T5251"><text:s/>23<text:s/></text:span><text:span text:style-name="T5252">36:31(39:23) τὸ δὲ περιστόμιον τοῦ ὑποδύτου ἐν τῷ μέσῳ διϋφασμένον συμπλεκτὸν, ὤαν ἔχον κύκλῳ τὸ περιστόμιον ἀδιάλυτον·</text:span><text:span text:style-name="T5253"><text:s/>24<text:s/></text:span><text:span text:style-name="T5254">36:32(39:24) Καὶ ἐποίησαν ἐπὶ τοῦ λώματος τοῦ ὑποδύτου κάτωθεν ὡς ἐξανθούσης ῥόας ῥοΐσκους, ἐξ ὑακίνθου, καὶ πορφύρας, καὶ κοκκίνου νενησμένου, καὶ βύσσου κεκλωσμένης.</text:span><text:span text:style-name="T5255"><text:s/>25<text:s/></text:span><text:span text:style-name="T5256">36:33(39:25) Καὶ ἐποίησαν κώδωνας χρυσοῦς, καὶ ἐπέθηκαν τοὺς κώδωνας ἐπὶ<text:s/></text:span><text:soft-page-break/><text:span text:style-name="T5257">τὸ λῶμα τοῦ ὑποδύτου κύκλῳ ἀνὰ μέσον τῶν ῥοΐσκων·</text:span><text:span text:style-name="T5258"><text:s/>26<text:s/></text:span><text:span text:style-name="T5259">36:34(39:26) κώδων χρυσοῦς καὶ ῥοΐσκος ἐπὶ τοῦ λώματος τοῦ ὑποδύτου κύκλῳ, εἰς τὸ λειτουργεῖν, καθὰ συνέταξε Κς τῷ Μωυσῇ.</text:span><text:span text:style-name="T5260"><text:s/>27<text:s/></text:span><text:span text:style-name="T5261">36:35(39:27) Καὶ ἐποίησαν χιτῶνας βυσσίνους, ἔργον ὑφαντόν, Ἀαρὼν καὶ τοῖς υἱοῖς αὐτοῦ,</text:span><text:span text:style-name="T5262"><text:s/>28<text:s/></text:span><text:span text:style-name="T5263">36:36(39:28) καὶ τὰς κιδάρεις ἐκ βύσσου, καὶ τὴν μίτραν ἐκ βύσσου, καὶ τὰ περισκελῆ ἐκ βύσσου κεκλωσμένης,</text:span><text:span text:style-name="T5264"><text:s/>29<text:s/></text:span><text:span text:style-name="T5265">36:37(39:29) καὶ τὰς ζώνας αὐτῶν ἐκ βύσσου, καὶ ὑακίνθου, καὶ πορφύρας, καὶ κοκκίνου νενησμένου, ἔργον ποικιλτοῦ, ὃν τρόπον συνέταξε Κς τῷ Μωυσῇ.</text:span><text:span text:style-name="T5266"><text:s/>30<text:s/></text:span><text:span text:style-name="T5267">36:38(39:30a) Καὶ ἐποίησαν τὸ πέταλον τὸ χρυσοῦν, ἀφόρισμα τοῦ ἁγίου, χρυσίου καθαροῦ· 36:39(39:30b) καὶ ἔγραψεν ἐπ’ αὐτοῦ γράμματα ἐκτετυπωμένα, σφραγῖδος Ἁγίασμα Κω.</text:span><text:span text:style-name="T5268"><text:s/>31<text:s/></text:span><text:span text:style-name="T5269">36:40(39:31) Καὶ ἐπέθηκαν ἐπὶ τὸ λῶμα ὑακίνθυνον, ὥστε ἐπικεῖσθαι ἐπὶ τὴν μίτραν ἄνωθεν, ὃν τρόπον συνέταξε Κς τῷ Μωυσῇ.</text:span><text:span text:style-name="T5270"><text:s/>32<text:s/></text:span><text:span text:style-name="T5271">39:11(39:32a) καὶ ἐποίησαν οἱ υἱοὶ Ἰσραήλ, καθὰ συνέταξε Κς τῷ Μωυσῇ, οὕτως ἐποίησαν· 39:12(39:32b) Τὸ δὲ λοιπὸν χρυσίον τοῦ ἀφαιρέματος ἐποίησαν σκεύη εἰς τὸ λειτουργεῖν ἐν αὐτοῖς ἔναντι Κυ· 39:13(39:32c) Καὶ τὴν καταλειφθεῖσαν ὑάκινθον, καὶ πορφύραν, καὶ τὸ κόκκινον ἐποίησαν στολὰς λειτουργικὰς Ἀαρὼν, ὥστε λειτουργεῖν ἐν αὐταῖς ἐν τῷ ἁγίῳ·</text:span><text:span text:style-name="T5272"><text:s/>33<text:s/></text:span><text:span text:style-name="T5273">39:14(39:33) Καὶ ἤνεγκαν τὰς στολὰς πρὸς Μωυσῆν, καὶ τὴν σκηνὴν, καὶ τὰ σκεύη αὐτῆς, τὰς βάσεις καὶ τοὺς μοχλοὺς αὐτῆς, καὶ τοὺς στύλους·</text:span><text:span text:style-name="T5274"><text:s/>34 35<text:s/></text:span><text:span text:style-name="T5275">39:15(39:35) Καὶ τὴν κιβωτὸν τῆς διαθήκης, καὶ τοὺς διωστῆρας αὐτῆς· καὶ τὸ θυσιαστήριον, καὶ πάντα τὰ σκεύη αὐτοῦ. ​</text:span><text:span text:style-name="T5276"><text:s/>36<text:s/></text:span><text:span text:style-name="T5277">39:18(39:36) Καὶ τὴν τράπεζαν τῆς προθέσεως, καὶ πάντα τὰ σκεύη αὐτῆς· καὶ τοὺς ἄρτους τοὺς προκειμένους·</text:span><text:span text:style-name="T5278"><text:s/>37<text:s/></text:span><text:span text:style-name="T5279">39:17(39:37) καὶ τοὺς λύχνους αὐτῆς, λύχνους τῆς καύσεως, καὶ τὸ ἔλαιον τοῦ φωτός·</text:span><text:span text:style-name="T5280"><text:s/>38<text:s/></text:span><text:span text:style-name="T5281">39:16(39:38) Καὶ τὸ ἔλαιον τῆς χρίσεως, καὶ τὸ θυμίαμα τῆς συνθέσεως, καὶ τὴν λυχνίαν τὴν καθαρὰν,</text:span><text:span text:style-name="T5282"><text:s/>39 40<text:s/></text:span><text:span text:style-name="T5283">39:20(39:40a) Καὶ τὰ ἱστία τῆς αὐλῆς, καὶ τοὺς στύλους· καὶ τὸ καταπέτασμα τῆς θύρας τῆς σκηνῆς, καί τῆς πύλης τῆς αὐλῆς· 39:21(39:40b) Καὶ πάντα τὰ σκεύη τῆς σκηνῆς, καὶ πάντα τὰ ἐργαλεῖα αυτῆς· καὶ τὰς διφθέρας δέρματα κριῶν ἠρυθροδανωμένα, καὶ τὰ καλύμματα ὑακίνθινα, καὶ τῶν λοιπῶν τὰ ἐπικαλύμματα· καὶ τοὺς πασσάλους, καὶ πάντα τὰ ἐργαλεῖα τὰ εἰς τὰ ἔργα τῆς σκηνῆς τοῦ μαρτυρίου·</text:span><text:span text:style-name="T5284"><text:s/>41<text:s/></text:span><text:span text:style-name="T5285">39:19(39:41) Καὶ τὰς στολὰς τοῦ ἁγίου, αἵ εἰσιν Ἀαρὼν, καὶ τὰς στολὰς τῶν υἱῶν αὐτοῦ, εἰς τὴν ἱερατείαν·</text:span><text:span text:style-name="T5286"><text:s/>42<text:s/></text:span><text:span text:style-name="T5287">39:22(39:42) Ὅσα συνέταξε Κς τῷ Μωυσῇ, οὕτως ἐποίησαν οἱ υἱοὶ Ἰσραὴλ πάσαν τὴν ἀποσκευήν·</text:span><text:span text:style-name="T5288"><text:s/>43<text:s/></text:span><text:span text:style-name="T5289">39:23(39:43) Καὶ εἶδε Μωυσῆς πάντα τὰ ἔργα, καὶ ἦσαν πεποιηκότες αὐτὰ ὃν τρόπον συνέταξε Κς τῷ Μωυσῇ, οὕτως ἐποίησαν αὐτὰ, καὶ εὐλόγησεν αὐτοὺς Μωυσῆς.</text:span></text:p>
            <text:soft-page-break/>
            <text:p text:style-name="P5290">Exodus 40</text:p>
            <text:p text:style-name="P5291"><text:span text:style-name="T5292">1</text:span><text:span text:style-name="T5293"> Καὶ ἐλάλησε Κς πρὸς Μωυσῆν, λέγων,</text:span><text:span text:style-name="T5294"><text:s/>2</text:span><text:span text:style-name="T5295"> ἐν ἡμέρᾳ μιᾷ τοῦ μηνὸς τοῦ πρώτου νουμηνίᾳ, στήσεις τὴν σκηνὴν τοῦ μαρτυρίου.</text:span><text:span text:style-name="T5296"><text:s/>3</text:span><text:span text:style-name="T5297"> Καὶ θήσεις τὴν κιβωτὸν τοῦ μαρτυρίου, καὶ σκεπάσεις τὴν κιβωτὸν τῷ καταπετάσματι.</text:span><text:span text:style-name="T5298"><text:s/>4</text:span><text:span text:style-name="T5299"> Καὶ εἰσοίσεις τὴν τράπεζαν, καὶ προθήσεις τὴν πρόθεσιν αὐτῆς· καὶ εἰσοίσεις τὴν λυχνίαν, καὶ ἐπιθήσεις τοὺς λύχνους αὐτῆς.</text:span><text:span text:style-name="T5300"><text:s/>5</text:span><text:span text:style-name="T5301"> Καὶ θήσεις τὸ θυσιαστήριον τὸ χρυσοῦν, εἰς τὸ θυμιᾶν ἐναντίον τῆς κιβωτοῦ· καὶ ἐπιθήσεις κάλυμμα καταπετάσματος ἐπὶ τὴν θύραν τῆς σκηνῆς τοῦ μαρτυρίου.</text:span><text:span text:style-name="T5302"><text:s/>6</text:span><text:span text:style-name="T5303"> Καὶ τὸ θυσιαστήριον τῶν καρπωμάτων θήσεις παρὰ τὰς θύρας τῆς σκηνῆς τοῦ μαρτυρίου· καὶ περιθήσεις τὴν σκηνὴν, καὶ πάντα τὰ αὐτῆς ἁγιάσεις κύκλῳ.</text:span><text:span text:style-name="T5304"><text:s/>7</text:span><text:span text:style-name="T5305"> </text:span><text:span text:style-name="T5306"><text:s/>8</text:span><text:span text:style-name="T5307"> </text:span><text:span text:style-name="T5308"><text:s/>9</text:span><text:span text:style-name="T5309"> Καὶ λήψῃ τὸ ἔλαιον τοῦ χρίσματος, καὶ χρίσεις τὴν σκηνὴν, καὶ πάντα τὰ ἐν αὐτῇ, καὶ ἁγιάσεις αὐτὴν, καὶ πάντα τὰ σκεύη αὐτῆς, καὶ ἔσται ἁγία.</text:span><text:span text:style-name="T5310"><text:s/>10</text:span><text:span text:style-name="T5311"> Καὶ χρίσεις τὸ θυσιαστήριον τῶν καρπωμάτων, καὶ πάντα τὰ σκεύη αὐτοῦ· καὶ ἁγιάσεις τὸ θυσιαστήριον, καὶ ἔσται τὸ θυσιαστήριον ἅγιον τῶν ἁγίων.</text:span><text:span text:style-name="T5312"><text:s/>11</text:span><text:span text:style-name="T5313"> </text:span><text:span text:style-name="T5314"><text:s/>12</text:span><text:span text:style-name="T5315"> Καὶ προσάξεις Ἀαρὼν καὶ τοὺς υἱοὺς αὐτοῦ ἐπὶ τὰς θύρας τῆς σκηνῆς τοῦ μαρτυρίου, καὶ λούσεις αὐτοὺς ὕδατι.</text:span><text:span text:style-name="T5316"><text:s/>13</text:span><text:span text:style-name="T5317"> Καὶ ἐνδύσεις Ἀαρὼν τὰς στολὰς τὰς ἁγίας, καὶ χρίσεις αὐτὸν, καὶ ἁγιάσεις αὐτόν, καὶ ἱερατεύσει μοι.</text:span><text:span text:style-name="T5318"><text:s/>14</text:span><text:span text:style-name="T5319"> Καὶ τοὺς υἱοὺς αὐτοῦ προσάξεις, καὶ ἐνδύσεις αὐτοὺς χιτῶνας.</text:span><text:span text:style-name="T5320"><text:s/>15</text:span><text:span text:style-name="T5321"> καὶ ἀλείψεις αὐτούς ὃν τρόπον ἤλειψας τὸν πατέρα αὐτῶν, καὶ ἱερατεύσουσί μοι· καὶ ἔσται, ὥστε εἶναι αὐτοῖς χρῖσμα ἱερατείας εἰς τὸν αἰῶνα, εἰς τὰς γενεὰς αὐτῶν.</text:span><text:span text:style-name="T5322"><text:s/>16</text:span><text:span text:style-name="T5323"> Καὶ ἐποίησε Μωυσῆς πάντα, ὅσα ἐνετείλατο αὐτῷ Κς, οὕτως ἐποίησε. ​</text:span><text:span text:style-name="T5324"><text:s/>17</text:span><text:span text:style-name="T5325"> Καὶ ἐγένετο ἐν τῷ μηνὶ τῷ πρώτῳ, τῷ δευτέρῳ ἔτει, ἐκπορευομένων αὐτῶν ἐξ Αἰγύπτου, νουμηνίᾳ ἐστάθη ἡ σκηνή.</text:span><text:span text:style-name="T5326"><text:s/>18</text:span><text:span text:style-name="T5327"> Καὶ ἔστησε Μωυσῆς τὴν σκηνήν, καὶ ἐπέθηκε τὰς κεφαλίδας, καὶ διενέβαλε τοὺς μοχλοὺς, καὶ ἔστησε τοὺς στύλους.</text:span><text:span text:style-name="T5328"><text:s/>19</text:span><text:span text:style-name="T5329"> Καὶ ἐξέτεινε τὰς αὐλαίας ἐπὶ τὴν σκηνήν, καὶ ἐπέθηκε τὸ κατακάλυμμα τῆς σκηνῆς ἐπ’ αὐτὴν ἄνωθεν, καθὰ συνέταξε Κς τῷ Μωυσῇ.</text:span><text:span text:style-name="T5330"><text:s/>20</text:span><text:span text:style-name="T5331"> Καὶ λαβὼν τὰ μαρτύρια ἐνέβαλεν εἰς τὴν κιβωτὸν· καὶ ὑπέθηκε τοὺς διωστῆρας ὑπὸ τὴν κιβωτὸν,</text:span><text:span text:style-name="T5332"><text:s/>21</text:span><text:span text:style-name="T5333"> καί εἰσήνεγκε τὴν κιβωτὸν εἰς τὴν σκηνήν, καὶ ἐπέθηκε τὸ κατακάλυμμα τοῦ καταπετάσματος, καὶ ἐσκέπασε τὴν κιβωτὸν τοῦ μαρτυρίου, ὃν τρόπον συνέταξε Κς τῷ Μωυσῇ.</text:span><text:span text:style-name="T5334"><text:s/>22</text:span><text:span text:style-name="T5335"> Καὶ ἐπέθηκε τὴν τράπεζαν εἰς τὴν σκηνὴν τοῦ μαρτυρίου, τὸ πρὸς βοῤῥᾶν ἔξωθεν τοῦ καταπετάσματος τῆς σκηνῆς.</text:span><text:span text:style-name="T5336"><text:s/>23</text:span><text:span text:style-name="T5337"> Καὶ προέθηκεν ἐπ’ αὐτῆς ἄρτους τῆς προθέσεως ἔναντι Κυ, ὃν τρόπον συνέταξε Κς τῷ Μωυσῇ.</text:span><text:span text:style-name="T5338"><text:s/>24</text:span><text:span text:style-name="T5339"> Καὶ ἔθηκε τὴν λυχνίαν εἰς τὴν σκηνὴν τοῦ μαρτυρίου, εἰς τὸ κλίτος τῆς σκηνῆς τὸ πρὸς Νότον.</text:span><text:span text:style-name="T5340"><text:s/>25</text:span><text:span text:style-name="T5341"> Καὶ ἐπέθηκε τοὺς λύχνους αὐτῆς ἔναντι Κυ, ὃν τρόπον συνέταξε Κς τῷ Μωυσῇ.</text:span><text:span text:style-name="T5342"><text:s/>26</text:span><text:span text:style-name="T5343"> Καὶ ἔθηκε τὸ θυσιαστήριον τὸ χρυσοῦν ἐν τῇ<text:s/></text:span><text:soft-page-break/><text:span text:style-name="T5344">σκηνῇ τοῦ μαρτυρίου ἀπέναντι τοῦ καταπετάσματος,</text:span><text:span text:style-name="T5345"><text:s/>27</text:span><text:span text:style-name="T5346"> καὶ ἐθυμίασεν ἐπ’ αὐτοῦ θυμίαμα τῆς συνθέσεως, καθάπερ συνέταξε Κς τῷ Μωυσῇ.</text:span><text:span text:style-name="T5347"><text:s/>28</text:span><text:span text:style-name="T5348"> </text:span><text:span text:style-name="T5349"><text:s/>29</text:span><text:span text:style-name="T5350"> Καὶ τὸ θυσιαστήριον τῶν καρπωμάτων ἔθηκε παρὰ τὰς θύρας τῆς σκηνῆς.</text:span><text:span text:style-name="T5351"><text:s/>30<text:s/></text:span><text:span text:style-name="T5352">38:27(40:30) καὶ ἐποίησε τὸν λουτῆρα, ἵνα νίπτωνται ἐξ αὐτοῦ Μωυσῆς καὶ ᾿Ααρὼν καὶ οἱ υἱοὶ αὐτοῦ τὰς χεῖρας αὐτῶν καὶ τοὺς πόδας, εἰσπορευομένων αὐτῶν εἰς τὴν σκηνὴν τοῦ μαρτυρίου, ἢ ὅταν προσπορεύωνται πρὸς τὸ θυσιαστήριον λειτουργεῖν, ἐνίπτοντο ἐξ αὐτοῦ, καθάπερ συνέταξε Κς τῷ Μωυσῇ.</text:span><text:span text:style-name="T5353"><text:s/>31</text:span><text:span text:style-name="T5354"> </text:span><text:span text:style-name="T5355"><text:s/>32</text:span><text:span text:style-name="T5356"> </text:span><text:span text:style-name="T5357"><text:s/>33</text:span><text:span text:style-name="T5358"> Καὶ ἔστησε τὴν αὐλὴν κύκλῳ τῆς σκηνῆς, καὶ τοῦ θυσιαστηρίου· καὶ συνετέλεσε Μωυσῆς πάντα τὰ ἔργα. ​</text:span><text:span text:style-name="T5359"><text:s/>34</text:span><text:span text:style-name="T5360"> Καὶ ἐκάλυψεν ἡ νεφέλη τὴν σκηνὴν τοῦ μαρτυρίου· καὶ δόξης Κυ ἐπλήσθη ἡ σκηνή.</text:span><text:span text:style-name="T5361"><text:s/>35</text:span><text:span text:style-name="T5362"> Καὶ οὐκ ἠδυνάσθη Μωυσῆς εἰσελθεῖν εἰς τὴν σκηνὴν τοῦ μαρτυρίου, ὅτι ἐπεσκίαζεν ἐπ’ αὐτὴν ἡ νεφέλη, καὶ δόξης Κυ ἐνεπλήσθη ἡ σκηνή.</text:span><text:span text:style-name="T5363"><text:s/>36</text:span><text:span text:style-name="T5364"> Ἡνίκα δ’ ἂν ἀνέβη ἡ νεφέλη ἀπὸ τῆς σκηνῆς, ἀνεζεύγνυσαν οἱ υἱοὶ Ἰσραὴλ σὺν τῇ ἀπαρτίᾳ αὐτῶν.</text:span><text:span text:style-name="T5365"><text:s/>37</text:span><text:span text:style-name="T5366"> Εἰ δὲ μὴ ἀνέβη ἡ νεφέλη, οὐκ ἀνεζεύγνυσαν ἕως ἡμέρας, ἧς ἀνέβη ἡ νεφέλη.</text:span><text:span text:style-name="T5367"><text:s/>38</text:span><text:span text:style-name="T5368"> Νεφέλη γὰρ ἦν ἐπὶ τῆς σκηνῆς ἡμέρας, καὶ πῦρ ἦν ἐπ’ αὐτῆς νυκτὸς ἐναντίον παντὸς Ἰσραήλ, ἐν πάσαις ταῖς ἀναζυγαῖς αὐτῶν.</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ntium" svg:font-family="Gentium" style:font-family-generic="system" style:font-pitch="variable" svg:panose-1="2 0 5 3 6 0 0 2 0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6in" fo:page-height="9in" style:print-orientation="portrait" fo:margin-top="0.3in" fo:margin-left="0.4in" fo:margin-bottom="0.3in" fo:margin-right="0.4in" style:num-format="1" style:writing-mode="lr-tb">
        <style:footnote-sep style:width="0.007in" style:rel-width="33%" style:color="#000000" style:line-style="solid" style:adjustment="left"/>
      </style:page-layout-properties>
      <style:header-style>
        <style:header-footer-properties style:dynamic-spacing="true" fo:min-height="0.1in"/>
      </style:header-style>
      <style:footer-style>
        <style:header-footer-properties style:dynamic-spacing="true" fo:min-height="0.1in"/>
      </style:footer-style>
    </style:page-layout>
    <style:style style:name="TableColumn8" style:family="table-column">
      <style:table-column-properties style:column-width="0.9479in"/>
    </style:style>
    <style:style style:name="TableColumn9" style:family="table-column">
      <style:table-column-properties style:column-width="4.402in"/>
    </style:style>
    <style:style style:name="Table7" style:family="table">
      <style:table-properties style:width="5.35in" style:rel-width="100%" fo:margin-left="0in" table:align="left"/>
    </style:style>
    <style:style style:name="TableRow10" style:family="table-row">
      <style:table-row-properties/>
    </style:style>
    <style:style style:name="TableCell11" style:family="table-cell">
      <style:table-cell-properties fo:border-top="none" fo:border-left="none" fo:border-bottom="0.0069in solid #000000" fo:border-right="none" style:vertical-align="middle" fo:padding-top="0in" fo:padding-left="0.075in" fo:padding-bottom="0in" fo:padding-right="0.075in"/>
    </style:style>
    <style:style style:name="P12"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13" style:family="table-cell">
      <style:table-cell-properties fo:border-top="none" fo:border-left="none" fo:border-bottom="0.0069in dotted #000000" fo:border-right="none" fo:padding-top="0in" fo:padding-left="0.075in" fo:padding-bottom="0in" fo:padding-right="0.075in"/>
    </style:style>
    <style:style style:name="P14" style:parent-style-name="Standard" style:family="paragraph">
      <style:paragraph-properties style:text-autospace="none" fo:margin-top="0.0208in" fo:margin-bottom="0.0208in" fo:margin-right="0.0312in"/>
    </style:style>
    <style:style style:name="T15" style:parent-style-name="DefaultParagraphFont" style:family="text">
      <style:text-properties style:font-name-asian="Tahoma" style:font-name-complex="Times New Roman" style:font-weight-complex="bold" fo:color="#000000" fo:font-size="11pt" style:font-size-asian="11pt" style:font-size-complex="11pt"/>
    </style:style>
    <style:style style:name="TableRow16" style:family="table-row">
      <style:table-row-properties/>
    </style:style>
    <style:style style:name="P17"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18" style:family="table-cell">
      <style:table-cell-properties fo:border-top="0.0069in dotted #000000" fo:border-left="none" fo:border-bottom="0.0069in solid #000000" fo:border-right="none" fo:padding-top="0in" fo:padding-left="0.075in" fo:padding-bottom="0in" fo:padding-right="0.075in"/>
    </style:style>
    <style:style style:name="P19" style:parent-style-name="Standard" style:family="paragraph">
      <style:paragraph-properties style:text-autospace="none" fo:margin-top="0.0208in" fo:margin-bottom="0.0208in" fo:margin-right="0.0312in"/>
      <style:text-properties style:font-name-asian="Tahoma" style:font-name-complex="Times New Roman" style:font-weight-complex="bold" fo:color="#000000" fo:font-size="11pt" style:font-size-asian="11pt" style:font-size-complex="11pt"/>
    </style:style>
    <style:style style:name="TableColumn21" style:family="table-column">
      <style:table-column-properties style:column-width="4.552in"/>
    </style:style>
    <style:style style:name="TableColumn22" style:family="table-column">
      <style:table-column-properties style:column-width="0.7979in"/>
    </style:style>
    <style:style style:name="Table20" style:family="table">
      <style:table-properties style:width="5.35in" style:rel-width="100%" fo:margin-left="0in" table:align="left"/>
    </style:style>
    <style:style style:name="TableRow23" style:family="table-row">
      <style:table-row-properties/>
    </style:style>
    <style:style style:name="TableCell24" style:family="table-cell">
      <style:table-cell-properties fo:border-top="none" fo:border-left="none" fo:border-bottom="0.0069in dotted #000000" fo:border-right="none" style:vertical-align="middle" fo:padding-top="0in" fo:padding-left="0.075in" fo:padding-bottom="0in" fo:padding-right="0.075in"/>
    </style:style>
    <style:style style:name="P25" style:parent-style-name="Standard" style:family="paragraph">
      <style:paragraph-properties style:text-autospace="none" fo:text-align="end" fo:margin-top="0.0208in" fo:margin-bottom="0.0208in" fo:margin-right="0.0312in"/>
    </style:style>
    <style:style style:name="T26" style:parent-style-name="DefaultParagraphFont" style:family="text">
      <style:text-properties style:font-name-asian="Tahoma" style:font-name-complex="Times New Roman" style:font-weight-complex="bold" fo:color="#000000" fo:font-size="11pt" style:font-size-asian="11pt" style:font-size-complex="11pt"/>
    </style:style>
    <style:style style:name="TableCell27" style:family="table-cell">
      <style:table-cell-properties fo:border-top="none" fo:border-left="none" fo:border-bottom="0.0069in solid #000000" fo:border-right="none" style:vertical-align="middle" fo:padding-top="0in" fo:padding-left="0.075in" fo:padding-bottom="0in" fo:padding-right="0.075in"/>
    </style:style>
    <style:style style:name="P28"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Row29" style:family="table-row">
      <style:table-row-properties/>
    </style:style>
    <style:style style:name="TableCell30" style:family="table-cell">
      <style:table-cell-properties fo:border-top="0.0069in dotted #000000" fo:border-left="none" fo:border-bottom="0.0069in solid #000000" fo:border-right="none" style:vertical-align="middle" fo:padding-top="0in" fo:padding-left="0.075in" fo:padding-bottom="0in" fo:padding-right="0.075in"/>
    </style:style>
    <style:style style:name="P31" style:parent-style-name="Standard" style:family="paragraph">
      <style:paragraph-properties style:text-autospace="none" fo:text-align="end" fo:margin-top="0.0208in" fo:margin-bottom="0.0208in" fo:margin-right="0.0312in"/>
      <style:text-properties style:font-name-asian="Tahoma" style:font-name-complex="Times New Roman" style:font-weight-complex="bold" fo:color="#000000" fo:font-size="11pt" style:font-size-asian="11pt" style:font-size-complex="11pt"/>
    </style:style>
    <style:style style:name="P32"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P33" style:parent-style-name="Footer" style:family="paragraph">
      <style:paragraph-properties fo:text-align="end"/>
    </style:style>
  </office:automatic-styles>
  <office:master-styles>
    <style:master-page style:name="MP0" style:page-layout-name="PL0">
      <style:header>
        <table:table table:style-name="Table7">
          <table:table-columns>
            <table:table-column table:style-name="TableColumn8"/>
            <table:table-column table:style-name="TableColumn9"/>
          </table:table-columns>
          <table:table-row table:style-name="TableRow10">
            <table:table-cell table:style-name="TableCell11" table:number-rows-spanned="2">
              <text:p text:style-name="P12">Exodus</text:p>
            </table:table-cell>
            <table:table-cell table:style-name="TableCell13">
              <text:p text:style-name="P14"><text:span text:style-name="T15">Genesis</text:span></text:p>
            </table:table-cell>
          </table:table-row>
          <table:table-row table:style-name="TableRow16">
            <table:covered-table-cell>
              <text:p text:style-name="P17"/>
            </table:covered-table-cell>
            <table:table-cell table:style-name="TableCell18">
              <text:p text:style-name="P19">Leviticus</text:p>
            </table:table-cell>
          </table:table-row>
        </table:table>
        <text:p text:style-name="Header"/>
      </style:header>
      <style:header-left>
        <table:table table:style-name="Table20">
          <table:table-columns>
            <table:table-column table:style-name="TableColumn21"/>
            <table:table-column table:style-name="TableColumn22"/>
          </table:table-columns>
          <table:table-row table:style-name="TableRow23">
            <table:table-cell table:style-name="TableCell24">
              <text:p text:style-name="P25"><text:span text:style-name="T26">Genesis</text:span></text:p>
            </table:table-cell>
            <table:table-cell table:style-name="TableCell27" table:number-rows-spanned="2">
              <text:p text:style-name="P28">Exodus</text:p>
            </table:table-cell>
          </table:table-row>
          <table:table-row table:style-name="TableRow29">
            <table:table-cell table:style-name="TableCell30">
              <text:p text:style-name="P31">Leviticus</text:p>
            </table:table-cell>
            <table:covered-table-cell>
              <text:p text:style-name="P32"/>
            </table:covered-table-cell>
          </table:table-row>
        </table:table>
        <text:p text:style-name="Header"/>
      </style:header-left>
      <style:footer>
        <text:p text:style-name="Footer"><text:page-number text:fixed="false">1</text:page-number></text:p>
        <text:p text:style-name="Footer"/>
      </style:footer>
      <style:footer-left>
        <text:p text:style-name="P33"><text:page-number text:fixed="false">2</text:page-number></text:p>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ul</meta:initial-creator>
    <dc:creator>Paul</dc:creator>
    <meta:creation-date>2012-06-13T17:45:00Z</meta:creation-date>
    <dc:date>2012-06-13T17:45:00Z</dc:date>
    <meta:template xlink:href="Normal.dotm" xlink:type="simple"/>
    <meta:editing-cycles>2</meta:editing-cycles>
    <meta:editing-duration>PT180S</meta:editing-duration>
    <meta:document-statistic meta:page-count="63" meta:paragraph-count="640" meta:word-count="47894" meta:character-count="320253" meta:row-count="2274" meta:non-whitespace-character-count="272999"/>
  </office:meta>
</office:document-meta>
</file>